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20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17.21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38.81pt"/>
    </style:style>
    <style:style style:name="co12" style:family="table-column">
      <style:table-column-properties fo:break-before="auto" style:column-width="28.01pt"/>
    </style:style>
    <style:style style:name="co13" style:family="table-column">
      <style:table-column-properties fo:break-before="auto" style:column-width="36.51pt"/>
    </style:style>
    <style:style style:name="co14" style:family="table-column">
      <style:table-column-properties fo:break-before="auto" style:column-width="33.39pt"/>
    </style:style>
    <style:style style:name="co15" style:family="table-column">
      <style:table-column-properties fo:break-before="auto" style:column-width="24.15pt"/>
    </style:style>
    <style:style style:name="co16" style:family="table-column">
      <style:table-column-properties fo:break-before="auto" style:column-width="24.89pt"/>
    </style:style>
    <style:style style:name="co17" style:family="table-column">
      <style:table-column-properties fo:break-before="auto" style:column-width="31.86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ll_sp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" table:default-cell-style-name="Default"/>
        <table:table-column table:style-name="co10" table:default-cell-style-name="Default"/>
        <table:table-column table:style-name="co9" table:number-columns-repeated="2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9" table:number-columns-repeated="40" table:default-cell-style-name="Default"/>
        <table:table-column table:style-name="co14" table:default-cell-style-name="ce1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97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number-columns-repeated="4" office:value-type="string" calcext:value-type="string">
            <text:p>D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6]</text:p>
          </table:table-cell>
          <table:table-cell office:value-type="float" office:value="-1" calcext:value-type="float">
            <text:p>-1</text:p>
          </table:table-cell>
          <table:table-cell office:value-type="float" office:value="0.278602878841646" calcext:value-type="float">
            <text:p>0.2786028788</text:p>
          </table:table-cell>
          <table:table-cell office:value-type="float" office:value="-2.86782180105701" calcext:value-type="float">
            <text:p>-2.8678218011</text:p>
          </table:table-cell>
          <table:table-cell office:value-type="float" office:value="-0.418714002395927" calcext:value-type="float">
            <text:p>-0.4187140024</text:p>
          </table:table-cell>
          <table:table-cell office:value-type="float" office:value="-3.23448249876253" calcext:value-type="float">
            <text:p>-3.2344824988</text:p>
          </table:table-cell>
          <table:table-cell office:value-type="float" office:value="-1.04143228895081" calcext:value-type="float">
            <text:p>-1.041432289</text:p>
          </table:table-cell>
          <table:table-cell office:value-type="float" office:value="-3.49066314800788" calcext:value-type="float">
            <text:p>-3.490663148</text:p>
          </table:table-cell>
          <table:table-cell office:value-type="float" office:value="-1.47226170965019" calcext:value-type="float">
            <text:p>-1.4722617097</text:p>
          </table:table-cell>
          <table:table-cell office:value-type="float" office:value="-3.54164331876372" calcext:value-type="float">
            <text:p>-3.5416433188</text:p>
          </table:table-cell>
          <table:table-cell office:value-type="float" office:value="-0.0545081191789742" calcext:value-type="float">
            <text:p>-0.0545081192</text:p>
          </table:table-cell>
          <table:table-cell office:value-type="float" office:value="-2.1556531185233" calcext:value-type="float">
            <text:p>-2.1556531185</text:p>
          </table:table-cell>
          <table:table-cell office:value-type="float" office:value="-1.26730601704132" calcext:value-type="float">
            <text:p>-1.267306017</text:p>
          </table:table-cell>
          <table:table-cell office:value-type="float" office:value="-2.68955879430089" calcext:value-type="float">
            <text:p>-2.6895587943</text:p>
          </table:table-cell>
          <table:table-cell office:value-type="float" office:value="-2.44481071240401" calcext:value-type="float">
            <text:p>-2.4448107124</text:p>
          </table:table-cell>
          <table:table-cell office:value-type="float" office:value="-3.30420527896634" calcext:value-type="float">
            <text:p>-3.304205279</text:p>
          </table:table-cell>
          <table:table-cell office:value-type="float" office:value="-0.434529591702427" calcext:value-type="float">
            <text:p>-0.4345295917</text:p>
          </table:table-cell>
          <table:table-cell office:value-type="float" office:value="-2.62261611449265" calcext:value-type="float">
            <text:p>-2.6226161145</text:p>
          </table:table-cell>
          <table:table-cell office:value-type="float" office:value="-0.849335610097621" calcext:value-type="float">
            <text:p>-0.8493356101</text:p>
          </table:table-cell>
          <table:table-cell office:value-type="float" office:value="-3.05284265645391" calcext:value-type="float">
            <text:p>-3.0528426565</text:p>
          </table:table-cell>
          <table:table-cell office:value-type="float" office:value="-0.756166485866151" calcext:value-type="float">
            <text:p>-0.7561664859</text:p>
          </table:table-cell>
          <table:table-cell office:value-type="float" office:value="-2.0798910109004" calcext:value-type="float">
            <text:p>-2.0798910109</text:p>
          </table:table-cell>
          <table:table-cell office:value-type="float" office:value="-2.25466193290078" calcext:value-type="float">
            <text:p>-2.2546619329</text:p>
          </table:table-cell>
          <table:table-cell office:value-type="float" office:value="-3.70720047513955" calcext:value-type="float">
            <text:p>-3.7072004751</text:p>
          </table:table-cell>
          <table:table-cell office:value-type="float" office:value="-1.49449232338924" calcext:value-type="float">
            <text:p>-1.4944923234</text:p>
          </table:table-cell>
          <table:table-cell office:value-type="float" office:value="-3.02054089581812" calcext:value-type="float">
            <text:p>-3.0205408958</text:p>
          </table:table-cell>
          <table:table-cell office:value-type="float" office:value="-2.47823731484321" calcext:value-type="float">
            <text:p>-2.4782373148</text:p>
          </table:table-cell>
          <table:table-cell office:value-type="float" office:value="-2.92138868260964" calcext:value-type="float">
            <text:p>-2.9213886826</text:p>
          </table:table-cell>
          <table:table-cell office:value-type="float" office:value="-1.98279653821036" calcext:value-type="float">
            <text:p>-1.9827965382</text:p>
          </table:table-cell>
          <table:table-cell office:value-type="float" office:value="-3.27890002327925" calcext:value-type="float">
            <text:p>-3.2789000233</text:p>
          </table:table-cell>
          <table:table-cell office:value-type="float" office:value="-3.1503964256216" calcext:value-type="float">
            <text:p>-3.1503964256</text:p>
          </table:table-cell>
          <table:table-cell office:value-type="float" office:value="-2.78049845350093" calcext:value-type="float">
            <text:p>-2.7804984535</text:p>
          </table:table-cell>
          <table:table-cell office:value-type="float" office:value="-1.62532174677185" calcext:value-type="float">
            <text:p>-1.6253217468</text:p>
          </table:table-cell>
          <table:table-cell office:value-type="float" office:value="-2.26579410886639" calcext:value-type="float">
            <text:p>-2.2657941089</text:p>
          </table:table-cell>
          <table:table-cell office:value-type="float" office:value="-2.03231300763103" calcext:value-type="float">
            <text:p>-2.0323130076</text:p>
          </table:table-cell>
          <table:table-cell office:value-type="float" office:value="-2.87349659798361" calcext:value-type="float">
            <text:p>-2.873496598</text:p>
          </table:table-cell>
          <table:table-cell office:value-type="float" office:value="-2.56709664989476" calcext:value-type="float">
            <text:p>-2.5670966499</text:p>
          </table:table-cell>
          <table:table-cell office:value-type="float" office:value="-2.52082217609662" calcext:value-type="float">
            <text:p>-2.5208221761</text:p>
          </table:table-cell>
          <table:table-cell office:value-type="float" office:value="-2.11788906531028" calcext:value-type="float">
            <text:p>-2.1178890653</text:p>
          </table:table-cell>
          <table:table-cell office:value-type="float" office:value="-2.41427144445324" calcext:value-type="float">
            <text:p>-2.4142714445</text:p>
          </table:table-cell>
          <table:table-cell office:value-type="float" office:value="-2.94575112353456" calcext:value-type="float">
            <text:p>-2.9457511235</text:p>
          </table:table-cell>
          <table:table-cell office:value-type="float" office:value="-2.32895694241005" calcext:value-type="float">
            <text:p>-2.3289569424</text:p>
          </table:table-cell>
          <table:table-cell office:value-type="float" office:value="9.95799999999998" calcext:value-type="float">
            <text:p>9.958</text:p>
          </table:table-cell>
          <table:table-cell office:value-type="float" office:value="2.05" calcext:value-type="float">
            <text:p>2.05</text:p>
          </table:table-cell>
          <table:table-cell office:value-type="float" office:value="0.745999999999981" calcext:value-type="float">
            <text:p>0.74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0999999999998" calcext:value-type="float">
            <text:p>1.11</text:p>
          </table:table-cell>
          <table:table-cell office:value-type="float" office:value="0.839028865463525" calcext:value-type="float">
            <text:p>0.8390288655</text:p>
          </table:table-cell>
          <table:table-cell office:value-type="float" office:value="-2.81394825963972" calcext:value-type="float">
            <text:p>-2.8139482596</text:p>
          </table:table-cell>
          <table:table-cell office:value-type="float" office:value="0.384080987852133" calcext:value-type="float">
            <text:p>0.3840809879</text:p>
          </table:table-cell>
          <table:table-cell office:value-type="float" office:value="-2.60652977286265" calcext:value-type="float">
            <text:p>-2.6065297729</text:p>
          </table:table-cell>
          <table:table-cell office:value-type="float" office:value="0.43192524789436" calcext:value-type="float">
            <text:p>0.4319252479</text:p>
          </table:table-cell>
          <table:table-cell office:value-type="float" office:value="-3.10423543566046" calcext:value-type="float">
            <text:p>-3.1042354357</text:p>
          </table:table-cell>
          <table:table-cell office:value-type="float" office:value="-0.0230226297170326" calcext:value-type="float">
            <text:p>-0.0230226297</text:p>
          </table:table-cell>
          <table:table-cell office:value-type="float" office:value="-2.89681694888339" calcext:value-type="float">
            <text:p>-2.8968169489</text:p>
          </table:table-cell>
          <table:table-cell office:value-type="float" office:value="-0.0708668897592602" calcext:value-type="float">
            <text:p>-0.0708668898</text:p>
          </table:table-cell>
          <table:table-cell office:value-type="float" office:value="-2.39911128608558" calcext:value-type="float">
            <text:p>-2.3991112861</text:p>
          </table:table-cell>
          <table:table-cell office:value-type="float" office:value="0.024821630325195" calcext:value-type="float">
            <text:p>0.0248216303</text:p>
          </table:table-cell>
          <table:table-cell office:value-type="float" office:value="-3.39452261168121" calcext:value-type="float">
            <text:p>-3.3945226117</text:p>
          </table:table-cell>
          <table:table-cell office:value-type="float" office:value="-0.430126247286198" calcext:value-type="float">
            <text:p>-0.4301262473</text:p>
          </table:table-cell>
          <table:table-cell office:value-type="float" office:value="-3.18710412490414" calcext:value-type="float">
            <text:p>-3.1871041249</text:p>
          </table:table-cell>
          <table:table-cell office:value-type="float" office:value="-0.477970507328425" calcext:value-type="float">
            <text:p>-0.4779705073</text:p>
          </table:table-cell>
          <table:table-cell office:value-type="float" office:value="-2.68939846210632" calcext:value-type="float">
            <text:p>-2.6893984621</text:p>
          </table:table-cell>
          <table:table-cell office:value-type="float" office:value="-0.38228198724397" calcext:value-type="float">
            <text:p>-0.3822819872</text:p>
          </table:table-cell>
          <table:table-cell office:value-type="float" office:value="-3.68480978770195" calcext:value-type="float">
            <text:p>-3.6848097877</text:p>
          </table:table-cell>
          <table:table-cell office:value-type="float" office:value="-0.525814767370653" calcext:value-type="float">
            <text:p>-0.5258147674</text:p>
          </table:table-cell>
          <table:table-cell office:value-type="float" office:value="-2.19169279930851" calcext:value-type="float">
            <text:p>-2.1916927993</text:p>
          </table:table-cell>
          <table:table-cell office:value-type="float" office:value="-0.88507412489759" calcext:value-type="float">
            <text:p>-0.8850741249</text:p>
          </table:table-cell>
          <table:table-cell office:value-type="float" office:value="-2.97968563812707" calcext:value-type="float">
            <text:p>-2.9796856381</text:p>
          </table:table-cell>
          <table:table-cell office:value-type="float" office:value="-0.932918384939818" calcext:value-type="float">
            <text:p>-0.9329183849</text:p>
          </table:table-cell>
          <table:table-cell office:value-type="float" office:value="-2.48197997532925" calcext:value-type="float">
            <text:p>-2.4819799753</text:p>
          </table:table-cell>
          <table:table-cell office:value-type="float" office:value="-0.837229864855363" calcext:value-type="float">
            <text:p>-0.8372298649</text:p>
          </table:table-cell>
          <table:table-cell office:value-type="float" office:value="-3.47739130092488" calcext:value-type="float">
            <text:p>-3.4773913009</text:p>
          </table:table-cell>
          <table:table-cell office:value-type="float" office:value="-1.34002200250898" calcext:value-type="float">
            <text:p>-1.3400220025</text:p>
          </table:table-cell>
          <table:table-cell office:value-type="float" office:value="-2.77226715135" calcext:value-type="float">
            <text:p>-2.7722671514</text:p>
          </table:table-cell>
          <table:table-cell office:value-type="float" office:value="-1.29217774246676" calcext:value-type="float">
            <text:p>-1.2921777425</text:p>
          </table:table-cell>
          <table:table-cell office:value-type="float" office:value="-3.26997281414781" calcext:value-type="float">
            <text:p>-3.2699728141</text:p>
          </table:table-cell>
          <table:table-cell office:value-type="float" office:value="-1.38786626255121" calcext:value-type="float">
            <text:p>-1.3878662626</text:p>
          </table:table-cell>
          <table:table-cell office:value-type="float" office:value="-2.27456148855219" calcext:value-type="float">
            <text:p>-2.2745614886</text:p>
          </table:table-cell>
          <table:table-cell office:value-type="float" office:value="-1.24433348242453" calcext:value-type="float">
            <text:p>-1.2443334824</text:p>
          </table:table-cell>
          <table:table-cell office:value-type="float" office:value="-3.76767847694563" calcext:value-type="float">
            <text:p>-3.7676784769</text:p>
          </table:table-cell>
          <table:table-cell office:value-type="float" office:value="-1.74712562007815" calcext:value-type="float">
            <text:p>-1.7471256201</text:p>
          </table:table-cell>
          <table:table-cell office:value-type="float" office:value="-3.06255432737074" calcext:value-type="float">
            <text:p>-3.0625543274</text:p>
          </table:table-cell>
          <table:table-cell office:value-type="float" office:value="-1.79496988012038" calcext:value-type="float">
            <text:p>-1.7949698801</text:p>
          </table:table-cell>
          <table:table-cell office:value-type="float" office:value="-2.56484866457293" calcext:value-type="float">
            <text:p>-2.5648486646</text:p>
          </table:table-cell>
          <table:table-cell office:value-type="float" office:value="-1.69928136003592" calcext:value-type="float">
            <text:p>-1.69928136</text:p>
          </table:table-cell>
          <table:table-cell office:value-type="float" office:value="-3.56025999016856" calcext:value-type="float">
            <text:p>-3.560259990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6]</text:p>
          </table:table-cell>
          <table:table-cell office:value-type="float" office:value="-2" calcext:value-type="float">
            <text:p>-2</text:p>
          </table:table-cell>
          <table:table-cell office:value-type="float" office:value="0.238845555511474" calcext:value-type="float">
            <text:p>0.2388455555</text:p>
          </table:table-cell>
          <table:table-cell office:value-type="float" office:value="-2.8722212602988" calcext:value-type="float">
            <text:p>-2.8722212603</text:p>
          </table:table-cell>
          <table:table-cell office:value-type="float" office:value="-0.458438639466109" calcext:value-type="float">
            <text:p>-0.4584386395</text:p>
          </table:table-cell>
          <table:table-cell office:value-type="float" office:value="-3.23916792399854" calcext:value-type="float">
            <text:p>-3.239167924</text:p>
          </table:table-cell>
          <table:table-cell office:value-type="float" office:value="-1.08138700648428" calcext:value-type="float">
            <text:p>-1.0813870065</text:p>
          </table:table-cell>
          <table:table-cell office:value-type="float" office:value="-3.48876037455301" calcext:value-type="float">
            <text:p>-3.4887603746</text:p>
          </table:table-cell>
          <table:table-cell office:value-type="float" office:value="-1.51057989171126" calcext:value-type="float">
            <text:p>-1.5105798917</text:p>
          </table:table-cell>
          <table:table-cell office:value-type="float" office:value="-3.55312011812304" calcext:value-type="float">
            <text:p>-3.5531201181</text:p>
          </table:table-cell>
          <table:table-cell office:value-type="float" office:value="-0.094445909012213" calcext:value-type="float">
            <text:p>-0.094445909</text:p>
          </table:table-cell>
          <table:table-cell office:value-type="float" office:value="-2.15788312821747" calcext:value-type="float">
            <text:p>-2.1578831282</text:p>
          </table:table-cell>
          <table:table-cell office:value-type="float" office:value="-1.3059998929951" calcext:value-type="float">
            <text:p>-1.305999893</text:p>
          </table:table-cell>
          <table:table-cell office:value-type="float" office:value="-2.69969703693327" calcext:value-type="float">
            <text:p>-2.6996970369</text:p>
          </table:table-cell>
          <table:table-cell office:value-type="float" office:value="-2.48098563931216" calcext:value-type="float">
            <text:p>-2.4809856393</text:p>
          </table:table-cell>
          <table:table-cell office:value-type="float" office:value="-3.28713557881694" calcext:value-type="float">
            <text:p>-3.2871355788</text:p>
          </table:table-cell>
          <table:table-cell office:value-type="float" office:value="-0.473983331945776" calcext:value-type="float">
            <text:p>-0.4739833319</text:p>
          </table:table-cell>
          <table:table-cell office:value-type="float" office:value="-2.62920416282355" calcext:value-type="float">
            <text:p>-2.6292041628</text:p>
          </table:table-cell>
          <table:table-cell office:value-type="float" office:value="-0.889335063759991" calcext:value-type="float">
            <text:p>-0.8893350638</text:p>
          </table:table-cell>
          <table:table-cell office:value-type="float" office:value="-3.05263359495115" calcext:value-type="float">
            <text:p>-3.052633595</text:p>
          </table:table-cell>
          <table:table-cell office:value-type="float" office:value="-0.796116240844132" calcext:value-type="float">
            <text:p>-0.7961162408</text:p>
          </table:table-cell>
          <table:table-cell office:value-type="float" office:value="-2.07788674614763" calcext:value-type="float">
            <text:p>-2.0778867461</text:p>
          </table:table-cell>
          <table:table-cell office:value-type="float" office:value="-2.29080070070986" calcext:value-type="float">
            <text:p>-2.2908007007</text:p>
          </table:table-cell>
          <table:table-cell office:value-type="float" office:value="-3.69005435425926" calcext:value-type="float">
            <text:p>-3.6900543543</text:p>
          </table:table-cell>
          <table:table-cell office:value-type="float" office:value="-1.52496212214297" calcext:value-type="float">
            <text:p>-1.5249621221</text:p>
          </table:table-cell>
          <table:table-cell office:value-type="float" office:value="-3.04645597567343" calcext:value-type="float">
            <text:p>-3.0464559757</text:p>
          </table:table-cell>
          <table:table-cell office:value-type="float" office:value="-2.51578186358897" calcext:value-type="float">
            <text:p>-2.5157818636</text:p>
          </table:table-cell>
          <table:table-cell office:value-type="float" office:value="-2.90758988340546" calcext:value-type="float">
            <text:p>-2.9075898834</text:p>
          </table:table-cell>
          <table:table-cell office:value-type="float" office:value="-2.02207805061798" calcext:value-type="float">
            <text:p>-2.0220780506</text:p>
          </table:table-cell>
          <table:table-cell office:value-type="float" office:value="-3.27135265400449" calcext:value-type="float">
            <text:p>-3.271352654</text:p>
          </table:table-cell>
          <table:table-cell office:value-type="float" office:value="-3.17954112440105" calcext:value-type="float">
            <text:p>-3.1795411244</text:p>
          </table:table-cell>
          <table:table-cell office:value-type="float" office:value="-2.753101619139" calcext:value-type="float">
            <text:p>-2.7531016191</text:p>
          </table:table-cell>
          <table:table-cell office:value-type="float" office:value="-1.65971011516341" calcext:value-type="float">
            <text:p>-1.6597101152</text:p>
          </table:table-cell>
          <table:table-cell office:value-type="float" office:value="-2.28622546025014" calcext:value-type="float">
            <text:p>-2.2862254603</text:p>
          </table:table-cell>
          <table:table-cell office:value-type="float" office:value="-2.07173735155129" calcext:value-type="float">
            <text:p>-2.0717373516</text:p>
          </table:table-cell>
          <table:table-cell office:value-type="float" office:value="-2.86673485956385" calcext:value-type="float">
            <text:p>-2.8667348596</text:p>
          </table:table-cell>
          <table:table-cell office:value-type="float" office:value="-2.60538499292294" calcext:value-type="float">
            <text:p>-2.6053849929</text:p>
          </table:table-cell>
          <table:table-cell office:value-type="float" office:value="-2.50924621876444" calcext:value-type="float">
            <text:p>-2.5092462188</text:p>
          </table:table-cell>
          <table:table-cell office:value-type="float" office:value="-2.15746997182083" calcext:value-type="float">
            <text:p>-2.1574699718</text:p>
          </table:table-cell>
          <table:table-cell office:value-type="float" office:value="-2.40849633927647" calcext:value-type="float">
            <text:p>-2.4084963393</text:p>
          </table:table-cell>
          <table:table-cell office:value-type="float" office:value="-2.97400874359844" calcext:value-type="float">
            <text:p>-2.9740087436</text:p>
          </table:table-cell>
          <table:table-cell office:value-type="float" office:value="-2.30064604506776" calcext:value-type="float">
            <text:p>-2.3006460451</text:p>
          </table:table-cell>
          <table:table-cell office:value-type="float" office:value="9.92999999999998" calcext:value-type="float">
            <text:p>9.93</text:p>
          </table:table-cell>
          <table:table-cell office:value-type="float" office:value="2.05" calcext:value-type="float">
            <text:p>2.05</text:p>
          </table:table-cell>
          <table:table-cell office:value-type="float" office:value="0.759999999999981" calcext:value-type="float">
            <text:p>0.7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9999999999998" calcext:value-type="float">
            <text:p>1.1</text:p>
          </table:table-cell>
          <table:table-cell office:value-type="float" office:value="0.787380798905188" calcext:value-type="float">
            <text:p>0.7873807989</text:p>
          </table:table-cell>
          <table:table-cell office:value-type="float" office:value="-2.81998789711108" calcext:value-type="float">
            <text:p>-2.8199878971</text:p>
          </table:table-cell>
          <table:table-cell office:value-type="float" office:value="0.332619378412598" calcext:value-type="float">
            <text:p>0.3326193784</text:p>
          </table:table-cell>
          <table:table-cell office:value-type="float" office:value="-2.61216092477216" calcext:value-type="float">
            <text:p>-2.6121609248</text:p>
          </table:table-cell>
          <table:table-cell office:value-type="float" office:value="0.380016651021783" calcext:value-type="float">
            <text:p>0.380016651</text:p>
          </table:table-cell>
          <table:table-cell office:value-type="float" office:value="-3.1099093537493" calcext:value-type="float">
            <text:p>-3.1099093537</text:p>
          </table:table-cell>
          <table:table-cell office:value-type="float" office:value="-0.0747447694708069" calcext:value-type="float">
            <text:p>-0.0747447695</text:p>
          </table:table-cell>
          <table:table-cell office:value-type="float" office:value="-2.90208238141039" calcext:value-type="float">
            <text:p>-2.9020823814</text:p>
          </table:table-cell>
          <table:table-cell office:value-type="float" office:value="-0.122142042079992" calcext:value-type="float">
            <text:p>-0.1221420421</text:p>
          </table:table-cell>
          <table:table-cell office:value-type="float" office:value="-2.40433395243325" calcext:value-type="float">
            <text:p>-2.4043339524</text:p>
          </table:table-cell>
          <table:table-cell office:value-type="float" office:value="-0.0273474968616217" calcext:value-type="float">
            <text:p>-0.0273474969</text:p>
          </table:table-cell>
          <table:table-cell office:value-type="float" office:value="-3.39983081038753" calcext:value-type="float">
            <text:p>-3.3998308104</text:p>
          </table:table-cell>
          <table:table-cell office:value-type="float" office:value="-0.482108917354211" calcext:value-type="float">
            <text:p>-0.4821089174</text:p>
          </table:table-cell>
          <table:table-cell office:value-type="float" office:value="-3.19200383804861" calcext:value-type="float">
            <text:p>-3.192003838</text:p>
          </table:table-cell>
          <table:table-cell office:value-type="float" office:value="-0.529506189963397" calcext:value-type="float">
            <text:p>-0.52950619</text:p>
          </table:table-cell>
          <table:table-cell office:value-type="float" office:value="-2.69425540907147" calcext:value-type="float">
            <text:p>-2.6942554091</text:p>
          </table:table-cell>
          <table:table-cell office:value-type="float" office:value="-0.434711644745026" calcext:value-type="float">
            <text:p>-0.4347116447</text:p>
          </table:table-cell>
          <table:table-cell office:value-type="float" office:value="-3.68975226702574" calcext:value-type="float">
            <text:p>-3.689752267</text:p>
          </table:table-cell>
          <table:table-cell office:value-type="float" office:value="-0.576903462572582" calcext:value-type="float">
            <text:p>-0.5769034626</text:p>
          </table:table-cell>
          <table:table-cell office:value-type="float" office:value="-2.19650698009433" calcext:value-type="float">
            <text:p>-2.1965069801</text:p>
          </table:table-cell>
          <table:table-cell office:value-type="float" office:value="-0.936870337846801" calcext:value-type="float">
            <text:p>-0.9368703378</text:p>
          </table:table-cell>
          <table:table-cell office:value-type="float" office:value="-2.98417686570969" calcext:value-type="float">
            <text:p>-2.9841768657</text:p>
          </table:table-cell>
          <table:table-cell office:value-type="float" office:value="-0.984267610455987" calcext:value-type="float">
            <text:p>-0.9842676105</text:p>
          </table:table-cell>
          <table:table-cell office:value-type="float" office:value="-2.48642843673255" calcext:value-type="float">
            <text:p>-2.4864284367</text:p>
          </table:table-cell>
          <table:table-cell office:value-type="float" office:value="-0.889473065237616" calcext:value-type="float">
            <text:p>-0.8894730652</text:p>
          </table:table-cell>
          <table:table-cell office:value-type="float" office:value="-3.48192529468683" calcext:value-type="float">
            <text:p>-3.4819252947</text:p>
          </table:table-cell>
          <table:table-cell office:value-type="float" office:value="-1.39163175833939" calcext:value-type="float">
            <text:p>-1.3916317583</text:p>
          </table:table-cell>
          <table:table-cell office:value-type="float" office:value="-2.77634989337077" calcext:value-type="float">
            <text:p>-2.7763498934</text:p>
          </table:table-cell>
          <table:table-cell office:value-type="float" office:value="-1.34423448573021" calcext:value-type="float">
            <text:p>-1.3442344857</text:p>
          </table:table-cell>
          <table:table-cell office:value-type="float" office:value="-3.27409832234791" calcext:value-type="float">
            <text:p>-3.2740983223</text:p>
          </table:table-cell>
          <table:table-cell office:value-type="float" office:value="-1.43902903094858" calcext:value-type="float">
            <text:p>-1.4390290309</text:p>
          </table:table-cell>
          <table:table-cell office:value-type="float" office:value="-2.27860146439363" calcext:value-type="float">
            <text:p>-2.2786014644</text:p>
          </table:table-cell>
          <table:table-cell office:value-type="float" office:value="-1.29683721312102" calcext:value-type="float">
            <text:p>-1.2968372131</text:p>
          </table:table-cell>
          <table:table-cell office:value-type="float" office:value="-3.77184675132505" calcext:value-type="float">
            <text:p>-3.7718467513</text:p>
          </table:table-cell>
          <table:table-cell office:value-type="float" office:value="-1.7989959062228" calcext:value-type="float">
            <text:p>-1.7989959062</text:p>
          </table:table-cell>
          <table:table-cell office:value-type="float" office:value="-3.06627135000899" calcext:value-type="float">
            <text:p>-3.06627135</text:p>
          </table:table-cell>
          <table:table-cell office:value-type="float" office:value="-1.84639317883198" calcext:value-type="float">
            <text:p>-1.8463931788</text:p>
          </table:table-cell>
          <table:table-cell office:value-type="float" office:value="-2.56852292103185" calcext:value-type="float">
            <text:p>-2.568522921</text:p>
          </table:table-cell>
          <table:table-cell office:value-type="float" office:value="-1.75159863361361" calcext:value-type="float">
            <text:p>-1.7515986336</text:p>
          </table:table-cell>
          <table:table-cell office:value-type="float" office:value="-3.56401977898613" calcext:value-type="float">
            <text:p>-3.56401977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6]</text:p>
          </table:table-cell>
          <table:table-cell office:value-type="float" office:value="-3" calcext:value-type="float">
            <text:p>-3</text:p>
          </table:table-cell>
          <table:table-cell office:value-type="float" office:value="0.199082201755621" calcext:value-type="float">
            <text:p>0.1990822018</text:p>
          </table:table-cell>
          <table:table-cell office:value-type="float" office:value="-2.87656587743808" calcext:value-type="float">
            <text:p>-2.8765658774</text:p>
          </table:table-cell>
          <table:table-cell office:value-type="float" office:value="-0.498183137074232" calcext:value-type="float">
            <text:p>-0.4981831371</text:p>
          </table:table-cell>
          <table:table-cell office:value-type="float" office:value="-3.24368178153705" calcext:value-type="float">
            <text:p>-3.2436817815</text:p>
          </table:table-cell>
          <table:table-cell office:value-type="float" office:value="-1.1213791067323" calcext:value-type="float">
            <text:p>-1.1213791067</text:p>
          </table:table-cell>
          <table:table-cell office:value-type="float" office:value="-3.48796544200707" calcext:value-type="float">
            <text:p>-3.487965442</text:p>
          </table:table-cell>
          <table:table-cell office:value-type="float" office:value="-1.54821924110342" calcext:value-type="float">
            <text:p>-1.5482192411</text:p>
          </table:table-cell>
          <table:table-cell office:value-type="float" office:value="-3.56665818952687" calcext:value-type="float">
            <text:p>-3.5666581895</text:p>
          </table:table-cell>
          <table:table-cell office:value-type="float" office:value="-0.133896358179186" calcext:value-type="float">
            <text:p>-0.1338963582</text:p>
          </table:table-cell>
          <table:table-cell office:value-type="float" office:value="-2.16449085555174" calcext:value-type="float">
            <text:p>-2.1644908556</text:p>
          </table:table-cell>
          <table:table-cell office:value-type="float" office:value="-1.34414189582186" calcext:value-type="float">
            <text:p>-1.3441418958</text:p>
          </table:table-cell>
          <table:table-cell office:value-type="float" office:value="-2.71174641950518" calcext:value-type="float">
            <text:p>-2.7117464195</text:p>
          </table:table-cell>
          <table:table-cell office:value-type="float" office:value="-2.51586671632785" calcext:value-type="float">
            <text:p>-2.5158667163</text:p>
          </table:table-cell>
          <table:table-cell office:value-type="float" office:value="-3.26755726259145" calcext:value-type="float">
            <text:p>-3.2675572626</text:p>
          </table:table-cell>
          <table:table-cell office:value-type="float" office:value="-0.513940549685131" calcext:value-type="float">
            <text:p>-0.5139405497</text:p>
          </table:table-cell>
          <table:table-cell office:value-type="float" office:value="-2.62735463571377" calcext:value-type="float">
            <text:p>-2.6273546357</text:p>
          </table:table-cell>
          <table:table-cell office:value-type="float" office:value="-0.929149705183565" calcext:value-type="float">
            <text:p>-0.9291497052</text:p>
          </table:table-cell>
          <table:table-cell office:value-type="float" office:value="-3.05647993455034" calcext:value-type="float">
            <text:p>-3.0564799346</text:p>
          </table:table-cell>
          <table:table-cell office:value-type="float" office:value="-0.835932788897955" calcext:value-type="float">
            <text:p>-0.8359327889</text:p>
          </table:table-cell>
          <table:table-cell office:value-type="float" office:value="-2.08171329826116" calcext:value-type="float">
            <text:p>-2.0817132983</text:p>
          </table:table-cell>
          <table:table-cell office:value-type="float" office:value="-2.32690369675096" calcext:value-type="float">
            <text:p>-2.3269036968</text:p>
          </table:table-cell>
          <table:table-cell office:value-type="float" office:value="-3.67283303965044" calcext:value-type="float">
            <text:p>-3.6728330397</text:p>
          </table:table-cell>
          <table:table-cell office:value-type="float" office:value="-1.56389394163645" calcext:value-type="float">
            <text:p>-1.5638939416</text:p>
          </table:table-cell>
          <table:table-cell office:value-type="float" office:value="-3.05563821020143" calcext:value-type="float">
            <text:p>-3.0556382102</text:p>
          </table:table-cell>
          <table:table-cell office:value-type="float" office:value="-2.55338131736098" calcext:value-type="float">
            <text:p>-2.5533813174</text:p>
          </table:table-cell>
          <table:table-cell office:value-type="float" office:value="-2.89394140085075" calcext:value-type="float">
            <text:p>-2.8939414009</text:p>
          </table:table-cell>
          <table:table-cell office:value-type="float" office:value="-2.05935508309208" calcext:value-type="float">
            <text:p>-2.0593550831</text:p>
          </table:table-cell>
          <table:table-cell office:value-type="float" office:value="-3.25684669488678" calcext:value-type="float">
            <text:p>-3.2568466949</text:p>
          </table:table-cell>
          <table:table-cell office:value-type="float" office:value="-3.20925166947689" calcext:value-type="float">
            <text:p>-3.2092516695</text:p>
          </table:table-cell>
          <table:table-cell office:value-type="float" office:value="-2.72631947002254" calcext:value-type="float">
            <text:p>-2.72631947</text:p>
          </table:table-cell>
          <table:table-cell office:value-type="float" office:value="-1.69479399729244" calcext:value-type="float">
            <text:p>-1.6947939973</text:p>
          </table:table-cell>
          <table:table-cell office:value-type="float" office:value="-2.30543798779745" calcext:value-type="float">
            <text:p>-2.3054379878</text:p>
          </table:table-cell>
          <table:table-cell office:value-type="float" office:value="-2.11016247306036" calcext:value-type="float">
            <text:p>-2.1101624731</text:p>
          </table:table-cell>
          <table:table-cell office:value-type="float" office:value="-2.855621352601" calcext:value-type="float">
            <text:p>-2.8556213526</text:p>
          </table:table-cell>
          <table:table-cell office:value-type="float" office:value="-2.64469227686152" calcext:value-type="float">
            <text:p>-2.6446922769</text:p>
          </table:table-cell>
          <table:table-cell office:value-type="float" office:value="-2.5018342399887" calcext:value-type="float">
            <text:p>-2.50183424</text:p>
          </table:table-cell>
          <table:table-cell office:value-type="float" office:value="-2.19727932032831" calcext:value-type="float">
            <text:p>-2.1972793203</text:p>
          </table:table-cell>
          <table:table-cell office:value-type="float" office:value="-2.40459559942221" calcext:value-type="float">
            <text:p>-2.4045955994</text:p>
          </table:table-cell>
          <table:table-cell office:value-type="float" office:value="-2.99590536809799" calcext:value-type="float">
            <text:p>-2.9959053681</text:p>
          </table:table-cell>
          <table:table-cell office:value-type="float" office:value="-2.26717160951576" calcext:value-type="float">
            <text:p>-2.2671716095</text:p>
          </table:table-cell>
          <table:table-cell office:value-type="float" office:value="9.90199999999998" calcext:value-type="float">
            <text:p>9.902</text:p>
          </table:table-cell>
          <table:table-cell office:value-type="float" office:value="2.05" calcext:value-type="float">
            <text:p>2.05</text:p>
          </table:table-cell>
          <table:table-cell office:value-type="float" office:value="0.773999999999981" calcext:value-type="float">
            <text:p>0.77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8999999999998" calcext:value-type="float">
            <text:p>1.09</text:p>
          </table:table-cell>
          <table:table-cell office:value-type="float" office:value="0.73573273234685" calcext:value-type="float">
            <text:p>0.7357327323</text:p>
          </table:table-cell>
          <table:table-cell office:value-type="float" office:value="-2.82602753458245" calcext:value-type="float">
            <text:p>-2.8260275346</text:p>
          </table:table-cell>
          <table:table-cell office:value-type="float" office:value="0.281187773390395" calcext:value-type="float">
            <text:p>0.2811877734</text:p>
          </table:table-cell>
          <table:table-cell office:value-type="float" office:value="-2.61772755789672" calcext:value-type="float">
            <text:p>-2.6177275579</text:p>
          </table:table-cell>
          <table:table-cell office:value-type="float" office:value="0.328067181451077" calcext:value-type="float">
            <text:p>0.3280671815</text:p>
          </table:table-cell>
          <table:table-cell office:value-type="float" office:value="-3.11552502785803" calcext:value-type="float">
            <text:p>-3.1155250279</text:p>
          </table:table-cell>
          <table:table-cell office:value-type="float" office:value="-0.126477777505379" calcext:value-type="float">
            <text:p>-0.1264777775</text:p>
          </table:table-cell>
          <table:table-cell office:value-type="float" office:value="-2.90722505117231" calcext:value-type="float">
            <text:p>-2.9072250512</text:p>
          </table:table-cell>
          <table:table-cell office:value-type="float" office:value="-0.173357185566061" calcext:value-type="float">
            <text:p>-0.1733571856</text:p>
          </table:table-cell>
          <table:table-cell office:value-type="float" office:value="-2.409427581211" calcext:value-type="float">
            <text:p>-2.4094275812</text:p>
          </table:table-cell>
          <table:table-cell office:value-type="float" office:value="-0.0795983694446959" calcext:value-type="float">
            <text:p>-0.0795983694</text:p>
          </table:table-cell>
          <table:table-cell office:value-type="float" office:value="-3.40502252113362" calcext:value-type="float">
            <text:p>-3.4050225211</text:p>
          </table:table-cell>
          <table:table-cell office:value-type="float" office:value="-0.534143328401151" calcext:value-type="float">
            <text:p>-0.5341433284</text:p>
          </table:table-cell>
          <table:table-cell office:value-type="float" office:value="-3.19672254444789" calcext:value-type="float">
            <text:p>-3.1967225444</text:p>
          </table:table-cell>
          <table:table-cell office:value-type="float" office:value="-0.581022736461834" calcext:value-type="float">
            <text:p>-0.5810227365</text:p>
          </table:table-cell>
          <table:table-cell office:value-type="float" office:value="-2.69892507448658" calcext:value-type="float">
            <text:p>-2.6989250745</text:p>
          </table:table-cell>
          <table:table-cell office:value-type="float" office:value="-0.487263920340469" calcext:value-type="float">
            <text:p>-0.4872639203</text:p>
          </table:table-cell>
          <table:table-cell office:value-type="float" office:value="-3.6945200144092" calcext:value-type="float">
            <text:p>-3.6945200144</text:p>
          </table:table-cell>
          <table:table-cell office:value-type="float" office:value="-0.627902144522517" calcext:value-type="float">
            <text:p>-0.6279021445</text:p>
          </table:table-cell>
          <table:table-cell office:value-type="float" office:value="-2.20112760452527" calcext:value-type="float">
            <text:p>-2.2011276045</text:p>
          </table:table-cell>
          <table:table-cell office:value-type="float" office:value="-0.988688287357607" calcext:value-type="float">
            <text:p>-0.9886882874</text:p>
          </table:table-cell>
          <table:table-cell office:value-type="float" office:value="-2.98842256776216" calcext:value-type="float">
            <text:p>-2.9884225678</text:p>
          </table:table-cell>
          <table:table-cell office:value-type="float" office:value="-1.03556769541829" calcext:value-type="float">
            <text:p>-1.0355676954</text:p>
          </table:table-cell>
          <table:table-cell office:value-type="float" office:value="-2.49062509780085" calcext:value-type="float">
            <text:p>-2.4906250978</text:p>
          </table:table-cell>
          <table:table-cell office:value-type="float" office:value="-0.941808879296924" calcext:value-type="float">
            <text:p>-0.9418088793</text:p>
          </table:table-cell>
          <table:table-cell office:value-type="float" office:value="-3.48622003772347" calcext:value-type="float">
            <text:p>-3.4862200377</text:p>
          </table:table-cell>
          <table:table-cell office:value-type="float" office:value="-1.44323324631406" calcext:value-type="float">
            <text:p>-1.4432332463</text:p>
          </table:table-cell>
          <table:table-cell office:value-type="float" office:value="-2.78012259107644" calcext:value-type="float">
            <text:p>-2.7801225911</text:p>
          </table:table-cell>
          <table:table-cell office:value-type="float" office:value="-1.39635383825338" calcext:value-type="float">
            <text:p>-1.3963538383</text:p>
          </table:table-cell>
          <table:table-cell office:value-type="float" office:value="-3.27792006103774" calcext:value-type="float">
            <text:p>-3.277920061</text:p>
          </table:table-cell>
          <table:table-cell office:value-type="float" office:value="-1.49011265437475" calcext:value-type="float">
            <text:p>-1.4901126544</text:p>
          </table:table-cell>
          <table:table-cell office:value-type="float" office:value="-2.28232512111513" calcext:value-type="float">
            <text:p>-2.2823251211</text:p>
          </table:table-cell>
          <table:table-cell office:value-type="float" office:value="-1.3494744301927" calcext:value-type="float">
            <text:p>-1.3494744302</text:p>
          </table:table-cell>
          <table:table-cell office:value-type="float" office:value="-3.77571753099905" calcext:value-type="float">
            <text:p>-3.775717531</text:p>
          </table:table-cell>
          <table:table-cell office:value-type="float" office:value="-1.85089879720984" calcext:value-type="float">
            <text:p>-1.8508987972</text:p>
          </table:table-cell>
          <table:table-cell office:value-type="float" office:value="-3.06962008435202" calcext:value-type="float">
            <text:p>-3.0696200844</text:p>
          </table:table-cell>
          <table:table-cell office:value-type="float" office:value="-1.89777820527052" calcext:value-type="float">
            <text:p>-1.8977782053</text:p>
          </table:table-cell>
          <table:table-cell office:value-type="float" office:value="-2.57182261439071" calcext:value-type="float">
            <text:p>-2.5718226144</text:p>
          </table:table-cell>
          <table:table-cell office:value-type="float" office:value="-1.80401938914915" calcext:value-type="float">
            <text:p>-1.8040193891</text:p>
          </table:table-cell>
          <table:table-cell office:value-type="float" office:value="-3.56741755431333" calcext:value-type="float">
            <text:p>-3.567417554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6]</text:p>
          </table:table-cell>
          <table:table-cell office:value-type="float" office:value="-4" calcext:value-type="float">
            <text:p>-4</text:p>
          </table:table-cell>
          <table:table-cell office:value-type="float" office:value="0.159326852368677" calcext:value-type="float">
            <text:p>0.1593268524</text:p>
          </table:table-cell>
          <table:table-cell office:value-type="float" office:value="-2.88098313848107" calcext:value-type="float">
            <text:p>-2.8809831385</text:p>
          </table:table-cell>
          <table:table-cell office:value-type="float" office:value="-0.537929599608795" calcext:value-type="float">
            <text:p>-0.5379295996</text:p>
          </table:table-cell>
          <table:table-cell office:value-type="float" office:value="-3.24817830419224" calcext:value-type="float">
            <text:p>-3.2481783042</text:p>
          </table:table-cell>
          <table:table-cell office:value-type="float" office:value="-1.16137089039971" calcext:value-type="float">
            <text:p>-1.1613708904</text:p>
          </table:table-cell>
          <table:table-cell office:value-type="float" office:value="-3.48715473916463" calcext:value-type="float">
            <text:p>-3.4871547392</text:p>
          </table:table-cell>
          <table:table-cell office:value-type="float" office:value="-1.58713346080303" calcext:value-type="float">
            <text:p>-1.5871334608</text:p>
          </table:table-cell>
          <table:table-cell office:value-type="float" office:value="-3.57591472803596" calcext:value-type="float">
            <text:p>-3.575914728</text:p>
          </table:table-cell>
          <table:table-cell office:value-type="float" office:value="-0.173821224597837" calcext:value-type="float">
            <text:p>-0.1738212246</text:p>
          </table:table-cell>
          <table:table-cell office:value-type="float" office:value="-2.1669413741607" calcext:value-type="float">
            <text:p>-2.1669413742</text:p>
          </table:table-cell>
          <table:table-cell office:value-type="float" office:value="-1.38272339865759" calcext:value-type="float">
            <text:p>-1.3827233987</text:p>
          </table:table-cell>
          <table:table-cell office:value-type="float" office:value="-2.72230424309418" calcext:value-type="float">
            <text:p>-2.7223042431</text:p>
          </table:table-cell>
          <table:table-cell office:value-type="float" office:value="-2.55237147869863" calcext:value-type="float">
            <text:p>-2.5523714787</text:p>
          </table:table-cell>
          <table:table-cell office:value-type="float" office:value="-3.25120482166499" calcext:value-type="float">
            <text:p>-3.2512048217</text:p>
          </table:table-cell>
          <table:table-cell office:value-type="float" office:value="-0.553419754472517" calcext:value-type="float">
            <text:p>-0.5534197545</text:p>
          </table:table-cell>
          <table:table-cell office:value-type="float" office:value="-2.6337883274499" calcext:value-type="float">
            <text:p>-2.6337883274</text:p>
          </table:table-cell>
          <table:table-cell office:value-type="float" office:value="-0.969141222456797" calcext:value-type="float">
            <text:p>-0.9691412225</text:p>
          </table:table-cell>
          <table:table-cell office:value-type="float" office:value="-3.05565619540183" calcext:value-type="float">
            <text:p>-3.0556561954</text:p>
          </table:table-cell>
          <table:table-cell office:value-type="float" office:value="-0.874845927045238" calcext:value-type="float">
            <text:p>-0.874845927</text:p>
          </table:table-cell>
          <table:table-cell office:value-type="float" office:value="-2.09097438240561" calcext:value-type="float">
            <text:p>-2.0909743824</text:p>
          </table:table-cell>
          <table:table-cell office:value-type="float" office:value="-2.36253654699158" calcext:value-type="float">
            <text:p>-2.362536547</text:p>
          </table:table-cell>
          <table:table-cell office:value-type="float" office:value="-3.65465888262102" calcext:value-type="float">
            <text:p>-3.6546588826</text:p>
          </table:table-cell>
          <table:table-cell office:value-type="float" office:value="-1.5985838794143" calcext:value-type="float">
            <text:p>-1.5985838794</text:p>
          </table:table-cell>
          <table:table-cell office:value-type="float" office:value="-3.07555323510649" calcext:value-type="float">
            <text:p>-3.0755532351</text:p>
          </table:table-cell>
          <table:table-cell office:value-type="float" office:value="-2.58990939506743" calcext:value-type="float">
            <text:p>-2.5899093951</text:p>
          </table:table-cell>
          <table:table-cell office:value-type="float" office:value="-2.87764110824382" calcext:value-type="float">
            <text:p>-2.8776411082</text:p>
          </table:table-cell>
          <table:table-cell office:value-type="float" office:value="-2.0955131711185" calcext:value-type="float">
            <text:p>-2.0955131711</text:p>
          </table:table-cell>
          <table:table-cell office:value-type="float" office:value="-3.23974135448462" calcext:value-type="float">
            <text:p>-3.2397413545</text:p>
          </table:table-cell>
          <table:table-cell office:value-type="float" office:value="-3.2396138527427" calcext:value-type="float">
            <text:p>-3.2396138527</text:p>
          </table:table-cell>
          <table:table-cell office:value-type="float" office:value="-2.70027839041102" calcext:value-type="float">
            <text:p>-2.7002783904</text:p>
          </table:table-cell>
          <table:table-cell office:value-type="float" office:value="-1.72945753279588" calcext:value-type="float">
            <text:p>-1.7294575328</text:p>
          </table:table-cell>
          <table:table-cell office:value-type="float" office:value="-2.32539893232425" calcext:value-type="float">
            <text:p>-2.3253989323</text:p>
          </table:table-cell>
          <table:table-cell office:value-type="float" office:value="-2.14818919080944" calcext:value-type="float">
            <text:p>-2.1481891908</text:p>
          </table:table-cell>
          <table:table-cell office:value-type="float" office:value="-2.84321293863178" calcext:value-type="float">
            <text:p>-2.8432129386</text:p>
          </table:table-cell>
          <table:table-cell office:value-type="float" office:value="-2.68308429104488" calcext:value-type="float">
            <text:p>-2.683084291</text:p>
          </table:table-cell>
          <table:table-cell office:value-type="float" office:value="-2.49060689627148" calcext:value-type="float">
            <text:p>-2.4906068963</text:p>
          </table:table-cell>
          <table:table-cell office:value-type="float" office:value="-2.23722756734406" calcext:value-type="float">
            <text:p>-2.2372275673</text:p>
          </table:table-cell>
          <table:table-cell office:value-type="float" office:value="-2.40256150002247" calcext:value-type="float">
            <text:p>-2.4025615</text:p>
          </table:table-cell>
          <table:table-cell office:value-type="float" office:value="-3.01931841388217" calcext:value-type="float">
            <text:p>-3.0193184139</text:p>
          </table:table-cell>
          <table:table-cell office:value-type="float" office:value="-2.23473969179404" calcext:value-type="float">
            <text:p>-2.2347396918</text:p>
          </table:table-cell>
          <table:table-cell office:value-type="float" office:value="9.87399999999998" calcext:value-type="float">
            <text:p>9.874</text:p>
          </table:table-cell>
          <table:table-cell office:value-type="float" office:value="2.05" calcext:value-type="float">
            <text:p>2.05</text:p>
          </table:table-cell>
          <table:table-cell office:value-type="float" office:value="0.787999999999981" calcext:value-type="float">
            <text:p>0.78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7999999999998" calcext:value-type="float">
            <text:p>1.08</text:p>
          </table:table-cell>
          <table:table-cell office:value-type="float" office:value="0.73573273234685" calcext:value-type="float">
            <text:p>0.7357327323</text:p>
          </table:table-cell>
          <table:table-cell office:value-type="float" office:value="-2.82602753458245" calcext:value-type="float">
            <text:p>-2.8260275346</text:p>
          </table:table-cell>
          <table:table-cell office:value-type="float" office:value="0.280946908624523" calcext:value-type="float">
            <text:p>0.2809469086</text:p>
          </table:table-cell>
          <table:table-cell office:value-type="float" office:value="-2.61825396903283" calcext:value-type="float">
            <text:p>-2.618253969</text:p>
          </table:table-cell>
          <table:table-cell office:value-type="float" office:value="0.32840263448484" calcext:value-type="float">
            <text:p>0.3284026345</text:p>
          </table:table-cell>
          <table:table-cell office:value-type="float" office:value="-3.1159968284322" calcext:value-type="float">
            <text:p>-3.1159968284</text:p>
          </table:table-cell>
          <table:table-cell office:value-type="float" office:value="-0.126383189237487" calcext:value-type="float">
            <text:p>-0.1263831892</text:p>
          </table:table-cell>
          <table:table-cell office:value-type="float" office:value="-2.90822326288258" calcext:value-type="float">
            <text:p>-2.9082232629</text:p>
          </table:table-cell>
          <table:table-cell office:value-type="float" office:value="-0.173838915097804" calcext:value-type="float">
            <text:p>-0.1738389151</text:p>
          </table:table-cell>
          <table:table-cell office:value-type="float" office:value="-2.4104804034832" calcext:value-type="float">
            <text:p>-2.4104804035</text:p>
          </table:table-cell>
          <table:table-cell office:value-type="float" office:value="-0.0789274633771701" calcext:value-type="float">
            <text:p>-0.0789274634</text:p>
          </table:table-cell>
          <table:table-cell office:value-type="float" office:value="-3.40596612228196" calcext:value-type="float">
            <text:p>-3.4059661223</text:p>
          </table:table-cell>
          <table:table-cell office:value-type="float" office:value="-0.533713287099497" calcext:value-type="float">
            <text:p>-0.5337132871</text:p>
          </table:table-cell>
          <table:table-cell office:value-type="float" office:value="-3.19819255673233" calcext:value-type="float">
            <text:p>-3.1981925567</text:p>
          </table:table-cell>
          <table:table-cell office:value-type="float" office:value="-0.581169012959814" calcext:value-type="float">
            <text:p>-0.581169013</text:p>
          </table:table-cell>
          <table:table-cell office:value-type="float" office:value="-2.70044969733295" calcext:value-type="float">
            <text:p>-2.7004496973</text:p>
          </table:table-cell>
          <table:table-cell office:value-type="float" office:value="-0.48625756123918" calcext:value-type="float">
            <text:p>-0.4862575612</text:p>
          </table:table-cell>
          <table:table-cell office:value-type="float" office:value="-3.69593541613171" calcext:value-type="float">
            <text:p>-3.6959354161</text:p>
          </table:table-cell>
          <table:table-cell office:value-type="float" office:value="-0.628624738820132" calcext:value-type="float">
            <text:p>-0.6286247388</text:p>
          </table:table-cell>
          <table:table-cell office:value-type="float" office:value="-2.20270683793358" calcext:value-type="float">
            <text:p>-2.2027068379</text:p>
          </table:table-cell>
          <table:table-cell office:value-type="float" office:value="-0.988499110821825" calcext:value-type="float">
            <text:p>-0.9884991108</text:p>
          </table:table-cell>
          <table:table-cell office:value-type="float" office:value="-2.99041899118271" calcext:value-type="float">
            <text:p>-2.9904189912</text:p>
          </table:table-cell>
          <table:table-cell office:value-type="float" office:value="-1.03595483668214" calcext:value-type="float">
            <text:p>-1.0359548367</text:p>
          </table:table-cell>
          <table:table-cell office:value-type="float" office:value="-2.49267613178333" calcext:value-type="float">
            <text:p>-2.4926761318</text:p>
          </table:table-cell>
          <table:table-cell office:value-type="float" office:value="-0.941043384961508" calcext:value-type="float">
            <text:p>-0.941043385</text:p>
          </table:table-cell>
          <table:table-cell office:value-type="float" office:value="-3.48816185058209" calcext:value-type="float">
            <text:p>-3.4881618506</text:p>
          </table:table-cell>
          <table:table-cell office:value-type="float" office:value="-1.44328493454415" calcext:value-type="float">
            <text:p>-1.4432849345</text:p>
          </table:table-cell>
          <table:table-cell office:value-type="float" office:value="-2.78264542563308" calcext:value-type="float">
            <text:p>-2.7826454256</text:p>
          </table:table-cell>
          <table:table-cell office:value-type="float" office:value="-1.39582920868383" calcext:value-type="float">
            <text:p>-1.3958292087</text:p>
          </table:table-cell>
          <table:table-cell office:value-type="float" office:value="-3.28038828503246" calcext:value-type="float">
            <text:p>-3.280388285</text:p>
          </table:table-cell>
          <table:table-cell office:value-type="float" office:value="-1.49074066040447" calcext:value-type="float">
            <text:p>-1.4907406604</text:p>
          </table:table-cell>
          <table:table-cell office:value-type="float" office:value="-2.2849025662337" calcext:value-type="float">
            <text:p>-2.2849025662</text:p>
          </table:table-cell>
          <table:table-cell office:value-type="float" office:value="-1.34837348282352" calcext:value-type="float">
            <text:p>-1.3483734828</text:p>
          </table:table-cell>
          <table:table-cell office:value-type="float" office:value="-3.77813114443184" calcext:value-type="float">
            <text:p>-3.7781311444</text:p>
          </table:table-cell>
          <table:table-cell office:value-type="float" office:value="-1.85061503240616" calcext:value-type="float">
            <text:p>-1.8506150324</text:p>
          </table:table-cell>
          <table:table-cell office:value-type="float" office:value="-3.07261471948284" calcext:value-type="float">
            <text:p>-3.0726147195</text:p>
          </table:table-cell>
          <table:table-cell office:value-type="float" office:value="-1.89807075826648" calcext:value-type="float">
            <text:p>-1.8980707583</text:p>
          </table:table-cell>
          <table:table-cell office:value-type="float" office:value="-2.57487186008346" calcext:value-type="float">
            <text:p>-2.5748718601</text:p>
          </table:table-cell>
          <table:table-cell office:value-type="float" office:value="-1.80315930654584" calcext:value-type="float">
            <text:p>-1.8031593065</text:p>
          </table:table-cell>
          <table:table-cell office:value-type="float" office:value="-3.57035757888222" calcext:value-type="float">
            <text:p>-3.57035757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2]</text:p>
          </table:table-cell>
          <table:table-cell office:value-type="float" office:value="-1" calcext:value-type="float">
            <text:p>-1</text:p>
          </table:table-cell>
          <table:table-cell office:value-type="float" office:value="0.613880509780006" calcext:value-type="float">
            <text:p>0.6138805098</text:p>
          </table:table-cell>
          <table:table-cell office:value-type="float" office:value="-2.86701725988826" calcext:value-type="float">
            <text:p>-2.8670172599</text:p>
          </table:table-cell>
          <table:table-cell office:value-type="float" office:value="-0.310042399589062" calcext:value-type="float">
            <text:p>-0.3100423996</text:p>
          </table:table-cell>
          <table:table-cell office:value-type="float" office:value="-2.94128068754117" calcext:value-type="float">
            <text:p>-2.9412806875</text:p>
          </table:table-cell>
          <table:table-cell office:value-type="float" office:value="-1.01769000630802" calcext:value-type="float">
            <text:p>-1.0176900063</text:p>
          </table:table-cell>
          <table:table-cell office:value-type="float" office:value="-2.90285940857712" calcext:value-type="float">
            <text:p>-2.9028594086</text:p>
          </table:table-cell>
          <table:table-cell office:value-type="float" office:value="-0.129913326921479" calcext:value-type="float">
            <text:p>-0.1299133269</text:p>
          </table:table-cell>
          <table:table-cell office:value-type="float" office:value="-2.38767607390833" calcext:value-type="float">
            <text:p>-2.3876760739</text:p>
          </table:table-cell>
          <table:table-cell office:value-type="float" office:value="-0.803487791690501" calcext:value-type="float">
            <text:p>-0.8034877917</text:p>
          </table:table-cell>
          <table:table-cell office:value-type="float" office:value="-3.34545856788747" calcext:value-type="float">
            <text:p>-3.3454585679</text:p>
          </table:table-cell>
          <table:table-cell office:value-type="float" office:value="-1.29626835747287" calcext:value-type="float">
            <text:p>-1.2962683575</text:p>
          </table:table-cell>
          <table:table-cell office:value-type="float" office:value="-2.48410023209899" calcext:value-type="float">
            <text:p>-2.4841002321</text:p>
          </table:table-cell>
          <table:table-cell office:value-type="float" office:value="-2.98701398974866" calcext:value-type="float">
            <text:p>-2.9870139897</text:p>
          </table:table-cell>
          <table:table-cell office:value-type="float" office:value="-3.07525360029395" calcext:value-type="float">
            <text:p>-3.0752536003</text:p>
          </table:table-cell>
          <table:table-cell office:value-type="float" office:value="-0.686723857033633" calcext:value-type="float">
            <text:p>-0.686723857</text:p>
          </table:table-cell>
          <table:table-cell office:value-type="float" office:value="-2.34449206108187" calcext:value-type="float">
            <text:p>-2.3444920611</text:p>
          </table:table-cell>
          <table:table-cell office:value-type="float" office:value="-1.85777431615953" calcext:value-type="float">
            <text:p>-1.8577743162</text:p>
          </table:table-cell>
          <table:table-cell office:value-type="float" office:value="-2.49880796320218" calcext:value-type="float">
            <text:p>-2.4988079632</text:p>
          </table:table-cell>
          <table:table-cell office:value-type="float" office:value="-1.01393397220936" calcext:value-type="float">
            <text:p>-1.0139339722</text:p>
          </table:table-cell>
          <table:table-cell office:value-type="float" office:value="-1.81047266402219" calcext:value-type="float">
            <text:p>-1.810472664</text:p>
          </table:table-cell>
          <table:table-cell office:value-type="float" office:value="-2.15743544343227" calcext:value-type="float">
            <text:p>-2.1574354434</text:p>
          </table:table-cell>
          <table:table-cell office:value-type="float" office:value="-3.38667324334549" calcext:value-type="float">
            <text:p>-3.3866732433</text:p>
          </table:table-cell>
          <table:table-cell office:value-type="float" office:value="-1.65207782589127" calcext:value-type="float">
            <text:p>-1.6520778259</text:p>
          </table:table-cell>
          <table:table-cell office:value-type="float" office:value="-2.93904986931478" calcext:value-type="float">
            <text:p>-2.9390498693</text:p>
          </table:table-cell>
          <table:table-cell office:value-type="float" office:value="-3.09621884757696" calcext:value-type="float">
            <text:p>-3.0962188476</text:p>
          </table:table-cell>
          <table:table-cell office:value-type="float" office:value="-2.55219481492306" calcext:value-type="float">
            <text:p>-2.5521948149</text:p>
          </table:table-cell>
          <table:table-cell office:value-type="float" office:value="-2.22020820601299" calcext:value-type="float">
            <text:p>-2.220208206</text:p>
          </table:table-cell>
          <table:table-cell office:value-type="float" office:value="-2.87387695500452" calcext:value-type="float">
            <text:p>-2.873876955</text:p>
          </table:table-cell>
          <table:table-cell office:value-type="float" office:value="-2.65789725508251" calcext:value-type="float">
            <text:p>-2.6578972551</text:p>
          </table:table-cell>
          <table:table-cell office:value-type="float" office:value="-2.71982695162959" calcext:value-type="float">
            <text:p>-2.7198269516</text:p>
          </table:table-cell>
          <table:table-cell office:value-type="float" office:value="-2.73407982815523" calcext:value-type="float">
            <text:p>-2.7340798282</text:p>
          </table:table-cell>
          <table:table-cell office:value-type="float" office:value="-1.80865335838956" calcext:value-type="float">
            <text:p>-1.8086533584</text:p>
          </table:table-cell>
          <table:table-cell office:value-type="float" office:value="-2.67117915972283" calcext:value-type="float">
            <text:p>-2.6711791597</text:p>
          </table:table-cell>
          <table:table-cell office:value-type="float" office:value="-2.30498933921289" calcext:value-type="float">
            <text:p>-2.3049893392</text:p>
          </table:table-cell>
          <table:table-cell office:value-type="float" office:value="-2.25118765109995" calcext:value-type="float">
            <text:p>-2.2511876511</text:p>
          </table:table-cell>
          <table:table-cell office:value-type="float" office:value="-2.41411623648909" calcext:value-type="float">
            <text:p>-2.4141162365</text:p>
          </table:table-cell>
          <table:table-cell office:value-type="float" office:value="-2.7987150718463" calcext:value-type="float">
            <text:p>-2.7987150718</text:p>
          </table:table-cell>
          <table:table-cell office:value-type="float" office:value="-1.33321213515577" calcext:value-type="float">
            <text:p>-1.3332121352</text:p>
          </table:table-cell>
          <table:table-cell office:value-type="float" office:value="-3.14859027801354" calcext:value-type="float">
            <text:p>-3.148590278</text:p>
          </table:table-cell>
          <table:table-cell office:value-type="float" office:value="-2.06198324525835" calcext:value-type="float">
            <text:p>-2.0619832453</text:p>
          </table:table-cell>
          <table:table-cell office:value-type="float" office:value="9.28599999999997" calcext:value-type="float">
            <text:p>9.286</text:p>
          </table:table-cell>
          <table:table-cell office:value-type="float" office:value="2.05" calcext:value-type="float">
            <text:p>2.05</text:p>
          </table:table-cell>
          <table:table-cell office:value-type="float" office:value="1.08199999999998" calcext:value-type="float">
            <text:p>1.08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69999999999976" calcext:value-type="float">
            <text:p>0.87</text:p>
          </table:table-cell>
          <table:table-cell office:value-type="float" office:value="0.629788945870063" calcext:value-type="float">
            <text:p>0.6297889459</text:p>
          </table:table-cell>
          <table:table-cell office:value-type="float" office:value="-2.87087780924862" calcext:value-type="float">
            <text:p>-2.8708778092</text:p>
          </table:table-cell>
          <table:table-cell office:value-type="float" office:value="0.267946600253764" calcext:value-type="float">
            <text:p>0.2679466003</text:p>
          </table:table-cell>
          <table:table-cell office:value-type="float" office:value="-2.52581242860475" calcext:value-type="float">
            <text:p>-2.5258124286</text:p>
          </table:table-cell>
          <table:table-cell office:value-type="float" office:value="0.15003238745778" calcext:value-type="float">
            <text:p>0.1500323875</text:p>
          </table:table-cell>
          <table:table-cell office:value-type="float" office:value="-3.01170978239535" calcext:value-type="float">
            <text:p>-3.0117097824</text:p>
          </table:table-cell>
          <table:table-cell office:value-type="float" office:value="-0.211809958158519" calcext:value-type="float">
            <text:p>-0.2118099582</text:p>
          </table:table-cell>
          <table:table-cell office:value-type="float" office:value="-2.66664440175148" calcext:value-type="float">
            <text:p>-2.6666444018</text:p>
          </table:table-cell>
          <table:table-cell office:value-type="float" office:value="-0.0938957453625355" calcext:value-type="float">
            <text:p>-0.0938957454</text:p>
          </table:table-cell>
          <table:table-cell office:value-type="float" office:value="-2.18074704796089" calcext:value-type="float">
            <text:p>-2.180747048</text:p>
          </table:table-cell>
          <table:table-cell office:value-type="float" office:value="-0.329724170954503" calcext:value-type="float">
            <text:p>-0.329724171</text:p>
          </table:table-cell>
          <table:table-cell office:value-type="float" office:value="-3.15254175554208" calcext:value-type="float">
            <text:p>-3.1525417555</text:p>
          </table:table-cell>
          <table:table-cell office:value-type="float" office:value="-0.691566516570802" calcext:value-type="float">
            <text:p>-0.6915665166</text:p>
          </table:table-cell>
          <table:table-cell office:value-type="float" office:value="-2.80747637489822" calcext:value-type="float">
            <text:p>-2.8074763749</text:p>
          </table:table-cell>
          <table:table-cell office:value-type="float" office:value="-0.573652303774818" calcext:value-type="float">
            <text:p>-0.5736523038</text:p>
          </table:table-cell>
          <table:table-cell office:value-type="float" office:value="-2.32157902110762" calcext:value-type="float">
            <text:p>-2.3215790211</text:p>
          </table:table-cell>
          <table:table-cell office:value-type="float" office:value="-0.809480729366786" calcext:value-type="float">
            <text:p>-0.8094807294</text:p>
          </table:table-cell>
          <table:table-cell office:value-type="float" office:value="-3.29337372868881" calcext:value-type="float">
            <text:p>-3.2933737287</text:p>
          </table:table-cell>
          <table:table-cell office:value-type="float" office:value="-0.455738090978834" calcext:value-type="float">
            <text:p>-0.455738091</text:p>
          </table:table-cell>
          <table:table-cell office:value-type="float" office:value="-1.83568166731702" calcext:value-type="float">
            <text:p>-1.8356816673</text:p>
          </table:table-cell>
          <table:table-cell office:value-type="float" office:value="-1.0534088621871" calcext:value-type="float">
            <text:p>-1.0534088622</text:p>
          </table:table-cell>
          <table:table-cell office:value-type="float" office:value="-2.46241099425435" calcext:value-type="float">
            <text:p>-2.4624109943</text:p>
          </table:table-cell>
          <table:table-cell office:value-type="float" office:value="-0.935494649391118" calcext:value-type="float">
            <text:p>-0.9354946494</text:p>
          </table:table-cell>
          <table:table-cell office:value-type="float" office:value="-1.97651364046376" calcext:value-type="float">
            <text:p>-1.9765136405</text:p>
          </table:table-cell>
          <table:table-cell office:value-type="float" office:value="-1.17132307498309" calcext:value-type="float">
            <text:p>-1.171323075</text:p>
          </table:table-cell>
          <table:table-cell office:value-type="float" office:value="-2.94830834804495" calcext:value-type="float">
            <text:p>-2.948308348</text:p>
          </table:table-cell>
          <table:table-cell office:value-type="float" office:value="-1.4152512078034" calcext:value-type="float">
            <text:p>-1.4152512078</text:p>
          </table:table-cell>
          <table:table-cell office:value-type="float" office:value="-2.11734561361049" calcext:value-type="float">
            <text:p>-2.1173456136</text:p>
          </table:table-cell>
          <table:table-cell office:value-type="float" office:value="-1.53316542059938" calcext:value-type="float">
            <text:p>-1.5331654206</text:p>
          </table:table-cell>
          <table:table-cell office:value-type="float" office:value="-2.60324296740108" calcext:value-type="float">
            <text:p>-2.6032429674</text:p>
          </table:table-cell>
          <table:table-cell office:value-type="float" office:value="-1.29733699500742" calcext:value-type="float">
            <text:p>-1.297336995</text:p>
          </table:table-cell>
          <table:table-cell office:value-type="float" office:value="-1.63144825981989" calcext:value-type="float">
            <text:p>-1.6314482598</text:p>
          </table:table-cell>
          <table:table-cell office:value-type="float" office:value="-1.65107963339537" calcext:value-type="float">
            <text:p>-1.6510796334</text:p>
          </table:table-cell>
          <table:table-cell office:value-type="float" office:value="-3.08914032119168" calcext:value-type="float">
            <text:p>-3.0891403212</text:p>
          </table:table-cell>
          <table:table-cell office:value-type="float" office:value="-1.89500776621568" calcext:value-type="float">
            <text:p>-1.8950077662</text:p>
          </table:table-cell>
          <table:table-cell office:value-type="float" office:value="-2.25817758675722" calcext:value-type="float">
            <text:p>-2.2581775868</text:p>
          </table:table-cell>
          <table:table-cell office:value-type="float" office:value="-1.7770935534197" calcext:value-type="float">
            <text:p>-1.7770935534</text:p>
          </table:table-cell>
          <table:table-cell office:value-type="float" office:value="-1.77228023296662" calcext:value-type="float">
            <text:p>-1.772280233</text:p>
          </table:table-cell>
          <table:table-cell office:value-type="float" office:value="-2.01292197901167" calcext:value-type="float">
            <text:p>-2.012921979</text:p>
          </table:table-cell>
          <table:table-cell office:value-type="float" office:value="-2.74407494054782" calcext:value-type="float">
            <text:p>-2.74407494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2]</text:p>
          </table:table-cell>
          <table:table-cell office:value-type="float" office:value="-2" calcext:value-type="float">
            <text:p>-2</text:p>
          </table:table-cell>
          <table:table-cell office:value-type="float" office:value="0.575229320762366" calcext:value-type="float">
            <text:p>0.5752293208</text:p>
          </table:table-cell>
          <table:table-cell office:value-type="float" office:value="-2.85671747408842" calcext:value-type="float">
            <text:p>-2.8567174741</text:p>
          </table:table-cell>
          <table:table-cell office:value-type="float" office:value="-0.349081321960553" calcext:value-type="float">
            <text:p>-0.349081322</text:p>
          </table:table-cell>
          <table:table-cell office:value-type="float" office:value="-2.94999633668927" calcext:value-type="float">
            <text:p>-2.9499963367</text:p>
          </table:table-cell>
          <table:table-cell office:value-type="float" office:value="-1.05761087947725" calcext:value-type="float">
            <text:p>-1.0576108795</text:p>
          </table:table-cell>
          <table:table-cell office:value-type="float" office:value="-2.90537414224212" calcext:value-type="float">
            <text:p>-2.9053741422</text:p>
          </table:table-cell>
          <table:table-cell office:value-type="float" office:value="-0.169735171591815" calcext:value-type="float">
            <text:p>-0.1697351716</text:p>
          </table:table-cell>
          <table:table-cell office:value-type="float" office:value="-2.39144710653238" calcext:value-type="float">
            <text:p>-2.3914471065</text:p>
          </table:table-cell>
          <table:table-cell office:value-type="float" office:value="-0.843425363064536" calcext:value-type="float">
            <text:p>-0.8434253631</text:p>
          </table:table-cell>
          <table:table-cell office:value-type="float" office:value="-3.34769248658425" calcext:value-type="float">
            <text:p>-3.3476924866</text:p>
          </table:table-cell>
          <table:table-cell office:value-type="float" office:value="-1.33608682534368" calcext:value-type="float">
            <text:p>-1.3360868253</text:p>
          </table:table-cell>
          <table:table-cell office:value-type="float" office:value="-2.48029370922098" calcext:value-type="float">
            <text:p>-2.4802937092</text:p>
          </table:table-cell>
          <table:table-cell office:value-type="float" office:value="-3.02481816863668" calcext:value-type="float">
            <text:p>-3.0248181686</text:p>
          </table:table-cell>
          <table:table-cell office:value-type="float" office:value="-3.06218286739166" calcext:value-type="float">
            <text:p>-3.0621828674</text:p>
          </table:table-cell>
          <table:table-cell office:value-type="float" office:value="-0.726602529476086" calcext:value-type="float">
            <text:p>-0.7266025295</text:p>
          </table:table-cell>
          <table:table-cell office:value-type="float" office:value="-2.34760517595729" calcext:value-type="float">
            <text:p>-2.347605176</text:p>
          </table:table-cell>
          <table:table-cell office:value-type="float" office:value="-1.89684670483477" calcext:value-type="float">
            <text:p>-1.8968467048</text:p>
          </table:table-cell>
          <table:table-cell office:value-type="float" office:value="-2.49024359263504" calcext:value-type="float">
            <text:p>-2.4902435926</text:p>
          </table:table-cell>
          <table:table-cell office:value-type="float" office:value="-1.05295803188206" calcext:value-type="float">
            <text:p>-1.0529580319</text:p>
          </table:table-cell>
          <table:table-cell office:value-type="float" office:value="-1.81925462090331" calcext:value-type="float">
            <text:p>-1.8192546209</text:p>
          </table:table-cell>
          <table:table-cell office:value-type="float" office:value="-2.19734657942889" calcext:value-type="float">
            <text:p>-2.1973465794</text:p>
          </table:table-cell>
          <table:table-cell office:value-type="float" office:value="-3.38933805543254" calcext:value-type="float">
            <text:p>-3.3893380554</text:p>
          </table:table-cell>
          <table:table-cell office:value-type="float" office:value="-1.69185206991003" calcext:value-type="float">
            <text:p>-1.6918520699</text:p>
          </table:table-cell>
          <table:table-cell office:value-type="float" office:value="-2.93480610768901" calcext:value-type="float">
            <text:p>-2.9348061077</text:p>
          </table:table-cell>
          <table:table-cell office:value-type="float" office:value="-3.12985073357186" calcext:value-type="float">
            <text:p>-3.1298507336</text:p>
          </table:table-cell>
          <table:table-cell office:value-type="float" office:value="-2.53054080272149" calcext:value-type="float">
            <text:p>-2.5305408027</text:p>
          </table:table-cell>
          <table:table-cell office:value-type="float" office:value="-2.25906208760021" calcext:value-type="float">
            <text:p>-2.2590620876</text:p>
          </table:table-cell>
          <table:table-cell office:value-type="float" office:value="-2.88338357825393" calcext:value-type="float">
            <text:p>-2.8833835783</text:p>
          </table:table-cell>
          <table:table-cell office:value-type="float" office:value="-2.69657024900354" calcext:value-type="float">
            <text:p>-2.696570249</text:p>
          </table:table-cell>
          <table:table-cell office:value-type="float" office:value="-2.70960934226223" calcext:value-type="float">
            <text:p>-2.7096093423</text:p>
          </table:table-cell>
          <table:table-cell office:value-type="float" office:value="-2.69568401617196" calcext:value-type="float">
            <text:p>-2.6956840162</text:p>
          </table:table-cell>
          <table:table-cell office:value-type="float" office:value="-1.81986770732944" calcext:value-type="float">
            <text:p>-1.8198677073</text:p>
          </table:table-cell>
          <table:table-cell office:value-type="float" office:value="-2.70672892923152" calcext:value-type="float">
            <text:p>-2.7067289292</text:p>
          </table:table-cell>
          <table:table-cell office:value-type="float" office:value="-2.28665320309105" calcext:value-type="float">
            <text:p>-2.2866532031</text:p>
          </table:table-cell>
          <table:table-cell office:value-type="float" office:value="-2.2901010499934" calcext:value-type="float">
            <text:p>-2.29010105</text:p>
          </table:table-cell>
          <table:table-cell office:value-type="float" office:value="-2.4233762249642" calcext:value-type="float">
            <text:p>-2.423376225</text:p>
          </table:table-cell>
          <table:table-cell office:value-type="float" office:value="-2.76003042007701" calcext:value-type="float">
            <text:p>-2.7600304201</text:p>
          </table:table-cell>
          <table:table-cell office:value-type="float" office:value="-1.34338551795052" calcext:value-type="float">
            <text:p>-1.343385518</text:p>
          </table:table-cell>
          <table:table-cell office:value-type="float" office:value="-3.16230100640415" calcext:value-type="float">
            <text:p>-3.1623010064</text:p>
          </table:table-cell>
          <table:table-cell office:value-type="float" office:value="-2.02440644487568" calcext:value-type="float">
            <text:p>-2.0244064449</text:p>
          </table:table-cell>
          <table:table-cell office:value-type="float" office:value="9.25799999999997" calcext:value-type="float">
            <text:p>9.258</text:p>
          </table:table-cell>
          <table:table-cell office:value-type="float" office:value="2.05" calcext:value-type="float">
            <text:p>2.05</text:p>
          </table:table-cell>
          <table:table-cell office:value-type="float" office:value="1.09599999999998" calcext:value-type="float">
            <text:p>1.09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59999999999975" calcext:value-type="float">
            <text:p>0.86</text:p>
          </table:table-cell>
          <table:table-cell office:value-type="float" office:value="0.577834050536771" calcext:value-type="float">
            <text:p>0.5778340505</text:p>
          </table:table-cell>
          <table:table-cell office:value-type="float" office:value="-2.8687124337831" calcext:value-type="float">
            <text:p>-2.8687124338</text:p>
          </table:table-cell>
          <table:table-cell office:value-type="float" office:value="0.730252220593858" calcext:value-type="float">
            <text:p>0.7302522206</text:p>
          </table:table-cell>
          <table:table-cell office:value-type="float" office:value="-2.39251005932823" calcext:value-type="float">
            <text:p>-2.3925100593</text:p>
          </table:table-cell>
          <table:table-cell office:value-type="float" office:value="0.241639781944934" calcext:value-type="float">
            <text:p>0.2416397819</text:p>
          </table:table-cell>
          <table:table-cell office:value-type="float" office:value="-2.49861323928789" calcext:value-type="float">
            <text:p>-2.4986132393</text:p>
          </table:table-cell>
          <table:table-cell office:value-type="float" office:value="0.394057952002021" calcext:value-type="float">
            <text:p>0.394057952</text:p>
          </table:table-cell>
          <table:table-cell office:value-type="float" office:value="-2.02241086483303" calcext:value-type="float">
            <text:p>-2.0224108648</text:p>
          </table:table-cell>
          <table:table-cell office:value-type="float" office:value="0.882670390650945" calcext:value-type="float">
            <text:p>0.8826703907</text:p>
          </table:table-cell>
          <table:table-cell office:value-type="float" office:value="-1.91630768487337" calcext:value-type="float">
            <text:p>-1.9163076849</text:p>
          </table:table-cell>
          <table:table-cell office:value-type="float" office:value="-0.0945544866469029" calcext:value-type="float">
            <text:p>-0.0945544866</text:p>
          </table:table-cell>
          <table:table-cell office:value-type="float" office:value="-2.12851404479269" calcext:value-type="float">
            <text:p>-2.1285140448</text:p>
          </table:table-cell>
          <table:table-cell office:value-type="float" office:value="0.0578636834101844" calcext:value-type="float">
            <text:p>0.0578636834</text:p>
          </table:table-cell>
          <table:table-cell office:value-type="float" office:value="-1.65231167033782" calcext:value-type="float">
            <text:p>-1.6523116703</text:p>
          </table:table-cell>
          <table:table-cell office:value-type="float" office:value="0.546476122059109" calcext:value-type="float">
            <text:p>0.5464761221</text:p>
          </table:table-cell>
          <table:table-cell office:value-type="float" office:value="-1.54620849037817" calcext:value-type="float">
            <text:p>-1.5462084904</text:p>
          </table:table-cell>
          <table:table-cell office:value-type="float" office:value="-0.43074875523874" calcext:value-type="float">
            <text:p>-0.4307487552</text:p>
          </table:table-cell>
          <table:table-cell office:value-type="float" office:value="-1.75841485029748" calcext:value-type="float">
            <text:p>-1.7584148503</text:p>
          </table:table-cell>
          <table:table-cell office:value-type="float" office:value="1.03508856070803" calcext:value-type="float">
            <text:p>1.0350885607</text:p>
          </table:table-cell>
          <table:table-cell office:value-type="float" office:value="-1.44010531041851" calcext:value-type="float">
            <text:p>-1.4401053104</text:p>
          </table:table-cell>
          <table:table-cell office:value-type="float" office:value="0.210281853467272" calcext:value-type="float">
            <text:p>0.2102818535</text:p>
          </table:table-cell>
          <table:table-cell office:value-type="float" office:value="-1.17610929588296" calcext:value-type="float">
            <text:p>-1.1761092959</text:p>
          </table:table-cell>
          <table:table-cell office:value-type="float" office:value="0.698894292116196" calcext:value-type="float">
            <text:p>0.6988942921</text:p>
          </table:table-cell>
          <table:table-cell office:value-type="float" office:value="-1.0700061159233" calcext:value-type="float">
            <text:p>-1.0700061159</text:p>
          </table:table-cell>
          <table:table-cell office:value-type="float" office:value="-0.278330585181652" calcext:value-type="float">
            <text:p>-0.2783305852</text:p>
          </table:table-cell>
          <table:table-cell office:value-type="float" office:value="-1.28221247584262" calcext:value-type="float">
            <text:p>-1.2822124758</text:p>
          </table:table-cell>
          <table:table-cell office:value-type="float" office:value="0.362700023524359" calcext:value-type="float">
            <text:p>0.3627000235</text:p>
          </table:table-cell>
          <table:table-cell office:value-type="float" office:value="-0.699906921428098" calcext:value-type="float">
            <text:p>-0.6999069214</text:p>
          </table:table-cell>
          <table:table-cell office:value-type="float" office:value="-0.125912415124565" calcext:value-type="float">
            <text:p>-0.1259124151</text:p>
          </table:table-cell>
          <table:table-cell office:value-type="float" office:value="-0.806010101387755" calcext:value-type="float">
            <text:p>-0.8060101014</text:p>
          </table:table-cell>
          <table:table-cell office:value-type="float" office:value="0.851312462173283" calcext:value-type="float">
            <text:p>0.8513124622</text:p>
          </table:table-cell>
          <table:table-cell office:value-type="float" office:value="-0.593803741468441" calcext:value-type="float">
            <text:p>-0.5938037415</text:p>
          </table:table-cell>
          <table:table-cell office:value-type="float" office:value="-0.614524853773489" calcext:value-type="float">
            <text:p>-0.6145248538</text:p>
          </table:table-cell>
          <table:table-cell office:value-type="float" office:value="-0.912113281347412" calcext:value-type="float">
            <text:p>-0.9121132813</text:p>
          </table:table-cell>
          <table:table-cell office:value-type="float" office:value="0.0265057549325223" calcext:value-type="float">
            <text:p>0.0265057549</text:p>
          </table:table-cell>
          <table:table-cell office:value-type="float" office:value="-0.329807726932893" calcext:value-type="float">
            <text:p>-0.3298077269</text:p>
          </table:table-cell>
          <table:table-cell office:value-type="float" office:value="0.515118193581446" calcext:value-type="float">
            <text:p>0.5151181936</text:p>
          </table:table-cell>
          <table:table-cell office:value-type="float" office:value="-0.223704546973236" calcext:value-type="float">
            <text:p>-0.223704547</text:p>
          </table:table-cell>
          <table:table-cell office:value-type="float" office:value="-0.462106683716402" calcext:value-type="float">
            <text:p>-0.4621066837</text:p>
          </table:table-cell>
          <table:table-cell office:value-type="float" office:value="-0.43591090689255" calcext:value-type="float">
            <text:p>-0.43591090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2]</text:p>
          </table:table-cell>
          <table:table-cell office:value-type="float" office:value="-3" calcext:value-type="float">
            <text:p>-3</text:p>
          </table:table-cell>
          <table:table-cell office:value-type="float" office:value="0.535473971375422" calcext:value-type="float">
            <text:p>0.5354739714</text:p>
          </table:table-cell>
          <table:table-cell office:value-type="float" office:value="-2.86113473513141" calcext:value-type="float">
            <text:p>-2.8611347351</text:p>
          </table:table-cell>
          <table:table-cell office:value-type="float" office:value="-0.387782424402287" calcext:value-type="float">
            <text:p>-0.3877824244</text:p>
          </table:table-cell>
          <table:table-cell office:value-type="float" office:value="-2.96010695832171" calcext:value-type="float">
            <text:p>-2.9601069583</text:p>
          </table:table-cell>
          <table:table-cell office:value-type="float" office:value="-1.09550921979185" calcext:value-type="float">
            <text:p>-1.0955092198</text:p>
          </table:table-cell>
          <table:table-cell office:value-type="float" office:value="-2.91816928981451" calcext:value-type="float">
            <text:p>-2.9181692898</text:p>
          </table:table-cell>
          <table:table-cell office:value-type="float" office:value="-0.200316473618725" calcext:value-type="float">
            <text:p>-0.2003164736</text:p>
          </table:table-cell>
          <table:table-cell office:value-type="float" office:value="-2.41723051139557" calcext:value-type="float">
            <text:p>-2.4172305114</text:p>
          </table:table-cell>
          <table:table-cell office:value-type="float" office:value="-0.882658859792023" calcext:value-type="float">
            <text:p>-0.8826588598</text:p>
          </table:table-cell>
          <table:table-cell office:value-type="float" office:value="-3.35548560755946" calcext:value-type="float">
            <text:p>-3.3554856076</text:p>
          </table:table-cell>
          <table:table-cell office:value-type="float" office:value="-1.36397651456323" calcext:value-type="float">
            <text:p>-1.3639765146</text:p>
          </table:table-cell>
          <table:table-cell office:value-type="float" office:value="-2.50896713307021" calcext:value-type="float">
            <text:p>-2.5089671331</text:p>
          </table:table-cell>
          <table:table-cell office:value-type="float" office:value="-3.06408514698814" calcext:value-type="float">
            <text:p>-3.064085147</text:p>
          </table:table-cell>
          <table:table-cell office:value-type="float" office:value="-3.06980549234283" calcext:value-type="float">
            <text:p>-3.0698054923</text:p>
          </table:table-cell>
          <table:table-cell office:value-type="float" office:value="-0.760483154172797" calcext:value-type="float">
            <text:p>-0.7604831542</text:p>
          </table:table-cell>
          <table:table-cell office:value-type="float" office:value="-2.36886789615393" calcext:value-type="float">
            <text:p>-2.3688678962</text:p>
          </table:table-cell>
          <table:table-cell office:value-type="float" office:value="-1.93521973465849" calcext:value-type="float">
            <text:p>-1.9352197347</text:p>
          </table:table-cell>
          <table:table-cell office:value-type="float" office:value="-2.50153565100133" calcext:value-type="float">
            <text:p>-2.501535651</text:p>
          </table:table-cell>
          <table:table-cell office:value-type="float" office:value="-1.09162564220935" calcext:value-type="float">
            <text:p>-1.0916256422</text:p>
          </table:table-cell>
          <table:table-cell office:value-type="float" office:value="-1.8294925851334" calcext:value-type="float">
            <text:p>-1.8294925851</text:p>
          </table:table-cell>
          <table:table-cell office:value-type="float" office:value="-2.23236157044331" calcext:value-type="float">
            <text:p>-2.2323615704</text:p>
          </table:table-cell>
          <table:table-cell office:value-type="float" office:value="-3.40867585272852" calcext:value-type="float">
            <text:p>-3.4086758527</text:p>
          </table:table-cell>
          <table:table-cell office:value-type="float" office:value="-1.7299360127667" calcext:value-type="float">
            <text:p>-1.7299360128</text:p>
          </table:table-cell>
          <table:table-cell office:value-type="float" office:value="-2.9470377591102" calcext:value-type="float">
            <text:p>-2.9470377591</text:p>
          </table:table-cell>
          <table:table-cell office:value-type="float" office:value="-3.16402600577763" calcext:value-type="float">
            <text:p>-3.1640260058</text:p>
          </table:table-cell>
          <table:table-cell office:value-type="float" office:value="-2.55132663370468" calcext:value-type="float">
            <text:p>-2.5513266337</text:p>
          </table:table-cell>
          <table:table-cell office:value-type="float" office:value="-2.29340936476875" calcext:value-type="float">
            <text:p>-2.2934093648</text:p>
          </table:table-cell>
          <table:table-cell office:value-type="float" office:value="-2.90388393315592" calcext:value-type="float">
            <text:p>-2.9038839332</text:p>
          </table:table-cell>
          <table:table-cell office:value-type="float" office:value="-2.73343735950788" calcext:value-type="float">
            <text:p>-2.7334373595</text:p>
          </table:table-cell>
          <table:table-cell office:value-type="float" office:value="-2.72512759483978" calcext:value-type="float">
            <text:p>-2.7251275948</text:p>
          </table:table-cell>
          <table:table-cell office:value-type="float" office:value="-2.73126066604167" calcext:value-type="float">
            <text:p>-2.731260666</text:p>
          </table:table-cell>
          <table:table-cell office:value-type="float" office:value="-1.83815163426126" calcext:value-type="float">
            <text:p>-1.8381516343</text:p>
          </table:table-cell>
          <table:table-cell office:value-type="float" office:value="-2.72928623738712" calcext:value-type="float">
            <text:p>-2.7292862374</text:p>
          </table:table-cell>
          <table:table-cell office:value-type="float" office:value="-2.31968603295429" calcext:value-type="float">
            <text:p>-2.319686033</text:p>
          </table:table-cell>
          <table:table-cell office:value-type="float" office:value="-2.31849728135313" calcext:value-type="float">
            <text:p>-2.3184972814</text:p>
          </table:table-cell>
          <table:table-cell office:value-type="float" office:value="-2.45154809115309" calcext:value-type="float">
            <text:p>-2.4515480912</text:p>
          </table:table-cell>
          <table:table-cell office:value-type="float" office:value="-2.79152853410129" calcext:value-type="float">
            <text:p>-2.7915285341</text:p>
          </table:table-cell>
          <table:table-cell office:value-type="float" office:value="-1.36804051364944" calcext:value-type="float">
            <text:p>-1.3680405136</text:p>
          </table:table-cell>
          <table:table-cell office:value-type="float" office:value="-3.19042667663926" calcext:value-type="float">
            <text:p>-3.1904266766</text:p>
          </table:table-cell>
          <table:table-cell office:value-type="float" office:value="-2.05284843274267" calcext:value-type="float">
            <text:p>-2.0528484327</text:p>
          </table:table-cell>
          <table:table-cell office:value-type="float" office:value="9.22999999999997" calcext:value-type="float">
            <text:p>9.23</text:p>
          </table:table-cell>
          <table:table-cell office:value-type="float" office:value="2.05" calcext:value-type="float">
            <text:p>2.05</text:p>
          </table:table-cell>
          <table:table-cell office:value-type="float" office:value="1.10999999999998" calcext:value-type="float">
            <text:p>1.11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49999999999976" calcext:value-type="float">
            <text:p>0.85</text:p>
          </table:table-cell>
          <table:table-cell office:value-type="float" office:value="0.577834050536771" calcext:value-type="float">
            <text:p>0.5778340505</text:p>
          </table:table-cell>
          <table:table-cell office:value-type="float" office:value="-2.8687124337831" calcext:value-type="float">
            <text:p>-2.8687124338</text:p>
          </table:table-cell>
          <table:table-cell office:value-type="float" office:value="0.195610851350911" calcext:value-type="float">
            <text:p>0.1956108514</text:p>
          </table:table-cell>
          <table:table-cell office:value-type="float" office:value="-2.54636878795752" calcext:value-type="float">
            <text:p>-2.546368788</text:p>
          </table:table-cell>
          <table:table-cell office:value-type="float" office:value="0.107564664910395" calcext:value-type="float">
            <text:p>0.1075646649</text:p>
          </table:table-cell>
          <table:table-cell office:value-type="float" office:value="-3.03855561128102" calcext:value-type="float">
            <text:p>-3.0385556113</text:p>
          </table:table-cell>
          <table:table-cell office:value-type="float" office:value="-0.274658534275464" calcext:value-type="float">
            <text:p>-0.2746585343</text:p>
          </table:table-cell>
          <table:table-cell office:value-type="float" office:value="-2.71621196545544" calcext:value-type="float">
            <text:p>-2.7162119655</text:p>
          </table:table-cell>
          <table:table-cell office:value-type="float" office:value="-0.186612347834949" calcext:value-type="float">
            <text:p>-0.1866123478</text:p>
          </table:table-cell>
          <table:table-cell office:value-type="float" office:value="-2.22402514213194" calcext:value-type="float">
            <text:p>-2.2240251421</text:p>
          </table:table-cell>
          <table:table-cell office:value-type="float" office:value="-0.36270472071598" calcext:value-type="float">
            <text:p>-0.3627047207</text:p>
          </table:table-cell>
          <table:table-cell office:value-type="float" office:value="-3.20839878877894" calcext:value-type="float">
            <text:p>-3.2083987888</text:p>
          </table:table-cell>
          <table:table-cell office:value-type="float" office:value="-0.74492791990184" calcext:value-type="float">
            <text:p>-0.7449279199</text:p>
          </table:table-cell>
          <table:table-cell office:value-type="float" office:value="-2.88605514295337" calcext:value-type="float">
            <text:p>-2.886055143</text:p>
          </table:table-cell>
          <table:table-cell office:value-type="float" office:value="-0.656881733461324" calcext:value-type="float">
            <text:p>-0.6568817335</text:p>
          </table:table-cell>
          <table:table-cell office:value-type="float" office:value="-2.39386831962986" calcext:value-type="float">
            <text:p>-2.3938683196</text:p>
          </table:table-cell>
          <table:table-cell office:value-type="float" office:value="-0.832974106342355" calcext:value-type="float">
            <text:p>-0.8329741063</text:p>
          </table:table-cell>
          <table:table-cell office:value-type="float" office:value="-3.37824196627687" calcext:value-type="float">
            <text:p>-3.3782419663</text:p>
          </table:table-cell>
          <table:table-cell office:value-type="float" office:value="-0.568835547020809" calcext:value-type="float">
            <text:p>-0.568835547</text:p>
          </table:table-cell>
          <table:table-cell office:value-type="float" office:value="-1.90168149630636" calcext:value-type="float">
            <text:p>-1.9016814963</text:p>
          </table:table-cell>
          <table:table-cell office:value-type="float" office:value="-1.1271511190877" calcext:value-type="float">
            <text:p>-1.1271511191</text:p>
          </table:table-cell>
          <table:table-cell office:value-type="float" office:value="-2.56371149712779" calcext:value-type="float">
            <text:p>-2.5637114971</text:p>
          </table:table-cell>
          <table:table-cell office:value-type="float" office:value="-1.03910493264718" calcext:value-type="float">
            <text:p>-1.0391049326</text:p>
          </table:table-cell>
          <table:table-cell office:value-type="float" office:value="-2.07152467380428" calcext:value-type="float">
            <text:p>-2.0715246738</text:p>
          </table:table-cell>
          <table:table-cell office:value-type="float" office:value="-1.21519730552822" calcext:value-type="float">
            <text:p>-1.2151973055</text:p>
          </table:table-cell>
          <table:table-cell office:value-type="float" office:value="-3.05589832045129" calcext:value-type="float">
            <text:p>-3.0558983205</text:p>
          </table:table-cell>
          <table:table-cell office:value-type="float" office:value="-1.50937431827356" calcext:value-type="float">
            <text:p>-1.5093743183</text:p>
          </table:table-cell>
          <table:table-cell office:value-type="float" office:value="-2.24136785130221" calcext:value-type="float">
            <text:p>-2.2413678513</text:p>
          </table:table-cell>
          <table:table-cell office:value-type="float" office:value="-1.59742050471407" calcext:value-type="float">
            <text:p>-1.5974205047</text:p>
          </table:table-cell>
          <table:table-cell office:value-type="float" office:value="-2.73355467462571" calcext:value-type="float">
            <text:p>-2.7335546746</text:p>
          </table:table-cell>
          <table:table-cell office:value-type="float" office:value="-1.42132813183304" calcext:value-type="float">
            <text:p>-1.4213281318</text:p>
          </table:table-cell>
          <table:table-cell office:value-type="float" office:value="-1.7491810279787" calcext:value-type="float">
            <text:p>-1.749181028</text:p>
          </table:table-cell>
          <table:table-cell office:value-type="float" office:value="-1.68546669115459" calcext:value-type="float">
            <text:p>-1.6854666912</text:p>
          </table:table-cell>
          <table:table-cell office:value-type="float" office:value="-3.22574149794921" calcext:value-type="float">
            <text:p>-3.2257414979</text:p>
          </table:table-cell>
          <table:table-cell office:value-type="float" office:value="-1.97964370389994" calcext:value-type="float">
            <text:p>-1.9796437039</text:p>
          </table:table-cell>
          <table:table-cell office:value-type="float" office:value="-2.41121102880013" calcext:value-type="float">
            <text:p>-2.4112110288</text:p>
          </table:table-cell>
          <table:table-cell office:value-type="float" office:value="-1.89159751745942" calcext:value-type="float">
            <text:p>-1.8915975175</text:p>
          </table:table-cell>
          <table:table-cell office:value-type="float" office:value="-1.91902420547663" calcext:value-type="float">
            <text:p>-1.9190242055</text:p>
          </table:table-cell>
          <table:table-cell office:value-type="float" office:value="-2.06768989034045" calcext:value-type="float">
            <text:p>-2.0676898903</text:p>
          </table:table-cell>
          <table:table-cell office:value-type="float" office:value="-2.90339785212363" calcext:value-type="float">
            <text:p>-2.903397852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2]</text:p>
          </table:table-cell>
          <table:table-cell office:value-type="float" office:value="-4" calcext:value-type="float">
            <text:p>-4</text:p>
          </table:table-cell>
          <table:table-cell office:value-type="float" office:value="0.495542996448422" calcext:value-type="float">
            <text:p>0.4955429964</text:p>
          </table:table-cell>
          <table:table-cell office:value-type="float" office:value="-2.85878585425335" calcext:value-type="float">
            <text:p>-2.8587858543</text:p>
          </table:table-cell>
          <table:table-cell office:value-type="float" office:value="-0.42589032225564" calcext:value-type="float">
            <text:p>-0.4258903223</text:p>
          </table:table-cell>
          <table:table-cell office:value-type="float" office:value="-2.97226377209829" calcext:value-type="float">
            <text:p>-2.9722637721</text:p>
          </table:table-cell>
          <table:table-cell office:value-type="float" office:value="-1.13534650135987" calcext:value-type="float">
            <text:p>-1.1353465014</text:p>
          </table:table-cell>
          <table:table-cell office:value-type="float" office:value="-2.92177359241974" calcext:value-type="float">
            <text:p>-2.9217735924</text:p>
          </table:table-cell>
          <table:table-cell office:value-type="float" office:value="-0.240282581384992" calcext:value-type="float">
            <text:p>-0.2402825814</text:p>
          </table:table-cell>
          <table:table-cell office:value-type="float" office:value="-2.41887678901953" calcext:value-type="float">
            <text:p>-2.418876789</text:p>
          </table:table-cell>
          <table:table-cell office:value-type="float" office:value="-0.922642090136937" calcext:value-type="float">
            <text:p>-0.9226420901</text:p>
          </table:table-cell>
          <table:table-cell office:value-type="float" office:value="-3.35664374882265" calcext:value-type="float">
            <text:p>-3.3566437488</text:p>
          </table:table-cell>
          <table:table-cell office:value-type="float" office:value="-1.40396364833884" calcext:value-type="float">
            <text:p>-1.4039636483</text:p>
          </table:table-cell>
          <table:table-cell office:value-type="float" office:value="-2.50795267143416" calcext:value-type="float">
            <text:p>-2.5079526714</text:p>
          </table:table-cell>
          <table:table-cell office:value-type="float" office:value="-3.09981674256237" calcext:value-type="float">
            <text:p>-3.0998167426</text:p>
          </table:table-cell>
          <table:table-cell office:value-type="float" office:value="-3.05182625215535" calcext:value-type="float">
            <text:p>-3.0518262522</text:p>
          </table:table-cell>
          <table:table-cell office:value-type="float" office:value="-0.800480151046875" calcext:value-type="float">
            <text:p>-0.800480151</text:p>
          </table:table-cell>
          <table:table-cell office:value-type="float" office:value="-2.36837775224142" calcext:value-type="float">
            <text:p>-2.3683777522</text:p>
          </table:table-cell>
          <table:table-cell office:value-type="float" office:value="-1.97398201930969" calcext:value-type="float">
            <text:p>-1.9739820193</text:p>
          </table:table-cell>
          <table:table-cell office:value-type="float" office:value="-2.49166218714007" calcext:value-type="float">
            <text:p>-2.4916621871</text:p>
          </table:table-cell>
          <table:table-cell office:value-type="float" office:value="-1.13124521859016" calcext:value-type="float">
            <text:p>-1.1312452186</text:p>
          </table:table-cell>
          <table:table-cell office:value-type="float" office:value="-1.83499614465478" calcext:value-type="float">
            <text:p>-1.8349961447</text:p>
          </table:table-cell>
          <table:table-cell office:value-type="float" office:value="-2.27228803634287" calcext:value-type="float">
            <text:p>-2.2722880363</text:p>
          </table:table-cell>
          <table:table-cell office:value-type="float" office:value="-3.4062515341085" calcext:value-type="float">
            <text:p>-3.4062515341</text:p>
          </table:table-cell>
          <table:table-cell office:value-type="float" office:value="-1.76937364102021" calcext:value-type="float">
            <text:p>-1.769373641</text:p>
          </table:table-cell>
          <table:table-cell office:value-type="float" office:value="-2.94035393701968" calcext:value-type="float">
            <text:p>-2.940353937</text:p>
          </table:table-cell>
          <table:table-cell office:value-type="float" office:value="-3.19986083531038" calcext:value-type="float">
            <text:p>-3.1998608353</text:p>
          </table:table-cell>
          <table:table-cell office:value-type="float" office:value="-2.53355404266232" calcext:value-type="float">
            <text:p>-2.5335540427</text:p>
          </table:table-cell>
          <table:table-cell office:value-type="float" office:value="-2.3322281446379" calcext:value-type="float">
            <text:p>-2.3322281446</text:p>
          </table:table-cell>
          <table:table-cell office:value-type="float" office:value="-2.91353288799414" calcext:value-type="float">
            <text:p>-2.913532888</text:p>
          </table:table-cell>
          <table:table-cell office:value-type="float" office:value="-2.77267410917341" calcext:value-type="float">
            <text:p>-2.7726741092</text:p>
          </table:table-cell>
          <table:table-cell office:value-type="float" office:value="-2.71735086829938" calcext:value-type="float">
            <text:p>-2.7173508683</text:p>
          </table:table-cell>
          <table:table-cell office:value-type="float" office:value="-2.73972886818602" calcext:value-type="float">
            <text:p>-2.7397288682</text:p>
          </table:table-cell>
          <table:table-cell office:value-type="float" office:value="-1.79905829016738" calcext:value-type="float">
            <text:p>-1.7990582902</text:p>
          </table:table-cell>
          <table:table-cell office:value-type="float" office:value="-2.74748848402221" calcext:value-type="float">
            <text:p>-2.747488484</text:p>
          </table:table-cell>
          <table:table-cell office:value-type="float" office:value="-2.28406752347627" calcext:value-type="float">
            <text:p>-2.2840675235</text:p>
          </table:table-cell>
          <table:table-cell office:value-type="float" office:value="-2.35843510893481" calcext:value-type="float">
            <text:p>-2.3584351089</text:p>
          </table:table-cell>
          <table:table-cell office:value-type="float" office:value="-2.45377742469837" calcext:value-type="float">
            <text:p>-2.4537774247</text:p>
          </table:table-cell>
          <table:table-cell office:value-type="float" office:value="-2.82691435780057" calcext:value-type="float">
            <text:p>-2.8269143578</text:p>
          </table:table-cell>
          <table:table-cell office:value-type="float" office:value="-1.34938995116131" calcext:value-type="float">
            <text:p>-1.3493899512</text:p>
          </table:table-cell>
          <table:table-cell office:value-type="float" office:value="-3.20904438324213" calcext:value-type="float">
            <text:p>-3.2090443832</text:p>
          </table:table-cell>
          <table:table-cell office:value-type="float" office:value="-2.01744531139935" calcext:value-type="float">
            <text:p>-2.0174453114</text:p>
          </table:table-cell>
          <table:table-cell office:value-type="float" office:value="9.20199999999996" calcext:value-type="float">
            <text:p>9.202</text:p>
          </table:table-cell>
          <table:table-cell office:value-type="float" office:value="2.05" calcext:value-type="float">
            <text:p>2.05</text:p>
          </table:table-cell>
          <table:table-cell office:value-type="float" office:value="1.12399999999998" calcext:value-type="float">
            <text:p>1.12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39999999999975" calcext:value-type="float">
            <text:p>0.84</text:p>
          </table:table-cell>
          <table:table-cell office:value-type="float" office:value="0.525879155203479" calcext:value-type="float">
            <text:p>0.5258791552</text:p>
          </table:table-cell>
          <table:table-cell office:value-type="float" office:value="-2.86654705831757" calcext:value-type="float">
            <text:p>-2.8665470583</text:p>
          </table:table-cell>
          <table:table-cell office:value-type="float" office:value="0.168342148656673" calcext:value-type="float">
            <text:p>0.1683421487</text:p>
          </table:table-cell>
          <table:table-cell office:value-type="float" office:value="-2.51702268298797" calcext:value-type="float">
            <text:p>-2.517022683</text:p>
          </table:table-cell>
          <table:table-cell office:value-type="float" office:value="0.0444136636527525" calcext:value-type="float">
            <text:p>0.0444136637</text:p>
          </table:table-cell>
          <table:table-cell office:value-type="float" office:value="-3.00142100111535" calcext:value-type="float">
            <text:p>-3.0014210011</text:p>
          </table:table-cell>
          <table:table-cell office:value-type="float" office:value="-0.313123342894053" calcext:value-type="float">
            <text:p>-0.3131233429</text:p>
          </table:table-cell>
          <table:table-cell office:value-type="float" office:value="-2.65189662578575" calcext:value-type="float">
            <text:p>-2.6518966258</text:p>
          </table:table-cell>
          <table:table-cell office:value-type="float" office:value="-0.189194857890132" calcext:value-type="float">
            <text:p>-0.1891948579</text:p>
          </table:table-cell>
          <table:table-cell office:value-type="float" office:value="-2.16749830765837" calcext:value-type="float">
            <text:p>-2.1674983077</text:p>
          </table:table-cell>
          <table:table-cell office:value-type="float" office:value="-0.437051827897974" calcext:value-type="float">
            <text:p>-0.4370518279</text:p>
          </table:table-cell>
          <table:table-cell office:value-type="float" office:value="-3.13629494391312" calcext:value-type="float">
            <text:p>-3.1362949439</text:p>
          </table:table-cell>
          <table:table-cell office:value-type="float" office:value="-0.794588834444779" calcext:value-type="float">
            <text:p>-0.7945888344</text:p>
          </table:table-cell>
          <table:table-cell office:value-type="float" office:value="-2.78677056858352" calcext:value-type="float">
            <text:p>-2.7867705686</text:p>
          </table:table-cell>
          <table:table-cell office:value-type="float" office:value="-0.670660349440859" calcext:value-type="float">
            <text:p>-0.6706603494</text:p>
          </table:table-cell>
          <table:table-cell office:value-type="float" office:value="-2.30237225045614" calcext:value-type="float">
            <text:p>-2.3023722505</text:p>
          </table:table-cell>
          <table:table-cell office:value-type="float" office:value="-0.9185173194487" calcext:value-type="float">
            <text:p>-0.9185173194</text:p>
          </table:table-cell>
          <table:table-cell office:value-type="float" office:value="-3.2711688867109" calcext:value-type="float">
            <text:p>-3.2711688867</text:p>
          </table:table-cell>
          <table:table-cell office:value-type="float" office:value="-0.546731864436938" calcext:value-type="float">
            <text:p>-0.5467318644</text:p>
          </table:table-cell>
          <table:table-cell office:value-type="float" office:value="-1.81797393232876" calcext:value-type="float">
            <text:p>-1.8179739323</text:p>
          </table:table-cell>
          <table:table-cell office:value-type="float" office:value="-1.15212584099159" calcext:value-type="float">
            <text:p>-1.152125841</text:p>
          </table:table-cell>
          <table:table-cell office:value-type="float" office:value="-2.43724619325392" calcext:value-type="float">
            <text:p>-2.4372461933</text:p>
          </table:table-cell>
          <table:table-cell office:value-type="float" office:value="-1.02819735598766" calcext:value-type="float">
            <text:p>-1.028197356</text:p>
          </table:table-cell>
          <table:table-cell office:value-type="float" office:value="-1.95284787512654" calcext:value-type="float">
            <text:p>-1.9528478751</text:p>
          </table:table-cell>
          <table:table-cell office:value-type="float" office:value="-1.27605432599551" calcext:value-type="float">
            <text:p>-1.276054326</text:p>
          </table:table-cell>
          <table:table-cell office:value-type="float" office:value="-2.9216445113813" calcext:value-type="float">
            <text:p>-2.9216445114</text:p>
          </table:table-cell>
          <table:table-cell office:value-type="float" office:value="-1.50966284753839" calcext:value-type="float">
            <text:p>-1.5096628475</text:p>
          </table:table-cell>
          <table:table-cell office:value-type="float" office:value="-2.08772181792431" calcext:value-type="float">
            <text:p>-2.0877218179</text:p>
          </table:table-cell>
          <table:table-cell office:value-type="float" office:value="-1.63359133254231" calcext:value-type="float">
            <text:p>-1.6335913325</text:p>
          </table:table-cell>
          <table:table-cell office:value-type="float" office:value="-2.57212013605169" calcext:value-type="float">
            <text:p>-2.5721201361</text:p>
          </table:table-cell>
          <table:table-cell office:value-type="float" office:value="-1.38573436253447" calcext:value-type="float">
            <text:p>-1.3857343625</text:p>
          </table:table-cell>
          <table:table-cell office:value-type="float" office:value="-1.60332349979694" calcext:value-type="float">
            <text:p>-1.6033234998</text:p>
          </table:table-cell>
          <table:table-cell office:value-type="float" office:value="-1.75751981754623" calcext:value-type="float">
            <text:p>-1.7575198175</text:p>
          </table:table-cell>
          <table:table-cell office:value-type="float" office:value="-3.05651845417907" calcext:value-type="float">
            <text:p>-3.0565184542</text:p>
          </table:table-cell>
          <table:table-cell office:value-type="float" office:value="-1.99112833908912" calcext:value-type="float">
            <text:p>-1.9911283391</text:p>
          </table:table-cell>
          <table:table-cell office:value-type="float" office:value="-2.22259576072209" calcext:value-type="float">
            <text:p>-2.2225957607</text:p>
          </table:table-cell>
          <table:table-cell office:value-type="float" office:value="-1.8671998540852" calcext:value-type="float">
            <text:p>-1.8671998541</text:p>
          </table:table-cell>
          <table:table-cell office:value-type="float" office:value="-1.73819744259471" calcext:value-type="float">
            <text:p>-1.7381974426</text:p>
          </table:table-cell>
          <table:table-cell office:value-type="float" office:value="-2.11505682409304" calcext:value-type="float">
            <text:p>-2.1150568241</text:p>
          </table:table-cell>
          <table:table-cell office:value-type="float" office:value="-2.70699407884947" calcext:value-type="float">
            <text:p>-2.70699407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0]</text:p>
          </table:table-cell>
          <table:table-cell office:value-type="float" office:value="-1" calcext:value-type="float">
            <text:p>-1</text:p>
          </table:table-cell>
          <table:table-cell office:value-type="float" office:value="-0.0414985969714577" calcext:value-type="float">
            <text:p>-0.041498597</text:p>
          </table:table-cell>
          <table:table-cell office:value-type="float" office:value="-2.83659204821098" calcext:value-type="float">
            <text:p>-2.8365920482</text:p>
          </table:table-cell>
          <table:table-cell office:value-type="float" office:value="-0.469207755682332" calcext:value-type="float">
            <text:p>-0.4692077557</text:p>
          </table:table-cell>
          <table:table-cell office:value-type="float" office:value="-2.47702986280752" calcext:value-type="float">
            <text:p>-2.4770298628</text:p>
          </table:table-cell>
          <table:table-cell office:value-type="float" office:value="-1.7115525201606" calcext:value-type="float">
            <text:p>-1.7115525202</text:p>
          </table:table-cell>
          <table:table-cell office:value-type="float" office:value="-3.4925525608013" calcext:value-type="float">
            <text:p>-3.4925525608</text:p>
          </table:table-cell>
          <table:table-cell office:value-type="float" office:value="-1.122005314116" calcext:value-type="float">
            <text:p>-1.1220053141</text:p>
          </table:table-cell>
          <table:table-cell office:value-type="float" office:value="-2.90398944023327" calcext:value-type="float">
            <text:p>-2.9039894402</text:p>
          </table:table-cell>
          <table:table-cell office:value-type="float" office:value="-1.00374250675548" calcext:value-type="float">
            <text:p>-1.0037425068</text:p>
          </table:table-cell>
          <table:table-cell office:value-type="float" office:value="-2.23197836747474" calcext:value-type="float">
            <text:p>-2.2319783675</text:p>
          </table:table-cell>
          <table:table-cell office:value-type="float" office:value="-1.8262620330364" calcext:value-type="float">
            <text:p>-1.826262033</text:p>
          </table:table-cell>
          <table:table-cell office:value-type="float" office:value="-2.98134575036546" calcext:value-type="float">
            <text:p>-2.9813457504</text:p>
          </table:table-cell>
          <table:table-cell office:value-type="float" office:value="-2.95685750332275" calcext:value-type="float">
            <text:p>-2.9568575033</text:p>
          </table:table-cell>
          <table:table-cell office:value-type="float" office:value="-3.15300280661708" calcext:value-type="float">
            <text:p>-3.1530028066</text:p>
          </table:table-cell>
          <table:table-cell office:value-type="float" office:value="-2.32018641234587" calcext:value-type="float">
            <text:p>-2.3201864123</text:p>
          </table:table-cell>
          <table:table-cell office:value-type="float" office:value="-3.39389559292934" calcext:value-type="float">
            <text:p>-3.3938955929</text:p>
          </table:table-cell>
          <table:table-cell office:value-type="float" office:value="-2.40893951953361" calcext:value-type="float">
            <text:p>-2.4089395195</text:p>
          </table:table-cell>
          <table:table-cell office:value-type="float" office:value="-2.98131076798519" calcext:value-type="float">
            <text:p>-2.981310768</text:p>
          </table:table-cell>
          <table:table-cell office:value-type="float" office:value="-1.70975026271713" calcext:value-type="float">
            <text:p>-1.7097502627</text:p>
          </table:table-cell>
          <table:table-cell office:value-type="float" office:value="-2.36087312777283" calcext:value-type="float">
            <text:p>-2.3608731278</text:p>
          </table:table-cell>
          <table:table-cell office:value-type="float" office:value="-3.29145369717844" calcext:value-type="float">
            <text:p>-3.2914536972</text:p>
          </table:table-cell>
          <table:table-cell office:value-type="float" office:value="-2.26300923588311" calcext:value-type="float">
            <text:p>-2.2630092359</text:p>
          </table:table-cell>
          <table:table-cell office:value-type="float" office:value="-2.59293257296385" calcext:value-type="float">
            <text:p>-2.592932573</text:p>
          </table:table-cell>
          <table:table-cell office:value-type="float" office:value="-2.59716434414154" calcext:value-type="float">
            <text:p>-2.5971643441</text:p>
          </table:table-cell>
          <table:table-cell office:value-type="float" office:value="-2.1532370451099" calcext:value-type="float">
            <text:p>-2.1532370451</text:p>
          </table:table-cell>
          <table:table-cell office:value-type="float" office:value="-2.51699332218584" calcext:value-type="float">
            <text:p>-2.5169933222</text:p>
          </table:table-cell>
          <table:table-cell office:value-type="float" office:value="-3.00955908505318" calcext:value-type="float">
            <text:p>-3.0095590851</text:p>
          </table:table-cell>
          <table:table-cell office:value-type="float" office:value="-2.71304064317291" calcext:value-type="float">
            <text:p>-2.7130406432</text:p>
          </table:table-cell>
          <table:table-cell office:value-type="float" office:value="-3.67790146515046" calcext:value-type="float">
            <text:p>-3.6779014652</text:p>
          </table:table-cell>
          <table:table-cell office:value-type="float" office:value="-2.05288345675942" calcext:value-type="float">
            <text:p>-2.0528834568</text:p>
          </table:table-cell>
          <table:table-cell office:value-type="float" office:value="-2.74504528831035" calcext:value-type="float">
            <text:p>-2.7450452883</text:p>
          </table:table-cell>
          <table:table-cell office:value-type="float" office:value="-1.72359170872215" calcext:value-type="float">
            <text:p>-1.7235917087</text:p>
          </table:table-cell>
          <table:table-cell office:value-type="float" office:value="-3.56298655771525" calcext:value-type="float">
            <text:p>-3.5629865577</text:p>
          </table:table-cell>
          <table:table-cell office:value-type="float" office:value="-2.75944383773718" calcext:value-type="float">
            <text:p>-2.7594438377</text:p>
          </table:table-cell>
          <table:table-cell office:value-type="float" office:value="-3.19823321488032" calcext:value-type="float">
            <text:p>-3.1982332149</text:p>
          </table:table-cell>
          <table:table-cell office:value-type="float" office:value="-1.81615228565622" calcext:value-type="float">
            <text:p>-1.8161522857</text:p>
          </table:table-cell>
          <table:table-cell office:value-type="float" office:value="-2.94133445684218" calcext:value-type="float">
            <text:p>-2.9413344568</text:p>
          </table:table-cell>
          <table:table-cell office:value-type="float" office:value="-2.30250402584005" calcext:value-type="float">
            <text:p>-2.3025040258</text:p>
          </table:table-cell>
          <table:table-cell office:value-type="float" office:value="-2.58778883150523" calcext:value-type="float">
            <text:p>-2.5877888315</text:p>
          </table:table-cell>
          <table:table-cell office:value-type="float" office:value="-2.23818526424593" calcext:value-type="float">
            <text:p>-2.2381852642</text:p>
          </table:table-cell>
          <table:table-cell office:value-type="float" office:value="10.63" calcext:value-type="float">
            <text:p>10.63</text:p>
          </table:table-cell>
          <table:table-cell office:value-type="float" office:value="2.05" calcext:value-type="float">
            <text:p>2.05</text:p>
          </table:table-cell>
          <table:table-cell office:value-type="float" office:value="0.409999999999981" calcext:value-type="float">
            <text:p>0.41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4999999999998" calcext:value-type="float">
            <text:p>1.35</text:p>
          </table:table-cell>
          <table:table-cell office:value-type="float" office:value="0.120814758017643" calcext:value-type="float">
            <text:p>0.120814758</text:p>
          </table:table-cell>
          <table:table-cell office:value-type="float" office:value="-2.8370675753111" calcext:value-type="float">
            <text:p>-2.8370675753</text:p>
          </table:table-cell>
          <table:table-cell office:value-type="float" office:value="-0.31146366734118" calcext:value-type="float">
            <text:p>-0.3114636673</text:p>
          </table:table-cell>
          <table:table-cell office:value-type="float" office:value="-2.58580006254971" calcext:value-type="float">
            <text:p>-2.5858000625</text:p>
          </table:table-cell>
          <table:table-cell office:value-type="float" office:value="-0.312928503858864" calcext:value-type="float">
            <text:p>-0.3129285039</text:p>
          </table:table-cell>
          <table:table-cell office:value-type="float" office:value="-3.08579791679908" calcext:value-type="float">
            <text:p>-3.0857979168</text:p>
          </table:table-cell>
          <table:table-cell office:value-type="float" office:value="-0.745206929217688" calcext:value-type="float">
            <text:p>-0.7452069292</text:p>
          </table:table-cell>
          <table:table-cell office:value-type="float" office:value="-2.83453040403768" calcext:value-type="float">
            <text:p>-2.834530404</text:p>
          </table:table-cell>
          <table:table-cell office:value-type="float" office:value="-0.743742092700003" calcext:value-type="float">
            <text:p>-0.7437420927</text:p>
          </table:table-cell>
          <table:table-cell office:value-type="float" office:value="-2.33453254978831" calcext:value-type="float">
            <text:p>-2.3345325498</text:p>
          </table:table-cell>
          <table:table-cell office:value-type="float" office:value="-0.746671765735373" calcext:value-type="float">
            <text:p>-0.7466717657</text:p>
          </table:table-cell>
          <table:table-cell office:value-type="float" office:value="-3.33452825828706" calcext:value-type="float">
            <text:p>-3.3345282583</text:p>
          </table:table-cell>
          <table:table-cell office:value-type="float" office:value="-1.1789501910942" calcext:value-type="float">
            <text:p>-1.1789501911</text:p>
          </table:table-cell>
          <table:table-cell office:value-type="float" office:value="-3.08326074552566" calcext:value-type="float">
            <text:p>-3.0832607455</text:p>
          </table:table-cell>
          <table:table-cell office:value-type="float" office:value="-1.17748535457651" calcext:value-type="float">
            <text:p>-1.1774853546</text:p>
          </table:table-cell>
          <table:table-cell office:value-type="float" office:value="-2.58326289127629" calcext:value-type="float">
            <text:p>-2.5832628913</text:p>
          </table:table-cell>
          <table:table-cell office:value-type="float" office:value="-1.18041502761188" calcext:value-type="float">
            <text:p>-1.1804150276</text:p>
          </table:table-cell>
          <table:table-cell office:value-type="float" office:value="-3.58325859977504" calcext:value-type="float">
            <text:p>-3.5832585998</text:p>
          </table:table-cell>
          <table:table-cell office:value-type="float" office:value="-1.17602051805883" calcext:value-type="float">
            <text:p>-1.1760205181</text:p>
          </table:table-cell>
          <table:table-cell office:value-type="float" office:value="-2.08326503702692" calcext:value-type="float">
            <text:p>-2.083265037</text:p>
          </table:table-cell>
          <table:table-cell office:value-type="float" office:value="-1.61122861645302" calcext:value-type="float">
            <text:p>-1.6112286165</text:p>
          </table:table-cell>
          <table:table-cell office:value-type="float" office:value="-2.83199323276427" calcext:value-type="float">
            <text:p>-2.8319932328</text:p>
          </table:table-cell>
          <table:table-cell office:value-type="float" office:value="-1.60976377993533" calcext:value-type="float">
            <text:p>-1.6097637799</text:p>
          </table:table-cell>
          <table:table-cell office:value-type="float" office:value="-2.3319953785149" calcext:value-type="float">
            <text:p>-2.3319953785</text:p>
          </table:table-cell>
          <table:table-cell office:value-type="float" office:value="-1.6126934529707" calcext:value-type="float">
            <text:p>-1.612693453</text:p>
          </table:table-cell>
          <table:table-cell office:value-type="float" office:value="-3.33199108701364" calcext:value-type="float">
            <text:p>-3.331991087</text:p>
          </table:table-cell>
          <table:table-cell office:value-type="float" office:value="-2.04350704181184" calcext:value-type="float">
            <text:p>-2.0435070418</text:p>
          </table:table-cell>
          <table:table-cell office:value-type="float" office:value="-2.58072572000288" calcext:value-type="float">
            <text:p>-2.58072572</text:p>
          </table:table-cell>
          <table:table-cell office:value-type="float" office:value="-2.04497187832953" calcext:value-type="float">
            <text:p>-2.0449718783</text:p>
          </table:table-cell>
          <table:table-cell office:value-type="float" office:value="-3.08072357425225" calcext:value-type="float">
            <text:p>-3.0807235743</text:p>
          </table:table-cell>
          <table:table-cell office:value-type="float" office:value="-2.04204220529416" calcext:value-type="float">
            <text:p>-2.0420422053</text:p>
          </table:table-cell>
          <table:table-cell office:value-type="float" office:value="-2.08072786575351" calcext:value-type="float">
            <text:p>-2.0807278658</text:p>
          </table:table-cell>
          <table:table-cell office:value-type="float" office:value="-2.04643671484721" calcext:value-type="float">
            <text:p>-2.0464367148</text:p>
          </table:table-cell>
          <table:table-cell office:value-type="float" office:value="-3.58072142850162" calcext:value-type="float">
            <text:p>-3.5807214285</text:p>
          </table:table-cell>
          <table:table-cell office:value-type="float" office:value="-2.47725030368835" calcext:value-type="float">
            <text:p>-2.4772503037</text:p>
          </table:table-cell>
          <table:table-cell office:value-type="float" office:value="-2.82945606149086" calcext:value-type="float">
            <text:p>-2.8294560615</text:p>
          </table:table-cell>
          <table:table-cell office:value-type="float" office:value="-2.47578546717066" calcext:value-type="float">
            <text:p>-2.4757854672</text:p>
          </table:table-cell>
          <table:table-cell office:value-type="float" office:value="-2.32945820724149" calcext:value-type="float">
            <text:p>-2.3294582072</text:p>
          </table:table-cell>
          <table:table-cell office:value-type="float" office:value="-2.47871514020603" calcext:value-type="float">
            <text:p>-2.4787151402</text:p>
          </table:table-cell>
          <table:table-cell office:value-type="float" office:value="-3.32945391574023" calcext:value-type="float">
            <text:p>-3.32945391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0]</text:p>
          </table:table-cell>
          <table:table-cell office:value-type="float" office:value="-2" calcext:value-type="float">
            <text:p>-2</text:p>
          </table:table-cell>
          <table:table-cell office:value-type="float" office:value="-0.0814864209191835" calcext:value-type="float">
            <text:p>-0.0814864209</text:p>
          </table:table-cell>
          <table:table-cell office:value-type="float" office:value="-2.83757893013183" calcext:value-type="float">
            <text:p>-2.8375789301</text:p>
          </table:table-cell>
          <table:table-cell office:value-type="float" office:value="-0.509204603924376" calcext:value-type="float">
            <text:p>-0.5092046039</text:p>
          </table:table-cell>
          <table:table-cell office:value-type="float" office:value="-2.47753198898983" calcext:value-type="float">
            <text:p>-2.477531989</text:p>
          </table:table-cell>
          <table:table-cell office:value-type="float" office:value="-1.75089796296025" calcext:value-type="float">
            <text:p>-1.750897963</text:p>
          </table:table-cell>
          <table:table-cell office:value-type="float" office:value="-3.48534588813632" calcext:value-type="float">
            <text:p>-3.4853458881</text:p>
          </table:table-cell>
          <table:table-cell office:value-type="float" office:value="-1.16194682966829" calcext:value-type="float">
            <text:p>-1.1619468297</text:p>
          </table:table-cell>
          <table:table-cell office:value-type="float" office:value="-2.9061516926205" calcext:value-type="float">
            <text:p>-2.9061516926</text:p>
          </table:table-cell>
          <table:table-cell office:value-type="float" office:value="-1.04371668506136" calcext:value-type="float">
            <text:p>-1.0437166851</text:p>
          </table:table-cell>
          <table:table-cell office:value-type="float" office:value="-2.23341540218889" calcext:value-type="float">
            <text:p>-2.2334154022</text:p>
          </table:table-cell>
          <table:table-cell office:value-type="float" office:value="-1.86590771755363" calcext:value-type="float">
            <text:p>-1.8659077176</text:p>
          </table:table-cell>
          <table:table-cell office:value-type="float" office:value="-2.97603352868712" calcext:value-type="float">
            <text:p>-2.9760335287</text:p>
          </table:table-cell>
          <table:table-cell office:value-type="float" office:value="-2.99049281413865" calcext:value-type="float">
            <text:p>-2.9904928141</text:p>
          </table:table-cell>
          <table:table-cell office:value-type="float" office:value="-3.13135411459382" calcext:value-type="float">
            <text:p>-3.1313541146</text:p>
          </table:table-cell>
          <table:table-cell office:value-type="float" office:value="-2.35606116420317" calcext:value-type="float">
            <text:p>-2.3560611642</text:p>
          </table:table-cell>
          <table:table-cell office:value-type="float" office:value="-3.37620372532932" calcext:value-type="float">
            <text:p>-3.3762037253</text:p>
          </table:table-cell>
          <table:table-cell office:value-type="float" office:value="-2.44231057152313" calcext:value-type="float">
            <text:p>-2.4423105715</text:p>
          </table:table-cell>
          <table:table-cell office:value-type="float" office:value="-2.95925690462494" calcext:value-type="float">
            <text:p>-2.9592569046</text:p>
          </table:table-cell>
          <table:table-cell office:value-type="float" office:value="-1.74790617947799" calcext:value-type="float">
            <text:p>-1.7479061795</text:p>
          </table:table-cell>
          <table:table-cell office:value-type="float" office:value="-2.37287837729706" calcext:value-type="float">
            <text:p>-2.3728783773</text:p>
          </table:table-cell>
          <table:table-cell office:value-type="float" office:value="-3.31755736882484" calcext:value-type="float">
            <text:p>-3.3175573688</text:p>
          </table:table-cell>
          <table:table-cell office:value-type="float" office:value="-2.23270084881655" calcext:value-type="float">
            <text:p>-2.2327008488</text:p>
          </table:table-cell>
          <table:table-cell office:value-type="float" office:value="-2.61987423602925" calcext:value-type="float">
            <text:p>-2.619874236</text:p>
          </table:table-cell>
          <table:table-cell office:value-type="float" office:value="-2.56759837060319" calcext:value-type="float">
            <text:p>-2.5675983706</text:p>
          </table:table-cell>
          <table:table-cell office:value-type="float" office:value="-2.19036389032619" calcext:value-type="float">
            <text:p>-2.1903638903</text:p>
          </table:table-cell>
          <table:table-cell office:value-type="float" office:value="-2.50210717546195" calcext:value-type="float">
            <text:p>-2.5021071755</text:p>
          </table:table-cell>
          <table:table-cell office:value-type="float" office:value="-3.03629629649713" calcext:value-type="float">
            <text:p>-3.0362962965</text:p>
          </table:table-cell>
          <table:table-cell office:value-type="float" office:value="-2.68328965118606" calcext:value-type="float">
            <text:p>-2.6832896512</text:p>
          </table:table-cell>
          <table:table-cell office:value-type="float" office:value="-3.70479846934763" calcext:value-type="float">
            <text:p>-3.7047984693</text:p>
          </table:table-cell>
          <table:table-cell office:value-type="float" office:value="-2.02327684997619" calcext:value-type="float">
            <text:p>-2.02327685</text:p>
          </table:table-cell>
          <table:table-cell office:value-type="float" office:value="-2.77851601497779" calcext:value-type="float">
            <text:p>-2.778516015</text:p>
          </table:table-cell>
          <table:table-cell office:value-type="float" office:value="-1.70168941531818" calcext:value-type="float">
            <text:p>-1.7016894153</text:p>
          </table:table-cell>
          <table:table-cell office:value-type="float" office:value="-3.58861567216918" calcext:value-type="float">
            <text:p>-3.5886156722</text:p>
          </table:table-cell>
          <table:table-cell office:value-type="float" office:value="-2.72873311497936" calcext:value-type="float">
            <text:p>-2.728733115</text:p>
          </table:table-cell>
          <table:table-cell office:value-type="float" office:value="-3.22981651820941" calcext:value-type="float">
            <text:p>-3.2298165182</text:p>
          </table:table-cell>
          <table:table-cell office:value-type="float" office:value="-1.79160651309103" calcext:value-type="float">
            <text:p>-1.7916065131</text:p>
          </table:table-cell>
          <table:table-cell office:value-type="float" office:value="-2.93686706980081" calcext:value-type="float">
            <text:p>-2.9368670698</text:p>
          </table:table-cell>
          <table:table-cell office:value-type="float" office:value="-2.26275427800409" calcext:value-type="float">
            <text:p>-2.262754278</text:p>
          </table:table-cell>
          <table:table-cell office:value-type="float" office:value="-2.60407614092653" calcext:value-type="float">
            <text:p>-2.6040761409</text:p>
          </table:table-cell>
          <table:table-cell office:value-type="float" office:value="-2.20165139568791" calcext:value-type="float">
            <text:p>-2.2016513957</text:p>
          </table:table-cell>
          <table:table-cell office:value-type="float" office:value="10.602" calcext:value-type="float">
            <text:p>10.602</text:p>
          </table:table-cell>
          <table:table-cell office:value-type="float" office:value="2.05" calcext:value-type="float">
            <text:p>2.05</text:p>
          </table:table-cell>
          <table:table-cell office:value-type="float" office:value="0.423999999999981" calcext:value-type="float">
            <text:p>0.42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3999999999998" calcext:value-type="float">
            <text:p>1.34</text:p>
          </table:table-cell>
          <table:table-cell office:value-type="float" office:value="0.0688583317728222" calcext:value-type="float">
            <text:p>0.0688583318</text:p>
          </table:table-cell>
          <table:table-cell office:value-type="float" office:value="-2.83919590138256" calcext:value-type="float">
            <text:p>-2.8391959014</text:p>
          </table:table-cell>
          <table:table-cell office:value-type="float" office:value="-0.361440711733704" calcext:value-type="float">
            <text:p>-0.3614407117</text:p>
          </table:table-cell>
          <table:table-cell office:value-type="float" office:value="-2.58455353814076" calcext:value-type="float">
            <text:p>-2.5845535381</text:p>
          </table:table-cell>
          <table:table-cell office:value-type="float" office:value="-0.366817945427544" calcext:value-type="float">
            <text:p>-0.3668179454</text:p>
          </table:table-cell>
          <table:table-cell office:value-type="float" office:value="-3.08452462266245" calcext:value-type="float">
            <text:p>-3.0845246227</text:p>
          </table:table-cell>
          <table:table-cell office:value-type="float" office:value="-0.79711698893407" calcext:value-type="float">
            <text:p>-0.7971169889</text:p>
          </table:table-cell>
          <table:table-cell office:value-type="float" office:value="-2.82988225942065" calcext:value-type="float">
            <text:p>-2.8298822594</text:p>
          </table:table-cell>
          <table:table-cell office:value-type="float" office:value="-0.791739755240229" calcext:value-type="float">
            <text:p>-0.7917397552</text:p>
          </table:table-cell>
          <table:table-cell office:value-type="float" office:value="-2.32991117489896" calcext:value-type="float">
            <text:p>-2.3299111749</text:p>
          </table:table-cell>
          <table:table-cell office:value-type="float" office:value="-0.802494222627911" calcext:value-type="float">
            <text:p>-0.8024942226</text:p>
          </table:table-cell>
          <table:table-cell office:value-type="float" office:value="-3.32985334394235" calcext:value-type="float">
            <text:p>-3.3298533439</text:p>
          </table:table-cell>
          <table:table-cell office:value-type="float" office:value="-1.23279326613444" calcext:value-type="float">
            <text:p>-1.2327932661</text:p>
          </table:table-cell>
          <table:table-cell office:value-type="float" office:value="-3.07521098070055" calcext:value-type="float">
            <text:p>-3.0752109807</text:p>
          </table:table-cell>
          <table:table-cell office:value-type="float" office:value="-1.2274160324406" calcext:value-type="float">
            <text:p>-1.2274160324</text:p>
          </table:table-cell>
          <table:table-cell office:value-type="float" office:value="-2.57523989617885" calcext:value-type="float">
            <text:p>-2.5752398962</text:p>
          </table:table-cell>
          <table:table-cell office:value-type="float" office:value="-1.23817049982828" calcext:value-type="float">
            <text:p>-1.2381704998</text:p>
          </table:table-cell>
          <table:table-cell office:value-type="float" office:value="-3.57518206522225" calcext:value-type="float">
            <text:p>-3.5751820652</text:p>
          </table:table-cell>
          <table:table-cell office:value-type="float" office:value="-1.22203879874676" calcext:value-type="float">
            <text:p>-1.2220387987</text:p>
          </table:table-cell>
          <table:table-cell office:value-type="float" office:value="-2.07526881165716" calcext:value-type="float">
            <text:p>-2.0752688117</text:p>
          </table:table-cell>
          <table:table-cell office:value-type="float" office:value="-1.66309230964096" calcext:value-type="float">
            <text:p>-1.6630923096</text:p>
          </table:table-cell>
          <table:table-cell office:value-type="float" office:value="-2.82056861745875" calcext:value-type="float">
            <text:p>-2.8205686175</text:p>
          </table:table-cell>
          <table:table-cell office:value-type="float" office:value="-1.65771507594712" calcext:value-type="float">
            <text:p>-1.6577150759</text:p>
          </table:table-cell>
          <table:table-cell office:value-type="float" office:value="-2.32059753293705" calcext:value-type="float">
            <text:p>-2.3205975329</text:p>
          </table:table-cell>
          <table:table-cell office:value-type="float" office:value="-1.6684695433348" calcext:value-type="float">
            <text:p>-1.6684695433</text:p>
          </table:table-cell>
          <table:table-cell office:value-type="float" office:value="-3.32053970198045" calcext:value-type="float">
            <text:p>-3.320539702</text:p>
          </table:table-cell>
          <table:table-cell office:value-type="float" office:value="-2.09339135314749" calcext:value-type="float">
            <text:p>-2.0933913531</text:p>
          </table:table-cell>
          <table:table-cell office:value-type="float" office:value="-2.56592625421695" calcext:value-type="float">
            <text:p>-2.5659262542</text:p>
          </table:table-cell>
          <table:table-cell office:value-type="float" office:value="-2.09876858684133" calcext:value-type="float">
            <text:p>-2.0987685868</text:p>
          </table:table-cell>
          <table:table-cell office:value-type="float" office:value="-3.06589733873865" calcext:value-type="float">
            <text:p>-3.0658973387</text:p>
          </table:table-cell>
          <table:table-cell office:value-type="float" office:value="-2.08801411945365" calcext:value-type="float">
            <text:p>-2.0880141195</text:p>
          </table:table-cell>
          <table:table-cell office:value-type="float" office:value="-2.06595516969525" calcext:value-type="float">
            <text:p>-2.0659551697</text:p>
          </table:table-cell>
          <table:table-cell office:value-type="float" office:value="-2.10414582053517" calcext:value-type="float">
            <text:p>-2.1041458205</text:p>
          </table:table-cell>
          <table:table-cell office:value-type="float" office:value="-3.56586842326034" calcext:value-type="float">
            <text:p>-3.5658684233</text:p>
          </table:table-cell>
          <table:table-cell office:value-type="float" office:value="-2.52906763034786" calcext:value-type="float">
            <text:p>-2.5290676303</text:p>
          </table:table-cell>
          <table:table-cell office:value-type="float" office:value="-2.81125497549685" calcext:value-type="float">
            <text:p>-2.8112549755</text:p>
          </table:table-cell>
          <table:table-cell office:value-type="float" office:value="-2.52369039665401" calcext:value-type="float">
            <text:p>-2.5236903967</text:p>
          </table:table-cell>
          <table:table-cell office:value-type="float" office:value="-2.31128389097515" calcext:value-type="float">
            <text:p>-2.311283891</text:p>
          </table:table-cell>
          <table:table-cell office:value-type="float" office:value="-2.5344448640417" calcext:value-type="float">
            <text:p>-2.534444864</text:p>
          </table:table-cell>
          <table:table-cell office:value-type="float" office:value="-3.31122606001854" calcext:value-type="float">
            <text:p>-3.3112260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0]</text:p>
          </table:table-cell>
          <table:table-cell office:value-type="float" office:value="-3" calcext:value-type="float">
            <text:p>-3</text:p>
          </table:table-cell>
          <table:table-cell office:value-type="float" office:value="-0.121368600339247" calcext:value-type="float">
            <text:p>-0.1213686003</text:p>
          </table:table-cell>
          <table:table-cell office:value-type="float" office:value="-2.84064679008722" calcext:value-type="float">
            <text:p>-2.8406467901</text:p>
          </table:table-cell>
          <table:table-cell office:value-type="float" office:value="-0.548233421395196" calcext:value-type="float">
            <text:p>-0.5482334214</text:p>
          </table:table-cell>
          <table:table-cell office:value-type="float" office:value="-2.48629277701542" calcext:value-type="float">
            <text:p>-2.486292777</text:p>
          </table:table-cell>
          <table:table-cell office:value-type="float" office:value="-1.79017518780189" calcext:value-type="float">
            <text:p>-1.7901751878</text:p>
          </table:table-cell>
          <table:table-cell office:value-type="float" office:value="-3.47777623763321" calcext:value-type="float">
            <text:p>-3.4777762376</text:p>
          </table:table-cell>
          <table:table-cell office:value-type="float" office:value="-1.20182357623111" calcext:value-type="float">
            <text:p>-1.2018235762</text:p>
          </table:table-cell>
          <table:table-cell office:value-type="float" office:value="-2.90928938023472" calcext:value-type="float">
            <text:p>-2.9092893802</text:p>
          </table:table-cell>
          <table:table-cell office:value-type="float" office:value="-1.08342128284358" calcext:value-type="float">
            <text:p>-1.0834212828</text:p>
          </table:table-cell>
          <table:table-cell office:value-type="float" office:value="-2.23826771245845" calcext:value-type="float">
            <text:p>-2.2382677125</text:p>
          </table:table-cell>
          <table:table-cell office:value-type="float" office:value="-1.90542414155026" calcext:value-type="float">
            <text:p>-1.9054241416</text:p>
          </table:table-cell>
          <table:table-cell office:value-type="float" office:value="-2.96983254211089" calcext:value-type="float">
            <text:p>-2.9698325421</text:p>
          </table:table-cell>
          <table:table-cell office:value-type="float" office:value="-3.02324402372924" calcext:value-type="float">
            <text:p>-3.0232440237</text:p>
          </table:table-cell>
          <table:table-cell office:value-type="float" office:value="-3.10838983210223" calcext:value-type="float">
            <text:p>-3.1083898321</text:p>
          </table:table-cell>
          <table:table-cell office:value-type="float" office:value="-2.39049857025341" calcext:value-type="float">
            <text:p>-2.3904985703</text:p>
          </table:table-cell>
          <table:table-cell office:value-type="float" office:value="-3.35585513656913" calcext:value-type="float">
            <text:p>-3.3558551366</text:p>
          </table:table-cell>
          <table:table-cell office:value-type="float" office:value="-2.47791122771342" calcext:value-type="float">
            <text:p>-2.4779112277</text:p>
          </table:table-cell>
          <table:table-cell office:value-type="float" office:value="-2.94101976453059" calcext:value-type="float">
            <text:p>-2.9410197645</text:p>
          </table:table-cell>
          <table:table-cell office:value-type="float" office:value="-1.7864176890771" calcext:value-type="float">
            <text:p>-1.7864176891</text:p>
          </table:table-cell>
          <table:table-cell office:value-type="float" office:value="-2.38368872550593" calcext:value-type="float">
            <text:p>-2.3836887255</text:p>
          </table:table-cell>
          <table:table-cell office:value-type="float" office:value="-3.34399792135216" calcext:value-type="float">
            <text:p>-3.3439979214</text:p>
          </table:table-cell>
          <table:table-cell office:value-type="float" office:value="-2.20268589950708" calcext:value-type="float">
            <text:p>-2.2026858995</text:p>
          </table:table-cell>
          <table:table-cell office:value-type="float" office:value="-2.6512974550022" calcext:value-type="float">
            <text:p>-2.651297455</text:p>
          </table:table-cell>
          <table:table-cell office:value-type="float" office:value="-2.54284799061867" calcext:value-type="float">
            <text:p>-2.5428479906</text:p>
          </table:table-cell>
          <table:table-cell office:value-type="float" office:value="-2.22737516265823" calcext:value-type="float">
            <text:p>-2.2273751627</text:p>
          </table:table-cell>
          <table:table-cell office:value-type="float" office:value="-2.48693596191907" calcext:value-type="float">
            <text:p>-2.4869359619</text:p>
          </table:table-cell>
          <table:table-cell office:value-type="float" office:value="-3.07190090939724" calcext:value-type="float">
            <text:p>-3.0719009094</text:p>
          </table:table-cell>
          <table:table-cell office:value-type="float" office:value="-2.66506023703658" calcext:value-type="float">
            <text:p>-2.665060237</text:p>
          </table:table-cell>
          <table:table-cell office:value-type="float" office:value="-3.73352694606392" calcext:value-type="float">
            <text:p>-3.7335269461</text:p>
          </table:table-cell>
          <table:table-cell office:value-type="float" office:value="-1.99544387267296" calcext:value-type="float">
            <text:p>-1.9954438727</text:p>
          </table:table-cell>
          <table:table-cell office:value-type="float" office:value="-2.75510996652338" calcext:value-type="float">
            <text:p>-2.7551099665</text:p>
          </table:table-cell>
          <table:table-cell office:value-type="float" office:value="-1.6692524472763" calcext:value-type="float">
            <text:p>-1.6692524473</text:p>
          </table:table-cell>
          <table:table-cell office:value-type="float" office:value="-3.61417435509376" calcext:value-type="float">
            <text:p>-3.6141743551</text:p>
          </table:table-cell>
          <table:table-cell office:value-type="float" office:value="-2.69796375152867" calcext:value-type="float">
            <text:p>-2.6979637515</text:p>
          </table:table-cell>
          <table:table-cell office:value-type="float" office:value="-3.23422106085867" calcext:value-type="float">
            <text:p>-3.2342210609</text:p>
          </table:table-cell>
          <table:table-cell office:value-type="float" office:value="-1.75184975260868" calcext:value-type="float">
            <text:p>-1.7518497526</text:p>
          </table:table-cell>
          <table:table-cell office:value-type="float" office:value="-2.96806505936284" calcext:value-type="float">
            <text:p>-2.9680650594</text:p>
          </table:table-cell>
          <table:table-cell office:value-type="float" office:value="-2.23772059175362" calcext:value-type="float">
            <text:p>-2.2377205918</text:p>
          </table:table-cell>
          <table:table-cell office:value-type="float" office:value="-2.62977900837996" calcext:value-type="float">
            <text:p>-2.6297790084</text:p>
          </table:table-cell>
          <table:table-cell office:value-type="float" office:value="-2.17100237278879" calcext:value-type="float">
            <text:p>-2.1710023728</text:p>
          </table:table-cell>
          <table:table-cell office:value-type="float" office:value="10.574" calcext:value-type="float">
            <text:p>10.574</text:p>
          </table:table-cell>
          <table:table-cell office:value-type="float" office:value="2.05" calcext:value-type="float">
            <text:p>2.05</text:p>
          </table:table-cell>
          <table:table-cell office:value-type="float" office:value="0.437999999999981" calcext:value-type="float">
            <text:p>0.43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2999999999998" calcext:value-type="float">
            <text:p>1.33</text:p>
          </table:table-cell>
          <table:table-cell office:value-type="float" office:value="0.0688583317728222" calcext:value-type="float">
            <text:p>0.0688583318</text:p>
          </table:table-cell>
          <table:table-cell office:value-type="float" office:value="-2.83919590138256" calcext:value-type="float">
            <text:p>-2.8391959014</text:p>
          </table:table-cell>
          <table:table-cell office:value-type="float" office:value="-0.366048506964178" calcext:value-type="float">
            <text:p>-0.366048507</text:p>
          </table:table-cell>
          <table:table-cell office:value-type="float" office:value="-2.59250572804809" calcext:value-type="float">
            <text:p>-2.592505728</text:p>
          </table:table-cell>
          <table:table-cell office:value-type="float" office:value="-0.362235044567312" calcext:value-type="float">
            <text:p>-0.3622350446</text:p>
          </table:table-cell>
          <table:table-cell office:value-type="float" office:value="-3.09249118534115" calcext:value-type="float">
            <text:p>-3.0924911853</text:p>
          </table:table-cell>
          <table:table-cell office:value-type="float" office:value="-0.797141883304312" calcext:value-type="float">
            <text:p>-0.7971418833</text:p>
          </table:table-cell>
          <table:table-cell office:value-type="float" office:value="-2.84580101200668" calcext:value-type="float">
            <text:p>-2.845801012</text:p>
          </table:table-cell>
          <table:table-cell office:value-type="float" office:value="-0.800955345701179" calcext:value-type="float">
            <text:p>-0.8009553457</text:p>
          </table:table-cell>
          <table:table-cell office:value-type="float" office:value="-2.34581555471363" calcext:value-type="float">
            <text:p>-2.3458155547</text:p>
          </table:table-cell>
          <table:table-cell office:value-type="float" office:value="-0.793328420907446" calcext:value-type="float">
            <text:p>-0.7933284209</text:p>
          </table:table-cell>
          <table:table-cell office:value-type="float" office:value="-3.34578646929974" calcext:value-type="float">
            <text:p>-3.3457864693</text:p>
          </table:table-cell>
          <table:table-cell office:value-type="float" office:value="-1.22823525964445" calcext:value-type="float">
            <text:p>-1.2282352596</text:p>
          </table:table-cell>
          <table:table-cell office:value-type="float" office:value="-3.09909629596527" calcext:value-type="float">
            <text:p>-3.099096296</text:p>
          </table:table-cell>
          <table:table-cell office:value-type="float" office:value="-1.23204872204131" calcext:value-type="float">
            <text:p>-1.232048722</text:p>
          </table:table-cell>
          <table:table-cell office:value-type="float" office:value="-2.59911083867222" calcext:value-type="float">
            <text:p>-2.5991108387</text:p>
          </table:table-cell>
          <table:table-cell office:value-type="float" office:value="-1.22442179724758" calcext:value-type="float">
            <text:p>-1.2244217972</text:p>
          </table:table-cell>
          <table:table-cell office:value-type="float" office:value="-3.59908175325833" calcext:value-type="float">
            <text:p>-3.5990817533</text:p>
          </table:table-cell>
          <table:table-cell office:value-type="float" office:value="-1.23586218443818" calcext:value-type="float">
            <text:p>-1.2358621844</text:p>
          </table:table-cell>
          <table:table-cell office:value-type="float" office:value="-2.09912538137916" calcext:value-type="float">
            <text:p>-2.0991253814</text:p>
          </table:table-cell>
          <table:table-cell office:value-type="float" office:value="-1.66314209838145" calcext:value-type="float">
            <text:p>-1.6631420984</text:p>
          </table:table-cell>
          <table:table-cell office:value-type="float" office:value="-2.85240612263081" calcext:value-type="float">
            <text:p>-2.8524061226</text:p>
          </table:table-cell>
          <table:table-cell office:value-type="float" office:value="-1.66695556077831" calcext:value-type="float">
            <text:p>-1.6669555608</text:p>
          </table:table-cell>
          <table:table-cell office:value-type="float" office:value="-2.35242066533775" calcext:value-type="float">
            <text:p>-2.3524206653</text:p>
          </table:table-cell>
          <table:table-cell office:value-type="float" office:value="-1.65932863598458" calcext:value-type="float">
            <text:p>-1.659328636</text:p>
          </table:table-cell>
          <table:table-cell office:value-type="float" office:value="-3.35239157992387" calcext:value-type="float">
            <text:p>-3.3523915799</text:p>
          </table:table-cell>
          <table:table-cell office:value-type="float" office:value="-2.09804893711845" calcext:value-type="float">
            <text:p>-2.0980489371</text:p>
          </table:table-cell>
          <table:table-cell office:value-type="float" office:value="-2.60571594929634" calcext:value-type="float">
            <text:p>-2.6057159493</text:p>
          </table:table-cell>
          <table:table-cell office:value-type="float" office:value="-2.09423547472158" calcext:value-type="float">
            <text:p>-2.0942354747</text:p>
          </table:table-cell>
          <table:table-cell office:value-type="float" office:value="-3.1057014065894" calcext:value-type="float">
            <text:p>-3.1057014066</text:p>
          </table:table-cell>
          <table:table-cell office:value-type="float" office:value="-2.10186239951531" calcext:value-type="float">
            <text:p>-2.1018623995</text:p>
          </table:table-cell>
          <table:table-cell office:value-type="float" office:value="-2.10573049200329" calcext:value-type="float">
            <text:p>-2.105730492</text:p>
          </table:table-cell>
          <table:table-cell office:value-type="float" office:value="-2.09042201232471" calcext:value-type="float">
            <text:p>-2.0904220123</text:p>
          </table:table-cell>
          <table:table-cell office:value-type="float" office:value="-3.60568686388246" calcext:value-type="float">
            <text:p>-3.6056868639</text:p>
          </table:table-cell>
          <table:table-cell office:value-type="float" office:value="-2.52914231345858" calcext:value-type="float">
            <text:p>-2.5291423135</text:p>
          </table:table-cell>
          <table:table-cell office:value-type="float" office:value="-2.85901123325493" calcext:value-type="float">
            <text:p>-2.8590112333</text:p>
          </table:table-cell>
          <table:table-cell office:value-type="float" office:value="-2.53295577585545" calcext:value-type="float">
            <text:p>-2.5329557759</text:p>
          </table:table-cell>
          <table:table-cell office:value-type="float" office:value="-2.35902577596188" calcext:value-type="float">
            <text:p>-2.359025776</text:p>
          </table:table-cell>
          <table:table-cell office:value-type="float" office:value="-2.52532885106171" calcext:value-type="float">
            <text:p>-2.5253288511</text:p>
          </table:table-cell>
          <table:table-cell office:value-type="float" office:value="-3.35899669054799" calcext:value-type="float">
            <text:p>-3.35899669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0]</text:p>
          </table:table-cell>
          <table:table-cell office:value-type="float" office:value="-4" calcext:value-type="float">
            <text:p>-4</text:p>
          </table:table-cell>
          <table:table-cell office:value-type="float" office:value="-0.161287363653792" calcext:value-type="float">
            <text:p>-0.1612873637</text:p>
          </table:table-cell>
          <table:table-cell office:value-type="float" office:value="-2.84319479625623" calcext:value-type="float">
            <text:p>-2.8431947963</text:p>
          </table:table-cell>
          <table:table-cell office:value-type="float" office:value="-0.588231058943157" calcext:value-type="float">
            <text:p>-0.5882310589</text:p>
          </table:table-cell>
          <table:table-cell office:value-type="float" office:value="-2.48672750748584" calcext:value-type="float">
            <text:p>-2.4867275075</text:p>
          </table:table-cell>
          <table:table-cell office:value-type="float" office:value="-1.82946948790034" calcext:value-type="float">
            <text:p>-1.8294694879</text:p>
          </table:table-cell>
          <table:table-cell office:value-type="float" office:value="-3.47029573098109" calcext:value-type="float">
            <text:p>-3.470295731</text:p>
          </table:table-cell>
          <table:table-cell office:value-type="float" office:value="-1.24182234912499" calcext:value-type="float">
            <text:p>-1.2418223491</text:p>
          </table:table-cell>
          <table:table-cell office:value-type="float" office:value="-2.90897606412626" calcext:value-type="float">
            <text:p>-2.9089760641</text:p>
          </table:table-cell>
          <table:table-cell office:value-type="float" office:value="-1.1231850426783" calcext:value-type="float">
            <text:p>-1.1231850427</text:p>
          </table:table-cell>
          <table:table-cell office:value-type="float" office:value="-2.24260861142146" calcext:value-type="float">
            <text:p>-2.2426086114</text:p>
          </table:table-cell>
          <table:table-cell office:value-type="float" office:value="-1.94515174436028" calcext:value-type="float">
            <text:p>-1.9451517444</text:p>
          </table:table-cell>
          <table:table-cell office:value-type="float" office:value="-2.96517233020911" calcext:value-type="float">
            <text:p>-2.9651723302</text:p>
          </table:table-cell>
          <table:table-cell office:value-type="float" office:value="-3.05700000848808" calcext:value-type="float">
            <text:p>-3.0570000085</text:p>
          </table:table-cell>
          <table:table-cell office:value-type="float" office:value="-3.08692978799788" calcext:value-type="float">
            <text:p>-3.086929788</text:p>
          </table:table-cell>
          <table:table-cell office:value-type="float" office:value="-2.42500993275944" calcext:value-type="float">
            <text:p>-2.4250099328</text:p>
          </table:table-cell>
          <table:table-cell office:value-type="float" office:value="-3.33563223227778" calcext:value-type="float">
            <text:p>-3.3356322323</text:p>
          </table:table-cell>
          <table:table-cell office:value-type="float" office:value="-2.51306036494455" calcext:value-type="float">
            <text:p>-2.5130603649</text:p>
          </table:table-cell>
          <table:table-cell office:value-type="float" office:value="-2.92192688229905" calcext:value-type="float">
            <text:p>-2.9219268823</text:p>
          </table:table-cell>
          <table:table-cell office:value-type="float" office:value="-1.82531281687255" calcext:value-type="float">
            <text:p>-1.8253128169</text:p>
          </table:table-cell>
          <table:table-cell office:value-type="float" office:value="-2.39302516132351" calcext:value-type="float">
            <text:p>-2.3930251613</text:p>
          </table:table-cell>
          <table:table-cell office:value-type="float" office:value="-3.35395910947296" calcext:value-type="float">
            <text:p>-3.3539591095</text:p>
          </table:table-cell>
          <table:table-cell office:value-type="float" office:value="-2.16394606559904" calcext:value-type="float">
            <text:p>-2.1639460656</text:p>
          </table:table-cell>
          <table:table-cell office:value-type="float" office:value="-2.67739216333062" calcext:value-type="float">
            <text:p>-2.6773921633</text:p>
          </table:table-cell>
          <table:table-cell office:value-type="float" office:value="-2.51253188603291" calcext:value-type="float">
            <text:p>-2.512531886</text:p>
          </table:table-cell>
          <table:table-cell office:value-type="float" office:value="-2.26407888296965" calcext:value-type="float">
            <text:p>-2.264078883</text:p>
          </table:table-cell>
          <table:table-cell office:value-type="float" office:value="-2.47103511554848" calcext:value-type="float">
            <text:p>-2.4710351155</text:p>
          </table:table-cell>
          <table:table-cell office:value-type="float" office:value="-3.09025029564459" calcext:value-type="float">
            <text:p>-3.0902502956</text:p>
          </table:table-cell>
          <table:table-cell office:value-type="float" office:value="-2.62951730490731" calcext:value-type="float">
            <text:p>-2.6295173049</text:p>
          </table:table-cell>
          <table:table-cell office:value-type="float" office:value="-3.76248185564488" calcext:value-type="float">
            <text:p>-3.7624818556</text:p>
          </table:table-cell>
          <table:table-cell office:value-type="float" office:value="-1.96784653201923" calcext:value-type="float">
            <text:p>-1.967846532</text:p>
          </table:table-cell>
          <table:table-cell office:value-type="float" office:value="-2.78043946892681" calcext:value-type="float">
            <text:p>-2.7804394689</text:p>
          </table:table-cell>
          <table:table-cell office:value-type="float" office:value="-1.63829414777529" calcext:value-type="float">
            <text:p>-1.6382941478</text:p>
          </table:table-cell>
          <table:table-cell office:value-type="float" office:value="-3.63850707175425" calcext:value-type="float">
            <text:p>-3.6385070718</text:p>
          </table:table-cell>
          <table:table-cell office:value-type="float" office:value="-2.66621601302779" calcext:value-type="float">
            <text:p>-2.666216013</text:p>
          </table:table-cell>
          <table:table-cell office:value-type="float" office:value="-3.25651733492659" calcext:value-type="float">
            <text:p>-3.2565173349</text:p>
          </table:table-cell>
          <table:table-cell office:value-type="float" office:value="-1.7186401732273" calcext:value-type="float">
            <text:p>-1.7186401732</text:p>
          </table:table-cell>
          <table:table-cell office:value-type="float" office:value="-3.00150984852393" calcext:value-type="float">
            <text:p>-3.0015098485</text:p>
          </table:table-cell>
          <table:table-cell office:value-type="float" office:value="-2.21577871220854" calcext:value-type="float">
            <text:p>-2.2157787122</text:p>
          </table:table-cell>
          <table:table-cell office:value-type="float" office:value="-2.66249395836303" calcext:value-type="float">
            <text:p>-2.6624939584</text:p>
          </table:table-cell>
          <table:table-cell office:value-type="float" office:value="-2.14798646421221" calcext:value-type="float">
            <text:p>-2.1479864642</text:p>
          </table:table-cell>
          <table:table-cell office:value-type="float" office:value="10.546" calcext:value-type="float">
            <text:p>10.546</text:p>
          </table:table-cell>
          <table:table-cell office:value-type="float" office:value="2.05" calcext:value-type="float">
            <text:p>2.05</text:p>
          </table:table-cell>
          <table:table-cell office:value-type="float" office:value="0.451999999999981" calcext:value-type="float">
            <text:p>0.45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1999999999998" calcext:value-type="float">
            <text:p>1.32</text:p>
          </table:table-cell>
          <table:table-cell office:value-type="float" office:value="0.0169019055280009" calcext:value-type="float">
            <text:p>0.0169019055</text:p>
          </table:table-cell>
          <table:table-cell office:value-type="float" office:value="-2.84132422745401" calcext:value-type="float">
            <text:p>-2.8413242275</text:p>
          </table:table-cell>
          <table:table-cell office:value-type="float" office:value="-0.418711207403979" calcext:value-type="float">
            <text:p>-0.4187112074</text:p>
          </table:table-cell>
          <table:table-cell office:value-type="float" office:value="-2.59588336728255" calcext:value-type="float">
            <text:p>-2.5958833673</text:p>
          </table:table-cell>
          <table:table-cell office:value-type="float" office:value="-0.413462670973185" calcext:value-type="float">
            <text:p>-0.413462671</text:p>
          </table:table-cell>
          <table:table-cell office:value-type="float" office:value="-3.09585581938899" calcext:value-type="float">
            <text:p>-3.0958558194</text:p>
          </table:table-cell>
          <table:table-cell office:value-type="float" office:value="-0.849075783905164" calcext:value-type="float">
            <text:p>-0.8490757839</text:p>
          </table:table-cell>
          <table:table-cell office:value-type="float" office:value="-2.85041495921753" calcext:value-type="float">
            <text:p>-2.8504149592</text:p>
          </table:table-cell>
          <table:table-cell office:value-type="float" office:value="-0.854324320335958" calcext:value-type="float">
            <text:p>-0.8543243203</text:p>
          </table:table-cell>
          <table:table-cell office:value-type="float" office:value="-2.35044250711108" calcext:value-type="float">
            <text:p>-2.3504425071</text:p>
          </table:table-cell>
          <table:table-cell office:value-type="float" office:value="-0.84382724747437" calcext:value-type="float">
            <text:p>-0.8438272475</text:p>
          </table:table-cell>
          <table:table-cell office:value-type="float" office:value="-3.35038741132397" calcext:value-type="float">
            <text:p>-3.3503874113</text:p>
          </table:table-cell>
          <table:table-cell office:value-type="float" office:value="-1.27944036040635" calcext:value-type="float">
            <text:p>-1.2794403604</text:p>
          </table:table-cell>
          <table:table-cell office:value-type="float" office:value="-3.10494655115251" calcext:value-type="float">
            <text:p>-3.1049465512</text:p>
          </table:table-cell>
          <table:table-cell office:value-type="float" office:value="-1.28468889683714" calcext:value-type="float">
            <text:p>-1.2846888968</text:p>
          </table:table-cell>
          <table:table-cell office:value-type="float" office:value="-2.60497409904606" calcext:value-type="float">
            <text:p>-2.604974099</text:p>
          </table:table-cell>
          <table:table-cell office:value-type="float" office:value="-1.27419182397556" calcext:value-type="float">
            <text:p>-1.274191824</text:p>
          </table:table-cell>
          <table:table-cell office:value-type="float" office:value="-3.60491900325895" calcext:value-type="float">
            <text:p>-3.6049190033</text:p>
          </table:table-cell>
          <table:table-cell office:value-type="float" office:value="-1.28993743326794" calcext:value-type="float">
            <text:p>-1.2899374333</text:p>
          </table:table-cell>
          <table:table-cell office:value-type="float" office:value="-2.10500164693961" calcext:value-type="float">
            <text:p>-2.1050016469</text:p>
          </table:table-cell>
          <table:table-cell office:value-type="float" office:value="-1.71505347333833" calcext:value-type="float">
            <text:p>-1.7150534733</text:p>
          </table:table-cell>
          <table:table-cell office:value-type="float" office:value="-2.85950569098104" calcext:value-type="float">
            <text:p>-2.859505691</text:p>
          </table:table-cell>
          <table:table-cell office:value-type="float" office:value="-1.72030200976912" calcext:value-type="float">
            <text:p>-1.7203020098</text:p>
          </table:table-cell>
          <table:table-cell office:value-type="float" office:value="-2.35953323887459" calcext:value-type="float">
            <text:p>-2.3595332389</text:p>
          </table:table-cell>
          <table:table-cell office:value-type="float" office:value="-1.70980493690754" calcext:value-type="float">
            <text:p>-1.7098049369</text:p>
          </table:table-cell>
          <table:table-cell office:value-type="float" office:value="-3.35947814308749" calcext:value-type="float">
            <text:p>-3.3594781431</text:p>
          </table:table-cell>
          <table:table-cell office:value-type="float" office:value="-2.15066658627031" calcext:value-type="float">
            <text:p>-2.1506665863</text:p>
          </table:table-cell>
          <table:table-cell office:value-type="float" office:value="-2.61406483080957" calcext:value-type="float">
            <text:p>-2.6140648308</text:p>
          </table:table-cell>
          <table:table-cell office:value-type="float" office:value="-2.14541804983952" calcext:value-type="float">
            <text:p>-2.1454180498</text:p>
          </table:table-cell>
          <table:table-cell office:value-type="float" office:value="-3.11403728291602" calcext:value-type="float">
            <text:p>-3.1140372829</text:p>
          </table:table-cell>
          <table:table-cell office:value-type="float" office:value="-2.1559151227011" calcext:value-type="float">
            <text:p>-2.1559151227</text:p>
          </table:table-cell>
          <table:table-cell office:value-type="float" office:value="-2.11409237870312" calcext:value-type="float">
            <text:p>-2.1140923787</text:p>
          </table:table-cell>
          <table:table-cell office:value-type="float" office:value="-2.14016951340872" calcext:value-type="float">
            <text:p>-2.1401695134</text:p>
          </table:table-cell>
          <table:table-cell office:value-type="float" office:value="-3.61400973502247" calcext:value-type="float">
            <text:p>-3.614009735</text:p>
          </table:table-cell>
          <table:table-cell office:value-type="float" office:value="-2.5810311627715" calcext:value-type="float">
            <text:p>-2.5810311628</text:p>
          </table:table-cell>
          <table:table-cell office:value-type="float" office:value="-2.86859642274455" calcext:value-type="float">
            <text:p>-2.8685964227</text:p>
          </table:table-cell>
          <table:table-cell office:value-type="float" office:value="-2.58627969920229" calcext:value-type="float">
            <text:p>-2.5862796992</text:p>
          </table:table-cell>
          <table:table-cell office:value-type="float" office:value="-2.3686239706381" calcext:value-type="float">
            <text:p>-2.3686239706</text:p>
          </table:table-cell>
          <table:table-cell office:value-type="float" office:value="-2.5757826263407" calcext:value-type="float">
            <text:p>-2.5757826263</text:p>
          </table:table-cell>
          <table:table-cell office:value-type="float" office:value="-3.368568874851" calcext:value-type="float">
            <text:p>-3.36856887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1" calcext:value-type="float">
            <text:p>-1</text:p>
          </table:table-cell>
          <table:table-cell office:value-type="float" office:value="0.445240520762969" calcext:value-type="float">
            <text:p>0.4452405208</text:p>
          </table:table-cell>
          <table:table-cell office:value-type="float" office:value="-2.86022451670864" calcext:value-type="float">
            <text:p>-2.8602245167</text:p>
          </table:table-cell>
          <table:table-cell office:value-type="float" office:value="0.157345660147511" calcext:value-type="float">
            <text:p>0.1573456601</text:p>
          </table:table-cell>
          <table:table-cell office:value-type="float" office:value="-2.35364452819257" calcext:value-type="float">
            <text:p>-2.3536445282</text:p>
          </table:table-cell>
          <table:table-cell office:value-type="float" office:value="-1.66739010139755" calcext:value-type="float">
            <text:p>-1.6673901014</text:p>
          </table:table-cell>
          <table:table-cell office:value-type="float" office:value="-3.70043251402411" calcext:value-type="float">
            <text:p>-3.700432514</text:p>
          </table:table-cell>
          <table:table-cell office:value-type="float" office:value="-0.948367929658215" calcext:value-type="float">
            <text:p>-0.9483679297</text:p>
          </table:table-cell>
          <table:table-cell office:value-type="float" office:value="-3.43176329144172" calcext:value-type="float">
            <text:p>-3.4317632914</text:p>
          </table:table-cell>
          <table:table-cell office:value-type="float" office:value="-0.403850699534788" calcext:value-type="float">
            <text:p>-0.4038506995</text:p>
          </table:table-cell>
          <table:table-cell office:value-type="float" office:value="-2.76266059568176" calcext:value-type="float">
            <text:p>-2.7626605957</text:p>
          </table:table-cell>
          <table:table-cell office:value-type="float" office:value="-2.69334387318211" calcext:value-type="float">
            <text:p>-2.6933438732</text:p>
          </table:table-cell>
          <table:table-cell office:value-type="float" office:value="-3.35225350751839" calcext:value-type="float">
            <text:p>-3.3522535075</text:p>
          </table:table-cell>
          <table:table-cell office:value-type="float" office:value="-2.32465202092052" calcext:value-type="float">
            <text:p>-2.3246520209</text:p>
          </table:table-cell>
          <table:table-cell office:value-type="float" office:value="-3.66681415272578" calcext:value-type="float">
            <text:p>-3.6668141527</text:p>
          </table:table-cell>
          <table:table-cell office:value-type="float" office:value="-0.9311178103988" calcext:value-type="float">
            <text:p>-0.9311178104</text:p>
          </table:table-cell>
          <table:table-cell office:value-type="float" office:value="-2.86907389386749" calcext:value-type="float">
            <text:p>-2.8690738939</text:p>
          </table:table-cell>
          <table:table-cell office:value-type="float" office:value="-2.77045868505244" calcext:value-type="float">
            <text:p>-2.7704586851</text:p>
          </table:table-cell>
          <table:table-cell office:value-type="float" office:value="-2.47410087488965" calcext:value-type="float">
            <text:p>-2.4741008749</text:p>
          </table:table-cell>
          <table:table-cell office:value-type="float" office:value="-0.802154919242982" calcext:value-type="float">
            <text:p>-0.8021549192</text:p>
          </table:table-cell>
          <table:table-cell office:value-type="float" office:value="-1.76193866573458" calcext:value-type="float">
            <text:p>-1.7619386657</text:p>
          </table:table-cell>
          <table:table-cell office:value-type="float" office:value="-1.47427057302898" calcext:value-type="float">
            <text:p>-1.474270573</text:p>
          </table:table-cell>
          <table:table-cell office:value-type="float" office:value="-3.21442423809525" calcext:value-type="float">
            <text:p>-3.2144242381</text:p>
          </table:table-cell>
          <table:table-cell office:value-type="float" office:value="-0.783137347043164" calcext:value-type="float">
            <text:p>-0.783137347</text:p>
          </table:table-cell>
          <table:table-cell office:value-type="float" office:value="-2.32600831743819" calcext:value-type="float">
            <text:p>-2.3260083174</text:p>
          </table:table-cell>
          <table:table-cell office:value-type="float" office:value="-3.066353947736" calcext:value-type="float">
            <text:p>-3.0663539477</text:p>
          </table:table-cell>
          <table:table-cell office:value-type="float" office:value="-2.99966824709634" calcext:value-type="float">
            <text:p>-2.9996682471</text:p>
          </table:table-cell>
          <table:table-cell office:value-type="float" office:value="-1.31190570891556" calcext:value-type="float">
            <text:p>-1.3119057089</text:p>
          </table:table-cell>
          <table:table-cell office:value-type="float" office:value="-2.431846944189" calcext:value-type="float">
            <text:p>-2.4318469442</text:p>
          </table:table-cell>
          <table:table-cell office:value-type="float" office:value="-2.28295882660639" calcext:value-type="float">
            <text:p>-2.2829588266</text:p>
          </table:table-cell>
          <table:table-cell office:value-type="float" office:value="-3.2419918788877" calcext:value-type="float">
            <text:p>-3.2419918789</text:p>
          </table:table-cell>
          <table:table-cell office:value-type="float" office:value="-1.8541474948204" calcext:value-type="float">
            <text:p>-1.8541474948</text:p>
          </table:table-cell>
          <table:table-cell office:value-type="float" office:value="-2.33995273486411" calcext:value-type="float">
            <text:p>-2.3399527349</text:p>
          </table:table-cell>
          <table:table-cell office:value-type="float" office:value="-2.30476854919253" calcext:value-type="float">
            <text:p>-2.3047685492</text:p>
          </table:table-cell>
          <table:table-cell office:value-type="float" office:value="-2.4804477556209" calcext:value-type="float">
            <text:p>-2.4804477556</text:p>
          </table:table-cell>
          <table:table-cell office:value-type="float" office:value="-2.59148018135021" calcext:value-type="float">
            <text:p>-2.5914801814</text:p>
          </table:table-cell>
          <table:table-cell office:value-type="float" office:value="-2.91473696129877" calcext:value-type="float">
            <text:p>-2.9147369613</text:p>
          </table:table-cell>
          <table:table-cell office:value-type="float" office:value="-1.70640609543112" calcext:value-type="float">
            <text:p>-1.7064060954</text:p>
          </table:table-cell>
          <table:table-cell office:value-type="float" office:value="-2.78893735496332" calcext:value-type="float">
            <text:p>-2.788937355</text:p>
          </table:table-cell>
          <table:table-cell office:value-type="float" office:value="-2.16106580970757" calcext:value-type="float">
            <text:p>-2.1610658097</text:p>
          </table:table-cell>
          <table:table-cell office:value-type="float" office:value="-2.88568291303252" calcext:value-type="float">
            <text:p>-2.885682913</text:p>
          </table:table-cell>
          <table:table-cell office:value-type="float" office:value="9.56599999999997" calcext:value-type="float">
            <text:p>9.566</text:p>
          </table:table-cell>
          <table:table-cell office:value-type="float" office:value="2.05" calcext:value-type="float">
            <text:p>2.05</text:p>
          </table:table-cell>
          <table:table-cell office:value-type="float" office:value="0.941999999999981" calcext:value-type="float">
            <text:p>0.94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69999999999975" calcext:value-type="float">
            <text:p>0.97</text:p>
          </table:table-cell>
          <table:table-cell office:value-type="float" office:value="0.829111319532842" calcext:value-type="float">
            <text:p>0.8291113195</text:p>
          </table:table-cell>
          <table:table-cell office:value-type="float" office:value="-2.82736256497932" calcext:value-type="float">
            <text:p>-2.827362565</text:p>
          </table:table-cell>
          <table:table-cell office:value-type="float" office:value="0.376352914073572" calcext:value-type="float">
            <text:p>0.3763529141</text:p>
          </table:table-cell>
          <table:table-cell office:value-type="float" office:value="-2.61520737110941" calcext:value-type="float">
            <text:p>-2.6152073711</text:p>
          </table:table-cell>
          <table:table-cell office:value-type="float" office:value="0.419000329367053" calcext:value-type="float">
            <text:p>0.4190003294</text:p>
          </table:table-cell>
          <table:table-cell office:value-type="float" office:value="-3.11338524894903" calcext:value-type="float">
            <text:p>-3.1133852489</text:p>
          </table:table-cell>
          <table:table-cell office:value-type="float" office:value="-0.0337580760922176" calcext:value-type="float">
            <text:p>-0.0337580761</text:p>
          </table:table-cell>
          <table:table-cell office:value-type="float" office:value="-2.90123005507912" calcext:value-type="float">
            <text:p>-2.9012300551</text:p>
          </table:table-cell>
          <table:table-cell office:value-type="float" office:value="-0.0764054913856984" calcext:value-type="float">
            <text:p>-0.0764054914</text:p>
          </table:table-cell>
          <table:table-cell office:value-type="float" office:value="-2.4030521772395" calcext:value-type="float">
            <text:p>-2.4030521772</text:p>
          </table:table-cell>
          <table:table-cell office:value-type="float" office:value="0.00888933920126322" calcext:value-type="float">
            <text:p>0.0088893392</text:p>
          </table:table-cell>
          <table:table-cell office:value-type="float" office:value="-3.39940793291874" calcext:value-type="float">
            <text:p>-3.3994079329</text:p>
          </table:table-cell>
          <table:table-cell office:value-type="float" office:value="-0.443869066258007" calcext:value-type="float">
            <text:p>-0.4438690663</text:p>
          </table:table-cell>
          <table:table-cell office:value-type="float" office:value="-3.18725273904883" calcext:value-type="float">
            <text:p>-3.187252739</text:p>
          </table:table-cell>
          <table:table-cell office:value-type="float" office:value="-0.486516481551488" calcext:value-type="float">
            <text:p>-0.4865164816</text:p>
          </table:table-cell>
          <table:table-cell office:value-type="float" office:value="-2.68907486120921" calcext:value-type="float">
            <text:p>-2.6890748612</text:p>
          </table:table-cell>
          <table:table-cell office:value-type="float" office:value="-0.401221650964526" calcext:value-type="float">
            <text:p>-0.401221651</text:p>
          </table:table-cell>
          <table:table-cell office:value-type="float" office:value="-3.68543061688845" calcext:value-type="float">
            <text:p>-3.6854306169</text:p>
          </table:table-cell>
          <table:table-cell office:value-type="float" office:value="-0.529163896844969" calcext:value-type="float">
            <text:p>-0.5291638968</text:p>
          </table:table-cell>
          <table:table-cell office:value-type="float" office:value="-2.19089698336959" calcext:value-type="float">
            <text:p>-2.1908969834</text:p>
          </table:table-cell>
          <table:table-cell office:value-type="float" office:value="-0.896627471717277" calcext:value-type="float">
            <text:p>-0.8966274717</text:p>
          </table:table-cell>
          <table:table-cell office:value-type="float" office:value="-2.97509754517892" calcext:value-type="float">
            <text:p>-2.9750975452</text:p>
          </table:table-cell>
          <table:table-cell office:value-type="float" office:value="-0.939274887010758" calcext:value-type="float">
            <text:p>-0.939274887</text:p>
          </table:table-cell>
          <table:table-cell office:value-type="float" office:value="-2.4769196673393" calcext:value-type="float">
            <text:p>-2.4769196673</text:p>
          </table:table-cell>
          <table:table-cell office:value-type="float" office:value="-0.853980056423797" calcext:value-type="float">
            <text:p>-0.8539800564</text:p>
          </table:table-cell>
          <table:table-cell office:value-type="float" office:value="-3.47327542301854" calcext:value-type="float">
            <text:p>-3.473275423</text:p>
          </table:table-cell>
          <table:table-cell office:value-type="float" office:value="-1.34938587717655" calcext:value-type="float">
            <text:p>-1.3493858772</text:p>
          </table:table-cell>
          <table:table-cell office:value-type="float" office:value="-2.76294235130901" calcext:value-type="float">
            <text:p>-2.7629423513</text:p>
          </table:table-cell>
          <table:table-cell office:value-type="float" office:value="-1.30673846188307" calcext:value-type="float">
            <text:p>-1.3067384619</text:p>
          </table:table-cell>
          <table:table-cell office:value-type="float" office:value="-3.26112022914863" calcext:value-type="float">
            <text:p>-3.2611202291</text:p>
          </table:table-cell>
          <table:table-cell office:value-type="float" office:value="-1.39203329247003" calcext:value-type="float">
            <text:p>-1.3920332925</text:p>
          </table:table-cell>
          <table:table-cell office:value-type="float" office:value="-2.26476447346939" calcext:value-type="float">
            <text:p>-2.2647644735</text:p>
          </table:table-cell>
          <table:table-cell office:value-type="float" office:value="-1.26409104658959" calcext:value-type="float">
            <text:p>-1.2640910466</text:p>
          </table:table-cell>
          <table:table-cell office:value-type="float" office:value="-3.75929810698824" calcext:value-type="float">
            <text:p>-3.759298107</text:p>
          </table:table-cell>
          <table:table-cell office:value-type="float" office:value="-1.75949686734234" calcext:value-type="float">
            <text:p>-1.7594968673</text:p>
          </table:table-cell>
          <table:table-cell office:value-type="float" office:value="-3.04896503527872" calcext:value-type="float">
            <text:p>-3.0489650353</text:p>
          </table:table-cell>
          <table:table-cell office:value-type="float" office:value="-1.80214428263582" calcext:value-type="float">
            <text:p>-1.8021442826</text:p>
          </table:table-cell>
          <table:table-cell office:value-type="float" office:value="-2.5507871574391" calcext:value-type="float">
            <text:p>-2.5507871574</text:p>
          </table:table-cell>
          <table:table-cell office:value-type="float" office:value="-1.71684945204886" calcext:value-type="float">
            <text:p>-1.716849452</text:p>
          </table:table-cell>
          <table:table-cell office:value-type="float" office:value="-3.54714291311833" calcext:value-type="float">
            <text:p>-3.547142913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2" calcext:value-type="float">
            <text:p>-2</text:p>
          </table:table-cell>
          <table:table-cell office:value-type="float" office:value="0.405463525630112" calcext:value-type="float">
            <text:p>0.4054635256</text:p>
          </table:table-cell>
          <table:table-cell office:value-type="float" office:value="-2.86444241407588" calcext:value-type="float">
            <text:p>-2.8644424141</text:p>
          </table:table-cell>
          <table:table-cell office:value-type="float" office:value="0.120356153371792" calcext:value-type="float">
            <text:p>0.1203561534</text:p>
          </table:table-cell>
          <table:table-cell office:value-type="float" office:value="-2.33842032415791" calcext:value-type="float">
            <text:p>-2.3384203242</text:p>
          </table:table-cell>
          <table:table-cell office:value-type="float" office:value="-1.70705152084504" calcext:value-type="float">
            <text:p>-1.7070515208</text:p>
          </table:table-cell>
          <table:table-cell office:value-type="float" office:value="-3.69523907514314" calcext:value-type="float">
            <text:p>-3.6952390751</text:p>
          </table:table-cell>
          <table:table-cell office:value-type="float" office:value="-0.987895816909936" calcext:value-type="float">
            <text:p>-0.9878958169</text:p>
          </table:table-cell>
          <table:table-cell office:value-type="float" office:value="-3.43789078109208" calcext:value-type="float">
            <text:p>-3.4378907811</text:p>
          </table:table-cell>
          <table:table-cell office:value-type="float" office:value="-0.442407185968804" calcext:value-type="float">
            <text:p>-0.442407186</text:p>
          </table:table-cell>
          <table:table-cell office:value-type="float" office:value="-2.77330941504653" calcext:value-type="float">
            <text:p>-2.773309415</text:p>
          </table:table-cell>
          <table:table-cell office:value-type="float" office:value="-2.73098044538084" calcext:value-type="float">
            <text:p>-2.7309804454</text:p>
          </table:table-cell>
          <table:table-cell office:value-type="float" office:value="-3.33870771728196" calcext:value-type="float">
            <text:p>-3.3387077173</text:p>
          </table:table-cell>
          <table:table-cell office:value-type="float" office:value="-2.36091805708129" calcext:value-type="float">
            <text:p>-2.3609180571</text:p>
          </table:table-cell>
          <table:table-cell office:value-type="float" office:value="-3.64993888617422" calcext:value-type="float">
            <text:p>-3.6499388862</text:p>
          </table:table-cell>
          <table:table-cell office:value-type="float" office:value="-0.968991941490322" calcext:value-type="float">
            <text:p>-0.9689919415</text:p>
          </table:table-cell>
          <table:table-cell office:value-type="float" office:value="-2.85620726283749" calcext:value-type="float">
            <text:p>-2.8562072628</text:p>
          </table:table-cell>
          <table:table-cell office:value-type="float" office:value="-2.80763438078778" calcext:value-type="float">
            <text:p>-2.8076343808</text:p>
          </table:table-cell>
          <table:table-cell office:value-type="float" office:value="-2.45933714749466" calcext:value-type="float">
            <text:p>-2.4593371475</text:p>
          </table:table-cell>
          <table:table-cell office:value-type="float" office:value="-0.841019401513256" calcext:value-type="float">
            <text:p>-0.8410194015</text:p>
          </table:table-cell>
          <table:table-cell office:value-type="float" office:value="-1.7524754729402" calcext:value-type="float">
            <text:p>-1.7524754729</text:p>
          </table:table-cell>
          <table:table-cell office:value-type="float" office:value="-1.51354513623282" calcext:value-type="float">
            <text:p>-1.5135451362</text:p>
          </table:table-cell>
          <table:table-cell office:value-type="float" office:value="-3.22200768619933" calcext:value-type="float">
            <text:p>-3.2220076862</text:p>
          </table:table-cell>
          <table:table-cell office:value-type="float" office:value="-0.821359252425939" calcext:value-type="float">
            <text:p>-0.8213592524</text:p>
          </table:table-cell>
          <table:table-cell office:value-type="float" office:value="-2.33780178804316" calcext:value-type="float">
            <text:p>-2.337801788</text:p>
          </table:table-cell>
          <table:table-cell office:value-type="float" office:value="-3.10386012212008" calcext:value-type="float">
            <text:p>-3.1038601221</text:p>
          </table:table-cell>
          <table:table-cell office:value-type="float" office:value="-2.98576548179333" calcext:value-type="float">
            <text:p>-2.9857654818</text:p>
          </table:table-cell>
          <table:table-cell office:value-type="float" office:value="-1.35099216452299" calcext:value-type="float">
            <text:p>-1.3509921645</text:p>
          </table:table-cell>
          <table:table-cell office:value-type="float" office:value="-2.44034688466224" calcext:value-type="float">
            <text:p>-2.4403468847</text:p>
          </table:table-cell>
          <table:table-cell office:value-type="float" office:value="-2.32144479618009" calcext:value-type="float">
            <text:p>-2.3214447962</text:p>
          </table:table-cell>
          <table:table-cell office:value-type="float" office:value="-3.23109095479969" calcext:value-type="float">
            <text:p>-3.2310909548</text:p>
          </table:table-cell>
          <table:table-cell office:value-type="float" office:value="-1.88979255421094" calcext:value-type="float">
            <text:p>-1.8897925542</text:p>
          </table:table-cell>
          <table:table-cell office:value-type="float" office:value="-2.35810293434083" calcext:value-type="float">
            <text:p>-2.3581029343</text:p>
          </table:table-cell>
          <table:table-cell office:value-type="float" office:value="-2.34390907858625" calcext:value-type="float">
            <text:p>-2.3439090786</text:p>
          </table:table-cell>
          <table:table-cell office:value-type="float" office:value="-2.47220039490494" calcext:value-type="float">
            <text:p>-2.4722003949</text:p>
          </table:table-cell>
          <table:table-cell office:value-type="float" office:value="-2.62732755922508" calcext:value-type="float">
            <text:p>-2.6273275592</text:p>
          </table:table-cell>
          <table:table-cell office:value-type="float" office:value="-2.89698969391766" calcext:value-type="float">
            <text:p>-2.8969896939</text:p>
          </table:table-cell>
          <table:table-cell office:value-type="float" office:value="-1.74638083341825" calcext:value-type="float">
            <text:p>-1.7463808334</text:p>
          </table:table-cell>
          <table:table-cell office:value-type="float" office:value="-2.78751597434567" calcext:value-type="float">
            <text:p>-2.7875159743</text:p>
          </table:table-cell>
          <table:table-cell office:value-type="float" office:value="-2.19748511188487" calcext:value-type="float">
            <text:p>-2.1974851119</text:p>
          </table:table-cell>
          <table:table-cell office:value-type="float" office:value="-2.8691410138393" calcext:value-type="float">
            <text:p>-2.8691410138</text:p>
          </table:table-cell>
          <table:table-cell office:value-type="float" office:value="9.53799999999997" calcext:value-type="float">
            <text:p>9.538</text:p>
          </table:table-cell>
          <table:table-cell office:value-type="float" office:value="2.05" calcext:value-type="float">
            <text:p>2.05</text:p>
          </table:table-cell>
          <table:table-cell office:value-type="float" office:value="0.955999999999981" calcext:value-type="float">
            <text:p>0.95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59999999999975" calcext:value-type="float">
            <text:p>0.96</text:p>
          </table:table-cell>
          <table:table-cell office:value-type="float" office:value="0.777357162069059" calcext:value-type="float">
            <text:p>0.7773571621</text:p>
          </table:table-cell>
          <table:table-cell office:value-type="float" office:value="-2.83241302884058" calcext:value-type="float">
            <text:p>-2.8324130288</text:p>
          </table:table-cell>
          <table:table-cell office:value-type="float" office:value="0.324489657001083" calcext:value-type="float">
            <text:p>0.324489657</text:p>
          </table:table-cell>
          <table:table-cell office:value-type="float" office:value="-2.62049081940158" calcext:value-type="float">
            <text:p>-2.6204908194</text:p>
          </table:table-cell>
          <table:table-cell office:value-type="float" office:value="0.36739339253477" calcext:value-type="float">
            <text:p>0.3673933925</text:p>
          </table:table-cell>
          <table:table-cell office:value-type="float" office:value="-3.11864668805842" calcext:value-type="float">
            <text:p>-3.1186466881</text:p>
          </table:table-cell>
          <table:table-cell office:value-type="float" office:value="-0.0854741125332047" calcext:value-type="float">
            <text:p>-0.0854741125</text:p>
          </table:table-cell>
          <table:table-cell office:value-type="float" office:value="-2.90672447861942" calcext:value-type="float">
            <text:p>-2.9067244786</text:p>
          </table:table-cell>
          <table:table-cell office:value-type="float" office:value="-0.128377848066892" calcext:value-type="float">
            <text:p>-0.1283778481</text:p>
          </table:table-cell>
          <table:table-cell office:value-type="float" office:value="-2.40856860996258" calcext:value-type="float">
            <text:p>-2.40856861</text:p>
          </table:table-cell>
          <table:table-cell office:value-type="float" office:value="-0.0425703769995178" calcext:value-type="float">
            <text:p>-0.042570377</text:p>
          </table:table-cell>
          <table:table-cell office:value-type="float" office:value="-3.40488034727627" calcext:value-type="float">
            <text:p>-3.4048803473</text:p>
          </table:table-cell>
          <table:table-cell office:value-type="float" office:value="-0.495437882067493" calcext:value-type="float">
            <text:p>-0.4954378821</text:p>
          </table:table-cell>
          <table:table-cell office:value-type="float" office:value="-3.19295813783727" calcext:value-type="float">
            <text:p>-3.1929581378</text:p>
          </table:table-cell>
          <table:table-cell office:value-type="float" office:value="-0.53834161760118" calcext:value-type="float">
            <text:p>-0.5383416176</text:p>
          </table:table-cell>
          <table:table-cell office:value-type="float" office:value="-2.69480226918042" calcext:value-type="float">
            <text:p>-2.6948022692</text:p>
          </table:table-cell>
          <table:table-cell office:value-type="float" office:value="-0.452534146533806" calcext:value-type="float">
            <text:p>-0.4525341465</text:p>
          </table:table-cell>
          <table:table-cell office:value-type="float" office:value="-3.69111400649411" calcext:value-type="float">
            <text:p>-3.6911140065</text:p>
          </table:table-cell>
          <table:table-cell office:value-type="float" office:value="-0.581245353134867" calcext:value-type="float">
            <text:p>-0.5812453531</text:p>
          </table:table-cell>
          <table:table-cell office:value-type="float" office:value="-2.19664640052358" calcext:value-type="float">
            <text:p>-2.1966464005</text:p>
          </table:table-cell>
          <table:table-cell office:value-type="float" office:value="-0.948305387135468" calcext:value-type="float">
            <text:p>-0.9483053871</text:p>
          </table:table-cell>
          <table:table-cell office:value-type="float" office:value="-2.98103592839827" calcext:value-type="float">
            <text:p>-2.9810359284</text:p>
          </table:table-cell>
          <table:table-cell office:value-type="float" office:value="-0.991209122669155" calcext:value-type="float">
            <text:p>-0.9912091227</text:p>
          </table:table-cell>
          <table:table-cell office:value-type="float" office:value="-2.48288005974142" calcext:value-type="float">
            <text:p>-2.4828800597</text:p>
          </table:table-cell>
          <table:table-cell office:value-type="float" office:value="-0.905401651601781" calcext:value-type="float">
            <text:p>-0.9054016516</text:p>
          </table:table-cell>
          <table:table-cell office:value-type="float" office:value="-3.47919179705511" calcext:value-type="float">
            <text:p>-3.4791917971</text:p>
          </table:table-cell>
          <table:table-cell office:value-type="float" office:value="-1.40117289220344" calcext:value-type="float">
            <text:p>-1.4011728922</text:p>
          </table:table-cell>
          <table:table-cell office:value-type="float" office:value="-2.76911371895927" calcext:value-type="float">
            <text:p>-2.769113719</text:p>
          </table:table-cell>
          <table:table-cell office:value-type="float" office:value="-1.35826915666976" calcext:value-type="float">
            <text:p>-1.3582691567</text:p>
          </table:table-cell>
          <table:table-cell office:value-type="float" office:value="-3.26726958761611" calcext:value-type="float">
            <text:p>-3.2672695876</text:p>
          </table:table-cell>
          <table:table-cell office:value-type="float" office:value="-1.44407662773713" calcext:value-type="float">
            <text:p>-1.4440766277</text:p>
          </table:table-cell>
          <table:table-cell office:value-type="float" office:value="-2.27095785030242" calcext:value-type="float">
            <text:p>-2.2709578503</text:p>
          </table:table-cell>
          <table:table-cell office:value-type="float" office:value="-1.31536542113607" calcext:value-type="float">
            <text:p>-1.3153654211</text:p>
          </table:table-cell>
          <table:table-cell office:value-type="float" office:value="-3.76542545627296" calcext:value-type="float">
            <text:p>-3.7654254563</text:p>
          </table:table-cell>
          <table:table-cell office:value-type="float" office:value="-1.81113666173773" calcext:value-type="float">
            <text:p>-1.8111366617</text:p>
          </table:table-cell>
          <table:table-cell office:value-type="float" office:value="-3.05534737817711" calcext:value-type="float">
            <text:p>-3.0553473782</text:p>
          </table:table-cell>
          <table:table-cell office:value-type="float" office:value="-1.85404039727142" calcext:value-type="float">
            <text:p>-1.8540403973</text:p>
          </table:table-cell>
          <table:table-cell office:value-type="float" office:value="-2.55719150952027" calcext:value-type="float">
            <text:p>-2.5571915095</text:p>
          </table:table-cell>
          <table:table-cell office:value-type="float" office:value="-1.76823292620404" calcext:value-type="float">
            <text:p>-1.7682329262</text:p>
          </table:table-cell>
          <table:table-cell office:value-type="float" office:value="-3.55350324683396" calcext:value-type="float">
            <text:p>-3.55350324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3" calcext:value-type="float">
            <text:p>-3</text:p>
          </table:table-cell>
          <table:table-cell office:value-type="float" office:value="0.365605026994065" calcext:value-type="float">
            <text:p>0.365605027</text:p>
          </table:table-cell>
          <table:table-cell office:value-type="float" office:value="-2.86780397420182" calcext:value-type="float">
            <text:p>-2.8678039742</text:p>
          </table:table-cell>
          <table:table-cell office:value-type="float" office:value="0.0902356475215544" calcext:value-type="float">
            <text:p>0.0902356475</text:p>
          </table:table-cell>
          <table:table-cell office:value-type="float" office:value="-2.31210008237851" calcext:value-type="float">
            <text:p>-2.3121000824</text:p>
          </table:table-cell>
          <table:table-cell office:value-type="float" office:value="-1.74671804379191" calcext:value-type="float">
            <text:p>-1.7467180438</text:p>
          </table:table-cell>
          <table:table-cell office:value-type="float" office:value="-3.69008476070713" calcext:value-type="float">
            <text:p>-3.6900847607</text:p>
          </table:table-cell>
          <table:table-cell office:value-type="float" office:value="-1.02737438234057" calcext:value-type="float">
            <text:p>-1.0273743823</text:p>
          </table:table-cell>
          <table:table-cell office:value-type="float" office:value="-3.44432839489992" calcext:value-type="float">
            <text:p>-3.4443283949</text:p>
          </table:table-cell>
          <table:table-cell office:value-type="float" office:value="-0.479978478012328" calcext:value-type="float">
            <text:p>-0.479978478</text:p>
          </table:table-cell>
          <table:table-cell office:value-type="float" office:value="-2.78703523065728" calcext:value-type="float">
            <text:p>-2.7870352307</text:p>
          </table:table-cell>
          <table:table-cell office:value-type="float" office:value="-2.76760346213758" calcext:value-type="float">
            <text:p>-2.7676034621</text:p>
          </table:table-cell>
          <table:table-cell office:value-type="float" office:value="-3.32262186500002" calcext:value-type="float">
            <text:p>-3.322621865</text:p>
          </table:table-cell>
          <table:table-cell office:value-type="float" office:value="-2.39651665463388" calcext:value-type="float">
            <text:p>-2.3965166546</text:p>
          </table:table-cell>
          <table:table-cell office:value-type="float" office:value="-3.63169772797941" calcext:value-type="float">
            <text:p>-3.631697728</text:p>
          </table:table-cell>
          <table:table-cell office:value-type="float" office:value="-1.00832817937392" calcext:value-type="float">
            <text:p>-1.0083281794</text:p>
          </table:table-cell>
          <table:table-cell office:value-type="float" office:value="-2.86346401067416" calcext:value-type="float">
            <text:p>-2.8634640107</text:p>
          </table:table-cell>
          <table:table-cell office:value-type="float" office:value="-2.84448264861637" calcext:value-type="float">
            <text:p>-2.8444826486</text:p>
          </table:table-cell>
          <table:table-cell office:value-type="float" office:value="-2.4437742056766" calcext:value-type="float">
            <text:p>-2.4437742057</text:p>
          </table:table-cell>
          <table:table-cell office:value-type="float" office:value="-0.878878667180691" calcext:value-type="float">
            <text:p>-0.8788786672</text:p>
          </table:table-cell>
          <table:table-cell office:value-type="float" office:value="-1.76538577902187" calcext:value-type="float">
            <text:p>-1.765385779</text:p>
          </table:table-cell>
          <table:table-cell office:value-type="float" office:value="-1.55354000344049" calcext:value-type="float">
            <text:p>-1.5535400034</text:p>
          </table:table-cell>
          <table:table-cell office:value-type="float" office:value="-3.2213669077348" calcext:value-type="float">
            <text:p>-3.2213669077</text:p>
          </table:table-cell>
          <table:table-cell office:value-type="float" office:value="-0.853259427044635" calcext:value-type="float">
            <text:p>-0.853259427</text:p>
          </table:table-cell>
          <table:table-cell office:value-type="float" office:value="-2.31366926104542" calcext:value-type="float">
            <text:p>-2.313669261</text:p>
          </table:table-cell>
          <table:table-cell office:value-type="float" office:value="-3.14150761782808" calcext:value-type="float">
            <text:p>-3.1415076178</text:p>
          </table:table-cell>
          <table:table-cell office:value-type="float" office:value="-2.97225008069251" calcext:value-type="float">
            <text:p>-2.9722500807</text:p>
          </table:table-cell>
          <table:table-cell office:value-type="float" office:value="-1.39095059657935" calcext:value-type="float">
            <text:p>-1.3909505966</text:p>
          </table:table-cell>
          <table:table-cell office:value-type="float" office:value="-2.43852378082625" calcext:value-type="float">
            <text:p>-2.4385237808</text:p>
          </table:table-cell>
          <table:table-cell office:value-type="float" office:value="-2.36035801968553" calcext:value-type="float">
            <text:p>-2.3603580197</text:p>
          </table:table-cell>
          <table:table-cell office:value-type="float" office:value="-3.22183022931972" calcext:value-type="float">
            <text:p>-3.2218302293</text:p>
          </table:table-cell>
          <table:table-cell office:value-type="float" office:value="-1.92943307695678" calcext:value-type="float">
            <text:p>-1.929433077</text:p>
          </table:table-cell>
          <table:table-cell office:value-type="float" office:value="-2.36345353771209" calcext:value-type="float">
            <text:p>-2.3634535377</text:p>
          </table:table-cell>
          <table:table-cell office:value-type="float" office:value="-2.38199650200286" calcext:value-type="float">
            <text:p>-2.381996502</text:p>
          </table:table-cell>
          <table:table-cell office:value-type="float" office:value="-2.4599795857057" calcext:value-type="float">
            <text:p>-2.4599795857</text:p>
          </table:table-cell>
          <table:table-cell office:value-type="float" office:value="-2.665193742035" calcext:value-type="float">
            <text:p>-2.665193742</text:p>
          </table:table-cell>
          <table:table-cell office:value-type="float" office:value="-2.88409969006176" calcext:value-type="float">
            <text:p>-2.8840996901</text:p>
          </table:table-cell>
          <table:table-cell office:value-type="float" office:value="-1.7783622385838" calcext:value-type="float">
            <text:p>-1.7783622386</text:p>
          </table:table-cell>
          <table:table-cell office:value-type="float" office:value="-2.81154074746919" calcext:value-type="float">
            <text:p>-2.8115407475</text:p>
          </table:table-cell>
          <table:table-cell office:value-type="float" office:value="-2.23422554869687" calcext:value-type="float">
            <text:p>-2.2342255487</text:p>
          </table:table-cell>
          <table:table-cell office:value-type="float" office:value="-2.85332518939467" calcext:value-type="float">
            <text:p>-2.8533251894</text:p>
          </table:table-cell>
          <table:table-cell office:value-type="float" office:value="9.50999999999997" calcext:value-type="float">
            <text:p>9.51</text:p>
          </table:table-cell>
          <table:table-cell office:value-type="float" office:value="2.05" calcext:value-type="float">
            <text:p>2.05</text:p>
          </table:table-cell>
          <table:table-cell office:value-type="float" office:value="0.969999999999981" calcext:value-type="float">
            <text:p>0.97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49999999999976" calcext:value-type="float">
            <text:p>0.95</text:p>
          </table:table-cell>
          <table:table-cell office:value-type="float" office:value="0.725603004605275" calcext:value-type="float">
            <text:p>0.7256030046</text:p>
          </table:table-cell>
          <table:table-cell office:value-type="float" office:value="-2.83746349270184" calcext:value-type="float">
            <text:p>-2.8374634927</text:p>
          </table:table-cell>
          <table:table-cell office:value-type="float" office:value="0.273124550322757" calcext:value-type="float">
            <text:p>0.2731245503</text:p>
          </table:table-cell>
          <table:table-cell office:value-type="float" office:value="-2.6247118806983" calcext:value-type="float">
            <text:p>-2.6247118807</text:p>
          </table:table-cell>
          <table:table-cell office:value-type="float" office:value="0.315115476772862" calcext:value-type="float">
            <text:p>0.3151154768</text:p>
          </table:table-cell>
          <table:table-cell office:value-type="float" office:value="-3.12294552277385" calcext:value-type="float">
            <text:p>-3.1229455228</text:p>
          </table:table-cell>
          <table:table-cell office:value-type="float" office:value="-0.137362977509655" calcext:value-type="float">
            <text:p>-0.1373629775</text:p>
          </table:table-cell>
          <table:table-cell office:value-type="float" office:value="-2.91019391077031" calcext:value-type="float">
            <text:p>-2.9101939108</text:p>
          </table:table-cell>
          <table:table-cell office:value-type="float" office:value="-0.17935390395976" calcext:value-type="float">
            <text:p>-0.179353904</text:p>
          </table:table-cell>
          <table:table-cell office:value-type="float" office:value="-2.41196026869476" calcext:value-type="float">
            <text:p>-2.4119602687</text:p>
          </table:table-cell>
          <table:table-cell office:value-type="float" office:value="-0.0953720510595502" calcext:value-type="float">
            <text:p>-0.0953720511</text:p>
          </table:table-cell>
          <table:table-cell office:value-type="float" office:value="-3.40842755284585" calcext:value-type="float">
            <text:p>-3.4084275528</text:p>
          </table:table-cell>
          <table:table-cell office:value-type="float" office:value="-0.547850505342068" calcext:value-type="float">
            <text:p>-0.5478505053</text:p>
          </table:table-cell>
          <table:table-cell office:value-type="float" office:value="-3.19567594084232" calcext:value-type="float">
            <text:p>-3.1956759408</text:p>
          </table:table-cell>
          <table:table-cell office:value-type="float" office:value="-0.589841431792173" calcext:value-type="float">
            <text:p>-0.5898414318</text:p>
          </table:table-cell>
          <table:table-cell office:value-type="float" office:value="-2.69744229876677" calcext:value-type="float">
            <text:p>-2.6974422988</text:p>
          </table:table-cell>
          <table:table-cell office:value-type="float" office:value="-0.505859578891963" calcext:value-type="float">
            <text:p>-0.5058595789</text:p>
          </table:table-cell>
          <table:table-cell office:value-type="float" office:value="-3.69390958291786" calcext:value-type="float">
            <text:p>-3.6939095829</text:p>
          </table:table-cell>
          <table:table-cell office:value-type="float" office:value="-0.631832358242277" calcext:value-type="float">
            <text:p>-0.6318323582</text:p>
          </table:table-cell>
          <table:table-cell office:value-type="float" office:value="-2.19920865669123" calcext:value-type="float">
            <text:p>-2.1992086567</text:p>
          </table:table-cell>
          <table:table-cell office:value-type="float" office:value="-1.00032895962459" calcext:value-type="float">
            <text:p>-1.0003289596</text:p>
          </table:table-cell>
          <table:table-cell office:value-type="float" office:value="-2.98292432883878" calcext:value-type="float">
            <text:p>-2.9829243288</text:p>
          </table:table-cell>
          <table:table-cell office:value-type="float" office:value="-1.04231988607469" calcext:value-type="float">
            <text:p>-1.0423198861</text:p>
          </table:table-cell>
          <table:table-cell office:value-type="float" office:value="-2.48469068676323" calcext:value-type="float">
            <text:p>-2.4846906868</text:p>
          </table:table-cell>
          <table:table-cell office:value-type="float" office:value="-0.95833803317448" calcext:value-type="float">
            <text:p>-0.9583380332</text:p>
          </table:table-cell>
          <table:table-cell office:value-type="float" office:value="-3.48115797091432" calcext:value-type="float">
            <text:p>-3.4811579709</text:p>
          </table:table-cell>
          <table:table-cell office:value-type="float" office:value="-1.4528074139071" calcext:value-type="float">
            <text:p>-1.4528074139</text:p>
          </table:table-cell>
          <table:table-cell office:value-type="float" office:value="-2.77017271683524" calcext:value-type="float">
            <text:p>-2.7701727168</text:p>
          </table:table-cell>
          <table:table-cell office:value-type="float" office:value="-1.410816487457" calcext:value-type="float">
            <text:p>-1.4108164875</text:p>
          </table:table-cell>
          <table:table-cell office:value-type="float" office:value="-3.26840635891079" calcext:value-type="float">
            <text:p>-3.2684063589</text:p>
          </table:table-cell>
          <table:table-cell office:value-type="float" office:value="-1.49479834035721" calcext:value-type="float">
            <text:p>-1.4947983404</text:p>
          </table:table-cell>
          <table:table-cell office:value-type="float" office:value="-2.2719390747597" calcext:value-type="float">
            <text:p>-2.2719390748</text:p>
          </table:table-cell>
          <table:table-cell office:value-type="float" office:value="-1.36882556100689" calcext:value-type="float">
            <text:p>-1.368825561</text:p>
          </table:table-cell>
          <table:table-cell office:value-type="float" office:value="-3.76664000098633" calcext:value-type="float">
            <text:p>-3.766640001</text:p>
          </table:table-cell>
          <table:table-cell office:value-type="float" office:value="-1.86329494173952" calcext:value-type="float">
            <text:p>-1.8632949417</text:p>
          </table:table-cell>
          <table:table-cell office:value-type="float" office:value="-3.05565474690725" calcext:value-type="float">
            <text:p>-3.0556547469</text:p>
          </table:table-cell>
          <table:table-cell office:value-type="float" office:value="-1.90528586818962" calcext:value-type="float">
            <text:p>-1.9052858682</text:p>
          </table:table-cell>
          <table:table-cell office:value-type="float" office:value="-2.5574211048317" calcext:value-type="float">
            <text:p>-2.5574211048</text:p>
          </table:table-cell>
          <table:table-cell office:value-type="float" office:value="-1.82130401528941" calcext:value-type="float">
            <text:p>-1.8213040153</text:p>
          </table:table-cell>
          <table:table-cell office:value-type="float" office:value="-3.55388838898279" calcext:value-type="float">
            <text:p>-3.5538883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4" calcext:value-type="float">
            <text:p>-4</text:p>
          </table:table-cell>
          <table:table-cell office:value-type="float" office:value="0.32584967760712" calcext:value-type="float">
            <text:p>0.3258496776</text:p>
          </table:table-cell>
          <table:table-cell office:value-type="float" office:value="-2.87222123524481" calcext:value-type="float">
            <text:p>-2.8722212352</text:p>
          </table:table-cell>
          <table:table-cell office:value-type="float" office:value="0.0794110530681671" calcext:value-type="float">
            <text:p>0.0794110531</text:p>
          </table:table-cell>
          <table:table-cell office:value-type="float" office:value="-2.35060759015193" calcext:value-type="float">
            <text:p>-2.3506075902</text:p>
          </table:table-cell>
          <table:table-cell office:value-type="float" office:value="-1.78632086987363" calcext:value-type="float">
            <text:p>-1.7863208699</text:p>
          </table:table-cell>
          <table:table-cell office:value-type="float" office:value="-3.68446193523046" calcext:value-type="float">
            <text:p>-3.6844619352</text:p>
          </table:table-cell>
          <table:table-cell office:value-type="float" office:value="-1.06722118537496" calcext:value-type="float">
            <text:p>-1.0672211854</text:p>
          </table:table-cell>
          <table:table-cell office:value-type="float" office:value="-3.44782586369014" calcext:value-type="float">
            <text:p>-3.4478258637</text:p>
          </table:table-cell>
          <table:table-cell office:value-type="float" office:value="-0.517706867772075" calcext:value-type="float">
            <text:p>-0.5177068678</text:p>
          </table:table-cell>
          <table:table-cell office:value-type="float" office:value="-2.80032314268802" calcext:value-type="float">
            <text:p>-2.8003231427</text:p>
          </table:table-cell>
          <table:table-cell office:value-type="float" office:value="-2.80402021280887" calcext:value-type="float">
            <text:p>-2.8040202128</text:p>
          </table:table-cell>
          <table:table-cell office:value-type="float" office:value="-3.30607434946008" calcext:value-type="float">
            <text:p>-3.3060743495</text:p>
          </table:table-cell>
          <table:table-cell office:value-type="float" office:value="-2.43246986559679" calcext:value-type="float">
            <text:p>-2.4324698656</text:p>
          </table:table-cell>
          <table:table-cell office:value-type="float" office:value="-3.61416585353723" calcext:value-type="float">
            <text:p>-3.6141658535</text:p>
          </table:table-cell>
          <table:table-cell office:value-type="float" office:value="-1.04452527782829" calcext:value-type="float">
            <text:p>-1.0445252778</text:p>
          </table:table-cell>
          <table:table-cell office:value-type="float" office:value="-2.88048664453277" calcext:value-type="float">
            <text:p>-2.8804866445</text:p>
          </table:table-cell>
          <table:table-cell office:value-type="float" office:value="-2.88115845452207" calcext:value-type="float">
            <text:p>-2.8811584545</text:p>
          </table:table-cell>
          <table:table-cell office:value-type="float" office:value="-2.42780907927036" calcext:value-type="float">
            <text:p>-2.4278090793</text:p>
          </table:table-cell>
          <table:table-cell office:value-type="float" office:value="-0.915644261609462" calcext:value-type="float">
            <text:p>-0.9156442616</text:p>
          </table:table-cell>
          <table:table-cell office:value-type="float" office:value="-1.78114303342418" calcext:value-type="float">
            <text:p>-1.7811430334</text:p>
          </table:table-cell>
          <table:table-cell office:value-type="float" office:value="-1.59334814836942" calcext:value-type="float">
            <text:p>-1.5933481484</text:p>
          </table:table-cell>
          <table:table-cell office:value-type="float" office:value="-3.21745390411638" calcext:value-type="float">
            <text:p>-3.2174539041</text:p>
          </table:table-cell>
          <table:table-cell office:value-type="float" office:value="-0.88776711623628" calcext:value-type="float">
            <text:p>-0.8877671162</text:p>
          </table:table-cell>
          <table:table-cell office:value-type="float" office:value="-2.33389843272032" calcext:value-type="float">
            <text:p>-2.3338984327</text:p>
          </table:table-cell>
          <table:table-cell office:value-type="float" office:value="-3.17746128844554" calcext:value-type="float">
            <text:p>-3.1774612884</text:p>
          </table:table-cell>
          <table:table-cell office:value-type="float" office:value="-2.9547191489109" calcext:value-type="float">
            <text:p>-2.9547191489</text:p>
          </table:table-cell>
          <table:table-cell office:value-type="float" office:value="-1.43093266902398" calcext:value-type="float">
            <text:p>-1.430932669</text:p>
          </table:table-cell>
          <table:table-cell office:value-type="float" office:value="-2.43972122937744" calcext:value-type="float">
            <text:p>-2.4397212294</text:p>
          </table:table-cell>
          <table:table-cell office:value-type="float" office:value="-2.39717483753619" calcext:value-type="float">
            <text:p>-2.3971748375</text:p>
          </table:table-cell>
          <table:table-cell office:value-type="float" office:value="-3.20619303253285" calcext:value-type="float">
            <text:p>-3.2061930325</text:p>
          </table:table-cell>
          <table:table-cell office:value-type="float" office:value="-1.96821360931084" calcext:value-type="float">
            <text:p>-1.9682136093</text:p>
          </table:table-cell>
          <table:table-cell office:value-type="float" office:value="-2.37325508403581" calcext:value-type="float">
            <text:p>-2.373255084</text:p>
          </table:table-cell>
          <table:table-cell office:value-type="float" office:value="-2.41960393480031" calcext:value-type="float">
            <text:p>-2.4196039348</text:p>
          </table:table-cell>
          <table:table-cell office:value-type="float" office:value="-2.44635310419414" calcext:value-type="float">
            <text:p>-2.4463531042</text:p>
          </table:table-cell>
          <table:table-cell office:value-type="float" office:value="-2.70292062401633" calcext:value-type="float">
            <text:p>-2.702920624</text:p>
          </table:table-cell>
          <table:table-cell office:value-type="float" office:value="-2.87080749776828" calcext:value-type="float">
            <text:p>-2.8708074978</text:p>
          </table:table-cell>
          <table:table-cell office:value-type="float" office:value="-1.81794516640502" calcext:value-type="float">
            <text:p>-1.8179451664</text:p>
          </table:table-cell>
          <table:table-cell office:value-type="float" office:value="-2.80577951278379" calcext:value-type="float">
            <text:p>-2.8057795128</text:p>
          </table:table-cell>
          <table:table-cell office:value-type="float" office:value="-2.27217729130563" calcext:value-type="float">
            <text:p>-2.2721772913</text:p>
          </table:table-cell>
          <table:table-cell office:value-type="float" office:value="-2.84068931851219" calcext:value-type="float">
            <text:p>-2.8406893185</text:p>
          </table:table-cell>
          <table:table-cell office:value-type="float" office:value="9.48199999999997" calcext:value-type="float">
            <text:p>9.482</text:p>
          </table:table-cell>
          <table:table-cell office:value-type="float" office:value="2.05" calcext:value-type="float">
            <text:p>2.05</text:p>
          </table:table-cell>
          <table:table-cell office:value-type="float" office:value="0.983999999999982" calcext:value-type="float">
            <text:p>0.98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39999999999976" calcext:value-type="float">
            <text:p>0.94</text:p>
          </table:table-cell>
          <table:table-cell office:value-type="float" office:value="0.725603004605275" calcext:value-type="float">
            <text:p>0.7256030046</text:p>
          </table:table-cell>
          <table:table-cell office:value-type="float" office:value="-2.83746349270184" calcext:value-type="float">
            <text:p>-2.8374634927</text:p>
          </table:table-cell>
          <table:table-cell office:value-type="float" office:value="0.272562566045645" calcext:value-type="float">
            <text:p>0.272562566</text:p>
          </table:table-cell>
          <table:table-cell office:value-type="float" office:value="-2.62591122722189" calcext:value-type="float">
            <text:p>-2.6259112272</text:p>
          </table:table-cell>
          <table:table-cell office:value-type="float" office:value="0.315873149191676" calcext:value-type="float">
            <text:p>0.3158731492</text:p>
          </table:table-cell>
          <table:table-cell office:value-type="float" office:value="-3.12403188869615" calcext:value-type="float">
            <text:p>-3.1240318887</text:p>
          </table:table-cell>
          <table:table-cell office:value-type="float" office:value="-0.137167289367954" calcext:value-type="float">
            <text:p>-0.1371672894</text:p>
          </table:table-cell>
          <table:table-cell office:value-type="float" office:value="-2.9124796232162" calcext:value-type="float">
            <text:p>-2.9124796232</text:p>
          </table:table-cell>
          <table:table-cell office:value-type="float" office:value="-0.180477872513985" calcext:value-type="float">
            <text:p>-0.1804778725</text:p>
          </table:table-cell>
          <table:table-cell office:value-type="float" office:value="-2.41435896174195" calcext:value-type="float">
            <text:p>-2.4143589617</text:p>
          </table:table-cell>
          <table:table-cell office:value-type="float" office:value="-0.0938567062219228" calcext:value-type="float">
            <text:p>-0.0938567062</text:p>
          </table:table-cell>
          <table:table-cell office:value-type="float" office:value="-3.41060028469046" calcext:value-type="float">
            <text:p>-3.4106002847</text:p>
          </table:table-cell>
          <table:table-cell office:value-type="float" office:value="-0.546897144781553" calcext:value-type="float">
            <text:p>-0.5468971448</text:p>
          </table:table-cell>
          <table:table-cell office:value-type="float" office:value="-3.19904801921051" calcext:value-type="float">
            <text:p>-3.1990480192</text:p>
          </table:table-cell>
          <table:table-cell office:value-type="float" office:value="-0.590207727927584" calcext:value-type="float">
            <text:p>-0.5902077279</text:p>
          </table:table-cell>
          <table:table-cell office:value-type="float" office:value="-2.70092735773625" calcext:value-type="float">
            <text:p>-2.7009273577</text:p>
          </table:table-cell>
          <table:table-cell office:value-type="float" office:value="-0.503586561635522" calcext:value-type="float">
            <text:p>-0.5035865616</text:p>
          </table:table-cell>
          <table:table-cell office:value-type="float" office:value="-3.69716868068477" calcext:value-type="float">
            <text:p>-3.6971686807</text:p>
          </table:table-cell>
          <table:table-cell office:value-type="float" office:value="-0.633518311073615" calcext:value-type="float">
            <text:p>-0.6335183111</text:p>
          </table:table-cell>
          <table:table-cell office:value-type="float" office:value="-2.202806696262" calcext:value-type="float">
            <text:p>-2.2028066963</text:p>
          </table:table-cell>
          <table:table-cell office:value-type="float" office:value="-0.999937583341183" calcext:value-type="float">
            <text:p>-0.9999375833</text:p>
          </table:table-cell>
          <table:table-cell office:value-type="float" office:value="-2.98749575373056" calcext:value-type="float">
            <text:p>-2.9874957537</text:p>
          </table:table-cell>
          <table:table-cell office:value-type="float" office:value="-1.04324816648721" calcext:value-type="float">
            <text:p>-1.0432481665</text:p>
          </table:table-cell>
          <table:table-cell office:value-type="float" office:value="-2.48937509225631" calcext:value-type="float">
            <text:p>-2.4893750923</text:p>
          </table:table-cell>
          <table:table-cell office:value-type="float" office:value="-0.956627000195152" calcext:value-type="float">
            <text:p>-0.9566270002</text:p>
          </table:table-cell>
          <table:table-cell office:value-type="float" office:value="-3.48561641520482" calcext:value-type="float">
            <text:p>-3.4856164152</text:p>
          </table:table-cell>
          <table:table-cell office:value-type="float" office:value="-1.45297802190081" calcext:value-type="float">
            <text:p>-1.4529780219</text:p>
          </table:table-cell>
          <table:table-cell office:value-type="float" office:value="-2.77594348825062" calcext:value-type="float">
            <text:p>-2.7759434883</text:p>
          </table:table-cell>
          <table:table-cell office:value-type="float" office:value="-1.40966743875478" calcext:value-type="float">
            <text:p>-1.4096674388</text:p>
          </table:table-cell>
          <table:table-cell office:value-type="float" office:value="-3.27406414972487" calcext:value-type="float">
            <text:p>-3.2740641497</text:p>
          </table:table-cell>
          <table:table-cell office:value-type="float" office:value="-1.49628860504684" calcext:value-type="float">
            <text:p>-1.496288605</text:p>
          </table:table-cell>
          <table:table-cell office:value-type="float" office:value="-2.27782282677636" calcext:value-type="float">
            <text:p>-2.2778228268</text:p>
          </table:table-cell>
          <table:table-cell office:value-type="float" office:value="-1.36635685560875" calcext:value-type="float">
            <text:p>-1.3663568556</text:p>
          </table:table-cell>
          <table:table-cell office:value-type="float" office:value="-3.77218481119913" calcext:value-type="float">
            <text:p>-3.7721848112</text:p>
          </table:table-cell>
          <table:table-cell office:value-type="float" office:value="-1.86270787731441" calcext:value-type="float">
            <text:p>-1.8627078773</text:p>
          </table:table-cell>
          <table:table-cell office:value-type="float" office:value="-3.06251188424493" calcext:value-type="float">
            <text:p>-3.0625118842</text:p>
          </table:table-cell>
          <table:table-cell office:value-type="float" office:value="-1.90601846046044" calcext:value-type="float">
            <text:p>-1.9060184605</text:p>
          </table:table-cell>
          <table:table-cell office:value-type="float" office:value="-2.56439122277067" calcext:value-type="float">
            <text:p>-2.5643912228</text:p>
          </table:table-cell>
          <table:table-cell office:value-type="float" office:value="-1.81939729416838" calcext:value-type="float">
            <text:p>-1.8193972942</text:p>
          </table:table-cell>
          <table:table-cell office:value-type="float" office:value="-3.56063254571918" calcext:value-type="float">
            <text:p>-3.56063254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9]</text:p>
          </table:table-cell>
          <table:table-cell office:value-type="float" office:value="-1" calcext:value-type="float">
            <text:p>-1</text:p>
          </table:table-cell>
          <table:table-cell office:value-type="float" office:value="0.491366823231222" calcext:value-type="float">
            <text:p>0.4913668232</text:p>
          </table:table-cell>
          <table:table-cell office:value-type="float" office:value="-2.91253194833166" calcext:value-type="float">
            <text:p>-2.9125319483</text:p>
          </table:table-cell>
          <table:table-cell office:value-type="float" office:value="-0.432705934005329" calcext:value-type="float">
            <text:p>-0.432705934</text:p>
          </table:table-cell>
          <table:table-cell office:value-type="float" office:value="-2.86232294290893" calcext:value-type="float">
            <text:p>-2.8623229429</text:p>
          </table:table-cell>
          <table:table-cell office:value-type="float" office:value="-1.46542164456577" calcext:value-type="float">
            <text:p>-1.4654216446</text:p>
          </table:table-cell>
          <table:table-cell office:value-type="float" office:value="-3.38649608527914" calcext:value-type="float">
            <text:p>-3.3864960853</text:p>
          </table:table-cell>
          <table:table-cell office:value-type="float" office:value="-1.18359411450841" calcext:value-type="float">
            <text:p>-1.1835941145</text:p>
          </table:table-cell>
          <table:table-cell office:value-type="float" office:value="-3.77618468361632" calcext:value-type="float">
            <text:p>-3.7761846836</text:p>
          </table:table-cell>
          <table:table-cell office:value-type="float" office:value="-0.0968322797546754" calcext:value-type="float">
            <text:p>-0.0968322798</text:p>
          </table:table-cell>
          <table:table-cell office:value-type="float" office:value="-2.32062360762359" calcext:value-type="float">
            <text:p>-2.3206236076</text:p>
          </table:table-cell>
          <table:table-cell office:value-type="float" office:value="-1.18649115980344" calcext:value-type="float">
            <text:p>-1.1864911598</text:p>
          </table:table-cell>
          <table:table-cell office:value-type="float" office:value="-2.57943333177196" calcext:value-type="float">
            <text:p>-2.5794333318</text:p>
          </table:table-cell>
          <table:table-cell office:value-type="float" office:value="-0.903969819480704" calcext:value-type="float">
            <text:p>-0.9039698195</text:p>
          </table:table-cell>
          <table:table-cell office:value-type="float" office:value="-3.29023437912112" calcext:value-type="float">
            <text:p>-3.2902343791</text:p>
          </table:table-cell>
          <table:table-cell office:value-type="float" office:value="-0.62053029965041" calcext:value-type="float">
            <text:p>-0.6205302997</text:p>
          </table:table-cell>
          <table:table-cell office:value-type="float" office:value="-2.30924458425582" calcext:value-type="float">
            <text:p>-2.3092445843</text:p>
          </table:table-cell>
          <table:table-cell office:value-type="float" office:value="-1.5408101778814" calcext:value-type="float">
            <text:p>-1.5408101779</text:p>
          </table:table-cell>
          <table:table-cell office:value-type="float" office:value="-2.30422227952379" calcext:value-type="float">
            <text:p>-2.3042222795</text:p>
          </table:table-cell>
          <table:table-cell office:value-type="float" office:value="-1.3460685908805" calcext:value-type="float">
            <text:p>-1.3460685909</text:p>
          </table:table-cell>
          <table:table-cell office:value-type="float" office:value="0.573406010231189" calcext:value-type="float">
            <text:p>0.5734060102</text:p>
          </table:table-cell>
          <table:table-cell office:value-type="float" office:value="-1.26708371169856" calcext:value-type="float">
            <text:p>-1.2670837117</text:p>
          </table:table-cell>
          <table:table-cell office:value-type="float" office:value="-2.96904975589438" calcext:value-type="float">
            <text:p>-2.9690497559</text:p>
          </table:table-cell>
          <table:table-cell office:value-type="float" office:value="-1.98696350460891" calcext:value-type="float">
            <text:p>-1.9869635046</text:p>
          </table:table-cell>
          <table:table-cell office:value-type="float" office:value="-3.29166808961884" calcext:value-type="float">
            <text:p>-3.2916680896</text:p>
          </table:table-cell>
          <table:table-cell office:value-type="float" office:value="-2.14801643364961" calcext:value-type="float">
            <text:p>-2.1480164336</text:p>
          </table:table-cell>
          <table:table-cell office:value-type="float" office:value="-2.89606691114176" calcext:value-type="float">
            <text:p>-2.8960669111</text:p>
          </table:table-cell>
          <table:table-cell office:value-type="float" office:value="-2.49241724993573" calcext:value-type="float">
            <text:p>-2.4924172499</text:p>
          </table:table-cell>
          <table:table-cell office:value-type="float" office:value="-3.13251879956046" calcext:value-type="float">
            <text:p>-3.1325187996</text:p>
          </table:table-cell>
          <table:table-cell office:value-type="float" office:value="-2.99067726796962" calcext:value-type="float">
            <text:p>-2.990677268</text:p>
          </table:table-cell>
          <table:table-cell office:value-type="float" office:value="-2.92635887156871" calcext:value-type="float">
            <text:p>-2.9263588716</text:p>
          </table:table-cell>
          <table:table-cell office:value-type="float" office:value="-1.69232304115094" calcext:value-type="float">
            <text:p>-1.6923230412</text:p>
          </table:table-cell>
          <table:table-cell office:value-type="float" office:value="-2.70315035128966" calcext:value-type="float">
            <text:p>-2.7031503513</text:p>
          </table:table-cell>
          <table:table-cell office:value-type="float" office:value="-2.09252833542446" calcext:value-type="float">
            <text:p>-2.0925283354</text:p>
          </table:table-cell>
          <table:table-cell office:value-type="float" office:value="-2.46582377672248" calcext:value-type="float">
            <text:p>-2.4658237767</text:p>
          </table:table-cell>
          <table:table-cell office:value-type="float" office:value="-2.61314204550995" calcext:value-type="float">
            <text:p>-2.6131420455</text:p>
          </table:table-cell>
          <table:table-cell office:value-type="float" office:value="-2.6261340939583" calcext:value-type="float">
            <text:p>-2.626134094</text:p>
          </table:table-cell>
          <table:table-cell office:value-type="float" office:value="-0.973278582095979" calcext:value-type="float">
            <text:p>-0.9732785821</text:p>
          </table:table-cell>
          <table:table-cell office:value-type="float" office:value="0.538358882746693" calcext:value-type="float">
            <text:p>0.5383588827</text:p>
          </table:table-cell>
          <table:table-cell office:value-type="float" office:value="-2.69226566813708" calcext:value-type="float">
            <text:p>-2.6922656681</text:p>
          </table:table-cell>
          <table:table-cell office:value-type="float" office:value="-2.25325234202109" calcext:value-type="float">
            <text:p>-2.253252342</text:p>
          </table:table-cell>
          <table:table-cell office:value-type="float" office:value="9.48199999999997" calcext:value-type="float">
            <text:p>9.482</text:p>
          </table:table-cell>
          <table:table-cell office:value-type="float" office:value="2.05" calcext:value-type="float">
            <text:p>2.05</text:p>
          </table:table-cell>
          <table:table-cell office:value-type="float" office:value="0.983999999999982" calcext:value-type="float">
            <text:p>0.98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39999999999976" calcext:value-type="float">
            <text:p>0.94</text:p>
          </table:table-cell>
          <table:table-cell office:value-type="float" office:value="0.857191294295586" calcext:value-type="float">
            <text:p>0.8571912943</text:p>
          </table:table-cell>
          <table:table-cell office:value-type="float" office:value="-2.95119674349157" calcext:value-type="float">
            <text:p>-2.9511967435</text:p>
          </table:table-cell>
          <table:table-cell office:value-type="float" office:value="0.452853767083894" calcext:value-type="float">
            <text:p>0.4528537671</text:p>
          </table:table-cell>
          <table:table-cell office:value-type="float" office:value="-2.65706894118731" calcext:value-type="float">
            <text:p>-2.6570689412</text:p>
          </table:table-cell>
          <table:table-cell office:value-type="float" office:value="0.400300381934963" calcext:value-type="float">
            <text:p>0.4003003819</text:p>
          </table:table-cell>
          <table:table-cell office:value-type="float" office:value="-3.15429941260814" calcext:value-type="float">
            <text:p>-3.1542994126</text:p>
          </table:table-cell>
          <table:table-cell office:value-type="float" office:value="-0.00403714527672916" calcext:value-type="float">
            <text:p>-0.0040371453</text:p>
          </table:table-cell>
          <table:table-cell office:value-type="float" office:value="-2.86017161030388" calcext:value-type="float">
            <text:p>-2.8601716103</text:p>
          </table:table-cell>
          <table:table-cell office:value-type="float" office:value="0.0485162398722015" calcext:value-type="float">
            <text:p>0.0485162399</text:p>
          </table:table-cell>
          <table:table-cell office:value-type="float" office:value="-2.36294113888304" calcext:value-type="float">
            <text:p>-2.3629411389</text:p>
          </table:table-cell>
          <table:table-cell office:value-type="float" office:value="-0.0565905304256599" calcext:value-type="float">
            <text:p>-0.0565905304</text:p>
          </table:table-cell>
          <table:table-cell office:value-type="float" office:value="-3.35740208172472" calcext:value-type="float">
            <text:p>-3.3574020817</text:p>
          </table:table-cell>
          <table:table-cell office:value-type="float" office:value="-0.460928057637352" calcext:value-type="float">
            <text:p>-0.4609280576</text:p>
          </table:table-cell>
          <table:table-cell office:value-type="float" office:value="-3.06327427942046" calcext:value-type="float">
            <text:p>-3.0632742794</text:p>
          </table:table-cell>
          <table:table-cell office:value-type="float" office:value="-0.408374672488421" calcext:value-type="float">
            <text:p>-0.4083746725</text:p>
          </table:table-cell>
          <table:table-cell office:value-type="float" office:value="-2.56604380799962" calcext:value-type="float">
            <text:p>-2.566043808</text:p>
          </table:table-cell>
          <table:table-cell office:value-type="float" office:value="-0.513481442786283" calcext:value-type="float">
            <text:p>-0.5134814428</text:p>
          </table:table-cell>
          <table:table-cell office:value-type="float" office:value="-3.5605047508413" calcext:value-type="float">
            <text:p>-3.5605047508</text:p>
          </table:table-cell>
          <table:table-cell office:value-type="float" office:value="-0.35582128733949" calcext:value-type="float">
            <text:p>-0.3558212873</text:p>
          </table:table-cell>
          <table:table-cell office:value-type="float" office:value="-2.06881333657878" calcext:value-type="float">
            <text:p>-2.0688133366</text:p>
          </table:table-cell>
          <table:table-cell office:value-type="float" office:value="-0.865265584849044" calcext:value-type="float">
            <text:p>-0.8652655848</text:p>
          </table:table-cell>
          <table:table-cell office:value-type="float" office:value="-2.7691464771162" calcext:value-type="float">
            <text:p>-2.7691464771</text:p>
          </table:table-cell>
          <table:table-cell office:value-type="float" office:value="-0.812712199700113" calcext:value-type="float">
            <text:p>-0.8127121997</text:p>
          </table:table-cell>
          <table:table-cell office:value-type="float" office:value="-2.27191600569536" calcext:value-type="float">
            <text:p>-2.2719160057</text:p>
          </table:table-cell>
          <table:table-cell office:value-type="float" office:value="-0.917818969997975" calcext:value-type="float">
            <text:p>-0.91781897</text:p>
          </table:table-cell>
          <table:table-cell office:value-type="float" office:value="-3.26637694853704" calcext:value-type="float">
            <text:p>-3.2663769485</text:p>
          </table:table-cell>
          <table:table-cell office:value-type="float" office:value="-1.26960311206074" calcext:value-type="float">
            <text:p>-1.2696031121</text:p>
          </table:table-cell>
          <table:table-cell office:value-type="float" office:value="-2.47501867481194" calcext:value-type="float">
            <text:p>-2.4750186748</text:p>
          </table:table-cell>
          <table:table-cell office:value-type="float" office:value="-1.32215649720967" calcext:value-type="float">
            <text:p>-1.3221564972</text:p>
          </table:table-cell>
          <table:table-cell office:value-type="float" office:value="-2.97224914623278" calcext:value-type="float">
            <text:p>-2.9722491462</text:p>
          </table:table-cell>
          <table:table-cell office:value-type="float" office:value="-1.21704972691181" calcext:value-type="float">
            <text:p>-1.2170497269</text:p>
          </table:table-cell>
          <table:table-cell office:value-type="float" office:value="-1.9777882033911" calcext:value-type="float">
            <text:p>-1.9777882034</text:p>
          </table:table-cell>
          <table:table-cell office:value-type="float" office:value="-1.3747098823586" calcext:value-type="float">
            <text:p>-1.3747098824</text:p>
          </table:table-cell>
          <table:table-cell office:value-type="float" office:value="-3.46947961765361" calcext:value-type="float">
            <text:p>-3.4694796177</text:p>
          </table:table-cell>
          <table:table-cell office:value-type="float" office:value="-1.72649402442136" calcext:value-type="float">
            <text:p>-1.7264940244</text:p>
          </table:table-cell>
          <table:table-cell office:value-type="float" office:value="-2.67812134392851" calcext:value-type="float">
            <text:p>-2.6781213439</text:p>
          </table:table-cell>
          <table:table-cell office:value-type="float" office:value="-1.67394063927243" calcext:value-type="float">
            <text:p>-1.6739406393</text:p>
          </table:table-cell>
          <table:table-cell office:value-type="float" office:value="-2.18089087250768" calcext:value-type="float">
            <text:p>-2.1808908725</text:p>
          </table:table-cell>
          <table:table-cell office:value-type="float" office:value="-1.77904740957029" calcext:value-type="float">
            <text:p>-1.7790474096</text:p>
          </table:table-cell>
          <table:table-cell office:value-type="float" office:value="-3.17535181534935" calcext:value-type="float">
            <text:p>-3.175351815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9]</text:p>
          </table:table-cell>
          <table:table-cell office:value-type="float" office:value="-2" calcext:value-type="float">
            <text:p>-2</text:p>
          </table:table-cell>
          <table:table-cell office:value-type="float" office:value="0.451583328918324" calcext:value-type="float">
            <text:p>0.4515833289</text:p>
          </table:table-cell>
          <table:table-cell office:value-type="float" office:value="-2.90837579864047" calcext:value-type="float">
            <text:p>-2.9083757986</text:p>
          </table:table-cell>
          <table:table-cell office:value-type="float" office:value="-0.472687770186138" calcext:value-type="float">
            <text:p>-0.4726877702</text:p>
          </table:table-cell>
          <table:table-cell office:value-type="float" office:value="-2.86111763149232" calcext:value-type="float">
            <text:p>-2.8611176315</text:p>
          </table:table-cell>
          <table:table-cell office:value-type="float" office:value="-1.50448252439409" calcext:value-type="float">
            <text:p>-1.5044825244</text:p>
          </table:table-cell>
          <table:table-cell office:value-type="float" office:value="-3.37787937668259" calcext:value-type="float">
            <text:p>-3.3778793767</text:p>
          </table:table-cell>
          <table:table-cell office:value-type="float" office:value="-1.22308660151301" calcext:value-type="float">
            <text:p>-1.2230866015</text:p>
          </table:table-cell>
          <table:table-cell office:value-type="float" office:value="-3.76983303263481" calcext:value-type="float">
            <text:p>-3.7698330326</text:p>
          </table:table-cell>
          <table:table-cell office:value-type="float" office:value="-0.136832183538479" calcext:value-type="float">
            <text:p>-0.1368321835</text:p>
          </table:table-cell>
          <table:table-cell office:value-type="float" office:value="-2.32071134180414" calcext:value-type="float">
            <text:p>-2.3207113418</text:p>
          </table:table-cell>
          <table:table-cell office:value-type="float" office:value="-1.2263035319866" calcext:value-type="float">
            <text:p>-1.226303532</text:p>
          </table:table-cell>
          <table:table-cell office:value-type="float" office:value="-2.57556357452517" calcext:value-type="float">
            <text:p>-2.5755635745</text:p>
          </table:table-cell>
          <table:table-cell office:value-type="float" office:value="-0.943636243533648" calcext:value-type="float">
            <text:p>-0.9436362435</text:p>
          </table:table-cell>
          <table:table-cell office:value-type="float" office:value="-3.28507930367531" calcext:value-type="float">
            <text:p>-3.2850793037</text:p>
          </table:table-cell>
          <table:table-cell office:value-type="float" office:value="-0.660492443164526" calcext:value-type="float">
            <text:p>-0.6604924432</text:p>
          </table:table-cell>
          <table:table-cell office:value-type="float" office:value="-2.31098443647861" calcext:value-type="float">
            <text:p>-2.3109844365</text:p>
          </table:table-cell>
          <table:table-cell office:value-type="float" office:value="-1.57996546424239" calcext:value-type="float">
            <text:p>-1.5799654642</text:p>
          </table:table-cell>
          <table:table-cell office:value-type="float" office:value="-2.31239929303662" calcext:value-type="float">
            <text:p>-2.312399293</text:p>
          </table:table-cell>
          <table:table-cell office:value-type="float" office:value="-1.37845518008852" calcext:value-type="float">
            <text:p>-1.3784551801</text:p>
          </table:table-cell>
          <table:table-cell office:value-type="float" office:value="0.549930302798379" calcext:value-type="float">
            <text:p>0.5499303028</text:p>
          </table:table-cell>
          <table:table-cell office:value-type="float" office:value="-1.30412249680545" calcext:value-type="float">
            <text:p>-1.3041224968</text:p>
          </table:table-cell>
          <table:table-cell office:value-type="float" office:value="-2.9841536758427" calcext:value-type="float">
            <text:p>-2.9841536758</text:p>
          </table:table-cell>
          <table:table-cell office:value-type="float" office:value="-2.0259062473502" calcext:value-type="float">
            <text:p>-2.0259062474</text:p>
          </table:table-cell>
          <table:table-cell office:value-type="float" office:value="-3.28253229256628" calcext:value-type="float">
            <text:p>-3.2825322926</text:p>
          </table:table-cell>
          <table:table-cell office:value-type="float" office:value="-2.18709978178721" calcext:value-type="float">
            <text:p>-2.1870997818</text:p>
          </table:table-cell>
          <table:table-cell office:value-type="float" office:value="-2.88755269371703" calcext:value-type="float">
            <text:p>-2.8875526937</text:p>
          </table:table-cell>
          <table:table-cell office:value-type="float" office:value="-2.53220128281774" calcext:value-type="float">
            <text:p>-2.5322012828</text:p>
          </table:table-cell>
          <table:table-cell office:value-type="float" office:value="-3.12836780839651" calcext:value-type="float">
            <text:p>-3.1283678084</text:p>
          </table:table-cell>
          <table:table-cell office:value-type="float" office:value="-3.02101637012561" calcext:value-type="float">
            <text:p>-3.0210163701</text:p>
          </table:table-cell>
          <table:table-cell office:value-type="float" office:value="-2.90029090501264" calcext:value-type="float">
            <text:p>-2.900290905</text:p>
          </table:table-cell>
          <table:table-cell office:value-type="float" office:value="-1.73148564778855" calcext:value-type="float">
            <text:p>-1.7314856478</text:p>
          </table:table-cell>
          <table:table-cell office:value-type="float" office:value="-2.71129223321883" calcext:value-type="float">
            <text:p>-2.7112922332</text:p>
          </table:table-cell>
          <table:table-cell office:value-type="float" office:value="-2.13217166356979" calcext:value-type="float">
            <text:p>-2.1321716636</text:p>
          </table:table-cell>
          <table:table-cell office:value-type="float" office:value="-2.46049399871942" calcext:value-type="float">
            <text:p>-2.4604939987</text:p>
          </table:table-cell>
          <table:table-cell office:value-type="float" office:value="-2.64413767274265" calcext:value-type="float">
            <text:p>-2.6441376727</text:p>
          </table:table-cell>
          <table:table-cell office:value-type="float" office:value="-2.60085028308154" calcext:value-type="float">
            <text:p>-2.6008502831</text:p>
          </table:table-cell>
          <table:table-cell office:value-type="float" office:value="-1.0124403054219" calcext:value-type="float">
            <text:p>-1.0124403054</text:p>
          </table:table-cell>
          <table:table-cell office:value-type="float" office:value="0.530212753227472" calcext:value-type="float">
            <text:p>0.5302127532</text:p>
          </table:table-cell>
          <table:table-cell office:value-type="float" office:value="-2.70045374172374" calcext:value-type="float">
            <text:p>-2.7004537417</text:p>
          </table:table-cell>
          <table:table-cell office:value-type="float" office:value="-2.21409936702634" calcext:value-type="float">
            <text:p>-2.214099367</text:p>
          </table:table-cell>
          <table:table-cell office:value-type="float" office:value="9.45399999999997" calcext:value-type="float">
            <text:p>9.454</text:p>
          </table:table-cell>
          <table:table-cell office:value-type="float" office:value="2.05" calcext:value-type="float">
            <text:p>2.05</text:p>
          </table:table-cell>
          <table:table-cell office:value-type="float" office:value="0.997999999999982" calcext:value-type="float">
            <text:p>0.99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29999999999976" calcext:value-type="float">
            <text:p>0.93</text:p>
          </table:table-cell>
          <table:table-cell office:value-type="float" office:value="0.857191294295586" calcext:value-type="float">
            <text:p>0.8571912943</text:p>
          </table:table-cell>
          <table:table-cell office:value-type="float" office:value="-2.95119674349157" calcext:value-type="float">
            <text:p>-2.9511967435</text:p>
          </table:table-cell>
          <table:table-cell office:value-type="float" office:value="0.452818876551051" calcext:value-type="float">
            <text:p>0.4528188766</text:p>
          </table:table-cell>
          <table:table-cell office:value-type="float" office:value="-2.65711691118843" calcext:value-type="float">
            <text:p>-2.6571169112</text:p>
          </table:table-cell>
          <table:table-cell office:value-type="float" office:value="0.400324479908136" calcext:value-type="float">
            <text:p>0.4003244799</text:p>
          </table:table-cell>
          <table:table-cell office:value-type="float" office:value="-3.1543536136965" calcext:value-type="float">
            <text:p>-3.1543536137</text:p>
          </table:table-cell>
          <table:table-cell office:value-type="float" office:value="-0.00404793783639812" calcext:value-type="float">
            <text:p>-0.0040479378</text:p>
          </table:table-cell>
          <table:table-cell office:value-type="float" office:value="-2.86027378139336" calcext:value-type="float">
            <text:p>-2.8602737814</text:p>
          </table:table-cell>
          <table:table-cell office:value-type="float" office:value="0.0484464588065171" calcext:value-type="float">
            <text:p>0.0484464588</text:p>
          </table:table-cell>
          <table:table-cell office:value-type="float" office:value="-2.3630370788853" calcext:value-type="float">
            <text:p>-2.3630370789</text:p>
          </table:table-cell>
          <table:table-cell office:value-type="float" office:value="-0.0565423344793134" calcext:value-type="float">
            <text:p>-0.0565423345</text:p>
          </table:table-cell>
          <table:table-cell office:value-type="float" office:value="-3.35751048390143" calcext:value-type="float">
            <text:p>-3.3575104839</text:p>
          </table:table-cell>
          <table:table-cell office:value-type="float" office:value="-0.460914752223848" calcext:value-type="float">
            <text:p>-0.4609147522</text:p>
          </table:table-cell>
          <table:table-cell office:value-type="float" office:value="-3.0634306515983" calcext:value-type="float">
            <text:p>-3.0634306516</text:p>
          </table:table-cell>
          <table:table-cell office:value-type="float" office:value="-0.408420355580932" calcext:value-type="float">
            <text:p>-0.4084203556</text:p>
          </table:table-cell>
          <table:table-cell office:value-type="float" office:value="-2.56619394909023" calcext:value-type="float">
            <text:p>-2.5661939491</text:p>
          </table:table-cell>
          <table:table-cell office:value-type="float" office:value="-0.513409148866763" calcext:value-type="float">
            <text:p>-0.5134091489</text:p>
          </table:table-cell>
          <table:table-cell office:value-type="float" office:value="-3.56066735410636" calcext:value-type="float">
            <text:p>-3.5606673541</text:p>
          </table:table-cell>
          <table:table-cell office:value-type="float" office:value="-0.355925958938017" calcext:value-type="float">
            <text:p>-0.3559259589</text:p>
          </table:table-cell>
          <table:table-cell office:value-type="float" office:value="-2.06895724658216" calcext:value-type="float">
            <text:p>-2.0689572466</text:p>
          </table:table-cell>
          <table:table-cell office:value-type="float" office:value="-0.865287169968382" calcext:value-type="float">
            <text:p>-0.86528717</text:p>
          </table:table-cell>
          <table:table-cell office:value-type="float" office:value="-2.76935081929516" calcext:value-type="float">
            <text:p>-2.7693508193</text:p>
          </table:table-cell>
          <table:table-cell office:value-type="float" office:value="-0.812792773325467" calcext:value-type="float">
            <text:p>-0.8127927733</text:p>
          </table:table-cell>
          <table:table-cell office:value-type="float" office:value="-2.27211411678709" calcext:value-type="float">
            <text:p>-2.2721141168</text:p>
          </table:table-cell>
          <table:table-cell office:value-type="float" office:value="-0.917781566611297" calcext:value-type="float">
            <text:p>-0.9177815666</text:p>
          </table:table-cell>
          <table:table-cell office:value-type="float" office:value="-3.26658752180323" calcext:value-type="float">
            <text:p>-3.2665875218</text:p>
          </table:table-cell>
          <table:table-cell office:value-type="float" office:value="-1.26965958771292" calcext:value-type="float">
            <text:p>-1.2696595877</text:p>
          </table:table-cell>
          <table:table-cell office:value-type="float" office:value="-2.47527098699203" calcext:value-type="float">
            <text:p>-2.475270987</text:p>
          </table:table-cell>
          <table:table-cell office:value-type="float" office:value="-1.32215398435583" calcext:value-type="float">
            <text:p>-1.3221539844</text:p>
          </table:table-cell>
          <table:table-cell office:value-type="float" office:value="-2.97250768950009" calcext:value-type="float">
            <text:p>-2.9725076895</text:p>
          </table:table-cell>
          <table:table-cell office:value-type="float" office:value="-1.21716519107" calcext:value-type="float">
            <text:p>-1.2171651911</text:p>
          </table:table-cell>
          <table:table-cell office:value-type="float" office:value="-1.97803428448396" calcext:value-type="float">
            <text:p>-1.9780342845</text:p>
          </table:table-cell>
          <table:table-cell office:value-type="float" office:value="-1.37464838099875" calcext:value-type="float">
            <text:p>-1.374648381</text:p>
          </table:table-cell>
          <table:table-cell office:value-type="float" office:value="-3.46974439200816" calcext:value-type="float">
            <text:p>-3.469744392</text:p>
          </table:table-cell>
          <table:table-cell office:value-type="float" office:value="-1.72652640210037" calcext:value-type="float">
            <text:p>-1.7265264021</text:p>
          </table:table-cell>
          <table:table-cell office:value-type="float" office:value="-2.67842785719696" calcext:value-type="float">
            <text:p>-2.6784278572</text:p>
          </table:table-cell>
          <table:table-cell office:value-type="float" office:value="-1.67403200545745" calcext:value-type="float">
            <text:p>-1.6740320055</text:p>
          </table:table-cell>
          <table:table-cell office:value-type="float" office:value="-2.18119115468889" calcext:value-type="float">
            <text:p>-2.1811911547</text:p>
          </table:table-cell>
          <table:table-cell office:value-type="float" office:value="-1.77902079874328" calcext:value-type="float">
            <text:p>-1.7790207987</text:p>
          </table:table-cell>
          <table:table-cell office:value-type="float" office:value="-3.17566455970503" calcext:value-type="float">
            <text:p>-3.17566455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9]</text:p>
          </table:table-cell>
          <table:table-cell office:value-type="float" office:value="-3" calcext:value-type="float">
            <text:p>-3</text:p>
          </table:table-cell>
          <table:table-cell office:value-type="float" office:value="0.411785878702492" calcext:value-type="float">
            <text:p>0.4117858787</text:p>
          </table:table-cell>
          <table:table-cell office:value-type="float" office:value="-2.90435548070299" calcext:value-type="float">
            <text:p>-2.9043554807</text:p>
          </table:table-cell>
          <table:table-cell office:value-type="float" office:value="-0.512619830466313" calcext:value-type="float">
            <text:p>-0.5126198305</text:p>
          </table:table-cell>
          <table:table-cell office:value-type="float" office:value="-2.85878727491435" calcext:value-type="float">
            <text:p>-2.8587872749</text:p>
          </table:table-cell>
          <table:table-cell office:value-type="float" office:value="-1.5444258554234" calcext:value-type="float">
            <text:p>-1.5444258554</text:p>
          </table:table-cell>
          <table:table-cell office:value-type="float" office:value="-3.37575092506626" calcext:value-type="float">
            <text:p>-3.3757509251</text:p>
          </table:table-cell>
          <table:table-cell office:value-type="float" office:value="-1.26273605611742" calcext:value-type="float">
            <text:p>-1.2627360561</text:p>
          </table:table-cell>
          <table:table-cell office:value-type="float" office:value="-3.76454902378042" calcext:value-type="float">
            <text:p>-3.7645490238</text:p>
          </table:table-cell>
          <table:table-cell office:value-type="float" office:value="-0.176831805709648" calcext:value-type="float">
            <text:p>-0.1768318057</text:p>
          </table:table-cell>
          <table:table-cell office:value-type="float" office:value="-2.3205374850708" calcext:value-type="float">
            <text:p>-2.3205374851</text:p>
          </table:table-cell>
          <table:table-cell office:value-type="float" office:value="-1.26629729665647" calcext:value-type="float">
            <text:p>-1.2662972967</text:p>
          </table:table-cell>
          <table:table-cell office:value-type="float" office:value="-2.57626982344123" calcext:value-type="float">
            <text:p>-2.5762698234</text:p>
          </table:table-cell>
          <table:table-cell office:value-type="float" office:value="-0.983617523570531" calcext:value-type="float">
            <text:p>-0.9836175236</text:p>
          </table:table-cell>
          <table:table-cell office:value-type="float" office:value="-3.28385568338601" calcext:value-type="float">
            <text:p>-3.2838556834</text:p>
          </table:table-cell>
          <table:table-cell office:value-type="float" office:value="-0.700262418825237" calcext:value-type="float">
            <text:p>-0.7002624188</text:p>
          </table:table-cell>
          <table:table-cell office:value-type="float" office:value="-2.30670085900804" calcext:value-type="float">
            <text:p>-2.306700859</text:p>
          </table:table-cell>
          <table:table-cell office:value-type="float" office:value="-1.61907750012285" calcext:value-type="float">
            <text:p>-1.6190775001</text:p>
          </table:table-cell>
          <table:table-cell office:value-type="float" office:value="-2.32078073976646" calcext:value-type="float">
            <text:p>-2.3207807398</text:p>
          </table:table-cell>
          <table:table-cell office:value-type="float" office:value="-1.41480763718371" calcext:value-type="float">
            <text:p>-1.4148076372</text:p>
          </table:table-cell>
          <table:table-cell office:value-type="float" office:value="0.566618588005138" calcext:value-type="float">
            <text:p>0.566618588</text:p>
          </table:table-cell>
          <table:table-cell office:value-type="float" office:value="-1.34081663414685" calcext:value-type="float">
            <text:p>-1.3408166341</text:p>
          </table:table-cell>
          <table:table-cell office:value-type="float" office:value="-2.96823072747341" calcext:value-type="float">
            <text:p>-2.9682307275</text:p>
          </table:table-cell>
          <table:table-cell office:value-type="float" office:value="-2.06436782847646" calcext:value-type="float">
            <text:p>-2.0643678285</text:p>
          </table:table-cell>
          <table:table-cell office:value-type="float" office:value="-3.27154562895679" calcext:value-type="float">
            <text:p>-3.271545629</text:p>
          </table:table-cell>
          <table:table-cell office:value-type="float" office:value="-2.22646504775635" calcext:value-type="float">
            <text:p>-2.2264650478</text:p>
          </table:table-cell>
          <table:table-cell office:value-type="float" office:value="-2.88045510009816" calcext:value-type="float">
            <text:p>-2.8804551001</text:p>
          </table:table-cell>
          <table:table-cell office:value-type="float" office:value="-2.57207892120173" calcext:value-type="float">
            <text:p>-2.5720789212</text:p>
          </table:table-cell>
          <table:table-cell office:value-type="float" office:value="-3.12524147557414" calcext:value-type="float">
            <text:p>-3.1252414756</text:p>
          </table:table-cell>
          <table:table-cell office:value-type="float" office:value="-3.05143736591025" calcext:value-type="float">
            <text:p>-3.0514373659</text:p>
          </table:table-cell>
          <table:table-cell office:value-type="float" office:value="-2.87431855403181" calcext:value-type="float">
            <text:p>-2.874318554</text:p>
          </table:table-cell>
          <table:table-cell office:value-type="float" office:value="-1.77036140793707" calcext:value-type="float">
            <text:p>-1.7703614079</text:p>
          </table:table-cell>
          <table:table-cell office:value-type="float" office:value="-2.7207089881203" calcext:value-type="float">
            <text:p>-2.7207089881</text:p>
          </table:table-cell>
          <table:table-cell office:value-type="float" office:value="-2.17213696020417" calcext:value-type="float">
            <text:p>-2.1721369602</text:p>
          </table:table-cell>
          <table:table-cell office:value-type="float" office:value="-2.46215985133179" calcext:value-type="float">
            <text:p>-2.4621598513</text:p>
          </table:table-cell>
          <table:table-cell office:value-type="float" office:value="-2.67243125854025" calcext:value-type="float">
            <text:p>-2.6724312585</text:p>
          </table:table-cell>
          <table:table-cell office:value-type="float" office:value="-2.57257532945269" calcext:value-type="float">
            <text:p>-2.5725753295</text:p>
          </table:table-cell>
          <table:table-cell office:value-type="float" office:value="-1.05243418487149" calcext:value-type="float">
            <text:p>-1.0524341849</text:p>
          </table:table-cell>
          <table:table-cell office:value-type="float" office:value="0.530912472150651" calcext:value-type="float">
            <text:p>0.5309124722</text:p>
          </table:table-cell>
          <table:table-cell office:value-type="float" office:value="-2.73432629208596" calcext:value-type="float">
            <text:p>-2.7343262921</text:p>
          </table:table-cell>
          <table:table-cell office:value-type="float" office:value="-2.19282378637717" calcext:value-type="float">
            <text:p>-2.1928237864</text:p>
          </table:table-cell>
          <table:table-cell office:value-type="float" office:value="9.42599999999997" calcext:value-type="float">
            <text:p>9.426</text:p>
          </table:table-cell>
          <table:table-cell office:value-type="float" office:value="2.05" calcext:value-type="float">
            <text:p>2.05</text:p>
          </table:table-cell>
          <table:table-cell office:value-type="float" office:value="1.01199999999998" calcext:value-type="float">
            <text:p>1.01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19999999999976" calcext:value-type="float">
            <text:p>0.92</text:p>
          </table:table-cell>
          <table:table-cell office:value-type="float" office:value="0.805424704635826" calcext:value-type="float">
            <text:p>0.8054247046</text:p>
          </table:table-cell>
          <table:table-cell office:value-type="float" office:value="-2.94627534176055" calcext:value-type="float">
            <text:p>-2.9462753418</text:p>
          </table:table-cell>
          <table:table-cell office:value-type="float" office:value="0.401320278829383" calcext:value-type="float">
            <text:p>0.4013202788</text:p>
          </table:table-cell>
          <table:table-cell office:value-type="float" office:value="-2.65182736156091" calcext:value-type="float">
            <text:p>-2.6518273616</text:p>
          </table:table-cell>
          <table:table-cell office:value-type="float" office:value="0.348373060786702" calcext:value-type="float">
            <text:p>0.3483730608</text:p>
          </table:table-cell>
          <table:table-cell office:value-type="float" office:value="-3.14901605019084" calcext:value-type="float">
            <text:p>-3.1490160502</text:p>
          </table:table-cell>
          <table:table-cell office:value-type="float" office:value="-0.0557313650197404" calcext:value-type="float">
            <text:p>-0.055731365</text:p>
          </table:table-cell>
          <table:table-cell office:value-type="float" office:value="-2.8545680699912" calcext:value-type="float">
            <text:p>-2.85456807</text:p>
          </table:table-cell>
          <table:table-cell office:value-type="float" office:value="-0.00278414697705882" calcext:value-type="float">
            <text:p>-0.002784147</text:p>
          </table:table-cell>
          <table:table-cell office:value-type="float" office:value="-2.35737938136128" calcext:value-type="float">
            <text:p>-2.3573793814</text:p>
          </table:table-cell>
          <table:table-cell office:value-type="float" office:value="-0.108678583062422" calcext:value-type="float">
            <text:p>-0.1086785831</text:p>
          </table:table-cell>
          <table:table-cell office:value-type="float" office:value="-3.35175675862112" calcext:value-type="float">
            <text:p>-3.3517567586</text:p>
          </table:table-cell>
          <table:table-cell office:value-type="float" office:value="-0.512783008868864" calcext:value-type="float">
            <text:p>-0.5127830089</text:p>
          </table:table-cell>
          <table:table-cell office:value-type="float" office:value="-3.05730877842148" calcext:value-type="float">
            <text:p>-3.0573087784</text:p>
          </table:table-cell>
          <table:table-cell office:value-type="float" office:value="-0.459835790826183" calcext:value-type="float">
            <text:p>-0.4598357908</text:p>
          </table:table-cell>
          <table:table-cell office:value-type="float" office:value="-2.56012008979156" calcext:value-type="float">
            <text:p>-2.5601200898</text:p>
          </table:table-cell>
          <table:table-cell office:value-type="float" office:value="-0.565730226911546" calcext:value-type="float">
            <text:p>-0.5657302269</text:p>
          </table:table-cell>
          <table:table-cell office:value-type="float" office:value="-3.55449746705141" calcext:value-type="float">
            <text:p>-3.5544974671</text:p>
          </table:table-cell>
          <table:table-cell office:value-type="float" office:value="-0.406888572783501" calcext:value-type="float">
            <text:p>-0.4068885728</text:p>
          </table:table-cell>
          <table:table-cell office:value-type="float" office:value="-2.06293140116164" calcext:value-type="float">
            <text:p>-2.0629314012</text:p>
          </table:table-cell>
          <table:table-cell office:value-type="float" office:value="-0.916887434675306" calcext:value-type="float">
            <text:p>-0.9168874347</text:p>
          </table:table-cell>
          <table:table-cell office:value-type="float" office:value="-2.76286079822185" calcext:value-type="float">
            <text:p>-2.7628607982</text:p>
          </table:table-cell>
          <table:table-cell office:value-type="float" office:value="-0.863940216632625" calcext:value-type="float">
            <text:p>-0.8639402166</text:p>
          </table:table-cell>
          <table:table-cell office:value-type="float" office:value="-2.26567210959193" calcext:value-type="float">
            <text:p>-2.2656721096</text:p>
          </table:table-cell>
          <table:table-cell office:value-type="float" office:value="-0.969834652717988" calcext:value-type="float">
            <text:p>-0.9698346527</text:p>
          </table:table-cell>
          <table:table-cell office:value-type="float" office:value="-3.26004948685177" calcext:value-type="float">
            <text:p>-3.2600494869</text:p>
          </table:table-cell>
          <table:table-cell office:value-type="float" office:value="-1.32099186048175" calcext:value-type="float">
            <text:p>-1.3209918605</text:p>
          </table:table-cell>
          <table:table-cell office:value-type="float" office:value="-2.46841281802221" calcext:value-type="float">
            <text:p>-2.468412818</text:p>
          </table:table-cell>
          <table:table-cell office:value-type="float" office:value="-1.37393907852443" calcext:value-type="float">
            <text:p>-1.3739390785</text:p>
          </table:table-cell>
          <table:table-cell office:value-type="float" office:value="-2.96560150665213" calcext:value-type="float">
            <text:p>-2.9656015067</text:p>
          </table:table-cell>
          <table:table-cell office:value-type="float" office:value="-1.26804464243907" calcext:value-type="float">
            <text:p>-1.2680446424</text:p>
          </table:table-cell>
          <table:table-cell office:value-type="float" office:value="-1.97122412939229" calcext:value-type="float">
            <text:p>-1.9712241294</text:p>
          </table:table-cell>
          <table:table-cell office:value-type="float" office:value="-1.42688629656711" calcext:value-type="float">
            <text:p>-1.4268862966</text:p>
          </table:table-cell>
          <table:table-cell office:value-type="float" office:value="-3.46279019528205" calcext:value-type="float">
            <text:p>-3.4627901953</text:p>
          </table:table-cell>
          <table:table-cell office:value-type="float" office:value="-1.77804350433087" calcext:value-type="float">
            <text:p>-1.7780435043</text:p>
          </table:table-cell>
          <table:table-cell office:value-type="float" office:value="-2.6711535264525" calcext:value-type="float">
            <text:p>-2.6711535265</text:p>
          </table:table-cell>
          <table:table-cell office:value-type="float" office:value="-1.72509628628819" calcext:value-type="float">
            <text:p>-1.7250962863</text:p>
          </table:table-cell>
          <table:table-cell office:value-type="float" office:value="-2.17396483782257" calcext:value-type="float">
            <text:p>-2.1739648378</text:p>
          </table:table-cell>
          <table:table-cell office:value-type="float" office:value="-1.83099072237355" calcext:value-type="float">
            <text:p>-1.8309907224</text:p>
          </table:table-cell>
          <table:table-cell office:value-type="float" office:value="-3.16834221508242" calcext:value-type="float">
            <text:p>-3.168342215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9]</text:p>
          </table:table-cell>
          <table:table-cell office:value-type="float" office:value="-4" calcext:value-type="float">
            <text:p>-4</text:p>
          </table:table-cell>
          <table:table-cell office:value-type="float" office:value="0.371914728920595" calcext:value-type="float">
            <text:p>0.3719147289</text:p>
          </table:table-cell>
          <table:table-cell office:value-type="float" office:value="-2.90114745715732" calcext:value-type="float">
            <text:p>-2.9011474572</text:p>
          </table:table-cell>
          <table:table-cell office:value-type="float" office:value="-0.552572045294865" calcext:value-type="float">
            <text:p>-0.5525720453</text:p>
          </table:table-cell>
          <table:table-cell office:value-type="float" office:value="-2.8568326572297" calcext:value-type="float">
            <text:p>-2.8568326572</text:p>
          </table:table-cell>
          <table:table-cell office:value-type="float" office:value="-1.5843143216606" calcext:value-type="float">
            <text:p>-1.5843143217</text:p>
          </table:table-cell>
          <table:table-cell office:value-type="float" office:value="-3.37276591899526" calcext:value-type="float">
            <text:p>-3.372765919</text:p>
          </table:table-cell>
          <table:table-cell office:value-type="float" office:value="-1.30224385523438" calcext:value-type="float">
            <text:p>-1.3022438552</text:p>
          </table:table-cell>
          <table:table-cell office:value-type="float" office:value="-3.75829332166687" calcext:value-type="float">
            <text:p>-3.7582933217</text:p>
          </table:table-cell>
          <table:table-cell office:value-type="float" office:value="-0.216828023322094" calcext:value-type="float">
            <text:p>-0.2168280233</text:p>
          </table:table-cell>
          <table:table-cell office:value-type="float" office:value="-2.31998741534987" calcext:value-type="float">
            <text:p>-2.3199874153</text:p>
          </table:table-cell>
          <table:table-cell office:value-type="float" office:value="-1.30621586338206" calcext:value-type="float">
            <text:p>-1.3062158634</text:p>
          </table:table-cell>
          <table:table-cell office:value-type="float" office:value="-2.57371873924537" calcext:value-type="float">
            <text:p>-2.5737187392</text:p>
          </table:table-cell>
          <table:table-cell office:value-type="float" office:value="-1.02329720009222" calcext:value-type="float">
            <text:p>-1.0232972001</text:p>
          </table:table-cell>
          <table:table-cell office:value-type="float" office:value="-3.27880362725668" calcext:value-type="float">
            <text:p>-3.2788036273</text:p>
          </table:table-cell>
          <table:table-cell office:value-type="float" office:value="-0.739992743228133" calcext:value-type="float">
            <text:p>-0.7399927432</text:p>
          </table:table-cell>
          <table:table-cell office:value-type="float" office:value="-2.30206390711691" calcext:value-type="float">
            <text:p>-2.3020639071</text:p>
          </table:table-cell>
          <table:table-cell office:value-type="float" office:value="-1.65684808792877" calcext:value-type="float">
            <text:p>-1.6568480879</text:p>
          </table:table-cell>
          <table:table-cell office:value-type="float" office:value="-2.33394822611715" calcext:value-type="float">
            <text:p>-2.3339482261</text:p>
          </table:table-cell>
          <table:table-cell office:value-type="float" office:value="-1.44288623475455" calcext:value-type="float">
            <text:p>-1.4428862348</text:p>
          </table:table-cell>
          <table:table-cell office:value-type="float" office:value="0.538130127912413" calcext:value-type="float">
            <text:p>0.5381301279</text:p>
          </table:table-cell>
          <table:table-cell office:value-type="float" office:value="-1.3806096703062" calcext:value-type="float">
            <text:p>-1.3806096703</text:p>
          </table:table-cell>
          <table:table-cell office:value-type="float" office:value="-2.97229450320791" calcext:value-type="float">
            <text:p>-2.9722945032</text:p>
          </table:table-cell>
          <table:table-cell office:value-type="float" office:value="-2.10226121761683" calcext:value-type="float">
            <text:p>-2.1022612176</text:p>
          </table:table-cell>
          <table:table-cell office:value-type="float" office:value="-3.2587358257008" calcext:value-type="float">
            <text:p>-3.2587358257</text:p>
          </table:table-cell>
          <table:table-cell office:value-type="float" office:value="-2.26563958821676" calcext:value-type="float">
            <text:p>-2.2656395882</text:p>
          </table:table-cell>
          <table:table-cell office:value-type="float" office:value="-2.87237083267832" calcext:value-type="float">
            <text:p>-2.8723708327</text:p>
          </table:table-cell>
          <table:table-cell office:value-type="float" office:value="-2.61185941671016" calcext:value-type="float">
            <text:p>-2.6118594167</text:p>
          </table:table-cell>
          <table:table-cell office:value-type="float" office:value="-3.12105672025234" calcext:value-type="float">
            <text:p>-3.1210567203</text:p>
          </table:table-cell>
          <table:table-cell office:value-type="float" office:value="-3.07949934992003" calcext:value-type="float">
            <text:p>-3.0794993499</text:p>
          </table:table-cell>
          <table:table-cell office:value-type="float" office:value="-2.84581372894141" calcext:value-type="float">
            <text:p>-2.8458137289</text:p>
          </table:table-cell>
          <table:table-cell office:value-type="float" office:value="-1.80964770082977" calcext:value-type="float">
            <text:p>-1.8096477008</text:p>
          </table:table-cell>
          <table:table-cell office:value-type="float" office:value="-2.72823143391596" calcext:value-type="float">
            <text:p>-2.7282314339</text:p>
          </table:table-cell>
          <table:table-cell office:value-type="float" office:value="-2.21138021583339" calcext:value-type="float">
            <text:p>-2.2113802158</text:p>
          </table:table-cell>
          <table:table-cell office:value-type="float" office:value="-2.45441602232933" calcext:value-type="float">
            <text:p>-2.4544160223</text:p>
          </table:table-cell>
          <table:table-cell office:value-type="float" office:value="-2.70092615177026" calcext:value-type="float">
            <text:p>-2.7009261518</text:p>
          </table:table-cell>
          <table:table-cell office:value-type="float" office:value="-2.54450326041939" calcext:value-type="float">
            <text:p>-2.5445032604</text:p>
          </table:table-cell>
          <table:table-cell office:value-type="float" office:value="-1.08995281888384" calcext:value-type="float">
            <text:p>-1.0899528189</text:p>
          </table:table-cell>
          <table:table-cell office:value-type="float" office:value="0.54478157817259" calcext:value-type="float">
            <text:p>0.5447815782</text:p>
          </table:table-cell>
          <table:table-cell office:value-type="float" office:value="-2.74232142879631" calcext:value-type="float">
            <text:p>-2.7423214288</text:p>
          </table:table-cell>
          <table:table-cell office:value-type="float" office:value="-2.1536309580921" calcext:value-type="float">
            <text:p>-2.1536309581</text:p>
          </table:table-cell>
          <table:table-cell office:value-type="float" office:value="9.39799999999997" calcext:value-type="float">
            <text:p>9.398</text:p>
          </table:table-cell>
          <table:table-cell office:value-type="float" office:value="2.05" calcext:value-type="float">
            <text:p>2.05</text:p>
          </table:table-cell>
          <table:table-cell office:value-type="float" office:value="1.02599999999998" calcext:value-type="float">
            <text:p>1.02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09999999999976" calcext:value-type="float">
            <text:p>0.91</text:p>
          </table:table-cell>
          <table:table-cell office:value-type="float" office:value="0.753658114976066" calcext:value-type="float">
            <text:p>0.753658115</text:p>
          </table:table-cell>
          <table:table-cell office:value-type="float" office:value="-2.94135394002954" calcext:value-type="float">
            <text:p>-2.94135394</text:p>
          </table:table-cell>
          <table:table-cell office:value-type="float" office:value="0.349213311284261" calcext:value-type="float">
            <text:p>0.3492133113</text:p>
          </table:table-cell>
          <table:table-cell office:value-type="float" office:value="-2.64737366727863" calcext:value-type="float">
            <text:p>-2.6473736673</text:p>
          </table:table-cell>
          <table:table-cell office:value-type="float" office:value="0.296841328716399" calcext:value-type="float">
            <text:p>0.2968413287</text:p>
          </table:table-cell>
          <table:table-cell office:value-type="float" office:value="-3.1446232780798" calcext:value-type="float">
            <text:p>-3.1446232781</text:p>
          </table:table-cell>
          <table:table-cell office:value-type="float" office:value="-0.107603474975405" calcext:value-type="float">
            <text:p>-0.107603475</text:p>
          </table:table-cell>
          <table:table-cell office:value-type="float" office:value="-2.85064300532889" calcext:value-type="float">
            <text:p>-2.8506430053</text:p>
          </table:table-cell>
          <table:table-cell office:value-type="float" office:value="-0.0552314924075432" calcext:value-type="float">
            <text:p>-0.0552314924</text:p>
          </table:table-cell>
          <table:table-cell office:value-type="float" office:value="-2.35339339452772" calcext:value-type="float">
            <text:p>-2.3533933945</text:p>
          </table:table-cell>
          <table:table-cell office:value-type="float" office:value="-0.159975457543267" calcext:value-type="float">
            <text:p>-0.1599754575</text:p>
          </table:table-cell>
          <table:table-cell office:value-type="float" office:value="-3.34789261613006" calcext:value-type="float">
            <text:p>-3.3478926161</text:p>
          </table:table-cell>
          <table:table-cell office:value-type="float" office:value="-0.564420261235071" calcext:value-type="float">
            <text:p>-0.5644202612</text:p>
          </table:table-cell>
          <table:table-cell office:value-type="float" office:value="-3.05391234337915" calcext:value-type="float">
            <text:p>-3.0539123434</text:p>
          </table:table-cell>
          <table:table-cell office:value-type="float" office:value="-0.512048278667209" calcext:value-type="float">
            <text:p>-0.5120482787</text:p>
          </table:table-cell>
          <table:table-cell office:value-type="float" office:value="-2.55666273257798" calcext:value-type="float">
            <text:p>-2.5566627326</text:p>
          </table:table-cell>
          <table:table-cell office:value-type="float" office:value="-0.616792243802933" calcext:value-type="float">
            <text:p>-0.6167922438</text:p>
          </table:table-cell>
          <table:table-cell office:value-type="float" office:value="-3.55116195418031" calcext:value-type="float">
            <text:p>-3.5511619542</text:p>
          </table:table-cell>
          <table:table-cell office:value-type="float" office:value="-0.459676296099348" calcext:value-type="float">
            <text:p>-0.4596762961</text:p>
          </table:table-cell>
          <table:table-cell office:value-type="float" office:value="-2.05941312177682" calcext:value-type="float">
            <text:p>-2.0594131218</text:p>
          </table:table-cell>
          <table:table-cell office:value-type="float" office:value="-0.968865064926875" calcext:value-type="float">
            <text:p>-0.9688650649</text:p>
          </table:table-cell>
          <table:table-cell office:value-type="float" office:value="-2.75993207062824" calcext:value-type="float">
            <text:p>-2.7599320706</text:p>
          </table:table-cell>
          <table:table-cell office:value-type="float" office:value="-0.916493082359014" calcext:value-type="float">
            <text:p>-0.9164930824</text:p>
          </table:table-cell>
          <table:table-cell office:value-type="float" office:value="-2.26268245982707" calcext:value-type="float">
            <text:p>-2.2626824598</text:p>
          </table:table-cell>
          <table:table-cell office:value-type="float" office:value="-1.02123704749474" calcext:value-type="float">
            <text:p>-1.0212370475</text:p>
          </table:table-cell>
          <table:table-cell office:value-type="float" office:value="-3.25718168142941" calcext:value-type="float">
            <text:p>-3.2571816814</text:p>
          </table:table-cell>
          <table:table-cell office:value-type="float" office:value="-1.37330986861868" calcext:value-type="float">
            <text:p>-1.3733098686</text:p>
          </table:table-cell>
          <table:table-cell office:value-type="float" office:value="-2.46595179787733" calcext:value-type="float">
            <text:p>-2.4659517979</text:p>
          </table:table-cell>
          <table:table-cell office:value-type="float" office:value="-1.42568185118654" calcext:value-type="float">
            <text:p>-1.4256818512</text:p>
          </table:table-cell>
          <table:table-cell office:value-type="float" office:value="-2.9632014086785" calcext:value-type="float">
            <text:p>-2.9632014087</text:p>
          </table:table-cell>
          <table:table-cell office:value-type="float" office:value="-1.32093788605082" calcext:value-type="float">
            <text:p>-1.3209378861</text:p>
          </table:table-cell>
          <table:table-cell office:value-type="float" office:value="-1.96870218707617" calcext:value-type="float">
            <text:p>-1.9687021871</text:p>
          </table:table-cell>
          <table:table-cell office:value-type="float" office:value="-1.4780538337544" calcext:value-type="float">
            <text:p>-1.4780538338</text:p>
          </table:table-cell>
          <table:table-cell office:value-type="float" office:value="-3.46045101947967" calcext:value-type="float">
            <text:p>-3.4604510195</text:p>
          </table:table-cell>
          <table:table-cell office:value-type="float" office:value="-1.83012665487835" calcext:value-type="float">
            <text:p>-1.8301266549</text:p>
          </table:table-cell>
          <table:table-cell office:value-type="float" office:value="-2.66922113592759" calcext:value-type="float">
            <text:p>-2.6692211359</text:p>
          </table:table-cell>
          <table:table-cell office:value-type="float" office:value="-1.77775467231048" calcext:value-type="float">
            <text:p>-1.7777546723</text:p>
          </table:table-cell>
          <table:table-cell office:value-type="float" office:value="-2.17197152512643" calcext:value-type="float">
            <text:p>-2.1719715251</text:p>
          </table:table-cell>
          <table:table-cell office:value-type="float" office:value="-1.88249863744621" calcext:value-type="float">
            <text:p>-1.8824986374</text:p>
          </table:table-cell>
          <table:table-cell office:value-type="float" office:value="-3.16647074672876" calcext:value-type="float">
            <text:p>-3.166470746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0]</text:p>
          </table:table-cell>
          <table:table-cell office:value-type="float" office:value="-1" calcext:value-type="float">
            <text:p>-1</text:p>
          </table:table-cell>
          <table:table-cell office:value-type="float" office:value="0.553853269996775" calcext:value-type="float">
            <text:p>0.55385327</text:p>
          </table:table-cell>
          <table:table-cell office:value-type="float" office:value="-3.55120573949476" calcext:value-type="float">
            <text:p>-3.5512057395</text:p>
          </table:table-cell>
          <table:table-cell office:value-type="float" office:value="-0.0637270635758894" calcext:value-type="float">
            <text:p>-0.0637270636</text:p>
          </table:table-cell>
          <table:table-cell office:value-type="float" office:value="-3.6718683767955" calcext:value-type="float">
            <text:p>-3.6718683768</text:p>
          </table:table-cell>
          <table:table-cell office:value-type="float" office:value="-1.51180654654865" calcext:value-type="float">
            <text:p>-1.5118065465</text:p>
          </table:table-cell>
          <table:table-cell office:value-type="float" office:value="-3.9465834479593" calcext:value-type="float">
            <text:p>-3.946583448</text:p>
          </table:table-cell>
          <table:table-cell office:value-type="float" office:value="-0.10158344779864" calcext:value-type="float">
            <text:p>-0.1015834478</text:p>
          </table:table-cell>
          <table:table-cell office:value-type="float" office:value="-3.12977541786765" calcext:value-type="float">
            <text:p>-3.1297754179</text:p>
          </table:table-cell>
          <table:table-cell office:value-type="float" office:value="-0.635774762957127" calcext:value-type="float">
            <text:p>-0.635774763</text:p>
          </table:table-cell>
          <table:table-cell office:value-type="float" office:value="-3.42194250115473" calcext:value-type="float">
            <text:p>-3.4219425012</text:p>
          </table:table-cell>
          <table:table-cell office:value-type="float" office:value="-1.50164811652274" calcext:value-type="float">
            <text:p>-1.5016481165</text:p>
          </table:table-cell>
          <table:table-cell office:value-type="float" office:value="-2.97129458067083" calcext:value-type="float">
            <text:p>-2.9712945807</text:p>
          </table:table-cell>
          <table:table-cell office:value-type="float" office:value="-2.20590182024293" calcext:value-type="float">
            <text:p>-2.2059018202</text:p>
          </table:table-cell>
          <table:table-cell office:value-type="float" office:value="-3.13792689859313" calcext:value-type="float">
            <text:p>-3.1379268986</text:p>
          </table:table-cell>
          <table:table-cell office:value-type="float" office:value="-0.632972087496446" calcext:value-type="float">
            <text:p>-0.6329720875</text:p>
          </table:table-cell>
          <table:table-cell office:value-type="float" office:value="-2.89429120322108" calcext:value-type="float">
            <text:p>-2.8942912032</text:p>
          </table:table-cell>
          <table:table-cell office:value-type="float" office:value="-2.06255128414252" calcext:value-type="float">
            <text:p>-2.0625512841</text:p>
          </table:table-cell>
          <table:table-cell office:value-type="float" office:value="-2.69064271644471" calcext:value-type="float">
            <text:p>-2.6906427164</text:p>
          </table:table-cell>
          <table:table-cell office:value-type="float" office:value="-0.764602693252659" calcext:value-type="float">
            <text:p>-0.7646026933</text:p>
          </table:table-cell>
          <table:table-cell office:value-type="float" office:value="0.571283739350769" calcext:value-type="float">
            <text:p>0.5712837394</text:p>
          </table:table-cell>
          <table:table-cell office:value-type="float" office:value="-2.22170151122613" calcext:value-type="float">
            <text:p>-2.2217015112</text:p>
          </table:table-cell>
          <table:table-cell office:value-type="float" office:value="-3.63932529797863" calcext:value-type="float">
            <text:p>-3.639325298</text:p>
          </table:table-cell>
          <table:table-cell office:value-type="float" office:value="-1.05302422055473" calcext:value-type="float">
            <text:p>-1.0530242206</text:p>
          </table:table-cell>
          <table:table-cell office:value-type="float" office:value="-2.54511833958286" calcext:value-type="float">
            <text:p>-2.5451183396</text:p>
          </table:table-cell>
          <table:table-cell office:value-type="float" office:value="-2.9512717186476" calcext:value-type="float">
            <text:p>-2.9512717186</text:p>
          </table:table-cell>
          <table:table-cell office:value-type="float" office:value="-2.53939948841977" calcext:value-type="float">
            <text:p>-2.5393994884</text:p>
          </table:table-cell>
          <table:table-cell office:value-type="float" office:value="-1.68161047759189" calcext:value-type="float">
            <text:p>-1.6816104776</text:p>
          </table:table-cell>
          <table:table-cell office:value-type="float" office:value="-3.41975533205663" calcext:value-type="float">
            <text:p>-3.4197553321</text:p>
          </table:table-cell>
          <table:table-cell office:value-type="float" office:value="-2.8426461764904" calcext:value-type="float">
            <text:p>-2.8426461765</text:p>
          </table:table-cell>
          <table:table-cell office:value-type="float" office:value="-2.98179957769366" calcext:value-type="float">
            <text:p>-2.9817995777</text:p>
          </table:table-cell>
          <table:table-cell office:value-type="float" office:value="-1.58397761609119" calcext:value-type="float">
            <text:p>-1.5839776161</text:p>
          </table:table-cell>
          <table:table-cell office:value-type="float" office:value="-2.32730097077335" calcext:value-type="float">
            <text:p>-2.3273009708</text:p>
          </table:table-cell>
          <table:table-cell office:value-type="float" office:value="-2.71233868220476" calcext:value-type="float">
            <text:p>-2.7123386822</text:p>
          </table:table-cell>
          <table:table-cell office:value-type="float" office:value="-2.05141443076716" calcext:value-type="float">
            <text:p>-2.0514144308</text:p>
          </table:table-cell>
          <table:table-cell office:value-type="float" office:value="-2.98609796808961" calcext:value-type="float">
            <text:p>-2.9860979681</text:p>
          </table:table-cell>
          <table:table-cell office:value-type="float" office:value="-1.53925428202958" calcext:value-type="float">
            <text:p>-1.539254282</text:p>
          </table:table-cell>
          <table:table-cell office:value-type="float" office:value="-2.53800230583476" calcext:value-type="float">
            <text:p>-2.5380023058</text:p>
          </table:table-cell>
          <table:table-cell office:value-type="float" office:value="-2.40076048125441" calcext:value-type="float">
            <text:p>-2.4007604813</text:p>
          </table:table-cell>
          <table:table-cell office:value-type="float" office:value="-3.14787591660003" calcext:value-type="float">
            <text:p>-3.1478759166</text:p>
          </table:table-cell>
          <table:table-cell office:value-type="float" office:value="-2.08954183712452" calcext:value-type="float">
            <text:p>-2.0895418371</text:p>
          </table:table-cell>
          <table:table-cell office:value-type="float" office:value="8.94999999999996" calcext:value-type="float">
            <text:p>8.95</text:p>
          </table:table-cell>
          <table:table-cell office:value-type="float" office:value="2.05" calcext:value-type="float">
            <text:p>2.05</text:p>
          </table:table-cell>
          <table:table-cell office:value-type="float" office:value="1.24999999999998" calcext:value-type="float">
            <text:p>1.25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749999999999975" calcext:value-type="float">
            <text:p>0.75</text:p>
          </table:table-cell>
          <table:table-cell office:value-type="float" office:value="0.585974945200728" calcext:value-type="float">
            <text:p>0.5859749452</text:p>
          </table:table-cell>
          <table:table-cell office:value-type="float" office:value="-3.55614115614122" calcext:value-type="float">
            <text:p>-3.5561411561</text:p>
          </table:table-cell>
          <table:table-cell office:value-type="float" office:value="0.195951033820702" calcext:value-type="float">
            <text:p>0.1959510338</text:p>
          </table:table-cell>
          <table:table-cell office:value-type="float" office:value="-3.24328120576114" calcext:value-type="float">
            <text:p>-3.2432812058</text:p>
          </table:table-cell>
          <table:table-cell office:value-type="float" office:value="0.120018324654827" calcext:value-type="float">
            <text:p>0.1200183247</text:p>
          </table:table-cell>
          <table:table-cell office:value-type="float" office:value="-3.73748179628965" calcext:value-type="float">
            <text:p>-3.7374817963</text:p>
          </table:table-cell>
          <table:table-cell office:value-type="float" office:value="-0.270005586725199" calcext:value-type="float">
            <text:p>-0.2700055867</text:p>
          </table:table-cell>
          <table:table-cell office:value-type="float" office:value="-3.42462184590957" calcext:value-type="float">
            <text:p>-3.4246218459</text:p>
          </table:table-cell>
          <table:table-cell office:value-type="float" office:value="-0.194072877559324" calcext:value-type="float">
            <text:p>-0.1940728776</text:p>
          </table:table-cell>
          <table:table-cell office:value-type="float" office:value="-2.93042125538106" calcext:value-type="float">
            <text:p>-2.9304212554</text:p>
          </table:table-cell>
          <table:table-cell office:value-type="float" office:value="-0.345938295891073" calcext:value-type="float">
            <text:p>-0.3459382959</text:p>
          </table:table-cell>
          <table:table-cell office:value-type="float" office:value="-3.91882243643808" calcext:value-type="float">
            <text:p>-3.9188224364</text:p>
          </table:table-cell>
          <table:table-cell office:value-type="float" office:value="-0.735962207271099" calcext:value-type="float">
            <text:p>-0.7359622073</text:p>
          </table:table-cell>
          <table:table-cell office:value-type="float" office:value="-3.60596248605801" calcext:value-type="float">
            <text:p>-3.6059624861</text:p>
          </table:table-cell>
          <table:table-cell office:value-type="float" office:value="-0.660029498105224" calcext:value-type="float">
            <text:p>-0.6600294981</text:p>
          </table:table-cell>
          <table:table-cell office:value-type="float" office:value="-3.11176189552949" calcext:value-type="float">
            <text:p>-3.1117618955</text:p>
          </table:table-cell>
          <table:table-cell office:value-type="float" office:value="-0.811894916436974" calcext:value-type="float">
            <text:p>-0.8118949164</text:p>
          </table:table-cell>
          <table:table-cell office:value-type="float" office:value="-4.10016307658652" calcext:value-type="float">
            <text:p>-4.1001630766</text:p>
          </table:table-cell>
          <table:table-cell office:value-type="float" office:value="-0.58409678893935" calcext:value-type="float">
            <text:p>-0.5840967889</text:p>
          </table:table-cell>
          <table:table-cell office:value-type="float" office:value="-2.61756130500098" calcext:value-type="float">
            <text:p>-2.617561305</text:p>
          </table:table-cell>
          <table:table-cell office:value-type="float" office:value="-1.12598611865113" calcext:value-type="float">
            <text:p>-1.1259861187</text:p>
          </table:table-cell>
          <table:table-cell office:value-type="float" office:value="-3.29310253567793" calcext:value-type="float">
            <text:p>-3.2931025357</text:p>
          </table:table-cell>
          <table:table-cell office:value-type="float" office:value="-1.05005340948525" calcext:value-type="float">
            <text:p>-1.0500534095</text:p>
          </table:table-cell>
          <table:table-cell office:value-type="float" office:value="-2.79890194514941" calcext:value-type="float">
            <text:p>-2.7989019451</text:p>
          </table:table-cell>
          <table:table-cell office:value-type="float" office:value="-1.201918827817" calcext:value-type="float">
            <text:p>-1.2019188278</text:p>
          </table:table-cell>
          <table:table-cell office:value-type="float" office:value="-3.78730312620644" calcext:value-type="float">
            <text:p>-3.7873031262</text:p>
          </table:table-cell>
          <table:table-cell office:value-type="float" office:value="-1.51601003003115" calcext:value-type="float">
            <text:p>-1.51601003</text:p>
          </table:table-cell>
          <table:table-cell office:value-type="float" office:value="-2.98024258529785" calcext:value-type="float">
            <text:p>-2.9802425853</text:p>
          </table:table-cell>
          <table:table-cell office:value-type="float" office:value="-1.59194273919703" calcext:value-type="float">
            <text:p>-1.5919427392</text:p>
          </table:table-cell>
          <table:table-cell office:value-type="float" office:value="-3.47444317582636" calcext:value-type="float">
            <text:p>-3.4744431758</text:p>
          </table:table-cell>
          <table:table-cell office:value-type="float" office:value="-1.44007732086528" calcext:value-type="float">
            <text:p>-1.4400773209</text:p>
          </table:table-cell>
          <table:table-cell office:value-type="float" office:value="-2.48604199476933" calcext:value-type="float">
            <text:p>-2.4860419948</text:p>
          </table:table-cell>
          <table:table-cell office:value-type="float" office:value="-1.6678754483629" calcext:value-type="float">
            <text:p>-1.6678754484</text:p>
          </table:table-cell>
          <table:table-cell office:value-type="float" office:value="-3.96864376635487" calcext:value-type="float">
            <text:p>-3.9686437664</text:p>
          </table:table-cell>
          <table:table-cell office:value-type="float" office:value="-1.98196665057705" calcext:value-type="float">
            <text:p>-1.9819666506</text:p>
          </table:table-cell>
          <table:table-cell office:value-type="float" office:value="-3.16158322544628" calcext:value-type="float">
            <text:p>-3.1615832254</text:p>
          </table:table-cell>
          <table:table-cell office:value-type="float" office:value="-1.90603394141118" calcext:value-type="float">
            <text:p>-1.9060339414</text:p>
          </table:table-cell>
          <table:table-cell office:value-type="float" office:value="-2.66738263491777" calcext:value-type="float">
            <text:p>-2.6673826349</text:p>
          </table:table-cell>
          <table:table-cell office:value-type="float" office:value="-2.05789935974293" calcext:value-type="float">
            <text:p>-2.0578993597</text:p>
          </table:table-cell>
          <table:table-cell office:value-type="float" office:value="-3.65578381597479" calcext:value-type="float">
            <text:p>-3.65578381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0]</text:p>
          </table:table-cell>
          <table:table-cell office:value-type="float" office:value="-2" calcext:value-type="float">
            <text:p>-2</text:p>
          </table:table-cell>
          <table:table-cell office:value-type="float" office:value="0.513947915819902" calcext:value-type="float">
            <text:p>0.5139479158</text:p>
          </table:table-cell>
          <table:table-cell office:value-type="float" office:value="-3.54845570167351" calcext:value-type="float">
            <text:p>-3.5484557017</text:p>
          </table:table-cell>
          <table:table-cell office:value-type="float" office:value="-0.1028238756688" calcext:value-type="float">
            <text:p>-0.1028238757</text:p>
          </table:table-cell>
          <table:table-cell office:value-type="float" office:value="-3.66341620049755" calcext:value-type="float">
            <text:p>-3.6634162005</text:p>
          </table:table-cell>
          <table:table-cell office:value-type="float" office:value="-1.55103840432215" calcext:value-type="float">
            <text:p>-1.5510384043</text:p>
          </table:table-cell>
          <table:table-cell office:value-type="float" office:value="-3.93878208041" calcext:value-type="float">
            <text:p>-3.9387820804</text:p>
          </table:table-cell>
          <table:table-cell office:value-type="float" office:value="-0.140256648389133" calcext:value-type="float">
            <text:p>-0.1402566484</text:p>
          </table:table-cell>
          <table:table-cell office:value-type="float" office:value="-3.11955859076294" calcext:value-type="float">
            <text:p>-3.1195585908</text:p>
          </table:table-cell>
          <table:table-cell office:value-type="float" office:value="-0.671854246080294" calcext:value-type="float">
            <text:p>-0.6718542461</text:p>
          </table:table-cell>
          <table:table-cell office:value-type="float" office:value="-3.40467198009817" calcext:value-type="float">
            <text:p>-3.4046719801</text:p>
          </table:table-cell>
          <table:table-cell office:value-type="float" office:value="-1.54152675752228" calcext:value-type="float">
            <text:p>-1.5415267575</text:p>
          </table:table-cell>
          <table:table-cell office:value-type="float" office:value="-2.96818106304113" calcext:value-type="float">
            <text:p>-2.968181063</text:p>
          </table:table-cell>
          <table:table-cell office:value-type="float" office:value="-2.23872279681326" calcext:value-type="float">
            <text:p>-2.2387227968</text:p>
          </table:table-cell>
          <table:table-cell office:value-type="float" office:value="-3.11506243933931" calcext:value-type="float">
            <text:p>-3.1150624393</text:p>
          </table:table-cell>
          <table:table-cell office:value-type="float" office:value="-0.670855743413694" calcext:value-type="float">
            <text:p>-0.6708557434</text:p>
          </table:table-cell>
          <table:table-cell office:value-type="float" office:value="-2.88145264355329" calcext:value-type="float">
            <text:p>-2.8814526436</text:p>
          </table:table-cell>
          <table:table-cell office:value-type="float" office:value="-2.09811937946375" calcext:value-type="float">
            <text:p>-2.0981193795</text:p>
          </table:table-cell>
          <table:table-cell office:value-type="float" office:value="-2.67234215374245" calcext:value-type="float">
            <text:p>-2.6723421537</text:p>
          </table:table-cell>
          <table:table-cell office:value-type="float" office:value="-0.78406543200004" calcext:value-type="float">
            <text:p>-0.784065432</text:p>
          </table:table-cell>
          <table:table-cell office:value-type="float" office:value="0.536338041468895" calcext:value-type="float">
            <text:p>0.5363380415</text:p>
          </table:table-cell>
          <table:table-cell office:value-type="float" office:value="-2.25504060467779" calcext:value-type="float">
            <text:p>-2.2550406047</text:p>
          </table:table-cell>
          <table:table-cell office:value-type="float" office:value="-3.61722315220449" calcext:value-type="float">
            <text:p>-3.6172231522</text:p>
          </table:table-cell>
          <table:table-cell office:value-type="float" office:value="-1.08959701515505" calcext:value-type="float">
            <text:p>-1.0895970152</text:p>
          </table:table-cell>
          <table:table-cell office:value-type="float" office:value="-2.52891862677296" calcext:value-type="float">
            <text:p>-2.5289186268</text:p>
          </table:table-cell>
          <table:table-cell office:value-type="float" office:value="-2.97495734642599" calcext:value-type="float">
            <text:p>-2.9749573464</text:p>
          </table:table-cell>
          <table:table-cell office:value-type="float" office:value="-2.50716610453375" calcext:value-type="float">
            <text:p>-2.5071661045</text:p>
          </table:table-cell>
          <table:table-cell office:value-type="float" office:value="-1.721048482338" calcext:value-type="float">
            <text:p>-1.7210484823</text:p>
          </table:table-cell>
          <table:table-cell office:value-type="float" office:value="-3.41307373182571" calcext:value-type="float">
            <text:p>-3.4130737318</text:p>
          </table:table-cell>
          <table:table-cell office:value-type="float" office:value="-2.86590778460906" calcext:value-type="float">
            <text:p>-2.8659077846</text:p>
          </table:table-cell>
          <table:table-cell office:value-type="float" office:value="-2.94925887106744" calcext:value-type="float">
            <text:p>-2.9492588711</text:p>
          </table:table-cell>
          <table:table-cell office:value-type="float" office:value="-1.62003848492925" calcext:value-type="float">
            <text:p>-1.6200384849</text:p>
          </table:table-cell>
          <table:table-cell office:value-type="float" office:value="-2.3446103248527" calcext:value-type="float">
            <text:p>-2.3446103249</text:p>
          </table:table-cell>
          <table:table-cell office:value-type="float" office:value="-2.70838481701532" calcext:value-type="float">
            <text:p>-2.708384817</text:p>
          </table:table-cell>
          <table:table-cell office:value-type="float" office:value="-2.01161032356622" calcext:value-type="float">
            <text:p>-2.0116103236</text:p>
          </table:table-cell>
          <table:table-cell office:value-type="float" office:value="-3.01261262074321" calcext:value-type="float">
            <text:p>-3.0126126207</text:p>
          </table:table-cell>
          <table:table-cell office:value-type="float" office:value="-1.50930477127132" calcext:value-type="float">
            <text:p>-1.5093047713</text:p>
          </table:table-cell>
          <table:table-cell office:value-type="float" office:value="-2.56537799160028" calcext:value-type="float">
            <text:p>-2.5653779916</text:p>
          </table:table-cell>
          <table:table-cell office:value-type="float" office:value="-2.37159591664482" calcext:value-type="float">
            <text:p>-2.3715959166</text:p>
          </table:table-cell>
          <table:table-cell office:value-type="float" office:value="-3.14041308254806" calcext:value-type="float">
            <text:p>-3.1404130825</text:p>
          </table:table-cell>
          <table:table-cell office:value-type="float" office:value="-2.05024417678814" calcext:value-type="float">
            <text:p>-2.0502441768</text:p>
          </table:table-cell>
          <table:table-cell office:value-type="float" office:value="8.92199999999996" calcext:value-type="float">
            <text:p>8.922</text:p>
          </table:table-cell>
          <table:table-cell office:value-type="float" office:value="2.05" calcext:value-type="float">
            <text:p>2.05</text:p>
          </table:table-cell>
          <table:table-cell office:value-type="float" office:value="1.26399999999998" calcext:value-type="float">
            <text:p>1.26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739999999999975" calcext:value-type="float">
            <text:p>0.74</text:p>
          </table:table-cell>
          <table:table-cell office:value-type="float" office:value="0.585974945200728" calcext:value-type="float">
            <text:p>0.5859749452</text:p>
          </table:table-cell>
          <table:table-cell office:value-type="float" office:value="-3.55614115614122" calcext:value-type="float">
            <text:p>-3.5561411561</text:p>
          </table:table-cell>
          <table:table-cell office:value-type="float" office:value="0.1819314225367" calcext:value-type="float">
            <text:p>0.1819314225</text:p>
          </table:table-cell>
          <table:table-cell office:value-type="float" office:value="-3.26160960979475" calcext:value-type="float">
            <text:p>-3.2616096098</text:p>
          </table:table-cell>
          <table:table-cell office:value-type="float" office:value="0.128881382516757" calcext:value-type="float">
            <text:p>0.1288813825</text:p>
          </table:table-cell>
          <table:table-cell office:value-type="float" office:value="-3.75878733782958" calcext:value-type="float">
            <text:p>-3.7587873378</text:p>
          </table:table-cell>
          <table:table-cell office:value-type="float" office:value="-0.275162140147271" calcext:value-type="float">
            <text:p>-0.2751621401</text:p>
          </table:table-cell>
          <table:table-cell office:value-type="float" office:value="-3.46425579148311" calcext:value-type="float">
            <text:p>-3.4642557915</text:p>
          </table:table-cell>
          <table:table-cell office:value-type="float" office:value="-0.222112100127329" calcext:value-type="float">
            <text:p>-0.2221121001</text:p>
          </table:table-cell>
          <table:table-cell office:value-type="float" office:value="-2.96707806344828" calcext:value-type="float">
            <text:p>-2.9670780634</text:p>
          </table:table-cell>
          <table:table-cell office:value-type="float" office:value="-0.328212180167214" calcext:value-type="float">
            <text:p>-0.3282121802</text:p>
          </table:table-cell>
          <table:table-cell office:value-type="float" office:value="-3.96143351951795" calcext:value-type="float">
            <text:p>-3.9614335195</text:p>
          </table:table-cell>
          <table:table-cell office:value-type="float" office:value="-0.732255702831243" calcext:value-type="float">
            <text:p>-0.7322557028</text:p>
          </table:table-cell>
          <table:table-cell office:value-type="float" office:value="-3.66690197317148" calcext:value-type="float">
            <text:p>-3.6669019732</text:p>
          </table:table-cell>
          <table:table-cell office:value-type="float" office:value="-0.6792056628113" calcext:value-type="float">
            <text:p>-0.6792056628</text:p>
          </table:table-cell>
          <table:table-cell office:value-type="float" office:value="-3.16972424513664" calcext:value-type="float">
            <text:p>-3.1697242451</text:p>
          </table:table-cell>
          <table:table-cell office:value-type="float" office:value="-0.785305742851185" calcext:value-type="float">
            <text:p>-0.7853057429</text:p>
          </table:table-cell>
          <table:table-cell office:value-type="float" office:value="-4.16407970120632" calcext:value-type="float">
            <text:p>-4.1640797012</text:p>
          </table:table-cell>
          <table:table-cell office:value-type="float" office:value="-0.626155622791357" calcext:value-type="float">
            <text:p>-0.6261556228</text:p>
          </table:table-cell>
          <table:table-cell office:value-type="float" office:value="-2.67254651710181" calcext:value-type="float">
            <text:p>-2.6725465171</text:p>
          </table:table-cell>
          <table:table-cell office:value-type="float" office:value="-1.13629922549527" calcext:value-type="float">
            <text:p>-1.1362992255</text:p>
          </table:table-cell>
          <table:table-cell office:value-type="float" office:value="-3.37237042682501" calcext:value-type="float">
            <text:p>-3.3723704268</text:p>
          </table:table-cell>
          <table:table-cell office:value-type="float" office:value="-1.08324918547533" calcext:value-type="float">
            <text:p>-1.0832491855</text:p>
          </table:table-cell>
          <table:table-cell office:value-type="float" office:value="-2.87519269879017" calcext:value-type="float">
            <text:p>-2.8751926988</text:p>
          </table:table-cell>
          <table:table-cell office:value-type="float" office:value="-1.18934926551521" calcext:value-type="float">
            <text:p>-1.1893492655</text:p>
          </table:table-cell>
          <table:table-cell office:value-type="float" office:value="-3.86954815485985" calcext:value-type="float">
            <text:p>-3.8695481549</text:p>
          </table:table-cell>
          <table:table-cell office:value-type="float" office:value="-1.5403427481593" calcext:value-type="float">
            <text:p>-1.5403427482</text:p>
          </table:table-cell>
          <table:table-cell office:value-type="float" office:value="-3.07783888047854" calcext:value-type="float">
            <text:p>-3.0778388805</text:p>
          </table:table-cell>
          <table:table-cell office:value-type="float" office:value="-1.59339278817924" calcext:value-type="float">
            <text:p>-1.5933927882</text:p>
          </table:table-cell>
          <table:table-cell office:value-type="float" office:value="-3.57501660851338" calcext:value-type="float">
            <text:p>-3.5750166085</text:p>
          </table:table-cell>
          <table:table-cell office:value-type="float" office:value="-1.48729270813936" calcext:value-type="float">
            <text:p>-1.4872927081</text:p>
          </table:table-cell>
          <table:table-cell office:value-type="float" office:value="-2.5806611524437" calcext:value-type="float">
            <text:p>-2.5806611524</text:p>
          </table:table-cell>
          <table:table-cell office:value-type="float" office:value="-1.64644282819918" calcext:value-type="float">
            <text:p>-1.6464428282</text:p>
          </table:table-cell>
          <table:table-cell office:value-type="float" office:value="-4.07219433654822" calcext:value-type="float">
            <text:p>-4.0721943365</text:p>
          </table:table-cell>
          <table:table-cell office:value-type="float" office:value="-1.99743631084327" calcext:value-type="float">
            <text:p>-1.9974363108</text:p>
          </table:table-cell>
          <table:table-cell office:value-type="float" office:value="-3.28048506216691" calcext:value-type="float">
            <text:p>-3.2804850622</text:p>
          </table:table-cell>
          <table:table-cell office:value-type="float" office:value="-1.94438627082333" calcext:value-type="float">
            <text:p>-1.9443862708</text:p>
          </table:table-cell>
          <table:table-cell office:value-type="float" office:value="-2.78330733413207" calcext:value-type="float">
            <text:p>-2.7833073341</text:p>
          </table:table-cell>
          <table:table-cell office:value-type="float" office:value="-2.05048635086321" calcext:value-type="float">
            <text:p>-2.0504863509</text:p>
          </table:table-cell>
          <table:table-cell office:value-type="float" office:value="-3.77766279020175" calcext:value-type="float">
            <text:p>-3.777662790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0]</text:p>
          </table:table-cell>
          <table:table-cell office:value-type="float" office:value="-3" calcext:value-type="float">
            <text:p>-3</text:p>
          </table:table-cell>
          <table:table-cell office:value-type="float" office:value="0.4739856694857" calcext:value-type="float">
            <text:p>0.4739856695</text:p>
          </table:table-cell>
          <table:table-cell office:value-type="float" office:value="-3.55019319064456" calcext:value-type="float">
            <text:p>-3.5501931906</text:p>
          </table:table-cell>
          <table:table-cell office:value-type="float" office:value="-0.141373561561665" calcext:value-type="float">
            <text:p>-0.1413735616</text:p>
          </table:table-cell>
          <table:table-cell office:value-type="float" office:value="-3.65274278878613" calcext:value-type="float">
            <text:p>-3.6527427888</text:p>
          </table:table-cell>
          <table:table-cell office:value-type="float" office:value="-1.58964388611273" calcext:value-type="float">
            <text:p>-1.5896438861</text:p>
          </table:table-cell>
          <table:table-cell office:value-type="float" office:value="-3.92831227736901" calcext:value-type="float">
            <text:p>-3.9283122774</text:p>
          </table:table-cell>
          <table:table-cell office:value-type="float" office:value="-0.177273350713803" calcext:value-type="float">
            <text:p>-0.1772733507</text:p>
          </table:table-cell>
          <table:table-cell office:value-type="float" office:value="-3.10440063084061" calcext:value-type="float">
            <text:p>-3.1044006308</text:p>
          </table:table-cell>
          <table:table-cell office:value-type="float" office:value="-0.70625555971526" calcext:value-type="float">
            <text:p>-0.7062555597</text:p>
          </table:table-cell>
          <table:table-cell office:value-type="float" office:value="-3.38426243281782" calcext:value-type="float">
            <text:p>-3.3842624328</text:p>
          </table:table-cell>
          <table:table-cell office:value-type="float" office:value="-1.58048721478027" calcext:value-type="float">
            <text:p>-1.5804872148</text:p>
          </table:table-cell>
          <table:table-cell office:value-type="float" office:value="-2.9591211088333" calcext:value-type="float">
            <text:p>-2.9591211088</text:p>
          </table:table-cell>
          <table:table-cell office:value-type="float" office:value="-2.2709096769503" calcext:value-type="float">
            <text:p>-2.270909677</text:p>
          </table:table-cell>
          <table:table-cell office:value-type="float" office:value="-3.09131365522213" calcext:value-type="float">
            <text:p>-3.0913136552</text:p>
          </table:table-cell>
          <table:table-cell office:value-type="float" office:value="-0.707534240139957" calcext:value-type="float">
            <text:p>-0.7075342401</text:p>
          </table:table-cell>
          <table:table-cell office:value-type="float" office:value="-2.86549370004497" calcext:value-type="float">
            <text:p>-2.8654937</text:p>
          </table:table-cell>
          <table:table-cell office:value-type="float" office:value="-2.13291777846889" calcext:value-type="float">
            <text:p>-2.1329177785</text:p>
          </table:table-cell>
          <table:table-cell office:value-type="float" office:value="-2.65261726016404" calcext:value-type="float">
            <text:p>-2.6526172602</text:p>
          </table:table-cell>
          <table:table-cell office:value-type="float" office:value="-0.808980229536194" calcext:value-type="float">
            <text:p>-0.8089802295</text:p>
          </table:table-cell>
          <table:table-cell office:value-type="float" office:value="0.567631057682301" calcext:value-type="float">
            <text:p>0.5676310577</text:p>
          </table:table-cell>
          <table:table-cell office:value-type="float" office:value="-2.28682058804589" calcext:value-type="float">
            <text:p>-2.286820588</text:p>
          </table:table-cell>
          <table:table-cell office:value-type="float" office:value="-3.59293256437456" calcext:value-type="float">
            <text:p>-3.5929325644</text:p>
          </table:table-cell>
          <table:table-cell office:value-type="float" office:value="-1.1206634380457" calcext:value-type="float">
            <text:p>-1.120663438</text:p>
          </table:table-cell>
          <table:table-cell office:value-type="float" office:value="-2.50372185378953" calcext:value-type="float">
            <text:p>-2.5037218538</text:p>
          </table:table-cell>
          <table:table-cell office:value-type="float" office:value="-2.99807328649098" calcext:value-type="float">
            <text:p>-2.9980732865</text:p>
          </table:table-cell>
          <table:table-cell office:value-type="float" office:value="-2.47452175870003" calcext:value-type="float">
            <text:p>-2.4745217587</text:p>
          </table:table-cell>
          <table:table-cell office:value-type="float" office:value="-1.75844288153404" calcext:value-type="float">
            <text:p>-1.7584428815</text:p>
          </table:table-cell>
          <table:table-cell office:value-type="float" office:value="-3.42727439761174" calcext:value-type="float">
            <text:p>-3.4272743976</text:p>
          </table:table-cell>
          <table:table-cell office:value-type="float" office:value="-2.88845006391709" calcext:value-type="float">
            <text:p>-2.8884500639</text:p>
          </table:table-cell>
          <table:table-cell office:value-type="float" office:value="-2.91621578338487" calcext:value-type="float">
            <text:p>-2.9162157834</text:p>
          </table:table-cell>
          <table:table-cell office:value-type="float" office:value="-1.65889113943157" calcext:value-type="float">
            <text:p>-1.6588911394</text:p>
          </table:table-cell>
          <table:table-cell office:value-type="float" office:value="-2.35412196183712" calcext:value-type="float">
            <text:p>-2.3541219618</text:p>
          </table:table-cell>
          <table:table-cell office:value-type="float" office:value="-2.70739468102974" calcext:value-type="float">
            <text:p>-2.707394681</text:p>
          </table:table-cell>
          <table:table-cell office:value-type="float" office:value="-1.97162258005986" calcext:value-type="float">
            <text:p>-1.9716225801</text:p>
          </table:table-cell>
          <table:table-cell office:value-type="float" office:value="-3.04009923524716" calcext:value-type="float">
            <text:p>-3.0400992352</text:p>
          </table:table-cell>
          <table:table-cell office:value-type="float" office:value="-1.48024472957984" calcext:value-type="float">
            <text:p>-1.4802447296</text:p>
          </table:table-cell>
          <table:table-cell office:value-type="float" office:value="-2.58840553802925" calcext:value-type="float">
            <text:p>-2.588405538</text:p>
          </table:table-cell>
          <table:table-cell office:value-type="float" office:value="-2.33888915732107" calcext:value-type="float">
            <text:p>-2.3388891573</text:p>
          </table:table-cell>
          <table:table-cell office:value-type="float" office:value="-3.13490309682094" calcext:value-type="float">
            <text:p>-3.1349030968</text:p>
          </table:table-cell>
          <table:table-cell office:value-type="float" office:value="-2.01062549360348" calcext:value-type="float">
            <text:p>-2.0106254936</text:p>
          </table:table-cell>
          <table:table-cell office:value-type="float" office:value="8.89399999999996" calcext:value-type="float">
            <text:p>8.894</text:p>
          </table:table-cell>
          <table:table-cell office:value-type="float" office:value="2.05" calcext:value-type="float">
            <text:p>2.05</text:p>
          </table:table-cell>
          <table:table-cell office:value-type="float" office:value="1.27799999999998" calcext:value-type="float">
            <text:p>1.27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729999999999975" calcext:value-type="float">
            <text:p>0.73</text:p>
          </table:table-cell>
          <table:table-cell office:value-type="float" office:value="0.533977062513349" calcext:value-type="float">
            <text:p>0.5339770625</text:p>
          </table:table-cell>
          <table:table-cell office:value-type="float" office:value="-3.55661040663893" calcext:value-type="float">
            <text:p>-3.5566104066</text:p>
          </table:table-cell>
          <table:table-cell office:value-type="float" office:value="0.130011183552605" calcext:value-type="float">
            <text:p>0.1300111836</text:p>
          </table:table-cell>
          <table:table-cell office:value-type="float" office:value="-3.26197237678624" calcext:value-type="float">
            <text:p>-3.2619723768</text:p>
          </table:table-cell>
          <table:table-cell office:value-type="float" office:value="0.0768301042595515" calcext:value-type="float">
            <text:p>0.0768301043</text:p>
          </table:table-cell>
          <table:table-cell office:value-type="float" office:value="-3.7591361051547" calcext:value-type="float">
            <text:p>-3.7591361052</text:p>
          </table:table-cell>
          <table:table-cell office:value-type="float" office:value="-0.327135774701192" calcext:value-type="float">
            <text:p>-0.3271357747</text:p>
          </table:table-cell>
          <table:table-cell office:value-type="float" office:value="-3.46449807530201" calcext:value-type="float">
            <text:p>-3.4644980753</text:p>
          </table:table-cell>
          <table:table-cell office:value-type="float" office:value="-0.273954695408139" calcext:value-type="float">
            <text:p>-0.2739546954</text:p>
          </table:table-cell>
          <table:table-cell office:value-type="float" office:value="-2.96733434693355" calcext:value-type="float">
            <text:p>-2.9673343469</text:p>
          </table:table-cell>
          <table:table-cell office:value-type="float" office:value="-0.380316853994246" calcext:value-type="float">
            <text:p>-0.380316854</text:p>
          </table:table-cell>
          <table:table-cell office:value-type="float" office:value="-3.96166180367047" calcext:value-type="float">
            <text:p>-3.9616618037</text:p>
          </table:table-cell>
          <table:table-cell office:value-type="float" office:value="-0.78428273295499" calcext:value-type="float">
            <text:p>-0.784282733</text:p>
          </table:table-cell>
          <table:table-cell office:value-type="float" office:value="-3.66702377381778" calcext:value-type="float">
            <text:p>-3.6670237738</text:p>
          </table:table-cell>
          <table:table-cell office:value-type="float" office:value="-0.731101653661936" calcext:value-type="float">
            <text:p>-0.7311016537</text:p>
          </table:table-cell>
          <table:table-cell office:value-type="float" office:value="-3.16986004544932" calcext:value-type="float">
            <text:p>-3.1698600454</text:p>
          </table:table-cell>
          <table:table-cell office:value-type="float" office:value="-0.837463812248044" calcext:value-type="float">
            <text:p>-0.8374638122</text:p>
          </table:table-cell>
          <table:table-cell office:value-type="float" office:value="-4.16418750218624" calcext:value-type="float">
            <text:p>-4.1641875022</text:p>
          </table:table-cell>
          <table:table-cell office:value-type="float" office:value="-0.677920574368883" calcext:value-type="float">
            <text:p>-0.6779205744</text:p>
          </table:table-cell>
          <table:table-cell office:value-type="float" office:value="-2.67269631708086" calcext:value-type="float">
            <text:p>-2.6726963171</text:p>
          </table:table-cell>
          <table:table-cell office:value-type="float" office:value="-1.18824861191573" calcext:value-type="float">
            <text:p>-1.1882486119</text:p>
          </table:table-cell>
          <table:table-cell office:value-type="float" office:value="-3.37238574396509" calcext:value-type="float">
            <text:p>-3.372385744</text:p>
          </table:table-cell>
          <table:table-cell office:value-type="float" office:value="-1.13506753262268" calcext:value-type="float">
            <text:p>-1.1350675326</text:p>
          </table:table-cell>
          <table:table-cell office:value-type="float" office:value="-2.87522201559663" calcext:value-type="float">
            <text:p>-2.8752220156</text:p>
          </table:table-cell>
          <table:table-cell office:value-type="float" office:value="-1.24142969120879" calcext:value-type="float">
            <text:p>-1.2414296912</text:p>
          </table:table-cell>
          <table:table-cell office:value-type="float" office:value="-3.86954947233355" calcext:value-type="float">
            <text:p>-3.8695494723</text:p>
          </table:table-cell>
          <table:table-cell office:value-type="float" office:value="-1.59221449087648" calcext:value-type="float">
            <text:p>-1.5922144909</text:p>
          </table:table-cell>
          <table:table-cell office:value-type="float" office:value="-3.0777477141124" calcext:value-type="float">
            <text:p>-3.0777477141</text:p>
          </table:table-cell>
          <table:table-cell office:value-type="float" office:value="-1.64539557016953" calcext:value-type="float">
            <text:p>-1.6453955702</text:p>
          </table:table-cell>
          <table:table-cell office:value-type="float" office:value="-3.57491144248086" calcext:value-type="float">
            <text:p>-3.5749114425</text:p>
          </table:table-cell>
          <table:table-cell office:value-type="float" office:value="-1.53903341158342" calcext:value-type="float">
            <text:p>-1.5390334116</text:p>
          </table:table-cell>
          <table:table-cell office:value-type="float" office:value="-2.58058398574394" calcext:value-type="float">
            <text:p>-2.5805839857</text:p>
          </table:table-cell>
          <table:table-cell office:value-type="float" office:value="-1.69857664946259" calcext:value-type="float">
            <text:p>-1.6985766495</text:p>
          </table:table-cell>
          <table:table-cell office:value-type="float" office:value="-4.07207517084932" calcext:value-type="float">
            <text:p>-4.0720751708</text:p>
          </table:table-cell>
          <table:table-cell office:value-type="float" office:value="-2.04936144913028" calcext:value-type="float">
            <text:p>-2.0493614491</text:p>
          </table:table-cell>
          <table:table-cell office:value-type="float" office:value="-3.28027341262817" calcext:value-type="float">
            <text:p>-3.2802734126</text:p>
          </table:table-cell>
          <table:table-cell office:value-type="float" office:value="-1.99618036983722" calcext:value-type="float">
            <text:p>-1.9961803698</text:p>
          </table:table-cell>
          <table:table-cell office:value-type="float" office:value="-2.78310968425971" calcext:value-type="float">
            <text:p>-2.7831096843</text:p>
          </table:table-cell>
          <table:table-cell office:value-type="float" office:value="-2.10254252842333" calcext:value-type="float">
            <text:p>-2.1025425284</text:p>
          </table:table-cell>
          <table:table-cell office:value-type="float" office:value="-3.77743714099663" calcext:value-type="float">
            <text:p>-3.77743714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0]</text:p>
          </table:table-cell>
          <table:table-cell office:value-type="float" office:value="-4" calcext:value-type="float">
            <text:p>-4</text:p>
          </table:table-cell>
          <table:table-cell office:value-type="float" office:value="0.434030943976722" calcext:value-type="float">
            <text:p>0.434030944</text:p>
          </table:table-cell>
          <table:table-cell office:value-type="float" office:value="-3.55209579662118" calcext:value-type="float">
            <text:p>-3.5520957966</text:p>
          </table:table-cell>
          <table:table-cell office:value-type="float" office:value="-0.174080590799444" calcext:value-type="float">
            <text:p>-0.1740805908</text:p>
          </table:table-cell>
          <table:table-cell office:value-type="float" office:value="-3.62971562572945" calcext:value-type="float">
            <text:p>-3.6297156257</text:p>
          </table:table-cell>
          <table:table-cell office:value-type="float" office:value="-1.62863541386378" calcext:value-type="float">
            <text:p>-1.6286354139</text:p>
          </table:table-cell>
          <table:table-cell office:value-type="float" office:value="-3.91938698949469" calcext:value-type="float">
            <text:p>-3.9193869895</text:p>
          </table:table-cell>
          <table:table-cell office:value-type="float" office:value="-0.214871031206803" calcext:value-type="float">
            <text:p>-0.2148710312</text:p>
          </table:table-cell>
          <table:table-cell office:value-type="float" office:value="-3.09074726416619" calcext:value-type="float">
            <text:p>-3.0907472642</text:p>
          </table:table-cell>
          <table:table-cell office:value-type="float" office:value="-0.73969944402353" calcext:value-type="float">
            <text:p>-0.739699444</text:p>
          </table:table-cell>
          <table:table-cell office:value-type="float" office:value="-3.36231917411783" calcext:value-type="float">
            <text:p>-3.3623191741</text:p>
          </table:table-cell>
          <table:table-cell office:value-type="float" office:value="-1.62044368273163" calcext:value-type="float">
            <text:p>-1.6204436827</text:p>
          </table:table-cell>
          <table:table-cell office:value-type="float" office:value="-2.95725545376006" calcext:value-type="float">
            <text:p>-2.9572554538</text:p>
          </table:table-cell>
          <table:table-cell office:value-type="float" office:value="-2.30256889018473" calcext:value-type="float">
            <text:p>-2.3025688902</text:p>
          </table:table-cell>
          <table:table-cell office:value-type="float" office:value="-3.06686586969099" calcext:value-type="float">
            <text:p>-3.0668658697</text:p>
          </table:table-cell>
          <table:table-cell office:value-type="float" office:value="-0.741313536300883" calcext:value-type="float">
            <text:p>-0.7413135363</text:p>
          </table:table-cell>
          <table:table-cell office:value-type="float" office:value="-2.84407036811755" calcext:value-type="float">
            <text:p>-2.8440703681</text:p>
          </table:table-cell>
          <table:table-cell office:value-type="float" office:value="-2.16430919070837" calcext:value-type="float">
            <text:p>-2.1643091907</text:p>
          </table:table-cell>
          <table:table-cell office:value-type="float" office:value="-2.62782655146883" calcext:value-type="float">
            <text:p>-2.6278265515</text:p>
          </table:table-cell>
          <table:table-cell office:value-type="float" office:value="-0.820765292872546" calcext:value-type="float">
            <text:p>-0.8207652929</text:p>
          </table:table-cell>
          <table:table-cell office:value-type="float" office:value="0.529406559227015" calcext:value-type="float">
            <text:p>0.5294065592</text:p>
          </table:table-cell>
          <table:table-cell office:value-type="float" office:value="-2.31676961179173" calcext:value-type="float">
            <text:p>-2.3167696118</text:p>
          </table:table-cell>
          <table:table-cell office:value-type="float" office:value="-3.56641736162838" calcext:value-type="float">
            <text:p>-3.5664173616</text:p>
          </table:table-cell>
          <table:table-cell office:value-type="float" office:value="-1.14534022484701" calcext:value-type="float">
            <text:p>-1.1453402248</text:p>
          </table:table-cell>
          <table:table-cell office:value-type="float" office:value="-2.47224080880746" calcext:value-type="float">
            <text:p>-2.4722408088</text:p>
          </table:table-cell>
          <table:table-cell office:value-type="float" office:value="-3.01543982717463" calcext:value-type="float">
            <text:p>-3.0154398272</text:p>
          </table:table-cell>
          <table:table-cell office:value-type="float" office:value="-2.43848839548366" calcext:value-type="float">
            <text:p>-2.4384883955</text:p>
          </table:table-cell>
          <table:table-cell office:value-type="float" office:value="-1.78461112169504" calcext:value-type="float">
            <text:p>-1.7846111217</text:p>
          </table:table-cell>
          <table:table-cell office:value-type="float" office:value="-3.39702174141635" calcext:value-type="float">
            <text:p>-3.3970217414</text:p>
          </table:table-cell>
          <table:table-cell office:value-type="float" office:value="-2.91017641574925" calcext:value-type="float">
            <text:p>-2.9101764157</text:p>
          </table:table-cell>
          <table:table-cell office:value-type="float" office:value="-2.8826305837269" calcext:value-type="float">
            <text:p>-2.8826305837</text:p>
          </table:table-cell>
          <table:table-cell office:value-type="float" office:value="-1.69793337977844" calcext:value-type="float">
            <text:p>-1.6979333798</text:p>
          </table:table-cell>
          <table:table-cell office:value-type="float" office:value="-2.36282273586574" calcext:value-type="float">
            <text:p>-2.3628227359</text:p>
          </table:table-cell>
          <table:table-cell office:value-type="float" office:value="-2.70432707281281" calcext:value-type="float">
            <text:p>-2.7043270728</text:p>
          </table:table-cell>
          <table:table-cell office:value-type="float" office:value="-1.9317403812761" calcext:value-type="float">
            <text:p>-1.9317403813</text:p>
          </table:table-cell>
          <table:table-cell office:value-type="float" office:value="-3.06778946459002" calcext:value-type="float">
            <text:p>-3.0677894646</text:p>
          </table:table-cell>
          <table:table-cell office:value-type="float" office:value="-1.45137863876483" calcext:value-type="float">
            <text:p>-1.4513786388</text:p>
          </table:table-cell>
          <table:table-cell office:value-type="float" office:value="-2.61092303431834" calcext:value-type="float">
            <text:p>-2.6109230343</text:p>
          </table:table-cell>
          <table:table-cell office:value-type="float" office:value="-2.30582917606168" calcext:value-type="float">
            <text:p>-2.3058291761</text:p>
          </table:table-cell>
          <table:table-cell office:value-type="float" office:value="-3.130438920271" calcext:value-type="float">
            <text:p>-3.1304389203</text:p>
          </table:table-cell>
          <table:table-cell office:value-type="float" office:value="-1.97087538507871" calcext:value-type="float">
            <text:p>-1.9708753851</text:p>
          </table:table-cell>
          <table:table-cell office:value-type="float" office:value="8.86599999999996" calcext:value-type="float">
            <text:p>8.866</text:p>
          </table:table-cell>
          <table:table-cell office:value-type="float" office:value="2.05" calcext:value-type="float">
            <text:p>2.05</text:p>
          </table:table-cell>
          <table:table-cell office:value-type="float" office:value="1.29199999999998" calcext:value-type="float">
            <text:p>1.29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719999999999975" calcext:value-type="float">
            <text:p>0.72</text:p>
          </table:table-cell>
          <table:table-cell office:value-type="float" office:value="0.481979179825971" calcext:value-type="float">
            <text:p>0.4819791798</text:p>
          </table:table-cell>
          <table:table-cell office:value-type="float" office:value="-3.55707965713664" calcext:value-type="float">
            <text:p>-3.5570796571</text:p>
          </table:table-cell>
          <table:table-cell office:value-type="float" office:value="0.0771332203467184" calcext:value-type="float">
            <text:p>0.0771332203</text:p>
          </table:table-cell>
          <table:table-cell office:value-type="float" office:value="-3.26365206965836" calcext:value-type="float">
            <text:p>-3.2636520697</text:p>
          </table:table-cell>
          <table:table-cell office:value-type="float" office:value="0.0254404551589732" calcext:value-type="float">
            <text:p>0.0254404552</text:p>
          </table:table-cell>
          <table:table-cell office:value-type="float" office:value="-3.76097274892601" calcext:value-type="float">
            <text:p>-3.7609727489</text:p>
          </table:table-cell>
          <table:table-cell office:value-type="float" office:value="-0.379405504320279" calcext:value-type="float">
            <text:p>-0.3794055043</text:p>
          </table:table-cell>
          <table:table-cell office:value-type="float" office:value="-3.46754516144773" calcext:value-type="float">
            <text:p>-3.4675451614</text:p>
          </table:table-cell>
          <table:table-cell office:value-type="float" office:value="-0.327712739132534" calcext:value-type="float">
            <text:p>-0.3277127391</text:p>
          </table:table-cell>
          <table:table-cell office:value-type="float" office:value="-2.97022448218008" calcext:value-type="float">
            <text:p>-2.9702244822</text:p>
          </table:table-cell>
          <table:table-cell office:value-type="float" office:value="-0.431098269508024" calcext:value-type="float">
            <text:p>-0.4310982695</text:p>
          </table:table-cell>
          <table:table-cell office:value-type="float" office:value="-3.96486584071539" calcext:value-type="float">
            <text:p>-3.9648658407</text:p>
          </table:table-cell>
          <table:table-cell office:value-type="float" office:value="-0.835944228987276" calcext:value-type="float">
            <text:p>-0.835944229</text:p>
          </table:table-cell>
          <table:table-cell office:value-type="float" office:value="-3.67143825323711" calcext:value-type="float">
            <text:p>-3.6714382532</text:p>
          </table:table-cell>
          <table:table-cell office:value-type="float" office:value="-0.784251463799531" calcext:value-type="float">
            <text:p>-0.7842514638</text:p>
          </table:table-cell>
          <table:table-cell office:value-type="float" office:value="-3.17411757396945" calcext:value-type="float">
            <text:p>-3.174117574</text:p>
          </table:table-cell>
          <table:table-cell office:value-type="float" office:value="-0.887636994175021" calcext:value-type="float">
            <text:p>-0.8876369942</text:p>
          </table:table-cell>
          <table:table-cell office:value-type="float" office:value="-4.16875893250477" calcext:value-type="float">
            <text:p>-4.1687589325</text:p>
          </table:table-cell>
          <table:table-cell office:value-type="float" office:value="-0.732558698611786" calcext:value-type="float">
            <text:p>-0.7325586986</text:p>
          </table:table-cell>
          <table:table-cell office:value-type="float" office:value="-2.6767968947018" calcext:value-type="float">
            <text:p>-2.6767968947</text:p>
          </table:table-cell>
          <table:table-cell office:value-type="float" office:value="-1.24079018846653" calcext:value-type="float">
            <text:p>-1.2407901885</text:p>
          </table:table-cell>
          <table:table-cell office:value-type="float" office:value="-3.37801066575883" calcext:value-type="float">
            <text:p>-3.3780106658</text:p>
          </table:table-cell>
          <table:table-cell office:value-type="float" office:value="-1.18909742327878" calcext:value-type="float">
            <text:p>-1.1890974233</text:p>
          </table:table-cell>
          <table:table-cell office:value-type="float" office:value="-2.88068998649117" calcext:value-type="float">
            <text:p>-2.8806899865</text:p>
          </table:table-cell>
          <table:table-cell office:value-type="float" office:value="-1.29248295365427" calcext:value-type="float">
            <text:p>-1.2924829537</text:p>
          </table:table-cell>
          <table:table-cell office:value-type="float" office:value="-3.87533134502649" calcext:value-type="float">
            <text:p>-3.875331345</text:p>
          </table:table-cell>
          <table:table-cell office:value-type="float" office:value="-1.64563614794578" calcext:value-type="float">
            <text:p>-1.6456361479</text:p>
          </table:table-cell>
          <table:table-cell office:value-type="float" office:value="-3.08458307828055" calcext:value-type="float">
            <text:p>-3.0845830783</text:p>
          </table:table-cell>
          <table:table-cell office:value-type="float" office:value="-1.69732891313353" calcext:value-type="float">
            <text:p>-1.6973289131</text:p>
          </table:table-cell>
          <table:table-cell office:value-type="float" office:value="-3.58190375754821" calcext:value-type="float">
            <text:p>-3.5819037575</text:p>
          </table:table-cell>
          <table:table-cell office:value-type="float" office:value="-1.59394338275804" calcext:value-type="float">
            <text:p>-1.5939433828</text:p>
          </table:table-cell>
          <table:table-cell office:value-type="float" office:value="-2.58726239901289" calcext:value-type="float">
            <text:p>-2.587262399</text:p>
          </table:table-cell>
          <table:table-cell office:value-type="float" office:value="-1.74902167832127" calcext:value-type="float">
            <text:p>-1.7490216783</text:p>
          </table:table-cell>
          <table:table-cell office:value-type="float" office:value="-4.07922443681587" calcext:value-type="float">
            <text:p>-4.0792244368</text:p>
          </table:table-cell>
          <table:table-cell office:value-type="float" office:value="-2.10217487261278" calcext:value-type="float">
            <text:p>-2.1021748726</text:p>
          </table:table-cell>
          <table:table-cell office:value-type="float" office:value="-3.28847617006993" calcext:value-type="float">
            <text:p>-3.2884761701</text:p>
          </table:table-cell>
          <table:table-cell office:value-type="float" office:value="-2.05048210742503" calcext:value-type="float">
            <text:p>-2.0504821074</text:p>
          </table:table-cell>
          <table:table-cell office:value-type="float" office:value="-2.79115549080227" calcext:value-type="float">
            <text:p>-2.7911554908</text:p>
          </table:table-cell>
          <table:table-cell office:value-type="float" office:value="-2.15386763780052" calcext:value-type="float">
            <text:p>-2.1538676378</text:p>
          </table:table-cell>
          <table:table-cell office:value-type="float" office:value="-3.78579684933759" calcext:value-type="float">
            <text:p>-3.78579684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6]</text:p>
          </table:table-cell>
          <table:table-cell office:value-type="float" office:value="-1" calcext:value-type="float">
            <text:p>-1</text:p>
          </table:table-cell>
          <table:table-cell office:value-type="float" office:value="0.21081359836787" calcext:value-type="float">
            <text:p>0.2108135984</text:p>
          </table:table-cell>
          <table:table-cell office:value-type="float" office:value="-3.14213573522015" calcext:value-type="float">
            <text:p>-3.1421357352</text:p>
          </table:table-cell>
          <table:table-cell office:value-type="float" office:value="-0.101969779377091" calcext:value-type="float">
            <text:p>-0.1019697794</text:p>
          </table:table-cell>
          <table:table-cell office:value-type="float" office:value="-2.61630190378314" calcext:value-type="float">
            <text:p>-2.6163019038</text:p>
          </table:table-cell>
          <table:table-cell office:value-type="float" office:value="-2.08608221258795" calcext:value-type="float">
            <text:p>-2.0860822126</text:p>
          </table:table-cell>
          <table:table-cell office:value-type="float" office:value="-3.4149554033451" calcext:value-type="float">
            <text:p>-3.4149554033</text:p>
          </table:table-cell>
          <table:table-cell office:value-type="float" office:value="-1.63327322697571" calcext:value-type="float">
            <text:p>-1.633273227</text:p>
          </table:table-cell>
          <table:table-cell office:value-type="float" office:value="-3.28746538845615" calcext:value-type="float">
            <text:p>-3.2874653885</text:p>
          </table:table-cell>
          <table:table-cell office:value-type="float" office:value="-0.75429179831988" calcext:value-type="float">
            <text:p>-0.7542917983</text:p>
          </table:table-cell>
          <table:table-cell office:value-type="float" office:value="-3.50276138175773" calcext:value-type="float">
            <text:p>-3.5027613818</text:p>
          </table:table-cell>
          <table:table-cell office:value-type="float" office:value="-0.566828690021963" calcext:value-type="float">
            <text:p>-0.56682869</text:p>
          </table:table-cell>
          <table:table-cell office:value-type="float" office:value="-3.04930663183063" calcext:value-type="float">
            <text:p>-3.0493066318</text:p>
          </table:table-cell>
          <table:table-cell office:value-type="float" office:value="-1.37832717907132" calcext:value-type="float">
            <text:p>-1.3783271791</text:p>
          </table:table-cell>
          <table:table-cell office:value-type="float" office:value="-2.95192752617987" calcext:value-type="float">
            <text:p>-2.9519275262</text:p>
          </table:table-cell>
          <table:table-cell office:value-type="float" office:value="-1.40128929435972" calcext:value-type="float">
            <text:p>-1.4012892944</text:p>
          </table:table-cell>
          <table:table-cell office:value-type="float" office:value="-3.71762283370612" calcext:value-type="float">
            <text:p>-3.7176228337</text:p>
          </table:table-cell>
          <table:table-cell office:value-type="float" office:value="-0.892728022967049" calcext:value-type="float">
            <text:p>-0.892728023</text:p>
          </table:table-cell>
          <table:table-cell office:value-type="float" office:value="-2.27868032929252" calcext:value-type="float">
            <text:p>-2.2786803293</text:p>
          </table:table-cell>
          <table:table-cell office:value-type="float" office:value="-0.950626088007567" calcext:value-type="float">
            <text:p>-0.950626088</text:p>
          </table:table-cell>
          <table:table-cell office:value-type="float" office:value="-2.70639151705857" calcext:value-type="float">
            <text:p>-2.7063915171</text:p>
          </table:table-cell>
          <table:table-cell office:value-type="float" office:value="-2.65865671561785" calcext:value-type="float">
            <text:p>-2.6586567156</text:p>
          </table:table-cell>
          <table:table-cell office:value-type="float" office:value="-2.71520822075456" calcext:value-type="float">
            <text:p>-2.7152082208</text:p>
          </table:table-cell>
          <table:table-cell office:value-type="float" office:value="-2.38523392732204" calcext:value-type="float">
            <text:p>-2.3852339273</text:p>
          </table:table-cell>
          <table:table-cell office:value-type="float" office:value="-3.0126596635054" calcext:value-type="float">
            <text:p>-3.0126596635</text:p>
          </table:table-cell>
          <table:table-cell office:value-type="float" office:value="-2.01218426751644" calcext:value-type="float">
            <text:p>-2.0121842675</text:p>
          </table:table-cell>
          <table:table-cell office:value-type="float" office:value="-2.49931078629085" calcext:value-type="float">
            <text:p>-2.4993107863</text:p>
          </table:table-cell>
          <table:table-cell office:value-type="float" office:value="-1.93822635197313" calcext:value-type="float">
            <text:p>-1.938226352</text:p>
          </table:table-cell>
          <table:table-cell office:value-type="float" office:value="-2.92622635209197" calcext:value-type="float">
            <text:p>-2.9262263521</text:p>
          </table:table-cell>
          <table:table-cell office:value-type="float" office:value="-2.70800785813959" calcext:value-type="float">
            <text:p>-2.7080078581</text:p>
          </table:table-cell>
          <table:table-cell office:value-type="float" office:value="-3.41756045163476" calcext:value-type="float">
            <text:p>-3.4175604516</text:p>
          </table:table-cell>
          <table:table-cell office:value-type="float" office:value="-2.42450550053319" calcext:value-type="float">
            <text:p>-2.4245055005</text:p>
          </table:table-cell>
          <table:table-cell office:value-type="float" office:value="-2.32996106916077" calcext:value-type="float">
            <text:p>-2.3299610692</text:p>
          </table:table-cell>
          <table:table-cell office:value-type="float" office:value="-1.50884001353111" calcext:value-type="float">
            <text:p>-1.5088400135</text:p>
          </table:table-cell>
          <table:table-cell office:value-type="float" office:value="-2.55770792934037" calcext:value-type="float">
            <text:p>-2.5577079293</text:p>
          </table:table-cell>
          <table:table-cell office:value-type="float" office:value="-3.33878039301757" calcext:value-type="float">
            <text:p>-3.338780393</text:p>
          </table:table-cell>
          <table:table-cell office:value-type="float" office:value="-2.43968419168295" calcext:value-type="float">
            <text:p>-2.4396841917</text:p>
          </table:table-cell>
          <table:table-cell office:value-type="float" office:value="-2.82273379911338" calcext:value-type="float">
            <text:p>-2.8227337991</text:p>
          </table:table-cell>
          <table:table-cell office:value-type="float" office:value="-1.88769475712003" calcext:value-type="float">
            <text:p>-1.8876947571</text:p>
          </table:table-cell>
          <table:table-cell office:value-type="float" office:value="-2.84283546822715" calcext:value-type="float">
            <text:p>-2.8428354682</text:p>
          </table:table-cell>
          <table:table-cell office:value-type="float" office:value="-2.38070757346791" calcext:value-type="float">
            <text:p>-2.3807075735</text:p>
          </table:table-cell>
          <table:table-cell office:value-type="float" office:value="9.67799999999997" calcext:value-type="float">
            <text:p>9.678</text:p>
          </table:table-cell>
          <table:table-cell office:value-type="float" office:value="2.05" calcext:value-type="float">
            <text:p>2.05</text:p>
          </table:table-cell>
          <table:table-cell office:value-type="float" office:value="0.885999999999981" calcext:value-type="float">
            <text:p>0.88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0999999999998" calcext:value-type="float">
            <text:p>1.01</text:p>
          </table:table-cell>
          <table:table-cell office:value-type="float" office:value="0.65067921060004" calcext:value-type="float">
            <text:p>0.6506792106</text:p>
          </table:table-cell>
          <table:table-cell office:value-type="float" office:value="-3.2023567561202" calcext:value-type="float">
            <text:p>-3.2023567561</text:p>
          </table:table-cell>
          <table:table-cell office:value-type="float" office:value="0.255579087802647" calcext:value-type="float">
            <text:p>0.2555790878</text:p>
          </table:table-cell>
          <table:table-cell office:value-type="float" office:value="-2.89593238867289" calcext:value-type="float">
            <text:p>-2.8959323887</text:p>
          </table:table-cell>
          <table:table-cell office:value-type="float" office:value="0.187757862653394" calcext:value-type="float">
            <text:p>0.1877578627</text:p>
          </table:table-cell>
          <table:table-cell office:value-type="float" office:value="-3.39131131577744" calcext:value-type="float">
            <text:p>-3.3913113158</text:p>
          </table:table-cell>
          <table:table-cell office:value-type="float" office:value="-0.207342260143999" calcext:value-type="float">
            <text:p>-0.2073422601</text:p>
          </table:table-cell>
          <table:table-cell office:value-type="float" office:value="-3.08488694833013" calcext:value-type="float">
            <text:p>-3.0848869483</text:p>
          </table:table-cell>
          <table:table-cell office:value-type="float" office:value="-0.139521034994746" calcext:value-type="float">
            <text:p>-0.139521035</text:p>
          </table:table-cell>
          <table:table-cell office:value-type="float" office:value="-2.58950802122558" calcext:value-type="float">
            <text:p>-2.5895080212</text:p>
          </table:table-cell>
          <table:table-cell office:value-type="float" office:value="-0.275163485293252" calcext:value-type="float">
            <text:p>-0.2751634853</text:p>
          </table:table-cell>
          <table:table-cell office:value-type="float" office:value="-3.58026587543468" calcext:value-type="float">
            <text:p>-3.5802658754</text:p>
          </table:table-cell>
          <table:table-cell office:value-type="float" office:value="-0.670263608090644" calcext:value-type="float">
            <text:p>-0.6702636081</text:p>
          </table:table-cell>
          <table:table-cell office:value-type="float" office:value="-3.27384150798737" calcext:value-type="float">
            <text:p>-3.273841508</text:p>
          </table:table-cell>
          <table:table-cell office:value-type="float" office:value="-0.602442382941392" calcext:value-type="float">
            <text:p>-0.6024423829</text:p>
          </table:table-cell>
          <table:table-cell office:value-type="float" office:value="-2.77846258088282" calcext:value-type="float">
            <text:p>-2.7784625809</text:p>
          </table:table-cell>
          <table:table-cell office:value-type="float" office:value="-0.738084833239897" calcext:value-type="float">
            <text:p>-0.7380848332</text:p>
          </table:table-cell>
          <table:table-cell office:value-type="float" office:value="-3.76922043509192" calcext:value-type="float">
            <text:p>-3.7692204351</text:p>
          </table:table-cell>
          <table:table-cell office:value-type="float" office:value="-0.534621157792139" calcext:value-type="float">
            <text:p>-0.5346211578</text:p>
          </table:table-cell>
          <table:table-cell office:value-type="float" office:value="-2.28308365377827" calcext:value-type="float">
            <text:p>-2.2830836538</text:p>
          </table:table-cell>
          <table:table-cell office:value-type="float" office:value="-1.06536373088804" calcext:value-type="float">
            <text:p>-1.0653637309</text:p>
          </table:table-cell>
          <table:table-cell office:value-type="float" office:value="-2.96741714054006" calcext:value-type="float">
            <text:p>-2.9674171405</text:p>
          </table:table-cell>
          <table:table-cell office:value-type="float" office:value="-0.997542505738784" calcext:value-type="float">
            <text:p>-0.9975425057</text:p>
          </table:table-cell>
          <table:table-cell office:value-type="float" office:value="-2.47203821343551" calcext:value-type="float">
            <text:p>-2.4720382134</text:p>
          </table:table-cell>
          <table:table-cell office:value-type="float" office:value="-1.13318495603729" calcext:value-type="float">
            <text:p>-1.133184956</text:p>
          </table:table-cell>
          <table:table-cell office:value-type="float" office:value="-3.46279606764461" calcext:value-type="float">
            <text:p>-3.4627960676</text:p>
          </table:table-cell>
          <table:table-cell office:value-type="float" office:value="-1.46046385368543" calcext:value-type="float">
            <text:p>-1.4604638537</text:p>
          </table:table-cell>
          <table:table-cell office:value-type="float" office:value="-2.66099277309274" calcext:value-type="float">
            <text:p>-2.6609927731</text:p>
          </table:table-cell>
          <table:table-cell office:value-type="float" office:value="-1.52828507883468" calcext:value-type="float">
            <text:p>-1.5282850788</text:p>
          </table:table-cell>
          <table:table-cell office:value-type="float" office:value="-3.15637170019729" calcext:value-type="float">
            <text:p>-3.1563717002</text:p>
          </table:table-cell>
          <table:table-cell office:value-type="float" office:value="-1.39264262853618" calcext:value-type="float">
            <text:p>-1.3926426285</text:p>
          </table:table-cell>
          <table:table-cell office:value-type="float" office:value="-2.1656138459882" calcext:value-type="float">
            <text:p>-2.165613846</text:p>
          </table:table-cell>
          <table:table-cell office:value-type="float" office:value="-1.59610630398394" calcext:value-type="float">
            <text:p>-1.596106304</text:p>
          </table:table-cell>
          <table:table-cell office:value-type="float" office:value="-3.65175062730184" calcext:value-type="float">
            <text:p>-3.6517506273</text:p>
          </table:table-cell>
          <table:table-cell office:value-type="float" office:value="-1.92338520163208" calcext:value-type="float">
            <text:p>-1.9233852016</text:p>
          </table:table-cell>
          <table:table-cell office:value-type="float" office:value="-2.84994733274998" calcext:value-type="float">
            <text:p>-2.8499473327</text:p>
          </table:table-cell>
          <table:table-cell office:value-type="float" office:value="-1.85556397648282" calcext:value-type="float">
            <text:p>-1.8555639765</text:p>
          </table:table-cell>
          <table:table-cell office:value-type="float" office:value="-2.35456840564543" calcext:value-type="float">
            <text:p>-2.3545684056</text:p>
          </table:table-cell>
          <table:table-cell office:value-type="float" office:value="-1.99120642678133" calcext:value-type="float">
            <text:p>-1.9912064268</text:p>
          </table:table-cell>
          <table:table-cell office:value-type="float" office:value="-3.34532625985453" calcext:value-type="float">
            <text:p>-3.345326259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6]</text:p>
          </table:table-cell>
          <table:table-cell office:value-type="float" office:value="-2" calcext:value-type="float">
            <text:p>-2</text:p>
          </table:table-cell>
          <table:table-cell office:value-type="float" office:value="0.171167992551591" calcext:value-type="float">
            <text:p>0.1711679926</text:p>
          </table:table-cell>
          <table:table-cell office:value-type="float" office:value="-3.13682292622111" calcext:value-type="float">
            <text:p>-3.1368229262</text:p>
          </table:table-cell>
          <table:table-cell office:value-type="float" office:value="-0.141457749065401" calcext:value-type="float">
            <text:p>-0.1414577491</text:p>
          </table:table-cell>
          <table:table-cell office:value-type="float" office:value="-2.60992222903476" calcext:value-type="float">
            <text:p>-2.609922229</text:p>
          </table:table-cell>
          <table:table-cell office:value-type="float" office:value="-2.12329875885892" calcext:value-type="float">
            <text:p>-2.1232987589</text:p>
          </table:table-cell>
          <table:table-cell office:value-type="float" office:value="-3.40029495711515" calcext:value-type="float">
            <text:p>-3.4002949571</text:p>
          </table:table-cell>
          <table:table-cell office:value-type="float" office:value="-1.67293358251553" calcext:value-type="float">
            <text:p>-1.6729335825</text:p>
          </table:table-cell>
          <table:table-cell office:value-type="float" office:value="-3.2822638311456" calcext:value-type="float">
            <text:p>-3.2822638311</text:p>
          </table:table-cell>
          <table:table-cell office:value-type="float" office:value="-0.793927889684683" calcext:value-type="float">
            <text:p>-0.7939278897</text:p>
          </table:table-cell>
          <table:table-cell office:value-type="float" office:value="-3.49737804995289" calcext:value-type="float">
            <text:p>-3.49737805</text:p>
          </table:table-cell>
          <table:table-cell office:value-type="float" office:value="-0.606596857059286" calcext:value-type="float">
            <text:p>-0.6065968571</text:p>
          </table:table-cell>
          <table:table-cell office:value-type="float" office:value="-3.04500629574009" calcext:value-type="float">
            <text:p>-3.0450062957</text:p>
          </table:table-cell>
          <table:table-cell office:value-type="float" office:value="-1.41649312410271" calcext:value-type="float">
            <text:p>-1.4164931241</text:p>
          </table:table-cell>
          <table:table-cell office:value-type="float" office:value="-2.93995419582191" calcext:value-type="float">
            <text:p>-2.9399541958</text:p>
          </table:table-cell>
          <table:table-cell office:value-type="float" office:value="-1.44096336052736" calcext:value-type="float">
            <text:p>-1.4409633605</text:p>
          </table:table-cell>
          <table:table-cell office:value-type="float" office:value="-3.71252690653572" calcext:value-type="float">
            <text:p>-3.7125269065</text:p>
          </table:table-cell>
          <table:table-cell office:value-type="float" office:value="-0.932242918114772" calcext:value-type="float">
            <text:p>-0.9322429181</text:p>
          </table:table-cell>
          <table:table-cell office:value-type="float" office:value="-2.27246960779945" calcext:value-type="float">
            <text:p>-2.2724696078</text:p>
          </table:table-cell>
          <table:table-cell office:value-type="float" office:value="-0.990623287186978" calcext:value-type="float">
            <text:p>-0.9906232872</text:p>
          </table:table-cell>
          <table:table-cell office:value-type="float" office:value="-2.70686486450237" calcext:value-type="float">
            <text:p>-2.7068648645</text:p>
          </table:table-cell>
          <table:table-cell office:value-type="float" office:value="-2.6923771911847" calcext:value-type="float">
            <text:p>-2.6923771912</text:p>
          </table:table-cell>
          <table:table-cell office:value-type="float" office:value="-2.69369242359189" calcext:value-type="float">
            <text:p>-2.6936924236</text:p>
          </table:table-cell>
          <table:table-cell office:value-type="float" office:value="-2.4215866225317" calcext:value-type="float">
            <text:p>-2.4215866225</text:p>
          </table:table-cell>
          <table:table-cell office:value-type="float" office:value="-2.99597189699837" calcext:value-type="float">
            <text:p>-2.995971897</text:p>
          </table:table-cell>
          <table:table-cell office:value-type="float" office:value="-2.05113309442642" calcext:value-type="float">
            <text:p>-2.0511330944</text:p>
          </table:table-cell>
          <table:table-cell office:value-type="float" office:value="-2.49020096289323" calcext:value-type="float">
            <text:p>-2.4902009629</text:p>
          </table:table-cell>
          <table:table-cell office:value-type="float" office:value="-1.97811190290715" calcext:value-type="float">
            <text:p>-1.9781119029</text:p>
          </table:table-cell>
          <table:table-cell office:value-type="float" office:value="-2.9232026413437" calcext:value-type="float">
            <text:p>-2.9232026413</text:p>
          </table:table-cell>
          <table:table-cell office:value-type="float" office:value="-2.74374974728187" calcext:value-type="float">
            <text:p>-2.7437497473</text:p>
          </table:table-cell>
          <table:table-cell office:value-type="float" office:value="-3.39960168328777" calcext:value-type="float">
            <text:p>-3.3996016833</text:p>
          </table:table-cell>
          <table:table-cell office:value-type="float" office:value="-2.46167340025471" calcext:value-type="float">
            <text:p>-2.4616734003</text:p>
          </table:table-cell>
          <table:table-cell office:value-type="float" office:value="-2.31517772615957" calcext:value-type="float">
            <text:p>-2.3151777262</text:p>
          </table:table-cell>
          <table:table-cell office:value-type="float" office:value="-1.54477005798549" calcext:value-type="float">
            <text:p>-1.544770058</text:p>
          </table:table-cell>
          <table:table-cell office:value-type="float" office:value="-2.54012862601214" calcext:value-type="float">
            <text:p>-2.540128626</text:p>
          </table:table-cell>
          <table:table-cell office:value-type="float" office:value="-3.36789426403807" calcext:value-type="float">
            <text:p>-3.367894264</text:p>
          </table:table-cell>
          <table:table-cell office:value-type="float" office:value="-2.41225459973918" calcext:value-type="float">
            <text:p>-2.4122545997</text:p>
          </table:table-cell>
          <table:table-cell office:value-type="float" office:value="-2.78909391179542" calcext:value-type="float">
            <text:p>-2.7890939118</text:p>
          </table:table-cell>
          <table:table-cell office:value-type="float" office:value="-1.86605317720462" calcext:value-type="float">
            <text:p>-1.8660531772</text:p>
          </table:table-cell>
          <table:table-cell office:value-type="float" office:value="-2.87445667463106" calcext:value-type="float">
            <text:p>-2.8744566746</text:p>
          </table:table-cell>
          <table:table-cell office:value-type="float" office:value="-2.35621064905766" calcext:value-type="float">
            <text:p>-2.3562106491</text:p>
          </table:table-cell>
          <table:table-cell office:value-type="float" office:value="9.64999999999997" calcext:value-type="float">
            <text:p>9.65</text:p>
          </table:table-cell>
          <table:table-cell office:value-type="float" office:value="2.05" calcext:value-type="float">
            <text:p>2.05</text:p>
          </table:table-cell>
          <table:table-cell office:value-type="float" office:value="0.899999999999981" calcext:value-type="float">
            <text:p>0.9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99999999999976" calcext:value-type="float">
            <text:p>1</text:p>
          </table:table-cell>
          <table:table-cell office:value-type="float" office:value="0.599045137358755" calcext:value-type="float">
            <text:p>0.5990451374</text:p>
          </table:table-cell>
          <table:table-cell office:value-type="float" office:value="-3.19619863298782" calcext:value-type="float">
            <text:p>-3.196198633</text:p>
          </table:table-cell>
          <table:table-cell office:value-type="float" office:value="0.204505099666597" calcext:value-type="float">
            <text:p>0.2045050997</text:p>
          </table:table-cell>
          <table:table-cell office:value-type="float" office:value="-2.88905345777279" calcext:value-type="float">
            <text:p>-2.8890534578</text:p>
          </table:table-cell>
          <table:table-cell office:value-type="float" office:value="0.135779594126639" calcext:value-type="float">
            <text:p>0.1357795941</text:p>
          </table:table-cell>
          <table:table-cell office:value-type="float" office:value="-3.38430774083178" calcext:value-type="float">
            <text:p>-3.3843077408</text:p>
          </table:table-cell>
          <table:table-cell office:value-type="float" office:value="-0.258760443565519" calcext:value-type="float">
            <text:p>-0.2587604436</text:p>
          </table:table-cell>
          <table:table-cell office:value-type="float" office:value="-3.07716256561675" calcext:value-type="float">
            <text:p>-3.0771625656</text:p>
          </table:table-cell>
          <table:table-cell office:value-type="float" office:value="-0.190034938025561" calcext:value-type="float">
            <text:p>-0.190034938</text:p>
          </table:table-cell>
          <table:table-cell office:value-type="float" office:value="-2.58190828255776" calcext:value-type="float">
            <text:p>-2.5819082826</text:p>
          </table:table-cell>
          <table:table-cell office:value-type="float" office:value="-0.327485949105477" calcext:value-type="float">
            <text:p>-0.3274859491</text:p>
          </table:table-cell>
          <table:table-cell office:value-type="float" office:value="-3.57241684867575" calcext:value-type="float">
            <text:p>-3.5724168487</text:p>
          </table:table-cell>
          <table:table-cell office:value-type="float" office:value="-0.722025986797635" calcext:value-type="float">
            <text:p>-0.7220259868</text:p>
          </table:table-cell>
          <table:table-cell office:value-type="float" office:value="-3.26527167346072" calcext:value-type="float">
            <text:p>-3.2652716735</text:p>
          </table:table-cell>
          <table:table-cell office:value-type="float" office:value="-0.653300481257677" calcext:value-type="float">
            <text:p>-0.6533004813</text:p>
          </table:table-cell>
          <table:table-cell office:value-type="float" office:value="-2.77001739040172" calcext:value-type="float">
            <text:p>-2.7700173904</text:p>
          </table:table-cell>
          <table:table-cell office:value-type="float" office:value="-0.790751492337593" calcext:value-type="float">
            <text:p>-0.7907514923</text:p>
          </table:table-cell>
          <table:table-cell office:value-type="float" office:value="-3.76052595651971" calcext:value-type="float">
            <text:p>-3.7605259565</text:p>
          </table:table-cell>
          <table:table-cell office:value-type="float" office:value="-0.584574975717719" calcext:value-type="float">
            <text:p>-0.5845749757</text:p>
          </table:table-cell>
          <table:table-cell office:value-type="float" office:value="-2.27476310734273" calcext:value-type="float">
            <text:p>-2.2747631073</text:p>
          </table:table-cell>
          <table:table-cell office:value-type="float" office:value="-1.11656602448979" calcext:value-type="float">
            <text:p>-1.1165660245</text:p>
          </table:table-cell>
          <table:table-cell office:value-type="float" office:value="-2.95812649824569" calcext:value-type="float">
            <text:p>-2.9581264982</text:p>
          </table:table-cell>
          <table:table-cell office:value-type="float" office:value="-1.04784051894984" calcext:value-type="float">
            <text:p>-1.0478405189</text:p>
          </table:table-cell>
          <table:table-cell office:value-type="float" office:value="-2.4628722151867" calcext:value-type="float">
            <text:p>-2.4628722152</text:p>
          </table:table-cell>
          <table:table-cell office:value-type="float" office:value="-1.18529153002975" calcext:value-type="float">
            <text:p>-1.18529153</text:p>
          </table:table-cell>
          <table:table-cell office:value-type="float" office:value="-3.45338078130468" calcext:value-type="float">
            <text:p>-3.4533807813</text:p>
          </table:table-cell>
          <table:table-cell office:value-type="float" office:value="-1.51110606218195" calcext:value-type="float">
            <text:p>-1.5111060622</text:p>
          </table:table-cell>
          <table:table-cell office:value-type="float" office:value="-2.65098132303066" calcext:value-type="float">
            <text:p>-2.650981323</text:p>
          </table:table-cell>
          <table:table-cell office:value-type="float" office:value="-1.57983156772191" calcext:value-type="float">
            <text:p>-1.5798315677</text:p>
          </table:table-cell>
          <table:table-cell office:value-type="float" office:value="-3.14623560608965" calcext:value-type="float">
            <text:p>-3.1462356061</text:p>
          </table:table-cell>
          <table:table-cell office:value-type="float" office:value="-1.44238055664199" calcext:value-type="float">
            <text:p>-1.4423805566</text:p>
          </table:table-cell>
          <table:table-cell office:value-type="float" office:value="-2.15572703997167" calcext:value-type="float">
            <text:p>-2.15572704</text:p>
          </table:table-cell>
          <table:table-cell office:value-type="float" office:value="-1.64855707326187" calcext:value-type="float">
            <text:p>-1.6485570733</text:p>
          </table:table-cell>
          <table:table-cell office:value-type="float" office:value="-3.64148988914865" calcext:value-type="float">
            <text:p>-3.6414898891</text:p>
          </table:table-cell>
          <table:table-cell office:value-type="float" office:value="-1.97437160541407" calcext:value-type="float">
            <text:p>-1.9743716054</text:p>
          </table:table-cell>
          <table:table-cell office:value-type="float" office:value="-2.83909043087463" calcext:value-type="float">
            <text:p>-2.8390904309</text:p>
          </table:table-cell>
          <table:table-cell office:value-type="float" office:value="-1.90564609987411" calcext:value-type="float">
            <text:p>-1.9056460999</text:p>
          </table:table-cell>
          <table:table-cell office:value-type="float" office:value="-2.34383614781563" calcext:value-type="float">
            <text:p>-2.3438361478</text:p>
          </table:table-cell>
          <table:table-cell office:value-type="float" office:value="-2.04309711095402" calcext:value-type="float">
            <text:p>-2.043097111</text:p>
          </table:table-cell>
          <table:table-cell office:value-type="float" office:value="-3.33434471393362" calcext:value-type="float">
            <text:p>-3.334344713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6]</text:p>
          </table:table-cell>
          <table:table-cell office:value-type="float" office:value="-3" calcext:value-type="float">
            <text:p>-3</text:p>
          </table:table-cell>
          <table:table-cell office:value-type="float" office:value="0.131444891672587" calcext:value-type="float">
            <text:p>0.1314448917</text:p>
          </table:table-cell>
          <table:table-cell office:value-type="float" office:value="-3.13212449493435" calcext:value-type="float">
            <text:p>-3.1321244949</text:p>
          </table:table-cell>
          <table:table-cell office:value-type="float" office:value="-0.18120318205034" calcext:value-type="float">
            <text:p>-0.1812031821</text:p>
          </table:table-cell>
          <table:table-cell office:value-type="float" office:value="-2.60541661510992" calcext:value-type="float">
            <text:p>-2.6054166151</text:p>
          </table:table-cell>
          <table:table-cell office:value-type="float" office:value="-2.16038307842844" calcext:value-type="float">
            <text:p>-2.1603830784</text:p>
          </table:table-cell>
          <table:table-cell office:value-type="float" office:value="-3.38530318463604" calcext:value-type="float">
            <text:p>-3.3853031846</text:p>
          </table:table-cell>
          <table:table-cell office:value-type="float" office:value="-1.71242660836068" calcext:value-type="float">
            <text:p>-1.7124266084</text:p>
          </table:table-cell>
          <table:table-cell office:value-type="float" office:value="-3.27591553140514" calcext:value-type="float">
            <text:p>-3.2759155314</text:p>
          </table:table-cell>
          <table:table-cell office:value-type="float" office:value="-0.833526269345979" calcext:value-type="float">
            <text:p>-0.8335262693</text:p>
          </table:table-cell>
          <table:table-cell office:value-type="float" office:value="-3.49172399581449" calcext:value-type="float">
            <text:p>-3.4917239958</text:p>
          </table:table-cell>
          <table:table-cell office:value-type="float" office:value="-0.646592555100437" calcext:value-type="float">
            <text:p>-0.6465925551</text:p>
          </table:table-cell>
          <table:table-cell office:value-type="float" office:value="-3.04441966280452" calcext:value-type="float">
            <text:p>-3.0444196628</text:p>
          </table:table-cell>
          <table:table-cell office:value-type="float" office:value="-1.45572757111323" calcext:value-type="float">
            <text:p>-1.4557275711</text:p>
          </table:table-cell>
          <table:table-cell office:value-type="float" office:value="-2.93216586045554" calcext:value-type="float">
            <text:p>-2.9321658605</text:p>
          </table:table-cell>
          <table:table-cell office:value-type="float" office:value="-1.48026336843527" calcext:value-type="float">
            <text:p>-1.4802633684</text:p>
          </table:table-cell>
          <table:table-cell office:value-type="float" office:value="-3.70507644490991" calcext:value-type="float">
            <text:p>-3.7050764449</text:p>
          </table:table-cell>
          <table:table-cell office:value-type="float" office:value="-0.971637743126337" calcext:value-type="float">
            <text:p>-0.9716377431</text:p>
          </table:table-cell>
          <table:table-cell office:value-type="float" office:value="-2.26553795847853" calcext:value-type="float">
            <text:p>-2.2655379585</text:p>
          </table:table-cell>
          <table:table-cell office:value-type="float" office:value="-1.02980004795575" calcext:value-type="float">
            <text:p>-1.029800048</text:p>
          </table:table-cell>
          <table:table-cell office:value-type="float" office:value="-2.69879136367149" calcext:value-type="float">
            <text:p>-2.6987913637</text:p>
          </table:table-cell>
          <table:table-cell office:value-type="float" office:value="-2.72582180550781" calcext:value-type="float">
            <text:p>-2.7258218055</text:p>
          </table:table-cell>
          <table:table-cell office:value-type="float" office:value="-2.6717502775533" calcext:value-type="float">
            <text:p>-2.6717502776</text:p>
          </table:table-cell>
          <table:table-cell office:value-type="float" office:value="-2.45771745266383" calcext:value-type="float">
            <text:p>-2.4577174527</text:p>
          </table:table-cell>
          <table:table-cell office:value-type="float" office:value="-2.9788090559176" calcext:value-type="float">
            <text:p>-2.9788090559</text:p>
          </table:table-cell>
          <table:table-cell office:value-type="float" office:value="-2.09037215761485" calcext:value-type="float">
            <text:p>-2.0903721576</text:p>
          </table:table-cell>
          <table:table-cell office:value-type="float" office:value="-2.48243591813516" calcext:value-type="float">
            <text:p>-2.4824359181</text:p>
          </table:table-cell>
          <table:table-cell office:value-type="float" office:value="-2.01581201640161" calcext:value-type="float">
            <text:p>-2.0158120164</text:p>
          </table:table-cell>
          <table:table-cell office:value-type="float" office:value="-2.90983471545727" calcext:value-type="float">
            <text:p>-2.9098347155</text:p>
          </table:table-cell>
          <table:table-cell office:value-type="float" office:value="-2.78041955123461" calcext:value-type="float">
            <text:p>-2.7804195512</text:p>
          </table:table-cell>
          <table:table-cell office:value-type="float" office:value="-3.38362277600136" calcext:value-type="float">
            <text:p>-3.383622776</text:p>
          </table:table-cell>
          <table:table-cell office:value-type="float" office:value="-2.49583193254958" calcext:value-type="float">
            <text:p>-2.4958319325</text:p>
          </table:table-cell>
          <table:table-cell office:value-type="float" office:value="-2.29436439698184" calcext:value-type="float">
            <text:p>-2.294364397</text:p>
          </table:table-cell>
          <table:table-cell office:value-type="float" office:value="-1.58476059074156" calcext:value-type="float">
            <text:p>-1.5847605907</text:p>
          </table:table-cell>
          <table:table-cell office:value-type="float" office:value="-2.53925840196882" calcext:value-type="float">
            <text:p>-2.539258402</text:p>
          </table:table-cell>
          <table:table-cell office:value-type="float" office:value="-3.39602978237768" calcext:value-type="float">
            <text:p>-3.3960297824</text:p>
          </table:table-cell>
          <table:table-cell office:value-type="float" office:value="-2.38382235382435" calcext:value-type="float">
            <text:p>-2.3838223538</text:p>
          </table:table-cell>
          <table:table-cell office:value-type="float" office:value="-2.8134679382957" calcext:value-type="float">
            <text:p>-2.8134679383</text:p>
          </table:table-cell>
          <table:table-cell office:value-type="float" office:value="-1.8343371428976" calcext:value-type="float">
            <text:p>-1.8343371429</text:p>
          </table:table-cell>
          <table:table-cell office:value-type="float" office:value="-2.90812857563594" calcext:value-type="float">
            <text:p>-2.9081285756</text:p>
          </table:table-cell>
          <table:table-cell office:value-type="float" office:value="-2.33461891261249" calcext:value-type="float">
            <text:p>-2.3346189126</text:p>
          </table:table-cell>
          <table:table-cell office:value-type="float" office:value="9.62199999999997" calcext:value-type="float">
            <text:p>9.622</text:p>
          </table:table-cell>
          <table:table-cell office:value-type="float" office:value="2.05" calcext:value-type="float">
            <text:p>2.05</text:p>
          </table:table-cell>
          <table:table-cell office:value-type="float" office:value="0.913999999999981" calcext:value-type="float">
            <text:p>0.91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89999999999976" calcext:value-type="float">
            <text:p>0.99</text:p>
          </table:table-cell>
          <table:table-cell office:value-type="float" office:value="0.599045137358755" calcext:value-type="float">
            <text:p>0.5990451374</text:p>
          </table:table-cell>
          <table:table-cell office:value-type="float" office:value="-3.19619863298782" calcext:value-type="float">
            <text:p>-3.196198633</text:p>
          </table:table-cell>
          <table:table-cell office:value-type="float" office:value="0.203981058510359" calcext:value-type="float">
            <text:p>0.2039810585</text:p>
          </table:table-cell>
          <table:table-cell office:value-type="float" office:value="-2.88972779652263" calcext:value-type="float">
            <text:p>-2.8897277965</text:p>
          </table:table-cell>
          <table:table-cell office:value-type="float" office:value="0.136101568036644" calcext:value-type="float">
            <text:p>0.136101568</text:p>
          </table:table-cell>
          <table:table-cell office:value-type="float" office:value="-3.38509874316063" calcext:value-type="float">
            <text:p>-3.3850987432</text:p>
          </table:table-cell>
          <table:table-cell office:value-type="float" office:value="-0.258962510811753" calcext:value-type="float">
            <text:p>-0.2589625108</text:p>
          </table:table-cell>
          <table:table-cell office:value-type="float" office:value="-3.07862790669545" calcext:value-type="float">
            <text:p>-3.0786279067</text:p>
          </table:table-cell>
          <table:table-cell office:value-type="float" office:value="-0.191083020338037" calcext:value-type="float">
            <text:p>-0.1910830203</text:p>
          </table:table-cell>
          <table:table-cell office:value-type="float" office:value="-2.58325696005745" calcext:value-type="float">
            <text:p>-2.5832569601</text:p>
          </table:table-cell>
          <table:table-cell office:value-type="float" office:value="-0.326842001285468" calcext:value-type="float">
            <text:p>-0.3268420013</text:p>
          </table:table-cell>
          <table:table-cell office:value-type="float" office:value="-3.57399885333345" calcext:value-type="float">
            <text:p>-3.5739988533</text:p>
          </table:table-cell>
          <table:table-cell office:value-type="float" office:value="-0.721906080133864" calcext:value-type="float">
            <text:p>-0.7219060801</text:p>
          </table:table-cell>
          <table:table-cell office:value-type="float" office:value="-3.26752801686827" calcext:value-type="float">
            <text:p>-3.2675280169</text:p>
          </table:table-cell>
          <table:table-cell office:value-type="float" office:value="-0.654026589660149" calcext:value-type="float">
            <text:p>-0.6540265897</text:p>
          </table:table-cell>
          <table:table-cell office:value-type="float" office:value="-2.77215707023027" calcext:value-type="float">
            <text:p>-2.7721570702</text:p>
          </table:table-cell>
          <table:table-cell office:value-type="float" office:value="-0.78978557060758" calcext:value-type="float">
            <text:p>-0.7897855706</text:p>
          </table:table-cell>
          <table:table-cell office:value-type="float" office:value="-3.76289896350627" calcext:value-type="float">
            <text:p>-3.7628989635</text:p>
          </table:table-cell>
          <table:table-cell office:value-type="float" office:value="-0.586147099186433" calcext:value-type="float">
            <text:p>-0.5861470992</text:p>
          </table:table-cell>
          <table:table-cell office:value-type="float" office:value="-2.27678612359227" calcext:value-type="float">
            <text:p>-2.2767861236</text:p>
          </table:table-cell>
          <table:table-cell office:value-type="float" office:value="-1.11697015898226" calcext:value-type="float">
            <text:p>-1.116970159</text:p>
          </table:table-cell>
          <table:table-cell office:value-type="float" office:value="-2.96105718040309" calcext:value-type="float">
            <text:p>-2.9610571804</text:p>
          </table:table-cell>
          <table:table-cell office:value-type="float" office:value="-1.04909066850854" calcext:value-type="float">
            <text:p>-1.0490906685</text:p>
          </table:table-cell>
          <table:table-cell office:value-type="float" office:value="-2.46568623376509" calcext:value-type="float">
            <text:p>-2.4656862338</text:p>
          </table:table-cell>
          <table:table-cell office:value-type="float" office:value="-1.18484964945598" calcext:value-type="float">
            <text:p>-1.1848496495</text:p>
          </table:table-cell>
          <table:table-cell office:value-type="float" office:value="-3.45642812704109" calcext:value-type="float">
            <text:p>-3.456428127</text:p>
          </table:table-cell>
          <table:table-cell office:value-type="float" office:value="-1.51203423783066" calcext:value-type="float">
            <text:p>-1.5120342378</text:p>
          </table:table-cell>
          <table:table-cell office:value-type="float" office:value="-2.65458634393791" calcext:value-type="float">
            <text:p>-2.6545863439</text:p>
          </table:table-cell>
          <table:table-cell office:value-type="float" office:value="-1.57991372830437" calcext:value-type="float">
            <text:p>-1.5799137283</text:p>
          </table:table-cell>
          <table:table-cell office:value-type="float" office:value="-3.14995729057591" calcext:value-type="float">
            <text:p>-3.1499572906</text:p>
          </table:table-cell>
          <table:table-cell office:value-type="float" office:value="-1.44415474735694" calcext:value-type="float">
            <text:p>-1.4441547474</text:p>
          </table:table-cell>
          <table:table-cell office:value-type="float" office:value="-2.15921539729991" calcext:value-type="float">
            <text:p>-2.1592153973</text:p>
          </table:table-cell>
          <table:table-cell office:value-type="float" office:value="-1.64779321877809" calcext:value-type="float">
            <text:p>-1.6477932188</text:p>
          </table:table-cell>
          <table:table-cell office:value-type="float" office:value="-3.64532823721391" calcext:value-type="float">
            <text:p>-3.6453282372</text:p>
          </table:table-cell>
          <table:table-cell office:value-type="float" office:value="-1.97497780715277" calcext:value-type="float">
            <text:p>-1.9749778072</text:p>
          </table:table-cell>
          <table:table-cell office:value-type="float" office:value="-2.84348645411073" calcext:value-type="float">
            <text:p>-2.8434864541</text:p>
          </table:table-cell>
          <table:table-cell office:value-type="float" office:value="-1.90709831667905" calcext:value-type="float">
            <text:p>-1.9070983167</text:p>
          </table:table-cell>
          <table:table-cell office:value-type="float" office:value="-2.34811550747273" calcext:value-type="float">
            <text:p>-2.3481155075</text:p>
          </table:table-cell>
          <table:table-cell office:value-type="float" office:value="-2.04285729762648" calcext:value-type="float">
            <text:p>-2.0428572976</text:p>
          </table:table-cell>
          <table:table-cell office:value-type="float" office:value="-3.33885740074873" calcext:value-type="float">
            <text:p>-3.338857400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6]</text:p>
          </table:table-cell>
          <table:table-cell office:value-type="float" office:value="-4" calcext:value-type="float">
            <text:p>-4</text:p>
          </table:table-cell>
          <table:table-cell office:value-type="float" office:value="0.0917721707799132" calcext:value-type="float">
            <text:p>0.0917721708</text:p>
          </table:table-cell>
          <table:table-cell office:value-type="float" office:value="-3.12701810511648" calcext:value-type="float">
            <text:p>-3.1270181051</text:p>
          </table:table-cell>
          <table:table-cell office:value-type="float" office:value="-0.220750560866664" calcext:value-type="float">
            <text:p>-0.2207505609</text:p>
          </table:table-cell>
          <table:table-cell office:value-type="float" office:value="-2.5994162127269" calcext:value-type="float">
            <text:p>-2.5994162127</text:p>
          </table:table-cell>
          <table:table-cell office:value-type="float" office:value="-2.19736874142695" calcext:value-type="float">
            <text:p>-2.1973687414</text:p>
          </table:table-cell>
          <table:table-cell office:value-type="float" office:value="-3.37006964491079" calcext:value-type="float">
            <text:p>-3.3700696449</text:p>
          </table:table-cell>
          <table:table-cell office:value-type="float" office:value="-1.75182718128381" calcext:value-type="float">
            <text:p>-1.7518271813</text:p>
          </table:table-cell>
          <table:table-cell office:value-type="float" office:value="-3.26901662907729" calcext:value-type="float">
            <text:p>-3.2690166291</text:p>
          </table:table-cell>
          <table:table-cell office:value-type="float" office:value="-0.873416584999505" calcext:value-type="float">
            <text:p>-0.873416585</text:p>
          </table:table-cell>
          <table:table-cell office:value-type="float" office:value="-3.49468418450139" calcext:value-type="float">
            <text:p>-3.4946841845</text:p>
          </table:table-cell>
          <table:table-cell office:value-type="float" office:value="-0.686104844290289" calcext:value-type="float">
            <text:p>-0.6861048443</text:p>
          </table:table-cell>
          <table:table-cell office:value-type="float" office:value="-3.03819238386606" calcext:value-type="float">
            <text:p>-3.0381923839</text:p>
          </table:table-cell>
          <table:table-cell office:value-type="float" office:value="-1.49490115364198" calcext:value-type="float">
            <text:p>-1.4949011536</text:p>
          </table:table-cell>
          <table:table-cell office:value-type="float" office:value="-2.92407695250312" calcext:value-type="float">
            <text:p>-2.9240769525</text:p>
          </table:table-cell>
          <table:table-cell office:value-type="float" office:value="-1.51976051414461" calcext:value-type="float">
            <text:p>-1.5197605141</text:p>
          </table:table-cell>
          <table:table-cell office:value-type="float" office:value="-3.69875382829843" calcext:value-type="float">
            <text:p>-3.6987538283</text:p>
          </table:table-cell>
          <table:table-cell office:value-type="float" office:value="-1.01112608600794" calcext:value-type="float">
            <text:p>-1.011126086</text:p>
          </table:table-cell>
          <table:table-cell office:value-type="float" office:value="-2.27191532286087" calcext:value-type="float">
            <text:p>-2.2719153229</text:p>
          </table:table-cell>
          <table:table-cell office:value-type="float" office:value="-1.06974172861079" calcext:value-type="float">
            <text:p>-1.0697417286</text:p>
          </table:table-cell>
          <table:table-cell office:value-type="float" office:value="-2.69663216325214" calcext:value-type="float">
            <text:p>-2.6966321633</text:p>
          </table:table-cell>
          <table:table-cell office:value-type="float" office:value="-2.75824230602197" calcext:value-type="float">
            <text:p>-2.758242306</text:p>
          </table:table-cell>
          <table:table-cell office:value-type="float" office:value="-2.64832142469169" calcext:value-type="float">
            <text:p>-2.6483214247</text:p>
          </table:table-cell>
          <table:table-cell office:value-type="float" office:value="-2.49409605655164" calcext:value-type="float">
            <text:p>-2.4940960566</text:p>
          </table:table-cell>
          <table:table-cell office:value-type="float" office:value="-2.96217784492219" calcext:value-type="float">
            <text:p>-2.9621778449</text:p>
          </table:table-cell>
          <table:table-cell office:value-type="float" office:value="-2.12950808167376" calcext:value-type="float">
            <text:p>-2.1295080817</text:p>
          </table:table-cell>
          <table:table-cell office:value-type="float" office:value="-2.47416673147293" calcext:value-type="float">
            <text:p>-2.4741667315</text:p>
          </table:table-cell>
          <table:table-cell office:value-type="float" office:value="-2.05442873492075" calcext:value-type="float">
            <text:p>-2.0544287349</text:p>
          </table:table-cell>
          <table:table-cell office:value-type="float" office:value="-2.89940643416005" calcext:value-type="float">
            <text:p>-2.8994064342</text:p>
          </table:table-cell>
          <table:table-cell office:value-type="float" office:value="-2.81696284930108" calcext:value-type="float">
            <text:p>-2.8169628493</text:p>
          </table:table-cell>
          <table:table-cell office:value-type="float" office:value="-3.36735663428227" calcext:value-type="float">
            <text:p>-3.3673566343</text:p>
          </table:table-cell>
          <table:table-cell office:value-type="float" office:value="-2.5290400675642" calcext:value-type="float">
            <text:p>-2.5290400676</text:p>
          </table:table-cell>
          <table:table-cell office:value-type="float" office:value="-2.2720659717269" calcext:value-type="float">
            <text:p>-2.2720659717</text:p>
          </table:table-cell>
          <table:table-cell office:value-type="float" office:value="-1.62125385402271" calcext:value-type="float">
            <text:p>-1.621253854</text:p>
          </table:table-cell>
          <table:table-cell office:value-type="float" office:value="-2.52288031492872" calcext:value-type="float">
            <text:p>-2.5228803149</text:p>
          </table:table-cell>
          <table:table-cell office:value-type="float" office:value="-3.425798404062" calcext:value-type="float">
            <text:p>-3.4257984041</text:p>
          </table:table-cell>
          <table:table-cell office:value-type="float" office:value="-2.35710477229054" calcext:value-type="float">
            <text:p>-2.3571047723</text:p>
          </table:table-cell>
          <table:table-cell office:value-type="float" office:value="-2.78314393585708" calcext:value-type="float">
            <text:p>-2.7831439359</text:p>
          </table:table-cell>
          <table:table-cell office:value-type="float" office:value="-1.80825161288377" calcext:value-type="float">
            <text:p>-1.8082516129</text:p>
          </table:table-cell>
          <table:table-cell office:value-type="float" office:value="-2.92651611964689" calcext:value-type="float">
            <text:p>-2.9265161196</text:p>
          </table:table-cell>
          <table:table-cell office:value-type="float" office:value="-2.29909570575774" calcext:value-type="float">
            <text:p>-2.2990957058</text:p>
          </table:table-cell>
          <table:table-cell office:value-type="float" office:value="9.59399999999997" calcext:value-type="float">
            <text:p>9.594</text:p>
          </table:table-cell>
          <table:table-cell office:value-type="float" office:value="2.05" calcext:value-type="float">
            <text:p>2.05</text:p>
          </table:table-cell>
          <table:table-cell office:value-type="float" office:value="0.927999999999982" calcext:value-type="float">
            <text:p>0.92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79999999999976" calcext:value-type="float">
            <text:p>0.98</text:p>
          </table:table-cell>
          <table:table-cell office:value-type="float" office:value="0.547411064117471" calcext:value-type="float">
            <text:p>0.5474110641</text:p>
          </table:table-cell>
          <table:table-cell office:value-type="float" office:value="-3.19004050985543" calcext:value-type="float">
            <text:p>-3.1900405099</text:p>
          </table:table-cell>
          <table:table-cell office:value-type="float" office:value="0.152734983063796" calcext:value-type="float">
            <text:p>0.1527349831</text:p>
          </table:table-cell>
          <table:table-cell office:value-type="float" office:value="-2.88307016756791" calcext:value-type="float">
            <text:p>-2.8830701676</text:p>
          </table:table-cell>
          <table:table-cell office:value-type="float" office:value="0.0842289089612421" calcext:value-type="float">
            <text:p>0.084228909</text:p>
          </table:table-cell>
          <table:table-cell office:value-type="float" office:value="-3.37835485117024" calcext:value-type="float">
            <text:p>-3.3783548512</text:p>
          </table:table-cell>
          <table:table-cell office:value-type="float" office:value="-0.310447172092432" calcext:value-type="float">
            <text:p>-0.3104471721</text:p>
          </table:table-cell>
          <table:table-cell office:value-type="float" office:value="-3.07138450888272" calcext:value-type="float">
            <text:p>-3.0713845089</text:p>
          </table:table-cell>
          <table:table-cell office:value-type="float" office:value="-0.241941097989878" calcext:value-type="float">
            <text:p>-0.241941098</text:p>
          </table:table-cell>
          <table:table-cell office:value-type="float" office:value="-2.5760998252804" calcext:value-type="float">
            <text:p>-2.5760998253</text:p>
          </table:table-cell>
          <table:table-cell office:value-type="float" office:value="-0.378953246194987" calcext:value-type="float">
            <text:p>-0.3789532462</text:p>
          </table:table-cell>
          <table:table-cell office:value-type="float" office:value="-3.56666919248505" calcext:value-type="float">
            <text:p>-3.5666691925</text:p>
          </table:table-cell>
          <table:table-cell office:value-type="float" office:value="-0.773629327248661" calcext:value-type="float">
            <text:p>-0.7736293272</text:p>
          </table:table-cell>
          <table:table-cell office:value-type="float" office:value="-3.25969885019754" calcext:value-type="float">
            <text:p>-3.2596988502</text:p>
          </table:table-cell>
          <table:table-cell office:value-type="float" office:value="-0.705123253146107" calcext:value-type="float">
            <text:p>-0.7051232531</text:p>
          </table:table-cell>
          <table:table-cell office:value-type="float" office:value="-2.76441416659521" calcext:value-type="float">
            <text:p>-2.7644141666</text:p>
          </table:table-cell>
          <table:table-cell office:value-type="float" office:value="-0.842135401351215" calcext:value-type="float">
            <text:p>-0.8421354014</text:p>
          </table:table-cell>
          <table:table-cell office:value-type="float" office:value="-3.75498353379986" calcext:value-type="float">
            <text:p>-3.7549835338</text:p>
          </table:table-cell>
          <table:table-cell office:value-type="float" office:value="-0.636617179043552" calcext:value-type="float">
            <text:p>-0.636617179</text:p>
          </table:table-cell>
          <table:table-cell office:value-type="float" office:value="-2.26912948299289" calcext:value-type="float">
            <text:p>-2.269129483</text:p>
          </table:table-cell>
          <table:table-cell office:value-type="float" office:value="-1.16830540830234" calcext:value-type="float">
            <text:p>-1.1683054083</text:p>
          </table:table-cell>
          <table:table-cell office:value-type="float" office:value="-2.95272850791002" calcext:value-type="float">
            <text:p>-2.9527285079</text:p>
          </table:table-cell>
          <table:table-cell office:value-type="float" office:value="-1.09979933419978" calcext:value-type="float">
            <text:p>-1.0997993342</text:p>
          </table:table-cell>
          <table:table-cell office:value-type="float" office:value="-2.4574438243077" calcext:value-type="float">
            <text:p>-2.4574438243</text:p>
          </table:table-cell>
          <table:table-cell office:value-type="float" office:value="-1.23681148240489" calcext:value-type="float">
            <text:p>-1.2368114824</text:p>
          </table:table-cell>
          <table:table-cell office:value-type="float" office:value="-3.44801319151235" calcext:value-type="float">
            <text:p>-3.4480131915</text:p>
          </table:table-cell>
          <table:table-cell office:value-type="float" office:value="-1.56298148935601" calcext:value-type="float">
            <text:p>-1.5629814894</text:p>
          </table:table-cell>
          <table:table-cell office:value-type="float" office:value="-2.64575816562251" calcext:value-type="float">
            <text:p>-2.6457581656</text:p>
          </table:table-cell>
          <table:table-cell office:value-type="float" office:value="-1.63148756345856" calcext:value-type="float">
            <text:p>-1.6314875635</text:p>
          </table:table-cell>
          <table:table-cell office:value-type="float" office:value="-3.14104284922483" calcext:value-type="float">
            <text:p>-3.1410428492</text:p>
          </table:table-cell>
          <table:table-cell office:value-type="float" office:value="-1.49447541525346" calcext:value-type="float">
            <text:p>-1.4944754153</text:p>
          </table:table-cell>
          <table:table-cell office:value-type="float" office:value="-2.15047348202018" calcext:value-type="float">
            <text:p>-2.150473482</text:p>
          </table:table-cell>
          <table:table-cell office:value-type="float" office:value="-1.69999363756112" calcext:value-type="float">
            <text:p>-1.6999936376</text:p>
          </table:table-cell>
          <table:table-cell office:value-type="float" office:value="-3.63632753282716" calcext:value-type="float">
            <text:p>-3.6363275328</text:p>
          </table:table-cell>
          <table:table-cell office:value-type="float" office:value="-2.02616364451224" calcext:value-type="float">
            <text:p>-2.0261636445</text:p>
          </table:table-cell>
          <table:table-cell office:value-type="float" office:value="-2.83407250693732" calcext:value-type="float">
            <text:p>-2.8340725069</text:p>
          </table:table-cell>
          <table:table-cell office:value-type="float" office:value="-1.95765757040968" calcext:value-type="float">
            <text:p>-1.9576575704</text:p>
          </table:table-cell>
          <table:table-cell office:value-type="float" office:value="-2.33878782333499" calcext:value-type="float">
            <text:p>-2.3387878233</text:p>
          </table:table-cell>
          <table:table-cell office:value-type="float" office:value="-2.09466971861479" calcext:value-type="float">
            <text:p>-2.0946697186</text:p>
          </table:table-cell>
          <table:table-cell office:value-type="float" office:value="-3.32935719053965" calcext:value-type="float">
            <text:p>-3.32935719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1]</text:p>
          </table:table-cell>
          <table:table-cell office:value-type="float" office:value="-1" calcext:value-type="float">
            <text:p>-1</text:p>
          </table:table-cell>
          <table:table-cell office:value-type="float" office:value="0.285597371662081" calcext:value-type="float">
            <text:p>0.2855973717</text:p>
          </table:table-cell>
          <table:table-cell office:value-type="float" office:value="-3.40768385695449" calcext:value-type="float">
            <text:p>-3.407683857</text:p>
          </table:table-cell>
          <table:table-cell office:value-type="float" office:value="-0.277052442030166" calcext:value-type="float">
            <text:p>-0.277052442</text:p>
          </table:table-cell>
          <table:table-cell office:value-type="float" office:value="-3.35410703770406" calcext:value-type="float">
            <text:p>-3.3541070377</text:p>
          </table:table-cell>
          <table:table-cell office:value-type="float" office:value="-1.14657815189177" calcext:value-type="float">
            <text:p>-1.1465781519</text:p>
          </table:table-cell>
          <table:table-cell office:value-type="float" office:value="-3.81356368847454" calcext:value-type="float">
            <text:p>-3.8135636885</text:p>
          </table:table-cell>
          <table:table-cell office:value-type="float" office:value="-1.04500305398666" calcext:value-type="float">
            <text:p>-1.045003054</text:p>
          </table:table-cell>
          <table:table-cell office:value-type="float" office:value="-4.29275160703883" calcext:value-type="float">
            <text:p>-4.292751607</text:p>
          </table:table-cell>
          <table:table-cell office:value-type="float" office:value="-0.219466260868478" calcext:value-type="float">
            <text:p>-0.2194662609</text:p>
          </table:table-cell>
          <table:table-cell office:value-type="float" office:value="-2.76169841046171" calcext:value-type="float">
            <text:p>-2.7616984105</text:p>
          </table:table-cell>
          <table:table-cell office:value-type="float" office:value="-1.98804138502514" calcext:value-type="float">
            <text:p>-1.988041385</text:p>
          </table:table-cell>
          <table:table-cell office:value-type="float" office:value="-2.97112988792881" calcext:value-type="float">
            <text:p>-2.9711298879</text:p>
          </table:table-cell>
          <table:table-cell office:value-type="float" office:value="-2.53138024821935" calcext:value-type="float">
            <text:p>-2.5313802482</text:p>
          </table:table-cell>
          <table:table-cell office:value-type="float" office:value="-3.16430186704432" calcext:value-type="float">
            <text:p>-3.164301867</text:p>
          </table:table-cell>
          <table:table-cell office:value-type="float" office:value="-1.16485694108425" calcext:value-type="float">
            <text:p>-1.1648569411</text:p>
          </table:table-cell>
          <table:table-cell office:value-type="float" office:value="-3.35615303927122" calcext:value-type="float">
            <text:p>-3.3561530393</text:p>
          </table:table-cell>
          <table:table-cell office:value-type="float" office:value="-1.25985040657679" calcext:value-type="float">
            <text:p>-1.2598504066</text:p>
          </table:table-cell>
          <table:table-cell office:value-type="float" office:value="-2.93334706079182" calcext:value-type="float">
            <text:p>-2.9333470608</text:p>
          </table:table-cell>
          <table:table-cell office:value-type="float" office:value="-0.73377475399965" calcext:value-type="float">
            <text:p>-0.733774754</text:p>
          </table:table-cell>
          <table:table-cell office:value-type="float" office:value="-2.47805443504806" calcext:value-type="float">
            <text:p>-2.478054435</text:p>
          </table:table-cell>
          <table:table-cell office:value-type="float" office:value="-2.5852131055876" calcext:value-type="float">
            <text:p>-2.5852131056</text:p>
          </table:table-cell>
          <table:table-cell office:value-type="float" office:value="-3.65558910303324" calcext:value-type="float">
            <text:p>-3.655589103</text:p>
          </table:table-cell>
          <table:table-cell office:value-type="float" office:value="-1.64699402779313" calcext:value-type="float">
            <text:p>-1.6469940278</text:p>
          </table:table-cell>
          <table:table-cell office:value-type="float" office:value="-3.33615130678344" calcext:value-type="float">
            <text:p>-3.3361513068</text:p>
          </table:table-cell>
          <table:table-cell office:value-type="float" office:value="-3.07313698960548" calcext:value-type="float">
            <text:p>-3.0731369896</text:p>
          </table:table-cell>
          <table:table-cell office:value-type="float" office:value="-3.19471581784335" calcext:value-type="float">
            <text:p>-3.1947158178</text:p>
          </table:table-cell>
          <table:table-cell office:value-type="float" office:value="-2.13059333435068" calcext:value-type="float">
            <text:p>-2.1305933344</text:p>
          </table:table-cell>
          <table:table-cell office:value-type="float" office:value="-3.83769236679916" calcext:value-type="float">
            <text:p>-3.8376923668</text:p>
          </table:table-cell>
          <table:table-cell office:value-type="float" office:value="-2.16190459258634" calcext:value-type="float">
            <text:p>-2.1619045926</text:p>
          </table:table-cell>
          <table:table-cell office:value-type="float" office:value="-3.4016555405231" calcext:value-type="float">
            <text:p>-3.4016555405</text:p>
          </table:table-cell>
          <table:table-cell office:value-type="float" office:value="-1.60752577566703" calcext:value-type="float">
            <text:p>-1.6075257757</text:p>
          </table:table-cell>
          <table:table-cell office:value-type="float" office:value="-2.42724407550883" calcext:value-type="float">
            <text:p>-2.4272440755</text:p>
          </table:table-cell>
          <table:table-cell office:value-type="float" office:value="-2.71931336578188" calcext:value-type="float">
            <text:p>-2.7193133658</text:p>
          </table:table-cell>
          <table:table-cell office:value-type="float" office:value="-2.76924342964866" calcext:value-type="float">
            <text:p>-2.7692434296</text:p>
          </table:table-cell>
          <table:table-cell office:value-type="float" office:value="-3.33574381878528" calcext:value-type="float">
            <text:p>-3.3357438188</text:p>
          </table:table-cell>
          <table:table-cell office:value-type="float" office:value="-2.6676648892851" calcext:value-type="float">
            <text:p>-2.6676648893</text:p>
          </table:table-cell>
          <table:table-cell office:value-type="float" office:value="-2.17146286003927" calcext:value-type="float">
            <text:p>-2.17146286</text:p>
          </table:table-cell>
          <table:table-cell office:value-type="float" office:value="-2.50385058768054" calcext:value-type="float">
            <text:p>-2.5038505877</text:p>
          </table:table-cell>
          <table:table-cell office:value-type="float" office:value="-3.00005245299048" calcext:value-type="float">
            <text:p>-3.000052453</text:p>
          </table:table-cell>
          <table:table-cell office:value-type="float" office:value="-2.2204602029422" calcext:value-type="float">
            <text:p>-2.2204602029</text:p>
          </table:table-cell>
          <table:table-cell office:value-type="float" office:value="9.53799999999997" calcext:value-type="float">
            <text:p>9.538</text:p>
          </table:table-cell>
          <table:table-cell office:value-type="float" office:value="2.05" calcext:value-type="float">
            <text:p>2.05</text:p>
          </table:table-cell>
          <table:table-cell office:value-type="float" office:value="0.955999999999981" calcext:value-type="float">
            <text:p>0.95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59999999999975" calcext:value-type="float">
            <text:p>0.96</text:p>
          </table:table-cell>
          <table:table-cell office:value-type="float" office:value="0.625021863489424" calcext:value-type="float">
            <text:p>0.6250218635</text:p>
          </table:table-cell>
          <table:table-cell office:value-type="float" office:value="-3.42265750700912" calcext:value-type="float">
            <text:p>-3.422657507</text:p>
          </table:table-cell>
          <table:table-cell office:value-type="float" office:value="0.203447883184222" calcext:value-type="float">
            <text:p>0.2034478832</text:p>
          </table:table-cell>
          <table:table-cell office:value-type="float" office:value="-3.15381670071359" calcext:value-type="float">
            <text:p>-3.1538167007</text:p>
          </table:table-cell>
          <table:table-cell office:value-type="float" office:value="0.181411905511005" calcext:value-type="float">
            <text:p>0.1814119055</text:p>
          </table:table-cell>
          <table:table-cell office:value-type="float" office:value="-3.65333088038018" calcext:value-type="float">
            <text:p>-3.6533308804</text:p>
          </table:table-cell>
          <table:table-cell office:value-type="float" office:value="-0.240162074794197" calcext:value-type="float">
            <text:p>-0.2401620748</text:p>
          </table:table-cell>
          <table:table-cell office:value-type="float" office:value="-3.38449007408465" calcext:value-type="float">
            <text:p>-3.3844900741</text:p>
          </table:table-cell>
          <table:table-cell office:value-type="float" office:value="-0.218126097120979" calcext:value-type="float">
            <text:p>-0.2181260971</text:p>
          </table:table-cell>
          <table:table-cell office:value-type="float" office:value="-2.88497589441806" calcext:value-type="float">
            <text:p>-2.8849758944</text:p>
          </table:table-cell>
          <table:table-cell office:value-type="float" office:value="-0.262198052467415" calcext:value-type="float">
            <text:p>-0.2621980525</text:p>
          </table:table-cell>
          <table:table-cell office:value-type="float" office:value="-3.88400425375124" calcext:value-type="float">
            <text:p>-3.8840042538</text:p>
          </table:table-cell>
          <table:table-cell office:value-type="float" office:value="-0.683772032772616" calcext:value-type="float">
            <text:p>-0.6837720328</text:p>
          </table:table-cell>
          <table:table-cell office:value-type="float" office:value="-3.61516344745571" calcext:value-type="float">
            <text:p>-3.6151634475</text:p>
          </table:table-cell>
          <table:table-cell office:value-type="float" office:value="-0.661736055099398" calcext:value-type="float">
            <text:p>-0.6617360551</text:p>
          </table:table-cell>
          <table:table-cell office:value-type="float" office:value="-3.11564926778912" calcext:value-type="float">
            <text:p>-3.1156492678</text:p>
          </table:table-cell>
          <table:table-cell office:value-type="float" office:value="-0.705808010445834" calcext:value-type="float">
            <text:p>-0.7058080104</text:p>
          </table:table-cell>
          <table:table-cell office:value-type="float" office:value="-4.1146776271223" calcext:value-type="float">
            <text:p>-4.1146776271</text:p>
          </table:table-cell>
          <table:table-cell office:value-type="float" office:value="-0.639700077426181" calcext:value-type="float">
            <text:p>-0.6397000774</text:p>
          </table:table-cell>
          <table:table-cell office:value-type="float" office:value="-2.61613508812253" calcext:value-type="float">
            <text:p>-2.6161350881</text:p>
          </table:table-cell>
          <table:table-cell office:value-type="float" office:value="-1.10534601307782" calcext:value-type="float">
            <text:p>-1.1053460131</text:p>
          </table:table-cell>
          <table:table-cell office:value-type="float" office:value="-3.34632264116018" calcext:value-type="float">
            <text:p>-3.3463226412</text:p>
          </table:table-cell>
          <table:table-cell office:value-type="float" office:value="-1.0833100354046" calcext:value-type="float">
            <text:p>-1.0833100354</text:p>
          </table:table-cell>
          <table:table-cell office:value-type="float" office:value="-2.84680846149359" calcext:value-type="float">
            <text:p>-2.8468084615</text:p>
          </table:table-cell>
          <table:table-cell office:value-type="float" office:value="-1.12738199075104" calcext:value-type="float">
            <text:p>-1.1273819908</text:p>
          </table:table-cell>
          <table:table-cell office:value-type="float" office:value="-3.84583682082677" calcext:value-type="float">
            <text:p>-3.8458368208</text:p>
          </table:table-cell>
          <table:table-cell office:value-type="float" office:value="-1.52691999338302" calcext:value-type="float">
            <text:p>-1.5269199934</text:p>
          </table:table-cell>
          <table:table-cell office:value-type="float" office:value="-3.07748183486465" calcext:value-type="float">
            <text:p>-3.0774818349</text:p>
          </table:table-cell>
          <table:table-cell office:value-type="float" office:value="-1.54895597105624" calcext:value-type="float">
            <text:p>-1.5489559711</text:p>
          </table:table-cell>
          <table:table-cell office:value-type="float" office:value="-3.57699601453124" calcext:value-type="float">
            <text:p>-3.5769960145</text:p>
          </table:table-cell>
          <table:table-cell office:value-type="float" office:value="-1.5048840157098" calcext:value-type="float">
            <text:p>-1.5048840157</text:p>
          </table:table-cell>
          <table:table-cell office:value-type="float" office:value="-2.57796765519807" calcext:value-type="float">
            <text:p>-2.5779676552</text:p>
          </table:table-cell>
          <table:table-cell office:value-type="float" office:value="-1.57099194872946" calcext:value-type="float">
            <text:p>-1.5709919487</text:p>
          </table:table-cell>
          <table:table-cell office:value-type="float" office:value="-4.07651019419783" calcext:value-type="float">
            <text:p>-4.0765101942</text:p>
          </table:table-cell>
          <table:table-cell office:value-type="float" office:value="-1.97052995136144" calcext:value-type="float">
            <text:p>-1.9705299514</text:p>
          </table:table-cell>
          <table:table-cell office:value-type="float" office:value="-3.30815520823572" calcext:value-type="float">
            <text:p>-3.3081552082</text:p>
          </table:table-cell>
          <table:table-cell office:value-type="float" office:value="-1.94849397368822" calcext:value-type="float">
            <text:p>-1.9484939737</text:p>
          </table:table-cell>
          <table:table-cell office:value-type="float" office:value="-2.80864102856913" calcext:value-type="float">
            <text:p>-2.8086410286</text:p>
          </table:table-cell>
          <table:table-cell office:value-type="float" office:value="-1.99256592903466" calcext:value-type="float">
            <text:p>-1.992565929</text:p>
          </table:table-cell>
          <table:table-cell office:value-type="float" office:value="-3.8076693879023" calcext:value-type="float">
            <text:p>-3.807669387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1]</text:p>
          </table:table-cell>
          <table:table-cell office:value-type="float" office:value="-2" calcext:value-type="float">
            <text:p>-2</text:p>
          </table:table-cell>
          <table:table-cell office:value-type="float" office:value="0.245628134228203" calcext:value-type="float">
            <text:p>0.2456281342</text:p>
          </table:table-cell>
          <table:table-cell office:value-type="float" office:value="-3.40611539944652" calcext:value-type="float">
            <text:p>-3.4061153994</text:p>
          </table:table-cell>
          <table:table-cell office:value-type="float" office:value="-0.317044023445221" calcext:value-type="float">
            <text:p>-0.3170440234</text:p>
          </table:table-cell>
          <table:table-cell office:value-type="float" office:value="-3.35492765693551" calcext:value-type="float">
            <text:p>-3.3549276569</text:p>
          </table:table-cell>
          <table:table-cell office:value-type="float" office:value="-1.18596833858626" calcext:value-type="float">
            <text:p>-1.1859683386</text:p>
          </table:table-cell>
          <table:table-cell office:value-type="float" office:value="-3.806605729566" calcext:value-type="float">
            <text:p>-3.8066057296</text:p>
          </table:table-cell>
          <table:table-cell office:value-type="float" office:value="-1.0843293628975" calcext:value-type="float">
            <text:p>-1.0843293629</text:p>
          </table:table-cell>
          <table:table-cell office:value-type="float" office:value="-4.28544124265327" calcext:value-type="float">
            <text:p>-4.2854412427</text:p>
          </table:table-cell>
          <table:table-cell office:value-type="float" office:value="-0.259229769141698" calcext:value-type="float">
            <text:p>-0.2592297691</text:p>
          </table:table-cell>
          <table:table-cell office:value-type="float" office:value="-2.75735520774878" calcext:value-type="float">
            <text:p>-2.7573552077</text:p>
          </table:table-cell>
          <table:table-cell office:value-type="float" office:value="-2.02674215068428" calcext:value-type="float">
            <text:p>-2.0267421507</text:p>
          </table:table-cell>
          <table:table-cell office:value-type="float" office:value="-2.96101797725887" calcext:value-type="float">
            <text:p>-2.9610179773</text:p>
          </table:table-cell>
          <table:table-cell office:value-type="float" office:value="-2.56782202570084" calcext:value-type="float">
            <text:p>-2.5678220257</text:p>
          </table:table-cell>
          <table:table-cell office:value-type="float" office:value="-3.14780953991956" calcext:value-type="float">
            <text:p>-3.1478095399</text:p>
          </table:table-cell>
          <table:table-cell office:value-type="float" office:value="-1.20478722167745" calcext:value-type="float">
            <text:p>-1.2047872217</text:p>
          </table:table-cell>
          <table:table-cell office:value-type="float" office:value="-3.35379238433078" calcext:value-type="float">
            <text:p>-3.3537923843</text:p>
          </table:table-cell>
          <table:table-cell office:value-type="float" office:value="-1.29968278177045" calcext:value-type="float">
            <text:p>-1.2996827818</text:p>
          </table:table-cell>
          <table:table-cell office:value-type="float" office:value="-2.92968893470984" calcext:value-type="float">
            <text:p>-2.9296889347</text:p>
          </table:table-cell>
          <table:table-cell office:value-type="float" office:value="-0.772925678572126" calcext:value-type="float">
            <text:p>-0.7729256786</text:p>
          </table:table-cell>
          <table:table-cell office:value-type="float" office:value="-2.46985656306075" calcext:value-type="float">
            <text:p>-2.4698565631</text:p>
          </table:table-cell>
          <table:table-cell office:value-type="float" office:value="-2.62112424106068" calcext:value-type="float">
            <text:p>-2.6211242411</text:p>
          </table:table-cell>
          <table:table-cell office:value-type="float" office:value="-3.6379712044913" calcext:value-type="float">
            <text:p>-3.6379712045</text:p>
          </table:table-cell>
          <table:table-cell office:value-type="float" office:value="-1.68542548918714" calcext:value-type="float">
            <text:p>-1.6854254892</text:p>
          </table:table-cell>
          <table:table-cell office:value-type="float" office:value="-3.32505974354284" calcext:value-type="float">
            <text:p>-3.3250597435</text:p>
          </table:table-cell>
          <table:table-cell office:value-type="float" office:value="-3.10611390846118" calcext:value-type="float">
            <text:p>-3.1061139085</text:p>
          </table:table-cell>
          <table:table-cell office:value-type="float" office:value="-3.17207685093263" calcext:value-type="float">
            <text:p>-3.1720768509</text:p>
          </table:table-cell>
          <table:table-cell office:value-type="float" office:value="-2.16858102301341" calcext:value-type="float">
            <text:p>-2.168581023</text:p>
          </table:table-cell>
          <table:table-cell office:value-type="float" office:value="-3.82516497640597" calcext:value-type="float">
            <text:p>-3.8251649764</text:p>
          </table:table-cell>
          <table:table-cell office:value-type="float" office:value="-2.20061421955279" calcext:value-type="float">
            <text:p>-2.2006142196</text:p>
          </table:table-cell>
          <table:table-cell office:value-type="float" office:value="-3.39157760521282" calcext:value-type="float">
            <text:p>-3.3915776052</text:p>
          </table:table-cell>
          <table:table-cell office:value-type="float" office:value="-1.64742738839022" calcext:value-type="float">
            <text:p>-1.6474273884</text:p>
          </table:table-cell>
          <table:table-cell office:value-type="float" office:value="-2.43004787687279" calcext:value-type="float">
            <text:p>-2.4300478769</text:p>
          </table:table-cell>
          <table:table-cell office:value-type="float" office:value="-2.75416242530314" calcext:value-type="float">
            <text:p>-2.7541624253</text:p>
          </table:table-cell>
          <table:table-cell office:value-type="float" office:value="-2.74960817944694" calcext:value-type="float">
            <text:p>-2.7496081794</text:p>
          </table:table-cell>
          <table:table-cell office:value-type="float" office:value="-3.36622271883762" calcext:value-type="float">
            <text:p>-3.3662227188</text:p>
          </table:table-cell>
          <table:table-cell office:value-type="float" office:value="-2.64176051414113" calcext:value-type="float">
            <text:p>-2.6417605141</text:p>
          </table:table-cell>
          <table:table-cell office:value-type="float" office:value="-2.21145527694257" calcext:value-type="float">
            <text:p>-2.2114552769</text:p>
          </table:table-cell>
          <table:table-cell office:value-type="float" office:value="-2.5046294267093" calcext:value-type="float">
            <text:p>-2.5046294267</text:p>
          </table:table-cell>
          <table:table-cell office:value-type="float" office:value="-3.02981914239845" calcext:value-type="float">
            <text:p>-3.0298191424</text:p>
          </table:table-cell>
          <table:table-cell office:value-type="float" office:value="-2.19374046863047" calcext:value-type="float">
            <text:p>-2.1937404686</text:p>
          </table:table-cell>
          <table:table-cell office:value-type="float" office:value="9.50999999999997" calcext:value-type="float">
            <text:p>9.51</text:p>
          </table:table-cell>
          <table:table-cell office:value-type="float" office:value="2.05" calcext:value-type="float">
            <text:p>2.05</text:p>
          </table:table-cell>
          <table:table-cell office:value-type="float" office:value="0.969999999999981" calcext:value-type="float">
            <text:p>0.97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49999999999976" calcext:value-type="float">
            <text:p>0.95</text:p>
          </table:table-cell>
          <table:table-cell office:value-type="float" office:value="0.625021863489424" calcext:value-type="float">
            <text:p>0.6250218635</text:p>
          </table:table-cell>
          <table:table-cell office:value-type="float" office:value="-3.42265750700912" calcext:value-type="float">
            <text:p>-3.422657507</text:p>
          </table:table-cell>
          <table:table-cell office:value-type="float" office:value="0.203310182467341" calcext:value-type="float">
            <text:p>0.2033101825</text:p>
          </table:table-cell>
          <table:table-cell office:value-type="float" office:value="-3.15403275370159" calcext:value-type="float">
            <text:p>-3.1540327537</text:p>
          </table:table-cell>
          <table:table-cell office:value-type="float" office:value="0.181530162528738" calcext:value-type="float">
            <text:p>0.1815301625</text:p>
          </table:table-cell>
          <table:table-cell office:value-type="float" office:value="-3.65355815919312" calcext:value-type="float">
            <text:p>-3.6535581592</text:p>
          </table:table-cell>
          <table:table-cell office:value-type="float" office:value="-0.240181518493346" calcext:value-type="float">
            <text:p>-0.2401815185</text:p>
          </table:table-cell>
          <table:table-cell office:value-type="float" office:value="-3.38493340588559" calcext:value-type="float">
            <text:p>-3.3849334059</text:p>
          </table:table-cell>
          <table:table-cell office:value-type="float" office:value="-0.218401498554742" calcext:value-type="float">
            <text:p>-0.2184014986</text:p>
          </table:table-cell>
          <table:table-cell office:value-type="float" office:value="-2.88540800039407" calcext:value-type="float">
            <text:p>-2.8854080004</text:p>
          </table:table-cell>
          <table:table-cell office:value-type="float" office:value="-0.261961538431949" calcext:value-type="float">
            <text:p>-0.2619615384</text:p>
          </table:table-cell>
          <table:table-cell office:value-type="float" office:value="-3.88445881137712" calcext:value-type="float">
            <text:p>-3.8844588114</text:p>
          </table:table-cell>
          <table:table-cell office:value-type="float" office:value="-0.683673219454032" calcext:value-type="float">
            <text:p>-0.6836732195</text:p>
          </table:table-cell>
          <table:table-cell office:value-type="float" office:value="-3.61583405806959" calcext:value-type="float">
            <text:p>-3.6158340581</text:p>
          </table:table-cell>
          <table:table-cell office:value-type="float" office:value="-0.661893199515429" calcext:value-type="float">
            <text:p>-0.6618931995</text:p>
          </table:table-cell>
          <table:table-cell office:value-type="float" office:value="-3.11630865257807" calcext:value-type="float">
            <text:p>-3.1163086526</text:p>
          </table:table-cell>
          <table:table-cell office:value-type="float" office:value="-0.705453239392635" calcext:value-type="float">
            <text:p>-0.7054532394</text:p>
          </table:table-cell>
          <table:table-cell office:value-type="float" office:value="-4.11535946356112" calcext:value-type="float">
            <text:p>-4.1153594636</text:p>
          </table:table-cell>
          <table:table-cell office:value-type="float" office:value="-0.640113179576825" calcext:value-type="float">
            <text:p>-0.6401131796</text:p>
          </table:table-cell>
          <table:table-cell office:value-type="float" office:value="-2.61678324708654" calcext:value-type="float">
            <text:p>-2.6167832471</text:p>
          </table:table-cell>
          <table:table-cell office:value-type="float" office:value="-1.10538490047612" calcext:value-type="float">
            <text:p>-1.1053849005</text:p>
          </table:table-cell>
          <table:table-cell office:value-type="float" office:value="-3.34720930476207" calcext:value-type="float">
            <text:p>-3.3472093048</text:p>
          </table:table-cell>
          <table:table-cell office:value-type="float" office:value="-1.08360488053751" calcext:value-type="float">
            <text:p>-1.0836048805</text:p>
          </table:table-cell>
          <table:table-cell office:value-type="float" office:value="-2.84768389927054" calcext:value-type="float">
            <text:p>-2.8476838993</text:p>
          </table:table-cell>
          <table:table-cell office:value-type="float" office:value="-1.12716492041472" calcext:value-type="float">
            <text:p>-1.1271649204</text:p>
          </table:table-cell>
          <table:table-cell office:value-type="float" office:value="-3.84673471025359" calcext:value-type="float">
            <text:p>-3.8467347103</text:p>
          </table:table-cell>
          <table:table-cell office:value-type="float" office:value="-1.5270965814982" calcext:value-type="float">
            <text:p>-1.5270965815</text:p>
          </table:table-cell>
          <table:table-cell office:value-type="float" office:value="-3.07858455145454" calcext:value-type="float">
            <text:p>-3.0785845515</text:p>
          </table:table-cell>
          <table:table-cell office:value-type="float" office:value="-1.5488766014368" calcext:value-type="float">
            <text:p>-1.5488766014</text:p>
          </table:table-cell>
          <table:table-cell office:value-type="float" office:value="-3.57810995694607" calcext:value-type="float">
            <text:p>-3.5781099569</text:p>
          </table:table-cell>
          <table:table-cell office:value-type="float" office:value="-1.5053165615596" calcext:value-type="float">
            <text:p>-1.5053165616</text:p>
          </table:table-cell>
          <table:table-cell office:value-type="float" office:value="-2.57905914596302" calcext:value-type="float">
            <text:p>-2.579059146</text:p>
          </table:table-cell>
          <table:table-cell office:value-type="float" office:value="-1.57065662137541" calcext:value-type="float">
            <text:p>-1.5706566214</text:p>
          </table:table-cell>
          <table:table-cell office:value-type="float" office:value="-4.0776353624376" calcext:value-type="float">
            <text:p>-4.0776353624</text:p>
          </table:table-cell>
          <table:table-cell office:value-type="float" office:value="-1.97058828245888" calcext:value-type="float">
            <text:p>-1.9705882825</text:p>
          </table:table-cell>
          <table:table-cell office:value-type="float" office:value="-3.30948520363854" calcext:value-type="float">
            <text:p>-3.3094852036</text:p>
          </table:table-cell>
          <table:table-cell office:value-type="float" office:value="-1.94880826252028" calcext:value-type="float">
            <text:p>-1.9488082625</text:p>
          </table:table-cell>
          <table:table-cell office:value-type="float" office:value="-2.80995979814702" calcext:value-type="float">
            <text:p>-2.8099597981</text:p>
          </table:table-cell>
          <table:table-cell office:value-type="float" office:value="-1.99236830239749" calcext:value-type="float">
            <text:p>-1.9923683024</text:p>
          </table:table-cell>
          <table:table-cell office:value-type="float" office:value="-3.80901060913007" calcext:value-type="float">
            <text:p>-3.809010609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1]</text:p>
          </table:table-cell>
          <table:table-cell office:value-type="float" office:value="-3" calcext:value-type="float">
            <text:p>-3</text:p>
          </table:table-cell>
          <table:table-cell office:value-type="float" office:value="0.205653024471565" calcext:value-type="float">
            <text:p>0.2056530245</text:p>
          </table:table-cell>
          <table:table-cell office:value-type="float" office:value="-3.40470451321981" calcext:value-type="float">
            <text:p>-3.4047045132</text:p>
          </table:table-cell>
          <table:table-cell office:value-type="float" office:value="-0.356724226003226" calcext:value-type="float">
            <text:p>-0.356724226</text:p>
          </table:table-cell>
          <table:table-cell office:value-type="float" office:value="-3.34987973409976" calcext:value-type="float">
            <text:p>-3.3498797341</text:p>
          </table:table-cell>
          <table:table-cell office:value-type="float" office:value="-1.22575369975285" calcext:value-type="float">
            <text:p>-1.2257536998</text:p>
          </table:table-cell>
          <table:table-cell office:value-type="float" office:value="-3.80246748877502" calcext:value-type="float">
            <text:p>-3.8024674888</text:p>
          </table:table-cell>
          <table:table-cell office:value-type="float" office:value="-1.12363689400606" calcext:value-type="float">
            <text:p>-1.123636894</text:p>
          </table:table-cell>
          <table:table-cell office:value-type="float" office:value="-4.27803057479202" calcext:value-type="float">
            <text:p>-4.2780305748</text:p>
          </table:table-cell>
          <table:table-cell office:value-type="float" office:value="-0.299118352619567" calcext:value-type="float">
            <text:p>-0.2991183526</text:p>
          </table:table-cell>
          <table:table-cell office:value-type="float" office:value="-2.75437176877184" calcext:value-type="float">
            <text:p>-2.7543717688</text:p>
          </table:table-cell>
          <table:table-cell office:value-type="float" office:value="-2.06557548284489" calcext:value-type="float">
            <text:p>-2.0655754828</text:p>
          </table:table-cell>
          <table:table-cell office:value-type="float" office:value="-2.95142775758967" calcext:value-type="float">
            <text:p>-2.9514277576</text:p>
          </table:table-cell>
          <table:table-cell office:value-type="float" office:value="-2.60442024069243" calcext:value-type="float">
            <text:p>-2.6044202407</text:p>
          </table:table-cell>
          <table:table-cell office:value-type="float" office:value="-3.13166733872427" calcext:value-type="float">
            <text:p>-3.1316673387</text:p>
          </table:table-cell>
          <table:table-cell office:value-type="float" office:value="-1.24469132948872" calcext:value-type="float">
            <text:p>-1.2446913295</text:p>
          </table:table-cell>
          <table:table-cell office:value-type="float" office:value="-3.35656044859788" calcext:value-type="float">
            <text:p>-3.3565604486</text:p>
          </table:table-cell>
          <table:table-cell office:value-type="float" office:value="-1.33955230227958" calcext:value-type="float">
            <text:p>-1.3395523023</text:p>
          </table:table-cell>
          <table:table-cell office:value-type="float" office:value="-2.92646072555119" calcext:value-type="float">
            <text:p>-2.9264607256</text:p>
          </table:table-cell>
          <table:table-cell office:value-type="float" office:value="-0.811648524953889" calcext:value-type="float">
            <text:p>-0.811648525</text:p>
          </table:table-cell>
          <table:table-cell office:value-type="float" office:value="-2.45982954116517" calcext:value-type="float">
            <text:p>-2.4598295412</text:p>
          </table:table-cell>
          <table:table-cell office:value-type="float" office:value="-2.65920001774899" calcext:value-type="float">
            <text:p>-2.6592000177</text:p>
          </table:table-cell>
          <table:table-cell office:value-type="float" office:value="-3.62571415633189" calcext:value-type="float">
            <text:p>-3.6257141563</text:p>
          </table:table-cell>
          <table:table-cell office:value-type="float" office:value="-1.72420933153158" calcext:value-type="float">
            <text:p>-1.7242093315</text:p>
          </table:table-cell>
          <table:table-cell office:value-type="float" office:value="-3.31527130275781" calcext:value-type="float">
            <text:p>-3.3152713028</text:p>
          </table:table-cell>
          <table:table-cell office:value-type="float" office:value="-3.13854942423507" calcext:value-type="float">
            <text:p>-3.1385494242</text:p>
          </table:table-cell>
          <table:table-cell office:value-type="float" office:value="-3.14866879000309" calcext:value-type="float">
            <text:p>-3.14866879</text:p>
          </table:table-cell>
          <table:table-cell office:value-type="float" office:value="-2.20504035214347" calcext:value-type="float">
            <text:p>-2.2050403521</text:p>
          </table:table-cell>
          <table:table-cell office:value-type="float" office:value="-3.80871148682517" calcext:value-type="float">
            <text:p>-3.8087114868</text:p>
          </table:table-cell>
          <table:table-cell office:value-type="float" office:value="-2.23914902902861" calcext:value-type="float">
            <text:p>-2.239149029</text:p>
          </table:table-cell>
          <table:table-cell office:value-type="float" office:value="-3.38085060849136" calcext:value-type="float">
            <text:p>-3.3808506085</text:p>
          </table:table-cell>
          <table:table-cell office:value-type="float" office:value="-1.68715285864344" calcext:value-type="float">
            <text:p>-1.6871528586</text:p>
          </table:table-cell>
          <table:table-cell office:value-type="float" office:value="-2.43472623269092" calcext:value-type="float">
            <text:p>-2.4347262327</text:p>
          </table:table-cell>
          <table:table-cell office:value-type="float" office:value="-2.78864649084833" calcext:value-type="float">
            <text:p>-2.7886464908</text:p>
          </table:table-cell>
          <table:table-cell office:value-type="float" office:value="-2.7293387634841" calcext:value-type="float">
            <text:p>-2.7293387635</text:p>
          </table:table-cell>
          <table:table-cell office:value-type="float" office:value="-3.39633955472149" calcext:value-type="float">
            <text:p>-3.3963395547</text:p>
          </table:table-cell>
          <table:table-cell office:value-type="float" office:value="-2.6154360730959" calcext:value-type="float">
            <text:p>-2.6154360731</text:p>
          </table:table-cell>
          <table:table-cell office:value-type="float" office:value="-2.25081827170759" calcext:value-type="float">
            <text:p>-2.2508182717</text:p>
          </table:table-cell>
          <table:table-cell office:value-type="float" office:value="-2.49751924786986" calcext:value-type="float">
            <text:p>-2.4975192479</text:p>
          </table:table-cell>
          <table:table-cell office:value-type="float" office:value="-3.05889763512415" calcext:value-type="float">
            <text:p>-3.0588976351</text:p>
          </table:table-cell>
          <table:table-cell office:value-type="float" office:value="-2.1662733744849" calcext:value-type="float">
            <text:p>-2.1662733745</text:p>
          </table:table-cell>
          <table:table-cell office:value-type="float" office:value="9.48199999999997" calcext:value-type="float">
            <text:p>9.482</text:p>
          </table:table-cell>
          <table:table-cell office:value-type="float" office:value="2.05" calcext:value-type="float">
            <text:p>2.05</text:p>
          </table:table-cell>
          <table:table-cell office:value-type="float" office:value="0.983999999999982" calcext:value-type="float">
            <text:p>0.98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39999999999976" calcext:value-type="float">
            <text:p>0.94</text:p>
          </table:table-cell>
          <table:table-cell office:value-type="float" office:value="0.573034308118612" calcext:value-type="float">
            <text:p>0.5730343081</text:p>
          </table:table-cell>
          <table:table-cell office:value-type="float" office:value="-3.42151992775178" calcext:value-type="float">
            <text:p>-3.4215199278</text:p>
          </table:table-cell>
          <table:table-cell office:value-type="float" office:value="0.151905259080468" calcext:value-type="float">
            <text:p>0.1519052591</text:p>
          </table:table-cell>
          <table:table-cell office:value-type="float" office:value="-3.15198268717781" calcext:value-type="float">
            <text:p>-3.1519826872</text:p>
          </table:table-cell>
          <table:table-cell office:value-type="float" office:value="0.129043685996526" calcext:value-type="float">
            <text:p>0.129043686</text:p>
          </table:table-cell>
          <table:table-cell office:value-type="float" office:value="-3.65145976220341" calcext:value-type="float">
            <text:p>-3.6514597622</text:p>
          </table:table-cell>
          <table:table-cell office:value-type="float" office:value="-0.292085363041617" calcext:value-type="float">
            <text:p>-0.292085363</text:p>
          </table:table-cell>
          <table:table-cell office:value-type="float" office:value="-3.38192252162944" calcext:value-type="float">
            <text:p>-3.3819225216</text:p>
          </table:table-cell>
          <table:table-cell office:value-type="float" office:value="-0.269223789957675" calcext:value-type="float">
            <text:p>-0.26922379</text:p>
          </table:table-cell>
          <table:table-cell office:value-type="float" office:value="-2.88244544660384" calcext:value-type="float">
            <text:p>-2.8824454466</text:p>
          </table:table-cell>
          <table:table-cell office:value-type="float" office:value="-0.31494693612556" calcext:value-type="float">
            <text:p>-0.3149469361</text:p>
          </table:table-cell>
          <table:table-cell office:value-type="float" office:value="-3.88139959665504" calcext:value-type="float">
            <text:p>-3.8813995967</text:p>
          </table:table-cell>
          <table:table-cell office:value-type="float" office:value="-0.736075985163703" calcext:value-type="float">
            <text:p>-0.7360759852</text:p>
          </table:table-cell>
          <table:table-cell office:value-type="float" office:value="-3.61186235608107" calcext:value-type="float">
            <text:p>-3.6118623561</text:p>
          </table:table-cell>
          <table:table-cell office:value-type="float" office:value="-0.713214412079761" calcext:value-type="float">
            <text:p>-0.7132144121</text:p>
          </table:table-cell>
          <table:table-cell office:value-type="float" office:value="-3.11238528105548" calcext:value-type="float">
            <text:p>-3.1123852811</text:p>
          </table:table-cell>
          <table:table-cell office:value-type="float" office:value="-0.758937558247645" calcext:value-type="float">
            <text:p>-0.7589375582</text:p>
          </table:table-cell>
          <table:table-cell office:value-type="float" office:value="-4.11133943110667" calcext:value-type="float">
            <text:p>-4.1113394311</text:p>
          </table:table-cell>
          <table:table-cell office:value-type="float" office:value="-0.690352838995818" calcext:value-type="float">
            <text:p>-0.690352839</text:p>
          </table:table-cell>
          <table:table-cell office:value-type="float" office:value="-2.61290820602988" calcext:value-type="float">
            <text:p>-2.612908206</text:p>
          </table:table-cell>
          <table:table-cell office:value-type="float" office:value="-1.15720503420185" calcext:value-type="float">
            <text:p>-1.1572050342</text:p>
          </table:table-cell>
          <table:table-cell office:value-type="float" office:value="-3.34232511550711" calcext:value-type="float">
            <text:p>-3.3423251155</text:p>
          </table:table-cell>
          <table:table-cell office:value-type="float" office:value="-1.1343434611179" calcext:value-type="float">
            <text:p>-1.1343434611</text:p>
          </table:table-cell>
          <table:table-cell office:value-type="float" office:value="-2.84284804048151" calcext:value-type="float">
            <text:p>-2.8428480405</text:p>
          </table:table-cell>
          <table:table-cell office:value-type="float" office:value="-1.18006660728579" calcext:value-type="float">
            <text:p>-1.1800666073</text:p>
          </table:table-cell>
          <table:table-cell office:value-type="float" office:value="-3.84180219053271" calcext:value-type="float">
            <text:p>-3.8418021905</text:p>
          </table:table-cell>
          <table:table-cell office:value-type="float" office:value="-1.57833408323999" calcext:value-type="float">
            <text:p>-1.5783340832</text:p>
          </table:table-cell>
          <table:table-cell office:value-type="float" office:value="-3.07278787493314" calcext:value-type="float">
            <text:p>-3.0727878749</text:p>
          </table:table-cell>
          <table:table-cell office:value-type="float" office:value="-1.60119565632393" calcext:value-type="float">
            <text:p>-1.6011956563</text:p>
          </table:table-cell>
          <table:table-cell office:value-type="float" office:value="-3.57226494995874" calcext:value-type="float">
            <text:p>-3.57226495</text:p>
          </table:table-cell>
          <table:table-cell office:value-type="float" office:value="-1.55547251015605" calcext:value-type="float">
            <text:p>-1.5554725102</text:p>
          </table:table-cell>
          <table:table-cell office:value-type="float" office:value="-2.57331079990754" calcext:value-type="float">
            <text:p>-2.5733107999</text:p>
          </table:table-cell>
          <table:table-cell office:value-type="float" office:value="-1.62405722940787" calcext:value-type="float">
            <text:p>-1.6240572294</text:p>
          </table:table-cell>
          <table:table-cell office:value-type="float" office:value="-4.07174202498434" calcext:value-type="float">
            <text:p>-4.071742025</text:p>
          </table:table-cell>
          <table:table-cell office:value-type="float" office:value="-2.02232470536208" calcext:value-type="float">
            <text:p>-2.0223247054</text:p>
          </table:table-cell>
          <table:table-cell office:value-type="float" office:value="-3.30272770938477" calcext:value-type="float">
            <text:p>-3.3027277094</text:p>
          </table:table-cell>
          <table:table-cell office:value-type="float" office:value="-1.99946313227813" calcext:value-type="float">
            <text:p>-1.9994631323</text:p>
          </table:table-cell>
          <table:table-cell office:value-type="float" office:value="-2.80325063435917" calcext:value-type="float">
            <text:p>-2.8032506344</text:p>
          </table:table-cell>
          <table:table-cell office:value-type="float" office:value="-2.04518627844602" calcext:value-type="float">
            <text:p>-2.0451862784</text:p>
          </table:table-cell>
          <table:table-cell office:value-type="float" office:value="-3.80220478441037" calcext:value-type="float">
            <text:p>-3.802204784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1]</text:p>
          </table:table-cell>
          <table:table-cell office:value-type="float" office:value="-4" calcext:value-type="float">
            <text:p>-4</text:p>
          </table:table-cell>
          <table:table-cell office:value-type="float" office:value="0.165679127508823" calcext:value-type="float">
            <text:p>0.1656791275</text:p>
          </table:table-cell>
          <table:table-cell office:value-type="float" office:value="-3.40325967357056" calcext:value-type="float">
            <text:p>-3.4032596736</text:p>
          </table:table-cell>
          <table:table-cell office:value-type="float" office:value="-0.396717241019987" calcext:value-type="float">
            <text:p>-0.396717241</text:p>
          </table:table-cell>
          <table:table-cell office:value-type="float" office:value="-3.3506272298316" calcext:value-type="float">
            <text:p>-3.3506272298</text:p>
          </table:table-cell>
          <table:table-cell office:value-type="float" office:value="-1.26511088084146" calcext:value-type="float">
            <text:p>-1.2651108808</text:p>
          </table:table-cell>
          <table:table-cell office:value-type="float" office:value="-3.7953251994531" calcext:value-type="float">
            <text:p>-3.7953251995</text:p>
          </table:table-cell>
          <table:table-cell office:value-type="float" office:value="-1.16293032262799" calcext:value-type="float">
            <text:p>-1.1629303226</text:p>
          </table:table-cell>
          <table:table-cell office:value-type="float" office:value="-4.27054549181766" calcext:value-type="float">
            <text:p>-4.2705454918</text:p>
          </table:table-cell>
          <table:table-cell office:value-type="float" office:value="-0.339105060223922" calcext:value-type="float">
            <text:p>-0.3391050602</text:p>
          </table:table-cell>
          <table:table-cell office:value-type="float" office:value="-2.75540289192831" calcext:value-type="float">
            <text:p>-2.7554028919</text:p>
          </table:table-cell>
          <table:table-cell office:value-type="float" office:value="-2.10463169156505" calcext:value-type="float">
            <text:p>-2.1046316916</text:p>
          </table:table-cell>
          <table:table-cell office:value-type="float" office:value="-2.94278990135059" calcext:value-type="float">
            <text:p>-2.9427899014</text:p>
          </table:table-cell>
          <table:table-cell office:value-type="float" office:value="-2.64035521764504" calcext:value-type="float">
            <text:p>-2.6403552176</text:p>
          </table:table-cell>
          <table:table-cell office:value-type="float" office:value="-3.1140981204316" calcext:value-type="float">
            <text:p>-3.1140981204</text:p>
          </table:table-cell>
          <table:table-cell office:value-type="float" office:value="-1.28381749369198" calcext:value-type="float">
            <text:p>-1.2838174937</text:p>
          </table:table-cell>
          <table:table-cell office:value-type="float" office:value="-3.34824520508134" calcext:value-type="float">
            <text:p>-3.3482452051</text:p>
          </table:table-cell>
          <table:table-cell office:value-type="float" office:value="-1.37920243399687" calcext:value-type="float">
            <text:p>-1.379202434</text:p>
          </table:table-cell>
          <table:table-cell office:value-type="float" office:value="-2.92118180001645" calcext:value-type="float">
            <text:p>-2.9211818</text:p>
          </table:table-cell>
          <table:table-cell office:value-type="float" office:value="-0.851624769849016" calcext:value-type="float">
            <text:p>-0.8516247698</text:p>
          </table:table-cell>
          <table:table-cell office:value-type="float" office:value="-2.46120788948285" calcext:value-type="float">
            <text:p>-2.4612078895</text:p>
          </table:table-cell>
          <table:table-cell office:value-type="float" office:value="-2.69731975354224" calcext:value-type="float">
            <text:p>-2.6973197535</text:p>
          </table:table-cell>
          <table:table-cell office:value-type="float" office:value="-3.61359451347196" calcext:value-type="float">
            <text:p>-3.6135945135</text:p>
          </table:table-cell>
          <table:table-cell office:value-type="float" office:value="-1.76284617007117" calcext:value-type="float">
            <text:p>-1.7628461701</text:p>
          </table:table-cell>
          <table:table-cell office:value-type="float" office:value="-3.30491781505244" calcext:value-type="float">
            <text:p>-3.3049178151</text:p>
          </table:table-cell>
          <table:table-cell office:value-type="float" office:value="-3.17064662808731" calcext:value-type="float">
            <text:p>-3.1706466281</text:p>
          </table:table-cell>
          <table:table-cell office:value-type="float" office:value="-3.12479894490791" calcext:value-type="float">
            <text:p>-3.1247989449</text:p>
          </table:table-cell>
          <table:table-cell office:value-type="float" office:value="-2.24325616496259" calcext:value-type="float">
            <text:p>-2.243256165</text:p>
          </table:table-cell>
          <table:table-cell office:value-type="float" office:value="-3.79689828867334" calcext:value-type="float">
            <text:p>-3.7968982887</text:p>
          </table:table-cell>
          <table:table-cell office:value-type="float" office:value="-2.27715384903074" calcext:value-type="float">
            <text:p>-2.277153849</text:p>
          </table:table-cell>
          <table:table-cell office:value-type="float" office:value="-3.36837528658746" calcext:value-type="float">
            <text:p>-3.3683752866</text:p>
          </table:table-cell>
          <table:table-cell office:value-type="float" office:value="-1.72657803037084" calcext:value-type="float">
            <text:p>-1.7265780304</text:p>
          </table:table-cell>
          <table:table-cell office:value-type="float" office:value="-2.44148314280319" calcext:value-type="float">
            <text:p>-2.4414831428</text:p>
          </table:table-cell>
          <table:table-cell office:value-type="float" office:value="-2.82358885585396" calcext:value-type="float">
            <text:p>-2.8235888559</text:p>
          </table:table-cell>
          <table:table-cell office:value-type="float" office:value="-2.70987004170239" calcext:value-type="float">
            <text:p>-2.7098700417</text:p>
          </table:table-cell>
          <table:table-cell office:value-type="float" office:value="-3.42579271667234" calcext:value-type="float">
            <text:p>-3.4257927167</text:p>
          </table:table-cell>
          <table:table-cell office:value-type="float" office:value="-2.58837112803597" calcext:value-type="float">
            <text:p>-2.588371128</text:p>
          </table:table-cell>
          <table:table-cell office:value-type="float" office:value="-2.28889186665875" calcext:value-type="float">
            <text:p>-2.2888918667</text:p>
          </table:table-cell>
          <table:table-cell office:value-type="float" office:value="-2.4852554243431" calcext:value-type="float">
            <text:p>-2.4852554243</text:p>
          </table:table-cell>
          <table:table-cell office:value-type="float" office:value="-3.08752262820043" calcext:value-type="float">
            <text:p>-3.0875226282</text:p>
          </table:table-cell>
          <table:table-cell office:value-type="float" office:value="-2.13833397987116" calcext:value-type="float">
            <text:p>-2.1383339799</text:p>
          </table:table-cell>
          <table:table-cell office:value-type="float" office:value="9.45399999999997" calcext:value-type="float">
            <text:p>9.454</text:p>
          </table:table-cell>
          <table:table-cell office:value-type="float" office:value="2.05" calcext:value-type="float">
            <text:p>2.05</text:p>
          </table:table-cell>
          <table:table-cell office:value-type="float" office:value="0.997999999999982" calcext:value-type="float">
            <text:p>0.99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29999999999976" calcext:value-type="float">
            <text:p>0.93</text:p>
          </table:table-cell>
          <table:table-cell office:value-type="float" office:value="0.521046752747799" calcext:value-type="float">
            <text:p>0.5210467527</text:p>
          </table:table-cell>
          <table:table-cell office:value-type="float" office:value="-3.42038234849445" calcext:value-type="float">
            <text:p>-3.4203823485</text:p>
          </table:table-cell>
          <table:table-cell office:value-type="float" office:value="0.100567607841959" calcext:value-type="float">
            <text:p>0.1005676078</text:p>
          </table:table-cell>
          <table:table-cell office:value-type="float" office:value="-3.14983237399943" calcext:value-type="float">
            <text:p>-3.149832374</text:p>
          </table:table-cell>
          <table:table-cell office:value-type="float" office:value="0.0765040293889635" calcext:value-type="float">
            <text:p>0.0765040294</text:p>
          </table:table-cell>
          <table:table-cell office:value-type="float" office:value="-3.64925298249695" calcext:value-type="float">
            <text:p>-3.6492529825</text:p>
          </table:table-cell>
          <table:table-cell office:value-type="float" office:value="-0.343975115516876" calcext:value-type="float">
            <text:p>-0.3439751155</text:p>
          </table:table-cell>
          <table:table-cell office:value-type="float" office:value="-3.37870300800194" calcext:value-type="float">
            <text:p>-3.378703008</text:p>
          </table:table-cell>
          <table:table-cell office:value-type="float" office:value="-0.31991153706388" calcext:value-type="float">
            <text:p>-0.3199115371</text:p>
          </table:table-cell>
          <table:table-cell office:value-type="float" office:value="-2.87928239950441" calcext:value-type="float">
            <text:p>-2.8792823995</text:p>
          </table:table-cell>
          <table:table-cell office:value-type="float" office:value="-0.368038693969872" calcext:value-type="float">
            <text:p>-0.368038694</text:p>
          </table:table-cell>
          <table:table-cell office:value-type="float" office:value="-3.87812361649946" calcext:value-type="float">
            <text:p>-3.8781236165</text:p>
          </table:table-cell>
          <table:table-cell office:value-type="float" office:value="-0.788517838875712" calcext:value-type="float">
            <text:p>-0.7885178389</text:p>
          </table:table-cell>
          <table:table-cell office:value-type="float" office:value="-3.60757364200444" calcext:value-type="float">
            <text:p>-3.607573642</text:p>
          </table:table-cell>
          <table:table-cell office:value-type="float" office:value="-0.764454260422716" calcext:value-type="float">
            <text:p>-0.7644542604</text:p>
          </table:table-cell>
          <table:table-cell office:value-type="float" office:value="-3.10815303350692" calcext:value-type="float">
            <text:p>-3.1081530335</text:p>
          </table:table-cell>
          <table:table-cell office:value-type="float" office:value="-0.812581417328708" calcext:value-type="float">
            <text:p>-0.8125814173</text:p>
          </table:table-cell>
          <table:table-cell office:value-type="float" office:value="-4.10699425050197" calcext:value-type="float">
            <text:p>-4.1069942505</text:p>
          </table:table-cell>
          <table:table-cell office:value-type="float" office:value="-0.74039068196972" calcext:value-type="float">
            <text:p>-0.740390682</text:p>
          </table:table-cell>
          <table:table-cell office:value-type="float" office:value="-2.6087324250094" calcext:value-type="float">
            <text:p>-2.608732425</text:p>
          </table:table-cell>
          <table:table-cell office:value-type="float" office:value="-1.20899698378155" calcext:value-type="float">
            <text:p>-1.2089969838</text:p>
          </table:table-cell>
          <table:table-cell office:value-type="float" office:value="-3.33702366750943" calcext:value-type="float">
            <text:p>-3.3370236675</text:p>
          </table:table-cell>
          <table:table-cell office:value-type="float" office:value="-1.18493340532856" calcext:value-type="float">
            <text:p>-1.1849334053</text:p>
          </table:table-cell>
          <table:table-cell office:value-type="float" office:value="-2.83760305901191" calcext:value-type="float">
            <text:p>-2.837603059</text:p>
          </table:table-cell>
          <table:table-cell office:value-type="float" office:value="-1.23306056223455" calcext:value-type="float">
            <text:p>-1.2330605622</text:p>
          </table:table-cell>
          <table:table-cell office:value-type="float" office:value="-3.83644427600695" calcext:value-type="float">
            <text:p>-3.836444276</text:p>
          </table:table-cell>
          <table:table-cell office:value-type="float" office:value="-1.62947612868739" calcext:value-type="float">
            <text:p>-1.6294761287</text:p>
          </table:table-cell>
          <table:table-cell office:value-type="float" office:value="-3.06647369301441" calcext:value-type="float">
            <text:p>-3.066473693</text:p>
          </table:table-cell>
          <table:table-cell office:value-type="float" office:value="-1.65353970714039" calcext:value-type="float">
            <text:p>-1.6535397071</text:p>
          </table:table-cell>
          <table:table-cell office:value-type="float" office:value="-3.56589430151194" calcext:value-type="float">
            <text:p>-3.5658943015</text:p>
          </table:table-cell>
          <table:table-cell office:value-type="float" office:value="-1.6054125502344" calcext:value-type="float">
            <text:p>-1.6054125502</text:p>
          </table:table-cell>
          <table:table-cell office:value-type="float" office:value="-2.56705308451689" calcext:value-type="float">
            <text:p>-2.5670530845</text:p>
          </table:table-cell>
          <table:table-cell office:value-type="float" office:value="-1.67760328559338" calcext:value-type="float">
            <text:p>-1.6776032856</text:p>
          </table:table-cell>
          <table:table-cell office:value-type="float" office:value="-4.06531491000946" calcext:value-type="float">
            <text:p>-4.06531491</text:p>
          </table:table-cell>
          <table:table-cell office:value-type="float" office:value="-2.07401885204623" calcext:value-type="float">
            <text:p>-2.074018852</text:p>
          </table:table-cell>
          <table:table-cell office:value-type="float" office:value="-3.29534432701692" calcext:value-type="float">
            <text:p>-3.295344327</text:p>
          </table:table-cell>
          <table:table-cell office:value-type="float" office:value="-2.04995527359323" calcext:value-type="float">
            <text:p>-2.0499552736</text:p>
          </table:table-cell>
          <table:table-cell office:value-type="float" office:value="-2.7959237185194" calcext:value-type="float">
            <text:p>-2.7959237185</text:p>
          </table:table-cell>
          <table:table-cell office:value-type="float" office:value="-2.09808243049922" calcext:value-type="float">
            <text:p>-2.0980824305</text:p>
          </table:table-cell>
          <table:table-cell office:value-type="float" office:value="-3.79476493551444" calcext:value-type="float">
            <text:p>-3.794764935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4]</text:p>
          </table:table-cell>
          <table:table-cell office:value-type="float" office:value="-1" calcext:value-type="float">
            <text:p>-1</text:p>
          </table:table-cell>
          <table:table-cell office:value-type="float" office:value="-0.343074771695996" calcext:value-type="float">
            <text:p>-0.3430747717</text:p>
          </table:table-cell>
          <table:table-cell office:value-type="float" office:value="-2.91834810891626" calcext:value-type="float">
            <text:p>-2.9183481089</text:p>
          </table:table-cell>
          <table:table-cell office:value-type="float" office:value="-0.698129503855411" calcext:value-type="float">
            <text:p>-0.6981295039</text:p>
          </table:table-cell>
          <table:table-cell office:value-type="float" office:value="-2.42815080098243" calcext:value-type="float">
            <text:p>-2.428150801</text:p>
          </table:table-cell>
          <table:table-cell office:value-type="float" office:value="-1.32595360779087" calcext:value-type="float">
            <text:p>-1.3259536078</text:p>
          </table:table-cell>
          <table:table-cell office:value-type="float" office:value="-3.40902224744507" calcext:value-type="float">
            <text:p>-3.4090222474</text:p>
          </table:table-cell>
          <table:table-cell office:value-type="float" office:value="-2.13530894824783" calcext:value-type="float">
            <text:p>-2.1353089482</text:p>
          </table:table-cell>
          <table:table-cell office:value-type="float" office:value="-3.4790787321872" calcext:value-type="float">
            <text:p>-3.4790787322</text:p>
          </table:table-cell>
          <table:table-cell office:value-type="float" office:value="-1.20284927548167" calcext:value-type="float">
            <text:p>-1.2028492755</text:p>
          </table:table-cell>
          <table:table-cell office:value-type="float" office:value="-2.8029745833041" calcext:value-type="float">
            <text:p>-2.8029745833</text:p>
          </table:table-cell>
          <table:table-cell office:value-type="float" office:value="-1.33824979782811" calcext:value-type="float">
            <text:p>-1.3382497978</text:p>
          </table:table-cell>
          <table:table-cell office:value-type="float" office:value="-2.05136837856915" calcext:value-type="float">
            <text:p>-2.0513683786</text:p>
          </table:table-cell>
          <table:table-cell office:value-type="float" office:value="-1.63223600033101" calcext:value-type="float">
            <text:p>-1.6322360003</text:p>
          </table:table-cell>
          <table:table-cell office:value-type="float" office:value="-2.71981727449838" calcext:value-type="float">
            <text:p>-2.7198172745</text:p>
          </table:table-cell>
          <table:table-cell office:value-type="float" office:value="-2.76190602941813" calcext:value-type="float">
            <text:p>-2.7619060294</text:p>
          </table:table-cell>
          <table:table-cell office:value-type="float" office:value="-3.20551404533936" calcext:value-type="float">
            <text:p>-3.2055140453</text:p>
          </table:table-cell>
          <table:table-cell office:value-type="float" office:value="-1.17464683054942" calcext:value-type="float">
            <text:p>-1.1746468305</text:p>
          </table:table-cell>
          <table:table-cell office:value-type="float" office:value="0.48247871859227" calcext:value-type="float">
            <text:p>0.4824787186</text:p>
          </table:table-cell>
          <table:table-cell office:value-type="float" office:value="-1.49953798635038" calcext:value-type="float">
            <text:p>-1.4995379864</text:p>
          </table:table-cell>
          <table:table-cell office:value-type="float" office:value="0.507636712994329" calcext:value-type="float">
            <text:p>0.507636713</text:p>
          </table:table-cell>
          <table:table-cell office:value-type="float" office:value="-3.06391318091777" calcext:value-type="float">
            <text:p>-3.0639131809</text:p>
          </table:table-cell>
          <table:table-cell office:value-type="float" office:value="-2.50734796302192" calcext:value-type="float">
            <text:p>-2.507347963</text:p>
          </table:table-cell>
          <table:table-cell office:value-type="float" office:value="-2.06842109127478" calcext:value-type="float">
            <text:p>-2.0684210913</text:p>
          </table:table-cell>
          <table:table-cell office:value-type="float" office:value="-2.96610490359125" calcext:value-type="float">
            <text:p>-2.9661049036</text:p>
          </table:table-cell>
          <table:table-cell office:value-type="float" office:value="-2.57199963184561" calcext:value-type="float">
            <text:p>-2.5719996318</text:p>
          </table:table-cell>
          <table:table-cell office:value-type="float" office:value="-2.38205785634288" calcext:value-type="float">
            <text:p>-2.3820578563</text:p>
          </table:table-cell>
          <table:table-cell office:value-type="float" office:value="-2.63384122087044" calcext:value-type="float">
            <text:p>-2.6338412209</text:p>
          </table:table-cell>
          <table:table-cell office:value-type="float" office:value="-2.78659205048025" calcext:value-type="float">
            <text:p>-2.7865920505</text:p>
          </table:table-cell>
          <table:table-cell office:value-type="float" office:value="-3.16903904593503" calcext:value-type="float">
            <text:p>-3.1690390459</text:p>
          </table:table-cell>
          <table:table-cell office:value-type="float" office:value="-3.03986115399401" calcext:value-type="float">
            <text:p>-3.039861154</text:p>
          </table:table-cell>
          <table:table-cell office:value-type="float" office:value="-1.8205479649954" calcext:value-type="float">
            <text:p>-1.820547965</text:p>
          </table:table-cell>
          <table:table-cell office:value-type="float" office:value="0.564825165676167" calcext:value-type="float">
            <text:p>0.5648251657</text:p>
          </table:table-cell>
          <table:table-cell office:value-type="float" office:value="-2.87033604222588" calcext:value-type="float">
            <text:p>-2.8703360422</text:p>
          </table:table-cell>
          <table:table-cell office:value-type="float" office:value="-1.9324752532104" calcext:value-type="float">
            <text:p>-1.9324752532</text:p>
          </table:table-cell>
          <table:table-cell office:value-type="float" office:value="-3.37593195166791" calcext:value-type="float">
            <text:p>-3.3759319517</text:p>
          </table:table-cell>
          <table:table-cell office:value-type="float" office:value="-2.16534406174675" calcext:value-type="float">
            <text:p>-2.1653440617</text:p>
          </table:table-cell>
          <table:table-cell office:value-type="float" office:value="-2.1731874386516" calcext:value-type="float">
            <text:p>-2.1731874387</text:p>
          </table:table-cell>
          <table:table-cell office:value-type="float" office:value="-2.52737086958108" calcext:value-type="float">
            <text:p>-2.5273708696</text:p>
          </table:table-cell>
          <table:table-cell office:value-type="float" office:value="-3.46019518045518" calcext:value-type="float">
            <text:p>-3.4601951805</text:p>
          </table:table-cell>
          <table:table-cell office:value-type="float" office:value="-1.63245646423146" calcext:value-type="float">
            <text:p>-1.6324564642</text:p>
          </table:table-cell>
          <table:table-cell office:value-type="float" office:value="11.022" calcext:value-type="float">
            <text:p>11.022</text:p>
          </table:table-cell>
          <table:table-cell office:value-type="float" office:value="2.05" calcext:value-type="float">
            <text:p>2.05</text:p>
          </table:table-cell>
          <table:table-cell office:value-type="float" office:value="0.213999999999981" calcext:value-type="float">
            <text:p>0.21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8999999999998" calcext:value-type="float">
            <text:p>1.49</text:p>
          </table:table-cell>
          <table:table-cell office:value-type="float" office:value="0.22636420555476" calcext:value-type="float">
            <text:p>0.2263642056</text:p>
          </table:table-cell>
          <table:table-cell office:value-type="float" office:value="-2.91682771162041" calcext:value-type="float">
            <text:p>-2.9168277116</text:p>
          </table:table-cell>
          <table:table-cell office:value-type="float" office:value="-0.207314448428381" calcext:value-type="float">
            <text:p>-0.2073144484</text:p>
          </table:table-cell>
          <table:table-cell office:value-type="float" office:value="-2.66798473888585" calcext:value-type="float">
            <text:p>-2.6679847389</text:p>
          </table:table-cell>
          <table:table-cell office:value-type="float" office:value="-0.205979457378175" calcext:value-type="float">
            <text:p>-0.2059794574</text:p>
          </table:table-cell>
          <table:table-cell office:value-type="float" office:value="-3.16798295668157" calcext:value-type="float">
            <text:p>-3.1679829567</text:p>
          </table:table-cell>
          <table:table-cell office:value-type="float" office:value="-0.639658111361316" calcext:value-type="float">
            <text:p>-0.6396581114</text:p>
          </table:table-cell>
          <table:table-cell office:value-type="float" office:value="-2.91913998394702" calcext:value-type="float">
            <text:p>-2.9191399839</text:p>
          </table:table-cell>
          <table:table-cell office:value-type="float" office:value="-0.640993102411522" calcext:value-type="float">
            <text:p>-0.6409931024</text:p>
          </table:table-cell>
          <table:table-cell office:value-type="float" office:value="-2.4191417661513" calcext:value-type="float">
            <text:p>-2.4191417662</text:p>
          </table:table-cell>
          <table:table-cell office:value-type="float" office:value="-0.63832312031111" calcext:value-type="float">
            <text:p>-0.6383231203</text:p>
          </table:table-cell>
          <table:table-cell office:value-type="float" office:value="-3.41913820174274" calcext:value-type="float">
            <text:p>-3.4191382017</text:p>
          </table:table-cell>
          <table:table-cell office:value-type="float" office:value="-1.07200177429425" calcext:value-type="float">
            <text:p>-1.0720017743</text:p>
          </table:table-cell>
          <table:table-cell office:value-type="float" office:value="-3.17029522900818" calcext:value-type="float">
            <text:p>-3.170295229</text:p>
          </table:table-cell>
          <table:table-cell office:value-type="float" office:value="-1.07333676534446" calcext:value-type="float">
            <text:p>-1.0733367653</text:p>
          </table:table-cell>
          <table:table-cell office:value-type="float" office:value="-2.67029701121246" calcext:value-type="float">
            <text:p>-2.6702970112</text:p>
          </table:table-cell>
          <table:table-cell office:value-type="float" office:value="-1.07066678324404" calcext:value-type="float">
            <text:p>-1.0706667832</text:p>
          </table:table-cell>
          <table:table-cell office:value-type="float" office:value="-3.6702934468039" calcext:value-type="float">
            <text:p>-3.6702934468</text:p>
          </table:table-cell>
          <table:table-cell office:value-type="float" office:value="-1.07467175639466" calcext:value-type="float">
            <text:p>-1.0746717564</text:p>
          </table:table-cell>
          <table:table-cell office:value-type="float" office:value="-2.17029879341674" calcext:value-type="float">
            <text:p>-2.1702987934</text:p>
          </table:table-cell>
          <table:table-cell office:value-type="float" office:value="-1.50568042827739" calcext:value-type="float">
            <text:p>-1.5056804283</text:p>
          </table:table-cell>
          <table:table-cell office:value-type="float" office:value="-2.92145225627362" calcext:value-type="float">
            <text:p>-2.9214522563</text:p>
          </table:table-cell>
          <table:table-cell office:value-type="float" office:value="-1.5070154193276" calcext:value-type="float">
            <text:p>-1.5070154193</text:p>
          </table:table-cell>
          <table:table-cell office:value-type="float" office:value="-2.4214540384779" calcext:value-type="float">
            <text:p>-2.4214540385</text:p>
          </table:table-cell>
          <table:table-cell office:value-type="float" office:value="-1.50434543722719" calcext:value-type="float">
            <text:p>-1.5043454372</text:p>
          </table:table-cell>
          <table:table-cell office:value-type="float" office:value="-3.42145047406934" calcext:value-type="float">
            <text:p>-3.4214504741</text:p>
          </table:table-cell>
          <table:table-cell office:value-type="float" office:value="-1.93935908226053" calcext:value-type="float">
            <text:p>-1.9393590823</text:p>
          </table:table-cell>
          <table:table-cell office:value-type="float" office:value="-2.67260928353907" calcext:value-type="float">
            <text:p>-2.6726092835</text:p>
          </table:table-cell>
          <table:table-cell office:value-type="float" office:value="-1.93802409121033" calcext:value-type="float">
            <text:p>-1.9380240912</text:p>
          </table:table-cell>
          <table:table-cell office:value-type="float" office:value="-3.17260750133479" calcext:value-type="float">
            <text:p>-3.1726075013</text:p>
          </table:table-cell>
          <table:table-cell office:value-type="float" office:value="-1.94069407331074" calcext:value-type="float">
            <text:p>-1.9406940733</text:p>
          </table:table-cell>
          <table:table-cell office:value-type="float" office:value="-2.17261106574335" calcext:value-type="float">
            <text:p>-2.1726110657</text:p>
          </table:table-cell>
          <table:table-cell office:value-type="float" office:value="-1.93668910016012" calcext:value-type="float">
            <text:p>-1.9366891002</text:p>
          </table:table-cell>
          <table:table-cell office:value-type="float" office:value="-3.67260571913051" calcext:value-type="float">
            <text:p>-3.6726057191</text:p>
          </table:table-cell>
          <table:table-cell office:value-type="float" office:value="-2.37170274519347" calcext:value-type="float">
            <text:p>-2.3717027452</text:p>
          </table:table-cell>
          <table:table-cell office:value-type="float" office:value="-2.92376452860023" calcext:value-type="float">
            <text:p>-2.9237645286</text:p>
          </table:table-cell>
          <table:table-cell office:value-type="float" office:value="-2.37303773624367" calcext:value-type="float">
            <text:p>-2.3730377362</text:p>
          </table:table-cell>
          <table:table-cell office:value-type="float" office:value="-2.42376631080451" calcext:value-type="float">
            <text:p>-2.4237663108</text:p>
          </table:table-cell>
          <table:table-cell office:value-type="float" office:value="-2.37036775414326" calcext:value-type="float">
            <text:p>-2.3703677541</text:p>
          </table:table-cell>
          <table:table-cell office:value-type="float" office:value="-3.42376274639595" calcext:value-type="float">
            <text:p>-3.42376274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4]</text:p>
          </table:table-cell>
          <table:table-cell office:value-type="float" office:value="-2" calcext:value-type="float">
            <text:p>-2</text:p>
          </table:table-cell>
          <table:table-cell office:value-type="float" office:value="-0.383073448188899" calcext:value-type="float">
            <text:p>-0.3830734482</text:p>
          </table:table-cell>
          <table:table-cell office:value-type="float" office:value="-2.9186734991683" calcext:value-type="float">
            <text:p>-2.9186734992</text:p>
          </table:table-cell>
          <table:table-cell office:value-type="float" office:value="-0.738127417210478" calcext:value-type="float">
            <text:p>-0.7381274172</text:p>
          </table:table-cell>
          <table:table-cell office:value-type="float" office:value="-2.42855936828474" calcext:value-type="float">
            <text:p>-2.4285593683</text:p>
          </table:table-cell>
          <table:table-cell office:value-type="float" office:value="-1.36595229009555" calcext:value-type="float">
            <text:p>-1.3659522901</text:p>
          </table:table-cell>
          <table:table-cell office:value-type="float" office:value="-3.40934692249745" calcext:value-type="float">
            <text:p>-3.4093469225</text:p>
          </table:table-cell>
          <table:table-cell office:value-type="float" office:value="-2.17494791571739" calcext:value-type="float">
            <text:p>-2.1749479157</text:p>
          </table:table-cell>
          <table:table-cell office:value-type="float" office:value="-3.4737166189893" calcext:value-type="float">
            <text:p>-3.473716619</text:p>
          </table:table-cell>
          <table:table-cell office:value-type="float" office:value="-1.24261744418405" calcext:value-type="float">
            <text:p>-1.2426174442</text:p>
          </table:table-cell>
          <table:table-cell office:value-type="float" office:value="-2.80727490399669" calcext:value-type="float">
            <text:p>-2.807274904</text:p>
          </table:table-cell>
          <table:table-cell office:value-type="float" office:value="-1.3566962248329" calcext:value-type="float">
            <text:p>-1.3566962248</text:p>
          </table:table-cell>
          <table:table-cell office:value-type="float" office:value="-2.01587571269637" calcext:value-type="float">
            <text:p>-2.0158757127</text:p>
          </table:table-cell>
          <table:table-cell office:value-type="float" office:value="-1.67197334300976" calcext:value-type="float">
            <text:p>-1.671973343</text:p>
          </table:table-cell>
          <table:table-cell office:value-type="float" office:value="-2.71524085703148" calcext:value-type="float">
            <text:p>-2.715240857</text:p>
          </table:table-cell>
          <table:table-cell office:value-type="float" office:value="-2.80001823641997" calcext:value-type="float">
            <text:p>-2.8000182364</text:p>
          </table:table-cell>
          <table:table-cell office:value-type="float" office:value="-3.19337074770448" calcext:value-type="float">
            <text:p>-3.1933707477</text:p>
          </table:table-cell>
          <table:table-cell office:value-type="float" office:value="-1.21443115989538" calcext:value-type="float">
            <text:p>-1.2144311599</text:p>
          </table:table-cell>
          <table:table-cell office:value-type="float" office:value="0.486626867395336" calcext:value-type="float">
            <text:p>0.4866268674</text:p>
          </table:table-cell>
          <table:table-cell office:value-type="float" office:value="-1.53625000712519" calcext:value-type="float">
            <text:p>-1.5362500071</text:p>
          </table:table-cell>
          <table:table-cell office:value-type="float" office:value="0.491755040203666" calcext:value-type="float">
            <text:p>0.4917550402</text:p>
          </table:table-cell>
          <table:table-cell office:value-type="float" office:value="-3.09952823731673" calcext:value-type="float">
            <text:p>-3.0995282373</text:p>
          </table:table-cell>
          <table:table-cell office:value-type="float" office:value="-2.48913896091584" calcext:value-type="float">
            <text:p>-2.4891389609</text:p>
          </table:table-cell>
          <table:table-cell office:value-type="float" office:value="-2.10836961945078" calcext:value-type="float">
            <text:p>-2.1083696195</text:p>
          </table:table-cell>
          <table:table-cell office:value-type="float" office:value="-2.96407633351069" calcext:value-type="float">
            <text:p>-2.9640763335</text:p>
          </table:table-cell>
          <table:table-cell office:value-type="float" office:value="-2.60553945714041" calcext:value-type="float">
            <text:p>-2.6055394571</text:p>
          </table:table-cell>
          <table:table-cell office:value-type="float" office:value="-2.3602615236423" calcext:value-type="float">
            <text:p>-2.3602615236</text:p>
          </table:table-cell>
          <table:table-cell office:value-type="float" office:value="-2.67338200125968" calcext:value-type="float">
            <text:p>-2.6733820013</text:p>
          </table:table-cell>
          <table:table-cell office:value-type="float" office:value="-2.78054831933055" calcext:value-type="float">
            <text:p>-2.7805483193</text:p>
          </table:table-cell>
          <table:table-cell office:value-type="float" office:value="-3.20370978227343" calcext:value-type="float">
            <text:p>-3.2037097823</text:p>
          </table:table-cell>
          <table:table-cell office:value-type="float" office:value="-3.01991271942503" calcext:value-type="float">
            <text:p>-3.0199127194</text:p>
          </table:table-cell>
          <table:table-cell office:value-type="float" office:value="-1.8288700486374" calcext:value-type="float">
            <text:p>-1.8288700486</text:p>
          </table:table-cell>
          <table:table-cell office:value-type="float" office:value="0.603949875564619" calcext:value-type="float">
            <text:p>0.6039498756</text:p>
          </table:table-cell>
          <table:table-cell office:value-type="float" office:value="-2.88854723271057" calcext:value-type="float">
            <text:p>-2.8885472327</text:p>
          </table:table-cell>
          <table:table-cell office:value-type="float" office:value="-1.89686131575426" calcext:value-type="float">
            <text:p>-1.8968613158</text:p>
          </table:table-cell>
          <table:table-cell office:value-type="float" office:value="-3.40078118139766" calcext:value-type="float">
            <text:p>-3.4007811814</text:p>
          </table:table-cell>
          <table:table-cell office:value-type="float" office:value="-2.13399895396518" calcext:value-type="float">
            <text:p>-2.133998954</text:p>
          </table:table-cell>
          <table:table-cell office:value-type="float" office:value="-2.21313188369185" calcext:value-type="float">
            <text:p>-2.2131318837</text:p>
          </table:table-cell>
          <table:table-cell office:value-type="float" office:value="-2.52947831125923" calcext:value-type="float">
            <text:p>-2.5294783113</text:p>
          </table:table-cell>
          <table:table-cell office:value-type="float" office:value="-3.48439395272068" calcext:value-type="float">
            <text:p>-3.4843939527</text:p>
          </table:table-cell>
          <table:table-cell office:value-type="float" office:value="-1.60060651256992" calcext:value-type="float">
            <text:p>-1.6006065126</text:p>
          </table:table-cell>
          <table:table-cell office:value-type="float" office:value="10.994" calcext:value-type="float">
            <text:p>10.994</text:p>
          </table:table-cell>
          <table:table-cell office:value-type="float" office:value="2.05" calcext:value-type="float">
            <text:p>2.05</text:p>
          </table:table-cell>
          <table:table-cell office:value-type="float" office:value="0.227999999999981" calcext:value-type="float">
            <text:p>0.22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7999999999998" calcext:value-type="float">
            <text:p>1.48</text:p>
          </table:table-cell>
          <table:table-cell office:value-type="float" office:value="0.174367825091843" calcext:value-type="float">
            <text:p>0.1743678251</text:p>
          </table:table-cell>
          <table:table-cell office:value-type="float" office:value="-2.91744124137162" calcext:value-type="float">
            <text:p>-2.9174412414</text:p>
          </table:table-cell>
          <table:table-cell office:value-type="float" office:value="-0.259196457665046" calcext:value-type="float">
            <text:p>-0.2591964577</text:p>
          </table:table-cell>
          <table:table-cell office:value-type="float" office:value="-2.66839905073416" calcext:value-type="float">
            <text:p>-2.6683990507</text:p>
          </table:table-cell>
          <table:table-cell office:value-type="float" office:value="-0.258091179992768" calcext:value-type="float">
            <text:p>-0.25809118</text:p>
          </table:table-cell>
          <table:table-cell office:value-type="float" office:value="-3.16839782909394" calcext:value-type="float">
            <text:p>-3.1683978291</text:p>
          </table:table-cell>
          <table:table-cell office:value-type="float" office:value="-0.691655462749657" calcext:value-type="float">
            <text:p>-0.6916554627</text:p>
          </table:table-cell>
          <table:table-cell office:value-type="float" office:value="-2.91935563845648" calcext:value-type="float">
            <text:p>-2.9193556385</text:p>
          </table:table-cell>
          <table:table-cell office:value-type="float" office:value="-0.692760740421936" calcext:value-type="float">
            <text:p>-0.6927607404</text:p>
          </table:table-cell>
          <table:table-cell office:value-type="float" office:value="-2.4193568600967" calcext:value-type="float">
            <text:p>-2.4193568601</text:p>
          </table:table-cell>
          <table:table-cell office:value-type="float" office:value="-0.690550185077378" calcext:value-type="float">
            <text:p>-0.6905501851</text:p>
          </table:table-cell>
          <table:table-cell office:value-type="float" office:value="-3.41935441681625" calcext:value-type="float">
            <text:p>-3.4193544168</text:p>
          </table:table-cell>
          <table:table-cell office:value-type="float" office:value="-1.12411446783427" calcext:value-type="float">
            <text:p>-1.1241144678</text:p>
          </table:table-cell>
          <table:table-cell office:value-type="float" office:value="-3.17031222617879" calcext:value-type="float">
            <text:p>-3.1703122262</text:p>
          </table:table-cell>
          <table:table-cell office:value-type="float" office:value="-1.12521974550655" calcext:value-type="float">
            <text:p>-1.1252197455</text:p>
          </table:table-cell>
          <table:table-cell office:value-type="float" office:value="-2.67031344781902" calcext:value-type="float">
            <text:p>-2.6703134478</text:p>
          </table:table-cell>
          <table:table-cell office:value-type="float" office:value="-1.12300919016199" calcext:value-type="float">
            <text:p>-1.1230091902</text:p>
          </table:table-cell>
          <table:table-cell office:value-type="float" office:value="-3.67031100453857" calcext:value-type="float">
            <text:p>-3.6703110045</text:p>
          </table:table-cell>
          <table:table-cell office:value-type="float" office:value="-1.12632502317882" calcext:value-type="float">
            <text:p>-1.1263250232</text:p>
          </table:table-cell>
          <table:table-cell office:value-type="float" office:value="-2.17031466945924" calcext:value-type="float">
            <text:p>-2.1703146695</text:p>
          </table:table-cell>
          <table:table-cell office:value-type="float" office:value="-1.55767875059116" calcext:value-type="float">
            <text:p>-1.5576787506</text:p>
          </table:table-cell>
          <table:table-cell office:value-type="float" office:value="-2.92127003554134" calcext:value-type="float">
            <text:p>-2.9212700355</text:p>
          </table:table-cell>
          <table:table-cell office:value-type="float" office:value="-1.55878402826344" calcext:value-type="float">
            <text:p>-1.5587840283</text:p>
          </table:table-cell>
          <table:table-cell office:value-type="float" office:value="-2.42127125718156" calcext:value-type="float">
            <text:p>-2.4212712572</text:p>
          </table:table-cell>
          <table:table-cell office:value-type="float" office:value="-1.55657347291888" calcext:value-type="float">
            <text:p>-1.5565734729</text:p>
          </table:table-cell>
          <table:table-cell office:value-type="float" office:value="-3.42126881390111" calcext:value-type="float">
            <text:p>-3.4212688139</text:p>
          </table:table-cell>
          <table:table-cell office:value-type="float" office:value="-1.99124303334805" calcext:value-type="float">
            <text:p>-1.9912430333</text:p>
          </table:table-cell>
          <table:table-cell office:value-type="float" office:value="-2.67222784490388" calcext:value-type="float">
            <text:p>-2.6722278449</text:p>
          </table:table-cell>
          <table:table-cell office:value-type="float" office:value="-1.99013775567577" calcext:value-type="float">
            <text:p>-1.9901377557</text:p>
          </table:table-cell>
          <table:table-cell office:value-type="float" office:value="-3.17222662326365" calcext:value-type="float">
            <text:p>-3.1722266233</text:p>
          </table:table-cell>
          <table:table-cell office:value-type="float" office:value="-1.99234831102032" calcext:value-type="float">
            <text:p>-1.992348311</text:p>
          </table:table-cell>
          <table:table-cell office:value-type="float" office:value="-2.1722290665441" calcext:value-type="float">
            <text:p>-2.1722290665</text:p>
          </table:table-cell>
          <table:table-cell office:value-type="float" office:value="-1.98903247800349" calcext:value-type="float">
            <text:p>-1.989032478</text:p>
          </table:table-cell>
          <table:table-cell office:value-type="float" office:value="-3.67222540162343" calcext:value-type="float">
            <text:p>-3.6722254016</text:p>
          </table:table-cell>
          <table:table-cell office:value-type="float" office:value="-2.42370203843266" calcext:value-type="float">
            <text:p>-2.4237020384</text:p>
          </table:table-cell>
          <table:table-cell office:value-type="float" office:value="-2.92318443262619" calcext:value-type="float">
            <text:p>-2.9231844326</text:p>
          </table:table-cell>
          <table:table-cell office:value-type="float" office:value="-2.42480731610494" calcext:value-type="float">
            <text:p>-2.4248073161</text:p>
          </table:table-cell>
          <table:table-cell office:value-type="float" office:value="-2.42318565426642" calcext:value-type="float">
            <text:p>-2.4231856543</text:p>
          </table:table-cell>
          <table:table-cell office:value-type="float" office:value="-2.42259676076038" calcext:value-type="float">
            <text:p>-2.4225967608</text:p>
          </table:table-cell>
          <table:table-cell office:value-type="float" office:value="-3.42318321098597" calcext:value-type="float">
            <text:p>-3.42318321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4]</text:p>
          </table:table-cell>
          <table:table-cell office:value-type="float" office:value="-3" calcext:value-type="float">
            <text:p>-3</text:p>
          </table:table-cell>
          <table:table-cell office:value-type="float" office:value="-0.42307208223196" calcext:value-type="float">
            <text:p>-0.4230720822</text:p>
          </table:table-cell>
          <table:table-cell office:value-type="float" office:value="-2.9190040663918" calcext:value-type="float">
            <text:p>-2.9190040664</text:p>
          </table:table-cell>
          <table:table-cell office:value-type="float" office:value="-0.778127319907651" calcext:value-type="float">
            <text:p>-0.7781273199</text:p>
          </table:table-cell>
          <table:table-cell office:value-type="float" office:value="-2.42847114007663" calcext:value-type="float">
            <text:p>-2.4284711401</text:p>
          </table:table-cell>
          <table:table-cell office:value-type="float" office:value="-1.40594644477319" calcext:value-type="float">
            <text:p>-1.4059464448</text:p>
          </table:table-cell>
          <table:table-cell office:value-type="float" office:value="-3.41003072921053" calcext:value-type="float">
            <text:p>-3.4100307292</text:p>
          </table:table-cell>
          <table:table-cell office:value-type="float" office:value="-2.21421426278575" calcext:value-type="float">
            <text:p>-2.2142142628</text:p>
          </table:table-cell>
          <table:table-cell office:value-type="float" office:value="-3.46609074278346" calcext:value-type="float">
            <text:p>-3.4660907428</text:p>
          </table:table-cell>
          <table:table-cell office:value-type="float" office:value="-1.28248911689798" calcext:value-type="float">
            <text:p>-1.2824891169</text:p>
          </table:table-cell>
          <table:table-cell office:value-type="float" office:value="-2.81047642160445" calcext:value-type="float">
            <text:p>-2.8104764216</text:p>
          </table:table-cell>
          <table:table-cell office:value-type="float" office:value="-1.37392403992039" calcext:value-type="float">
            <text:p>-1.3739240399</text:p>
          </table:table-cell>
          <table:table-cell office:value-type="float" office:value="-1.97977581813543" calcext:value-type="float">
            <text:p>-1.9797758181</text:p>
          </table:table-cell>
          <table:table-cell office:value-type="float" office:value="-1.70937524872817" calcext:value-type="float">
            <text:p>-1.7093752487</text:p>
          </table:table-cell>
          <table:table-cell office:value-type="float" office:value="-2.70105997382092" calcext:value-type="float">
            <text:p>-2.7010599738</text:p>
          </table:table-cell>
          <table:table-cell office:value-type="float" office:value="-2.83830345389695" calcext:value-type="float">
            <text:p>-2.8383034539</text:p>
          </table:table-cell>
          <table:table-cell office:value-type="float" office:value="-3.18178445741205" calcext:value-type="float">
            <text:p>-3.1817844574</text:p>
          </table:table-cell>
          <table:table-cell office:value-type="float" office:value="-1.2441765223956" calcext:value-type="float">
            <text:p>-1.2441765224</text:p>
          </table:table-cell>
          <table:table-cell office:value-type="float" office:value="0.513370341547555" calcext:value-type="float">
            <text:p>0.5133703415</text:p>
          </table:table-cell>
          <table:table-cell office:value-type="float" office:value="-1.57213142985304" calcext:value-type="float">
            <text:p>-1.5721314299</text:p>
          </table:table-cell>
          <table:table-cell office:value-type="float" office:value="0.474076705920554" calcext:value-type="float">
            <text:p>0.4740767059</text:p>
          </table:table-cell>
          <table:table-cell office:value-type="float" office:value="-3.13394356945798" calcext:value-type="float">
            <text:p>-3.1339435695</text:p>
          </table:table-cell>
          <table:table-cell office:value-type="float" office:value="-2.46875306104343" calcext:value-type="float">
            <text:p>-2.468753061</text:p>
          </table:table-cell>
          <table:table-cell office:value-type="float" office:value="-2.14831657405794" calcext:value-type="float">
            <text:p>-2.1483165741</text:p>
          </table:table-cell>
          <table:table-cell office:value-type="float" office:value="-2.96201700895809" calcext:value-type="float">
            <text:p>-2.962017009</text:p>
          </table:table-cell>
          <table:table-cell office:value-type="float" office:value="-2.64530164746868" calcext:value-type="float">
            <text:p>-2.6453016475</text:p>
          </table:table-cell>
          <table:table-cell office:value-type="float" office:value="-2.35590627160612" calcext:value-type="float">
            <text:p>-2.3559062716</text:p>
          </table:table-cell>
          <table:table-cell office:value-type="float" office:value="-2.71175705344611" calcext:value-type="float">
            <text:p>-2.7117570534</text:p>
          </table:table-cell>
          <table:table-cell office:value-type="float" office:value="-2.76926313569497" calcext:value-type="float">
            <text:p>-2.7692631357</text:p>
          </table:table-cell>
          <table:table-cell office:value-type="float" office:value="-3.24070542136525" calcext:value-type="float">
            <text:p>-3.2407054214</text:p>
          </table:table-cell>
          <table:table-cell office:value-type="float" office:value="-3.00470342331417" calcext:value-type="float">
            <text:p>-3.0047034233</text:p>
          </table:table-cell>
          <table:table-cell office:value-type="float" office:value="-1.82906957838485" calcext:value-type="float">
            <text:p>-1.8290695784</text:p>
          </table:table-cell>
          <table:table-cell office:value-type="float" office:value="0.643949377910022" calcext:value-type="float">
            <text:p>0.6439493779</text:p>
          </table:table-cell>
          <table:table-cell office:value-type="float" office:value="-2.91024351941084" calcext:value-type="float">
            <text:p>-2.9102435194</text:p>
          </table:table-cell>
          <table:table-cell office:value-type="float" office:value="-1.86325668596282" calcext:value-type="float">
            <text:p>-1.863256686</text:p>
          </table:table-cell>
          <table:table-cell office:value-type="float" office:value="-3.42647301873081" calcext:value-type="float">
            <text:p>-3.4264730187</text:p>
          </table:table-cell>
          <table:table-cell office:value-type="float" office:value="-2.10334068437202" calcext:value-type="float">
            <text:p>-2.1033406844</text:p>
          </table:table-cell>
          <table:table-cell office:value-type="float" office:value="-2.25310463975919" calcext:value-type="float">
            <text:p>-2.2531046398</text:p>
          </table:table-cell>
          <table:table-cell office:value-type="float" office:value="-2.52800224473602" calcext:value-type="float">
            <text:p>-2.5280022447</text:p>
          </table:table-cell>
          <table:table-cell office:value-type="float" office:value="-3.50743723560759" calcext:value-type="float">
            <text:p>-3.5074372356</text:p>
          </table:table-cell>
          <table:table-cell office:value-type="float" office:value="-1.5679108383332" calcext:value-type="float">
            <text:p>-1.5679108383</text:p>
          </table:table-cell>
          <table:table-cell office:value-type="float" office:value="10.966" calcext:value-type="float">
            <text:p>10.966</text:p>
          </table:table-cell>
          <table:table-cell office:value-type="float" office:value="2.05" calcext:value-type="float">
            <text:p>2.05</text:p>
          </table:table-cell>
          <table:table-cell office:value-type="float" office:value="0.241999999999981" calcext:value-type="float">
            <text:p>0.24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6999999999998" calcext:value-type="float">
            <text:p>1.47</text:p>
          </table:table-cell>
          <table:table-cell office:value-type="float" office:value="0.122371444628926" calcext:value-type="float">
            <text:p>0.1223714446</text:p>
          </table:table-cell>
          <table:table-cell office:value-type="float" office:value="-2.91805477112283" calcext:value-type="float">
            <text:p>-2.9180547711</text:p>
          </table:table-cell>
          <table:table-cell office:value-type="float" office:value="-0.311075703256718" calcext:value-type="float">
            <text:p>-0.3110757033</text:p>
          </table:table-cell>
          <table:table-cell office:value-type="float" office:value="-2.66880876816631" calcext:value-type="float">
            <text:p>-2.6688087682</text:p>
          </table:table-cell>
          <table:table-cell office:value-type="float" office:value="-0.310205499665971" calcext:value-type="float">
            <text:p>-0.3102054997</text:p>
          </table:table-cell>
          <table:table-cell office:value-type="float" office:value="-3.16880801091145" calcext:value-type="float">
            <text:p>-3.1688080109</text:p>
          </table:table-cell>
          <table:table-cell office:value-type="float" office:value="-0.743652647551616" calcext:value-type="float">
            <text:p>-0.7436526476</text:p>
          </table:table-cell>
          <table:table-cell office:value-type="float" office:value="-2.91956200795493" calcext:value-type="float">
            <text:p>-2.919562008</text:p>
          </table:table-cell>
          <table:table-cell office:value-type="float" office:value="-0.744522851142363" calcext:value-type="float">
            <text:p>-0.7445228511</text:p>
          </table:table-cell>
          <table:table-cell office:value-type="float" office:value="-2.4195627652098" calcext:value-type="float">
            <text:p>-2.4195627652</text:p>
          </table:table-cell>
          <table:table-cell office:value-type="float" office:value="-0.742782443960869" calcext:value-type="float">
            <text:p>-0.742782444</text:p>
          </table:table-cell>
          <table:table-cell office:value-type="float" office:value="-3.41956125070007" calcext:value-type="float">
            <text:p>-3.4195612507</text:p>
          </table:table-cell>
          <table:table-cell office:value-type="float" office:value="-1.17622959184651" calcext:value-type="float">
            <text:p>-1.1762295918</text:p>
          </table:table-cell>
          <table:table-cell office:value-type="float" office:value="-3.17031524774355" calcext:value-type="float">
            <text:p>-3.1703152477</text:p>
          </table:table-cell>
          <table:table-cell office:value-type="float" office:value="-1.17709979543726" calcext:value-type="float">
            <text:p>-1.1770997954</text:p>
          </table:table-cell>
          <table:table-cell office:value-type="float" office:value="-2.67031600499842" calcext:value-type="float">
            <text:p>-2.670316005</text:p>
          </table:table-cell>
          <table:table-cell office:value-type="float" office:value="-1.17535938825577" calcext:value-type="float">
            <text:p>-1.1753593883</text:p>
          </table:table-cell>
          <table:table-cell office:value-type="float" office:value="-3.67031449048869" calcext:value-type="float">
            <text:p>-3.6703144905</text:p>
          </table:table-cell>
          <table:table-cell office:value-type="float" office:value="-1.17796999902801" calcext:value-type="float">
            <text:p>-1.177969999</text:p>
          </table:table-cell>
          <table:table-cell office:value-type="float" office:value="-2.17031676225328" calcext:value-type="float">
            <text:p>-2.1703167623</text:p>
          </table:table-cell>
          <table:table-cell office:value-type="float" office:value="-1.60967673973216" calcext:value-type="float">
            <text:p>-1.6096767397</text:p>
          </table:table-cell>
          <table:table-cell office:value-type="float" office:value="-2.92106924478704" calcext:value-type="float">
            <text:p>-2.9210692448</text:p>
          </table:table-cell>
          <table:table-cell office:value-type="float" office:value="-1.6105469433229" calcext:value-type="float">
            <text:p>-1.6105469433</text:p>
          </table:table-cell>
          <table:table-cell office:value-type="float" office:value="-2.4210700020419" calcext:value-type="float">
            <text:p>-2.421070002</text:p>
          </table:table-cell>
          <table:table-cell office:value-type="float" office:value="-1.60880653614141" calcext:value-type="float">
            <text:p>-1.6088065361</text:p>
          </table:table-cell>
          <table:table-cell office:value-type="float" office:value="-3.42106848753217" calcext:value-type="float">
            <text:p>-3.4210684875</text:p>
          </table:table-cell>
          <table:table-cell office:value-type="float" office:value="-2.0431238876178" calcext:value-type="float">
            <text:p>-2.0431238876</text:p>
          </table:table-cell>
          <table:table-cell office:value-type="float" office:value="-2.67182324183052" calcext:value-type="float">
            <text:p>-2.6718232418</text:p>
          </table:table-cell>
          <table:table-cell office:value-type="float" office:value="-2.04225368402705" calcext:value-type="float">
            <text:p>-2.042253684</text:p>
          </table:table-cell>
          <table:table-cell office:value-type="float" office:value="-3.17182248457566" calcext:value-type="float">
            <text:p>-3.1718224846</text:p>
          </table:table-cell>
          <table:table-cell office:value-type="float" office:value="-2.04399409120855" calcext:value-type="float">
            <text:p>-2.0439940912</text:p>
          </table:table-cell>
          <table:table-cell office:value-type="float" office:value="-2.17182399908538" calcext:value-type="float">
            <text:p>-2.1718239991</text:p>
          </table:table-cell>
          <table:table-cell office:value-type="float" office:value="-2.04138348043631" calcext:value-type="float">
            <text:p>-2.0413834804</text:p>
          </table:table-cell>
          <table:table-cell office:value-type="float" office:value="-3.67182172732079" calcext:value-type="float">
            <text:p>-3.6718217273</text:p>
          </table:table-cell>
          <table:table-cell office:value-type="float" office:value="-2.4757008319127" calcext:value-type="float">
            <text:p>-2.4757008319</text:p>
          </table:table-cell>
          <table:table-cell office:value-type="float" office:value="-2.92257648161914" calcext:value-type="float">
            <text:p>-2.9225764816</text:p>
          </table:table-cell>
          <table:table-cell office:value-type="float" office:value="-2.47657103550345" calcext:value-type="float">
            <text:p>-2.4765710355</text:p>
          </table:table-cell>
          <table:table-cell office:value-type="float" office:value="-2.422577238874" calcext:value-type="float">
            <text:p>-2.4225772389</text:p>
          </table:table-cell>
          <table:table-cell office:value-type="float" office:value="-2.47483062832195" calcext:value-type="float">
            <text:p>-2.4748306283</text:p>
          </table:table-cell>
          <table:table-cell office:value-type="float" office:value="-3.42257572436428" calcext:value-type="float">
            <text:p>-3.422575724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4]</text:p>
          </table:table-cell>
          <table:table-cell office:value-type="float" office:value="-4" calcext:value-type="float">
            <text:p>-4</text:p>
          </table:table-cell>
          <table:table-cell office:value-type="float" office:value="-0.463070669977119" calcext:value-type="float">
            <text:p>-0.46307067</text:p>
          </table:table-cell>
          <table:table-cell office:value-type="float" office:value="-2.91934018897789" calcext:value-type="float">
            <text:p>-2.919340189</text:p>
          </table:table-cell>
          <table:table-cell office:value-type="float" office:value="-0.818127230338491" calcext:value-type="float">
            <text:p>-0.8181272303</text:p>
          </table:table-cell>
          <table:table-cell office:value-type="float" office:value="-2.42838649065371" calcext:value-type="float">
            <text:p>-2.4283864907</text:p>
          </table:table-cell>
          <table:table-cell office:value-type="float" office:value="-1.44594038551234" calcext:value-type="float">
            <text:p>-1.4459403855</text:p>
          </table:table-cell>
          <table:table-cell office:value-type="float" office:value="-3.4107269361864" calcext:value-type="float">
            <text:p>-3.4107269362</text:p>
          </table:table-cell>
          <table:table-cell office:value-type="float" office:value="-2.25341858305207" calcext:value-type="float">
            <text:p>-2.2534185831</text:p>
          </table:table-cell>
          <table:table-cell office:value-type="float" office:value="-3.45815214892462" calcext:value-type="float">
            <text:p>-3.4581521489</text:p>
          </table:table-cell>
          <table:table-cell office:value-type="float" office:value="-1.32243154122676" calcext:value-type="float">
            <text:p>-1.3224315412</text:p>
          </table:table-cell>
          <table:table-cell office:value-type="float" office:value="-2.81262182104046" calcext:value-type="float">
            <text:p>-2.812621821</text:p>
          </table:table-cell>
          <table:table-cell office:value-type="float" office:value="-1.39024714248868" calcext:value-type="float">
            <text:p>-1.3902471425</text:p>
          </table:table-cell>
          <table:table-cell office:value-type="float" office:value="-1.94325792769053" calcext:value-type="float">
            <text:p>-1.9432579277</text:p>
          </table:table-cell>
          <table:table-cell office:value-type="float" office:value="-1.74763588081744" calcext:value-type="float">
            <text:p>-1.7476358808</text:p>
          </table:table-cell>
          <table:table-cell office:value-type="float" office:value="-2.68939275340947" calcext:value-type="float">
            <text:p>-2.6893927534</text:p>
          </table:table-cell>
          <table:table-cell office:value-type="float" office:value="-2.87705503533369" calcext:value-type="float">
            <text:p>-2.8770550353</text:p>
          </table:table-cell>
          <table:table-cell office:value-type="float" office:value="-3.17186906855675" calcext:value-type="float">
            <text:p>-3.1718690686</text:p>
          </table:table-cell>
          <table:table-cell office:value-type="float" office:value="-1.26554804540907" calcext:value-type="float">
            <text:p>-1.2655480454</text:p>
          </table:table-cell>
          <table:table-cell office:value-type="float" office:value="0.479558243060702" calcext:value-type="float">
            <text:p>0.4795582431</text:p>
          </table:table-cell>
          <table:table-cell office:value-type="float" office:value="-1.61180743194049" calcext:value-type="float">
            <text:p>-1.6118074319</text:p>
          </table:table-cell>
          <table:table-cell office:value-type="float" office:value="0.468995873473348" calcext:value-type="float">
            <text:p>0.4689958735</text:p>
          </table:table-cell>
          <table:table-cell office:value-type="float" office:value="-3.16903438119215" calcext:value-type="float">
            <text:p>-3.1690343812</text:p>
          </table:table-cell>
          <table:table-cell office:value-type="float" office:value="-2.4495531930273" calcext:value-type="float">
            <text:p>-2.449553193</text:p>
          </table:table-cell>
          <table:table-cell office:value-type="float" office:value="-2.18741117485937" calcext:value-type="float">
            <text:p>-2.1874111749</text:p>
          </table:table-cell>
          <table:table-cell office:value-type="float" office:value="-2.95355461046965" calcext:value-type="float">
            <text:p>-2.9535546105</text:p>
          </table:table-cell>
          <table:table-cell office:value-type="float" office:value="-2.6592793344509" calcext:value-type="float">
            <text:p>-2.6592793345</text:p>
          </table:table-cell>
          <table:table-cell office:value-type="float" office:value="-2.31842795431963" calcext:value-type="float">
            <text:p>-2.3184279543</text:p>
          </table:table-cell>
          <table:table-cell office:value-type="float" office:value="-2.74353723020198" calcext:value-type="float">
            <text:p>-2.7435372302</text:p>
          </table:table-cell>
          <table:table-cell office:value-type="float" office:value="-2.7449728008812" calcext:value-type="float">
            <text:p>-2.7449728009</text:p>
          </table:table-cell>
          <table:table-cell office:value-type="float" office:value="-3.27621630517746" calcext:value-type="float">
            <text:p>-3.2762163052</text:p>
          </table:table-cell>
          <table:table-cell office:value-type="float" office:value="-2.98629209172529" calcext:value-type="float">
            <text:p>-2.9862920917</text:p>
          </table:table-cell>
          <table:table-cell office:value-type="float" office:value="-1.8095914495341" calcext:value-type="float">
            <text:p>-1.8095914495</text:p>
          </table:table-cell>
          <table:table-cell office:value-type="float" office:value="0.678886499950533" calcext:value-type="float">
            <text:p>0.6788865</text:p>
          </table:table-cell>
          <table:table-cell office:value-type="float" office:value="-2.92933540538815" calcext:value-type="float">
            <text:p>-2.9293354054</text:p>
          </table:table-cell>
          <table:table-cell office:value-type="float" office:value="-1.82810700758833" calcext:value-type="float">
            <text:p>-1.8281070076</text:p>
          </table:table-cell>
          <table:table-cell office:value-type="float" office:value="-3.45143527311918" calcext:value-type="float">
            <text:p>-3.4514352731</text:p>
          </table:table-cell>
          <table:table-cell office:value-type="float" office:value="-2.07208551110662" calcext:value-type="float">
            <text:p>-2.0720855111</text:p>
          </table:table-cell>
          <table:table-cell office:value-type="float" office:value="-2.29308364145296" calcext:value-type="float">
            <text:p>-2.2930836415</text:p>
          </table:table-cell>
          <table:table-cell office:value-type="float" office:value="-2.52670631897852" calcext:value-type="float">
            <text:p>-2.526706319</text:p>
          </table:table-cell>
          <table:table-cell office:value-type="float" office:value="-3.52971575060496" calcext:value-type="float">
            <text:p>-3.5297157506</text:p>
          </table:table-cell>
          <table:table-cell office:value-type="float" office:value="-1.53468934273905" calcext:value-type="float">
            <text:p>-1.5346893427</text:p>
          </table:table-cell>
          <table:table-cell office:value-type="float" office:value="10.938" calcext:value-type="float">
            <text:p>10.938</text:p>
          </table:table-cell>
          <table:table-cell office:value-type="float" office:value="2.05" calcext:value-type="float">
            <text:p>2.05</text:p>
          </table:table-cell>
          <table:table-cell office:value-type="float" office:value="0.255999999999981" calcext:value-type="float">
            <text:p>0.25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5999999999998" calcext:value-type="float">
            <text:p>1.46</text:p>
          </table:table-cell>
          <table:table-cell office:value-type="float" office:value="0.0703750641660097" calcext:value-type="float">
            <text:p>0.0703750642</text:p>
          </table:table-cell>
          <table:table-cell office:value-type="float" office:value="-2.91866830087404" calcext:value-type="float">
            <text:p>-2.9186683009</text:p>
          </table:table-cell>
          <table:table-cell office:value-type="float" office:value="-0.362952175197609" calcext:value-type="float">
            <text:p>-0.3629521752</text:p>
          </table:table-cell>
          <table:table-cell office:value-type="float" office:value="-2.66921388895574" calcext:value-type="float">
            <text:p>-2.669213889</text:p>
          </table:table-cell>
          <table:table-cell office:value-type="float" office:value="-0.362322413323156" calcext:value-type="float">
            <text:p>-0.3623224133</text:p>
          </table:table-cell>
          <table:table-cell office:value-type="float" office:value="-3.16921349235556" calcext:value-type="float">
            <text:p>-3.1692134924</text:p>
          </table:table-cell>
          <table:table-cell office:value-type="float" office:value="-0.795649652686774" calcext:value-type="float">
            <text:p>-0.7956496527</text:p>
          </table:table-cell>
          <table:table-cell office:value-type="float" office:value="-2.91975908043726" calcext:value-type="float">
            <text:p>-2.9197590804</text:p>
          </table:table-cell>
          <table:table-cell office:value-type="float" office:value="-0.796279414561228" calcext:value-type="float">
            <text:p>-0.7962794146</text:p>
          </table:table-cell>
          <table:table-cell office:value-type="float" office:value="-2.41975947703744" calcext:value-type="float">
            <text:p>-2.419759477</text:p>
          </table:table-cell>
          <table:table-cell office:value-type="float" office:value="-0.795019890812321" calcext:value-type="float">
            <text:p>-0.7950198908</text:p>
          </table:table-cell>
          <table:table-cell office:value-type="float" office:value="-3.41975868383709" calcext:value-type="float">
            <text:p>-3.4197586838</text:p>
          </table:table-cell>
          <table:table-cell office:value-type="float" office:value="-1.22834713017594" calcext:value-type="float">
            <text:p>-1.2283471302</text:p>
          </table:table-cell>
          <table:table-cell office:value-type="float" office:value="-3.17030427191879" calcext:value-type="float">
            <text:p>-3.1703042719</text:p>
          </table:table-cell>
          <table:table-cell office:value-type="float" office:value="-1.22897689205039" calcext:value-type="float">
            <text:p>-1.2289768921</text:p>
          </table:table-cell>
          <table:table-cell office:value-type="float" office:value="-2.67030466851896" calcext:value-type="float">
            <text:p>-2.6703046685</text:p>
          </table:table-cell>
          <table:table-cell office:value-type="float" office:value="-1.22771736830149" calcext:value-type="float">
            <text:p>-1.2277173683</text:p>
          </table:table-cell>
          <table:table-cell office:value-type="float" office:value="-3.67030387531861" calcext:value-type="float">
            <text:p>-3.6703038753</text:p>
          </table:table-cell>
          <table:table-cell office:value-type="float" office:value="-1.22960665392485" calcext:value-type="float">
            <text:p>-1.2296066539</text:p>
          </table:table-cell>
          <table:table-cell office:value-type="float" office:value="-2.17030506511914" calcext:value-type="float">
            <text:p>-2.1703050651</text:p>
          </table:table-cell>
          <table:table-cell office:value-type="float" office:value="-1.66167436953956" calcext:value-type="float">
            <text:p>-1.6616743695</text:p>
          </table:table-cell>
          <table:table-cell office:value-type="float" office:value="-2.92084986000049" calcext:value-type="float">
            <text:p>-2.92084986</text:p>
          </table:table-cell>
          <table:table-cell office:value-type="float" office:value="-1.66230413141401" calcext:value-type="float">
            <text:p>-1.6623041314</text:p>
          </table:table-cell>
          <table:table-cell office:value-type="float" office:value="-2.42085025660066" calcext:value-type="float">
            <text:p>-2.4208502566</text:p>
          </table:table-cell>
          <table:table-cell office:value-type="float" office:value="-1.6610446076651" calcext:value-type="float">
            <text:p>-1.6610446077</text:p>
          </table:table-cell>
          <table:table-cell office:value-type="float" office:value="-3.42084946340031" calcext:value-type="float">
            <text:p>-3.4208494634</text:p>
          </table:table-cell>
          <table:table-cell office:value-type="float" office:value="-2.09500160890318" calcext:value-type="float">
            <text:p>-2.0950016089</text:p>
          </table:table-cell>
          <table:table-cell office:value-type="float" office:value="-2.67139544808219" calcext:value-type="float">
            <text:p>-2.6713954481</text:p>
          </table:table-cell>
          <table:table-cell office:value-type="float" office:value="-2.09437184702872" calcext:value-type="float">
            <text:p>-2.094371847</text:p>
          </table:table-cell>
          <table:table-cell office:value-type="float" office:value="-3.17139505148201" calcext:value-type="float">
            <text:p>-3.1713950515</text:p>
          </table:table-cell>
          <table:table-cell office:value-type="float" office:value="-2.09563137077763" calcext:value-type="float">
            <text:p>-2.0956313708</text:p>
          </table:table-cell>
          <table:table-cell office:value-type="float" office:value="-2.17139584468236" calcext:value-type="float">
            <text:p>-2.1713958447</text:p>
          </table:table-cell>
          <table:table-cell office:value-type="float" office:value="-2.09374208515427" calcext:value-type="float">
            <text:p>-2.0937420852</text:p>
          </table:table-cell>
          <table:table-cell office:value-type="float" office:value="-3.67139465488184" calcext:value-type="float">
            <text:p>-3.6713946549</text:p>
          </table:table-cell>
          <table:table-cell office:value-type="float" office:value="-2.52769908639234" calcext:value-type="float">
            <text:p>-2.5276990864</text:p>
          </table:table-cell>
          <table:table-cell office:value-type="float" office:value="-2.92194063956371" calcext:value-type="float">
            <text:p>-2.9219406396</text:p>
          </table:table-cell>
          <table:table-cell office:value-type="float" office:value="-2.5283288482668" calcext:value-type="float">
            <text:p>-2.5283288483</text:p>
          </table:table-cell>
          <table:table-cell office:value-type="float" office:value="-2.42194103616389" calcext:value-type="float">
            <text:p>-2.4219410362</text:p>
          </table:table-cell>
          <table:table-cell office:value-type="float" office:value="-2.52706932451789" calcext:value-type="float">
            <text:p>-2.5270693245</text:p>
          </table:table-cell>
          <table:table-cell office:value-type="float" office:value="-3.42194024296353" calcext:value-type="float">
            <text:p>-3.42194024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2]</text:p>
          </table:table-cell>
          <table:table-cell office:value-type="float" office:value="-1" calcext:value-type="float">
            <text:p>-1</text:p>
          </table:table-cell>
          <table:table-cell office:value-type="float" office:value="0.694789640457347" calcext:value-type="float">
            <text:p>0.6947896405</text:p>
          </table:table-cell>
          <table:table-cell office:value-type="float" office:value="-2.78736073740383" calcext:value-type="float">
            <text:p>-2.7873607374</text:p>
          </table:table-cell>
          <table:table-cell office:value-type="float" office:value="0.0556002145948416" calcext:value-type="float">
            <text:p>0.0556002146</text:p>
          </table:table-cell>
          <table:table-cell office:value-type="float" office:value="-2.77494791551396" calcext:value-type="float">
            <text:p>-2.7749479155</text:p>
          </table:table-cell>
          <table:table-cell office:value-type="float" office:value="-1.24658748496572" calcext:value-type="float">
            <text:p>-1.246587485</text:p>
          </table:table-cell>
          <table:table-cell office:value-type="float" office:value="-3.42021854941265" calcext:value-type="float">
            <text:p>-3.4202185494</text:p>
          </table:table-cell>
          <table:table-cell office:value-type="float" office:value="-0.264397947448739" calcext:value-type="float">
            <text:p>-0.2643979474</text:p>
          </table:table-cell>
          <table:table-cell office:value-type="float" office:value="-2.23780783503754" calcext:value-type="float">
            <text:p>-2.237807835</text:p>
          </table:table-cell>
          <table:table-cell office:value-type="float" office:value="-0.524706208515979" calcext:value-type="float">
            <text:p>-0.5247062085</text:p>
          </table:table-cell>
          <table:table-cell office:value-type="float" office:value="-2.75459666448775" calcext:value-type="float">
            <text:p>-2.7545966645</text:p>
          </table:table-cell>
          <table:table-cell office:value-type="float" office:value="-2.29519953084146" calcext:value-type="float">
            <text:p>-2.2951995308</text:p>
          </table:table-cell>
          <table:table-cell office:value-type="float" office:value="-3.10585556144355" calcext:value-type="float">
            <text:p>-3.1058555614</text:p>
          </table:table-cell>
          <table:table-cell office:value-type="float" office:value="-2.24663924195152" calcext:value-type="float">
            <text:p>-2.246639242</text:p>
          </table:table-cell>
          <table:table-cell office:value-type="float" office:value="-3.57290200312491" calcext:value-type="float">
            <text:p>-3.5729020031</text:p>
          </table:table-cell>
          <table:table-cell office:value-type="float" office:value="-0.971161163967648" calcext:value-type="float">
            <text:p>-0.971161164</text:p>
          </table:table-cell>
          <table:table-cell office:value-type="float" office:value="-2.71286190893825" calcext:value-type="float">
            <text:p>-2.7128619089</text:p>
          </table:table-cell>
          <table:table-cell office:value-type="float" office:value="-2.64957468674194" calcext:value-type="float">
            <text:p>-2.6495746867</text:p>
          </table:table-cell>
          <table:table-cell office:value-type="float" office:value="-2.64895109520439" calcext:value-type="float">
            <text:p>-2.6489510952</text:p>
          </table:table-cell>
          <table:table-cell office:value-type="float" office:value="-1.7584602635118" calcext:value-type="float">
            <text:p>-1.7584602635</text:p>
          </table:table-cell>
          <table:table-cell office:value-type="float" office:value="-2.260647328986" calcext:value-type="float">
            <text:p>-2.260647329</text:p>
          </table:table-cell>
          <table:table-cell office:value-type="float" office:value="-1.60804155324947" calcext:value-type="float">
            <text:p>-1.6080415532</text:p>
          </table:table-cell>
          <table:table-cell office:value-type="float" office:value="-3.00243551386642" calcext:value-type="float">
            <text:p>-3.0024355139</text:p>
          </table:table-cell>
          <table:table-cell office:value-type="float" office:value="-1.03471395702464" calcext:value-type="float">
            <text:p>-1.034713957</text:p>
          </table:table-cell>
          <table:table-cell office:value-type="float" office:value="-1.9610902920102" calcext:value-type="float">
            <text:p>-1.961090292</text:p>
          </table:table-cell>
          <table:table-cell office:value-type="float" office:value="-2.83340609155239" calcext:value-type="float">
            <text:p>-2.8334060916</text:p>
          </table:table-cell>
          <table:table-cell office:value-type="float" office:value="-2.2033441480438" calcext:value-type="float">
            <text:p>-2.203344148</text:p>
          </table:table-cell>
          <table:table-cell office:value-type="float" office:value="-2.03118769073455" calcext:value-type="float">
            <text:p>-2.0311876907</text:p>
          </table:table-cell>
          <table:table-cell office:value-type="float" office:value="-2.76472577211369" calcext:value-type="float">
            <text:p>-2.7647257721</text:p>
          </table:table-cell>
          <table:table-cell office:value-type="float" office:value="-3.08937985666569" calcext:value-type="float">
            <text:p>-3.0893798567</text:p>
          </table:table-cell>
          <table:table-cell office:value-type="float" office:value="-2.54876160147167" calcext:value-type="float">
            <text:p>-2.5487616015</text:p>
          </table:table-cell>
          <table:table-cell office:value-type="float" office:value="-1.40254594238545" calcext:value-type="float">
            <text:p>-1.4025459424</text:p>
          </table:table-cell>
          <table:table-cell office:value-type="float" office:value="-2.51575967246141" calcext:value-type="float">
            <text:p>-2.5157596725</text:p>
          </table:table-cell>
          <table:table-cell office:value-type="float" office:value="-2.46595052124314" calcext:value-type="float">
            <text:p>-2.4659505212</text:p>
          </table:table-cell>
          <table:table-cell office:value-type="float" office:value="-2.25189510708689" calcext:value-type="float">
            <text:p>-2.2518951071</text:p>
          </table:table-cell>
          <table:table-cell office:value-type="float" office:value="-2.93280388795393" calcext:value-type="float">
            <text:p>-2.932803888</text:p>
          </table:table-cell>
          <table:table-cell office:value-type="float" office:value="-3.01511753168723" calcext:value-type="float">
            <text:p>-3.0151175317</text:p>
          </table:table-cell>
          <table:table-cell office:value-type="float" office:value="-2.2664510901477" calcext:value-type="float">
            <text:p>-2.2664510901</text:p>
          </table:table-cell>
          <table:table-cell office:value-type="float" office:value="-2.52485508735297" calcext:value-type="float">
            <text:p>-2.5248550874</text:p>
          </table:table-cell>
          <table:table-cell office:value-type="float" office:value="-2.76577743394283" calcext:value-type="float">
            <text:p>-2.7657774339</text:p>
          </table:table-cell>
          <table:table-cell office:value-type="float" office:value="-1.79067829425458" calcext:value-type="float">
            <text:p>-1.7906782943</text:p>
          </table:table-cell>
          <table:table-cell office:value-type="float" office:value="9.28599999999997" calcext:value-type="float">
            <text:p>9.286</text:p>
          </table:table-cell>
          <table:table-cell office:value-type="float" office:value="2.05" calcext:value-type="float">
            <text:p>2.05</text:p>
          </table:table-cell>
          <table:table-cell office:value-type="float" office:value="1.08199999999998" calcext:value-type="float">
            <text:p>1.08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69999999999976" calcext:value-type="float">
            <text:p>0.87</text:p>
          </table:table-cell>
          <table:table-cell office:value-type="float" office:value="0.68290142831579" calcext:value-type="float">
            <text:p>0.6829014283</text:p>
          </table:table-cell>
          <table:table-cell office:value-type="float" office:value="-2.79974008405605" calcext:value-type="float">
            <text:p>-2.7997400841</text:p>
          </table:table-cell>
          <table:table-cell office:value-type="float" office:value="1.1631469690418" calcext:value-type="float">
            <text:p>1.163146969</text:p>
          </table:table-cell>
          <table:table-cell office:value-type="float" office:value="-2.66058470107435" calcext:value-type="float">
            <text:p>-2.6605847011</text:p>
          </table:table-cell>
          <table:table-cell office:value-type="float" office:value="0.802512101943289" calcext:value-type="float">
            <text:p>0.8025121019</text:p>
          </table:table-cell>
          <table:table-cell office:value-type="float" office:value="-2.31425755424229" calcext:value-type="float">
            <text:p>-2.3142575542</text:p>
          </table:table-cell>
          <table:table-cell office:value-type="float" office:value="1.2827576426693" calcext:value-type="float">
            <text:p>1.2827576427</text:p>
          </table:table-cell>
          <table:table-cell office:value-type="float" office:value="-2.17510217126059" calcext:value-type="float">
            <text:p>-2.1751021713</text:p>
          </table:table-cell>
          <table:table-cell office:value-type="float" office:value="1.64339250976781" calcext:value-type="float">
            <text:p>1.6433925098</text:p>
          </table:table-cell>
          <table:table-cell office:value-type="float" office:value="-2.52142931809265" calcext:value-type="float">
            <text:p>-2.5214293181</text:p>
          </table:table-cell>
          <table:table-cell office:value-type="float" office:value="0.922122775570788" calcext:value-type="float">
            <text:p>0.9221227756</text:p>
          </table:table-cell>
          <table:table-cell office:value-type="float" office:value="-1.82877502442852" calcext:value-type="float">
            <text:p>-1.8287750244</text:p>
          </table:table-cell>
          <table:table-cell office:value-type="float" office:value="1.4023683162968" calcext:value-type="float">
            <text:p>1.4023683163</text:p>
          </table:table-cell>
          <table:table-cell office:value-type="float" office:value="-1.68961964144682" calcext:value-type="float">
            <text:p>-1.6896196414</text:p>
          </table:table-cell>
          <table:table-cell office:value-type="float" office:value="1.76300318339531" calcext:value-type="float">
            <text:p>1.7630031834</text:p>
          </table:table-cell>
          <table:table-cell office:value-type="float" office:value="-2.03594678827889" calcext:value-type="float">
            <text:p>-2.0359467883</text:p>
          </table:table-cell>
          <table:table-cell office:value-type="float" office:value="1.04173344919829" calcext:value-type="float">
            <text:p>1.0417334492</text:p>
          </table:table-cell>
          <table:table-cell office:value-type="float" office:value="-1.34329249461475" calcext:value-type="float">
            <text:p>-1.3432924946</text:p>
          </table:table-cell>
          <table:table-cell office:value-type="float" office:value="2.12363805049382" calcext:value-type="float">
            <text:p>2.1236380505</text:p>
          </table:table-cell>
          <table:table-cell office:value-type="float" office:value="-2.38227393511095" calcext:value-type="float">
            <text:p>-2.3822739351</text:p>
          </table:table-cell>
          <table:table-cell office:value-type="float" office:value="1.88261385702281" calcext:value-type="float">
            <text:p>1.882613857</text:p>
          </table:table-cell>
          <table:table-cell office:value-type="float" office:value="-1.55046425846512" calcext:value-type="float">
            <text:p>-1.5504642585</text:p>
          </table:table-cell>
          <table:table-cell office:value-type="float" office:value="2.24324872412131" calcext:value-type="float">
            <text:p>2.2432487241</text:p>
          </table:table-cell>
          <table:table-cell office:value-type="float" office:value="-1.89679140529719" calcext:value-type="float">
            <text:p>-1.8967914053</text:p>
          </table:table-cell>
          <table:table-cell office:value-type="float" office:value="1.5219789899243" calcext:value-type="float">
            <text:p>1.5219789899</text:p>
          </table:table-cell>
          <table:table-cell office:value-type="float" office:value="-1.20413711163305" calcext:value-type="float">
            <text:p>-1.2041371116</text:p>
          </table:table-cell>
          <table:table-cell office:value-type="float" office:value="2.36285939774881" calcext:value-type="float">
            <text:p>2.3628593977</text:p>
          </table:table-cell>
          <table:table-cell office:value-type="float" office:value="-1.41130887548342" calcext:value-type="float">
            <text:p>-1.4113088755</text:p>
          </table:table-cell>
          <table:table-cell office:value-type="float" office:value="2.0022245306503" calcext:value-type="float">
            <text:p>2.0022245307</text:p>
          </table:table-cell>
          <table:table-cell office:value-type="float" office:value="-1.06498172865135" calcext:value-type="float">
            <text:p>-1.0649817287</text:p>
          </table:table-cell>
          <table:table-cell office:value-type="float" office:value="2.72349426484732" calcext:value-type="float">
            <text:p>2.7234942648</text:p>
          </table:table-cell>
          <table:table-cell office:value-type="float" office:value="-1.75763602231549" calcext:value-type="float">
            <text:p>-1.7576360223</text:p>
          </table:table-cell>
          <table:table-cell office:value-type="float" office:value="1.6415896635518" calcext:value-type="float">
            <text:p>1.6415896636</text:p>
          </table:table-cell>
          <table:table-cell office:value-type="float" office:value="-0.718654581819283" calcext:value-type="float">
            <text:p>-0.7186545818</text:p>
          </table:table-cell>
          <table:table-cell office:value-type="float" office:value="2.48247007137631" calcext:value-type="float">
            <text:p>2.4824700714</text:p>
          </table:table-cell>
          <table:table-cell office:value-type="float" office:value="-0.925826345669651" calcext:value-type="float">
            <text:p>-0.9258263457</text:p>
          </table:table-cell>
          <table:table-cell office:value-type="float" office:value="2.84310493847482" calcext:value-type="float">
            <text:p>2.8431049385</text:p>
          </table:table-cell>
          <table:table-cell office:value-type="float" office:value="-1.27215349250172" calcext:value-type="float">
            <text:p>-1.2721534925</text:p>
          </table:table-cell>
          <table:table-cell office:value-type="float" office:value="2.1218352042778" calcext:value-type="float">
            <text:p>2.1218352043</text:p>
          </table:table-cell>
          <table:table-cell office:value-type="float" office:value="-0.579499198837583" calcext:value-type="float">
            <text:p>-0.57949919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2]</text:p>
          </table:table-cell>
          <table:table-cell office:value-type="float" office:value="-2" calcext:value-type="float">
            <text:p>-2</text:p>
          </table:table-cell>
          <table:table-cell office:value-type="float" office:value="0.655249599042746" calcext:value-type="float">
            <text:p>0.655249599</text:p>
          </table:table-cell>
          <table:table-cell office:value-type="float" office:value="-2.79340930127732" calcext:value-type="float">
            <text:p>-2.7934093013</text:p>
          </table:table-cell>
          <table:table-cell office:value-type="float" office:value="0.0156151670785933" calcext:value-type="float">
            <text:p>0.0156151671</text:p>
          </table:table-cell>
          <table:table-cell office:value-type="float" office:value="-2.77385430903841" calcext:value-type="float">
            <text:p>-2.773854309</text:p>
          </table:table-cell>
          <table:table-cell office:value-type="float" office:value="-1.28522037516795" calcext:value-type="float">
            <text:p>-1.2852203752</text:p>
          </table:table-cell>
          <table:table-cell office:value-type="float" office:value="-3.43058676018512" calcext:value-type="float">
            <text:p>-3.4305867602</text:p>
          </table:table-cell>
          <table:table-cell office:value-type="float" office:value="-0.302453808750778" calcext:value-type="float">
            <text:p>-0.3024538088</text:p>
          </table:table-cell>
          <table:table-cell office:value-type="float" office:value="-2.25012657769091" calcext:value-type="float">
            <text:p>-2.2501265777</text:p>
          </table:table-cell>
          <table:table-cell office:value-type="float" office:value="-0.564690839527416" calcext:value-type="float">
            <text:p>-0.5646908395</text:p>
          </table:table-cell>
          <table:table-cell office:value-type="float" office:value="-2.75570539478823" calcext:value-type="float">
            <text:p>-2.7557053948</text:p>
          </table:table-cell>
          <table:table-cell office:value-type="float" office:value="-2.33185457392724" calcext:value-type="float">
            <text:p>-2.3318545739</text:p>
          </table:table-cell>
          <table:table-cell office:value-type="float" office:value="-3.12186830063396" calcext:value-type="float">
            <text:p>-3.1218683006</text:p>
          </table:table-cell>
          <table:table-cell office:value-type="float" office:value="-2.28554901712154" calcext:value-type="float">
            <text:p>-2.2855490171</text:p>
          </table:table-cell>
          <table:table-cell office:value-type="float" office:value="-3.58217720642285" calcext:value-type="float">
            <text:p>-3.5821772064</text:p>
          </table:table-cell>
          <table:table-cell office:value-type="float" office:value="-1.01083168407829" calcext:value-type="float">
            <text:p>-1.0108316841</text:p>
          </table:table-cell>
          <table:table-cell office:value-type="float" office:value="-2.71798536813603" calcext:value-type="float">
            <text:p>-2.7179853681</text:p>
          </table:table-cell>
          <table:table-cell office:value-type="float" office:value="-2.68813889946407" calcext:value-type="float">
            <text:p>-2.6881388995</text:p>
          </table:table-cell>
          <table:table-cell office:value-type="float" office:value="-2.65957190012315" calcext:value-type="float">
            <text:p>-2.6595719001</text:p>
          </table:table-cell>
          <table:table-cell office:value-type="float" office:value="-1.79841937753583" calcext:value-type="float">
            <text:p>-1.7984193775</text:p>
          </table:table-cell>
          <table:table-cell office:value-type="float" office:value="-2.26245542367797" calcext:value-type="float">
            <text:p>-2.2624554237</text:p>
          </table:table-cell>
          <table:table-cell office:value-type="float" office:value="-1.64672800334103" calcext:value-type="float">
            <text:p>-1.6467280033</text:p>
          </table:table-cell>
          <table:table-cell office:value-type="float" office:value="-3.01260205601768" calcext:value-type="float">
            <text:p>-3.012602056</text:p>
          </table:table-cell>
          <table:table-cell office:value-type="float" office:value="-1.07466534519431" calcext:value-type="float">
            <text:p>-1.0746653452</text:p>
          </table:table-cell>
          <table:table-cell office:value-type="float" office:value="-1.96306173394865" calcext:value-type="float">
            <text:p>-1.9630617339</text:p>
          </table:table-cell>
          <table:table-cell office:value-type="float" office:value="-2.8716510394544" calcext:value-type="float">
            <text:p>-2.8716510395</text:p>
          </table:table-cell>
          <table:table-cell office:value-type="float" office:value="-2.21506267866726" calcext:value-type="float">
            <text:p>-2.2150626787</text:p>
          </table:table-cell>
          <table:table-cell office:value-type="float" office:value="-2.07112851784284" calcext:value-type="float">
            <text:p>-2.0711285178</text:p>
          </table:table-cell>
          <table:table-cell office:value-type="float" office:value="-2.76690070427475" calcext:value-type="float">
            <text:p>-2.7669007043</text:p>
          </table:table-cell>
          <table:table-cell office:value-type="float" office:value="-3.12783955524135" calcext:value-type="float">
            <text:p>-3.1278395552</text:p>
          </table:table-cell>
          <table:table-cell office:value-type="float" office:value="-2.55975485328677" calcext:value-type="float">
            <text:p>-2.5597548533</text:p>
          </table:table-cell>
          <table:table-cell office:value-type="float" office:value="-1.44253986470731" calcext:value-type="float">
            <text:p>-1.4425398647</text:p>
          </table:table-cell>
          <table:table-cell office:value-type="float" office:value="-2.51506240829843" calcext:value-type="float">
            <text:p>-2.5150624083</text:p>
          </table:table-cell>
          <table:table-cell office:value-type="float" office:value="-2.50248560101786" calcext:value-type="float">
            <text:p>-2.502485601</text:p>
          </table:table-cell>
          <table:table-cell office:value-type="float" office:value="-2.26817969937085" calcext:value-type="float">
            <text:p>-2.2681796994</text:p>
          </table:table-cell>
          <table:table-cell office:value-type="float" office:value="-2.97193380799587" calcext:value-type="float">
            <text:p>-2.971933808</text:p>
          </table:table-cell>
          <table:table-cell office:value-type="float" office:value="-3.02341508298334" calcext:value-type="float">
            <text:p>-3.023415083</text:p>
          </table:table-cell>
          <table:table-cell office:value-type="float" office:value="-2.30638986059962" calcext:value-type="float">
            <text:p>-2.3063898606</text:p>
          </table:table-cell>
          <table:table-cell office:value-type="float" office:value="-2.52706746498559" calcext:value-type="float">
            <text:p>-2.527067465</text:p>
          </table:table-cell>
          <table:table-cell office:value-type="float" office:value="-2.79986061714852" calcext:value-type="float">
            <text:p>-2.7998606171</text:p>
          </table:table-cell>
          <table:table-cell office:value-type="float" office:value="-1.81161478447064" calcext:value-type="float">
            <text:p>-1.8116147845</text:p>
          </table:table-cell>
          <table:table-cell office:value-type="float" office:value="9.25799999999997" calcext:value-type="float">
            <text:p>9.258</text:p>
          </table:table-cell>
          <table:table-cell office:value-type="float" office:value="2.05" calcext:value-type="float">
            <text:p>2.05</text:p>
          </table:table-cell>
          <table:table-cell office:value-type="float" office:value="1.09599999999998" calcext:value-type="float">
            <text:p>1.09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59999999999975" calcext:value-type="float">
            <text:p>0.86</text:p>
          </table:table-cell>
          <table:table-cell office:value-type="float" office:value="0.68290142831579" calcext:value-type="float">
            <text:p>0.6829014283</text:p>
          </table:table-cell>
          <table:table-cell office:value-type="float" office:value="-2.79974008405605" calcext:value-type="float">
            <text:p>-2.7997400841</text:p>
          </table:table-cell>
          <table:table-cell office:value-type="float" office:value="0.316602711316726" calcext:value-type="float">
            <text:p>0.3166027113</text:p>
          </table:table-cell>
          <table:table-cell office:value-type="float" office:value="-2.45940899537205" calcext:value-type="float">
            <text:p>-2.4594089954</text:p>
          </table:table-cell>
          <table:table-cell office:value-type="float" office:value="0.205016701318295" calcext:value-type="float">
            <text:p>0.2050167013</text:p>
          </table:table-cell>
          <table:table-cell office:value-type="float" office:value="-2.94679853400889" calcext:value-type="float">
            <text:p>-2.946798534</text:p>
          </table:table-cell>
          <table:table-cell office:value-type="float" office:value="-0.161282015680768" calcext:value-type="float">
            <text:p>-0.1612820157</text:p>
          </table:table-cell>
          <table:table-cell office:value-type="float" office:value="-2.60646744532488" calcext:value-type="float">
            <text:p>-2.6064674453</text:p>
          </table:table-cell>
          <table:table-cell office:value-type="float" office:value="-0.049696005682337" calcext:value-type="float">
            <text:p>-0.0496960057</text:p>
          </table:table-cell>
          <table:table-cell office:value-type="float" office:value="-2.11907790668805" calcext:value-type="float">
            <text:p>-2.1190779067</text:p>
          </table:table-cell>
          <table:table-cell office:value-type="float" office:value="-0.272868025679199" calcext:value-type="float">
            <text:p>-0.2728680257</text:p>
          </table:table-cell>
          <table:table-cell office:value-type="float" office:value="-3.09385698396172" calcext:value-type="float">
            <text:p>-3.093856984</text:p>
          </table:table-cell>
          <table:table-cell office:value-type="float" office:value="-0.639166742678263" calcext:value-type="float">
            <text:p>-0.6391667427</text:p>
          </table:table-cell>
          <table:table-cell office:value-type="float" office:value="-2.75352589527772" calcext:value-type="float">
            <text:p>-2.7535258953</text:p>
          </table:table-cell>
          <table:table-cell office:value-type="float" office:value="-0.527580732679832" calcext:value-type="float">
            <text:p>-0.5275807327</text:p>
          </table:table-cell>
          <table:table-cell office:value-type="float" office:value="-2.26613635664088" calcext:value-type="float">
            <text:p>-2.2661363566</text:p>
          </table:table-cell>
          <table:table-cell office:value-type="float" office:value="-0.750752752676694" calcext:value-type="float">
            <text:p>-0.7507527527</text:p>
          </table:table-cell>
          <table:table-cell office:value-type="float" office:value="-3.24091543391456" calcext:value-type="float">
            <text:p>-3.2409154339</text:p>
          </table:table-cell>
          <table:table-cell office:value-type="float" office:value="-0.415994722681401" calcext:value-type="float">
            <text:p>-0.4159947227</text:p>
          </table:table-cell>
          <table:table-cell office:value-type="float" office:value="-1.77874681800404" calcext:value-type="float">
            <text:p>-1.778746818</text:p>
          </table:table-cell>
          <table:table-cell office:value-type="float" office:value="-1.00546545967733" calcext:value-type="float">
            <text:p>-1.0054654597</text:p>
          </table:table-cell>
          <table:table-cell office:value-type="float" office:value="-2.41319480659371" calcext:value-type="float">
            <text:p>-2.4131948066</text:p>
          </table:table-cell>
          <table:table-cell office:value-type="float" office:value="-0.893879449678895" calcext:value-type="float">
            <text:p>-0.8938794497</text:p>
          </table:table-cell>
          <table:table-cell office:value-type="float" office:value="-1.92580526795687" calcext:value-type="float">
            <text:p>-1.925805268</text:p>
          </table:table-cell>
          <table:table-cell office:value-type="float" office:value="-1.11705146967576" calcext:value-type="float">
            <text:p>-1.1170514697</text:p>
          </table:table-cell>
          <table:table-cell office:value-type="float" office:value="-2.90058434523055" calcext:value-type="float">
            <text:p>-2.9005843452</text:p>
          </table:table-cell>
          <table:table-cell office:value-type="float" office:value="-1.37176417667639" calcext:value-type="float">
            <text:p>-1.3717641767</text:p>
          </table:table-cell>
          <table:table-cell office:value-type="float" office:value="-2.07286371790971" calcext:value-type="float">
            <text:p>-2.0728637179</text:p>
          </table:table-cell>
          <table:table-cell office:value-type="float" office:value="-1.48335018667482" calcext:value-type="float">
            <text:p>-1.4833501867</text:p>
          </table:table-cell>
          <table:table-cell office:value-type="float" office:value="-2.56025325654655" calcext:value-type="float">
            <text:p>-2.5602532565</text:p>
          </table:table-cell>
          <table:table-cell office:value-type="float" office:value="-1.26017816667796" calcext:value-type="float">
            <text:p>-1.2601781667</text:p>
          </table:table-cell>
          <table:table-cell office:value-type="float" office:value="-1.58547417927287" calcext:value-type="float">
            <text:p>-1.5854741793</text:p>
          </table:table-cell>
          <table:table-cell office:value-type="float" office:value="-1.59493619667325" calcext:value-type="float">
            <text:p>-1.5949361967</text:p>
          </table:table-cell>
          <table:table-cell office:value-type="float" office:value="-3.04764279518338" calcext:value-type="float">
            <text:p>-3.0476427952</text:p>
          </table:table-cell>
          <table:table-cell office:value-type="float" office:value="-1.84964890367388" calcext:value-type="float">
            <text:p>-1.8496489037</text:p>
          </table:table-cell>
          <table:table-cell office:value-type="float" office:value="-2.21992216786254" calcext:value-type="float">
            <text:p>-2.2199221679</text:p>
          </table:table-cell>
          <table:table-cell office:value-type="float" office:value="-1.73806289367545" calcext:value-type="float">
            <text:p>-1.7380628937</text:p>
          </table:table-cell>
          <table:table-cell office:value-type="float" office:value="-1.7325326292257" calcext:value-type="float">
            <text:p>-1.7325326292</text:p>
          </table:table-cell>
          <table:table-cell office:value-type="float" office:value="-1.96123491367232" calcext:value-type="float">
            <text:p>-1.9612349137</text:p>
          </table:table-cell>
          <table:table-cell office:value-type="float" office:value="-2.70731170649938" calcext:value-type="float">
            <text:p>-2.70731170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2]</text:p>
          </table:table-cell>
          <table:table-cell office:value-type="float" office:value="-3" calcext:value-type="float">
            <text:p>-3</text:p>
          </table:table-cell>
          <table:table-cell office:value-type="float" office:value="0.616026725051719" calcext:value-type="float">
            <text:p>0.6160267251</text:p>
          </table:table-cell>
          <table:table-cell office:value-type="float" office:value="-2.8012557116594" calcext:value-type="float">
            <text:p>-2.8012557117</text:p>
          </table:table-cell>
          <table:table-cell office:value-type="float" office:value="-0.023284656996486" calcext:value-type="float">
            <text:p>-0.023284657</text:p>
          </table:table-cell>
          <table:table-cell office:value-type="float" office:value="-2.78317115866304" calcext:value-type="float">
            <text:p>-2.7831711587</text:p>
          </table:table-cell>
          <table:table-cell office:value-type="float" office:value="-1.32521348185178" calcext:value-type="float">
            <text:p>-1.3252134819</text:p>
          </table:table-cell>
          <table:table-cell office:value-type="float" office:value="-3.43132933528303" calcext:value-type="float">
            <text:p>-3.4313293353</text:p>
          </table:table-cell>
          <table:table-cell office:value-type="float" office:value="-0.338482304101547" calcext:value-type="float">
            <text:p>-0.3384823041</text:p>
          </table:table-cell>
          <table:table-cell office:value-type="float" office:value="-2.26750321495937" calcext:value-type="float">
            <text:p>-2.267503215</text:p>
          </table:table-cell>
          <table:table-cell office:value-type="float" office:value="-0.603043766265482" calcext:value-type="float">
            <text:p>-0.6030437663</text:p>
          </table:table-cell>
          <table:table-cell office:value-type="float" office:value="-2.76706554490275" calcext:value-type="float">
            <text:p>-2.7670655449</text:p>
          </table:table-cell>
          <table:table-cell office:value-type="float" office:value="-2.36888042257969" calcext:value-type="float">
            <text:p>-2.3688804226</text:p>
          </table:table-cell>
          <table:table-cell office:value-type="float" office:value="-3.10673269587018" calcext:value-type="float">
            <text:p>-3.1067326959</text:p>
          </table:table-cell>
          <table:table-cell office:value-type="float" office:value="-2.32421514865484" calcext:value-type="float">
            <text:p>-2.3242151487</text:p>
          </table:table-cell>
          <table:table-cell office:value-type="float" office:value="-3.57193365858775" calcext:value-type="float">
            <text:p>-3.5719336586</text:p>
          </table:table-cell>
          <table:table-cell office:value-type="float" office:value="-1.05040565405071" calcext:value-type="float">
            <text:p>-1.0504056541</text:p>
          </table:table-cell>
          <table:table-cell office:value-type="float" office:value="-2.72380781612824" calcext:value-type="float">
            <text:p>-2.7238078161</text:p>
          </table:table-cell>
          <table:table-cell office:value-type="float" office:value="-2.71947350413656" calcext:value-type="float">
            <text:p>-2.7194735041</text:p>
          </table:table-cell>
          <table:table-cell office:value-type="float" office:value="-2.6347094273978" calcext:value-type="float">
            <text:p>-2.6347094274</text:p>
          </table:table-cell>
          <table:table-cell office:value-type="float" office:value="-1.83387630164242" calcext:value-type="float">
            <text:p>-1.8338763016</text:p>
          </table:table-cell>
          <table:table-cell office:value-type="float" office:value="-2.28097045899793" calcext:value-type="float">
            <text:p>-2.280970459</text:p>
          </table:table-cell>
          <table:table-cell office:value-type="float" office:value="-1.68661588503907" calcext:value-type="float">
            <text:p>-1.686615885</text:p>
          </table:table-cell>
          <table:table-cell office:value-type="float" office:value="-3.0155948630016" calcext:value-type="float">
            <text:p>-3.015594863</text:p>
          </table:table-cell>
          <table:table-cell office:value-type="float" office:value="-1.10935022468252" calcext:value-type="float">
            <text:p>-1.1093502247</text:p>
          </table:table-cell>
          <table:table-cell office:value-type="float" office:value="-1.98298556728685" calcext:value-type="float">
            <text:p>-1.9829855673</text:p>
          </table:table-cell>
          <table:table-cell office:value-type="float" office:value="-2.89553023663523" calcext:value-type="float">
            <text:p>-2.8955302366</text:p>
          </table:table-cell>
          <table:table-cell office:value-type="float" office:value="-2.18297243183121" calcext:value-type="float">
            <text:p>-2.1829724318</text:p>
          </table:table-cell>
          <table:table-cell office:value-type="float" office:value="-2.1105938769633" calcext:value-type="float">
            <text:p>-2.110593877</text:p>
          </table:table-cell>
          <table:table-cell office:value-type="float" office:value="-2.7603826194722" calcext:value-type="float">
            <text:p>-2.7603826195</text:p>
          </table:table-cell>
          <table:table-cell office:value-type="float" office:value="-3.16267290688965" calcext:value-type="float">
            <text:p>-3.1626729069</text:p>
          </table:table-cell>
          <table:table-cell office:value-type="float" office:value="-2.54009175045569" calcext:value-type="float">
            <text:p>-2.5400917505</text:p>
          </table:table-cell>
          <table:table-cell office:value-type="float" office:value="-1.47937977471455" calcext:value-type="float">
            <text:p>-1.4793797747</text:p>
          </table:table-cell>
          <table:table-cell office:value-type="float" office:value="-2.53064512406491" calcext:value-type="float">
            <text:p>-2.5306451241</text:p>
          </table:table-cell>
          <table:table-cell office:value-type="float" office:value="-2.52922450888706" calcext:value-type="float">
            <text:p>-2.5292245089</text:p>
          </table:table-cell>
          <table:table-cell office:value-type="float" office:value="-2.23843023204851" calcext:value-type="float">
            <text:p>-2.238430232</text:p>
          </table:table-cell>
          <table:table-cell office:value-type="float" office:value="-3.00683106032156" calcext:value-type="float">
            <text:p>-3.0068310603</text:p>
          </table:table-cell>
          <table:table-cell office:value-type="float" office:value="-3.00386561291081" calcext:value-type="float">
            <text:p>-3.0038656129</text:p>
          </table:table-cell>
          <table:table-cell office:value-type="float" office:value="-2.34411209331561" calcext:value-type="float">
            <text:p>-2.3441120933</text:p>
          </table:table-cell>
          <table:table-cell office:value-type="float" office:value="-2.51376208415977" calcext:value-type="float">
            <text:p>-2.5137620842</text:p>
          </table:table-cell>
          <table:table-cell office:value-type="float" office:value="-2.77429653182956" calcext:value-type="float">
            <text:p>-2.7742965318</text:p>
          </table:table-cell>
          <table:table-cell office:value-type="float" office:value="-1.78084990933998" calcext:value-type="float">
            <text:p>-1.7808499093</text:p>
          </table:table-cell>
          <table:table-cell office:value-type="float" office:value="9.22999999999997" calcext:value-type="float">
            <text:p>9.23</text:p>
          </table:table-cell>
          <table:table-cell office:value-type="float" office:value="2.05" calcext:value-type="float">
            <text:p>2.05</text:p>
          </table:table-cell>
          <table:table-cell office:value-type="float" office:value="1.10999999999998" calcext:value-type="float">
            <text:p>1.11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49999999999976" calcext:value-type="float">
            <text:p>0.85</text:p>
          </table:table-cell>
          <table:table-cell office:value-type="float" office:value="0.630993968835142" calcext:value-type="float">
            <text:p>0.6309939688</text:p>
          </table:table-cell>
          <table:table-cell office:value-type="float" office:value="-2.80284099525518" calcext:value-type="float">
            <text:p>-2.8028409953</text:p>
          </table:table-cell>
          <table:table-cell office:value-type="float" office:value="0.226721799782002" calcext:value-type="float">
            <text:p>0.2267217998</text:p>
          </table:table-cell>
          <table:table-cell office:value-type="float" office:value="-2.50862336606028" calcext:value-type="float">
            <text:p>-2.5086233661</text:p>
          </table:table-cell>
          <table:table-cell office:value-type="float" office:value="0.174057943184556" calcext:value-type="float">
            <text:p>0.1740579432</text:p>
          </table:table-cell>
          <table:table-cell office:value-type="float" office:value="-3.00584214910079" calcext:value-type="float">
            <text:p>-3.0058421491</text:p>
          </table:table-cell>
          <table:table-cell office:value-type="float" office:value="-0.230214225868584" calcext:value-type="float">
            <text:p>-0.2302142259</text:p>
          </table:table-cell>
          <table:table-cell office:value-type="float" office:value="-2.71162451990588" calcext:value-type="float">
            <text:p>-2.7116245199</text:p>
          </table:table-cell>
          <table:table-cell office:value-type="float" office:value="-0.177550369271138" calcext:value-type="float">
            <text:p>-0.1775503693</text:p>
          </table:table-cell>
          <table:table-cell office:value-type="float" office:value="-2.21440573686538" calcext:value-type="float">
            <text:p>-2.2144057369</text:p>
          </table:table-cell>
          <table:table-cell office:value-type="float" office:value="-0.28287808246603" calcext:value-type="float">
            <text:p>-0.2828780825</text:p>
          </table:table-cell>
          <table:table-cell office:value-type="float" office:value="-3.20884330294639" calcext:value-type="float">
            <text:p>-3.2088433029</text:p>
          </table:table-cell>
          <table:table-cell office:value-type="float" office:value="-0.68715025151917" calcext:value-type="float">
            <text:p>-0.6871502515</text:p>
          </table:table-cell>
          <table:table-cell office:value-type="float" office:value="-2.91462567375149" calcext:value-type="float">
            <text:p>-2.9146256738</text:p>
          </table:table-cell>
          <table:table-cell office:value-type="float" office:value="-0.634486394921724" calcext:value-type="float">
            <text:p>-0.6344863949</text:p>
          </table:table-cell>
          <table:table-cell office:value-type="float" office:value="-2.41740689071098" calcext:value-type="float">
            <text:p>-2.4174068907</text:p>
          </table:table-cell>
          <table:table-cell office:value-type="float" office:value="-0.739814108116616" calcext:value-type="float">
            <text:p>-0.7398141081</text:p>
          </table:table-cell>
          <table:table-cell office:value-type="float" office:value="-3.411844456792" calcext:value-type="float">
            <text:p>-3.4118444568</text:p>
          </table:table-cell>
          <table:table-cell office:value-type="float" office:value="-0.581822538324278" calcext:value-type="float">
            <text:p>-0.5818225383</text:p>
          </table:table-cell>
          <table:table-cell office:value-type="float" office:value="-1.92018810767047" calcext:value-type="float">
            <text:p>-1.9201881077</text:p>
          </table:table-cell>
          <table:table-cell office:value-type="float" office:value="-1.09142242057231" calcext:value-type="float">
            <text:p>-1.0914224206</text:p>
          </table:table-cell>
          <table:table-cell office:value-type="float" office:value="-2.62040804455659" calcext:value-type="float">
            <text:p>-2.6204080446</text:p>
          </table:table-cell>
          <table:table-cell office:value-type="float" office:value="-1.03875856397486" calcext:value-type="float">
            <text:p>-1.038758564</text:p>
          </table:table-cell>
          <table:table-cell office:value-type="float" office:value="-2.12318926151608" calcext:value-type="float">
            <text:p>-2.1231892615</text:p>
          </table:table-cell>
          <table:table-cell office:value-type="float" office:value="-1.14408627716976" calcext:value-type="float">
            <text:p>-1.1440862772</text:p>
          </table:table-cell>
          <table:table-cell office:value-type="float" office:value="-3.1176268275971" calcext:value-type="float">
            <text:p>-3.1176268276</text:p>
          </table:table-cell>
          <table:table-cell office:value-type="float" office:value="-1.49569458962545" calcext:value-type="float">
            <text:p>-1.4956945896</text:p>
          </table:table-cell>
          <table:table-cell office:value-type="float" office:value="-2.32619041536168" calcext:value-type="float">
            <text:p>-2.3261904154</text:p>
          </table:table-cell>
          <table:table-cell office:value-type="float" office:value="-1.5483584462229" calcext:value-type="float">
            <text:p>-1.5483584462</text:p>
          </table:table-cell>
          <table:table-cell office:value-type="float" office:value="-2.82340919840219" calcext:value-type="float">
            <text:p>-2.8234091984</text:p>
          </table:table-cell>
          <table:table-cell office:value-type="float" office:value="-1.443030733028" calcext:value-type="float">
            <text:p>-1.443030733</text:p>
          </table:table-cell>
          <table:table-cell office:value-type="float" office:value="-1.82897163232118" calcext:value-type="float">
            <text:p>-1.8289716323</text:p>
          </table:table-cell>
          <table:table-cell office:value-type="float" office:value="-1.60102230282034" calcext:value-type="float">
            <text:p>-1.6010223028</text:p>
          </table:table-cell>
          <table:table-cell office:value-type="float" office:value="-3.3206279814427" calcext:value-type="float">
            <text:p>-3.3206279814</text:p>
          </table:table-cell>
          <table:table-cell office:value-type="float" office:value="-1.95263061527604" calcext:value-type="float">
            <text:p>-1.9526306153</text:p>
          </table:table-cell>
          <table:table-cell office:value-type="float" office:value="-2.52919156920729" calcext:value-type="float">
            <text:p>-2.5291915692</text:p>
          </table:table-cell>
          <table:table-cell office:value-type="float" office:value="-1.89996675867859" calcext:value-type="float">
            <text:p>-1.8999667587</text:p>
          </table:table-cell>
          <table:table-cell office:value-type="float" office:value="-2.03197278616678" calcext:value-type="float">
            <text:p>-2.0319727862</text:p>
          </table:table-cell>
          <table:table-cell office:value-type="float" office:value="-2.00529447187348" calcext:value-type="float">
            <text:p>-2.0052944719</text:p>
          </table:table-cell>
          <table:table-cell office:value-type="float" office:value="-3.0264103522478" calcext:value-type="float">
            <text:p>-3.026410352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2]</text:p>
          </table:table-cell>
          <table:table-cell office:value-type="float" office:value="-4" calcext:value-type="float">
            <text:p>-4</text:p>
          </table:table-cell>
          <table:table-cell office:value-type="float" office:value="0.576144545631656" calcext:value-type="float">
            <text:p>0.5761445456</text:p>
          </table:table-cell>
          <table:table-cell office:value-type="float" office:value="-2.80432357161479" calcext:value-type="float">
            <text:p>-2.8043235716</text:p>
          </table:table-cell>
          <table:table-cell office:value-type="float" office:value="-0.0616213294601872" calcext:value-type="float">
            <text:p>-0.0616213295</text:p>
          </table:table-cell>
          <table:table-cell office:value-type="float" office:value="-2.79458604124723" calcext:value-type="float">
            <text:p>-2.7945860412</text:p>
          </table:table-cell>
          <table:table-cell office:value-type="float" office:value="-1.36521030097767" calcext:value-type="float">
            <text:p>-1.365210301</text:p>
          </table:table-cell>
          <table:table-cell office:value-type="float" office:value="-3.43082489518694" calcext:value-type="float">
            <text:p>-3.4308248952</text:p>
          </table:table-cell>
          <table:table-cell office:value-type="float" office:value="-0.376810669859642" calcext:value-type="float">
            <text:p>-0.3768106699</text:p>
          </table:table-cell>
          <table:table-cell office:value-type="float" office:value="-2.25606047148091" calcext:value-type="float">
            <text:p>-2.2560604715</text:p>
          </table:table-cell>
          <table:table-cell office:value-type="float" office:value="-0.641828146106239" calcext:value-type="float">
            <text:p>-0.6418281461</text:p>
          </table:table-cell>
          <table:table-cell office:value-type="float" office:value="-2.77685185576885" calcext:value-type="float">
            <text:p>-2.7768518558</text:p>
          </table:table-cell>
          <table:table-cell office:value-type="float" office:value="-2.40831851880432" calcext:value-type="float">
            <text:p>-2.4083185188</text:p>
          </table:table-cell>
          <table:table-cell office:value-type="float" office:value="-3.10005163561176" calcext:value-type="float">
            <text:p>-3.1000516356</text:p>
          </table:table-cell>
          <table:table-cell office:value-type="float" office:value="-2.36164741632842" calcext:value-type="float">
            <text:p>-2.3616474163</text:p>
          </table:table-cell>
          <table:table-cell office:value-type="float" office:value="-3.55783311473961" calcext:value-type="float">
            <text:p>-3.5578331147</text:p>
          </table:table-cell>
          <table:table-cell office:value-type="float" office:value="-1.09038604420429" calcext:value-type="float">
            <text:p>-1.0903860442</text:p>
          </table:table-cell>
          <table:table-cell office:value-type="float" office:value="-2.72255545708722" calcext:value-type="float">
            <text:p>-2.7225554571</text:p>
          </table:table-cell>
          <table:table-cell office:value-type="float" office:value="-2.75407210314941" calcext:value-type="float">
            <text:p>-2.7540721031</text:p>
          </table:table-cell>
          <table:table-cell office:value-type="float" office:value="-2.61463613802242" calcext:value-type="float">
            <text:p>-2.614636138</text:p>
          </table:table-cell>
          <table:table-cell office:value-type="float" office:value="-1.87207020119106" calcext:value-type="float">
            <text:p>-1.8720702012</text:p>
          </table:table-cell>
          <table:table-cell office:value-type="float" office:value="-2.29285431515947" calcext:value-type="float">
            <text:p>-2.2928543152</text:p>
          </table:table-cell>
          <table:table-cell office:value-type="float" office:value="-1.72639140442461" calcext:value-type="float">
            <text:p>-1.7263914044</text:p>
          </table:table-cell>
          <table:table-cell office:value-type="float" office:value="-3.01136307170115" calcext:value-type="float">
            <text:p>-3.0113630717</text:p>
          </table:table-cell>
          <table:table-cell office:value-type="float" office:value="-1.14759728194213" calcext:value-type="float">
            <text:p>-1.1475972819</text:p>
          </table:table-cell>
          <table:table-cell office:value-type="float" office:value="-1.97127392303935" calcext:value-type="float">
            <text:p>-1.971273923</text:p>
          </table:table-cell>
          <table:table-cell office:value-type="float" office:value="-2.93282984994341" calcext:value-type="float">
            <text:p>-2.9328298499</text:p>
          </table:table-cell>
          <table:table-cell office:value-type="float" office:value="-2.16852463452296" calcext:value-type="float">
            <text:p>-2.1685246345</text:p>
          </table:table-cell>
          <table:table-cell office:value-type="float" office:value="-2.1498528549721" calcext:value-type="float">
            <text:p>-2.149852855</text:p>
          </table:table-cell>
          <table:table-cell office:value-type="float" office:value="-2.75271889676682" calcext:value-type="float">
            <text:p>-2.7527188968</text:p>
          </table:table-cell>
          <table:table-cell office:value-type="float" office:value="-3.18532653790158" calcext:value-type="float">
            <text:p>-3.1853265379</text:p>
          </table:table-cell>
          <table:table-cell office:value-type="float" office:value="-2.50712490344274" calcext:value-type="float">
            <text:p>-2.5071249034</text:p>
          </table:table-cell>
          <table:table-cell office:value-type="float" office:value="-1.51930731388797" calcext:value-type="float">
            <text:p>-1.5193073139</text:p>
          </table:table-cell>
          <table:table-cell office:value-type="float" office:value="-2.52823854650441" calcext:value-type="float">
            <text:p>-2.5282385465</text:p>
          </table:table-cell>
          <table:table-cell office:value-type="float" office:value="-2.54298839273008" calcext:value-type="float">
            <text:p>-2.5429883927</text:p>
          </table:table-cell>
          <table:table-cell office:value-type="float" office:value="-2.20087286923434" calcext:value-type="float">
            <text:p>-2.2008728692</text:p>
          </table:table-cell>
          <table:table-cell office:value-type="float" office:value="-3.03258258923823" calcext:value-type="float">
            <text:p>-3.0325825892</text:p>
          </table:table-cell>
          <table:table-cell office:value-type="float" office:value="-2.97325746434782" calcext:value-type="float">
            <text:p>-2.9732574643</text:p>
          </table:table-cell>
          <table:table-cell office:value-type="float" office:value="-2.37842888711782" calcext:value-type="float">
            <text:p>-2.3784288871</text:p>
          </table:table-cell>
          <table:table-cell office:value-type="float" office:value="-2.49321074203482" calcext:value-type="float">
            <text:p>-2.493210742</text:p>
          </table:table-cell>
          <table:table-cell office:value-type="float" office:value="-2.75211109386343" calcext:value-type="float">
            <text:p>-2.7521110939</text:p>
          </table:table-cell>
          <table:table-cell office:value-type="float" office:value="-1.74756618445452" calcext:value-type="float">
            <text:p>-1.7475661845</text:p>
          </table:table-cell>
          <table:table-cell office:value-type="float" office:value="9.20199999999996" calcext:value-type="float">
            <text:p>9.202</text:p>
          </table:table-cell>
          <table:table-cell office:value-type="float" office:value="2.05" calcext:value-type="float">
            <text:p>2.05</text:p>
          </table:table-cell>
          <table:table-cell office:value-type="float" office:value="1.12399999999998" calcext:value-type="float">
            <text:p>1.12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39999999999975" calcext:value-type="float">
            <text:p>0.84</text:p>
          </table:table-cell>
          <table:table-cell office:value-type="float" office:value="0.579086509354494" calcext:value-type="float">
            <text:p>0.5790865094</text:p>
          </table:table-cell>
          <table:table-cell office:value-type="float" office:value="-2.80594190645431" calcext:value-type="float">
            <text:p>-2.8059419065</text:p>
          </table:table-cell>
          <table:table-cell office:value-type="float" office:value="0.32018201904066" calcext:value-type="float">
            <text:p>0.320182019</text:p>
          </table:table-cell>
          <table:table-cell office:value-type="float" office:value="-2.37819377390978" calcext:value-type="float">
            <text:p>-2.3781937739</text:p>
          </table:table-cell>
          <table:table-cell office:value-type="float" office:value="0.0791935149926595" calcext:value-type="float">
            <text:p>0.079193515</text:p>
          </table:table-cell>
          <table:table-cell office:value-type="float" office:value="-2.81628570594769" calcext:value-type="float">
            <text:p>-2.8162857059</text:p>
          </table:table-cell>
          <table:table-cell office:value-type="float" office:value="-0.179710975321174" calcext:value-type="float">
            <text:p>-0.1797109753</text:p>
          </table:table-cell>
          <table:table-cell office:value-type="float" office:value="-2.38853757340315" calcext:value-type="float">
            <text:p>-2.3885375734</text:p>
          </table:table-cell>
          <table:table-cell office:value-type="float" office:value="0.0612775287268272" calcext:value-type="float">
            <text:p>0.0612775287</text:p>
          </table:table-cell>
          <table:table-cell office:value-type="float" office:value="-1.95044564136525" calcext:value-type="float">
            <text:p>-1.9504456414</text:p>
          </table:table-cell>
          <table:table-cell office:value-type="float" office:value="-0.420699479369175" calcext:value-type="float">
            <text:p>-0.4206994794</text:p>
          </table:table-cell>
          <table:table-cell office:value-type="float" office:value="-2.82662950544106" calcext:value-type="float">
            <text:p>-2.8266295054</text:p>
          </table:table-cell>
          <table:table-cell office:value-type="float" office:value="-0.679603969683008" calcext:value-type="float">
            <text:p>-0.6796039697</text:p>
          </table:table-cell>
          <table:table-cell office:value-type="float" office:value="-2.39888137289653" calcext:value-type="float">
            <text:p>-2.3988813729</text:p>
          </table:table-cell>
          <table:table-cell office:value-type="float" office:value="-0.438615465635007" calcext:value-type="float">
            <text:p>-0.4386154656</text:p>
          </table:table-cell>
          <table:table-cell office:value-type="float" office:value="-1.96078944085862" calcext:value-type="float">
            <text:p>-1.9607894409</text:p>
          </table:table-cell>
          <table:table-cell office:value-type="float" office:value="-0.920592473731009" calcext:value-type="float">
            <text:p>-0.9205924737</text:p>
          </table:table-cell>
          <table:table-cell office:value-type="float" office:value="-2.83697330493444" calcext:value-type="float">
            <text:p>-2.8369733049</text:p>
          </table:table-cell>
          <table:table-cell office:value-type="float" office:value="-0.197626961587006" calcext:value-type="float">
            <text:p>-0.1976269616</text:p>
          </table:table-cell>
          <table:table-cell office:value-type="float" office:value="-1.52269750882072" calcext:value-type="float">
            <text:p>-1.5226975088</text:p>
          </table:table-cell>
          <table:table-cell office:value-type="float" office:value="-0.938508459996841" calcext:value-type="float">
            <text:p>-0.93850846</text:p>
          </table:table-cell>
          <table:table-cell office:value-type="float" office:value="-1.971133240352" calcext:value-type="float">
            <text:p>-1.9711332404</text:p>
          </table:table-cell>
          <table:table-cell office:value-type="float" office:value="-0.69751995594884" calcext:value-type="float">
            <text:p>-0.6975199559</text:p>
          </table:table-cell>
          <table:table-cell office:value-type="float" office:value="-1.53304130831409" calcext:value-type="float">
            <text:p>-1.5330413083</text:p>
          </table:table-cell>
          <table:table-cell office:value-type="float" office:value="-1.17949696404484" calcext:value-type="float">
            <text:p>-1.179496964</text:p>
          </table:table-cell>
          <table:table-cell office:value-type="float" office:value="-2.40922517238991" calcext:value-type="float">
            <text:p>-2.4092251724</text:p>
          </table:table-cell>
          <table:table-cell office:value-type="float" office:value="-1.19741295031067" calcext:value-type="float">
            <text:p>-1.1974129503</text:p>
          </table:table-cell>
          <table:table-cell office:value-type="float" office:value="-1.54338510780747" calcext:value-type="float">
            <text:p>-1.5433851078</text:p>
          </table:table-cell>
          <table:table-cell office:value-type="float" office:value="-1.43840145435868" calcext:value-type="float">
            <text:p>-1.4384014544</text:p>
          </table:table-cell>
          <table:table-cell office:value-type="float" office:value="-1.98147703984538" calcext:value-type="float">
            <text:p>-1.9814770398</text:p>
          </table:table-cell>
          <table:table-cell office:value-type="float" office:value="-0.956424446262674" calcext:value-type="float">
            <text:p>-0.9564244463</text:p>
          </table:table-cell>
          <table:table-cell office:value-type="float" office:value="-1.10529317576956" calcext:value-type="float">
            <text:p>-1.1052931758</text:p>
          </table:table-cell>
          <table:table-cell office:value-type="float" office:value="-1.67938995840668" calcext:value-type="float">
            <text:p>-1.6793899584</text:p>
          </table:table-cell>
          <table:table-cell office:value-type="float" office:value="-2.41956897188328" calcext:value-type="float">
            <text:p>-2.4195689719</text:p>
          </table:table-cell>
          <table:table-cell office:value-type="float" office:value="-1.69730594467251" calcext:value-type="float">
            <text:p>-1.6973059447</text:p>
          </table:table-cell>
          <table:table-cell office:value-type="float" office:value="-1.55372890730084" calcext:value-type="float">
            <text:p>-1.5537289073</text:p>
          </table:table-cell>
          <table:table-cell office:value-type="float" office:value="-1.45631744062451" calcext:value-type="float">
            <text:p>-1.4563174406</text:p>
          </table:table-cell>
          <table:table-cell office:value-type="float" office:value="-1.11563697526294" calcext:value-type="float">
            <text:p>-1.1156369753</text:p>
          </table:table-cell>
          <table:table-cell office:value-type="float" office:value="-1.93829444872051" calcext:value-type="float">
            <text:p>-1.9382944487</text:p>
          </table:table-cell>
          <table:table-cell office:value-type="float" office:value="-1.99182083933875" calcext:value-type="float">
            <text:p>-1.99182083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5]</text:p>
          </table:table-cell>
          <table:table-cell office:value-type="float" office:value="-1" calcext:value-type="float">
            <text:p>-1</text:p>
          </table:table-cell>
          <table:table-cell office:value-type="float" office:value="0.124372469104229" calcext:value-type="float">
            <text:p>0.1243724691</text:p>
          </table:table-cell>
          <table:table-cell office:value-type="float" office:value="-2.85931712456684" calcext:value-type="float">
            <text:p>-2.8593171246</text:p>
          </table:table-cell>
          <table:table-cell office:value-type="float" office:value="-0.267790314495304" calcext:value-type="float">
            <text:p>-0.2677903145</text:p>
          </table:table-cell>
          <table:table-cell office:value-type="float" office:value="-2.49576113318852" calcext:value-type="float">
            <text:p>-2.4957611332</text:p>
          </table:table-cell>
          <table:table-cell office:value-type="float" office:value="-0.805251929972479" calcext:value-type="float">
            <text:p>-0.80525193</text:p>
          </table:table-cell>
          <table:table-cell office:value-type="float" office:value="-3.46675827895567" calcext:value-type="float">
            <text:p>-3.466758279</text:p>
          </table:table-cell>
          <table:table-cell office:value-type="float" office:value="-1.1187402227594" calcext:value-type="float">
            <text:p>-1.1187402228</text:p>
          </table:table-cell>
          <table:table-cell office:value-type="float" office:value="-2.99454833530533" calcext:value-type="float">
            <text:p>-2.9945483353</text:p>
          </table:table-cell>
          <table:table-cell office:value-type="float" office:value="-0.736039393179122" calcext:value-type="float">
            <text:p>-0.7360393932</text:p>
          </table:table-cell>
          <table:table-cell office:value-type="float" office:value="-2.12509655367583" calcext:value-type="float">
            <text:p>-2.1250965537</text:p>
          </table:table-cell>
          <table:table-cell office:value-type="float" office:value="-2.47405749296885" calcext:value-type="float">
            <text:p>-2.474057493</text:p>
          </table:table-cell>
          <table:table-cell office:value-type="float" office:value="-3.6729509566329" calcext:value-type="float">
            <text:p>-3.6729509566</text:p>
          </table:table-cell>
          <table:table-cell office:value-type="float" office:value="-1.84264061416124" calcext:value-type="float">
            <text:p>-1.8426406142</text:p>
          </table:table-cell>
          <table:table-cell office:value-type="float" office:value="-3.419856345516" calcext:value-type="float">
            <text:p>-3.4198563455</text:p>
          </table:table-cell>
          <table:table-cell office:value-type="float" office:value="-1.16174111847654" calcext:value-type="float">
            <text:p>-1.1617411185</text:p>
          </table:table-cell>
          <table:table-cell office:value-type="float" office:value="-2.45927096709695" calcext:value-type="float">
            <text:p>-2.4592709671</text:p>
          </table:table-cell>
          <table:table-cell office:value-type="float" office:value="-2.3894334257173" calcext:value-type="float">
            <text:p>-2.3894334257</text:p>
          </table:table-cell>
          <table:table-cell office:value-type="float" office:value="-2.80804989072321" calcext:value-type="float">
            <text:p>-2.8080498907</text:p>
          </table:table-cell>
          <table:table-cell office:value-type="float" office:value="1.96668076696656" calcext:value-type="float">
            <text:p>1.966680767</text:p>
          </table:table-cell>
          <table:table-cell office:value-type="float" office:value="0.511907733317203" calcext:value-type="float">
            <text:p>0.5119077333</text:p>
          </table:table-cell>
          <table:table-cell office:value-type="float" office:value="-1.63558557292348" calcext:value-type="float">
            <text:p>-1.6355855729</text:p>
          </table:table-cell>
          <table:table-cell office:value-type="float" office:value="-2.8945234191723" calcext:value-type="float">
            <text:p>-2.8945234192</text:p>
          </table:table-cell>
          <table:table-cell office:value-type="float" office:value="-1.66296531466197" calcext:value-type="float">
            <text:p>-1.6629653147</text:p>
          </table:table-cell>
          <table:table-cell office:value-type="float" office:value="-2.36799657932989" calcext:value-type="float">
            <text:p>-2.3679965793</text:p>
          </table:table-cell>
          <table:table-cell office:value-type="float" office:value="-2.37836397932112" calcext:value-type="float">
            <text:p>-2.3783639793</text:p>
          </table:table-cell>
          <table:table-cell office:value-type="float" office:value="-3.23651060120455" calcext:value-type="float">
            <text:p>-3.2365106012</text:p>
          </table:table-cell>
          <table:table-cell office:value-type="float" office:value="-2.77665475974664" calcext:value-type="float">
            <text:p>-2.7766547597</text:p>
          </table:table-cell>
          <table:table-cell office:value-type="float" office:value="-2.64830977740147" calcext:value-type="float">
            <text:p>-2.6483097774</text:p>
          </table:table-cell>
          <table:table-cell office:value-type="float" office:value="-3.20374883994578" calcext:value-type="float">
            <text:p>-3.2037488399</text:p>
          </table:table-cell>
          <table:table-cell office:value-type="float" office:value="-2.64861897084301" calcext:value-type="float">
            <text:p>-2.6486189708</text:p>
          </table:table-cell>
          <table:table-cell office:value-type="float" office:value="-1.55447258764643" calcext:value-type="float">
            <text:p>-1.5544725876</text:p>
          </table:table-cell>
          <table:table-cell office:value-type="float" office:value="0.610040354934872" calcext:value-type="float">
            <text:p>0.6100403549</text:p>
          </table:table-cell>
          <table:table-cell office:value-type="float" office:value="-2.49729447924145" calcext:value-type="float">
            <text:p>-2.4972944792</text:p>
          </table:table-cell>
          <table:table-cell office:value-type="float" office:value="-2.36036591704873" calcext:value-type="float">
            <text:p>-2.360365917</text:p>
          </table:table-cell>
          <table:table-cell office:value-type="float" office:value="-2.96267899172109" calcext:value-type="float">
            <text:p>-2.9626789917</text:p>
          </table:table-cell>
          <table:table-cell office:value-type="float" office:value="-2.18812567760336" calcext:value-type="float">
            <text:p>-2.1881256776</text:p>
          </table:table-cell>
          <table:table-cell office:value-type="float" office:value="-2.07439792861005" calcext:value-type="float">
            <text:p>-2.0743979286</text:p>
          </table:table-cell>
          <table:table-cell office:value-type="float" office:value="-2.41753198601703" calcext:value-type="float">
            <text:p>-2.417531986</text:p>
          </table:table-cell>
          <table:table-cell office:value-type="float" office:value="-2.8447549401808" calcext:value-type="float">
            <text:p>-2.8447549402</text:p>
          </table:table-cell>
          <table:table-cell office:value-type="float" office:value="-1.72125486689966" calcext:value-type="float">
            <text:p>-1.7212548669</text:p>
          </table:table-cell>
          <table:table-cell office:value-type="float" office:value="10.21" calcext:value-type="float">
            <text:p>10.21</text:p>
          </table:table-cell>
          <table:table-cell office:value-type="float" office:value="2.05" calcext:value-type="float">
            <text:p>2.05</text:p>
          </table:table-cell>
          <table:table-cell office:value-type="float" office:value="0.619999999999981" calcext:value-type="float">
            <text:p>0.6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9999999999998" calcext:value-type="float">
            <text:p>1.2</text:p>
          </table:table-cell>
          <table:table-cell office:value-type="float" office:value="0.658021937670884" calcext:value-type="float">
            <text:p>0.6580219377</text:p>
          </table:table-cell>
          <table:table-cell office:value-type="float" office:value="-2.885762385133" calcext:value-type="float">
            <text:p>-2.8857623851</text:p>
          </table:table-cell>
          <table:table-cell office:value-type="float" office:value="0.237913631572916" calcext:value-type="float">
            <text:p>0.2379136316</text:p>
          </table:table-cell>
          <table:table-cell office:value-type="float" office:value="-2.61463693234869" calcext:value-type="float">
            <text:p>-2.6146369323</text:p>
          </table:table-cell>
          <table:table-cell office:value-type="float" office:value="0.213166254898131" calcext:value-type="float">
            <text:p>0.2131662549</text:p>
          </table:table-cell>
          <table:table-cell office:value-type="float" office:value="-3.11402412416253" calcext:value-type="float">
            <text:p>-3.1140241242</text:p>
          </table:table-cell>
          <table:table-cell office:value-type="float" office:value="-0.206942051199837" calcext:value-type="float">
            <text:p>-0.2069420512</text:p>
          </table:table-cell>
          <table:table-cell office:value-type="float" office:value="-2.84289867137822" calcext:value-type="float">
            <text:p>-2.8428986714</text:p>
          </table:table-cell>
          <table:table-cell office:value-type="float" office:value="-0.182194674525052" calcext:value-type="float">
            <text:p>-0.1821946745</text:p>
          </table:table-cell>
          <table:table-cell office:value-type="float" office:value="-2.34351147956438" calcext:value-type="float">
            <text:p>-2.3435114796</text:p>
          </table:table-cell>
          <table:table-cell office:value-type="float" office:value="-0.231689427874623" calcext:value-type="float">
            <text:p>-0.2316894279</text:p>
          </table:table-cell>
          <table:table-cell office:value-type="float" office:value="-3.34228586319207" calcext:value-type="float">
            <text:p>-3.3422858632</text:p>
          </table:table-cell>
          <table:table-cell office:value-type="float" office:value="-0.651797733972591" calcext:value-type="float">
            <text:p>-0.651797734</text:p>
          </table:table-cell>
          <table:table-cell office:value-type="float" office:value="-3.07116041040776" calcext:value-type="float">
            <text:p>-3.0711604104</text:p>
          </table:table-cell>
          <table:table-cell office:value-type="float" office:value="-0.627050357297805" calcext:value-type="float">
            <text:p>-0.6270503573</text:p>
          </table:table-cell>
          <table:table-cell office:value-type="float" office:value="-2.57177321859392" calcext:value-type="float">
            <text:p>-2.5717732186</text:p>
          </table:table-cell>
          <table:table-cell office:value-type="float" office:value="-0.676545110647376" calcext:value-type="float">
            <text:p>-0.6765451106</text:p>
          </table:table-cell>
          <table:table-cell office:value-type="float" office:value="-3.5705476022216" calcext:value-type="float">
            <text:p>-3.5705476022</text:p>
          </table:table-cell>
          <table:table-cell office:value-type="float" office:value="-0.60230298062302" calcext:value-type="float">
            <text:p>-0.6023029806</text:p>
          </table:table-cell>
          <table:table-cell office:value-type="float" office:value="-2.07238602678007" calcext:value-type="float">
            <text:p>-2.0723860268</text:p>
          </table:table-cell>
          <table:table-cell office:value-type="float" office:value="-1.07190604007056" calcext:value-type="float">
            <text:p>-1.0719060401</text:p>
          </table:table-cell>
          <table:table-cell office:value-type="float" office:value="-2.80003495762345" calcext:value-type="float">
            <text:p>-2.8000349576</text:p>
          </table:table-cell>
          <table:table-cell office:value-type="float" office:value="-1.04715866339577" calcext:value-type="float">
            <text:p>-1.0471586634</text:p>
          </table:table-cell>
          <table:table-cell office:value-type="float" office:value="-2.30064776580961" calcext:value-type="float">
            <text:p>-2.3006477658</text:p>
          </table:table-cell>
          <table:table-cell office:value-type="float" office:value="-1.09665341674534" calcext:value-type="float">
            <text:p>-1.0966534167</text:p>
          </table:table-cell>
          <table:table-cell office:value-type="float" office:value="-3.29942214943729" calcext:value-type="float">
            <text:p>-3.2994221494</text:p>
          </table:table-cell>
          <table:table-cell office:value-type="float" office:value="-1.49201434616853" calcext:value-type="float">
            <text:p>-1.4920143462</text:p>
          </table:table-cell>
          <table:table-cell office:value-type="float" office:value="-2.52890950483914" calcext:value-type="float">
            <text:p>-2.5289095048</text:p>
          </table:table-cell>
          <table:table-cell office:value-type="float" office:value="-1.51676172284331" calcext:value-type="float">
            <text:p>-1.5167617228</text:p>
          </table:table-cell>
          <table:table-cell office:value-type="float" office:value="-3.02829669665299" calcext:value-type="float">
            <text:p>-3.0282966967</text:p>
          </table:table-cell>
          <table:table-cell office:value-type="float" office:value="-1.46726696949374" calcext:value-type="float">
            <text:p>-1.4672669695</text:p>
          </table:table-cell>
          <table:table-cell office:value-type="float" office:value="-2.0295223130253" calcext:value-type="float">
            <text:p>-2.029522313</text:p>
          </table:table-cell>
          <table:table-cell office:value-type="float" office:value="-1.5415090995181" calcext:value-type="float">
            <text:p>-1.5415090995</text:p>
          </table:table-cell>
          <table:table-cell office:value-type="float" office:value="-3.52768388846683" calcext:value-type="float">
            <text:p>-3.5276838885</text:p>
          </table:table-cell>
          <table:table-cell office:value-type="float" office:value="-1.93687002894128" calcext:value-type="float">
            <text:p>-1.9368700289</text:p>
          </table:table-cell>
          <table:table-cell office:value-type="float" office:value="-2.75717124386868" calcext:value-type="float">
            <text:p>-2.7571712439</text:p>
          </table:table-cell>
          <table:table-cell office:value-type="float" office:value="-1.91212265226649" calcext:value-type="float">
            <text:p>-1.9121226523</text:p>
          </table:table-cell>
          <table:table-cell office:value-type="float" office:value="-2.25778405205484" calcext:value-type="float">
            <text:p>-2.2577840521</text:p>
          </table:table-cell>
          <table:table-cell office:value-type="float" office:value="-1.96161740561607" calcext:value-type="float">
            <text:p>-1.9616174056</text:p>
          </table:table-cell>
          <table:table-cell office:value-type="float" office:value="-3.25655843568252" calcext:value-type="float">
            <text:p>-3.25655843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5]</text:p>
          </table:table-cell>
          <table:table-cell office:value-type="float" office:value="-2" calcext:value-type="float">
            <text:p>-2</text:p>
          </table:table-cell>
          <table:table-cell office:value-type="float" office:value="0.0844100700667529" calcext:value-type="float">
            <text:p>0.0844100701</text:p>
          </table:table-cell>
          <table:table-cell office:value-type="float" office:value="-2.85758315133478" calcext:value-type="float">
            <text:p>-2.8575831513</text:p>
          </table:table-cell>
          <table:table-cell office:value-type="float" office:value="-0.307754450998146" calcext:value-type="float">
            <text:p>-0.307754451</text:p>
          </table:table-cell>
          <table:table-cell office:value-type="float" office:value="-2.4974545892943" calcext:value-type="float">
            <text:p>-2.4974545893</text:p>
          </table:table-cell>
          <table:table-cell office:value-type="float" office:value="-0.845151089427698" calcext:value-type="float">
            <text:p>-0.8451510894</text:p>
          </table:table-cell>
          <table:table-cell office:value-type="float" office:value="-3.46391978027378" calcext:value-type="float">
            <text:p>-3.4639197803</text:p>
          </table:table-cell>
          <table:table-cell office:value-type="float" office:value="-1.15866317858204" calcext:value-type="float">
            <text:p>-1.1586631786</text:p>
          </table:table-cell>
          <table:table-cell office:value-type="float" office:value="-2.99206688444266" calcext:value-type="float">
            <text:p>-2.9920668844</text:p>
          </table:table-cell>
          <table:table-cell office:value-type="float" office:value="-0.7749096910606" calcext:value-type="float">
            <text:p>-0.7749096911</text:p>
          </table:table-cell>
          <table:table-cell office:value-type="float" office:value="-2.13453583026914" calcext:value-type="float">
            <text:p>-2.1345358303</text:p>
          </table:table-cell>
          <table:table-cell office:value-type="float" office:value="-2.50961206048936" calcext:value-type="float">
            <text:p>-2.5096120605</text:p>
          </table:table-cell>
          <table:table-cell office:value-type="float" office:value="-3.65462412579859" calcext:value-type="float">
            <text:p>-3.6546241258</text:p>
          </table:table-cell>
          <table:table-cell office:value-type="float" office:value="-1.88238664167602" calcext:value-type="float">
            <text:p>-1.8823866417</text:p>
          </table:table-cell>
          <table:table-cell office:value-type="float" office:value="-3.41535597922044" calcext:value-type="float">
            <text:p>-3.4153559792</text:p>
          </table:table-cell>
          <table:table-cell office:value-type="float" office:value="-1.20172229191934" calcext:value-type="float">
            <text:p>-1.2017222919</text:p>
          </table:table-cell>
          <table:table-cell office:value-type="float" office:value="-2.46049806535568" calcext:value-type="float">
            <text:p>-2.4604980654</text:p>
          </table:table-cell>
          <table:table-cell office:value-type="float" office:value="-2.42821096591771" calcext:value-type="float">
            <text:p>-2.4282109659</text:p>
          </table:table-cell>
          <table:table-cell office:value-type="float" office:value="-2.79823651332268" calcext:value-type="float">
            <text:p>-2.7982365133</text:p>
          </table:table-cell>
          <table:table-cell office:value-type="float" office:value="1.99560143241399" calcext:value-type="float">
            <text:p>1.9956014324</text:p>
          </table:table-cell>
          <table:table-cell office:value-type="float" office:value="0.484274508567324" calcext:value-type="float">
            <text:p>0.4842745086</text:p>
          </table:table-cell>
          <table:table-cell office:value-type="float" office:value="-1.6750890235609" calcext:value-type="float">
            <text:p>-1.6750890236</text:p>
          </table:table-cell>
          <table:table-cell office:value-type="float" office:value="-2.90080652252467" calcext:value-type="float">
            <text:p>-2.9008065225</text:p>
          </table:table-cell>
          <table:table-cell office:value-type="float" office:value="-1.70255466937171" calcext:value-type="float">
            <text:p>-1.7025546694</text:p>
          </table:table-cell>
          <table:table-cell office:value-type="float" office:value="-2.37371348353289" calcext:value-type="float">
            <text:p>-2.3737134835</text:p>
          </table:table-cell>
          <table:table-cell office:value-type="float" office:value="-2.41614517673978" calcext:value-type="float">
            <text:p>-2.4161451767</text:p>
          </table:table-cell>
          <table:table-cell office:value-type="float" office:value="-3.22337358778396" calcext:value-type="float">
            <text:p>-3.2233735878</text:p>
          </table:table-cell>
          <table:table-cell office:value-type="float" office:value="-2.80929120383299" calcext:value-type="float">
            <text:p>-2.8092912038</text:p>
          </table:table-cell>
          <table:table-cell office:value-type="float" office:value="-2.62518268252558" calcext:value-type="float">
            <text:p>-2.6251826825</text:p>
          </table:table-cell>
          <table:table-cell office:value-type="float" office:value="-3.23306610655014" calcext:value-type="float">
            <text:p>-3.2330661066</text:p>
          </table:table-cell>
          <table:table-cell office:value-type="float" office:value="-2.62140688016903" calcext:value-type="float">
            <text:p>-2.6214068802</text:p>
          </table:table-cell>
          <table:table-cell office:value-type="float" office:value="-1.56991259248095" calcext:value-type="float">
            <text:p>-1.5699125925</text:p>
          </table:table-cell>
          <table:table-cell office:value-type="float" office:value="0.573140405738294" calcext:value-type="float">
            <text:p>0.5731404057</text:p>
          </table:table-cell>
          <table:table-cell office:value-type="float" office:value="-2.52776219603906" calcext:value-type="float">
            <text:p>-2.527762196</text:p>
          </table:table-cell>
          <table:table-cell office:value-type="float" office:value="-2.33444838952119" calcext:value-type="float">
            <text:p>-2.3344483895</text:p>
          </table:table-cell>
          <table:table-cell office:value-type="float" office:value="-2.98974457455366" calcext:value-type="float">
            <text:p>-2.9897445746</text:p>
          </table:table-cell>
          <table:table-cell office:value-type="float" office:value="-2.15867310172394" calcext:value-type="float">
            <text:p>-2.1586731017</text:p>
          </table:table-cell>
          <table:table-cell office:value-type="float" office:value="-2.11437392856087" calcext:value-type="float">
            <text:p>-2.1143739286</text:p>
          </table:table-cell>
          <table:table-cell office:value-type="float" office:value="-2.41614655181359" calcext:value-type="float">
            <text:p>-2.4161465518</text:p>
          </table:table-cell>
          <table:table-cell office:value-type="float" office:value="-2.86291831215792" calcext:value-type="float">
            <text:p>-2.8629183122</text:p>
          </table:table-cell>
          <table:table-cell office:value-type="float" office:value="-1.68561651791404" calcext:value-type="float">
            <text:p>-1.6856165179</text:p>
          </table:table-cell>
          <table:table-cell office:value-type="float" office:value="10.182" calcext:value-type="float">
            <text:p>10.182</text:p>
          </table:table-cell>
          <table:table-cell office:value-type="float" office:value="2.05" calcext:value-type="float">
            <text:p>2.05</text:p>
          </table:table-cell>
          <table:table-cell office:value-type="float" office:value="0.633999999999981" calcext:value-type="float">
            <text:p>0.63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8999999999998" calcext:value-type="float">
            <text:p>1.19</text:p>
          </table:table-cell>
          <table:table-cell office:value-type="float" office:value="0.606076512804062" calcext:value-type="float">
            <text:p>0.6060765128</text:p>
          </table:table-cell>
          <table:table-cell office:value-type="float" office:value="-2.88814415661771" calcext:value-type="float">
            <text:p>-2.8881441566</text:p>
          </table:table-cell>
          <table:table-cell office:value-type="float" office:value="0.188425744837565" calcext:value-type="float">
            <text:p>0.1884257448</text:p>
          </table:table-cell>
          <table:table-cell office:value-type="float" office:value="-2.61324811078039" calcext:value-type="float">
            <text:p>-2.6132481108</text:p>
          </table:table-cell>
          <table:table-cell office:value-type="float" office:value="0.159184169725802" calcext:value-type="float">
            <text:p>0.1591841697</text:p>
          </table:table-cell>
          <table:table-cell office:value-type="float" office:value="-3.11239230866812" calcext:value-type="float">
            <text:p>-3.1123923087</text:p>
          </table:table-cell>
          <table:table-cell office:value-type="float" office:value="-0.258466598240696" calcext:value-type="float">
            <text:p>-0.2584665982</text:p>
          </table:table-cell>
          <table:table-cell office:value-type="float" office:value="-2.8374962628308" calcext:value-type="float">
            <text:p>-2.8374962628</text:p>
          </table:table-cell>
          <table:table-cell office:value-type="float" office:value="-0.229225023128933" calcext:value-type="float">
            <text:p>-0.2292250231</text:p>
          </table:table-cell>
          <table:table-cell office:value-type="float" office:value="-2.33835206494307" calcext:value-type="float">
            <text:p>-2.3383520649</text:p>
          </table:table-cell>
          <table:table-cell office:value-type="float" office:value="-0.287708173352459" calcext:value-type="float">
            <text:p>-0.2877081734</text:p>
          </table:table-cell>
          <table:table-cell office:value-type="float" office:value="-3.33664046071852" calcext:value-type="float">
            <text:p>-3.3366404607</text:p>
          </table:table-cell>
          <table:table-cell office:value-type="float" office:value="-0.705358941318957" calcext:value-type="float">
            <text:p>-0.7053589413</text:p>
          </table:table-cell>
          <table:table-cell office:value-type="float" office:value="-3.0617444148812" calcext:value-type="float">
            <text:p>-3.0617444149</text:p>
          </table:table-cell>
          <table:table-cell office:value-type="float" office:value="-0.676117366207194" calcext:value-type="float">
            <text:p>-0.6761173662</text:p>
          </table:table-cell>
          <table:table-cell office:value-type="float" office:value="-2.56260021699347" calcext:value-type="float">
            <text:p>-2.562600217</text:p>
          </table:table-cell>
          <table:table-cell office:value-type="float" office:value="-0.73460051643072" calcext:value-type="float">
            <text:p>-0.7346005164</text:p>
          </table:table-cell>
          <table:table-cell office:value-type="float" office:value="-3.56088861276893" calcext:value-type="float">
            <text:p>-3.5608886128</text:p>
          </table:table-cell>
          <table:table-cell office:value-type="float" office:value="-0.646875791095431" calcext:value-type="float">
            <text:p>-0.6468757911</text:p>
          </table:table-cell>
          <table:table-cell office:value-type="float" office:value="-2.06345601910575" calcext:value-type="float">
            <text:p>-2.0634560191</text:p>
          </table:table-cell>
          <table:table-cell office:value-type="float" office:value="-1.12300970928545" calcext:value-type="float">
            <text:p>-1.1230097093</text:p>
          </table:table-cell>
          <table:table-cell office:value-type="float" office:value="-2.78684836904388" calcext:value-type="float">
            <text:p>-2.786848369</text:p>
          </table:table-cell>
          <table:table-cell office:value-type="float" office:value="-1.09376813417369" calcext:value-type="float">
            <text:p>-1.0937681342</text:p>
          </table:table-cell>
          <table:table-cell office:value-type="float" office:value="-2.28770417115615" calcext:value-type="float">
            <text:p>-2.2877041712</text:p>
          </table:table-cell>
          <table:table-cell office:value-type="float" office:value="-1.15225128439722" calcext:value-type="float">
            <text:p>-1.1522512844</text:p>
          </table:table-cell>
          <table:table-cell office:value-type="float" office:value="-3.28599256693161" calcext:value-type="float">
            <text:p>-3.2859925669</text:p>
          </table:table-cell>
          <table:table-cell office:value-type="float" office:value="-1.54066047725195" calcext:value-type="float">
            <text:p>-1.5406604773</text:p>
          </table:table-cell>
          <table:table-cell office:value-type="float" office:value="-2.51195232320656" calcext:value-type="float">
            <text:p>-2.5119523232</text:p>
          </table:table-cell>
          <table:table-cell office:value-type="float" office:value="-1.56990205236371" calcext:value-type="float">
            <text:p>-1.5699020524</text:p>
          </table:table-cell>
          <table:table-cell office:value-type="float" office:value="-3.01109652109429" calcext:value-type="float">
            <text:p>-3.0110965211</text:p>
          </table:table-cell>
          <table:table-cell office:value-type="float" office:value="-1.51141890214019" calcext:value-type="float">
            <text:p>-1.5114189021</text:p>
          </table:table-cell>
          <table:table-cell office:value-type="float" office:value="-2.01280812531883" calcext:value-type="float">
            <text:p>-2.0128081253</text:p>
          </table:table-cell>
          <table:table-cell office:value-type="float" office:value="-1.59914362747548" calcext:value-type="float">
            <text:p>-1.5991436275</text:p>
          </table:table-cell>
          <table:table-cell office:value-type="float" office:value="-3.51024071898201" calcext:value-type="float">
            <text:p>-3.510240719</text:p>
          </table:table-cell>
          <table:table-cell office:value-type="float" office:value="-1.98755282033021" calcext:value-type="float">
            <text:p>-1.9875528203</text:p>
          </table:table-cell>
          <table:table-cell office:value-type="float" office:value="-2.73620047525697" calcext:value-type="float">
            <text:p>-2.7362004753</text:p>
          </table:table-cell>
          <table:table-cell office:value-type="float" office:value="-1.95831124521845" calcext:value-type="float">
            <text:p>-1.9583112452</text:p>
          </table:table-cell>
          <table:table-cell office:value-type="float" office:value="-2.23705627736924" calcext:value-type="float">
            <text:p>-2.2370562774</text:p>
          </table:table-cell>
          <table:table-cell office:value-type="float" office:value="-2.01679439544198" calcext:value-type="float">
            <text:p>-2.0167943954</text:p>
          </table:table-cell>
          <table:table-cell office:value-type="float" office:value="-3.23534467314469" calcext:value-type="float">
            <text:p>-3.235344673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5]</text:p>
          </table:table-cell>
          <table:table-cell office:value-type="float" office:value="-3" calcext:value-type="float">
            <text:p>-3</text:p>
          </table:table-cell>
          <table:table-cell office:value-type="float" office:value="0.0444491699959426" calcext:value-type="float">
            <text:p>0.04444917</text:p>
          </table:table-cell>
          <table:table-cell office:value-type="float" office:value="-2.85581496991572" calcext:value-type="float">
            <text:p>-2.8558149699</text:p>
          </table:table-cell>
          <table:table-cell office:value-type="float" office:value="-0.347399493478787" calcext:value-type="float">
            <text:p>-0.3473994935</text:p>
          </table:table-cell>
          <table:table-cell office:value-type="float" office:value="-2.50277160036333" calcext:value-type="float">
            <text:p>-2.5027716004</text:p>
          </table:table-cell>
          <table:table-cell office:value-type="float" office:value="-0.884920380348611" calcext:value-type="float">
            <text:p>-0.8849203803</text:p>
          </table:table-cell>
          <table:table-cell office:value-type="float" office:value="-3.45962985024548" calcext:value-type="float">
            <text:p>-3.4596298502</text:p>
          </table:table-cell>
          <table:table-cell office:value-type="float" office:value="-1.1986610756512" calcext:value-type="float">
            <text:p>-1.1986610757</text:p>
          </table:table-cell>
          <table:table-cell office:value-type="float" office:value="-2.99165672588228" calcext:value-type="float">
            <text:p>-2.9916567259</text:p>
          </table:table-cell>
          <table:table-cell office:value-type="float" office:value="-0.813517413051562" calcext:value-type="float">
            <text:p>-0.8135174131</text:p>
          </table:table-cell>
          <table:table-cell office:value-type="float" office:value="-2.1449973694804" calcext:value-type="float">
            <text:p>-2.1449973695</text:p>
          </table:table-cell>
          <table:table-cell office:value-type="float" office:value="-2.54506053755844" calcext:value-type="float">
            <text:p>-2.5450605376</text:p>
          </table:table-cell>
          <table:table-cell office:value-type="float" office:value="-3.63609292309927" calcext:value-type="float">
            <text:p>-3.6360929231</text:p>
          </table:table-cell>
          <table:table-cell office:value-type="float" office:value="-1.92229789867428" calcext:value-type="float">
            <text:p>-1.9222978987</text:p>
          </table:table-cell>
          <table:table-cell office:value-type="float" office:value="-3.41269298000553" calcext:value-type="float">
            <text:p>-3.41269298</text:p>
          </table:table-cell>
          <table:table-cell office:value-type="float" office:value="-1.24166778149234" calcext:value-type="float">
            <text:p>-1.2416677815</text:p>
          </table:table-cell>
          <table:table-cell office:value-type="float" office:value="-2.45841051588945" calcext:value-type="float">
            <text:p>-2.4584105159</text:p>
          </table:table-cell>
          <table:table-cell office:value-type="float" office:value="-2.4670046420491" calcext:value-type="float">
            <text:p>-2.467004642</text:p>
          </table:table-cell>
          <table:table-cell office:value-type="float" office:value="-2.78848711886903" calcext:value-type="float">
            <text:p>-2.7884871189</text:p>
          </table:table-cell>
          <table:table-cell office:value-type="float" office:value="1.96487324449125" calcext:value-type="float">
            <text:p>1.9648732445</text:p>
          </table:table-cell>
          <table:table-cell office:value-type="float" office:value="0.509882680446323" calcext:value-type="float">
            <text:p>0.5098826804</text:p>
          </table:table-cell>
          <table:table-cell office:value-type="float" office:value="-1.71502652065534" calcext:value-type="float">
            <text:p>-1.7150265207</text:p>
          </table:table-cell>
          <table:table-cell office:value-type="float" office:value="-2.89857127626718" calcext:value-type="float">
            <text:p>-2.8985712763</text:p>
          </table:table-cell>
          <table:table-cell office:value-type="float" office:value="-1.74216950111606" calcext:value-type="float">
            <text:p>-1.7421695011</text:p>
          </table:table-cell>
          <table:table-cell office:value-type="float" office:value="-2.37925109184938" calcext:value-type="float">
            <text:p>-2.3792510918</text:p>
          </table:table-cell>
          <table:table-cell office:value-type="float" office:value="-2.45241757158136" calcext:value-type="float">
            <text:p>-2.4524175716</text:p>
          </table:table-cell>
          <table:table-cell office:value-type="float" office:value="-3.20651199318392" calcext:value-type="float">
            <text:p>-3.2065119932</text:p>
          </table:table-cell>
          <table:table-cell office:value-type="float" office:value="-2.82942149785226" calcext:value-type="float">
            <text:p>-2.8294214979</text:p>
          </table:table-cell>
          <table:table-cell office:value-type="float" office:value="-2.59061721908738" calcext:value-type="float">
            <text:p>-2.5906172191</text:p>
          </table:table-cell>
          <table:table-cell office:value-type="float" office:value="-3.26170836915313" calcext:value-type="float">
            <text:p>-3.2617083692</text:p>
          </table:table-cell>
          <table:table-cell office:value-type="float" office:value="-2.59348518980148" calcext:value-type="float">
            <text:p>-2.5934851898</text:p>
          </table:table-cell>
          <table:table-cell office:value-type="float" office:value="-1.57729346597066" calcext:value-type="float">
            <text:p>-1.577293466</text:p>
          </table:table-cell>
          <table:table-cell office:value-type="float" office:value="0.612453542302665" calcext:value-type="float">
            <text:p>0.6124535423</text:p>
          </table:table-cell>
          <table:table-cell office:value-type="float" office:value="-2.56044156014076" calcext:value-type="float">
            <text:p>-2.5604415601</text:p>
          </table:table-cell>
          <table:table-cell office:value-type="float" office:value="-2.31138198187048" calcext:value-type="float">
            <text:p>-2.3113819819</text:p>
          </table:table-cell>
          <table:table-cell office:value-type="float" office:value="-3.01451580178345" calcext:value-type="float">
            <text:p>-3.0145158018</text:p>
          </table:table-cell>
          <table:table-cell office:value-type="float" office:value="-2.12726631421661" calcext:value-type="float">
            <text:p>-2.1272663142</text:p>
          </table:table-cell>
          <table:table-cell office:value-type="float" office:value="-2.15435245639707" calcext:value-type="float">
            <text:p>-2.1543524564</text:p>
          </table:table-cell>
          <table:table-cell office:value-type="float" office:value="-2.41483608928066" calcext:value-type="float">
            <text:p>-2.4148360893</text:p>
          </table:table-cell>
          <table:table-cell office:value-type="float" office:value="-2.88482677968966" calcext:value-type="float">
            <text:p>-2.8848267797</text:p>
          </table:table-cell>
          <table:table-cell office:value-type="float" office:value="-1.65214983223394" calcext:value-type="float">
            <text:p>-1.6521498322</text:p>
          </table:table-cell>
          <table:table-cell office:value-type="float" office:value="10.154" calcext:value-type="float">
            <text:p>10.154</text:p>
          </table:table-cell>
          <table:table-cell office:value-type="float" office:value="2.05" calcext:value-type="float">
            <text:p>2.05</text:p>
          </table:table-cell>
          <table:table-cell office:value-type="float" office:value="0.647999999999981" calcext:value-type="float">
            <text:p>0.64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7999999999998" calcext:value-type="float">
            <text:p>1.18</text:p>
          </table:table-cell>
          <table:table-cell office:value-type="float" office:value="0.606076512804062" calcext:value-type="float">
            <text:p>0.6060765128</text:p>
          </table:table-cell>
          <table:table-cell office:value-type="float" office:value="-2.88814415661771" calcext:value-type="float">
            <text:p>-2.8881441566</text:p>
          </table:table-cell>
          <table:table-cell office:value-type="float" office:value="0.188146506788094" calcext:value-type="float">
            <text:p>0.1881465068</text:p>
          </table:table-cell>
          <table:table-cell office:value-type="float" office:value="-2.61367282829453" calcext:value-type="float">
            <text:p>-2.6136728283</text:p>
          </table:table-cell>
          <table:table-cell office:value-type="float" office:value="0.159412366857742" calcext:value-type="float">
            <text:p>0.1594123669</text:p>
          </table:table-cell>
          <table:table-cell office:value-type="float" office:value="-3.11284649466973" calcext:value-type="float">
            <text:p>-3.1128464947</text:p>
          </table:table-cell>
          <table:table-cell office:value-type="float" office:value="-0.258517639158226" calcext:value-type="float">
            <text:p>-0.2585176392</text:p>
          </table:table-cell>
          <table:table-cell office:value-type="float" office:value="-2.83837516634655" calcext:value-type="float">
            <text:p>-2.8383751663</text:p>
          </table:table-cell>
          <table:table-cell office:value-type="float" office:value="-0.229783499227874" calcext:value-type="float">
            <text:p>-0.2297834992</text:p>
          </table:table-cell>
          <table:table-cell office:value-type="float" office:value="-2.33920149997134" calcext:value-type="float">
            <text:p>-2.3392015</text:p>
          </table:table-cell>
          <table:table-cell office:value-type="float" office:value="-0.287251779088578" calcext:value-type="float">
            <text:p>-0.2872517791</text:p>
          </table:table-cell>
          <table:table-cell office:value-type="float" office:value="-3.33754883272175" calcext:value-type="float">
            <text:p>-3.3375488327</text:p>
          </table:table-cell>
          <table:table-cell office:value-type="float" office:value="-0.705181785104546" calcext:value-type="float">
            <text:p>-0.7051817851</text:p>
          </table:table-cell>
          <table:table-cell office:value-type="float" office:value="-3.06307750439857" calcext:value-type="float">
            <text:p>-3.0630775044</text:p>
          </table:table-cell>
          <table:table-cell office:value-type="float" office:value="-0.676447645174194" calcext:value-type="float">
            <text:p>-0.6764476452</text:p>
          </table:table-cell>
          <table:table-cell office:value-type="float" office:value="-2.56390383802336" calcext:value-type="float">
            <text:p>-2.563903838</text:p>
          </table:table-cell>
          <table:table-cell office:value-type="float" office:value="-0.733915925034899" calcext:value-type="float">
            <text:p>-0.733915925</text:p>
          </table:table-cell>
          <table:table-cell office:value-type="float" office:value="-3.56225117077377" calcext:value-type="float">
            <text:p>-3.5622511708</text:p>
          </table:table-cell>
          <table:table-cell office:value-type="float" office:value="-0.647713505243842" calcext:value-type="float">
            <text:p>-0.6477135052</text:p>
          </table:table-cell>
          <table:table-cell office:value-type="float" office:value="-2.06473017164816" calcext:value-type="float">
            <text:p>-2.0647301716</text:p>
          </table:table-cell>
          <table:table-cell office:value-type="float" office:value="-1.12311179112051" calcext:value-type="float">
            <text:p>-1.1231117911</text:p>
          </table:table-cell>
          <table:table-cell office:value-type="float" office:value="-2.78860617607538" calcext:value-type="float">
            <text:p>-2.7886061761</text:p>
          </table:table-cell>
          <table:table-cell office:value-type="float" office:value="-1.09437765119016" calcext:value-type="float">
            <text:p>-1.0943776512</text:p>
          </table:table-cell>
          <table:table-cell office:value-type="float" office:value="-2.28943250970018" calcext:value-type="float">
            <text:p>-2.2894325097</text:p>
          </table:table-cell>
          <table:table-cell office:value-type="float" office:value="-1.15184593105087" calcext:value-type="float">
            <text:p>-1.1518459311</text:p>
          </table:table-cell>
          <table:table-cell office:value-type="float" office:value="-3.28777984245059" calcext:value-type="float">
            <text:p>-3.2877798425</text:p>
          </table:table-cell>
          <table:table-cell office:value-type="float" office:value="-1.54104179713648" calcext:value-type="float">
            <text:p>-1.5410417971</text:p>
          </table:table-cell>
          <table:table-cell office:value-type="float" office:value="-2.5141348477522" calcext:value-type="float">
            <text:p>-2.5141348478</text:p>
          </table:table-cell>
          <table:table-cell office:value-type="float" office:value="-1.56977593706684" calcext:value-type="float">
            <text:p>-1.5697759371</text:p>
          </table:table-cell>
          <table:table-cell office:value-type="float" office:value="-3.0133085141274" calcext:value-type="float">
            <text:p>-3.0133085141</text:p>
          </table:table-cell>
          <table:table-cell office:value-type="float" office:value="-1.51230765720613" calcext:value-type="float">
            <text:p>-1.5123076572</text:p>
          </table:table-cell>
          <table:table-cell office:value-type="float" office:value="-2.014961181377" calcext:value-type="float">
            <text:p>-2.0149611814</text:p>
          </table:table-cell>
          <table:table-cell office:value-type="float" office:value="-1.59851007699719" calcext:value-type="float">
            <text:p>-1.598510077</text:p>
          </table:table-cell>
          <table:table-cell office:value-type="float" office:value="-3.51248218050261" calcext:value-type="float">
            <text:p>-3.5124821805</text:p>
          </table:table-cell>
          <table:table-cell office:value-type="float" office:value="-1.9877059430828" calcext:value-type="float">
            <text:p>-1.9877059431</text:p>
          </table:table-cell>
          <table:table-cell office:value-type="float" office:value="-2.73883718580422" calcext:value-type="float">
            <text:p>-2.7388371858</text:p>
          </table:table-cell>
          <table:table-cell office:value-type="float" office:value="-1.95897180315245" calcext:value-type="float">
            <text:p>-1.9589718032</text:p>
          </table:table-cell>
          <table:table-cell office:value-type="float" office:value="-2.23966351942902" calcext:value-type="float">
            <text:p>-2.2396635194</text:p>
          </table:table-cell>
          <table:table-cell office:value-type="float" office:value="-2.01644008301316" calcext:value-type="float">
            <text:p>-2.016440083</text:p>
          </table:table-cell>
          <table:table-cell office:value-type="float" office:value="-3.23801085217942" calcext:value-type="float">
            <text:p>-3.238010852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5]</text:p>
          </table:table-cell>
          <table:table-cell office:value-type="float" office:value="-4" calcext:value-type="float">
            <text:p>-4</text:p>
          </table:table-cell>
          <table:table-cell office:value-type="float" office:value="0.00448327699578374" calcext:value-type="float">
            <text:p>0.004483277</text:p>
          </table:table-cell>
          <table:table-cell office:value-type="float" office:value="-2.8541634867339" calcext:value-type="float">
            <text:p>-2.8541634867</text:p>
          </table:table-cell>
          <table:table-cell office:value-type="float" office:value="-0.386477105147416" calcext:value-type="float">
            <text:p>-0.3864771051</text:p>
          </table:table-cell>
          <table:table-cell office:value-type="float" office:value="-2.51131210774145" calcext:value-type="float">
            <text:p>-2.5113121077</text:p>
          </table:table-cell>
          <table:table-cell office:value-type="float" office:value="-0.924801022783875" calcext:value-type="float">
            <text:p>-0.9248010228</text:p>
          </table:table-cell>
          <table:table-cell office:value-type="float" office:value="-3.4565420745168" calcext:value-type="float">
            <text:p>-3.4565420745</text:p>
          </table:table-cell>
          <table:table-cell office:value-type="float" office:value="-1.23859852408511" calcext:value-type="float">
            <text:p>-1.2385985241</text:p>
          </table:table-cell>
          <table:table-cell office:value-type="float" office:value="-2.98942061036901" calcext:value-type="float">
            <text:p>-2.9894206104</text:p>
          </table:table-cell>
          <table:table-cell office:value-type="float" office:value="-0.85216529702876" calcext:value-type="float">
            <text:p>-0.852165297</text:p>
          </table:table-cell>
          <table:table-cell office:value-type="float" office:value="-2.15530954985533" calcext:value-type="float">
            <text:p>-2.1553095499</text:p>
          </table:table-cell>
          <table:table-cell office:value-type="float" office:value="-2.57974720304512" calcext:value-type="float">
            <text:p>-2.579747203</text:p>
          </table:table-cell>
          <table:table-cell office:value-type="float" office:value="-3.61617219928173" calcext:value-type="float">
            <text:p>-3.6161721993</text:p>
          </table:table-cell>
          <table:table-cell office:value-type="float" office:value="-1.96188636156973" calcext:value-type="float">
            <text:p>-1.9618863616</text:p>
          </table:table-cell>
          <table:table-cell office:value-type="float" office:value="-3.40696990342246" calcext:value-type="float">
            <text:p>-3.4069699034</text:p>
          </table:table-cell>
          <table:table-cell office:value-type="float" office:value="-1.28159619153738" calcext:value-type="float">
            <text:p>-1.2815961915</text:p>
          </table:table-cell>
          <table:table-cell office:value-type="float" office:value="-2.45601843075823" calcext:value-type="float">
            <text:p>-2.4560184308</text:p>
          </table:table-cell>
          <table:table-cell office:value-type="float" office:value="-2.50538192107644" calcext:value-type="float">
            <text:p>-2.5053819211</text:p>
          </table:table-cell>
          <table:table-cell office:value-type="float" office:value="-2.77720951032563" calcext:value-type="float">
            <text:p>-2.7772095103</text:p>
          </table:table-cell>
          <table:table-cell office:value-type="float" office:value="1.99500138223101" calcext:value-type="float">
            <text:p>1.9950013822</text:p>
          </table:table-cell>
          <table:table-cell office:value-type="float" office:value="0.483571175047855" calcext:value-type="float">
            <text:p>0.483571175</text:p>
          </table:table-cell>
          <table:table-cell office:value-type="float" office:value="-1.75494596697022" calcext:value-type="float">
            <text:p>-1.754945967</text:p>
          </table:table-cell>
          <table:table-cell office:value-type="float" office:value="-2.90110855944286" calcext:value-type="float">
            <text:p>-2.9011085594</text:p>
          </table:table-cell>
          <table:table-cell office:value-type="float" office:value="-1.78164385917696" calcext:value-type="float">
            <text:p>-1.7816438592</text:p>
          </table:table-cell>
          <table:table-cell office:value-type="float" office:value="-2.38571445441694" calcext:value-type="float">
            <text:p>-2.3857144544</text:p>
          </table:table-cell>
          <table:table-cell office:value-type="float" office:value="-2.48984974724017" calcext:value-type="float">
            <text:p>-2.4898497472</text:p>
          </table:table-cell>
          <table:table-cell office:value-type="float" office:value="-3.19241120506949" calcext:value-type="float">
            <text:p>-3.1924112051</text:p>
          </table:table-cell>
          <table:table-cell office:value-type="float" office:value="-2.85709318419119" calcext:value-type="float">
            <text:p>-2.8570931842</text:p>
          </table:table-cell>
          <table:table-cell office:value-type="float" office:value="-2.5617333520478" calcext:value-type="float">
            <text:p>-2.561733352</text:p>
          </table:table-cell>
          <table:table-cell office:value-type="float" office:value="-3.28957100314485" calcext:value-type="float">
            <text:p>-3.2895710031</text:p>
          </table:table-cell>
          <table:table-cell office:value-type="float" office:value="-2.56478547504604" calcext:value-type="float">
            <text:p>-2.564785475</text:p>
          </table:table-cell>
          <table:table-cell office:value-type="float" office:value="-1.58834305836911" calcext:value-type="float">
            <text:p>-1.5883430584</text:p>
          </table:table-cell>
          <table:table-cell office:value-type="float" office:value="0.574009992676908" calcext:value-type="float">
            <text:p>0.5740099927</text:p>
          </table:table-cell>
          <table:table-cell office:value-type="float" office:value="-2.58740812412672" calcext:value-type="float">
            <text:p>-2.5874081241</text:p>
          </table:table-cell>
          <table:table-cell office:value-type="float" office:value="-2.2818387182256" calcext:value-type="float">
            <text:p>-2.2818387182</text:p>
          </table:table-cell>
          <table:table-cell office:value-type="float" office:value="-3.04044727393935" calcext:value-type="float">
            <text:p>-3.0404472739</text:p>
          </table:table-cell>
          <table:table-cell office:value-type="float" office:value="-2.0968104649947" calcext:value-type="float">
            <text:p>-2.096810465</text:p>
          </table:table-cell>
          <table:table-cell office:value-type="float" office:value="-2.19434632161038" calcext:value-type="float">
            <text:p>-2.1943463216</text:p>
          </table:table-cell>
          <table:table-cell office:value-type="float" office:value="-2.41553662143476" calcext:value-type="float">
            <text:p>-2.4155366214</text:p>
          </table:table-cell>
          <table:table-cell office:value-type="float" office:value="-2.90782699244829" calcext:value-type="float">
            <text:p>-2.9078269924</text:p>
          </table:table-cell>
          <table:table-cell office:value-type="float" office:value="-1.6194238454183" calcext:value-type="float">
            <text:p>-1.6194238454</text:p>
          </table:table-cell>
          <table:table-cell office:value-type="float" office:value="10.126" calcext:value-type="float">
            <text:p>10.126</text:p>
          </table:table-cell>
          <table:table-cell office:value-type="float" office:value="2.05" calcext:value-type="float">
            <text:p>2.05</text:p>
          </table:table-cell>
          <table:table-cell office:value-type="float" office:value="0.661999999999981" calcext:value-type="float">
            <text:p>0.66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6999999999998" calcext:value-type="float">
            <text:p>1.17</text:p>
          </table:table-cell>
          <table:table-cell office:value-type="float" office:value="0.605273657540319" calcext:value-type="float">
            <text:p>0.6052736575</text:p>
          </table:table-cell>
          <table:table-cell office:value-type="float" office:value="-2.88811236493713" calcext:value-type="float">
            <text:p>-2.8881123649</text:p>
          </table:table-cell>
          <table:table-cell office:value-type="float" office:value="0.187054875735528" calcext:value-type="float">
            <text:p>0.1870548757</text:p>
          </table:table-cell>
          <table:table-cell office:value-type="float" office:value="-2.61408125256899" calcext:value-type="float">
            <text:p>-2.6140812526</text:p>
          </table:table-cell>
          <table:table-cell office:value-type="float" office:value="0.158846361899813" calcext:value-type="float">
            <text:p>0.1588463619</text:p>
          </table:table-cell>
          <table:table-cell office:value-type="float" office:value="-3.11328489813579" calcext:value-type="float">
            <text:p>-3.1132848981</text:p>
          </table:table-cell>
          <table:table-cell office:value-type="float" office:value="-0.259372419904979" calcext:value-type="float">
            <text:p>-0.2593724199</text:p>
          </table:table-cell>
          <table:table-cell office:value-type="float" office:value="-2.83925378576766" calcext:value-type="float">
            <text:p>-2.8392537858</text:p>
          </table:table-cell>
          <table:table-cell office:value-type="float" office:value="-0.231163906069264" calcext:value-type="float">
            <text:p>-0.2311639061</text:p>
          </table:table-cell>
          <table:table-cell office:value-type="float" office:value="-2.34005014020086" calcext:value-type="float">
            <text:p>-2.3400501402</text:p>
          </table:table-cell>
          <table:table-cell office:value-type="float" office:value="-0.287580933740694" calcext:value-type="float">
            <text:p>-0.2875809337</text:p>
          </table:table-cell>
          <table:table-cell office:value-type="float" office:value="-3.33845743133446" calcext:value-type="float">
            <text:p>-3.3384574313</text:p>
          </table:table-cell>
          <table:table-cell office:value-type="float" office:value="-0.705799715545485" calcext:value-type="float">
            <text:p>-0.7057997155</text:p>
          </table:table-cell>
          <table:table-cell office:value-type="float" office:value="-3.06442631896632" calcext:value-type="float">
            <text:p>-3.064426319</text:p>
          </table:table-cell>
          <table:table-cell office:value-type="float" office:value="-0.67759120170977" calcext:value-type="float">
            <text:p>-0.6775912017</text:p>
          </table:table-cell>
          <table:table-cell office:value-type="float" office:value="-2.56522267339953" calcext:value-type="float">
            <text:p>-2.5652226734</text:p>
          </table:table-cell>
          <table:table-cell office:value-type="float" office:value="-0.734008229381201" calcext:value-type="float">
            <text:p>-0.7340082294</text:p>
          </table:table-cell>
          <table:table-cell office:value-type="float" office:value="-3.56362996453312" calcext:value-type="float">
            <text:p>-3.5636299645</text:p>
          </table:table-cell>
          <table:table-cell office:value-type="float" office:value="-0.649382687874055" calcext:value-type="float">
            <text:p>-0.6493826879</text:p>
          </table:table-cell>
          <table:table-cell office:value-type="float" office:value="-2.06601902783273" calcext:value-type="float">
            <text:p>-2.0660190278</text:p>
          </table:table-cell>
          <table:table-cell office:value-type="float" office:value="-1.12401849735028" calcext:value-type="float">
            <text:p>-1.1240184974</text:p>
          </table:table-cell>
          <table:table-cell office:value-type="float" office:value="-2.79039520659819" calcext:value-type="float">
            <text:p>-2.7903952066</text:p>
          </table:table-cell>
          <table:table-cell office:value-type="float" office:value="-1.09580998351456" calcext:value-type="float">
            <text:p>-1.0958099835</text:p>
          </table:table-cell>
          <table:table-cell office:value-type="float" office:value="-2.29119156103139" calcext:value-type="float">
            <text:p>-2.291191561</text:p>
          </table:table-cell>
          <table:table-cell office:value-type="float" office:value="-1.15222701118599" calcext:value-type="float">
            <text:p>-1.1522270112</text:p>
          </table:table-cell>
          <table:table-cell office:value-type="float" office:value="-3.28959885216499" calcext:value-type="float">
            <text:p>-3.2895988522</text:p>
          </table:table-cell>
          <table:table-cell office:value-type="float" office:value="-1.54223727915507" calcext:value-type="float">
            <text:p>-1.5422372792</text:p>
          </table:table-cell>
          <table:table-cell office:value-type="float" office:value="-2.51636409423006" calcext:value-type="float">
            <text:p>-2.5163640942</text:p>
          </table:table-cell>
          <table:table-cell office:value-type="float" office:value="-1.57044579299078" calcext:value-type="float">
            <text:p>-1.570445793</text:p>
          </table:table-cell>
          <table:table-cell office:value-type="float" office:value="-3.01556773979685" calcext:value-type="float">
            <text:p>-3.0155677398</text:p>
          </table:table-cell>
          <table:table-cell office:value-type="float" office:value="-1.51402876531935" calcext:value-type="float">
            <text:p>-1.5140287653</text:p>
          </table:table-cell>
          <table:table-cell office:value-type="float" office:value="-2.01716044866326" calcext:value-type="float">
            <text:p>-2.0171604487</text:p>
          </table:table-cell>
          <table:table-cell office:value-type="float" office:value="-1.5986543068265" calcext:value-type="float">
            <text:p>-1.5986543068</text:p>
          </table:table-cell>
          <table:table-cell office:value-type="float" office:value="-3.51477138536365" calcext:value-type="float">
            <text:p>-3.5147713854</text:p>
          </table:table-cell>
          <table:table-cell office:value-type="float" office:value="-1.98866457479558" calcext:value-type="float">
            <text:p>-1.9886645748</text:p>
          </table:table-cell>
          <table:table-cell office:value-type="float" office:value="-2.74153662742872" calcext:value-type="float">
            <text:p>-2.7415366274</text:p>
          </table:table-cell>
          <table:table-cell office:value-type="float" office:value="-1.96045606095986" calcext:value-type="float">
            <text:p>-1.960456061</text:p>
          </table:table-cell>
          <table:table-cell office:value-type="float" office:value="-2.24233298186192" calcext:value-type="float">
            <text:p>-2.2423329819</text:p>
          </table:table-cell>
          <table:table-cell office:value-type="float" office:value="-2.01687308863129" calcext:value-type="float">
            <text:p>-2.0168730886</text:p>
          </table:table-cell>
          <table:table-cell office:value-type="float" office:value="-3.24074027299552" calcext:value-type="float">
            <text:p>-3.2407402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4]</text:p>
          </table:table-cell>
          <table:table-cell office:value-type="float" office:value="-1" calcext:value-type="float">
            <text:p>-1</text:p>
          </table:table-cell>
          <table:table-cell office:value-type="float" office:value="0.39872187421786" calcext:value-type="float">
            <text:p>0.3987218742</text:p>
          </table:table-cell>
          <table:table-cell office:value-type="float" office:value="-2.90278148911486" calcext:value-type="float">
            <text:p>-2.9027814891</text:p>
          </table:table-cell>
          <table:table-cell office:value-type="float" office:value="-0.577704714948163" calcext:value-type="float">
            <text:p>-0.5777047149</text:p>
          </table:table-cell>
          <table:table-cell office:value-type="float" office:value="-3.33969865184001" calcext:value-type="float">
            <text:p>-3.3396986518</text:p>
          </table:table-cell>
          <table:table-cell office:value-type="float" office:value="-0.856311091395206" calcext:value-type="float">
            <text:p>-0.8563110914</text:p>
          </table:table-cell>
          <table:table-cell office:value-type="float" office:value="-2.91328233048401" calcext:value-type="float">
            <text:p>-2.9132823305</text:p>
          </table:table-cell>
          <table:table-cell office:value-type="float" office:value="-1.81122202452742" calcext:value-type="float">
            <text:p>-1.8112220245</text:p>
          </table:table-cell>
          <table:table-cell office:value-type="float" office:value="-2.73456056641905" calcext:value-type="float">
            <text:p>-2.7345605664</text:p>
          </table:table-cell>
          <table:table-cell office:value-type="float" office:value="-0.246416594243761" calcext:value-type="float">
            <text:p>-0.2464165942</text:p>
          </table:table-cell>
          <table:table-cell office:value-type="float" office:value="-2.86641418744085" calcext:value-type="float">
            <text:p>-2.8664141874</text:p>
          </table:table-cell>
          <table:table-cell office:value-type="float" office:value="-0.524115495317587" calcext:value-type="float">
            <text:p>-0.5241154953</text:p>
          </table:table-cell>
          <table:table-cell office:value-type="float" office:value="-2.47437079446981" calcext:value-type="float">
            <text:p>-2.4743707945</text:p>
          </table:table-cell>
          <table:table-cell office:value-type="float" office:value="-1.40772931196919" calcext:value-type="float">
            <text:p>-1.407729312</text:p>
          </table:table-cell>
          <table:table-cell office:value-type="float" office:value="-2.37857667846993" calcext:value-type="float">
            <text:p>-2.3785766785</text:p>
          </table:table-cell>
          <table:table-cell office:value-type="float" office:value="-2.14838453642387" calcext:value-type="float">
            <text:p>-2.1483845364</text:p>
          </table:table-cell>
          <table:table-cell office:value-type="float" office:value="-3.01133240685253" calcext:value-type="float">
            <text:p>-3.0113324069</text:p>
          </table:table-cell>
          <table:table-cell office:value-type="float" office:value="-2.35124311752759" calcext:value-type="float">
            <text:p>-2.3512431175</text:p>
          </table:table-cell>
          <table:table-cell office:value-type="float" office:value="-2.68309093031334" calcext:value-type="float">
            <text:p>-2.6830909303</text:p>
          </table:table-cell>
          <table:table-cell office:value-type="float" office:value="-1.01618917170958" calcext:value-type="float">
            <text:p>-1.0161891717</text:p>
          </table:table-cell>
          <table:table-cell office:value-type="float" office:value="-2.06696915397331" calcext:value-type="float">
            <text:p>-2.066969154</text:p>
          </table:table-cell>
          <table:table-cell office:value-type="float" office:value="-1.31099736853296" calcext:value-type="float">
            <text:p>-1.3109973685</text:p>
          </table:table-cell>
          <table:table-cell office:value-type="float" office:value="-3.31995528682627" calcext:value-type="float">
            <text:p>-3.3199552868</text:p>
          </table:table-cell>
          <table:table-cell office:value-type="float" office:value="-1.3268475869193" calcext:value-type="float">
            <text:p>-1.3268475869</text:p>
          </table:table-cell>
          <table:table-cell office:value-type="float" office:value="-2.80809090539501" calcext:value-type="float">
            <text:p>-2.8080909054</text:p>
          </table:table-cell>
          <table:table-cell office:value-type="float" office:value="-2.94613628151022" calcext:value-type="float">
            <text:p>-2.9461362815</text:p>
          </table:table-cell>
          <table:table-cell office:value-type="float" office:value="-3.04172794937226" calcext:value-type="float">
            <text:p>-3.0417279494</text:p>
          </table:table-cell>
          <table:table-cell office:value-type="float" office:value="-1.71328732051617" calcext:value-type="float">
            <text:p>-1.7132873205</text:p>
          </table:table-cell>
          <table:table-cell office:value-type="float" office:value="-3.16456867092318" calcext:value-type="float">
            <text:p>-3.1645686709</text:p>
          </table:table-cell>
          <table:table-cell office:value-type="float" office:value="-2.95259985427849" calcext:value-type="float">
            <text:p>-2.9525998543</text:p>
          </table:table-cell>
          <table:table-cell office:value-type="float" office:value="-2.54241646828318" calcext:value-type="float">
            <text:p>-2.5424164683</text:p>
          </table:table-cell>
          <table:table-cell office:value-type="float" office:value="-2.76518498739096" calcext:value-type="float">
            <text:p>-2.7651849874</text:p>
          </table:table-cell>
          <table:table-cell office:value-type="float" office:value="-1.78599316055008" calcext:value-type="float">
            <text:p>-1.7859931606</text:p>
          </table:table-cell>
          <table:table-cell office:value-type="float" office:value="-2.52932873741824" calcext:value-type="float">
            <text:p>-2.5293287374</text:p>
          </table:table-cell>
          <table:table-cell office:value-type="float" office:value="-3.09432391663387" calcext:value-type="float">
            <text:p>-3.0943239166</text:p>
          </table:table-cell>
          <table:table-cell office:value-type="float" office:value="-2.54437061320334" calcext:value-type="float">
            <text:p>-2.5443706132</text:p>
          </table:table-cell>
          <table:table-cell office:value-type="float" office:value="-2.32073978360125" calcext:value-type="float">
            <text:p>-2.3207397836</text:p>
          </table:table-cell>
          <table:table-cell office:value-type="float" office:value="-1.9778689930579" calcext:value-type="float">
            <text:p>-1.9778689931</text:p>
          </table:table-cell>
          <table:table-cell office:value-type="float" office:value="-2.3482720512549" calcext:value-type="float">
            <text:p>-2.3482720513</text:p>
          </table:table-cell>
          <table:table-cell office:value-type="float" office:value="-3.30724177826159" calcext:value-type="float">
            <text:p>-3.3072417783</text:p>
          </table:table-cell>
          <table:table-cell office:value-type="float" office:value="-2.1821426218921" calcext:value-type="float">
            <text:p>-2.1821426219</text:p>
          </table:table-cell>
          <table:table-cell office:value-type="float" office:value="9.62199999999997" calcext:value-type="float">
            <text:p>9.622</text:p>
          </table:table-cell>
          <table:table-cell office:value-type="float" office:value="2.05" calcext:value-type="float">
            <text:p>2.05</text:p>
          </table:table-cell>
          <table:table-cell office:value-type="float" office:value="0.913999999999981" calcext:value-type="float">
            <text:p>0.91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89999999999976" calcext:value-type="float">
            <text:p>0.99</text:p>
          </table:table-cell>
          <table:table-cell office:value-type="float" office:value="0.66329683906678" calcext:value-type="float">
            <text:p>0.6632968391</text:p>
          </table:table-cell>
          <table:table-cell office:value-type="float" office:value="-2.93779939899957" calcext:value-type="float">
            <text:p>-2.937799399</text:p>
          </table:table-cell>
          <table:table-cell office:value-type="float" office:value="0.266830531815511" calcext:value-type="float">
            <text:p>0.2668305318</text:p>
          </table:table-cell>
          <table:table-cell office:value-type="float" office:value="-2.63314473021122" calcext:value-type="float">
            <text:p>-2.6331447302</text:p>
          </table:table-cell>
          <table:table-cell office:value-type="float" office:value="0.201225002888896" calcext:value-type="float">
            <text:p>0.2012250029</text:p>
          </table:table-cell>
          <table:table-cell office:value-type="float" office:value="-3.1288219584296" calcext:value-type="float">
            <text:p>-3.1288219584</text:p>
          </table:table-cell>
          <table:table-cell office:value-type="float" office:value="-0.195241304362373" calcext:value-type="float">
            <text:p>-0.1952413044</text:p>
          </table:table-cell>
          <table:table-cell office:value-type="float" office:value="-2.82416728964125" calcext:value-type="float">
            <text:p>-2.8241672896</text:p>
          </table:table-cell>
          <table:table-cell office:value-type="float" office:value="-0.129635775435758" calcext:value-type="float">
            <text:p>-0.1296357754</text:p>
          </table:table-cell>
          <table:table-cell office:value-type="float" office:value="-2.32849006142286" calcext:value-type="float">
            <text:p>-2.3284900614</text:p>
          </table:table-cell>
          <table:table-cell office:value-type="float" office:value="-0.260846833288988" calcext:value-type="float">
            <text:p>-0.2608468333</text:p>
          </table:table-cell>
          <table:table-cell office:value-type="float" office:value="-3.31984451785963" calcext:value-type="float">
            <text:p>-3.3198445179</text:p>
          </table:table-cell>
          <table:table-cell office:value-type="float" office:value="-0.657313140540257" calcext:value-type="float">
            <text:p>-0.6573131405</text:p>
          </table:table-cell>
          <table:table-cell office:value-type="float" office:value="-3.01518984907127" calcext:value-type="float">
            <text:p>-3.0151898491</text:p>
          </table:table-cell>
          <table:table-cell office:value-type="float" office:value="-0.591707611613642" calcext:value-type="float">
            <text:p>-0.5917076116</text:p>
          </table:table-cell>
          <table:table-cell office:value-type="float" office:value="-2.51951262085289" calcext:value-type="float">
            <text:p>-2.5195126209</text:p>
          </table:table-cell>
          <table:table-cell office:value-type="float" office:value="-0.722918669466872" calcext:value-type="float">
            <text:p>-0.7229186695</text:p>
          </table:table-cell>
          <table:table-cell office:value-type="float" office:value="-3.51086707728966" calcext:value-type="float">
            <text:p>-3.5108670773</text:p>
          </table:table-cell>
          <table:table-cell office:value-type="float" office:value="-0.526102082687027" calcext:value-type="float">
            <text:p>-0.5261020827</text:p>
          </table:table-cell>
          <table:table-cell office:value-type="float" office:value="-2.02383539263451" calcext:value-type="float">
            <text:p>-2.0238353926</text:p>
          </table:table-cell>
          <table:table-cell office:value-type="float" office:value="-1.05377944779153" calcext:value-type="float">
            <text:p>-1.0537794478</text:p>
          </table:table-cell>
          <table:table-cell office:value-type="float" office:value="-2.71053518028292" calcext:value-type="float">
            <text:p>-2.7105351803</text:p>
          </table:table-cell>
          <table:table-cell office:value-type="float" office:value="-0.988173918864911" calcext:value-type="float">
            <text:p>-0.9881739189</text:p>
          </table:table-cell>
          <table:table-cell office:value-type="float" office:value="-2.21485795206454" calcext:value-type="float">
            <text:p>-2.2148579521</text:p>
          </table:table-cell>
          <table:table-cell office:value-type="float" office:value="-1.11938497671814" calcext:value-type="float">
            <text:p>-1.1193849767</text:p>
          </table:table-cell>
          <table:table-cell office:value-type="float" office:value="-3.2062124085013" calcext:value-type="float">
            <text:p>-3.2062124085</text:p>
          </table:table-cell>
          <table:table-cell office:value-type="float" office:value="-1.45024575504279" calcext:value-type="float">
            <text:p>-1.450245755</text:p>
          </table:table-cell>
          <table:table-cell office:value-type="float" office:value="-2.40588051149456" calcext:value-type="float">
            <text:p>-2.4058805115</text:p>
          </table:table-cell>
          <table:table-cell office:value-type="float" office:value="-1.51585128396941" calcext:value-type="float">
            <text:p>-1.515851284</text:p>
          </table:table-cell>
          <table:table-cell office:value-type="float" office:value="-2.90155773971295" calcext:value-type="float">
            <text:p>-2.9015577397</text:p>
          </table:table-cell>
          <table:table-cell office:value-type="float" office:value="-1.38464022611618" calcext:value-type="float">
            <text:p>-1.3846402261</text:p>
          </table:table-cell>
          <table:table-cell office:value-type="float" office:value="-1.91020328327618" calcext:value-type="float">
            <text:p>-1.9102032833</text:p>
          </table:table-cell>
          <table:table-cell office:value-type="float" office:value="-1.58145681289602" calcext:value-type="float">
            <text:p>-1.5814568129</text:p>
          </table:table-cell>
          <table:table-cell office:value-type="float" office:value="-3.39723496793133" calcext:value-type="float">
            <text:p>-3.3972349679</text:p>
          </table:table-cell>
          <table:table-cell office:value-type="float" office:value="-1.91231759122068" calcext:value-type="float">
            <text:p>-1.9123175912</text:p>
          </table:table-cell>
          <table:table-cell office:value-type="float" office:value="-2.59690307092459" calcext:value-type="float">
            <text:p>-2.5969030709</text:p>
          </table:table-cell>
          <table:table-cell office:value-type="float" office:value="-1.84671206229406" calcext:value-type="float">
            <text:p>-1.8467120623</text:p>
          </table:table-cell>
          <table:table-cell office:value-type="float" office:value="-2.10122584270621" calcext:value-type="float">
            <text:p>-2.1012258427</text:p>
          </table:table-cell>
          <table:table-cell office:value-type="float" office:value="-1.97792312014729" calcext:value-type="float">
            <text:p>-1.9779231201</text:p>
          </table:table-cell>
          <table:table-cell office:value-type="float" office:value="-3.09258029914298" calcext:value-type="float">
            <text:p>-3.092580299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4]</text:p>
          </table:table-cell>
          <table:table-cell office:value-type="float" office:value="-2" calcext:value-type="float">
            <text:p>-2</text:p>
          </table:table-cell>
          <table:table-cell office:value-type="float" office:value="0.358963872001409" calcext:value-type="float">
            <text:p>0.358963872</text:p>
          </table:table-cell>
          <table:table-cell office:value-type="float" office:value="-2.89838816921338" calcext:value-type="float">
            <text:p>-2.8983881692</text:p>
          </table:table-cell>
          <table:table-cell office:value-type="float" office:value="-0.617598150813296" calcext:value-type="float">
            <text:p>-0.6175981508</text:p>
          </table:table-cell>
          <table:table-cell office:value-type="float" office:value="-3.33678081447743" calcext:value-type="float">
            <text:p>-3.3367808145</text:p>
          </table:table-cell>
          <table:table-cell office:value-type="float" office:value="-0.895693308823456" calcext:value-type="float">
            <text:p>-0.8956933088</text:p>
          </table:table-cell>
          <table:table-cell office:value-type="float" office:value="-2.90627940606388" calcext:value-type="float">
            <text:p>-2.9062794061</text:p>
          </table:table-cell>
          <table:table-cell office:value-type="float" office:value="-1.85051600401416" calcext:value-type="float">
            <text:p>-1.850516004</text:p>
          </table:table-cell>
          <table:table-cell office:value-type="float" office:value="-2.74204275701379" calcext:value-type="float">
            <text:p>-2.742042757</text:p>
          </table:table-cell>
          <table:table-cell office:value-type="float" office:value="-0.286410220393698" calcext:value-type="float">
            <text:p>-0.2864102204</text:p>
          </table:table-cell>
          <table:table-cell office:value-type="float" office:value="-2.86712823742445" calcext:value-type="float">
            <text:p>-2.8671282374</text:p>
          </table:table-cell>
          <table:table-cell office:value-type="float" office:value="-0.563992848506148" calcext:value-type="float">
            <text:p>-0.5639928485</text:p>
          </table:table-cell>
          <table:table-cell office:value-type="float" office:value="-2.47124082599156" calcext:value-type="float">
            <text:p>-2.471240826</text:p>
          </table:table-cell>
          <table:table-cell office:value-type="float" office:value="-1.44770422482628" calcext:value-type="float">
            <text:p>-1.4477042248</text:p>
          </table:table-cell>
          <table:table-cell office:value-type="float" office:value="-2.3771602244227" calcext:value-type="float">
            <text:p>-2.3771602244</text:p>
          </table:table-cell>
          <table:table-cell office:value-type="float" office:value="-2.18804864264419" calcext:value-type="float">
            <text:p>-2.1880486426</text:p>
          </table:table-cell>
          <table:table-cell office:value-type="float" office:value="-3.0061595277951" calcext:value-type="float">
            <text:p>-3.0061595278</text:p>
          </table:table-cell>
          <table:table-cell office:value-type="float" office:value="-2.38711799106793" calcext:value-type="float">
            <text:p>-2.3871179911</text:p>
          </table:table-cell>
          <table:table-cell office:value-type="float" office:value="-2.66539930945868" calcext:value-type="float">
            <text:p>-2.6653993095</text:p>
          </table:table-cell>
          <table:table-cell office:value-type="float" office:value="-1.05088094280266" calcext:value-type="float">
            <text:p>-1.0508809428</text:p>
          </table:table-cell>
          <table:table-cell office:value-type="float" office:value="-2.08688098509015" calcext:value-type="float">
            <text:p>-2.0868809851</text:p>
          </table:table-cell>
          <table:table-cell office:value-type="float" office:value="-1.35099565276079" calcext:value-type="float">
            <text:p>-1.3509956528</text:p>
          </table:table-cell>
          <table:table-cell office:value-type="float" office:value="-3.32032577141441" calcext:value-type="float">
            <text:p>-3.3203257714</text:p>
          </table:table-cell>
          <table:table-cell office:value-type="float" office:value="-1.36679352917905" calcext:value-type="float">
            <text:p>-1.3667935292</text:p>
          </table:table-cell>
          <table:table-cell office:value-type="float" office:value="-2.81016977455426" calcext:value-type="float">
            <text:p>-2.8101697746</text:p>
          </table:table-cell>
          <table:table-cell office:value-type="float" office:value="-2.98016570996805" calcext:value-type="float">
            <text:p>-2.98016571</text:p>
          </table:table-cell>
          <table:table-cell office:value-type="float" office:value="-3.02070420092359" calcext:value-type="float">
            <text:p>-3.0207042009</text:p>
          </table:table-cell>
          <table:table-cell office:value-type="float" office:value="-1.75319296806804" calcext:value-type="float">
            <text:p>-1.7531929681</text:p>
          </table:table-cell>
          <table:table-cell office:value-type="float" office:value="-3.16731444831145" calcext:value-type="float">
            <text:p>-3.1673144483</text:p>
          </table:table-cell>
          <table:table-cell office:value-type="float" office:value="-2.97979114907338" calcext:value-type="float">
            <text:p>-2.9797911491</text:p>
          </table:table-cell>
          <table:table-cell office:value-type="float" office:value="-2.51307991280409" calcext:value-type="float">
            <text:p>-2.5130799128</text:p>
          </table:table-cell>
          <table:table-cell office:value-type="float" office:value="-2.80069388025171" calcext:value-type="float">
            <text:p>-2.8006938803</text:p>
          </table:table-cell>
          <table:table-cell office:value-type="float" office:value="-1.76757798941854" calcext:value-type="float">
            <text:p>-1.7675779894</text:p>
          </table:table-cell>
          <table:table-cell office:value-type="float" office:value="-2.56506356751564" calcext:value-type="float">
            <text:p>-2.5650635675</text:p>
          </table:table-cell>
          <table:table-cell office:value-type="float" office:value="-3.07635110611604" calcext:value-type="float">
            <text:p>-3.0763511061</text:p>
          </table:table-cell>
          <table:table-cell office:value-type="float" office:value="-2.57985985979003" calcext:value-type="float">
            <text:p>-2.5798598598</text:p>
          </table:table-cell>
          <table:table-cell office:value-type="float" office:value="-2.30228677905704" calcext:value-type="float">
            <text:p>-2.3022867791</text:p>
          </table:table-cell>
          <table:table-cell office:value-type="float" office:value="-2.00413638483875" calcext:value-type="float">
            <text:p>-2.0041363848</text:p>
          </table:table-cell>
          <table:table-cell office:value-type="float" office:value="-2.31810544506475" calcext:value-type="float">
            <text:p>-2.3181054451</text:p>
          </table:table-cell>
          <table:table-cell office:value-type="float" office:value="-3.34275335007505" calcext:value-type="float">
            <text:p>-3.3427533501</text:p>
          </table:table-cell>
          <table:table-cell office:value-type="float" office:value="-2.16373261734736" calcext:value-type="float">
            <text:p>-2.1637326173</text:p>
          </table:table-cell>
          <table:table-cell office:value-type="float" office:value="9.59399999999997" calcext:value-type="float">
            <text:p>9.594</text:p>
          </table:table-cell>
          <table:table-cell office:value-type="float" office:value="2.05" calcext:value-type="float">
            <text:p>2.05</text:p>
          </table:table-cell>
          <table:table-cell office:value-type="float" office:value="0.927999999999982" calcext:value-type="float">
            <text:p>0.92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79999999999976" calcext:value-type="float">
            <text:p>0.98</text:p>
          </table:table-cell>
          <table:table-cell office:value-type="float" office:value="0.611586848784486" calcext:value-type="float">
            <text:p>0.6115868488</text:p>
          </table:table-cell>
          <table:table-cell office:value-type="float" office:value="-2.93231515748365" calcext:value-type="float">
            <text:p>-2.9323151575</text:p>
          </table:table-cell>
          <table:table-cell office:value-type="float" office:value="0.215703036781214" calcext:value-type="float">
            <text:p>0.2157030368</text:p>
          </table:table-cell>
          <table:table-cell office:value-type="float" office:value="-2.62690394715606" calcext:value-type="float">
            <text:p>-2.6269039472</text:p>
          </table:table-cell>
          <table:table-cell office:value-type="float" office:value="0.149151076038613" calcext:value-type="float">
            <text:p>0.149151076</text:p>
          </table:table-cell>
          <table:table-cell office:value-type="float" office:value="-3.12245499046171" calcext:value-type="float">
            <text:p>-3.1224549905</text:p>
          </table:table-cell>
          <table:table-cell office:value-type="float" office:value="-0.246732735964659" calcext:value-type="float">
            <text:p>-0.246732736</text:p>
          </table:table-cell>
          <table:table-cell office:value-type="float" office:value="-2.81704378013413" calcext:value-type="float">
            <text:p>-2.8170437801</text:p>
          </table:table-cell>
          <table:table-cell office:value-type="float" office:value="-0.180180775222058" calcext:value-type="float">
            <text:p>-0.1801807752</text:p>
          </table:table-cell>
          <table:table-cell office:value-type="float" office:value="-2.32149273682848" calcext:value-type="float">
            <text:p>-2.3214927368</text:p>
          </table:table-cell>
          <table:table-cell office:value-type="float" office:value="-0.313284696707261" calcext:value-type="float">
            <text:p>-0.3132846967</text:p>
          </table:table-cell>
          <table:table-cell office:value-type="float" office:value="-3.31259482343978" calcext:value-type="float">
            <text:p>-3.3125948234</text:p>
          </table:table-cell>
          <table:table-cell office:value-type="float" office:value="-0.709168508710533" calcext:value-type="float">
            <text:p>-0.7091685087</text:p>
          </table:table-cell>
          <table:table-cell office:value-type="float" office:value="-3.0071836131122" calcext:value-type="float">
            <text:p>-3.0071836131</text:p>
          </table:table-cell>
          <table:table-cell office:value-type="float" office:value="-0.642616547967931" calcext:value-type="float">
            <text:p>-0.642616548</text:p>
          </table:table-cell>
          <table:table-cell office:value-type="float" office:value="-2.51163256980655" calcext:value-type="float">
            <text:p>-2.5116325698</text:p>
          </table:table-cell>
          <table:table-cell office:value-type="float" office:value="-0.775720469453134" calcext:value-type="float">
            <text:p>-0.7757204695</text:p>
          </table:table-cell>
          <table:table-cell office:value-type="float" office:value="-3.50273465641784" calcext:value-type="float">
            <text:p>-3.5027346564</text:p>
          </table:table-cell>
          <table:table-cell office:value-type="float" office:value="-0.57606458722533" calcext:value-type="float">
            <text:p>-0.5760645872</text:p>
          </table:table-cell>
          <table:table-cell office:value-type="float" office:value="-2.0160815265009" calcext:value-type="float">
            <text:p>-2.0160815265</text:p>
          </table:table-cell>
          <table:table-cell office:value-type="float" office:value="-1.10505232071381" calcext:value-type="float">
            <text:p>-1.1050523207</text:p>
          </table:table-cell>
          <table:table-cell office:value-type="float" office:value="-2.70177240278461" calcext:value-type="float">
            <text:p>-2.7017724028</text:p>
          </table:table-cell>
          <table:table-cell office:value-type="float" office:value="-1.0385003599712" calcext:value-type="float">
            <text:p>-1.03850036</text:p>
          </table:table-cell>
          <table:table-cell office:value-type="float" office:value="-2.20622135947897" calcext:value-type="float">
            <text:p>-2.2062213595</text:p>
          </table:table-cell>
          <table:table-cell office:value-type="float" office:value="-1.17160428145641" calcext:value-type="float">
            <text:p>-1.1716042815</text:p>
          </table:table-cell>
          <table:table-cell office:value-type="float" office:value="-3.19732344609026" calcext:value-type="float">
            <text:p>-3.1973234461</text:p>
          </table:table-cell>
          <table:table-cell office:value-type="float" office:value="-1.50093613271708" calcext:value-type="float">
            <text:p>-1.5009361327</text:p>
          </table:table-cell>
          <table:table-cell office:value-type="float" office:value="-2.39636119245703" calcext:value-type="float">
            <text:p>-2.3963611925</text:p>
          </table:table-cell>
          <table:table-cell office:value-type="float" office:value="-1.56748809345968" calcext:value-type="float">
            <text:p>-1.5674880935</text:p>
          </table:table-cell>
          <table:table-cell office:value-type="float" office:value="-2.89191223576268" calcext:value-type="float">
            <text:p>-2.8919122358</text:p>
          </table:table-cell>
          <table:table-cell office:value-type="float" office:value="-1.43438417197448" calcext:value-type="float">
            <text:p>-1.434384172</text:p>
          </table:table-cell>
          <table:table-cell office:value-type="float" office:value="-1.90081014915139" calcext:value-type="float">
            <text:p>-1.9008101492</text:p>
          </table:table-cell>
          <table:table-cell office:value-type="float" office:value="-1.63404005420228" calcext:value-type="float">
            <text:p>-1.6340400542</text:p>
          </table:table-cell>
          <table:table-cell office:value-type="float" office:value="-3.38746327906833" calcext:value-type="float">
            <text:p>-3.3874632791</text:p>
          </table:table-cell>
          <table:table-cell office:value-type="float" office:value="-1.96337190546295" calcext:value-type="float">
            <text:p>-1.9633719055</text:p>
          </table:table-cell>
          <table:table-cell office:value-type="float" office:value="-2.5865010254351" calcext:value-type="float">
            <text:p>-2.5865010254</text:p>
          </table:table-cell>
          <table:table-cell office:value-type="float" office:value="-1.89681994472035" calcext:value-type="float">
            <text:p>-1.8968199447</text:p>
          </table:table-cell>
          <table:table-cell office:value-type="float" office:value="-2.09094998212945" calcext:value-type="float">
            <text:p>-2.0909499821</text:p>
          </table:table-cell>
          <table:table-cell office:value-type="float" office:value="-2.02992386620555" calcext:value-type="float">
            <text:p>-2.0299238662</text:p>
          </table:table-cell>
          <table:table-cell office:value-type="float" office:value="-3.08205206874075" calcext:value-type="float">
            <text:p>-3.082052068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4]</text:p>
          </table:table-cell>
          <table:table-cell office:value-type="float" office:value="-3" calcext:value-type="float">
            <text:p>-3</text:p>
          </table:table-cell>
          <table:table-cell office:value-type="float" office:value="0.319224669140358" calcext:value-type="float">
            <text:p>0.3192246691</text:p>
          </table:table-cell>
          <table:table-cell office:value-type="float" office:value="-2.89382793281949" calcext:value-type="float">
            <text:p>-2.8938279328</text:p>
          </table:table-cell>
          <table:table-cell office:value-type="float" office:value="-0.657408868266795" calcext:value-type="float">
            <text:p>-0.6574088683</text:p>
          </table:table-cell>
          <table:table-cell office:value-type="float" office:value="-3.33289407087414" calcext:value-type="float">
            <text:p>-3.3328940709</text:p>
          </table:table-cell>
          <table:table-cell office:value-type="float" office:value="-0.935494517846372" calcext:value-type="float">
            <text:p>-0.9354945178</text:p>
          </table:table-cell>
          <table:table-cell office:value-type="float" office:value="-2.90229647243223" calcext:value-type="float">
            <text:p>-2.9022964724</text:p>
          </table:table-cell>
          <table:table-cell office:value-type="float" office:value="-1.89024651472719" calcext:value-type="float">
            <text:p>-1.8902465147</text:p>
          </table:table-cell>
          <table:table-cell office:value-type="float" office:value="-2.73740740174355" calcext:value-type="float">
            <text:p>-2.7374074017</text:p>
          </table:table-cell>
          <table:table-cell office:value-type="float" office:value="-0.320930370703278" calcext:value-type="float">
            <text:p>-0.3209303707</text:p>
          </table:table-cell>
          <table:table-cell office:value-type="float" office:value="-2.88733613742925" calcext:value-type="float">
            <text:p>-2.8873361374</text:p>
          </table:table-cell>
          <table:table-cell office:value-type="float" office:value="-0.59208051643188" calcext:value-type="float">
            <text:p>-0.5920805164</text:p>
          </table:table-cell>
          <table:table-cell office:value-type="float" office:value="-2.44276130860637" calcext:value-type="float">
            <text:p>-2.4427613086</text:p>
          </table:table-cell>
          <table:table-cell office:value-type="float" office:value="-1.48767026507591" calcext:value-type="float">
            <text:p>-1.4876702651</text:p>
          </table:table-cell>
          <table:table-cell office:value-type="float" office:value="-2.37551230853747" calcext:value-type="float">
            <text:p>-2.3755123085</text:p>
          </table:table-cell>
          <table:table-cell office:value-type="float" office:value="-2.22787650745362" calcext:value-type="float">
            <text:p>-2.2278765075</text:p>
          </table:table-cell>
          <table:table-cell office:value-type="float" office:value="-3.002452617394" calcext:value-type="float">
            <text:p>-3.0024526174</text:p>
          </table:table-cell>
          <table:table-cell office:value-type="float" office:value="-2.42478734551338" calcext:value-type="float">
            <text:p>-2.4247873455</text:p>
          </table:table-cell>
          <table:table-cell office:value-type="float" office:value="-2.65194495196146" calcext:value-type="float">
            <text:p>-2.651944952</text:p>
          </table:table-cell>
          <table:table-cell office:value-type="float" office:value="-1.08595635975712" calcext:value-type="float">
            <text:p>-1.0859563598</text:p>
          </table:table-cell>
          <table:table-cell office:value-type="float" office:value="-2.10610896276517" calcext:value-type="float">
            <text:p>-2.1061089628</text:p>
          </table:table-cell>
          <table:table-cell office:value-type="float" office:value="-1.39099126445676" calcext:value-type="float">
            <text:p>-1.3909912645</text:p>
          </table:table-cell>
          <table:table-cell office:value-type="float" office:value="-3.31973328085349" calcext:value-type="float">
            <text:p>-3.3197332809</text:p>
          </table:table-cell>
          <table:table-cell office:value-type="float" office:value="-1.40679011785035" calcext:value-type="float">
            <text:p>-1.4067901179</text:p>
          </table:table-cell>
          <table:table-cell office:value-type="float" office:value="-2.81069216775737" calcext:value-type="float">
            <text:p>-2.8106921678</text:p>
          </table:table-cell>
          <table:table-cell office:value-type="float" office:value="-3.01216692456695" calcext:value-type="float">
            <text:p>-3.0121669246</text:p>
          </table:table-cell>
          <table:table-cell office:value-type="float" office:value="-2.99670582047417" calcext:value-type="float">
            <text:p>-2.9967058205</text:p>
          </table:table-cell>
          <table:table-cell office:value-type="float" office:value="-1.79237521549702" calcext:value-type="float">
            <text:p>-1.7923752155</text:p>
          </table:table-cell>
          <table:table-cell office:value-type="float" office:value="-3.15926761748097" calcext:value-type="float">
            <text:p>-3.1592676175</text:p>
          </table:table-cell>
          <table:table-cell office:value-type="float" office:value="-3.00690961771071" calcext:value-type="float">
            <text:p>-3.0069096177</text:p>
          </table:table-cell>
          <table:table-cell office:value-type="float" office:value="-2.48367602430672" calcext:value-type="float">
            <text:p>-2.4836760243</text:p>
          </table:table-cell>
          <table:table-cell office:value-type="float" office:value="-2.77400287706373" calcext:value-type="float">
            <text:p>-2.7740028771</text:p>
          </table:table-cell>
          <table:table-cell office:value-type="float" office:value="-1.7377855348567" calcext:value-type="float">
            <text:p>-1.7377855349</text:p>
          </table:table-cell>
          <table:table-cell office:value-type="float" office:value="-2.60108037518271" calcext:value-type="float">
            <text:p>-2.6010803752</text:p>
          </table:table-cell>
          <table:table-cell office:value-type="float" office:value="-3.05895025655421" calcext:value-type="float">
            <text:p>-3.0589502566</text:p>
          </table:table-cell>
          <table:table-cell office:value-type="float" office:value="-2.60062825335133" calcext:value-type="float">
            <text:p>-2.6006282534</text:p>
          </table:table-cell>
          <table:table-cell office:value-type="float" office:value="-2.26810090728399" calcext:value-type="float">
            <text:p>-2.2681009073</text:p>
          </table:table-cell>
          <table:table-cell office:value-type="float" office:value="-2.02785855883078" calcext:value-type="float">
            <text:p>-2.0278585588</text:p>
          </table:table-cell>
          <table:table-cell office:value-type="float" office:value="-2.35031194225231" calcext:value-type="float">
            <text:p>-2.3503119423</text:p>
          </table:table-cell>
          <table:table-cell office:value-type="float" office:value="-3.37752054222857" calcext:value-type="float">
            <text:p>-3.3775205422</text:p>
          </table:table-cell>
          <table:table-cell office:value-type="float" office:value="-2.14395277028626" calcext:value-type="float">
            <text:p>-2.1439527703</text:p>
          </table:table-cell>
          <table:table-cell office:value-type="float" office:value="9.56599999999997" calcext:value-type="float">
            <text:p>9.566</text:p>
          </table:table-cell>
          <table:table-cell office:value-type="float" office:value="2.05" calcext:value-type="float">
            <text:p>2.05</text:p>
          </table:table-cell>
          <table:table-cell office:value-type="float" office:value="0.941999999999981" calcext:value-type="float">
            <text:p>0.94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69999999999975" calcext:value-type="float">
            <text:p>0.97</text:p>
          </table:table-cell>
          <table:table-cell office:value-type="float" office:value="0.611586848784486" calcext:value-type="float">
            <text:p>0.6115868488</text:p>
          </table:table-cell>
          <table:table-cell office:value-type="float" office:value="-2.93231515748365" calcext:value-type="float">
            <text:p>-2.9323151575</text:p>
          </table:table-cell>
          <table:table-cell office:value-type="float" office:value="0.214907122371795" calcext:value-type="float">
            <text:p>0.2149071224</text:p>
          </table:table-cell>
          <table:table-cell office:value-type="float" office:value="-2.62793842602549" calcext:value-type="float">
            <text:p>-2.627938426</text:p>
          </table:table-cell>
          <table:table-cell office:value-type="float" office:value="0.1496490038145" calcext:value-type="float">
            <text:p>0.1496490038</text:p>
          </table:table-cell>
          <table:table-cell office:value-type="float" office:value="-3.12366151199422" calcext:value-type="float">
            <text:p>-3.123661512</text:p>
          </table:table-cell>
          <table:table-cell office:value-type="float" office:value="-0.247030722598191" calcext:value-type="float">
            <text:p>-0.2470307226</text:p>
          </table:table-cell>
          <table:table-cell office:value-type="float" office:value="-2.81928478053606" calcext:value-type="float">
            <text:p>-2.8192847805</text:p>
          </table:table-cell>
          <table:table-cell office:value-type="float" office:value="-0.181772604040896" calcext:value-type="float">
            <text:p>-0.181772604</text:p>
          </table:table-cell>
          <table:table-cell office:value-type="float" office:value="-2.32356169456733" calcext:value-type="float">
            <text:p>-2.3235616946</text:p>
          </table:table-cell>
          <table:table-cell office:value-type="float" office:value="-0.312288841155485" calcext:value-type="float">
            <text:p>-0.3122888412</text:p>
          </table:table-cell>
          <table:table-cell office:value-type="float" office:value="-3.31500786650479" calcext:value-type="float">
            <text:p>-3.3150078665</text:p>
          </table:table-cell>
          <table:table-cell office:value-type="float" office:value="-0.708968567568176" calcext:value-type="float">
            <text:p>-0.7089685676</text:p>
          </table:table-cell>
          <table:table-cell office:value-type="float" office:value="-3.01063113504663" calcext:value-type="float">
            <text:p>-3.010631135</text:p>
          </table:table-cell>
          <table:table-cell office:value-type="float" office:value="-0.643710449010882" calcext:value-type="float">
            <text:p>-0.643710449</text:p>
          </table:table-cell>
          <table:table-cell office:value-type="float" office:value="-2.5149080490779" calcext:value-type="float">
            <text:p>-2.5149080491</text:p>
          </table:table-cell>
          <table:table-cell office:value-type="float" office:value="-0.774226686125471" calcext:value-type="float">
            <text:p>-0.7742266861</text:p>
          </table:table-cell>
          <table:table-cell office:value-type="float" office:value="-3.50635422101536" calcext:value-type="float">
            <text:p>-3.506354221</text:p>
          </table:table-cell>
          <table:table-cell office:value-type="float" office:value="-0.578452330453587" calcext:value-type="float">
            <text:p>-0.5784523305</text:p>
          </table:table-cell>
          <table:table-cell office:value-type="float" office:value="-2.01918496310917" calcext:value-type="float">
            <text:p>-2.0191849631</text:p>
          </table:table-cell>
          <table:table-cell office:value-type="float" office:value="-1.10564829398087" calcext:value-type="float">
            <text:p>-1.105648294</text:p>
          </table:table-cell>
          <table:table-cell office:value-type="float" office:value="-2.70625440358847" calcext:value-type="float">
            <text:p>-2.7062544036</text:p>
          </table:table-cell>
          <table:table-cell office:value-type="float" office:value="-1.04039017542357" calcext:value-type="float">
            <text:p>-1.0403901754</text:p>
          </table:table-cell>
          <table:table-cell office:value-type="float" office:value="-2.21053131761974" calcext:value-type="float">
            <text:p>-2.2105313176</text:p>
          </table:table-cell>
          <table:table-cell office:value-type="float" office:value="-1.17090641253816" calcext:value-type="float">
            <text:p>-1.1709064125</text:p>
          </table:table-cell>
          <table:table-cell office:value-type="float" office:value="-3.2019774895572" calcext:value-type="float">
            <text:p>-3.2019774896</text:p>
          </table:table-cell>
          <table:table-cell office:value-type="float" office:value="-1.50232802039356" calcext:value-type="float">
            <text:p>-1.5023280204</text:p>
          </table:table-cell>
          <table:table-cell office:value-type="float" office:value="-2.40187767213031" calcext:value-type="float">
            <text:p>-2.4018776721</text:p>
          </table:table-cell>
          <table:table-cell office:value-type="float" office:value="-1.56758613895085" calcext:value-type="float">
            <text:p>-1.567586139</text:p>
          </table:table-cell>
          <table:table-cell office:value-type="float" office:value="-2.89760075809904" calcext:value-type="float">
            <text:p>-2.8976007581</text:p>
          </table:table-cell>
          <table:table-cell office:value-type="float" office:value="-1.43706990183626" calcext:value-type="float">
            <text:p>-1.4370699018</text:p>
          </table:table-cell>
          <table:table-cell office:value-type="float" office:value="-1.90615458616158" calcext:value-type="float">
            <text:p>-1.9061545862</text:p>
          </table:table-cell>
          <table:table-cell office:value-type="float" office:value="-1.63284425750815" calcext:value-type="float">
            <text:p>-1.6328442575</text:p>
          </table:table-cell>
          <table:table-cell office:value-type="float" office:value="-3.39332384406777" calcext:value-type="float">
            <text:p>-3.3933238441</text:p>
          </table:table-cell>
          <table:table-cell office:value-type="float" office:value="-1.96426586536354" calcext:value-type="float">
            <text:p>-1.9642658654</text:p>
          </table:table-cell>
          <table:table-cell office:value-type="float" office:value="-2.59322402664088" calcext:value-type="float">
            <text:p>-2.5932240266</text:p>
          </table:table-cell>
          <table:table-cell office:value-type="float" office:value="-1.89900774680625" calcext:value-type="float">
            <text:p>-1.8990077468</text:p>
          </table:table-cell>
          <table:table-cell office:value-type="float" office:value="-2.09750094067215" calcext:value-type="float">
            <text:p>-2.0975009407</text:p>
          </table:table-cell>
          <table:table-cell office:value-type="float" office:value="-2.02952398392084" calcext:value-type="float">
            <text:p>-2.0295239839</text:p>
          </table:table-cell>
          <table:table-cell office:value-type="float" office:value="-3.08894711260961" calcext:value-type="float">
            <text:p>-3.088947112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4]</text:p>
          </table:table-cell>
          <table:table-cell office:value-type="float" office:value="-4" calcext:value-type="float">
            <text:p>-4</text:p>
          </table:table-cell>
          <table:table-cell office:value-type="float" office:value="0.279560652692909" calcext:value-type="float">
            <text:p>0.2795606527</text:p>
          </table:table-cell>
          <table:table-cell office:value-type="float" office:value="-2.88865436545678" calcext:value-type="float">
            <text:p>-2.8886543655</text:p>
          </table:table-cell>
          <table:table-cell office:value-type="float" office:value="-0.697383172298398" calcext:value-type="float">
            <text:p>-0.6973831723</text:p>
          </table:table-cell>
          <table:table-cell office:value-type="float" office:value="-3.33146053776014" calcext:value-type="float">
            <text:p>-3.3314605378</text:p>
          </table:table-cell>
          <table:table-cell office:value-type="float" office:value="-0.97508771983902" calcext:value-type="float">
            <text:p>-0.9750877198</text:p>
          </table:table-cell>
          <table:table-cell office:value-type="float" office:value="-2.89660627419584" calcext:value-type="float">
            <text:p>-2.8966062742</text:p>
          </table:table-cell>
          <table:table-cell office:value-type="float" office:value="-1.93016170391136" calcext:value-type="float">
            <text:p>-1.9301617039</text:p>
          </table:table-cell>
          <table:table-cell office:value-type="float" office:value="-2.74001079806231" calcext:value-type="float">
            <text:p>-2.7400107981</text:p>
          </table:table-cell>
          <table:table-cell office:value-type="float" office:value="-0.359825604215798" calcext:value-type="float">
            <text:p>-0.3598256042</text:p>
          </table:table-cell>
          <table:table-cell office:value-type="float" office:value="-2.87800014203473" calcext:value-type="float">
            <text:p>-2.878000142</text:p>
          </table:table-cell>
          <table:table-cell office:value-type="float" office:value="-0.591960146065564" calcext:value-type="float">
            <text:p>-0.5919601461</text:p>
          </table:table-cell>
          <table:table-cell office:value-type="float" office:value="-2.48276112749314" calcext:value-type="float">
            <text:p>-2.4827611275</text:p>
          </table:table-cell>
          <table:table-cell office:value-type="float" office:value="-1.52663961656483" calcext:value-type="float">
            <text:p>-1.5266396166</text:p>
          </table:table-cell>
          <table:table-cell office:value-type="float" office:value="-2.38453392948567" calcext:value-type="float">
            <text:p>-2.3845339295</text:p>
          </table:table-cell>
          <table:table-cell office:value-type="float" office:value="-2.26786218489838" calcext:value-type="float">
            <text:p>-2.2678621849</text:p>
          </table:table-cell>
          <table:table-cell office:value-type="float" office:value="-3.00352294411241" calcext:value-type="float">
            <text:p>-3.0035229441</text:p>
          </table:table-cell>
          <table:table-cell office:value-type="float" office:value="-2.46114914392104" calcext:value-type="float">
            <text:p>-2.4611491439</text:p>
          </table:table-cell>
          <table:table-cell office:value-type="float" office:value="-2.63527703017858" calcext:value-type="float">
            <text:p>-2.6352770302</text:p>
          </table:table-cell>
          <table:table-cell office:value-type="float" office:value="-1.12150517926479" calcext:value-type="float">
            <text:p>-1.1215051793</text:p>
          </table:table-cell>
          <table:table-cell office:value-type="float" office:value="-2.12444694061472" calcext:value-type="float">
            <text:p>-2.1244469406</text:p>
          </table:table-cell>
          <table:table-cell office:value-type="float" office:value="-1.43099100172601" calcext:value-type="float">
            <text:p>-1.4309910017</text:p>
          </table:table-cell>
          <table:table-cell office:value-type="float" office:value="-3.31987825806233" calcext:value-type="float">
            <text:p>-3.3198782581</text:p>
          </table:table-cell>
          <table:table-cell office:value-type="float" office:value="-1.44673805944528" calcext:value-type="float">
            <text:p>-1.4467380594</text:p>
          </table:table-cell>
          <table:table-cell office:value-type="float" office:value="-2.81273225656123" calcext:value-type="float">
            <text:p>-2.8127322566</text:p>
          </table:table-cell>
          <table:table-cell office:value-type="float" office:value="-3.04606472955946" calcext:value-type="float">
            <text:p>-3.0460647296</text:p>
          </table:table-cell>
          <table:table-cell office:value-type="float" office:value="-2.9754705004462" calcext:value-type="float">
            <text:p>-2.9754705004</text:p>
          </table:table-cell>
          <table:table-cell office:value-type="float" office:value="-1.83233832665122" calcext:value-type="float">
            <text:p>-1.8323383267</text:p>
          </table:table-cell>
          <table:table-cell office:value-type="float" office:value="-3.16098510019618" calcext:value-type="float">
            <text:p>-3.1609851002</text:p>
          </table:table-cell>
          <table:table-cell office:value-type="float" office:value="-3.02751208400861" calcext:value-type="float">
            <text:p>-3.027512084</text:p>
          </table:table-cell>
          <table:table-cell office:value-type="float" office:value="-2.44938989908901" calcext:value-type="float">
            <text:p>-2.4493898991</text:p>
          </table:table-cell>
          <table:table-cell office:value-type="float" office:value="-2.80848468105457" calcext:value-type="float">
            <text:p>-2.8084846811</text:p>
          </table:table-cell>
          <table:table-cell office:value-type="float" office:value="-1.71751227183523" calcext:value-type="float">
            <text:p>-1.7175122718</text:p>
          </table:table-cell>
          <table:table-cell office:value-type="float" office:value="-2.6352953086053" calcext:value-type="float">
            <text:p>-2.6352953086</text:p>
          </table:table-cell>
          <table:table-cell office:value-type="float" office:value="-3.03822977560209" calcext:value-type="float">
            <text:p>-3.0382297756</text:p>
          </table:table-cell>
          <table:table-cell office:value-type="float" office:value="-2.63736497263978" calcext:value-type="float">
            <text:p>-2.6373649726</text:p>
          </table:table-cell>
          <table:table-cell office:value-type="float" office:value="-2.25227644976022" calcext:value-type="float">
            <text:p>-2.2522764498</text:p>
          </table:table-cell>
          <table:table-cell office:value-type="float" office:value="-2.06320815961684" calcext:value-type="float">
            <text:p>-2.0632081596</text:p>
          </table:table-cell>
          <table:table-cell office:value-type="float" office:value="-2.33159281502197" calcext:value-type="float">
            <text:p>-2.331592815</text:p>
          </table:table-cell>
          <table:table-cell office:value-type="float" office:value="-3.41199920339679" calcext:value-type="float">
            <text:p>-3.4119992034</text:p>
          </table:table-cell>
          <table:table-cell office:value-type="float" office:value="-2.12367416273922" calcext:value-type="float">
            <text:p>-2.1236741627</text:p>
          </table:table-cell>
          <table:table-cell office:value-type="float" office:value="9.53799999999997" calcext:value-type="float">
            <text:p>9.538</text:p>
          </table:table-cell>
          <table:table-cell office:value-type="float" office:value="2.05" calcext:value-type="float">
            <text:p>2.05</text:p>
          </table:table-cell>
          <table:table-cell office:value-type="float" office:value="0.955999999999981" calcext:value-type="float">
            <text:p>0.95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59999999999975" calcext:value-type="float">
            <text:p>0.96</text:p>
          </table:table-cell>
          <table:table-cell office:value-type="float" office:value="0.57998018184585" calcext:value-type="float">
            <text:p>0.5799801818</text:p>
          </table:table-cell>
          <table:table-cell office:value-type="float" office:value="-2.92866669796816" calcext:value-type="float">
            <text:p>-2.928666698</text:p>
          </table:table-cell>
          <table:table-cell office:value-type="float" office:value="0.183763342256978" calcext:value-type="float">
            <text:p>0.1837633423</text:p>
          </table:table-cell>
          <table:table-cell office:value-type="float" office:value="-2.62368765602232" calcext:value-type="float">
            <text:p>-2.623687656</text:p>
          </table:table-cell>
          <table:table-cell office:value-type="float" office:value="0.117752164104472" calcext:value-type="float">
            <text:p>0.1177521641</text:p>
          </table:table-cell>
          <table:table-cell office:value-type="float" office:value="-3.11931102548639" calcext:value-type="float">
            <text:p>-3.1193110255</text:p>
          </table:table-cell>
          <table:table-cell office:value-type="float" office:value="-0.278464675484401" calcext:value-type="float">
            <text:p>-0.2784646755</text:p>
          </table:table-cell>
          <table:table-cell office:value-type="float" office:value="-2.81433198354054" calcext:value-type="float">
            <text:p>-2.8143319835</text:p>
          </table:table-cell>
          <table:table-cell office:value-type="float" office:value="-0.212453497331895" calcext:value-type="float">
            <text:p>-0.2124534973</text:p>
          </table:table-cell>
          <table:table-cell office:value-type="float" office:value="-2.31870861407647" calcext:value-type="float">
            <text:p>-2.3187086141</text:p>
          </table:table-cell>
          <table:table-cell office:value-type="float" office:value="-0.344475853636906" calcext:value-type="float">
            <text:p>-0.3444758536</text:p>
          </table:table-cell>
          <table:table-cell office:value-type="float" office:value="-3.30995535300461" calcext:value-type="float">
            <text:p>-3.309955353</text:p>
          </table:table-cell>
          <table:table-cell office:value-type="float" office:value="-0.740692693225779" calcext:value-type="float">
            <text:p>-0.7406926932</text:p>
          </table:table-cell>
          <table:table-cell office:value-type="float" office:value="-3.00497631105877" calcext:value-type="float">
            <text:p>-3.0049763111</text:p>
          </table:table-cell>
          <table:table-cell office:value-type="float" office:value="-0.674681515073273" calcext:value-type="float">
            <text:p>-0.6746815151</text:p>
          </table:table-cell>
          <table:table-cell office:value-type="float" office:value="-2.5093529415947" calcext:value-type="float">
            <text:p>-2.5093529416</text:p>
          </table:table-cell>
          <table:table-cell office:value-type="float" office:value="-0.806703871378284" calcext:value-type="float">
            <text:p>-0.8067038714</text:p>
          </table:table-cell>
          <table:table-cell office:value-type="float" office:value="-3.50059968052284" calcext:value-type="float">
            <text:p>-3.5005996805</text:p>
          </table:table-cell>
          <table:table-cell office:value-type="float" office:value="-0.608670336920767" calcext:value-type="float">
            <text:p>-0.6086703369</text:p>
          </table:table-cell>
          <table:table-cell office:value-type="float" office:value="-2.01372957213063" calcext:value-type="float">
            <text:p>-2.0137295721</text:p>
          </table:table-cell>
          <table:table-cell office:value-type="float" office:value="-1.13690953281465" calcext:value-type="float">
            <text:p>-1.1369095328</text:p>
          </table:table-cell>
          <table:table-cell office:value-type="float" office:value="-2.69999726911292" calcext:value-type="float">
            <text:p>-2.6999972691</text:p>
          </table:table-cell>
          <table:table-cell office:value-type="float" office:value="-1.07089835466215" calcext:value-type="float">
            <text:p>-1.0708983547</text:p>
          </table:table-cell>
          <table:table-cell office:value-type="float" office:value="-2.20437389964885" calcext:value-type="float">
            <text:p>-2.2043738996</text:p>
          </table:table-cell>
          <table:table-cell office:value-type="float" office:value="-1.20292071096716" calcext:value-type="float">
            <text:p>-1.202920711</text:p>
          </table:table-cell>
          <table:table-cell office:value-type="float" office:value="-3.19562063857699" calcext:value-type="float">
            <text:p>-3.1956206386</text:p>
          </table:table-cell>
          <table:table-cell office:value-type="float" office:value="-1.53312637240352" calcext:value-type="float">
            <text:p>-1.5331263724</text:p>
          </table:table-cell>
          <table:table-cell office:value-type="float" office:value="-2.39501822716707" calcext:value-type="float">
            <text:p>-2.3950182272</text:p>
          </table:table-cell>
          <table:table-cell office:value-type="float" office:value="-1.59913755055603" calcext:value-type="float">
            <text:p>-1.5991375506</text:p>
          </table:table-cell>
          <table:table-cell office:value-type="float" office:value="-2.89064159663114" calcext:value-type="float">
            <text:p>-2.8906415966</text:p>
          </table:table-cell>
          <table:table-cell office:value-type="float" office:value="-1.46711519425102" calcext:value-type="float">
            <text:p>-1.4671151943</text:p>
          </table:table-cell>
          <table:table-cell office:value-type="float" office:value="-1.899394857703" calcext:value-type="float">
            <text:p>-1.8993948577</text:p>
          </table:table-cell>
          <table:table-cell office:value-type="float" office:value="-1.66514872870854" calcext:value-type="float">
            <text:p>-1.6651487287</text:p>
          </table:table-cell>
          <table:table-cell office:value-type="float" office:value="-3.38626496609521" calcext:value-type="float">
            <text:p>-3.3862649661</text:p>
          </table:table-cell>
          <table:table-cell office:value-type="float" office:value="-1.9953543901449" calcext:value-type="float">
            <text:p>-1.9953543901</text:p>
          </table:table-cell>
          <table:table-cell office:value-type="float" office:value="-2.5856625546853" calcext:value-type="float">
            <text:p>-2.5856625547</text:p>
          </table:table-cell>
          <table:table-cell office:value-type="float" office:value="-1.9293432119924" calcext:value-type="float">
            <text:p>-1.929343212</text:p>
          </table:table-cell>
          <table:table-cell office:value-type="float" office:value="-2.09003918522123" calcext:value-type="float">
            <text:p>-2.0900391852</text:p>
          </table:table-cell>
          <table:table-cell office:value-type="float" office:value="-2.06136556829741" calcext:value-type="float">
            <text:p>-2.0613655683</text:p>
          </table:table-cell>
          <table:table-cell office:value-type="float" office:value="-3.08128592414937" calcext:value-type="float">
            <text:p>-3.081285924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7]</text:p>
          </table:table-cell>
          <table:table-cell office:value-type="float" office:value="-1" calcext:value-type="float">
            <text:p>-1</text:p>
          </table:table-cell>
          <table:table-cell office:value-type="float" office:value="0.49144260611314" calcext:value-type="float">
            <text:p>0.4914426061</text:p>
          </table:table-cell>
          <table:table-cell office:value-type="float" office:value="-3.09890141444519" calcext:value-type="float">
            <text:p>-3.0989014144</text:p>
          </table:table-cell>
          <table:table-cell office:value-type="float" office:value="0.0375834386644143" calcext:value-type="float">
            <text:p>0.0375834387</text:p>
          </table:table-cell>
          <table:table-cell office:value-type="float" office:value="-2.69848014319169" calcext:value-type="float">
            <text:p>-2.6984801432</text:p>
          </table:table-cell>
          <table:table-cell office:value-type="float" office:value="-1.23278763453399" calcext:value-type="float">
            <text:p>-1.2327876345</text:p>
          </table:table-cell>
          <table:table-cell office:value-type="float" office:value="-3.0771633799055" calcext:value-type="float">
            <text:p>-3.0771633799</text:p>
          </table:table-cell>
          <table:table-cell office:value-type="float" office:value="-1.11117188001396" calcext:value-type="float">
            <text:p>-1.11117188</text:p>
          </table:table-cell>
          <table:table-cell office:value-type="float" office:value="-3.81888882334389" calcext:value-type="float">
            <text:p>-3.8188888233</text:p>
          </table:table-cell>
          <table:table-cell office:value-type="float" office:value="-1.40515309024244" calcext:value-type="float">
            <text:p>-1.4051530902</text:p>
          </table:table-cell>
          <table:table-cell office:value-type="float" office:value="-3.43682147169507" calcext:value-type="float">
            <text:p>-3.4368214717</text:p>
          </table:table-cell>
          <table:table-cell office:value-type="float" office:value="-0.943175780312346" calcext:value-type="float">
            <text:p>-0.9431757803</text:p>
          </table:table-cell>
          <table:table-cell office:value-type="float" office:value="-2.34220486805119" calcext:value-type="float">
            <text:p>-2.3422048681</text:p>
          </table:table-cell>
          <table:table-cell office:value-type="float" office:value="-2.54693754977886" calcext:value-type="float">
            <text:p>-2.5469375498</text:p>
          </table:table-cell>
          <table:table-cell office:value-type="float" office:value="-3.01336140357487" calcext:value-type="float">
            <text:p>-3.0133614036</text:p>
          </table:table-cell>
          <table:table-cell office:value-type="float" office:value="-0.868011898770478" calcext:value-type="float">
            <text:p>-0.8680118988</text:p>
          </table:table-cell>
          <table:table-cell office:value-type="float" office:value="-3.32936828888583" calcext:value-type="float">
            <text:p>-3.3293682889</text:p>
          </table:table-cell>
          <table:table-cell office:value-type="float" office:value="-1.79651303494661" calcext:value-type="float">
            <text:p>-1.7965130349</text:p>
          </table:table-cell>
          <table:table-cell office:value-type="float" office:value="-2.643663452879" calcext:value-type="float">
            <text:p>-2.6436634529</text:p>
          </table:table-cell>
          <table:table-cell office:value-type="float" office:value="-1.46937449193791" calcext:value-type="float">
            <text:p>-1.4693744919</text:p>
          </table:table-cell>
          <table:table-cell office:value-type="float" office:value="-2.7513514217823" calcext:value-type="float">
            <text:p>-2.7513514218</text:p>
          </table:table-cell>
          <table:table-cell office:value-type="float" office:value="-2.31216249604521" calcext:value-type="float">
            <text:p>-2.312162496</text:p>
          </table:table-cell>
          <table:table-cell office:value-type="float" office:value="-3.76675435786946" calcext:value-type="float">
            <text:p>-3.7667543579</text:p>
          </table:table-cell>
          <table:table-cell office:value-type="float" office:value="-0.806504610308387" calcext:value-type="float">
            <text:p>-0.8065046103</text:p>
          </table:table-cell>
          <table:table-cell office:value-type="float" office:value="-2.79642224212988" calcext:value-type="float">
            <text:p>-2.7964222421</text:p>
          </table:table-cell>
          <table:table-cell office:value-type="float" office:value="-2.12079758457871" calcext:value-type="float">
            <text:p>-2.1207975846</text:p>
          </table:table-cell>
          <table:table-cell office:value-type="float" office:value="-2.88656808997934" calcext:value-type="float">
            <text:p>-2.88656809</text:p>
          </table:table-cell>
          <table:table-cell office:value-type="float" office:value="-3.09053761488152" calcext:value-type="float">
            <text:p>-3.0905376149</text:p>
          </table:table-cell>
          <table:table-cell office:value-type="float" office:value="-3.00493847614331" calcext:value-type="float">
            <text:p>-3.0049384761</text:p>
          </table:table-cell>
          <table:table-cell office:value-type="float" office:value="-3.00168975674295" calcext:value-type="float">
            <text:p>-3.0016897567</text:p>
          </table:table-cell>
          <table:table-cell office:value-type="float" office:value="-2.28845488594294" calcext:value-type="float">
            <text:p>-2.2884548859</text:p>
          </table:table-cell>
          <table:table-cell office:value-type="float" office:value="-2.10612452464432" calcext:value-type="float">
            <text:p>-2.1061245246</text:p>
          </table:table-cell>
          <table:table-cell office:value-type="float" office:value="-2.37023296077072" calcext:value-type="float">
            <text:p>-2.3702329608</text:p>
          </table:table-cell>
          <table:table-cell office:value-type="float" office:value="-2.52825071684768" calcext:value-type="float">
            <text:p>-2.5282507168</text:p>
          </table:table-cell>
          <table:table-cell office:value-type="float" office:value="-2.35955614052997" calcext:value-type="float">
            <text:p>-2.3595561405</text:p>
          </table:table-cell>
          <table:table-cell office:value-type="float" office:value="-2.28293433741211" calcext:value-type="float">
            <text:p>-2.2829343374</text:p>
          </table:table-cell>
          <table:table-cell office:value-type="float" office:value="-3.32444113655232" calcext:value-type="float">
            <text:p>-3.3244411366</text:p>
          </table:table-cell>
          <table:table-cell office:value-type="float" office:value="-1.707416868809" calcext:value-type="float">
            <text:p>-1.7074168688</text:p>
          </table:table-cell>
          <table:table-cell office:value-type="float" office:value="0.592065523952112" calcext:value-type="float">
            <text:p>0.592065524</text:p>
          </table:table-cell>
          <table:table-cell office:value-type="float" office:value="-2.74431984773653" calcext:value-type="float">
            <text:p>-2.7443198477</text:p>
          </table:table-cell>
          <table:table-cell office:value-type="float" office:value="-2.71622975531384" calcext:value-type="float">
            <text:p>-2.7162297553</text:p>
          </table:table-cell>
          <table:table-cell office:value-type="float" office:value="9.14599999999996" calcext:value-type="float">
            <text:p>9.146</text:p>
          </table:table-cell>
          <table:table-cell office:value-type="float" office:value="2.05" calcext:value-type="float">
            <text:p>2.05</text:p>
          </table:table-cell>
          <table:table-cell office:value-type="float" office:value="1.15199999999998" calcext:value-type="float">
            <text:p>1.15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19999999999975" calcext:value-type="float">
            <text:p>0.82</text:p>
          </table:table-cell>
          <table:table-cell office:value-type="float" office:value="0.679190301522528" calcext:value-type="float">
            <text:p>0.6791903015</text:p>
          </table:table-cell>
          <table:table-cell office:value-type="float" office:value="-3.12368785874717" calcext:value-type="float">
            <text:p>-3.1236878587</text:p>
          </table:table-cell>
          <table:table-cell office:value-type="float" office:value="0.282623596611676" calcext:value-type="float">
            <text:p>0.2826235966</text:p>
          </table:table-cell>
          <table:table-cell office:value-type="float" office:value="-2.81916388833409" calcext:value-type="float">
            <text:p>-2.8191638883</text:p>
          </table:table-cell>
          <table:table-cell office:value-type="float" office:value="0.21718145462807" calcext:value-type="float">
            <text:p>0.2171814546</text:p>
          </table:table-cell>
          <table:table-cell office:value-type="float" office:value="-3.31486271428851" calcext:value-type="float">
            <text:p>-3.3148627143</text:p>
          </table:table-cell>
          <table:table-cell office:value-type="float" office:value="-0.179385250282782" calcext:value-type="float">
            <text:p>-0.1793852503</text:p>
          </table:table-cell>
          <table:table-cell office:value-type="float" office:value="-3.01033874387543" calcext:value-type="float">
            <text:p>-3.0103387439</text:p>
          </table:table-cell>
          <table:table-cell office:value-type="float" office:value="-0.113943108299176" calcext:value-type="float">
            <text:p>-0.1139431083</text:p>
          </table:table-cell>
          <table:table-cell office:value-type="float" office:value="-2.514639917921" calcext:value-type="float">
            <text:p>-2.5146399179</text:p>
          </table:table-cell>
          <table:table-cell office:value-type="float" office:value="-0.244827392266388" calcext:value-type="float">
            <text:p>-0.2448273923</text:p>
          </table:table-cell>
          <table:table-cell office:value-type="float" office:value="-3.50603756982986" calcext:value-type="float">
            <text:p>-3.5060375698</text:p>
          </table:table-cell>
          <table:table-cell office:value-type="float" office:value="-0.64139409717724" calcext:value-type="float">
            <text:p>-0.6413940972</text:p>
          </table:table-cell>
          <table:table-cell office:value-type="float" office:value="-3.20151359941677" calcext:value-type="float">
            <text:p>-3.2015135994</text:p>
          </table:table-cell>
          <table:table-cell office:value-type="float" office:value="-0.575951955193634" calcext:value-type="float">
            <text:p>-0.5759519552</text:p>
          </table:table-cell>
          <table:table-cell office:value-type="float" office:value="-2.70581477346234" calcext:value-type="float">
            <text:p>-2.7058147735</text:p>
          </table:table-cell>
          <table:table-cell office:value-type="float" office:value="-0.706836239160846" calcext:value-type="float">
            <text:p>-0.7068362392</text:p>
          </table:table-cell>
          <table:table-cell office:value-type="float" office:value="-3.6972124253712" calcext:value-type="float">
            <text:p>-3.6972124254</text:p>
          </table:table-cell>
          <table:table-cell office:value-type="float" office:value="-0.510509813210028" calcext:value-type="float">
            <text:p>-0.5105098132</text:p>
          </table:table-cell>
          <table:table-cell office:value-type="float" office:value="-2.21011594750792" calcext:value-type="float">
            <text:p>-2.2101159475</text:p>
          </table:table-cell>
          <table:table-cell office:value-type="float" office:value="-1.03796080208809" calcext:value-type="float">
            <text:p>-1.0379608021</text:p>
          </table:table-cell>
          <table:table-cell office:value-type="float" office:value="-2.89698962900369" calcext:value-type="float">
            <text:p>-2.896989629</text:p>
          </table:table-cell>
          <table:table-cell office:value-type="float" office:value="-0.972518660104486" calcext:value-type="float">
            <text:p>-0.9725186601</text:p>
          </table:table-cell>
          <table:table-cell office:value-type="float" office:value="-2.40129080304926" calcext:value-type="float">
            <text:p>-2.401290803</text:p>
          </table:table-cell>
          <table:table-cell office:value-type="float" office:value="-1.1034029440717" calcext:value-type="float">
            <text:p>-1.1034029441</text:p>
          </table:table-cell>
          <table:table-cell office:value-type="float" office:value="-3.39268845495811" calcext:value-type="float">
            <text:p>-3.392688455</text:p>
          </table:table-cell>
          <table:table-cell office:value-type="float" office:value="-1.43452750699894" calcext:value-type="float">
            <text:p>-1.434527507</text:p>
          </table:table-cell>
          <table:table-cell office:value-type="float" office:value="-2.5924656585906" calcext:value-type="float">
            <text:p>-2.5924656586</text:p>
          </table:table-cell>
          <table:table-cell office:value-type="float" office:value="-1.49996964898255" calcext:value-type="float">
            <text:p>-1.499969649</text:p>
          </table:table-cell>
          <table:table-cell office:value-type="float" office:value="-3.08816448454503" calcext:value-type="float">
            <text:p>-3.0881644845</text:p>
          </table:table-cell>
          <table:table-cell office:value-type="float" office:value="-1.36908536501534" calcext:value-type="float">
            <text:p>-1.369085365</text:p>
          </table:table-cell>
          <table:table-cell office:value-type="float" office:value="-2.09676683263617" calcext:value-type="float">
            <text:p>-2.0967668326</text:p>
          </table:table-cell>
          <table:table-cell office:value-type="float" office:value="-1.56541179096616" calcext:value-type="float">
            <text:p>-1.565411791</text:p>
          </table:table-cell>
          <table:table-cell office:value-type="float" office:value="-3.58386331049946" calcext:value-type="float">
            <text:p>-3.5838633105</text:p>
          </table:table-cell>
          <table:table-cell office:value-type="float" office:value="-1.8965363538934" calcext:value-type="float">
            <text:p>-1.8965363539</text:p>
          </table:table-cell>
          <table:table-cell office:value-type="float" office:value="-2.78364051413194" calcext:value-type="float">
            <text:p>-2.7836405141</text:p>
          </table:table-cell>
          <table:table-cell office:value-type="float" office:value="-1.8310942119098" calcext:value-type="float">
            <text:p>-1.8310942119</text:p>
          </table:table-cell>
          <table:table-cell office:value-type="float" office:value="-2.28794168817752" calcext:value-type="float">
            <text:p>-2.2879416882</text:p>
          </table:table-cell>
          <table:table-cell office:value-type="float" office:value="-1.96197849587701" calcext:value-type="float">
            <text:p>-1.9619784959</text:p>
          </table:table-cell>
          <table:table-cell office:value-type="float" office:value="-3.27933934008637" calcext:value-type="float">
            <text:p>-3.27933934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7]</text:p>
          </table:table-cell>
          <table:table-cell office:value-type="float" office:value="-2" calcext:value-type="float">
            <text:p>-2</text:p>
          </table:table-cell>
          <table:table-cell office:value-type="float" office:value="0.451687206630511" calcext:value-type="float">
            <text:p>0.4516872066</text:p>
          </table:table-cell>
          <table:table-cell office:value-type="float" office:value="-3.09448460428665" calcext:value-type="float">
            <text:p>-3.0944846043</text:p>
          </table:table-cell>
          <table:table-cell office:value-type="float" office:value="-0.00236362827147734" calcext:value-type="float">
            <text:p>-0.0023636283</text:p>
          </table:table-cell>
          <table:table-cell office:value-type="float" office:value="-2.69642299875841" calcext:value-type="float">
            <text:p>-2.6964229988</text:p>
          </table:table-cell>
          <table:table-cell office:value-type="float" office:value="-1.27252028704487" calcext:value-type="float">
            <text:p>-1.272520287</text:p>
          </table:table-cell>
          <table:table-cell office:value-type="float" office:value="-3.07254641938483" calcext:value-type="float">
            <text:p>-3.0725464194</text:p>
          </table:table-cell>
          <table:table-cell office:value-type="float" office:value="-1.15083323276794" calcext:value-type="float">
            <text:p>-1.1508332328</text:p>
          </table:table-cell>
          <table:table-cell office:value-type="float" office:value="-3.81369487516125" calcext:value-type="float">
            <text:p>-3.8136948752</text:p>
          </table:table-cell>
          <table:table-cell office:value-type="float" office:value="-1.44419211508482" calcext:value-type="float">
            <text:p>-1.4441921151</text:p>
          </table:table-cell>
          <table:table-cell office:value-type="float" office:value="-3.44553666184539" calcext:value-type="float">
            <text:p>-3.4455366618</text:p>
          </table:table-cell>
          <table:table-cell office:value-type="float" office:value="-0.982941710429816" calcext:value-type="float">
            <text:p>-0.9829417104</text:p>
          </table:table-cell>
          <table:table-cell office:value-type="float" office:value="-2.33788389571936" calcext:value-type="float">
            <text:p>-2.3378838957</text:p>
          </table:table-cell>
          <table:table-cell office:value-type="float" office:value="-2.58187725857548" calcext:value-type="float">
            <text:p>-2.5818772586</text:p>
          </table:table-cell>
          <table:table-cell office:value-type="float" office:value="-2.99388791520716" calcext:value-type="float">
            <text:p>-2.9938879152</text:p>
          </table:table-cell>
          <table:table-cell office:value-type="float" office:value="-0.907729839339638" calcext:value-type="float">
            <text:p>-0.9077298393</text:p>
          </table:table-cell>
          <table:table-cell office:value-type="float" office:value="-3.32462643303135" calcext:value-type="float">
            <text:p>-3.324626433</text:p>
          </table:table-cell>
          <table:table-cell office:value-type="float" office:value="-1.82292092872835" calcext:value-type="float">
            <text:p>-1.8229209287</text:p>
          </table:table-cell>
          <table:table-cell office:value-type="float" office:value="-2.61361976558846" calcext:value-type="float">
            <text:p>-2.6136197656</text:p>
          </table:table-cell>
          <table:table-cell office:value-type="float" office:value="-1.50918892508424" calcext:value-type="float">
            <text:p>-1.5091889251</text:p>
          </table:table-cell>
          <table:table-cell office:value-type="float" office:value="-2.75519991671365" calcext:value-type="float">
            <text:p>-2.7551999167</text:p>
          </table:table-cell>
          <table:table-cell office:value-type="float" office:value="-2.35026227017132" calcext:value-type="float">
            <text:p>-2.3502622702</text:p>
          </table:table-cell>
          <table:table-cell office:value-type="float" office:value="-3.75457210801406" calcext:value-type="float">
            <text:p>-3.754572108</text:p>
          </table:table-cell>
          <table:table-cell office:value-type="float" office:value="-0.845116708784176" calcext:value-type="float">
            <text:p>-0.8451167088</text:p>
          </table:table-cell>
          <table:table-cell office:value-type="float" office:value="-2.78597686749342" calcext:value-type="float">
            <text:p>-2.7859768675</text:p>
          </table:table-cell>
          <table:table-cell office:value-type="float" office:value="-2.15609086705859" calcext:value-type="float">
            <text:p>-2.1560908671</text:p>
          </table:table-cell>
          <table:table-cell office:value-type="float" office:value="-2.86774299471278" calcext:value-type="float">
            <text:p>-2.8677429947</text:p>
          </table:table-cell>
          <table:table-cell office:value-type="float" office:value="-3.12108363879234" calcext:value-type="float">
            <text:p>-3.1210836388</text:p>
          </table:table-cell>
          <table:table-cell office:value-type="float" office:value="-2.97911328643947" calcext:value-type="float">
            <text:p>-2.9791132864</text:p>
          </table:table-cell>
          <table:table-cell office:value-type="float" office:value="-3.03834615267184" calcext:value-type="float">
            <text:p>-3.0383461527</text:p>
          </table:table-cell>
          <table:table-cell office:value-type="float" office:value="-2.27244524392619" calcext:value-type="float">
            <text:p>-2.2724452439</text:p>
          </table:table-cell>
          <table:table-cell office:value-type="float" office:value="-2.14607182413683" calcext:value-type="float">
            <text:p>-2.1460718241</text:p>
          </table:table-cell>
          <table:table-cell office:value-type="float" office:value="-2.37228558427627" calcext:value-type="float">
            <text:p>-2.3722855843</text:p>
          </table:table-cell>
          <table:table-cell office:value-type="float" office:value="-2.56089071103452" calcext:value-type="float">
            <text:p>-2.560890711</text:p>
          </table:table-cell>
          <table:table-cell office:value-type="float" office:value="-2.33643405629254" calcext:value-type="float">
            <text:p>-2.3364340563</text:p>
          </table:table-cell>
          <table:table-cell office:value-type="float" office:value="-2.31960780671531" calcext:value-type="float">
            <text:p>-2.3196078067</text:p>
          </table:table-cell>
          <table:table-cell office:value-type="float" office:value="-3.3084706434708" calcext:value-type="float">
            <text:p>-3.3084706435</text:p>
          </table:table-cell>
          <table:table-cell office:value-type="float" office:value="-1.70320692596262" calcext:value-type="float">
            <text:p>-1.703206926</text:p>
          </table:table-cell>
          <table:table-cell office:value-type="float" office:value="0.55228768613719" calcext:value-type="float">
            <text:p>0.5522876861</text:p>
          </table:table-cell>
          <table:table-cell office:value-type="float" office:value="-2.77539498912857" calcext:value-type="float">
            <text:p>-2.7753949891</text:p>
          </table:table-cell>
          <table:table-cell office:value-type="float" office:value="-2.69104373563099" calcext:value-type="float">
            <text:p>-2.6910437356</text:p>
          </table:table-cell>
          <table:table-cell office:value-type="float" office:value="9.11799999999996" calcext:value-type="float">
            <text:p>9.118</text:p>
          </table:table-cell>
          <table:table-cell office:value-type="float" office:value="2.05" calcext:value-type="float">
            <text:p>2.05</text:p>
          </table:table-cell>
          <table:table-cell office:value-type="float" office:value="1.16599999999998" calcext:value-type="float">
            <text:p>1.16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09999999999975" calcext:value-type="float">
            <text:p>0.81</text:p>
          </table:table-cell>
          <table:table-cell office:value-type="float" office:value="0.627424864494197" calcext:value-type="float">
            <text:p>0.6274248645</text:p>
          </table:table-cell>
          <table:table-cell office:value-type="float" office:value="-3.11875434790134" calcext:value-type="float">
            <text:p>-3.1187543479</text:p>
          </table:table-cell>
          <table:table-cell office:value-type="float" office:value="0.232684199885614" calcext:value-type="float">
            <text:p>0.2326841999</text:p>
          </table:table-cell>
          <table:table-cell office:value-type="float" office:value="-2.81186705962701" calcext:value-type="float">
            <text:p>-2.8118670596</text:p>
          </table:table-cell>
          <table:table-cell office:value-type="float" office:value="0.164282344445814" calcext:value-type="float">
            <text:p>0.1642823444</text:p>
          </table:table-cell>
          <table:table-cell office:value-type="float" office:value="-3.30716614722196" calcext:value-type="float">
            <text:p>-3.3071661472</text:p>
          </table:table-cell>
          <table:table-cell office:value-type="float" office:value="-0.230458320162769" calcext:value-type="float">
            <text:p>-0.2304583202</text:p>
          </table:table-cell>
          <table:table-cell office:value-type="float" office:value="-3.00027885894762" calcext:value-type="float">
            <text:p>-3.0002788589</text:p>
          </table:table-cell>
          <table:table-cell office:value-type="float" office:value="-0.162056464722969" calcext:value-type="float">
            <text:p>-0.1620564647</text:p>
          </table:table-cell>
          <table:table-cell office:value-type="float" office:value="-2.50497977135267" calcext:value-type="float">
            <text:p>-2.5049797714</text:p>
          </table:table-cell>
          <table:table-cell office:value-type="float" office:value="-0.298860175602568" calcext:value-type="float">
            <text:p>-0.2988601756</text:p>
          </table:table-cell>
          <table:table-cell office:value-type="float" office:value="-3.49557794654258" calcext:value-type="float">
            <text:p>-3.4955779465</text:p>
          </table:table-cell>
          <table:table-cell office:value-type="float" office:value="-0.693600840211152" calcext:value-type="float">
            <text:p>-0.6936008402</text:p>
          </table:table-cell>
          <table:table-cell office:value-type="float" office:value="-3.18869065826824" calcext:value-type="float">
            <text:p>-3.1886906583</text:p>
          </table:table-cell>
          <table:table-cell office:value-type="float" office:value="-0.625198984771352" calcext:value-type="float">
            <text:p>-0.6251989848</text:p>
          </table:table-cell>
          <table:table-cell office:value-type="float" office:value="-2.69339157067329" calcext:value-type="float">
            <text:p>-2.6933915707</text:p>
          </table:table-cell>
          <table:table-cell office:value-type="float" office:value="-0.762002695650951" calcext:value-type="float">
            <text:p>-0.7620026957</text:p>
          </table:table-cell>
          <table:table-cell office:value-type="float" office:value="-3.6839897458632" calcext:value-type="float">
            <text:p>-3.6839897459</text:p>
          </table:table-cell>
          <table:table-cell office:value-type="float" office:value="-0.556797129331553" calcext:value-type="float">
            <text:p>-0.5567971293</text:p>
          </table:table-cell>
          <table:table-cell office:value-type="float" office:value="-2.19809248307834" calcext:value-type="float">
            <text:p>-2.1980924831</text:p>
          </table:table-cell>
          <table:table-cell office:value-type="float" office:value="-1.08834150481974" calcext:value-type="float">
            <text:p>-1.0883415048</text:p>
          </table:table-cell>
          <table:table-cell office:value-type="float" office:value="-2.88180336999391" calcext:value-type="float">
            <text:p>-2.88180337</text:p>
          </table:table-cell>
          <table:table-cell office:value-type="float" office:value="-1.01993964937994" calcext:value-type="float">
            <text:p>-1.0199396494</text:p>
          </table:table-cell>
          <table:table-cell office:value-type="float" office:value="-2.38650428239896" calcext:value-type="float">
            <text:p>-2.3865042824</text:p>
          </table:table-cell>
          <table:table-cell office:value-type="float" office:value="-1.15674336025953" calcext:value-type="float">
            <text:p>-1.1567433603</text:p>
          </table:table-cell>
          <table:table-cell office:value-type="float" office:value="-3.37710245758886" calcext:value-type="float">
            <text:p>-3.3771024576</text:p>
          </table:table-cell>
          <table:table-cell office:value-type="float" office:value="-1.48308216942832" calcext:value-type="float">
            <text:p>-1.4830821694</text:p>
          </table:table-cell>
          <table:table-cell office:value-type="float" office:value="-2.57491608171958" calcext:value-type="float">
            <text:p>-2.5749160817</text:p>
          </table:table-cell>
          <table:table-cell office:value-type="float" office:value="-1.55148402486812" calcext:value-type="float">
            <text:p>-1.5514840249</text:p>
          </table:table-cell>
          <table:table-cell office:value-type="float" office:value="-3.07021516931453" calcext:value-type="float">
            <text:p>-3.0702151693</text:p>
          </table:table-cell>
          <table:table-cell office:value-type="float" office:value="-1.41468031398852" calcext:value-type="float">
            <text:p>-1.414680314</text:p>
          </table:table-cell>
          <table:table-cell office:value-type="float" office:value="-2.07961699412462" calcext:value-type="float">
            <text:p>-2.0796169941</text:p>
          </table:table-cell>
          <table:table-cell office:value-type="float" office:value="-1.61988588030792" calcext:value-type="float">
            <text:p>-1.6198858803</text:p>
          </table:table-cell>
          <table:table-cell office:value-type="float" office:value="-3.56551425690948" calcext:value-type="float">
            <text:p>-3.5655142569</text:p>
          </table:table-cell>
          <table:table-cell office:value-type="float" office:value="-1.9462246894767" calcext:value-type="float">
            <text:p>-1.9462246895</text:p>
          </table:table-cell>
          <table:table-cell office:value-type="float" office:value="-2.7633278810402" calcext:value-type="float">
            <text:p>-2.763327881</text:p>
          </table:table-cell>
          <table:table-cell office:value-type="float" office:value="-1.8778228340369" calcext:value-type="float">
            <text:p>-1.877822834</text:p>
          </table:table-cell>
          <table:table-cell office:value-type="float" office:value="-2.26802879344524" calcext:value-type="float">
            <text:p>-2.2680287934</text:p>
          </table:table-cell>
          <table:table-cell office:value-type="float" office:value="-2.0146265449165" calcext:value-type="float">
            <text:p>-2.0146265449</text:p>
          </table:table-cell>
          <table:table-cell office:value-type="float" office:value="-3.25862696863515" calcext:value-type="float">
            <text:p>-3.258626968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7]</text:p>
          </table:table-cell>
          <table:table-cell office:value-type="float" office:value="-3" calcext:value-type="float">
            <text:p>-3</text:p>
          </table:table-cell>
          <table:table-cell office:value-type="float" office:value="0.411784202597063" calcext:value-type="float">
            <text:p>0.4117842026</text:p>
          </table:table-cell>
          <table:table-cell office:value-type="float" office:value="-3.09170067377268" calcext:value-type="float">
            <text:p>-3.0917006738</text:p>
          </table:table-cell>
          <table:table-cell office:value-type="float" office:value="-0.0423032925205074" calcext:value-type="float">
            <text:p>-0.0423032925</text:p>
          </table:table-cell>
          <table:table-cell office:value-type="float" office:value="-2.69422681577997" calcext:value-type="float">
            <text:p>-2.6942268158</text:p>
          </table:table-cell>
          <table:table-cell office:value-type="float" office:value="-1.31198803065618" calcext:value-type="float">
            <text:p>-1.3119880307</text:p>
          </table:table-cell>
          <table:table-cell office:value-type="float" office:value="-3.06604278853491" calcext:value-type="float">
            <text:p>-3.0660427885</text:p>
          </table:table-cell>
          <table:table-cell office:value-type="float" office:value="-1.19040218592266" calcext:value-type="float">
            <text:p>-1.1904021859</text:p>
          </table:table-cell>
          <table:table-cell office:value-type="float" office:value="-3.80783843031477" calcext:value-type="float">
            <text:p>-3.8078384303</text:p>
          </table:table-cell>
          <table:table-cell office:value-type="float" office:value="-1.48338093337115" calcext:value-type="float">
            <text:p>-1.4833809334</text:p>
          </table:table-cell>
          <table:table-cell office:value-type="float" office:value="-3.43752189289548" calcext:value-type="float">
            <text:p>-3.4375218929</text:p>
          </table:table-cell>
          <table:table-cell office:value-type="float" office:value="-1.02278095570578" calcext:value-type="float">
            <text:p>-1.0227809557</text:p>
          </table:table-cell>
          <table:table-cell office:value-type="float" office:value="-2.33430136367605" calcext:value-type="float">
            <text:p>-2.3343013637</text:p>
          </table:table-cell>
          <table:table-cell office:value-type="float" office:value="-2.61728057342417" calcext:value-type="float">
            <text:p>-2.6172805734</text:p>
          </table:table-cell>
          <table:table-cell office:value-type="float" office:value="-2.97527057657553" calcext:value-type="float">
            <text:p>-2.9752705766</text:p>
          </table:table-cell>
          <table:table-cell office:value-type="float" office:value="-0.947471021993973" calcext:value-type="float">
            <text:p>-0.947471022</text:p>
          </table:table-cell>
          <table:table-cell office:value-type="float" office:value="-3.32008348231241" calcext:value-type="float">
            <text:p>-3.3200834823</text:p>
          </table:table-cell>
          <table:table-cell office:value-type="float" office:value="-1.85126651572427" calcext:value-type="float">
            <text:p>-1.8512665157</text:p>
          </table:table-cell>
          <table:table-cell office:value-type="float" office:value="-2.58539694330123" calcext:value-type="float">
            <text:p>-2.5853969433</text:p>
          </table:table-cell>
          <table:table-cell office:value-type="float" office:value="-1.54918015181286" calcext:value-type="float">
            <text:p>-1.5491801518</text:p>
          </table:table-cell>
          <table:table-cell office:value-type="float" office:value="-2.75603764264749" calcext:value-type="float">
            <text:p>-2.7560376426</text:p>
          </table:table-cell>
          <table:table-cell office:value-type="float" office:value="-2.38728974788001" calcext:value-type="float">
            <text:p>-2.3872897479</text:p>
          </table:table-cell>
          <table:table-cell office:value-type="float" office:value="-3.73944048898196" calcext:value-type="float">
            <text:p>-3.739440489</text:p>
          </table:table-cell>
          <table:table-cell office:value-type="float" office:value="-0.885109765971606" calcext:value-type="float">
            <text:p>-0.885109766</text:p>
          </table:table-cell>
          <table:table-cell office:value-type="float" office:value="-2.78523163142146" calcext:value-type="float">
            <text:p>-2.7852316314</text:p>
          </table:table-cell>
          <table:table-cell office:value-type="float" office:value="-2.19356684145473" calcext:value-type="float">
            <text:p>-2.1935668415</text:p>
          </table:table-cell>
          <table:table-cell office:value-type="float" office:value="-2.85375902735512" calcext:value-type="float">
            <text:p>-2.8537590274</text:p>
          </table:table-cell>
          <table:table-cell office:value-type="float" office:value="-3.13769767807788" calcext:value-type="float">
            <text:p>-3.1376976781</text:p>
          </table:table-cell>
          <table:table-cell office:value-type="float" office:value="-2.94272683705761" calcext:value-type="float">
            <text:p>-2.9427268371</text:p>
          </table:table-cell>
          <table:table-cell office:value-type="float" office:value="-3.07621351749075" calcext:value-type="float">
            <text:p>-3.0762135175</text:p>
          </table:table-cell>
          <table:table-cell office:value-type="float" office:value="-2.25955871290843" calcext:value-type="float">
            <text:p>-2.2595587129</text:p>
          </table:table-cell>
          <table:table-cell office:value-type="float" office:value="-2.1858955358706" calcext:value-type="float">
            <text:p>-2.1858955359</text:p>
          </table:table-cell>
          <table:table-cell office:value-type="float" office:value="-2.37603684856255" calcext:value-type="float">
            <text:p>-2.3760368486</text:p>
          </table:table-cell>
          <table:table-cell office:value-type="float" office:value="-2.59139546210916" calcext:value-type="float">
            <text:p>-2.5913954621</text:p>
          </table:table-cell>
          <table:table-cell office:value-type="float" office:value="-2.31056012806596" calcext:value-type="float">
            <text:p>-2.3105601281</text:p>
          </table:table-cell>
          <table:table-cell office:value-type="float" office:value="-2.3571858887316" calcext:value-type="float">
            <text:p>-2.3571858887</text:p>
          </table:table-cell>
          <table:table-cell office:value-type="float" office:value="-3.29476342814539" calcext:value-type="float">
            <text:p>-3.2947634281</text:p>
          </table:table-cell>
          <table:table-cell office:value-type="float" office:value="-1.71463006743327" calcext:value-type="float">
            <text:p>-1.7146300674</text:p>
          </table:table-cell>
          <table:table-cell office:value-type="float" office:value="0.590621898519102" calcext:value-type="float">
            <text:p>0.5906218985</text:p>
          </table:table-cell>
          <table:table-cell office:value-type="float" office:value="-2.81202954180366" calcext:value-type="float">
            <text:p>-2.8120295418</text:p>
          </table:table-cell>
          <table:table-cell office:value-type="float" office:value="-2.67498417304991" calcext:value-type="float">
            <text:p>-2.674984173</text:p>
          </table:table-cell>
          <table:table-cell office:value-type="float" office:value="9.08999999999996" calcext:value-type="float">
            <text:p>9.09</text:p>
          </table:table-cell>
          <table:table-cell office:value-type="float" office:value="2.05" calcext:value-type="float">
            <text:p>2.05</text:p>
          </table:table-cell>
          <table:table-cell office:value-type="float" office:value="1.17999999999998" calcext:value-type="float">
            <text:p>1.1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799999999999976" calcext:value-type="float">
            <text:p>0.8</text:p>
          </table:table-cell>
          <table:table-cell office:value-type="float" office:value="0.627424864494197" calcext:value-type="float">
            <text:p>0.6274248645</text:p>
          </table:table-cell>
          <table:table-cell office:value-type="float" office:value="-3.11875434790134" calcext:value-type="float">
            <text:p>-3.1187543479</text:p>
          </table:table-cell>
          <table:table-cell office:value-type="float" office:value="0.228900507392387" calcext:value-type="float">
            <text:p>0.2289005074</text:p>
          </table:table-cell>
          <table:table-cell office:value-type="float" office:value="-2.81679683963802" calcext:value-type="float">
            <text:p>-2.8167968396</text:p>
          </table:table-cell>
          <table:table-cell office:value-type="float" office:value="0.166659812923813" calcext:value-type="float">
            <text:p>0.1666598129</text:p>
          </table:table-cell>
          <table:table-cell office:value-type="float" office:value="-3.31290781104671" calcext:value-type="float">
            <text:p>-3.312907811</text:p>
          </table:table-cell>
          <table:table-cell office:value-type="float" office:value="-0.231864544177997" calcext:value-type="float">
            <text:p>-0.2318645442</text:p>
          </table:table-cell>
          <table:table-cell office:value-type="float" office:value="-3.0109503027834" calcext:value-type="float">
            <text:p>-3.0109503028</text:p>
          </table:table-cell>
          <table:table-cell office:value-type="float" office:value="-0.169623849709422" calcext:value-type="float">
            <text:p>-0.1696238497</text:p>
          </table:table-cell>
          <table:table-cell office:value-type="float" office:value="-2.51483933137471" calcext:value-type="float">
            <text:p>-2.5148393314</text:p>
          </table:table-cell>
          <table:table-cell office:value-type="float" office:value="-0.294105238646571" calcext:value-type="float">
            <text:p>-0.2941052386</text:p>
          </table:table-cell>
          <table:table-cell office:value-type="float" office:value="-3.50706127419208" calcext:value-type="float">
            <text:p>-3.5070612742</text:p>
          </table:table-cell>
          <table:table-cell office:value-type="float" office:value="-0.692629595748381" calcext:value-type="float">
            <text:p>-0.6926295957</text:p>
          </table:table-cell>
          <table:table-cell office:value-type="float" office:value="-3.20510376592877" calcext:value-type="float">
            <text:p>-3.2051037659</text:p>
          </table:table-cell>
          <table:table-cell office:value-type="float" office:value="-0.630388901279806" calcext:value-type="float">
            <text:p>-0.6303889013</text:p>
          </table:table-cell>
          <table:table-cell office:value-type="float" office:value="-2.70899279452008" calcext:value-type="float">
            <text:p>-2.7089927945</text:p>
          </table:table-cell>
          <table:table-cell office:value-type="float" office:value="-0.754870290216955" calcext:value-type="float">
            <text:p>-0.7548702902</text:p>
          </table:table-cell>
          <table:table-cell office:value-type="float" office:value="-3.70121473733745" calcext:value-type="float">
            <text:p>-3.7012147373</text:p>
          </table:table-cell>
          <table:table-cell office:value-type="float" office:value="-0.568148206811232" calcext:value-type="float">
            <text:p>-0.5681482068</text:p>
          </table:table-cell>
          <table:table-cell office:value-type="float" office:value="-2.2128818231114" calcext:value-type="float">
            <text:p>-2.2128818231</text:p>
          </table:table-cell>
          <table:table-cell office:value-type="float" office:value="-1.09115395285019" calcext:value-type="float">
            <text:p>-1.0911539529</text:p>
          </table:table-cell>
          <table:table-cell office:value-type="float" office:value="-2.90314625766546" calcext:value-type="float">
            <text:p>-2.9031462577</text:p>
          </table:table-cell>
          <table:table-cell office:value-type="float" office:value="-1.02891325838162" calcext:value-type="float">
            <text:p>-1.0289132584</text:p>
          </table:table-cell>
          <table:table-cell office:value-type="float" office:value="-2.40703528625677" calcext:value-type="float">
            <text:p>-2.4070352863</text:p>
          </table:table-cell>
          <table:table-cell office:value-type="float" office:value="-1.15339464731876" calcext:value-type="float">
            <text:p>-1.1533946473</text:p>
          </table:table-cell>
          <table:table-cell office:value-type="float" office:value="-3.39925722907414" calcext:value-type="float">
            <text:p>-3.3992572291</text:p>
          </table:table-cell>
          <table:table-cell office:value-type="float" office:value="-1.489678309952" calcext:value-type="float">
            <text:p>-1.48967831</text:p>
          </table:table-cell>
          <table:table-cell office:value-type="float" office:value="-2.60118874940214" calcext:value-type="float">
            <text:p>-2.6011887494</text:p>
          </table:table-cell>
          <table:table-cell office:value-type="float" office:value="-1.55191900442057" calcext:value-type="float">
            <text:p>-1.5519190044</text:p>
          </table:table-cell>
          <table:table-cell office:value-type="float" office:value="-3.09729972081083" calcext:value-type="float">
            <text:p>-3.0972997208</text:p>
          </table:table-cell>
          <table:table-cell office:value-type="float" office:value="-1.42743761548343" calcext:value-type="float">
            <text:p>-1.4274376155</text:p>
          </table:table-cell>
          <table:table-cell office:value-type="float" office:value="-2.10507777799346" calcext:value-type="float">
            <text:p>-2.105077778</text:p>
          </table:table-cell>
          <table:table-cell office:value-type="float" office:value="-1.61415969888915" calcext:value-type="float">
            <text:p>-1.6141596989</text:p>
          </table:table-cell>
          <table:table-cell office:value-type="float" office:value="-3.59341069221951" calcext:value-type="float">
            <text:p>-3.5934106922</text:p>
          </table:table-cell>
          <table:table-cell office:value-type="float" office:value="-1.95044336152238" calcext:value-type="float">
            <text:p>-1.9504433615</text:p>
          </table:table-cell>
          <table:table-cell office:value-type="float" office:value="-2.79534221254751" calcext:value-type="float">
            <text:p>-2.7953422125</text:p>
          </table:table-cell>
          <table:table-cell office:value-type="float" office:value="-1.88820266705381" calcext:value-type="float">
            <text:p>-1.8882026671</text:p>
          </table:table-cell>
          <table:table-cell office:value-type="float" office:value="-2.29923124113883" calcext:value-type="float">
            <text:p>-2.2992312411</text:p>
          </table:table-cell>
          <table:table-cell office:value-type="float" office:value="-2.01268405599096" calcext:value-type="float">
            <text:p>-2.012684056</text:p>
          </table:table-cell>
          <table:table-cell office:value-type="float" office:value="-3.2914531839562" calcext:value-type="float">
            <text:p>-3.2914531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7]</text:p>
          </table:table-cell>
          <table:table-cell office:value-type="float" office:value="-4" calcext:value-type="float">
            <text:p>-4</text:p>
          </table:table-cell>
          <table:table-cell office:value-type="float" office:value="0.371975061592263" calcext:value-type="float">
            <text:p>0.3719750616</text:p>
          </table:table-cell>
          <table:table-cell office:value-type="float" office:value="-3.08779781681143" calcext:value-type="float">
            <text:p>-3.0877978168</text:p>
          </table:table-cell>
          <table:table-cell office:value-type="float" office:value="-0.081879073409827" calcext:value-type="float">
            <text:p>-0.0818790734</text:p>
          </table:table-cell>
          <table:table-cell office:value-type="float" office:value="-2.68841668953345" calcext:value-type="float">
            <text:p>-2.6884166895</text:p>
          </table:table-cell>
          <table:table-cell office:value-type="float" office:value="-1.35113569691899" calcext:value-type="float">
            <text:p>-1.3511356969</text:p>
          </table:table-cell>
          <table:table-cell office:value-type="float" office:value="-3.05782937108689" calcext:value-type="float">
            <text:p>-3.0578293711</text:p>
          </table:table-cell>
          <table:table-cell office:value-type="float" office:value="-1.23012187813634" calcext:value-type="float">
            <text:p>-1.2301218781</text:p>
          </table:table-cell>
          <table:table-cell office:value-type="float" office:value="-3.8031112693856" calcext:value-type="float">
            <text:p>-3.8031112694</text:p>
          </table:table-cell>
          <table:table-cell office:value-type="float" office:value="-1.52233560604955" calcext:value-type="float">
            <text:p>-1.522335606</text:p>
          </table:table-cell>
          <table:table-cell office:value-type="float" office:value="-3.42843709919839" calcext:value-type="float">
            <text:p>-3.4284370992</text:p>
          </table:table-cell>
          <table:table-cell office:value-type="float" office:value="-1.06248785069713" calcext:value-type="float">
            <text:p>-1.0624878507</text:p>
          </table:table-cell>
          <table:table-cell office:value-type="float" office:value="-2.32946788768598" calcext:value-type="float">
            <text:p>-2.3294678877</text:p>
          </table:table-cell>
          <table:table-cell office:value-type="float" office:value="-2.65101460986442" calcext:value-type="float">
            <text:p>-2.6510146099</text:p>
          </table:table-cell>
          <table:table-cell office:value-type="float" office:value="-2.95377604737743" calcext:value-type="float">
            <text:p>-2.9537760474</text:p>
          </table:table-cell>
          <table:table-cell office:value-type="float" office:value="-0.987168453578898" calcext:value-type="float">
            <text:p>-0.9871684536</text:p>
          </table:table-cell>
          <table:table-cell office:value-type="float" office:value="-3.315172889114" calcext:value-type="float">
            <text:p>-3.3151728891</text:p>
          </table:table-cell>
          <table:table-cell office:value-type="float" office:value="-1.88247149763013" calcext:value-type="float">
            <text:p>-1.8824714976</text:p>
          </table:table-cell>
          <table:table-cell office:value-type="float" office:value="-2.56037197368576" calcext:value-type="float">
            <text:p>-2.5603719737</text:p>
          </table:table-cell>
          <table:table-cell office:value-type="float" office:value="-1.58913351175766" calcext:value-type="float">
            <text:p>-1.5891335118</text:p>
          </table:table-cell>
          <table:table-cell office:value-type="float" office:value="-2.75410657322332" calcext:value-type="float">
            <text:p>-2.7541065732</text:p>
          </table:table-cell>
          <table:table-cell office:value-type="float" office:value="-2.42413519310868" calcext:value-type="float">
            <text:p>-2.4241351931</text:p>
          </table:table-cell>
          <table:table-cell office:value-type="float" office:value="-3.72387086580408" calcext:value-type="float">
            <text:p>-3.7238708658</text:p>
          </table:table-cell>
          <table:table-cell office:value-type="float" office:value="-0.923346665846623" calcext:value-type="float">
            <text:p>-0.9233466658</text:p>
          </table:table-cell>
          <table:table-cell office:value-type="float" office:value="-2.77348686714337" calcext:value-type="float">
            <text:p>-2.7734868671</text:p>
          </table:table-cell>
          <table:table-cell office:value-type="float" office:value="-2.23222266000448" calcext:value-type="float">
            <text:p>-2.23222266</text:p>
          </table:table-cell>
          <table:table-cell office:value-type="float" office:value="-2.84347663015172" calcext:value-type="float">
            <text:p>-2.8434766302</text:p>
          </table:table-cell>
          <table:table-cell office:value-type="float" office:value="-3.16063389124483" calcext:value-type="float">
            <text:p>-3.1606338912</text:p>
          </table:table-cell>
          <table:table-cell office:value-type="float" office:value="-2.90995596392978" calcext:value-type="float">
            <text:p>-2.9099559639</text:p>
          </table:table-cell>
          <table:table-cell office:value-type="float" office:value="-3.11481331633705" calcext:value-type="float">
            <text:p>-3.1148133163</text:p>
          </table:table-cell>
          <table:table-cell office:value-type="float" office:value="-2.24906797751831" calcext:value-type="float">
            <text:p>-2.2490679775</text:p>
          </table:table-cell>
          <table:table-cell office:value-type="float" office:value="-2.22585688379659" calcext:value-type="float">
            <text:p>-2.2258568838</text:p>
          </table:table-cell>
          <table:table-cell office:value-type="float" office:value="-2.37779487926133" calcext:value-type="float">
            <text:p>-2.3777948793</text:p>
          </table:table-cell>
          <table:table-cell office:value-type="float" office:value="-2.62381676531524" calcext:value-type="float">
            <text:p>-2.6238167653</text:p>
          </table:table-cell>
          <table:table-cell office:value-type="float" office:value="-2.28713238599765" calcext:value-type="float">
            <text:p>-2.287132386</text:p>
          </table:table-cell>
          <table:table-cell office:value-type="float" office:value="-2.39517745464717" calcext:value-type="float">
            <text:p>-2.3951774546</text:p>
          </table:table-cell>
          <table:table-cell office:value-type="float" office:value="-3.28224780114218" calcext:value-type="float">
            <text:p>-3.2822478011</text:p>
          </table:table-cell>
          <table:table-cell office:value-type="float" office:value="-1.72340883488472" calcext:value-type="float">
            <text:p>-1.7234088349</text:p>
          </table:table-cell>
          <table:table-cell office:value-type="float" office:value="0.551597121235517" calcext:value-type="float">
            <text:p>0.5515971212</text:p>
          </table:table-cell>
          <table:table-cell office:value-type="float" office:value="-2.82673498681326" calcext:value-type="float">
            <text:p>-2.8267349868</text:p>
          </table:table-cell>
          <table:table-cell office:value-type="float" office:value="-2.63778538426492" calcext:value-type="float">
            <text:p>-2.6377853843</text:p>
          </table:table-cell>
          <table:table-cell office:value-type="float" office:value="9.06199999999996" calcext:value-type="float">
            <text:p>9.062</text:p>
          </table:table-cell>
          <table:table-cell office:value-type="float" office:value="2.05" calcext:value-type="float">
            <text:p>2.05</text:p>
          </table:table-cell>
          <table:table-cell office:value-type="float" office:value="1.19399999999998" calcext:value-type="float">
            <text:p>1.19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789999999999975" calcext:value-type="float">
            <text:p>0.79</text:p>
          </table:table-cell>
          <table:table-cell office:value-type="float" office:value="0.575659427465867" calcext:value-type="float">
            <text:p>0.5756594275</text:p>
          </table:table-cell>
          <table:table-cell office:value-type="float" office:value="-3.11382083705551" calcext:value-type="float">
            <text:p>-3.1138208371</text:p>
          </table:table-cell>
          <table:table-cell office:value-type="float" office:value="0.177820916969444" calcext:value-type="float">
            <text:p>0.177820917</text:p>
          </table:table-cell>
          <table:table-cell office:value-type="float" office:value="-2.81096027579672" calcext:value-type="float">
            <text:p>-2.8109602758</text:p>
          </table:table-cell>
          <table:table-cell office:value-type="float" office:value="0.114455232363132" calcext:value-type="float">
            <text:p>0.1144552324</text:p>
          </table:table-cell>
          <table:table-cell office:value-type="float" office:value="-3.30692881311978" calcext:value-type="float">
            <text:p>-3.3069288131</text:p>
          </table:table-cell>
          <table:table-cell office:value-type="float" office:value="-0.28338327813329" calcext:value-type="float">
            <text:p>-0.2833832781</text:p>
          </table:table-cell>
          <table:table-cell office:value-type="float" office:value="-3.00406825186099" calcext:value-type="float">
            <text:p>-3.0040682519</text:p>
          </table:table-cell>
          <table:table-cell office:value-type="float" office:value="-0.220017593526978" calcext:value-type="float">
            <text:p>-0.2200175935</text:p>
          </table:table-cell>
          <table:table-cell office:value-type="float" office:value="-2.50809971453793" calcext:value-type="float">
            <text:p>-2.5080997145</text:p>
          </table:table-cell>
          <table:table-cell office:value-type="float" office:value="-0.346748962739602" calcext:value-type="float">
            <text:p>-0.3467489627</text:p>
          </table:table-cell>
          <table:table-cell office:value-type="float" office:value="-3.50003678918405" calcext:value-type="float">
            <text:p>-3.5000367892</text:p>
          </table:table-cell>
          <table:table-cell office:value-type="float" office:value="-0.744587473236025" calcext:value-type="float">
            <text:p>-0.7445874732</text:p>
          </table:table-cell>
          <table:table-cell office:value-type="float" office:value="-3.19717622792526" calcext:value-type="float">
            <text:p>-3.1971762279</text:p>
          </table:table-cell>
          <table:table-cell office:value-type="float" office:value="-0.681221788629713" calcext:value-type="float">
            <text:p>-0.6812217886</text:p>
          </table:table-cell>
          <table:table-cell office:value-type="float" office:value="-2.7012076906022" calcext:value-type="float">
            <text:p>-2.7012076906</text:p>
          </table:table-cell>
          <table:table-cell office:value-type="float" office:value="-0.807953157842337" calcext:value-type="float">
            <text:p>-0.8079531578</text:p>
          </table:table-cell>
          <table:table-cell office:value-type="float" office:value="-3.69314476524832" calcext:value-type="float">
            <text:p>-3.6931447652</text:p>
          </table:table-cell>
          <table:table-cell office:value-type="float" office:value="-0.617856104023401" calcext:value-type="float">
            <text:p>-0.617856104</text:p>
          </table:table-cell>
          <table:table-cell office:value-type="float" office:value="-2.20523915327914" calcext:value-type="float">
            <text:p>-2.2052391533</text:p>
          </table:table-cell>
          <table:table-cell office:value-type="float" office:value="-1.14242598373245" calcext:value-type="float">
            <text:p>-1.1424259837</text:p>
          </table:table-cell>
          <table:table-cell office:value-type="float" office:value="-2.89431566666647" calcext:value-type="float">
            <text:p>-2.8943156667</text:p>
          </table:table-cell>
          <table:table-cell office:value-type="float" office:value="-1.07906029912614" calcext:value-type="float">
            <text:p>-1.0790602991</text:p>
          </table:table-cell>
          <table:table-cell office:value-type="float" office:value="-2.39834712934341" calcext:value-type="float">
            <text:p>-2.3983471293</text:p>
          </table:table-cell>
          <table:table-cell office:value-type="float" office:value="-1.20579166833876" calcext:value-type="float">
            <text:p>-1.2057916683</text:p>
          </table:table-cell>
          <table:table-cell office:value-type="float" office:value="-3.39028420398953" calcext:value-type="float">
            <text:p>-3.390284204</text:p>
          </table:table-cell>
          <table:table-cell office:value-type="float" office:value="-1.54026449422887" calcext:value-type="float">
            <text:p>-1.5402644942</text:p>
          </table:table-cell>
          <table:table-cell office:value-type="float" office:value="-2.59145510540768" calcext:value-type="float">
            <text:p>-2.5914551054</text:p>
          </table:table-cell>
          <table:table-cell office:value-type="float" office:value="-1.60363017883518" calcext:value-type="float">
            <text:p>-1.6036301788</text:p>
          </table:table-cell>
          <table:table-cell office:value-type="float" office:value="-3.08742364273074" calcext:value-type="float">
            <text:p>-3.0874236427</text:p>
          </table:table-cell>
          <table:table-cell office:value-type="float" office:value="-1.47689880962256" calcext:value-type="float">
            <text:p>-1.4768988096</text:p>
          </table:table-cell>
          <table:table-cell office:value-type="float" office:value="-2.09548656808463" calcext:value-type="float">
            <text:p>-2.0954865681</text:p>
          </table:table-cell>
          <table:table-cell office:value-type="float" office:value="-1.66699586344149" calcext:value-type="float">
            <text:p>-1.6669958634</text:p>
          </table:table-cell>
          <table:table-cell office:value-type="float" office:value="-3.5833921800538" calcext:value-type="float">
            <text:p>-3.5833921801</text:p>
          </table:table-cell>
          <table:table-cell office:value-type="float" office:value="-2.0014686893316" calcext:value-type="float">
            <text:p>-2.0014686893</text:p>
          </table:table-cell>
          <table:table-cell office:value-type="float" office:value="-2.78456308147195" calcext:value-type="float">
            <text:p>-2.7845630815</text:p>
          </table:table-cell>
          <table:table-cell office:value-type="float" office:value="-1.93810300472529" calcext:value-type="float">
            <text:p>-1.9381030047</text:p>
          </table:table-cell>
          <table:table-cell office:value-type="float" office:value="-2.2885945441489" calcext:value-type="float">
            <text:p>-2.2885945441</text:p>
          </table:table-cell>
          <table:table-cell office:value-type="float" office:value="-2.06483437393792" calcext:value-type="float">
            <text:p>-2.0648343739</text:p>
          </table:table-cell>
          <table:table-cell office:value-type="float" office:value="-3.28053161879501" calcext:value-type="float">
            <text:p>-3.28053161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9]</text:p>
          </table:table-cell>
          <table:table-cell office:value-type="float" office:value="-1" calcext:value-type="float">
            <text:p>-1</text:p>
          </table:table-cell>
          <table:table-cell office:value-type="float" office:value="0.225574732915693" calcext:value-type="float">
            <text:p>0.2255747329</text:p>
          </table:table-cell>
          <table:table-cell office:value-type="float" office:value="-3.00754979672117" calcext:value-type="float">
            <text:p>-3.0075497967</text:p>
          </table:table-cell>
          <table:table-cell office:value-type="float" office:value="-0.777909978939255" calcext:value-type="float">
            <text:p>-0.7779099789</text:p>
          </table:table-cell>
          <table:table-cell office:value-type="float" office:value="-3.38943524849376" calcext:value-type="float">
            <text:p>-3.3894352485</text:p>
          </table:table-cell>
          <table:table-cell office:value-type="float" office:value="-1.4671426788345" calcext:value-type="float">
            <text:p>-1.4671426788</text:p>
          </table:table-cell>
          <table:table-cell office:value-type="float" office:value="-3.32742483554411" calcext:value-type="float">
            <text:p>-3.3274248355</text:p>
          </table:table-cell>
          <table:table-cell office:value-type="float" office:value="-0.364926842528312" calcext:value-type="float">
            <text:p>-0.3649268425</text:p>
          </table:table-cell>
          <table:table-cell office:value-type="float" office:value="-3.01866584437891" calcext:value-type="float">
            <text:p>-3.0186658444</text:p>
          </table:table-cell>
          <table:table-cell office:value-type="float" office:value="-0.218408971345025" calcext:value-type="float">
            <text:p>-0.2184089713</text:p>
          </table:table-cell>
          <table:table-cell office:value-type="float" office:value="-2.35650131388081" calcext:value-type="float">
            <text:p>-2.3565013139</text:p>
          </table:table-cell>
          <table:table-cell office:value-type="float" office:value="-2.43776486368808" calcext:value-type="float">
            <text:p>-2.4377648637</text:p>
          </table:table-cell>
          <table:table-cell office:value-type="float" office:value="-3.32130711154197" calcext:value-type="float">
            <text:p>-3.3213071115</text:p>
          </table:table-cell>
          <table:table-cell office:value-type="float" office:value="-1.68847967461128" calcext:value-type="float">
            <text:p>-1.6884796746</text:p>
          </table:table-cell>
          <table:table-cell office:value-type="float" office:value="-3.81080925042314" calcext:value-type="float">
            <text:p>-3.8108092504</text:p>
          </table:table-cell>
          <table:table-cell office:value-type="float" office:value="-0.728005641688994" calcext:value-type="float">
            <text:p>-0.7280056417</text:p>
          </table:table-cell>
          <table:table-cell office:value-type="float" office:value="-2.62794342798396" calcext:value-type="float">
            <text:p>-2.627943428</text:p>
          </table:table-cell>
          <table:table-cell office:value-type="float" office:value="-2.29808722761239" calcext:value-type="float">
            <text:p>-2.2980872276</text:p>
          </table:table-cell>
          <table:table-cell office:value-type="float" office:value="-2.58985562680773" calcext:value-type="float">
            <text:p>-2.5898556268</text:p>
          </table:table-cell>
          <table:table-cell office:value-type="float" office:value="-1.66347706155738" calcext:value-type="float">
            <text:p>-1.6634770616</text:p>
          </table:table-cell>
          <table:table-cell office:value-type="float" office:value="-2.35212167592706" calcext:value-type="float">
            <text:p>-2.3521216759</text:p>
          </table:table-cell>
          <table:table-cell office:value-type="float" office:value="-1.13507701698291" calcext:value-type="float">
            <text:p>-1.135077017</text:p>
          </table:table-cell>
          <table:table-cell office:value-type="float" office:value="-2.93490042479384" calcext:value-type="float">
            <text:p>-2.9349004248</text:p>
          </table:table-cell>
          <table:table-cell office:value-type="float" office:value="-1.17166054867903" calcext:value-type="float">
            <text:p>-1.1716605487</text:p>
          </table:table-cell>
          <table:table-cell office:value-type="float" office:value="-2.41875937026311" calcext:value-type="float">
            <text:p>-2.4187593703</text:p>
          </table:table-cell>
          <table:table-cell office:value-type="float" office:value="-3.40253306796529" calcext:value-type="float">
            <text:p>-3.402533068</text:p>
          </table:table-cell>
          <table:table-cell office:value-type="float" office:value="-2.66733272132847" calcext:value-type="float">
            <text:p>-2.6673327213</text:p>
          </table:table-cell>
          <table:table-cell office:value-type="float" office:value="-1.8756646691007" calcext:value-type="float">
            <text:p>-1.8756646691</text:p>
          </table:table-cell>
          <table:table-cell office:value-type="float" office:value="-2.96685327663998" calcext:value-type="float">
            <text:p>-2.9668532766</text:p>
          </table:table-cell>
          <table:table-cell office:value-type="float" office:value="-2.64292509278462" calcext:value-type="float">
            <text:p>-2.6429250928</text:p>
          </table:table-cell>
          <table:table-cell office:value-type="float" office:value="-2.93512244728988" calcext:value-type="float">
            <text:p>-2.9351224473</text:p>
          </table:table-cell>
          <table:table-cell office:value-type="float" office:value="-2.62838809704484" calcext:value-type="float">
            <text:p>-2.628388097</text:p>
          </table:table-cell>
          <table:table-cell office:value-type="float" office:value="-2.37081888308716" calcext:value-type="float">
            <text:p>-2.3708188831</text:p>
          </table:table-cell>
          <table:table-cell office:value-type="float" office:value="-2.68354579188867" calcext:value-type="float">
            <text:p>-2.6835457919</text:p>
          </table:table-cell>
          <table:table-cell office:value-type="float" office:value="-2.07022857017544" calcext:value-type="float">
            <text:p>-2.0702285702</text:p>
          </table:table-cell>
          <table:table-cell office:value-type="float" office:value="-3.57070804856713" calcext:value-type="float">
            <text:p>-3.5707080486</text:p>
          </table:table-cell>
          <table:table-cell office:value-type="float" office:value="-2.1126731763406" calcext:value-type="float">
            <text:p>-2.1126731763</text:p>
          </table:table-cell>
          <table:table-cell office:value-type="float" office:value="-2.96618771314998" calcext:value-type="float">
            <text:p>-2.9661877131</text:p>
          </table:table-cell>
          <table:table-cell office:value-type="float" office:value="-2.57367906877459" calcext:value-type="float">
            <text:p>-2.5736790688</text:p>
          </table:table-cell>
          <table:table-cell office:value-type="float" office:value="-3.09600058232802" calcext:value-type="float">
            <text:p>-3.0960005823</text:p>
          </table:table-cell>
          <table:table-cell office:value-type="float" office:value="-2.14422241022196" calcext:value-type="float">
            <text:p>-2.1442224102</text:p>
          </table:table-cell>
          <table:table-cell office:value-type="float" office:value="9.76199999999997" calcext:value-type="float">
            <text:p>9.762</text:p>
          </table:table-cell>
          <table:table-cell office:value-type="float" office:value="2.05" calcext:value-type="float">
            <text:p>2.05</text:p>
          </table:table-cell>
          <table:table-cell office:value-type="float" office:value="0.843999999999981" calcext:value-type="float">
            <text:p>0.84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3999999999998" calcext:value-type="float">
            <text:p>1.04</text:p>
          </table:table-cell>
          <table:table-cell office:value-type="float" office:value="0.500914944636647" calcext:value-type="float">
            <text:p>0.5009149446</text:p>
          </table:table-cell>
          <table:table-cell office:value-type="float" office:value="-2.99428648428398" calcext:value-type="float">
            <text:p>-2.9942864843</text:p>
          </table:table-cell>
          <table:table-cell office:value-type="float" office:value="0.0563750429166348" calcext:value-type="float">
            <text:p>0.0563750429</text:p>
          </table:table-cell>
          <table:table-cell office:value-type="float" office:value="-2.76541036980551" calcext:value-type="float">
            <text:p>-2.7654103698</text:p>
          </table:table-cell>
          <table:table-cell office:value-type="float" office:value="0.0804324643188104" calcext:value-type="float">
            <text:p>0.0804324643</text:p>
          </table:table-cell>
          <table:table-cell office:value-type="float" office:value="-3.26483127493011" calcext:value-type="float">
            <text:p>-3.2648312749</text:p>
          </table:table-cell>
          <table:table-cell office:value-type="float" office:value="-0.364107437401202" calcext:value-type="float">
            <text:p>-0.3641074374</text:p>
          </table:table-cell>
          <table:table-cell office:value-type="float" office:value="-3.03595516045164" calcext:value-type="float">
            <text:p>-3.0359551605</text:p>
          </table:table-cell>
          <table:table-cell office:value-type="float" office:value="-0.388164858803377" calcext:value-type="float">
            <text:p>-0.3881648588</text:p>
          </table:table-cell>
          <table:table-cell office:value-type="float" office:value="-2.53653425532704" calcext:value-type="float">
            <text:p>-2.5365342553</text:p>
          </table:table-cell>
          <table:table-cell office:value-type="float" office:value="-0.340050015999026" calcext:value-type="float">
            <text:p>-0.340050016</text:p>
          </table:table-cell>
          <table:table-cell office:value-type="float" office:value="-3.53537606557624" calcext:value-type="float">
            <text:p>-3.5353760656</text:p>
          </table:table-cell>
          <table:table-cell office:value-type="float" office:value="-0.784589917719039" calcext:value-type="float">
            <text:p>-0.7845899177</text:p>
          </table:table-cell>
          <table:table-cell office:value-type="float" office:value="-3.30649995109777" calcext:value-type="float">
            <text:p>-3.3064999511</text:p>
          </table:table-cell>
          <table:table-cell office:value-type="float" office:value="-0.808647339121214" calcext:value-type="float">
            <text:p>-0.8086473391</text:p>
          </table:table-cell>
          <table:table-cell office:value-type="float" office:value="-2.80707904597317" calcext:value-type="float">
            <text:p>-2.807079046</text:p>
          </table:table-cell>
          <table:table-cell office:value-type="float" office:value="-0.760532496316863" calcext:value-type="float">
            <text:p>-0.7605324963</text:p>
          </table:table-cell>
          <table:table-cell office:value-type="float" office:value="-3.80592085622238" calcext:value-type="float">
            <text:p>-3.8059208562</text:p>
          </table:table-cell>
          <table:table-cell office:value-type="float" office:value="-0.83270476052339" calcext:value-type="float">
            <text:p>-0.8327047605</text:p>
          </table:table-cell>
          <table:table-cell office:value-type="float" office:value="-2.30765814084857" calcext:value-type="float">
            <text:p>-2.3076581408</text:p>
          </table:table-cell>
          <table:table-cell office:value-type="float" office:value="-1.22912981943905" calcext:value-type="float">
            <text:p>-1.2291298194</text:p>
          </table:table-cell>
          <table:table-cell office:value-type="float" office:value="-3.0776238366193" calcext:value-type="float">
            <text:p>-3.0776238366</text:p>
          </table:table-cell>
          <table:table-cell office:value-type="float" office:value="-1.25318724084123" calcext:value-type="float">
            <text:p>-1.2531872408</text:p>
          </table:table-cell>
          <table:table-cell office:value-type="float" office:value="-2.5782029314947" calcext:value-type="float">
            <text:p>-2.5782029315</text:p>
          </table:table-cell>
          <table:table-cell office:value-type="float" office:value="-1.20507239803688" calcext:value-type="float">
            <text:p>-1.205072398</text:p>
          </table:table-cell>
          <table:table-cell office:value-type="float" office:value="-3.57704474174391" calcext:value-type="float">
            <text:p>-3.5770447417</text:p>
          </table:table-cell>
          <table:table-cell office:value-type="float" office:value="-1.67366972115906" calcext:value-type="float">
            <text:p>-1.6736697212</text:p>
          </table:table-cell>
          <table:table-cell office:value-type="float" office:value="-2.84874772214083" calcext:value-type="float">
            <text:p>-2.8487477221</text:p>
          </table:table-cell>
          <table:table-cell office:value-type="float" office:value="-1.64961229975689" calcext:value-type="float">
            <text:p>-1.6496122998</text:p>
          </table:table-cell>
          <table:table-cell office:value-type="float" office:value="-3.34816862726544" calcext:value-type="float">
            <text:p>-3.3481686273</text:p>
          </table:table-cell>
          <table:table-cell office:value-type="float" office:value="-1.69772714256124" calcext:value-type="float">
            <text:p>-1.6977271426</text:p>
          </table:table-cell>
          <table:table-cell office:value-type="float" office:value="-2.34932681701623" calcext:value-type="float">
            <text:p>-2.349326817</text:p>
          </table:table-cell>
          <table:table-cell office:value-type="float" office:value="-1.62555487835471" calcext:value-type="float">
            <text:p>-1.6255548784</text:p>
          </table:table-cell>
          <table:table-cell office:value-type="float" office:value="-3.84758953239004" calcext:value-type="float">
            <text:p>-3.8475895324</text:p>
          </table:table-cell>
          <table:table-cell office:value-type="float" office:value="-2.0941522014769" calcext:value-type="float">
            <text:p>-2.0941522015</text:p>
          </table:table-cell>
          <table:table-cell office:value-type="float" office:value="-3.11929251278697" calcext:value-type="float">
            <text:p>-3.1192925128</text:p>
          </table:table-cell>
          <table:table-cell office:value-type="float" office:value="-2.11820962287908" calcext:value-type="float">
            <text:p>-2.1182096229</text:p>
          </table:table-cell>
          <table:table-cell office:value-type="float" office:value="-2.61987160766236" calcext:value-type="float">
            <text:p>-2.6198716077</text:p>
          </table:table-cell>
          <table:table-cell office:value-type="float" office:value="-2.07009478007472" calcext:value-type="float">
            <text:p>-2.0700947801</text:p>
          </table:table-cell>
          <table:table-cell office:value-type="float" office:value="-3.61871341791157" calcext:value-type="float">
            <text:p>-3.618713417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9]</text:p>
          </table:table-cell>
          <table:table-cell office:value-type="float" office:value="-2" calcext:value-type="float">
            <text:p>-2</text:p>
          </table:table-cell>
          <table:table-cell office:value-type="float" office:value="0.185692886631186" calcext:value-type="float">
            <text:p>0.1856928866</text:p>
          </table:table-cell>
          <table:table-cell office:value-type="float" office:value="-3.01062198436827" calcext:value-type="float">
            <text:p>-3.0106219844</text:p>
          </table:table-cell>
          <table:table-cell office:value-type="float" office:value="-0.817192590439653" calcext:value-type="float">
            <text:p>-0.8171925904</text:p>
          </table:table-cell>
          <table:table-cell office:value-type="float" office:value="-3.39697689511163" calcext:value-type="float">
            <text:p>-3.3969768951</text:p>
          </table:table-cell>
          <table:table-cell office:value-type="float" office:value="-1.50698309661617" calcext:value-type="float">
            <text:p>-1.5069830966</text:p>
          </table:table-cell>
          <table:table-cell office:value-type="float" office:value="-3.32385536625837" calcext:value-type="float">
            <text:p>-3.3238553663</text:p>
          </table:table-cell>
          <table:table-cell office:value-type="float" office:value="-0.404918139922653" calcext:value-type="float">
            <text:p>-0.4049181399</text:p>
          </table:table-cell>
          <table:table-cell office:value-type="float" office:value="-3.01950019006109" calcext:value-type="float">
            <text:p>-3.0195001901</text:p>
          </table:table-cell>
          <table:table-cell office:value-type="float" office:value="-0.258272690612869" calcext:value-type="float">
            <text:p>-0.2582726906</text:p>
          </table:table-cell>
          <table:table-cell office:value-type="float" office:value="-2.35980038740751" calcext:value-type="float">
            <text:p>-2.3598003874</text:p>
          </table:table-cell>
          <table:table-cell office:value-type="float" office:value="-2.47217403522649" calcext:value-type="float">
            <text:p>-2.4721740352</text:p>
          </table:table-cell>
          <table:table-cell office:value-type="float" office:value="-3.30091081496539" calcext:value-type="float">
            <text:p>-3.300910815</text:p>
          </table:table-cell>
          <table:table-cell office:value-type="float" office:value="-1.7284796536761" calcext:value-type="float">
            <text:p>-1.7284796537</text:p>
          </table:table-cell>
          <table:table-cell office:value-type="float" office:value="-3.81085017491825" calcext:value-type="float">
            <text:p>-3.8108501749</text:p>
          </table:table-cell>
          <table:table-cell office:value-type="float" office:value="-0.767985728001491" calcext:value-type="float">
            <text:p>-0.767985728</text:p>
          </table:table-cell>
          <table:table-cell office:value-type="float" office:value="-2.62920544955481" calcext:value-type="float">
            <text:p>-2.6292054496</text:p>
          </table:table-cell>
          <table:table-cell office:value-type="float" office:value="-2.33169130813553" calcext:value-type="float">
            <text:p>-2.3316913081</text:p>
          </table:table-cell>
          <table:table-cell office:value-type="float" office:value="-2.56815848938837" calcext:value-type="float">
            <text:p>-2.5681584894</text:p>
          </table:table-cell>
          <table:table-cell office:value-type="float" office:value="-1.70313365732641" calcext:value-type="float">
            <text:p>-1.7031336573</text:p>
          </table:table-cell>
          <table:table-cell office:value-type="float" office:value="-2.35735182047688" calcext:value-type="float">
            <text:p>-2.3573518205</text:p>
          </table:table-cell>
          <table:table-cell office:value-type="float" office:value="-1.1743272979188" calcext:value-type="float">
            <text:p>-1.1743272979</text:p>
          </table:table-cell>
          <table:table-cell office:value-type="float" office:value="-2.92719228322441" calcext:value-type="float">
            <text:p>-2.9271922832</text:p>
          </table:table-cell>
          <table:table-cell office:value-type="float" office:value="-1.2116566987391" calcext:value-type="float">
            <text:p>-1.2116566987</text:p>
          </table:table-cell>
          <table:table-cell office:value-type="float" office:value="-2.41931433005656" calcext:value-type="float">
            <text:p>-2.4193143301</text:p>
          </table:table-cell>
          <table:table-cell office:value-type="float" office:value="-3.42651016401923" calcext:value-type="float">
            <text:p>-3.426510164</text:p>
          </table:table-cell>
          <table:table-cell office:value-type="float" office:value="-2.63531555616945" calcext:value-type="float">
            <text:p>-2.6353155562</text:p>
          </table:table-cell>
          <table:table-cell office:value-type="float" office:value="-1.91526826360778" calcext:value-type="float">
            <text:p>-1.9152682636</text:p>
          </table:table-cell>
          <table:table-cell office:value-type="float" office:value="-2.96123586601599" calcext:value-type="float">
            <text:p>-2.961235866</text:p>
          </table:table-cell>
          <table:table-cell office:value-type="float" office:value="-2.67996109762074" calcext:value-type="float">
            <text:p>-2.6799610976</text:p>
          </table:table-cell>
          <table:table-cell office:value-type="float" office:value="-2.92001171118012" calcext:value-type="float">
            <text:p>-2.9200117112</text:p>
          </table:table-cell>
          <table:table-cell office:value-type="float" office:value="-2.65150931996975" calcext:value-type="float">
            <text:p>-2.65150932</text:p>
          </table:table-cell>
          <table:table-cell office:value-type="float" office:value="-2.33817827876591" calcext:value-type="float">
            <text:p>-2.3381782788</text:p>
          </table:table-cell>
          <table:table-cell office:value-type="float" office:value="-2.69536061812159" calcext:value-type="float">
            <text:p>-2.6953606181</text:p>
          </table:table-cell>
          <table:table-cell office:value-type="float" office:value="-2.0320132606636" calcext:value-type="float">
            <text:p>-2.0320132607</text:p>
          </table:table-cell>
          <table:table-cell office:value-type="float" office:value="-3.58839781733319" calcext:value-type="float">
            <text:p>-3.5883978173</text:p>
          </table:table-cell>
          <table:table-cell office:value-type="float" office:value="-2.07679738950598" calcext:value-type="float">
            <text:p>-2.0767973895</text:p>
          </table:table-cell>
          <table:table-cell office:value-type="float" office:value="-2.99497726138668" calcext:value-type="float">
            <text:p>-2.9949772614</text:p>
          </table:table-cell>
          <table:table-cell office:value-type="float" office:value="-2.5459092666088" calcext:value-type="float">
            <text:p>-2.5459092666</text:p>
          </table:table-cell>
          <table:table-cell office:value-type="float" office:value="-3.10835624097088" calcext:value-type="float">
            <text:p>-3.108356241</text:p>
          </table:table-cell>
          <table:table-cell office:value-type="float" office:value="-2.10617851847176" calcext:value-type="float">
            <text:p>-2.1061785185</text:p>
          </table:table-cell>
          <table:table-cell office:value-type="float" office:value="9.73399999999997" calcext:value-type="float">
            <text:p>9.734</text:p>
          </table:table-cell>
          <table:table-cell office:value-type="float" office:value="2.05" calcext:value-type="float">
            <text:p>2.05</text:p>
          </table:table-cell>
          <table:table-cell office:value-type="float" office:value="0.857999999999981" calcext:value-type="float">
            <text:p>0.85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2999999999998" calcext:value-type="float">
            <text:p>1.03</text:p>
          </table:table-cell>
          <table:table-cell office:value-type="float" office:value="0.449020823685877" calcext:value-type="float">
            <text:p>0.4490208237</text:p>
          </table:table-cell>
          <table:table-cell office:value-type="float" office:value="-2.99760314084546" calcext:value-type="float">
            <text:p>-2.9976031408</text:p>
          </table:table-cell>
          <table:table-cell office:value-type="float" office:value="0.00419151881019291" calcext:value-type="float">
            <text:p>0.0041915188</text:p>
          </table:table-cell>
          <table:table-cell office:value-type="float" office:value="-2.76929000166198" calcext:value-type="float">
            <text:p>-2.7692900017</text:p>
          </table:table-cell>
          <table:table-cell office:value-type="float" office:value="0.0288811926973672" calcext:value-type="float">
            <text:p>0.0288811927</text:p>
          </table:table-cell>
          <table:table-cell office:value-type="float" office:value="-3.26868004962383" calcext:value-type="float">
            <text:p>-3.2686800496</text:p>
          </table:table-cell>
          <table:table-cell office:value-type="float" office:value="-0.415948112178317" calcext:value-type="float">
            <text:p>-0.4159481122</text:p>
          </table:table-cell>
          <table:table-cell office:value-type="float" office:value="-3.04036691044035" calcext:value-type="float">
            <text:p>-3.0403669104</text:p>
          </table:table-cell>
          <table:table-cell office:value-type="float" office:value="-0.440637786065491" calcext:value-type="float">
            <text:p>-0.4406377861</text:p>
          </table:table-cell>
          <table:table-cell office:value-type="float" office:value="-2.54097686247849" calcext:value-type="float">
            <text:p>-2.5409768625</text:p>
          </table:table-cell>
          <table:table-cell office:value-type="float" office:value="-0.391258438291142" calcext:value-type="float">
            <text:p>-0.3912584383</text:p>
          </table:table-cell>
          <table:table-cell office:value-type="float" office:value="-3.53975695840221" calcext:value-type="float">
            <text:p>-3.5397569584</text:p>
          </table:table-cell>
          <table:table-cell office:value-type="float" office:value="-0.836087743166826" calcext:value-type="float">
            <text:p>-0.8360877432</text:p>
          </table:table-cell>
          <table:table-cell office:value-type="float" office:value="-3.31144381921872" calcext:value-type="float">
            <text:p>-3.3114438192</text:p>
          </table:table-cell>
          <table:table-cell office:value-type="float" office:value="-0.860777417054" calcext:value-type="float">
            <text:p>-0.8607774171</text:p>
          </table:table-cell>
          <table:table-cell office:value-type="float" office:value="-2.81205377125687" calcext:value-type="float">
            <text:p>-2.8120537713</text:p>
          </table:table-cell>
          <table:table-cell office:value-type="float" office:value="-0.811398069279652" calcext:value-type="float">
            <text:p>-0.8113980693</text:p>
          </table:table-cell>
          <table:table-cell office:value-type="float" office:value="-3.81083386718058" calcext:value-type="float">
            <text:p>-3.8108338672</text:p>
          </table:table-cell>
          <table:table-cell office:value-type="float" office:value="-0.885467090941174" calcext:value-type="float">
            <text:p>-0.8854670909</text:p>
          </table:table-cell>
          <table:table-cell office:value-type="float" office:value="-2.31266372329501" calcext:value-type="float">
            <text:p>-2.3126637233</text:p>
          </table:table-cell>
          <table:table-cell office:value-type="float" office:value="-1.28091704804251" calcext:value-type="float">
            <text:p>-1.280917048</text:p>
          </table:table-cell>
          <table:table-cell office:value-type="float" office:value="-3.08313068003524" calcext:value-type="float">
            <text:p>-3.08313068</text:p>
          </table:table-cell>
          <table:table-cell office:value-type="float" office:value="-1.30560672192968" calcext:value-type="float">
            <text:p>-1.3056067219</text:p>
          </table:table-cell>
          <table:table-cell office:value-type="float" office:value="-2.58374063207339" calcext:value-type="float">
            <text:p>-2.5837406321</text:p>
          </table:table-cell>
          <table:table-cell office:value-type="float" office:value="-1.25622737415534" calcext:value-type="float">
            <text:p>-1.2562273742</text:p>
          </table:table-cell>
          <table:table-cell office:value-type="float" office:value="-3.5825207279971" calcext:value-type="float">
            <text:p>-3.582520728</text:p>
          </table:table-cell>
          <table:table-cell office:value-type="float" office:value="-1.72574635291819" calcext:value-type="float">
            <text:p>-1.7257463529</text:p>
          </table:table-cell>
          <table:table-cell office:value-type="float" office:value="-2.85481754085176" calcext:value-type="float">
            <text:p>-2.8548175409</text:p>
          </table:table-cell>
          <table:table-cell office:value-type="float" office:value="-1.70105667903102" calcext:value-type="float">
            <text:p>-1.701056679</text:p>
          </table:table-cell>
          <table:table-cell office:value-type="float" office:value="-3.35420758881362" calcext:value-type="float">
            <text:p>-3.3542075888</text:p>
          </table:table-cell>
          <table:table-cell office:value-type="float" office:value="-1.75043602680537" calcext:value-type="float">
            <text:p>-1.7504360268</text:p>
          </table:table-cell>
          <table:table-cell office:value-type="float" office:value="-2.35542749288991" calcext:value-type="float">
            <text:p>-2.3554274929</text:p>
          </table:table-cell>
          <table:table-cell office:value-type="float" office:value="-1.67636700514385" calcext:value-type="float">
            <text:p>-1.6763670051</text:p>
          </table:table-cell>
          <table:table-cell office:value-type="float" office:value="-3.85359763677547" calcext:value-type="float">
            <text:p>-3.8535976368</text:p>
          </table:table-cell>
          <table:table-cell office:value-type="float" office:value="-2.1458859839067" calcext:value-type="float">
            <text:p>-2.1458859839</text:p>
          </table:table-cell>
          <table:table-cell office:value-type="float" office:value="-3.12589444963014" calcext:value-type="float">
            <text:p>-3.1258944496</text:p>
          </table:table-cell>
          <table:table-cell office:value-type="float" office:value="-2.17057565779388" calcext:value-type="float">
            <text:p>-2.1705756578</text:p>
          </table:table-cell>
          <table:table-cell office:value-type="float" office:value="-2.62650440166828" calcext:value-type="float">
            <text:p>-2.6265044017</text:p>
          </table:table-cell>
          <table:table-cell office:value-type="float" office:value="-2.12119631001953" calcext:value-type="float">
            <text:p>-2.12119631</text:p>
          </table:table-cell>
          <table:table-cell office:value-type="float" office:value="-3.62528449759199" calcext:value-type="float">
            <text:p>-3.62528449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9]</text:p>
          </table:table-cell>
          <table:table-cell office:value-type="float" office:value="-3" calcext:value-type="float">
            <text:p>-3</text:p>
          </table:table-cell>
          <table:table-cell office:value-type="float" office:value="0.145826585781893" calcext:value-type="float">
            <text:p>0.1458265858</text:p>
          </table:table-cell>
          <table:table-cell office:value-type="float" office:value="-3.01388971394608" calcext:value-type="float">
            <text:p>-3.0138897139</text:p>
          </table:table-cell>
          <table:table-cell office:value-type="float" office:value="-0.856780724571328" calcext:value-type="float">
            <text:p>-0.8567807246</text:p>
          </table:table-cell>
          <table:table-cell office:value-type="float" office:value="-3.40270224540419" calcext:value-type="float">
            <text:p>-3.4027022454</text:p>
          </table:table-cell>
          <table:table-cell office:value-type="float" office:value="-1.54688718038103" calcext:value-type="float">
            <text:p>-1.5468871804</text:p>
          </table:table-cell>
          <table:table-cell office:value-type="float" office:value="-3.32108695536266" calcext:value-type="float">
            <text:p>-3.3210869554</text:p>
          </table:table-cell>
          <table:table-cell office:value-type="float" office:value="-0.444787773096504" calcext:value-type="float">
            <text:p>-0.4447877731</text:p>
          </table:table-cell>
          <table:table-cell office:value-type="float" office:value="-3.02272700746878" calcext:value-type="float">
            <text:p>-3.0227270075</text:p>
          </table:table-cell>
          <table:table-cell office:value-type="float" office:value="-0.298040836377215" calcext:value-type="float">
            <text:p>-0.2980408364</text:p>
          </table:table-cell>
          <table:table-cell office:value-type="float" office:value="-2.36410092021934" calcext:value-type="float">
            <text:p>-2.3641009202</text:p>
          </table:table-cell>
          <table:table-cell office:value-type="float" office:value="-2.50675760787658" calcext:value-type="float">
            <text:p>-2.5067576079</text:p>
          </table:table-cell>
          <table:table-cell office:value-type="float" office:value="-3.28081164824744" calcext:value-type="float">
            <text:p>-3.2808116482</text:p>
          </table:table-cell>
          <table:table-cell office:value-type="float" office:value="-1.76826570480092" calcext:value-type="float">
            <text:p>-1.7682657048</text:p>
          </table:table-cell>
          <table:table-cell office:value-type="float" office:value="-3.80671857282066" calcext:value-type="float">
            <text:p>-3.8067185728</text:p>
          </table:table-cell>
          <table:table-cell office:value-type="float" office:value="-0.807985229938951" calcext:value-type="float">
            <text:p>-0.8079852299</text:p>
          </table:table-cell>
          <table:table-cell office:value-type="float" office:value="-2.62900583804413" calcext:value-type="float">
            <text:p>-2.629005838</text:p>
          </table:table-cell>
          <table:table-cell office:value-type="float" office:value="-2.36436082433099" calcext:value-type="float">
            <text:p>-2.3643608243</text:p>
          </table:table-cell>
          <table:table-cell office:value-type="float" office:value="-2.54507813602117" calcext:value-type="float">
            <text:p>-2.545078136</text:p>
          </table:table-cell>
          <table:table-cell office:value-type="float" office:value="-1.73476842636279" calcext:value-type="float">
            <text:p>-1.7347684264</text:p>
          </table:table-cell>
          <table:table-cell office:value-type="float" office:value="-2.38183122790465" calcext:value-type="float">
            <text:p>-2.3818312279</text:p>
          </table:table-cell>
          <table:table-cell office:value-type="float" office:value="-1.2087788972497" calcext:value-type="float">
            <text:p>-1.2087788972</text:p>
          </table:table-cell>
          <table:table-cell office:value-type="float" office:value="-2.94751683250705" calcext:value-type="float">
            <text:p>-2.9475168325</text:p>
          </table:table-cell>
          <table:table-cell office:value-type="float" office:value="-1.25105666965681" calcext:value-type="float">
            <text:p>-1.2510566697</text:p>
          </table:table-cell>
          <table:table-cell office:value-type="float" office:value="-2.42621666963703" calcext:value-type="float">
            <text:p>-2.4262166696</text:p>
          </table:table-cell>
          <table:table-cell office:value-type="float" office:value="-3.45134421084482" calcext:value-type="float">
            <text:p>-3.4513442108</text:p>
          </table:table-cell>
          <table:table-cell office:value-type="float" office:value="-2.60395841793484" calcext:value-type="float">
            <text:p>-2.6039584179</text:p>
          </table:table-cell>
          <table:table-cell office:value-type="float" office:value="-1.95483447860668" calcext:value-type="float">
            <text:p>-1.9548344786</text:p>
          </table:table-cell>
          <table:table-cell office:value-type="float" office:value="-2.95536095064117" calcext:value-type="float">
            <text:p>-2.9553609506</text:p>
          </table:table-cell>
          <table:table-cell office:value-type="float" office:value="-2.71554901777393" calcext:value-type="float">
            <text:p>-2.7155490178</text:p>
          </table:table-cell>
          <table:table-cell office:value-type="float" office:value="-2.90174973047785" calcext:value-type="float">
            <text:p>-2.9017497305</text:p>
          </table:table-cell>
          <table:table-cell office:value-type="float" office:value="-2.67419425972265" calcext:value-type="float">
            <text:p>-2.6741942597</text:p>
          </table:table-cell>
          <table:table-cell office:value-type="float" office:value="-2.3052329678946" calcext:value-type="float">
            <text:p>-2.3052329679</text:p>
          </table:table-cell>
          <table:table-cell office:value-type="float" office:value="-2.69297349758918" calcext:value-type="float">
            <text:p>-2.6929734976</text:p>
          </table:table-cell>
          <table:table-cell office:value-type="float" office:value="-1.99208455350241" calcext:value-type="float">
            <text:p>-1.9920845535</text:p>
          </table:table-cell>
          <table:table-cell office:value-type="float" office:value="-3.60678854908213" calcext:value-type="float">
            <text:p>-3.6067885491</text:p>
          </table:table-cell>
          <table:table-cell office:value-type="float" office:value="-2.04127583287147" calcext:value-type="float">
            <text:p>-2.0412758329</text:p>
          </table:table-cell>
          <table:table-cell office:value-type="float" office:value="-3.0198292968024" calcext:value-type="float">
            <text:p>-3.0198292968</text:p>
          </table:table-cell>
          <table:table-cell office:value-type="float" office:value="-2.51456638327469" calcext:value-type="float">
            <text:p>-2.5145663833</text:p>
          </table:table-cell>
          <table:table-cell office:value-type="float" office:value="-3.1191716997123" calcext:value-type="float">
            <text:p>-3.1191716997</text:p>
          </table:table-cell>
          <table:table-cell office:value-type="float" office:value="-2.06766844378717" calcext:value-type="float">
            <text:p>-2.0676684438</text:p>
          </table:table-cell>
          <table:table-cell office:value-type="float" office:value="9.70599999999997" calcext:value-type="float">
            <text:p>9.706</text:p>
          </table:table-cell>
          <table:table-cell office:value-type="float" office:value="2.05" calcext:value-type="float">
            <text:p>2.05</text:p>
          </table:table-cell>
          <table:table-cell office:value-type="float" office:value="0.871999999999981" calcext:value-type="float">
            <text:p>0.87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1999999999998" calcext:value-type="float">
            <text:p>1.02</text:p>
          </table:table-cell>
          <table:table-cell office:value-type="float" office:value="0.397126702735106" calcext:value-type="float">
            <text:p>0.3971267027</text:p>
          </table:table-cell>
          <table:table-cell office:value-type="float" office:value="-3.00091979740694" calcext:value-type="float">
            <text:p>-3.0009197974</text:p>
          </table:table-cell>
          <table:table-cell office:value-type="float" office:value="-0.0481961012718737" calcext:value-type="float">
            <text:p>-0.0481961013</text:p>
          </table:table-cell>
          <table:table-cell office:value-type="float" office:value="-2.77357072608409" calcext:value-type="float">
            <text:p>-2.7735707261</text:p>
          </table:table-cell>
          <table:table-cell office:value-type="float" office:value="-0.0224247705607694" calcext:value-type="float">
            <text:p>-0.0224247706</text:p>
          </table:table-cell>
          <table:table-cell office:value-type="float" office:value="-3.27290612290008" calcext:value-type="float">
            <text:p>-3.2729061229</text:p>
          </table:table-cell>
          <table:table-cell office:value-type="float" office:value="-0.467747574567749" calcext:value-type="float">
            <text:p>-0.4677475746</text:p>
          </table:table-cell>
          <table:table-cell office:value-type="float" office:value="-3.04555705157723" calcext:value-type="float">
            <text:p>-3.0455570516</text:p>
          </table:table-cell>
          <table:table-cell office:value-type="float" office:value="-0.493518905278854" calcext:value-type="float">
            <text:p>-0.4935189053</text:p>
          </table:table-cell>
          <table:table-cell office:value-type="float" office:value="-2.54622165476125" calcext:value-type="float">
            <text:p>-2.5462216548</text:p>
          </table:table-cell>
          <table:table-cell office:value-type="float" office:value="-0.441976243856645" calcext:value-type="float">
            <text:p>-0.4419762439</text:p>
          </table:table-cell>
          <table:table-cell office:value-type="float" office:value="-3.54489244839322" calcext:value-type="float">
            <text:p>-3.5448924484</text:p>
          </table:table-cell>
          <table:table-cell office:value-type="float" office:value="-0.887299047863625" calcext:value-type="float">
            <text:p>-0.8872990479</text:p>
          </table:table-cell>
          <table:table-cell office:value-type="float" office:value="-3.31754337707037" calcext:value-type="float">
            <text:p>-3.3175433771</text:p>
          </table:table-cell>
          <table:table-cell office:value-type="float" office:value="-0.913070378574729" calcext:value-type="float">
            <text:p>-0.9130703786</text:p>
          </table:table-cell>
          <table:table-cell office:value-type="float" office:value="-2.81820798025439" calcext:value-type="float">
            <text:p>-2.8182079803</text:p>
          </table:table-cell>
          <table:table-cell office:value-type="float" office:value="-0.861527717152521" calcext:value-type="float">
            <text:p>-0.8615277172</text:p>
          </table:table-cell>
          <table:table-cell office:value-type="float" office:value="-3.81687877388636" calcext:value-type="float">
            <text:p>-3.8168787739</text:p>
          </table:table-cell>
          <table:table-cell office:value-type="float" office:value="-0.938841709285834" calcext:value-type="float">
            <text:p>-0.9388417093</text:p>
          </table:table-cell>
          <table:table-cell office:value-type="float" office:value="-2.3188725834384" calcext:value-type="float">
            <text:p>-2.3188725834</text:p>
          </table:table-cell>
          <table:table-cell office:value-type="float" office:value="-1.33262185187061" calcext:value-type="float">
            <text:p>-1.3326218519</text:p>
          </table:table-cell>
          <table:table-cell office:value-type="float" office:value="-3.09019430574752" calcext:value-type="float">
            <text:p>-3.0901943057</text:p>
          </table:table-cell>
          <table:table-cell office:value-type="float" office:value="-1.35839318258171" calcext:value-type="float">
            <text:p>-1.3583931826</text:p>
          </table:table-cell>
          <table:table-cell office:value-type="float" office:value="-2.59085890893154" calcext:value-type="float">
            <text:p>-2.5908589089</text:p>
          </table:table-cell>
          <table:table-cell office:value-type="float" office:value="-1.3068505211595" calcext:value-type="float">
            <text:p>-1.3068505212</text:p>
          </table:table-cell>
          <table:table-cell office:value-type="float" office:value="-3.58952970256351" calcext:value-type="float">
            <text:p>-3.5895297026</text:p>
          </table:table-cell>
          <table:table-cell office:value-type="float" office:value="-1.77794465587759" calcext:value-type="float">
            <text:p>-1.7779446559</text:p>
          </table:table-cell>
          <table:table-cell office:value-type="float" office:value="-2.86284523442468" calcext:value-type="float">
            <text:p>-2.8628452344</text:p>
          </table:table-cell>
          <table:table-cell office:value-type="float" office:value="-1.75217332516648" calcext:value-type="float">
            <text:p>-1.7521733252</text:p>
          </table:table-cell>
          <table:table-cell office:value-type="float" office:value="-3.36218063124066" calcext:value-type="float">
            <text:p>-3.3621806312</text:p>
          </table:table-cell>
          <table:table-cell office:value-type="float" office:value="-1.80371598658869" calcext:value-type="float">
            <text:p>-1.8037159866</text:p>
          </table:table-cell>
          <table:table-cell office:value-type="float" office:value="-2.36350983760869" calcext:value-type="float">
            <text:p>-2.3635098376</text:p>
          </table:table-cell>
          <table:table-cell office:value-type="float" office:value="-1.72640199445538" calcext:value-type="float">
            <text:p>-1.7264019945</text:p>
          </table:table-cell>
          <table:table-cell office:value-type="float" office:value="-3.86151602805665" calcext:value-type="float">
            <text:p>-3.8615160281</text:p>
          </table:table-cell>
          <table:table-cell office:value-type="float" office:value="-2.19749612917346" calcext:value-type="float">
            <text:p>-2.1974961292</text:p>
          </table:table-cell>
          <table:table-cell office:value-type="float" office:value="-3.13483155991782" calcext:value-type="float">
            <text:p>-3.1348315599</text:p>
          </table:table-cell>
          <table:table-cell office:value-type="float" office:value="-2.22326745988456" calcext:value-type="float">
            <text:p>-2.2232674599</text:p>
          </table:table-cell>
          <table:table-cell office:value-type="float" office:value="-2.63549616310183" calcext:value-type="float">
            <text:p>-2.6354961631</text:p>
          </table:table-cell>
          <table:table-cell office:value-type="float" office:value="-2.17172479846236" calcext:value-type="float">
            <text:p>-2.1717247985</text:p>
          </table:table-cell>
          <table:table-cell office:value-type="float" office:value="-3.6341669567338" calcext:value-type="float">
            <text:p>-3.634166956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9]</text:p>
          </table:table-cell>
          <table:table-cell office:value-type="float" office:value="-4" calcext:value-type="float">
            <text:p>-4</text:p>
          </table:table-cell>
          <table:table-cell office:value-type="float" office:value="0.105878195007027" calcext:value-type="float">
            <text:p>0.105878195</text:p>
          </table:table-cell>
          <table:table-cell office:value-type="float" office:value="-3.01592098805327" calcext:value-type="float">
            <text:p>-3.0159209881</text:p>
          </table:table-cell>
          <table:table-cell office:value-type="float" office:value="-0.896216088435878" calcext:value-type="float">
            <text:p>-0.8962160884</text:p>
          </table:table-cell>
          <table:table-cell office:value-type="float" office:value="-3.40939941472193" calcext:value-type="float">
            <text:p>-3.4093994147</text:p>
          </table:table-cell>
          <table:table-cell office:value-type="float" office:value="-1.58671977381965" calcext:value-type="float">
            <text:p>-1.5867197738</text:p>
          </table:table-cell>
          <table:table-cell office:value-type="float" office:value="-3.31743120647179" calcext:value-type="float">
            <text:p>-3.3174312065</text:p>
          </table:table-cell>
          <table:table-cell office:value-type="float" office:value="-0.484774539834589" calcext:value-type="float">
            <text:p>-0.4847745398</text:p>
          </table:table-cell>
          <table:table-cell office:value-type="float" office:value="-3.02375583487607" calcext:value-type="float">
            <text:p>-3.0237558349</text:p>
          </table:table-cell>
          <table:table-cell office:value-type="float" office:value="-0.337870571087169" calcext:value-type="float">
            <text:p>-0.3378705711</text:p>
          </table:table-cell>
          <table:table-cell office:value-type="float" office:value="-2.36778768478123" calcext:value-type="float">
            <text:p>-2.3677876848</text:p>
          </table:table-cell>
          <table:table-cell office:value-type="float" office:value="-2.54073973544809" calcext:value-type="float">
            <text:p>-2.5407397354</text:p>
          </table:table-cell>
          <table:table-cell office:value-type="float" office:value="-3.25971152962897" calcext:value-type="float">
            <text:p>-3.2597115296</text:p>
          </table:table-cell>
          <table:table-cell office:value-type="float" office:value="-1.8074217679505" calcext:value-type="float">
            <text:p>-1.807421768</text:p>
          </table:table-cell>
          <table:table-cell office:value-type="float" office:value="-3.79854527981072" calcext:value-type="float">
            <text:p>-3.7985452798</text:p>
          </table:table-cell>
          <table:table-cell office:value-type="float" office:value="-0.847985038799458" calcext:value-type="float">
            <text:p>-0.8479850388</text:p>
          </table:table-cell>
          <table:table-cell office:value-type="float" office:value="-2.62912949532402" calcext:value-type="float">
            <text:p>-2.6291294953</text:p>
          </table:table-cell>
          <table:table-cell office:value-type="float" office:value="-2.39666709476766" calcext:value-type="float">
            <text:p>-2.3966670948</text:p>
          </table:table-cell>
          <table:table-cell office:value-type="float" office:value="-2.52149201954404" calcext:value-type="float">
            <text:p>-2.5214920195</text:p>
          </table:table-cell>
          <table:table-cell office:value-type="float" office:value="-1.77289760428941" calcext:value-type="float">
            <text:p>-1.7728976043</text:p>
          </table:table-cell>
          <table:table-cell office:value-type="float" office:value="-2.39392113239723" calcext:value-type="float">
            <text:p>-2.3939211324</text:p>
          </table:table-cell>
          <table:table-cell office:value-type="float" office:value="-1.24723081684779" calcext:value-type="float">
            <text:p>-1.2472308168</text:p>
          </table:table-cell>
          <table:table-cell office:value-type="float" office:value="-2.9364964024237" calcext:value-type="float">
            <text:p>-2.9364964024</text:p>
          </table:table-cell>
          <table:table-cell office:value-type="float" office:value="-1.29104489663529" calcext:value-type="float">
            <text:p>-1.2910448966</text:p>
          </table:table-cell>
          <table:table-cell office:value-type="float" office:value="-2.42524625574736" calcext:value-type="float">
            <text:p>-2.4252462557</text:p>
          </table:table-cell>
          <table:table-cell office:value-type="float" office:value="-3.47346576703117" calcext:value-type="float">
            <text:p>-3.473465767</text:p>
          </table:table-cell>
          <table:table-cell office:value-type="float" office:value="-2.57063220074935" calcext:value-type="float">
            <text:p>-2.5706322007</text:p>
          </table:table-cell>
          <table:table-cell office:value-type="float" office:value="-1.99463928282633" calcext:value-type="float">
            <text:p>-1.9946392828</text:p>
          </table:table-cell>
          <table:table-cell office:value-type="float" office:value="-2.95141410873461" calcext:value-type="float">
            <text:p>-2.9514141087</text:p>
          </table:table-cell>
          <table:table-cell office:value-type="float" office:value="-2.74769271853784" calcext:value-type="float">
            <text:p>-2.7476927185</text:p>
          </table:table-cell>
          <table:table-cell office:value-type="float" office:value="-2.87794253616184" calcext:value-type="float">
            <text:p>-2.8779425362</text:p>
          </table:table-cell>
          <table:table-cell office:value-type="float" office:value="-2.6946921819694" calcext:value-type="float">
            <text:p>-2.694692182</text:p>
          </table:table-cell>
          <table:table-cell office:value-type="float" office:value="-2.27088423889968" calcext:value-type="float">
            <text:p>-2.2708842389</text:p>
          </table:table-cell>
          <table:table-cell office:value-type="float" office:value="-2.71969715824659" calcext:value-type="float">
            <text:p>-2.7196971582</text:p>
          </table:table-cell>
          <table:table-cell office:value-type="float" office:value="-1.96232138900219" calcext:value-type="float">
            <text:p>-1.962321389</text:p>
          </table:table-cell>
          <table:table-cell office:value-type="float" office:value="-3.62380135225596" calcext:value-type="float">
            <text:p>-3.6238013523</text:p>
          </table:table-cell>
          <table:table-cell office:value-type="float" office:value="-2.00507411291" calcext:value-type="float">
            <text:p>-2.0050741129</text:p>
          </table:table-cell>
          <table:table-cell office:value-type="float" office:value="-3.04760862636763" calcext:value-type="float">
            <text:p>-3.0476086264</text:p>
          </table:table-cell>
          <table:table-cell office:value-type="float" office:value="-2.48578602801444" calcext:value-type="float">
            <text:p>-2.485786028</text:p>
          </table:table-cell>
          <table:table-cell office:value-type="float" office:value="-3.1355040151896" calcext:value-type="float">
            <text:p>-3.1355040152</text:p>
          </table:table-cell>
          <table:table-cell office:value-type="float" office:value="-2.03115467280758" calcext:value-type="float">
            <text:p>-2.0311546728</text:p>
          </table:table-cell>
          <table:table-cell office:value-type="float" office:value="9.67799999999997" calcext:value-type="float">
            <text:p>9.678</text:p>
          </table:table-cell>
          <table:table-cell office:value-type="float" office:value="2.05" calcext:value-type="float">
            <text:p>2.05</text:p>
          </table:table-cell>
          <table:table-cell office:value-type="float" office:value="0.885999999999981" calcext:value-type="float">
            <text:p>0.88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0999999999998" calcext:value-type="float">
            <text:p>1.01</text:p>
          </table:table-cell>
          <table:table-cell office:value-type="float" office:value="0.345232581784336" calcext:value-type="float">
            <text:p>0.3452325818</text:p>
          </table:table-cell>
          <table:table-cell office:value-type="float" office:value="-3.00423645396842" calcext:value-type="float">
            <text:p>-3.004236454</text:p>
          </table:table-cell>
          <table:table-cell office:value-type="float" office:value="-0.0994547906122775" calcext:value-type="float">
            <text:p>-0.0994547906</text:p>
          </table:table-cell>
          <table:table-cell office:value-type="float" office:value="-2.77564699482606" calcext:value-type="float">
            <text:p>-2.7756469948</text:p>
          </table:table-cell>
          <table:table-cell office:value-type="float" office:value="-0.0750753830685978" calcext:value-type="float">
            <text:p>-0.0750753831</text:p>
          </table:table-cell>
          <table:table-cell office:value-type="float" office:value="-3.27505228563486" calcext:value-type="float">
            <text:p>-3.2750522856</text:p>
          </table:table-cell>
          <table:table-cell office:value-type="float" office:value="-0.519762755465211" calcext:value-type="float">
            <text:p>-0.5197627555</text:p>
          </table:table-cell>
          <table:table-cell office:value-type="float" office:value="-3.0464628264925" calcext:value-type="float">
            <text:p>-3.0464628265</text:p>
          </table:table-cell>
          <table:table-cell office:value-type="float" office:value="-0.544142163008891" calcext:value-type="float">
            <text:p>-0.544142163</text:p>
          </table:table-cell>
          <table:table-cell office:value-type="float" office:value="-2.5470575356837" calcext:value-type="float">
            <text:p>-2.5470575357</text:p>
          </table:table-cell>
          <table:table-cell office:value-type="float" office:value="-0.495383347921531" calcext:value-type="float">
            <text:p>-0.4953833479</text:p>
          </table:table-cell>
          <table:table-cell office:value-type="float" office:value="-3.5458681173013" calcext:value-type="float">
            <text:p>-3.5458681173</text:p>
          </table:table-cell>
          <table:table-cell office:value-type="float" office:value="-0.940070720318145" calcext:value-type="float">
            <text:p>-0.9400707203</text:p>
          </table:table-cell>
          <table:table-cell office:value-type="float" office:value="-3.31727865815894" calcext:value-type="float">
            <text:p>-3.3172786582</text:p>
          </table:table-cell>
          <table:table-cell office:value-type="float" office:value="-0.964450127861824" calcext:value-type="float">
            <text:p>-0.9644501279</text:p>
          </table:table-cell>
          <table:table-cell office:value-type="float" office:value="-2.81787336735014" calcext:value-type="float">
            <text:p>-2.8178733674</text:p>
          </table:table-cell>
          <table:table-cell office:value-type="float" office:value="-0.915691312774465" calcext:value-type="float">
            <text:p>-0.9156913128</text:p>
          </table:table-cell>
          <table:table-cell office:value-type="float" office:value="-3.81668394896774" calcext:value-type="float">
            <text:p>-3.816683949</text:p>
          </table:table-cell>
          <table:table-cell office:value-type="float" office:value="-0.988829535405504" calcext:value-type="float">
            <text:p>-0.9888295354</text:p>
          </table:table-cell>
          <table:table-cell office:value-type="float" office:value="-2.31846807654135" calcext:value-type="float">
            <text:p>-2.3184680765</text:p>
          </table:table-cell>
          <table:table-cell office:value-type="float" office:value="-1.38475809271476" calcext:value-type="float">
            <text:p>-1.3847580927</text:p>
          </table:table-cell>
          <table:table-cell office:value-type="float" office:value="-3.08868919901658" calcext:value-type="float">
            <text:p>-3.088689199</text:p>
          </table:table-cell>
          <table:table-cell office:value-type="float" office:value="-1.40913750025844" calcext:value-type="float">
            <text:p>-1.4091375003</text:p>
          </table:table-cell>
          <table:table-cell office:value-type="float" office:value="-2.58928390820779" calcext:value-type="float">
            <text:p>-2.5892839082</text:p>
          </table:table-cell>
          <table:table-cell office:value-type="float" office:value="-1.36037868517108" calcext:value-type="float">
            <text:p>-1.3603786852</text:p>
          </table:table-cell>
          <table:table-cell office:value-type="float" office:value="-3.58809448982538" calcext:value-type="float">
            <text:p>-3.5880944898</text:p>
          </table:table-cell>
          <table:table-cell office:value-type="float" office:value="-1.82944546511137" calcext:value-type="float">
            <text:p>-1.8294454651</text:p>
          </table:table-cell>
          <table:table-cell office:value-type="float" office:value="-2.86009973987422" calcext:value-type="float">
            <text:p>-2.8600997399</text:p>
          </table:table-cell>
          <table:table-cell office:value-type="float" office:value="-1.80506605756769" calcext:value-type="float">
            <text:p>-1.8050660576</text:p>
          </table:table-cell>
          <table:table-cell office:value-type="float" office:value="-3.35950503068302" calcext:value-type="float">
            <text:p>-3.3595050307</text:p>
          </table:table-cell>
          <table:table-cell office:value-type="float" office:value="-1.85382487265505" calcext:value-type="float">
            <text:p>-1.8538248727</text:p>
          </table:table-cell>
          <table:table-cell office:value-type="float" office:value="-2.36069444906543" calcext:value-type="float">
            <text:p>-2.3606944491</text:p>
          </table:table-cell>
          <table:table-cell office:value-type="float" office:value="-1.78068665002401" calcext:value-type="float">
            <text:p>-1.78068665</text:p>
          </table:table-cell>
          <table:table-cell office:value-type="float" office:value="-3.85891032149182" calcext:value-type="float">
            <text:p>-3.8589103215</text:p>
          </table:table-cell>
          <table:table-cell office:value-type="float" office:value="-2.2497534299643" calcext:value-type="float">
            <text:p>-2.24975343</text:p>
          </table:table-cell>
          <table:table-cell office:value-type="float" office:value="-3.13091557154066" calcext:value-type="float">
            <text:p>-3.1309155715</text:p>
          </table:table-cell>
          <table:table-cell office:value-type="float" office:value="-2.27413283750798" calcext:value-type="float">
            <text:p>-2.2741328375</text:p>
          </table:table-cell>
          <table:table-cell office:value-type="float" office:value="-2.63151028073187" calcext:value-type="float">
            <text:p>-2.6315102807</text:p>
          </table:table-cell>
          <table:table-cell office:value-type="float" office:value="-2.22537402242062" calcext:value-type="float">
            <text:p>-2.2253740224</text:p>
          </table:table-cell>
          <table:table-cell office:value-type="float" office:value="-3.63032086234946" calcext:value-type="float">
            <text:p>-3.630320862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7]</text:p>
          </table:table-cell>
          <table:table-cell office:value-type="float" office:value="-1" calcext:value-type="float">
            <text:p>-1</text:p>
          </table:table-cell>
          <table:table-cell office:value-type="float" office:value="-0.0707546695767244" calcext:value-type="float">
            <text:p>-0.0707546696</text:p>
          </table:table-cell>
          <table:table-cell office:value-type="float" office:value="-3.5735695341702" calcext:value-type="float">
            <text:p>-3.5735695342</text:p>
          </table:table-cell>
          <table:table-cell office:value-type="float" office:value="-0.61099857274199" calcext:value-type="float">
            <text:p>-0.6109985727</text:p>
          </table:table-cell>
          <table:table-cell office:value-type="float" office:value="-3.45928881918848" calcext:value-type="float">
            <text:p>-3.4592888192</text:p>
          </table:table-cell>
          <table:table-cell office:value-type="float" office:value="-1.06593635937785" calcext:value-type="float">
            <text:p>-1.0659363594</text:p>
          </table:table-cell>
          <table:table-cell office:value-type="float" office:value="-4.03006516487209" calcext:value-type="float">
            <text:p>-4.0300651649</text:p>
          </table:table-cell>
          <table:table-cell office:value-type="float" office:value="-0.53497393060922" calcext:value-type="float">
            <text:p>-0.5349739306</text:p>
          </table:table-cell>
          <table:table-cell office:value-type="float" office:value="-3.96137139232162" calcext:value-type="float">
            <text:p>-3.9613713923</text:p>
          </table:table-cell>
          <table:table-cell office:value-type="float" office:value="-0.40788631039496" calcext:value-type="float">
            <text:p>-0.4078863104</text:p>
          </table:table-cell>
          <table:table-cell office:value-type="float" office:value="-2.63047158841204" calcext:value-type="float">
            <text:p>-2.6304715884</text:p>
          </table:table-cell>
          <table:table-cell office:value-type="float" office:value="-1.20400071568672" calcext:value-type="float">
            <text:p>-1.2040007157</text:p>
          </table:table-cell>
          <table:table-cell office:value-type="float" office:value="-2.64426648216316" calcext:value-type="float">
            <text:p>-2.6442664822</text:p>
          </table:table-cell>
          <table:table-cell office:value-type="float" office:value="-2.14730025359537" calcext:value-type="float">
            <text:p>-2.1473002536</text:p>
          </table:table-cell>
          <table:table-cell office:value-type="float" office:value="-3.2021772854766" calcext:value-type="float">
            <text:p>-3.2021772855</text:p>
          </table:table-cell>
          <table:table-cell office:value-type="float" office:value="-1.12329218554044" calcext:value-type="float">
            <text:p>-1.1232921855</text:p>
          </table:table-cell>
          <table:table-cell office:value-type="float" office:value="-3.49623008173955" calcext:value-type="float">
            <text:p>-3.4962300817</text:p>
          </table:table-cell>
          <table:table-cell office:value-type="float" office:value="-1.75217170521286" calcext:value-type="float">
            <text:p>-1.7521717052</text:p>
          </table:table-cell>
          <table:table-cell office:value-type="float" office:value="-2.59791453544536" calcext:value-type="float">
            <text:p>-2.5979145354</text:p>
          </table:table-cell>
          <table:table-cell office:value-type="float" office:value="-0.828089988511554" calcext:value-type="float">
            <text:p>-0.8280899885</text:p>
          </table:table-cell>
          <table:table-cell office:value-type="float" office:value="-2.97239879014194" calcext:value-type="float">
            <text:p>-2.9723987901</text:p>
          </table:table-cell>
          <table:table-cell office:value-type="float" office:value="-2.09115999509151" calcext:value-type="float">
            <text:p>-2.0911599951</text:p>
          </table:table-cell>
          <table:table-cell office:value-type="float" office:value="-3.73099827022653" calcext:value-type="float">
            <text:p>-3.7309982702</text:p>
          </table:table-cell>
          <table:table-cell office:value-type="float" office:value="-1.61933984997221" calcext:value-type="float">
            <text:p>-1.61933985</text:p>
          </table:table-cell>
          <table:table-cell office:value-type="float" office:value="-3.46994172662915" calcext:value-type="float">
            <text:p>-3.4699417266</text:p>
          </table:table-cell>
          <table:table-cell office:value-type="float" office:value="-1.35387894760004" calcext:value-type="float">
            <text:p>-1.3538789476</text:p>
          </table:table-cell>
          <table:table-cell office:value-type="float" office:value="-3.09825489967624" calcext:value-type="float">
            <text:p>-3.0982548997</text:p>
          </table:table-cell>
          <table:table-cell office:value-type="float" office:value="-2.51850702675274" calcext:value-type="float">
            <text:p>-2.5185070268</text:p>
          </table:table-cell>
          <table:table-cell office:value-type="float" office:value="-3.35075360816565" calcext:value-type="float">
            <text:p>-3.3507536082</text:p>
          </table:table-cell>
          <table:table-cell office:value-type="float" office:value="-3.00035342590249" calcext:value-type="float">
            <text:p>-3.0003534259</text:p>
          </table:table-cell>
          <table:table-cell office:value-type="float" office:value="-3.27322957032262" calcext:value-type="float">
            <text:p>-3.2732295703</text:p>
          </table:table-cell>
          <table:table-cell office:value-type="float" office:value="-1.76120167766264" calcext:value-type="float">
            <text:p>-1.7612016777</text:p>
          </table:table-cell>
          <table:table-cell office:value-type="float" office:value="-2.99124118682154" calcext:value-type="float">
            <text:p>-2.9912411868</text:p>
          </table:table-cell>
          <table:table-cell office:value-type="float" office:value="-2.34631041755473" calcext:value-type="float">
            <text:p>-2.3463104176</text:p>
          </table:table-cell>
          <table:table-cell office:value-type="float" office:value="-2.82859101855867" calcext:value-type="float">
            <text:p>-2.8285910186</text:p>
          </table:table-cell>
          <table:table-cell office:value-type="float" office:value="-2.86602664748173" calcext:value-type="float">
            <text:p>-2.8660266475</text:p>
          </table:table-cell>
          <table:table-cell office:value-type="float" office:value="-2.83648269246977" calcext:value-type="float">
            <text:p>-2.8364826925</text:p>
          </table:table-cell>
          <table:table-cell office:value-type="float" office:value="-2.87516810626738" calcext:value-type="float">
            <text:p>-2.8751681063</text:p>
          </table:table-cell>
          <table:table-cell office:value-type="float" office:value="-1.88767710303477" calcext:value-type="float">
            <text:p>-1.887677103</text:p>
          </table:table-cell>
          <table:table-cell office:value-type="float" office:value="-2.74016068489327" calcext:value-type="float">
            <text:p>-2.7401606849</text:p>
          </table:table-cell>
          <table:table-cell office:value-type="float" office:value="-2.40826880272596" calcext:value-type="float">
            <text:p>-2.4082688027</text:p>
          </table:table-cell>
          <table:table-cell office:value-type="float" office:value="10.266" calcext:value-type="float">
            <text:p>10.266</text:p>
          </table:table-cell>
          <table:table-cell office:value-type="float" office:value="2.05" calcext:value-type="float">
            <text:p>2.05</text:p>
          </table:table-cell>
          <table:table-cell office:value-type="float" office:value="0.591999999999981" calcext:value-type="float">
            <text:p>0.59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21999999999998" calcext:value-type="float">
            <text:p>1.22</text:p>
          </table:table-cell>
          <table:table-cell office:value-type="float" office:value="0.0460382429222637" calcext:value-type="float">
            <text:p>0.0460382429</text:p>
          </table:table-cell>
          <table:table-cell office:value-type="float" office:value="-3.60120959914491" calcext:value-type="float">
            <text:p>-3.6012095991</text:p>
          </table:table-cell>
          <table:table-cell office:value-type="float" office:value="-0.317760843398924" calcext:value-type="float">
            <text:p>-0.3177608434</text:p>
          </table:table-cell>
          <table:table-cell office:value-type="float" office:value="-3.25820781373867" calcext:value-type="float">
            <text:p>-3.2582078137</text:p>
          </table:table-cell>
          <table:table-cell office:value-type="float" office:value="-0.432909559943553" calcext:value-type="float">
            <text:p>-0.4329095599</text:p>
          </table:table-cell>
          <table:table-cell office:value-type="float" office:value="-3.7447679570695" calcext:value-type="float">
            <text:p>-3.7447679571</text:p>
          </table:table-cell>
          <table:table-cell office:value-type="float" office:value="-0.796708646264741" calcext:value-type="float">
            <text:p>-0.7967086463</text:p>
          </table:table-cell>
          <table:table-cell office:value-type="float" office:value="-3.40176617166326" calcext:value-type="float">
            <text:p>-3.4017661717</text:p>
          </table:table-cell>
          <table:table-cell office:value-type="float" office:value="-0.681559929720112" calcext:value-type="float">
            <text:p>-0.6815599297</text:p>
          </table:table-cell>
          <table:table-cell office:value-type="float" office:value="-2.91520602833242" calcext:value-type="float">
            <text:p>-2.9152060283</text:p>
          </table:table-cell>
          <table:table-cell office:value-type="float" office:value="-0.91185736280937" calcext:value-type="float">
            <text:p>-0.9118573628</text:p>
          </table:table-cell>
          <table:table-cell office:value-type="float" office:value="-3.8883263149941" calcext:value-type="float">
            <text:p>-3.888326315</text:p>
          </table:table-cell>
          <table:table-cell office:value-type="float" office:value="-1.27565644913056" calcext:value-type="float">
            <text:p>-1.2756564491</text:p>
          </table:table-cell>
          <table:table-cell office:value-type="float" office:value="-3.54532452958786" calcext:value-type="float">
            <text:p>-3.5453245296</text:p>
          </table:table-cell>
          <table:table-cell office:value-type="float" office:value="-1.16050773258593" calcext:value-type="float">
            <text:p>-1.1605077326</text:p>
          </table:table-cell>
          <table:table-cell office:value-type="float" office:value="-3.05876438625702" calcext:value-type="float">
            <text:p>-3.0587643863</text:p>
          </table:table-cell>
          <table:table-cell office:value-type="float" office:value="-1.39080516567519" calcext:value-type="float">
            <text:p>-1.3908051657</text:p>
          </table:table-cell>
          <table:table-cell office:value-type="float" office:value="-4.0318846729187" calcext:value-type="float">
            <text:p>-4.0318846729</text:p>
          </table:table-cell>
          <table:table-cell office:value-type="float" office:value="-1.0453590160413" calcext:value-type="float">
            <text:p>-1.045359016</text:p>
          </table:table-cell>
          <table:table-cell office:value-type="float" office:value="-2.57220424292618" calcext:value-type="float">
            <text:p>-2.5722042429</text:p>
          </table:table-cell>
          <table:table-cell office:value-type="float" office:value="-1.63945553545175" calcext:value-type="float">
            <text:p>-1.6394555355</text:p>
          </table:table-cell>
          <table:table-cell office:value-type="float" office:value="-3.20232274418162" calcext:value-type="float">
            <text:p>-3.2023227442</text:p>
          </table:table-cell>
          <table:table-cell office:value-type="float" office:value="-1.52430681890712" calcext:value-type="float">
            <text:p>-1.5243068189</text:p>
          </table:table-cell>
          <table:table-cell office:value-type="float" office:value="-2.71576260085078" calcext:value-type="float">
            <text:p>-2.7157626009</text:p>
          </table:table-cell>
          <table:table-cell office:value-type="float" office:value="-1.75460425199638" calcext:value-type="float">
            <text:p>-1.754604252</text:p>
          </table:table-cell>
          <table:table-cell office:value-type="float" office:value="-3.68888288751245" calcext:value-type="float">
            <text:p>-3.6888828875</text:p>
          </table:table-cell>
          <table:table-cell office:value-type="float" office:value="-2.00325462177293" calcext:value-type="float">
            <text:p>-2.0032546218</text:p>
          </table:table-cell>
          <table:table-cell office:value-type="float" office:value="-2.85932095877538" calcext:value-type="float">
            <text:p>-2.8593209588</text:p>
          </table:table-cell>
          <table:table-cell office:value-type="float" office:value="-2.11840333831756" calcext:value-type="float">
            <text:p>-2.1184033383</text:p>
          </table:table-cell>
          <table:table-cell office:value-type="float" office:value="-3.34588110210621" calcext:value-type="float">
            <text:p>-3.3458811021</text:p>
          </table:table-cell>
          <table:table-cell office:value-type="float" office:value="-1.8881059052283" calcext:value-type="float">
            <text:p>-1.8881059052</text:p>
          </table:table-cell>
          <table:table-cell office:value-type="float" office:value="-2.37276081544454" calcext:value-type="float">
            <text:p>-2.3727608154</text:p>
          </table:table-cell>
          <table:table-cell office:value-type="float" office:value="-2.23355205486219" calcext:value-type="float">
            <text:p>-2.2335520549</text:p>
          </table:table-cell>
          <table:table-cell office:value-type="float" office:value="-3.83244124543705" calcext:value-type="float">
            <text:p>-3.8324412454</text:p>
          </table:table-cell>
          <table:table-cell office:value-type="float" office:value="-2.48220242463875" calcext:value-type="float">
            <text:p>-2.4822024246</text:p>
          </table:table-cell>
          <table:table-cell office:value-type="float" office:value="-3.00287931669997" calcext:value-type="float">
            <text:p>-3.0028793167</text:p>
          </table:table-cell>
          <table:table-cell office:value-type="float" office:value="-2.36705370809412" calcext:value-type="float">
            <text:p>-2.3670537081</text:p>
          </table:table-cell>
          <table:table-cell office:value-type="float" office:value="-2.51631917336914" calcext:value-type="float">
            <text:p>-2.5163191734</text:p>
          </table:table-cell>
          <table:table-cell office:value-type="float" office:value="-2.59735114118338" calcext:value-type="float">
            <text:p>-2.5973511412</text:p>
          </table:table-cell>
          <table:table-cell office:value-type="float" office:value="-3.48943946003081" calcext:value-type="float">
            <text:p>-3.4894394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7]</text:p>
          </table:table-cell>
          <table:table-cell office:value-type="float" office:value="-2" calcext:value-type="float">
            <text:p>-2</text:p>
          </table:table-cell>
          <table:table-cell office:value-type="float" office:value="-0.109429802560412" calcext:value-type="float">
            <text:p>-0.1094298026</text:p>
          </table:table-cell>
          <table:table-cell office:value-type="float" office:value="-3.5633600244516" calcext:value-type="float">
            <text:p>-3.5633600245</text:p>
          </table:table-cell>
          <table:table-cell office:value-type="float" office:value="-0.645370064856448" calcext:value-type="float">
            <text:p>-0.6453700649</text:p>
          </table:table-cell>
          <table:table-cell office:value-type="float" office:value="-3.47974854865457" calcext:value-type="float">
            <text:p>-3.4797485487</text:p>
          </table:table-cell>
          <table:table-cell office:value-type="float" office:value="-1.10187260299506" calcext:value-type="float">
            <text:p>-1.101872603</text:p>
          </table:table-cell>
          <table:table-cell office:value-type="float" office:value="-4.01249853757245" calcext:value-type="float">
            <text:p>-4.0124985376</text:p>
          </table:table-cell>
          <table:table-cell office:value-type="float" office:value="-0.569464053122457" calcext:value-type="float">
            <text:p>-0.5694640531</text:p>
          </table:table-cell>
          <table:table-cell office:value-type="float" office:value="-3.98163050012581" calcext:value-type="float">
            <text:p>-3.9816305001</text:p>
          </table:table-cell>
          <table:table-cell office:value-type="float" office:value="-0.443605439247199" calcext:value-type="float">
            <text:p>-0.4436054392</text:p>
          </table:table-cell>
          <table:table-cell office:value-type="float" office:value="-2.64847558335864" calcext:value-type="float">
            <text:p>-2.6484755834</text:p>
          </table:table-cell>
          <table:table-cell office:value-type="float" office:value="-1.17064398990995" calcext:value-type="float">
            <text:p>-1.1706439899</text:p>
          </table:table-cell>
          <table:table-cell office:value-type="float" office:value="-2.62219095622484" calcext:value-type="float">
            <text:p>-2.6221909562</text:p>
          </table:table-cell>
          <table:table-cell office:value-type="float" office:value="-2.175576841613" calcext:value-type="float">
            <text:p>-2.1755768416</text:p>
          </table:table-cell>
          <table:table-cell office:value-type="float" office:value="-3.17388533308584" calcext:value-type="float">
            <text:p>-3.1738853331</text:p>
          </table:table-cell>
          <table:table-cell office:value-type="float" office:value="-1.15816361317469" calcext:value-type="float">
            <text:p>-1.1581636132</text:p>
          </table:table-cell>
          <table:table-cell office:value-type="float" office:value="-3.47663458392119" calcext:value-type="float">
            <text:p>-3.4766345839</text:p>
          </table:table-cell>
          <table:table-cell office:value-type="float" office:value="-1.78108036614286" calcext:value-type="float">
            <text:p>-1.7810803661</text:p>
          </table:table-cell>
          <table:table-cell office:value-type="float" office:value="-2.62556031854577" calcext:value-type="float">
            <text:p>-2.6255603185</text:p>
          </table:table-cell>
          <table:table-cell office:value-type="float" office:value="-0.867972889602547" calcext:value-type="float">
            <text:p>-0.8679728896</text:p>
          </table:table-cell>
          <table:table-cell office:value-type="float" office:value="-2.9754572539011" calcext:value-type="float">
            <text:p>-2.9754572539</text:p>
          </table:table-cell>
          <table:table-cell office:value-type="float" office:value="-2.12140372555287" calcext:value-type="float">
            <text:p>-2.1214037256</text:p>
          </table:table-cell>
          <table:table-cell office:value-type="float" office:value="-3.704819714732" calcext:value-type="float">
            <text:p>-3.7048197147</text:p>
          </table:table-cell>
          <table:table-cell office:value-type="float" office:value="-1.64195248184339" calcext:value-type="float">
            <text:p>-1.6419524818</text:p>
          </table:table-cell>
          <table:table-cell office:value-type="float" office:value="-3.50293670927589" calcext:value-type="float">
            <text:p>-3.5029367093</text:p>
          </table:table-cell>
          <table:table-cell office:value-type="float" office:value="-1.38282849701821" calcext:value-type="float">
            <text:p>-1.382828497</text:p>
          </table:table-cell>
          <table:table-cell office:value-type="float" office:value="-3.07065193627583" calcext:value-type="float">
            <text:p>-3.0706519363</text:p>
          </table:table-cell>
          <table:table-cell office:value-type="float" office:value="-2.55694812228305" calcext:value-type="float">
            <text:p>-2.5569481223</text:p>
          </table:table-cell>
          <table:table-cell office:value-type="float" office:value="-3.36181173524166" calcext:value-type="float">
            <text:p>-3.3618117352</text:p>
          </table:table-cell>
          <table:table-cell office:value-type="float" office:value="-3.01218665291581" calcext:value-type="float">
            <text:p>-3.0121866529</text:p>
          </table:table-cell>
          <table:table-cell office:value-type="float" office:value="-3.23501995453743" calcext:value-type="float">
            <text:p>-3.2350199545</text:p>
          </table:table-cell>
          <table:table-cell office:value-type="float" office:value="-1.78011770039728" calcext:value-type="float">
            <text:p>-1.7801177004</text:p>
          </table:table-cell>
          <table:table-cell office:value-type="float" office:value="-3.02648581880858" calcext:value-type="float">
            <text:p>-3.0264858188</text:p>
          </table:table-cell>
          <table:table-cell office:value-type="float" office:value="-2.34278909745597" calcext:value-type="float">
            <text:p>-2.3427890975</text:p>
          </table:table-cell>
          <table:table-cell office:value-type="float" office:value="-2.78874631621617" calcext:value-type="float">
            <text:p>-2.7887463162</text:p>
          </table:table-cell>
          <table:table-cell office:value-type="float" office:value="-2.87522063072532" calcext:value-type="float">
            <text:p>-2.8752206307</text:p>
          </table:table-cell>
          <table:table-cell office:value-type="float" office:value="-2.79755364583212" calcext:value-type="float">
            <text:p>-2.7975536458</text:p>
          </table:table-cell>
          <table:table-cell office:value-type="float" office:value="-2.8728853861837" calcext:value-type="float">
            <text:p>-2.8728853862</text:p>
          </table:table-cell>
          <table:table-cell office:value-type="float" office:value="-1.84774229129089" calcext:value-type="float">
            <text:p>-1.8477422913</text:p>
          </table:table-cell>
          <table:table-cell office:value-type="float" office:value="-2.7576598607262" calcext:value-type="float">
            <text:p>-2.7576598607</text:p>
          </table:table-cell>
          <table:table-cell office:value-type="float" office:value="-2.37229966532779" calcext:value-type="float">
            <text:p>-2.3722996653</text:p>
          </table:table-cell>
          <table:table-cell office:value-type="float" office:value="10.238" calcext:value-type="float">
            <text:p>10.238</text:p>
          </table:table-cell>
          <table:table-cell office:value-type="float" office:value="2.05" calcext:value-type="float">
            <text:p>2.05</text:p>
          </table:table-cell>
          <table:table-cell office:value-type="float" office:value="0.605999999999981" calcext:value-type="float">
            <text:p>0.60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20999999999998" calcext:value-type="float">
            <text:p>1.21</text:p>
          </table:table-cell>
          <table:table-cell office:value-type="float" office:value="0.0328165919496743" calcext:value-type="float">
            <text:p>0.0328165919</text:p>
          </table:table-cell>
          <table:table-cell office:value-type="float" office:value="-3.59858153055985" calcext:value-type="float">
            <text:p>-3.5985815306</text:p>
          </table:table-cell>
          <table:table-cell office:value-type="float" office:value="-0.327415136456542" calcext:value-type="float">
            <text:p>-0.3274151365</text:p>
          </table:table-cell>
          <table:table-cell office:value-type="float" office:value="-3.25183507874027" calcext:value-type="float">
            <text:p>-3.2518350787</text:p>
          </table:table-cell>
          <table:table-cell office:value-type="float" office:value="-0.447590508201309" calcext:value-type="float">
            <text:p>-0.4475905082</text:p>
          </table:table-cell>
          <table:table-cell office:value-type="float" office:value="-3.73717813269902" calcext:value-type="float">
            <text:p>-3.7371781327</text:p>
          </table:table-cell>
          <table:table-cell office:value-type="float" office:value="-0.807822236607525" calcext:value-type="float">
            <text:p>-0.8078222366</text:p>
          </table:table-cell>
          <table:table-cell office:value-type="float" office:value="-3.39043168087944" calcext:value-type="float">
            <text:p>-3.3904316809</text:p>
          </table:table-cell>
          <table:table-cell office:value-type="float" office:value="-0.687646864862758" calcext:value-type="float">
            <text:p>-0.6876468649</text:p>
          </table:table-cell>
          <table:table-cell office:value-type="float" office:value="-2.90508862692068" calcext:value-type="float">
            <text:p>-2.9050886269</text:p>
          </table:table-cell>
          <table:table-cell office:value-type="float" office:value="-0.927997608352292" calcext:value-type="float">
            <text:p>-0.9279976084</text:p>
          </table:table-cell>
          <table:table-cell office:value-type="float" office:value="-3.87577473483819" calcext:value-type="float">
            <text:p>-3.8757747348</text:p>
          </table:table-cell>
          <table:table-cell office:value-type="float" office:value="-1.28822933675851" calcext:value-type="float">
            <text:p>-1.2882293368</text:p>
          </table:table-cell>
          <table:table-cell office:value-type="float" office:value="-3.5290282830186" calcext:value-type="float">
            <text:p>-3.529028283</text:p>
          </table:table-cell>
          <table:table-cell office:value-type="float" office:value="-1.16805396501374" calcext:value-type="float">
            <text:p>-1.168053965</text:p>
          </table:table-cell>
          <table:table-cell office:value-type="float" office:value="-3.04368522905985" calcext:value-type="float">
            <text:p>-3.0436852291</text:p>
          </table:table-cell>
          <table:table-cell office:value-type="float" office:value="-1.40840470850328" calcext:value-type="float">
            <text:p>-1.4084047085</text:p>
          </table:table-cell>
          <table:table-cell office:value-type="float" office:value="-4.01437133697736" calcext:value-type="float">
            <text:p>-4.014371337</text:p>
          </table:table-cell>
          <table:table-cell office:value-type="float" office:value="-1.04787859326897" calcext:value-type="float">
            <text:p>-1.0478785933</text:p>
          </table:table-cell>
          <table:table-cell office:value-type="float" office:value="-2.5583421751011" calcext:value-type="float">
            <text:p>-2.5583421751</text:p>
          </table:table-cell>
          <table:table-cell office:value-type="float" office:value="-1.64846106516473" calcext:value-type="float">
            <text:p>-1.6484610652</text:p>
          </table:table-cell>
          <table:table-cell office:value-type="float" office:value="-3.18228183119902" calcext:value-type="float">
            <text:p>-3.1822818312</text:p>
          </table:table-cell>
          <table:table-cell office:value-type="float" office:value="-1.52828569341996" calcext:value-type="float">
            <text:p>-1.5282856934</text:p>
          </table:table-cell>
          <table:table-cell office:value-type="float" office:value="-2.69693877724027" calcext:value-type="float">
            <text:p>-2.6969387772</text:p>
          </table:table-cell>
          <table:table-cell office:value-type="float" office:value="-1.76863643690949" calcext:value-type="float">
            <text:p>-1.7686364369</text:p>
          </table:table-cell>
          <table:table-cell office:value-type="float" office:value="-3.66762488515777" calcext:value-type="float">
            <text:p>-3.6676248852</text:p>
          </table:table-cell>
          <table:table-cell office:value-type="float" office:value="-2.00869279357094" calcext:value-type="float">
            <text:p>-2.0086927936</text:p>
          </table:table-cell>
          <table:table-cell office:value-type="float" office:value="-2.83553537937944" calcext:value-type="float">
            <text:p>-2.8355353794</text:p>
          </table:table-cell>
          <table:table-cell office:value-type="float" office:value="-2.12886816531571" calcext:value-type="float">
            <text:p>-2.1288681653</text:p>
          </table:table-cell>
          <table:table-cell office:value-type="float" office:value="-3.32087843333819" calcext:value-type="float">
            <text:p>-3.3208784333</text:p>
          </table:table-cell>
          <table:table-cell office:value-type="float" office:value="-1.88851742182617" calcext:value-type="float">
            <text:p>-1.8885174218</text:p>
          </table:table-cell>
          <table:table-cell office:value-type="float" office:value="-2.35019232542069" calcext:value-type="float">
            <text:p>-2.3501923254</text:p>
          </table:table-cell>
          <table:table-cell office:value-type="float" office:value="-2.24904353706048" calcext:value-type="float">
            <text:p>-2.2490435371</text:p>
          </table:table-cell>
          <table:table-cell office:value-type="float" office:value="-3.80622148729694" calcext:value-type="float">
            <text:p>-3.8062214873</text:p>
          </table:table-cell>
          <table:table-cell office:value-type="float" office:value="-2.48909989372192" calcext:value-type="float">
            <text:p>-2.4890998937</text:p>
          </table:table-cell>
          <table:table-cell office:value-type="float" office:value="-2.97413198151861" calcext:value-type="float">
            <text:p>-2.9741319815</text:p>
          </table:table-cell>
          <table:table-cell office:value-type="float" office:value="-2.36892452197716" calcext:value-type="float">
            <text:p>-2.368924522</text:p>
          </table:table-cell>
          <table:table-cell office:value-type="float" office:value="-2.48878892755986" calcext:value-type="float">
            <text:p>-2.4887889276</text:p>
          </table:table-cell>
          <table:table-cell office:value-type="float" office:value="-2.60927526546669" calcext:value-type="float">
            <text:p>-2.6092752655</text:p>
          </table:table-cell>
          <table:table-cell office:value-type="float" office:value="-3.45947503547736" calcext:value-type="float">
            <text:p>-3.459475035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7]</text:p>
          </table:table-cell>
          <table:table-cell office:value-type="float" office:value="-3" calcext:value-type="float">
            <text:p>-3</text:p>
          </table:table-cell>
          <table:table-cell office:value-type="float" office:value="-0.148732612388295" calcext:value-type="float">
            <text:p>-0.1487326124</text:p>
          </table:table-cell>
          <table:table-cell office:value-type="float" office:value="-3.55592435772741" calcext:value-type="float">
            <text:p>-3.5559243577</text:p>
          </table:table-cell>
          <table:table-cell office:value-type="float" office:value="-0.677634026999093" calcext:value-type="float">
            <text:p>-0.677634027</text:p>
          </table:table-cell>
          <table:table-cell office:value-type="float" office:value="-3.50339250659012" calcext:value-type="float">
            <text:p>-3.5033925066</text:p>
          </table:table-cell>
          <table:table-cell office:value-type="float" office:value="-1.14185891932184" calcext:value-type="float">
            <text:p>-1.1418589193</text:p>
          </table:table-cell>
          <table:table-cell office:value-type="float" office:value="-4.01145235087053" calcext:value-type="float">
            <text:p>-4.0114523509</text:p>
          </table:table-cell>
          <table:table-cell office:value-type="float" office:value="-0.604408909688749" calcext:value-type="float">
            <text:p>-0.6044089097</text:p>
          </table:table-cell>
          <table:table-cell office:value-type="float" office:value="-4.00109474939367" calcext:value-type="float">
            <text:p>-4.0010947494</text:p>
          </table:table-cell>
          <table:table-cell office:value-type="float" office:value="-0.477228081578758" calcext:value-type="float">
            <text:p>-0.4772280816</text:p>
          </table:table-cell>
          <table:table-cell office:value-type="float" office:value="-2.67014394560972" calcext:value-type="float">
            <text:p>-2.6701439456</text:p>
          </table:table-cell>
          <table:table-cell office:value-type="float" office:value="-1.13438040664465" calcext:value-type="float">
            <text:p>-1.1343804066</text:p>
          </table:table-cell>
          <table:table-cell office:value-type="float" office:value="-2.63907149320566" calcext:value-type="float">
            <text:p>-2.6390714932</text:p>
          </table:table-cell>
          <table:table-cell office:value-type="float" office:value="-2.19140613259323" calcext:value-type="float">
            <text:p>-2.1914061326</text:p>
          </table:table-cell>
          <table:table-cell office:value-type="float" office:value="-3.13715069620097" calcext:value-type="float">
            <text:p>-3.1371506962</text:p>
          </table:table-cell>
          <table:table-cell office:value-type="float" office:value="-1.19411695109943" calcext:value-type="float">
            <text:p>-1.1941169511</text:p>
          </table:table-cell>
          <table:table-cell office:value-type="float" office:value="-3.45910296984634" calcext:value-type="float">
            <text:p>-3.4591029698</text:p>
          </table:table-cell>
          <table:table-cell office:value-type="float" office:value="-1.80886051109467" calcext:value-type="float">
            <text:p>-1.8088605111</text:p>
          </table:table-cell>
          <table:table-cell office:value-type="float" office:value="-2.65433988675755" calcext:value-type="float">
            <text:p>-2.6543398868</text:p>
          </table:table-cell>
          <table:table-cell office:value-type="float" office:value="-0.884474951996997" calcext:value-type="float">
            <text:p>-0.884474952</text:p>
          </table:table-cell>
          <table:table-cell office:value-type="float" office:value="-3.01189462395891" calcext:value-type="float">
            <text:p>-3.011894624</text:p>
          </table:table-cell>
          <table:table-cell office:value-type="float" office:value="-2.15504115850927" calcext:value-type="float">
            <text:p>-2.1550411585</text:p>
          </table:table-cell>
          <table:table-cell office:value-type="float" office:value="-3.6831743202079" calcext:value-type="float">
            <text:p>-3.6831743202</text:p>
          </table:table-cell>
          <table:table-cell office:value-type="float" office:value="-1.6725094693105" calcext:value-type="float">
            <text:p>-1.6725094693</text:p>
          </table:table-cell>
          <table:table-cell office:value-type="float" office:value="-3.52874892570406" calcext:value-type="float">
            <text:p>-3.5287489257</text:p>
          </table:table-cell>
          <table:table-cell office:value-type="float" office:value="-1.4141006473537" calcext:value-type="float">
            <text:p>-1.4141006474</text:p>
          </table:table-cell>
          <table:table-cell office:value-type="float" office:value="-3.04571095366899" calcext:value-type="float">
            <text:p>-3.0457109537</text:p>
          </table:table-cell>
          <table:table-cell office:value-type="float" office:value="-2.59683343319615" calcext:value-type="float">
            <text:p>-2.5968334332</text:p>
          </table:table-cell>
          <table:table-cell office:value-type="float" office:value="-3.35878486006" calcext:value-type="float">
            <text:p>-3.3587848601</text:p>
          </table:table-cell>
          <table:table-cell office:value-type="float" office:value="-3.02097724460681" calcext:value-type="float">
            <text:p>-3.0209772446</text:p>
          </table:table-cell>
          <table:table-cell office:value-type="float" office:value="-3.19599783904222" calcext:value-type="float">
            <text:p>-3.195997839</text:p>
          </table:table-cell>
          <table:table-cell office:value-type="float" office:value="-1.8020616421725" calcext:value-type="float">
            <text:p>-1.8020616422</text:p>
          </table:table-cell>
          <table:table-cell office:value-type="float" office:value="-3.05992925492639" calcext:value-type="float">
            <text:p>-3.0599292549</text:p>
          </table:table-cell>
          <table:table-cell office:value-type="float" office:value="-2.36148648177521" calcext:value-type="float">
            <text:p>-2.3614864818</text:p>
          </table:table-cell>
          <table:table-cell office:value-type="float" office:value="-2.75338521018682" calcext:value-type="float">
            <text:p>-2.7533852102</text:p>
          </table:table-cell>
          <table:table-cell office:value-type="float" office:value="-2.88634084987602" calcext:value-type="float">
            <text:p>-2.8863408499</text:p>
          </table:table-cell>
          <table:table-cell office:value-type="float" office:value="-2.75913046629111" calcext:value-type="float">
            <text:p>-2.7591304663</text:p>
          </table:table-cell>
          <table:table-cell office:value-type="float" office:value="-2.8827682256822" calcext:value-type="float">
            <text:p>-2.8827682257</text:p>
          </table:table-cell>
          <table:table-cell office:value-type="float" office:value="-1.80898239599373" calcext:value-type="float">
            <text:p>-1.808982396</text:p>
          </table:table-cell>
          <table:table-cell office:value-type="float" office:value="-2.7731735838294" calcext:value-type="float">
            <text:p>-2.7731735838</text:p>
          </table:table-cell>
          <table:table-cell office:value-type="float" office:value="-2.3354306485864" calcext:value-type="float">
            <text:p>-2.3354306486</text:p>
          </table:table-cell>
          <table:table-cell office:value-type="float" office:value="10.21" calcext:value-type="float">
            <text:p>10.21</text:p>
          </table:table-cell>
          <table:table-cell office:value-type="float" office:value="2.05" calcext:value-type="float">
            <text:p>2.05</text:p>
          </table:table-cell>
          <table:table-cell office:value-type="float" office:value="0.619999999999981" calcext:value-type="float">
            <text:p>0.6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9999999999998" calcext:value-type="float">
            <text:p>1.2</text:p>
          </table:table-cell>
          <table:table-cell office:value-type="float" office:value="-0.0181856307420571" calcext:value-type="float">
            <text:p>-0.0181856307</text:p>
          </table:table-cell>
          <table:table-cell office:value-type="float" office:value="-3.588443814816" calcext:value-type="float">
            <text:p>-3.5884438148</text:p>
          </table:table-cell>
          <table:table-cell office:value-type="float" office:value="-0.377929573012128" calcext:value-type="float">
            <text:p>-0.377929573</text:p>
          </table:table-cell>
          <table:table-cell office:value-type="float" office:value="-3.24119131878467" calcext:value-type="float">
            <text:p>-3.2411913188</text:p>
          </table:table-cell>
          <table:table-cell office:value-type="float" office:value="-0.498787084967778" calcext:value-type="float">
            <text:p>-0.498787085</text:p>
          </table:table-cell>
          <table:table-cell office:value-type="float" office:value="-3.72636495966378" calcext:value-type="float">
            <text:p>-3.7263649597</text:p>
          </table:table-cell>
          <table:table-cell office:value-type="float" office:value="-0.858531027237849" calcext:value-type="float">
            <text:p>-0.8585310272</text:p>
          </table:table-cell>
          <table:table-cell office:value-type="float" office:value="-3.37911246363245" calcext:value-type="float">
            <text:p>-3.3791124636</text:p>
          </table:table-cell>
          <table:table-cell office:value-type="float" office:value="-0.7376735152822" calcext:value-type="float">
            <text:p>-0.7376735153</text:p>
          </table:table-cell>
          <table:table-cell office:value-type="float" office:value="-2.89393882275335" calcext:value-type="float">
            <text:p>-2.8939388228</text:p>
          </table:table-cell>
          <table:table-cell office:value-type="float" office:value="-0.979388539193499" calcext:value-type="float">
            <text:p>-0.9793885392</text:p>
          </table:table-cell>
          <table:table-cell office:value-type="float" office:value="-3.86428610451156" calcext:value-type="float">
            <text:p>-3.8642861045</text:p>
          </table:table-cell>
          <table:table-cell office:value-type="float" office:value="-1.33913248146357" calcext:value-type="float">
            <text:p>-1.3391324815</text:p>
          </table:table-cell>
          <table:table-cell office:value-type="float" office:value="-3.51703360848023" calcext:value-type="float">
            <text:p>-3.5170336085</text:p>
          </table:table-cell>
          <table:table-cell office:value-type="float" office:value="-1.21827496950792" calcext:value-type="float">
            <text:p>-1.2182749695</text:p>
          </table:table-cell>
          <table:table-cell office:value-type="float" office:value="-3.03185996760113" calcext:value-type="float">
            <text:p>-3.0318599676</text:p>
          </table:table-cell>
          <table:table-cell office:value-type="float" office:value="-1.45998999341922" calcext:value-type="float">
            <text:p>-1.4599899934</text:p>
          </table:table-cell>
          <table:table-cell office:value-type="float" office:value="-4.00220724935934" calcext:value-type="float">
            <text:p>-4.0022072494</text:p>
          </table:table-cell>
          <table:table-cell office:value-type="float" office:value="-1.09741745755227" calcext:value-type="float">
            <text:p>-1.0974174576</text:p>
          </table:table-cell>
          <table:table-cell office:value-type="float" office:value="-2.54668632672202" calcext:value-type="float">
            <text:p>-2.5466863267</text:p>
          </table:table-cell>
          <table:table-cell office:value-type="float" office:value="-1.69887642373364" calcext:value-type="float">
            <text:p>-1.6988764237</text:p>
          </table:table-cell>
          <table:table-cell office:value-type="float" office:value="-3.16978111244891" calcext:value-type="float">
            <text:p>-3.1697811124</text:p>
          </table:table-cell>
          <table:table-cell office:value-type="float" office:value="-1.57801891177799" calcext:value-type="float">
            <text:p>-1.5780189118</text:p>
          </table:table-cell>
          <table:table-cell office:value-type="float" office:value="-2.6846074715698" calcext:value-type="float">
            <text:p>-2.6846074716</text:p>
          </table:table-cell>
          <table:table-cell office:value-type="float" office:value="-1.81973393568929" calcext:value-type="float">
            <text:p>-1.8197339357</text:p>
          </table:table-cell>
          <table:table-cell office:value-type="float" office:value="-3.65495475332802" calcext:value-type="float">
            <text:p>-3.6549547533</text:p>
          </table:table-cell>
          <table:table-cell office:value-type="float" office:value="-2.05862036600371" calcext:value-type="float">
            <text:p>-2.058620366</text:p>
          </table:table-cell>
          <table:table-cell office:value-type="float" office:value="-2.82252861641758" calcext:value-type="float">
            <text:p>-2.8225286164</text:p>
          </table:table-cell>
          <table:table-cell office:value-type="float" office:value="-2.17947787795936" calcext:value-type="float">
            <text:p>-2.179477878</text:p>
          </table:table-cell>
          <table:table-cell office:value-type="float" office:value="-3.30770225729669" calcext:value-type="float">
            <text:p>-3.3077022573</text:p>
          </table:table-cell>
          <table:table-cell office:value-type="float" office:value="-1.93776285404806" calcext:value-type="float">
            <text:p>-1.937762854</text:p>
          </table:table-cell>
          <table:table-cell office:value-type="float" office:value="-2.33735497553847" calcext:value-type="float">
            <text:p>-2.3373549755</text:p>
          </table:table-cell>
          <table:table-cell office:value-type="float" office:value="-2.30033538991501" calcext:value-type="float">
            <text:p>-2.3003353899</text:p>
          </table:table-cell>
          <table:table-cell office:value-type="float" office:value="-3.7928758981758" calcext:value-type="float">
            <text:p>-3.7928758982</text:p>
          </table:table-cell>
          <table:table-cell office:value-type="float" office:value="-2.53922182022943" calcext:value-type="float">
            <text:p>-2.5392218202</text:p>
          </table:table-cell>
          <table:table-cell office:value-type="float" office:value="-2.96044976126536" calcext:value-type="float">
            <text:p>-2.9604497613</text:p>
          </table:table-cell>
          <table:table-cell office:value-type="float" office:value="-2.41836430827378" calcext:value-type="float">
            <text:p>-2.4183643083</text:p>
          </table:table-cell>
          <table:table-cell office:value-type="float" office:value="-2.47527612038625" calcext:value-type="float">
            <text:p>-2.4752761204</text:p>
          </table:table-cell>
          <table:table-cell office:value-type="float" office:value="-2.66007933218508" calcext:value-type="float">
            <text:p>-2.6600793322</text:p>
          </table:table-cell>
          <table:table-cell office:value-type="float" office:value="-3.44562340214447" calcext:value-type="float">
            <text:p>-3.445623402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7]</text:p>
          </table:table-cell>
          <table:table-cell office:value-type="float" office:value="-4" calcext:value-type="float">
            <text:p>-4</text:p>
          </table:table-cell>
          <table:table-cell office:value-type="float" office:value="-0.187955839415932" calcext:value-type="float">
            <text:p>-0.1879558394</text:p>
          </table:table-cell>
          <table:table-cell office:value-type="float" office:value="-3.54807971232188" calcext:value-type="float">
            <text:p>-3.5480797123</text:p>
          </table:table-cell>
          <table:table-cell office:value-type="float" office:value="-0.714352348360842" calcext:value-type="float">
            <text:p>-0.7143523484</text:p>
          </table:table-cell>
          <table:table-cell office:value-type="float" office:value="-3.51925960703019" calcext:value-type="float">
            <text:p>-3.519259607</text:p>
          </table:table-cell>
          <table:table-cell office:value-type="float" office:value="-1.18183771191185" calcext:value-type="float">
            <text:p>-1.1818377119</text:p>
          </table:table-cell>
          <table:table-cell office:value-type="float" office:value="-4.01275471143682" calcext:value-type="float">
            <text:p>-4.0127547114</text:p>
          </table:table-cell>
          <table:table-cell office:value-type="float" office:value="-0.641771811948783" calcext:value-type="float">
            <text:p>-0.6417718119</text:p>
          </table:table-cell>
          <table:table-cell office:value-type="float" office:value="-4.01537808005242" calcext:value-type="float">
            <text:p>-4.0153780801</text:p>
          </table:table-cell>
          <table:table-cell office:value-type="float" office:value="-0.507670005619749" calcext:value-type="float">
            <text:p>-0.5076700056</text:p>
          </table:table-cell>
          <table:table-cell office:value-type="float" office:value="-2.69609176364289" calcext:value-type="float">
            <text:p>-2.6960917636</text:p>
          </table:table-cell>
          <table:table-cell office:value-type="float" office:value="-1.1327714189596" calcext:value-type="float">
            <text:p>-1.132771419</text:p>
          </table:table-cell>
          <table:table-cell office:value-type="float" office:value="-2.67903911958789" calcext:value-type="float">
            <text:p>-2.6790391196</text:p>
          </table:table-cell>
          <table:table-cell office:value-type="float" office:value="-2.21424764097035" calcext:value-type="float">
            <text:p>-2.214247641</text:p>
          </table:table-cell>
          <table:table-cell office:value-type="float" office:value="-3.10431374300708" calcext:value-type="float">
            <text:p>-3.104313743</text:p>
          </table:table-cell>
          <table:table-cell office:value-type="float" office:value="-1.23373636460497" calcext:value-type="float">
            <text:p>-1.2337363646</text:p>
          </table:table-cell>
          <table:table-cell office:value-type="float" office:value="-3.45359823792946" calcext:value-type="float">
            <text:p>-3.4535982379</text:p>
          </table:table-cell>
          <table:table-cell office:value-type="float" office:value="-1.83620055360261" calcext:value-type="float">
            <text:p>-1.8362005536</text:p>
          </table:table-cell>
          <table:table-cell office:value-type="float" office:value="-2.68353786743539" calcext:value-type="float">
            <text:p>-2.6835378674</text:p>
          </table:table-cell>
          <table:table-cell office:value-type="float" office:value="-0.905626376357534" calcext:value-type="float">
            <text:p>-0.9056263764</text:p>
          </table:table-cell>
          <table:table-cell office:value-type="float" office:value="-3.04584484115292" calcext:value-type="float">
            <text:p>-3.0458448412</text:p>
          </table:table-cell>
          <table:table-cell office:value-type="float" office:value="-2.1949095700844" calcext:value-type="float">
            <text:p>-2.1949095701</text:p>
          </table:table-cell>
          <table:table-cell office:value-type="float" office:value="-3.67993244444281" calcext:value-type="float">
            <text:p>-3.6799324444</text:p>
          </table:table-cell>
          <table:table-cell office:value-type="float" office:value="-1.69952721266342" calcext:value-type="float">
            <text:p>-1.6995272127</text:p>
          </table:table-cell>
          <table:table-cell office:value-type="float" office:value="-3.55824539234187" calcext:value-type="float">
            <text:p>-3.5582453923</text:p>
          </table:table-cell>
          <table:table-cell office:value-type="float" office:value="-1.45021354701308" calcext:value-type="float">
            <text:p>-1.450213547</text:p>
          </table:table-cell>
          <table:table-cell office:value-type="float" office:value="-3.02851041652065" calcext:value-type="float">
            <text:p>-3.0285104165</text:p>
          </table:table-cell>
          <table:table-cell office:value-type="float" office:value="-2.57780551970406" calcext:value-type="float">
            <text:p>-2.5778055197</text:p>
          </table:table-cell>
          <table:table-cell office:value-type="float" office:value="-3.3236005097301" calcext:value-type="float">
            <text:p>-3.3236005097</text:p>
          </table:table-cell>
          <table:table-cell office:value-type="float" office:value="-3.02075410160352" calcext:value-type="float">
            <text:p>-3.0207541016</text:p>
          </table:table-cell>
          <table:table-cell office:value-type="float" office:value="-3.15599846145706" calcext:value-type="float">
            <text:p>-3.1559984615</text:p>
          </table:table-cell>
          <table:table-cell office:value-type="float" office:value="-1.83240041405451" calcext:value-type="float">
            <text:p>-1.8324004141</text:p>
          </table:table-cell>
          <table:table-cell office:value-type="float" office:value="-3.08599760586562" calcext:value-type="float">
            <text:p>-3.0859976059</text:p>
          </table:table-cell>
          <table:table-cell office:value-type="float" office:value="-2.38084863881254" calcext:value-type="float">
            <text:p>-2.3808486388</text:p>
          </table:table-cell>
          <table:table-cell office:value-type="float" office:value="-2.71838368343638" calcext:value-type="float">
            <text:p>-2.7183836834</text:p>
          </table:table-cell>
          <table:table-cell office:value-type="float" office:value="-2.89446186559161" calcext:value-type="float">
            <text:p>-2.8944618656</text:p>
          </table:table-cell>
          <table:table-cell office:value-type="float" office:value="-2.71996352737897" calcext:value-type="float">
            <text:p>-2.7199635274</text:p>
          </table:table-cell>
          <table:table-cell office:value-type="float" office:value="-2.88639970612518" calcext:value-type="float">
            <text:p>-2.8863997061</text:p>
          </table:table-cell>
          <table:table-cell office:value-type="float" office:value="-1.76914758270444" calcext:value-type="float">
            <text:p>-1.7691475827</text:p>
          </table:table-cell>
          <table:table-cell office:value-type="float" office:value="-2.78363745320383" calcext:value-type="float">
            <text:p>-2.7836374532</text:p>
          </table:table-cell>
          <table:table-cell office:value-type="float" office:value="-2.29682355807552" calcext:value-type="float">
            <text:p>-2.2968235581</text:p>
          </table:table-cell>
          <table:table-cell office:value-type="float" office:value="10.182" calcext:value-type="float">
            <text:p>10.182</text:p>
          </table:table-cell>
          <table:table-cell office:value-type="float" office:value="2.05" calcext:value-type="float">
            <text:p>2.05</text:p>
          </table:table-cell>
          <table:table-cell office:value-type="float" office:value="0.633999999999981" calcext:value-type="float">
            <text:p>0.63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8999999999998" calcext:value-type="float">
            <text:p>1.19</text:p>
          </table:table-cell>
          <table:table-cell office:value-type="float" office:value="-0.0691878534337884" calcext:value-type="float">
            <text:p>-0.0691878534</text:p>
          </table:table-cell>
          <table:table-cell office:value-type="float" office:value="-3.57830609907215" calcext:value-type="float">
            <text:p>-3.5783060991</text:p>
          </table:table-cell>
          <table:table-cell office:value-type="float" office:value="-0.427164502238905" calcext:value-type="float">
            <text:p>-0.4271645022</text:p>
          </table:table-cell>
          <table:table-cell office:value-type="float" office:value="-3.22923201107613" calcext:value-type="float">
            <text:p>-3.2292320111</text:p>
          </table:table-cell>
          <table:table-cell office:value-type="float" office:value="-0.550483205843791" calcext:value-type="float">
            <text:p>-0.5504832058</text:p>
          </table:table-cell>
          <table:table-cell office:value-type="float" office:value="-3.71378592690099" calcext:value-type="float">
            <text:p>-3.7137859269</text:p>
          </table:table-cell>
          <table:table-cell office:value-type="float" office:value="-0.908459854648907" calcext:value-type="float">
            <text:p>-0.9084598546</text:p>
          </table:table-cell>
          <table:table-cell office:value-type="float" office:value="-3.36471183890497" calcext:value-type="float">
            <text:p>-3.3647118389</text:p>
          </table:table-cell>
          <table:table-cell office:value-type="float" office:value="-0.785141151044022" calcext:value-type="float">
            <text:p>-0.785141151</text:p>
          </table:table-cell>
          <table:table-cell office:value-type="float" office:value="-2.8801579230801" calcext:value-type="float">
            <text:p>-2.8801579231</text:p>
          </table:table-cell>
          <table:table-cell office:value-type="float" office:value="-1.03177855825379" calcext:value-type="float">
            <text:p>-1.0317785583</text:p>
          </table:table-cell>
          <table:table-cell office:value-type="float" office:value="-3.84926575472983" calcext:value-type="float">
            <text:p>-3.8492657547</text:p>
          </table:table-cell>
          <table:table-cell office:value-type="float" office:value="-1.38975520705891" calcext:value-type="float">
            <text:p>-1.3897552071</text:p>
          </table:table-cell>
          <table:table-cell office:value-type="float" office:value="-3.5001916667338" calcext:value-type="float">
            <text:p>-3.5001916667</text:p>
          </table:table-cell>
          <table:table-cell office:value-type="float" office:value="-1.26643650345402" calcext:value-type="float">
            <text:p>-1.2664365035</text:p>
          </table:table-cell>
          <table:table-cell office:value-type="float" office:value="-3.01563775090894" calcext:value-type="float">
            <text:p>-3.0156377509</text:p>
          </table:table-cell>
          <table:table-cell office:value-type="float" office:value="-1.5130739106638" calcext:value-type="float">
            <text:p>-1.5130739107</text:p>
          </table:table-cell>
          <table:table-cell office:value-type="float" office:value="-3.98474558255867" calcext:value-type="float">
            <text:p>-3.9847455826</text:p>
          </table:table-cell>
          <table:table-cell office:value-type="float" office:value="-1.14311779984914" calcext:value-type="float">
            <text:p>-1.1431177998</text:p>
          </table:table-cell>
          <table:table-cell office:value-type="float" office:value="-2.53108383508407" calcext:value-type="float">
            <text:p>-2.5310838351</text:p>
          </table:table-cell>
          <table:table-cell office:value-type="float" office:value="-1.74773185586403" calcext:value-type="float">
            <text:p>-1.7477318559</text:p>
          </table:table-cell>
          <table:table-cell office:value-type="float" office:value="-3.15111757873778" calcext:value-type="float">
            <text:p>-3.1511175787</text:p>
          </table:table-cell>
          <table:table-cell office:value-type="float" office:value="-1.62441315225914" calcext:value-type="float">
            <text:p>-1.6244131523</text:p>
          </table:table-cell>
          <table:table-cell office:value-type="float" office:value="-2.66656366291291" calcext:value-type="float">
            <text:p>-2.6665636629</text:p>
          </table:table-cell>
          <table:table-cell office:value-type="float" office:value="-1.87105055946891" calcext:value-type="float">
            <text:p>-1.8710505595</text:p>
          </table:table-cell>
          <table:table-cell office:value-type="float" office:value="-3.63567149456264" calcext:value-type="float">
            <text:p>-3.6356714946</text:p>
          </table:table-cell>
          <table:table-cell office:value-type="float" office:value="-2.10570850466914" calcext:value-type="float">
            <text:p>-2.1057085047</text:p>
          </table:table-cell>
          <table:table-cell office:value-type="float" office:value="-2.80204349074175" calcext:value-type="float">
            <text:p>-2.8020434907</text:p>
          </table:table-cell>
          <table:table-cell office:value-type="float" office:value="-2.22902720827403" calcext:value-type="float">
            <text:p>-2.2290272083</text:p>
          </table:table-cell>
          <table:table-cell office:value-type="float" office:value="-3.28659740656661" calcext:value-type="float">
            <text:p>-3.2865974066</text:p>
          </table:table-cell>
          <table:table-cell office:value-type="float" office:value="-1.98238980106426" calcext:value-type="float">
            <text:p>-1.9823898011</text:p>
          </table:table-cell>
          <table:table-cell office:value-type="float" office:value="-2.31748957491688" calcext:value-type="float">
            <text:p>-2.3174895749</text:p>
          </table:table-cell>
          <table:table-cell office:value-type="float" office:value="-2.35234591187891" calcext:value-type="float">
            <text:p>-2.3523459119</text:p>
          </table:table-cell>
          <table:table-cell office:value-type="float" office:value="-3.77115132239148" calcext:value-type="float">
            <text:p>-3.7711513224</text:p>
          </table:table-cell>
          <table:table-cell office:value-type="float" office:value="-2.58700385707915" calcext:value-type="float">
            <text:p>-2.5870038571</text:p>
          </table:table-cell>
          <table:table-cell office:value-type="float" office:value="-2.93752331857059" calcext:value-type="float">
            <text:p>-2.9375233186</text:p>
          </table:table-cell>
          <table:table-cell office:value-type="float" office:value="-2.46368515347426" calcext:value-type="float">
            <text:p>-2.4636851535</text:p>
          </table:table-cell>
          <table:table-cell office:value-type="float" office:value="-2.45296940274572" calcext:value-type="float">
            <text:p>-2.4529694027</text:p>
          </table:table-cell>
          <table:table-cell office:value-type="float" office:value="-2.71032256068403" calcext:value-type="float">
            <text:p>-2.7103225607</text:p>
          </table:table-cell>
          <table:table-cell office:value-type="float" office:value="-3.42207723439545" calcext:value-type="float">
            <text:p>-3.422077234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3]</text:p>
          </table:table-cell>
          <table:table-cell office:value-type="float" office:value="-1" calcext:value-type="float">
            <text:p>-1</text:p>
          </table:table-cell>
          <table:table-cell office:value-type="float" office:value="0.376706281863895" calcext:value-type="float">
            <text:p>0.3767062819</text:p>
          </table:table-cell>
          <table:table-cell office:value-type="float" office:value="-2.72204154254402" calcext:value-type="float">
            <text:p>-2.7220415425</text:p>
          </table:table-cell>
          <table:table-cell office:value-type="float" office:value="0.501570911547984" calcext:value-type="float">
            <text:p>0.5015709115</text:p>
          </table:table-cell>
          <table:table-cell office:value-type="float" office:value="-2.17078718625611" calcext:value-type="float">
            <text:p>-2.1707871863</text:p>
          </table:table-cell>
          <table:table-cell office:value-type="float" office:value="-0.436794207914896" calcext:value-type="float">
            <text:p>-0.4367942079</text:p>
          </table:table-cell>
          <table:table-cell office:value-type="float" office:value="-3.16149764010069" calcext:value-type="float">
            <text:p>-3.1614976401</text:p>
          </table:table-cell>
          <table:table-cell office:value-type="float" office:value="-0.180499850274883" calcext:value-type="float">
            <text:p>-0.1804998503</text:p>
          </table:table-cell>
          <table:table-cell office:value-type="float" office:value="-2.55376474307448" calcext:value-type="float">
            <text:p>-2.5537647431</text:p>
          </table:table-cell>
          <table:table-cell office:value-type="float" office:value="-0.926493140800056" calcext:value-type="float">
            <text:p>-0.9264931408</text:p>
          </table:table-cell>
          <table:table-cell office:value-type="float" office:value="-2.08124703945595" calcext:value-type="float">
            <text:p>-2.0812470395</text:p>
          </table:table-cell>
          <table:table-cell office:value-type="float" office:value="-2.13661832836313" calcext:value-type="float">
            <text:p>-2.1366183284</text:p>
          </table:table-cell>
          <table:table-cell office:value-type="float" office:value="-3.53847533157099" calcext:value-type="float">
            <text:p>-3.5384753316</text:p>
          </table:table-cell>
          <table:table-cell office:value-type="float" office:value="-1.55462273092507" calcext:value-type="float">
            <text:p>-1.5546227309</text:p>
          </table:table-cell>
          <table:table-cell office:value-type="float" office:value="-3.38943891875096" calcext:value-type="float">
            <text:p>-3.3894389188</text:p>
          </table:table-cell>
          <table:table-cell office:value-type="float" office:value="-0.90690559390057" calcext:value-type="float">
            <text:p>-0.9069055939</text:p>
          </table:table-cell>
          <table:table-cell office:value-type="float" office:value="-2.66972360381642" calcext:value-type="float">
            <text:p>-2.6697236038</text:p>
          </table:table-cell>
          <table:table-cell office:value-type="float" office:value="-2.5999361331853" calcext:value-type="float">
            <text:p>-2.5999361332</text:p>
          </table:table-cell>
          <table:table-cell office:value-type="float" office:value="-3.18652113166435" calcext:value-type="float">
            <text:p>-3.1865211317</text:p>
          </table:table-cell>
          <table:table-cell office:value-type="float" office:value="-0.18950140301426" calcext:value-type="float">
            <text:p>-0.189501403</text:p>
          </table:table-cell>
          <table:table-cell office:value-type="float" office:value="-1.47784004832475" calcext:value-type="float">
            <text:p>-1.4778400483</text:p>
          </table:table-cell>
          <table:table-cell office:value-type="float" office:value="-1.43546788402197" calcext:value-type="float">
            <text:p>-1.435467884</text:p>
          </table:table-cell>
          <table:table-cell office:value-type="float" office:value="-2.81725857970302" calcext:value-type="float">
            <text:p>-2.8172585797</text:p>
          </table:table-cell>
          <table:table-cell office:value-type="float" office:value="-1.57430268650552" calcext:value-type="float">
            <text:p>-1.5743026865</text:p>
          </table:table-cell>
          <table:table-cell office:value-type="float" office:value="-2.29034364743992" calcext:value-type="float">
            <text:p>-2.2903436474</text:p>
          </table:table-cell>
          <table:table-cell office:value-type="float" office:value="-1.9107659227637" calcext:value-type="float">
            <text:p>-1.9107659228</text:p>
          </table:table-cell>
          <table:table-cell office:value-type="float" office:value="-3.11070160504467" calcext:value-type="float">
            <text:p>-3.110701605</text:p>
          </table:table-cell>
          <table:table-cell office:value-type="float" office:value="-2.00507585321979" calcext:value-type="float">
            <text:p>-2.0050758532</text:p>
          </table:table-cell>
          <table:table-cell office:value-type="float" office:value="-2.38845558106626" calcext:value-type="float">
            <text:p>-2.3884555811</text:p>
          </table:table-cell>
          <table:table-cell office:value-type="float" office:value="-2.18923867067047" calcext:value-type="float">
            <text:p>-2.1892386707</text:p>
          </table:table-cell>
          <table:table-cell office:value-type="float" office:value="-2.82494799104284" calcext:value-type="float">
            <text:p>-2.824947991</text:p>
          </table:table-cell>
          <table:table-cell office:value-type="float" office:value="-1.38749475337149" calcext:value-type="float">
            <text:p>-1.3874947534</text:p>
          </table:table-cell>
          <table:table-cell office:value-type="float" office:value="0.621455627528035" calcext:value-type="float">
            <text:p>0.6214556275</text:p>
          </table:table-cell>
          <table:table-cell office:value-type="float" office:value="-2.90278339507894" calcext:value-type="float">
            <text:p>-2.9027833951</text:p>
          </table:table-cell>
          <table:table-cell office:value-type="float" office:value="-2.86188428810102" calcext:value-type="float">
            <text:p>-2.8618842881</text:p>
          </table:table-cell>
          <table:table-cell office:value-type="float" office:value="-2.41153082830365" calcext:value-type="float">
            <text:p>-2.4115308283</text:p>
          </table:table-cell>
          <table:table-cell office:value-type="float" office:value="-2.42862028580806" calcext:value-type="float">
            <text:p>-2.4286202858</text:p>
          </table:table-cell>
          <table:table-cell office:value-type="float" office:value="-2.77723388219262" calcext:value-type="float">
            <text:p>-2.7772338822</text:p>
          </table:table-cell>
          <table:table-cell office:value-type="float" office:value="-1.83987855041019" calcext:value-type="float">
            <text:p>-1.8398785504</text:p>
          </table:table-cell>
          <table:table-cell office:value-type="float" office:value="-2.87744267735537" calcext:value-type="float">
            <text:p>-2.8774426774</text:p>
          </table:table-cell>
          <table:table-cell office:value-type="float" office:value="-2.38890645536686" calcext:value-type="float">
            <text:p>-2.3889064554</text:p>
          </table:table-cell>
          <table:table-cell office:value-type="float" office:value="10.154" calcext:value-type="float">
            <text:p>10.154</text:p>
          </table:table-cell>
          <table:table-cell office:value-type="float" office:value="2.05" calcext:value-type="float">
            <text:p>2.05</text:p>
          </table:table-cell>
          <table:table-cell office:value-type="float" office:value="0.647999999999981" calcext:value-type="float">
            <text:p>0.64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7999999999998" calcext:value-type="float">
            <text:p>1.18</text:p>
          </table:table-cell>
          <table:table-cell office:value-type="float" office:value="0.884531390714577" calcext:value-type="float">
            <text:p>0.8845313907</text:p>
          </table:table-cell>
          <table:table-cell office:value-type="float" office:value="-2.75185435916519" calcext:value-type="float">
            <text:p>-2.7518543592</text:p>
          </table:table-cell>
          <table:table-cell office:value-type="float" office:value="0.466914441750954" calcext:value-type="float">
            <text:p>0.4669144418</text:p>
          </table:table-cell>
          <table:table-cell office:value-type="float" office:value="-2.47690693884939" calcext:value-type="float">
            <text:p>-2.4769069388</text:p>
          </table:table-cell>
          <table:table-cell office:value-type="float" office:value="0.437611465534282" calcext:value-type="float">
            <text:p>0.4376114655</text:p>
          </table:table-cell>
          <table:table-cell office:value-type="float" office:value="-2.97604753586074" calcext:value-type="float">
            <text:p>-2.9760475359</text:p>
          </table:table-cell>
          <table:table-cell office:value-type="float" office:value="0.0199945165706597" calcext:value-type="float">
            <text:p>0.0199945166</text:p>
          </table:table-cell>
          <table:table-cell office:value-type="float" office:value="-2.70110011554493" calcext:value-type="float">
            <text:p>-2.7011001155</text:p>
          </table:table-cell>
          <table:table-cell office:value-type="float" office:value="0.0492974927873316" calcext:value-type="float">
            <text:p>0.0492974928</text:p>
          </table:table-cell>
          <table:table-cell office:value-type="float" office:value="-2.20195951853358" calcext:value-type="float">
            <text:p>-2.2019595185</text:p>
          </table:table-cell>
          <table:table-cell office:value-type="float" office:value="-0.00930845964601234" calcext:value-type="float">
            <text:p>-0.0093084596</text:p>
          </table:table-cell>
          <table:table-cell office:value-type="float" office:value="-3.20024071255628" calcext:value-type="float">
            <text:p>-3.2002407126</text:p>
          </table:table-cell>
          <table:table-cell office:value-type="float" office:value="-0.426925408609635" calcext:value-type="float">
            <text:p>-0.4269254086</text:p>
          </table:table-cell>
          <table:table-cell office:value-type="float" office:value="-2.92529329224048" calcext:value-type="float">
            <text:p>-2.9252932922</text:p>
          </table:table-cell>
          <table:table-cell office:value-type="float" office:value="-0.397622432392963" calcext:value-type="float">
            <text:p>-0.3976224324</text:p>
          </table:table-cell>
          <table:table-cell office:value-type="float" office:value="-2.42615269522913" calcext:value-type="float">
            <text:p>-2.4261526952</text:p>
          </table:table-cell>
          <table:table-cell office:value-type="float" office:value="-0.456228384826307" calcext:value-type="float">
            <text:p>-0.4562283848</text:p>
          </table:table-cell>
          <table:table-cell office:value-type="float" office:value="-3.42443388925182" calcext:value-type="float">
            <text:p>-3.4244338893</text:p>
          </table:table-cell>
          <table:table-cell office:value-type="float" office:value="-0.368319456176291" calcext:value-type="float">
            <text:p>-0.3683194562</text:p>
          </table:table-cell>
          <table:table-cell office:value-type="float" office:value="-1.92701209821778" calcext:value-type="float">
            <text:p>-1.9270120982</text:p>
          </table:table-cell>
          <table:table-cell office:value-type="float" office:value="-0.844542357573257" calcext:value-type="float">
            <text:p>-0.8445423576</text:p>
          </table:table-cell>
          <table:table-cell office:value-type="float" office:value="-2.65034587192467" calcext:value-type="float">
            <text:p>-2.6503458719</text:p>
          </table:table-cell>
          <table:table-cell office:value-type="float" office:value="-0.815239381356586" calcext:value-type="float">
            <text:p>-0.8152393814</text:p>
          </table:table-cell>
          <table:table-cell office:value-type="float" office:value="-2.15120527491332" calcext:value-type="float">
            <text:p>-2.1512052749</text:p>
          </table:table-cell>
          <table:table-cell office:value-type="float" office:value="-0.87384533378993" calcext:value-type="float">
            <text:p>-0.8738453338</text:p>
          </table:table-cell>
          <table:table-cell office:value-type="float" office:value="-3.14948646893602" calcext:value-type="float">
            <text:p>-3.1494864689</text:p>
          </table:table-cell>
          <table:table-cell office:value-type="float" office:value="-1.26215930653688" calcext:value-type="float">
            <text:p>-1.2621593065</text:p>
          </table:table-cell>
          <table:table-cell office:value-type="float" office:value="-2.37539845160887" calcext:value-type="float">
            <text:p>-2.3753984516</text:p>
          </table:table-cell>
          <table:table-cell office:value-type="float" office:value="-1.29146228275355" calcext:value-type="float">
            <text:p>-1.2914622828</text:p>
          </table:table-cell>
          <table:table-cell office:value-type="float" office:value="-2.87453904862022" calcext:value-type="float">
            <text:p>-2.8745390486</text:p>
          </table:table-cell>
          <table:table-cell office:value-type="float" office:value="-1.23285633032021" calcext:value-type="float">
            <text:p>-1.2328563303</text:p>
          </table:table-cell>
          <table:table-cell office:value-type="float" office:value="-1.87625785459752" calcext:value-type="float">
            <text:p>-1.8762578546</text:p>
          </table:table-cell>
          <table:table-cell office:value-type="float" office:value="-1.32076525897022" calcext:value-type="float">
            <text:p>-1.320765259</text:p>
          </table:table-cell>
          <table:table-cell office:value-type="float" office:value="-3.37367964563157" calcext:value-type="float">
            <text:p>-3.3736796456</text:p>
          </table:table-cell>
          <table:table-cell office:value-type="float" office:value="-1.70907923171717" calcext:value-type="float">
            <text:p>-1.7090792317</text:p>
          </table:table-cell>
          <table:table-cell office:value-type="float" office:value="-2.59959162830441" calcext:value-type="float">
            <text:p>-2.5995916283</text:p>
          </table:table-cell>
          <table:table-cell office:value-type="float" office:value="-1.6797762555005" calcext:value-type="float">
            <text:p>-1.6797762555</text:p>
          </table:table-cell>
          <table:table-cell office:value-type="float" office:value="-2.10045103129307" calcext:value-type="float">
            <text:p>-2.1004510313</text:p>
          </table:table-cell>
          <table:table-cell office:value-type="float" office:value="-1.73838220793385" calcext:value-type="float">
            <text:p>-1.7383822079</text:p>
          </table:table-cell>
          <table:table-cell office:value-type="float" office:value="-3.09873222531576" calcext:value-type="float">
            <text:p>-3.098732225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3]</text:p>
          </table:table-cell>
          <table:table-cell office:value-type="float" office:value="-2" calcext:value-type="float">
            <text:p>-2</text:p>
          </table:table-cell>
          <table:table-cell office:value-type="float" office:value="0.336746773510395" calcext:value-type="float">
            <text:p>0.3367467735</text:p>
          </table:table-cell>
          <table:table-cell office:value-type="float" office:value="-2.72024218372862" calcext:value-type="float">
            <text:p>-2.7202421837</text:p>
          </table:table-cell>
          <table:table-cell office:value-type="float" office:value="0.487619034114807" calcext:value-type="float">
            <text:p>0.4876190341</text:p>
          </table:table-cell>
          <table:table-cell office:value-type="float" office:value="-2.13329925331643" calcext:value-type="float">
            <text:p>-2.1332992533</text:p>
          </table:table-cell>
          <table:table-cell office:value-type="float" office:value="-0.476702648389149" calcext:value-type="float">
            <text:p>-0.4767026484</text:p>
          </table:table-cell>
          <table:table-cell office:value-type="float" office:value="-3.16420252067347" calcext:value-type="float">
            <text:p>-3.1642025207</text:p>
          </table:table-cell>
          <table:table-cell office:value-type="float" office:value="-0.22047392081396" calcext:value-type="float">
            <text:p>-0.2204739208</text:p>
          </table:table-cell>
          <table:table-cell office:value-type="float" office:value="-2.55520477242727" calcext:value-type="float">
            <text:p>-2.5552047724</text:p>
          </table:table-cell>
          <table:table-cell office:value-type="float" office:value="-0.965781429593686" calcext:value-type="float">
            <text:p>-0.9657814296</text:p>
          </table:table-cell>
          <table:table-cell office:value-type="float" office:value="-2.0887590540771" calcext:value-type="float">
            <text:p>-2.0887590541</text:p>
          </table:table-cell>
          <table:table-cell office:value-type="float" office:value="-2.17458085434165" calcext:value-type="float">
            <text:p>-2.1745808543</text:p>
          </table:table-cell>
          <table:table-cell office:value-type="float" office:value="-3.52587189468534" calcext:value-type="float">
            <text:p>-3.5258718947</text:p>
          </table:table-cell>
          <table:table-cell office:value-type="float" office:value="-1.59404030604906" calcext:value-type="float">
            <text:p>-1.594040306</text:p>
          </table:table-cell>
          <table:table-cell office:value-type="float" office:value="-3.38263783270942" calcext:value-type="float">
            <text:p>-3.3826378327</text:p>
          </table:table-cell>
          <table:table-cell office:value-type="float" office:value="-0.946344126571158" calcext:value-type="float">
            <text:p>-0.9463441266</text:p>
          </table:table-cell>
          <table:table-cell office:value-type="float" office:value="-2.6764020872364" calcext:value-type="float">
            <text:p>-2.6764020872</text:p>
          </table:table-cell>
          <table:table-cell office:value-type="float" office:value="-2.63650727419703" calcext:value-type="float">
            <text:p>-2.6365072742</text:p>
          </table:table-cell>
          <table:table-cell office:value-type="float" office:value="-3.17031768619433" calcext:value-type="float">
            <text:p>-3.1703176862</text:p>
          </table:table-cell>
          <table:table-cell office:value-type="float" office:value="-0.17498462087658" calcext:value-type="float">
            <text:p>-0.1749846209</text:p>
          </table:table-cell>
          <table:table-cell office:value-type="float" office:value="-1.44056722932259" calcext:value-type="float">
            <text:p>-1.4405672293</text:p>
          </table:table-cell>
          <table:table-cell office:value-type="float" office:value="-1.47545712748627" calcext:value-type="float">
            <text:p>-1.4754571275</text:p>
          </table:table-cell>
          <table:table-cell office:value-type="float" office:value="-2.81818616104886" calcext:value-type="float">
            <text:p>-2.818186161</text:p>
          </table:table-cell>
          <table:table-cell office:value-type="float" office:value="-1.61327142714395" calcext:value-type="float">
            <text:p>-1.6132714271</text:p>
          </table:table-cell>
          <table:table-cell office:value-type="float" office:value="-2.29936790658153" calcext:value-type="float">
            <text:p>-2.2993679066</text:p>
          </table:table-cell>
          <table:table-cell office:value-type="float" office:value="-1.94892947628095" calcext:value-type="float">
            <text:p>-1.9489294763</text:p>
          </table:table-cell>
          <table:table-cell office:value-type="float" office:value="-3.09872065420861" calcext:value-type="float">
            <text:p>-3.0987206542</text:p>
          </table:table-cell>
          <table:table-cell office:value-type="float" office:value="-2.04506597563734" calcext:value-type="float">
            <text:p>-2.0450659756</text:p>
          </table:table-cell>
          <table:table-cell office:value-type="float" office:value="-2.38756670029306" calcext:value-type="float">
            <text:p>-2.3875667003</text:p>
          </table:table-cell>
          <table:table-cell office:value-type="float" office:value="-2.22597964216598" calcext:value-type="float">
            <text:p>-2.2259796422</text:p>
          </table:table-cell>
          <table:table-cell office:value-type="float" office:value="-2.80913340873516" calcext:value-type="float">
            <text:p>-2.8091334087</text:p>
          </table:table-cell>
          <table:table-cell office:value-type="float" office:value="-1.41188515794884" calcext:value-type="float">
            <text:p>-1.4118851579</text:p>
          </table:table-cell>
          <table:table-cell office:value-type="float" office:value="0.589752186633502" calcext:value-type="float">
            <text:p>0.5897521866</text:p>
          </table:table-cell>
          <table:table-cell office:value-type="float" office:value="-2.9348961077316" calcext:value-type="float">
            <text:p>-2.9348961077</text:p>
          </table:table-cell>
          <table:table-cell office:value-type="float" office:value="-2.83803531147544" calcext:value-type="float">
            <text:p>-2.8380353115</text:p>
          </table:table-cell>
          <table:table-cell office:value-type="float" office:value="-2.45083933515163" calcext:value-type="float">
            <text:p>-2.4508393352</text:p>
          </table:table-cell>
          <table:table-cell office:value-type="float" office:value="-2.42121479531912" calcext:value-type="float">
            <text:p>-2.4212147953</text:p>
          </table:table-cell>
          <table:table-cell office:value-type="float" office:value="-2.8168256052849" calcext:value-type="float">
            <text:p>-2.8168256053</text:p>
          </table:table-cell>
          <table:table-cell office:value-type="float" office:value="-1.84557902956411" calcext:value-type="float">
            <text:p>-1.8455790296</text:p>
          </table:table-cell>
          <table:table-cell office:value-type="float" office:value="-2.91206138399395" calcext:value-type="float">
            <text:p>-2.912061384</text:p>
          </table:table-cell>
          <table:table-cell office:value-type="float" office:value="-2.36886786383272" calcext:value-type="float">
            <text:p>-2.3688678638</text:p>
          </table:table-cell>
          <table:table-cell office:value-type="float" office:value="10.126" calcext:value-type="float">
            <text:p>10.126</text:p>
          </table:table-cell>
          <table:table-cell office:value-type="float" office:value="2.05" calcext:value-type="float">
            <text:p>2.05</text:p>
          </table:table-cell>
          <table:table-cell office:value-type="float" office:value="0.661999999999981" calcext:value-type="float">
            <text:p>0.66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6999999999998" calcext:value-type="float">
            <text:p>1.17</text:p>
          </table:table-cell>
          <table:table-cell office:value-type="float" office:value="0.884531390714577" calcext:value-type="float">
            <text:p>0.8845313907</text:p>
          </table:table-cell>
          <table:table-cell office:value-type="float" office:value="-2.75185435916519" calcext:value-type="float">
            <text:p>-2.7518543592</text:p>
          </table:table-cell>
          <table:table-cell office:value-type="float" office:value="0.466641252689702" calcext:value-type="float">
            <text:p>0.4666412527</text:p>
          </table:table-cell>
          <table:table-cell office:value-type="float" office:value="-2.47732233454593" calcext:value-type="float">
            <text:p>-2.4773223345</text:p>
          </table:table-cell>
          <table:table-cell office:value-type="float" office:value="0.437834614229484" calcext:value-type="float">
            <text:p>0.4378346142</text:p>
          </table:table-cell>
          <table:table-cell office:value-type="float" office:value="-2.97649182237609" calcext:value-type="float">
            <text:p>-2.9764918224</text:p>
          </table:table-cell>
          <table:table-cell office:value-type="float" office:value="0.0199444762046088" calcext:value-type="float">
            <text:p>0.0199444762</text:p>
          </table:table-cell>
          <table:table-cell office:value-type="float" office:value="-2.70195979775682" calcext:value-type="float">
            <text:p>-2.7019597978</text:p>
          </table:table-cell>
          <table:table-cell office:value-type="float" office:value="0.0487511146648265" calcext:value-type="float">
            <text:p>0.0487511147</text:p>
          </table:table-cell>
          <table:table-cell office:value-type="float" office:value="-2.20279030992667" calcext:value-type="float">
            <text:p>-2.2027903099</text:p>
          </table:table-cell>
          <table:table-cell office:value-type="float" office:value="-0.00886216225560882" calcext:value-type="float">
            <text:p>-0.0088621623</text:p>
          </table:table-cell>
          <table:table-cell office:value-type="float" office:value="-3.20112928558698" calcext:value-type="float">
            <text:p>-3.2011292856</text:p>
          </table:table-cell>
          <table:table-cell office:value-type="float" office:value="-0.426752300280484" calcext:value-type="float">
            <text:p>-0.4267523003</text:p>
          </table:table-cell>
          <table:table-cell office:value-type="float" office:value="-2.92659726096772" calcext:value-type="float">
            <text:p>-2.926597261</text:p>
          </table:table-cell>
          <table:table-cell office:value-type="float" office:value="-0.397945661820266" calcext:value-type="float">
            <text:p>-0.3979456618</text:p>
          </table:table-cell>
          <table:table-cell office:value-type="float" office:value="-2.42742777313756" calcext:value-type="float">
            <text:p>-2.4274277731</text:p>
          </table:table-cell>
          <table:table-cell office:value-type="float" office:value="-0.455558938740702" calcext:value-type="float">
            <text:p>-0.4555589387</text:p>
          </table:table-cell>
          <table:table-cell office:value-type="float" office:value="-3.42576674879788" calcext:value-type="float">
            <text:p>-3.4257667488</text:p>
          </table:table-cell>
          <table:table-cell office:value-type="float" office:value="-0.369139023360049" calcext:value-type="float">
            <text:p>-0.3691390234</text:p>
          </table:table-cell>
          <table:table-cell office:value-type="float" office:value="-1.92825828530741" calcext:value-type="float">
            <text:p>-1.9282582853</text:p>
          </table:table-cell>
          <table:table-cell office:value-type="float" office:value="-0.844642438305359" calcext:value-type="float">
            <text:p>-0.8446424383</text:p>
          </table:table-cell>
          <table:table-cell office:value-type="float" office:value="-2.65206523634846" calcext:value-type="float">
            <text:p>-2.6520652363</text:p>
          </table:table-cell>
          <table:table-cell office:value-type="float" office:value="-0.815835799845141" calcext:value-type="float">
            <text:p>-0.8158357998</text:p>
          </table:table-cell>
          <table:table-cell office:value-type="float" office:value="-2.1528957485183" calcext:value-type="float">
            <text:p>-2.1528957485</text:p>
          </table:table-cell>
          <table:table-cell office:value-type="float" office:value="-0.873449076765577" calcext:value-type="float">
            <text:p>-0.8734490768</text:p>
          </table:table-cell>
          <table:table-cell office:value-type="float" office:value="-3.15123472417862" calcext:value-type="float">
            <text:p>-3.1512347242</text:p>
          </table:table-cell>
          <table:table-cell office:value-type="float" office:value="-1.26253257633023" calcext:value-type="float">
            <text:p>-1.2625325763</text:p>
          </table:table-cell>
          <table:table-cell office:value-type="float" office:value="-2.3775332117292" calcext:value-type="float">
            <text:p>-2.3775332117</text:p>
          </table:table-cell>
          <table:table-cell office:value-type="float" office:value="-1.29133921479045" calcext:value-type="float">
            <text:p>-1.2913392148</text:p>
          </table:table-cell>
          <table:table-cell office:value-type="float" office:value="-2.87670269955936" calcext:value-type="float">
            <text:p>-2.8767026996</text:p>
          </table:table-cell>
          <table:table-cell office:value-type="float" office:value="-1.23372593787002" calcext:value-type="float">
            <text:p>-1.2337259379</text:p>
          </table:table-cell>
          <table:table-cell office:value-type="float" office:value="-1.87836372389904" calcext:value-type="float">
            <text:p>-1.8783637239</text:p>
          </table:table-cell>
          <table:table-cell office:value-type="float" office:value="-1.32014585325067" calcext:value-type="float">
            <text:p>-1.3201458533</text:p>
          </table:table-cell>
          <table:table-cell office:value-type="float" office:value="-3.37587218738952" calcext:value-type="float">
            <text:p>-3.3758721874</text:p>
          </table:table-cell>
          <table:table-cell office:value-type="float" office:value="-1.70922935281533" calcext:value-type="float">
            <text:p>-1.7092293528</text:p>
          </table:table-cell>
          <table:table-cell office:value-type="float" office:value="-2.6021706749401" calcext:value-type="float">
            <text:p>-2.6021706749</text:p>
          </table:table-cell>
          <table:table-cell office:value-type="float" office:value="-1.68042271435511" calcext:value-type="float">
            <text:p>-1.6804227144</text:p>
          </table:table-cell>
          <table:table-cell office:value-type="float" office:value="-2.10300118710994" calcext:value-type="float">
            <text:p>-2.1030011871</text:p>
          </table:table-cell>
          <table:table-cell office:value-type="float" office:value="-1.73803599127554" calcext:value-type="float">
            <text:p>-1.7380359913</text:p>
          </table:table-cell>
          <table:table-cell office:value-type="float" office:value="-3.10134016277025" calcext:value-type="float">
            <text:p>-3.10134016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3]</text:p>
          </table:table-cell>
          <table:table-cell office:value-type="float" office:value="-3" calcext:value-type="float">
            <text:p>-3</text:p>
          </table:table-cell>
          <table:table-cell office:value-type="float" office:value="0.296815798583395" calcext:value-type="float">
            <text:p>0.2968157986</text:p>
          </table:table-cell>
          <table:table-cell office:value-type="float" office:value="-2.71789330285056" calcext:value-type="float">
            <text:p>-2.7178933029</text:p>
          </table:table-cell>
          <table:table-cell office:value-type="float" office:value="0.464042675505965" calcext:value-type="float">
            <text:p>0.4640426755</text:p>
          </table:table-cell>
          <table:table-cell office:value-type="float" office:value="-2.16561264550523" calcext:value-type="float">
            <text:p>-2.1656126455</text:p>
          </table:table-cell>
          <table:table-cell office:value-type="float" office:value="-0.516584472981713" calcext:value-type="float">
            <text:p>-0.516584473</text:p>
          </table:table-cell>
          <table:table-cell office:value-type="float" office:value="-3.16727498990325" calcext:value-type="float">
            <text:p>-3.1672749899</text:p>
          </table:table-cell>
          <table:table-cell office:value-type="float" office:value="-0.258854364454849" calcext:value-type="float">
            <text:p>-0.2588543645</text:p>
          </table:table-cell>
          <table:table-cell office:value-type="float" office:value="-2.54393793853622" calcext:value-type="float">
            <text:p>-2.5439379385</text:p>
          </table:table-cell>
          <table:table-cell office:value-type="float" office:value="-1.00505361259403" calcext:value-type="float">
            <text:p>-1.0050536126</text:p>
          </table:table-cell>
          <table:table-cell office:value-type="float" office:value="-2.09635481884357" calcext:value-type="float">
            <text:p>-2.0963548188</text:p>
          </table:table-cell>
          <table:table-cell office:value-type="float" office:value="-2.21250459835022" calcext:value-type="float">
            <text:p>-2.2125045984</text:p>
          </table:table-cell>
          <table:table-cell office:value-type="float" office:value="-3.51315223901498" calcext:value-type="float">
            <text:p>-3.513152239</text:p>
          </table:table-cell>
          <table:table-cell office:value-type="float" office:value="-1.63341433956229" calcext:value-type="float">
            <text:p>-1.6334143396</text:p>
          </table:table-cell>
          <table:table-cell office:value-type="float" office:value="-3.37558903955746" calcext:value-type="float">
            <text:p>-3.3755890396</text:p>
          </table:table-cell>
          <table:table-cell office:value-type="float" office:value="-0.985491394492518" calcext:value-type="float">
            <text:p>-0.9854913945</text:p>
          </table:table-cell>
          <table:table-cell office:value-type="float" office:value="-2.68461740307289" calcext:value-type="float">
            <text:p>-2.6846174031</text:p>
          </table:table-cell>
          <table:table-cell office:value-type="float" office:value="-2.67247040499411" calcext:value-type="float">
            <text:p>-2.672470405</text:p>
          </table:table-cell>
          <table:table-cell office:value-type="float" office:value="-3.15280616931908" calcext:value-type="float">
            <text:p>-3.1528061693</text:p>
          </table:table-cell>
          <table:table-cell office:value-type="float" office:value="-0.160820350836994" calcext:value-type="float">
            <text:p>-0.1608203508</text:p>
          </table:table-cell>
          <table:table-cell office:value-type="float" office:value="-1.40315902896164" calcext:value-type="float">
            <text:p>-1.403159029</text:p>
          </table:table-cell>
          <table:table-cell office:value-type="float" office:value="-1.51532906281002" calcext:value-type="float">
            <text:p>-1.5153290628</text:p>
          </table:table-cell>
          <table:table-cell office:value-type="float" office:value="-2.82138440643322" calcext:value-type="float">
            <text:p>-2.8213844064</text:p>
          </table:table-cell>
          <table:table-cell office:value-type="float" office:value="-1.65217869981468" calcext:value-type="float">
            <text:p>-1.6521786998</text:p>
          </table:table-cell>
          <table:table-cell office:value-type="float" office:value="-2.30865360167266" calcext:value-type="float">
            <text:p>-2.3086536017</text:p>
          </table:table-cell>
          <table:table-cell office:value-type="float" office:value="-1.98655166059583" calcext:value-type="float">
            <text:p>-1.9865516606</text:p>
          </table:table-cell>
          <table:table-cell office:value-type="float" office:value="-3.08513495410236" calcext:value-type="float">
            <text:p>-3.0851349541</text:p>
          </table:table-cell>
          <table:table-cell office:value-type="float" office:value="-2.08479069225797" calcext:value-type="float">
            <text:p>-2.0847906923</text:p>
          </table:table-cell>
          <table:table-cell office:value-type="float" office:value="-2.38288194956216" calcext:value-type="float">
            <text:p>-2.3828819496</text:p>
          </table:table-cell>
          <table:table-cell office:value-type="float" office:value="-2.26583703582974" calcext:value-type="float">
            <text:p>-2.2658370358</text:p>
          </table:table-cell>
          <table:table-cell office:value-type="float" office:value="-2.81250804506101" calcext:value-type="float">
            <text:p>-2.8125080451</text:p>
          </table:table-cell>
          <table:table-cell office:value-type="float" office:value="-1.44075319594961" calcext:value-type="float">
            <text:p>-1.4407531959</text:p>
          </table:table-cell>
          <table:table-cell office:value-type="float" office:value="0.61744038596077" calcext:value-type="float">
            <text:p>0.617440386</text:p>
          </table:table-cell>
          <table:table-cell office:value-type="float" office:value="-2.96742955074071" calcext:value-type="float">
            <text:p>-2.9674295507</text:p>
          </table:table-cell>
          <table:table-cell office:value-type="float" office:value="-2.81476354562123" calcext:value-type="float">
            <text:p>-2.8147635456</text:p>
          </table:table-cell>
          <table:table-cell office:value-type="float" office:value="-2.49054139196601" calcext:value-type="float">
            <text:p>-2.490541392</text:p>
          </table:table-cell>
          <table:table-cell office:value-type="float" office:value="-2.41634173830037" calcext:value-type="float">
            <text:p>-2.4163417383</text:p>
          </table:table-cell>
          <table:table-cell office:value-type="float" office:value="-2.78722386383597" calcext:value-type="float">
            <text:p>-2.7872238638</text:p>
          </table:table-cell>
          <table:table-cell office:value-type="float" office:value="-1.81867667087216" calcext:value-type="float">
            <text:p>-1.8186766709</text:p>
          </table:table-cell>
          <table:table-cell office:value-type="float" office:value="-2.94389628455148" calcext:value-type="float">
            <text:p>-2.9438962846</text:p>
          </table:table-cell>
          <table:table-cell office:value-type="float" office:value="-2.34464929437678" calcext:value-type="float">
            <text:p>-2.3446492944</text:p>
          </table:table-cell>
          <table:table-cell office:value-type="float" office:value="10.098" calcext:value-type="float">
            <text:p>10.098</text:p>
          </table:table-cell>
          <table:table-cell office:value-type="float" office:value="2.05" calcext:value-type="float">
            <text:p>2.05</text:p>
          </table:table-cell>
          <table:table-cell office:value-type="float" office:value="0.675999999999981" calcext:value-type="float">
            <text:p>0.67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5999999999998" calcext:value-type="float">
            <text:p>1.16</text:p>
          </table:table-cell>
          <table:table-cell office:value-type="float" office:value="0.832596172310468" calcext:value-type="float">
            <text:p>0.8325961723</text:p>
          </table:table-cell>
          <table:table-cell office:value-type="float" office:value="-2.74925953945709" calcext:value-type="float">
            <text:p>-2.7492595395</text:p>
          </table:table-cell>
          <table:table-cell office:value-type="float" office:value="0.41493435446914" calcext:value-type="float">
            <text:p>0.4149343545</text:p>
          </table:table-cell>
          <table:table-cell office:value-type="float" office:value="-2.47438028247782" calcext:value-type="float">
            <text:p>-2.4743802825</text:p>
          </table:table-cell>
          <table:table-cell office:value-type="float" office:value="0.385712843872363" calcext:value-type="float">
            <text:p>0.3857128439</text:p>
          </table:table-cell>
          <table:table-cell office:value-type="float" office:value="-2.97352565540884" calcext:value-type="float">
            <text:p>-2.9735256554</text:p>
          </table:table-cell>
          <table:table-cell office:value-type="float" office:value="-0.0319489739689655" calcext:value-type="float">
            <text:p>-0.031948974</text:p>
          </table:table-cell>
          <table:table-cell office:value-type="float" office:value="-2.69864639842957" calcext:value-type="float">
            <text:p>-2.6986463984</text:p>
          </table:table-cell>
          <table:table-cell office:value-type="float" office:value="-0.00272746337218902" calcext:value-type="float">
            <text:p>-0.0027274634</text:p>
          </table:table-cell>
          <table:table-cell office:value-type="float" office:value="-2.19950102549855" calcext:value-type="float">
            <text:p>-2.1995010255</text:p>
          </table:table-cell>
          <table:table-cell office:value-type="float" office:value="-0.0611704845657419" calcext:value-type="float">
            <text:p>-0.0611704846</text:p>
          </table:table-cell>
          <table:table-cell office:value-type="float" office:value="-3.19779177136058" calcext:value-type="float">
            <text:p>-3.1977917714</text:p>
          </table:table-cell>
          <table:table-cell office:value-type="float" office:value="-0.47883230240707" calcext:value-type="float">
            <text:p>-0.4788323024</text:p>
          </table:table-cell>
          <table:table-cell office:value-type="float" office:value="-2.92291251438131" calcext:value-type="float">
            <text:p>-2.9229125144</text:p>
          </table:table-cell>
          <table:table-cell office:value-type="float" office:value="-0.449610791810294" calcext:value-type="float">
            <text:p>-0.4496107918</text:p>
          </table:table-cell>
          <table:table-cell office:value-type="float" office:value="-2.42376714145029" calcext:value-type="float">
            <text:p>-2.4237671415</text:p>
          </table:table-cell>
          <table:table-cell office:value-type="float" office:value="-0.508053813003847" calcext:value-type="float">
            <text:p>-0.508053813</text:p>
          </table:table-cell>
          <table:table-cell office:value-type="float" office:value="-3.42205788731232" calcext:value-type="float">
            <text:p>-3.4220578873</text:p>
          </table:table-cell>
          <table:table-cell office:value-type="float" office:value="-0.420389281213518" calcext:value-type="float">
            <text:p>-0.4203892812</text:p>
          </table:table-cell>
          <table:table-cell office:value-type="float" office:value="-1.92462176851928" calcext:value-type="float">
            <text:p>-1.9246217685</text:p>
          </table:table-cell>
          <table:table-cell office:value-type="float" office:value="-0.896494120248399" calcext:value-type="float">
            <text:p>-0.8964941202</text:p>
          </table:table-cell>
          <table:table-cell office:value-type="float" office:value="-2.64803325740204" calcext:value-type="float">
            <text:p>-2.6480332574</text:p>
          </table:table-cell>
          <table:table-cell office:value-type="float" office:value="-0.867272609651623" calcext:value-type="float">
            <text:p>-0.8672726097</text:p>
          </table:table-cell>
          <table:table-cell office:value-type="float" office:value="-2.14888788447102" calcext:value-type="float">
            <text:p>-2.1488878845</text:p>
          </table:table-cell>
          <table:table-cell office:value-type="float" office:value="-0.925715630845176" calcext:value-type="float">
            <text:p>-0.9257156308</text:p>
          </table:table-cell>
          <table:table-cell office:value-type="float" office:value="-3.14717863033305" calcext:value-type="float">
            <text:p>-3.1471786303</text:p>
          </table:table-cell>
          <table:table-cell office:value-type="float" office:value="-1.31415593808973" calcext:value-type="float">
            <text:p>-1.3141559381</text:p>
          </table:table-cell>
          <table:table-cell office:value-type="float" office:value="-2.37315400042276" calcext:value-type="float">
            <text:p>-2.3731540004</text:p>
          </table:table-cell>
          <table:table-cell office:value-type="float" office:value="-1.3433774486865" calcext:value-type="float">
            <text:p>-1.3433774487</text:p>
          </table:table-cell>
          <table:table-cell office:value-type="float" office:value="-2.87229937335378" calcext:value-type="float">
            <text:p>-2.8722993734</text:p>
          </table:table-cell>
          <table:table-cell office:value-type="float" office:value="-1.28493442749295" calcext:value-type="float">
            <text:p>-1.2849344275</text:p>
          </table:table-cell>
          <table:table-cell office:value-type="float" office:value="-1.87400862749175" calcext:value-type="float">
            <text:p>-1.8740086275</text:p>
          </table:table-cell>
          <table:table-cell office:value-type="float" office:value="-1.37259895928328" calcext:value-type="float">
            <text:p>-1.3725989593</text:p>
          </table:table-cell>
          <table:table-cell office:value-type="float" office:value="-3.37144474628479" calcext:value-type="float">
            <text:p>-3.3714447463</text:p>
          </table:table-cell>
          <table:table-cell office:value-type="float" office:value="-1.76103926652783" calcext:value-type="float">
            <text:p>-1.7610392665</text:p>
          </table:table-cell>
          <table:table-cell office:value-type="float" office:value="-2.59742011637451" calcext:value-type="float">
            <text:p>-2.5974201164</text:p>
          </table:table-cell>
          <table:table-cell office:value-type="float" office:value="-1.73181775593106" calcext:value-type="float">
            <text:p>-1.7318177559</text:p>
          </table:table-cell>
          <table:table-cell office:value-type="float" office:value="-2.09827474344349" calcext:value-type="float">
            <text:p>-2.0982747434</text:p>
          </table:table-cell>
          <table:table-cell office:value-type="float" office:value="-1.79026077712461" calcext:value-type="float">
            <text:p>-1.7902607771</text:p>
          </table:table-cell>
          <table:table-cell office:value-type="float" office:value="-3.09656548930552" calcext:value-type="float">
            <text:p>-3.09656548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3]</text:p>
          </table:table-cell>
          <table:table-cell office:value-type="float" office:value="-4" calcext:value-type="float">
            <text:p>-4</text:p>
          </table:table-cell>
          <table:table-cell office:value-type="float" office:value="0.256852274307273" calcext:value-type="float">
            <text:p>0.2568522743</text:p>
          </table:table-cell>
          <table:table-cell office:value-type="float" office:value="-2.71618545993278" calcext:value-type="float">
            <text:p>-2.7161854599</text:p>
          </table:table-cell>
          <table:table-cell office:value-type="float" office:value="0.457756791656508" calcext:value-type="float">
            <text:p>0.4577567917</text:p>
          </table:table-cell>
          <table:table-cell office:value-type="float" office:value="-2.1261096372118" calcext:value-type="float">
            <text:p>-2.1261096372</text:p>
          </table:table-cell>
          <table:table-cell office:value-type="float" office:value="-0.556474928133258" calcext:value-type="float">
            <text:p>-0.5564749281</text:p>
          </table:table-cell>
          <table:table-cell office:value-type="float" office:value="-3.17023329817025" calcext:value-type="float">
            <text:p>-3.1702332982</text:p>
          </table:table-cell>
          <table:table-cell office:value-type="float" office:value="-0.294038869968222" calcext:value-type="float">
            <text:p>-0.29403887</text:p>
          </table:table-cell>
          <table:table-cell office:value-type="float" office:value="-2.56296556507711" calcext:value-type="float">
            <text:p>-2.5629655651</text:p>
          </table:table-cell>
          <table:table-cell office:value-type="float" office:value="-1.04416616517927" calcext:value-type="float">
            <text:p>-1.0441661652</text:p>
          </table:table-cell>
          <table:table-cell office:value-type="float" office:value="-2.10473385400681" calcext:value-type="float">
            <text:p>-2.104733854</text:p>
          </table:table-cell>
          <table:table-cell office:value-type="float" office:value="-2.25037838175238" calcext:value-type="float">
            <text:p>-2.2503783818</text:p>
          </table:table-cell>
          <table:table-cell office:value-type="float" office:value="-3.50028458457426" calcext:value-type="float">
            <text:p>-3.5002845846</text:p>
          </table:table-cell>
          <table:table-cell office:value-type="float" office:value="-1.67271206279513" calcext:value-type="float">
            <text:p>-1.6727120628</text:p>
          </table:table-cell>
          <table:table-cell office:value-type="float" office:value="-3.36812653671221" calcext:value-type="float">
            <text:p>-3.3681265367</text:p>
          </table:table-cell>
          <table:table-cell office:value-type="float" office:value="-1.02455267970102" calcext:value-type="float">
            <text:p>-1.0245526797</text:p>
          </table:table-cell>
          <table:table-cell office:value-type="float" office:value="-2.69323227381249" calcext:value-type="float">
            <text:p>-2.6932322738</text:p>
          </table:table-cell>
          <table:table-cell office:value-type="float" office:value="-2.70811409228093" calcext:value-type="float">
            <text:p>-2.7081140923</text:p>
          </table:table-cell>
          <table:table-cell office:value-type="float" office:value="-3.1346532754286" calcext:value-type="float">
            <text:p>-3.1346532754</text:p>
          </table:table-cell>
          <table:table-cell office:value-type="float" office:value="-0.143061081905002" calcext:value-type="float">
            <text:p>-0.1430610819</text:p>
          </table:table-cell>
          <table:table-cell office:value-type="float" office:value="-1.36731759529889" calcext:value-type="float">
            <text:p>-1.3673175953</text:p>
          </table:table-cell>
          <table:table-cell office:value-type="float" office:value="-1.55524498816966" calcext:value-type="float">
            <text:p>-1.5552449882</text:p>
          </table:table-cell>
          <table:table-cell office:value-type="float" office:value="-2.82397649105452" calcext:value-type="float">
            <text:p>-2.8239764911</text:p>
          </table:table-cell>
          <table:table-cell office:value-type="float" office:value="-1.69119436366047" calcext:value-type="float">
            <text:p>-1.6911943637</text:p>
          </table:table-cell>
          <table:table-cell office:value-type="float" office:value="-2.31747278387242" calcext:value-type="float">
            <text:p>-2.3174727839</text:p>
          </table:table-cell>
          <table:table-cell office:value-type="float" office:value="-2.0243831912578" calcext:value-type="float">
            <text:p>-2.0243831913</text:p>
          </table:table-cell>
          <table:table-cell office:value-type="float" office:value="-3.07214359975524" calcext:value-type="float">
            <text:p>-3.0721435998</text:p>
          </table:table-cell>
          <table:table-cell office:value-type="float" office:value="-2.12433007832143" calcext:value-type="float">
            <text:p>-2.1243300783</text:p>
          </table:table-cell>
          <table:table-cell office:value-type="float" office:value="-2.37682910314702" calcext:value-type="float">
            <text:p>-2.3768291031</text:p>
          </table:table-cell>
          <table:table-cell office:value-type="float" office:value="-2.30248076852689" calcext:value-type="float">
            <text:p>-2.3024807685</text:p>
          </table:table-cell>
          <table:table-cell office:value-type="float" office:value="-2.79646943994648" calcext:value-type="float">
            <text:p>-2.7964694399</text:p>
          </table:table-cell>
          <table:table-cell office:value-type="float" office:value="-1.46514360052696" calcext:value-type="float">
            <text:p>-1.4651436005</text:p>
          </table:table-cell>
          <table:table-cell office:value-type="float" office:value="0.585736945066237" calcext:value-type="float">
            <text:p>0.5857369451</text:p>
          </table:table-cell>
          <table:table-cell office:value-type="float" office:value="-2.99895447624458" calcext:value-type="float">
            <text:p>-2.9989544762</text:p>
          </table:table-cell>
          <table:table-cell office:value-type="float" office:value="-2.79014284148883" calcext:value-type="float">
            <text:p>-2.7901428415</text:p>
          </table:table-cell>
          <table:table-cell office:value-type="float" office:value="-2.52816773134302" calcext:value-type="float">
            <text:p>-2.5281677313</text:p>
          </table:table-cell>
          <table:table-cell office:value-type="float" office:value="-2.40276755010786" calcext:value-type="float">
            <text:p>-2.4027675501</text:p>
          </table:table-cell>
          <table:table-cell office:value-type="float" office:value="-2.82505122716185" calcext:value-type="float">
            <text:p>-2.8250512272</text:p>
          </table:table-cell>
          <table:table-cell office:value-type="float" office:value="-1.83168015439817" calcext:value-type="float">
            <text:p>-1.8316801544</text:p>
          </table:table-cell>
          <table:table-cell office:value-type="float" office:value="-2.98224347036838" calcext:value-type="float">
            <text:p>-2.9822434704</text:p>
          </table:table-cell>
          <table:table-cell office:value-type="float" office:value="-2.33326978033075" calcext:value-type="float">
            <text:p>-2.3332697803</text:p>
          </table:table-cell>
          <table:table-cell office:value-type="float" office:value="10.07" calcext:value-type="float">
            <text:p>10.07</text:p>
          </table:table-cell>
          <table:table-cell office:value-type="float" office:value="2.05" calcext:value-type="float">
            <text:p>2.05</text:p>
          </table:table-cell>
          <table:table-cell office:value-type="float" office:value="0.689999999999981" calcext:value-type="float">
            <text:p>0.69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4999999999998" calcext:value-type="float">
            <text:p>1.15</text:p>
          </table:table-cell>
          <table:table-cell office:value-type="float" office:value="0.780660953906359" calcext:value-type="float">
            <text:p>0.7806609539</text:p>
          </table:table-cell>
          <table:table-cell office:value-type="float" office:value="-2.746664719749" calcext:value-type="float">
            <text:p>-2.7466647197</text:p>
          </table:table-cell>
          <table:table-cell office:value-type="float" office:value="0.362901825222887" calcext:value-type="float">
            <text:p>0.3629018252</text:p>
          </table:table-cell>
          <table:table-cell office:value-type="float" office:value="-2.47193337752241" calcext:value-type="float">
            <text:p>-2.4719333775</text:p>
          </table:table-cell>
          <table:table-cell office:value-type="float" office:value="0.333857067980596" calcext:value-type="float">
            <text:p>0.333857068</text:p>
          </table:table-cell>
          <table:table-cell office:value-type="float" office:value="-2.97108906673844" calcext:value-type="float">
            <text:p>-2.9710890667</text:p>
          </table:table-cell>
          <table:table-cell office:value-type="float" office:value="-0.0839020607028762" calcext:value-type="float">
            <text:p>-0.0839020607</text:p>
          </table:table-cell>
          <table:table-cell office:value-type="float" office:value="-2.69635772451185" calcext:value-type="float">
            <text:p>-2.6963577245</text:p>
          </table:table-cell>
          <table:table-cell office:value-type="float" office:value="-0.0548573034605855" calcext:value-type="float">
            <text:p>-0.0548573035</text:p>
          </table:table-cell>
          <table:table-cell office:value-type="float" office:value="-2.19720203529581" calcext:value-type="float">
            <text:p>-2.1972020353</text:p>
          </table:table-cell>
          <table:table-cell office:value-type="float" office:value="-0.112946817945167" calcext:value-type="float">
            <text:p>-0.1129468179</text:p>
          </table:table-cell>
          <table:table-cell office:value-type="float" office:value="-3.19551341372788" calcext:value-type="float">
            <text:p>-3.1955134137</text:p>
          </table:table-cell>
          <table:table-cell office:value-type="float" office:value="-0.530705946628639" calcext:value-type="float">
            <text:p>-0.5307059466</text:p>
          </table:table-cell>
          <table:table-cell office:value-type="float" office:value="-2.92078207150129" calcext:value-type="float">
            <text:p>-2.9207820715</text:p>
          </table:table-cell>
          <table:table-cell office:value-type="float" office:value="-0.501661189386349" calcext:value-type="float">
            <text:p>-0.5016611894</text:p>
          </table:table-cell>
          <table:table-cell office:value-type="float" office:value="-2.42162638228525" calcext:value-type="float">
            <text:p>-2.4216263823</text:p>
          </table:table-cell>
          <table:table-cell office:value-type="float" office:value="-0.55975070387093" calcext:value-type="float">
            <text:p>-0.5597507039</text:p>
          </table:table-cell>
          <table:table-cell office:value-type="float" office:value="-3.41993776071733" calcext:value-type="float">
            <text:p>-3.4199377607</text:p>
          </table:table-cell>
          <table:table-cell office:value-type="float" office:value="-0.472616432144058" calcext:value-type="float">
            <text:p>-0.4726164321</text:p>
          </table:table-cell>
          <table:table-cell office:value-type="float" office:value="-1.92247069306922" calcext:value-type="float">
            <text:p>-1.9224706931</text:p>
          </table:table-cell>
          <table:table-cell office:value-type="float" office:value="-0.948465075312112" calcext:value-type="float">
            <text:p>-0.9484650753</text:p>
          </table:table-cell>
          <table:table-cell office:value-type="float" office:value="-2.6460507292747" calcext:value-type="float">
            <text:p>-2.6460507293</text:p>
          </table:table-cell>
          <table:table-cell office:value-type="float" office:value="-0.919420318069821" calcext:value-type="float">
            <text:p>-0.9194203181</text:p>
          </table:table-cell>
          <table:table-cell office:value-type="float" office:value="-2.14689504005866" calcext:value-type="float">
            <text:p>-2.1468950401</text:p>
          </table:table-cell>
          <table:table-cell office:value-type="float" office:value="-0.977509832554402" calcext:value-type="float">
            <text:p>-0.9775098326</text:p>
          </table:table-cell>
          <table:table-cell office:value-type="float" office:value="-3.14520641849073" calcext:value-type="float">
            <text:p>-3.1452064185</text:p>
          </table:table-cell>
          <table:table-cell office:value-type="float" office:value="-1.36622420399558" calcext:value-type="float">
            <text:p>-1.366224204</text:p>
          </table:table-cell>
          <table:table-cell office:value-type="float" office:value="-2.3713193870481" calcext:value-type="float">
            <text:p>-2.371319387</text:p>
          </table:table-cell>
          <table:table-cell office:value-type="float" office:value="-1.39526896123787" calcext:value-type="float">
            <text:p>-1.3952689612</text:p>
          </table:table-cell>
          <table:table-cell office:value-type="float" office:value="-2.87047507626414" calcext:value-type="float">
            <text:p>-2.8704750763</text:p>
          </table:table-cell>
          <table:table-cell office:value-type="float" office:value="-1.33717944675329" calcext:value-type="float">
            <text:p>-1.3371794468</text:p>
          </table:table-cell>
          <table:table-cell office:value-type="float" office:value="-1.87216369783207" calcext:value-type="float">
            <text:p>-1.8721636978</text:p>
          </table:table-cell>
          <table:table-cell office:value-type="float" office:value="-1.42431371848017" calcext:value-type="float">
            <text:p>-1.4243137185</text:p>
          </table:table-cell>
          <table:table-cell office:value-type="float" office:value="-3.36963076548018" calcext:value-type="float">
            <text:p>-3.3696307655</text:p>
          </table:table-cell>
          <table:table-cell office:value-type="float" office:value="-1.81302808992135" calcext:value-type="float">
            <text:p>-1.8130280899</text:p>
          </table:table-cell>
          <table:table-cell office:value-type="float" office:value="-2.59574373403754" calcext:value-type="float">
            <text:p>-2.595743734</text:p>
          </table:table-cell>
          <table:table-cell office:value-type="float" office:value="-1.78398333267906" calcext:value-type="float">
            <text:p>-1.7839833327</text:p>
          </table:table-cell>
          <table:table-cell office:value-type="float" office:value="-2.09658804482151" calcext:value-type="float">
            <text:p>-2.0965880448</text:p>
          </table:table-cell>
          <table:table-cell office:value-type="float" office:value="-1.84207284716364" calcext:value-type="float">
            <text:p>-1.8420728472</text:p>
          </table:table-cell>
          <table:table-cell office:value-type="float" office:value="-3.09489942325358" calcext:value-type="float">
            <text:p>-3.094899423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4]</text:p>
          </table:table-cell>
          <table:table-cell office:value-type="float" office:value="-1" calcext:value-type="float">
            <text:p>-1</text:p>
          </table:table-cell>
          <table:table-cell office:value-type="float" office:value="0.616277847733249" calcext:value-type="float">
            <text:p>0.6162778477</text:p>
          </table:table-cell>
          <table:table-cell office:value-type="float" office:value="-2.95328076606156" calcext:value-type="float">
            <text:p>-2.9532807661</text:p>
          </table:table-cell>
          <table:table-cell office:value-type="float" office:value="-0.588207084726203" calcext:value-type="float">
            <text:p>-0.5882070847</text:p>
          </table:table-cell>
          <table:table-cell office:value-type="float" office:value="-3.12784960680203" calcext:value-type="float">
            <text:p>-3.1278496068</text:p>
          </table:table-cell>
          <table:table-cell office:value-type="float" office:value="-1.77953493792893" calcext:value-type="float">
            <text:p>-1.7795349379</text:p>
          </table:table-cell>
          <table:table-cell office:value-type="float" office:value="-3.51902029166038" calcext:value-type="float">
            <text:p>-3.5190202917</text:p>
          </table:table-cell>
          <table:table-cell office:value-type="float" office:value="-0.738484870491979" calcext:value-type="float">
            <text:p>-0.7384848705</text:p>
          </table:table-cell>
          <table:table-cell office:value-type="float" office:value="-2.57905980143357" calcext:value-type="float">
            <text:p>-2.5790598014</text:p>
          </table:table-cell>
          <table:table-cell office:value-type="float" office:value="-0.313644338218374" calcext:value-type="float">
            <text:p>-0.3136443382</text:p>
          </table:table-cell>
          <table:table-cell office:value-type="float" office:value="-1.99124787032106" calcext:value-type="float">
            <text:p>-1.9912478703</text:p>
          </table:table-cell>
          <table:table-cell office:value-type="float" office:value="-2.46475163112036" calcext:value-type="float">
            <text:p>-2.4647516311</text:p>
          </table:table-cell>
          <table:table-cell office:value-type="float" office:value="-3.1562562854054" calcext:value-type="float">
            <text:p>-3.1562562854</text:p>
          </table:table-cell>
          <table:table-cell office:value-type="float" office:value="-2.6170812175399" calcext:value-type="float">
            <text:p>-2.6170812175</text:p>
          </table:table-cell>
          <table:table-cell office:value-type="float" office:value="-3.57771695906538" calcext:value-type="float">
            <text:p>-3.5777169591</text:p>
          </table:table-cell>
          <table:table-cell office:value-type="float" office:value="-0.173299138148091" calcext:value-type="float">
            <text:p>-0.1732991381</text:p>
          </table:table-cell>
          <table:table-cell office:value-type="float" office:value="-2.56962586895038" calcext:value-type="float">
            <text:p>-2.569625869</text:p>
          </table:table-cell>
          <table:table-cell office:value-type="float" office:value="-2.76744975990631" calcext:value-type="float">
            <text:p>-2.7674497599</text:p>
          </table:table-cell>
          <table:table-cell office:value-type="float" office:value="-2.62032039710494" calcext:value-type="float">
            <text:p>-2.6203203971</text:p>
          </table:table-cell>
          <table:table-cell office:value-type="float" office:value="-1.92380087351838" calcext:value-type="float">
            <text:p>-1.9238008735</text:p>
          </table:table-cell>
          <table:table-cell office:value-type="float" office:value="-2.29191540730765" calcext:value-type="float">
            <text:p>-2.2919154073</text:p>
          </table:table-cell>
          <table:table-cell office:value-type="float" office:value="-1.47458283460823" calcext:value-type="float">
            <text:p>-1.4745828346</text:p>
          </table:table-cell>
          <table:table-cell office:value-type="float" office:value="-2.90079579210347" calcext:value-type="float">
            <text:p>-2.9007957921</text:p>
          </table:table-cell>
          <table:table-cell office:value-type="float" office:value="-0.93849254939128" calcext:value-type="float">
            <text:p>-0.9384925494</text:p>
          </table:table-cell>
          <table:table-cell office:value-type="float" office:value="-1.92455354168639" calcext:value-type="float">
            <text:p>-1.9245535417</text:p>
          </table:table-cell>
          <table:table-cell office:value-type="float" office:value="-3.03923218888372" calcext:value-type="float">
            <text:p>-3.0392321889</text:p>
          </table:table-cell>
          <table:table-cell office:value-type="float" office:value="-3.01822439360475" calcext:value-type="float">
            <text:p>-3.0182243936</text:p>
          </table:table-cell>
          <table:table-cell office:value-type="float" office:value="-1.40815001373889" calcext:value-type="float">
            <text:p>-1.4081500137</text:p>
          </table:table-cell>
          <table:table-cell office:value-type="float" office:value="-2.30709232094968" calcext:value-type="float">
            <text:p>-2.3070923209</text:p>
          </table:table-cell>
          <table:table-cell office:value-type="float" office:value="-2.04245717548186" calcext:value-type="float">
            <text:p>-2.0424571755</text:p>
          </table:table-cell>
          <table:table-cell office:value-type="float" office:value="-3.10066406074853" calcext:value-type="float">
            <text:p>-3.1006640607</text:p>
          </table:table-cell>
          <table:table-cell office:value-type="float" office:value="-2.77936983706966" calcext:value-type="float">
            <text:p>-2.7793698371</text:p>
          </table:table-cell>
          <table:table-cell office:value-type="float" office:value="-1.88609548154" calcext:value-type="float">
            <text:p>-1.8860954815</text:p>
          </table:table-cell>
          <table:table-cell office:value-type="float" office:value="-2.40102204320659" calcext:value-type="float">
            <text:p>-2.4010220432</text:p>
          </table:table-cell>
          <table:table-cell office:value-type="float" office:value="-2.3741359674759" calcext:value-type="float">
            <text:p>-2.3741359675</text:p>
          </table:table-cell>
          <table:table-cell office:value-type="float" office:value="-1.97078805278237" calcext:value-type="float">
            <text:p>-1.9707880528</text:p>
          </table:table-cell>
          <table:table-cell office:value-type="float" office:value="-2.70076042256769" calcext:value-type="float">
            <text:p>-2.7007604226</text:p>
          </table:table-cell>
          <table:table-cell office:value-type="float" office:value="-2.81552512843762" calcext:value-type="float">
            <text:p>-2.8155251284</text:p>
          </table:table-cell>
          <table:table-cell office:value-type="float" office:value="-1.39148349519569" calcext:value-type="float">
            <text:p>-1.3914834952</text:p>
          </table:table-cell>
          <table:table-cell office:value-type="float" office:value="-2.39493328757318" calcext:value-type="float">
            <text:p>-2.3949332876</text:p>
          </table:table-cell>
          <table:table-cell office:value-type="float" office:value="-2.7644770424511" calcext:value-type="float">
            <text:p>-2.7644770425</text:p>
          </table:table-cell>
          <table:table-cell office:value-type="float" office:value="9.06199999999996" calcext:value-type="float">
            <text:p>9.062</text:p>
          </table:table-cell>
          <table:table-cell office:value-type="float" office:value="2.05" calcext:value-type="float">
            <text:p>2.05</text:p>
          </table:table-cell>
          <table:table-cell office:value-type="float" office:value="1.19399999999998" calcext:value-type="float">
            <text:p>1.19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789999999999975" calcext:value-type="float">
            <text:p>0.79</text:p>
          </table:table-cell>
          <table:table-cell office:value-type="float" office:value="0.650004108573907" calcext:value-type="float">
            <text:p>0.6500041086</text:p>
          </table:table-cell>
          <table:table-cell office:value-type="float" office:value="-2.96000514376079" calcext:value-type="float">
            <text:p>-2.9600051438</text:p>
          </table:table-cell>
          <table:table-cell office:value-type="float" office:value="0.274232864654979" calcext:value-type="float">
            <text:p>0.2742328647</text:p>
          </table:table-cell>
          <table:table-cell office:value-type="float" office:value="-2.63016279923295" calcext:value-type="float">
            <text:p>-2.6301627992</text:p>
          </table:table-cell>
          <table:table-cell office:value-type="float" office:value="0.176466637009516" calcext:value-type="float">
            <text:p>0.176466637</text:p>
          </table:table-cell>
          <table:table-cell office:value-type="float" office:value="-3.12051141474234" calcext:value-type="float">
            <text:p>-3.1205114147</text:p>
          </table:table-cell>
          <table:table-cell office:value-type="float" office:value="-0.199304606909412" calcext:value-type="float">
            <text:p>-0.1993046069</text:p>
          </table:table-cell>
          <table:table-cell office:value-type="float" office:value="-2.7906690702145" calcext:value-type="float">
            <text:p>-2.7906690702</text:p>
          </table:table-cell>
          <table:table-cell office:value-type="float" office:value="-0.101538379263949" calcext:value-type="float">
            <text:p>-0.1015383793</text:p>
          </table:table-cell>
          <table:table-cell office:value-type="float" office:value="-2.30032045470511" calcext:value-type="float">
            <text:p>-2.3003204547</text:p>
          </table:table-cell>
          <table:table-cell office:value-type="float" office:value="-0.297070834554876" calcext:value-type="float">
            <text:p>-0.2970708346</text:p>
          </table:table-cell>
          <table:table-cell office:value-type="float" office:value="-3.28101768572389" calcext:value-type="float">
            <text:p>-3.2810176857</text:p>
          </table:table-cell>
          <table:table-cell office:value-type="float" office:value="-0.672842078473804" calcext:value-type="float">
            <text:p>-0.6728420785</text:p>
          </table:table-cell>
          <table:table-cell office:value-type="float" office:value="-2.95117534119605" calcext:value-type="float">
            <text:p>-2.9511753412</text:p>
          </table:table-cell>
          <table:table-cell office:value-type="float" office:value="-0.57507585082834" calcext:value-type="float">
            <text:p>-0.5750758508</text:p>
          </table:table-cell>
          <table:table-cell office:value-type="float" office:value="-2.46082672568666" calcext:value-type="float">
            <text:p>-2.4608267257</text:p>
          </table:table-cell>
          <table:table-cell office:value-type="float" office:value="-0.770608306119267" calcext:value-type="float">
            <text:p>-0.7706083061</text:p>
          </table:table-cell>
          <table:table-cell office:value-type="float" office:value="-3.44152395670544" calcext:value-type="float">
            <text:p>-3.4415239567</text:p>
          </table:table-cell>
          <table:table-cell office:value-type="float" office:value="-0.477309623182876" calcext:value-type="float">
            <text:p>-0.4773096232</text:p>
          </table:table-cell>
          <table:table-cell office:value-type="float" office:value="-1.97047811017727" calcext:value-type="float">
            <text:p>-1.9704781102</text:p>
          </table:table-cell>
          <table:table-cell office:value-type="float" office:value="-1.04861332239273" calcext:value-type="float">
            <text:p>-1.0486133224</text:p>
          </table:table-cell>
          <table:table-cell office:value-type="float" office:value="-2.62133299666821" calcext:value-type="float">
            <text:p>-2.6213329967</text:p>
          </table:table-cell>
          <table:table-cell office:value-type="float" office:value="-0.950847094747268" calcext:value-type="float">
            <text:p>-0.9508470947</text:p>
          </table:table-cell>
          <table:table-cell office:value-type="float" office:value="-2.13098438115882" calcext:value-type="float">
            <text:p>-2.1309843812</text:p>
          </table:table-cell>
          <table:table-cell office:value-type="float" office:value="-1.1463795500382" calcext:value-type="float">
            <text:p>-1.14637955</text:p>
          </table:table-cell>
          <table:table-cell office:value-type="float" office:value="-3.1116816121776" calcext:value-type="float">
            <text:p>-3.1116816122</text:p>
          </table:table-cell>
          <table:table-cell office:value-type="float" office:value="-1.42438456631166" calcext:value-type="float">
            <text:p>-1.4243845663</text:p>
          </table:table-cell>
          <table:table-cell office:value-type="float" office:value="-2.29149065214037" calcext:value-type="float">
            <text:p>-2.2914906521</text:p>
          </table:table-cell>
          <table:table-cell office:value-type="float" office:value="-1.52215079395712" calcext:value-type="float">
            <text:p>-1.522150794</text:p>
          </table:table-cell>
          <table:table-cell office:value-type="float" office:value="-2.78183926764976" calcext:value-type="float">
            <text:p>-2.7818392676</text:p>
          </table:table-cell>
          <table:table-cell office:value-type="float" office:value="-1.3266183386662" calcext:value-type="float">
            <text:p>-1.3266183387</text:p>
          </table:table-cell>
          <table:table-cell office:value-type="float" office:value="-1.80114203663098" calcext:value-type="float">
            <text:p>-1.8011420366</text:p>
          </table:table-cell>
          <table:table-cell office:value-type="float" office:value="-1.61991702160259" calcext:value-type="float">
            <text:p>-1.6199170216</text:p>
          </table:table-cell>
          <table:table-cell office:value-type="float" office:value="-3.27218788315915" calcext:value-type="float">
            <text:p>-3.2721878832</text:p>
          </table:table-cell>
          <table:table-cell office:value-type="float" office:value="-1.89792203787605" calcext:value-type="float">
            <text:p>-1.8979220379</text:p>
          </table:table-cell>
          <table:table-cell office:value-type="float" office:value="-2.45199692312192" calcext:value-type="float">
            <text:p>-2.4519969231</text:p>
          </table:table-cell>
          <table:table-cell office:value-type="float" office:value="-1.80015581023059" calcext:value-type="float">
            <text:p>-1.8001558102</text:p>
          </table:table-cell>
          <table:table-cell office:value-type="float" office:value="-1.96164830761253" calcext:value-type="float">
            <text:p>-1.9616483076</text:p>
          </table:table-cell>
          <table:table-cell office:value-type="float" office:value="-1.99568826552151" calcext:value-type="float">
            <text:p>-1.9956882655</text:p>
          </table:table-cell>
          <table:table-cell office:value-type="float" office:value="-2.94234553863131" calcext:value-type="float">
            <text:p>-2.942345538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4]</text:p>
          </table:table-cell>
          <table:table-cell office:value-type="float" office:value="-2" calcext:value-type="float">
            <text:p>-2</text:p>
          </table:table-cell>
          <table:table-cell office:value-type="float" office:value="0.576886003367813" calcext:value-type="float">
            <text:p>0.5768860034</text:p>
          </table:table-cell>
          <table:table-cell office:value-type="float" office:value="-2.94633219804439" calcext:value-type="float">
            <text:p>-2.946332198</text:p>
          </table:table-cell>
          <table:table-cell office:value-type="float" office:value="-0.627899083083171" calcext:value-type="float">
            <text:p>-0.6278990831</text:p>
          </table:table-cell>
          <table:table-cell office:value-type="float" office:value="-3.13280392476018" calcext:value-type="float">
            <text:p>-3.1328039248</text:p>
          </table:table-cell>
          <table:table-cell office:value-type="float" office:value="-1.81893142677175" calcext:value-type="float">
            <text:p>-1.8189314268</text:p>
          </table:table-cell>
          <table:table-cell office:value-type="float" office:value="-3.51209810509419" calcext:value-type="float">
            <text:p>-3.5120981051</text:p>
          </table:table-cell>
          <table:table-cell office:value-type="float" office:value="-0.778484862269146" calcext:value-type="float">
            <text:p>-0.7784848623</text:p>
          </table:table-cell>
          <table:table-cell office:value-type="float" office:value="-2.57903415330316" calcext:value-type="float">
            <text:p>-2.5790341533</text:p>
          </table:table-cell>
          <table:table-cell office:value-type="float" office:value="-0.353194625878451" calcext:value-type="float">
            <text:p>-0.3531946259</text:p>
          </table:table-cell>
          <table:table-cell office:value-type="float" office:value="-1.98526667094258" calcext:value-type="float">
            <text:p>-1.9852666709</text:p>
          </table:table-cell>
          <table:table-cell office:value-type="float" office:value="-2.50127005521636" calcext:value-type="float">
            <text:p>-2.5012700552</text:p>
          </table:table-cell>
          <table:table-cell office:value-type="float" office:value="-3.1399343767687" calcext:value-type="float">
            <text:p>-3.1399343768</text:p>
          </table:table-cell>
          <table:table-cell office:value-type="float" office:value="-2.65285340662439" calcext:value-type="float">
            <text:p>-2.6528534066</text:p>
          </table:table-cell>
          <table:table-cell office:value-type="float" office:value="-3.55981862148604" calcext:value-type="float">
            <text:p>-3.5598186215</text:p>
          </table:table-cell>
          <table:table-cell office:value-type="float" office:value="-0.212595903016602" calcext:value-type="float">
            <text:p>-0.212595903</text:p>
          </table:table-cell>
          <table:table-cell office:value-type="float" office:value="-2.56215832110193" calcext:value-type="float">
            <text:p>-2.5621583211</text:p>
          </table:table-cell>
          <table:table-cell office:value-type="float" office:value="-2.80116228175656" calcext:value-type="float">
            <text:p>-2.8011622818</text:p>
          </table:table-cell>
          <table:table-cell office:value-type="float" office:value="-2.59879213961631" calcext:value-type="float">
            <text:p>-2.5987921396</text:p>
          </table:table-cell>
          <table:table-cell office:value-type="float" office:value="-1.96334684458388" calcext:value-type="float">
            <text:p>-1.9633468446</text:p>
          </table:table-cell>
          <table:table-cell office:value-type="float" office:value="-2.29792508055057" calcext:value-type="float">
            <text:p>-2.2979250806</text:p>
          </table:table-cell>
          <table:table-cell office:value-type="float" office:value="-1.51454644049832" calcext:value-type="float">
            <text:p>-1.5145464405</text:p>
          </table:table-cell>
          <table:table-cell office:value-type="float" office:value="-2.89908986002349" calcext:value-type="float">
            <text:p>-2.89908986</text:p>
          </table:table-cell>
          <table:table-cell office:value-type="float" office:value="-0.978485647942759" calcext:value-type="float">
            <text:p>-0.9784856479</text:p>
          </table:table-cell>
          <table:table-cell office:value-type="float" office:value="-1.92381052873111" calcext:value-type="float">
            <text:p>-1.9238105287</text:p>
          </table:table-cell>
          <table:table-cell office:value-type="float" office:value="-3.0705167911895" calcext:value-type="float">
            <text:p>-3.0705167912</text:p>
          </table:table-cell>
          <table:table-cell office:value-type="float" office:value="-2.99329903185073" calcext:value-type="float">
            <text:p>-2.9932990319</text:p>
          </table:table-cell>
          <table:table-cell office:value-type="float" office:value="-1.44814796111937" calcext:value-type="float">
            <text:p>-1.4481479611</text:p>
          </table:table-cell>
          <table:table-cell office:value-type="float" office:value="-2.30749754354067" calcext:value-type="float">
            <text:p>-2.3074975435</text:p>
          </table:table-cell>
          <table:table-cell office:value-type="float" office:value="-2.08221754067431" calcext:value-type="float">
            <text:p>-2.0822175407</text:p>
          </table:table-cell>
          <table:table-cell office:value-type="float" office:value="-3.09629217788602" calcext:value-type="float">
            <text:p>-3.0962921779</text:p>
          </table:table-cell>
          <table:table-cell office:value-type="float" office:value="-2.75833955371344" calcext:value-type="float">
            <text:p>-2.7583395537</text:p>
          </table:table-cell>
          <table:table-cell office:value-type="float" office:value="-1.8520700912857" calcext:value-type="float">
            <text:p>-1.8520700913</text:p>
          </table:table-cell>
          <table:table-cell office:value-type="float" office:value="-2.43777924865721" calcext:value-type="float">
            <text:p>-2.4377792487</text:p>
          </table:table-cell>
          <table:table-cell office:value-type="float" office:value="-2.358359153873" calcext:value-type="float">
            <text:p>-2.3583591539</text:p>
          </table:table-cell>
          <table:table-cell office:value-type="float" office:value="-2.00904983019921" calcext:value-type="float">
            <text:p>-2.0090498302</text:p>
          </table:table-cell>
          <table:table-cell office:value-type="float" office:value="-2.68909695872097" calcext:value-type="float">
            <text:p>-2.6890969587</text:p>
          </table:table-cell>
          <table:table-cell office:value-type="float" office:value="-2.81973830579814" calcext:value-type="float">
            <text:p>-2.8197383058</text:p>
          </table:table-cell>
          <table:table-cell office:value-type="float" office:value="-1.35170599984306" calcext:value-type="float">
            <text:p>-1.3517059998</text:p>
          </table:table-cell>
          <table:table-cell office:value-type="float" office:value="-2.4304525694473" calcext:value-type="float">
            <text:p>-2.4304525694</text:p>
          </table:table-cell>
          <table:table-cell office:value-type="float" office:value="-2.74608191768537" calcext:value-type="float">
            <text:p>-2.7460819177</text:p>
          </table:table-cell>
          <table:table-cell office:value-type="float" office:value="9.03399999999996" calcext:value-type="float">
            <text:p>9.034</text:p>
          </table:table-cell>
          <table:table-cell office:value-type="float" office:value="2.05" calcext:value-type="float">
            <text:p>2.05</text:p>
          </table:table-cell>
          <table:table-cell office:value-type="float" office:value="1.20799999999998" calcext:value-type="float">
            <text:p>1.20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779999999999976" calcext:value-type="float">
            <text:p>0.78</text:p>
          </table:table-cell>
          <table:table-cell office:value-type="float" office:value="0.650004108573907" calcext:value-type="float">
            <text:p>0.6500041086</text:p>
          </table:table-cell>
          <table:table-cell office:value-type="float" office:value="-2.96000514376079" calcext:value-type="float">
            <text:p>-2.9600051438</text:p>
          </table:table-cell>
          <table:table-cell office:value-type="float" office:value="0.270322298417756" calcext:value-type="float">
            <text:p>0.2703222984</text:p>
          </table:table-cell>
          <table:table-cell office:value-type="float" office:value="-2.63467189455845" calcext:value-type="float">
            <text:p>-2.6346718946</text:p>
          </table:table-cell>
          <table:table-cell office:value-type="float" office:value="0.178416344990877" calcext:value-type="float">
            <text:p>0.178416345</text:p>
          </table:table-cell>
          <table:table-cell office:value-type="float" office:value="-3.12615261210971" calcext:value-type="float">
            <text:p>-3.1261526121</text:p>
          </table:table-cell>
          <table:table-cell office:value-type="float" office:value="-0.201265465165275" calcext:value-type="float">
            <text:p>-0.2012654652</text:p>
          </table:table-cell>
          <table:table-cell office:value-type="float" office:value="-2.80081936290737" calcext:value-type="float">
            <text:p>-2.8008193629</text:p>
          </table:table-cell>
          <table:table-cell office:value-type="float" office:value="-0.109359511738395" calcext:value-type="float">
            <text:p>-0.1093595117</text:p>
          </table:table-cell>
          <table:table-cell office:value-type="float" office:value="-2.30933864535612" calcext:value-type="float">
            <text:p>-2.3093386454</text:p>
          </table:table-cell>
          <table:table-cell office:value-type="float" office:value="-0.293171418592154" calcext:value-type="float">
            <text:p>-0.2931714186</text:p>
          </table:table-cell>
          <table:table-cell office:value-type="float" office:value="-3.29230008045863" calcext:value-type="float">
            <text:p>-3.2923000805</text:p>
          </table:table-cell>
          <table:table-cell office:value-type="float" office:value="-0.672853228748306" calcext:value-type="float">
            <text:p>-0.6728532287</text:p>
          </table:table-cell>
          <table:table-cell office:value-type="float" office:value="-2.96696683125629" calcext:value-type="float">
            <text:p>-2.9669668313</text:p>
          </table:table-cell>
          <table:table-cell office:value-type="float" office:value="-0.580947275321426" calcext:value-type="float">
            <text:p>-0.5809472753</text:p>
          </table:table-cell>
          <table:table-cell office:value-type="float" office:value="-2.47548611370504" calcext:value-type="float">
            <text:p>-2.4754861137</text:p>
          </table:table-cell>
          <table:table-cell office:value-type="float" office:value="-0.764759182175185" calcext:value-type="float">
            <text:p>-0.7647591822</text:p>
          </table:table-cell>
          <table:table-cell office:value-type="float" office:value="-3.45844754880755" calcext:value-type="float">
            <text:p>-3.4584475488</text:p>
          </table:table-cell>
          <table:table-cell office:value-type="float" office:value="-0.489041321894547" calcext:value-type="float">
            <text:p>-0.4890413219</text:p>
          </table:table-cell>
          <table:table-cell office:value-type="float" office:value="-1.98400539615378" calcext:value-type="float">
            <text:p>-1.9840053962</text:p>
          </table:table-cell>
          <table:table-cell office:value-type="float" office:value="-1.05253503890446" calcext:value-type="float">
            <text:p>-1.0525350389</text:p>
          </table:table-cell>
          <table:table-cell office:value-type="float" office:value="-2.64163358205396" calcext:value-type="float">
            <text:p>-2.6416335821</text:p>
          </table:table-cell>
          <table:table-cell office:value-type="float" office:value="-0.960629085477578" calcext:value-type="float">
            <text:p>-0.9606290855</text:p>
          </table:table-cell>
          <table:table-cell office:value-type="float" office:value="-2.1501528645027" calcext:value-type="float">
            <text:p>-2.1501528645</text:p>
          </table:table-cell>
          <table:table-cell office:value-type="float" office:value="-1.14444099233134" calcext:value-type="float">
            <text:p>-1.1444409923</text:p>
          </table:table-cell>
          <table:table-cell office:value-type="float" office:value="-3.13311429960521" calcext:value-type="float">
            <text:p>-3.1331142996</text:p>
          </table:table-cell>
          <table:table-cell office:value-type="float" office:value="-1.43221684906061" calcext:value-type="float">
            <text:p>-1.4322168491</text:p>
          </table:table-cell>
          <table:table-cell office:value-type="float" office:value="-2.31630033285162" calcext:value-type="float">
            <text:p>-2.3163003329</text:p>
          </table:table-cell>
          <table:table-cell office:value-type="float" office:value="-1.52412280248749" calcext:value-type="float">
            <text:p>-1.5241228025</text:p>
          </table:table-cell>
          <table:table-cell office:value-type="float" office:value="-2.80778105040288" calcext:value-type="float">
            <text:p>-2.8077810504</text:p>
          </table:table-cell>
          <table:table-cell office:value-type="float" office:value="-1.34031089563373" calcext:value-type="float">
            <text:p>-1.3403108956</text:p>
          </table:table-cell>
          <table:table-cell office:value-type="float" office:value="-1.82481961530037" calcext:value-type="float">
            <text:p>-1.8248196153</text:p>
          </table:table-cell>
          <table:table-cell office:value-type="float" office:value="-1.61602875591437" calcext:value-type="float">
            <text:p>-1.6160287559</text:p>
          </table:table-cell>
          <table:table-cell office:value-type="float" office:value="-3.29926176795413" calcext:value-type="float">
            <text:p>-3.299261768</text:p>
          </table:table-cell>
          <table:table-cell office:value-type="float" office:value="-1.90380461264364" calcext:value-type="float">
            <text:p>-1.9038046126</text:p>
          </table:table-cell>
          <table:table-cell office:value-type="float" office:value="-2.48244780120054" calcext:value-type="float">
            <text:p>-2.4824478012</text:p>
          </table:table-cell>
          <table:table-cell office:value-type="float" office:value="-1.81189865921676" calcext:value-type="float">
            <text:p>-1.8118986592</text:p>
          </table:table-cell>
          <table:table-cell office:value-type="float" office:value="-1.99096708364929" calcext:value-type="float">
            <text:p>-1.9909670836</text:p>
          </table:table-cell>
          <table:table-cell office:value-type="float" office:value="-1.99571056607052" calcext:value-type="float">
            <text:p>-1.9957105661</text:p>
          </table:table-cell>
          <table:table-cell office:value-type="float" office:value="-2.9739285187518" calcext:value-type="float">
            <text:p>-2.97392851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4]</text:p>
          </table:table-cell>
          <table:table-cell office:value-type="float" office:value="-3" calcext:value-type="float">
            <text:p>-3</text:p>
          </table:table-cell>
          <table:table-cell office:value-type="float" office:value="0.537662776340176" calcext:value-type="float">
            <text:p>0.5376627763</text:p>
          </table:table-cell>
          <table:table-cell office:value-type="float" office:value="-2.93848755263887" calcext:value-type="float">
            <text:p>-2.9384875526</text:p>
          </table:table-cell>
          <table:table-cell office:value-type="float" office:value="-0.667614456222471" calcext:value-type="float">
            <text:p>-0.6676144562</text:p>
          </table:table-cell>
          <table:table-cell office:value-type="float" office:value="-3.137567236256" calcext:value-type="float">
            <text:p>-3.1375672363</text:p>
          </table:table-cell>
          <table:table-cell office:value-type="float" office:value="-1.85820065502059" calcext:value-type="float">
            <text:p>-1.858200655</text:p>
          </table:table-cell>
          <table:table-cell office:value-type="float" office:value="-3.50448707935908" calcext:value-type="float">
            <text:p>-3.5044870794</text:p>
          </table:table-cell>
          <table:table-cell office:value-type="float" office:value="-0.817659974606029" calcext:value-type="float">
            <text:p>-0.8176599746</text:p>
          </table:table-cell>
          <table:table-cell office:value-type="float" office:value="-2.57095265756335" calcext:value-type="float">
            <text:p>-2.5709526576</text:p>
          </table:table-cell>
          <table:table-cell office:value-type="float" office:value="-0.393183412160771" calcext:value-type="float">
            <text:p>-0.3931834122</text:p>
          </table:table-cell>
          <table:table-cell office:value-type="float" office:value="-1.98431958506108" calcext:value-type="float">
            <text:p>-1.9843195851</text:p>
          </table:table-cell>
          <table:table-cell office:value-type="float" office:value="-2.53746403703666" calcext:value-type="float">
            <text:p>-2.537464037</text:p>
          </table:table-cell>
          <table:table-cell office:value-type="float" office:value="-3.12290511724305" calcext:value-type="float">
            <text:p>-3.1229051172</text:p>
          </table:table-cell>
          <table:table-cell office:value-type="float" office:value="-2.68917225338707" calcext:value-type="float">
            <text:p>-2.6891722534</text:p>
          </table:table-cell>
          <table:table-cell office:value-type="float" office:value="-3.54305731575443" calcext:value-type="float">
            <text:p>-3.5430573158</text:p>
          </table:table-cell>
          <table:table-cell office:value-type="float" office:value="-0.251683603815127" calcext:value-type="float">
            <text:p>-0.2516836038</text:p>
          </table:table-cell>
          <table:table-cell office:value-type="float" office:value="-2.55366410858487" calcext:value-type="float">
            <text:p>-2.5536641086</text:p>
          </table:table-cell>
          <table:table-cell office:value-type="float" office:value="-2.83352575637377" calcext:value-type="float">
            <text:p>-2.8335257564</text:p>
          </table:table-cell>
          <table:table-cell office:value-type="float" office:value="-2.57528457677579" calcext:value-type="float">
            <text:p>-2.5752845768</text:p>
          </table:table-cell>
          <table:table-cell office:value-type="float" office:value="-2.00334294953909" calcext:value-type="float">
            <text:p>-2.0033429495</text:p>
          </table:table-cell>
          <table:table-cell office:value-type="float" office:value="-2.29848328160037" calcext:value-type="float">
            <text:p>-2.2984832816</text:p>
          </table:table-cell>
          <table:table-cell office:value-type="float" office:value="-1.55447514716093" calcext:value-type="float">
            <text:p>-1.5544751472</text:p>
          </table:table-cell>
          <table:table-cell office:value-type="float" office:value="-2.89670273115153" calcext:value-type="float">
            <text:p>-2.8967027312</text:p>
          </table:table-cell>
          <table:table-cell office:value-type="float" office:value="-1.01524898198343" calcext:value-type="float">
            <text:p>-1.015248982</text:p>
          </table:table-cell>
          <table:table-cell office:value-type="float" office:value="-1.90804800132545" calcext:value-type="float">
            <text:p>-1.9080480013</text:p>
          </table:table-cell>
          <table:table-cell office:value-type="float" office:value="-3.10066755925138" calcext:value-type="float">
            <text:p>-3.1006675593</text:p>
          </table:table-cell>
          <table:table-cell office:value-type="float" office:value="-2.96701346194482" calcext:value-type="float">
            <text:p>-2.9670134619</text:p>
          </table:table-cell>
          <table:table-cell office:value-type="float" office:value="-1.48814644503351" calcext:value-type="float">
            <text:p>-1.488146445</text:p>
          </table:table-cell>
          <table:table-cell office:value-type="float" office:value="-2.30784580288409" calcext:value-type="float">
            <text:p>-2.3078458029</text:p>
          </table:table-cell>
          <table:table-cell office:value-type="float" office:value="-2.12190025738184" calcext:value-type="float">
            <text:p>-2.1219002574</text:p>
          </table:table-cell>
          <table:table-cell office:value-type="float" office:value="-3.09126405749075" calcext:value-type="float">
            <text:p>-3.0912640575</text:p>
          </table:table-cell>
          <table:table-cell office:value-type="float" office:value="-2.7861799414176" calcext:value-type="float">
            <text:p>-2.7861799414</text:p>
          </table:table-cell>
          <table:table-cell office:value-type="float" office:value="-1.82334879583298" calcext:value-type="float">
            <text:p>-1.8233487958</text:p>
          </table:table-cell>
          <table:table-cell office:value-type="float" office:value="-2.47502160342596" calcext:value-type="float">
            <text:p>-2.4750216034</text:p>
          </table:table-cell>
          <table:table-cell office:value-type="float" office:value="-2.34376439415319" calcext:value-type="float">
            <text:p>-2.3437643942</text:p>
          </table:table-cell>
          <table:table-cell office:value-type="float" office:value="-2.04903179617112" calcext:value-type="float">
            <text:p>-2.0490317962</text:p>
          </table:table-cell>
          <table:table-cell office:value-type="float" office:value="-2.68789596037733" calcext:value-type="float">
            <text:p>-2.6878959604</text:p>
          </table:table-cell>
          <table:table-cell office:value-type="float" office:value="-2.8350315595856" calcext:value-type="float">
            <text:p>-2.8350315596</text:p>
          </table:table-cell>
          <table:table-cell office:value-type="float" office:value="-1.31474498810647" calcext:value-type="float">
            <text:p>-1.3147449881</text:p>
          </table:table-cell>
          <table:table-cell office:value-type="float" office:value="-2.4672883342296" calcext:value-type="float">
            <text:p>-2.4672883342</text:p>
          </table:table-cell>
          <table:table-cell office:value-type="float" office:value="-2.73048940560735" calcext:value-type="float">
            <text:p>-2.7304894056</text:p>
          </table:table-cell>
          <table:table-cell office:value-type="float" office:value="9.00599999999996" calcext:value-type="float">
            <text:p>9.006</text:p>
          </table:table-cell>
          <table:table-cell office:value-type="float" office:value="2.05" calcext:value-type="float">
            <text:p>2.05</text:p>
          </table:table-cell>
          <table:table-cell office:value-type="float" office:value="1.22199999999998" calcext:value-type="float">
            <text:p>1.22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769999999999975" calcext:value-type="float">
            <text:p>0.77</text:p>
          </table:table-cell>
          <table:table-cell office:value-type="float" office:value="0.598471038253164" calcext:value-type="float">
            <text:p>0.5984710383</text:p>
          </table:table-cell>
          <table:table-cell office:value-type="float" office:value="-2.95305225491388" calcext:value-type="float">
            <text:p>-2.9530522549</text:p>
          </table:table-cell>
          <table:table-cell office:value-type="float" office:value="0.23560155303164" calcext:value-type="float">
            <text:p>0.235601553</text:p>
          </table:table-cell>
          <table:table-cell office:value-type="float" office:value="-2.60906717283173" calcext:value-type="float">
            <text:p>-2.6090671728</text:p>
          </table:table-cell>
          <table:table-cell office:value-type="float" office:value="0.119136476036382" calcext:value-type="float">
            <text:p>0.119136476</text:p>
          </table:table-cell>
          <table:table-cell office:value-type="float" office:value="-3.09531390633283" calcext:value-type="float">
            <text:p>-3.0953139063</text:p>
          </table:table-cell>
          <table:table-cell office:value-type="float" office:value="-0.243733009185142" calcext:value-type="float">
            <text:p>-0.2437330092</text:p>
          </table:table-cell>
          <table:table-cell office:value-type="float" office:value="-2.75132882425068" calcext:value-type="float">
            <text:p>-2.7513288243</text:p>
          </table:table-cell>
          <table:table-cell office:value-type="float" office:value="-0.127267932189885" calcext:value-type="float">
            <text:p>-0.1272679322</text:p>
          </table:table-cell>
          <table:table-cell office:value-type="float" office:value="-2.26508209074958" calcext:value-type="float">
            <text:p>-2.2650820907</text:p>
          </table:table-cell>
          <table:table-cell office:value-type="float" office:value="-0.3601980861804" calcext:value-type="float">
            <text:p>-0.3601980862</text:p>
          </table:table-cell>
          <table:table-cell office:value-type="float" office:value="-3.23757555775178" calcext:value-type="float">
            <text:p>-3.2375755578</text:p>
          </table:table-cell>
          <table:table-cell office:value-type="float" office:value="-0.723067571401925" calcext:value-type="float">
            <text:p>-0.7230675714</text:p>
          </table:table-cell>
          <table:table-cell office:value-type="float" office:value="-2.89359047566962" calcext:value-type="float">
            <text:p>-2.8935904757</text:p>
          </table:table-cell>
          <table:table-cell office:value-type="float" office:value="-0.606602494406667" calcext:value-type="float">
            <text:p>-0.6066024944</text:p>
          </table:table-cell>
          <table:table-cell office:value-type="float" office:value="-2.40734374216852" calcext:value-type="float">
            <text:p>-2.4073437422</text:p>
          </table:table-cell>
          <table:table-cell office:value-type="float" office:value="-0.839532648397183" calcext:value-type="float">
            <text:p>-0.8395326484</text:p>
          </table:table-cell>
          <table:table-cell office:value-type="float" office:value="-3.37983720917072" calcext:value-type="float">
            <text:p>-3.3798372092</text:p>
          </table:table-cell>
          <table:table-cell office:value-type="float" office:value="-0.490137417411409" calcext:value-type="float">
            <text:p>-0.4901374174</text:p>
          </table:table-cell>
          <table:table-cell office:value-type="float" office:value="-1.92109700866742" calcext:value-type="float">
            <text:p>-1.9210970087</text:p>
          </table:table-cell>
          <table:table-cell office:value-type="float" office:value="-1.08593705662345" calcext:value-type="float">
            <text:p>-1.0859370566</text:p>
          </table:table-cell>
          <table:table-cell office:value-type="float" office:value="-2.54960539358747" calcext:value-type="float">
            <text:p>-2.5496053936</text:p>
          </table:table-cell>
          <table:table-cell office:value-type="float" office:value="-0.969471979628191" calcext:value-type="float">
            <text:p>-0.9694719796</text:p>
          </table:table-cell>
          <table:table-cell office:value-type="float" office:value="-2.06335866008637" calcext:value-type="float">
            <text:p>-2.0633586601</text:p>
          </table:table-cell>
          <table:table-cell office:value-type="float" office:value="-1.20240213361871" calcext:value-type="float">
            <text:p>-1.2024021336</text:p>
          </table:table-cell>
          <table:table-cell office:value-type="float" office:value="-3.03585212708857" calcext:value-type="float">
            <text:p>-3.0358521271</text:p>
          </table:table-cell>
          <table:table-cell office:value-type="float" office:value="-1.44880654184497" calcext:value-type="float">
            <text:p>-1.4488065418</text:p>
          </table:table-cell>
          <table:table-cell office:value-type="float" office:value="-2.20562031150532" calcext:value-type="float">
            <text:p>-2.2056203115</text:p>
          </table:table-cell>
          <table:table-cell office:value-type="float" office:value="-1.56527161884023" calcext:value-type="float">
            <text:p>-1.5652716188</text:p>
          </table:table-cell>
          <table:table-cell office:value-type="float" office:value="-2.69186704500641" calcext:value-type="float">
            <text:p>-2.691867045</text:p>
          </table:table-cell>
          <table:table-cell office:value-type="float" office:value="-1.33234146484972" calcext:value-type="float">
            <text:p>-1.3323414648</text:p>
          </table:table-cell>
          <table:table-cell office:value-type="float" office:value="-1.71937357800422" calcext:value-type="float">
            <text:p>-1.719373578</text:p>
          </table:table-cell>
          <table:table-cell office:value-type="float" office:value="-1.68173669583549" calcext:value-type="float">
            <text:p>-1.6817366958</text:p>
          </table:table-cell>
          <table:table-cell office:value-type="float" office:value="-3.17811377850751" calcext:value-type="float">
            <text:p>-3.1781137785</text:p>
          </table:table-cell>
          <table:table-cell office:value-type="float" office:value="-1.92814110406176" calcext:value-type="float">
            <text:p>-1.9281411041</text:p>
          </table:table-cell>
          <table:table-cell office:value-type="float" office:value="-2.34788196292426" calcext:value-type="float">
            <text:p>-2.3478819629</text:p>
          </table:table-cell>
          <table:table-cell office:value-type="float" office:value="-1.8116760270665" calcext:value-type="float">
            <text:p>-1.8116760271</text:p>
          </table:table-cell>
          <table:table-cell office:value-type="float" office:value="-1.86163522942316" calcext:value-type="float">
            <text:p>-1.8616352294</text:p>
          </table:table-cell>
          <table:table-cell office:value-type="float" office:value="-2.04460618105701" calcext:value-type="float">
            <text:p>-2.0446061811</text:p>
          </table:table-cell>
          <table:table-cell office:value-type="float" office:value="-2.83412869642536" calcext:value-type="float">
            <text:p>-2.83412869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4]</text:p>
          </table:table-cell>
          <table:table-cell office:value-type="float" office:value="-4" calcext:value-type="float">
            <text:p>-4</text:p>
          </table:table-cell>
          <table:table-cell office:value-type="float" office:value="0.498064796593729" calcext:value-type="float">
            <text:p>0.4980647966</text:p>
          </table:table-cell>
          <table:table-cell office:value-type="float" office:value="-2.93283069838937" calcext:value-type="float">
            <text:p>-2.9328306984</text:p>
          </table:table-cell>
          <table:table-cell office:value-type="float" office:value="-0.706783938403671" calcext:value-type="float">
            <text:p>-0.7067839384</text:p>
          </table:table-cell>
          <table:table-cell office:value-type="float" office:value="-3.14567597633425" calcext:value-type="float">
            <text:p>-3.1456759763</text:p>
          </table:table-cell>
          <table:table-cell office:value-type="float" office:value="-1.89739394542295" calcext:value-type="float">
            <text:p>-1.8973939454</text:p>
          </table:table-cell>
          <table:table-cell office:value-type="float" office:value="-3.49649420832066" calcext:value-type="float">
            <text:p>-3.4964942083</text:p>
          </table:table-cell>
          <table:table-cell office:value-type="float" office:value="-0.857626913281906" calcext:value-type="float">
            <text:p>-0.8576269133</text:p>
          </table:table-cell>
          <table:table-cell office:value-type="float" office:value="-2.57257863815325" calcext:value-type="float">
            <text:p>-2.5725786382</text:p>
          </table:table-cell>
          <table:table-cell office:value-type="float" office:value="-0.433055366147513" calcext:value-type="float">
            <text:p>-0.4330553661</text:p>
          </table:table-cell>
          <table:table-cell office:value-type="float" office:value="-1.98751759776886" calcext:value-type="float">
            <text:p>-1.9875175978</text:p>
          </table:table-cell>
          <table:table-cell office:value-type="float" office:value="-2.57395690564308" calcext:value-type="float">
            <text:p>-2.5739569056</text:p>
          </table:table-cell>
          <table:table-cell office:value-type="float" office:value="-3.10652615082649" calcext:value-type="float">
            <text:p>-3.1065261508</text:p>
          </table:table-cell>
          <table:table-cell office:value-type="float" office:value="-2.72533055066611" calcext:value-type="float">
            <text:p>-2.7253305507</text:p>
          </table:table-cell>
          <table:table-cell office:value-type="float" office:value="-3.52595241768749" calcext:value-type="float">
            <text:p>-3.5259524177</text:p>
          </table:table-cell>
          <table:table-cell office:value-type="float" office:value="-0.291683314827061" calcext:value-type="float">
            <text:p>-0.2916833148</text:p>
          </table:table-cell>
          <table:table-cell office:value-type="float" office:value="-2.55351205937626" calcext:value-type="float">
            <text:p>-2.5535120594</text:p>
          </table:table-cell>
          <table:table-cell office:value-type="float" office:value="-2.8679551115555" calcext:value-type="float">
            <text:p>-2.8679551116</text:p>
          </table:table-cell>
          <table:table-cell office:value-type="float" office:value="-2.5549223690917" calcext:value-type="float">
            <text:p>-2.5549223691</text:p>
          </table:table-cell>
          <table:table-cell office:value-type="float" office:value="-2.04333746650971" calcext:value-type="float">
            <text:p>-2.0433374665</text:p>
          </table:table-cell>
          <table:table-cell office:value-type="float" office:value="-2.29914555970403" calcext:value-type="float">
            <text:p>-2.2991455597</text:p>
          </table:table-cell>
          <table:table-cell office:value-type="float" office:value="-1.59446926230858" calcext:value-type="float">
            <text:p>-1.5944692623</text:p>
          </table:table-cell>
          <table:table-cell office:value-type="float" office:value="-2.89738884597872" calcext:value-type="float">
            <text:p>-2.897388846</text:p>
          </table:table-cell>
          <table:table-cell office:value-type="float" office:value="-1.05524862607935" calcext:value-type="float">
            <text:p>-1.0552486261</text:p>
          </table:table-cell>
          <table:table-cell office:value-type="float" office:value="-1.90821673839785" calcext:value-type="float">
            <text:p>-1.9082167384</text:p>
          </table:table-cell>
          <table:table-cell office:value-type="float" office:value="-3.13148503582577" calcext:value-type="float">
            <text:p>-3.1314850358</text:p>
          </table:table-cell>
          <table:table-cell office:value-type="float" office:value="-2.94151281219649" calcext:value-type="float">
            <text:p>-2.9415128122</text:p>
          </table:table-cell>
          <table:table-cell office:value-type="float" office:value="-1.52765180773096" calcext:value-type="float">
            <text:p>-1.5276518077</text:p>
          </table:table-cell>
          <table:table-cell office:value-type="float" office:value="-2.31411687282018" calcext:value-type="float">
            <text:p>-2.3141168728</text:p>
          </table:table-cell>
          <table:table-cell office:value-type="float" office:value="-2.16188926573656" calcext:value-type="float">
            <text:p>-2.1618892657</text:p>
          </table:table-cell>
          <table:table-cell office:value-type="float" office:value="-3.09220171990688" calcext:value-type="float">
            <text:p>-3.0922017199</text:p>
          </table:table-cell>
          <table:table-cell office:value-type="float" office:value="-2.74624792363121" calcext:value-type="float">
            <text:p>-2.7462479236</text:p>
          </table:table-cell>
          <table:table-cell office:value-type="float" office:value="-1.82567988045347" calcext:value-type="float">
            <text:p>-1.8256798805</text:p>
          </table:table-cell>
          <table:table-cell office:value-type="float" office:value="-2.50614462642472" calcext:value-type="float">
            <text:p>-2.5061446264</text:p>
          </table:table-cell>
          <table:table-cell office:value-type="float" office:value="-2.31863756706702" calcext:value-type="float">
            <text:p>-2.3186375671</text:p>
          </table:table-cell>
          <table:table-cell office:value-type="float" office:value="-2.08692215073517" calcext:value-type="float">
            <text:p>-2.0869221507</text:p>
          </table:table-cell>
          <table:table-cell office:value-type="float" office:value="-2.67507718387524" calcext:value-type="float">
            <text:p>-2.6750771839</text:p>
          </table:table-cell>
          <table:table-cell office:value-type="float" office:value="-2.87457215586559" calcext:value-type="float">
            <text:p>-2.8745721559</text:p>
          </table:table-cell>
          <table:table-cell office:value-type="float" office:value="-1.30870005255491" calcext:value-type="float">
            <text:p>-1.3087000526</text:p>
          </table:table-cell>
          <table:table-cell office:value-type="float" office:value="-2.50289174099542" calcext:value-type="float">
            <text:p>-2.502891741</text:p>
          </table:table-cell>
          <table:table-cell office:value-type="float" office:value="-2.71225763589984" calcext:value-type="float">
            <text:p>-2.7122576359</text:p>
          </table:table-cell>
          <table:table-cell office:value-type="float" office:value="8.97799999999996" calcext:value-type="float">
            <text:p>8.978</text:p>
          </table:table-cell>
          <table:table-cell office:value-type="float" office:value="2.05" calcext:value-type="float">
            <text:p>2.05</text:p>
          </table:table-cell>
          <table:table-cell office:value-type="float" office:value="1.23599999999998" calcext:value-type="float">
            <text:p>1.23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759999999999975" calcext:value-type="float">
            <text:p>0.76</text:p>
          </table:table-cell>
          <table:table-cell office:value-type="float" office:value="0.546937967932422" calcext:value-type="float">
            <text:p>0.5469379679</text:p>
          </table:table-cell>
          <table:table-cell office:value-type="float" office:value="-2.94609936606698" calcext:value-type="float">
            <text:p>-2.9460993661</text:p>
          </table:table-cell>
          <table:table-cell office:value-type="float" office:value="0.194554080386508" calcext:value-type="float">
            <text:p>0.1945540804</text:p>
          </table:table-cell>
          <table:table-cell office:value-type="float" office:value="-2.59138032823841" calcext:value-type="float">
            <text:p>-2.5913803282</text:p>
          </table:table-cell>
          <table:table-cell office:value-type="float" office:value="0.0635503261939471" calcext:value-type="float">
            <text:p>0.0635503262</text:p>
          </table:table-cell>
          <table:table-cell office:value-type="float" office:value="-3.07391324565177" calcext:value-type="float">
            <text:p>-3.0739132457</text:p>
          </table:table-cell>
          <table:table-cell office:value-type="float" office:value="-0.288833561351966" calcext:value-type="float">
            <text:p>-0.2888335614</text:p>
          </table:table-cell>
          <table:table-cell office:value-type="float" office:value="-2.7191942078232" calcext:value-type="float">
            <text:p>-2.7191942078</text:p>
          </table:table-cell>
          <table:table-cell office:value-type="float" office:value="-0.157829807159405" calcext:value-type="float">
            <text:p>-0.1578298072</text:p>
          </table:table-cell>
          <table:table-cell office:value-type="float" office:value="-2.23666129040983" calcext:value-type="float">
            <text:p>-2.2366612904</text:p>
          </table:table-cell>
          <table:table-cell office:value-type="float" office:value="-0.419837315544527" calcext:value-type="float">
            <text:p>-0.4198373155</text:p>
          </table:table-cell>
          <table:table-cell office:value-type="float" office:value="-3.20172712523657" calcext:value-type="float">
            <text:p>-3.2017271252</text:p>
          </table:table-cell>
          <table:table-cell office:value-type="float" office:value="-0.772221203090441" calcext:value-type="float">
            <text:p>-0.7722212031</text:p>
          </table:table-cell>
          <table:table-cell office:value-type="float" office:value="-2.847008087408" calcext:value-type="float">
            <text:p>-2.8470080874</text:p>
          </table:table-cell>
          <table:table-cell office:value-type="float" office:value="-0.64121744889788" calcext:value-type="float">
            <text:p>-0.6412174489</text:p>
          </table:table-cell>
          <table:table-cell office:value-type="float" office:value="-2.36447516999463" calcext:value-type="float">
            <text:p>-2.36447517</text:p>
          </table:table-cell>
          <table:table-cell office:value-type="float" office:value="-0.903224957283002" calcext:value-type="float">
            <text:p>-0.9032249573</text:p>
          </table:table-cell>
          <table:table-cell office:value-type="float" office:value="-3.32954100482136" calcext:value-type="float">
            <text:p>-3.3295410048</text:p>
          </table:table-cell>
          <table:table-cell office:value-type="float" office:value="-0.510213694705319" calcext:value-type="float">
            <text:p>-0.5102136947</text:p>
          </table:table-cell>
          <table:table-cell office:value-type="float" office:value="-1.88194225258126" calcext:value-type="float">
            <text:p>-1.8819422526</text:p>
          </table:table-cell>
          <table:table-cell office:value-type="float" office:value="-1.12460509063635" calcext:value-type="float">
            <text:p>-1.1246050906</text:p>
          </table:table-cell>
          <table:table-cell office:value-type="float" office:value="-2.49228904957942" calcext:value-type="float">
            <text:p>-2.4922890496</text:p>
          </table:table-cell>
          <table:table-cell office:value-type="float" office:value="-0.993601336443793" calcext:value-type="float">
            <text:p>-0.9936013364</text:p>
          </table:table-cell>
          <table:table-cell office:value-type="float" office:value="-2.00975613216605" calcext:value-type="float">
            <text:p>-2.0097561322</text:p>
          </table:table-cell>
          <table:table-cell office:value-type="float" office:value="-1.25560884482892" calcext:value-type="float">
            <text:p>-1.2556088448</text:p>
          </table:table-cell>
          <table:table-cell office:value-type="float" office:value="-2.97482196699279" calcext:value-type="float">
            <text:p>-2.974821967</text:p>
          </table:table-cell>
          <table:table-cell office:value-type="float" office:value="-1.47698897818227" calcext:value-type="float">
            <text:p>-1.4769889782</text:p>
          </table:table-cell>
          <table:table-cell office:value-type="float" office:value="-2.13757001175085" calcext:value-type="float">
            <text:p>-2.1375700118</text:p>
          </table:table-cell>
          <table:table-cell office:value-type="float" office:value="-1.60799273237483" calcext:value-type="float">
            <text:p>-1.6079927324</text:p>
          </table:table-cell>
          <table:table-cell office:value-type="float" office:value="-2.62010292916421" calcext:value-type="float">
            <text:p>-2.6201029292</text:p>
          </table:table-cell>
          <table:table-cell office:value-type="float" office:value="-1.34598522398971" calcext:value-type="float">
            <text:p>-1.345985224</text:p>
          </table:table-cell>
          <table:table-cell office:value-type="float" office:value="-1.65503709433748" calcext:value-type="float">
            <text:p>-1.6550370943</text:p>
          </table:table-cell>
          <table:table-cell office:value-type="float" office:value="-1.73899648656739" calcext:value-type="float">
            <text:p>-1.7389964866</text:p>
          </table:table-cell>
          <table:table-cell office:value-type="float" office:value="-3.10263584657758" calcext:value-type="float">
            <text:p>-3.1026358466</text:p>
          </table:table-cell>
          <table:table-cell office:value-type="float" office:value="-1.96037661992074" calcext:value-type="float">
            <text:p>-1.9603766199</text:p>
          </table:table-cell>
          <table:table-cell office:value-type="float" office:value="-2.26538389133564" calcext:value-type="float">
            <text:p>-2.2653838913</text:p>
          </table:table-cell>
          <table:table-cell office:value-type="float" office:value="-1.82937286572818" calcext:value-type="float">
            <text:p>-1.8293728657</text:p>
          </table:table-cell>
          <table:table-cell office:value-type="float" office:value="-1.78285097392227" calcext:value-type="float">
            <text:p>-1.7828509739</text:p>
          </table:table-cell>
          <table:table-cell office:value-type="float" office:value="-2.0913803741133" calcext:value-type="float">
            <text:p>-2.0913803741</text:p>
          </table:table-cell>
          <table:table-cell office:value-type="float" office:value="-2.74791680874901" calcext:value-type="float">
            <text:p>-2.747916808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2]</text:p>
          </table:table-cell>
          <table:table-cell office:value-type="float" office:value="-1" calcext:value-type="float">
            <text:p>-1</text:p>
          </table:table-cell>
          <table:table-cell office:value-type="float" office:value="-0.264008906218934" calcext:value-type="float">
            <text:p>-0.2640089062</text:p>
          </table:table-cell>
          <table:table-cell office:value-type="float" office:value="-3.08164444242871" calcext:value-type="float">
            <text:p>-3.0816444424</text:p>
          </table:table-cell>
          <table:table-cell office:value-type="float" office:value="-1.69862679563937" calcext:value-type="float">
            <text:p>-1.6986267956</text:p>
          </table:table-cell>
          <table:table-cell office:value-type="float" office:value="-3.41262896044792" calcext:value-type="float">
            <text:p>-3.4126289604</text:p>
          </table:table-cell>
          <table:table-cell office:value-type="float" office:value="-2.5674127728702" calcext:value-type="float">
            <text:p>-2.5674127729</text:p>
          </table:table-cell>
          <table:table-cell office:value-type="float" office:value="-3.39204451344026" calcext:value-type="float">
            <text:p>-3.3920445134</text:p>
          </table:table-cell>
          <table:table-cell office:value-type="float" office:value="-1.01120623525695" calcext:value-type="float">
            <text:p>-1.0112062353</text:p>
          </table:table-cell>
          <table:table-cell office:value-type="float" office:value="-3.45480111553825" calcext:value-type="float">
            <text:p>-3.4548011155</text:p>
          </table:table-cell>
          <table:table-cell office:value-type="float" office:value="-0.798302594557846" calcext:value-type="float">
            <text:p>-0.7983025946</text:p>
          </table:table-cell>
          <table:table-cell office:value-type="float" office:value="-2.52605530873086" calcext:value-type="float">
            <text:p>-2.5260553087</text:p>
          </table:table-cell>
          <table:table-cell office:value-type="float" office:value="-3.31317566306537" calcext:value-type="float">
            <text:p>-3.3131756631</text:p>
          </table:table-cell>
          <table:table-cell office:value-type="float" office:value="-3.20900450495842" calcext:value-type="float">
            <text:p>-3.209004505</text:p>
          </table:table-cell>
          <table:table-cell office:value-type="float" office:value="-2.135048301537" calcext:value-type="float">
            <text:p>-2.1350483015</text:p>
          </table:table-cell>
          <table:table-cell office:value-type="float" office:value="-3.37195652936923" calcext:value-type="float">
            <text:p>-3.3719565294</text:p>
          </table:table-cell>
          <table:table-cell office:value-type="float" office:value="-1.30305763089001" calcext:value-type="float">
            <text:p>-1.3030576309</text:p>
          </table:table-cell>
          <table:table-cell office:value-type="float" office:value="-2.93913728206315" calcext:value-type="float">
            <text:p>-2.9391372821</text:p>
          </table:table-cell>
          <table:table-cell office:value-type="float" office:value="-3.44691591087874" calcext:value-type="float">
            <text:p>-3.4469159109</text:p>
          </table:table-cell>
          <table:table-cell office:value-type="float" office:value="-2.7650804315916" calcext:value-type="float">
            <text:p>-2.7650804316</text:p>
          </table:table-cell>
          <table:table-cell office:value-type="float" office:value="-1.38670345973301" calcext:value-type="float">
            <text:p>-1.3867034597</text:p>
          </table:table-cell>
          <table:table-cell office:value-type="float" office:value="0.585386009898691" calcext:value-type="float">
            <text:p>0.5853860099</text:p>
          </table:table-cell>
          <table:table-cell office:value-type="float" office:value="-2.28985651614921" calcext:value-type="float">
            <text:p>-2.2898565161</text:p>
          </table:table-cell>
          <table:table-cell office:value-type="float" office:value="-2.9765998473507" calcext:value-type="float">
            <text:p>-2.9765998474</text:p>
          </table:table-cell>
          <table:table-cell office:value-type="float" office:value="-1.83645479106993" calcext:value-type="float">
            <text:p>-1.8364547911</text:p>
          </table:table-cell>
          <table:table-cell office:value-type="float" office:value="-2.43100544421289" calcext:value-type="float">
            <text:p>-2.4310054442</text:p>
          </table:table-cell>
          <table:table-cell office:value-type="float" office:value="-2.89586095935603" calcext:value-type="float">
            <text:p>-2.8958609594</text:p>
          </table:table-cell>
          <table:table-cell office:value-type="float" office:value="-3.02571327480843" calcext:value-type="float">
            <text:p>-3.0257132748</text:p>
          </table:table-cell>
          <table:table-cell office:value-type="float" office:value="-1.80082029489349" calcext:value-type="float">
            <text:p>-1.8008202949</text:p>
          </table:table-cell>
          <table:table-cell office:value-type="float" office:value="-2.92463856605567" calcext:value-type="float">
            <text:p>-2.9246385661</text:p>
          </table:table-cell>
          <table:table-cell office:value-type="float" office:value="-2.59099653236882" calcext:value-type="float">
            <text:p>-2.5909965324</text:p>
          </table:table-cell>
          <table:table-cell office:value-type="float" office:value="-2.72020064169643" calcext:value-type="float">
            <text:p>-2.7202006417</text:p>
          </table:table-cell>
          <table:table-cell office:value-type="float" office:value="-2.29090295197668" calcext:value-type="float">
            <text:p>-2.290902952</text:p>
          </table:table-cell>
          <table:table-cell office:value-type="float" office:value="-2.38397143822808" calcext:value-type="float">
            <text:p>-2.3839714382</text:p>
          </table:table-cell>
          <table:table-cell office:value-type="float" office:value="-2.87370350543464" calcext:value-type="float">
            <text:p>-2.8737035054</text:p>
          </table:table-cell>
          <table:table-cell office:value-type="float" office:value="-1.82429880651186" calcext:value-type="float">
            <text:p>-1.8242988065</text:p>
          </table:table-cell>
          <table:table-cell office:value-type="float" office:value="-3.09099651892988" calcext:value-type="float">
            <text:p>-3.0909965189</text:p>
          </table:table-cell>
          <table:table-cell office:value-type="float" office:value="-2.48496043627327" calcext:value-type="float">
            <text:p>-2.4849604363</text:p>
          </table:table-cell>
          <table:table-cell office:value-type="float" office:value="-2.73210974278199" calcext:value-type="float">
            <text:p>-2.7321097428</text:p>
          </table:table-cell>
          <table:table-cell office:value-type="float" office:value="-2.24975564220613" calcext:value-type="float">
            <text:p>-2.2497556422</text:p>
          </table:table-cell>
          <table:table-cell office:value-type="float" office:value="-3.51064661611698" calcext:value-type="float">
            <text:p>-3.5106466161</text:p>
          </table:table-cell>
          <table:table-cell office:value-type="float" office:value="-1.95450983292928" calcext:value-type="float">
            <text:p>-1.9545098329</text:p>
          </table:table-cell>
          <table:table-cell office:value-type="float" office:value="10.686" calcext:value-type="float">
            <text:p>10.686</text:p>
          </table:table-cell>
          <table:table-cell office:value-type="float" office:value="2.05" calcext:value-type="float">
            <text:p>2.05</text:p>
          </table:table-cell>
          <table:table-cell office:value-type="float" office:value="0.381999999999981" calcext:value-type="float">
            <text:p>0.38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6999999999998" calcext:value-type="float">
            <text:p>1.37</text:p>
          </table:table-cell>
          <table:table-cell office:value-type="float" office:value="0.171973479205057" calcext:value-type="float">
            <text:p>0.1719734792</text:p>
          </table:table-cell>
          <table:table-cell office:value-type="float" office:value="-3.06866822811834" calcext:value-type="float">
            <text:p>-3.0686682281</text:p>
          </table:table-cell>
          <table:table-cell office:value-type="float" office:value="-0.268285055732913" calcext:value-type="float">
            <text:p>-0.2682850557</text:p>
          </table:table-cell>
          <table:table-cell office:value-type="float" office:value="-2.83166100794504" calcext:value-type="float">
            <text:p>-2.8316610079</text:p>
          </table:table-cell>
          <table:table-cell office:value-type="float" office:value="-0.253410061814332" calcext:value-type="float">
            <text:p>-0.2534100618</text:p>
          </table:table-cell>
          <table:table-cell office:value-type="float" office:value="-3.33143969352089" calcext:value-type="float">
            <text:p>-3.3314396935</text:p>
          </table:table-cell>
          <table:table-cell office:value-type="float" office:value="-0.693668596752302" calcext:value-type="float">
            <text:p>-0.6936685968</text:p>
          </table:table-cell>
          <table:table-cell office:value-type="float" office:value="-3.0944324733476" calcext:value-type="float">
            <text:p>-3.0944324733</text:p>
          </table:table-cell>
          <table:table-cell office:value-type="float" office:value="-0.708543590670883" calcext:value-type="float">
            <text:p>-0.7085435907</text:p>
          </table:table-cell>
          <table:table-cell office:value-type="float" office:value="-2.59465378777175" calcext:value-type="float">
            <text:p>-2.5946537878</text:p>
          </table:table-cell>
          <table:table-cell office:value-type="float" office:value="-0.678793602833721" calcext:value-type="float">
            <text:p>-0.6787936028</text:p>
          </table:table-cell>
          <table:table-cell office:value-type="float" office:value="-3.59421115892345" calcext:value-type="float">
            <text:p>-3.5942111589</text:p>
          </table:table-cell>
          <table:table-cell office:value-type="float" office:value="-1.11905213777169" calcext:value-type="float">
            <text:p>-1.1190521378</text:p>
          </table:table-cell>
          <table:table-cell office:value-type="float" office:value="-3.35720393875015" calcext:value-type="float">
            <text:p>-3.3572039388</text:p>
          </table:table-cell>
          <table:table-cell office:value-type="float" office:value="-1.13392713169027" calcext:value-type="float">
            <text:p>-1.1339271317</text:p>
          </table:table-cell>
          <table:table-cell office:value-type="float" office:value="-2.8574252531743" calcext:value-type="float">
            <text:p>-2.8574252532</text:p>
          </table:table-cell>
          <table:table-cell office:value-type="float" office:value="-1.10417714385311" calcext:value-type="float">
            <text:p>-1.1041771439</text:p>
          </table:table-cell>
          <table:table-cell office:value-type="float" office:value="-3.856982624326" calcext:value-type="float">
            <text:p>-3.8569826243</text:p>
          </table:table-cell>
          <table:table-cell office:value-type="float" office:value="-1.14880212560885" calcext:value-type="float">
            <text:p>-1.1488021256</text:p>
          </table:table-cell>
          <table:table-cell office:value-type="float" office:value="-2.35764656759846" calcext:value-type="float">
            <text:p>-2.3576465676</text:p>
          </table:table-cell>
          <table:table-cell office:value-type="float" office:value="-1.55931067270966" calcext:value-type="float">
            <text:p>-1.5593106727</text:p>
          </table:table-cell>
          <table:table-cell office:value-type="float" office:value="-3.12019671857686" calcext:value-type="float">
            <text:p>-3.1201967186</text:p>
          </table:table-cell>
          <table:table-cell office:value-type="float" office:value="-1.57418566662824" calcext:value-type="float">
            <text:p>-1.5741856666</text:p>
          </table:table-cell>
          <table:table-cell office:value-type="float" office:value="-2.62041803300101" calcext:value-type="float">
            <text:p>-2.620418033</text:p>
          </table:table-cell>
          <table:table-cell office:value-type="float" office:value="-1.54443567879108" calcext:value-type="float">
            <text:p>-1.5444356788</text:p>
          </table:table-cell>
          <table:table-cell office:value-type="float" office:value="-3.61997540415271" calcext:value-type="float">
            <text:p>-3.6199754042</text:p>
          </table:table-cell>
          <table:table-cell office:value-type="float" office:value="-1.99956920764763" calcext:value-type="float">
            <text:p>-1.9995692076</text:p>
          </table:table-cell>
          <table:table-cell office:value-type="float" office:value="-2.88318949840356" calcext:value-type="float">
            <text:p>-2.8831894984</text:p>
          </table:table-cell>
          <table:table-cell office:value-type="float" office:value="-1.98469421372905" calcext:value-type="float">
            <text:p>-1.9846942137</text:p>
          </table:table-cell>
          <table:table-cell office:value-type="float" office:value="-3.38296818397941" calcext:value-type="float">
            <text:p>-3.382968184</text:p>
          </table:table-cell>
          <table:table-cell office:value-type="float" office:value="-2.01444420156621" calcext:value-type="float">
            <text:p>-2.0144442016</text:p>
          </table:table-cell>
          <table:table-cell office:value-type="float" office:value="-2.38341081282772" calcext:value-type="float">
            <text:p>-2.3834108128</text:p>
          </table:table-cell>
          <table:table-cell office:value-type="float" office:value="-1.96981921981047" calcext:value-type="float">
            <text:p>-1.9698192198</text:p>
          </table:table-cell>
          <table:table-cell office:value-type="float" office:value="-3.88274686955526" calcext:value-type="float">
            <text:p>-3.8827468696</text:p>
          </table:table-cell>
          <table:table-cell office:value-type="float" office:value="-2.42495274866702" calcext:value-type="float">
            <text:p>-2.4249527487</text:p>
          </table:table-cell>
          <table:table-cell office:value-type="float" office:value="-3.14596096380612" calcext:value-type="float">
            <text:p>-3.1459609638</text:p>
          </table:table-cell>
          <table:table-cell office:value-type="float" office:value="-2.4398277425856" calcext:value-type="float">
            <text:p>-2.4398277426</text:p>
          </table:table-cell>
          <table:table-cell office:value-type="float" office:value="-2.64618227823027" calcext:value-type="float">
            <text:p>-2.6461822782</text:p>
          </table:table-cell>
          <table:table-cell office:value-type="float" office:value="-2.41007775474844" calcext:value-type="float">
            <text:p>-2.4100777547</text:p>
          </table:table-cell>
          <table:table-cell office:value-type="float" office:value="-3.64573964938197" calcext:value-type="float">
            <text:p>-3.645739649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2]</text:p>
          </table:table-cell>
          <table:table-cell office:value-type="float" office:value="-2" calcext:value-type="float">
            <text:p>-2</text:p>
          </table:table-cell>
          <table:table-cell office:value-type="float" office:value="-0.303955616773068" calcext:value-type="float">
            <text:p>-0.3039556168</text:p>
          </table:table-cell>
          <table:table-cell office:value-type="float" office:value="-3.08370849569939" calcext:value-type="float">
            <text:p>-3.0837084957</text:p>
          </table:table-cell>
          <table:table-cell office:value-type="float" office:value="-1.73844997909247" calcext:value-type="float">
            <text:p>-1.7384499791</text:p>
          </table:table-cell>
          <table:table-cell office:value-type="float" office:value="-3.41638582877948" calcext:value-type="float">
            <text:p>-3.4163858288</text:p>
          </table:table-cell>
          <table:table-cell office:value-type="float" office:value="-2.60574341686752" calcext:value-type="float">
            <text:p>-2.6057434169</text:p>
          </table:table-cell>
          <table:table-cell office:value-type="float" office:value="-3.38060940387583" calcext:value-type="float">
            <text:p>-3.3806094039</text:p>
          </table:table-cell>
          <table:table-cell office:value-type="float" office:value="-1.0507834980549" calcext:value-type="float">
            <text:p>-1.0507834981</text:p>
          </table:table-cell>
          <table:table-cell office:value-type="float" office:value="-3.46060113876419" calcext:value-type="float">
            <text:p>-3.4606011388</text:p>
          </table:table-cell>
          <table:table-cell office:value-type="float" office:value="-0.838062067412144" calcext:value-type="float">
            <text:p>-0.8380620674</text:p>
          </table:table-cell>
          <table:table-cell office:value-type="float" office:value="-2.53043529940989" calcext:value-type="float">
            <text:p>-2.5304352994</text:p>
          </table:table-cell>
          <table:table-cell office:value-type="float" office:value="-3.34504920231791" calcext:value-type="float">
            <text:p>-3.3450492023</text:p>
          </table:table-cell>
          <table:table-cell office:value-type="float" office:value="-3.18483680967077" calcext:value-type="float">
            <text:p>-3.1848368097</text:p>
          </table:table-cell>
          <table:table-cell office:value-type="float" office:value="-2.17337452442093" calcext:value-type="float">
            <text:p>-2.1733745244</text:p>
          </table:table-cell>
          <table:table-cell office:value-type="float" office:value="-3.3605066106162" calcext:value-type="float">
            <text:p>-3.3605066106</text:p>
          </table:table-cell>
          <table:table-cell office:value-type="float" office:value="-1.34214638811964" calcext:value-type="float">
            <text:p>-1.3421463881</text:p>
          </table:table-cell>
          <table:table-cell office:value-type="float" office:value="-2.9476266317581" calcext:value-type="float">
            <text:p>-2.9476266318</text:p>
          </table:table-cell>
          <table:table-cell office:value-type="float" office:value="-3.47406224967384" calcext:value-type="float">
            <text:p>-3.4740622497</text:p>
          </table:table-cell>
          <table:table-cell office:value-type="float" office:value="-2.73570227150588" calcext:value-type="float">
            <text:p>-2.7357022715</text:p>
          </table:table-cell>
          <table:table-cell office:value-type="float" office:value="-1.41572400660535" calcext:value-type="float">
            <text:p>-1.4157240066</text:p>
          </table:table-cell>
          <table:table-cell office:value-type="float" office:value="0.557857699757486" calcext:value-type="float">
            <text:p>0.5578576998</text:p>
          </table:table-cell>
          <table:table-cell office:value-type="float" office:value="-2.32932172398354" calcext:value-type="float">
            <text:p>-2.329321724</text:p>
          </table:table-cell>
          <table:table-cell office:value-type="float" office:value="-2.97008084661494" calcext:value-type="float">
            <text:p>-2.9700808466</text:p>
          </table:table-cell>
          <table:table-cell office:value-type="float" office:value="-1.87449741693157" calcext:value-type="float">
            <text:p>-1.8744974169</text:p>
          </table:table-cell>
          <table:table-cell office:value-type="float" office:value="-2.44336499993111" calcext:value-type="float">
            <text:p>-2.4433649999</text:p>
          </table:table-cell>
          <table:table-cell office:value-type="float" office:value="-2.9331870738929" calcext:value-type="float">
            <text:p>-2.9331870739</text:p>
          </table:table-cell>
          <table:table-cell office:value-type="float" office:value="-3.01133408242567" calcext:value-type="float">
            <text:p>-3.0113340824</text:p>
          </table:table-cell>
          <table:table-cell office:value-type="float" office:value="-1.84022282183089" calcext:value-type="float">
            <text:p>-1.8402228218</text:p>
          </table:table-cell>
          <table:table-cell office:value-type="float" office:value="-2.91775083268773" calcext:value-type="float">
            <text:p>-2.9177508327</text:p>
          </table:table-cell>
          <table:table-cell office:value-type="float" office:value="-2.62477647790422" calcext:value-type="float">
            <text:p>-2.6247764779</text:p>
          </table:table-cell>
          <table:table-cell office:value-type="float" office:value="-2.69877833370626" calcext:value-type="float">
            <text:p>-2.6987783337</text:p>
          </table:table-cell>
          <table:table-cell office:value-type="float" office:value="-2.32629505777089" calcext:value-type="float">
            <text:p>-2.3262950578</text:p>
          </table:table-cell>
          <table:table-cell office:value-type="float" office:value="-2.3653327996659" calcext:value-type="float">
            <text:p>-2.3653327997</text:p>
          </table:table-cell>
          <table:table-cell office:value-type="float" office:value="-2.89616381933482" calcext:value-type="float">
            <text:p>-2.8961638193</text:p>
          </table:table-cell>
          <table:table-cell office:value-type="float" office:value="-1.79119995004361" calcext:value-type="float">
            <text:p>-1.79119995</text:p>
          </table:table-cell>
          <table:table-cell office:value-type="float" office:value="-3.12469092698096" calcext:value-type="float">
            <text:p>-3.124690927</text:p>
          </table:table-cell>
          <table:table-cell office:value-type="float" office:value="-2.46340383946191" calcext:value-type="float">
            <text:p>-2.4634038395</text:p>
          </table:table-cell>
          <table:table-cell office:value-type="float" office:value="-2.75883820953772" calcext:value-type="float">
            <text:p>-2.7588382095</text:p>
          </table:table-cell>
          <table:table-cell office:value-type="float" office:value="-2.21999679369199" calcext:value-type="float">
            <text:p>-2.2199967937</text:p>
          </table:table-cell>
          <table:table-cell office:value-type="float" office:value="-3.53158995321976" calcext:value-type="float">
            <text:p>-3.5315899532</text:p>
          </table:table-cell>
          <table:table-cell office:value-type="float" office:value="-1.92043085655088" calcext:value-type="float">
            <text:p>-1.9204308566</text:p>
          </table:table-cell>
          <table:table-cell office:value-type="float" office:value="10.658" calcext:value-type="float">
            <text:p>10.658</text:p>
          </table:table-cell>
          <table:table-cell office:value-type="float" office:value="2.05" calcext:value-type="float">
            <text:p>2.05</text:p>
          </table:table-cell>
          <table:table-cell office:value-type="float" office:value="0.395999999999981" calcext:value-type="float">
            <text:p>0.39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5999999999998" calcext:value-type="float">
            <text:p>1.36</text:p>
          </table:table-cell>
          <table:table-cell office:value-type="float" office:value="0.120013232256892" calcext:value-type="float">
            <text:p>0.1200132323</text:p>
          </table:table-cell>
          <table:table-cell office:value-type="float" office:value="-3.070701141566" calcext:value-type="float">
            <text:p>-3.0707011416</text:p>
          </table:table-cell>
          <table:table-cell office:value-type="float" office:value="-0.320462211242673" calcext:value-type="float">
            <text:p>-0.3204622112</text:p>
          </table:table-cell>
          <table:table-cell office:value-type="float" office:value="-2.83409728767968" calcext:value-type="float">
            <text:p>-2.8340972877</text:p>
          </table:table-cell>
          <table:table-cell office:value-type="float" office:value="-0.305129437591749" calcext:value-type="float">
            <text:p>-0.3051294376</text:p>
          </table:table-cell>
          <table:table-cell office:value-type="float" office:value="-3.33386213843668" calcext:value-type="float">
            <text:p>-3.3338621384</text:p>
          </table:table-cell>
          <table:table-cell office:value-type="float" office:value="-0.745604881091314" calcext:value-type="float">
            <text:p>-0.7456048811</text:p>
          </table:table-cell>
          <table:table-cell office:value-type="float" office:value="-3.09725828455035" calcext:value-type="float">
            <text:p>-3.0972582846</text:p>
          </table:table-cell>
          <table:table-cell office:value-type="float" office:value="-0.760937654742238" calcext:value-type="float">
            <text:p>-0.7609376547</text:p>
          </table:table-cell>
          <table:table-cell office:value-type="float" office:value="-2.59749343379335" calcext:value-type="float">
            <text:p>-2.5974934338</text:p>
          </table:table-cell>
          <table:table-cell office:value-type="float" office:value="-0.73027210744039" calcext:value-type="float">
            <text:p>-0.7302721074</text:p>
          </table:table-cell>
          <table:table-cell office:value-type="float" office:value="-3.59702313530736" calcext:value-type="float">
            <text:p>-3.5970231353</text:p>
          </table:table-cell>
          <table:table-cell office:value-type="float" office:value="-1.17074755093996" calcext:value-type="float">
            <text:p>-1.1707475509</text:p>
          </table:table-cell>
          <table:table-cell office:value-type="float" office:value="-3.36041928142103" calcext:value-type="float">
            <text:p>-3.3604192814</text:p>
          </table:table-cell>
          <table:table-cell office:value-type="float" office:value="-1.18608032459088" calcext:value-type="float">
            <text:p>-1.1860803246</text:p>
          </table:table-cell>
          <table:table-cell office:value-type="float" office:value="-2.86065443066403" calcext:value-type="float">
            <text:p>-2.8606544307</text:p>
          </table:table-cell>
          <table:table-cell office:value-type="float" office:value="-1.15541477728903" calcext:value-type="float">
            <text:p>-1.1554147773</text:p>
          </table:table-cell>
          <table:table-cell office:value-type="float" office:value="-3.86018413217804" calcext:value-type="float">
            <text:p>-3.8601841322</text:p>
          </table:table-cell>
          <table:table-cell office:value-type="float" office:value="-1.2014130982418" calcext:value-type="float">
            <text:p>-1.2014130982</text:p>
          </table:table-cell>
          <table:table-cell office:value-type="float" office:value="-2.36088957990703" calcext:value-type="float">
            <text:p>-2.3608895799</text:p>
          </table:table-cell>
          <table:table-cell office:value-type="float" office:value="-1.61122299443952" calcext:value-type="float">
            <text:p>-1.6112229944</text:p>
          </table:table-cell>
          <table:table-cell office:value-type="float" office:value="-3.12381542753471" calcext:value-type="float">
            <text:p>-3.1238154275</text:p>
          </table:table-cell>
          <table:table-cell office:value-type="float" office:value="-1.62655576809044" calcext:value-type="float">
            <text:p>-1.6265557681</text:p>
          </table:table-cell>
          <table:table-cell office:value-type="float" office:value="-2.6240505767777" calcext:value-type="float">
            <text:p>-2.6240505768</text:p>
          </table:table-cell>
          <table:table-cell office:value-type="float" office:value="-1.5958902207886" calcext:value-type="float">
            <text:p>-1.5958902208</text:p>
          </table:table-cell>
          <table:table-cell office:value-type="float" office:value="-3.62358027829171" calcext:value-type="float">
            <text:p>-3.6235802783</text:p>
          </table:table-cell>
          <table:table-cell office:value-type="float" office:value="-2.05169843793909" calcext:value-type="float">
            <text:p>-2.0516984379</text:p>
          </table:table-cell>
          <table:table-cell office:value-type="float" office:value="-2.88721157364838" calcext:value-type="float">
            <text:p>-2.8872115736</text:p>
          </table:table-cell>
          <table:table-cell office:value-type="float" office:value="-2.03636566428816" calcext:value-type="float">
            <text:p>-2.0363656643</text:p>
          </table:table-cell>
          <table:table-cell office:value-type="float" office:value="-3.38697642440539" calcext:value-type="float">
            <text:p>-3.3869764244</text:p>
          </table:table-cell>
          <table:table-cell office:value-type="float" office:value="-2.06703121159001" calcext:value-type="float">
            <text:p>-2.0670312116</text:p>
          </table:table-cell>
          <table:table-cell office:value-type="float" office:value="-2.38744672289138" calcext:value-type="float">
            <text:p>-2.3874467229</text:p>
          </table:table-cell>
          <table:table-cell office:value-type="float" office:value="-2.02103289063724" calcext:value-type="float">
            <text:p>-2.0210328906</text:p>
          </table:table-cell>
          <table:table-cell office:value-type="float" office:value="-3.88674127516239" calcext:value-type="float">
            <text:p>-3.8867412752</text:p>
          </table:table-cell>
          <table:table-cell office:value-type="float" office:value="-2.47684110778773" calcext:value-type="float">
            <text:p>-2.4768411078</text:p>
          </table:table-cell>
          <table:table-cell office:value-type="float" office:value="-3.15037257051906" calcext:value-type="float">
            <text:p>-3.1503725705</text:p>
          </table:table-cell>
          <table:table-cell office:value-type="float" office:value="-2.49217388143865" calcext:value-type="float">
            <text:p>-2.4921738814</text:p>
          </table:table-cell>
          <table:table-cell office:value-type="float" office:value="-2.65060771976206" calcext:value-type="float">
            <text:p>-2.6506077198</text:p>
          </table:table-cell>
          <table:table-cell office:value-type="float" office:value="-2.4615083341368" calcext:value-type="float">
            <text:p>-2.4615083341</text:p>
          </table:table-cell>
          <table:table-cell office:value-type="float" office:value="-3.65013742127606" calcext:value-type="float">
            <text:p>-3.650137421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2]</text:p>
          </table:table-cell>
          <table:table-cell office:value-type="float" office:value="-3" calcext:value-type="float">
            <text:p>-3</text:p>
          </table:table-cell>
          <table:table-cell office:value-type="float" office:value="-0.343935687079357" calcext:value-type="float">
            <text:p>-0.3439356871</text:p>
          </table:table-cell>
          <table:table-cell office:value-type="float" office:value="-3.08497102423538" calcext:value-type="float">
            <text:p>-3.0849710242</text:p>
          </table:table-cell>
          <table:table-cell office:value-type="float" office:value="-1.77843129257735" calcext:value-type="float">
            <text:p>-1.7784312926</text:p>
          </table:table-cell>
          <table:table-cell office:value-type="float" office:value="-3.41516330187845" calcext:value-type="float">
            <text:p>-3.4151633019</text:p>
          </table:table-cell>
          <table:table-cell office:value-type="float" office:value="-2.64394743899173" calcext:value-type="float">
            <text:p>-2.643947439</text:p>
          </table:table-cell>
          <table:table-cell office:value-type="float" office:value="-3.36875812995557" calcext:value-type="float">
            <text:p>-3.36875813</text:p>
          </table:table-cell>
          <table:table-cell office:value-type="float" office:value="-1.09066337757403" calcext:value-type="float">
            <text:p>-1.0906633776</text:p>
          </table:table-cell>
          <table:table-cell office:value-type="float" office:value="-3.46369875228756" calcext:value-type="float">
            <text:p>-3.4636987523</text:p>
          </table:table-cell>
          <table:table-cell office:value-type="float" office:value="-0.877918225855901" calcext:value-type="float">
            <text:p>-0.8779182259</text:p>
          </table:table-cell>
          <table:table-cell office:value-type="float" office:value="-2.53382449313497" calcext:value-type="float">
            <text:p>-2.5338244931</text:p>
          </table:table-cell>
          <table:table-cell office:value-type="float" office:value="-3.37685772284798" calcext:value-type="float">
            <text:p>-3.3768577228</text:p>
          </table:table-cell>
          <table:table-cell office:value-type="float" office:value="-3.16058360325" calcext:value-type="float">
            <text:p>-3.1605836033</text:p>
          </table:table-cell>
          <table:table-cell office:value-type="float" office:value="-2.212164347955" calcext:value-type="float">
            <text:p>-2.212164348</text:p>
          </table:table-cell>
          <table:table-cell office:value-type="float" office:value="-3.35074189914089" calcext:value-type="float">
            <text:p>-3.3507418991</text:p>
          </table:table-cell>
          <table:table-cell office:value-type="float" office:value="-1.38152367502108" calcext:value-type="float">
            <text:p>-1.381523675</text:p>
          </table:table-cell>
          <table:table-cell office:value-type="float" office:value="-2.95465722748549" calcext:value-type="float">
            <text:p>-2.9546572275</text:p>
          </table:table-cell>
          <table:table-cell office:value-type="float" office:value="-3.50120204937481" calcext:value-type="float">
            <text:p>-3.5012020494</text:p>
          </table:table-cell>
          <table:table-cell office:value-type="float" office:value="-2.70631807044152" calcext:value-type="float">
            <text:p>-2.7063180704</text:p>
          </table:table-cell>
          <table:table-cell office:value-type="float" office:value="-1.44374795587455" calcext:value-type="float">
            <text:p>-1.4437479559</text:p>
          </table:table-cell>
          <table:table-cell office:value-type="float" office:value="0.586399918791011" calcext:value-type="float">
            <text:p>0.5863999188</text:p>
          </table:table-cell>
          <table:table-cell office:value-type="float" office:value="-2.36767984214789" calcext:value-type="float">
            <text:p>-2.3676798421</text:p>
          </table:table-cell>
          <table:table-cell office:value-type="float" office:value="-2.95873823796922" calcext:value-type="float">
            <text:p>-2.958738238</text:p>
          </table:table-cell>
          <table:table-cell office:value-type="float" office:value="-1.91449727434346" calcext:value-type="float">
            <text:p>-1.9144972743</text:p>
          </table:table-cell>
          <table:table-cell office:value-type="float" office:value="-2.44325819624301" calcext:value-type="float">
            <text:p>-2.4432581962</text:p>
          </table:table-cell>
          <table:table-cell office:value-type="float" office:value="-2.96385420414798" calcext:value-type="float">
            <text:p>-2.9638542041</text:p>
          </table:table-cell>
          <table:table-cell office:value-type="float" office:value="-2.98565282229463" calcext:value-type="float">
            <text:p>-2.9856528223</text:p>
          </table:table-cell>
          <table:table-cell office:value-type="float" office:value="-1.86229213950812" calcext:value-type="float">
            <text:p>-1.8622921395</text:p>
          </table:table-cell>
          <table:table-cell office:value-type="float" office:value="-2.95111166626936" calcext:value-type="float">
            <text:p>-2.9511116663</text:p>
          </table:table-cell>
          <table:table-cell office:value-type="float" office:value="-2.66447363633674" calcext:value-type="float">
            <text:p>-2.6644736363</text:p>
          </table:table-cell>
          <table:table-cell office:value-type="float" office:value="-2.70369113457575" calcext:value-type="float">
            <text:p>-2.7036911346</text:p>
          </table:table-cell>
          <table:table-cell office:value-type="float" office:value="-2.36593062977463" calcext:value-type="float">
            <text:p>-2.3659306298</text:p>
          </table:table-cell>
          <table:table-cell office:value-type="float" office:value="-2.37071995401084" calcext:value-type="float">
            <text:p>-2.370719954</text:p>
          </table:table-cell>
          <table:table-cell office:value-type="float" office:value="-2.91821120076595" calcext:value-type="float">
            <text:p>-2.9182112008</text:p>
          </table:table-cell>
          <table:table-cell office:value-type="float" office:value="-1.75782461525832" calcext:value-type="float">
            <text:p>-1.7578246153</text:p>
          </table:table-cell>
          <table:table-cell office:value-type="float" office:value="-3.14916932494541" calcext:value-type="float">
            <text:p>-3.1491693249</text:p>
          </table:table-cell>
          <table:table-cell office:value-type="float" office:value="-2.43176828931506" calcext:value-type="float">
            <text:p>-2.4317682893</text:p>
          </table:table-cell>
          <table:table-cell office:value-type="float" office:value="-2.78330302613069" calcext:value-type="float">
            <text:p>-2.7833030261</text:p>
          </table:table-cell>
          <table:table-cell office:value-type="float" office:value="-2.18835073945023" calcext:value-type="float">
            <text:p>-2.1883507395</text:p>
          </table:table-cell>
          <table:table-cell office:value-type="float" office:value="-3.5516070077826" calcext:value-type="float">
            <text:p>-3.5516070078</text:p>
          </table:table-cell>
          <table:table-cell office:value-type="float" office:value="-1.88579969245511" calcext:value-type="float">
            <text:p>-1.8857996925</text:p>
          </table:table-cell>
          <table:table-cell office:value-type="float" office:value="10.63" calcext:value-type="float">
            <text:p>10.63</text:p>
          </table:table-cell>
          <table:table-cell office:value-type="float" office:value="2.05" calcext:value-type="float">
            <text:p>2.05</text:p>
          </table:table-cell>
          <table:table-cell office:value-type="float" office:value="0.409999999999981" calcext:value-type="float">
            <text:p>0.41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4999999999998" calcext:value-type="float">
            <text:p>1.35</text:p>
          </table:table-cell>
          <table:table-cell office:value-type="float" office:value="0.0680529853087272" calcext:value-type="float">
            <text:p>0.0680529853</text:p>
          </table:table-cell>
          <table:table-cell office:value-type="float" office:value="-3.07273405501367" calcext:value-type="float">
            <text:p>-3.072734055</text:p>
          </table:table-cell>
          <table:table-cell office:value-type="float" office:value="-0.372191112754792" calcext:value-type="float">
            <text:p>-0.3721911128</text:p>
          </table:table-cell>
          <table:table-cell office:value-type="float" office:value="-2.83570001922927" calcext:value-type="float">
            <text:p>-2.8357000192</text:p>
          </table:table-cell>
          <table:table-cell office:value-type="float" office:value="-0.35734656027387" calcext:value-type="float">
            <text:p>-0.3573465603</text:p>
          </table:table-cell>
          <table:table-cell office:value-type="float" office:value="-3.33547960991064" calcext:value-type="float">
            <text:p>-3.3354796099</text:p>
          </table:table-cell>
          <table:table-cell office:value-type="float" office:value="-0.797590658337388" calcext:value-type="float">
            <text:p>-0.7975906583</text:p>
          </table:table-cell>
          <table:table-cell office:value-type="float" office:value="-3.09844557412625" calcext:value-type="float">
            <text:p>-3.0984455741</text:p>
          </table:table-cell>
          <table:table-cell office:value-type="float" office:value="-0.812435210818311" calcext:value-type="float">
            <text:p>-0.8124352108</text:p>
          </table:table-cell>
          <table:table-cell office:value-type="float" office:value="-2.59866598344487" calcext:value-type="float">
            <text:p>-2.5986659834</text:p>
          </table:table-cell>
          <table:table-cell office:value-type="float" office:value="-0.782746105856466" calcext:value-type="float">
            <text:p>-0.7827461059</text:p>
          </table:table-cell>
          <table:table-cell office:value-type="float" office:value="-3.59822516480762" calcext:value-type="float">
            <text:p>-3.5982251648</text:p>
          </table:table-cell>
          <table:table-cell office:value-type="float" office:value="-1.22299020391999" calcext:value-type="float">
            <text:p>-1.2229902039</text:p>
          </table:table-cell>
          <table:table-cell office:value-type="float" office:value="-3.36119112902322" calcext:value-type="float">
            <text:p>-3.361191129</text:p>
          </table:table-cell>
          <table:table-cell office:value-type="float" office:value="-1.23783475640091" calcext:value-type="float">
            <text:p>-1.2378347564</text:p>
          </table:table-cell>
          <table:table-cell office:value-type="float" office:value="-2.86141153834185" calcext:value-type="float">
            <text:p>-2.8614115383</text:p>
          </table:table-cell>
          <table:table-cell office:value-type="float" office:value="-1.20814565143906" calcext:value-type="float">
            <text:p>-1.2081456514</text:p>
          </table:table-cell>
          <table:table-cell office:value-type="float" office:value="-3.8609707197046" calcext:value-type="float">
            <text:p>-3.8609707197</text:p>
          </table:table-cell>
          <table:table-cell office:value-type="float" office:value="-1.25267930888183" calcext:value-type="float">
            <text:p>-1.2526793089</text:p>
          </table:table-cell>
          <table:table-cell office:value-type="float" office:value="-2.36163194766048" calcext:value-type="float">
            <text:p>-2.3616319477</text:p>
          </table:table-cell>
          <table:table-cell office:value-type="float" office:value="-1.6632343019835" calcext:value-type="float">
            <text:p>-1.663234302</text:p>
          </table:table-cell>
          <table:table-cell office:value-type="float" office:value="-3.12415709323883" calcext:value-type="float">
            <text:p>-3.1241570932</text:p>
          </table:table-cell>
          <table:table-cell office:value-type="float" office:value="-1.67807885446443" calcext:value-type="float">
            <text:p>-1.6780788545</text:p>
          </table:table-cell>
          <table:table-cell office:value-type="float" office:value="-2.62437750255745" calcext:value-type="float">
            <text:p>-2.6243775026</text:p>
          </table:table-cell>
          <table:table-cell office:value-type="float" office:value="-1.64838974950258" calcext:value-type="float">
            <text:p>-1.6483897495</text:p>
          </table:table-cell>
          <table:table-cell office:value-type="float" office:value="-3.6239366839202" calcext:value-type="float">
            <text:p>-3.6239366839</text:p>
          </table:table-cell>
          <table:table-cell office:value-type="float" office:value="-2.10347840004702" calcext:value-type="float">
            <text:p>-2.1034784</text:p>
          </table:table-cell>
          <table:table-cell office:value-type="float" office:value="-2.88712305745443" calcext:value-type="float">
            <text:p>-2.8871230575</text:p>
          </table:table-cell>
          <table:table-cell office:value-type="float" office:value="-2.0886338475661" calcext:value-type="float">
            <text:p>-2.0886338476</text:p>
          </table:table-cell>
          <table:table-cell office:value-type="float" office:value="-3.3869026481358" calcext:value-type="float">
            <text:p>-3.3869026481</text:p>
          </table:table-cell>
          <table:table-cell office:value-type="float" office:value="-2.11832295252794" calcext:value-type="float">
            <text:p>-2.1183229525</text:p>
          </table:table-cell>
          <table:table-cell office:value-type="float" office:value="-2.38734346677306" calcext:value-type="float">
            <text:p>-2.3873434668</text:p>
          </table:table-cell>
          <table:table-cell office:value-type="float" office:value="-2.07378929508518" calcext:value-type="float">
            <text:p>-2.0737892951</text:p>
          </table:table-cell>
          <table:table-cell office:value-type="float" office:value="-3.88668223881718" calcext:value-type="float">
            <text:p>-3.8866822388</text:p>
          </table:table-cell>
          <table:table-cell office:value-type="float" office:value="-2.52887794562962" calcext:value-type="float">
            <text:p>-2.5288779456</text:p>
          </table:table-cell>
          <table:table-cell office:value-type="float" office:value="-3.14986861235141" calcext:value-type="float">
            <text:p>-3.1498686124</text:p>
          </table:table-cell>
          <table:table-cell office:value-type="float" office:value="-2.54372249811054" calcext:value-type="float">
            <text:p>-2.5437224981</text:p>
          </table:table-cell>
          <table:table-cell office:value-type="float" office:value="-2.65008902167003" calcext:value-type="float">
            <text:p>-2.6500890217</text:p>
          </table:table-cell>
          <table:table-cell office:value-type="float" office:value="-2.5140333931487" calcext:value-type="float">
            <text:p>-2.5140333931</text:p>
          </table:table-cell>
          <table:table-cell office:value-type="float" office:value="-3.64964820303278" calcext:value-type="float">
            <text:p>-3.64964820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2]</text:p>
          </table:table-cell>
          <table:table-cell office:value-type="float" office:value="-4" calcext:value-type="float">
            <text:p>-4</text:p>
          </table:table-cell>
          <table:table-cell office:value-type="float" office:value="-0.38391396827591" calcext:value-type="float">
            <text:p>-0.3839139683</text:p>
          </table:table-cell>
          <table:table-cell office:value-type="float" office:value="-3.08628898954955" calcext:value-type="float">
            <text:p>-3.0862889895</text:p>
          </table:table-cell>
          <table:table-cell office:value-type="float" office:value="-1.81838458475258" calcext:value-type="float">
            <text:p>-1.8183845848</text:p>
          </table:table-cell>
          <table:table-cell office:value-type="float" office:value="-3.41709577292883" calcext:value-type="float">
            <text:p>-3.4170957729</text:p>
          </table:table-cell>
          <table:table-cell office:value-type="float" office:value="-2.68177885626012" calcext:value-type="float">
            <text:p>-2.6817788563</text:p>
          </table:table-cell>
          <table:table-cell office:value-type="float" office:value="-3.35576644540487" calcext:value-type="float">
            <text:p>-3.3557664454</text:p>
          </table:table-cell>
          <table:table-cell office:value-type="float" office:value="-1.13010530129381" calcext:value-type="float">
            <text:p>-1.1301053013</text:p>
          </table:table-cell>
          <table:table-cell office:value-type="float" office:value="-3.47035717952546" calcext:value-type="float">
            <text:p>-3.4703571795</text:p>
          </table:table-cell>
          <table:table-cell office:value-type="float" office:value="-0.917759375314045" calcext:value-type="float">
            <text:p>-0.9177593753</text:p>
          </table:table-cell>
          <table:table-cell office:value-type="float" office:value="-2.53738578641885" calcext:value-type="float">
            <text:p>-2.5373857864</text:p>
          </table:table-cell>
          <table:table-cell office:value-type="float" office:value="-3.40804409062979" calcext:value-type="float">
            <text:p>-3.4080440906</text:p>
          </table:table-cell>
          <table:table-cell office:value-type="float" office:value="-3.13553544035175" calcext:value-type="float">
            <text:p>-3.1355354404</text:p>
          </table:table-cell>
          <table:table-cell office:value-type="float" office:value="-2.24984947440564" calcext:value-type="float">
            <text:p>-2.2498494744</text:p>
          </table:table-cell>
          <table:table-cell office:value-type="float" office:value="-3.33733178190057" calcext:value-type="float">
            <text:p>-3.3373317819</text:p>
          </table:table-cell>
          <table:table-cell office:value-type="float" office:value="-1.42122052485532" calcext:value-type="float">
            <text:p>-1.4212205249</text:p>
          </table:table-cell>
          <table:table-cell office:value-type="float" office:value="-2.95957252129539" calcext:value-type="float">
            <text:p>-2.9595725213</text:p>
          </table:table-cell>
          <table:table-cell office:value-type="float" office:value="-3.52677507984331" calcext:value-type="float">
            <text:p>-3.5267750798</text:p>
          </table:table-cell>
          <table:table-cell office:value-type="float" office:value="-2.67556063048535" calcext:value-type="float">
            <text:p>-2.6755606305</text:p>
          </table:table-cell>
          <table:table-cell office:value-type="float" office:value="-1.46977804553154" calcext:value-type="float">
            <text:p>-1.4697780455</text:p>
          </table:table-cell>
          <table:table-cell office:value-type="float" office:value="0.556028313096726" calcext:value-type="float">
            <text:p>0.5560283131</text:p>
          </table:table-cell>
          <table:table-cell office:value-type="float" office:value="-2.40542140631292" calcext:value-type="float">
            <text:p>-2.4054214063</text:p>
          </table:table-cell>
          <table:table-cell office:value-type="float" office:value="-2.94548779139649" calcext:value-type="float">
            <text:p>-2.9454877914</text:p>
          </table:table-cell>
          <table:table-cell office:value-type="float" office:value="-1.95419061403907" calcext:value-type="float">
            <text:p>-1.954190614</text:p>
          </table:table-cell>
          <table:table-cell office:value-type="float" office:value="-2.44820175607467" calcext:value-type="float">
            <text:p>-2.4482017561</text:p>
          </table:table-cell>
          <table:table-cell office:value-type="float" office:value="-2.99746908542631" calcext:value-type="float">
            <text:p>-2.9974690854</text:p>
          </table:table-cell>
          <table:table-cell office:value-type="float" office:value="-2.96397242200673" calcext:value-type="float">
            <text:p>-2.963972422</text:p>
          </table:table-cell>
          <table:table-cell office:value-type="float" office:value="-1.89619357984156" calcext:value-type="float">
            <text:p>-1.8961935798</text:p>
          </table:table-cell>
          <table:table-cell office:value-type="float" office:value="-2.92988215041718" calcext:value-type="float">
            <text:p>-2.9298821504</text:p>
          </table:table-cell>
          <table:table-cell office:value-type="float" office:value="-2.68718313532101" calcext:value-type="float">
            <text:p>-2.6871831353</text:p>
          </table:table-cell>
          <table:table-cell office:value-type="float" office:value="-2.6707627477965" calcext:value-type="float">
            <text:p>-2.6707627478</text:p>
          </table:table-cell>
          <table:table-cell office:value-type="float" office:value="-2.40290538195903" calcext:value-type="float">
            <text:p>-2.402905382</text:p>
          </table:table-cell>
          <table:table-cell office:value-type="float" office:value="-2.35545995070475" calcext:value-type="float">
            <text:p>-2.3554599507</text:p>
          </table:table-cell>
          <table:table-cell office:value-type="float" office:value="-2.93994025994466" calcext:value-type="float">
            <text:p>-2.9399402599</text:p>
          </table:table-cell>
          <table:table-cell office:value-type="float" office:value="-1.72424116714458" calcext:value-type="float">
            <text:p>-1.7242411671</text:p>
          </table:table-cell>
          <table:table-cell office:value-type="float" office:value="-3.17027036346246" calcext:value-type="float">
            <text:p>-3.1702703635</text:p>
          </table:table-cell>
          <table:table-cell office:value-type="float" office:value="-2.39778673294249" calcext:value-type="float">
            <text:p>-2.3977867329</text:p>
          </table:table-cell>
          <table:table-cell office:value-type="float" office:value="-2.80842537724624" calcext:value-type="float">
            <text:p>-2.8084253772</text:p>
          </table:table-cell>
          <table:table-cell office:value-type="float" office:value="-2.15722410335786" calcext:value-type="float">
            <text:p>-2.1572241034</text:p>
          </table:table-cell>
          <table:table-cell office:value-type="float" office:value="-3.57103362042615" calcext:value-type="float">
            <text:p>-3.5710336204</text:p>
          </table:table-cell>
          <table:table-cell office:value-type="float" office:value="-1.8508338988677" calcext:value-type="float">
            <text:p>-1.8508338989</text:p>
          </table:table-cell>
          <table:table-cell office:value-type="float" office:value="10.602" calcext:value-type="float">
            <text:p>10.602</text:p>
          </table:table-cell>
          <table:table-cell office:value-type="float" office:value="2.05" calcext:value-type="float">
            <text:p>2.05</text:p>
          </table:table-cell>
          <table:table-cell office:value-type="float" office:value="0.423999999999981" calcext:value-type="float">
            <text:p>0.42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3999999999998" calcext:value-type="float">
            <text:p>1.34</text:p>
          </table:table-cell>
          <table:table-cell office:value-type="float" office:value="0.0680529853087272" calcext:value-type="float">
            <text:p>0.0680529853</text:p>
          </table:table-cell>
          <table:table-cell office:value-type="float" office:value="-3.07273405501367" calcext:value-type="float">
            <text:p>-3.072734055</text:p>
          </table:table-cell>
          <table:table-cell office:value-type="float" office:value="-0.372259486009117" calcext:value-type="float">
            <text:p>-0.372259486</text:p>
          </table:table-cell>
          <table:table-cell office:value-type="float" office:value="-2.83582705300238" calcext:value-type="float">
            <text:p>-2.835827053</text:p>
          </table:table-cell>
          <table:table-cell office:value-type="float" office:value="-0.357270732426375" calcext:value-type="float">
            <text:p>-0.3572707324</text:p>
          </table:table-cell>
          <table:table-cell office:value-type="float" office:value="-3.33560233977238" calcext:value-type="float">
            <text:p>-3.3356023398</text:p>
          </table:table-cell>
          <table:table-cell office:value-type="float" office:value="-0.797583203744219" calcext:value-type="float">
            <text:p>-0.7975832037</text:p>
          </table:table-cell>
          <table:table-cell office:value-type="float" office:value="-3.0986953377611" calcext:value-type="float">
            <text:p>-3.0986953378</text:p>
          </table:table-cell>
          <table:table-cell office:value-type="float" office:value="-0.81257195732696" calcext:value-type="float">
            <text:p>-0.8125719573</text:p>
          </table:table-cell>
          <table:table-cell office:value-type="float" office:value="-2.5989200509911" calcext:value-type="float">
            <text:p>-2.598920051</text:p>
          </table:table-cell>
          <table:table-cell office:value-type="float" office:value="-0.782594450161477" calcext:value-type="float">
            <text:p>-0.7825944502</text:p>
          </table:table-cell>
          <table:table-cell office:value-type="float" office:value="-3.5984706245311" calcext:value-type="float">
            <text:p>-3.5984706245</text:p>
          </table:table-cell>
          <table:table-cell office:value-type="float" office:value="-1.22290692147932" calcext:value-type="float">
            <text:p>-1.2229069215</text:p>
          </table:table-cell>
          <table:table-cell office:value-type="float" office:value="-3.36156362251982" calcext:value-type="float">
            <text:p>-3.3615636225</text:p>
          </table:table-cell>
          <table:table-cell office:value-type="float" office:value="-1.23789567506206" calcext:value-type="float">
            <text:p>-1.2378956751</text:p>
          </table:table-cell>
          <table:table-cell office:value-type="float" office:value="-2.86178833574982" calcext:value-type="float">
            <text:p>-2.8617883357</text:p>
          </table:table-cell>
          <table:table-cell office:value-type="float" office:value="-1.20791816789658" calcext:value-type="float">
            <text:p>-1.2079181679</text:p>
          </table:table-cell>
          <table:table-cell office:value-type="float" office:value="-3.86133890928982" calcext:value-type="float">
            <text:p>-3.8613389093</text:p>
          </table:table-cell>
          <table:table-cell office:value-type="float" office:value="-1.2528844286448" calcext:value-type="float">
            <text:p>-1.2528844286</text:p>
          </table:table-cell>
          <table:table-cell office:value-type="float" office:value="-2.36201304897982" calcext:value-type="float">
            <text:p>-2.362013049</text:p>
          </table:table-cell>
          <table:table-cell office:value-type="float" office:value="-1.66321939279716" calcext:value-type="float">
            <text:p>-1.6632193928</text:p>
          </table:table-cell>
          <table:table-cell office:value-type="float" office:value="-3.12465662050854" calcext:value-type="float">
            <text:p>-3.1246566205</text:p>
          </table:table-cell>
          <table:table-cell office:value-type="float" office:value="-1.67820814637991" calcext:value-type="float">
            <text:p>-1.6782081464</text:p>
          </table:table-cell>
          <table:table-cell office:value-type="float" office:value="-2.62488133373854" calcext:value-type="float">
            <text:p>-2.6248813337</text:p>
          </table:table-cell>
          <table:table-cell office:value-type="float" office:value="-1.64823063921442" calcext:value-type="float">
            <text:p>-1.6482306392</text:p>
          </table:table-cell>
          <table:table-cell office:value-type="float" office:value="-3.62443190727854" calcext:value-type="float">
            <text:p>-3.6244319073</text:p>
          </table:table-cell>
          <table:table-cell office:value-type="float" office:value="-2.10353186411501" calcext:value-type="float">
            <text:p>-2.1035318641</text:p>
          </table:table-cell>
          <table:table-cell office:value-type="float" office:value="-2.88774961849726" calcext:value-type="float">
            <text:p>-2.8877496185</text:p>
          </table:table-cell>
          <table:table-cell office:value-type="float" office:value="-2.08854311053227" calcext:value-type="float">
            <text:p>-2.0885431105</text:p>
          </table:table-cell>
          <table:table-cell office:value-type="float" office:value="-3.38752490526726" calcext:value-type="float">
            <text:p>-3.3875249053</text:p>
          </table:table-cell>
          <table:table-cell office:value-type="float" office:value="-2.11852061769775" calcext:value-type="float">
            <text:p>-2.1185206177</text:p>
          </table:table-cell>
          <table:table-cell office:value-type="float" office:value="-2.38797433172726" calcext:value-type="float">
            <text:p>-2.3879743317</text:p>
          </table:table-cell>
          <table:table-cell office:value-type="float" office:value="-2.07355435694952" calcext:value-type="float">
            <text:p>-2.0735543569</text:p>
          </table:table-cell>
          <table:table-cell office:value-type="float" office:value="-3.88730019203726" calcext:value-type="float">
            <text:p>-3.887300192</text:p>
          </table:table-cell>
          <table:table-cell office:value-type="float" office:value="-2.52885558185011" calcext:value-type="float">
            <text:p>-2.5288555819</text:p>
          </table:table-cell>
          <table:table-cell office:value-type="float" office:value="-3.15061790325598" calcext:value-type="float">
            <text:p>-3.1506179033</text:p>
          </table:table-cell>
          <table:table-cell office:value-type="float" office:value="-2.54384433543285" calcext:value-type="float">
            <text:p>-2.5438443354</text:p>
          </table:table-cell>
          <table:table-cell office:value-type="float" office:value="-2.65084261648598" calcext:value-type="float">
            <text:p>-2.6508426165</text:p>
          </table:table-cell>
          <table:table-cell office:value-type="float" office:value="-2.51386682826737" calcext:value-type="float">
            <text:p>-2.5138668283</text:p>
          </table:table-cell>
          <table:table-cell office:value-type="float" office:value="-3.65039319002598" calcext:value-type="float">
            <text:p>-3.6503931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502]</text:p>
          </table:table-cell>
          <table:table-cell office:value-type="float" office:value="-1" calcext:value-type="float">
            <text:p>-1</text:p>
          </table:table-cell>
          <table:table-cell office:value-type="float" office:value="-0.568812712950977" calcext:value-type="float">
            <text:p>-0.568812713</text:p>
          </table:table-cell>
          <table:table-cell office:value-type="float" office:value="-2.78819001428193" calcext:value-type="float">
            <text:p>-2.7881900143</text:p>
          </table:table-cell>
          <table:table-cell office:value-type="float" office:value="-1.22673160578368" calcext:value-type="float">
            <text:p>-1.2267316058</text:p>
          </table:table-cell>
          <table:table-cell office:value-type="float" office:value="-3.44908348724951" calcext:value-type="float">
            <text:p>-3.4490834872</text:p>
          </table:table-cell>
          <table:table-cell office:value-type="float" office:value="-0.97445631281138" calcext:value-type="float">
            <text:p>-0.9744563128</text:p>
          </table:table-cell>
          <table:table-cell office:value-type="float" office:value="-2.172367312997" calcext:value-type="float">
            <text:p>-2.172367313</text:p>
          </table:table-cell>
          <table:table-cell office:value-type="float" office:value="-1.91608593405014" calcext:value-type="float">
            <text:p>-1.9160859341</text:p>
          </table:table-cell>
          <table:table-cell office:value-type="float" office:value="-2.44353319089256" calcext:value-type="float">
            <text:p>-2.4435331909</text:p>
          </table:table-cell>
          <table:table-cell office:value-type="float" office:value="-1.08259750789489" calcext:value-type="float">
            <text:p>-1.0825975079</text:p>
          </table:table-cell>
          <table:table-cell office:value-type="float" office:value="-2.64359357057228" calcext:value-type="float">
            <text:p>-2.6435935706</text:p>
          </table:table-cell>
          <table:table-cell office:value-type="float" office:value="-1.73047404269407" calcext:value-type="float">
            <text:p>-1.7304740427</text:p>
          </table:table-cell>
          <table:table-cell office:value-type="float" office:value="-3.35099973602416" calcext:value-type="float">
            <text:p>-3.350999736</text:p>
          </table:table-cell>
          <table:table-cell office:value-type="float" office:value="-3.36044351598438" calcext:value-type="float">
            <text:p>-3.360443516</text:p>
          </table:table-cell>
          <table:table-cell office:value-type="float" office:value="-2.79892350261996" calcext:value-type="float">
            <text:p>-2.7989235026</text:p>
          </table:table-cell>
          <table:table-cell office:value-type="float" office:value="-2.39432986089748" calcext:value-type="float">
            <text:p>-2.3943298609</text:p>
          </table:table-cell>
          <table:table-cell office:value-type="float" office:value="-3.24470664341733" calcext:value-type="float">
            <text:p>-3.2447066434</text:p>
          </table:table-cell>
          <table:table-cell office:value-type="float" office:value="-1.5520904611665" calcext:value-type="float">
            <text:p>-1.5520904612</text:p>
          </table:table-cell>
          <table:table-cell office:value-type="float" office:value="-2.86441724893275" calcext:value-type="float">
            <text:p>-2.8644172489</text:p>
          </table:table-cell>
          <table:table-cell office:value-type="float" office:value="-1.98562233294377" calcext:value-type="float">
            <text:p>-1.9856223329</text:p>
          </table:table-cell>
          <table:table-cell office:value-type="float" office:value="-2.85226066420286" calcext:value-type="float">
            <text:p>-2.8522606642</text:p>
          </table:table-cell>
          <table:table-cell office:value-type="float" office:value="-3.20353956694541" calcext:value-type="float">
            <text:p>-3.2035395669</text:p>
          </table:table-cell>
          <table:table-cell office:value-type="float" office:value="-2.30376830001738" calcext:value-type="float">
            <text:p>-2.3037683</text:p>
          </table:table-cell>
          <table:table-cell office:value-type="float" office:value="-2.30943290240284" calcext:value-type="float">
            <text:p>-2.3094329024</text:p>
          </table:table-cell>
          <table:table-cell office:value-type="float" office:value="-2.34657613346722" calcext:value-type="float">
            <text:p>-2.3465761335</text:p>
          </table:table-cell>
          <table:table-cell office:value-type="float" office:value="-2.904911474271" calcext:value-type="float">
            <text:p>-2.9049114743</text:p>
          </table:table-cell>
          <table:table-cell office:value-type="float" office:value="-2.73969176610555" calcext:value-type="float">
            <text:p>-2.7396917661</text:p>
          </table:table-cell>
          <table:table-cell office:value-type="float" office:value="-2.43426534668308" calcext:value-type="float">
            <text:p>-2.4342653467</text:p>
          </table:table-cell>
          <table:table-cell office:value-type="float" office:value="-2.75999128203321" calcext:value-type="float">
            <text:p>-2.759991282</text:p>
          </table:table-cell>
          <table:table-cell office:value-type="float" office:value="-3.01479717572279" calcext:value-type="float">
            <text:p>-3.0147971757</text:p>
          </table:table-cell>
          <table:table-cell office:value-type="float" office:value="-3.25757875286074" calcext:value-type="float">
            <text:p>-3.2575787529</text:p>
          </table:table-cell>
          <table:table-cell office:value-type="float" office:value="-2.73495964102615" calcext:value-type="float">
            <text:p>-2.734959641</text:p>
          </table:table-cell>
          <table:table-cell office:value-type="float" office:value="-2.29255677868114" calcext:value-type="float">
            <text:p>-2.2925567787</text:p>
          </table:table-cell>
          <table:table-cell office:value-type="float" office:value="-1.84412352649777" calcext:value-type="float">
            <text:p>-1.8441235265</text:p>
          </table:table-cell>
          <table:table-cell office:value-type="float" office:value="0.517475480676695" calcext:value-type="float">
            <text:p>0.5174754807</text:p>
          </table:table-cell>
          <table:table-cell office:value-type="float" office:value="-3.50863691824032" calcext:value-type="float">
            <text:p>-3.5086369182</text:p>
          </table:table-cell>
          <table:table-cell office:value-type="float" office:value="-1.84530157977222" calcext:value-type="float">
            <text:p>-1.8453015798</text:p>
          </table:table-cell>
          <table:table-cell office:value-type="float" office:value="-2.82280324477084" calcext:value-type="float">
            <text:p>-2.8228032448</text:p>
          </table:table-cell>
          <table:table-cell office:value-type="float" office:value="-1.87140503673974" calcext:value-type="float">
            <text:p>-1.8714050367</text:p>
          </table:table-cell>
          <table:table-cell office:value-type="float" office:value="-3.12866068863803" calcext:value-type="float">
            <text:p>-3.1286606886</text:p>
          </table:table-cell>
          <table:table-cell office:value-type="float" office:value="-1.54085756199328" calcext:value-type="float">
            <text:p>-1.540857562</text:p>
          </table:table-cell>
          <table:table-cell office:value-type="float" office:value="11.806" calcext:value-type="float">
            <text:p>11.806</text:p>
          </table:table-cell>
          <table:table-cell office:value-type="float" office:value="2.05" calcext:value-type="float">
            <text:p>2.05</text:p>
          </table:table-cell>
          <table:table-cell office:value-type="float" office:value="-0.178000000000019" calcext:value-type="float">
            <text:p>-0.17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76999999999998" calcext:value-type="float">
            <text:p>1.77</text:p>
          </table:table-cell>
          <table:table-cell office:value-type="float" office:value="-0.350507710223329" calcext:value-type="float">
            <text:p>-0.3505077102</text:p>
          </table:table-cell>
          <table:table-cell office:value-type="float" office:value="-2.81319603559485" calcext:value-type="float">
            <text:p>-2.8131960356</text:p>
          </table:table-cell>
          <table:table-cell office:value-type="float" office:value="-0.752256792861148" calcext:value-type="float">
            <text:p>-0.7522567929</text:p>
          </table:table-cell>
          <table:table-cell office:value-type="float" office:value="-2.51554242046533" calcext:value-type="float">
            <text:p>-2.5155424205</text:p>
          </table:table-cell>
          <table:table-cell office:value-type="float" office:value="-0.809157843772676" calcext:value-type="float">
            <text:p>-0.8091578438</text:p>
          </table:table-cell>
          <table:table-cell office:value-type="float" office:value="-3.01229413954154" calcext:value-type="float">
            <text:p>-3.0122941395</text:p>
          </table:table-cell>
          <table:table-cell office:value-type="float" office:value="-1.2109069264105" calcext:value-type="float">
            <text:p>-1.2109069264</text:p>
          </table:table-cell>
          <table:table-cell office:value-type="float" office:value="-2.71464052441202" calcext:value-type="float">
            <text:p>-2.7146405244</text:p>
          </table:table-cell>
          <table:table-cell office:value-type="float" office:value="-1.15400587549897" calcext:value-type="float">
            <text:p>-1.1540058755</text:p>
          </table:table-cell>
          <table:table-cell office:value-type="float" office:value="-2.21788880533582" calcext:value-type="float">
            <text:p>-2.2178888053</text:p>
          </table:table-cell>
          <table:table-cell office:value-type="float" office:value="-1.26780797732202" calcext:value-type="float">
            <text:p>-1.2678079773</text:p>
          </table:table-cell>
          <table:table-cell office:value-type="float" office:value="-3.21139224348823" calcext:value-type="float">
            <text:p>-3.2113922435</text:p>
          </table:table-cell>
          <table:table-cell office:value-type="float" office:value="-1.66955705995984" calcext:value-type="float">
            <text:p>-1.66955706</text:p>
          </table:table-cell>
          <table:table-cell office:value-type="float" office:value="-2.91373862835871" calcext:value-type="float">
            <text:p>-2.9137386284</text:p>
          </table:table-cell>
          <table:table-cell office:value-type="float" office:value="-1.61265600904831" calcext:value-type="float">
            <text:p>-1.612656009</text:p>
          </table:table-cell>
          <table:table-cell office:value-type="float" office:value="-2.4169869092825" calcext:value-type="float">
            <text:p>-2.4169869093</text:p>
          </table:table-cell>
          <table:table-cell office:value-type="float" office:value="-1.72645811087137" calcext:value-type="float">
            <text:p>-1.7264581109</text:p>
          </table:table-cell>
          <table:table-cell office:value-type="float" office:value="-3.41049034743491" calcext:value-type="float">
            <text:p>-3.4104903474</text:p>
          </table:table-cell>
          <table:table-cell office:value-type="float" office:value="-1.55575495813679" calcext:value-type="float">
            <text:p>-1.5557549581</text:p>
          </table:table-cell>
          <table:table-cell office:value-type="float" office:value="-1.9202351902063" calcext:value-type="float">
            <text:p>-1.9202351902</text:p>
          </table:table-cell>
          <table:table-cell office:value-type="float" office:value="-2.07130614259766" calcext:value-type="float">
            <text:p>-2.0713061426</text:p>
          </table:table-cell>
          <table:table-cell office:value-type="float" office:value="-2.61608501322919" calcext:value-type="float">
            <text:p>-2.6160850132</text:p>
          </table:table-cell>
          <table:table-cell office:value-type="float" office:value="-2.01440509168613" calcext:value-type="float">
            <text:p>-2.0144050917</text:p>
          </table:table-cell>
          <table:table-cell office:value-type="float" office:value="-2.11933329415299" calcext:value-type="float">
            <text:p>-2.1193332942</text:p>
          </table:table-cell>
          <table:table-cell office:value-type="float" office:value="-2.12820719350919" calcext:value-type="float">
            <text:p>-2.1282071935</text:p>
          </table:table-cell>
          <table:table-cell office:value-type="float" office:value="-3.1128367323054" calcext:value-type="float">
            <text:p>-3.1128367323</text:p>
          </table:table-cell>
          <table:table-cell office:value-type="float" office:value="-2.47305522523548" calcext:value-type="float">
            <text:p>-2.4730552252</text:p>
          </table:table-cell>
          <table:table-cell office:value-type="float" office:value="-2.31843139809968" calcext:value-type="float">
            <text:p>-2.3184313981</text:p>
          </table:table-cell>
          <table:table-cell office:value-type="float" office:value="-2.52995627614701" calcext:value-type="float">
            <text:p>-2.5299562761</text:p>
          </table:table-cell>
          <table:table-cell office:value-type="float" office:value="-2.81518311717588" calcext:value-type="float">
            <text:p>-2.8151831172</text:p>
          </table:table-cell>
          <table:table-cell office:value-type="float" office:value="-2.41615417432395" calcext:value-type="float">
            <text:p>-2.4161541743</text:p>
          </table:table-cell>
          <table:table-cell office:value-type="float" office:value="-1.82167967902347" calcext:value-type="float">
            <text:p>-1.821679679</text:p>
          </table:table-cell>
          <table:table-cell office:value-type="float" office:value="-2.58685732705854" calcext:value-type="float">
            <text:p>-2.5868573271</text:p>
          </table:table-cell>
          <table:table-cell office:value-type="float" office:value="-3.31193483625208" calcext:value-type="float">
            <text:p>-3.3119348363</text:p>
          </table:table-cell>
          <table:table-cell office:value-type="float" office:value="-2.93170535878483" calcext:value-type="float">
            <text:p>-2.9317053588</text:p>
          </table:table-cell>
          <table:table-cell office:value-type="float" office:value="-2.51752950204636" calcext:value-type="float">
            <text:p>-2.517529502</text:p>
          </table:table-cell>
          <table:table-cell office:value-type="float" office:value="-2.8748043078733" calcext:value-type="float">
            <text:p>-2.8748043079</text:p>
          </table:table-cell>
          <table:table-cell office:value-type="float" office:value="-2.02077778297016" calcext:value-type="float">
            <text:p>-2.020777783</text:p>
          </table:table-cell>
          <table:table-cell office:value-type="float" office:value="-2.98860640969636" calcext:value-type="float">
            <text:p>-2.9886064097</text:p>
          </table:table-cell>
          <table:table-cell office:value-type="float" office:value="-3.01428122112257" calcext:value-type="float">
            <text:p>-3.014281221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502]</text:p>
          </table:table-cell>
          <table:table-cell office:value-type="float" office:value="-2" calcext:value-type="float">
            <text:p>-2</text:p>
          </table:table-cell>
          <table:table-cell office:value-type="float" office:value="-0.608622947587482" calcext:value-type="float">
            <text:p>-0.6086229476</text:p>
          </table:table-cell>
          <table:table-cell office:value-type="float" office:value="-2.784298328505" calcext:value-type="float">
            <text:p>-2.7842983285</text:p>
          </table:table-cell>
          <table:table-cell office:value-type="float" office:value="-1.26191597484251" calcext:value-type="float">
            <text:p>-1.2619159748</text:p>
          </table:table-cell>
          <table:table-cell office:value-type="float" office:value="-3.46811136611006" calcext:value-type="float">
            <text:p>-3.4681113661</text:p>
          </table:table-cell>
          <table:table-cell office:value-type="float" office:value="-1.00953527527385" calcext:value-type="float">
            <text:p>-1.0095352753</text:p>
          </table:table-cell>
          <table:table-cell office:value-type="float" office:value="-2.19158882158911" calcext:value-type="float">
            <text:p>-2.1915888216</text:p>
          </table:table-cell>
          <table:table-cell office:value-type="float" office:value="-1.95583973095305" calcext:value-type="float">
            <text:p>-1.955839731</text:p>
          </table:table-cell>
          <table:table-cell office:value-type="float" office:value="-2.44796440199134" calcext:value-type="float">
            <text:p>-2.447964402</text:p>
          </table:table-cell>
          <table:table-cell office:value-type="float" office:value="-1.11777455107772" calcext:value-type="float">
            <text:p>-1.1177745511</text:p>
          </table:table-cell>
          <table:table-cell office:value-type="float" office:value="-2.66263498945096" calcext:value-type="float">
            <text:p>-2.6626349895</text:p>
          </table:table-cell>
          <table:table-cell office:value-type="float" office:value="-1.74479080645192" calcext:value-type="float">
            <text:p>-1.7447908065</text:p>
          </table:table-cell>
          <table:table-cell office:value-type="float" office:value="-3.31364963193458" calcext:value-type="float">
            <text:p>-3.3136496319</text:p>
          </table:table-cell>
          <table:table-cell office:value-type="float" office:value="-3.38933726062811" calcext:value-type="float">
            <text:p>-3.3893372606</text:p>
          </table:table-cell>
          <table:table-cell office:value-type="float" office:value="-2.77126213026675" calcext:value-type="float">
            <text:p>-2.7712621303</text:p>
          </table:table-cell>
          <table:table-cell office:value-type="float" office:value="-2.43281394574352" calcext:value-type="float">
            <text:p>-2.4328139457</text:p>
          </table:table-cell>
          <table:table-cell office:value-type="float" office:value="-3.23379906744633" calcext:value-type="float">
            <text:p>-3.2337990674</text:p>
          </table:table-cell>
          <table:table-cell office:value-type="float" office:value="-1.58575862449523" calcext:value-type="float">
            <text:p>-1.5857586245</text:p>
          </table:table-cell>
          <table:table-cell office:value-type="float" office:value="-2.84281968476291" calcext:value-type="float">
            <text:p>-2.8428196848</text:p>
          </table:table-cell>
          <table:table-cell office:value-type="float" office:value="-2.01804305986243" calcext:value-type="float">
            <text:p>-2.0180430599</text:p>
          </table:table-cell>
          <table:table-cell office:value-type="float" office:value="-2.87568920376608" calcext:value-type="float">
            <text:p>-2.8756892038</text:p>
          </table:table-cell>
          <table:table-cell office:value-type="float" office:value="-3.23797055690704" calcext:value-type="float">
            <text:p>-3.2379705569</text:p>
          </table:table-cell>
          <table:table-cell office:value-type="float" office:value="-2.28340885674744" calcext:value-type="float">
            <text:p>-2.2834088567</text:p>
          </table:table-cell>
          <table:table-cell office:value-type="float" office:value="-2.34926422498515" calcext:value-type="float">
            <text:p>-2.349264225</text:p>
          </table:table-cell>
          <table:table-cell office:value-type="float" office:value="-2.35024570310735" calcext:value-type="float">
            <text:p>-2.3502457031</text:p>
          </table:table-cell>
          <table:table-cell office:value-type="float" office:value="-2.94045929393212" calcext:value-type="float">
            <text:p>-2.9404592939</text:p>
          </table:table-cell>
          <table:table-cell office:value-type="float" office:value="-2.72135185014773" calcext:value-type="float">
            <text:p>-2.7213518501</text:p>
          </table:table-cell>
          <table:table-cell office:value-type="float" office:value="-2.47381529922252" calcext:value-type="float">
            <text:p>-2.4738152992</text:p>
          </table:table-cell>
          <table:table-cell office:value-type="float" office:value="-2.76597469695509" calcext:value-type="float">
            <text:p>-2.765974697</text:p>
          </table:table-cell>
          <table:table-cell office:value-type="float" office:value="-3.0488572421147" calcext:value-type="float">
            <text:p>-3.0488572421</text:p>
          </table:table-cell>
          <table:table-cell office:value-type="float" office:value="-3.23660467654309" calcext:value-type="float">
            <text:p>-3.2366046765</text:p>
          </table:table-cell>
          <table:table-cell office:value-type="float" office:value="-2.7733444789123" calcext:value-type="float">
            <text:p>-2.7733444789</text:p>
          </table:table-cell>
          <table:table-cell office:value-type="float" office:value="-2.28130492459152" calcext:value-type="float">
            <text:p>-2.2813049246</text:p>
          </table:table-cell>
          <table:table-cell office:value-type="float" office:value="-1.83294551292055" calcext:value-type="float">
            <text:p>-1.8329455129</text:p>
          </table:table-cell>
          <table:table-cell office:value-type="float" office:value="0.47906907479867" calcext:value-type="float">
            <text:p>0.4790690748</text:p>
          </table:table-cell>
          <table:table-cell office:value-type="float" office:value="-3.49854936817867" calcext:value-type="float">
            <text:p>-3.4985493682</text:p>
          </table:table-cell>
          <table:table-cell office:value-type="float" office:value="-1.80659445725254" calcext:value-type="float">
            <text:p>-1.8065944573</text:p>
          </table:table-cell>
          <table:table-cell office:value-type="float" office:value="-2.85975248001177" calcext:value-type="float">
            <text:p>-2.85975248</text:p>
          </table:table-cell>
          <table:table-cell office:value-type="float" office:value="-1.88672672121339" calcext:value-type="float">
            <text:p>-1.8867267212</text:p>
          </table:table-cell>
          <table:table-cell office:value-type="float" office:value="-3.09927323916585" calcext:value-type="float">
            <text:p>-3.0992732392</text:p>
          </table:table-cell>
          <table:table-cell office:value-type="float" office:value="-1.51372127975861" calcext:value-type="float">
            <text:p>-1.5137212798</text:p>
          </table:table-cell>
          <table:table-cell office:value-type="float" office:value="11.778" calcext:value-type="float">
            <text:p>11.778</text:p>
          </table:table-cell>
          <table:table-cell office:value-type="float" office:value="2.05" calcext:value-type="float">
            <text:p>2.05</text:p>
          </table:table-cell>
          <table:table-cell office:value-type="float" office:value="-0.164000000000019" calcext:value-type="float">
            <text:p>-0.16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75999999999998" calcext:value-type="float">
            <text:p>1.76</text:p>
          </table:table-cell>
          <table:table-cell office:value-type="float" office:value="-0.402302398287665" calcext:value-type="float">
            <text:p>-0.4023023983</text:p>
          </table:table-cell>
          <table:table-cell office:value-type="float" office:value="-2.80857972881149" calcext:value-type="float">
            <text:p>-2.8085797288</text:p>
          </table:table-cell>
          <table:table-cell office:value-type="float" office:value="-0.803126918203343" calcext:value-type="float">
            <text:p>-0.8031269182</text:p>
          </table:table-cell>
          <table:table-cell office:value-type="float" office:value="-2.50968224766726" calcext:value-type="float">
            <text:p>-2.5096822477</text:p>
          </table:table-cell>
          <table:table-cell office:value-type="float" office:value="-0.861567470043588" calcext:value-type="float">
            <text:p>-0.86156747</text:p>
          </table:table-cell>
          <table:table-cell office:value-type="float" office:value="-3.00625520494605" calcext:value-type="float">
            <text:p>-3.0062552049</text:p>
          </table:table-cell>
          <table:table-cell office:value-type="float" office:value="-1.26239198995927" calcext:value-type="float">
            <text:p>-1.26239199</text:p>
          </table:table-cell>
          <table:table-cell office:value-type="float" office:value="-2.70735772380182" calcext:value-type="float">
            <text:p>-2.7073577238</text:p>
          </table:table-cell>
          <table:table-cell office:value-type="float" office:value="-1.20395143811902" calcext:value-type="float">
            <text:p>-1.2039514381</text:p>
          </table:table-cell>
          <table:table-cell office:value-type="float" office:value="-2.21078476652303" calcext:value-type="float">
            <text:p>-2.2107847665</text:p>
          </table:table-cell>
          <table:table-cell office:value-type="float" office:value="-1.32083254179951" calcext:value-type="float">
            <text:p>-1.3208325418</text:p>
          </table:table-cell>
          <table:table-cell office:value-type="float" office:value="-3.20393068108061" calcext:value-type="float">
            <text:p>-3.2039306811</text:p>
          </table:table-cell>
          <table:table-cell office:value-type="float" office:value="-1.72165706171519" calcext:value-type="float">
            <text:p>-1.7216570617</text:p>
          </table:table-cell>
          <table:table-cell office:value-type="float" office:value="-2.90503319993638" calcext:value-type="float">
            <text:p>-2.9050331999</text:p>
          </table:table-cell>
          <table:table-cell office:value-type="float" office:value="-1.66321650987494" calcext:value-type="float">
            <text:p>-1.6632165099</text:p>
          </table:table-cell>
          <table:table-cell office:value-type="float" office:value="-2.40846024265759" calcext:value-type="float">
            <text:p>-2.4084602427</text:p>
          </table:table-cell>
          <table:table-cell office:value-type="float" office:value="-1.78009761355544" calcext:value-type="float">
            <text:p>-1.7800976136</text:p>
          </table:table-cell>
          <table:table-cell office:value-type="float" office:value="-3.40160615721518" calcext:value-type="float">
            <text:p>-3.4016061572</text:p>
          </table:table-cell>
          <table:table-cell office:value-type="float" office:value="-1.6047759580347" calcext:value-type="float">
            <text:p>-1.604775958</text:p>
          </table:table-cell>
          <table:table-cell office:value-type="float" office:value="-1.91188728537879" calcext:value-type="float">
            <text:p>-1.9118872854</text:p>
          </table:table-cell>
          <table:table-cell office:value-type="float" office:value="-2.12248158163087" calcext:value-type="float">
            <text:p>-2.1224815816</text:p>
          </table:table-cell>
          <table:table-cell office:value-type="float" office:value="-2.60613571879215" calcext:value-type="float">
            <text:p>-2.6061357188</text:p>
          </table:table-cell>
          <table:table-cell office:value-type="float" office:value="-2.06404102979062" calcext:value-type="float">
            <text:p>-2.0640410298</text:p>
          </table:table-cell>
          <table:table-cell office:value-type="float" office:value="-2.10956276151336" calcext:value-type="float">
            <text:p>-2.1095627615</text:p>
          </table:table-cell>
          <table:table-cell office:value-type="float" office:value="-2.18092213347111" calcext:value-type="float">
            <text:p>-2.1809221335</text:p>
          </table:table-cell>
          <table:table-cell office:value-type="float" office:value="-3.10270867607095" calcext:value-type="float">
            <text:p>-3.1027086761</text:p>
          </table:table-cell>
          <table:table-cell office:value-type="float" office:value="-2.52330610154655" calcext:value-type="float">
            <text:p>-2.5233061015</text:p>
          </table:table-cell>
          <table:table-cell office:value-type="float" office:value="-2.30723823764792" calcext:value-type="float">
            <text:p>-2.3072382376</text:p>
          </table:table-cell>
          <table:table-cell office:value-type="float" office:value="-2.58174665338679" calcext:value-type="float">
            <text:p>-2.5817466534</text:p>
          </table:table-cell>
          <table:table-cell office:value-type="float" office:value="-2.80381119492671" calcext:value-type="float">
            <text:p>-2.8038111949</text:p>
          </table:table-cell>
          <table:table-cell office:value-type="float" office:value="-2.4648655497063" calcext:value-type="float">
            <text:p>-2.4648655497</text:p>
          </table:table-cell>
          <table:table-cell office:value-type="float" office:value="-1.81066528036913" calcext:value-type="float">
            <text:p>-1.8106652804</text:p>
          </table:table-cell>
          <table:table-cell office:value-type="float" office:value="-2.64018720522704" calcext:value-type="float">
            <text:p>-2.6401872052</text:p>
          </table:table-cell>
          <table:table-cell office:value-type="float" office:value="-3.30038415220551" calcext:value-type="float">
            <text:p>-3.3003841522</text:p>
          </table:table-cell>
          <table:table-cell office:value-type="float" office:value="-2.98257117330247" calcext:value-type="float">
            <text:p>-2.9825711733</text:p>
          </table:table-cell>
          <table:table-cell office:value-type="float" office:value="-2.50491371378248" calcext:value-type="float">
            <text:p>-2.5049137138</text:p>
          </table:table-cell>
          <table:table-cell office:value-type="float" office:value="-2.92413062146222" calcext:value-type="float">
            <text:p>-2.9241306215</text:p>
          </table:table-cell>
          <table:table-cell office:value-type="float" office:value="-2.00834075650369" calcext:value-type="float">
            <text:p>-2.0083407565</text:p>
          </table:table-cell>
          <table:table-cell office:value-type="float" office:value="-3.04101172514272" calcext:value-type="float">
            <text:p>-3.0410117251</text:p>
          </table:table-cell>
          <table:table-cell office:value-type="float" office:value="-3.00148667106128" calcext:value-type="float">
            <text:p>-3.001486671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502]</text:p>
          </table:table-cell>
          <table:table-cell office:value-type="float" office:value="-3" calcext:value-type="float">
            <text:p>-3</text:p>
          </table:table-cell>
          <table:table-cell office:value-type="float" office:value="-0.64854818893009" calcext:value-type="float">
            <text:p>-0.6485481889</text:p>
          </table:table-cell>
          <table:table-cell office:value-type="float" office:value="-2.78185392597382" calcext:value-type="float">
            <text:p>-2.781853926</text:p>
          </table:table-cell>
          <table:table-cell office:value-type="float" office:value="-1.29904047650202" calcext:value-type="float">
            <text:p>-1.2990404765</text:p>
          </table:table-cell>
          <table:table-cell office:value-type="float" office:value="-3.48300335645835" calcext:value-type="float">
            <text:p>-3.4830033565</text:p>
          </table:table-cell>
          <table:table-cell office:value-type="float" office:value="-1.04618896145649" calcext:value-type="float">
            <text:p>-1.0461889615</text:p>
          </table:table-cell>
          <table:table-cell office:value-type="float" office:value="-2.2076046665317" calcext:value-type="float">
            <text:p>-2.2076046665</text:p>
          </table:table-cell>
          <table:table-cell office:value-type="float" office:value="-1.98970840095202" calcext:value-type="float">
            <text:p>-1.989708401</text:p>
          </table:table-cell>
          <table:table-cell office:value-type="float" office:value="-2.46924615926139" calcext:value-type="float">
            <text:p>-2.4692461593</text:p>
          </table:table-cell>
          <table:table-cell office:value-type="float" office:value="-1.15326612977043" calcext:value-type="float">
            <text:p>-1.1532661298</text:p>
          </table:table-cell>
          <table:table-cell office:value-type="float" office:value="-2.68108350814215" calcext:value-type="float">
            <text:p>-2.6810835081</text:p>
          </table:table-cell>
          <table:table-cell office:value-type="float" office:value="-1.73988655138817" calcext:value-type="float">
            <text:p>-1.7398865514</text:p>
          </table:table-cell>
          <table:table-cell office:value-type="float" office:value="-3.27395141683277" calcext:value-type="float">
            <text:p>-3.2739514168</text:p>
          </table:table-cell>
          <table:table-cell office:value-type="float" office:value="-3.41766408044164" calcext:value-type="float">
            <text:p>-3.4176640804</text:p>
          </table:table-cell>
          <table:table-cell office:value-type="float" office:value="-2.74302047168848" calcext:value-type="float">
            <text:p>-2.7430204717</text:p>
          </table:table-cell>
          <table:table-cell office:value-type="float" office:value="-2.47135334104973" calcext:value-type="float">
            <text:p>-2.471353341</text:p>
          </table:table-cell>
          <table:table-cell office:value-type="float" office:value="-3.22308855814792" calcext:value-type="float">
            <text:p>-3.2230885581</text:p>
          </table:table-cell>
          <table:table-cell office:value-type="float" office:value="-1.62158938650076" calcext:value-type="float">
            <text:p>-1.6215893865</text:p>
          </table:table-cell>
          <table:table-cell office:value-type="float" office:value="-2.82503889473256" calcext:value-type="float">
            <text:p>-2.8250388947</text:p>
          </table:table-cell>
          <table:table-cell office:value-type="float" office:value="-2.04216859644421" calcext:value-type="float">
            <text:p>-2.0421685964</text:p>
          </table:table-cell>
          <table:table-cell office:value-type="float" office:value="-2.84378374209192" calcext:value-type="float">
            <text:p>-2.8437837421</text:p>
          </table:table-cell>
          <table:table-cell office:value-type="float" office:value="-3.27167468224162" calcext:value-type="float">
            <text:p>-3.2716746822</text:p>
          </table:table-cell>
          <table:table-cell office:value-type="float" office:value="-2.26186745624908" calcext:value-type="float">
            <text:p>-2.2618674562</text:p>
          </table:table-cell>
          <table:table-cell office:value-type="float" office:value="-2.38817473863625" calcext:value-type="float">
            <text:p>-2.3881747386</text:p>
          </table:table-cell>
          <table:table-cell office:value-type="float" office:value="-2.34097359830812" calcext:value-type="float">
            <text:p>-2.3409735983</text:p>
          </table:table-cell>
          <table:table-cell office:value-type="float" office:value="-2.9695451471194" calcext:value-type="float">
            <text:p>-2.9695451471</text:p>
          </table:table-cell>
          <table:table-cell office:value-type="float" office:value="-2.69389255036845" calcext:value-type="float">
            <text:p>-2.6938925504</text:p>
          </table:table-cell>
          <table:table-cell office:value-type="float" office:value="-2.5126796795513" calcext:value-type="float">
            <text:p>-2.5126796796</text:p>
          </table:table-cell>
          <table:table-cell office:value-type="float" office:value="-2.75651108550598" calcext:value-type="float">
            <text:p>-2.7565110855</text:p>
          </table:table-cell>
          <table:table-cell office:value-type="float" office:value="-3.08035242763932" calcext:value-type="float">
            <text:p>-3.0803524276</text:p>
          </table:table-cell>
          <table:table-cell office:value-type="float" office:value="-3.21194593998239" calcext:value-type="float">
            <text:p>-3.21194594</text:p>
          </table:table-cell>
          <table:table-cell office:value-type="float" office:value="-2.81295125789444" calcext:value-type="float">
            <text:p>-2.8129512579</text:p>
          </table:table-cell>
          <table:table-cell office:value-type="float" office:value="-2.28689983823342" calcext:value-type="float">
            <text:p>-2.2868998382</text:p>
          </table:table-cell>
          <table:table-cell office:value-type="float" office:value="-1.85528127913135" calcext:value-type="float">
            <text:p>-1.8552812791</text:p>
          </table:table-cell>
          <table:table-cell office:value-type="float" office:value="0.512252105820213" calcext:value-type="float">
            <text:p>0.5122521058</text:p>
          </table:table-cell>
          <table:table-cell office:value-type="float" office:value="-3.48700392234033" calcext:value-type="float">
            <text:p>-3.4870039223</text:p>
          </table:table-cell>
          <table:table-cell office:value-type="float" office:value="-1.76829690275628" calcext:value-type="float">
            <text:p>-1.7682969028</text:p>
          </table:table-cell>
          <table:table-cell office:value-type="float" office:value="-2.89019924523105" calcext:value-type="float">
            <text:p>-2.8901992452</text:p>
          </table:table-cell>
          <table:table-cell office:value-type="float" office:value="-1.86078458391358" calcext:value-type="float">
            <text:p>-1.8607845839</text:p>
          </table:table-cell>
          <table:table-cell office:value-type="float" office:value="-3.08936480122329" calcext:value-type="float">
            <text:p>-3.0893648012</text:p>
          </table:table-cell>
          <table:table-cell office:value-type="float" office:value="-1.47496792045211" calcext:value-type="float">
            <text:p>-1.4749679205</text:p>
          </table:table-cell>
          <table:table-cell office:value-type="float" office:value="11.75" calcext:value-type="float">
            <text:p>11.75</text:p>
          </table:table-cell>
          <table:table-cell office:value-type="float" office:value="2.05" calcext:value-type="float">
            <text:p>2.05</text:p>
          </table:table-cell>
          <table:table-cell office:value-type="float" office:value="-0.150000000000019" calcext:value-type="float">
            <text:p>-0.15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74999999999998" calcext:value-type="float">
            <text:p>1.75</text:p>
          </table:table-cell>
          <table:table-cell office:value-type="float" office:value="-0.454097086352001" calcext:value-type="float">
            <text:p>-0.4540970864</text:p>
          </table:table-cell>
          <table:table-cell office:value-type="float" office:value="-2.80396342202813" calcext:value-type="float">
            <text:p>-2.803963422</text:p>
          </table:table-cell>
          <table:table-cell office:value-type="float" office:value="-0.856094069844679" calcext:value-type="float">
            <text:p>-0.8560940698</text:p>
          </table:table-cell>
          <table:table-cell office:value-type="float" office:value="-2.50664469530075" calcext:value-type="float">
            <text:p>-2.5066446953</text:p>
          </table:table-cell>
          <table:table-cell office:value-type="float" office:value="-0.91258114846509" calcext:value-type="float">
            <text:p>-0.9125811485</text:p>
          </table:table-cell>
          <table:table-cell office:value-type="float" office:value="-3.00344365861381" calcext:value-type="float">
            <text:p>-3.0034436586</text:p>
          </table:table-cell>
          <table:table-cell office:value-type="float" office:value="-1.31457813195777" calcext:value-type="float">
            <text:p>-1.314578132</text:p>
          </table:table-cell>
          <table:table-cell office:value-type="float" office:value="-2.70612493188644" calcext:value-type="float">
            <text:p>-2.7061249319</text:p>
          </table:table-cell>
          <table:table-cell office:value-type="float" office:value="-1.25809105333736" calcext:value-type="float">
            <text:p>-1.2580910533</text:p>
          </table:table-cell>
          <table:table-cell office:value-type="float" office:value="-2.20932596857337" calcext:value-type="float">
            <text:p>-2.2093259686</text:p>
          </table:table-cell>
          <table:table-cell office:value-type="float" office:value="-1.37106521057818" calcext:value-type="float">
            <text:p>-1.3710652106</text:p>
          </table:table-cell>
          <table:table-cell office:value-type="float" office:value="-3.2029238951995" calcext:value-type="float">
            <text:p>-3.2029238952</text:p>
          </table:table-cell>
          <table:table-cell office:value-type="float" office:value="-1.77306219407086" calcext:value-type="float">
            <text:p>-1.7730621941</text:p>
          </table:table-cell>
          <table:table-cell office:value-type="float" office:value="-2.90560516847212" calcext:value-type="float">
            <text:p>-2.9056051685</text:p>
          </table:table-cell>
          <table:table-cell office:value-type="float" office:value="-1.71657511545045" calcext:value-type="float">
            <text:p>-1.7165751155</text:p>
          </table:table-cell>
          <table:table-cell office:value-type="float" office:value="-2.40880620515906" calcext:value-type="float">
            <text:p>-2.4088062052</text:p>
          </table:table-cell>
          <table:table-cell office:value-type="float" office:value="-1.82954927269127" calcext:value-type="float">
            <text:p>-1.8295492727</text:p>
          </table:table-cell>
          <table:table-cell office:value-type="float" office:value="-3.40240413178518" calcext:value-type="float">
            <text:p>-3.4024041318</text:p>
          </table:table-cell>
          <table:table-cell office:value-type="float" office:value="-1.66008803683003" calcext:value-type="float">
            <text:p>-1.6600880368</text:p>
          </table:table-cell>
          <table:table-cell office:value-type="float" office:value="-1.912007241846" calcext:value-type="float">
            <text:p>-1.9120072418</text:p>
          </table:table-cell>
          <table:table-cell office:value-type="float" office:value="-2.17505917756353" calcext:value-type="float">
            <text:p>-2.1750591776</text:p>
          </table:table-cell>
          <table:table-cell office:value-type="float" office:value="-2.60828644174474" calcext:value-type="float">
            <text:p>-2.6082864417</text:p>
          </table:table-cell>
          <table:table-cell office:value-type="float" office:value="-2.11857209894312" calcext:value-type="float">
            <text:p>-2.1185720989</text:p>
          </table:table-cell>
          <table:table-cell office:value-type="float" office:value="-2.11148747843168" calcext:value-type="float">
            <text:p>-2.1114874784</text:p>
          </table:table-cell>
          <table:table-cell office:value-type="float" office:value="-2.23154625618395" calcext:value-type="float">
            <text:p>-2.2315462562</text:p>
          </table:table-cell>
          <table:table-cell office:value-type="float" office:value="-3.1050854050578" calcext:value-type="float">
            <text:p>-3.1050854051</text:p>
          </table:table-cell>
          <table:table-cell office:value-type="float" office:value="-2.57705616105621" calcext:value-type="float">
            <text:p>-2.5770561611</text:p>
          </table:table-cell>
          <table:table-cell office:value-type="float" office:value="-2.31096771501737" calcext:value-type="float">
            <text:p>-2.310967715</text:p>
          </table:table-cell>
          <table:table-cell office:value-type="float" office:value="-2.63354323967662" calcext:value-type="float">
            <text:p>-2.6335432397</text:p>
          </table:table-cell>
          <table:table-cell office:value-type="float" office:value="-2.80776667833043" calcext:value-type="float">
            <text:p>-2.8077666783</text:p>
          </table:table-cell>
          <table:table-cell office:value-type="float" office:value="-2.5205690824358" calcext:value-type="float">
            <text:p>-2.5205690824</text:p>
          </table:table-cell>
          <table:table-cell office:value-type="float" office:value="-1.81416875170431" calcext:value-type="float">
            <text:p>-1.8141687517</text:p>
          </table:table-cell>
          <table:table-cell office:value-type="float" office:value="-2.69003031829704" calcext:value-type="float">
            <text:p>-2.6900303183</text:p>
          </table:table-cell>
          <table:table-cell office:value-type="float" office:value="-3.30456564164349" calcext:value-type="float">
            <text:p>-3.3045656416</text:p>
          </table:table-cell>
          <table:table-cell office:value-type="float" office:value="-3.0355402231693" calcext:value-type="float">
            <text:p>-3.0355402232</text:p>
          </table:table-cell>
          <table:table-cell office:value-type="float" office:value="-2.51044795160305" calcext:value-type="float">
            <text:p>-2.5104479516</text:p>
          </table:table-cell>
          <table:table-cell office:value-type="float" office:value="-2.97905314454889" calcext:value-type="float">
            <text:p>-2.9790531445</text:p>
          </table:table-cell>
          <table:table-cell office:value-type="float" office:value="-2.01364898828999" calcext:value-type="float">
            <text:p>-2.0136489883</text:p>
          </table:table-cell>
          <table:table-cell office:value-type="float" office:value="-3.09202730178971" calcext:value-type="float">
            <text:p>-3.0920273018</text:p>
          </table:table-cell>
          <table:table-cell office:value-type="float" office:value="-3.00724691491611" calcext:value-type="float">
            <text:p>-3.00724691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502]</text:p>
          </table:table-cell>
          <table:table-cell office:value-type="float" office:value="-4" calcext:value-type="float">
            <text:p>-4</text:p>
          </table:table-cell>
          <table:table-cell office:value-type="float" office:value="-0.688323745457255" calcext:value-type="float">
            <text:p>-0.6883237455</text:p>
          </table:table-cell>
          <table:table-cell office:value-type="float" office:value="-2.77762248379008" calcext:value-type="float">
            <text:p>-2.7776224838</text:p>
          </table:table-cell>
          <table:table-cell office:value-type="float" office:value="-1.33717441978018" calcext:value-type="float">
            <text:p>-1.3371744198</text:p>
          </table:table-cell>
          <table:table-cell office:value-type="float" office:value="-3.49507822167738" calcext:value-type="float">
            <text:p>-3.4950782217</text:p>
          </table:table-cell>
          <table:table-cell office:value-type="float" office:value="-1.08426783794389" calcext:value-type="float">
            <text:p>-1.0842678379</text:p>
          </table:table-cell>
          <table:table-cell office:value-type="float" office:value="-2.21985208117549" calcext:value-type="float">
            <text:p>-2.2198520812</text:p>
          </table:table-cell>
          <table:table-cell office:value-type="float" office:value="-2.02419209424196" calcext:value-type="float">
            <text:p>-2.0241920942</text:p>
          </table:table-cell>
          <table:table-cell office:value-type="float" office:value="-2.48951620852342" calcext:value-type="float">
            <text:p>-2.4895162085</text:p>
          </table:table-cell>
          <table:table-cell office:value-type="float" office:value="-1.18639534847082" calcext:value-type="float">
            <text:p>-1.1863953485</text:p>
          </table:table-cell>
          <table:table-cell office:value-type="float" office:value="-2.70349901322906" calcext:value-type="float">
            <text:p>-2.7034990132</text:p>
          </table:table-cell>
          <table:table-cell office:value-type="float" office:value="-1.74692528224269" calcext:value-type="float">
            <text:p>-1.7469252822</text:p>
          </table:table-cell>
          <table:table-cell office:value-type="float" office:value="-3.23457558328023" calcext:value-type="float">
            <text:p>-3.2345755833</text:p>
          </table:table-cell>
          <table:table-cell office:value-type="float" office:value="-3.44476654327546" calcext:value-type="float">
            <text:p>-3.4447665433</text:p>
          </table:table-cell>
          <table:table-cell office:value-type="float" office:value="-2.71360182949783" calcext:value-type="float">
            <text:p>-2.7136018295</text:p>
          </table:table-cell>
          <table:table-cell office:value-type="float" office:value="-2.50811320048107" calcext:value-type="float">
            <text:p>-2.5081132005</text:p>
          </table:table-cell>
          <table:table-cell office:value-type="float" office:value="-3.20731792928957" calcext:value-type="float">
            <text:p>-3.2073179293</text:p>
          </table:table-cell>
          <table:table-cell office:value-type="float" office:value="-1.65507922652644" calcext:value-type="float">
            <text:p>-1.6550792265</text:p>
          </table:table-cell>
          <table:table-cell office:value-type="float" office:value="-2.80316583790334" calcext:value-type="float">
            <text:p>-2.8031658379</text:p>
          </table:table-cell>
          <table:table-cell office:value-type="float" office:value="-2.0723385211542" calcext:value-type="float">
            <text:p>-2.0723385212</text:p>
          </table:table-cell>
          <table:table-cell office:value-type="float" office:value="-2.87004732225522" calcext:value-type="float">
            <text:p>-2.8700473223</text:p>
          </table:table-cell>
          <table:table-cell office:value-type="float" office:value="-3.30321850970298" calcext:value-type="float">
            <text:p>-3.3032185097</text:p>
          </table:table-cell>
          <table:table-cell office:value-type="float" office:value="-2.23727097379553" calcext:value-type="float">
            <text:p>-2.2372709738</text:p>
          </table:table-cell>
          <table:table-cell office:value-type="float" office:value="-2.42792396439753" calcext:value-type="float">
            <text:p>-2.4279239644</text:p>
          </table:table-cell>
          <table:table-cell office:value-type="float" office:value="-2.34544562820281" calcext:value-type="float">
            <text:p>-2.3454456282</text:p>
          </table:table-cell>
          <table:table-cell office:value-type="float" office:value="-2.99774307396867" calcext:value-type="float">
            <text:p>-2.997743074</text:p>
          </table:table-cell>
          <table:table-cell office:value-type="float" office:value="-2.66552219750841" calcext:value-type="float">
            <text:p>-2.6655221975</text:p>
          </table:table-cell>
          <table:table-cell office:value-type="float" office:value="-2.55191158602995" calcext:value-type="float">
            <text:p>-2.551911586</text:p>
          </table:table-cell>
          <table:table-cell office:value-type="float" office:value="-2.7487099628912" calcext:value-type="float">
            <text:p>-2.7487099629</text:p>
          </table:table-cell>
          <table:table-cell office:value-type="float" office:value="-3.11088904019938" calcext:value-type="float">
            <text:p>-3.1108890402</text:p>
          </table:table-cell>
          <table:table-cell office:value-type="float" office:value="-3.18610962264891" calcext:value-type="float">
            <text:p>-3.1861096226</text:p>
          </table:table-cell>
          <table:table-cell office:value-type="float" office:value="-2.83989881215142" calcext:value-type="float">
            <text:p>-2.8398988122</text:p>
          </table:table-cell>
          <table:table-cell office:value-type="float" office:value="-2.25733923405206" calcext:value-type="float">
            <text:p>-2.2573392341</text:p>
          </table:table-cell>
          <table:table-cell office:value-type="float" office:value="-1.83677838180836" calcext:value-type="float">
            <text:p>-1.8367783818</text:p>
          </table:table-cell>
          <table:table-cell office:value-type="float" office:value="0.476788846090529" calcext:value-type="float">
            <text:p>0.4767888461</text:p>
          </table:table-cell>
          <table:table-cell office:value-type="float" office:value="-3.47110138074592" calcext:value-type="float">
            <text:p>-3.4711013807</text:p>
          </table:table-cell>
          <table:table-cell office:value-type="float" office:value="-1.73159391689902" calcext:value-type="float">
            <text:p>-1.7315939169</text:p>
          </table:table-cell>
          <table:table-cell office:value-type="float" office:value="-2.91952159761381" calcext:value-type="float">
            <text:p>-2.9195215976</text:p>
          </table:table-cell>
          <table:table-cell office:value-type="float" office:value="-1.88799119433717" calcext:value-type="float">
            <text:p>-1.8879911943</text:p>
          </table:table-cell>
          <table:table-cell office:value-type="float" office:value="-3.05048387738346" calcext:value-type="float">
            <text:p>-3.0504838774</text:p>
          </table:table-cell>
          <table:table-cell office:value-type="float" office:value="-1.48436333217065" calcext:value-type="float">
            <text:p>-1.4843633322</text:p>
          </table:table-cell>
          <table:table-cell office:value-type="float" office:value="11.722" calcext:value-type="float">
            <text:p>11.722</text:p>
          </table:table-cell>
          <table:table-cell office:value-type="float" office:value="2.05" calcext:value-type="float">
            <text:p>2.05</text:p>
          </table:table-cell>
          <table:table-cell office:value-type="float" office:value="-0.136000000000019" calcext:value-type="float">
            <text:p>-0.13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73999999999998" calcext:value-type="float">
            <text:p>1.74</text:p>
          </table:table-cell>
          <table:table-cell office:value-type="float" office:value="-0.505891774416337" calcext:value-type="float">
            <text:p>-0.5058917744</text:p>
          </table:table-cell>
          <table:table-cell office:value-type="float" office:value="-2.79934711524476" calcext:value-type="float">
            <text:p>-2.7993471152</text:p>
          </table:table-cell>
          <table:table-cell office:value-type="float" office:value="-0.906304503440269" calcext:value-type="float">
            <text:p>-0.9063045034</text:p>
          </table:table-cell>
          <table:table-cell office:value-type="float" office:value="-2.49989821069575" calcext:value-type="float">
            <text:p>-2.4998982107</text:p>
          </table:table-cell>
          <table:table-cell office:value-type="float" office:value="-0.965428497403174" calcext:value-type="float">
            <text:p>-0.9654284974</text:p>
          </table:table-cell>
          <table:table-cell office:value-type="float" office:value="-2.99639025830364" calcext:value-type="float">
            <text:p>-2.9963902583</text:p>
          </table:table-cell>
          <table:table-cell office:value-type="float" office:value="-1.36584122642711" calcext:value-type="float">
            <text:p>-1.3658412264</text:p>
          </table:table-cell>
          <table:table-cell office:value-type="float" office:value="-2.69694135375462" calcext:value-type="float">
            <text:p>-2.6969413538</text:p>
          </table:table-cell>
          <table:table-cell office:value-type="float" office:value="-1.3067172324642" calcext:value-type="float">
            <text:p>-1.3067172325</text:p>
          </table:table-cell>
          <table:table-cell office:value-type="float" office:value="-2.20044930614673" calcext:value-type="float">
            <text:p>-2.2004493061</text:p>
          </table:table-cell>
          <table:table-cell office:value-type="float" office:value="-1.42496522039001" calcext:value-type="float">
            <text:p>-1.4249652204</text:p>
          </table:table-cell>
          <table:table-cell office:value-type="float" office:value="-3.19343340136251" calcext:value-type="float">
            <text:p>-3.1934334014</text:p>
          </table:table-cell>
          <table:table-cell office:value-type="float" office:value="-1.82537794941394" calcext:value-type="float">
            <text:p>-1.8253779494</text:p>
          </table:table-cell>
          <table:table-cell office:value-type="float" office:value="-2.89398449681349" calcext:value-type="float">
            <text:p>-2.8939844968</text:p>
          </table:table-cell>
          <table:table-cell office:value-type="float" office:value="-1.76625395545104" calcext:value-type="float">
            <text:p>-1.7662539555</text:p>
          </table:table-cell>
          <table:table-cell office:value-type="float" office:value="-2.3974924492056" calcext:value-type="float">
            <text:p>-2.3974924492</text:p>
          </table:table-cell>
          <table:table-cell office:value-type="float" office:value="-1.88450194337685" calcext:value-type="float">
            <text:p>-1.8845019434</text:p>
          </table:table-cell>
          <table:table-cell office:value-type="float" office:value="-3.39047654442138" calcext:value-type="float">
            <text:p>-3.3904765444</text:p>
          </table:table-cell>
          <table:table-cell office:value-type="float" office:value="-1.70712996148813" calcext:value-type="float">
            <text:p>-1.7071299615</text:p>
          </table:table-cell>
          <table:table-cell office:value-type="float" office:value="-1.90100040159771" calcext:value-type="float">
            <text:p>-1.9010004016</text:p>
          </table:table-cell>
          <table:table-cell office:value-type="float" office:value="-2.22579067843788" calcext:value-type="float">
            <text:p>-2.2257906784</text:p>
          </table:table-cell>
          <table:table-cell office:value-type="float" office:value="-2.59453559226447" calcext:value-type="float">
            <text:p>-2.5945355923</text:p>
          </table:table-cell>
          <table:table-cell office:value-type="float" office:value="-2.16666668447497" calcext:value-type="float">
            <text:p>-2.1666666845</text:p>
          </table:table-cell>
          <table:table-cell office:value-type="float" office:value="-2.09804354465658" calcext:value-type="float">
            <text:p>-2.0980435447</text:p>
          </table:table-cell>
          <table:table-cell office:value-type="float" office:value="-2.28491467240078" calcext:value-type="float">
            <text:p>-2.2849146724</text:p>
          </table:table-cell>
          <table:table-cell office:value-type="float" office:value="-3.09102763987236" calcext:value-type="float">
            <text:p>-3.0910276399</text:p>
          </table:table-cell>
          <table:table-cell office:value-type="float" office:value="-2.62620340746181" calcext:value-type="float">
            <text:p>-2.6262034075</text:p>
          </table:table-cell>
          <table:table-cell office:value-type="float" office:value="-2.29508668771545" calcext:value-type="float">
            <text:p>-2.2950866877</text:p>
          </table:table-cell>
          <table:table-cell office:value-type="float" office:value="-2.68532740142471" calcext:value-type="float">
            <text:p>-2.6853274014</text:p>
          </table:table-cell>
          <table:table-cell office:value-type="float" office:value="-2.79157873532334" calcext:value-type="float">
            <text:p>-2.7915787353</text:p>
          </table:table-cell>
          <table:table-cell office:value-type="float" office:value="-2.5670794134989" calcext:value-type="float">
            <text:p>-2.5670794135</text:p>
          </table:table-cell>
          <table:table-cell office:value-type="float" office:value="-1.79859464010756" calcext:value-type="float">
            <text:p>-1.7985946401</text:p>
          </table:table-cell>
          <table:table-cell office:value-type="float" office:value="-2.74445139538762" calcext:value-type="float">
            <text:p>-2.7444513954</text:p>
          </table:table-cell>
          <table:table-cell office:value-type="float" office:value="-3.28807078293123" calcext:value-type="float">
            <text:p>-3.2880707829</text:p>
          </table:table-cell>
          <table:table-cell office:value-type="float" office:value="-3.08574013044865" calcext:value-type="float">
            <text:p>-3.0857401304</text:p>
          </table:table-cell>
          <table:table-cell office:value-type="float" office:value="-2.49212983077432" calcext:value-type="float">
            <text:p>-2.4921298308</text:p>
          </table:table-cell>
          <table:table-cell office:value-type="float" office:value="-3.02661613648574" calcext:value-type="float">
            <text:p>-3.0266161365</text:p>
          </table:table-cell>
          <table:table-cell office:value-type="float" office:value="-1.99563778316643" calcext:value-type="float">
            <text:p>-1.9956377832</text:p>
          </table:table-cell>
          <table:table-cell office:value-type="float" office:value="-3.14486412441155" calcext:value-type="float">
            <text:p>-3.1448641244</text:p>
          </table:table-cell>
          <table:table-cell office:value-type="float" office:value="-2.98862187838221" calcext:value-type="float">
            <text:p>-2.98862187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7]</text:p>
          </table:table-cell>
          <table:table-cell office:value-type="float" office:value="-1" calcext:value-type="float">
            <text:p>-1</text:p>
          </table:table-cell>
          <table:table-cell office:value-type="float" office:value="-0.0696253257147816" calcext:value-type="float">
            <text:p>-0.0696253257</text:p>
          </table:table-cell>
          <table:table-cell office:value-type="float" office:value="-3.46012964980128" calcext:value-type="float">
            <text:p>-3.4601296498</text:p>
          </table:table-cell>
          <table:table-cell office:value-type="float" office:value="-0.655850208019229" calcext:value-type="float">
            <text:p>-0.655850208</text:p>
          </table:table-cell>
          <table:table-cell office:value-type="float" office:value="-3.54660225288438" calcext:value-type="float">
            <text:p>-3.5466022529</text:p>
          </table:table-cell>
          <table:table-cell office:value-type="float" office:value="-1.63796083729191" calcext:value-type="float">
            <text:p>-1.6379608373</text:p>
          </table:table-cell>
          <table:table-cell office:value-type="float" office:value="-3.77736713596872" calcext:value-type="float">
            <text:p>-3.777367136</text:p>
          </table:table-cell>
          <table:table-cell office:value-type="float" office:value="-1.49766366471183" calcext:value-type="float">
            <text:p>-1.4976636647</text:p>
          </table:table-cell>
          <table:table-cell office:value-type="float" office:value="-4.28841687351021" calcext:value-type="float">
            <text:p>-4.2884168735</text:p>
          </table:table-cell>
          <table:table-cell office:value-type="float" office:value="-0.544890518252598" calcext:value-type="float">
            <text:p>-0.5448905183</text:p>
          </table:table-cell>
          <table:table-cell office:value-type="float" office:value="-2.8922795785611" calcext:value-type="float">
            <text:p>-2.8922795786</text:p>
          </table:table-cell>
          <table:table-cell office:value-type="float" office:value="-0.769707128917856" calcext:value-type="float">
            <text:p>-0.7697071289</text:p>
          </table:table-cell>
          <table:table-cell office:value-type="float" office:value="0.49333369490903" calcext:value-type="float">
            <text:p>0.4933336949</text:p>
          </table:table-cell>
          <table:table-cell office:value-type="float" office:value="-3.03322715593482" calcext:value-type="float">
            <text:p>-3.0332271559</text:p>
          </table:table-cell>
          <table:table-cell office:value-type="float" office:value="-4.1328145896881" calcext:value-type="float">
            <text:p>-4.1328145897</text:p>
          </table:table-cell>
          <table:table-cell office:value-type="float" office:value="-1.14513666615709" calcext:value-type="float">
            <text:p>-1.1451366662</text:p>
          </table:table-cell>
          <table:table-cell office:value-type="float" office:value="-3.24939518145325" calcext:value-type="float">
            <text:p>-3.2493951815</text:p>
          </table:table-cell>
          <table:table-cell office:value-type="float" office:value="-2.12748002572108" calcext:value-type="float">
            <text:p>-2.1274800257</text:p>
          </table:table-cell>
          <table:table-cell office:value-type="float" office:value="-2.95850624023919" calcext:value-type="float">
            <text:p>-2.9585062402</text:p>
          </table:table-cell>
          <table:table-cell office:value-type="float" office:value="-1.23146550441873" calcext:value-type="float">
            <text:p>-1.2314655044</text:p>
          </table:table-cell>
          <table:table-cell office:value-type="float" office:value="0.540609085221479" calcext:value-type="float">
            <text:p>0.5406090852</text:p>
          </table:table-cell>
          <table:table-cell office:value-type="float" office:value="-2.49599669349602" calcext:value-type="float">
            <text:p>-2.4959966935</text:p>
          </table:table-cell>
          <table:table-cell office:value-type="float" office:value="-4.06500097413475" calcext:value-type="float">
            <text:p>-4.0650009741</text:p>
          </table:table-cell>
          <table:table-cell office:value-type="float" office:value="-1.88140621618269" calcext:value-type="float">
            <text:p>-1.8814062162</text:p>
          </table:table-cell>
          <table:table-cell office:value-type="float" office:value="-3.32726442285987" calcext:value-type="float">
            <text:p>-3.3272644229</text:p>
          </table:table-cell>
          <table:table-cell office:value-type="float" office:value="-2.64496066455377" calcext:value-type="float">
            <text:p>-2.6449606646</text:p>
          </table:table-cell>
          <table:table-cell office:value-type="float" office:value="-3.28281256047129" calcext:value-type="float">
            <text:p>-3.2828125605</text:p>
          </table:table-cell>
          <table:table-cell office:value-type="float" office:value="-2.20431531661828" calcext:value-type="float">
            <text:p>-2.2043153166</text:p>
          </table:table-cell>
          <table:table-cell office:value-type="float" office:value="-3.66104531220547" calcext:value-type="float">
            <text:p>-3.6610453122</text:p>
          </table:table-cell>
          <table:table-cell office:value-type="float" office:value="-3.36751183794051" calcext:value-type="float">
            <text:p>-3.3675118379</text:p>
          </table:table-cell>
          <table:table-cell office:value-type="float" office:value="-3.61145444481151" calcext:value-type="float">
            <text:p>-3.6114544448</text:p>
          </table:table-cell>
          <table:table-cell office:value-type="float" office:value="-1.56231021030316" calcext:value-type="float">
            <text:p>-1.5623102103</text:p>
          </table:table-cell>
          <table:table-cell office:value-type="float" office:value="-2.74543633499058" calcext:value-type="float">
            <text:p>-2.745436335</text:p>
          </table:table-cell>
          <table:table-cell office:value-type="float" office:value="-2.97776338006493" calcext:value-type="float">
            <text:p>-2.9777633801</text:p>
          </table:table-cell>
          <table:table-cell office:value-type="float" office:value="-3.02956564157804" calcext:value-type="float">
            <text:p>-3.0295656416</text:p>
          </table:table-cell>
          <table:table-cell office:value-type="float" office:value="-2.80569496546158" calcext:value-type="float">
            <text:p>-2.8056949655</text:p>
          </table:table-cell>
          <table:table-cell office:value-type="float" office:value="-3.70970599536593" calcext:value-type="float">
            <text:p>-3.7097059954</text:p>
          </table:table-cell>
          <table:table-cell office:value-type="float" office:value="-3.19697836176345" calcext:value-type="float">
            <text:p>-3.1969783618</text:p>
          </table:table-cell>
          <table:table-cell office:value-type="float" office:value="-2.48231106933775" calcext:value-type="float">
            <text:p>-2.4823110693</text:p>
          </table:table-cell>
          <table:table-cell office:value-type="float" office:value="-3.48851273307339" calcext:value-type="float">
            <text:p>-3.4885127331</text:p>
          </table:table-cell>
          <table:table-cell office:value-type="float" office:value="-3.11770222266107" calcext:value-type="float">
            <text:p>-3.1177022227</text:p>
          </table:table-cell>
          <table:table-cell office:value-type="float" office:value="10.266" calcext:value-type="float">
            <text:p>10.266</text:p>
          </table:table-cell>
          <table:table-cell office:value-type="float" office:value="2.05" calcext:value-type="float">
            <text:p>2.05</text:p>
          </table:table-cell>
          <table:table-cell office:value-type="float" office:value="0.591999999999981" calcext:value-type="float">
            <text:p>0.59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21999999999998" calcext:value-type="float">
            <text:p>1.22</text:p>
          </table:table-cell>
          <table:table-cell office:value-type="float" office:value="0.41112304509562" calcext:value-type="float">
            <text:p>0.4111230451</text:p>
          </table:table-cell>
          <table:table-cell office:value-type="float" office:value="-3.39333973591082" calcext:value-type="float">
            <text:p>-3.3933397359</text:p>
          </table:table-cell>
          <table:table-cell office:value-type="float" office:value="-0.0521721920572989" calcext:value-type="float">
            <text:p>-0.0521721921</text:p>
          </table:table-cell>
          <table:table-cell office:value-type="float" office:value="-3.20530377330945" calcext:value-type="float">
            <text:p>-3.2053037733</text:p>
          </table:table-cell>
          <table:table-cell office:value-type="float" office:value="0.0166315060813215" calcext:value-type="float">
            <text:p>0.0166315061</text:p>
          </table:table-cell>
          <table:table-cell office:value-type="float" office:value="-3.7005471994369" calcext:value-type="float">
            <text:p>-3.7005471994</text:p>
          </table:table-cell>
          <table:table-cell office:value-type="float" office:value="-0.446663731071598" calcext:value-type="float">
            <text:p>-0.4466637311</text:p>
          </table:table-cell>
          <table:table-cell office:value-type="float" office:value="-3.51251123683554" calcext:value-type="float">
            <text:p>-3.5125112368</text:p>
          </table:table-cell>
          <table:table-cell office:value-type="float" office:value="-0.515467429210218" calcext:value-type="float">
            <text:p>-0.5154674292</text:p>
          </table:table-cell>
          <table:table-cell office:value-type="float" office:value="-3.01726781070809" calcext:value-type="float">
            <text:p>-3.0172678107</text:p>
          </table:table-cell>
          <table:table-cell office:value-type="float" office:value="-0.377860032932977" calcext:value-type="float">
            <text:p>-0.3778600329</text:p>
          </table:table-cell>
          <table:table-cell office:value-type="float" office:value="-4.00775466296298" calcext:value-type="float">
            <text:p>-4.007754663</text:p>
          </table:table-cell>
          <table:table-cell office:value-type="float" office:value="-0.841155270085896" calcext:value-type="float">
            <text:p>-0.8411552701</text:p>
          </table:table-cell>
          <table:table-cell office:value-type="float" office:value="-3.81971870036162" calcext:value-type="float">
            <text:p>-3.8197187004</text:p>
          </table:table-cell>
          <table:table-cell office:value-type="float" office:value="-0.909958968224517" calcext:value-type="float">
            <text:p>-0.9099589682</text:p>
          </table:table-cell>
          <table:table-cell office:value-type="float" office:value="-3.32447527423418" calcext:value-type="float">
            <text:p>-3.3244752742</text:p>
          </table:table-cell>
          <table:table-cell office:value-type="float" office:value="-0.772351571947276" calcext:value-type="float">
            <text:p>-0.7723515719</text:p>
          </table:table-cell>
          <table:table-cell office:value-type="float" office:value="-4.31496212648907" calcext:value-type="float">
            <text:p>-4.3149621265</text:p>
          </table:table-cell>
          <table:table-cell office:value-type="float" office:value="-0.978762666363137" calcext:value-type="float">
            <text:p>-0.9787626664</text:p>
          </table:table-cell>
          <table:table-cell office:value-type="float" office:value="-2.82923184810673" calcext:value-type="float">
            <text:p>-2.8292318481</text:p>
          </table:table-cell>
          <table:table-cell office:value-type="float" office:value="-1.30445050723882" calcext:value-type="float">
            <text:p>-1.3044505072</text:p>
          </table:table-cell>
          <table:table-cell office:value-type="float" office:value="-3.63168273776026" calcext:value-type="float">
            <text:p>-3.6316827378</text:p>
          </table:table-cell>
          <table:table-cell office:value-type="float" office:value="-1.37325420537744" calcext:value-type="float">
            <text:p>-1.3732542054</text:p>
          </table:table-cell>
          <table:table-cell office:value-type="float" office:value="-3.13643931163282" calcext:value-type="float">
            <text:p>-3.1364393116</text:p>
          </table:table-cell>
          <table:table-cell office:value-type="float" office:value="-1.2356468091002" calcext:value-type="float">
            <text:p>-1.2356468091</text:p>
          </table:table-cell>
          <table:table-cell office:value-type="float" office:value="-4.12692616388771" calcext:value-type="float">
            <text:p>-4.1269261639</text:p>
          </table:table-cell>
          <table:table-cell office:value-type="float" office:value="-1.76774574439173" calcext:value-type="float">
            <text:p>-1.7677457444</text:p>
          </table:table-cell>
          <table:table-cell office:value-type="float" office:value="-3.4436467751589" calcext:value-type="float">
            <text:p>-3.4436467752</text:p>
          </table:table-cell>
          <table:table-cell office:value-type="float" office:value="-1.69894204625311" calcext:value-type="float">
            <text:p>-1.6989420463</text:p>
          </table:table-cell>
          <table:table-cell office:value-type="float" office:value="-3.93889020128634" calcext:value-type="float">
            <text:p>-3.9388902013</text:p>
          </table:table-cell>
          <table:table-cell office:value-type="float" office:value="-1.83654944253036" calcext:value-type="float">
            <text:p>-1.8365494425</text:p>
          </table:table-cell>
          <table:table-cell office:value-type="float" office:value="-2.94840334903146" calcext:value-type="float">
            <text:p>-2.948403349</text:p>
          </table:table-cell>
          <table:table-cell office:value-type="float" office:value="-1.63013834811449" calcext:value-type="float">
            <text:p>-1.6301383481</text:p>
          </table:table-cell>
          <table:table-cell office:value-type="float" office:value="-4.43413362741379" calcext:value-type="float">
            <text:p>-4.4341336274</text:p>
          </table:table-cell>
          <table:table-cell office:value-type="float" office:value="-2.16223728340603" calcext:value-type="float">
            <text:p>-2.1622372834</text:p>
          </table:table-cell>
          <table:table-cell office:value-type="float" office:value="-3.75085423868498" calcext:value-type="float">
            <text:p>-3.7508542387</text:p>
          </table:table-cell>
          <table:table-cell office:value-type="float" office:value="-2.23104098154465" calcext:value-type="float">
            <text:p>-2.2310409815</text:p>
          </table:table-cell>
          <table:table-cell office:value-type="float" office:value="-3.25561081255754" calcext:value-type="float">
            <text:p>-3.2556108126</text:p>
          </table:table-cell>
          <table:table-cell office:value-type="float" office:value="-2.09343358526741" calcext:value-type="float">
            <text:p>-2.0934335853</text:p>
          </table:table-cell>
          <table:table-cell office:value-type="float" office:value="-4.24609766481243" calcext:value-type="float">
            <text:p>-4.2460976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7]</text:p>
          </table:table-cell>
          <table:table-cell office:value-type="float" office:value="-2" calcext:value-type="float">
            <text:p>-2</text:p>
          </table:table-cell>
          <table:table-cell office:value-type="float" office:value="-0.109191439844771" calcext:value-type="float">
            <text:p>-0.1091914398</text:p>
          </table:table-cell>
          <table:table-cell office:value-type="float" office:value="-3.46600524446503" calcext:value-type="float">
            <text:p>-3.4660052445</text:p>
          </table:table-cell>
          <table:table-cell office:value-type="float" office:value="-0.695522753870616" calcext:value-type="float">
            <text:p>-0.6955227539</text:p>
          </table:table-cell>
          <table:table-cell office:value-type="float" office:value="-3.55171000245436" calcext:value-type="float">
            <text:p>-3.5517100025</text:p>
          </table:table-cell>
          <table:table-cell office:value-type="float" office:value="-1.67796082075079" calcext:value-type="float">
            <text:p>-1.6779608208</text:p>
          </table:table-cell>
          <table:table-cell office:value-type="float" office:value="-3.77740351301125" calcext:value-type="float">
            <text:p>-3.777403513</text:p>
          </table:table-cell>
          <table:table-cell office:value-type="float" office:value="-1.537643791645" calcext:value-type="float">
            <text:p>-1.5376437916</text:p>
          </table:table-cell>
          <table:table-cell office:value-type="float" office:value="-4.28967760758523" calcext:value-type="float">
            <text:p>-4.2896776076</text:p>
          </table:table-cell>
          <table:table-cell office:value-type="float" office:value="-0.578438998681059" calcext:value-type="float">
            <text:p>-0.5784389987</text:p>
          </table:table-cell>
          <table:table-cell office:value-type="float" office:value="-2.91406258709851" calcext:value-type="float">
            <text:p>-2.9140625871</text:p>
          </table:table-cell>
          <table:table-cell office:value-type="float" office:value="-0.803648512852612" calcext:value-type="float">
            <text:p>-0.8036485129</text:p>
          </table:table-cell>
          <table:table-cell office:value-type="float" office:value="0.472168098848596" calcext:value-type="float">
            <text:p>0.4721680988</text:p>
          </table:table-cell>
          <table:table-cell office:value-type="float" office:value="-3.07114577445138" calcext:value-type="float">
            <text:p>-3.0711457745</text:p>
          </table:table-cell>
          <table:table-cell office:value-type="float" office:value="-4.12007966252712" calcext:value-type="float">
            <text:p>-4.1200796625</text:p>
          </table:table-cell>
          <table:table-cell office:value-type="float" office:value="-1.18468354575859" calcext:value-type="float">
            <text:p>-1.1846835458</text:p>
          </table:table-cell>
          <table:table-cell office:value-type="float" office:value="-3.25539887313291" calcext:value-type="float">
            <text:p>-3.2553988731</text:p>
          </table:table-cell>
          <table:table-cell office:value-type="float" office:value="-2.16699086638305" calcext:value-type="float">
            <text:p>-2.1669908664</text:p>
          </table:table-cell>
          <table:table-cell office:value-type="float" office:value="-2.95226977728455" calcext:value-type="float">
            <text:p>-2.9522697773</text:p>
          </table:table-cell>
          <table:table-cell office:value-type="float" office:value="-1.27128468215321" calcext:value-type="float">
            <text:p>-1.2712846822</text:p>
          </table:table-cell>
          <table:table-cell office:value-type="float" office:value="0.544408175184767" calcext:value-type="float">
            <text:p>0.5444081752</text:p>
          </table:table-cell>
          <table:table-cell office:value-type="float" office:value="-2.53196181086348" calcext:value-type="float">
            <text:p>-2.5319618109</text:p>
          </table:table-cell>
          <table:table-cell office:value-type="float" office:value="-4.04749353763636" calcext:value-type="float">
            <text:p>-4.0474935376</text:p>
          </table:table-cell>
          <table:table-cell office:value-type="float" office:value="-1.91823396544642" calcext:value-type="float">
            <text:p>-1.9182339654</text:p>
          </table:table-cell>
          <table:table-cell office:value-type="float" office:value="-3.31165298845533" calcext:value-type="float">
            <text:p>-3.3116529885</text:p>
          </table:table-cell>
          <table:table-cell office:value-type="float" office:value="-2.68221757310366" calcext:value-type="float">
            <text:p>-2.6822175731</text:p>
          </table:table-cell>
          <table:table-cell office:value-type="float" office:value="-3.26825499318465" calcext:value-type="float">
            <text:p>-3.2682549932</text:p>
          </table:table-cell>
          <table:table-cell office:value-type="float" office:value="-2.23374516734605" calcext:value-type="float">
            <text:p>-2.2337451673</text:p>
          </table:table-cell>
          <table:table-cell office:value-type="float" office:value="-3.68813560356863" calcext:value-type="float">
            <text:p>-3.6881356036</text:p>
          </table:table-cell>
          <table:table-cell office:value-type="float" office:value="-3.40090382611159" calcext:value-type="float">
            <text:p>-3.4009038261</text:p>
          </table:table-cell>
          <table:table-cell office:value-type="float" office:value="-3.58943229400868" calcext:value-type="float">
            <text:p>-3.589432294</text:p>
          </table:table-cell>
          <table:table-cell office:value-type="float" office:value="-1.60229850354771" calcext:value-type="float">
            <text:p>-1.6022985035</text:p>
          </table:table-cell>
          <table:table-cell office:value-type="float" office:value="-2.74640401437336" calcext:value-type="float">
            <text:p>-2.7464040144</text:p>
          </table:table-cell>
          <table:table-cell office:value-type="float" office:value="-3.00661129650601" calcext:value-type="float">
            <text:p>-3.0066112965</text:p>
          </table:table-cell>
          <table:table-cell office:value-type="float" office:value="-3.00185647852666" calcext:value-type="float">
            <text:p>-3.0018564785</text:p>
          </table:table-cell>
          <table:table-cell office:value-type="float" office:value="-2.84230546333062" calcext:value-type="float">
            <text:p>-2.8423054633</text:p>
          </table:table-cell>
          <table:table-cell office:value-type="float" office:value="-3.69359167112377" calcext:value-type="float">
            <text:p>-3.6935916711</text:p>
          </table:table-cell>
          <table:table-cell office:value-type="float" office:value="-3.23114011417152" calcext:value-type="float">
            <text:p>-3.2311401142</text:p>
          </table:table-cell>
          <table:table-cell office:value-type="float" office:value="-2.46150302588313" calcext:value-type="float">
            <text:p>-2.4615030259</text:p>
          </table:table-cell>
          <table:table-cell office:value-type="float" office:value="-3.52120704130759" calcext:value-type="float">
            <text:p>-3.5212070413</text:p>
          </table:table-cell>
          <table:table-cell office:value-type="float" office:value="-3.09465700170125" calcext:value-type="float">
            <text:p>-3.0946570017</text:p>
          </table:table-cell>
          <table:table-cell office:value-type="float" office:value="10.238" calcext:value-type="float">
            <text:p>10.238</text:p>
          </table:table-cell>
          <table:table-cell office:value-type="float" office:value="2.05" calcext:value-type="float">
            <text:p>2.05</text:p>
          </table:table-cell>
          <table:table-cell office:value-type="float" office:value="0.605999999999981" calcext:value-type="float">
            <text:p>0.60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20999999999998" calcext:value-type="float">
            <text:p>1.21</text:p>
          </table:table-cell>
          <table:table-cell office:value-type="float" office:value="0.359695322250045" calcext:value-type="float">
            <text:p>0.3596953223</text:p>
          </table:table-cell>
          <table:table-cell office:value-type="float" office:value="-3.40103319566041" calcext:value-type="float">
            <text:p>-3.4010331957</text:p>
          </table:table-cell>
          <table:table-cell office:value-type="float" office:value="-0.103533021164142" calcext:value-type="float">
            <text:p>-0.1035330212</text:p>
          </table:table-cell>
          <table:table-cell office:value-type="float" office:value="-3.21283249997161" calcext:value-type="float">
            <text:p>-3.2128325</text:p>
          </table:table-cell>
          <table:table-cell office:value-type="float" office:value="-0.0349054329334538" calcext:value-type="float">
            <text:p>-0.0349054329</text:p>
          </table:table-cell>
          <table:table-cell office:value-type="float" office:value="-3.70810036096568" calcext:value-type="float">
            <text:p>-3.708100361</text:p>
          </table:table-cell>
          <table:table-cell office:value-type="float" office:value="-0.49813377634764" calcext:value-type="float">
            <text:p>-0.4981337763</text:p>
          </table:table-cell>
          <table:table-cell office:value-type="float" office:value="-3.51989966527688" calcext:value-type="float">
            <text:p>-3.5198996653</text:p>
          </table:table-cell>
          <table:table-cell office:value-type="float" office:value="-0.566761364578329" calcext:value-type="float">
            <text:p>-0.5667613646</text:p>
          </table:table-cell>
          <table:table-cell office:value-type="float" office:value="-3.02463180428281" calcext:value-type="float">
            <text:p>-3.0246318043</text:p>
          </table:table-cell>
          <table:table-cell office:value-type="float" office:value="-0.429506188116952" calcext:value-type="float">
            <text:p>-0.4295061881</text:p>
          </table:table-cell>
          <table:table-cell office:value-type="float" office:value="-4.01516752627095" calcext:value-type="float">
            <text:p>-4.0151675263</text:p>
          </table:table-cell>
          <table:table-cell office:value-type="float" office:value="-0.892734531531139" calcext:value-type="float">
            <text:p>-0.8927345315</text:p>
          </table:table-cell>
          <table:table-cell office:value-type="float" office:value="-3.82696683058215" calcext:value-type="float">
            <text:p>-3.8269668306</text:p>
          </table:table-cell>
          <table:table-cell office:value-type="float" office:value="-0.961362119761827" calcext:value-type="float">
            <text:p>-0.9613621198</text:p>
          </table:table-cell>
          <table:table-cell office:value-type="float" office:value="-3.33169896958808" calcext:value-type="float">
            <text:p>-3.3316989696</text:p>
          </table:table-cell>
          <table:table-cell office:value-type="float" office:value="-0.824106943300451" calcext:value-type="float">
            <text:p>-0.8241069433</text:p>
          </table:table-cell>
          <table:table-cell office:value-type="float" office:value="-4.32223469157622" calcext:value-type="float">
            <text:p>-4.3222346916</text:p>
          </table:table-cell>
          <table:table-cell office:value-type="float" office:value="-1.02998970799252" calcext:value-type="float">
            <text:p>-1.029989708</text:p>
          </table:table-cell>
          <table:table-cell office:value-type="float" office:value="-2.83643110859401" calcext:value-type="float">
            <text:p>-2.8364311086</text:p>
          </table:table-cell>
          <table:table-cell office:value-type="float" office:value="-1.35596287494533" calcext:value-type="float">
            <text:p>-1.3559628749</text:p>
          </table:table-cell>
          <table:table-cell office:value-type="float" office:value="-3.63876613489335" calcext:value-type="float">
            <text:p>-3.6387661349</text:p>
          </table:table-cell>
          <table:table-cell office:value-type="float" office:value="-1.42459046317601" calcext:value-type="float">
            <text:p>-1.4245904632</text:p>
          </table:table-cell>
          <table:table-cell office:value-type="float" office:value="-3.14349827389928" calcext:value-type="float">
            <text:p>-3.1434982739</text:p>
          </table:table-cell>
          <table:table-cell office:value-type="float" office:value="-1.28733528671464" calcext:value-type="float">
            <text:p>-1.2873352867</text:p>
          </table:table-cell>
          <table:table-cell office:value-type="float" office:value="-4.13403399588742" calcext:value-type="float">
            <text:p>-4.1340339959</text:p>
          </table:table-cell>
          <table:table-cell office:value-type="float" office:value="-1.81919121835951" calcext:value-type="float">
            <text:p>-1.8191912184</text:p>
          </table:table-cell>
          <table:table-cell office:value-type="float" office:value="-3.45056543920455" calcext:value-type="float">
            <text:p>-3.4505654392</text:p>
          </table:table-cell>
          <table:table-cell office:value-type="float" office:value="-1.75056363012882" calcext:value-type="float">
            <text:p>-1.7505636301</text:p>
          </table:table-cell>
          <table:table-cell office:value-type="float" office:value="-3.94583330019862" calcext:value-type="float">
            <text:p>-3.9458333002</text:p>
          </table:table-cell>
          <table:table-cell office:value-type="float" office:value="-1.8878188065902" calcext:value-type="float">
            <text:p>-1.8878188066</text:p>
          </table:table-cell>
          <table:table-cell office:value-type="float" office:value="-2.95529757821048" calcext:value-type="float">
            <text:p>-2.9552975782</text:p>
          </table:table-cell>
          <table:table-cell office:value-type="float" office:value="-1.68193604189814" calcext:value-type="float">
            <text:p>-1.6819360419</text:p>
          </table:table-cell>
          <table:table-cell office:value-type="float" office:value="-4.44110116119269" calcext:value-type="float">
            <text:p>-4.4411011612</text:p>
          </table:table-cell>
          <table:table-cell office:value-type="float" office:value="-2.21379197354301" calcext:value-type="float">
            <text:p>-2.2137919735</text:p>
          </table:table-cell>
          <table:table-cell office:value-type="float" office:value="-3.75763260450982" calcext:value-type="float">
            <text:p>-3.7576326045</text:p>
          </table:table-cell>
          <table:table-cell office:value-type="float" office:value="-2.2824195617737" calcext:value-type="float">
            <text:p>-2.2824195618</text:p>
          </table:table-cell>
          <table:table-cell office:value-type="float" office:value="-3.26236474351575" calcext:value-type="float">
            <text:p>-3.2623647435</text:p>
          </table:table-cell>
          <table:table-cell office:value-type="float" office:value="-2.14516438531232" calcext:value-type="float">
            <text:p>-2.1451643853</text:p>
          </table:table-cell>
          <table:table-cell office:value-type="float" office:value="-4.25290046550388" calcext:value-type="float">
            <text:p>-4.252900465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7]</text:p>
          </table:table-cell>
          <table:table-cell office:value-type="float" office:value="-3" calcext:value-type="float">
            <text:p>-3</text:p>
          </table:table-cell>
          <table:table-cell office:value-type="float" office:value="-0.148757472474282" calcext:value-type="float">
            <text:p>-0.1487574725</text:p>
          </table:table-cell>
          <table:table-cell office:value-type="float" office:value="-3.47188138792486" calcext:value-type="float">
            <text:p>-3.4718813879</text:p>
          </table:table-cell>
          <table:table-cell office:value-type="float" office:value="-0.735205753866829" calcext:value-type="float">
            <text:p>-0.7352057539</text:p>
          </table:table-cell>
          <table:table-cell office:value-type="float" office:value="-3.55673588658559" calcext:value-type="float">
            <text:p>-3.5567358866</text:p>
          </table:table-cell>
          <table:table-cell office:value-type="float" office:value="-1.71796081906355" calcext:value-type="float">
            <text:p>-1.7179608191</text:p>
          </table:table-cell>
          <table:table-cell office:value-type="float" office:value="-3.77741513107032" calcext:value-type="float">
            <text:p>-3.7774151311</text:p>
          </table:table-cell>
          <table:table-cell office:value-type="float" office:value="-1.57744033829557" calcext:value-type="float">
            <text:p>-1.5774403383</text:p>
          </table:table-cell>
          <table:table-cell office:value-type="float" office:value="-4.29370685995869" calcext:value-type="float">
            <text:p>-4.29370686</text:p>
          </table:table-cell>
          <table:table-cell office:value-type="float" office:value="-0.617740248989497" calcext:value-type="float">
            <text:p>-0.617740249</text:p>
          </table:table-cell>
          <table:table-cell office:value-type="float" office:value="-2.9066186819276" calcext:value-type="float">
            <text:p>-2.9066186819</text:p>
          </table:table-cell>
          <table:table-cell office:value-type="float" office:value="-0.831624902415502" calcext:value-type="float">
            <text:p>-0.8316249024</text:p>
          </table:table-cell>
          <table:table-cell office:value-type="float" office:value="0.500756936303544" calcext:value-type="float">
            <text:p>0.5007569363</text:p>
          </table:table-cell>
          <table:table-cell office:value-type="float" office:value="-3.10792817002641" calcext:value-type="float">
            <text:p>-3.10792817</text:p>
          </table:table-cell>
          <table:table-cell office:value-type="float" office:value="-4.10436166724268" calcext:value-type="float">
            <text:p>-4.1043616672</text:p>
          </table:table-cell>
          <table:table-cell office:value-type="float" office:value="-1.22466924199946" calcext:value-type="float">
            <text:p>-1.224669242</text:p>
          </table:table-cell>
          <table:table-cell office:value-type="float" office:value="-3.25646849742793" calcext:value-type="float">
            <text:p>-3.2564684974</text:p>
          </table:table-cell>
          <table:table-cell office:value-type="float" office:value="-2.20624013250439" calcext:value-type="float">
            <text:p>-2.2062401325</text:p>
          </table:table-cell>
          <table:table-cell office:value-type="float" office:value="-2.94455647002136" calcext:value-type="float">
            <text:p>-2.94455647</text:p>
          </table:table-cell>
          <table:table-cell office:value-type="float" office:value="-1.31093790191593" calcext:value-type="float">
            <text:p>-1.3109379019</text:p>
          </table:table-cell>
          <table:table-cell office:value-type="float" office:value="0.549663854251233" calcext:value-type="float">
            <text:p>0.5496638543</text:p>
          </table:table-cell>
          <table:table-cell office:value-type="float" office:value="-2.57052676444228" calcext:value-type="float">
            <text:p>-2.5705267644</text:p>
          </table:table-cell>
          <table:table-cell office:value-type="float" office:value="-4.03687542313967" calcext:value-type="float">
            <text:p>-4.0368754231</text:p>
          </table:table-cell>
          <table:table-cell office:value-type="float" office:value="-1.95783805557688" calcext:value-type="float">
            <text:p>-1.9578380556</text:p>
          </table:table-cell>
          <table:table-cell office:value-type="float" office:value="-3.30603907316041" calcext:value-type="float">
            <text:p>-3.3060390732</text:p>
          </table:table-cell>
          <table:table-cell office:value-type="float" office:value="-2.71944291283453" calcext:value-type="float">
            <text:p>-2.7194429128</text:p>
          </table:table-cell>
          <table:table-cell office:value-type="float" office:value="-3.25361688941671" calcext:value-type="float">
            <text:p>-3.2536168894</text:p>
          </table:table-cell>
          <table:table-cell office:value-type="float" office:value="-2.22602756470871" calcext:value-type="float">
            <text:p>-2.2260275647</text:p>
          </table:table-cell>
          <table:table-cell office:value-type="float" office:value="-3.64888718182288" calcext:value-type="float">
            <text:p>-3.6488871818</text:p>
          </table:table-cell>
          <table:table-cell office:value-type="float" office:value="-3.43377323246582" calcext:value-type="float">
            <text:p>-3.4337732325</text:p>
          </table:table-cell>
          <table:table-cell office:value-type="float" office:value="-3.56663751114241" calcext:value-type="float">
            <text:p>-3.5666375111</text:p>
          </table:table-cell>
          <table:table-cell office:value-type="float" office:value="-1.64229154045801" calcext:value-type="float">
            <text:p>-1.6422915405</text:p>
          </table:table-cell>
          <table:table-cell office:value-type="float" office:value="-2.74565769092345" calcext:value-type="float">
            <text:p>-2.7456576909</text:p>
          </table:table-cell>
          <table:table-cell office:value-type="float" office:value="-3.03505233095362" calcext:value-type="float">
            <text:p>-3.035052331</text:p>
          </table:table-cell>
          <table:table-cell office:value-type="float" office:value="-2.97372984418215" calcext:value-type="float">
            <text:p>-2.9737298442</text:p>
          </table:table-cell>
          <table:table-cell office:value-type="float" office:value="-2.88169186858115" calcext:value-type="float">
            <text:p>-2.8816918686</text:p>
          </table:table-cell>
          <table:table-cell office:value-type="float" office:value="-3.68661233867427" calcext:value-type="float">
            <text:p>-3.6866123387</text:p>
          </table:table-cell>
          <table:table-cell office:value-type="float" office:value="-3.26402704426929" calcext:value-type="float">
            <text:p>-3.2640270443</text:p>
          </table:table-cell>
          <table:table-cell office:value-type="float" office:value="-2.43873353250395" calcext:value-type="float">
            <text:p>-2.4387335325</text:p>
          </table:table-cell>
          <table:table-cell office:value-type="float" office:value="-3.55466797222039" calcext:value-type="float">
            <text:p>-3.5546679722</text:p>
          </table:table-cell>
          <table:table-cell office:value-type="float" office:value="-3.0727397458865" calcext:value-type="float">
            <text:p>-3.0727397459</text:p>
          </table:table-cell>
          <table:table-cell office:value-type="float" office:value="10.21" calcext:value-type="float">
            <text:p>10.21</text:p>
          </table:table-cell>
          <table:table-cell office:value-type="float" office:value="2.05" calcext:value-type="float">
            <text:p>2.05</text:p>
          </table:table-cell>
          <table:table-cell office:value-type="float" office:value="0.619999999999981" calcext:value-type="float">
            <text:p>0.6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9999999999998" calcext:value-type="float">
            <text:p>1.2</text:p>
          </table:table-cell>
          <table:table-cell office:value-type="float" office:value="0.308267599404469" calcext:value-type="float">
            <text:p>0.3082675994</text:p>
          </table:table-cell>
          <table:table-cell office:value-type="float" office:value="-3.40872665541001" calcext:value-type="float">
            <text:p>-3.4087266554</text:p>
          </table:table-cell>
          <table:table-cell office:value-type="float" office:value="-0.154890534135442" calcext:value-type="float">
            <text:p>-0.1548905341</text:p>
          </table:table-cell>
          <table:table-cell office:value-type="float" office:value="-3.22035324078941" calcext:value-type="float">
            <text:p>-3.2203532408</text:p>
          </table:table-cell>
          <table:table-cell office:value-type="float" office:value="-0.0864476298245467" calcext:value-type="float">
            <text:p>-0.0864476298</text:p>
          </table:table-cell>
          <table:table-cell office:value-type="float" office:value="-3.71564665771466" calcext:value-type="float">
            <text:p>-3.7156466577</text:p>
          </table:table-cell>
          <table:table-cell office:value-type="float" office:value="-0.549605763364459" calcext:value-type="float">
            <text:p>-0.5496057634</text:p>
          </table:table-cell>
          <table:table-cell office:value-type="float" office:value="-3.52727324309406" calcext:value-type="float">
            <text:p>-3.5272732431</text:p>
          </table:table-cell>
          <table:table-cell office:value-type="float" office:value="-0.618048667675354" calcext:value-type="float">
            <text:p>-0.6180486677</text:p>
          </table:table-cell>
          <table:table-cell office:value-type="float" office:value="-3.03197982616881" calcext:value-type="float">
            <text:p>-3.0319798262</text:p>
          </table:table-cell>
          <table:table-cell office:value-type="float" office:value="-0.481162859053563" calcext:value-type="float">
            <text:p>-0.4811628591</text:p>
          </table:table-cell>
          <table:table-cell office:value-type="float" office:value="-4.02256666001931" calcext:value-type="float">
            <text:p>-4.02256666</text:p>
          </table:table-cell>
          <table:table-cell office:value-type="float" office:value="-0.944320992593475" calcext:value-type="float">
            <text:p>-0.9443209926</text:p>
          </table:table-cell>
          <table:table-cell office:value-type="float" office:value="-3.83419324539871" calcext:value-type="float">
            <text:p>-3.8341932454</text:p>
          </table:table-cell>
          <table:table-cell office:value-type="float" office:value="-1.01276389690437" calcext:value-type="float">
            <text:p>-1.0127638969</text:p>
          </table:table-cell>
          <table:table-cell office:value-type="float" office:value="-3.33889982847346" calcext:value-type="float">
            <text:p>-3.3388998285</text:p>
          </table:table-cell>
          <table:table-cell office:value-type="float" office:value="-0.875878088282579" calcext:value-type="float">
            <text:p>-0.8758780883</text:p>
          </table:table-cell>
          <table:table-cell office:value-type="float" office:value="-4.32948666232396" calcext:value-type="float">
            <text:p>-4.3294866623</text:p>
          </table:table-cell>
          <table:table-cell office:value-type="float" office:value="-1.08120680121527" calcext:value-type="float">
            <text:p>-1.0812068012</text:p>
          </table:table-cell>
          <table:table-cell office:value-type="float" office:value="-2.84360641154821" calcext:value-type="float">
            <text:p>-2.8436064115</text:p>
          </table:table-cell>
          <table:table-cell office:value-type="float" office:value="-1.40747912613339" calcext:value-type="float">
            <text:p>-1.4074791261</text:p>
          </table:table-cell>
          <table:table-cell office:value-type="float" office:value="-3.6458198307781" calcext:value-type="float">
            <text:p>-3.6458198308</text:p>
          </table:table-cell>
          <table:table-cell office:value-type="float" office:value="-1.47592203044428" calcext:value-type="float">
            <text:p>-1.4759220304</text:p>
          </table:table-cell>
          <table:table-cell office:value-type="float" office:value="-3.15052641385285" calcext:value-type="float">
            <text:p>-3.1505264139</text:p>
          </table:table-cell>
          <table:table-cell office:value-type="float" office:value="-1.33903622182249" calcext:value-type="float">
            <text:p>-1.3390362218</text:p>
          </table:table-cell>
          <table:table-cell office:value-type="float" office:value="-4.14111324770335" calcext:value-type="float">
            <text:p>-4.1411132477</text:p>
          </table:table-cell>
          <table:table-cell office:value-type="float" office:value="-1.8706372596733" calcext:value-type="float">
            <text:p>-1.8706372597</text:p>
          </table:table-cell>
          <table:table-cell office:value-type="float" office:value="-3.4574464161575" calcext:value-type="float">
            <text:p>-3.4574464162</text:p>
          </table:table-cell>
          <table:table-cell office:value-type="float" office:value="-1.8021943553624" calcext:value-type="float">
            <text:p>-1.8021943554</text:p>
          </table:table-cell>
          <table:table-cell office:value-type="float" office:value="-3.95273983308275" calcext:value-type="float">
            <text:p>-3.9527398331</text:p>
          </table:table-cell>
          <table:table-cell office:value-type="float" office:value="-1.93908016398419" calcext:value-type="float">
            <text:p>-1.939080164</text:p>
          </table:table-cell>
          <table:table-cell office:value-type="float" office:value="-2.96215299923225" calcext:value-type="float">
            <text:p>-2.9621529992</text:p>
          </table:table-cell>
          <table:table-cell office:value-type="float" office:value="-1.73375145105151" calcext:value-type="float">
            <text:p>-1.7337514511</text:p>
          </table:table-cell>
          <table:table-cell office:value-type="float" office:value="-4.448033250008" calcext:value-type="float">
            <text:p>-4.44803325</text:p>
          </table:table-cell>
          <table:table-cell office:value-type="float" office:value="-2.26535248890231" calcext:value-type="float">
            <text:p>-2.2653524889</text:p>
          </table:table-cell>
          <table:table-cell office:value-type="float" office:value="-3.76436641846215" calcext:value-type="float">
            <text:p>-3.7643664185</text:p>
          </table:table-cell>
          <table:table-cell office:value-type="float" office:value="-2.33379539321321" calcext:value-type="float">
            <text:p>-2.3337953932</text:p>
          </table:table-cell>
          <table:table-cell office:value-type="float" office:value="-3.2690730015369" calcext:value-type="float">
            <text:p>-3.2690730015</text:p>
          </table:table-cell>
          <table:table-cell office:value-type="float" office:value="-2.19690958459142" calcext:value-type="float">
            <text:p>-2.1969095846</text:p>
          </table:table-cell>
          <table:table-cell office:value-type="float" office:value="-4.2596598353874" calcext:value-type="float">
            <text:p>-4.259659835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7]</text:p>
          </table:table-cell>
          <table:table-cell office:value-type="float" office:value="-4" calcext:value-type="float">
            <text:p>-4</text:p>
          </table:table-cell>
          <table:table-cell office:value-type="float" office:value="-0.188306092643273" calcext:value-type="float">
            <text:p>-0.1883060926</text:p>
          </table:table-cell>
          <table:table-cell office:value-type="float" office:value="-3.47787360310198" calcext:value-type="float">
            <text:p>-3.4778736031</text:p>
          </table:table-cell>
          <table:table-cell office:value-type="float" office:value="-0.77480161686659" calcext:value-type="float">
            <text:p>-0.7748016169</text:p>
          </table:table-cell>
          <table:table-cell office:value-type="float" office:value="-3.56240753831186" calcext:value-type="float">
            <text:p>-3.5624075383</text:p>
          </table:table-cell>
          <table:table-cell office:value-type="float" office:value="-1.75779583192046" calcext:value-type="float">
            <text:p>-1.7577958319</text:p>
          </table:table-cell>
          <table:table-cell office:value-type="float" office:value="-3.78104442172963" calcext:value-type="float">
            <text:p>-3.7810444217</text:p>
          </table:table-cell>
          <table:table-cell office:value-type="float" office:value="-1.61726663672407" calcext:value-type="float">
            <text:p>-1.6172666367</text:p>
          </table:table-cell>
          <table:table-cell office:value-type="float" office:value="-4.29743056154234" calcext:value-type="float">
            <text:p>-4.2974305615</text:p>
          </table:table-cell>
          <table:table-cell office:value-type="float" office:value="-0.651939227128049" calcext:value-type="float">
            <text:p>-0.6519392271</text:p>
          </table:table-cell>
          <table:table-cell office:value-type="float" office:value="-2.92736548636296" calcext:value-type="float">
            <text:p>-2.9273654864</text:p>
          </table:table-cell>
          <table:table-cell office:value-type="float" office:value="-0.855657563320603" calcext:value-type="float">
            <text:p>-0.8556575633</text:p>
          </table:table-cell>
          <table:table-cell office:value-type="float" office:value="0.46878145804566" calcext:value-type="float">
            <text:p>0.468781458</text:p>
          </table:table-cell>
          <table:table-cell office:value-type="float" office:value="-3.14474263707119" calcext:value-type="float">
            <text:p>-3.1447426371</text:p>
          </table:table-cell>
          <table:table-cell office:value-type="float" office:value="-4.08871893678379" calcext:value-type="float">
            <text:p>-4.0887189368</text:p>
          </table:table-cell>
          <table:table-cell office:value-type="float" office:value="-1.26355030081135" calcext:value-type="float">
            <text:p>-1.2635503008</text:p>
          </table:table-cell>
          <table:table-cell office:value-type="float" office:value="-3.24707364428023" calcext:value-type="float">
            <text:p>-3.2470736443</text:p>
          </table:table-cell>
          <table:table-cell office:value-type="float" office:value="-2.24532757818316" calcext:value-type="float">
            <text:p>-2.2453275782</text:p>
          </table:table-cell>
          <table:table-cell office:value-type="float" office:value="-2.93606108360817" calcext:value-type="float">
            <text:p>-2.9360610836</text:p>
          </table:table-cell>
          <table:table-cell office:value-type="float" office:value="-1.34641115452854" calcext:value-type="float">
            <text:p>-1.3464111545</text:p>
          </table:table-cell>
          <table:table-cell office:value-type="float" office:value="0.531180122239493" calcext:value-type="float">
            <text:p>0.5311801222</text:p>
          </table:table-cell>
          <table:table-cell office:value-type="float" office:value="-2.60814074287257" calcext:value-type="float">
            <text:p>-2.6081407429</text:p>
          </table:table-cell>
          <table:table-cell office:value-type="float" office:value="-4.02326702034411" calcext:value-type="float">
            <text:p>-4.0232670203</text:p>
          </table:table-cell>
          <table:table-cell office:value-type="float" office:value="-1.99595251155176" calcext:value-type="float">
            <text:p>-1.9959525116</text:p>
          </table:table-cell>
          <table:table-cell office:value-type="float" office:value="-3.29390283627498" calcext:value-type="float">
            <text:p>-3.2939028363</text:p>
          </table:table-cell>
          <table:table-cell office:value-type="float" office:value="-2.75639417869568" calcext:value-type="float">
            <text:p>-2.7563941787</text:p>
          </table:table-cell>
          <table:table-cell office:value-type="float" office:value="-3.23830010283274" calcext:value-type="float">
            <text:p>-3.2383001028</text:p>
          </table:table-cell>
          <table:table-cell office:value-type="float" office:value="-2.26199440191488" calcext:value-type="float">
            <text:p>-2.2619944019</text:p>
          </table:table-cell>
          <table:table-cell office:value-type="float" office:value="-3.66639108485577" calcext:value-type="float">
            <text:p>-3.6663910849</text:p>
          </table:table-cell>
          <table:table-cell office:value-type="float" office:value="-3.46673362198441" calcext:value-type="float">
            <text:p>-3.466733622</text:p>
          </table:table-cell>
          <table:table-cell office:value-type="float" office:value="-3.54397448568721" calcext:value-type="float">
            <text:p>-3.5439744857</text:p>
          </table:table-cell>
          <table:table-cell office:value-type="float" office:value="-1.68224901699269" calcext:value-type="float">
            <text:p>-1.682249017</text:p>
          </table:table-cell>
          <table:table-cell office:value-type="float" office:value="-2.74381376332722" calcext:value-type="float">
            <text:p>-2.7438137633</text:p>
          </table:table-cell>
          <table:table-cell office:value-type="float" office:value="-3.06368740724927" calcext:value-type="float">
            <text:p>-3.0636874072</text:p>
          </table:table-cell>
          <table:table-cell office:value-type="float" office:value="-2.94580078394837" calcext:value-type="float">
            <text:p>-2.9458007839</text:p>
          </table:table-cell>
          <table:table-cell office:value-type="float" office:value="-2.91655682986215" calcext:value-type="float">
            <text:p>-2.9165568299</text:p>
          </table:table-cell>
          <table:table-cell office:value-type="float" office:value="-3.66700533801444" calcext:value-type="float">
            <text:p>-3.667005338</text:p>
          </table:table-cell>
          <table:table-cell office:value-type="float" office:value="-3.29671370874618" calcext:value-type="float">
            <text:p>-3.2967137087</text:p>
          </table:table-cell>
          <table:table-cell office:value-type="float" office:value="-2.41567747114527" calcext:value-type="float">
            <text:p>-2.4156774711</text:p>
          </table:table-cell>
          <table:table-cell office:value-type="float" office:value="-3.5863512130043" calcext:value-type="float">
            <text:p>-3.586351213</text:p>
          </table:table-cell>
          <table:table-cell office:value-type="float" office:value="-3.04832310702221" calcext:value-type="float">
            <text:p>-3.048323107</text:p>
          </table:table-cell>
          <table:table-cell office:value-type="float" office:value="10.182" calcext:value-type="float">
            <text:p>10.182</text:p>
          </table:table-cell>
          <table:table-cell office:value-type="float" office:value="2.05" calcext:value-type="float">
            <text:p>2.05</text:p>
          </table:table-cell>
          <table:table-cell office:value-type="float" office:value="0.633999999999981" calcext:value-type="float">
            <text:p>0.63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8999999999998" calcext:value-type="float">
            <text:p>1.19</text:p>
          </table:table-cell>
          <table:table-cell office:value-type="float" office:value="0.256839876558894" calcext:value-type="float">
            <text:p>0.2568398766</text:p>
          </table:table-cell>
          <table:table-cell office:value-type="float" office:value="-3.41642011515961" calcext:value-type="float">
            <text:p>-3.4164201152</text:p>
          </table:table-cell>
          <table:table-cell office:value-type="float" office:value="-0.206293457540004" calcext:value-type="float">
            <text:p>-0.2062934575</text:p>
          </table:table-cell>
          <table:table-cell office:value-type="float" office:value="-3.22798573706888" calcext:value-type="float">
            <text:p>-3.2279857371</text:p>
          </table:table-cell>
          <table:table-cell office:value-type="float" office:value="-0.137915748863445" calcext:value-type="float">
            <text:p>-0.1379157489</text:p>
          </table:table-cell>
          <table:table-cell office:value-type="float" office:value="-3.72328815878328" calcext:value-type="float">
            <text:p>-3.7232881588</text:p>
          </table:table-cell>
          <table:table-cell office:value-type="float" office:value="-0.601049082962343" calcext:value-type="float">
            <text:p>-0.601049083</text:p>
          </table:table-cell>
          <table:table-cell office:value-type="float" office:value="-3.53485378069255" calcext:value-type="float">
            <text:p>-3.5348537807</text:p>
          </table:table-cell>
          <table:table-cell office:value-type="float" office:value="-0.669426791638902" calcext:value-type="float">
            <text:p>-0.6694267916</text:p>
          </table:table-cell>
          <table:table-cell office:value-type="float" office:value="-3.03955135897816" calcext:value-type="float">
            <text:p>-3.039551359</text:p>
          </table:table-cell>
          <table:table-cell office:value-type="float" office:value="-0.532671374285784" calcext:value-type="float">
            <text:p>-0.5326713743</text:p>
          </table:table-cell>
          <table:table-cell office:value-type="float" office:value="-4.03015620240695" calcext:value-type="float">
            <text:p>-4.0301562024</text:p>
          </table:table-cell>
          <table:table-cell office:value-type="float" office:value="-0.995804708384682" calcext:value-type="float">
            <text:p>-0.9958047084</text:p>
          </table:table-cell>
          <table:table-cell office:value-type="float" office:value="-3.84172182431622" calcext:value-type="float">
            <text:p>-3.8417218243</text:p>
          </table:table-cell>
          <table:table-cell office:value-type="float" office:value="-1.06418241706124" calcext:value-type="float">
            <text:p>-1.0641824171</text:p>
          </table:table-cell>
          <table:table-cell office:value-type="float" office:value="-3.34641940260183" calcext:value-type="float">
            <text:p>-3.3464194026</text:p>
          </table:table-cell>
          <table:table-cell office:value-type="float" office:value="-0.927426999708123" calcext:value-type="float">
            <text:p>-0.9274269997</text:p>
          </table:table-cell>
          <table:table-cell office:value-type="float" office:value="-4.33702424603062" calcext:value-type="float">
            <text:p>-4.337024246</text:p>
          </table:table-cell>
          <table:table-cell office:value-type="float" office:value="-1.1325601257378" calcext:value-type="float">
            <text:p>-1.1325601257</text:p>
          </table:table-cell>
          <table:table-cell office:value-type="float" office:value="-2.85111698088743" calcext:value-type="float">
            <text:p>-2.8511169809</text:p>
          </table:table-cell>
          <table:table-cell office:value-type="float" office:value="-1.45893804248358" calcext:value-type="float">
            <text:p>-1.4589380425</text:p>
          </table:table-cell>
          <table:table-cell office:value-type="float" office:value="-3.6532874462255" calcext:value-type="float">
            <text:p>-3.6532874462</text:p>
          </table:table-cell>
          <table:table-cell office:value-type="float" office:value="-1.52731575116014" calcext:value-type="float">
            <text:p>-1.5273157512</text:p>
          </table:table-cell>
          <table:table-cell office:value-type="float" office:value="-3.1579850245111" calcext:value-type="float">
            <text:p>-3.1579850245</text:p>
          </table:table-cell>
          <table:table-cell office:value-type="float" office:value="-1.39056033380702" calcext:value-type="float">
            <text:p>-1.3905603338</text:p>
          </table:table-cell>
          <table:table-cell office:value-type="float" office:value="-4.14858986793989" calcext:value-type="float">
            <text:p>-4.1485898679</text:p>
          </table:table-cell>
          <table:table-cell office:value-type="float" office:value="-1.92207137658248" calcext:value-type="float">
            <text:p>-1.9220713766</text:p>
          </table:table-cell>
          <table:table-cell office:value-type="float" office:value="-3.46485306813477" calcext:value-type="float">
            <text:p>-3.4648530681</text:p>
          </table:table-cell>
          <table:table-cell office:value-type="float" office:value="-1.85369366790592" calcext:value-type="float">
            <text:p>-1.8536936679</text:p>
          </table:table-cell>
          <table:table-cell office:value-type="float" office:value="-3.96015548984917" calcext:value-type="float">
            <text:p>-3.9601554898</text:p>
          </table:table-cell>
          <table:table-cell office:value-type="float" office:value="-1.99044908525904" calcext:value-type="float">
            <text:p>-1.9904490853</text:p>
          </table:table-cell>
          <table:table-cell office:value-type="float" office:value="-2.96955064642038" calcext:value-type="float">
            <text:p>-2.9695506464</text:p>
          </table:table-cell>
          <table:table-cell office:value-type="float" office:value="-1.78531595922936" calcext:value-type="float">
            <text:p>-1.7853159592</text:p>
          </table:table-cell>
          <table:table-cell office:value-type="float" office:value="-4.45545791156356" calcext:value-type="float">
            <text:p>-4.4554579116</text:p>
          </table:table-cell>
          <table:table-cell office:value-type="float" office:value="-2.31682700200482" calcext:value-type="float">
            <text:p>-2.316827002</text:p>
          </table:table-cell>
          <table:table-cell office:value-type="float" office:value="-3.77172111175844" calcext:value-type="float">
            <text:p>-3.7717211118</text:p>
          </table:table-cell>
          <table:table-cell office:value-type="float" office:value="-2.38520471068138" calcext:value-type="float">
            <text:p>-2.3852047107</text:p>
          </table:table-cell>
          <table:table-cell office:value-type="float" office:value="-3.27641869004405" calcext:value-type="float">
            <text:p>-3.27641869</text:p>
          </table:table-cell>
          <table:table-cell office:value-type="float" office:value="-2.24844929332826" calcext:value-type="float">
            <text:p>-2.2484492933</text:p>
          </table:table-cell>
          <table:table-cell office:value-type="float" office:value="-4.26702353347284" calcext:value-type="float">
            <text:p>-4.267023533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9]</text:p>
          </table:table-cell>
          <table:table-cell office:value-type="float" office:value="-1" calcext:value-type="float">
            <text:p>-1</text:p>
          </table:table-cell>
          <table:table-cell office:value-type="float" office:value="-0.416561069319367" calcext:value-type="float">
            <text:p>-0.4165610693</text:p>
          </table:table-cell>
          <table:table-cell office:value-type="float" office:value="-3.2401933131108" calcext:value-type="float">
            <text:p>-3.2401933131</text:p>
          </table:table-cell>
          <table:table-cell office:value-type="float" office:value="-0.875652401792761" calcext:value-type="float">
            <text:p>-0.8756524018</text:p>
          </table:table-cell>
          <table:table-cell office:value-type="float" office:value="-3.30934172089696" calcext:value-type="float">
            <text:p>-3.3093417209</text:p>
          </table:table-cell>
          <table:table-cell office:value-type="float" office:value="-1.83339321367202" calcext:value-type="float">
            <text:p>-1.8333932137</text:p>
          </table:table-cell>
          <table:table-cell office:value-type="float" office:value="-3.53793382209734" calcext:value-type="float">
            <text:p>-3.5379338221</text:p>
          </table:table-cell>
          <table:table-cell office:value-type="float" office:value="-1.33349527306502" calcext:value-type="float">
            <text:p>-1.3334952731</text:p>
          </table:table-cell>
          <table:table-cell office:value-type="float" office:value="-3.32058090379844" calcext:value-type="float">
            <text:p>-3.3205809038</text:p>
          </table:table-cell>
          <table:table-cell office:value-type="float" office:value="-1.44240585681405" calcext:value-type="float">
            <text:p>-1.4424058568</text:p>
          </table:table-cell>
          <table:table-cell office:value-type="float" office:value="-2.27786153037947" calcext:value-type="float">
            <text:p>-2.2778615304</text:p>
          </table:table-cell>
          <table:table-cell office:value-type="float" office:value="-0.942808813942847" calcext:value-type="float">
            <text:p>-0.9428088139</text:p>
          </table:table-cell>
          <table:table-cell office:value-type="float" office:value="-2.84481132779595" calcext:value-type="float">
            <text:p>-2.8448113278</text:p>
          </table:table-cell>
          <table:table-cell office:value-type="float" office:value="-3.25758935874882" calcext:value-type="float">
            <text:p>-3.2575893587</text:p>
          </table:table-cell>
          <table:table-cell office:value-type="float" office:value="-3.25484736489542" calcext:value-type="float">
            <text:p>-3.2548473649</text:p>
          </table:table-cell>
          <table:table-cell office:value-type="float" office:value="-1.45038311643258" calcext:value-type="float">
            <text:p>-1.4503831164</text:p>
          </table:table-cell>
          <table:table-cell office:value-type="float" office:value="-2.80706283529247" calcext:value-type="float">
            <text:p>-2.8070628353</text:p>
          </table:table-cell>
          <table:table-cell office:value-type="float" office:value="-1.96746070182943" calcext:value-type="float">
            <text:p>-1.9674607018</text:p>
          </table:table-cell>
          <table:table-cell office:value-type="float" office:value="-2.49816560654348" calcext:value-type="float">
            <text:p>-2.4981656065</text:p>
          </table:table-cell>
          <table:table-cell office:value-type="float" office:value="-1.93964301897959" calcext:value-type="float">
            <text:p>-1.939643019</text:p>
          </table:table-cell>
          <table:table-cell office:value-type="float" office:value="-2.92269528709047" calcext:value-type="float">
            <text:p>-2.9226952871</text:p>
          </table:table-cell>
          <table:table-cell office:value-type="float" office:value="-2.34226130665065" calcext:value-type="float">
            <text:p>-2.3422613067</text:p>
          </table:table-cell>
          <table:table-cell office:value-type="float" office:value="-2.91993829542087" calcext:value-type="float">
            <text:p>-2.9199382954</text:p>
          </table:table-cell>
          <table:table-cell office:value-type="float" office:value="-2.67243098233866" calcext:value-type="float">
            <text:p>-2.6724309823</text:p>
          </table:table-cell>
          <table:table-cell office:value-type="float" office:value="-3.31083813376995" calcext:value-type="float">
            <text:p>-3.3108381338</text:p>
          </table:table-cell>
          <table:table-cell office:value-type="float" office:value="-3.6552752763047" calcext:value-type="float">
            <text:p>-3.6552752763</text:p>
          </table:table-cell>
          <table:table-cell office:value-type="float" office:value="-2.92478453191431" calcext:value-type="float">
            <text:p>-2.9247845319</text:p>
          </table:table-cell>
          <table:table-cell office:value-type="float" office:value="-2.46161122478758" calcext:value-type="float">
            <text:p>-2.4616112248</text:p>
          </table:table-cell>
          <table:table-cell office:value-type="float" office:value="-2.45521813111938" calcext:value-type="float">
            <text:p>-2.4552181311</text:p>
          </table:table-cell>
          <table:table-cell office:value-type="float" office:value="-2.7418446189907" calcext:value-type="float">
            <text:p>-2.741844619</text:p>
          </table:table-cell>
          <table:table-cell office:value-type="float" office:value="-2.86658077394" calcext:value-type="float">
            <text:p>-2.8665807739</text:p>
          </table:table-cell>
          <table:table-cell office:value-type="float" office:value="-2.82070924917067" calcext:value-type="float">
            <text:p>-2.8207092492</text:p>
          </table:table-cell>
          <table:table-cell office:value-type="float" office:value="-1.60023064299057" calcext:value-type="float">
            <text:p>-1.600230643</text:p>
          </table:table-cell>
          <table:table-cell office:value-type="float" office:value="-3.00762810310698" calcext:value-type="float">
            <text:p>-3.0076281031</text:p>
          </table:table-cell>
          <table:table-cell office:value-type="float" office:value="-2.44838531850918" calcext:value-type="float">
            <text:p>-2.4483853185</text:p>
          </table:table-cell>
          <table:table-cell office:value-type="float" office:value="-3.45450487004744" calcext:value-type="float">
            <text:p>-3.45450487</text:p>
          </table:table-cell>
          <table:table-cell office:value-type="float" office:value="-2.36991376985368" calcext:value-type="float">
            <text:p>-2.3699137699</text:p>
          </table:table-cell>
          <table:table-cell office:value-type="float" office:value="-2.76475846703056" calcext:value-type="float">
            <text:p>-2.764758467</text:p>
          </table:table-cell>
          <table:table-cell office:value-type="float" office:value="-2.06559760899618" calcext:value-type="float">
            <text:p>-2.065597609</text:p>
          </table:table-cell>
          <table:table-cell office:value-type="float" office:value="-3.19979052174242" calcext:value-type="float">
            <text:p>-3.1997905217</text:p>
          </table:table-cell>
          <table:table-cell office:value-type="float" office:value="-2.8370348231979" calcext:value-type="float">
            <text:p>-2.8370348232</text:p>
          </table:table-cell>
          <table:table-cell office:value-type="float" office:value="10.882" calcext:value-type="float">
            <text:p>10.882</text:p>
          </table:table-cell>
          <table:table-cell office:value-type="float" office:value="2.05" calcext:value-type="float">
            <text:p>2.05</text:p>
          </table:table-cell>
          <table:table-cell office:value-type="float" office:value="0.283999999999981" calcext:value-type="float">
            <text:p>0.28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3999999999998" calcext:value-type="float">
            <text:p>1.44</text:p>
          </table:table-cell>
          <table:table-cell office:value-type="float" office:value="0.0913667958107819" calcext:value-type="float">
            <text:p>0.0913667958</text:p>
          </table:table-cell>
          <table:table-cell office:value-type="float" office:value="-3.3389324367692" calcext:value-type="float">
            <text:p>-3.3389324368</text:p>
          </table:table-cell>
          <table:table-cell office:value-type="float" office:value="-0.28598304804995" calcext:value-type="float">
            <text:p>-0.285983048</text:p>
          </table:table-cell>
          <table:table-cell office:value-type="float" office:value="-3.0108972323501" calcext:value-type="float">
            <text:p>-3.0108972324</text:p>
          </table:table-cell>
          <table:table-cell office:value-type="float" office:value="-0.381394946482146" calcext:value-type="float">
            <text:p>-0.3813949465</text:p>
          </table:table-cell>
          <table:table-cell office:value-type="float" office:value="-3.50170938545714" calcext:value-type="float">
            <text:p>-3.5017093855</text:p>
          </table:table-cell>
          <table:table-cell office:value-type="float" office:value="-0.758744790342879" calcext:value-type="float">
            <text:p>-0.7587447903</text:p>
          </table:table-cell>
          <table:table-cell office:value-type="float" office:value="-3.17367418103804" calcext:value-type="float">
            <text:p>-3.173674181</text:p>
          </table:table-cell>
          <table:table-cell office:value-type="float" office:value="-0.663332891910682" calcext:value-type="float">
            <text:p>-0.6633328919</text:p>
          </table:table-cell>
          <table:table-cell office:value-type="float" office:value="-2.682862027931" calcext:value-type="float">
            <text:p>-2.6828620279</text:p>
          </table:table-cell>
          <table:table-cell office:value-type="float" office:value="-0.854156688775075" calcext:value-type="float">
            <text:p>-0.8541566888</text:p>
          </table:table-cell>
          <table:table-cell office:value-type="float" office:value="-3.66448633414507" calcext:value-type="float">
            <text:p>-3.6644863341</text:p>
          </table:table-cell>
          <table:table-cell office:value-type="float" office:value="-1.23150653263581" calcext:value-type="float">
            <text:p>-1.2315065326</text:p>
          </table:table-cell>
          <table:table-cell office:value-type="float" office:value="-3.33645112972597" calcext:value-type="float">
            <text:p>-3.3364511297</text:p>
          </table:table-cell>
          <table:table-cell office:value-type="float" office:value="-1.13609463420361" calcext:value-type="float">
            <text:p>-1.1360946342</text:p>
          </table:table-cell>
          <table:table-cell office:value-type="float" office:value="-2.84563897661894" calcext:value-type="float">
            <text:p>-2.8456389766</text:p>
          </table:table-cell>
          <table:table-cell office:value-type="float" office:value="-1.326918431068" calcext:value-type="float">
            <text:p>-1.3269184311</text:p>
          </table:table-cell>
          <table:table-cell office:value-type="float" office:value="-3.82726328283301" calcext:value-type="float">
            <text:p>-3.8272632828</text:p>
          </table:table-cell>
          <table:table-cell office:value-type="float" office:value="-1.04068273577141" calcext:value-type="float">
            <text:p>-1.0406827358</text:p>
          </table:table-cell>
          <table:table-cell office:value-type="float" office:value="-2.3548268235119" calcext:value-type="float">
            <text:p>-2.3548268235</text:p>
          </table:table-cell>
          <table:table-cell office:value-type="float" office:value="-1.60885637649654" calcext:value-type="float">
            <text:p>-1.6088563765</text:p>
          </table:table-cell>
          <table:table-cell office:value-type="float" office:value="-3.00841592530687" calcext:value-type="float">
            <text:p>-3.0084159253</text:p>
          </table:table-cell>
          <table:table-cell office:value-type="float" office:value="-1.51344447806434" calcext:value-type="float">
            <text:p>-1.5134444781</text:p>
          </table:table-cell>
          <table:table-cell office:value-type="float" office:value="-2.51760377219984" calcext:value-type="float">
            <text:p>-2.5176037722</text:p>
          </table:table-cell>
          <table:table-cell office:value-type="float" office:value="-1.70426827492874" calcext:value-type="float">
            <text:p>-1.7042682749</text:p>
          </table:table-cell>
          <table:table-cell office:value-type="float" office:value="-3.49922807841391" calcext:value-type="float">
            <text:p>-3.4992280784</text:p>
          </table:table-cell>
          <table:table-cell office:value-type="float" office:value="-1.98620622035727" calcext:value-type="float">
            <text:p>-1.9862062204</text:p>
          </table:table-cell>
          <table:table-cell office:value-type="float" office:value="-2.68038072088777" calcext:value-type="float">
            <text:p>-2.6803807209</text:p>
          </table:table-cell>
          <table:table-cell office:value-type="float" office:value="-2.08161811878947" calcext:value-type="float">
            <text:p>-2.0816181188</text:p>
          </table:table-cell>
          <table:table-cell office:value-type="float" office:value="-3.17119287399481" calcext:value-type="float">
            <text:p>-3.171192874</text:p>
          </table:table-cell>
          <table:table-cell office:value-type="float" office:value="-1.89079432192508" calcext:value-type="float">
            <text:p>-1.8907943219</text:p>
          </table:table-cell>
          <table:table-cell office:value-type="float" office:value="-2.18956856778073" calcext:value-type="float">
            <text:p>-2.1895685678</text:p>
          </table:table-cell>
          <table:table-cell office:value-type="float" office:value="-2.17703001722166" calcext:value-type="float">
            <text:p>-2.1770300172</text:p>
          </table:table-cell>
          <table:table-cell office:value-type="float" office:value="-3.66200502710184" calcext:value-type="float">
            <text:p>-3.6620050271</text:p>
          </table:table-cell>
          <table:table-cell office:value-type="float" office:value="-2.4589679626502" calcext:value-type="float">
            <text:p>-2.4589679627</text:p>
          </table:table-cell>
          <table:table-cell office:value-type="float" office:value="-2.84315766957571" calcext:value-type="float">
            <text:p>-2.8431576696</text:p>
          </table:table-cell>
          <table:table-cell office:value-type="float" office:value="-2.363556064218" calcext:value-type="float">
            <text:p>-2.3635560642</text:p>
          </table:table-cell>
          <table:table-cell office:value-type="float" office:value="-2.35234551646867" calcext:value-type="float">
            <text:p>-2.3523455165</text:p>
          </table:table-cell>
          <table:table-cell office:value-type="float" office:value="-2.5543798610824" calcext:value-type="float">
            <text:p>-2.5543798611</text:p>
          </table:table-cell>
          <table:table-cell office:value-type="float" office:value="-3.33396982268274" calcext:value-type="float">
            <text:p>-3.333969822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9]</text:p>
          </table:table-cell>
          <table:table-cell office:value-type="float" office:value="-2" calcext:value-type="float">
            <text:p>-2</text:p>
          </table:table-cell>
          <table:table-cell office:value-type="float" office:value="-0.455987611324499" calcext:value-type="float">
            <text:p>-0.4559876113</text:p>
          </table:table-cell>
          <table:table-cell office:value-type="float" office:value="-3.23344440316048" calcext:value-type="float">
            <text:p>-3.2334444032</text:p>
          </table:table-cell>
          <table:table-cell office:value-type="float" office:value="-0.915027720882228" calcext:value-type="float">
            <text:p>-0.9150277209</text:p>
          </table:table-cell>
          <table:table-cell office:value-type="float" office:value="-3.30230011265717" calcext:value-type="float">
            <text:p>-3.3023001127</text:p>
          </table:table-cell>
          <table:table-cell office:value-type="float" office:value="-1.87203594500705" calcext:value-type="float">
            <text:p>-1.872035945</text:p>
          </table:table-cell>
          <table:table-cell office:value-type="float" office:value="-3.52760235003529" calcext:value-type="float">
            <text:p>-3.52760235</text:p>
          </table:table-cell>
          <table:table-cell office:value-type="float" office:value="-1.37338502048617" calcext:value-type="float">
            <text:p>-1.3733850205</text:p>
          </table:table-cell>
          <table:table-cell office:value-type="float" office:value="-3.32354873982444" calcext:value-type="float">
            <text:p>-3.3235487398</text:p>
          </table:table-cell>
          <table:table-cell office:value-type="float" office:value="-1.48181557143453" calcext:value-type="float">
            <text:p>-1.4818155714</text:p>
          </table:table-cell>
          <table:table-cell office:value-type="float" office:value="-2.28470801805798" calcext:value-type="float">
            <text:p>-2.2847080181</text:p>
          </table:table-cell>
          <table:table-cell office:value-type="float" office:value="-0.98232721986409" calcext:value-type="float">
            <text:p>-0.9823272199</text:p>
          </table:table-cell>
          <table:table-cell office:value-type="float" office:value="-2.83862298444382" calcext:value-type="float">
            <text:p>-2.8386229844</text:p>
          </table:table-cell>
          <table:table-cell office:value-type="float" office:value="-3.28733435120184" calcext:value-type="float">
            <text:p>-3.2873343512</text:p>
          </table:table-cell>
          <table:table-cell office:value-type="float" office:value="-3.22810347916485" calcext:value-type="float">
            <text:p>-3.2281034792</text:p>
          </table:table-cell>
          <table:table-cell office:value-type="float" office:value="-1.48971549315743" calcext:value-type="float">
            <text:p>-1.4897154932</text:p>
          </table:table-cell>
          <table:table-cell office:value-type="float" office:value="-2.81434048197077" calcext:value-type="float">
            <text:p>-2.814340482</text:p>
          </table:table-cell>
          <table:table-cell office:value-type="float" office:value="-2.00733523758459" calcext:value-type="float">
            <text:p>-2.0073352376</text:p>
          </table:table-cell>
          <table:table-cell office:value-type="float" office:value="-2.4949999473214" calcext:value-type="float">
            <text:p>-2.4949999473</text:p>
          </table:table-cell>
          <table:table-cell office:value-type="float" office:value="-1.97906464771077" calcext:value-type="float">
            <text:p>-1.9790646477</text:p>
          </table:table-cell>
          <table:table-cell office:value-type="float" office:value="-2.91591773678226" calcext:value-type="float">
            <text:p>-2.9159177368</text:p>
          </table:table-cell>
          <table:table-cell office:value-type="float" office:value="-2.3809379999952" calcext:value-type="float">
            <text:p>-2.380938</text:p>
          </table:table-cell>
          <table:table-cell office:value-type="float" office:value="-2.90973469841138" calcext:value-type="float">
            <text:p>-2.9097346984</text:p>
          </table:table-cell>
          <table:table-cell office:value-type="float" office:value="-2.71122004489691" calcext:value-type="float">
            <text:p>-2.7112200449</text:p>
          </table:table-cell>
          <table:table-cell office:value-type="float" office:value="-3.30107039985405" calcext:value-type="float">
            <text:p>-3.3010703999</text:p>
          </table:table-cell>
          <table:table-cell office:value-type="float" office:value="-3.68546582667813" calcext:value-type="float">
            <text:p>-3.6854658267</text:p>
          </table:table-cell>
          <table:table-cell office:value-type="float" office:value="-2.89854466400021" calcext:value-type="float">
            <text:p>-2.898544664</text:p>
          </table:table-cell>
          <table:table-cell office:value-type="float" office:value="-2.5015333558788" calcext:value-type="float">
            <text:p>-2.5015333559</text:p>
          </table:table-cell>
          <table:table-cell office:value-type="float" office:value="-2.45771281529486" calcext:value-type="float">
            <text:p>-2.4577128153</text:p>
          </table:table-cell>
          <table:table-cell office:value-type="float" office:value="-2.7806812118272" calcext:value-type="float">
            <text:p>-2.7806812118</text:p>
          </table:table-cell>
          <table:table-cell office:value-type="float" office:value="-2.85700376726507" calcext:value-type="float">
            <text:p>-2.8570037673</text:p>
          </table:table-cell>
          <table:table-cell office:value-type="float" office:value="-2.78955696409791" calcext:value-type="float">
            <text:p>-2.7895569641</text:p>
          </table:table-cell>
          <table:table-cell office:value-type="float" office:value="-1.57514010424096" calcext:value-type="float">
            <text:p>-1.5751401042</text:p>
          </table:table-cell>
          <table:table-cell office:value-type="float" office:value="-3.03042580642289" calcext:value-type="float">
            <text:p>-3.0304258064</text:p>
          </table:table-cell>
          <table:table-cell office:value-type="float" office:value="-2.41551793766556" calcext:value-type="float">
            <text:p>-2.4155179377</text:p>
          </table:table-cell>
          <table:table-cell office:value-type="float" office:value="-3.48209148837719" calcext:value-type="float">
            <text:p>-3.4820914884</text:p>
          </table:table-cell>
          <table:table-cell office:value-type="float" office:value="-2.34094864445902" calcext:value-type="float">
            <text:p>-2.3409486445</text:p>
          </table:table-cell>
          <table:table-cell office:value-type="float" office:value="-2.80390653328162" calcext:value-type="float">
            <text:p>-2.8039065333</text:p>
          </table:table-cell>
          <table:table-cell office:value-type="float" office:value="-2.05738609824583" calcext:value-type="float">
            <text:p>-2.0573860982</text:p>
          </table:table-cell>
          <table:table-cell office:value-type="float" office:value="-3.22973051084859" calcext:value-type="float">
            <text:p>-3.2297305108</text:p>
          </table:table-cell>
          <table:table-cell office:value-type="float" office:value="-2.81050941929291" calcext:value-type="float">
            <text:p>-2.8105094193</text:p>
          </table:table-cell>
          <table:table-cell office:value-type="float" office:value="10.854" calcext:value-type="float">
            <text:p>10.854</text:p>
          </table:table-cell>
          <table:table-cell office:value-type="float" office:value="2.05" calcext:value-type="float">
            <text:p>2.05</text:p>
          </table:table-cell>
          <table:table-cell office:value-type="float" office:value="0.297999999999981" calcext:value-type="float">
            <text:p>0.29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2999999999998" calcext:value-type="float">
            <text:p>1.43</text:p>
          </table:table-cell>
          <table:table-cell office:value-type="float" office:value="0.0399876516854429" calcext:value-type="float">
            <text:p>0.0399876517</text:p>
          </table:table-cell>
          <table:table-cell office:value-type="float" office:value="-3.33092097317335" calcext:value-type="float">
            <text:p>-3.3309209732</text:p>
          </table:table-cell>
          <table:table-cell office:value-type="float" office:value="-0.336685487302425" calcext:value-type="float">
            <text:p>-0.3366854873</text:p>
          </table:table-cell>
          <table:table-cell office:value-type="float" office:value="-3.00210895033199" calcext:value-type="float">
            <text:p>-3.0021089503</text:p>
          </table:table-cell>
          <table:table-cell office:value-type="float" office:value="-0.433108482658857" calcext:value-type="float">
            <text:p>-0.4331084827</text:p>
          </table:table-cell>
          <table:table-cell office:value-type="float" office:value="-3.49272346903939" calcext:value-type="float">
            <text:p>-3.492723469</text:p>
          </table:table-cell>
          <table:table-cell office:value-type="float" office:value="-0.809781621646725" calcext:value-type="float">
            <text:p>-0.8097816216</text:p>
          </table:table-cell>
          <table:table-cell office:value-type="float" office:value="-3.16391144619803" calcext:value-type="float">
            <text:p>-3.1639114462</text:p>
          </table:table-cell>
          <table:table-cell office:value-type="float" office:value="-0.713358626290293" calcext:value-type="float">
            <text:p>-0.7133586263</text:p>
          </table:table-cell>
          <table:table-cell office:value-type="float" office:value="-2.67329692749063" calcext:value-type="float">
            <text:p>-2.6732969275</text:p>
          </table:table-cell>
          <table:table-cell office:value-type="float" office:value="-0.906204617003157" calcext:value-type="float">
            <text:p>-0.906204617</text:p>
          </table:table-cell>
          <table:table-cell office:value-type="float" office:value="-3.65452596490543" calcext:value-type="float">
            <text:p>-3.6545259649</text:p>
          </table:table-cell>
          <table:table-cell office:value-type="float" office:value="-1.28287775599103" calcext:value-type="float">
            <text:p>-1.282877756</text:p>
          </table:table-cell>
          <table:table-cell office:value-type="float" office:value="-3.32571394206407" calcext:value-type="float">
            <text:p>-3.3257139421</text:p>
          </table:table-cell>
          <table:table-cell office:value-type="float" office:value="-1.18645476063459" calcext:value-type="float">
            <text:p>-1.1864547606</text:p>
          </table:table-cell>
          <table:table-cell office:value-type="float" office:value="-2.83509942335667" calcext:value-type="float">
            <text:p>-2.8350994234</text:p>
          </table:table-cell>
          <table:table-cell office:value-type="float" office:value="-1.37930075134746" calcext:value-type="float">
            <text:p>-1.3793007513</text:p>
          </table:table-cell>
          <table:table-cell office:value-type="float" office:value="-3.81632846077147" calcext:value-type="float">
            <text:p>-3.8163284608</text:p>
          </table:table-cell>
          <table:table-cell office:value-type="float" office:value="-1.09003176527816" calcext:value-type="float">
            <text:p>-1.0900317653</text:p>
          </table:table-cell>
          <table:table-cell office:value-type="float" office:value="-2.34448490464927" calcext:value-type="float">
            <text:p>-2.3444849046</text:p>
          </table:table-cell>
          <table:table-cell office:value-type="float" office:value="-1.65955089497889" calcext:value-type="float">
            <text:p>-1.659550895</text:p>
          </table:table-cell>
          <table:table-cell office:value-type="float" office:value="-2.99690191922271" calcext:value-type="float">
            <text:p>-2.9969019192</text:p>
          </table:table-cell>
          <table:table-cell office:value-type="float" office:value="-1.56312789962246" calcext:value-type="float">
            <text:p>-1.5631278996</text:p>
          </table:table-cell>
          <table:table-cell office:value-type="float" office:value="-2.50628740051531" calcext:value-type="float">
            <text:p>-2.5062874005</text:p>
          </table:table-cell>
          <table:table-cell office:value-type="float" office:value="-1.75597389033532" calcext:value-type="float">
            <text:p>-1.7559738903</text:p>
          </table:table-cell>
          <table:table-cell office:value-type="float" office:value="-3.48751643793011" calcext:value-type="float">
            <text:p>-3.4875164379</text:p>
          </table:table-cell>
          <table:table-cell office:value-type="float" office:value="-2.03622403396676" calcext:value-type="float">
            <text:p>-2.036224034</text:p>
          </table:table-cell>
          <table:table-cell office:value-type="float" office:value="-2.66808989638135" calcext:value-type="float">
            <text:p>-2.6680898964</text:p>
          </table:table-cell>
          <table:table-cell office:value-type="float" office:value="-2.13264702932319" calcext:value-type="float">
            <text:p>-2.1326470293</text:p>
          </table:table-cell>
          <table:table-cell office:value-type="float" office:value="-3.15870441508875" calcext:value-type="float">
            <text:p>-3.1587044151</text:p>
          </table:table-cell>
          <table:table-cell office:value-type="float" office:value="-1.93980103861033" calcext:value-type="float">
            <text:p>-1.9398010386</text:p>
          </table:table-cell>
          <table:table-cell office:value-type="float" office:value="-2.17747537767395" calcext:value-type="float">
            <text:p>-2.1774753777</text:p>
          </table:table-cell>
          <table:table-cell office:value-type="float" office:value="-2.22907002467962" calcext:value-type="float">
            <text:p>-2.2290700247</text:p>
          </table:table-cell>
          <table:table-cell office:value-type="float" office:value="-3.64931893379615" calcext:value-type="float">
            <text:p>-3.6493189338</text:p>
          </table:table-cell>
          <table:table-cell office:value-type="float" office:value="-2.50932016831106" calcext:value-type="float">
            <text:p>-2.5093201683</text:p>
          </table:table-cell>
          <table:table-cell office:value-type="float" office:value="-2.8298923922474" calcext:value-type="float">
            <text:p>-2.8298923922</text:p>
          </table:table-cell>
          <table:table-cell office:value-type="float" office:value="-2.41289717295463" calcext:value-type="float">
            <text:p>-2.412897173</text:p>
          </table:table-cell>
          <table:table-cell office:value-type="float" office:value="-2.33927787354" calcext:value-type="float">
            <text:p>-2.3392778735</text:p>
          </table:table-cell>
          <table:table-cell office:value-type="float" office:value="-2.60574316366749" calcext:value-type="float">
            <text:p>-2.6057431637</text:p>
          </table:table-cell>
          <table:table-cell office:value-type="float" office:value="-3.32050691095479" calcext:value-type="float">
            <text:p>-3.32050691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9]</text:p>
          </table:table-cell>
          <table:table-cell office:value-type="float" office:value="-3" calcext:value-type="float">
            <text:p>-3</text:p>
          </table:table-cell>
          <table:table-cell office:value-type="float" office:value="-0.495238802560647" calcext:value-type="float">
            <text:p>-0.4952388026</text:p>
          </table:table-cell>
          <table:table-cell office:value-type="float" office:value="-3.22574089833843" calcext:value-type="float">
            <text:p>-3.2257408983</text:p>
          </table:table-cell>
          <table:table-cell office:value-type="float" office:value="-0.954415531798359" calcext:value-type="float">
            <text:p>-0.9544155318</text:p>
          </table:table-cell>
          <table:table-cell office:value-type="float" office:value="-3.29532871744279" calcext:value-type="float">
            <text:p>-3.2953287174</text:p>
          </table:table-cell>
          <table:table-cell office:value-type="float" office:value="-1.91065439502402" calcext:value-type="float">
            <text:p>-1.910654395</text:p>
          </table:table-cell>
          <table:table-cell office:value-type="float" office:value="-3.51718048272242" calcext:value-type="float">
            <text:p>-3.5171804827</text:p>
          </table:table-cell>
          <table:table-cell office:value-type="float" office:value="-1.41319345211511" calcext:value-type="float">
            <text:p>-1.4131934521</text:p>
          </table:table-cell>
          <table:table-cell office:value-type="float" office:value="-3.32745882566033" calcext:value-type="float">
            <text:p>-3.3274588257</text:p>
          </table:table-cell>
          <table:table-cell office:value-type="float" office:value="-1.52059346933882" calcext:value-type="float">
            <text:p>-1.5205934693</text:p>
          </table:table-cell>
          <table:table-cell office:value-type="float" office:value="-2.29451998188409" calcext:value-type="float">
            <text:p>-2.2945199819</text:p>
          </table:table-cell>
          <table:table-cell office:value-type="float" office:value="-1.02077718777119" calcext:value-type="float">
            <text:p>-1.0207771878</text:p>
          </table:table-cell>
          <table:table-cell office:value-type="float" office:value="-2.82759574689568" calcext:value-type="float">
            <text:p>-2.8275957469</text:p>
          </table:table-cell>
          <table:table-cell office:value-type="float" office:value="-3.31776552165222" calcext:value-type="float">
            <text:p>-3.3177655217</text:p>
          </table:table-cell>
          <table:table-cell office:value-type="float" office:value="-3.2021430503352" calcext:value-type="float">
            <text:p>-3.2021430503</text:p>
          </table:table-cell>
          <table:table-cell office:value-type="float" office:value="-1.52949511081512" calcext:value-type="float">
            <text:p>-1.5294951108</text:p>
          </table:table-cell>
          <table:table-cell office:value-type="float" office:value="-2.81853357379046" calcext:value-type="float">
            <text:p>-2.8185335738</text:p>
          </table:table-cell>
          <table:table-cell office:value-type="float" office:value="-2.04726782762814" calcext:value-type="float">
            <text:p>-2.0472678276</text:p>
          </table:table-cell>
          <table:table-cell office:value-type="float" office:value="-2.49732120827482" calcext:value-type="float">
            <text:p>-2.4973212083</text:p>
          </table:table-cell>
          <table:table-cell office:value-type="float" office:value="-2.01837548236303" calcext:value-type="float">
            <text:p>-2.0183754824</text:p>
          </table:table-cell>
          <table:table-cell office:value-type="float" office:value="-2.90852461302142" calcext:value-type="float">
            <text:p>-2.908524613</text:p>
          </table:table-cell>
          <table:table-cell office:value-type="float" office:value="-2.4198792250486" calcext:value-type="float">
            <text:p>-2.419879225</text:p>
          </table:table-cell>
          <table:table-cell office:value-type="float" office:value="-2.90059243439529" calcext:value-type="float">
            <text:p>-2.9005924344</text:p>
          </table:table-cell>
          <table:table-cell office:value-type="float" office:value="-2.74899126647394" calcext:value-type="float">
            <text:p>-2.7489912665</text:p>
          </table:table-cell>
          <table:table-cell office:value-type="float" office:value="-3.28790473159985" calcext:value-type="float">
            <text:p>-3.2879047316</text:p>
          </table:table-cell>
          <table:table-cell office:value-type="float" office:value="-3.71333349037539" calcext:value-type="float">
            <text:p>-3.7133334904</text:p>
          </table:table-cell>
          <table:table-cell office:value-type="float" office:value="-2.86984983310584" calcext:value-type="float">
            <text:p>-2.8698498331</text:p>
          </table:table-cell>
          <table:table-cell office:value-type="float" office:value="-2.54003509303707" calcext:value-type="float">
            <text:p>-2.540035093</text:p>
          </table:table-cell>
          <table:table-cell office:value-type="float" office:value="-2.44686771336838" calcext:value-type="float">
            <text:p>-2.4468677134</text:p>
          </table:table-cell>
          <table:table-cell office:value-type="float" office:value="-2.81799582666551" calcext:value-type="float">
            <text:p>-2.8179958267</text:p>
          </table:table-cell>
          <table:table-cell office:value-type="float" office:value="-2.84259475899008" calcext:value-type="float">
            <text:p>-2.842594759</text:p>
          </table:table-cell>
          <table:table-cell office:value-type="float" office:value="-2.82229252524814" calcext:value-type="float">
            <text:p>-2.8222925252</text:p>
          </table:table-cell>
          <table:table-cell office:value-type="float" office:value="-1.55215352041083" calcext:value-type="float">
            <text:p>-1.5521535204</text:p>
          </table:table-cell>
          <table:table-cell office:value-type="float" office:value="-3.05415566230038" calcext:value-type="float">
            <text:p>-3.0541556623</text:p>
          </table:table-cell>
          <table:table-cell office:value-type="float" office:value="-2.38331710009829" calcext:value-type="float">
            <text:p>-2.3833171001</text:p>
          </table:table-cell>
          <table:table-cell office:value-type="float" office:value="-3.51010041991404" calcext:value-type="float">
            <text:p>-3.5101004199</text:p>
          </table:table-cell>
          <table:table-cell office:value-type="float" office:value="-2.31239168814075" calcext:value-type="float">
            <text:p>-2.3123916881</text:p>
          </table:table-cell>
          <table:table-cell office:value-type="float" office:value="-2.76572274255635" calcext:value-type="float">
            <text:p>-2.7657227426</text:p>
          </table:table-cell>
          <table:table-cell office:value-type="float" office:value="-2.04546980159591" calcext:value-type="float">
            <text:p>-2.0454698016</text:p>
          </table:table-cell>
          <table:table-cell office:value-type="float" office:value="-3.26193712539043" calcext:value-type="float">
            <text:p>-3.2619371254</text:p>
          </table:table-cell>
          <table:table-cell office:value-type="float" office:value="-2.78678740462819" calcext:value-type="float">
            <text:p>-2.7867874046</text:p>
          </table:table-cell>
          <table:table-cell office:value-type="float" office:value="10.826" calcext:value-type="float">
            <text:p>10.826</text:p>
          </table:table-cell>
          <table:table-cell office:value-type="float" office:value="2.05" calcext:value-type="float">
            <text:p>2.05</text:p>
          </table:table-cell>
          <table:table-cell office:value-type="float" office:value="0.311999999999981" calcext:value-type="float">
            <text:p>0.31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1999999999998" calcext:value-type="float">
            <text:p>1.42</text:p>
          </table:table-cell>
          <table:table-cell office:value-type="float" office:value="0.0399876516854429" calcext:value-type="float">
            <text:p>0.0399876517</text:p>
          </table:table-cell>
          <table:table-cell office:value-type="float" office:value="-3.33092097317335" calcext:value-type="float">
            <text:p>-3.3309209732</text:p>
          </table:table-cell>
          <table:table-cell office:value-type="float" office:value="-0.336691836196395" calcext:value-type="float">
            <text:p>-0.3366918362</text:p>
          </table:table-cell>
          <table:table-cell office:value-type="float" office:value="-3.00211622349799" calcext:value-type="float">
            <text:p>-3.0021162235</text:p>
          </table:table-cell>
          <table:table-cell office:value-type="float" office:value="-0.433105358359321" calcext:value-type="float">
            <text:p>-0.4331053584</text:p>
          </table:table-cell>
          <table:table-cell office:value-type="float" office:value="-3.49273260392586" calcext:value-type="float">
            <text:p>-3.4927326039</text:p>
          </table:table-cell>
          <table:table-cell office:value-type="float" office:value="-0.809784846241159" calcext:value-type="float">
            <text:p>-0.8097848462</text:p>
          </table:table-cell>
          <table:table-cell office:value-type="float" office:value="-3.16392785425049" calcext:value-type="float">
            <text:p>-3.1639278543</text:p>
          </table:table-cell>
          <table:table-cell office:value-type="float" office:value="-0.713371324078233" calcext:value-type="float">
            <text:p>-0.7133713241</text:p>
          </table:table-cell>
          <table:table-cell office:value-type="float" office:value="-2.67331147382263" calcext:value-type="float">
            <text:p>-2.6733114738</text:p>
          </table:table-cell>
          <table:table-cell office:value-type="float" office:value="-0.906198368404085" calcext:value-type="float">
            <text:p>-0.9061983684</text:p>
          </table:table-cell>
          <table:table-cell office:value-type="float" office:value="-3.65454423467836" calcext:value-type="float">
            <text:p>-3.6545442347</text:p>
          </table:table-cell>
          <table:table-cell office:value-type="float" office:value="-1.28287785628592" calcext:value-type="float">
            <text:p>-1.2828778563</text:p>
          </table:table-cell>
          <table:table-cell office:value-type="float" office:value="-3.325739485003" calcext:value-type="float">
            <text:p>-3.325739485</text:p>
          </table:table-cell>
          <table:table-cell office:value-type="float" office:value="-1.186464334123" calcext:value-type="float">
            <text:p>-1.1864643341</text:p>
          </table:table-cell>
          <table:table-cell office:value-type="float" office:value="-2.83512310457513" calcext:value-type="float">
            <text:p>-2.8351231046</text:p>
          </table:table-cell>
          <table:table-cell office:value-type="float" office:value="-1.37929137844885" calcext:value-type="float">
            <text:p>-1.3792913784</text:p>
          </table:table-cell>
          <table:table-cell office:value-type="float" office:value="-3.81635586543086" calcext:value-type="float">
            <text:p>-3.8163558654</text:p>
          </table:table-cell>
          <table:table-cell office:value-type="float" office:value="-1.09005081196007" calcext:value-type="float">
            <text:p>-1.090050812</text:p>
          </table:table-cell>
          <table:table-cell office:value-type="float" office:value="-2.34450672414727" calcext:value-type="float">
            <text:p>-2.3445067241</text:p>
          </table:table-cell>
          <table:table-cell office:value-type="float" office:value="-1.65955734416776" calcext:value-type="float">
            <text:p>-1.6595573442</text:p>
          </table:table-cell>
          <table:table-cell office:value-type="float" office:value="-2.99693473532764" calcext:value-type="float">
            <text:p>-2.9969347353</text:p>
          </table:table-cell>
          <table:table-cell office:value-type="float" office:value="-1.56314382200483" calcext:value-type="float">
            <text:p>-1.563143822</text:p>
          </table:table-cell>
          <table:table-cell office:value-type="float" office:value="-2.50631835489977" calcext:value-type="float">
            <text:p>-2.5063183549</text:p>
          </table:table-cell>
          <table:table-cell office:value-type="float" office:value="-1.75597086633069" calcext:value-type="float">
            <text:p>-1.7559708663</text:p>
          </table:table-cell>
          <table:table-cell office:value-type="float" office:value="-3.4875511157555" calcext:value-type="float">
            <text:p>-3.4875511158</text:p>
          </table:table-cell>
          <table:table-cell office:value-type="float" office:value="-2.0362368320496" calcext:value-type="float">
            <text:p>-2.036236832</text:p>
          </table:table-cell>
          <table:table-cell office:value-type="float" office:value="-2.66812998565228" calcext:value-type="float">
            <text:p>-2.6681299857</text:p>
          </table:table-cell>
          <table:table-cell office:value-type="float" office:value="-2.13265035421252" calcext:value-type="float">
            <text:p>-2.1326503542</text:p>
          </table:table-cell>
          <table:table-cell office:value-type="float" office:value="-3.15874636608014" calcext:value-type="float">
            <text:p>-3.1587463661</text:p>
          </table:table-cell>
          <table:table-cell office:value-type="float" office:value="-1.93982330988667" calcext:value-type="float">
            <text:p>-1.9398233099</text:p>
          </table:table-cell>
          <table:table-cell office:value-type="float" office:value="-2.17751360522441" calcext:value-type="float">
            <text:p>-2.1775136052</text:p>
          </table:table-cell>
          <table:table-cell office:value-type="float" office:value="-2.22906387637545" calcext:value-type="float">
            <text:p>-2.2290638764</text:p>
          </table:table-cell>
          <table:table-cell office:value-type="float" office:value="-3.64936274650801" calcext:value-type="float">
            <text:p>-3.6493627465</text:p>
          </table:table-cell>
          <table:table-cell office:value-type="float" office:value="-2.50932984209436" calcext:value-type="float">
            <text:p>-2.5093298421</text:p>
          </table:table-cell>
          <table:table-cell office:value-type="float" office:value="-2.82994161640478" calcext:value-type="float">
            <text:p>-2.8299416164</text:p>
          </table:table-cell>
          <table:table-cell office:value-type="float" office:value="-2.41291631993144" calcext:value-type="float">
            <text:p>-2.4129163199</text:p>
          </table:table-cell>
          <table:table-cell office:value-type="float" office:value="-2.33932523597692" calcext:value-type="float">
            <text:p>-2.339325236</text:p>
          </table:table-cell>
          <table:table-cell office:value-type="float" office:value="-2.60574336425729" calcext:value-type="float">
            <text:p>-2.6057433643</text:p>
          </table:table-cell>
          <table:table-cell office:value-type="float" office:value="-3.32055799683265" calcext:value-type="float">
            <text:p>-3.3205579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69]</text:p>
          </table:table-cell>
          <table:table-cell office:value-type="float" office:value="-4" calcext:value-type="float">
            <text:p>-4</text:p>
          </table:table-cell>
          <table:table-cell office:value-type="float" office:value="-0.534462029588284" calcext:value-type="float">
            <text:p>-0.5344620296</text:p>
          </table:table-cell>
          <table:table-cell office:value-type="float" office:value="-3.2178962529329" calcext:value-type="float">
            <text:p>-3.2178962529</text:p>
          </table:table-cell>
          <table:table-cell office:value-type="float" office:value="-0.994241059703956" calcext:value-type="float">
            <text:p>-0.9942410597</text:p>
          </table:table-cell>
          <table:table-cell office:value-type="float" office:value="-3.29159678402423" calcext:value-type="float">
            <text:p>-3.291596784</text:p>
          </table:table-cell>
          <table:table-cell office:value-type="float" office:value="-1.94874934889322" calcext:value-type="float">
            <text:p>-1.9487493489</text:p>
          </table:table-cell>
          <table:table-cell office:value-type="float" office:value="-3.50498316786614" calcext:value-type="float">
            <text:p>-3.5049831679</text:p>
          </table:table-cell>
          <table:table-cell office:value-type="float" office:value="-1.45301070463877" calcext:value-type="float">
            <text:p>-1.4530107046</text:p>
          </table:table-cell>
          <table:table-cell office:value-type="float" office:value="-3.33127804043138" calcext:value-type="float">
            <text:p>-3.3312780404</text:p>
          </table:table-cell>
          <table:table-cell office:value-type="float" office:value="-1.55935009969123" calcext:value-type="float">
            <text:p>-1.5593500997</text:p>
          </table:table-cell>
          <table:table-cell office:value-type="float" office:value="-2.30441561747391" calcext:value-type="float">
            <text:p>-2.3044156175</text:p>
          </table:table-cell>
          <table:table-cell office:value-type="float" office:value="-1.05986478605042" calcext:value-type="float">
            <text:p>-1.0598647861</text:p>
          </table:table-cell>
          <table:table-cell office:value-type="float" office:value="-2.81910106263071" calcext:value-type="float">
            <text:p>-2.8191010626</text:p>
          </table:table-cell>
          <table:table-cell office:value-type="float" office:value="-3.34837807145978" calcext:value-type="float">
            <text:p>-3.3483780715</text:p>
          </table:table-cell>
          <table:table-cell office:value-type="float" office:value="-3.17639675362519" calcext:value-type="float">
            <text:p>-3.1763967536</text:p>
          </table:table-cell>
          <table:table-cell office:value-type="float" office:value="-1.56877311195717" calcext:value-type="float">
            <text:p>-1.568773112</text:p>
          </table:table-cell>
          <table:table-cell office:value-type="float" office:value="-2.82609919513209" calcext:value-type="float">
            <text:p>-2.8260991951</text:p>
          </table:table-cell>
          <table:table-cell office:value-type="float" office:value="-2.08649050611932" calcext:value-type="float">
            <text:p>-2.0864905061</text:p>
          </table:table-cell>
          <table:table-cell office:value-type="float" office:value="-2.48947382068545" calcext:value-type="float">
            <text:p>-2.4894738207</text:p>
          </table:table-cell>
          <table:table-cell office:value-type="float" office:value="-2.05758286885468" calcext:value-type="float">
            <text:p>-2.0575828689</text:p>
          </table:table-cell>
          <table:table-cell office:value-type="float" office:value="-2.90060117661453" calcext:value-type="float">
            <text:p>-2.9006011766</text:p>
          </table:table-cell>
          <table:table-cell office:value-type="float" office:value="-2.4572242367475" calcext:value-type="float">
            <text:p>-2.4572242367</text:p>
          </table:table-cell>
          <table:table-cell office:value-type="float" office:value="-2.88626239248296" calcext:value-type="float">
            <text:p>-2.8862623925</text:p>
          </table:table-cell>
          <table:table-cell office:value-type="float" office:value="-2.78696156962935" calcext:value-type="float">
            <text:p>-2.7869615696</text:p>
          </table:table-cell>
          <table:table-cell office:value-type="float" office:value="-3.27532474438659" calcext:value-type="float">
            <text:p>-3.2753247444</text:p>
          </table:table-cell>
          <table:table-cell office:value-type="float" office:value="-3.74315019866372" calcext:value-type="float">
            <text:p>-3.7431501987</text:p>
          </table:table-cell>
          <table:table-cell office:value-type="float" office:value="-2.84318592666195" calcext:value-type="float">
            <text:p>-2.8431859267</text:p>
          </table:table-cell>
          <table:table-cell office:value-type="float" office:value="-2.57958807693681" calcext:value-type="float">
            <text:p>-2.5795880769</text:p>
          </table:table-cell>
          <table:table-cell office:value-type="float" office:value="-2.45283105677848" calcext:value-type="float">
            <text:p>-2.4528310568</text:p>
          </table:table-cell>
          <table:table-cell office:value-type="float" office:value="-2.85718673337705" calcext:value-type="float">
            <text:p>-2.8571867334</text:p>
          </table:table-cell>
          <table:table-cell office:value-type="float" office:value="-2.83459020833893" calcext:value-type="float">
            <text:p>-2.8345902083</text:p>
          </table:table-cell>
          <table:table-cell office:value-type="float" office:value="-2.79997977567906" calcext:value-type="float">
            <text:p>-2.7999797757</text:p>
          </table:table-cell>
          <table:table-cell office:value-type="float" office:value="-1.51895500829557" calcext:value-type="float">
            <text:p>-1.5189550083</text:p>
          </table:table-cell>
          <table:table-cell office:value-type="float" office:value="-3.07795515782394" calcext:value-type="float">
            <text:p>-3.0779551578</text:p>
          </table:table-cell>
          <table:table-cell office:value-type="float" office:value="-2.35116769866026" calcext:value-type="float">
            <text:p>-2.3511676987</text:p>
          </table:table-cell>
          <table:table-cell office:value-type="float" office:value="-3.53328883357794" calcext:value-type="float">
            <text:p>-3.5332888336</text:p>
          </table:table-cell>
          <table:table-cell office:value-type="float" office:value="-2.2797987829043" calcext:value-type="float">
            <text:p>-2.2797987829</text:p>
          </table:table-cell>
          <table:table-cell office:value-type="float" office:value="-2.78678261579345" calcext:value-type="float">
            <text:p>-2.7867826158</text:p>
          </table:table-cell>
          <table:table-cell office:value-type="float" office:value="-2.01146271793328" calcext:value-type="float">
            <text:p>-2.0114627179</text:p>
          </table:table-cell>
          <table:table-cell office:value-type="float" office:value="-3.28967561415804" calcext:value-type="float">
            <text:p>-3.2896756142</text:p>
          </table:table-cell>
          <table:table-cell office:value-type="float" office:value="-2.75796768497499" calcext:value-type="float">
            <text:p>-2.757967685</text:p>
          </table:table-cell>
          <table:table-cell office:value-type="float" office:value="10.798" calcext:value-type="float">
            <text:p>10.798</text:p>
          </table:table-cell>
          <table:table-cell office:value-type="float" office:value="2.05" calcext:value-type="float">
            <text:p>2.05</text:p>
          </table:table-cell>
          <table:table-cell office:value-type="float" office:value="0.325999999999981" calcext:value-type="float">
            <text:p>0.32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0999999999998" calcext:value-type="float">
            <text:p>1.41</text:p>
          </table:table-cell>
          <table:table-cell office:value-type="float" office:value="-0.0113914924398961" calcext:value-type="float">
            <text:p>-0.0113914924</text:p>
          </table:table-cell>
          <table:table-cell office:value-type="float" office:value="-3.3229095095775" calcext:value-type="float">
            <text:p>-3.3229095096</text:p>
          </table:table-cell>
          <table:table-cell office:value-type="float" office:value="-0.386724098688093" calcext:value-type="float">
            <text:p>-0.3867240987</text:p>
          </table:table-cell>
          <table:table-cell office:value-type="float" office:value="-2.99256811845774" calcext:value-type="float">
            <text:p>-2.9925681185</text:p>
          </table:table-cell>
          <table:table-cell office:value-type="float" office:value="-0.485141832195195" calcext:value-type="float">
            <text:p>-0.4851418322</text:p>
          </table:table-cell>
          <table:table-cell office:value-type="float" office:value="-3.48278638589718" calcext:value-type="float">
            <text:p>-3.4827863859</text:p>
          </table:table-cell>
          <table:table-cell office:value-type="float" office:value="-0.860474438443392" calcext:value-type="float">
            <text:p>-0.8604744384</text:p>
          </table:table-cell>
          <table:table-cell office:value-type="float" office:value="-3.15244499477743" calcext:value-type="float">
            <text:p>-3.1524449948</text:p>
          </table:table-cell>
          <table:table-cell office:value-type="float" office:value="-0.76205670493629" calcext:value-type="float">
            <text:p>-0.7620567049</text:p>
          </table:table-cell>
          <table:table-cell office:value-type="float" office:value="-2.66222672733799" calcext:value-type="float">
            <text:p>-2.6622267273</text:p>
          </table:table-cell>
          <table:table-cell office:value-type="float" office:value="-0.958892171950494" calcext:value-type="float">
            <text:p>-0.958892172</text:p>
          </table:table-cell>
          <table:table-cell office:value-type="float" office:value="-3.64266326221686" calcext:value-type="float">
            <text:p>-3.6426632622</text:p>
          </table:table-cell>
          <table:table-cell office:value-type="float" office:value="-1.33422477819869" calcext:value-type="float">
            <text:p>-1.3342247782</text:p>
          </table:table-cell>
          <table:table-cell office:value-type="float" office:value="-3.31232187109711" calcext:value-type="float">
            <text:p>-3.3123218711</text:p>
          </table:table-cell>
          <table:table-cell office:value-type="float" office:value="-1.23580704469159" calcext:value-type="float">
            <text:p>-1.2358070447</text:p>
          </table:table-cell>
          <table:table-cell office:value-type="float" office:value="-2.82210360365767" calcext:value-type="float">
            <text:p>-2.8221036037</text:p>
          </table:table-cell>
          <table:table-cell office:value-type="float" office:value="-1.43264251170579" calcext:value-type="float">
            <text:p>-1.4326425117</text:p>
          </table:table-cell>
          <table:table-cell office:value-type="float" office:value="-3.80254013853655" calcext:value-type="float">
            <text:p>-3.8025401385</text:p>
          </table:table-cell>
          <table:table-cell office:value-type="float" office:value="-1.13738931118449" calcext:value-type="float">
            <text:p>-1.1373893112</text:p>
          </table:table-cell>
          <table:table-cell office:value-type="float" office:value="-2.33188533621823" calcext:value-type="float">
            <text:p>-2.3318853362</text:p>
          </table:table-cell>
          <table:table-cell office:value-type="float" office:value="-1.70955738444689" calcext:value-type="float">
            <text:p>-1.7095573844</text:p>
          </table:table-cell>
          <table:table-cell office:value-type="float" office:value="-2.98198047997735" calcext:value-type="float">
            <text:p>-2.98198048</text:p>
          </table:table-cell>
          <table:table-cell office:value-type="float" office:value="-1.61113965093979" calcext:value-type="float">
            <text:p>-1.6111396509</text:p>
          </table:table-cell>
          <table:table-cell office:value-type="float" office:value="-2.49176221253791" calcext:value-type="float">
            <text:p>-2.4917622125</text:p>
          </table:table-cell>
          <table:table-cell office:value-type="float" office:value="-1.80797511795399" calcext:value-type="float">
            <text:p>-1.807975118</text:p>
          </table:table-cell>
          <table:table-cell office:value-type="float" office:value="-3.47219874741679" calcext:value-type="float">
            <text:p>-3.4721987474</text:p>
          </table:table-cell>
          <table:table-cell office:value-type="float" office:value="-2.08488999069508" calcext:value-type="float">
            <text:p>-2.0848899907</text:p>
          </table:table-cell>
          <table:table-cell office:value-type="float" office:value="-2.65163908885759" calcext:value-type="float">
            <text:p>-2.6516390889</text:p>
          </table:table-cell>
          <table:table-cell office:value-type="float" office:value="-2.18330772420219" calcext:value-type="float">
            <text:p>-2.1833077242</text:p>
          </table:table-cell>
          <table:table-cell office:value-type="float" office:value="-3.14185735629703" calcext:value-type="float">
            <text:p>-3.1418573563</text:p>
          </table:table-cell>
          <table:table-cell office:value-type="float" office:value="-1.98647225718798" calcext:value-type="float">
            <text:p>-1.9864722572</text:p>
          </table:table-cell>
          <table:table-cell office:value-type="float" office:value="-2.16142082141816" calcext:value-type="float">
            <text:p>-2.1614208214</text:p>
          </table:table-cell>
          <table:table-cell office:value-type="float" office:value="-2.28172545770929" calcext:value-type="float">
            <text:p>-2.2817254577</text:p>
          </table:table-cell>
          <table:table-cell office:value-type="float" office:value="-3.63207562373647" calcext:value-type="float">
            <text:p>-3.6320756237</text:p>
          </table:table-cell>
          <table:table-cell office:value-type="float" office:value="-2.55864033045038" calcext:value-type="float">
            <text:p>-2.5586403305</text:p>
          </table:table-cell>
          <table:table-cell office:value-type="float" office:value="-2.81151596517728" calcext:value-type="float">
            <text:p>-2.8115159652</text:p>
          </table:table-cell>
          <table:table-cell office:value-type="float" office:value="-2.46022259694328" calcext:value-type="float">
            <text:p>-2.4602225969</text:p>
          </table:table-cell>
          <table:table-cell office:value-type="float" office:value="-2.32129769773784" calcext:value-type="float">
            <text:p>-2.3212976977</text:p>
          </table:table-cell>
          <table:table-cell office:value-type="float" office:value="-2.65705806395748" calcext:value-type="float">
            <text:p>-2.657058064</text:p>
          </table:table-cell>
          <table:table-cell office:value-type="float" office:value="-3.30173423261672" calcext:value-type="float">
            <text:p>-3.301734232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79]</text:p>
          </table:table-cell>
          <table:table-cell office:value-type="float" office:value="-1" calcext:value-type="float">
            <text:p>-1</text:p>
          </table:table-cell>
          <table:table-cell office:value-type="float" office:value="-3.21753127601572" calcext:value-type="float">
            <text:p>-3.217531276</text:p>
          </table:table-cell>
          <table:table-cell office:value-type="float" office:value="-2.85944295973181" calcext:value-type="float">
            <text:p>-2.8594429597</text:p>
          </table:table-cell>
          <table:table-cell office:value-type="float" office:value="-2.67231969154108" calcext:value-type="float">
            <text:p>-2.6723196915</text:p>
          </table:table-cell>
          <table:table-cell office:value-type="float" office:value="-2.88204478603344" calcext:value-type="float">
            <text:p>-2.882044786</text:p>
          </table:table-cell>
          <table:table-cell office:value-type="float" office:value="-3.0532404735173" calcext:value-type="float">
            <text:p>-3.0532404735</text:p>
          </table:table-cell>
          <table:table-cell office:value-type="float" office:value="-3.81187490788645" calcext:value-type="float">
            <text:p>-3.8118749079</text:p>
          </table:table-cell>
          <table:table-cell office:value-type="float" office:value="-3.47802254419172" calcext:value-type="float">
            <text:p>-3.4780225442</text:p>
          </table:table-cell>
          <table:table-cell office:value-type="float" office:value="-3.51894287508426" calcext:value-type="float">
            <text:p>-3.5189428751</text:p>
          </table:table-cell>
          <table:table-cell office:value-type="float" office:value="-3.11096588281559" calcext:value-type="float">
            <text:p>-3.1109658828</text:p>
          </table:table-cell>
          <table:table-cell office:value-type="float" office:value="-3.26005989900234" calcext:value-type="float">
            <text:p>-3.260059899</text:p>
          </table:table-cell>
          <table:table-cell office:value-type="float" office:value="-4.3585499300326" calcext:value-type="float">
            <text:p>-4.35854993</text:p>
          </table:table-cell>
          <table:table-cell office:value-type="float" office:value="-4.15446714592718" calcext:value-type="float">
            <text:p>-4.1544671459</text:p>
          </table:table-cell>
          <table:table-cell office:value-type="float" office:value="-3.90005933378592" calcext:value-type="float">
            <text:p>-3.9000593338</text:p>
          </table:table-cell>
          <table:table-cell office:value-type="float" office:value="-4.12333893889602" calcext:value-type="float">
            <text:p>-4.1233389389</text:p>
          </table:table-cell>
          <table:table-cell office:value-type="float" office:value="-3.91461045409972" calcext:value-type="float">
            <text:p>-3.9146104541</text:p>
          </table:table-cell>
          <table:table-cell office:value-type="float" office:value="-3.66824147378854" calcext:value-type="float">
            <text:p>-3.6682414738</text:p>
          </table:table-cell>
          <table:table-cell office:value-type="float" office:value="-3.48925958017444" calcext:value-type="float">
            <text:p>-3.4892595802</text:p>
          </table:table-cell>
          <table:table-cell office:value-type="float" office:value="-2.54795728140697" calcext:value-type="float">
            <text:p>-2.5479572814</text:p>
          </table:table-cell>
          <table:table-cell office:value-type="float" office:value="-3.26482700553042" calcext:value-type="float">
            <text:p>-3.2648270055</text:p>
          </table:table-cell>
          <table:table-cell office:value-type="float" office:value="-2.10301400300095" calcext:value-type="float">
            <text:p>-2.103014003</text:p>
          </table:table-cell>
          <table:table-cell office:value-type="float" office:value="-4.41189820576265" calcext:value-type="float">
            <text:p>-4.4118982058</text:p>
          </table:table-cell>
          <table:table-cell office:value-type="float" office:value="-3.68507738198772" calcext:value-type="float">
            <text:p>-3.685077382</text:p>
          </table:table-cell>
          <table:table-cell office:value-type="float" office:value="-3.89070936675707" calcext:value-type="float">
            <text:p>-3.8907093668</text:p>
          </table:table-cell>
          <table:table-cell office:value-type="float" office:value="-3.26474711085557" calcext:value-type="float">
            <text:p>-3.2647471109</text:p>
          </table:table-cell>
          <table:table-cell office:value-type="float" office:value="-4.51146568083648" calcext:value-type="float">
            <text:p>-4.5114656808</text:p>
          </table:table-cell>
          <table:table-cell office:value-type="float" office:value="-2.91763261814787" calcext:value-type="float">
            <text:p>-2.9176326181</text:p>
          </table:table-cell>
          <table:table-cell office:value-type="float" office:value="-3.6533870528899" calcext:value-type="float">
            <text:p>-3.6533870529</text:p>
          </table:table-cell>
          <table:table-cell office:value-type="float" office:value="-2.9512514878774" calcext:value-type="float">
            <text:p>-2.9512514879</text:p>
          </table:table-cell>
          <table:table-cell office:value-type="float" office:value="-4.67101139535367" calcext:value-type="float">
            <text:p>-4.6710113954</text:p>
          </table:table-cell>
          <table:table-cell office:value-type="float" office:value="-3.30112744772951" calcext:value-type="float">
            <text:p>-3.3011274477</text:p>
          </table:table-cell>
          <table:table-cell office:value-type="float" office:value="-1.94662165302353" calcext:value-type="float">
            <text:p>-1.946621653</text:p>
          </table:table-cell>
          <table:table-cell office:value-type="float" office:value="0.480182289946746" calcext:value-type="float">
            <text:p>0.4801822899</text:p>
          </table:table-cell>
          <table:table-cell office:value-type="float" office:value="-4.21300109391798" calcext:value-type="float">
            <text:p>-4.2130010939</text:p>
          </table:table-cell>
          <table:table-cell office:value-type="float" office:value="-2.55882811980655" calcext:value-type="float">
            <text:p>-2.5588281198</text:p>
          </table:table-cell>
          <table:table-cell office:value-type="float" office:value="-4.3103967419686" calcext:value-type="float">
            <text:p>-4.310396742</text:p>
          </table:table-cell>
          <table:table-cell office:value-type="float" office:value="-3.30131357956474" calcext:value-type="float">
            <text:p>-3.3013135796</text:p>
          </table:table-cell>
          <table:table-cell office:value-type="float" office:value="-4.05416507722827" calcext:value-type="float">
            <text:p>-4.0541650772</text:p>
          </table:table-cell>
          <table:table-cell office:value-type="float" office:value="-2.09847136054172" calcext:value-type="float">
            <text:p>-2.0984713605</text:p>
          </table:table-cell>
          <table:table-cell office:value-type="float" office:value="-4.15892986508601" calcext:value-type="float">
            <text:p>-4.1589298651</text:p>
          </table:table-cell>
          <table:table-cell office:value-type="float" office:value="-2.93556992705813" calcext:value-type="float">
            <text:p>-2.9355699271</text:p>
          </table:table-cell>
          <table:table-cell office:value-type="float" office:value="16.762" calcext:value-type="float">
            <text:p>16.762</text:p>
          </table:table-cell>
          <table:table-cell office:value-type="float" office:value="2.05" calcext:value-type="float">
            <text:p>2.05</text:p>
          </table:table-cell>
          <table:table-cell office:value-type="float" office:value="-2.65600000000001" calcext:value-type="float">
            <text:p>-2.65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3.53999999999994" calcext:value-type="float">
            <text:p>3.54</text:p>
          </table:table-cell>
          <table:table-cell office:value-type="float" office:value="-3.21042616708111" calcext:value-type="float">
            <text:p>-3.2104261671</text:p>
          </table:table-cell>
          <table:table-cell office:value-type="float" office:value="-2.86040171101708" calcext:value-type="float">
            <text:p>-2.860401711</text:p>
          </table:table-cell>
          <table:table-cell office:value-type="float" office:value="-3.60611809896168" calcext:value-type="float">
            <text:p>-3.606118099</text:p>
          </table:table-cell>
          <table:table-cell office:value-type="float" office:value="-2.55474194093828" calcext:value-type="float">
            <text:p>-2.5547419409</text:p>
          </table:table-cell>
          <table:table-cell office:value-type="float" office:value="-3.67298125882455" calcext:value-type="float">
            <text:p>-3.6729812588</text:p>
          </table:table-cell>
          <table:table-cell office:value-type="float" office:value="-3.05025109105879" calcext:value-type="float">
            <text:p>-3.0502510911</text:p>
          </table:table-cell>
          <table:table-cell office:value-type="float" office:value="-4.06867319070512" calcext:value-type="float">
            <text:p>-4.0686731907</text:p>
          </table:table-cell>
          <table:table-cell office:value-type="float" office:value="-2.74459132098" calcext:value-type="float">
            <text:p>-2.744591321</text:p>
          </table:table-cell>
          <table:table-cell office:value-type="float" office:value="-4.00181003084226" calcext:value-type="float">
            <text:p>-4.0018100308</text:p>
          </table:table-cell>
          <table:table-cell office:value-type="float" office:value="-2.24908217085948" calcext:value-type="float">
            <text:p>-2.2490821709</text:p>
          </table:table-cell>
          <table:table-cell office:value-type="float" office:value="-4.13553635056798" calcext:value-type="float">
            <text:p>-4.1355363506</text:p>
          </table:table-cell>
          <table:table-cell office:value-type="float" office:value="-3.24010047110051" calcext:value-type="float">
            <text:p>-3.2401004711</text:p>
          </table:table-cell>
          <table:table-cell office:value-type="float" office:value="-4.53122828244855" calcext:value-type="float">
            <text:p>-4.5312282824</text:p>
          </table:table-cell>
          <table:table-cell office:value-type="float" office:value="-2.93444070102171" calcext:value-type="float">
            <text:p>-2.934440701</text:p>
          </table:table-cell>
          <table:table-cell office:value-type="float" office:value="-4.46436512258569" calcext:value-type="float">
            <text:p>-4.4643651226</text:p>
          </table:table-cell>
          <table:table-cell office:value-type="float" office:value="-2.4389315509012" calcext:value-type="float">
            <text:p>-2.4389315509</text:p>
          </table:table-cell>
          <table:table-cell office:value-type="float" office:value="-4.59809144231141" calcext:value-type="float">
            <text:p>-4.5980914423</text:p>
          </table:table-cell>
          <table:table-cell office:value-type="float" office:value="-3.42994985114223" calcext:value-type="float">
            <text:p>-3.4299498511</text:p>
          </table:table-cell>
          <table:table-cell office:value-type="float" office:value="-4.39750196272283" calcext:value-type="float">
            <text:p>-4.3975019627</text:p>
          </table:table-cell>
          <table:table-cell office:value-type="float" office:value="-1.94342240078069" calcext:value-type="float">
            <text:p>-1.9434224008</text:p>
          </table:table-cell>
          <table:table-cell office:value-type="float" office:value="-4.92692021432912" calcext:value-type="float">
            <text:p>-4.9269202143</text:p>
          </table:table-cell>
          <table:table-cell office:value-type="float" office:value="-2.62878093094292" calcext:value-type="float">
            <text:p>-2.6287809309</text:p>
          </table:table-cell>
          <table:table-cell office:value-type="float" office:value="-4.86005705446626" calcext:value-type="float">
            <text:p>-4.8600570545</text:p>
          </table:table-cell>
          <table:table-cell office:value-type="float" office:value="-2.13327178082241" calcext:value-type="float">
            <text:p>-2.1332717808</text:p>
          </table:table-cell>
          <table:table-cell office:value-type="float" office:value="-4.99378337419198" calcext:value-type="float">
            <text:p>-4.9937833742</text:p>
          </table:table-cell>
          <table:table-cell office:value-type="float" office:value="-3.12429008106343" calcext:value-type="float">
            <text:p>-3.1242900811</text:p>
          </table:table-cell>
          <table:table-cell office:value-type="float" office:value="-5.32261214620969" calcext:value-type="float">
            <text:p>-5.3226121462</text:p>
          </table:table-cell>
          <table:table-cell office:value-type="float" office:value="-2.32312116086412" calcext:value-type="float">
            <text:p>-2.3231211609</text:p>
          </table:table-cell>
          <table:table-cell office:value-type="float" office:value="-5.38947530607255" calcext:value-type="float">
            <text:p>-5.3894753061</text:p>
          </table:table-cell>
          <table:table-cell office:value-type="float" office:value="-2.81863031098464" calcext:value-type="float">
            <text:p>-2.818630311</text:p>
          </table:table-cell>
          <table:table-cell office:value-type="float" office:value="-5.25574898634683" calcext:value-type="float">
            <text:p>-5.2557489863</text:p>
          </table:table-cell>
          <table:table-cell office:value-type="float" office:value="-1.82761201074361" calcext:value-type="float">
            <text:p>-1.8276120107</text:p>
          </table:table-cell>
          <table:table-cell office:value-type="float" office:value="-5.45633846593542" calcext:value-type="float">
            <text:p>-5.4563384659</text:p>
          </table:table-cell>
          <table:table-cell office:value-type="float" office:value="-3.31413946110515" calcext:value-type="float">
            <text:p>-3.3141394611</text:p>
          </table:table-cell>
          <table:table-cell office:value-type="float" office:value="-5.78516723795312" calcext:value-type="float">
            <text:p>-5.785167238</text:p>
          </table:table-cell>
          <table:table-cell office:value-type="float" office:value="-2.51297054090584" calcext:value-type="float">
            <text:p>-2.5129705409</text:p>
          </table:table-cell>
          <table:table-cell office:value-type="float" office:value="-5.71830407809026" calcext:value-type="float">
            <text:p>-5.7183040781</text:p>
          </table:table-cell>
          <table:table-cell office:value-type="float" office:value="-2.01746139078533" calcext:value-type="float">
            <text:p>-2.0174613908</text:p>
          </table:table-cell>
          <table:table-cell office:value-type="float" office:value="-5.85203039781599" calcext:value-type="float">
            <text:p>-5.8520303978</text:p>
          </table:table-cell>
          <table:table-cell office:value-type="float" office:value="-3.00847969102635" calcext:value-type="float">
            <text:p>-3.00847969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79]</text:p>
          </table:table-cell>
          <table:table-cell office:value-type="float" office:value="-2" calcext:value-type="float">
            <text:p>-2</text:p>
          </table:table-cell>
          <table:table-cell office:value-type="float" office:value="-3.18929008159339" calcext:value-type="float">
            <text:p>-3.1892900816</text:p>
          </table:table-cell>
          <table:table-cell office:value-type="float" office:value="-2.88777024229828" calcext:value-type="float">
            <text:p>-2.8877702423</text:p>
          </table:table-cell>
          <table:table-cell office:value-type="float" office:value="-2.64799860125277" calcext:value-type="float">
            <text:p>-2.6479986013</text:p>
          </table:table-cell>
          <table:table-cell office:value-type="float" office:value="-2.91380143206522" calcext:value-type="float">
            <text:p>-2.9138014321</text:p>
          </table:table-cell>
          <table:table-cell office:value-type="float" office:value="-3.01324313111114" calcext:value-type="float">
            <text:p>-3.0132431311</text:p>
          </table:table-cell>
          <table:table-cell office:value-type="float" office:value="-3.81141382172895" calcext:value-type="float">
            <text:p>-3.8114138217</text:p>
          </table:table-cell>
          <table:table-cell office:value-type="float" office:value="-3.44217908944155" calcext:value-type="float">
            <text:p>-3.4421790894</text:p>
          </table:table-cell>
          <table:table-cell office:value-type="float" office:value="-3.5366980645108" calcext:value-type="float">
            <text:p>-3.5366980645</text:p>
          </table:table-cell>
          <table:table-cell office:value-type="float" office:value="-3.08652696588841" calcext:value-type="float">
            <text:p>-3.0865269659</text:p>
          </table:table-cell>
          <table:table-cell office:value-type="float" office:value="-3.29172595874185" calcext:value-type="float">
            <text:p>-3.2917259587</text:p>
          </table:table-cell>
          <table:table-cell office:value-type="float" office:value="-4.31945394720218" calcext:value-type="float">
            <text:p>-4.3194539472</text:p>
          </table:table-cell>
          <table:table-cell office:value-type="float" office:value="-4.14601113466161" calcext:value-type="float">
            <text:p>-4.1460111347</text:p>
          </table:table-cell>
          <table:table-cell office:value-type="float" office:value="-3.86246874761731" calcext:value-type="float">
            <text:p>-3.8624687476</text:p>
          </table:table-cell>
          <table:table-cell office:value-type="float" office:value="-4.13701182562489" calcext:value-type="float">
            <text:p>-4.1370118256</text:p>
          </table:table-cell>
          <table:table-cell office:value-type="float" office:value="-3.8859507541139" calcext:value-type="float">
            <text:p>-3.8859507541</text:p>
          </table:table-cell>
          <table:table-cell office:value-type="float" office:value="-3.69614526558683" calcext:value-type="float">
            <text:p>-3.6961452656</text:p>
          </table:table-cell>
          <table:table-cell office:value-type="float" office:value="-3.44926233070925" calcext:value-type="float">
            <text:p>-3.4492623307</text:p>
          </table:table-cell>
          <table:table-cell office:value-type="float" office:value="-2.54842636052515" calcext:value-type="float">
            <text:p>-2.5484263605</text:p>
          </table:table-cell>
          <table:table-cell office:value-type="float" office:value="-3.24718875775324" calcext:value-type="float">
            <text:p>-3.2471887578</text:p>
          </table:table-cell>
          <table:table-cell office:value-type="float" office:value="-2.13891514804328" calcext:value-type="float">
            <text:p>-2.138915148</text:p>
          </table:table-cell>
          <table:table-cell office:value-type="float" office:value="-4.38176690203561" calcext:value-type="float">
            <text:p>-4.381766902</text:p>
          </table:table-cell>
          <table:table-cell office:value-type="float" office:value="-3.71138526171432" calcext:value-type="float">
            <text:p>-3.7113852617</text:p>
          </table:table-cell>
          <table:table-cell office:value-type="float" office:value="-3.86861766890508" calcext:value-type="float">
            <text:p>-3.8686176689</text:p>
          </table:table-cell>
          <table:table-cell office:value-type="float" office:value="-3.29809312839914" calcext:value-type="float">
            <text:p>-3.2980931284</text:p>
          </table:table-cell>
          <table:table-cell office:value-type="float" office:value="-4.47256199231604" calcext:value-type="float">
            <text:p>-4.4725619923</text:p>
          </table:table-cell>
          <table:table-cell office:value-type="float" office:value="-2.92693331809492" calcext:value-type="float">
            <text:p>-2.9269333181</text:p>
          </table:table-cell>
          <table:table-cell office:value-type="float" office:value="-3.61919515224362" calcext:value-type="float">
            <text:p>-3.6191951522</text:p>
          </table:table-cell>
          <table:table-cell office:value-type="float" office:value="-2.97200995434761" calcext:value-type="float">
            <text:p>-2.9720099543</text:p>
          </table:table-cell>
          <table:table-cell office:value-type="float" office:value="-4.63361031699188" calcext:value-type="float">
            <text:p>-4.633610317</text:p>
          </table:table-cell>
          <table:table-cell office:value-type="float" office:value="-3.31531051289099" calcext:value-type="float">
            <text:p>-3.3153105129</text:p>
          </table:table-cell>
          <table:table-cell office:value-type="float" office:value="-1.91949711958666" calcext:value-type="float">
            <text:p>-1.9194971196</text:p>
          </table:table-cell>
          <table:table-cell office:value-type="float" office:value="0.450783996019515" calcext:value-type="float">
            <text:p>0.450783996</text:p>
          </table:table-cell>
          <table:table-cell office:value-type="float" office:value="-4.17319510097282" calcext:value-type="float">
            <text:p>-4.173195101</text:p>
          </table:table-cell>
          <table:table-cell office:value-type="float" office:value="-2.56276295470139" calcext:value-type="float">
            <text:p>-2.5627629547</text:p>
          </table:table-cell>
          <table:table-cell office:value-type="float" office:value="-4.27347163697655" calcext:value-type="float">
            <text:p>-4.273471637</text:p>
          </table:table-cell>
          <table:table-cell office:value-type="float" office:value="-3.31669332667989" calcext:value-type="float">
            <text:p>-3.3166933267</text:p>
          </table:table-cell>
          <table:table-cell office:value-type="float" office:value="-4.02543671565974" calcext:value-type="float">
            <text:p>-4.0254367157</text:p>
          </table:table-cell>
          <table:table-cell office:value-type="float" office:value="-2.12630445669698" calcext:value-type="float">
            <text:p>-2.1263044567</text:p>
          </table:table-cell>
          <table:table-cell office:value-type="float" office:value="-4.12298799631366" calcext:value-type="float">
            <text:p>-4.1229879963</text:p>
          </table:table-cell>
          <table:table-cell office:value-type="float" office:value="-2.95312504224291" calcext:value-type="float">
            <text:p>-2.9531250422</text:p>
          </table:table-cell>
          <table:table-cell office:value-type="float" office:value="16.734" calcext:value-type="float">
            <text:p>16.734</text:p>
          </table:table-cell>
          <table:table-cell office:value-type="float" office:value="2.05" calcext:value-type="float">
            <text:p>2.05</text:p>
          </table:table-cell>
          <table:table-cell office:value-type="float" office:value="-2.64200000000001" calcext:value-type="float">
            <text:p>-2.64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3.52999999999994" calcext:value-type="float">
            <text:p>3.53</text:p>
          </table:table-cell>
          <table:table-cell office:value-type="float" office:value="-3.21042616708111" calcext:value-type="float">
            <text:p>-3.2104261671</text:p>
          </table:table-cell>
          <table:table-cell office:value-type="float" office:value="-2.86040171101708" calcext:value-type="float">
            <text:p>-2.860401711</text:p>
          </table:table-cell>
          <table:table-cell office:value-type="float" office:value="-3.14362263171972" calcext:value-type="float">
            <text:p>-3.1436226317</text:p>
          </table:table-cell>
          <table:table-cell office:value-type="float" office:value="-3.35591890311359" calcext:value-type="float">
            <text:p>-3.3559189031</text:p>
          </table:table-cell>
          <table:table-cell office:value-type="float" office:value="-2.7478939230329" calcext:value-type="float">
            <text:p>-2.747893923</text:p>
          </table:table-cell>
          <table:table-cell office:value-type="float" office:value="-3.05030674837975" calcext:value-type="float">
            <text:p>-3.0503067484</text:p>
          </table:table-cell>
          <table:table-cell office:value-type="float" office:value="-2.6810903876715" calcext:value-type="float">
            <text:p>-2.6810903877</text:p>
          </table:table-cell>
          <table:table-cell office:value-type="float" office:value="-3.54582394047627" calcext:value-type="float">
            <text:p>-3.5458239405</text:p>
          </table:table-cell>
          <table:table-cell office:value-type="float" office:value="-3.07681909635833" calcext:value-type="float">
            <text:p>-3.0768190964</text:p>
          </table:table-cell>
          <table:table-cell office:value-type="float" office:value="-3.85143609521011" calcext:value-type="float">
            <text:p>-3.8514360952</text:p>
          </table:table-cell>
          <table:table-cell office:value-type="float" office:value="-2.28536167898468" calcext:value-type="float">
            <text:p>-2.285361679</text:p>
          </table:table-cell>
          <table:table-cell office:value-type="float" office:value="-3.24021178574243" calcext:value-type="float">
            <text:p>-3.2402117857</text:p>
          </table:table-cell>
          <table:table-cell office:value-type="float" office:value="-2.21855814362329" calcext:value-type="float">
            <text:p>-2.2185581436</text:p>
          </table:table-cell>
          <table:table-cell office:value-type="float" office:value="-3.73572897783895" calcext:value-type="float">
            <text:p>-3.7357289778</text:p>
          </table:table-cell>
          <table:table-cell office:value-type="float" office:value="-2.61428685231011" calcext:value-type="float">
            <text:p>-2.6142868523</text:p>
          </table:table-cell>
          <table:table-cell office:value-type="float" office:value="-4.04134113257279" calcext:value-type="float">
            <text:p>-4.0413411326</text:p>
          </table:table-cell>
          <table:table-cell office:value-type="float" office:value="-1.82282943493646" calcext:value-type="float">
            <text:p>-1.8228294349</text:p>
          </table:table-cell>
          <table:table-cell office:value-type="float" office:value="-3.43011682310511" calcext:value-type="float">
            <text:p>-3.4301168231</text:p>
          </table:table-cell>
          <table:table-cell office:value-type="float" office:value="-3.01001556099693" calcext:value-type="float">
            <text:p>-3.010015561</text:p>
          </table:table-cell>
          <table:table-cell office:value-type="float" office:value="-4.34695328730663" calcext:value-type="float">
            <text:p>-4.3469532873</text:p>
          </table:table-cell>
          <table:table-cell office:value-type="float" office:value="-2.15175460826189" calcext:value-type="float">
            <text:p>-2.1517546083</text:p>
          </table:table-cell>
          <table:table-cell office:value-type="float" office:value="-4.23124616993547" calcext:value-type="float">
            <text:p>-4.2312461699</text:p>
          </table:table-cell>
          <table:table-cell office:value-type="float" office:value="-2.54748331694871" calcext:value-type="float">
            <text:p>-2.5474833169</text:p>
          </table:table-cell>
          <table:table-cell office:value-type="float" office:value="-4.53685832466931" calcext:value-type="float">
            <text:p>-4.5368583247</text:p>
          </table:table-cell>
          <table:table-cell office:value-type="float" office:value="-1.75602589957507" calcext:value-type="float">
            <text:p>-1.7560258996</text:p>
          </table:table-cell>
          <table:table-cell office:value-type="float" office:value="-3.92563401520163" calcext:value-type="float">
            <text:p>-3.9256340152</text:p>
          </table:table-cell>
          <table:table-cell office:value-type="float" office:value="-2.0849510729005" calcext:value-type="float">
            <text:p>-2.0849510729</text:p>
          </table:table-cell>
          <table:table-cell office:value-type="float" office:value="-4.72676336203199" calcext:value-type="float">
            <text:p>-4.726763362</text:p>
          </table:table-cell>
          <table:table-cell office:value-type="float" office:value="-1.68922236421367" calcext:value-type="float">
            <text:p>-1.6892223642</text:p>
          </table:table-cell>
          <table:table-cell office:value-type="float" office:value="-4.42115120729815" calcext:value-type="float">
            <text:p>-4.4211512073</text:p>
          </table:table-cell>
          <table:table-cell office:value-type="float" office:value="-2.48067978158732" calcext:value-type="float">
            <text:p>-2.4806797816</text:p>
          </table:table-cell>
          <table:table-cell office:value-type="float" office:value="-5.03237551676583" calcext:value-type="float">
            <text:p>-5.0323755168</text:p>
          </table:table-cell>
          <table:table-cell office:value-type="float" office:value="-1.29349365552685" calcext:value-type="float">
            <text:p>-1.2934936555</text:p>
          </table:table-cell>
          <table:table-cell office:value-type="float" office:value="-4.11553905256431" calcext:value-type="float">
            <text:p>-4.1155390526</text:p>
          </table:table-cell>
          <table:table-cell office:value-type="float" office:value="-1.62241882885228" calcext:value-type="float">
            <text:p>-1.6224188289</text:p>
          </table:table-cell>
          <table:table-cell office:value-type="float" office:value="-4.91666839939467" calcext:value-type="float">
            <text:p>-4.9166683994</text:p>
          </table:table-cell>
          <table:table-cell office:value-type="float" office:value="-2.0181475375391" calcext:value-type="float">
            <text:p>-2.0181475375</text:p>
          </table:table-cell>
          <table:table-cell office:value-type="float" office:value="-5.22228055412851" calcext:value-type="float">
            <text:p>-5.2222805541</text:p>
          </table:table-cell>
          <table:table-cell office:value-type="float" office:value="-1.22669012016546" calcext:value-type="float">
            <text:p>-1.2266901202</text:p>
          </table:table-cell>
          <table:table-cell office:value-type="float" office:value="-4.61105624466083" calcext:value-type="float">
            <text:p>-4.611056244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79]</text:p>
          </table:table-cell>
          <table:table-cell office:value-type="float" office:value="-3" calcext:value-type="float">
            <text:p>-3</text:p>
          </table:table-cell>
          <table:table-cell office:value-type="float" office:value="-3.21757435284086" calcext:value-type="float">
            <text:p>-3.2175743528</text:p>
          </table:table-cell>
          <table:table-cell office:value-type="float" office:value="-2.85948597105082" calcext:value-type="float">
            <text:p>-2.8594859711</text:p>
          </table:table-cell>
          <table:table-cell office:value-type="float" office:value="-2.66716191506554" calcext:value-type="float">
            <text:p>-2.6671619151</text:p>
          </table:table-cell>
          <table:table-cell office:value-type="float" office:value="-2.87869064449625" calcext:value-type="float">
            <text:p>-2.8786906445</text:p>
          </table:table-cell>
          <table:table-cell office:value-type="float" office:value="-3.00072610990756" calcext:value-type="float">
            <text:p>-3.0007261099</text:p>
          </table:table-cell>
          <table:table-cell office:value-type="float" office:value="-3.77342271513558" calcext:value-type="float">
            <text:p>-3.7734227151</text:p>
          </table:table-cell>
          <table:table-cell office:value-type="float" office:value="-3.47606552946877" calcext:value-type="float">
            <text:p>-3.4760655295</text:p>
          </table:table-cell>
          <table:table-cell office:value-type="float" office:value="-3.51544461344323" calcext:value-type="float">
            <text:p>-3.5154446134</text:p>
          </table:table-cell>
          <table:table-cell office:value-type="float" office:value="-3.10042490487275" calcext:value-type="float">
            <text:p>-3.1004249049</text:p>
          </table:table-cell>
          <table:table-cell office:value-type="float" office:value="-3.25421799569415" calcext:value-type="float">
            <text:p>-3.2542179957</text:p>
          </table:table-cell>
          <table:table-cell office:value-type="float" office:value="-4.35819472532866" calcext:value-type="float">
            <text:p>-4.3581947253</text:p>
          </table:table-cell>
          <table:table-cell office:value-type="float" office:value="-4.15596864992168" calcext:value-type="float">
            <text:p>-4.1559686499</text:p>
          </table:table-cell>
          <table:table-cell office:value-type="float" office:value="-3.90246240292898" calcext:value-type="float">
            <text:p>-3.9024624029</text:p>
          </table:table-cell>
          <table:table-cell office:value-type="float" office:value="-4.13629941085002" calcext:value-type="float">
            <text:p>-4.1362994109</text:p>
          </table:table-cell>
          <table:table-cell office:value-type="float" office:value="-3.91663469746705" calcext:value-type="float">
            <text:p>-3.9166346975</text:p>
          </table:table-cell>
          <table:table-cell office:value-type="float" office:value="-3.67048409608307" calcext:value-type="float">
            <text:p>-3.6704840961</text:p>
          </table:table-cell>
          <table:table-cell office:value-type="float" office:value="-3.4892204978091" calcext:value-type="float">
            <text:p>-3.4892204978</text:p>
          </table:table-cell>
          <table:table-cell office:value-type="float" office:value="-2.54659745866328" calcext:value-type="float">
            <text:p>-2.5465974587</text:p>
          </table:table-cell>
          <table:table-cell office:value-type="float" office:value="-3.26594410216309" calcext:value-type="float">
            <text:p>-3.2659441022</text:p>
          </table:table-cell>
          <table:table-cell office:value-type="float" office:value="-2.10358474957301" calcext:value-type="float">
            <text:p>-2.1035847496</text:p>
          </table:table-cell>
          <table:table-cell office:value-type="float" office:value="-4.41334420794723" calcext:value-type="float">
            <text:p>-4.4133442079</text:p>
          </table:table-cell>
          <table:table-cell office:value-type="float" office:value="-3.68683177415422" calcext:value-type="float">
            <text:p>-3.6868317742</text:p>
          </table:table-cell>
          <table:table-cell office:value-type="float" office:value="-3.89266842579993" calcext:value-type="float">
            <text:p>-3.8926684258</text:p>
          </table:table-cell>
          <table:table-cell office:value-type="float" office:value="-3.26613125904228" calcext:value-type="float">
            <text:p>-3.266131259</text:p>
          </table:table-cell>
          <table:table-cell office:value-type="float" office:value="-4.51159175552154" calcext:value-type="float">
            <text:p>-4.5115917555</text:p>
          </table:table-cell>
          <table:table-cell office:value-type="float" office:value="-2.91817674432871" calcext:value-type="float">
            <text:p>-2.9181767443</text:p>
          </table:table-cell>
          <table:table-cell office:value-type="float" office:value="-3.65210447904181" calcext:value-type="float">
            <text:p>-3.652104479</text:p>
          </table:table-cell>
          <table:table-cell office:value-type="float" office:value="-2.94927284350014" calcext:value-type="float">
            <text:p>-2.9492728435</text:p>
          </table:table-cell>
          <table:table-cell office:value-type="float" office:value="-4.67131420805755" calcext:value-type="float">
            <text:p>-4.6713142081</text:p>
          </table:table-cell>
          <table:table-cell office:value-type="float" office:value="-3.30195324526217" calcext:value-type="float">
            <text:p>-3.3019532453</text:p>
          </table:table-cell>
          <table:table-cell office:value-type="float" office:value="-1.94637210554384" calcext:value-type="float">
            <text:p>-1.9463721055</text:p>
          </table:table-cell>
          <table:table-cell office:value-type="float" office:value="0.480410590994322" calcext:value-type="float">
            <text:p>0.480410591</text:p>
          </table:table-cell>
          <table:table-cell office:value-type="float" office:value="-4.21319294599587" calcext:value-type="float">
            <text:p>-4.213192946</text:p>
          </table:table-cell>
          <table:table-cell office:value-type="float" office:value="-2.5623477517243" calcext:value-type="float">
            <text:p>-2.5623477517</text:p>
          </table:table-cell>
          <table:table-cell office:value-type="float" office:value="-4.31046741705575" calcext:value-type="float">
            <text:p>-4.3104674171</text:p>
          </table:table-cell>
          <table:table-cell office:value-type="float" office:value="-3.30148437351634" calcext:value-type="float">
            <text:p>-3.3014843735</text:p>
          </table:table-cell>
          <table:table-cell office:value-type="float" office:value="-4.05442156784257" calcext:value-type="float">
            <text:p>-4.0544215678</text:p>
          </table:table-cell>
          <table:table-cell office:value-type="float" office:value="-2.09873856574567" calcext:value-type="float">
            <text:p>-2.0987385657</text:p>
          </table:table-cell>
          <table:table-cell office:value-type="float" office:value="-4.15991862792638" calcext:value-type="float">
            <text:p>-4.1599186279</text:p>
          </table:table-cell>
          <table:table-cell office:value-type="float" office:value="-2.93775857066726" calcext:value-type="float">
            <text:p>-2.9377585707</text:p>
          </table:table-cell>
          <table:table-cell office:value-type="float" office:value="16.706" calcext:value-type="float">
            <text:p>16.706</text:p>
          </table:table-cell>
          <table:table-cell office:value-type="float" office:value="2.05" calcext:value-type="float">
            <text:p>2.05</text:p>
          </table:table-cell>
          <table:table-cell office:value-type="float" office:value="-2.62800000000001" calcext:value-type="float">
            <text:p>-2.62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3.51999999999994" calcext:value-type="float">
            <text:p>3.52</text:p>
          </table:table-cell>
          <table:table-cell office:value-type="float" office:value="-3.21042616708111" calcext:value-type="float">
            <text:p>-3.2104261671</text:p>
          </table:table-cell>
          <table:table-cell office:value-type="float" office:value="-2.86040171101708" calcext:value-type="float">
            <text:p>-2.860401711</text:p>
          </table:table-cell>
          <table:table-cell office:value-type="float" office:value="-3.60816139570286" calcext:value-type="float">
            <text:p>-3.6081613957</text:p>
          </table:table-cell>
          <table:table-cell office:value-type="float" office:value="-2.55740552636583" calcext:value-type="float">
            <text:p>-2.5574055264</text:p>
          </table:table-cell>
          <table:table-cell office:value-type="float" office:value="-3.67169617454972" calcext:value-type="float">
            <text:p>-3.6716961745</text:p>
          </table:table-cell>
          <table:table-cell office:value-type="float" office:value="-3.05335243065789" calcext:value-type="float">
            <text:p>-3.0533524307</text:p>
          </table:table-cell>
          <table:table-cell office:value-type="float" office:value="-4.06943140317147" calcext:value-type="float">
            <text:p>-4.0694314032</text:p>
          </table:table-cell>
          <table:table-cell office:value-type="float" office:value="-2.75035624600665" calcext:value-type="float">
            <text:p>-2.750356246</text:p>
          </table:table-cell>
          <table:table-cell office:value-type="float" office:value="-4.0058966243246" calcext:value-type="float">
            <text:p>-4.0058966243</text:p>
          </table:table-cell>
          <table:table-cell office:value-type="float" office:value="-2.25440934171459" calcext:value-type="float">
            <text:p>-2.2544093417</text:p>
          </table:table-cell>
          <table:table-cell office:value-type="float" office:value="-4.13296618201833" calcext:value-type="float">
            <text:p>-4.132966182</text:p>
          </table:table-cell>
          <table:table-cell office:value-type="float" office:value="-3.24630315029871" calcext:value-type="float">
            <text:p>-3.2463031503</text:p>
          </table:table-cell>
          <table:table-cell office:value-type="float" office:value="-4.53070141064007" calcext:value-type="float">
            <text:p>-4.5307014106</text:p>
          </table:table-cell>
          <table:table-cell office:value-type="float" office:value="-2.94330696564747" calcext:value-type="float">
            <text:p>-2.9433069656</text:p>
          </table:table-cell>
          <table:table-cell office:value-type="float" office:value="-4.46716663179321" calcext:value-type="float">
            <text:p>-4.4671666318</text:p>
          </table:table-cell>
          <table:table-cell office:value-type="float" office:value="-2.44736006135541" calcext:value-type="float">
            <text:p>-2.4473600614</text:p>
          </table:table-cell>
          <table:table-cell office:value-type="float" office:value="-4.59423618948694" calcext:value-type="float">
            <text:p>-4.5942361895</text:p>
          </table:table-cell>
          <table:table-cell office:value-type="float" office:value="-3.43925386993953" calcext:value-type="float">
            <text:p>-3.4392538699</text:p>
          </table:table-cell>
          <table:table-cell office:value-type="float" office:value="-4.40363185294634" calcext:value-type="float">
            <text:p>-4.4036318529</text:p>
          </table:table-cell>
          <table:table-cell office:value-type="float" office:value="-1.95141315706335" calcext:value-type="float">
            <text:p>-1.9514131571</text:p>
          </table:table-cell>
          <table:table-cell office:value-type="float" office:value="-4.92843663926182" calcext:value-type="float">
            <text:p>-4.9284366393</text:p>
          </table:table-cell>
          <table:table-cell office:value-type="float" office:value="-2.64031078099623" calcext:value-type="float">
            <text:p>-2.640310781</text:p>
          </table:table-cell>
          <table:table-cell office:value-type="float" office:value="-4.86490186041495" calcext:value-type="float">
            <text:p>-4.8649018604</text:p>
          </table:table-cell>
          <table:table-cell office:value-type="float" office:value="-2.14436387670417" calcext:value-type="float">
            <text:p>-2.1443638767</text:p>
          </table:table-cell>
          <table:table-cell office:value-type="float" office:value="-4.99197141810868" calcext:value-type="float">
            <text:p>-4.9919714181</text:p>
          </table:table-cell>
          <table:table-cell office:value-type="float" office:value="-3.13625768528829" calcext:value-type="float">
            <text:p>-3.1362576853</text:p>
          </table:table-cell>
          <table:table-cell office:value-type="float" office:value="-5.32617186788356" calcext:value-type="float">
            <text:p>-5.3261718679</text:p>
          </table:table-cell>
          <table:table-cell office:value-type="float" office:value="-2.33731459634498" calcext:value-type="float">
            <text:p>-2.3373145963</text:p>
          </table:table-cell>
          <table:table-cell office:value-type="float" office:value="-5.38970664673042" calcext:value-type="float">
            <text:p>-5.3897066467</text:p>
          </table:table-cell>
          <table:table-cell office:value-type="float" office:value="-2.83326150063705" calcext:value-type="float">
            <text:p>-2.8332615006</text:p>
          </table:table-cell>
          <table:table-cell office:value-type="float" office:value="-5.26263708903669" calcext:value-type="float">
            <text:p>-5.262637089</text:p>
          </table:table-cell>
          <table:table-cell office:value-type="float" office:value="-1.84136769205292" calcext:value-type="float">
            <text:p>-1.8413676921</text:p>
          </table:table-cell>
          <table:table-cell office:value-type="float" office:value="-5.45324142557729" calcext:value-type="float">
            <text:p>-5.4532414256</text:p>
          </table:table-cell>
          <table:table-cell office:value-type="float" office:value="-3.32920840492911" calcext:value-type="float">
            <text:p>-3.3292084049</text:p>
          </table:table-cell>
          <table:table-cell office:value-type="float" office:value="-5.78744187535217" calcext:value-type="float">
            <text:p>-5.7874418754</text:p>
          </table:table-cell>
          <table:table-cell office:value-type="float" office:value="-2.5302653159858" calcext:value-type="float">
            <text:p>-2.530265316</text:p>
          </table:table-cell>
          <table:table-cell office:value-type="float" office:value="-5.7239070965053" calcext:value-type="float">
            <text:p>-5.7239070965</text:p>
          </table:table-cell>
          <table:table-cell office:value-type="float" office:value="-2.03431841169374" calcext:value-type="float">
            <text:p>-2.0343184117</text:p>
          </table:table-cell>
          <table:table-cell office:value-type="float" office:value="-5.85097665419903" calcext:value-type="float">
            <text:p>-5.8509766542</text:p>
          </table:table-cell>
          <table:table-cell office:value-type="float" office:value="-3.02621222027787" calcext:value-type="float">
            <text:p>-3.026212220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79]</text:p>
          </table:table-cell>
          <table:table-cell office:value-type="float" office:value="-4" calcext:value-type="float">
            <text:p>-4</text:p>
          </table:table-cell>
          <table:table-cell office:value-type="float" office:value="-3.18929008159339" calcext:value-type="float">
            <text:p>-3.1892900816</text:p>
          </table:table-cell>
          <table:table-cell office:value-type="float" office:value="-2.88777024229828" calcext:value-type="float">
            <text:p>-2.8877702423</text:p>
          </table:table-cell>
          <table:table-cell office:value-type="float" office:value="-2.6436650773865" calcext:value-type="float">
            <text:p>-2.6436650774</text:p>
          </table:table-cell>
          <table:table-cell office:value-type="float" office:value="-2.9110619067374" calcext:value-type="float">
            <text:p>-2.9110619067</text:p>
          </table:table-cell>
          <table:table-cell office:value-type="float" office:value="-2.96201110949283" calcext:value-type="float">
            <text:p>-2.9620111095</text:p>
          </table:table-cell>
          <table:table-cell office:value-type="float" office:value="-3.76336544200182" calcext:value-type="float">
            <text:p>-3.763365442</text:p>
          </table:table-cell>
          <table:table-cell office:value-type="float" office:value="-3.43775106509397" calcext:value-type="float">
            <text:p>-3.4377510651</text:p>
          </table:table-cell>
          <table:table-cell office:value-type="float" office:value="-3.52693381792712" calcext:value-type="float">
            <text:p>-3.5269338179</text:p>
          </table:table-cell>
          <table:table-cell office:value-type="float" office:value="-3.07527104378785" calcext:value-type="float">
            <text:p>-3.0752710438</text:p>
          </table:table-cell>
          <table:table-cell office:value-type="float" office:value="-3.28531917368666" calcext:value-type="float">
            <text:p>-3.2853191737</text:p>
          </table:table-cell>
          <table:table-cell office:value-type="float" office:value="-4.31819476471908" calcext:value-type="float">
            <text:p>-4.3181947647</text:p>
          </table:table-cell>
          <table:table-cell office:value-type="float" office:value="-4.15602478575655" calcext:value-type="float">
            <text:p>-4.1560247858</text:p>
          </table:table-cell>
          <table:table-cell office:value-type="float" office:value="-3.86300324638288" calcext:value-type="float">
            <text:p>-3.8630032464</text:p>
          </table:table-cell>
          <table:table-cell office:value-type="float" office:value="-4.12974388152959" calcext:value-type="float">
            <text:p>-4.1297438815</text:p>
          </table:table-cell>
          <table:table-cell office:value-type="float" office:value="-3.88547437192786" calcext:value-type="float">
            <text:p>-3.8854743719</text:p>
          </table:table-cell>
          <table:table-cell office:value-type="float" office:value="-3.69556464855489" calcext:value-type="float">
            <text:p>-3.6955646486</text:p>
          </table:table-cell>
          <table:table-cell office:value-type="float" office:value="-3.44944107164552" calcext:value-type="float">
            <text:p>-3.4494410716</text:p>
          </table:table-cell>
          <table:table-cell office:value-type="float" office:value="-2.55079236677867" calcext:value-type="float">
            <text:p>-2.5507923668</text:p>
          </table:table-cell>
          <table:table-cell office:value-type="float" office:value="-3.24795223546745" calcext:value-type="float">
            <text:p>-3.2479522355</text:p>
          </table:table-cell>
          <table:table-cell office:value-type="float" office:value="-2.13930998900967" calcext:value-type="float">
            <text:p>-2.139309989</text:p>
          </table:table-cell>
          <table:table-cell office:value-type="float" office:value="-4.38278251295124" calcext:value-type="float">
            <text:p>-4.382782513</text:p>
          </table:table-cell>
          <table:table-cell office:value-type="float" office:value="-3.71263841669005" calcext:value-type="float">
            <text:p>-3.7126384167</text:p>
          </table:table-cell>
          <table:table-cell office:value-type="float" office:value="-3.86680245585238" calcext:value-type="float">
            <text:p>-3.8668024559</text:p>
          </table:table-cell>
          <table:table-cell office:value-type="float" office:value="-3.29664275849204" calcext:value-type="float">
            <text:p>-3.2966427585</text:p>
          </table:table-cell>
          <table:table-cell office:value-type="float" office:value="-4.47265040890289" calcext:value-type="float">
            <text:p>-4.4726504089</text:p>
          </table:table-cell>
          <table:table-cell office:value-type="float" office:value="-2.9273184905255" calcext:value-type="float">
            <text:p>-2.9273184905</text:p>
          </table:table-cell>
          <table:table-cell office:value-type="float" office:value="-3.62047034318227" calcext:value-type="float">
            <text:p>-3.6204703432</text:p>
          </table:table-cell>
          <table:table-cell office:value-type="float" office:value="-2.97375306916128" calcext:value-type="float">
            <text:p>-2.9737530692</text:p>
          </table:table-cell>
          <table:table-cell office:value-type="float" office:value="-4.63368470960001" calcext:value-type="float">
            <text:p>-4.6336847096</text:p>
          </table:table-cell>
          <table:table-cell office:value-type="float" office:value="-3.31551867359428" calcext:value-type="float">
            <text:p>-3.3155186736</text:p>
          </table:table-cell>
          <table:table-cell office:value-type="float" office:value="-1.91893773778626" calcext:value-type="float">
            <text:p>-1.9189377378</text:p>
          </table:table-cell>
          <table:table-cell office:value-type="float" office:value="0.451301220239492" calcext:value-type="float">
            <text:p>0.4513012202</text:p>
          </table:table-cell>
          <table:table-cell office:value-type="float" office:value="-4.17331339125162" calcext:value-type="float">
            <text:p>-4.1733133913</text:p>
          </table:table-cell>
          <table:table-cell office:value-type="float" office:value="-2.55924595975824" calcext:value-type="float">
            <text:p>-2.5592459598</text:p>
          </table:table-cell>
          <table:table-cell office:value-type="float" office:value="-4.27339275099701" calcext:value-type="float">
            <text:p>-4.273392751</text:p>
          </table:table-cell>
          <table:table-cell office:value-type="float" office:value="-3.31650000326113" calcext:value-type="float">
            <text:p>-3.3165000033</text:p>
          </table:table-cell>
          <table:table-cell office:value-type="float" office:value="-4.02417010457632" calcext:value-type="float">
            <text:p>-4.0241701046</text:p>
          </table:table-cell>
          <table:table-cell office:value-type="float" office:value="-2.12490818496817" calcext:value-type="float">
            <text:p>-2.124908185</text:p>
          </table:table-cell>
          <table:table-cell office:value-type="float" office:value="-4.12235486404345" calcext:value-type="float">
            <text:p>-4.122354864</text:p>
          </table:table-cell>
          <table:table-cell office:value-type="float" office:value="-2.95150497539531" calcext:value-type="float">
            <text:p>-2.9515049754</text:p>
          </table:table-cell>
          <table:table-cell office:value-type="float" office:value="16.678" calcext:value-type="float">
            <text:p>16.678</text:p>
          </table:table-cell>
          <table:table-cell office:value-type="float" office:value="2.05" calcext:value-type="float">
            <text:p>2.05</text:p>
          </table:table-cell>
          <table:table-cell office:value-type="float" office:value="-2.61400000000001" calcext:value-type="float">
            <text:p>-2.61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3.50999999999994" calcext:value-type="float">
            <text:p>3.51</text:p>
          </table:table-cell>
          <table:table-cell office:value-type="float" office:value="-3.21042616708111" calcext:value-type="float">
            <text:p>-3.2104261671</text:p>
          </table:table-cell>
          <table:table-cell office:value-type="float" office:value="-2.86040171101708" calcext:value-type="float">
            <text:p>-2.860401711</text:p>
          </table:table-cell>
          <table:table-cell office:value-type="float" office:value="-3.14362263171972" calcext:value-type="float">
            <text:p>-3.1436226317</text:p>
          </table:table-cell>
          <table:table-cell office:value-type="float" office:value="-3.35591890311359" calcext:value-type="float">
            <text:p>-3.3559189031</text:p>
          </table:table-cell>
          <table:table-cell office:value-type="float" office:value="-2.7478939230329" calcext:value-type="float">
            <text:p>-2.747893923</text:p>
          </table:table-cell>
          <table:table-cell office:value-type="float" office:value="-3.05030674837975" calcext:value-type="float">
            <text:p>-3.0503067484</text:p>
          </table:table-cell>
          <table:table-cell office:value-type="float" office:value="-2.6810903876715" calcext:value-type="float">
            <text:p>-2.6810903877</text:p>
          </table:table-cell>
          <table:table-cell office:value-type="float" office:value="-3.54582394047627" calcext:value-type="float">
            <text:p>-3.5458239405</text:p>
          </table:table-cell>
          <table:table-cell office:value-type="float" office:value="-3.07681909635833" calcext:value-type="float">
            <text:p>-3.0768190964</text:p>
          </table:table-cell>
          <table:table-cell office:value-type="float" office:value="-3.85143609521011" calcext:value-type="float">
            <text:p>-3.8514360952</text:p>
          </table:table-cell>
          <table:table-cell office:value-type="float" office:value="-2.28536167898468" calcext:value-type="float">
            <text:p>-2.285361679</text:p>
          </table:table-cell>
          <table:table-cell office:value-type="float" office:value="-3.24021178574243" calcext:value-type="float">
            <text:p>-3.2402117857</text:p>
          </table:table-cell>
          <table:table-cell office:value-type="float" office:value="-2.21855814362329" calcext:value-type="float">
            <text:p>-2.2185581436</text:p>
          </table:table-cell>
          <table:table-cell office:value-type="float" office:value="-3.73572897783895" calcext:value-type="float">
            <text:p>-3.7357289778</text:p>
          </table:table-cell>
          <table:table-cell office:value-type="float" office:value="-2.61428685231011" calcext:value-type="float">
            <text:p>-2.6142868523</text:p>
          </table:table-cell>
          <table:table-cell office:value-type="float" office:value="-4.04134113257279" calcext:value-type="float">
            <text:p>-4.0413411326</text:p>
          </table:table-cell>
          <table:table-cell office:value-type="float" office:value="-1.82282943493646" calcext:value-type="float">
            <text:p>-1.8228294349</text:p>
          </table:table-cell>
          <table:table-cell office:value-type="float" office:value="-3.43011682310511" calcext:value-type="float">
            <text:p>-3.4301168231</text:p>
          </table:table-cell>
          <table:table-cell office:value-type="float" office:value="-3.01001556099693" calcext:value-type="float">
            <text:p>-3.010015561</text:p>
          </table:table-cell>
          <table:table-cell office:value-type="float" office:value="-4.34695328730663" calcext:value-type="float">
            <text:p>-4.3469532873</text:p>
          </table:table-cell>
          <table:table-cell office:value-type="float" office:value="-2.15175460826189" calcext:value-type="float">
            <text:p>-2.1517546083</text:p>
          </table:table-cell>
          <table:table-cell office:value-type="float" office:value="-4.23124616993547" calcext:value-type="float">
            <text:p>-4.2312461699</text:p>
          </table:table-cell>
          <table:table-cell office:value-type="float" office:value="-2.54748331694871" calcext:value-type="float">
            <text:p>-2.5474833169</text:p>
          </table:table-cell>
          <table:table-cell office:value-type="float" office:value="-4.53685832466931" calcext:value-type="float">
            <text:p>-4.5368583247</text:p>
          </table:table-cell>
          <table:table-cell office:value-type="float" office:value="-1.75602589957507" calcext:value-type="float">
            <text:p>-1.7560258996</text:p>
          </table:table-cell>
          <table:table-cell office:value-type="float" office:value="-3.92563401520163" calcext:value-type="float">
            <text:p>-3.9256340152</text:p>
          </table:table-cell>
          <table:table-cell office:value-type="float" office:value="-2.0849510729005" calcext:value-type="float">
            <text:p>-2.0849510729</text:p>
          </table:table-cell>
          <table:table-cell office:value-type="float" office:value="-4.72676336203199" calcext:value-type="float">
            <text:p>-4.726763362</text:p>
          </table:table-cell>
          <table:table-cell office:value-type="float" office:value="-1.68922236421367" calcext:value-type="float">
            <text:p>-1.6892223642</text:p>
          </table:table-cell>
          <table:table-cell office:value-type="float" office:value="-4.42115120729815" calcext:value-type="float">
            <text:p>-4.4211512073</text:p>
          </table:table-cell>
          <table:table-cell office:value-type="float" office:value="-2.48067978158732" calcext:value-type="float">
            <text:p>-2.4806797816</text:p>
          </table:table-cell>
          <table:table-cell office:value-type="float" office:value="-5.03237551676583" calcext:value-type="float">
            <text:p>-5.0323755168</text:p>
          </table:table-cell>
          <table:table-cell office:value-type="float" office:value="-1.29349365552685" calcext:value-type="float">
            <text:p>-1.2934936555</text:p>
          </table:table-cell>
          <table:table-cell office:value-type="float" office:value="-4.11553905256431" calcext:value-type="float">
            <text:p>-4.1155390526</text:p>
          </table:table-cell>
          <table:table-cell office:value-type="float" office:value="-1.62241882885228" calcext:value-type="float">
            <text:p>-1.6224188289</text:p>
          </table:table-cell>
          <table:table-cell office:value-type="float" office:value="-4.91666839939467" calcext:value-type="float">
            <text:p>-4.9166683994</text:p>
          </table:table-cell>
          <table:table-cell office:value-type="float" office:value="-2.0181475375391" calcext:value-type="float">
            <text:p>-2.0181475375</text:p>
          </table:table-cell>
          <table:table-cell office:value-type="float" office:value="-5.22228055412851" calcext:value-type="float">
            <text:p>-5.2222805541</text:p>
          </table:table-cell>
          <table:table-cell office:value-type="float" office:value="-1.22669012016546" calcext:value-type="float">
            <text:p>-1.2266901202</text:p>
          </table:table-cell>
          <table:table-cell office:value-type="float" office:value="-4.61105624466083" calcext:value-type="float">
            <text:p>-4.611056244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95]</text:p>
          </table:table-cell>
          <table:table-cell office:value-type="float" office:value="-1" calcext:value-type="float">
            <text:p>-1</text:p>
          </table:table-cell>
          <table:table-cell office:value-type="float" office:value="0.852337508773403" calcext:value-type="float">
            <text:p>0.8523375088</text:p>
          </table:table-cell>
          <table:table-cell office:value-type="float" office:value="-2.85005484942511" calcext:value-type="float">
            <text:p>-2.8500548494</text:p>
          </table:table-cell>
          <table:table-cell office:value-type="float" office:value="0.139385505415672" calcext:value-type="float">
            <text:p>0.1393855054</text:p>
          </table:table-cell>
          <table:table-cell office:value-type="float" office:value="-2.77188368508851" calcext:value-type="float">
            <text:p>-2.7718836851</text:p>
          </table:table-cell>
          <table:table-cell office:value-type="float" office:value="-1.87360430915885" calcext:value-type="float">
            <text:p>-1.8736043092</text:p>
          </table:table-cell>
          <table:table-cell office:value-type="float" office:value="-3.57836847190762" calcext:value-type="float">
            <text:p>-3.5783684719</text:p>
          </table:table-cell>
          <table:table-cell office:value-type="float" office:value="-1.11037008994612" calcext:value-type="float">
            <text:p>-1.1103700899</text:p>
          </table:table-cell>
          <table:table-cell office:value-type="float" office:value="-3.44572462244474" calcext:value-type="float">
            <text:p>-3.4457246224</text:p>
          </table:table-cell>
          <table:table-cell office:value-type="float" office:value="0.0354151464070003" calcext:value-type="float">
            <text:p>0.0354151464</text:p>
          </table:table-cell>
          <table:table-cell office:value-type="float" office:value="-2.14394978649027" calcext:value-type="float">
            <text:p>-2.1439497865</text:p>
          </table:table-cell>
          <table:table-cell office:value-type="float" office:value="-2.73911802570689" calcext:value-type="float">
            <text:p>-2.7391180257</text:p>
          </table:table-cell>
          <table:table-cell office:value-type="float" office:value="-3.24368459118391" calcext:value-type="float">
            <text:p>-3.2436845912</text:p>
          </table:table-cell>
          <table:table-cell office:value-type="float" office:value="-1.51347569167763" calcext:value-type="float">
            <text:p>-1.5134756917</text:p>
          </table:table-cell>
          <table:table-cell office:value-type="float" office:value="-3.18261885075427" calcext:value-type="float">
            <text:p>-3.1826188508</text:p>
          </table:table-cell>
          <table:table-cell office:value-type="float" office:value="-0.65223663407117" calcext:value-type="float">
            <text:p>-0.6522366341</text:p>
          </table:table-cell>
          <table:table-cell office:value-type="float" office:value="-2.96459048066881" calcext:value-type="float">
            <text:p>-2.9645904807</text:p>
          </table:table-cell>
          <table:table-cell office:value-type="float" office:value="-2.5078501602048" calcext:value-type="float">
            <text:p>-2.5078501602</text:p>
          </table:table-cell>
          <table:table-cell office:value-type="float" office:value="-2.6021908427796" calcext:value-type="float">
            <text:p>-2.6021908428</text:p>
          </table:table-cell>
          <table:table-cell office:value-type="float" office:value="-1.12901003350175" calcext:value-type="float">
            <text:p>-1.1290100335</text:p>
          </table:table-cell>
          <table:table-cell office:value-type="float" office:value="-2.07078592413615" calcext:value-type="float">
            <text:p>-2.0707859241</text:p>
          </table:table-cell>
          <table:table-cell office:value-type="float" office:value="-1.11354785965064" calcext:value-type="float">
            <text:p>-1.1135478597</text:p>
          </table:table-cell>
          <table:table-cell office:value-type="float" office:value="-2.67312404627143" calcext:value-type="float">
            <text:p>-2.6731240463</text:p>
          </table:table-cell>
          <table:table-cell office:value-type="float" office:value="-0.58632916141843" calcext:value-type="float">
            <text:p>-0.5863291614</text:p>
          </table:table-cell>
          <table:table-cell office:value-type="float" office:value="-2.31572737285639" calcext:value-type="float">
            <text:p>-2.3157273729</text:p>
          </table:table-cell>
          <table:table-cell office:value-type="float" office:value="-2.89104815658961" calcext:value-type="float">
            <text:p>-2.8910481566</text:p>
          </table:table-cell>
          <table:table-cell office:value-type="float" office:value="-2.62454394373761" calcext:value-type="float">
            <text:p>-2.6245439437</text:p>
          </table:table-cell>
          <table:table-cell office:value-type="float" office:value="-1.65129677507529" calcext:value-type="float">
            <text:p>-1.6512967751</text:p>
          </table:table-cell>
          <table:table-cell office:value-type="float" office:value="-2.70345659867255" calcext:value-type="float">
            <text:p>-2.7034565987</text:p>
          </table:table-cell>
          <table:table-cell office:value-type="float" office:value="-2.70479637600296" calcext:value-type="float">
            <text:p>-2.704796376</text:p>
          </table:table-cell>
          <table:table-cell office:value-type="float" office:value="-3.67316091039601" calcext:value-type="float">
            <text:p>-3.6731609104</text:p>
          </table:table-cell>
          <table:table-cell office:value-type="float" office:value="-1.67903876498548" calcext:value-type="float">
            <text:p>-1.679038765</text:p>
          </table:table-cell>
          <table:table-cell office:value-type="float" office:value="-2.19502429734178" calcext:value-type="float">
            <text:p>-2.1950242973</text:p>
          </table:table-cell>
          <table:table-cell office:value-type="float" office:value="-2.32257920093743" calcext:value-type="float">
            <text:p>-2.3225792009</text:p>
          </table:table-cell>
          <table:table-cell office:value-type="float" office:value="-2.31770577742096" calcext:value-type="float">
            <text:p>-2.3177057774</text:p>
          </table:table-cell>
          <table:table-cell office:value-type="float" office:value="-2.56161544199423" calcext:value-type="float">
            <text:p>-2.561615442</text:p>
          </table:table-cell>
          <table:table-cell office:value-type="float" office:value="-2.93821678869419" calcext:value-type="float">
            <text:p>-2.9382167887</text:p>
          </table:table-cell>
          <table:table-cell office:value-type="float" office:value="-2.13569777032502" calcext:value-type="float">
            <text:p>-2.1356977703</text:p>
          </table:table-cell>
          <table:table-cell office:value-type="float" office:value="-3.06649889337772" calcext:value-type="float">
            <text:p>-3.0664988934</text:p>
          </table:table-cell>
          <table:table-cell office:value-type="float" office:value="-2.09276854798461" calcext:value-type="float">
            <text:p>-2.092768548</text:p>
          </table:table-cell>
          <table:table-cell office:value-type="float" office:value="-2.67586694458894" calcext:value-type="float">
            <text:p>-2.6758669446</text:p>
          </table:table-cell>
          <table:table-cell office:value-type="float" office:value="8.80999999999996" calcext:value-type="float">
            <text:p>8.81</text:p>
          </table:table-cell>
          <table:table-cell office:value-type="float" office:value="2.05" calcext:value-type="float">
            <text:p>2.05</text:p>
          </table:table-cell>
          <table:table-cell office:value-type="float" office:value="1.31999999999998" calcext:value-type="float">
            <text:p>1.3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699999999999975" calcext:value-type="float">
            <text:p>0.7</text:p>
          </table:table-cell>
          <table:table-cell office:value-type="float" office:value="0.880467238785114" calcext:value-type="float">
            <text:p>0.8804672388</text:p>
          </table:table-cell>
          <table:table-cell office:value-type="float" office:value="-2.85252774373532" calcext:value-type="float">
            <text:p>-2.8525277437</text:p>
          </table:table-cell>
          <table:table-cell office:value-type="float" office:value="0.471011263157635" calcext:value-type="float">
            <text:p>0.4710112632</text:p>
          </table:table-cell>
          <table:table-cell office:value-type="float" office:value="-2.56556815769062" calcext:value-type="float">
            <text:p>-2.5655681577</text:p>
          </table:table-cell>
          <table:table-cell office:value-type="float" office:value="0.427224959597192" calcext:value-type="float">
            <text:p>0.4272249596</text:p>
          </table:table-cell>
          <table:table-cell office:value-type="float" office:value="-3.06364722733771" calcext:value-type="float">
            <text:p>-3.0636472273</text:p>
          </table:table-cell>
          <table:table-cell office:value-type="float" office:value="0.017768983969713" calcext:value-type="float">
            <text:p>0.017768984</text:p>
          </table:table-cell>
          <table:table-cell office:value-type="float" office:value="-2.776687641293" calcext:value-type="float">
            <text:p>-2.7766876413</text:p>
          </table:table-cell>
          <table:table-cell office:value-type="float" office:value="0.0615552875301553" calcext:value-type="float">
            <text:p>0.0615552875</text:p>
          </table:table-cell>
          <table:table-cell office:value-type="float" office:value="-2.27860857164591" calcext:value-type="float">
            <text:p>-2.2786085716</text:p>
          </table:table-cell>
          <table:table-cell office:value-type="float" office:value="-0.0260173195907292" calcext:value-type="float">
            <text:p>-0.0260173196</text:p>
          </table:table-cell>
          <table:table-cell office:value-type="float" office:value="-3.27476671094009" calcext:value-type="float">
            <text:p>-3.2747667109</text:p>
          </table:table-cell>
          <table:table-cell office:value-type="float" office:value="-0.435473295218209" calcext:value-type="float">
            <text:p>-0.4354732952</text:p>
          </table:table-cell>
          <table:table-cell office:value-type="float" office:value="-2.98780712489539" calcext:value-type="float">
            <text:p>-2.9878071249</text:p>
          </table:table-cell>
          <table:table-cell office:value-type="float" office:value="-0.391686991657766" calcext:value-type="float">
            <text:p>-0.3916869917</text:p>
          </table:table-cell>
          <table:table-cell office:value-type="float" office:value="-2.4897280552483" calcext:value-type="float">
            <text:p>-2.4897280552</text:p>
          </table:table-cell>
          <table:table-cell office:value-type="float" office:value="-0.479259598778651" calcext:value-type="float">
            <text:p>-0.4792595988</text:p>
          </table:table-cell>
          <table:table-cell office:value-type="float" office:value="-3.48588619454248" calcext:value-type="float">
            <text:p>-3.4858861945</text:p>
          </table:table-cell>
          <table:table-cell office:value-type="float" office:value="-0.347900688097324" calcext:value-type="float">
            <text:p>-0.3479006881</text:p>
          </table:table-cell>
          <table:table-cell office:value-type="float" office:value="-1.9916489856012" calcext:value-type="float">
            <text:p>-1.9916489856</text:p>
          </table:table-cell>
          <table:table-cell office:value-type="float" office:value="-0.844929270845688" calcext:value-type="float">
            <text:p>-0.8449292708</text:p>
          </table:table-cell>
          <table:table-cell office:value-type="float" office:value="-2.70084753885068" calcext:value-type="float">
            <text:p>-2.7008475389</text:p>
          </table:table-cell>
          <table:table-cell office:value-type="float" office:value="-0.801142967285245" calcext:value-type="float">
            <text:p>-0.8011429673</text:p>
          </table:table-cell>
          <table:table-cell office:value-type="float" office:value="-2.20276846920359" calcext:value-type="float">
            <text:p>-2.2027684692</text:p>
          </table:table-cell>
          <table:table-cell office:value-type="float" office:value="-0.88871557440613" calcext:value-type="float">
            <text:p>-0.8887155744</text:p>
          </table:table-cell>
          <table:table-cell office:value-type="float" office:value="-3.19892660849777" calcext:value-type="float">
            <text:p>-3.1989266085</text:p>
          </table:table-cell>
          <table:table-cell office:value-type="float" office:value="-1.25438524647317" calcext:value-type="float">
            <text:p>-1.2543852465</text:p>
          </table:table-cell>
          <table:table-cell office:value-type="float" office:value="-2.41388795280598" calcext:value-type="float">
            <text:p>-2.4138879528</text:p>
          </table:table-cell>
          <table:table-cell office:value-type="float" office:value="-1.29817155003361" calcext:value-type="float">
            <text:p>-1.29817155</text:p>
          </table:table-cell>
          <table:table-cell office:value-type="float" office:value="-2.91196702245307" calcext:value-type="float">
            <text:p>-2.9119670225</text:p>
          </table:table-cell>
          <table:table-cell office:value-type="float" office:value="-1.21059894291273" calcext:value-type="float">
            <text:p>-1.2105989429</text:p>
          </table:table-cell>
          <table:table-cell office:value-type="float" office:value="-1.91580888315888" calcext:value-type="float">
            <text:p>-1.9158088832</text:p>
          </table:table-cell>
          <table:table-cell office:value-type="float" office:value="-1.34195785359405" calcext:value-type="float">
            <text:p>-1.3419578536</text:p>
          </table:table-cell>
          <table:table-cell office:value-type="float" office:value="-3.41004609210016" calcext:value-type="float">
            <text:p>-3.4100460921</text:p>
          </table:table-cell>
          <table:table-cell office:value-type="float" office:value="-1.70762752566109" calcext:value-type="float">
            <text:p>-1.7076275257</text:p>
          </table:table-cell>
          <table:table-cell office:value-type="float" office:value="-2.62500743640836" calcext:value-type="float">
            <text:p>-2.6250074364</text:p>
          </table:table-cell>
          <table:table-cell office:value-type="float" office:value="-1.66384122210065" calcext:value-type="float">
            <text:p>-1.6638412221</text:p>
          </table:table-cell>
          <table:table-cell office:value-type="float" office:value="-2.12692836676127" calcext:value-type="float">
            <text:p>-2.1269283668</text:p>
          </table:table-cell>
          <table:table-cell office:value-type="float" office:value="-1.75141382922153" calcext:value-type="float">
            <text:p>-1.7514138292</text:p>
          </table:table-cell>
          <table:table-cell office:value-type="float" office:value="-3.12308650605545" calcext:value-type="float">
            <text:p>-3.12308650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95]</text:p>
          </table:table-cell>
          <table:table-cell office:value-type="float" office:value="-2" calcext:value-type="float">
            <text:p>-2</text:p>
          </table:table-cell>
          <table:table-cell office:value-type="float" office:value="0.81246158469306" calcext:value-type="float">
            <text:p>0.8124615847</text:p>
          </table:table-cell>
          <table:table-cell office:value-type="float" office:value="-2.85320297247523" calcext:value-type="float">
            <text:p>-2.8532029725</text:p>
          </table:table-cell>
          <table:table-cell office:value-type="float" office:value="0.100043984144037" calcext:value-type="float">
            <text:p>0.1000439841</text:p>
          </table:table-cell>
          <table:table-cell office:value-type="float" office:value="-2.77911173489696" calcext:value-type="float">
            <text:p>-2.7791117349</text:p>
          </table:table-cell>
          <table:table-cell office:value-type="float" office:value="-1.91352586950292" calcext:value-type="float">
            <text:p>-1.9135258695</text:p>
          </table:table-cell>
          <table:table-cell office:value-type="float" office:value="-3.57586467085836" calcext:value-type="float">
            <text:p>-3.5758646709</text:p>
          </table:table-cell>
          <table:table-cell office:value-type="float" office:value="-1.15034272771607" calcext:value-type="float">
            <text:p>-1.1503427277</text:p>
          </table:table-cell>
          <table:table-cell office:value-type="float" office:value="-3.4472038890578" calcext:value-type="float">
            <text:p>-3.4472038891</text:p>
          </table:table-cell>
          <table:table-cell office:value-type="float" office:value="-0.00455421321422843" calcext:value-type="float">
            <text:p>-0.0045542132</text:p>
          </table:table-cell>
          <table:table-cell office:value-type="float" office:value="-2.14551512717807" calcext:value-type="float">
            <text:p>-2.1455151272</text:p>
          </table:table-cell>
          <table:table-cell office:value-type="float" office:value="-2.77585765314236" calcext:value-type="float">
            <text:p>-2.7758576531</text:p>
          </table:table-cell>
          <table:table-cell office:value-type="float" office:value="-3.22786688667588" calcext:value-type="float">
            <text:p>-3.2278668867</text:p>
          </table:table-cell>
          <table:table-cell office:value-type="float" office:value="-1.55308915553398" calcext:value-type="float">
            <text:p>-1.5530891555</text:p>
          </table:table-cell>
          <table:table-cell office:value-type="float" office:value="-3.18816623584107" calcext:value-type="float">
            <text:p>-3.1881662358</text:p>
          </table:table-cell>
          <table:table-cell office:value-type="float" office:value="-0.68973925723568" calcext:value-type="float">
            <text:p>-0.6897392572</text:p>
          </table:table-cell>
          <table:table-cell office:value-type="float" office:value="-2.97850282251987" calcext:value-type="float">
            <text:p>-2.9785028225</text:p>
          </table:table-cell>
          <table:table-cell office:value-type="float" office:value="-2.54752875607797" calcext:value-type="float">
            <text:p>-2.5475287561</text:p>
          </table:table-cell>
          <table:table-cell office:value-type="float" office:value="-2.59713030629281" calcext:value-type="float">
            <text:p>-2.5971303063</text:p>
          </table:table-cell>
          <table:table-cell office:value-type="float" office:value="-1.16660076128427" calcext:value-type="float">
            <text:p>-1.1666007613</text:p>
          </table:table-cell>
          <table:table-cell office:value-type="float" office:value="-2.08445842152252" calcext:value-type="float">
            <text:p>-2.0844584215</text:p>
          </table:table-cell>
          <table:table-cell office:value-type="float" office:value="-1.15340534032078" calcext:value-type="float">
            <text:p>-1.1534053403</text:p>
          </table:table-cell>
          <table:table-cell office:value-type="float" office:value="-2.67649765481857" calcext:value-type="float">
            <text:p>-2.6764976548</text:p>
          </table:table-cell>
          <table:table-cell office:value-type="float" office:value="-0.626183599595792" calcext:value-type="float">
            <text:p>-0.6261835996</text:p>
          </table:table-cell>
          <table:table-cell office:value-type="float" office:value="-2.31913673607653" calcext:value-type="float">
            <text:p>-2.3191367361</text:p>
          </table:table-cell>
          <table:table-cell office:value-type="float" office:value="-2.92790771413004" calcext:value-type="float">
            <text:p>-2.9279077141</text:p>
          </table:table-cell>
          <table:table-cell office:value-type="float" office:value="-2.60900775958823" calcext:value-type="float">
            <text:p>-2.6090077596</text:p>
          </table:table-cell>
          <table:table-cell office:value-type="float" office:value="-1.68983410974925" calcext:value-type="float">
            <text:p>-1.6898341097</text:p>
          </table:table-cell>
          <table:table-cell office:value-type="float" office:value="-2.71417451993682" calcext:value-type="float">
            <text:p>-2.7141745199</text:p>
          </table:table-cell>
          <table:table-cell office:value-type="float" office:value="-2.73719174315517" calcext:value-type="float">
            <text:p>-2.7371917432</text:p>
          </table:table-cell>
          <table:table-cell office:value-type="float" office:value="-3.64969731759624" calcext:value-type="float">
            <text:p>-3.6496973176</text:p>
          </table:table-cell>
          <table:table-cell office:value-type="float" office:value="-1.71180681338788" calcext:value-type="float">
            <text:p>-1.7118068134</text:p>
          </table:table-cell>
          <table:table-cell office:value-type="float" office:value="-2.21796454589968" calcext:value-type="float">
            <text:p>-2.2179645459</text:p>
          </table:table-cell>
          <table:table-cell office:value-type="float" office:value="-2.36086561502252" calcext:value-type="float">
            <text:p>-2.360865615</text:p>
          </table:table-cell>
          <table:table-cell office:value-type="float" office:value="-2.30612344188339" calcext:value-type="float">
            <text:p>-2.3061234419</text:p>
          </table:table-cell>
          <table:table-cell office:value-type="float" office:value="-2.58604504022091" calcext:value-type="float">
            <text:p>-2.5860450402</text:p>
          </table:table-cell>
          <table:table-cell office:value-type="float" office:value="-2.90654353924796" calcext:value-type="float">
            <text:p>-2.9065435392</text:p>
          </table:table-cell>
          <table:table-cell office:value-type="float" office:value="-2.17461309334889" calcext:value-type="float">
            <text:p>-2.1746130933</text:p>
          </table:table-cell>
          <table:table-cell office:value-type="float" office:value="-3.0572469944403" calcext:value-type="float">
            <text:p>-3.0572469944</text:p>
          </table:table-cell>
          <table:table-cell office:value-type="float" office:value="-2.12903875213858" calcext:value-type="float">
            <text:p>-2.1290387521</text:p>
          </table:table-cell>
          <table:table-cell office:value-type="float" office:value="-2.65900063821708" calcext:value-type="float">
            <text:p>-2.6590006382</text:p>
          </table:table-cell>
          <table:table-cell office:value-type="float" office:value="8.78199999999996" calcext:value-type="float">
            <text:p>8.782</text:p>
          </table:table-cell>
          <table:table-cell office:value-type="float" office:value="2.05" calcext:value-type="float">
            <text:p>2.05</text:p>
          </table:table-cell>
          <table:table-cell office:value-type="float" office:value="1.33399999999998" calcext:value-type="float">
            <text:p>1.33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689999999999975" calcext:value-type="float">
            <text:p>0.69</text:p>
          </table:table-cell>
          <table:table-cell office:value-type="float" office:value="0.828639345464148" calcext:value-type="float">
            <text:p>0.8286393455</text:p>
          </table:table-cell>
          <table:table-cell office:value-type="float" office:value="-2.85675497378709" calcext:value-type="float">
            <text:p>-2.8567549738</text:p>
          </table:table-cell>
          <table:table-cell office:value-type="float" office:value="0.459314074824899" calcext:value-type="float">
            <text:p>0.4593140748</text:p>
          </table:table-cell>
          <table:table-cell office:value-type="float" office:value="-2.51971069707074" calcext:value-type="float">
            <text:p>-2.5197106971</text:p>
          </table:table-cell>
          <table:table-cell office:value-type="float" office:value="0.352087804308014" calcext:value-type="float">
            <text:p>0.3520878043</text:p>
          </table:table-cell>
          <table:table-cell office:value-type="float" office:value="-3.00807790206207" calcext:value-type="float">
            <text:p>-3.0080779021</text:p>
          </table:table-cell>
          <table:table-cell office:value-type="float" office:value="-0.0172374663312338" calcext:value-type="float">
            <text:p>-0.0172374663</text:p>
          </table:table-cell>
          <table:table-cell office:value-type="float" office:value="-2.67103362534572" calcext:value-type="float">
            <text:p>-2.6710336253</text:p>
          </table:table-cell>
          <table:table-cell office:value-type="float" office:value="0.0899888041856513" calcext:value-type="float">
            <text:p>0.0899888042</text:p>
          </table:table-cell>
          <table:table-cell office:value-type="float" office:value="-2.18266642035439" calcext:value-type="float">
            <text:p>-2.1826664204</text:p>
          </table:table-cell>
          <table:table-cell office:value-type="float" office:value="-0.124463736848119" calcext:value-type="float">
            <text:p>-0.1244637368</text:p>
          </table:table-cell>
          <table:table-cell office:value-type="float" office:value="-3.15940083033704" calcext:value-type="float">
            <text:p>-3.1594008303</text:p>
          </table:table-cell>
          <table:table-cell office:value-type="float" office:value="-0.493789007487367" calcext:value-type="float">
            <text:p>-0.4937890075</text:p>
          </table:table-cell>
          <table:table-cell office:value-type="float" office:value="-2.8223565536207" calcext:value-type="float">
            <text:p>-2.8223565536</text:p>
          </table:table-cell>
          <table:table-cell office:value-type="float" office:value="-0.386562736970482" calcext:value-type="float">
            <text:p>-0.386562737</text:p>
          </table:table-cell>
          <table:table-cell office:value-type="float" office:value="-2.33398934862937" calcext:value-type="float">
            <text:p>-2.3339893486</text:p>
          </table:table-cell>
          <table:table-cell office:value-type="float" office:value="-0.601015278004252" calcext:value-type="float">
            <text:p>-0.601015278</text:p>
          </table:table-cell>
          <table:table-cell office:value-type="float" office:value="-3.31072375861202" calcext:value-type="float">
            <text:p>-3.3107237586</text:p>
          </table:table-cell>
          <table:table-cell office:value-type="float" office:value="-0.279336466453597" calcext:value-type="float">
            <text:p>-0.2793364665</text:p>
          </table:table-cell>
          <table:table-cell office:value-type="float" office:value="-1.84562214363804" calcext:value-type="float">
            <text:p>-1.8456221436</text:p>
          </table:table-cell>
          <table:table-cell office:value-type="float" office:value="-0.863114278126615" calcext:value-type="float">
            <text:p>-0.8631142781</text:p>
          </table:table-cell>
          <table:table-cell office:value-type="float" office:value="-2.48531227690435" calcext:value-type="float">
            <text:p>-2.4853122769</text:p>
          </table:table-cell>
          <table:table-cell office:value-type="float" office:value="-0.75588800760973" calcext:value-type="float">
            <text:p>-0.7558880076</text:p>
          </table:table-cell>
          <table:table-cell office:value-type="float" office:value="-1.99694507191302" calcext:value-type="float">
            <text:p>-1.9969450719</text:p>
          </table:table-cell>
          <table:table-cell office:value-type="float" office:value="-0.9703405486435" calcext:value-type="float">
            <text:p>-0.9703405486</text:p>
          </table:table-cell>
          <table:table-cell office:value-type="float" office:value="-2.97367948189567" calcext:value-type="float">
            <text:p>-2.9736794819</text:p>
          </table:table-cell>
          <table:table-cell office:value-type="float" office:value="-1.23243954876586" calcext:value-type="float">
            <text:p>-1.2324395488</text:p>
          </table:table-cell>
          <table:table-cell office:value-type="float" office:value="-2.148268000188" calcext:value-type="float">
            <text:p>-2.1482680002</text:p>
          </table:table-cell>
          <table:table-cell office:value-type="float" office:value="-1.33966581928275" calcext:value-type="float">
            <text:p>-1.3396658193</text:p>
          </table:table-cell>
          <table:table-cell office:value-type="float" office:value="-2.63663520517933" calcext:value-type="float">
            <text:p>-2.6366352052</text:p>
          </table:table-cell>
          <table:table-cell office:value-type="float" office:value="-1.12521327824898" calcext:value-type="float">
            <text:p>-1.1252132782</text:p>
          </table:table-cell>
          <table:table-cell office:value-type="float" office:value="-1.65990079519667" calcext:value-type="float">
            <text:p>-1.6599007952</text:p>
          </table:table-cell>
          <table:table-cell office:value-type="float" office:value="-1.44689208979963" calcext:value-type="float">
            <text:p>-1.4468920898</text:p>
          </table:table-cell>
          <table:table-cell office:value-type="float" office:value="-3.12500241017065" calcext:value-type="float">
            <text:p>-3.1250024102</text:p>
          </table:table-cell>
          <table:table-cell office:value-type="float" office:value="-1.708991089922" calcext:value-type="float">
            <text:p>-1.7089910899</text:p>
          </table:table-cell>
          <table:table-cell office:value-type="float" office:value="-2.29959092846298" calcext:value-type="float">
            <text:p>-2.2995909285</text:p>
          </table:table-cell>
          <table:table-cell office:value-type="float" office:value="-1.60176481940511" calcext:value-type="float">
            <text:p>-1.6017648194</text:p>
          </table:table-cell>
          <table:table-cell office:value-type="float" office:value="-1.81122372347165" calcext:value-type="float">
            <text:p>-1.8112237235</text:p>
          </table:table-cell>
          <table:table-cell office:value-type="float" office:value="-1.81621736043888" calcext:value-type="float">
            <text:p>-1.8162173604</text:p>
          </table:table-cell>
          <table:table-cell office:value-type="float" office:value="-2.7879581334543" calcext:value-type="float">
            <text:p>-2.787958133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95]</text:p>
          </table:table-cell>
          <table:table-cell office:value-type="float" office:value="-3" calcext:value-type="float">
            <text:p>-3</text:p>
          </table:table-cell>
          <table:table-cell office:value-type="float" office:value="0.772625856434352" calcext:value-type="float">
            <text:p>0.7726258564</text:p>
          </table:table-cell>
          <table:table-cell office:value-type="float" office:value="-2.85682440231693" calcext:value-type="float">
            <text:p>-2.8568244023</text:p>
          </table:table-cell>
          <table:table-cell office:value-type="float" office:value="0.0605247433711166" calcext:value-type="float">
            <text:p>0.0605247434</text:p>
          </table:table-cell>
          <table:table-cell office:value-type="float" office:value="-2.7852947445793" calcext:value-type="float">
            <text:p>-2.7852947446</text:p>
          </table:table-cell>
          <table:table-cell office:value-type="float" office:value="-1.95348435651957" calcext:value-type="float">
            <text:p>-1.9534843565</text:p>
          </table:table-cell>
          <table:table-cell office:value-type="float" office:value="-3.57404277203004" calcext:value-type="float">
            <text:p>-3.574042772</text:p>
          </table:table-cell>
          <table:table-cell office:value-type="float" office:value="-1.19019172498226" calcext:value-type="float">
            <text:p>-1.190191725</text:p>
          </table:table-cell>
          <table:table-cell office:value-type="float" office:value="-3.450676268196" calcext:value-type="float">
            <text:p>-3.4506762682</text:p>
          </table:table-cell>
          <table:table-cell office:value-type="float" office:value="-0.0322501942485314" calcext:value-type="float">
            <text:p>-0.0322501942</text:p>
          </table:table-cell>
          <table:table-cell office:value-type="float" office:value="-2.1743756994965" calcext:value-type="float">
            <text:p>-2.1743756995</text:p>
          </table:table-cell>
          <table:table-cell office:value-type="float" office:value="-2.80797020047948" calcext:value-type="float">
            <text:p>-2.8079702005</text:p>
          </table:table-cell>
          <table:table-cell office:value-type="float" office:value="-3.20401768745408" calcext:value-type="float">
            <text:p>-3.2040176875</text:p>
          </table:table-cell>
          <table:table-cell office:value-type="float" office:value="-1.59190333386712" calcext:value-type="float">
            <text:p>-1.5919033339</text:p>
          </table:table-cell>
          <table:table-cell office:value-type="float" office:value="-3.19783368433194" calcext:value-type="float">
            <text:p>-3.1978336843</text:p>
          </table:table-cell>
          <table:table-cell office:value-type="float" office:value="-0.726755062337473" calcext:value-type="float">
            <text:p>-0.7267550623</text:p>
          </table:table-cell>
          <table:table-cell office:value-type="float" office:value="-2.99366297333264" calcext:value-type="float">
            <text:p>-2.9936629733</text:p>
          </table:table-cell>
          <table:table-cell office:value-type="float" office:value="-2.58266327219883" calcext:value-type="float">
            <text:p>-2.5826632722</text:p>
          </table:table-cell>
          <table:table-cell office:value-type="float" office:value="-2.57801053179224" calcext:value-type="float">
            <text:p>-2.5780105318</text:p>
          </table:table-cell>
          <table:table-cell office:value-type="float" office:value="-1.20340516970202" calcext:value-type="float">
            <text:p>-1.2034051697</text:p>
          </table:table-cell>
          <table:table-cell office:value-type="float" office:value="-2.10012480339643" calcext:value-type="float">
            <text:p>-2.1001248034</text:p>
          </table:table-cell>
          <table:table-cell office:value-type="float" office:value="-1.17940870839168" calcext:value-type="float">
            <text:p>-1.1794087084</text:p>
          </table:table-cell>
          <table:table-cell office:value-type="float" office:value="-2.70689214196623" calcext:value-type="float">
            <text:p>-2.706892142</text:p>
          </table:table-cell>
          <table:table-cell office:value-type="float" office:value="-0.653098100985198" calcext:value-type="float">
            <text:p>-0.653098101</text:p>
          </table:table-cell>
          <table:table-cell office:value-type="float" office:value="-2.34872743757142" calcext:value-type="float">
            <text:p>-2.3487274376</text:p>
          </table:table-cell>
          <table:table-cell office:value-type="float" office:value="-2.96790754245291" calcext:value-type="float">
            <text:p>-2.9679075425</text:p>
          </table:table-cell>
          <table:table-cell office:value-type="float" office:value="-2.60912495233955" calcext:value-type="float">
            <text:p>-2.6091249523</text:p>
          </table:table-cell>
          <table:table-cell office:value-type="float" office:value="-1.72425798240712" calcext:value-type="float">
            <text:p>-1.7242579824</text:p>
          </table:table-cell>
          <table:table-cell office:value-type="float" office:value="-2.73454599487691" calcext:value-type="float">
            <text:p>-2.7345459949</text:p>
          </table:table-cell>
          <table:table-cell office:value-type="float" office:value="-2.77349643994843" calcext:value-type="float">
            <text:p>-2.7734964399</text:p>
          </table:table-cell>
          <table:table-cell office:value-type="float" office:value="-3.63290538528486" calcext:value-type="float">
            <text:p>-3.6329053853</text:p>
          </table:table-cell>
          <table:table-cell office:value-type="float" office:value="-1.74018077606138" calcext:value-type="float">
            <text:p>-1.7401807761</text:p>
          </table:table-cell>
          <table:table-cell office:value-type="float" office:value="-2.24615884039702" calcext:value-type="float">
            <text:p>-2.2461588404</text:p>
          </table:table-cell>
          <table:table-cell office:value-type="float" office:value="-2.40084544479327" calcext:value-type="float">
            <text:p>-2.4008454448</text:p>
          </table:table-cell>
          <table:table-cell office:value-type="float" office:value="-2.30739356451599" calcext:value-type="float">
            <text:p>-2.3073935645</text:p>
          </table:table-cell>
          <table:table-cell office:value-type="float" office:value="-2.62595800658425" calcext:value-type="float">
            <text:p>-2.6259580066</text:p>
          </table:table-cell>
          <table:table-cell office:value-type="float" office:value="-2.90390628384152" calcext:value-type="float">
            <text:p>-2.9039062838</text:p>
          </table:table-cell>
          <table:table-cell office:value-type="float" office:value="-2.21426909256167" calcext:value-type="float">
            <text:p>-2.2142690926</text:p>
          </table:table-cell>
          <table:table-cell office:value-type="float" office:value="-3.05201232860231" calcext:value-type="float">
            <text:p>-3.0520123286</text:p>
          </table:table-cell>
          <table:table-cell office:value-type="float" office:value="-2.16866902778823" calcext:value-type="float">
            <text:p>-2.1686690278</text:p>
          </table:table-cell>
          <table:table-cell office:value-type="float" office:value="-2.66442661756949" calcext:value-type="float">
            <text:p>-2.6644266176</text:p>
          </table:table-cell>
          <table:table-cell office:value-type="float" office:value="8.75399999999996" calcext:value-type="float">
            <text:p>8.754</text:p>
          </table:table-cell>
          <table:table-cell office:value-type="float" office:value="2.05" calcext:value-type="float">
            <text:p>2.05</text:p>
          </table:table-cell>
          <table:table-cell office:value-type="float" office:value="1.34799999999998" calcext:value-type="float">
            <text:p>1.34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679999999999975" calcext:value-type="float">
            <text:p>0.68</text:p>
          </table:table-cell>
          <table:table-cell office:value-type="float" office:value="0.828639345464148" calcext:value-type="float">
            <text:p>0.8286393455</text:p>
          </table:table-cell>
          <table:table-cell office:value-type="float" office:value="-2.85675497378709" calcext:value-type="float">
            <text:p>-2.8567549738</text:p>
          </table:table-cell>
          <table:table-cell office:value-type="float" office:value="0.395317102286681" calcext:value-type="float">
            <text:p>0.3953171023</text:p>
          </table:table-cell>
          <table:table-cell office:value-type="float" office:value="-2.60729188319522" calcext:value-type="float">
            <text:p>-2.6072918832</text:p>
          </table:table-cell>
          <table:table-cell office:value-type="float" office:value="0.395936850116275" calcext:value-type="float">
            <text:p>0.3959368501</text:p>
          </table:table-cell>
          <table:table-cell office:value-type="float" office:value="-3.1072914991077" calcext:value-type="float">
            <text:p>-3.1072914991</text:p>
          </table:table-cell>
          <table:table-cell office:value-type="float" office:value="-0.037385393061192" calcext:value-type="float">
            <text:p>-0.0373853931</text:p>
          </table:table-cell>
          <table:table-cell office:value-type="float" office:value="-2.85782840851582" calcext:value-type="float">
            <text:p>-2.8578284085</text:p>
          </table:table-cell>
          <table:table-cell office:value-type="float" office:value="-0.0380051408907864" calcext:value-type="float">
            <text:p>-0.0380051409</text:p>
          </table:table-cell>
          <table:table-cell office:value-type="float" office:value="-2.35782879260334" calcext:value-type="float">
            <text:p>-2.3578287926</text:p>
          </table:table-cell>
          <table:table-cell office:value-type="float" office:value="-0.0367656452315977" calcext:value-type="float">
            <text:p>-0.0367656452</text:p>
          </table:table-cell>
          <table:table-cell office:value-type="float" office:value="-3.35782802442831" calcext:value-type="float">
            <text:p>-3.3578280244</text:p>
          </table:table-cell>
          <table:table-cell office:value-type="float" office:value="-0.470087888409065" calcext:value-type="float">
            <text:p>-0.4700878884</text:p>
          </table:table-cell>
          <table:table-cell office:value-type="float" office:value="-3.10836493383643" calcext:value-type="float">
            <text:p>-3.1083649338</text:p>
          </table:table-cell>
          <table:table-cell office:value-type="float" office:value="-0.470707636238659" calcext:value-type="float">
            <text:p>-0.4707076362</text:p>
          </table:table-cell>
          <table:table-cell office:value-type="float" office:value="-2.60836531792395" calcext:value-type="float">
            <text:p>-2.6083653179</text:p>
          </table:table-cell>
          <table:table-cell office:value-type="float" office:value="-0.46946814057947" calcext:value-type="float">
            <text:p>-0.4694681406</text:p>
          </table:table-cell>
          <table:table-cell office:value-type="float" office:value="-3.60836454974891" calcext:value-type="float">
            <text:p>-3.6083645497</text:p>
          </table:table-cell>
          <table:table-cell office:value-type="float" office:value="-0.471327384068253" calcext:value-type="float">
            <text:p>-0.4713273841</text:p>
          </table:table-cell>
          <table:table-cell office:value-type="float" office:value="-2.10836570201147" calcext:value-type="float">
            <text:p>-2.108365702</text:p>
          </table:table-cell>
          <table:table-cell office:value-type="float" office:value="-0.903410131586532" calcext:value-type="float">
            <text:p>-0.9034101316</text:p>
          </table:table-cell>
          <table:table-cell office:value-type="float" office:value="-2.85890184324456" calcext:value-type="float">
            <text:p>-2.8589018432</text:p>
          </table:table-cell>
          <table:table-cell office:value-type="float" office:value="-0.904029879416126" calcext:value-type="float">
            <text:p>-0.9040298794</text:p>
          </table:table-cell>
          <table:table-cell office:value-type="float" office:value="-2.35890222733208" calcext:value-type="float">
            <text:p>-2.3589022273</text:p>
          </table:table-cell>
          <table:table-cell office:value-type="float" office:value="-0.902790383756937" calcext:value-type="float">
            <text:p>-0.9027903838</text:p>
          </table:table-cell>
          <table:table-cell office:value-type="float" office:value="-3.35890145915704" calcext:value-type="float">
            <text:p>-3.3589014592</text:p>
          </table:table-cell>
          <table:table-cell office:value-type="float" office:value="-1.336732374764" calcext:value-type="float">
            <text:p>-1.3367323748</text:p>
          </table:table-cell>
          <table:table-cell office:value-type="float" office:value="-2.60943875265269" calcext:value-type="float">
            <text:p>-2.6094387527</text:p>
          </table:table-cell>
          <table:table-cell office:value-type="float" office:value="-1.3361126269344" calcext:value-type="float">
            <text:p>-1.3361126269</text:p>
          </table:table-cell>
          <table:table-cell office:value-type="float" office:value="-3.10943836856517" calcext:value-type="float">
            <text:p>-3.1094383686</text:p>
          </table:table-cell>
          <table:table-cell office:value-type="float" office:value="-1.33735212259359" calcext:value-type="float">
            <text:p>-1.3373521226</text:p>
          </table:table-cell>
          <table:table-cell office:value-type="float" office:value="-2.10943913674021" calcext:value-type="float">
            <text:p>-2.1094391367</text:p>
          </table:table-cell>
          <table:table-cell office:value-type="float" office:value="-1.33549287910481" calcext:value-type="float">
            <text:p>-1.3354928791</text:p>
          </table:table-cell>
          <table:table-cell office:value-type="float" office:value="-3.60943798447765" calcext:value-type="float">
            <text:p>-3.6094379845</text:p>
          </table:table-cell>
          <table:table-cell office:value-type="float" office:value="-1.76943487011187" calcext:value-type="float">
            <text:p>-1.7694348701</text:p>
          </table:table-cell>
          <table:table-cell office:value-type="float" office:value="-2.8599752779733" calcext:value-type="float">
            <text:p>-2.859975278</text:p>
          </table:table-cell>
          <table:table-cell office:value-type="float" office:value="-1.77005461794147" calcext:value-type="float">
            <text:p>-1.7700546179</text:p>
          </table:table-cell>
          <table:table-cell office:value-type="float" office:value="-2.35997566206082" calcext:value-type="float">
            <text:p>-2.3599756621</text:p>
          </table:table-cell>
          <table:table-cell office:value-type="float" office:value="-1.76881512228228" calcext:value-type="float">
            <text:p>-1.7688151223</text:p>
          </table:table-cell>
          <table:table-cell office:value-type="float" office:value="-3.35997489388578" calcext:value-type="float">
            <text:p>-3.359974893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95]</text:p>
          </table:table-cell>
          <table:table-cell office:value-type="float" office:value="-4" calcext:value-type="float">
            <text:p>-4</text:p>
          </table:table-cell>
          <table:table-cell office:value-type="float" office:value="0.732681143261051" calcext:value-type="float">
            <text:p>0.7326811433</text:p>
          </table:table-cell>
          <table:table-cell office:value-type="float" office:value="-2.85892675564184" calcext:value-type="float">
            <text:p>-2.8589267556</text:p>
          </table:table-cell>
          <table:table-cell office:value-type="float" office:value="0.0208304952455179" calcext:value-type="float">
            <text:p>0.0208304952</text:p>
          </table:table-cell>
          <table:table-cell office:value-type="float" office:value="-2.7902310048787" calcext:value-type="float">
            <text:p>-2.7902310049</text:p>
          </table:table-cell>
          <table:table-cell office:value-type="float" office:value="-1.993359632706" calcext:value-type="float">
            <text:p>-1.9933596327</text:p>
          </table:table-cell>
          <table:table-cell office:value-type="float" office:value="-3.57088645312103" calcext:value-type="float">
            <text:p>-3.5708864531</text:p>
          </table:table-cell>
          <table:table-cell office:value-type="float" office:value="-1.23019151063434" calcext:value-type="float">
            <text:p>-1.2301915106</text:p>
          </table:table-cell>
          <table:table-cell office:value-type="float" office:value="-3.45080721775616" calcext:value-type="float">
            <text:p>-3.4508072178</text:p>
          </table:table-cell>
          <table:table-cell office:value-type="float" office:value="-0.0715220027926287" calcext:value-type="float">
            <text:p>-0.0715220028</text:p>
          </table:table-cell>
          <table:table-cell office:value-type="float" office:value="-2.16677799894464" calcext:value-type="float">
            <text:p>-2.1667779989</text:p>
          </table:table-cell>
          <table:table-cell office:value-type="float" office:value="-2.84007542421502" calcext:value-type="float">
            <text:p>-2.8400754242</text:p>
          </table:table-cell>
          <table:table-cell office:value-type="float" office:value="-3.18015863028723" calcext:value-type="float">
            <text:p>-3.1801586303</text:p>
          </table:table-cell>
          <table:table-cell office:value-type="float" office:value="-1.63190302205367" calcext:value-type="float">
            <text:p>-1.6319030221</text:p>
          </table:table-cell>
          <table:table-cell office:value-type="float" office:value="-3.19799162412488" calcext:value-type="float">
            <text:p>-3.1979916241</text:p>
          </table:table-cell>
          <table:table-cell office:value-type="float" office:value="-0.766146906543592" calcext:value-type="float">
            <text:p>-0.7661469065</text:p>
          </table:table-cell>
          <table:table-cell office:value-type="float" office:value="-3.00061154225299" calcext:value-type="float">
            <text:p>-3.0006115423</text:p>
          </table:table-cell>
          <table:table-cell office:value-type="float" office:value="-2.6150381276434" calcext:value-type="float">
            <text:p>-2.6150381276</text:p>
          </table:table-cell>
          <table:table-cell office:value-type="float" office:value="-2.55451864521531" calcext:value-type="float">
            <text:p>-2.5545186452</text:p>
          </table:table-cell>
          <table:table-cell office:value-type="float" office:value="-1.24237775452657" calcext:value-type="float">
            <text:p>-1.2423777545</text:p>
          </table:table-cell>
          <table:table-cell office:value-type="float" office:value="-2.10913244637858" calcext:value-type="float">
            <text:p>-2.1091324464</text:p>
          </table:table-cell>
          <table:table-cell office:value-type="float" office:value="-1.21898061171325" calcext:value-type="float">
            <text:p>-1.2189806117</text:p>
          </table:table-cell>
          <table:table-cell office:value-type="float" office:value="-2.70105566464607" calcext:value-type="float">
            <text:p>-2.7010556646</text:p>
          </table:table-cell>
          <table:table-cell office:value-type="float" office:value="-0.691650563873593" calcext:value-type="float">
            <text:p>-0.6916505639</text:p>
          </table:table-cell>
          <table:table-cell office:value-type="float" office:value="-2.33806406074984" calcext:value-type="float">
            <text:p>-2.3380640607</text:p>
          </table:table-cell>
          <table:table-cell office:value-type="float" office:value="-3.00030499960324" calcext:value-type="float">
            <text:p>-3.0003049996</text:p>
          </table:table-cell>
          <table:table-cell office:value-type="float" office:value="-2.5856642453981" calcext:value-type="float">
            <text:p>-2.5856642454</text:p>
          </table:table-cell>
          <table:table-cell office:value-type="float" office:value="-1.76414793440753" calcext:value-type="float">
            <text:p>-1.7641479344</text:p>
          </table:table-cell>
          <table:table-cell office:value-type="float" office:value="-2.73751107993557" calcext:value-type="float">
            <text:p>-2.7375110799</text:p>
          </table:table-cell>
          <table:table-cell office:value-type="float" office:value="-2.80374161840396" calcext:value-type="float">
            <text:p>-2.8037416184</text:p>
          </table:table-cell>
          <table:table-cell office:value-type="float" office:value="-3.60672850273188" calcext:value-type="float">
            <text:p>-3.6067285027</text:p>
          </table:table-cell>
          <table:table-cell office:value-type="float" office:value="-1.77806285441899" calcext:value-type="float">
            <text:p>-1.7780628544</text:p>
          </table:table-cell>
          <table:table-cell office:value-type="float" office:value="-2.25900205414235" calcext:value-type="float">
            <text:p>-2.2590020541</text:p>
          </table:table-cell>
          <table:table-cell office:value-type="float" office:value="-2.43665468473906" calcext:value-type="float">
            <text:p>-2.4366546847</text:p>
          </table:table-cell>
          <table:table-cell office:value-type="float" office:value="-2.28956947030323" calcext:value-type="float">
            <text:p>-2.2895694703</text:p>
          </table:table-cell>
          <table:table-cell office:value-type="float" office:value="-2.66111192386741" calcext:value-type="float">
            <text:p>-2.6611119239</text:p>
          </table:table-cell>
          <table:table-cell office:value-type="float" office:value="-2.88482220409822" calcext:value-type="float">
            <text:p>-2.8848222041</text:p>
          </table:table-cell>
          <table:table-cell office:value-type="float" office:value="-2.25081727060941" calcext:value-type="float">
            <text:p>-2.2508172706</text:p>
          </table:table-cell>
          <table:table-cell office:value-type="float" office:value="-3.03575715461398" calcext:value-type="float">
            <text:p>-3.0357571546</text:p>
          </table:table-cell>
          <table:table-cell office:value-type="float" office:value="-2.2031783094184" calcext:value-type="float">
            <text:p>-2.2031783094</text:p>
          </table:table-cell>
          <table:table-cell office:value-type="float" office:value="-2.6442001625818" calcext:value-type="float">
            <text:p>-2.6442001626</text:p>
          </table:table-cell>
          <table:table-cell office:value-type="float" office:value="8.72599999999996" calcext:value-type="float">
            <text:p>8.726</text:p>
          </table:table-cell>
          <table:table-cell office:value-type="float" office:value="2.05" calcext:value-type="float">
            <text:p>2.05</text:p>
          </table:table-cell>
          <table:table-cell office:value-type="float" office:value="1.36199999999998" calcext:value-type="float">
            <text:p>1.36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669999999999975" calcext:value-type="float">
            <text:p>0.67</text:p>
          </table:table-cell>
          <table:table-cell office:value-type="float" office:value="0.776811452143182" calcext:value-type="float">
            <text:p>0.7768114521</text:p>
          </table:table-cell>
          <table:table-cell office:value-type="float" office:value="-2.86098220383885" calcext:value-type="float">
            <text:p>-2.8609822038</text:p>
          </table:table-cell>
          <table:table-cell office:value-type="float" office:value="0.355899263712003" calcext:value-type="float">
            <text:p>0.3558992637</text:p>
          </table:table-cell>
          <table:table-cell office:value-type="float" office:value="-2.59110643680877" calcext:value-type="float">
            <text:p>-2.5911064368</text:p>
          </table:table-cell>
          <table:table-cell office:value-type="float" office:value="0.332636087813729" calcext:value-type="float">
            <text:p>0.3326360878</text:p>
          </table:table-cell>
          <table:table-cell office:value-type="float" office:value="-3.09056496826771" calcext:value-type="float">
            <text:p>-3.0905649683</text:p>
          </table:table-cell>
          <table:table-cell office:value-type="float" office:value="-0.0882761006174496" calcext:value-type="float">
            <text:p>-0.0882761006</text:p>
          </table:table-cell>
          <table:table-cell office:value-type="float" office:value="-2.82068920123763" calcext:value-type="float">
            <text:p>-2.8206892012</text:p>
          </table:table-cell>
          <table:table-cell office:value-type="float" office:value="-0.065012924719176" calcext:value-type="float">
            <text:p>-0.0650129247</text:p>
          </table:table-cell>
          <table:table-cell office:value-type="float" office:value="-2.32123066977869" calcext:value-type="float">
            <text:p>-2.3212306698</text:p>
          </table:table-cell>
          <table:table-cell office:value-type="float" office:value="-0.111539276515723" calcext:value-type="float">
            <text:p>-0.1115392765</text:p>
          </table:table-cell>
          <table:table-cell office:value-type="float" office:value="-3.32014773269658" calcext:value-type="float">
            <text:p>-3.3201477327</text:p>
          </table:table-cell>
          <table:table-cell office:value-type="float" office:value="-0.532451464946902" calcext:value-type="float">
            <text:p>-0.5324514649</text:p>
          </table:table-cell>
          <table:table-cell office:value-type="float" office:value="-3.05027196566649" calcext:value-type="float">
            <text:p>-3.0502719657</text:p>
          </table:table-cell>
          <table:table-cell office:value-type="float" office:value="-0.509188289048628" calcext:value-type="float">
            <text:p>-0.509188289</text:p>
          </table:table-cell>
          <table:table-cell office:value-type="float" office:value="-2.55081343420755" calcext:value-type="float">
            <text:p>-2.5508134342</text:p>
          </table:table-cell>
          <table:table-cell office:value-type="float" office:value="-0.555714640845176" calcext:value-type="float">
            <text:p>-0.5557146408</text:p>
          </table:table-cell>
          <table:table-cell office:value-type="float" office:value="-3.54973049712544" calcext:value-type="float">
            <text:p>-3.5497304971</text:p>
          </table:table-cell>
          <table:table-cell office:value-type="float" office:value="-0.485925113150355" calcext:value-type="float">
            <text:p>-0.4859251132</text:p>
          </table:table-cell>
          <table:table-cell office:value-type="float" office:value="-2.0513549027486" calcext:value-type="float">
            <text:p>-2.0513549027</text:p>
          </table:table-cell>
          <table:table-cell office:value-type="float" office:value="-0.953363653378081" calcext:value-type="float">
            <text:p>-0.9533636534</text:p>
          </table:table-cell>
          <table:table-cell office:value-type="float" office:value="-2.78039619863641" calcext:value-type="float">
            <text:p>-2.7803961986</text:p>
          </table:table-cell>
          <table:table-cell office:value-type="float" office:value="-0.930100477479807" calcext:value-type="float">
            <text:p>-0.9301004775</text:p>
          </table:table-cell>
          <table:table-cell office:value-type="float" office:value="-2.28093766717746" calcext:value-type="float">
            <text:p>-2.2809376672</text:p>
          </table:table-cell>
          <table:table-cell office:value-type="float" office:value="-0.976626829276354" calcext:value-type="float">
            <text:p>-0.9766268293</text:p>
          </table:table-cell>
          <table:table-cell office:value-type="float" office:value="-3.27985473009535" calcext:value-type="float">
            <text:p>-3.2798547301</text:p>
          </table:table-cell>
          <table:table-cell office:value-type="float" office:value="-1.37427584180926" calcext:value-type="float">
            <text:p>-1.3742758418</text:p>
          </table:table-cell>
          <table:table-cell office:value-type="float" office:value="-2.51052043160633" calcext:value-type="float">
            <text:p>-2.5105204316</text:p>
          </table:table-cell>
          <table:table-cell office:value-type="float" office:value="-1.39753901770753" calcext:value-type="float">
            <text:p>-1.3975390177</text:p>
          </table:table-cell>
          <table:table-cell office:value-type="float" office:value="-3.00997896306527" calcext:value-type="float">
            <text:p>-3.0099789631</text:p>
          </table:table-cell>
          <table:table-cell office:value-type="float" office:value="-1.35101266591099" calcext:value-type="float">
            <text:p>-1.3510126659</text:p>
          </table:table-cell>
          <table:table-cell office:value-type="float" office:value="-2.01106190014738" calcext:value-type="float">
            <text:p>-2.0110619001</text:p>
          </table:table-cell>
          <table:table-cell office:value-type="float" office:value="-1.42080219360581" calcext:value-type="float">
            <text:p>-1.4208021936</text:p>
          </table:table-cell>
          <table:table-cell office:value-type="float" office:value="-3.50943749452422" calcext:value-type="float">
            <text:p>-3.5094374945</text:p>
          </table:table-cell>
          <table:table-cell office:value-type="float" office:value="-1.81845120613871" calcext:value-type="float">
            <text:p>-1.8184512061</text:p>
          </table:table-cell>
          <table:table-cell office:value-type="float" office:value="-2.74010319603519" calcext:value-type="float">
            <text:p>-2.740103196</text:p>
          </table:table-cell>
          <table:table-cell office:value-type="float" office:value="-1.79518803024044" calcext:value-type="float">
            <text:p>-1.7951880302</text:p>
          </table:table-cell>
          <table:table-cell office:value-type="float" office:value="-2.24064466457624" calcext:value-type="float">
            <text:p>-2.2406446646</text:p>
          </table:table-cell>
          <table:table-cell office:value-type="float" office:value="-1.84171438203699" calcext:value-type="float">
            <text:p>-1.841714382</text:p>
          </table:table-cell>
          <table:table-cell office:value-type="float" office:value="-3.23956172749413" calcext:value-type="float">
            <text:p>-3.239561727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1]</text:p>
          </table:table-cell>
          <table:table-cell office:value-type="float" office:value="-1" calcext:value-type="float">
            <text:p>-1</text:p>
          </table:table-cell>
          <table:table-cell office:value-type="float" office:value="-0.0186243752946577" calcext:value-type="float">
            <text:p>-0.0186243753</text:p>
          </table:table-cell>
          <table:table-cell office:value-type="float" office:value="-3.34599837169457" calcext:value-type="float">
            <text:p>-3.3459983717</text:p>
          </table:table-cell>
          <table:table-cell office:value-type="float" office:value="-0.484839807012326" calcext:value-type="float">
            <text:p>-0.484839807</text:p>
          </table:table-cell>
          <table:table-cell office:value-type="float" office:value="-3.04272205333438" calcext:value-type="float">
            <text:p>-3.0427220533</text:p>
          </table:table-cell>
          <table:table-cell office:value-type="float" office:value="-1.2977289510388" calcext:value-type="float">
            <text:p>-1.297728951</text:p>
          </table:table-cell>
          <table:table-cell office:value-type="float" office:value="-3.93206642817009" calcext:value-type="float">
            <text:p>-3.9320664282</text:p>
          </table:table-cell>
          <table:table-cell office:value-type="float" office:value="-0.804563404513966" calcext:value-type="float">
            <text:p>-0.8045634045</text:p>
          </table:table-cell>
          <table:table-cell office:value-type="float" office:value="-3.54931023020599" calcext:value-type="float">
            <text:p>-3.5493102302</text:p>
          </table:table-cell>
          <table:table-cell office:value-type="float" office:value="-0.95882760588954" calcext:value-type="float">
            <text:p>-0.9588276059</text:p>
          </table:table-cell>
          <table:table-cell office:value-type="float" office:value="-2.72224730680347" calcext:value-type="float">
            <text:p>-2.7222473068</text:p>
          </table:table-cell>
          <table:table-cell office:value-type="float" office:value="-1.19850447131368" calcext:value-type="float">
            <text:p>-1.1985044713</text:p>
          </table:table-cell>
          <table:table-cell office:value-type="float" office:value="0.485582751688513" calcext:value-type="float">
            <text:p>0.4855827517</text:p>
          </table:table-cell>
          <table:table-cell office:value-type="float" office:value="-2.03803648059863" calcext:value-type="float">
            <text:p>-2.0380364806</text:p>
          </table:table-cell>
          <table:table-cell office:value-type="float" office:value="-3.97329409054771" calcext:value-type="float">
            <text:p>-3.9732940905</text:p>
          </table:table-cell>
          <table:table-cell office:value-type="float" office:value="-1.3155267188577" calcext:value-type="float">
            <text:p>-1.3155267189</text:p>
          </table:table-cell>
          <table:table-cell office:value-type="float" office:value="-3.36374242824922" calcext:value-type="float">
            <text:p>-3.3637424282</text:p>
          </table:table-cell>
          <table:table-cell office:value-type="float" office:value="-1.68608652672921" calcext:value-type="float">
            <text:p>-1.6860865267</text:p>
          </table:table-cell>
          <table:table-cell office:value-type="float" office:value="-2.99201560283229" calcext:value-type="float">
            <text:p>-2.9920156028</text:p>
          </table:table-cell>
          <table:table-cell office:value-type="float" office:value="-1.55027682193967" calcext:value-type="float">
            <text:p>-1.5502768219</text:p>
          </table:table-cell>
          <table:table-cell office:value-type="float" office:value="0.519288567650814" calcext:value-type="float">
            <text:p>0.5192885677</text:p>
          </table:table-cell>
          <table:table-cell office:value-type="float" office:value="-2.92212922050685" calcext:value-type="float">
            <text:p>-2.9221292205</text:p>
          </table:table-cell>
          <table:table-cell office:value-type="float" office:value="-3.91911277979807" calcext:value-type="float">
            <text:p>-3.9191127798</text:p>
          </table:table-cell>
          <table:table-cell office:value-type="float" office:value="-1.88753180895801" calcext:value-type="float">
            <text:p>-1.887531809</text:p>
          </table:table-cell>
          <table:table-cell office:value-type="float" office:value="-3.43605623278486" calcext:value-type="float">
            <text:p>-3.4360562328</text:p>
          </table:table-cell>
          <table:table-cell office:value-type="float" office:value="-2.40375053291809" calcext:value-type="float">
            <text:p>-2.4037505329</text:p>
          </table:table-cell>
          <table:table-cell office:value-type="float" office:value="-3.23481210980125" calcext:value-type="float">
            <text:p>-3.2348121098</text:p>
          </table:table-cell>
          <table:table-cell office:value-type="float" office:value="-2.5066143598695" calcext:value-type="float">
            <text:p>-2.5066143599</text:p>
          </table:table-cell>
          <table:table-cell office:value-type="float" office:value="-3.65079551058518" calcext:value-type="float">
            <text:p>-3.6507955106</text:p>
          </table:table-cell>
          <table:table-cell office:value-type="float" office:value="-3.05184897060162" calcext:value-type="float">
            <text:p>-3.0518489706</text:p>
          </table:table-cell>
          <table:table-cell office:value-type="float" office:value="-3.46630842757284" calcext:value-type="float">
            <text:p>-3.4663084276</text:p>
          </table:table-cell>
          <table:table-cell office:value-type="float" office:value="-0.871141296435147" calcext:value-type="float">
            <text:p>-0.8711412964</text:p>
          </table:table-cell>
          <table:table-cell office:value-type="float" office:value="0.496050834192207" calcext:value-type="float">
            <text:p>0.4960508342</text:p>
          </table:table-cell>
          <table:table-cell office:value-type="float" office:value="-2.47922667328275" calcext:value-type="float">
            <text:p>-2.4792266733</text:p>
          </table:table-cell>
          <table:table-cell office:value-type="float" office:value="-2.80278796341298" calcext:value-type="float">
            <text:p>-2.8027879634</text:p>
          </table:table-cell>
          <table:table-cell office:value-type="float" office:value="-3.09530276496629" calcext:value-type="float">
            <text:p>-3.095302765</text:p>
          </table:table-cell>
          <table:table-cell office:value-type="float" office:value="-3.02328882576305" calcext:value-type="float">
            <text:p>-3.0232888258</text:p>
          </table:table-cell>
          <table:table-cell office:value-type="float" office:value="-2.86063752416315" calcext:value-type="float">
            <text:p>-2.8606375242</text:p>
          </table:table-cell>
          <table:table-cell office:value-type="float" office:value="-2.15068196422814" calcext:value-type="float">
            <text:p>-2.1506819642</text:p>
          </table:table-cell>
          <table:table-cell office:value-type="float" office:value="-3.23454399141856" calcext:value-type="float">
            <text:p>-3.2345439914</text:p>
          </table:table-cell>
          <table:table-cell office:value-type="float" office:value="-2.5984628211254" calcext:value-type="float">
            <text:p>-2.5984628211</text:p>
          </table:table-cell>
          <table:table-cell office:value-type="float" office:value="10.098" calcext:value-type="float">
            <text:p>10.098</text:p>
          </table:table-cell>
          <table:table-cell office:value-type="float" office:value="2.05" calcext:value-type="float">
            <text:p>2.05</text:p>
          </table:table-cell>
          <table:table-cell office:value-type="float" office:value="0.675999999999981" calcext:value-type="float">
            <text:p>0.67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5999999999998" calcext:value-type="float">
            <text:p>1.16</text:p>
          </table:table-cell>
          <table:table-cell office:value-type="float" office:value="0.403417345984962" calcext:value-type="float">
            <text:p>0.403417346</text:p>
          </table:table-cell>
          <table:table-cell office:value-type="float" office:value="-3.3071488174516" calcext:value-type="float">
            <text:p>-3.3071488175</text:p>
          </table:table-cell>
          <table:table-cell office:value-type="float" office:value="-0.0506883523393056" calcext:value-type="float">
            <text:p>-0.0506883523</text:p>
          </table:table-cell>
          <table:table-cell office:value-type="float" office:value="-3.09789295791732" calcext:value-type="float">
            <text:p>-3.0978929579</text:p>
          </table:table-cell>
          <table:table-cell office:value-type="float" office:value="-0.00485639342460484" calcext:value-type="float">
            <text:p>-0.0048563934</text:p>
          </table:table-cell>
          <table:table-cell office:value-type="float" office:value="-3.59578795843654" calcext:value-type="float">
            <text:p>-3.5957879584</text:p>
          </table:table-cell>
          <table:table-cell office:value-type="float" office:value="-0.458962091748872" calcext:value-type="float">
            <text:p>-0.4589620917</text:p>
          </table:table-cell>
          <table:table-cell office:value-type="float" office:value="-3.38653209890227" calcext:value-type="float">
            <text:p>-3.3865320989</text:p>
          </table:table-cell>
          <table:table-cell office:value-type="float" office:value="-0.504794050663573" calcext:value-type="float">
            <text:p>-0.5047940507</text:p>
          </table:table-cell>
          <table:table-cell office:value-type="float" office:value="-2.88863709838304" calcext:value-type="float">
            <text:p>-2.8886370984</text:p>
          </table:table-cell>
          <table:table-cell office:value-type="float" office:value="-0.413130132834171" calcext:value-type="float">
            <text:p>-0.4131301328</text:p>
          </table:table-cell>
          <table:table-cell office:value-type="float" office:value="-3.88442709942149" calcext:value-type="float">
            <text:p>-3.8844270994</text:p>
          </table:table-cell>
          <table:table-cell office:value-type="float" office:value="-0.867235831158438" calcext:value-type="float">
            <text:p>-0.8672358312</text:p>
          </table:table-cell>
          <table:table-cell office:value-type="float" office:value="-3.67517123988722" calcext:value-type="float">
            <text:p>-3.6751712399</text:p>
          </table:table-cell>
          <table:table-cell office:value-type="float" office:value="-0.913067790073139" calcext:value-type="float">
            <text:p>-0.9130677901</text:p>
          </table:table-cell>
          <table:table-cell office:value-type="float" office:value="-3.17727623936799" calcext:value-type="float">
            <text:p>-3.1772762394</text:p>
          </table:table-cell>
          <table:table-cell office:value-type="float" office:value="-0.821403872243738" calcext:value-type="float">
            <text:p>-0.8214038722</text:p>
          </table:table-cell>
          <table:table-cell office:value-type="float" office:value="-4.17306624040644" calcext:value-type="float">
            <text:p>-4.1730662404</text:p>
          </table:table-cell>
          <table:table-cell office:value-type="float" office:value="-0.95889974898784" calcext:value-type="float">
            <text:p>-0.958899749</text:p>
          </table:table-cell>
          <table:table-cell office:value-type="float" office:value="-2.67938123884876" calcext:value-type="float">
            <text:p>-2.6793812388</text:p>
          </table:table-cell>
          <table:table-cell office:value-type="float" office:value="-1.32134152948271" calcext:value-type="float">
            <text:p>-1.3213415295</text:p>
          </table:table-cell>
          <table:table-cell office:value-type="float" office:value="-3.46591538035294" calcext:value-type="float">
            <text:p>-3.4659153804</text:p>
          </table:table-cell>
          <table:table-cell office:value-type="float" office:value="-1.36717348839741" calcext:value-type="float">
            <text:p>-1.3671734884</text:p>
          </table:table-cell>
          <table:table-cell office:value-type="float" office:value="-2.96802037983371" calcext:value-type="float">
            <text:p>-2.9680203798</text:p>
          </table:table-cell>
          <table:table-cell office:value-type="float" office:value="-1.27550957056801" calcext:value-type="float">
            <text:p>-1.2755095706</text:p>
          </table:table-cell>
          <table:table-cell office:value-type="float" office:value="-3.96381038087216" calcext:value-type="float">
            <text:p>-3.9638103809</text:p>
          </table:table-cell>
          <table:table-cell office:value-type="float" office:value="-1.77544722780697" calcext:value-type="float">
            <text:p>-1.7754472278</text:p>
          </table:table-cell>
          <table:table-cell office:value-type="float" office:value="-3.25665952081866" calcext:value-type="float">
            <text:p>-3.2566595208</text:p>
          </table:table-cell>
          <table:table-cell office:value-type="float" office:value="-1.72961526889227" calcext:value-type="float">
            <text:p>-1.7296152689</text:p>
          </table:table-cell>
          <table:table-cell office:value-type="float" office:value="-3.75455452133789" calcext:value-type="float">
            <text:p>-3.7545545213</text:p>
          </table:table-cell>
          <table:table-cell office:value-type="float" office:value="-1.82127918672167" calcext:value-type="float">
            <text:p>-1.8212791867</text:p>
          </table:table-cell>
          <table:table-cell office:value-type="float" office:value="-2.75876452029943" calcext:value-type="float">
            <text:p>-2.7587645203</text:p>
          </table:table-cell>
          <table:table-cell office:value-type="float" office:value="-1.68378330997757" calcext:value-type="float">
            <text:p>-1.68378331</text:p>
          </table:table-cell>
          <table:table-cell office:value-type="float" office:value="-4.25244952185711" calcext:value-type="float">
            <text:p>-4.2524495219</text:p>
          </table:table-cell>
          <table:table-cell office:value-type="float" office:value="-2.18372096721654" calcext:value-type="float">
            <text:p>-2.1837209672</text:p>
          </table:table-cell>
          <table:table-cell office:value-type="float" office:value="-3.54529866180361" calcext:value-type="float">
            <text:p>-3.5452986618</text:p>
          </table:table-cell>
          <table:table-cell office:value-type="float" office:value="-2.22955292613124" calcext:value-type="float">
            <text:p>-2.2295529261</text:p>
          </table:table-cell>
          <table:table-cell office:value-type="float" office:value="-3.04740366128438" calcext:value-type="float">
            <text:p>-3.0474036613</text:p>
          </table:table-cell>
          <table:table-cell office:value-type="float" office:value="-2.13788900830184" calcext:value-type="float">
            <text:p>-2.1378890083</text:p>
          </table:table-cell>
          <table:table-cell office:value-type="float" office:value="-4.04319366232284" calcext:value-type="float">
            <text:p>-4.043193662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1]</text:p>
          </table:table-cell>
          <table:table-cell office:value-type="float" office:value="-2" calcext:value-type="float">
            <text:p>-2</text:p>
          </table:table-cell>
          <table:table-cell office:value-type="float" office:value="-0.0583448022697756" calcext:value-type="float">
            <text:p>-0.0583448023</text:p>
          </table:table-cell>
          <table:table-cell office:value-type="float" office:value="-3.3507193547399" calcext:value-type="float">
            <text:p>-3.3507193547</text:p>
          </table:table-cell>
          <table:table-cell office:value-type="float" office:value="-0.524740485054291" calcext:value-type="float">
            <text:p>-0.5247404851</text:p>
          </table:table-cell>
          <table:table-cell office:value-type="float" office:value="-3.04553912482646" calcext:value-type="float">
            <text:p>-3.0455391248</text:p>
          </table:table-cell>
          <table:table-cell office:value-type="float" office:value="-1.33772592444506" calcext:value-type="float">
            <text:p>-1.3377259244</text:p>
          </table:table-cell>
          <table:table-cell office:value-type="float" office:value="-3.93157437295078" calcext:value-type="float">
            <text:p>-3.931574373</text:p>
          </table:table-cell>
          <table:table-cell office:value-type="float" office:value="-0.84456231796585" calcext:value-type="float">
            <text:p>-0.844562318</text:p>
          </table:table-cell>
          <table:table-cell office:value-type="float" office:value="-3.54960505671217" calcext:value-type="float">
            <text:p>-3.5496050567</text:p>
          </table:table-cell>
          <table:table-cell office:value-type="float" office:value="-0.998747254390787" calcext:value-type="float">
            <text:p>-0.9987472544</text:p>
          </table:table-cell>
          <table:table-cell office:value-type="float" office:value="-2.72478140694691" calcext:value-type="float">
            <text:p>-2.7247814069</text:p>
          </table:table-cell>
          <table:table-cell office:value-type="float" office:value="-1.22893220935144" calcext:value-type="float">
            <text:p>-1.2289322094</text:p>
          </table:table-cell>
          <table:table-cell office:value-type="float" office:value="0.459618299876364" calcext:value-type="float">
            <text:p>0.4596182999</text:p>
          </table:table-cell>
          <table:table-cell office:value-type="float" office:value="-2.07772787846899" calcext:value-type="float">
            <text:p>-2.0777278785</text:p>
          </table:table-cell>
          <table:table-cell office:value-type="float" office:value="-3.96833496410278" calcext:value-type="float">
            <text:p>-3.9683349641</text:p>
          </table:table-cell>
          <table:table-cell office:value-type="float" office:value="-1.35528467534213" calcext:value-type="float">
            <text:p>-1.3552846753</text:p>
          </table:table-cell>
          <table:table-cell office:value-type="float" office:value="-3.35934869450869" calcext:value-type="float">
            <text:p>-3.3593486945</text:p>
          </table:table-cell>
          <table:table-cell office:value-type="float" office:value="-1.7259075821178" calcext:value-type="float">
            <text:p>-1.7259075821</text:p>
          </table:table-cell>
          <table:table-cell office:value-type="float" office:value="-2.98823624472023" calcext:value-type="float">
            <text:p>-2.9882362447</text:p>
          </table:table-cell>
          <table:table-cell office:value-type="float" office:value="-1.57561839256313" calcext:value-type="float">
            <text:p>-1.5756183926</text:p>
          </table:table-cell>
          <table:table-cell office:value-type="float" office:value="0.550236989231501" calcext:value-type="float">
            <text:p>0.5502369892</text:p>
          </table:table-cell>
          <table:table-cell office:value-type="float" office:value="-2.95814965537153" calcext:value-type="float">
            <text:p>-2.9581496554</text:p>
          </table:table-cell>
          <table:table-cell office:value-type="float" office:value="-3.9017194399187" calcext:value-type="float">
            <text:p>-3.9017194399</text:p>
          </table:table-cell>
          <table:table-cell office:value-type="float" office:value="-1.92382882216035" calcext:value-type="float">
            <text:p>-1.9238288222</text:p>
          </table:table-cell>
          <table:table-cell office:value-type="float" office:value="-3.41924769826844" calcext:value-type="float">
            <text:p>-3.4192476983</text:p>
          </table:table-cell>
          <table:table-cell office:value-type="float" office:value="-2.43996989829398" calcext:value-type="float">
            <text:p>-2.4399698983</text:p>
          </table:table-cell>
          <table:table-cell office:value-type="float" office:value="-3.21783690518488" calcext:value-type="float">
            <text:p>-3.2178369052</text:p>
          </table:table-cell>
          <table:table-cell office:value-type="float" office:value="-2.54308031843399" calcext:value-type="float">
            <text:p>-2.5430803184</text:p>
          </table:table-cell>
          <table:table-cell office:value-type="float" office:value="-3.63435671908541" calcext:value-type="float">
            <text:p>-3.6343567191</text:p>
          </table:table-cell>
          <table:table-cell office:value-type="float" office:value="-3.0866213894719" calcext:value-type="float">
            <text:p>-3.0866213895</text:p>
          </table:table-cell>
          <table:table-cell office:value-type="float" office:value="-3.44653777037815" calcext:value-type="float">
            <text:p>-3.4465377704</text:p>
          </table:table-cell>
          <table:table-cell office:value-type="float" office:value="-0.910351775376314" calcext:value-type="float">
            <text:p>-0.9103517754</text:p>
          </table:table-cell>
          <table:table-cell office:value-type="float" office:value="0.503958952881527" calcext:value-type="float">
            <text:p>0.5039589529</text:p>
          </table:table-cell>
          <table:table-cell office:value-type="float" office:value="-2.5156856493034" calcext:value-type="float">
            <text:p>-2.5156856493</text:p>
          </table:table-cell>
          <table:table-cell office:value-type="float" office:value="-2.78633369139851" calcext:value-type="float">
            <text:p>-2.7863336914</text:p>
          </table:table-cell>
          <table:table-cell office:value-type="float" office:value="-3.127581274375" calcext:value-type="float">
            <text:p>-3.1275812744</text:p>
          </table:table-cell>
          <table:table-cell office:value-type="float" office:value="-2.99966473148726" calcext:value-type="float">
            <text:p>-2.9996647315</text:p>
          </table:table-cell>
          <table:table-cell office:value-type="float" office:value="-2.88116778736546" calcext:value-type="float">
            <text:p>-2.8811677874</text:p>
          </table:table-cell>
          <table:table-cell office:value-type="float" office:value="-2.116352555657" calcext:value-type="float">
            <text:p>-2.1163525557</text:p>
          </table:table-cell>
          <table:table-cell office:value-type="float" office:value="-3.26053769425303" calcext:value-type="float">
            <text:p>-3.2605376943</text:p>
          </table:table-cell>
          <table:table-cell office:value-type="float" office:value="-2.56806006774757" calcext:value-type="float">
            <text:p>-2.5680600677</text:p>
          </table:table-cell>
          <table:table-cell office:value-type="float" office:value="10.07" calcext:value-type="float">
            <text:p>10.07</text:p>
          </table:table-cell>
          <table:table-cell office:value-type="float" office:value="2.05" calcext:value-type="float">
            <text:p>2.05</text:p>
          </table:table-cell>
          <table:table-cell office:value-type="float" office:value="0.689999999999981" calcext:value-type="float">
            <text:p>0.69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4999999999998" calcext:value-type="float">
            <text:p>1.15</text:p>
          </table:table-cell>
          <table:table-cell office:value-type="float" office:value="0.351698397838758" calcext:value-type="float">
            <text:p>0.3516983978</text:p>
          </table:table-cell>
          <table:table-cell office:value-type="float" office:value="-3.31254792873497" calcext:value-type="float">
            <text:p>-3.3125479287</text:p>
          </table:table-cell>
          <table:table-cell office:value-type="float" office:value="-0.102622789639509" calcext:value-type="float">
            <text:p>-0.1026227896</text:p>
          </table:table-cell>
          <table:table-cell office:value-type="float" office:value="-3.10376033665072" calcext:value-type="float">
            <text:p>-3.1037603367</text:p>
          </table:table-cell>
          <table:table-cell office:value-type="float" office:value="-0.0562775546403165" calcext:value-type="float">
            <text:p>-0.0562775546</text:p>
          </table:table-cell>
          <table:table-cell office:value-type="float" office:value="-3.60160782252654" calcext:value-type="float">
            <text:p>-3.6016078225</text:p>
          </table:table-cell>
          <table:table-cell office:value-type="float" office:value="-0.510598742118583" calcext:value-type="float">
            <text:p>-0.5105987421</text:p>
          </table:table-cell>
          <table:table-cell office:value-type="float" office:value="-3.39282023044229" calcext:value-type="float">
            <text:p>-3.3928202304</text:p>
          </table:table-cell>
          <table:table-cell office:value-type="float" office:value="-0.556943977117775" calcext:value-type="float">
            <text:p>-0.5569439771</text:p>
          </table:table-cell>
          <table:table-cell office:value-type="float" office:value="-2.89497274456648" calcext:value-type="float">
            <text:p>-2.8949727446</text:p>
          </table:table-cell>
          <table:table-cell office:value-type="float" office:value="-0.464253507119391" calcext:value-type="float">
            <text:p>-0.4642535071</text:p>
          </table:table-cell>
          <table:table-cell office:value-type="float" office:value="-3.8906677163181" calcext:value-type="float">
            <text:p>-3.8906677163</text:p>
          </table:table-cell>
          <table:table-cell office:value-type="float" office:value="-0.918574694597657" calcext:value-type="float">
            <text:p>-0.9185746946</text:p>
          </table:table-cell>
          <table:table-cell office:value-type="float" office:value="-3.68188012423386" calcext:value-type="float">
            <text:p>-3.6818801242</text:p>
          </table:table-cell>
          <table:table-cell office:value-type="float" office:value="-0.964919929596849" calcext:value-type="float">
            <text:p>-0.9649199296</text:p>
          </table:table-cell>
          <table:table-cell office:value-type="float" office:value="-3.18403263835804" calcext:value-type="float">
            <text:p>-3.1840326384</text:p>
          </table:table-cell>
          <table:table-cell office:value-type="float" office:value="-0.872229459598465" calcext:value-type="float">
            <text:p>-0.8722294596</text:p>
          </table:table-cell>
          <table:table-cell office:value-type="float" office:value="-4.17972761010967" calcext:value-type="float">
            <text:p>-4.1797276101</text:p>
          </table:table-cell>
          <table:table-cell office:value-type="float" office:value="-1.01126516459604" calcext:value-type="float">
            <text:p>-1.0112651646</text:p>
          </table:table-cell>
          <table:table-cell office:value-type="float" office:value="-2.68618515248223" calcext:value-type="float">
            <text:p>-2.6861851525</text:p>
          </table:table-cell>
          <table:table-cell office:value-type="float" office:value="-1.37289588207592" calcext:value-type="float">
            <text:p>-1.3728958821</text:p>
          </table:table-cell>
          <table:table-cell office:value-type="float" office:value="-3.47309253214961" calcext:value-type="float">
            <text:p>-3.4730925321</text:p>
          </table:table-cell>
          <table:table-cell office:value-type="float" office:value="-1.41924111707512" calcext:value-type="float">
            <text:p>-1.4192411171</text:p>
          </table:table-cell>
          <table:table-cell office:value-type="float" office:value="-2.9752450462738" calcext:value-type="float">
            <text:p>-2.9752450463</text:p>
          </table:table-cell>
          <table:table-cell office:value-type="float" office:value="-1.32655064707673" calcext:value-type="float">
            <text:p>-1.3265506471</text:p>
          </table:table-cell>
          <table:table-cell office:value-type="float" office:value="-3.97094001802543" calcext:value-type="float">
            <text:p>-3.970940018</text:p>
          </table:table-cell>
          <table:table-cell office:value-type="float" office:value="-1.82721706955419" calcext:value-type="float">
            <text:p>-1.8272170696</text:p>
          </table:table-cell>
          <table:table-cell office:value-type="float" office:value="-3.26430494006536" calcext:value-type="float">
            <text:p>-3.2643049401</text:p>
          </table:table-cell>
          <table:table-cell office:value-type="float" office:value="-1.780871834555" calcext:value-type="float">
            <text:p>-1.7808718346</text:p>
          </table:table-cell>
          <table:table-cell office:value-type="float" office:value="-3.76215242594118" calcext:value-type="float">
            <text:p>-3.7621524259</text:p>
          </table:table-cell>
          <table:table-cell office:value-type="float" office:value="-1.87356230455338" calcext:value-type="float">
            <text:p>-1.8735623046</text:p>
          </table:table-cell>
          <table:table-cell office:value-type="float" office:value="-2.76645745418955" calcext:value-type="float">
            <text:p>-2.7664574542</text:p>
          </table:table-cell>
          <table:table-cell office:value-type="float" office:value="-1.7345265995558" calcext:value-type="float">
            <text:p>-1.7345265996</text:p>
          </table:table-cell>
          <table:table-cell office:value-type="float" office:value="-4.25999991181699" calcext:value-type="float">
            <text:p>-4.2599999118</text:p>
          </table:table-cell>
          <table:table-cell office:value-type="float" office:value="-2.23519302203326" calcext:value-type="float">
            <text:p>-2.235193022</text:p>
          </table:table-cell>
          <table:table-cell office:value-type="float" office:value="-3.55336483385693" calcext:value-type="float">
            <text:p>-3.5533648339</text:p>
          </table:table-cell>
          <table:table-cell office:value-type="float" office:value="-2.28153825703246" calcext:value-type="float">
            <text:p>-2.281538257</text:p>
          </table:table-cell>
          <table:table-cell office:value-type="float" office:value="-3.05551734798111" calcext:value-type="float">
            <text:p>-3.055517348</text:p>
          </table:table-cell>
          <table:table-cell office:value-type="float" office:value="-2.18884778703407" calcext:value-type="float">
            <text:p>-2.188847787</text:p>
          </table:table-cell>
          <table:table-cell office:value-type="float" office:value="-4.05121231973275" calcext:value-type="float">
            <text:p>-4.05121231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1]</text:p>
          </table:table-cell>
          <table:table-cell office:value-type="float" office:value="-3" calcext:value-type="float">
            <text:p>-3</text:p>
          </table:table-cell>
          <table:table-cell office:value-type="float" office:value="-0.0981505972684283" calcext:value-type="float">
            <text:p>-0.0981505973</text:p>
          </table:table-cell>
          <table:table-cell office:value-type="float" office:value="-3.3546561916079" calcext:value-type="float">
            <text:p>-3.3546561916</text:p>
          </table:table-cell>
          <table:table-cell office:value-type="float" office:value="-0.564697620383525" calcext:value-type="float">
            <text:p>-0.5646976204</text:p>
          </table:table-cell>
          <table:table-cell office:value-type="float" office:value="-3.04739043146807" calcext:value-type="float">
            <text:p>-3.0473904315</text:p>
          </table:table-cell>
          <table:table-cell office:value-type="float" office:value="-1.37771754941117" calcext:value-type="float">
            <text:p>-1.3777175494</text:p>
          </table:table-cell>
          <table:table-cell office:value-type="float" office:value="-3.93075587886414" calcext:value-type="float">
            <text:p>-3.9307558789</text:p>
          </table:table-cell>
          <table:table-cell office:value-type="float" office:value="-0.884561939334004" calcext:value-type="float">
            <text:p>-0.8845619393</text:p>
          </table:table-cell>
          <table:table-cell office:value-type="float" office:value="-3.54943101532537" calcext:value-type="float">
            <text:p>-3.5494310153</text:p>
          </table:table-cell>
          <table:table-cell office:value-type="float" office:value="-1.03873913226645" calcext:value-type="float">
            <text:p>-1.0387391323</text:p>
          </table:table-cell>
          <table:table-cell office:value-type="float" office:value="-2.72558744911591" calcext:value-type="float">
            <text:p>-2.7255874491</text:p>
          </table:table-cell>
          <table:table-cell office:value-type="float" office:value="-1.26037148740518" calcext:value-type="float">
            <text:p>-1.2603714874</text:p>
          </table:table-cell>
          <table:table-cell office:value-type="float" office:value="0.484348277544356" calcext:value-type="float">
            <text:p>0.4843482775</text:p>
          </table:table-cell>
          <table:table-cell office:value-type="float" office:value="-2.11717580682208" calcext:value-type="float">
            <text:p>-2.1171758068</text:p>
          </table:table-cell>
          <table:table-cell office:value-type="float" office:value="-3.9617122042061" calcext:value-type="float">
            <text:p>-3.9617122042</text:p>
          </table:table-cell>
          <table:table-cell office:value-type="float" office:value="-1.39497229222815" calcext:value-type="float">
            <text:p>-1.3949722922</text:p>
          </table:table-cell>
          <table:table-cell office:value-type="float" office:value="-3.35435939937728" calcext:value-type="float">
            <text:p>-3.3543593994</text:p>
          </table:table-cell>
          <table:table-cell office:value-type="float" office:value="-1.76538119121274" calcext:value-type="float">
            <text:p>-1.7653811912</text:p>
          </table:table-cell>
          <table:table-cell office:value-type="float" office:value="-2.98176830957678" calcext:value-type="float">
            <text:p>-2.9817683096</text:p>
          </table:table-cell>
          <table:table-cell office:value-type="float" office:value="-1.6118830871387" calcext:value-type="float">
            <text:p>-1.6118830871</text:p>
          </table:table-cell>
          <table:table-cell office:value-type="float" office:value="0.533358839826407" calcext:value-type="float">
            <text:p>0.5333588398</text:p>
          </table:table-cell>
          <table:table-cell office:value-type="float" office:value="-2.99359621254965" calcext:value-type="float">
            <text:p>-2.9935962125</text:p>
          </table:table-cell>
          <table:table-cell office:value-type="float" office:value="-3.8831845651088" calcext:value-type="float">
            <text:p>-3.8831845651</text:p>
          </table:table-cell>
          <table:table-cell office:value-type="float" office:value="-1.96342543055889" calcext:value-type="float">
            <text:p>-1.9634254306</text:p>
          </table:table-cell>
          <table:table-cell office:value-type="float" office:value="-3.42491414365619" calcext:value-type="float">
            <text:p>-3.4249141437</text:p>
          </table:table-cell>
          <table:table-cell office:value-type="float" office:value="-2.47465816299493" calcext:value-type="float">
            <text:p>-2.474658163</text:p>
          </table:table-cell>
          <table:table-cell office:value-type="float" office:value="-3.19791896623436" calcext:value-type="float">
            <text:p>-3.1979189662</text:p>
          </table:table-cell>
          <table:table-cell office:value-type="float" office:value="-2.58015226532829" calcext:value-type="float">
            <text:p>-2.5801522653</text:p>
          </table:table-cell>
          <table:table-cell office:value-type="float" office:value="-3.61933437727509" calcext:value-type="float">
            <text:p>-3.6193343773</text:p>
          </table:table-cell>
          <table:table-cell office:value-type="float" office:value="-3.11997071345351" calcext:value-type="float">
            <text:p>-3.1199707135</text:p>
          </table:table-cell>
          <table:table-cell office:value-type="float" office:value="-3.42445106419615" calcext:value-type="float">
            <text:p>-3.4244510642</text:p>
          </table:table-cell>
          <table:table-cell office:value-type="float" office:value="-0.939286260958584" calcext:value-type="float">
            <text:p>-0.939286261</text:p>
          </table:table-cell>
          <table:table-cell office:value-type="float" office:value="0.531577706366965" calcext:value-type="float">
            <text:p>0.5315777064</text:p>
          </table:table-cell>
          <table:table-cell office:value-type="float" office:value="-2.55282715359068" calcext:value-type="float">
            <text:p>-2.5528271536</text:p>
          </table:table-cell>
          <table:table-cell office:value-type="float" office:value="-2.77148415742341" calcext:value-type="float">
            <text:p>-2.7714841574</text:p>
          </table:table-cell>
          <table:table-cell office:value-type="float" office:value="-3.1598674107002" calcext:value-type="float">
            <text:p>-3.1598674107</text:p>
          </table:table-cell>
          <table:table-cell office:value-type="float" office:value="-2.97605106169218" calcext:value-type="float">
            <text:p>-2.9760510617</text:p>
          </table:table-cell>
          <table:table-cell office:value-type="float" office:value="-2.90259162921906" calcext:value-type="float">
            <text:p>-2.9025916292</text:p>
          </table:table-cell>
          <table:table-cell office:value-type="float" office:value="-2.08257358290424" calcext:value-type="float">
            <text:p>-2.0825735829</text:p>
          </table:table-cell>
          <table:table-cell office:value-type="float" office:value="-3.28698075756568" calcext:value-type="float">
            <text:p>-3.2869807576</text:p>
          </table:table-cell>
          <table:table-cell office:value-type="float" office:value="-2.53804733040752" calcext:value-type="float">
            <text:p>-2.5380473304</text:p>
          </table:table-cell>
          <table:table-cell office:value-type="float" office:value="10.042" calcext:value-type="float">
            <text:p>10.042</text:p>
          </table:table-cell>
          <table:table-cell office:value-type="float" office:value="2.05" calcext:value-type="float">
            <text:p>2.05</text:p>
          </table:table-cell>
          <table:table-cell office:value-type="float" office:value="0.703999999999981" calcext:value-type="float">
            <text:p>0.70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3999999999998" calcext:value-type="float">
            <text:p>1.14</text:p>
          </table:table-cell>
          <table:table-cell office:value-type="float" office:value="0.299979449692554" calcext:value-type="float">
            <text:p>0.2999794497</text:p>
          </table:table-cell>
          <table:table-cell office:value-type="float" office:value="-3.31794704001834" calcext:value-type="float">
            <text:p>-3.31794704</text:p>
          </table:table-cell>
          <table:table-cell office:value-type="float" office:value="-0.154157879569241" calcext:value-type="float">
            <text:p>-0.1541578796</text:p>
          </table:table-cell>
          <table:table-cell office:value-type="float" office:value="-3.10875983636821" calcext:value-type="float">
            <text:p>-3.1087598364</text:p>
          </table:table-cell>
          <table:table-cell office:value-type="float" office:value="-0.108250647445992" calcext:value-type="float">
            <text:p>-0.1082506474</text:p>
          </table:table-cell>
          <table:table-cell office:value-type="float" office:value="-3.60664790214081" calcext:value-type="float">
            <text:p>-3.6066479021</text:p>
          </table:table-cell>
          <table:table-cell office:value-type="float" office:value="-0.562387976707787" calcext:value-type="float">
            <text:p>-0.5623879767</text:p>
          </table:table-cell>
          <table:table-cell office:value-type="float" office:value="-3.39746069849067" calcext:value-type="float">
            <text:p>-3.3974606985</text:p>
          </table:table-cell>
          <table:table-cell office:value-type="float" office:value="-0.608295208831037" calcext:value-type="float">
            <text:p>-0.6082952088</text:p>
          </table:table-cell>
          <table:table-cell office:value-type="float" office:value="-2.89957263271807" calcext:value-type="float">
            <text:p>-2.8995726327</text:p>
          </table:table-cell>
          <table:table-cell office:value-type="float" office:value="-0.516480744584537" calcext:value-type="float">
            <text:p>-0.5164807446</text:p>
          </table:table-cell>
          <table:table-cell office:value-type="float" office:value="-3.89534876426327" calcext:value-type="float">
            <text:p>-3.8953487643</text:p>
          </table:table-cell>
          <table:table-cell office:value-type="float" office:value="-0.970618073846332" calcext:value-type="float">
            <text:p>-0.9706180738</text:p>
          </table:table-cell>
          <table:table-cell office:value-type="float" office:value="-3.68616156061313" calcext:value-type="float">
            <text:p>-3.6861615606</text:p>
          </table:table-cell>
          <table:table-cell office:value-type="float" office:value="-1.01652530596958" calcext:value-type="float">
            <text:p>-1.016525306</text:p>
          </table:table-cell>
          <table:table-cell office:value-type="float" office:value="-3.18827349484053" calcext:value-type="float">
            <text:p>-3.1882734948</text:p>
          </table:table-cell>
          <table:table-cell office:value-type="float" office:value="-0.924710841723082" calcext:value-type="float">
            <text:p>-0.9247108417</text:p>
          </table:table-cell>
          <table:table-cell office:value-type="float" office:value="-4.18404962638574" calcext:value-type="float">
            <text:p>-4.1840496264</text:p>
          </table:table-cell>
          <table:table-cell office:value-type="float" office:value="-1.06243253809283" calcext:value-type="float">
            <text:p>-1.0624325381</text:p>
          </table:table-cell>
          <table:table-cell office:value-type="float" office:value="-2.69038542906793" calcext:value-type="float">
            <text:p>-2.6903854291</text:p>
          </table:table-cell>
          <table:table-cell office:value-type="float" office:value="-1.42475540310813" calcext:value-type="float">
            <text:p>-1.4247554031</text:p>
          </table:table-cell>
          <table:table-cell office:value-type="float" office:value="-3.476974356963" calcext:value-type="float">
            <text:p>-3.476974357</text:p>
          </table:table-cell>
          <table:table-cell office:value-type="float" office:value="-1.47066263523138" calcext:value-type="float">
            <text:p>-1.4706626352</text:p>
          </table:table-cell>
          <table:table-cell office:value-type="float" office:value="-2.9790862911904" calcext:value-type="float">
            <text:p>-2.9790862912</text:p>
          </table:table-cell>
          <table:table-cell office:value-type="float" office:value="-1.37884817098488" calcext:value-type="float">
            <text:p>-1.378848171</text:p>
          </table:table-cell>
          <table:table-cell office:value-type="float" office:value="-3.9748624227356" calcext:value-type="float">
            <text:p>-3.9748624227</text:p>
          </table:table-cell>
          <table:table-cell office:value-type="float" office:value="-1.87889273236992" calcext:value-type="float">
            <text:p>-1.8788927324</text:p>
          </table:table-cell>
          <table:table-cell office:value-type="float" office:value="-3.26778715331286" calcext:value-type="float">
            <text:p>-3.2677871533</text:p>
          </table:table-cell>
          <table:table-cell office:value-type="float" office:value="-1.83298550024667" calcext:value-type="float">
            <text:p>-1.8329855002</text:p>
          </table:table-cell>
          <table:table-cell office:value-type="float" office:value="-3.76567521908546" calcext:value-type="float">
            <text:p>-3.7656752191</text:p>
          </table:table-cell>
          <table:table-cell office:value-type="float" office:value="-1.92479996449317" calcext:value-type="float">
            <text:p>-1.9247999645</text:p>
          </table:table-cell>
          <table:table-cell office:value-type="float" office:value="-2.76989908754026" calcext:value-type="float">
            <text:p>-2.7698990875</text:p>
          </table:table-cell>
          <table:table-cell office:value-type="float" office:value="-1.78707826812342" calcext:value-type="float">
            <text:p>-1.7870782681</text:p>
          </table:table-cell>
          <table:table-cell office:value-type="float" office:value="-4.26356328485806" calcext:value-type="float">
            <text:p>-4.2635632849</text:p>
          </table:table-cell>
          <table:table-cell office:value-type="float" office:value="-2.28712282950847" calcext:value-type="float">
            <text:p>-2.2871228295</text:p>
          </table:table-cell>
          <table:table-cell office:value-type="float" office:value="-3.55648801543532" calcext:value-type="float">
            <text:p>-3.5564880154</text:p>
          </table:table-cell>
          <table:table-cell office:value-type="float" office:value="-2.33303006163172" calcext:value-type="float">
            <text:p>-2.3330300616</text:p>
          </table:table-cell>
          <table:table-cell office:value-type="float" office:value="-3.05859994966272" calcext:value-type="float">
            <text:p>-3.0585999497</text:p>
          </table:table-cell>
          <table:table-cell office:value-type="float" office:value="-2.24121559738522" calcext:value-type="float">
            <text:p>-2.2412155974</text:p>
          </table:table-cell>
          <table:table-cell office:value-type="float" office:value="-4.05437608120793" calcext:value-type="float">
            <text:p>-4.054376081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1]</text:p>
          </table:table-cell>
          <table:table-cell office:value-type="float" office:value="-4" calcext:value-type="float">
            <text:p>-4</text:p>
          </table:table-cell>
          <table:table-cell office:value-type="float" office:value="-0.13793826902149" calcext:value-type="float">
            <text:p>-0.137938269</text:p>
          </table:table-cell>
          <table:table-cell office:value-type="float" office:value="-3.35877215765132" calcext:value-type="float">
            <text:p>-3.3587721577</text:p>
          </table:table-cell>
          <table:table-cell office:value-type="float" office:value="-0.604688593989054" calcext:value-type="float">
            <text:p>-0.604688594</text:p>
          </table:table-cell>
          <table:table-cell office:value-type="float" office:value="-3.0482401550007" calcext:value-type="float">
            <text:p>-3.048240155</text:p>
          </table:table-cell>
          <table:table-cell office:value-type="float" office:value="-1.4176262484873" calcext:value-type="float">
            <text:p>-1.4176262485</text:p>
          </table:table-cell>
          <table:table-cell office:value-type="float" office:value="-3.92805481647115" calcext:value-type="float">
            <text:p>-3.9280548165</text:p>
          </table:table-cell>
          <table:table-cell office:value-type="float" office:value="-0.924561551529507" calcext:value-type="float">
            <text:p>-0.9245615515</text:p>
          </table:table-cell>
          <table:table-cell office:value-type="float" office:value="-3.54925487842032" calcext:value-type="float">
            <text:p>-3.5492548784</text:p>
          </table:table-cell>
          <table:table-cell office:value-type="float" office:value="-1.07840287221023" calcext:value-type="float">
            <text:p>-1.0784028722</text:p>
          </table:table-cell>
          <table:table-cell office:value-type="float" office:value="-2.73076313589852" calcext:value-type="float">
            <text:p>-2.7307631359</text:p>
          </table:table-cell>
          <table:table-cell office:value-type="float" office:value="-1.29058691055937" calcext:value-type="float">
            <text:p>-1.2905869106</text:p>
          </table:table-cell>
          <table:table-cell office:value-type="float" office:value="0.458137054688231" calcext:value-type="float">
            <text:p>0.4581370547</text:p>
          </table:table-cell>
          <table:table-cell office:value-type="float" office:value="-2.15653117989379" calcext:value-type="float">
            <text:p>-2.1565311799</text:p>
          </table:table-cell>
          <table:table-cell office:value-type="float" office:value="-3.95455995907701" calcext:value-type="float">
            <text:p>-3.9545599591</text:p>
          </table:table-cell>
          <table:table-cell office:value-type="float" office:value="-1.43485465524881" calcext:value-type="float">
            <text:p>-1.4348546552</text:p>
          </table:table-cell>
          <table:table-cell office:value-type="float" office:value="-3.35129392716435" calcext:value-type="float">
            <text:p>-3.3512939272</text:p>
          </table:table-cell>
          <table:table-cell office:value-type="float" office:value="-1.8047436584801" calcext:value-type="float">
            <text:p>-1.8047436585</text:p>
          </table:table-cell>
          <table:table-cell office:value-type="float" office:value="-2.9746552110518" calcext:value-type="float">
            <text:p>-2.9746552111</text:p>
          </table:table-cell>
          <table:table-cell office:value-type="float" office:value="-1.64861169291504" calcext:value-type="float">
            <text:p>-1.6486116929</text:p>
          </table:table-cell>
          <table:table-cell office:value-type="float" office:value="0.549202119718092" calcext:value-type="float">
            <text:p>0.5492021197</text:p>
          </table:table-cell>
          <table:table-cell office:value-type="float" office:value="-3.02882410663287" calcext:value-type="float">
            <text:p>-3.0288241066</text:p>
          </table:table-cell>
          <table:table-cell office:value-type="float" office:value="-3.86423738910652" calcext:value-type="float">
            <text:p>-3.8642373891</text:p>
          </table:table-cell>
          <table:table-cell office:value-type="float" office:value="-2.00278545616635" calcext:value-type="float">
            <text:p>-2.0027854562</text:p>
          </table:table-cell>
          <table:table-cell office:value-type="float" office:value="-3.41778754669969" calcext:value-type="float">
            <text:p>-3.4177875467</text:p>
          </table:table-cell>
          <table:table-cell office:value-type="float" office:value="-2.51164053277941" calcext:value-type="float">
            <text:p>-2.5116405328</text:p>
          </table:table-cell>
          <table:table-cell office:value-type="float" office:value="-3.18267743333493" calcext:value-type="float">
            <text:p>-3.1826774333</text:p>
          </table:table-cell>
          <table:table-cell office:value-type="float" office:value="-2.61472903576055" calcext:value-type="float">
            <text:p>-2.6147290358</text:p>
          </table:table-cell>
          <table:table-cell office:value-type="float" office:value="-3.59922351089707" calcext:value-type="float">
            <text:p>-3.5992235109</text:p>
          </table:table-cell>
          <table:table-cell office:value-type="float" office:value="-3.15299160819962" calcext:value-type="float">
            <text:p>-3.1529916082</text:p>
          </table:table-cell>
          <table:table-cell office:value-type="float" office:value="-3.40187628822459" calcext:value-type="float">
            <text:p>-3.4018762882</text:p>
          </table:table-cell>
          <table:table-cell office:value-type="float" office:value="-0.967450055647508" calcext:value-type="float">
            <text:p>-0.9674500556</text:p>
          </table:table-cell>
          <table:table-cell office:value-type="float" office:value="0.503173469557641" calcext:value-type="float">
            <text:p>0.5031734696</text:p>
          </table:table-cell>
          <table:table-cell office:value-type="float" office:value="-2.58979271592362" calcext:value-type="float">
            <text:p>-2.5897927159</text:p>
          </table:table-cell>
          <table:table-cell office:value-type="float" office:value="-2.75620190623421" calcext:value-type="float">
            <text:p>-2.7562019062</text:p>
          </table:table-cell>
          <table:table-cell office:value-type="float" office:value="-3.19223126438816" calcext:value-type="float">
            <text:p>-3.1922312644</text:p>
          </table:table-cell>
          <table:table-cell office:value-type="float" office:value="-2.9525440207371" calcext:value-type="float">
            <text:p>-2.9525440207</text:p>
          </table:table-cell>
          <table:table-cell office:value-type="float" office:value="-2.92258218533878" calcext:value-type="float">
            <text:p>-2.9225821853</text:p>
          </table:table-cell>
          <table:table-cell office:value-type="float" office:value="-2.04792711604218" calcext:value-type="float">
            <text:p>-2.047927116</text:p>
          </table:table-cell>
          <table:table-cell office:value-type="float" office:value="-3.31187180067774" calcext:value-type="float">
            <text:p>-3.3118718007</text:p>
          </table:table-cell>
          <table:table-cell office:value-type="float" office:value="-2.50673541617678" calcext:value-type="float">
            <text:p>-2.5067354162</text:p>
          </table:table-cell>
          <table:table-cell office:value-type="float" office:value="10.014" calcext:value-type="float">
            <text:p>10.014</text:p>
          </table:table-cell>
          <table:table-cell office:value-type="float" office:value="2.05" calcext:value-type="float">
            <text:p>2.05</text:p>
          </table:table-cell>
          <table:table-cell office:value-type="float" office:value="0.717999999999981" calcext:value-type="float">
            <text:p>0.71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2999999999998" calcext:value-type="float">
            <text:p>1.13</text:p>
          </table:table-cell>
          <table:table-cell office:value-type="float" office:value="0.24826050154635" calcext:value-type="float">
            <text:p>0.2482605015</text:p>
          </table:table-cell>
          <table:table-cell office:value-type="float" office:value="-3.32334615130172" calcext:value-type="float">
            <text:p>-3.3233461513</text:p>
          </table:table-cell>
          <table:table-cell office:value-type="float" office:value="-0.20577846703839" calcext:value-type="float">
            <text:p>-0.205778467</text:p>
          </table:table-cell>
          <table:table-cell office:value-type="float" office:value="-3.11394554240455" calcext:value-type="float">
            <text:p>-3.1139455424</text:p>
          </table:table-cell>
          <table:table-cell office:value-type="float" office:value="-0.1601052296189" calcext:value-type="float">
            <text:p>-0.1601052296</text:p>
          </table:table-cell>
          <table:table-cell office:value-type="float" office:value="-3.6118551279556" calcext:value-type="float">
            <text:p>-3.611855128</text:p>
          </table:table-cell>
          <table:table-cell office:value-type="float" office:value="-0.614144198203639" calcext:value-type="float">
            <text:p>-0.6141441982</text:p>
          </table:table-cell>
          <table:table-cell office:value-type="float" office:value="-3.40245451905843" calcext:value-type="float">
            <text:p>-3.4024545191</text:p>
          </table:table-cell>
          <table:table-cell office:value-type="float" office:value="-0.65981743562313" calcext:value-type="float">
            <text:p>-0.6598174356</text:p>
          </table:table-cell>
          <table:table-cell office:value-type="float" office:value="-2.90454493350738" calcext:value-type="float">
            <text:p>-2.9045449335</text:p>
          </table:table-cell>
          <table:table-cell office:value-type="float" office:value="-0.568470960784149" calcext:value-type="float">
            <text:p>-0.5684709608</text:p>
          </table:table-cell>
          <table:table-cell office:value-type="float" office:value="-3.90036410460949" calcext:value-type="float">
            <text:p>-3.9003641046</text:p>
          </table:table-cell>
          <table:table-cell office:value-type="float" office:value="-1.02250992936889" calcext:value-type="float">
            <text:p>-1.0225099294</text:p>
          </table:table-cell>
          <table:table-cell office:value-type="float" office:value="-3.69096349571232" calcext:value-type="float">
            <text:p>-3.6909634957</text:p>
          </table:table-cell>
          <table:table-cell office:value-type="float" office:value="-1.06818316678838" calcext:value-type="float">
            <text:p>-1.0681831668</text:p>
          </table:table-cell>
          <table:table-cell office:value-type="float" office:value="-3.19305391016126" calcext:value-type="float">
            <text:p>-3.1930539102</text:p>
          </table:table-cell>
          <table:table-cell office:value-type="float" office:value="-0.976836691949398" calcext:value-type="float">
            <text:p>-0.9768366919</text:p>
          </table:table-cell>
          <table:table-cell office:value-type="float" office:value="-4.18887308126337" calcext:value-type="float">
            <text:p>-4.1888730813</text:p>
          </table:table-cell>
          <table:table-cell office:value-type="float" office:value="-1.11385640420787" calcext:value-type="float">
            <text:p>-1.1138564042</text:p>
          </table:table-cell>
          <table:table-cell office:value-type="float" office:value="-2.69514432461021" calcext:value-type="float">
            <text:p>-2.6951443246</text:p>
          </table:table-cell>
          <table:table-cell office:value-type="float" office:value="-1.47654889795363" calcext:value-type="float">
            <text:p>-1.476548898</text:p>
          </table:table-cell>
          <table:table-cell office:value-type="float" office:value="-3.48156288681514" calcext:value-type="float">
            <text:p>-3.4815628868</text:p>
          </table:table-cell>
          <table:table-cell office:value-type="float" office:value="-1.52222213537312" calcext:value-type="float">
            <text:p>-1.5222221354</text:p>
          </table:table-cell>
          <table:table-cell office:value-type="float" office:value="-2.98365330126409" calcext:value-type="float">
            <text:p>-2.9836533013</text:p>
          </table:table-cell>
          <table:table-cell office:value-type="float" office:value="-1.43087566053414" calcext:value-type="float">
            <text:p>-1.4308756605</text:p>
          </table:table-cell>
          <table:table-cell office:value-type="float" office:value="-3.9794724723662" calcext:value-type="float">
            <text:p>-3.9794724724</text:p>
          </table:table-cell>
          <table:table-cell office:value-type="float" office:value="-1.93058786653837" calcext:value-type="float">
            <text:p>-1.9305878665</text:p>
          </table:table-cell>
          <table:table-cell office:value-type="float" office:value="-3.27216227791797" calcext:value-type="float">
            <text:p>-3.2721622779</text:p>
          </table:table-cell>
          <table:table-cell office:value-type="float" office:value="-1.88491462911888" calcext:value-type="float">
            <text:p>-1.8849146291</text:p>
          </table:table-cell>
          <table:table-cell office:value-type="float" office:value="-3.77007186346903" calcext:value-type="float">
            <text:p>-3.7700718635</text:p>
          </table:table-cell>
          <table:table-cell office:value-type="float" office:value="-1.97626110395786" calcext:value-type="float">
            <text:p>-1.976261104</text:p>
          </table:table-cell>
          <table:table-cell office:value-type="float" office:value="-2.77425269236692" calcext:value-type="float">
            <text:p>-2.7742526924</text:p>
          </table:table-cell>
          <table:table-cell office:value-type="float" office:value="-1.83924139169939" calcext:value-type="float">
            <text:p>-1.8392413917</text:p>
          </table:table-cell>
          <table:table-cell office:value-type="float" office:value="-4.26798144902008" calcext:value-type="float">
            <text:p>-4.267981449</text:p>
          </table:table-cell>
          <table:table-cell office:value-type="float" office:value="-2.33895359770362" calcext:value-type="float">
            <text:p>-2.3389535977</text:p>
          </table:table-cell>
          <table:table-cell office:value-type="float" office:value="-3.56067125457186" calcext:value-type="float">
            <text:p>-3.5606712546</text:p>
          </table:table-cell>
          <table:table-cell office:value-type="float" office:value="-2.38462683512311" calcext:value-type="float">
            <text:p>-2.3846268351</text:p>
          </table:table-cell>
          <table:table-cell office:value-type="float" office:value="-3.0627616690208" calcext:value-type="float">
            <text:p>-3.062761669</text:p>
          </table:table-cell>
          <table:table-cell office:value-type="float" office:value="-2.29328036028413" calcext:value-type="float">
            <text:p>-2.2932803603</text:p>
          </table:table-cell>
          <table:table-cell office:value-type="float" office:value="-4.05858084012291" calcext:value-type="float">
            <text:p>-4.05858084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5]</text:p>
          </table:table-cell>
          <table:table-cell office:value-type="float" office:value="-1" calcext:value-type="float">
            <text:p>-1</text:p>
          </table:table-cell>
          <table:table-cell office:value-type="float" office:value="0.638480980637876" calcext:value-type="float">
            <text:p>0.6384809806</text:p>
          </table:table-cell>
          <table:table-cell office:value-type="float" office:value="-2.80221929066355" calcext:value-type="float">
            <text:p>-2.8022192907</text:p>
          </table:table-cell>
          <table:table-cell office:value-type="float" office:value="0.359764388687215" calcext:value-type="float">
            <text:p>0.3597643887</text:p>
          </table:table-cell>
          <table:table-cell office:value-type="float" office:value="-2.30989846128611" calcext:value-type="float">
            <text:p>-2.3098984613</text:p>
          </table:table-cell>
          <table:table-cell office:value-type="float" office:value="-1.26965764986038" calcext:value-type="float">
            <text:p>-1.2696576499</text:p>
          </table:table-cell>
          <table:table-cell office:value-type="float" office:value="-3.63572261096752" calcext:value-type="float">
            <text:p>-3.635722611</text:p>
          </table:table-cell>
          <table:table-cell office:value-type="float" office:value="-0.446944695683381" calcext:value-type="float">
            <text:p>-0.4469446957</text:p>
          </table:table-cell>
          <table:table-cell office:value-type="float" office:value="-3.37984953139613" calcext:value-type="float">
            <text:p>-3.3798495314</text:p>
          </table:table-cell>
          <table:table-cell office:value-type="float" office:value="-0.191943841547721" calcext:value-type="float">
            <text:p>-0.1919438415</text:p>
          </table:table-cell>
          <table:table-cell office:value-type="float" office:value="-2.34741009933426" calcext:value-type="float">
            <text:p>-2.3474100993</text:p>
          </table:table-cell>
          <table:table-cell office:value-type="float" office:value="-2.2426649747096" calcext:value-type="float">
            <text:p>-2.2426649747</text:p>
          </table:table-cell>
          <table:table-cell office:value-type="float" office:value="-3.01374933937461" calcext:value-type="float">
            <text:p>-3.0137493394</text:p>
          </table:table-cell>
          <table:table-cell office:value-type="float" office:value="-2.53213108450324" calcext:value-type="float">
            <text:p>-2.5321310845</text:p>
          </table:table-cell>
          <table:table-cell office:value-type="float" office:value="-3.6783076515578" calcext:value-type="float">
            <text:p>-3.6783076516</text:p>
          </table:table-cell>
          <table:table-cell office:value-type="float" office:value="-0.853756437504436" calcext:value-type="float">
            <text:p>-0.8537564375</text:p>
          </table:table-cell>
          <table:table-cell office:value-type="float" office:value="-2.95514618021519" calcext:value-type="float">
            <text:p>-2.9551461802</text:p>
          </table:table-cell>
          <table:table-cell office:value-type="float" office:value="-1.81346848934722" calcext:value-type="float">
            <text:p>-1.8134684893</text:p>
          </table:table-cell>
          <table:table-cell office:value-type="float" office:value="-2.87548310374989" calcext:value-type="float">
            <text:p>-2.8754831037</text:p>
          </table:table-cell>
          <table:table-cell office:value-type="float" office:value="-1.18444925769543" calcext:value-type="float">
            <text:p>-1.1844492577</text:p>
          </table:table-cell>
          <table:table-cell office:value-type="float" office:value="-1.94306224181486" calcext:value-type="float">
            <text:p>-1.9430622418</text:p>
          </table:table-cell>
          <table:table-cell office:value-type="float" office:value="-1.97168815261853" calcext:value-type="float">
            <text:p>-1.9716881526</text:p>
          </table:table-cell>
          <table:table-cell office:value-type="float" office:value="-3.80193719165243" calcext:value-type="float">
            <text:p>-3.8019371917</text:p>
          </table:table-cell>
          <table:table-cell office:value-type="float" office:value="-0.820493314599409" calcext:value-type="float">
            <text:p>-0.8204933146</text:p>
          </table:table-cell>
          <table:table-cell office:value-type="float" office:value="-2.406505906915" calcext:value-type="float">
            <text:p>-2.4065059069</text:p>
          </table:table-cell>
          <table:table-cell office:value-type="float" office:value="-2.3633998874564" calcext:value-type="float">
            <text:p>-2.3633998875</text:p>
          </table:table-cell>
          <table:table-cell office:value-type="float" office:value="-2.64089424696124" calcext:value-type="float">
            <text:p>-2.640894247</text:p>
          </table:table-cell>
          <table:table-cell office:value-type="float" office:value="-1.3980913975724" calcext:value-type="float">
            <text:p>-1.3980913976</text:p>
          </table:table-cell>
          <table:table-cell office:value-type="float" office:value="-3.05986827888286" calcext:value-type="float">
            <text:p>-3.0598682789</text:p>
          </table:table-cell>
          <table:table-cell office:value-type="float" office:value="-2.17099911883343" calcext:value-type="float">
            <text:p>-2.1709991188</text:p>
          </table:table-cell>
          <table:table-cell office:value-type="float" office:value="-3.41731217608143" calcext:value-type="float">
            <text:p>-3.4173121761</text:p>
          </table:table-cell>
          <table:table-cell office:value-type="float" office:value="-1.9423149128631" calcext:value-type="float">
            <text:p>-1.9423149129</text:p>
          </table:table-cell>
          <table:table-cell office:value-type="float" office:value="-2.38228146713499" calcext:value-type="float">
            <text:p>-2.3822814671</text:p>
          </table:table-cell>
          <table:table-cell office:value-type="float" office:value="-1.44560285839432" calcext:value-type="float">
            <text:p>-1.4456028584</text:p>
          </table:table-cell>
          <table:table-cell office:value-type="float" office:value="-2.59979562819072" calcext:value-type="float">
            <text:p>-2.5997956282</text:p>
          </table:table-cell>
          <table:table-cell office:value-type="float" office:value="-1.76496525500905" calcext:value-type="float">
            <text:p>-1.764965255</text:p>
          </table:table-cell>
          <table:table-cell office:value-type="float" office:value="-3.29735100225861" calcext:value-type="float">
            <text:p>-3.2973510023</text:p>
          </table:table-cell>
          <table:table-cell office:value-type="float" office:value="-2.66687145718827" calcext:value-type="float">
            <text:p>-2.6668714572</text:p>
          </table:table-cell>
          <table:table-cell office:value-type="float" office:value="-2.31259926713759" calcext:value-type="float">
            <text:p>-2.3125992671</text:p>
          </table:table-cell>
          <table:table-cell office:value-type="float" office:value="-3.23431444971665" calcext:value-type="float">
            <text:p>-3.2343144497</text:p>
          </table:table-cell>
          <table:table-cell office:value-type="float" office:value="-2.25752058512453" calcext:value-type="float">
            <text:p>-2.2575205851</text:p>
          </table:table-cell>
          <table:table-cell office:value-type="float" office:value="9.36999999999997" calcext:value-type="float">
            <text:p>9.37</text:p>
          </table:table-cell>
          <table:table-cell office:value-type="float" office:value="2.05" calcext:value-type="float">
            <text:p>2.05</text:p>
          </table:table-cell>
          <table:table-cell office:value-type="float" office:value="1.03999999999998" calcext:value-type="float">
            <text:p>1.0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99999999999976" calcext:value-type="float">
            <text:p>0.9</text:p>
          </table:table-cell>
          <table:table-cell office:value-type="float" office:value="0.917465885740724" calcext:value-type="float">
            <text:p>0.9174658857</text:p>
          </table:table-cell>
          <table:table-cell office:value-type="float" office:value="-2.77715189355915" calcext:value-type="float">
            <text:p>-2.7771518936</text:p>
          </table:table-cell>
          <table:table-cell office:value-type="float" office:value="0.463817706041034" calcext:value-type="float">
            <text:p>0.463817706</text:p>
          </table:table-cell>
          <table:table-cell office:value-type="float" office:value="-2.56690601594164" calcext:value-type="float">
            <text:p>-2.5669060159</text:p>
          </table:table-cell>
          <table:table-cell office:value-type="float" office:value="0.50856352483316" calcext:value-type="float">
            <text:p>0.5085635248</text:p>
          </table:table-cell>
          <table:table-cell office:value-type="float" office:value="-3.0648998027509" calcext:value-type="float">
            <text:p>-3.0648998028</text:p>
          </table:table-cell>
          <table:table-cell office:value-type="float" office:value="0.0549153451334702" calcext:value-type="float">
            <text:p>0.0549153451</text:p>
          </table:table-cell>
          <table:table-cell office:value-type="float" office:value="-2.85465392513339" calcext:value-type="float">
            <text:p>-2.8546539251</text:p>
          </table:table-cell>
          <table:table-cell office:value-type="float" office:value="0.0101695263413438" calcext:value-type="float">
            <text:p>0.0101695263</text:p>
          </table:table-cell>
          <table:table-cell office:value-type="float" office:value="-2.35666013832413" calcext:value-type="float">
            <text:p>-2.3566601383</text:p>
          </table:table-cell>
          <table:table-cell office:value-type="float" office:value="0.0996611639255966" calcext:value-type="float">
            <text:p>0.0996611639</text:p>
          </table:table-cell>
          <table:table-cell office:value-type="float" office:value="-3.35264771194264" calcext:value-type="float">
            <text:p>-3.3526477119</text:p>
          </table:table-cell>
          <table:table-cell office:value-type="float" office:value="-0.353987015774094" calcext:value-type="float">
            <text:p>-0.3539870158</text:p>
          </table:table-cell>
          <table:table-cell office:value-type="float" office:value="-3.14240183432513" calcext:value-type="float">
            <text:p>-3.1424018343</text:p>
          </table:table-cell>
          <table:table-cell office:value-type="float" office:value="-0.39873283456622" calcext:value-type="float">
            <text:p>-0.3987328346</text:p>
          </table:table-cell>
          <table:table-cell office:value-type="float" office:value="-2.64440804751587" calcext:value-type="float">
            <text:p>-2.6444080475</text:p>
          </table:table-cell>
          <table:table-cell office:value-type="float" office:value="-0.309241196981967" calcext:value-type="float">
            <text:p>-0.309241197</text:p>
          </table:table-cell>
          <table:table-cell office:value-type="float" office:value="-3.64039562113439" calcext:value-type="float">
            <text:p>-3.6403956211</text:p>
          </table:table-cell>
          <table:table-cell office:value-type="float" office:value="-0.443478653358346" calcext:value-type="float">
            <text:p>-0.4434786534</text:p>
          </table:table-cell>
          <table:table-cell office:value-type="float" office:value="-2.14641426070662" calcext:value-type="float">
            <text:p>-2.1464142607</text:p>
          </table:table-cell>
          <table:table-cell office:value-type="float" office:value="-0.807635195473784" calcext:value-type="float">
            <text:p>-0.8076351955</text:p>
          </table:table-cell>
          <table:table-cell office:value-type="float" office:value="-2.93215595670762" calcext:value-type="float">
            <text:p>-2.9321559567</text:p>
          </table:table-cell>
          <table:table-cell office:value-type="float" office:value="-0.85238101426591" calcext:value-type="float">
            <text:p>-0.8523810143</text:p>
          </table:table-cell>
          <table:table-cell office:value-type="float" office:value="-2.43416216989836" calcext:value-type="float">
            <text:p>-2.4341621699</text:p>
          </table:table-cell>
          <table:table-cell office:value-type="float" office:value="-0.762889376681658" calcext:value-type="float">
            <text:p>-0.7628893767</text:p>
          </table:table-cell>
          <table:table-cell office:value-type="float" office:value="-3.43014974351687" calcext:value-type="float">
            <text:p>-3.4301497435</text:p>
          </table:table-cell>
          <table:table-cell office:value-type="float" office:value="-1.26128337517347" calcext:value-type="float">
            <text:p>-1.2612833752</text:p>
          </table:table-cell>
          <table:table-cell office:value-type="float" office:value="-2.72191007909011" calcext:value-type="float">
            <text:p>-2.7219100791</text:p>
          </table:table-cell>
          <table:table-cell office:value-type="float" office:value="-1.21653755638135" calcext:value-type="float">
            <text:p>-1.2165375564</text:p>
          </table:table-cell>
          <table:table-cell office:value-type="float" office:value="-3.21990386589936" calcext:value-type="float">
            <text:p>-3.2199038659</text:p>
          </table:table-cell>
          <table:table-cell office:value-type="float" office:value="-1.3060291939656" calcext:value-type="float">
            <text:p>-1.306029194</text:p>
          </table:table-cell>
          <table:table-cell office:value-type="float" office:value="-2.22391629228085" calcext:value-type="float">
            <text:p>-2.2239162923</text:p>
          </table:table-cell>
          <table:table-cell office:value-type="float" office:value="-1.17179173758922" calcext:value-type="float">
            <text:p>-1.1717917376</text:p>
          </table:table-cell>
          <table:table-cell office:value-type="float" office:value="-3.71789765270862" calcext:value-type="float">
            <text:p>-3.7178976527</text:p>
          </table:table-cell>
          <table:table-cell office:value-type="float" office:value="-1.67018573608104" calcext:value-type="float">
            <text:p>-1.6701857361</text:p>
          </table:table-cell>
          <table:table-cell office:value-type="float" office:value="-3.00965798828185" calcext:value-type="float">
            <text:p>-3.0096579883</text:p>
          </table:table-cell>
          <table:table-cell office:value-type="float" office:value="-1.71493155487316" calcext:value-type="float">
            <text:p>-1.7149315549</text:p>
          </table:table-cell>
          <table:table-cell office:value-type="float" office:value="-2.5116642014726" calcext:value-type="float">
            <text:p>-2.5116642015</text:p>
          </table:table-cell>
          <table:table-cell office:value-type="float" office:value="-1.62543991728891" calcext:value-type="float">
            <text:p>-1.6254399173</text:p>
          </table:table-cell>
          <table:table-cell office:value-type="float" office:value="-3.50765177509111" calcext:value-type="float">
            <text:p>-3.507651775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5]</text:p>
          </table:table-cell>
          <table:table-cell office:value-type="float" office:value="-2" calcext:value-type="float">
            <text:p>-2</text:p>
          </table:table-cell>
          <table:table-cell office:value-type="float" office:value="0.598717930519366" calcext:value-type="float">
            <text:p>0.5987179305</text:p>
          </table:table-cell>
          <table:table-cell office:value-type="float" office:value="-2.80656668589206" calcext:value-type="float">
            <text:p>-2.8065666859</text:p>
          </table:table-cell>
          <table:table-cell office:value-type="float" office:value="0.319812523567106" calcext:value-type="float">
            <text:p>0.3198125236</text:p>
          </table:table-cell>
          <table:table-cell office:value-type="float" office:value="-2.31186021392714" calcext:value-type="float">
            <text:p>-2.3118602139</text:p>
          </table:table-cell>
          <table:table-cell office:value-type="float" office:value="-1.30920500256801" calcext:value-type="float">
            <text:p>-1.3092050026</text:p>
          </table:table-cell>
          <table:table-cell office:value-type="float" office:value="-3.64172318542492" calcext:value-type="float">
            <text:p>-3.6417231854</text:p>
          </table:table-cell>
          <table:table-cell office:value-type="float" office:value="-0.484714049866396" calcext:value-type="float">
            <text:p>-0.4847140499</text:p>
          </table:table-cell>
          <table:table-cell office:value-type="float" office:value="-3.3930205558285" calcext:value-type="float">
            <text:p>-3.3930205558</text:p>
          </table:table-cell>
          <table:table-cell office:value-type="float" office:value="-0.231863424684471" calcext:value-type="float">
            <text:p>-0.2318634247</text:p>
          </table:table-cell>
          <table:table-cell office:value-type="float" office:value="-2.34487496971467" calcext:value-type="float">
            <text:p>-2.3448749697</text:p>
          </table:table-cell>
          <table:table-cell office:value-type="float" office:value="-2.28166248657862" calcext:value-type="float">
            <text:p>-2.2816624866</text:p>
          </table:table-cell>
          <table:table-cell office:value-type="float" office:value="-3.00485023447436" calcext:value-type="float">
            <text:p>-3.0048502345</text:p>
          </table:table-cell>
          <table:table-cell office:value-type="float" office:value="-2.57122705422474" calcext:value-type="float">
            <text:p>-2.5712270542</text:p>
          </table:table-cell>
          <table:table-cell office:value-type="float" office:value="-3.66985157968399" calcext:value-type="float">
            <text:p>-3.6698515797</text:p>
          </table:table-cell>
          <table:table-cell office:value-type="float" office:value="-0.891791751410036" calcext:value-type="float">
            <text:p>-0.8917917514</text:p>
          </table:table-cell>
          <table:table-cell office:value-type="float" office:value="-2.96752821946979" calcext:value-type="float">
            <text:p>-2.9675282195</text:p>
          </table:table-cell>
          <table:table-cell office:value-type="float" office:value="-1.85321127252415" calcext:value-type="float">
            <text:p>-1.8532112725</text:p>
          </table:table-cell>
          <table:table-cell office:value-type="float" office:value="-2.87095417613379" calcext:value-type="float">
            <text:p>-2.8709541761</text:p>
          </table:table-cell>
          <table:table-cell office:value-type="float" office:value="-1.22204091649893" calcext:value-type="float">
            <text:p>-1.2220409165</text:p>
          </table:table-cell>
          <table:table-cell office:value-type="float" office:value="-1.95673217921052" calcext:value-type="float">
            <text:p>-1.9567321792</text:p>
          </table:table-cell>
          <table:table-cell office:value-type="float" office:value="-2.010142676475" calcext:value-type="float">
            <text:p>-2.0101426765</text:p>
          </table:table-cell>
          <table:table-cell office:value-type="float" office:value="-3.79092585227104" calcext:value-type="float">
            <text:p>-3.7909258523</text:p>
          </table:table-cell>
          <table:table-cell office:value-type="float" office:value="-0.859922927329613" calcext:value-type="float">
            <text:p>-0.8599229273</text:p>
          </table:table-cell>
          <table:table-cell office:value-type="float" office:value="-2.39977496047738" calcext:value-type="float">
            <text:p>-2.3997749605</text:p>
          </table:table-cell>
          <table:table-cell office:value-type="float" office:value="-2.40139097594062" calcext:value-type="float">
            <text:p>-2.4013909759</text:p>
          </table:table-cell>
          <table:table-cell office:value-type="float" office:value="-2.62837717079369" calcext:value-type="float">
            <text:p>-2.6283771708</text:p>
          </table:table-cell>
          <table:table-cell office:value-type="float" office:value="-1.43807103591609" calcext:value-type="float">
            <text:p>-1.4380710359</text:p>
          </table:table-cell>
          <table:table-cell office:value-type="float" office:value="-3.05859214491348" calcext:value-type="float">
            <text:p>-3.0585921449</text:p>
          </table:table-cell>
          <table:table-cell office:value-type="float" office:value="-2.20986126430437" calcext:value-type="float">
            <text:p>-2.2098612643</text:p>
          </table:table-cell>
          <table:table-cell office:value-type="float" office:value="-3.40783939141188" calcext:value-type="float">
            <text:p>-3.4078393914</text:p>
          </table:table-cell>
          <table:table-cell office:value-type="float" office:value="-1.98224615521308" calcext:value-type="float">
            <text:p>-1.9822461552</text:p>
          </table:table-cell>
          <table:table-cell office:value-type="float" office:value="-2.38462579739906" calcext:value-type="float">
            <text:p>-2.3846257974</text:p>
          </table:table-cell>
          <table:table-cell office:value-type="float" office:value="-1.48558044135231" calcext:value-type="float">
            <text:p>-1.4855804414</text:p>
          </table:table-cell>
          <table:table-cell office:value-type="float" office:value="-2.60113460572483" calcext:value-type="float">
            <text:p>-2.6011346057</text:p>
          </table:table-cell>
          <table:table-cell office:value-type="float" office:value="-1.80456267751661" calcext:value-type="float">
            <text:p>-1.8045626775</text:p>
          </table:table-cell>
          <table:table-cell office:value-type="float" office:value="-3.29169024870821" calcext:value-type="float">
            <text:p>-3.2916902487</text:p>
          </table:table-cell>
          <table:table-cell office:value-type="float" office:value="-2.69213245202289" calcext:value-type="float">
            <text:p>-2.692132452</text:p>
          </table:table-cell>
          <table:table-cell office:value-type="float" office:value="-2.28158504233726" calcext:value-type="float">
            <text:p>-2.2815850423</text:p>
          </table:table-cell>
          <table:table-cell office:value-type="float" office:value="-3.26412801685507" calcext:value-type="float">
            <text:p>-3.2641280169</text:p>
          </table:table-cell>
          <table:table-cell office:value-type="float" office:value="-2.23085316653025" calcext:value-type="float">
            <text:p>-2.2308531665</text:p>
          </table:table-cell>
          <table:table-cell office:value-type="float" office:value="9.34199999999997" calcext:value-type="float">
            <text:p>9.342</text:p>
          </table:table-cell>
          <table:table-cell office:value-type="float" office:value="2.05" calcext:value-type="float">
            <text:p>2.05</text:p>
          </table:table-cell>
          <table:table-cell office:value-type="float" office:value="1.05399999999998" calcext:value-type="float">
            <text:p>1.05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89999999999976" calcext:value-type="float">
            <text:p>0.89</text:p>
          </table:table-cell>
          <table:table-cell office:value-type="float" office:value="0.865763003163478" calcext:value-type="float">
            <text:p>0.8657630032</text:p>
          </table:table-cell>
          <table:table-cell office:value-type="float" office:value="-2.78270274333225" calcext:value-type="float">
            <text:p>-2.7827027433</text:p>
          </table:table-cell>
          <table:table-cell office:value-type="float" office:value="0.412216907013955" calcext:value-type="float">
            <text:p>0.412216907</text:p>
          </table:table-cell>
          <table:table-cell office:value-type="float" office:value="-2.57223673974135" calcext:value-type="float">
            <text:p>-2.5722367397</text:p>
          </table:table-cell>
          <table:table-cell office:value-type="float" office:value="0.456721049346005" calcext:value-type="float">
            <text:p>0.4567210493</text:p>
          </table:table-cell>
          <table:table-cell office:value-type="float" office:value="-3.07025218258955" calcext:value-type="float">
            <text:p>-3.0702521826</text:p>
          </table:table-cell>
          <table:table-cell office:value-type="float" office:value="0.00317495319648198" calcext:value-type="float">
            <text:p>0.0031749532</text:p>
          </table:table-cell>
          <table:table-cell office:value-type="float" office:value="-2.85978617899864" calcext:value-type="float">
            <text:p>-2.859786179</text:p>
          </table:table-cell>
          <table:table-cell office:value-type="float" office:value="-0.0413291891355684" calcext:value-type="float">
            <text:p>-0.0413291891</text:p>
          </table:table-cell>
          <table:table-cell office:value-type="float" office:value="-2.36177073615044" calcext:value-type="float">
            <text:p>-2.3617707362</text:p>
          </table:table-cell>
          <table:table-cell office:value-type="float" office:value="0.0476790955285324" calcext:value-type="float">
            <text:p>0.0476790955</text:p>
          </table:table-cell>
          <table:table-cell office:value-type="float" office:value="-3.35780162184684" calcext:value-type="float">
            <text:p>-3.3578016218</text:p>
          </table:table-cell>
          <table:table-cell office:value-type="float" office:value="-0.405867000620991" calcext:value-type="float">
            <text:p>-0.4058670006</text:p>
          </table:table-cell>
          <table:table-cell office:value-type="float" office:value="-3.14733561825593" calcext:value-type="float">
            <text:p>-3.1473356183</text:p>
          </table:table-cell>
          <table:table-cell office:value-type="float" office:value="-0.450371142953041" calcext:value-type="float">
            <text:p>-0.450371143</text:p>
          </table:table-cell>
          <table:table-cell office:value-type="float" office:value="-2.64932017540773" calcext:value-type="float">
            <text:p>-2.6493201754</text:p>
          </table:table-cell>
          <table:table-cell office:value-type="float" office:value="-0.361362858288941" calcext:value-type="float">
            <text:p>-0.3613628583</text:p>
          </table:table-cell>
          <table:table-cell office:value-type="float" office:value="-3.64535106110413" calcext:value-type="float">
            <text:p>-3.6453510611</text:p>
          </table:table-cell>
          <table:table-cell office:value-type="float" office:value="-0.494875285285092" calcext:value-type="float">
            <text:p>-0.4948752853</text:p>
          </table:table-cell>
          <table:table-cell office:value-type="float" office:value="-2.15130473255953" calcext:value-type="float">
            <text:p>-2.1513047326</text:p>
          </table:table-cell>
          <table:table-cell office:value-type="float" office:value="-0.859413096770514" calcext:value-type="float">
            <text:p>-0.8594130968</text:p>
          </table:table-cell>
          <table:table-cell office:value-type="float" office:value="-2.93686961466503" calcext:value-type="float">
            <text:p>-2.9368696147</text:p>
          </table:table-cell>
          <table:table-cell office:value-type="float" office:value="-0.903917239102565" calcext:value-type="float">
            <text:p>-0.9039172391</text:p>
          </table:table-cell>
          <table:table-cell office:value-type="float" office:value="-2.43885417181683" calcext:value-type="float">
            <text:p>-2.4388541718</text:p>
          </table:table-cell>
          <table:table-cell office:value-type="float" office:value="-0.814908954438464" calcext:value-type="float">
            <text:p>-0.8149089544</text:p>
          </table:table-cell>
          <table:table-cell office:value-type="float" office:value="-3.43488505751323" calcext:value-type="float">
            <text:p>-3.4348850575</text:p>
          </table:table-cell>
          <table:table-cell office:value-type="float" office:value="-1.31295919292004" calcext:value-type="float">
            <text:p>-1.3129591929</text:p>
          </table:table-cell>
          <table:table-cell office:value-type="float" office:value="-2.72640361107412" calcext:value-type="float">
            <text:p>-2.7264036111</text:p>
          </table:table-cell>
          <table:table-cell office:value-type="float" office:value="-1.26845505058799" calcext:value-type="float">
            <text:p>-1.2684550506</text:p>
          </table:table-cell>
          <table:table-cell office:value-type="float" office:value="-3.22441905392232" calcext:value-type="float">
            <text:p>-3.2244190539</text:p>
          </table:table-cell>
          <table:table-cell office:value-type="float" office:value="-1.35746333525209" calcext:value-type="float">
            <text:p>-1.3574633353</text:p>
          </table:table-cell>
          <table:table-cell office:value-type="float" office:value="-2.22838816822592" calcext:value-type="float">
            <text:p>-2.2283881682</text:p>
          </table:table-cell>
          <table:table-cell office:value-type="float" office:value="-1.22395090825594" calcext:value-type="float">
            <text:p>-1.2239509083</text:p>
          </table:table-cell>
          <table:table-cell office:value-type="float" office:value="-3.72243449677052" calcext:value-type="float">
            <text:p>-3.7224344968</text:p>
          </table:table-cell>
          <table:table-cell office:value-type="float" office:value="-1.72200114673751" calcext:value-type="float">
            <text:p>-1.7220011467</text:p>
          </table:table-cell>
          <table:table-cell office:value-type="float" office:value="-3.01395305033142" calcext:value-type="float">
            <text:p>-3.0139530503</text:p>
          </table:table-cell>
          <table:table-cell office:value-type="float" office:value="-1.76650528906956" calcext:value-type="float">
            <text:p>-1.7665052891</text:p>
          </table:table-cell>
          <table:table-cell office:value-type="float" office:value="-2.51593760748322" calcext:value-type="float">
            <text:p>-2.5159376075</text:p>
          </table:table-cell>
          <table:table-cell office:value-type="float" office:value="-1.67749700440546" calcext:value-type="float">
            <text:p>-1.6774970044</text:p>
          </table:table-cell>
          <table:table-cell office:value-type="float" office:value="-3.51196849317962" calcext:value-type="float">
            <text:p>-3.511968493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5]</text:p>
          </table:table-cell>
          <table:table-cell office:value-type="float" office:value="-3" calcext:value-type="float">
            <text:p>-3</text:p>
          </table:table-cell>
          <table:table-cell office:value-type="float" office:value="0.558962581132421" calcext:value-type="float">
            <text:p>0.5589625811</text:p>
          </table:table-cell>
          <table:table-cell office:value-type="float" office:value="-2.81098394693505" calcext:value-type="float">
            <text:p>-2.8109839469</text:p>
          </table:table-cell>
          <table:table-cell office:value-type="float" office:value="0.280098587195552" calcext:value-type="float">
            <text:p>0.2800985872</text:p>
          </table:table-cell>
          <table:table-cell office:value-type="float" office:value="-2.31663548961302" calcext:value-type="float">
            <text:p>-2.3166354896</text:p>
          </table:table-cell>
          <table:table-cell office:value-type="float" office:value="-1.34885257913361" calcext:value-type="float">
            <text:p>-1.3488525791</text:p>
          </table:table-cell>
          <table:table-cell office:value-type="float" office:value="-3.64702126738682" calcext:value-type="float">
            <text:p>-3.6470212674</text:p>
          </table:table-cell>
          <table:table-cell office:value-type="float" office:value="-0.523241744917355" calcext:value-type="float">
            <text:p>-0.5232417449</text:p>
          </table:table-cell>
          <table:table-cell office:value-type="float" office:value="-3.40377307711703" calcext:value-type="float">
            <text:p>-3.4037730771</text:p>
          </table:table-cell>
          <table:table-cell office:value-type="float" office:value="-0.271612943045849" calcext:value-type="float">
            <text:p>-0.271612943</text:p>
          </table:table-cell>
          <table:table-cell office:value-type="float" office:value="-2.34040554133529" calcext:value-type="float">
            <text:p>-2.3404055413</text:p>
          </table:table-cell>
          <table:table-cell office:value-type="float" office:value="-2.32045379555194" calcext:value-type="float">
            <text:p>-2.3204537956</text:p>
          </table:table-cell>
          <table:table-cell office:value-type="float" office:value="-2.9950914257286" calcext:value-type="float">
            <text:p>-2.9950914257</text:p>
          </table:table-cell>
          <table:table-cell office:value-type="float" office:value="-2.61043102972938" calcext:value-type="float">
            <text:p>-2.6104310297</text:p>
          </table:table-cell>
          <table:table-cell office:value-type="float" office:value="-3.66191128342806" calcext:value-type="float">
            <text:p>-3.6619112834</text:p>
          </table:table-cell>
          <table:table-cell office:value-type="float" office:value="-0.92886268736386" calcext:value-type="float">
            <text:p>-0.9288626874</text:p>
          </table:table-cell>
          <table:table-cell office:value-type="float" office:value="-2.98255305582522" calcext:value-type="float">
            <text:p>-2.9825530558</text:p>
          </table:table-cell>
          <table:table-cell office:value-type="float" office:value="-1.8929355598847" calcext:value-type="float">
            <text:p>-1.8929355599</text:p>
          </table:table-cell>
          <table:table-cell office:value-type="float" office:value="-2.86626578689055" calcext:value-type="float">
            <text:p>-2.8662657869</text:p>
          </table:table-cell>
          <table:table-cell office:value-type="float" office:value="-1.26043620461828" calcext:value-type="float">
            <text:p>-1.2604362046</text:p>
          </table:table-cell>
          <table:table-cell office:value-type="float" office:value="-1.96794832160585" calcext:value-type="float">
            <text:p>-1.9679483216</text:p>
          </table:table-cell>
          <table:table-cell office:value-type="float" office:value="-2.04833721268844" calcext:value-type="float">
            <text:p>-2.0483372127</text:p>
          </table:table-cell>
          <table:table-cell office:value-type="float" office:value="-3.7790440424998" calcext:value-type="float">
            <text:p>-3.7790440425</text:p>
          </table:table-cell>
          <table:table-cell office:value-type="float" office:value="-0.897697366526185" calcext:value-type="float">
            <text:p>-0.8976973665</text:p>
          </table:table-cell>
          <table:table-cell office:value-type="float" office:value="-2.41293139401328" calcext:value-type="float">
            <text:p>-2.412931394</text:p>
          </table:table-cell>
          <table:table-cell office:value-type="float" office:value="-2.43987020039954" calcext:value-type="float">
            <text:p>-2.4398702004</text:p>
          </table:table-cell>
          <table:table-cell office:value-type="float" office:value="-2.61745246095589" calcext:value-type="float">
            <text:p>-2.617452461</text:p>
          </table:table-cell>
          <table:table-cell office:value-type="float" office:value="-1.47791978706443" calcext:value-type="float">
            <text:p>-1.4779197871</text:p>
          </table:table-cell>
          <table:table-cell office:value-type="float" office:value="-3.06206734734176" calcext:value-type="float">
            <text:p>-3.0620673473</text:p>
          </table:table-cell>
          <table:table-cell office:value-type="float" office:value="-2.24850122133822" calcext:value-type="float">
            <text:p>-2.2485012213</text:p>
          </table:table-cell>
          <table:table-cell office:value-type="float" office:value="-3.39749754822885" calcext:value-type="float">
            <text:p>-3.3974975482</text:p>
          </table:table-cell>
          <table:table-cell office:value-type="float" office:value="-2.02194666686827" calcext:value-type="float">
            <text:p>-2.0219466669</text:p>
          </table:table-cell>
          <table:table-cell office:value-type="float" office:value="-2.37974016803159" calcext:value-type="float">
            <text:p>-2.379740168</text:p>
          </table:table-cell>
          <table:table-cell office:value-type="float" office:value="-1.52552718861536" calcext:value-type="float">
            <text:p>-1.5255271886</text:p>
          </table:table-cell>
          <table:table-cell office:value-type="float" office:value="-2.59907126302372" calcext:value-type="float">
            <text:p>-2.599071263</text:p>
          </table:table-cell>
          <table:table-cell office:value-type="float" office:value="-1.84399405796185" calcext:value-type="float">
            <text:p>-1.843994058</text:p>
          </table:table-cell>
          <table:table-cell office:value-type="float" office:value="-3.28496966568422" calcext:value-type="float">
            <text:p>-3.2849696657</text:p>
          </table:table-cell>
          <table:table-cell office:value-type="float" office:value="-2.72108771414042" calcext:value-type="float">
            <text:p>-2.7210877141</text:p>
          </table:table-cell>
          <table:table-cell office:value-type="float" office:value="-2.25398807156682" calcext:value-type="float">
            <text:p>-2.2539880716</text:p>
          </table:table-cell>
          <table:table-cell office:value-type="float" office:value="-3.29332090780803" calcext:value-type="float">
            <text:p>-3.2933209078</text:p>
          </table:table-cell>
          <table:table-cell office:value-type="float" office:value="-2.20350768943057" calcext:value-type="float">
            <text:p>-2.2035076894</text:p>
          </table:table-cell>
          <table:table-cell office:value-type="float" office:value="9.31399999999997" calcext:value-type="float">
            <text:p>9.314</text:p>
          </table:table-cell>
          <table:table-cell office:value-type="float" office:value="2.05" calcext:value-type="float">
            <text:p>2.05</text:p>
          </table:table-cell>
          <table:table-cell office:value-type="float" office:value="1.06799999999998" calcext:value-type="float">
            <text:p>1.06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79999999999976" calcext:value-type="float">
            <text:p>0.88</text:p>
          </table:table-cell>
          <table:table-cell office:value-type="float" office:value="0.865763003163478" calcext:value-type="float">
            <text:p>0.8657630032</text:p>
          </table:table-cell>
          <table:table-cell office:value-type="float" office:value="-2.78270274333225" calcext:value-type="float">
            <text:p>-2.7827027433</text:p>
          </table:table-cell>
          <table:table-cell office:value-type="float" office:value="0.411630405569019" calcext:value-type="float">
            <text:p>0.4116304056</text:p>
          </table:table-cell>
          <table:table-cell office:value-type="float" office:value="-2.57350526772103" calcext:value-type="float">
            <text:p>-2.5735052677</text:p>
          </table:table-cell>
          <table:table-cell office:value-type="float" office:value="0.457526376079353" calcext:value-type="float">
            <text:p>0.4575263761</text:p>
          </table:table-cell>
          <table:table-cell office:value-type="float" office:value="-3.07139437173006" calcext:value-type="float">
            <text:p>-3.0713943717</text:p>
          </table:table-cell>
          <table:table-cell office:value-type="float" office:value="0.00339377848489364" calcext:value-type="float">
            <text:p>0.0033937785</text:p>
          </table:table-cell>
          <table:table-cell office:value-type="float" office:value="-2.86219689611883" calcext:value-type="float">
            <text:p>-2.8621968961</text:p>
          </table:table-cell>
          <table:table-cell office:value-type="float" office:value="-0.0425021920254408" calcext:value-type="float">
            <text:p>-0.042502192</text:p>
          </table:table-cell>
          <table:table-cell office:value-type="float" office:value="-2.3643077921098" calcext:value-type="float">
            <text:p>-2.3643077921</text:p>
          </table:table-cell>
          <table:table-cell office:value-type="float" office:value="0.0492897489952281" calcext:value-type="float">
            <text:p>0.049289749</text:p>
          </table:table-cell>
          <table:table-cell office:value-type="float" office:value="-3.36008600012786" calcext:value-type="float">
            <text:p>-3.3600860001</text:p>
          </table:table-cell>
          <table:table-cell office:value-type="float" office:value="-0.404842848599232" calcext:value-type="float">
            <text:p>-0.4048428486</text:p>
          </table:table-cell>
          <table:table-cell office:value-type="float" office:value="-3.15088852451664" calcext:value-type="float">
            <text:p>-3.1508885245</text:p>
          </table:table-cell>
          <table:table-cell office:value-type="float" office:value="-0.450738819109566" calcext:value-type="float">
            <text:p>-0.4507388191</text:p>
          </table:table-cell>
          <table:table-cell office:value-type="float" office:value="-2.65299942050761" calcext:value-type="float">
            <text:p>-2.6529994205</text:p>
          </table:table-cell>
          <table:table-cell office:value-type="float" office:value="-0.358946878088897" calcext:value-type="float">
            <text:p>-0.3589468781</text:p>
          </table:table-cell>
          <table:table-cell office:value-type="float" office:value="-3.64877762852567" calcext:value-type="float">
            <text:p>-3.6487776285</text:p>
          </table:table-cell>
          <table:table-cell office:value-type="float" office:value="-0.4966347896199" calcext:value-type="float">
            <text:p>-0.4966347896</text:p>
          </table:table-cell>
          <table:table-cell office:value-type="float" office:value="-2.15511031649858" calcext:value-type="float">
            <text:p>-2.1551103165</text:p>
          </table:table-cell>
          <table:table-cell office:value-type="float" office:value="-0.858975446193691" calcext:value-type="float">
            <text:p>-0.8589754462</text:p>
          </table:table-cell>
          <table:table-cell office:value-type="float" office:value="-2.94169104890542" calcext:value-type="float">
            <text:p>-2.9416910489</text:p>
          </table:table-cell>
          <table:table-cell office:value-type="float" office:value="-0.904871416704026" calcext:value-type="float">
            <text:p>-0.9048714167</text:p>
          </table:table-cell>
          <table:table-cell office:value-type="float" office:value="-2.44380194489639" calcext:value-type="float">
            <text:p>-2.4438019449</text:p>
          </table:table-cell>
          <table:table-cell office:value-type="float" office:value="-0.813079475683357" calcext:value-type="float">
            <text:p>-0.8130794757</text:p>
          </table:table-cell>
          <table:table-cell office:value-type="float" office:value="-3.43958015291445" calcext:value-type="float">
            <text:p>-3.4395801529</text:p>
          </table:table-cell>
          <table:table-cell office:value-type="float" office:value="-1.31310804378815" calcext:value-type="float">
            <text:p>-1.3131080438</text:p>
          </table:table-cell>
          <table:table-cell office:value-type="float" office:value="-2.73249357329419" calcext:value-type="float">
            <text:p>-2.7324935733</text:p>
          </table:table-cell>
          <table:table-cell office:value-type="float" office:value="-1.26721207327782" calcext:value-type="float">
            <text:p>-1.2672120733</text:p>
          </table:table-cell>
          <table:table-cell office:value-type="float" office:value="-3.23038267730322" calcext:value-type="float">
            <text:p>-3.2303826773</text:p>
          </table:table-cell>
          <table:table-cell office:value-type="float" office:value="-1.35900401429849" calcext:value-type="float">
            <text:p>-1.3590040143</text:p>
          </table:table-cell>
          <table:table-cell office:value-type="float" office:value="-2.23460446928516" calcext:value-type="float">
            <text:p>-2.2346044693</text:p>
          </table:table-cell>
          <table:table-cell office:value-type="float" office:value="-1.22131610276748" calcext:value-type="float">
            <text:p>-1.2213161028</text:p>
          </table:table-cell>
          <table:table-cell office:value-type="float" office:value="-3.72827178131225" calcext:value-type="float">
            <text:p>-3.7282717813</text:p>
          </table:table-cell>
          <table:table-cell office:value-type="float" office:value="-1.72134467087228" calcext:value-type="float">
            <text:p>-1.7213446709</text:p>
          </table:table-cell>
          <table:table-cell office:value-type="float" office:value="-3.021185201692" calcext:value-type="float">
            <text:p>-3.0211852017</text:p>
          </table:table-cell>
          <table:table-cell office:value-type="float" office:value="-1.76724064138261" calcext:value-type="float">
            <text:p>-1.7672406414</text:p>
          </table:table-cell>
          <table:table-cell office:value-type="float" office:value="-2.52329609768297" calcext:value-type="float">
            <text:p>-2.5232960977</text:p>
          </table:table-cell>
          <table:table-cell office:value-type="float" office:value="-1.67544870036194" calcext:value-type="float">
            <text:p>-1.6754487004</text:p>
          </table:table-cell>
          <table:table-cell office:value-type="float" office:value="-3.51907430570103" calcext:value-type="float">
            <text:p>-3.51907430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5]</text:p>
          </table:table-cell>
          <table:table-cell office:value-type="float" office:value="-4" calcext:value-type="float">
            <text:p>-4</text:p>
          </table:table-cell>
          <table:table-cell office:value-type="float" office:value="0.51915558112603" calcext:value-type="float">
            <text:p>0.5191555811</text:p>
          </table:table-cell>
          <table:table-cell office:value-type="float" office:value="-2.8149085807385" calcext:value-type="float">
            <text:p>-2.8149085807</text:p>
          </table:table-cell>
          <table:table-cell office:value-type="float" office:value="0.240340545144305" calcext:value-type="float">
            <text:p>0.2403405451</text:p>
          </table:table-cell>
          <table:table-cell office:value-type="float" office:value="-2.32102844900861" calcext:value-type="float">
            <text:p>-2.321028449</text:p>
          </table:table-cell>
          <table:table-cell office:value-type="float" office:value="-1.38836131057303" calcext:value-type="float">
            <text:p>-1.3883613106</text:p>
          </table:table-cell>
          <table:table-cell office:value-type="float" office:value="-3.65327107858775" calcext:value-type="float">
            <text:p>-3.6532710786</text:p>
          </table:table-cell>
          <table:table-cell office:value-type="float" office:value="-0.561893891047972" calcext:value-type="float">
            <text:p>-0.561893891</text:p>
          </table:table-cell>
          <table:table-cell office:value-type="float" office:value="-3.414069270564" calcext:value-type="float">
            <text:p>-3.4140692706</text:p>
          </table:table-cell>
          <table:table-cell office:value-type="float" office:value="-0.31151326530804" calcext:value-type="float">
            <text:p>-0.3115132653</text:p>
          </table:table-cell>
          <table:table-cell office:value-type="float" office:value="-2.33758343514074" calcext:value-type="float">
            <text:p>-2.3375834351</text:p>
          </table:table-cell>
          <table:table-cell office:value-type="float" office:value="-2.35880910706036" calcext:value-type="float">
            <text:p>-2.3588091071</text:p>
          </table:table-cell>
          <table:table-cell office:value-type="float" office:value="-2.98373932992686" calcext:value-type="float">
            <text:p>-2.9837393299</text:p>
          </table:table-cell>
          <table:table-cell office:value-type="float" office:value="-2.6489628134352" calcext:value-type="float">
            <text:p>-2.6489628134</text:p>
          </table:table-cell>
          <table:table-cell office:value-type="float" office:value="-3.65117342309893" calcext:value-type="float">
            <text:p>-3.6511734231</text:p>
          </table:table-cell>
          <table:table-cell office:value-type="float" office:value="-0.967067460301314" calcext:value-type="float">
            <text:p>-0.9670674603</text:p>
          </table:table-cell>
          <table:table-cell office:value-type="float" office:value="-2.99440190913673" calcext:value-type="float">
            <text:p>-2.9944019091</text:p>
          </table:table-cell>
          <table:table-cell office:value-type="float" office:value="-1.93236233937328" calcext:value-type="float">
            <text:p>-1.9323623394</text:p>
          </table:table-cell>
          <table:table-cell office:value-type="float" office:value="-2.85951826444456" calcext:value-type="float">
            <text:p>-2.8595182644</text:p>
          </table:table-cell>
          <table:table-cell office:value-type="float" office:value="-1.2978054859885" calcext:value-type="float">
            <text:p>-1.297805486</text:p>
          </table:table-cell>
          <table:table-cell office:value-type="float" office:value="-1.98221495435059" calcext:value-type="float">
            <text:p>-1.9822149544</text:p>
          </table:table-cell>
          <table:table-cell office:value-type="float" office:value="-2.08650926512189" calcext:value-type="float">
            <text:p>-2.0865092651</text:p>
          </table:table-cell>
          <table:table-cell office:value-type="float" office:value="-3.76709019738544" calcext:value-type="float">
            <text:p>-3.7670901974</text:p>
          </table:table-cell>
          <table:table-cell office:value-type="float" office:value="-0.932639582231608" calcext:value-type="float">
            <text:p>-0.9326395822</text:p>
          </table:table-cell>
          <table:table-cell office:value-type="float" office:value="-2.43240038375583" calcext:value-type="float">
            <text:p>-2.4324003838</text:p>
          </table:table-cell>
          <table:table-cell office:value-type="float" office:value="-2.47941395398914" calcext:value-type="float">
            <text:p>-2.479413954</text:p>
          </table:table-cell>
          <table:table-cell office:value-type="float" office:value="-2.61142821394525" calcext:value-type="float">
            <text:p>-2.6114282139</text:p>
          </table:table-cell>
          <table:table-cell office:value-type="float" office:value="-1.51772733035258" calcext:value-type="float">
            <text:p>-1.5177273304</text:p>
          </table:table-cell>
          <table:table-cell office:value-type="float" office:value="-3.06598646680435" calcext:value-type="float">
            <text:p>-3.0659864668</text:p>
          </table:table-cell>
          <table:table-cell office:value-type="float" office:value="-2.28669490114867" calcext:value-type="float">
            <text:p>-2.2866949011</text:p>
          </table:table-cell>
          <table:table-cell office:value-type="float" office:value="-3.38561298586684" calcext:value-type="float">
            <text:p>-3.3856129859</text:p>
          </table:table-cell>
          <table:table-cell office:value-type="float" office:value="-2.06193674736469" calcext:value-type="float">
            <text:p>-2.0619367474</text:p>
          </table:table-cell>
          <table:table-cell office:value-type="float" office:value="-2.38063093280952" calcext:value-type="float">
            <text:p>-2.3806309328</text:p>
          </table:table-cell>
          <table:table-cell office:value-type="float" office:value="-1.56547566091262" calcext:value-type="float">
            <text:p>-1.5654756609</text:p>
          </table:table-cell>
          <table:table-cell office:value-type="float" office:value="-2.59704159282522" calcext:value-type="float">
            <text:p>-2.5970415928</text:p>
          </table:table-cell>
          <table:table-cell office:value-type="float" office:value="-1.88330846085164" calcext:value-type="float">
            <text:p>-1.8833084609</text:p>
          </table:table-cell>
          <table:table-cell office:value-type="float" office:value="-3.27759554028389" calcext:value-type="float">
            <text:p>-3.2775955403</text:p>
          </table:table-cell>
          <table:table-cell office:value-type="float" office:value="-2.74540870358848" calcext:value-type="float">
            <text:p>-2.7454087036</text:p>
          </table:table-cell>
          <table:table-cell office:value-type="float" office:value="-2.22223134830595" calcext:value-type="float">
            <text:p>-2.2222313483</text:p>
          </table:table-cell>
          <table:table-cell office:value-type="float" office:value="-3.32249405789474" calcext:value-type="float">
            <text:p>-3.3224940579</text:p>
          </table:table-cell>
          <table:table-cell office:value-type="float" office:value="-2.17614115303997" calcext:value-type="float">
            <text:p>-2.176141153</text:p>
          </table:table-cell>
          <table:table-cell office:value-type="float" office:value="9.28599999999997" calcext:value-type="float">
            <text:p>9.286</text:p>
          </table:table-cell>
          <table:table-cell office:value-type="float" office:value="2.05" calcext:value-type="float">
            <text:p>2.05</text:p>
          </table:table-cell>
          <table:table-cell office:value-type="float" office:value="1.08199999999998" calcext:value-type="float">
            <text:p>1.08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69999999999976" calcext:value-type="float">
            <text:p>0.87</text:p>
          </table:table-cell>
          <table:table-cell office:value-type="float" office:value="0.814060120586233" calcext:value-type="float">
            <text:p>0.8140601206</text:p>
          </table:table-cell>
          <table:table-cell office:value-type="float" office:value="-2.78825359310535" calcext:value-type="float">
            <text:p>-2.7882535931</text:p>
          </table:table-cell>
          <table:table-cell office:value-type="float" office:value="0.360300851066996" calcext:value-type="float">
            <text:p>0.3603008511</text:p>
          </table:table-cell>
          <table:table-cell office:value-type="float" office:value="-2.57824758051198" calcext:value-type="float">
            <text:p>-2.5782475805</text:p>
          </table:table-cell>
          <table:table-cell office:value-type="float" office:value="0.405309943973276" calcext:value-type="float">
            <text:p>0.405309944</text:p>
          </table:table-cell>
          <table:table-cell office:value-type="float" office:value="-3.07621764141499" calcext:value-type="float">
            <text:p>-3.0762176414</text:p>
          </table:table-cell>
          <table:table-cell office:value-type="float" office:value="-0.0484493255459598" calcext:value-type="float">
            <text:p>-0.0484493255</text:p>
          </table:table-cell>
          <table:table-cell office:value-type="float" office:value="-2.86621162882162" calcext:value-type="float">
            <text:p>-2.8662116288</text:p>
          </table:table-cell>
          <table:table-cell office:value-type="float" office:value="-0.09345841845224" calcext:value-type="float">
            <text:p>-0.0934584185</text:p>
          </table:table-cell>
          <table:table-cell office:value-type="float" office:value="-2.3682415679186" calcext:value-type="float">
            <text:p>-2.3682415679</text:p>
          </table:table-cell>
          <table:table-cell office:value-type="float" office:value="-0.00344023263967969" calcext:value-type="float">
            <text:p>-0.0034402326</text:p>
          </table:table-cell>
          <table:table-cell office:value-type="float" office:value="-3.36418168972463" calcext:value-type="float">
            <text:p>-3.3641816897</text:p>
          </table:table-cell>
          <table:table-cell office:value-type="float" office:value="-0.457199502158916" calcext:value-type="float">
            <text:p>-0.4571995022</text:p>
          </table:table-cell>
          <table:table-cell office:value-type="float" office:value="-3.15417567713126" calcext:value-type="float">
            <text:p>-3.1541756771</text:p>
          </table:table-cell>
          <table:table-cell office:value-type="float" office:value="-0.502208595065196" calcext:value-type="float">
            <text:p>-0.5022085951</text:p>
          </table:table-cell>
          <table:table-cell office:value-type="float" office:value="-2.65620561622824" calcext:value-type="float">
            <text:p>-2.6562056162</text:p>
          </table:table-cell>
          <table:table-cell office:value-type="float" office:value="-0.412190409252636" calcext:value-type="float">
            <text:p>-0.4121904093</text:p>
          </table:table-cell>
          <table:table-cell office:value-type="float" office:value="-3.65214573803427" calcext:value-type="float">
            <text:p>-3.652145738</text:p>
          </table:table-cell>
          <table:table-cell office:value-type="float" office:value="-0.547217687971476" calcext:value-type="float">
            <text:p>-0.547217688</text:p>
          </table:table-cell>
          <table:table-cell office:value-type="float" office:value="-2.15823555532523" calcext:value-type="float">
            <text:p>-2.1582355553</text:p>
          </table:table-cell>
          <table:table-cell office:value-type="float" office:value="-0.910958771678152" calcext:value-type="float">
            <text:p>-0.9109587717</text:p>
          </table:table-cell>
          <table:table-cell office:value-type="float" office:value="-2.94416966453788" calcext:value-type="float">
            <text:p>-2.9441696645</text:p>
          </table:table-cell>
          <table:table-cell office:value-type="float" office:value="-0.955967864584432" calcext:value-type="float">
            <text:p>-0.9559678646</text:p>
          </table:table-cell>
          <table:table-cell office:value-type="float" office:value="-2.44619960363487" calcext:value-type="float">
            <text:p>-2.4461996036</text:p>
          </table:table-cell>
          <table:table-cell office:value-type="float" office:value="-0.865949678771872" calcext:value-type="float">
            <text:p>-0.8659496788</text:p>
          </table:table-cell>
          <table:table-cell office:value-type="float" office:value="-3.4421397254409" calcext:value-type="float">
            <text:p>-3.4421397254</text:p>
          </table:table-cell>
          <table:table-cell office:value-type="float" office:value="-1.36471804119739" calcext:value-type="float">
            <text:p>-1.3647180412</text:p>
          </table:table-cell>
          <table:table-cell office:value-type="float" office:value="-2.73416365194451" calcext:value-type="float">
            <text:p>-2.7341636519</text:p>
          </table:table-cell>
          <table:table-cell office:value-type="float" office:value="-1.31970894829111" calcext:value-type="float">
            <text:p>-1.3197089483</text:p>
          </table:table-cell>
          <table:table-cell office:value-type="float" office:value="-3.23213371284752" calcext:value-type="float">
            <text:p>-3.2321337128</text:p>
          </table:table-cell>
          <table:table-cell office:value-type="float" office:value="-1.40972713410367" calcext:value-type="float">
            <text:p>-1.4097271341</text:p>
          </table:table-cell>
          <table:table-cell office:value-type="float" office:value="-2.23619359104149" calcext:value-type="float">
            <text:p>-2.236193591</text:p>
          </table:table-cell>
          <table:table-cell office:value-type="float" office:value="-1.27469985538483" calcext:value-type="float">
            <text:p>-1.2746998554</text:p>
          </table:table-cell>
          <table:table-cell office:value-type="float" office:value="-3.73010377375054" calcext:value-type="float">
            <text:p>-3.7301037738</text:p>
          </table:table-cell>
          <table:table-cell office:value-type="float" office:value="-1.77346821781034" calcext:value-type="float">
            <text:p>-1.7734682178</text:p>
          </table:table-cell>
          <table:table-cell office:value-type="float" office:value="-3.02212770025415" calcext:value-type="float">
            <text:p>-3.0221277003</text:p>
          </table:table-cell>
          <table:table-cell office:value-type="float" office:value="-1.81847731071662" calcext:value-type="float">
            <text:p>-1.8184773107</text:p>
          </table:table-cell>
          <table:table-cell office:value-type="float" office:value="-2.52415763935113" calcext:value-type="float">
            <text:p>-2.5241576394</text:p>
          </table:table-cell>
          <table:table-cell office:value-type="float" office:value="-1.72845912490406" calcext:value-type="float">
            <text:p>-1.7284591249</text:p>
          </table:table-cell>
          <table:table-cell office:value-type="float" office:value="-3.52009776115716" calcext:value-type="float">
            <text:p>-3.520097761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4]</text:p>
          </table:table-cell>
          <table:table-cell office:value-type="float" office:value="-1" calcext:value-type="float">
            <text:p>-1</text:p>
          </table:table-cell>
          <table:table-cell office:value-type="float" office:value="-0.0661154664458203" calcext:value-type="float">
            <text:p>-0.0661154664</text:p>
          </table:table-cell>
          <table:table-cell office:value-type="float" office:value="-3.53255397012925" calcext:value-type="float">
            <text:p>-3.5325539701</text:p>
          </table:table-cell>
          <table:table-cell office:value-type="float" office:value="-0.598971772949546" calcext:value-type="float">
            <text:p>-0.5989717729</text:p>
          </table:table-cell>
          <table:table-cell office:value-type="float" office:value="-3.46351667791191" calcext:value-type="float">
            <text:p>-3.4635166779</text:p>
          </table:table-cell>
          <table:table-cell office:value-type="float" office:value="-2.03178582210035" calcext:value-type="float">
            <text:p>-2.0317858221</text:p>
          </table:table-cell>
          <table:table-cell office:value-type="float" office:value="-3.79240299616776" calcext:value-type="float">
            <text:p>-3.7924029962</text:p>
          </table:table-cell>
          <table:table-cell office:value-type="float" office:value="-1.46195206647281" calcext:value-type="float">
            <text:p>-1.4619520665</text:p>
          </table:table-cell>
          <table:table-cell office:value-type="float" office:value="-3.83341922719035" calcext:value-type="float">
            <text:p>-3.8334192272</text:p>
          </table:table-cell>
          <table:table-cell office:value-type="float" office:value="-0.71777815127427" calcext:value-type="float">
            <text:p>-0.7177781513</text:p>
          </table:table-cell>
          <table:table-cell office:value-type="float" office:value="-2.88902224397414" calcext:value-type="float">
            <text:p>-2.889022244</text:p>
          </table:table-cell>
          <table:table-cell office:value-type="float" office:value="-2.76494497719463" calcext:value-type="float">
            <text:p>-2.7649449772</text:p>
          </table:table-cell>
          <table:table-cell office:value-type="float" office:value="-2.51956344669851" calcext:value-type="float">
            <text:p>-2.5195634467</text:p>
          </table:table-cell>
          <table:table-cell office:value-type="float" office:value="-3.26673896659777" calcext:value-type="float">
            <text:p>-3.2667389666</text:p>
          </table:table-cell>
          <table:table-cell office:value-type="float" office:value="-3.43096482270312" calcext:value-type="float">
            <text:p>-3.4309648227</text:p>
          </table:table-cell>
          <table:table-cell office:value-type="float" office:value="-1.19200951437846" calcext:value-type="float">
            <text:p>-1.1920095144</text:p>
          </table:table-cell>
          <table:table-cell office:value-type="float" office:value="-3.38678214034717" calcext:value-type="float">
            <text:p>-3.3867821403</text:p>
          </table:table-cell>
          <table:table-cell office:value-type="float" office:value="-2.33379686997091" calcext:value-type="float">
            <text:p>-2.33379687</text:p>
          </table:table-cell>
          <table:table-cell office:value-type="float" office:value="-2.49034526807893" calcext:value-type="float">
            <text:p>-2.4903452681</text:p>
          </table:table-cell>
          <table:table-cell office:value-type="float" office:value="-1.8100707862172" calcext:value-type="float">
            <text:p>-1.8100707862</text:p>
          </table:table-cell>
          <table:table-cell office:value-type="float" office:value="-2.77055615653738" calcext:value-type="float">
            <text:p>-2.7705561565</text:p>
          </table:table-cell>
          <table:table-cell office:value-type="float" office:value="-2.77185776023585" calcext:value-type="float">
            <text:p>-2.7718577602</text:p>
          </table:table-cell>
          <table:table-cell office:value-type="float" office:value="-3.40521185700184" calcext:value-type="float">
            <text:p>-3.405211857</text:p>
          </table:table-cell>
          <table:table-cell office:value-type="float" office:value="-1.31590870806079" calcext:value-type="float">
            <text:p>-1.3159087081</text:p>
          </table:table-cell>
          <table:table-cell office:value-type="float" office:value="-2.89365401151052" calcext:value-type="float">
            <text:p>-2.8936540115</text:p>
          </table:table-cell>
          <table:table-cell office:value-type="float" office:value="-3.52307455708029" calcext:value-type="float">
            <text:p>-3.5230745571</text:p>
          </table:table-cell>
          <table:table-cell office:value-type="float" office:value="-2.92437647414297" calcext:value-type="float">
            <text:p>-2.9243764741</text:p>
          </table:table-cell>
          <table:table-cell office:value-type="float" office:value="-2.03761435236606" calcext:value-type="float">
            <text:p>-2.0376143524</text:p>
          </table:table-cell>
          <table:table-cell office:value-type="float" office:value="-3.31259438466871" calcext:value-type="float">
            <text:p>-3.3125943847</text:p>
          </table:table-cell>
          <table:table-cell office:value-type="float" office:value="-3.25607829677946" calcext:value-type="float">
            <text:p>-3.2560782968</text:p>
          </table:table-cell>
          <table:table-cell office:value-type="float" office:value="-2.23971603873803" calcext:value-type="float">
            <text:p>-2.2397160387</text:p>
          </table:table-cell>
          <table:table-cell office:value-type="float" office:value="-3.09674286799084" calcext:value-type="float">
            <text:p>-3.096742868</text:p>
          </table:table-cell>
          <table:table-cell office:value-type="float" office:value="-3.02452554946827" calcext:value-type="float">
            <text:p>-3.0245255495</text:p>
          </table:table-cell>
          <table:table-cell office:value-type="float" office:value="-2.7528488945847" calcext:value-type="float">
            <text:p>-2.7528488946</text:p>
          </table:table-cell>
          <table:table-cell office:value-type="float" office:value="-2.15605913927744" calcext:value-type="float">
            <text:p>-2.1560591393</text:p>
          </table:table-cell>
          <table:table-cell office:value-type="float" office:value="-3.80323557856953" calcext:value-type="float">
            <text:p>-3.8032355786</text:p>
          </table:table-cell>
          <table:table-cell office:value-type="float" office:value="-2.17724514205833" calcext:value-type="float">
            <text:p>-2.1772451421</text:p>
          </table:table-cell>
          <table:table-cell office:value-type="float" office:value="-2.4086245352128" calcext:value-type="float">
            <text:p>-2.4086245352</text:p>
          </table:table-cell>
          <table:table-cell office:value-type="float" office:value="-3.10747343611328" calcext:value-type="float">
            <text:p>-3.1074734361</text:p>
          </table:table-cell>
          <table:table-cell office:value-type="float" office:value="-2.75064520782247" calcext:value-type="float">
            <text:p>-2.7506452078</text:p>
          </table:table-cell>
          <table:table-cell office:value-type="float" office:value="-2.92157319840966" calcext:value-type="float">
            <text:p>-2.9215731984</text:p>
          </table:table-cell>
          <table:table-cell office:value-type="float" office:value="10.182" calcext:value-type="float">
            <text:p>10.182</text:p>
          </table:table-cell>
          <table:table-cell office:value-type="float" office:value="2.05" calcext:value-type="float">
            <text:p>2.05</text:p>
          </table:table-cell>
          <table:table-cell office:value-type="float" office:value="0.633999999999981" calcext:value-type="float">
            <text:p>0.63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8999999999998" calcext:value-type="float">
            <text:p>1.19</text:p>
          </table:table-cell>
          <table:table-cell office:value-type="float" office:value="0.16678930042737" calcext:value-type="float">
            <text:p>0.1667893004</text:p>
          </table:table-cell>
          <table:table-cell office:value-type="float" office:value="-3.49358014641087" calcext:value-type="float">
            <text:p>-3.4935801464</text:p>
          </table:table-cell>
          <table:table-cell office:value-type="float" office:value="-0.301546013380085" calcext:value-type="float">
            <text:p>-0.3015460134</text:p>
          </table:table-cell>
          <table:table-cell office:value-type="float" office:value="-3.31847436740609" calcext:value-type="float">
            <text:p>-3.3184743674</text:p>
          </table:table-cell>
          <table:table-cell office:value-type="float" office:value="-0.219024409443966" calcext:value-type="float">
            <text:p>-0.2190244094</text:p>
          </table:table-cell>
          <table:table-cell office:value-type="float" office:value="-3.81161753615509" calcext:value-type="float">
            <text:p>-3.8116175362</text:p>
          </table:table-cell>
          <table:table-cell office:value-type="float" office:value="-0.687359723251421" calcext:value-type="float">
            <text:p>-0.6873597233</text:p>
          </table:table-cell>
          <table:table-cell office:value-type="float" office:value="-3.63651175715031" calcext:value-type="float">
            <text:p>-3.6365117572</text:p>
          </table:table-cell>
          <table:table-cell office:value-type="float" office:value="-0.769881327187539" calcext:value-type="float">
            <text:p>-0.7698813272</text:p>
          </table:table-cell>
          <table:table-cell office:value-type="float" office:value="-3.1433685884013" calcext:value-type="float">
            <text:p>-3.1433685884</text:p>
          </table:table-cell>
          <table:table-cell office:value-type="float" office:value="-0.604838119315302" calcext:value-type="float">
            <text:p>-0.6048381193</text:p>
          </table:table-cell>
          <table:table-cell office:value-type="float" office:value="-4.12965492589931" calcext:value-type="float">
            <text:p>-4.1296549259</text:p>
          </table:table-cell>
          <table:table-cell office:value-type="float" office:value="-1.07317343312276" calcext:value-type="float">
            <text:p>-1.0731734331</text:p>
          </table:table-cell>
          <table:table-cell office:value-type="float" office:value="-3.95454914689453" calcext:value-type="float">
            <text:p>-3.9545491469</text:p>
          </table:table-cell>
          <table:table-cell office:value-type="float" office:value="-1.15569503705888" calcext:value-type="float">
            <text:p>-1.1556950371</text:p>
          </table:table-cell>
          <table:table-cell office:value-type="float" office:value="-3.46140597814552" calcext:value-type="float">
            <text:p>-3.4614059781</text:p>
          </table:table-cell>
          <table:table-cell office:value-type="float" office:value="-0.990651829186638" calcext:value-type="float">
            <text:p>-0.9906518292</text:p>
          </table:table-cell>
          <table:table-cell office:value-type="float" office:value="-4.44769231564353" calcext:value-type="float">
            <text:p>-4.4476923156</text:p>
          </table:table-cell>
          <table:table-cell office:value-type="float" office:value="-1.23821664099499" calcext:value-type="float">
            <text:p>-1.238216641</text:p>
          </table:table-cell>
          <table:table-cell office:value-type="float" office:value="-2.96826280939651" calcext:value-type="float">
            <text:p>-2.9682628094</text:p>
          </table:table-cell>
          <table:table-cell office:value-type="float" office:value="-1.54150874693021" calcext:value-type="float">
            <text:p>-1.5415087469</text:p>
          </table:table-cell>
          <table:table-cell office:value-type="float" office:value="-3.77944336788974" calcext:value-type="float">
            <text:p>-3.7794433679</text:p>
          </table:table-cell>
          <table:table-cell office:value-type="float" office:value="-1.62403035086633" calcext:value-type="float">
            <text:p>-1.6240303509</text:p>
          </table:table-cell>
          <table:table-cell office:value-type="float" office:value="-3.28630019914073" calcext:value-type="float">
            <text:p>-3.2863001991</text:p>
          </table:table-cell>
          <table:table-cell office:value-type="float" office:value="-1.45898714299409" calcext:value-type="float">
            <text:p>-1.458987143</text:p>
          </table:table-cell>
          <table:table-cell office:value-type="float" office:value="-4.27258653663874" calcext:value-type="float">
            <text:p>-4.2725865366</text:p>
          </table:table-cell>
          <table:table-cell office:value-type="float" office:value="-2.00984406073767" calcext:value-type="float">
            <text:p>-2.0098440607</text:p>
          </table:table-cell>
          <table:table-cell office:value-type="float" office:value="-3.60433758888495" calcext:value-type="float">
            <text:p>-3.6043375889</text:p>
          </table:table-cell>
          <table:table-cell office:value-type="float" office:value="-1.92732245680155" calcext:value-type="float">
            <text:p>-1.9273224568</text:p>
          </table:table-cell>
          <table:table-cell office:value-type="float" office:value="-4.09748075763396" calcext:value-type="float">
            <text:p>-4.0974807576</text:p>
          </table:table-cell>
          <table:table-cell office:value-type="float" office:value="-2.09236566467378" calcext:value-type="float">
            <text:p>-2.0923656647</text:p>
          </table:table-cell>
          <table:table-cell office:value-type="float" office:value="-3.11119442013595" calcext:value-type="float">
            <text:p>-3.1111944201</text:p>
          </table:table-cell>
          <table:table-cell office:value-type="float" office:value="-1.84480085286543" calcext:value-type="float">
            <text:p>-1.8448008529</text:p>
          </table:table-cell>
          <table:table-cell office:value-type="float" office:value="-4.59062392638296" calcext:value-type="float">
            <text:p>-4.5906239264</text:p>
          </table:table-cell>
          <table:table-cell office:value-type="float" office:value="-2.395657770609" calcext:value-type="float">
            <text:p>-2.3956577706</text:p>
          </table:table-cell>
          <table:table-cell office:value-type="float" office:value="-3.92237497862917" calcext:value-type="float">
            <text:p>-3.9223749786</text:p>
          </table:table-cell>
          <table:table-cell office:value-type="float" office:value="-2.47817937454512" calcext:value-type="float">
            <text:p>-2.4781793745</text:p>
          </table:table-cell>
          <table:table-cell office:value-type="float" office:value="-3.42923180988017" calcext:value-type="float">
            <text:p>-3.4292318099</text:p>
          </table:table-cell>
          <table:table-cell office:value-type="float" office:value="-2.31313616667288" calcext:value-type="float">
            <text:p>-2.3131361667</text:p>
          </table:table-cell>
          <table:table-cell office:value-type="float" office:value="-4.41551814737818" calcext:value-type="float">
            <text:p>-4.415518147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4]</text:p>
          </table:table-cell>
          <table:table-cell office:value-type="float" office:value="-2" calcext:value-type="float">
            <text:p>-2</text:p>
          </table:table-cell>
          <table:table-cell office:value-type="float" office:value="-0.105337164301755" calcext:value-type="float">
            <text:p>-0.1053371643</text:p>
          </table:table-cell>
          <table:table-cell office:value-type="float" office:value="-3.54040625752196" calcext:value-type="float">
            <text:p>-3.5404062575</text:p>
          </table:table-cell>
          <table:table-cell office:value-type="float" office:value="-0.63601507107463" calcext:value-type="float">
            <text:p>-0.6360150711</text:p>
          </table:table-cell>
          <table:table-cell office:value-type="float" office:value="-3.47860952602007" calcext:value-type="float">
            <text:p>-3.478609526</text:p>
          </table:table-cell>
          <table:table-cell office:value-type="float" office:value="-2.06668595594797" calcext:value-type="float">
            <text:p>-2.0666859559</text:p>
          </table:table-cell>
          <table:table-cell office:value-type="float" office:value="-3.77285867071462" calcext:value-type="float">
            <text:p>-3.7728586707</text:p>
          </table:table-cell>
          <table:table-cell office:value-type="float" office:value="-1.49921612285363" calcext:value-type="float">
            <text:p>-1.4992161229</text:p>
          </table:table-cell>
          <table:table-cell office:value-type="float" office:value="-3.81887996647851" calcext:value-type="float">
            <text:p>-3.8188799665</text:p>
          </table:table-cell>
          <table:table-cell office:value-type="float" office:value="-0.752932635507677" calcext:value-type="float">
            <text:p>-0.7529326355</text:p>
          </table:table-cell>
          <table:table-cell office:value-type="float" office:value="-2.86993920862115" calcext:value-type="float">
            <text:p>-2.8699392086</text:p>
          </table:table-cell>
          <table:table-cell office:value-type="float" office:value="-2.79034428090988" calcext:value-type="float">
            <text:p>-2.7903442809</text:p>
          </table:table-cell>
          <table:table-cell office:value-type="float" office:value="-2.48866238893699" calcext:value-type="float">
            <text:p>-2.4886623889</text:p>
          </table:table-cell>
          <table:table-cell office:value-type="float" office:value="-3.29342484987868" calcext:value-type="float">
            <text:p>-3.2934248499</text:p>
          </table:table-cell>
          <table:table-cell office:value-type="float" office:value="-3.40116778201922" calcext:value-type="float">
            <text:p>-3.401167782</text:p>
          </table:table-cell>
          <table:table-cell office:value-type="float" office:value="-1.22345099251398" calcext:value-type="float">
            <text:p>-1.2234509925</text:p>
          </table:table-cell>
          <table:table-cell office:value-type="float" office:value="-3.36205495990431" calcext:value-type="float">
            <text:p>-3.3620549599</text:p>
          </table:table-cell>
          <table:table-cell office:value-type="float" office:value="-2.36717174123273" calcext:value-type="float">
            <text:p>-2.3671717412</text:p>
          </table:table-cell>
          <table:table-cell office:value-type="float" office:value="-2.46829718498181" calcext:value-type="float">
            <text:p>-2.468297185</text:p>
          </table:table-cell>
          <table:table-cell office:value-type="float" office:value="-1.84758511746344" calcext:value-type="float">
            <text:p>-1.8475851175</text:p>
          </table:table-cell>
          <table:table-cell office:value-type="float" office:value="-2.75667541624201" calcext:value-type="float">
            <text:p>-2.7566754162</text:p>
          </table:table-cell>
          <table:table-cell office:value-type="float" office:value="-2.80267918850311" calcext:value-type="float">
            <text:p>-2.8026791885</text:p>
          </table:table-cell>
          <table:table-cell office:value-type="float" office:value="-3.37971598361876" calcext:value-type="float">
            <text:p>-3.3797159836</text:p>
          </table:table-cell>
          <table:table-cell office:value-type="float" office:value="-1.35420642221321" calcext:value-type="float">
            <text:p>-1.3542064222</text:p>
          </table:table-cell>
          <table:table-cell office:value-type="float" office:value="-2.88210909528302" calcext:value-type="float">
            <text:p>-2.8821090953</text:p>
          </table:table-cell>
          <table:table-cell office:value-type="float" office:value="-3.54321563385975" calcext:value-type="float">
            <text:p>-3.5432156339</text:p>
          </table:table-cell>
          <table:table-cell office:value-type="float" office:value="-2.88981729263987" calcext:value-type="float">
            <text:p>-2.8898172926</text:p>
          </table:table-cell>
          <table:table-cell office:value-type="float" office:value="-2.07362824545715" calcext:value-type="float">
            <text:p>-2.0736282455</text:p>
          </table:table-cell>
          <table:table-cell office:value-type="float" office:value="-3.29518750371825" calcext:value-type="float">
            <text:p>-3.2951875037</text:p>
          </table:table-cell>
          <table:table-cell office:value-type="float" office:value="-3.2755494939822" calcext:value-type="float">
            <text:p>-3.275549494</text:p>
          </table:table-cell>
          <table:table-cell office:value-type="float" office:value="-2.20477505306945" calcext:value-type="float">
            <text:p>-2.2047750531</text:p>
          </table:table-cell>
          <table:table-cell office:value-type="float" office:value="-3.12208017440525" calcext:value-type="float">
            <text:p>-3.1220801744</text:p>
          </table:table-cell>
          <table:table-cell office:value-type="float" office:value="-2.99357363670569" calcext:value-type="float">
            <text:p>-2.9935736367</text:p>
          </table:table-cell>
          <table:table-cell office:value-type="float" office:value="-2.76604634777416" calcext:value-type="float">
            <text:p>-2.7660463478</text:p>
          </table:table-cell>
          <table:table-cell office:value-type="float" office:value="-2.11829901177087" calcext:value-type="float">
            <text:p>-2.1182990118</text:p>
          </table:table-cell>
          <table:table-cell office:value-type="float" office:value="-3.82395802606075" calcext:value-type="float">
            <text:p>-3.8239580261</text:p>
          </table:table-cell>
          <table:table-cell office:value-type="float" office:value="-2.1430313996443" calcext:value-type="float">
            <text:p>-2.1430313996</text:p>
          </table:table-cell>
          <table:table-cell office:value-type="float" office:value="-2.44375633778175" calcext:value-type="float">
            <text:p>-2.4437563378</text:p>
          </table:table-cell>
          <table:table-cell office:value-type="float" office:value="-3.08834867602966" calcext:value-type="float">
            <text:p>-3.088348676</text:p>
          </table:table-cell>
          <table:table-cell office:value-type="float" office:value="-2.77807653826355" calcext:value-type="float">
            <text:p>-2.7780765383</text:p>
          </table:table-cell>
          <table:table-cell office:value-type="float" office:value="-2.8924609654099" calcext:value-type="float">
            <text:p>-2.8924609654</text:p>
          </table:table-cell>
          <table:table-cell office:value-type="float" office:value="10.154" calcext:value-type="float">
            <text:p>10.154</text:p>
          </table:table-cell>
          <table:table-cell office:value-type="float" office:value="2.05" calcext:value-type="float">
            <text:p>2.05</text:p>
          </table:table-cell>
          <table:table-cell office:value-type="float" office:value="0.647999999999981" calcext:value-type="float">
            <text:p>0.64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7999999999998" calcext:value-type="float">
            <text:p>1.18</text:p>
          </table:table-cell>
          <table:table-cell office:value-type="float" office:value="0.115844487074172" calcext:value-type="float">
            <text:p>0.1158444871</text:p>
          </table:table-cell>
          <table:table-cell office:value-type="float" office:value="-3.50400252581329" calcext:value-type="float">
            <text:p>-3.5040025258</text:p>
          </table:table-cell>
          <table:table-cell office:value-type="float" office:value="-0.352020424582824" calcext:value-type="float">
            <text:p>-0.3520204246</text:p>
          </table:table-cell>
          <table:table-cell office:value-type="float" office:value="-3.32764373119223" calcext:value-type="float">
            <text:p>-3.3276437312</text:p>
          </table:table-cell>
          <table:table-cell office:value-type="float" office:value="-0.270819165076961" calcext:value-type="float">
            <text:p>-0.2708191651</text:p>
          </table:table-cell>
          <table:table-cell office:value-type="float" office:value="-3.82100602753708" calcext:value-type="float">
            <text:p>-3.8210060275</text:p>
          </table:table-cell>
          <table:table-cell office:value-type="float" office:value="-0.738684076733957" calcext:value-type="float">
            <text:p>-0.7386840767</text:p>
          </table:table-cell>
          <table:table-cell office:value-type="float" office:value="-3.64464723291603" calcext:value-type="float">
            <text:p>-3.6446472329</text:p>
          </table:table-cell>
          <table:table-cell office:value-type="float" office:value="-0.819885336239821" calcext:value-type="float">
            <text:p>-0.8198853362</text:p>
          </table:table-cell>
          <table:table-cell office:value-type="float" office:value="-3.15128493657118" calcext:value-type="float">
            <text:p>-3.1512849366</text:p>
          </table:table-cell>
          <table:table-cell office:value-type="float" office:value="-0.657482817228094" calcext:value-type="float">
            <text:p>-0.6574828172</text:p>
          </table:table-cell>
          <table:table-cell office:value-type="float" office:value="-4.13800952926087" calcext:value-type="float">
            <text:p>-4.1380095293</text:p>
          </table:table-cell>
          <table:table-cell office:value-type="float" office:value="-1.12534772888509" calcext:value-type="float">
            <text:p>-1.1253477289</text:p>
          </table:table-cell>
          <table:table-cell office:value-type="float" office:value="-3.96165073463982" calcext:value-type="float">
            <text:p>-3.9616507346</text:p>
          </table:table-cell>
          <table:table-cell office:value-type="float" office:value="-1.20654898839095" calcext:value-type="float">
            <text:p>-1.2065489884</text:p>
          </table:table-cell>
          <table:table-cell office:value-type="float" office:value="-3.46828843829497" calcext:value-type="float">
            <text:p>-3.4682884383</text:p>
          </table:table-cell>
          <table:table-cell office:value-type="float" office:value="-1.04414646937923" calcext:value-type="float">
            <text:p>-1.0441464694</text:p>
          </table:table-cell>
          <table:table-cell office:value-type="float" office:value="-4.45501303098467" calcext:value-type="float">
            <text:p>-4.455013031</text:p>
          </table:table-cell>
          <table:table-cell office:value-type="float" office:value="-1.28775024789682" calcext:value-type="float">
            <text:p>-1.2877502479</text:p>
          </table:table-cell>
          <table:table-cell office:value-type="float" office:value="-2.97492614195013" calcext:value-type="float">
            <text:p>-2.974926142</text:p>
          </table:table-cell>
          <table:table-cell office:value-type="float" office:value="-1.59321264054209" calcext:value-type="float">
            <text:p>-1.5932126405</text:p>
          </table:table-cell>
          <table:table-cell office:value-type="float" office:value="-3.78529194001877" calcext:value-type="float">
            <text:p>-3.78529194</text:p>
          </table:table-cell>
          <table:table-cell office:value-type="float" office:value="-1.67441390004795" calcext:value-type="float">
            <text:p>-1.6744139</text:p>
          </table:table-cell>
          <table:table-cell office:value-type="float" office:value="-3.29192964367392" calcext:value-type="float">
            <text:p>-3.2919296437</text:p>
          </table:table-cell>
          <table:table-cell office:value-type="float" office:value="-1.51201138103622" calcext:value-type="float">
            <text:p>-1.512011381</text:p>
          </table:table-cell>
          <table:table-cell office:value-type="float" office:value="-4.27865423636362" calcext:value-type="float">
            <text:p>-4.2786542364</text:p>
          </table:table-cell>
          <table:table-cell office:value-type="float" office:value="-2.06107755219908" calcext:value-type="float">
            <text:p>-2.0610775522</text:p>
          </table:table-cell>
          <table:table-cell office:value-type="float" office:value="-3.60893314539771" calcext:value-type="float">
            <text:p>-3.6089331454</text:p>
          </table:table-cell>
          <table:table-cell office:value-type="float" office:value="-1.97987629269322" calcext:value-type="float">
            <text:p>-1.9798762927</text:p>
          </table:table-cell>
          <table:table-cell office:value-type="float" office:value="-4.10229544174256" calcext:value-type="float">
            <text:p>-4.1022954417</text:p>
          </table:table-cell>
          <table:table-cell office:value-type="float" office:value="-2.14227881170495" calcext:value-type="float">
            <text:p>-2.1422788117</text:p>
          </table:table-cell>
          <table:table-cell office:value-type="float" office:value="-3.11557084905287" calcext:value-type="float">
            <text:p>-3.1155708491</text:p>
          </table:table-cell>
          <table:table-cell office:value-type="float" office:value="-1.89867503318736" calcext:value-type="float">
            <text:p>-1.8986750332</text:p>
          </table:table-cell>
          <table:table-cell office:value-type="float" office:value="-4.59565773808741" calcext:value-type="float">
            <text:p>-4.5956577381</text:p>
          </table:table-cell>
          <table:table-cell office:value-type="float" office:value="-2.44774120435022" calcext:value-type="float">
            <text:p>-2.4477412044</text:p>
          </table:table-cell>
          <table:table-cell office:value-type="float" office:value="-3.92593664712151" calcext:value-type="float">
            <text:p>-3.9259366471</text:p>
          </table:table-cell>
          <table:table-cell office:value-type="float" office:value="-2.52894246385608" calcext:value-type="float">
            <text:p>-2.5289424639</text:p>
          </table:table-cell>
          <table:table-cell office:value-type="float" office:value="-3.43257435077666" calcext:value-type="float">
            <text:p>-3.4325743508</text:p>
          </table:table-cell>
          <table:table-cell office:value-type="float" office:value="-2.36653994484435" calcext:value-type="float">
            <text:p>-2.3665399448</text:p>
          </table:table-cell>
          <table:table-cell office:value-type="float" office:value="-4.41929894346636" calcext:value-type="float">
            <text:p>-4.419298943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4]</text:p>
          </table:table-cell>
          <table:table-cell office:value-type="float" office:value="-3" calcext:value-type="float">
            <text:p>-3</text:p>
          </table:table-cell>
          <table:table-cell office:value-type="float" office:value="-0.144772626887384" calcext:value-type="float">
            <text:p>-0.1447726269</text:p>
          </table:table-cell>
          <table:table-cell office:value-type="float" office:value="-3.5471028455082" calcext:value-type="float">
            <text:p>-3.5471028455</text:p>
          </table:table-cell>
          <table:table-cell office:value-type="float" office:value="-0.665576909572228" calcext:value-type="float">
            <text:p>-0.6655769096</text:p>
          </table:table-cell>
          <table:table-cell office:value-type="float" office:value="-3.50555572620937" calcext:value-type="float">
            <text:p>-3.5055557262</text:p>
          </table:table-cell>
          <table:table-cell office:value-type="float" office:value="-2.10116616790805" calcext:value-type="float">
            <text:p>-2.1011661679</text:p>
          </table:table-cell>
          <table:table-cell office:value-type="float" office:value="-3.75258270012903" calcext:value-type="float">
            <text:p>-3.7525827001</text:p>
          </table:table-cell>
          <table:table-cell office:value-type="float" office:value="-1.53563485499652" calcext:value-type="float">
            <text:p>-1.535634855</text:p>
          </table:table-cell>
          <table:table-cell office:value-type="float" office:value="-3.80233681233232" calcext:value-type="float">
            <text:p>-3.8023368123</text:p>
          </table:table-cell>
          <table:table-cell office:value-type="float" office:value="-0.777188286457583" calcext:value-type="float">
            <text:p>-0.7771882865</text:p>
          </table:table-cell>
          <table:table-cell office:value-type="float" office:value="-2.90174586510995" calcext:value-type="float">
            <text:p>-2.9017458651</text:p>
          </table:table-cell>
          <table:table-cell office:value-type="float" office:value="-2.81576727960085" calcext:value-type="float">
            <text:p>-2.8157672796</text:p>
          </table:table-cell>
          <table:table-cell office:value-type="float" office:value="-2.45778082263023" calcext:value-type="float">
            <text:p>-2.4577808226</text:p>
          </table:table-cell>
          <table:table-cell office:value-type="float" office:value="-3.31629233317787" calcext:value-type="float">
            <text:p>-3.3162923332</text:p>
          </table:table-cell>
          <table:table-cell office:value-type="float" office:value="-3.36834891233178" calcext:value-type="float">
            <text:p>-3.3683489123</text:p>
          </table:table-cell>
          <table:table-cell office:value-type="float" office:value="-1.26345031284268" calcext:value-type="float">
            <text:p>-1.2634503128</text:p>
          </table:table-cell>
          <table:table-cell office:value-type="float" office:value="-3.36182177919819" calcext:value-type="float">
            <text:p>-3.3618217792</text:p>
          </table:table-cell>
          <table:table-cell office:value-type="float" office:value="-2.39957705652513" calcext:value-type="float">
            <text:p>-2.3995770565</text:p>
          </table:table-cell>
          <table:table-cell office:value-type="float" office:value="-2.44484733336608" calcext:value-type="float">
            <text:p>-2.4448473334</text:p>
          </table:table-cell>
          <table:table-cell office:value-type="float" office:value="-1.88351212717285" calcext:value-type="float">
            <text:p>-1.8835121272</text:p>
          </table:table-cell>
          <table:table-cell office:value-type="float" office:value="-2.73908991160496" calcext:value-type="float">
            <text:p>-2.7390899116</text:p>
          </table:table-cell>
          <table:table-cell office:value-type="float" office:value="-2.83330123922663" calcext:value-type="float">
            <text:p>-2.8333012392</text:p>
          </table:table-cell>
          <table:table-cell office:value-type="float" office:value="-3.35398098780593" calcext:value-type="float">
            <text:p>-3.3539809878</text:p>
          </table:table-cell>
          <table:table-cell office:value-type="float" office:value="-1.39139541538895" calcext:value-type="float">
            <text:p>-1.3913954154</text:p>
          </table:table-cell>
          <table:table-cell office:value-type="float" office:value="-2.86737889546854" calcext:value-type="float">
            <text:p>-2.8673788955</text:p>
          </table:table-cell>
          <table:table-cell office:value-type="float" office:value="-3.55737577122187" calcext:value-type="float">
            <text:p>-3.5573757712</text:p>
          </table:table-cell>
          <table:table-cell office:value-type="float" office:value="-2.8524075277397" calcext:value-type="float">
            <text:p>-2.8524075277</text:p>
          </table:table-cell>
          <table:table-cell office:value-type="float" office:value="-2.10926085565835" calcext:value-type="float">
            <text:p>-2.1092608557</text:p>
          </table:table-cell>
          <table:table-cell office:value-type="float" office:value="-3.27701287606732" calcext:value-type="float">
            <text:p>-3.2770128761</text:p>
          </table:table-cell>
          <table:table-cell office:value-type="float" office:value="-3.29417843982875" calcext:value-type="float">
            <text:p>-3.2941784398</text:p>
          </table:table-cell>
          <table:table-cell office:value-type="float" office:value="-2.16937784446982" calcext:value-type="float">
            <text:p>-2.1693778445</text:p>
          </table:table-cell>
          <table:table-cell office:value-type="float" office:value="-3.16061329508223" calcext:value-type="float">
            <text:p>-3.1606132951</text:p>
          </table:table-cell>
          <table:table-cell office:value-type="float" office:value="-2.98284057512508" calcext:value-type="float">
            <text:p>-2.9828405751</text:p>
          </table:table-cell>
          <table:table-cell office:value-type="float" office:value="-2.78231009705713" calcext:value-type="float">
            <text:p>-2.7823100971</text:p>
          </table:table-cell>
          <table:table-cell office:value-type="float" office:value="-2.0817546488778" calcext:value-type="float">
            <text:p>-2.0817546489</text:p>
          </table:table-cell>
          <table:table-cell office:value-type="float" office:value="-3.84402938287085" calcext:value-type="float">
            <text:p>-3.8440293829</text:p>
          </table:table-cell>
          <table:table-cell office:value-type="float" office:value="-2.10843167947489" calcext:value-type="float">
            <text:p>-2.1084316795</text:p>
          </table:table-cell>
          <table:table-cell office:value-type="float" office:value="-2.47765028315968" calcext:value-type="float">
            <text:p>-2.4776502832</text:p>
          </table:table-cell>
          <table:table-cell office:value-type="float" office:value="-3.06710719616789" calcext:value-type="float">
            <text:p>-3.0671071962</text:p>
          </table:table-cell>
          <table:table-cell office:value-type="float" office:value="-2.79969463801988" calcext:value-type="float">
            <text:p>-2.799694638</text:p>
          </table:table-cell>
          <table:table-cell office:value-type="float" office:value="-2.85880598416009" calcext:value-type="float">
            <text:p>-2.8588059842</text:p>
          </table:table-cell>
          <table:table-cell office:value-type="float" office:value="10.126" calcext:value-type="float">
            <text:p>10.126</text:p>
          </table:table-cell>
          <table:table-cell office:value-type="float" office:value="2.05" calcext:value-type="float">
            <text:p>2.05</text:p>
          </table:table-cell>
          <table:table-cell office:value-type="float" office:value="0.661999999999981" calcext:value-type="float">
            <text:p>0.66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6999999999998" calcext:value-type="float">
            <text:p>1.17</text:p>
          </table:table-cell>
          <table:table-cell office:value-type="float" office:value="0.0648996737209742" calcext:value-type="float">
            <text:p>0.0648996737</text:p>
          </table:table-cell>
          <table:table-cell office:value-type="float" office:value="-3.5144249052157" calcext:value-type="float">
            <text:p>-3.5144249052</text:p>
          </table:table-cell>
          <table:table-cell office:value-type="float" office:value="-0.401446351927473" calcext:value-type="float">
            <text:p>-0.4014463519</text:p>
          </table:table-cell>
          <table:table-cell office:value-type="float" office:value="-3.33408804164672" calcext:value-type="float">
            <text:p>-3.3340880416</text:p>
          </table:table-cell>
          <table:table-cell office:value-type="float" office:value="-0.324449644192796" calcext:value-type="float">
            <text:p>-0.3244496442</text:p>
          </table:table-cell>
          <table:table-cell office:value-type="float" office:value="-3.82812397859667" calcext:value-type="float">
            <text:p>-3.8281239786</text:p>
          </table:table-cell>
          <table:table-cell office:value-type="float" office:value="-0.790795669841244" calcext:value-type="float">
            <text:p>-0.7907956698</text:p>
          </table:table-cell>
          <table:table-cell office:value-type="float" office:value="-3.64778711502769" calcext:value-type="float">
            <text:p>-3.647787115</text:p>
          </table:table-cell>
          <table:table-cell office:value-type="float" office:value="-0.86779237757592" calcext:value-type="float">
            <text:p>-0.8677923776</text:p>
          </table:table-cell>
          <table:table-cell office:value-type="float" office:value="-3.15375117807773" calcext:value-type="float">
            <text:p>-3.1537511781</text:p>
          </table:table-cell>
          <table:table-cell office:value-type="float" office:value="-0.713798962106567" calcext:value-type="float">
            <text:p>-0.7137989621</text:p>
          </table:table-cell>
          <table:table-cell office:value-type="float" office:value="-4.14182305197765" calcext:value-type="float">
            <text:p>-4.141823052</text:p>
          </table:table-cell>
          <table:table-cell office:value-type="float" office:value="-1.18014498775501" calcext:value-type="float">
            <text:p>-1.1801449878</text:p>
          </table:table-cell>
          <table:table-cell office:value-type="float" office:value="-3.96148618840866" calcext:value-type="float">
            <text:p>-3.9614861884</text:p>
          </table:table-cell>
          <table:table-cell office:value-type="float" office:value="-1.25714169548969" calcext:value-type="float">
            <text:p>-1.2571416955</text:p>
          </table:table-cell>
          <table:table-cell office:value-type="float" office:value="-3.46745025145871" calcext:value-type="float">
            <text:p>-3.4674502515</text:p>
          </table:table-cell>
          <table:table-cell office:value-type="float" office:value="-1.10314828002034" calcext:value-type="float">
            <text:p>-1.10314828</text:p>
          </table:table-cell>
          <table:table-cell office:value-type="float" office:value="-4.45552212535862" calcext:value-type="float">
            <text:p>-4.4555221254</text:p>
          </table:table-cell>
          <table:table-cell office:value-type="float" office:value="-1.33413840322437" calcext:value-type="float">
            <text:p>-1.3341384032</text:p>
          </table:table-cell>
          <table:table-cell office:value-type="float" office:value="-2.97341431450875" calcext:value-type="float">
            <text:p>-2.9734143145</text:p>
          </table:table-cell>
          <table:table-cell office:value-type="float" office:value="-1.64649101340346" calcext:value-type="float">
            <text:p>-1.6464910134</text:p>
          </table:table-cell>
          <table:table-cell office:value-type="float" office:value="-3.78114932483968" calcext:value-type="float">
            <text:p>-3.7811493248</text:p>
          </table:table-cell>
          <table:table-cell office:value-type="float" office:value="-1.72348772113814" calcext:value-type="float">
            <text:p>-1.7234877211</text:p>
          </table:table-cell>
          <table:table-cell office:value-type="float" office:value="-3.28711338788973" calcext:value-type="float">
            <text:p>-3.2871133879</text:p>
          </table:table-cell>
          <table:table-cell office:value-type="float" office:value="-1.56949430566879" calcext:value-type="float">
            <text:p>-1.5694943057</text:p>
          </table:table-cell>
          <table:table-cell office:value-type="float" office:value="-4.27518526178964" calcext:value-type="float">
            <text:p>-4.2751852618</text:p>
          </table:table-cell>
          <table:table-cell office:value-type="float" office:value="-2.11283703905191" calcext:value-type="float">
            <text:p>-2.1128370391</text:p>
          </table:table-cell>
          <table:table-cell office:value-type="float" office:value="-3.6008124612707" calcext:value-type="float">
            <text:p>-3.6008124613</text:p>
          </table:table-cell>
          <table:table-cell office:value-type="float" office:value="-2.03584033131723" calcext:value-type="float">
            <text:p>-2.0358403313</text:p>
          </table:table-cell>
          <table:table-cell office:value-type="float" office:value="-4.09484839822066" calcext:value-type="float">
            <text:p>-4.0948483982</text:p>
          </table:table-cell>
          <table:table-cell office:value-type="float" office:value="-2.18983374678659" calcext:value-type="float">
            <text:p>-2.1898337468</text:p>
          </table:table-cell>
          <table:table-cell office:value-type="float" office:value="-3.10677652432074" calcext:value-type="float">
            <text:p>-3.1067765243</text:p>
          </table:table-cell>
          <table:table-cell office:value-type="float" office:value="-1.95884362358256" calcext:value-type="float">
            <text:p>-1.9588436236</text:p>
          </table:table-cell>
          <table:table-cell office:value-type="float" office:value="-4.58888433517061" calcext:value-type="float">
            <text:p>-4.5888843352</text:p>
          </table:table-cell>
          <table:table-cell office:value-type="float" office:value="-2.50218635696568" calcext:value-type="float">
            <text:p>-2.502186357</text:p>
          </table:table-cell>
          <table:table-cell office:value-type="float" office:value="-3.91451153465167" calcext:value-type="float">
            <text:p>-3.9145115347</text:p>
          </table:table-cell>
          <table:table-cell office:value-type="float" office:value="-2.57918306470036" calcext:value-type="float">
            <text:p>-2.5791830647</text:p>
          </table:table-cell>
          <table:table-cell office:value-type="float" office:value="-3.42047559770172" calcext:value-type="float">
            <text:p>-3.4204755977</text:p>
          </table:table-cell>
          <table:table-cell office:value-type="float" office:value="-2.425189649231" calcext:value-type="float">
            <text:p>-2.4251896492</text:p>
          </table:table-cell>
          <table:table-cell office:value-type="float" office:value="-4.40854747160163" calcext:value-type="float">
            <text:p>-4.408547471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4]</text:p>
          </table:table-cell>
          <table:table-cell office:value-type="float" office:value="-4" calcext:value-type="float">
            <text:p>-4</text:p>
          </table:table-cell>
          <table:table-cell office:value-type="float" office:value="-0.184163969240102" calcext:value-type="float">
            <text:p>-0.1841639692</text:p>
          </table:table-cell>
          <table:table-cell office:value-type="float" office:value="-3.55405425886456" calcext:value-type="float">
            <text:p>-3.5540542589</text:p>
          </table:table-cell>
          <table:table-cell office:value-type="float" office:value="-0.70532928717792" calcext:value-type="float">
            <text:p>-0.7053292872</text:p>
          </table:table-cell>
          <table:table-cell office:value-type="float" office:value="-3.50111180061431" calcext:value-type="float">
            <text:p>-3.5011118006</text:p>
          </table:table-cell>
          <table:table-cell office:value-type="float" office:value="-2.13542754397614" calcext:value-type="float">
            <text:p>-2.135427544</text:p>
          </table:table-cell>
          <table:table-cell office:value-type="float" office:value="-3.73193910281846" calcext:value-type="float">
            <text:p>-3.7319391028</text:p>
          </table:table-cell>
          <table:table-cell office:value-type="float" office:value="-1.57229053370788" calcext:value-type="float">
            <text:p>-1.5722905337</text:p>
          </table:table-cell>
          <table:table-cell office:value-type="float" office:value="-3.78632552824236" calcext:value-type="float">
            <text:p>-3.7863255282</text:p>
          </table:table-cell>
          <table:table-cell office:value-type="float" office:value="-0.80907780128906" calcext:value-type="float">
            <text:p>-0.8090778013</text:p>
          </table:table-cell>
          <table:table-cell office:value-type="float" office:value="-2.92589247654537" calcext:value-type="float">
            <text:p>-2.9258924765</text:p>
          </table:table-cell>
          <table:table-cell office:value-type="float" office:value="-2.84022482543465" calcext:value-type="float">
            <text:p>-2.8402248254</text:p>
          </table:table-cell>
          <table:table-cell office:value-type="float" office:value="-2.42612914887058" calcext:value-type="float">
            <text:p>-2.4261291489</text:p>
          </table:table-cell>
          <table:table-cell office:value-type="float" office:value="-3.33943983454107" calcext:value-type="float">
            <text:p>-3.3394398345</text:p>
          </table:table-cell>
          <table:table-cell office:value-type="float" office:value="-3.33572693843931" calcext:value-type="float">
            <text:p>-3.3357269384</text:p>
          </table:table-cell>
          <table:table-cell office:value-type="float" office:value="-1.2992177326306" calcext:value-type="float">
            <text:p>-1.2992177326</text:p>
          </table:table-cell>
          <table:table-cell office:value-type="float" office:value="-3.34391391272241" calcext:value-type="float">
            <text:p>-3.3439139127</text:p>
          </table:table-cell>
          <table:table-cell office:value-type="float" office:value="-2.43255165334267" calcext:value-type="float">
            <text:p>-2.4325516533</text:p>
          </table:table-cell>
          <table:table-cell office:value-type="float" office:value="-2.42220498444375" calcext:value-type="float">
            <text:p>-2.4222049844</text:p>
          </table:table-cell>
          <table:table-cell office:value-type="float" office:value="-1.92065415579524" calcext:value-type="float">
            <text:p>-1.9206541558</text:p>
          </table:table-cell>
          <table:table-cell office:value-type="float" office:value="-2.72424168915869" calcext:value-type="float">
            <text:p>-2.7242416892</text:p>
          </table:table-cell>
          <table:table-cell office:value-type="float" office:value="-2.86161127914281" calcext:value-type="float">
            <text:p>-2.8616112791</text:p>
          </table:table-cell>
          <table:table-cell office:value-type="float" office:value="-3.32572250872541" calcext:value-type="float">
            <text:p>-3.3257225087</text:p>
          </table:table-cell>
          <table:table-cell office:value-type="float" office:value="-1.42751770013807" calcext:value-type="float">
            <text:p>-1.4275177001</text:p>
          </table:table-cell>
          <table:table-cell office:value-type="float" office:value="-2.85019807638145" calcext:value-type="float">
            <text:p>-2.8501980764</text:p>
          </table:table-cell>
          <table:table-cell office:value-type="float" office:value="-3.57823500254221" calcext:value-type="float">
            <text:p>-3.5782350025</text:p>
          </table:table-cell>
          <table:table-cell office:value-type="float" office:value="-2.81827700666656" calcext:value-type="float">
            <text:p>-2.8182770067</text:p>
          </table:table-cell>
          <table:table-cell office:value-type="float" office:value="-2.14460894095929" calcext:value-type="float">
            <text:p>-2.144608941</text:p>
          </table:table-cell>
          <table:table-cell office:value-type="float" office:value="-3.25829088724249" calcext:value-type="float">
            <text:p>-3.2582908872</text:p>
          </table:table-cell>
          <table:table-cell office:value-type="float" office:value="-3.31337129593241" calcext:value-type="float">
            <text:p>-3.3133712959</text:p>
          </table:table-cell>
          <table:table-cell office:value-type="float" office:value="-2.13428319709184" calcext:value-type="float">
            <text:p>-2.1342831971</text:p>
          </table:table-cell>
          <table:table-cell office:value-type="float" office:value="-3.14844497601888" calcext:value-type="float">
            <text:p>-3.148444976</text:p>
          </table:table-cell>
          <table:table-cell office:value-type="float" office:value="-2.944736349491" calcext:value-type="float">
            <text:p>-2.9447363495</text:p>
          </table:table-cell>
          <table:table-cell office:value-type="float" office:value="-2.79580921244107" calcext:value-type="float">
            <text:p>-2.7958092124</text:p>
          </table:table-cell>
          <table:table-cell office:value-type="float" office:value="-2.04410131059484" calcext:value-type="float">
            <text:p>-2.0441013106</text:p>
          </table:table-cell>
          <table:table-cell office:value-type="float" office:value="-3.86321086343143" calcext:value-type="float">
            <text:p>-3.8632108634</text:p>
          </table:table-cell>
          <table:table-cell office:value-type="float" office:value="-2.07333081333879" calcext:value-type="float">
            <text:p>-2.0733308133</text:p>
          </table:table-cell>
          <table:table-cell office:value-type="float" office:value="-2.51052508330017" calcext:value-type="float">
            <text:p>-2.5105250833</text:p>
          </table:table-cell>
          <table:table-cell office:value-type="float" office:value="-3.04432019294845" calcext:value-type="float">
            <text:p>-3.0443201929</text:p>
          </table:table-cell>
          <table:table-cell office:value-type="float" office:value="-2.81365399850067" calcext:value-type="float">
            <text:p>-2.8136539985</text:p>
          </table:table-cell>
          <table:table-cell office:value-type="float" office:value="-2.8213208370353" calcext:value-type="float">
            <text:p>-2.821320837</text:p>
          </table:table-cell>
          <table:table-cell office:value-type="float" office:value="10.098" calcext:value-type="float">
            <text:p>10.098</text:p>
          </table:table-cell>
          <table:table-cell office:value-type="float" office:value="2.05" calcext:value-type="float">
            <text:p>2.05</text:p>
          </table:table-cell>
          <table:table-cell office:value-type="float" office:value="0.675999999999981" calcext:value-type="float">
            <text:p>0.67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5999999999998" calcext:value-type="float">
            <text:p>1.16</text:p>
          </table:table-cell>
          <table:table-cell office:value-type="float" office:value="0.0139548603677764" calcext:value-type="float">
            <text:p>0.0139548604</text:p>
          </table:table-cell>
          <table:table-cell office:value-type="float" office:value="-3.52484728461811" calcext:value-type="float">
            <text:p>-3.5248472846</text:p>
          </table:table-cell>
          <table:table-cell office:value-type="float" office:value="-0.450889116379296" calcext:value-type="float">
            <text:p>-0.4508891164</text:p>
          </table:table-cell>
          <table:table-cell office:value-type="float" office:value="-3.34067324387956" calcext:value-type="float">
            <text:p>-3.3406732439</text:p>
          </table:table-cell>
          <table:table-cell office:value-type="float" office:value="-0.377966526002979" calcext:value-type="float">
            <text:p>-0.377966526</text:p>
          </table:table-cell>
          <table:table-cell office:value-type="float" office:value="-3.83532695690798" calcext:value-type="float">
            <text:p>-3.8353269569</text:p>
          </table:table-cell>
          <table:table-cell office:value-type="float" office:value="-0.842810502750051" calcext:value-type="float">
            <text:p>-0.8428105028</text:p>
          </table:table-cell>
          <table:table-cell office:value-type="float" office:value="-3.65115291616943" calcext:value-type="float">
            <text:p>-3.6511529162</text:p>
          </table:table-cell>
          <table:table-cell office:value-type="float" office:value="-0.915733093126369" calcext:value-type="float">
            <text:p>-0.9157330931</text:p>
          </table:table-cell>
          <table:table-cell office:value-type="float" office:value="-3.156499203141" calcext:value-type="float">
            <text:p>-3.1564992031</text:p>
          </table:table-cell>
          <table:table-cell office:value-type="float" office:value="-0.769887912373734" calcext:value-type="float">
            <text:p>-0.7698879124</text:p>
          </table:table-cell>
          <table:table-cell office:value-type="float" office:value="-4.14580662919785" calcext:value-type="float">
            <text:p>-4.1458066292</text:p>
          </table:table-cell>
          <table:table-cell office:value-type="float" office:value="-1.23473188912081" calcext:value-type="float">
            <text:p>-1.2347318891</text:p>
          </table:table-cell>
          <table:table-cell office:value-type="float" office:value="-3.9616325884593" calcext:value-type="float">
            <text:p>-3.9616325885</text:p>
          </table:table-cell>
          <table:table-cell office:value-type="float" office:value="-1.30765447949712" calcext:value-type="float">
            <text:p>-1.3076544795</text:p>
          </table:table-cell>
          <table:table-cell office:value-type="float" office:value="-3.46697887543087" calcext:value-type="float">
            <text:p>-3.4669788754</text:p>
          </table:table-cell>
          <table:table-cell office:value-type="float" office:value="-1.16180929874449" calcext:value-type="float">
            <text:p>-1.1618092987</text:p>
          </table:table-cell>
          <table:table-cell office:value-type="float" office:value="-4.45628630148772" calcext:value-type="float">
            <text:p>-4.4562863015</text:p>
          </table:table-cell>
          <table:table-cell office:value-type="float" office:value="-1.38057706987344" calcext:value-type="float">
            <text:p>-1.3805770699</text:p>
          </table:table-cell>
          <table:table-cell office:value-type="float" office:value="-2.97232516240245" calcext:value-type="float">
            <text:p>-2.9723251624</text:p>
          </table:table-cell>
          <table:table-cell office:value-type="float" office:value="-1.69957586586788" calcext:value-type="float">
            <text:p>-1.6995758659</text:p>
          </table:table-cell>
          <table:table-cell office:value-type="float" office:value="-3.77745854772074" calcext:value-type="float">
            <text:p>-3.7774585477</text:p>
          </table:table-cell>
          <table:table-cell office:value-type="float" office:value="-1.7724984562442" calcext:value-type="float">
            <text:p>-1.7724984562</text:p>
          </table:table-cell>
          <table:table-cell office:value-type="float" office:value="-3.28280483469232" calcext:value-type="float">
            <text:p>-3.2828048347</text:p>
          </table:table-cell>
          <table:table-cell office:value-type="float" office:value="-1.62665327549156" calcext:value-type="float">
            <text:p>-1.6266532755</text:p>
          </table:table-cell>
          <table:table-cell office:value-type="float" office:value="-4.27211226074917" calcext:value-type="float">
            <text:p>-4.2721122607</text:p>
          </table:table-cell>
          <table:table-cell office:value-type="float" office:value="-2.16441984261495" calcext:value-type="float">
            <text:p>-2.1644198426</text:p>
          </table:table-cell>
          <table:table-cell office:value-type="float" office:value="-3.59328450698219" calcext:value-type="float">
            <text:p>-3.593284507</text:p>
          </table:table-cell>
          <table:table-cell office:value-type="float" office:value="-2.09149725223863" calcext:value-type="float">
            <text:p>-2.0914972522</text:p>
          </table:table-cell>
          <table:table-cell office:value-type="float" office:value="-4.08793822001061" calcext:value-type="float">
            <text:p>-4.08793822</text:p>
          </table:table-cell>
          <table:table-cell office:value-type="float" office:value="-2.23734243299127" calcext:value-type="float">
            <text:p>-2.237342433</text:p>
          </table:table-cell>
          <table:table-cell office:value-type="float" office:value="-3.09863079395376" calcext:value-type="float">
            <text:p>-3.098630794</text:p>
          </table:table-cell>
          <table:table-cell office:value-type="float" office:value="-2.01857466186232" calcext:value-type="float">
            <text:p>-2.0185746619</text:p>
          </table:table-cell>
          <table:table-cell office:value-type="float" office:value="-4.58259193303904" calcext:value-type="float">
            <text:p>-4.582591933</text:p>
          </table:table-cell>
          <table:table-cell office:value-type="float" office:value="-2.55634122898571" calcext:value-type="float">
            <text:p>-2.556341229</text:p>
          </table:table-cell>
          <table:table-cell office:value-type="float" office:value="-3.90376417927206" calcext:value-type="float">
            <text:p>-3.9037641793</text:p>
          </table:table-cell>
          <table:table-cell office:value-type="float" office:value="-2.62926381936203" calcext:value-type="float">
            <text:p>-2.6292638194</text:p>
          </table:table-cell>
          <table:table-cell office:value-type="float" office:value="-3.40911046624363" calcext:value-type="float">
            <text:p>-3.4091104662</text:p>
          </table:table-cell>
          <table:table-cell office:value-type="float" office:value="-2.48341863860939" calcext:value-type="float">
            <text:p>-2.4834186386</text:p>
          </table:table-cell>
          <table:table-cell office:value-type="float" office:value="-4.39841789230048" calcext:value-type="float">
            <text:p>-4.398417892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8]</text:p>
          </table:table-cell>
          <table:table-cell office:value-type="float" office:value="-1" calcext:value-type="float">
            <text:p>-1</text:p>
          </table:table-cell>
          <table:table-cell office:value-type="float" office:value="0.232209726289439" calcext:value-type="float">
            <text:p>0.2322097263</text:p>
          </table:table-cell>
          <table:table-cell office:value-type="float" office:value="-2.8999119490916" calcext:value-type="float">
            <text:p>-2.8999119491</text:p>
          </table:table-cell>
          <table:table-cell office:value-type="float" office:value="-0.328277394838979" calcext:value-type="float">
            <text:p>-0.3282773948</text:p>
          </table:table-cell>
          <table:table-cell office:value-type="float" office:value="-2.7597594651144" calcext:value-type="float">
            <text:p>-2.7597594651</text:p>
          </table:table-cell>
          <table:table-cell office:value-type="float" office:value="-1.40544937591313" calcext:value-type="float">
            <text:p>-1.4054493759</text:p>
          </table:table-cell>
          <table:table-cell office:value-type="float" office:value="-3.22490602683231" calcext:value-type="float">
            <text:p>-3.2249060268</text:p>
          </table:table-cell>
          <table:table-cell office:value-type="float" office:value="-0.751685641722768" calcext:value-type="float">
            <text:p>-0.7516856417</text:p>
          </table:table-cell>
          <table:table-cell office:value-type="float" office:value="-3.13601740854553" calcext:value-type="float">
            <text:p>-3.1360174085</text:p>
          </table:table-cell>
          <table:table-cell office:value-type="float" office:value="-0.786857232176109" calcext:value-type="float">
            <text:p>-0.7868572322</text:p>
          </table:table-cell>
          <table:table-cell office:value-type="float" office:value="-2.37077293106039" calcext:value-type="float">
            <text:p>-2.3707729311</text:p>
          </table:table-cell>
          <table:table-cell office:value-type="float" office:value="-2.20915769159279" calcext:value-type="float">
            <text:p>-2.2091576916</text:p>
          </table:table-cell>
          <table:table-cell office:value-type="float" office:value="-3.40814923501018" calcext:value-type="float">
            <text:p>-3.408149235</text:p>
          </table:table-cell>
          <table:table-cell office:value-type="float" office:value="-2.1807959251037" calcext:value-type="float">
            <text:p>-2.1807959251</text:p>
          </table:table-cell>
          <table:table-cell office:value-type="float" office:value="-3.8801752483972" calcext:value-type="float">
            <text:p>-3.8801752484</text:p>
          </table:table-cell>
          <table:table-cell office:value-type="float" office:value="-1.07843001825754" calcext:value-type="float">
            <text:p>-1.0784300183</text:p>
          </table:table-cell>
          <table:table-cell office:value-type="float" office:value="-3.58782620151364" calcext:value-type="float">
            <text:p>-3.5878262015</text:p>
          </table:table-cell>
          <table:table-cell office:value-type="float" office:value="-1.40301515754802" calcext:value-type="float">
            <text:p>-1.4030151575</text:p>
          </table:table-cell>
          <table:table-cell office:value-type="float" office:value="-2.31842824492847" calcext:value-type="float">
            <text:p>-2.3184282449</text:p>
          </table:table-cell>
          <table:table-cell office:value-type="float" office:value="-1.03037020438854" calcext:value-type="float">
            <text:p>-1.0303702044</text:p>
          </table:table-cell>
          <table:table-cell office:value-type="float" office:value="-1.82753040691237" calcext:value-type="float">
            <text:p>-1.8275304069</text:p>
          </table:table-cell>
          <table:table-cell office:value-type="float" office:value="-1.12284677173587" calcext:value-type="float">
            <text:p>-1.1228467717</text:p>
          </table:table-cell>
          <table:table-cell office:value-type="float" office:value="-2.78186571673581" calcext:value-type="float">
            <text:p>-2.7818657167</text:p>
          </table:table-cell>
          <table:table-cell office:value-type="float" office:value="-1.54584127905792" calcext:value-type="float">
            <text:p>-1.5458412791</text:p>
          </table:table-cell>
          <table:table-cell office:value-type="float" office:value="-2.72943875578302" calcext:value-type="float">
            <text:p>-2.7294387558</text:p>
          </table:table-cell>
          <table:table-cell office:value-type="float" office:value="-2.42615260256771" calcext:value-type="float">
            <text:p>-2.4261526026</text:p>
          </table:table-cell>
          <table:table-cell office:value-type="float" office:value="-3.00076804239969" calcext:value-type="float">
            <text:p>-3.0007680424</text:p>
          </table:table-cell>
          <table:table-cell office:value-type="float" office:value="-1.7915870347375" calcext:value-type="float">
            <text:p>-1.7915870347</text:p>
          </table:table-cell>
          <table:table-cell office:value-type="float" office:value="-3.18765521584235" calcext:value-type="float">
            <text:p>-3.1876552158</text:p>
          </table:table-cell>
          <table:table-cell office:value-type="float" office:value="-1.98704162566846" calcext:value-type="float">
            <text:p>-1.9870416257</text:p>
          </table:table-cell>
          <table:table-cell office:value-type="float" office:value="-2.84442217923253" calcext:value-type="float">
            <text:p>-2.8444221792</text:p>
          </table:table-cell>
          <table:table-cell office:value-type="float" office:value="-2.7348811147971" calcext:value-type="float">
            <text:p>-2.7348811148</text:p>
          </table:table-cell>
          <table:table-cell office:value-type="float" office:value="-1.66379926497693" calcext:value-type="float">
            <text:p>-1.663799265</text:p>
          </table:table-cell>
          <table:table-cell office:value-type="float" office:value="-1.9518150742639" calcext:value-type="float">
            <text:p>-1.9518150743</text:p>
          </table:table-cell>
          <table:table-cell office:value-type="float" office:value="-2.42909987473345" calcext:value-type="float">
            <text:p>-2.4290998747</text:p>
          </table:table-cell>
          <table:table-cell office:value-type="float" office:value="-2.44013472140158" calcext:value-type="float">
            <text:p>-2.4401347214</text:p>
          </table:table-cell>
          <table:table-cell office:value-type="float" office:value="-2.50064845401449" calcext:value-type="float">
            <text:p>-2.500648454</text:p>
          </table:table-cell>
          <table:table-cell office:value-type="float" office:value="-2.82249231190917" calcext:value-type="float">
            <text:p>-2.8224923119</text:p>
          </table:table-cell>
          <table:table-cell office:value-type="float" office:value="-2.17757830293105" calcext:value-type="float">
            <text:p>-2.1775783029</text:p>
          </table:table-cell>
          <table:table-cell office:value-type="float" office:value="-2.93776757948227" calcext:value-type="float">
            <text:p>-2.9377675795</text:p>
          </table:table-cell>
          <table:table-cell office:value-type="float" office:value="-2.83594863449612" calcext:value-type="float">
            <text:p>-2.8359486345</text:p>
          </table:table-cell>
          <table:table-cell office:value-type="float" office:value="10.014" calcext:value-type="float">
            <text:p>10.014</text:p>
          </table:table-cell>
          <table:table-cell office:value-type="float" office:value="2.05" calcext:value-type="float">
            <text:p>2.05</text:p>
          </table:table-cell>
          <table:table-cell office:value-type="float" office:value="0.717999999999981" calcext:value-type="float">
            <text:p>0.71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2999999999998" calcext:value-type="float">
            <text:p>1.13</text:p>
          </table:table-cell>
          <table:table-cell office:value-type="float" office:value="0.75644779331592" calcext:value-type="float">
            <text:p>0.7564477933</text:p>
          </table:table-cell>
          <table:table-cell office:value-type="float" office:value="-2.9703033414697" calcext:value-type="float">
            <text:p>-2.9703033415</text:p>
          </table:table-cell>
          <table:table-cell office:value-type="float" office:value="0.360556425212613" calcext:value-type="float">
            <text:p>0.3605564252</text:p>
          </table:table-cell>
          <table:table-cell office:value-type="float" office:value="-2.66490192585201" calcext:value-type="float">
            <text:p>-2.6649019259</text:p>
          </table:table-cell>
          <table:table-cell office:value-type="float" office:value="0.294016724987615" calcext:value-type="float">
            <text:p>0.294016725</text:p>
          </table:table-cell>
          <table:table-cell office:value-type="float" office:value="-3.16045461557729" calcext:value-type="float">
            <text:p>-3.1604546156</text:p>
          </table:table-cell>
          <table:table-cell office:value-type="float" office:value="-0.101874643115693" calcext:value-type="float">
            <text:p>-0.1018746431</text:p>
          </table:table-cell>
          <table:table-cell office:value-type="float" office:value="-2.8550531999596" calcext:value-type="float">
            <text:p>-2.8550532</text:p>
          </table:table-cell>
          <table:table-cell office:value-type="float" office:value="-0.0353349428906954" calcext:value-type="float">
            <text:p>-0.0353349429</text:p>
          </table:table-cell>
          <table:table-cell office:value-type="float" office:value="-2.35950051023431" calcext:value-type="float">
            <text:p>-2.3595005102</text:p>
          </table:table-cell>
          <table:table-cell office:value-type="float" office:value="-0.168414343340691" calcext:value-type="float">
            <text:p>-0.1684143433</text:p>
          </table:table-cell>
          <table:table-cell office:value-type="float" office:value="-3.35060588968489" calcext:value-type="float">
            <text:p>-3.3506058897</text:p>
          </table:table-cell>
          <table:table-cell office:value-type="float" office:value="-0.564305711443999" calcext:value-type="float">
            <text:p>-0.5643057114</text:p>
          </table:table-cell>
          <table:table-cell office:value-type="float" office:value="-3.04520447406719" calcext:value-type="float">
            <text:p>-3.0452044741</text:p>
          </table:table-cell>
          <table:table-cell office:value-type="float" office:value="-0.497766011219001" calcext:value-type="float">
            <text:p>-0.4977660112</text:p>
          </table:table-cell>
          <table:table-cell office:value-type="float" office:value="-2.54965178434191" calcext:value-type="float">
            <text:p>-2.5496517843</text:p>
          </table:table-cell>
          <table:table-cell office:value-type="float" office:value="-0.630845411668997" calcext:value-type="float">
            <text:p>-0.6308454117</text:p>
          </table:table-cell>
          <table:table-cell office:value-type="float" office:value="-3.54075716379248" calcext:value-type="float">
            <text:p>-3.5407571638</text:p>
          </table:table-cell>
          <table:table-cell office:value-type="float" office:value="-0.431226310994003" calcext:value-type="float">
            <text:p>-0.431226311</text:p>
          </table:table-cell>
          <table:table-cell office:value-type="float" office:value="-2.05409909461662" calcext:value-type="float">
            <text:p>-2.0540990946</text:p>
          </table:table-cell>
          <table:table-cell office:value-type="float" office:value="-0.960197079547307" calcext:value-type="float">
            <text:p>-0.9601970795</text:p>
          </table:table-cell>
          <table:table-cell office:value-type="float" office:value="-2.7398030584495" calcext:value-type="float">
            <text:p>-2.7398030584</text:p>
          </table:table-cell>
          <table:table-cell office:value-type="float" office:value="-0.893657379322309" calcext:value-type="float">
            <text:p>-0.8936573793</text:p>
          </table:table-cell>
          <table:table-cell office:value-type="float" office:value="-2.24425036872421" calcext:value-type="float">
            <text:p>-2.2442503687</text:p>
          </table:table-cell>
          <table:table-cell office:value-type="float" office:value="-1.02673677977231" calcext:value-type="float">
            <text:p>-1.0267367798</text:p>
          </table:table-cell>
          <table:table-cell office:value-type="float" office:value="-3.23535574817479" calcext:value-type="float">
            <text:p>-3.2353557482</text:p>
          </table:table-cell>
          <table:table-cell office:value-type="float" office:value="-1.35608844765062" calcext:value-type="float">
            <text:p>-1.3560884477</text:p>
          </table:table-cell>
          <table:table-cell office:value-type="float" office:value="-2.43440164283181" calcext:value-type="float">
            <text:p>-2.4344016428</text:p>
          </table:table-cell>
          <table:table-cell office:value-type="float" office:value="-1.42262814787561" calcext:value-type="float">
            <text:p>-1.4226281479</text:p>
          </table:table-cell>
          <table:table-cell office:value-type="float" office:value="-2.9299543325571" calcext:value-type="float">
            <text:p>-2.9299543326</text:p>
          </table:table-cell>
          <table:table-cell office:value-type="float" office:value="-1.28954874742562" calcext:value-type="float">
            <text:p>-1.2895487474</text:p>
          </table:table-cell>
          <table:table-cell office:value-type="float" office:value="-1.93884895310652" calcext:value-type="float">
            <text:p>-1.9388489531</text:p>
          </table:table-cell>
          <table:table-cell office:value-type="float" office:value="-1.48916784810061" calcext:value-type="float">
            <text:p>-1.4891678481</text:p>
          </table:table-cell>
          <table:table-cell office:value-type="float" office:value="-3.42550702228238" calcext:value-type="float">
            <text:p>-3.4255070223</text:p>
          </table:table-cell>
          <table:table-cell office:value-type="float" office:value="-1.81851951597892" calcext:value-type="float">
            <text:p>-1.818519516</text:p>
          </table:table-cell>
          <table:table-cell office:value-type="float" office:value="-2.6245529169394" calcext:value-type="float">
            <text:p>-2.6245529169</text:p>
          </table:table-cell>
          <table:table-cell office:value-type="float" office:value="-1.75197981575392" calcext:value-type="float">
            <text:p>-1.7519798158</text:p>
          </table:table-cell>
          <table:table-cell office:value-type="float" office:value="-2.12900022721411" calcext:value-type="float">
            <text:p>-2.1290002272</text:p>
          </table:table-cell>
          <table:table-cell office:value-type="float" office:value="-1.88505921620392" calcext:value-type="float">
            <text:p>-1.8850592162</text:p>
          </table:table-cell>
          <table:table-cell office:value-type="float" office:value="-3.12010560666469" calcext:value-type="float">
            <text:p>-3.120105606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8]</text:p>
          </table:table-cell>
          <table:table-cell office:value-type="float" office:value="-2" calcext:value-type="float">
            <text:p>-2</text:p>
          </table:table-cell>
          <table:table-cell office:value-type="float" office:value="0.192533716709592" calcext:value-type="float">
            <text:p>0.1925337167</text:p>
          </table:table-cell>
          <table:table-cell office:value-type="float" office:value="-2.89483117515254" calcext:value-type="float">
            <text:p>-2.8948311752</text:p>
          </table:table-cell>
          <table:table-cell office:value-type="float" office:value="-0.367220385786104" calcext:value-type="float">
            <text:p>-0.3672203858</text:p>
          </table:table-cell>
          <table:table-cell office:value-type="float" office:value="-2.7688942040867" calcext:value-type="float">
            <text:p>-2.7688942041</text:p>
          </table:table-cell>
          <table:table-cell office:value-type="float" office:value="-1.4454186732021" calcext:value-type="float">
            <text:p>-1.4454186732</text:p>
          </table:table-cell>
          <table:table-cell office:value-type="float" office:value="-3.22647295830044" calcext:value-type="float">
            <text:p>-3.2264729583</text:p>
          </table:table-cell>
          <table:table-cell office:value-type="float" office:value="-0.791656875567536" calcext:value-type="float">
            <text:p>-0.7916568756</text:p>
          </table:table-cell>
          <table:table-cell office:value-type="float" office:value="-3.13753413690845" calcext:value-type="float">
            <text:p>-3.1375341369</text:p>
          </table:table-cell>
          <table:table-cell office:value-type="float" office:value="-0.825077856131823" calcext:value-type="float">
            <text:p>-0.8250778561</text:p>
          </table:table-cell>
          <table:table-cell office:value-type="float" office:value="-2.38257055389026" calcext:value-type="float">
            <text:p>-2.3825705539</text:p>
          </table:table-cell>
          <table:table-cell office:value-type="float" office:value="-2.24824949379282" calcext:value-type="float">
            <text:p>-2.2482494938</text:p>
          </table:table-cell>
          <table:table-cell office:value-type="float" office:value="-3.39967391786252" calcext:value-type="float">
            <text:p>-3.3996739179</text:p>
          </table:table-cell>
          <table:table-cell office:value-type="float" office:value="-2.22027529652787" calcext:value-type="float">
            <text:p>-2.2202752965</text:p>
          </table:table-cell>
          <table:table-cell office:value-type="float" office:value="-3.87374257928146" calcext:value-type="float">
            <text:p>-3.8737425793</text:p>
          </table:table-cell>
          <table:table-cell office:value-type="float" office:value="-1.11842856379784" calcext:value-type="float">
            <text:p>-1.1184285638</text:p>
          </table:table-cell>
          <table:table-cell office:value-type="float" office:value="-3.58816730950314" calcext:value-type="float">
            <text:p>-3.5881673095</text:p>
          </table:table-cell>
          <table:table-cell office:value-type="float" office:value="-1.44276657554116" calcext:value-type="float">
            <text:p>-1.4427665755</text:p>
          </table:table-cell>
          <table:table-cell office:value-type="float" office:value="-2.32288074619568" calcext:value-type="float">
            <text:p>-2.3228807462</text:p>
          </table:table-cell>
          <table:table-cell office:value-type="float" office:value="-1.06825069511694" calcext:value-type="float">
            <text:p>-1.0682506951</text:p>
          </table:table-cell>
          <table:table-cell office:value-type="float" office:value="-1.84037830254454" calcext:value-type="float">
            <text:p>-1.8403783025</text:p>
          </table:table-cell>
          <table:table-cell office:value-type="float" office:value="-1.16269321821387" calcext:value-type="float">
            <text:p>-1.1626932182</text:p>
          </table:table-cell>
          <table:table-cell office:value-type="float" office:value="-2.78536724541274" calcext:value-type="float">
            <text:p>-2.7853672454</text:p>
          </table:table-cell>
          <table:table-cell office:value-type="float" office:value="-1.58551462931004" calcext:value-type="float">
            <text:p>-1.5855146293</text:p>
          </table:table-cell>
          <table:table-cell office:value-type="float" office:value="-2.73454025358" calcext:value-type="float">
            <text:p>-2.7345402536</text:p>
          </table:table-cell>
          <table:table-cell office:value-type="float" office:value="-2.46551266195665" calcext:value-type="float">
            <text:p>-2.465512662</text:p>
          </table:table-cell>
          <table:table-cell office:value-type="float" office:value="-2.99364163202003" calcext:value-type="float">
            <text:p>-2.993641632</text:p>
          </table:table-cell>
          <table:table-cell office:value-type="float" office:value="-1.83149443028509" calcext:value-type="float">
            <text:p>-1.8314944303</text:p>
          </table:table-cell>
          <table:table-cell office:value-type="float" office:value="-3.18493496206592" calcext:value-type="float">
            <text:p>-3.1849349621</text:p>
          </table:table-cell>
          <table:table-cell office:value-type="float" office:value="-2.02696063556638" calcext:value-type="float">
            <text:p>-2.0269606356</text:p>
          </table:table-cell>
          <table:table-cell office:value-type="float" office:value="-2.84696631931705" calcext:value-type="float">
            <text:p>-2.8469663193</text:p>
          </table:table-cell>
          <table:table-cell office:value-type="float" office:value="-2.7732371082005" calcext:value-type="float">
            <text:p>-2.7732371082</text:p>
          </table:table-cell>
          <table:table-cell office:value-type="float" office:value="-1.65244947334718" calcext:value-type="float">
            <text:p>-1.6524494733</text:p>
          </table:table-cell>
          <table:table-cell office:value-type="float" office:value="-1.99150266877216" calcext:value-type="float">
            <text:p>-1.9915026688</text:p>
          </table:table-cell>
          <table:table-cell office:value-type="float" office:value="-2.43408934786679" calcext:value-type="float">
            <text:p>-2.4340893479</text:p>
          </table:table-cell>
          <table:table-cell office:value-type="float" office:value="-2.47818590998672" calcext:value-type="float">
            <text:p>-2.47818591</text:p>
          </table:table-cell>
          <table:table-cell office:value-type="float" office:value="-2.48831528543307" calcext:value-type="float">
            <text:p>-2.4883152854</text:p>
          </table:table-cell>
          <table:table-cell office:value-type="float" office:value="-2.85958542583848" calcext:value-type="float">
            <text:p>-2.8595854258</text:p>
          </table:table-cell>
          <table:table-cell office:value-type="float" office:value="-2.16260830296354" calcext:value-type="float">
            <text:p>-2.162608303</text:p>
          </table:table-cell>
          <table:table-cell office:value-type="float" office:value="-2.97470038686418" calcext:value-type="float">
            <text:p>-2.9747003869</text:p>
          </table:table-cell>
          <table:table-cell office:value-type="float" office:value="-2.82058739304595" calcext:value-type="float">
            <text:p>-2.820587393</text:p>
          </table:table-cell>
          <table:table-cell office:value-type="float" office:value="9.98599999999998" calcext:value-type="float">
            <text:p>9.986</text:p>
          </table:table-cell>
          <table:table-cell office:value-type="float" office:value="2.05" calcext:value-type="float">
            <text:p>2.05</text:p>
          </table:table-cell>
          <table:table-cell office:value-type="float" office:value="0.731999999999981" calcext:value-type="float">
            <text:p>0.73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1999999999998" calcext:value-type="float">
            <text:p>1.12</text:p>
          </table:table-cell>
          <table:table-cell office:value-type="float" office:value="0.704857608208167" calcext:value-type="float">
            <text:p>0.7048576082</text:p>
          </table:table-cell>
          <table:table-cell office:value-type="float" office:value="-2.96378776010287" calcext:value-type="float">
            <text:p>-2.9637877601</text:p>
          </table:table-cell>
          <table:table-cell office:value-type="float" office:value="0.309062844597246" calcext:value-type="float">
            <text:p>0.3090628446</text:p>
          </table:table-cell>
          <table:table-cell office:value-type="float" office:value="-2.6582611571725" calcext:value-type="float">
            <text:p>-2.6582611572</text:p>
          </table:table-cell>
          <table:table-cell office:value-type="float" office:value="0.242366426733041" calcext:value-type="float">
            <text:p>0.2423664267</text:p>
          </table:table-cell>
          <table:table-cell office:value-type="float" office:value="-3.1537927786096" calcext:value-type="float">
            <text:p>-3.1537927786</text:p>
          </table:table-cell>
          <table:table-cell office:value-type="float" office:value="-0.15342833687788" calcext:value-type="float">
            <text:p>-0.1534283369</text:p>
          </table:table-cell>
          <table:table-cell office:value-type="float" office:value="-2.84826617567922" calcext:value-type="float">
            <text:p>-2.8482661757</text:p>
          </table:table-cell>
          <table:table-cell office:value-type="float" office:value="-0.0867319190136761" calcext:value-type="float">
            <text:p>-0.086731919</text:p>
          </table:table-cell>
          <table:table-cell office:value-type="float" office:value="-2.35273455424212" calcext:value-type="float">
            <text:p>-2.3527345542</text:p>
          </table:table-cell>
          <table:table-cell office:value-type="float" office:value="-0.220124754742085" calcext:value-type="float">
            <text:p>-0.2201247547</text:p>
          </table:table-cell>
          <table:table-cell office:value-type="float" office:value="-3.34379779711633" calcext:value-type="float">
            <text:p>-3.3437977971</text:p>
          </table:table-cell>
          <table:table-cell office:value-type="float" office:value="-0.615919518353006" calcext:value-type="float">
            <text:p>-0.6159195184</text:p>
          </table:table-cell>
          <table:table-cell office:value-type="float" office:value="-3.03827119418595" calcext:value-type="float">
            <text:p>-3.0382711942</text:p>
          </table:table-cell>
          <table:table-cell office:value-type="float" office:value="-0.549223100488802" calcext:value-type="float">
            <text:p>-0.5492231005</text:p>
          </table:table-cell>
          <table:table-cell office:value-type="float" office:value="-2.54273957274885" calcext:value-type="float">
            <text:p>-2.5427395727</text:p>
          </table:table-cell>
          <table:table-cell office:value-type="float" office:value="-0.682615936217211" calcext:value-type="float">
            <text:p>-0.6826159362</text:p>
          </table:table-cell>
          <table:table-cell office:value-type="float" office:value="-3.53380281562305" calcext:value-type="float">
            <text:p>-3.5338028156</text:p>
          </table:table-cell>
          <table:table-cell office:value-type="float" office:value="-0.482526682624598" calcext:value-type="float">
            <text:p>-0.4825266826</text:p>
          </table:table-cell>
          <table:table-cell office:value-type="float" office:value="-2.04720795131175" calcext:value-type="float">
            <text:p>-2.0472079513</text:p>
          </table:table-cell>
          <table:table-cell office:value-type="float" office:value="-1.01171428196393" calcext:value-type="float">
            <text:p>-1.011714282</text:p>
          </table:table-cell>
          <table:table-cell office:value-type="float" office:value="-2.73274459125558" calcext:value-type="float">
            <text:p>-2.7327445913</text:p>
          </table:table-cell>
          <table:table-cell office:value-type="float" office:value="-0.945017864099724" calcext:value-type="float">
            <text:p>-0.9450178641</text:p>
          </table:table-cell>
          <table:table-cell office:value-type="float" office:value="-2.23721296981848" calcext:value-type="float">
            <text:p>-2.2372129698</text:p>
          </table:table-cell>
          <table:table-cell office:value-type="float" office:value="-1.07841069982813" calcext:value-type="float">
            <text:p>-1.0784106998</text:p>
          </table:table-cell>
          <table:table-cell office:value-type="float" office:value="-3.22827621269268" calcext:value-type="float">
            <text:p>-3.2282762127</text:p>
          </table:table-cell>
          <table:table-cell office:value-type="float" office:value="-1.40750904557485" calcext:value-type="float">
            <text:p>-1.4075090456</text:p>
          </table:table-cell>
          <table:table-cell office:value-type="float" office:value="-2.4272179883252" calcext:value-type="float">
            <text:p>-2.4272179883</text:p>
          </table:table-cell>
          <table:table-cell office:value-type="float" office:value="-1.47420546343905" calcext:value-type="float">
            <text:p>-1.4742054634</text:p>
          </table:table-cell>
          <table:table-cell office:value-type="float" office:value="-2.92274960976231" calcext:value-type="float">
            <text:p>-2.9227496098</text:p>
          </table:table-cell>
          <table:table-cell office:value-type="float" office:value="-1.34081262771065" calcext:value-type="float">
            <text:p>-1.3408126277</text:p>
          </table:table-cell>
          <table:table-cell office:value-type="float" office:value="-1.9316863668881" calcext:value-type="float">
            <text:p>-1.9316863669</text:p>
          </table:table-cell>
          <table:table-cell office:value-type="float" office:value="-1.54090188130326" calcext:value-type="float">
            <text:p>-1.5409018813</text:p>
          </table:table-cell>
          <table:table-cell office:value-type="float" office:value="-3.41828123119941" calcext:value-type="float">
            <text:p>-3.4182812312</text:p>
          </table:table-cell>
          <table:table-cell office:value-type="float" office:value="-1.87000022704998" calcext:value-type="float">
            <text:p>-1.870000227</text:p>
          </table:table-cell>
          <table:table-cell office:value-type="float" office:value="-2.61722300683193" calcext:value-type="float">
            <text:p>-2.6172230068</text:p>
          </table:table-cell>
          <table:table-cell office:value-type="float" office:value="-1.80330380918577" calcext:value-type="float">
            <text:p>-1.8033038092</text:p>
          </table:table-cell>
          <table:table-cell office:value-type="float" office:value="-2.12169138539483" calcext:value-type="float">
            <text:p>-2.1216913854</text:p>
          </table:table-cell>
          <table:table-cell office:value-type="float" office:value="-1.93669664491418" calcext:value-type="float">
            <text:p>-1.9366966449</text:p>
          </table:table-cell>
          <table:table-cell office:value-type="float" office:value="-3.11275462826903" calcext:value-type="float">
            <text:p>-3.112754628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8]</text:p>
          </table:table-cell>
          <table:table-cell office:value-type="float" office:value="-3" calcext:value-type="float">
            <text:p>-3</text:p>
          </table:table-cell>
          <table:table-cell office:value-type="float" office:value="0.152894019493179" calcext:value-type="float">
            <text:p>0.1528940195</text:p>
          </table:table-cell>
          <table:table-cell office:value-type="float" office:value="-2.88947445931248" calcext:value-type="float">
            <text:p>-2.8894744593</text:p>
          </table:table-cell>
          <table:table-cell office:value-type="float" office:value="-0.405329594822712" calcext:value-type="float">
            <text:p>-0.4053295948</text:p>
          </table:table-cell>
          <table:table-cell office:value-type="float" office:value="-2.7810469069385" calcext:value-type="float">
            <text:p>-2.7810469069</text:p>
          </table:table-cell>
          <table:table-cell office:value-type="float" office:value="-1.48538209308117" calcext:value-type="float">
            <text:p>-1.4853820931</text:p>
          </table:table-cell>
          <table:table-cell office:value-type="float" office:value="-3.2281832423615" calcext:value-type="float">
            <text:p>-3.2281832424</text:p>
          </table:table-cell>
          <table:table-cell office:value-type="float" office:value="-0.831621857236967" calcext:value-type="float">
            <text:p>-0.8316218572</text:p>
          </table:table-cell>
          <table:table-cell office:value-type="float" office:value="-3.13920752872211" calcext:value-type="float">
            <text:p>-3.1392075287</text:p>
          </table:table-cell>
          <table:table-cell office:value-type="float" office:value="-0.862918465360604" calcext:value-type="float">
            <text:p>-0.8629184654</text:p>
          </table:table-cell>
          <table:table-cell office:value-type="float" office:value="-2.39553544082362" calcext:value-type="float">
            <text:p>-2.3955354408</text:p>
          </table:table-cell>
          <table:table-cell office:value-type="float" office:value="-2.28775170603399" calcext:value-type="float">
            <text:p>-2.287751706</text:p>
          </table:table-cell>
          <table:table-cell office:value-type="float" office:value="-3.39338303334175" calcext:value-type="float">
            <text:p>-3.3933830333</text:p>
          </table:table-cell>
          <table:table-cell office:value-type="float" office:value="-2.25974275722039" calcext:value-type="float">
            <text:p>-2.2597427572</text:p>
          </table:table-cell>
          <table:table-cell office:value-type="float" office:value="-3.86723723175158" calcext:value-type="float">
            <text:p>-3.8672372318</text:p>
          </table:table-cell>
          <table:table-cell office:value-type="float" office:value="-1.15842708763838" calcext:value-type="float">
            <text:p>-1.1584270876</text:p>
          </table:table-cell>
          <table:table-cell office:value-type="float" office:value="-3.58851095259994" calcext:value-type="float">
            <text:p>-3.5885109526</text:p>
          </table:table-cell>
          <table:table-cell office:value-type="float" office:value="-1.48185444334152" calcext:value-type="float">
            <text:p>-1.4818544433</text:p>
          </table:table-cell>
          <table:table-cell office:value-type="float" office:value="-2.3313741901863" calcext:value-type="float">
            <text:p>-2.3313741902</text:p>
          </table:table-cell>
          <table:table-cell office:value-type="float" office:value="-1.10575232178839" calcext:value-type="float">
            <text:p>-1.1057523218</text:p>
          </table:table-cell>
          <table:table-cell office:value-type="float" office:value="-1.85429333028421" calcext:value-type="float">
            <text:p>-1.8542933303</text:p>
          </table:table-cell>
          <table:table-cell office:value-type="float" office:value="-1.20260522716425" calcext:value-type="float">
            <text:p>-1.2026052272</text:p>
          </table:table-cell>
          <table:table-cell office:value-type="float" office:value="-2.78801895081593" calcext:value-type="float">
            <text:p>-2.7880189508</text:p>
          </table:table-cell>
          <table:table-cell office:value-type="float" office:value="-1.62550397523578" calcext:value-type="float">
            <text:p>-1.6255039752</text:p>
          </table:table-cell>
          <table:table-cell office:value-type="float" office:value="-2.73546340710523" calcext:value-type="float">
            <text:p>-2.7354634071</text:p>
          </table:table-cell>
          <table:table-cell office:value-type="float" office:value="-2.50542359276041" calcext:value-type="float">
            <text:p>-2.5054235928</text:p>
          </table:table-cell>
          <table:table-cell office:value-type="float" office:value="-2.99097374851853" calcext:value-type="float">
            <text:p>-2.9909737485</text:p>
          </table:table-cell>
          <table:table-cell office:value-type="float" office:value="-1.87131652242725" calcext:value-type="float">
            <text:p>-1.8713165224</text:p>
          </table:table-cell>
          <table:table-cell office:value-type="float" office:value="-3.18870338049033" calcext:value-type="float">
            <text:p>-3.1887033805</text:p>
          </table:table-cell>
          <table:table-cell office:value-type="float" office:value="-2.06519750176394" calcext:value-type="float">
            <text:p>-2.0651975018</text:p>
          </table:table-cell>
          <table:table-cell office:value-type="float" office:value="-2.83522144539737" calcext:value-type="float">
            <text:p>-2.8352214454</text:p>
          </table:table-cell>
          <table:table-cell office:value-type="float" office:value="-2.7370009113167" calcext:value-type="float">
            <text:p>-2.7370009113</text:p>
          </table:table-cell>
          <table:table-cell office:value-type="float" office:value="-1.63551022792719" calcext:value-type="float">
            <text:p>-1.6355102279</text:p>
          </table:table-cell>
          <table:table-cell office:value-type="float" office:value="-2.03146071460959" calcext:value-type="float">
            <text:p>-2.0314607146</text:p>
          </table:table-cell>
          <table:table-cell office:value-type="float" office:value="-2.43592089717102" calcext:value-type="float">
            <text:p>-2.4359208972</text:p>
          </table:table-cell>
          <table:table-cell office:value-type="float" office:value="-2.51766455775083" calcext:value-type="float">
            <text:p>-2.5176645578</text:p>
          </table:table-cell>
          <table:table-cell office:value-type="float" office:value="-2.48187817655426" calcext:value-type="float">
            <text:p>-2.4818781766</text:p>
          </table:table-cell>
          <table:table-cell office:value-type="float" office:value="-2.8938063260882" calcext:value-type="float">
            <text:p>-2.8938063261</text:p>
          </table:table-cell>
          <table:table-cell office:value-type="float" office:value="-2.1418976780068" calcext:value-type="float">
            <text:p>-2.141897678</text:p>
          </table:table-cell>
          <table:table-cell office:value-type="float" office:value="-3.01164728990531" calcext:value-type="float">
            <text:p>-3.0116472899</text:p>
          </table:table-cell>
          <table:table-cell office:value-type="float" office:value="-2.80526008553061" calcext:value-type="float">
            <text:p>-2.8052600855</text:p>
          </table:table-cell>
          <table:table-cell office:value-type="float" office:value="9.95799999999998" calcext:value-type="float">
            <text:p>9.958</text:p>
          </table:table-cell>
          <table:table-cell office:value-type="float" office:value="2.05" calcext:value-type="float">
            <text:p>2.05</text:p>
          </table:table-cell>
          <table:table-cell office:value-type="float" office:value="0.745999999999981" calcext:value-type="float">
            <text:p>0.74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0999999999998" calcext:value-type="float">
            <text:p>1.11</text:p>
          </table:table-cell>
          <table:table-cell office:value-type="float" office:value="0.653267423100414" calcext:value-type="float">
            <text:p>0.6532674231</text:p>
          </table:table-cell>
          <table:table-cell office:value-type="float" office:value="-2.95727217873604" calcext:value-type="float">
            <text:p>-2.9572721787</text:p>
          </table:table-cell>
          <table:table-cell office:value-type="float" office:value="0.257742432321025" calcext:value-type="float">
            <text:p>0.2577424323</text:p>
          </table:table-cell>
          <table:table-cell office:value-type="float" office:value="-2.65139641691604" calcext:value-type="float">
            <text:p>-2.6513964169</text:p>
          </table:table-cell>
          <table:table-cell office:value-type="float" office:value="0.190608747572683" calcext:value-type="float">
            <text:p>0.1906087476</text:p>
          </table:table-cell>
          <table:table-cell office:value-type="float" office:value="-3.1468689876726" calcext:value-type="float">
            <text:p>-3.1468689877</text:p>
          </table:table-cell>
          <table:table-cell office:value-type="float" office:value="-0.204916243206706" calcext:value-type="float">
            <text:p>-0.2049162432</text:p>
          </table:table-cell>
          <table:table-cell office:value-type="float" office:value="-2.8409932258526" calcext:value-type="float">
            <text:p>-2.8409932259</text:p>
          </table:table-cell>
          <table:table-cell office:value-type="float" office:value="-0.137782558458364" calcext:value-type="float">
            <text:p>-0.1377825585</text:p>
          </table:table-cell>
          <table:table-cell office:value-type="float" office:value="-2.34552065509604" calcext:value-type="float">
            <text:p>-2.3455206551</text:p>
          </table:table-cell>
          <table:table-cell office:value-type="float" office:value="-0.272049927955048" calcext:value-type="float">
            <text:p>-0.272049928</text:p>
          </table:table-cell>
          <table:table-cell office:value-type="float" office:value="-3.33646579660916" calcext:value-type="float">
            <text:p>-3.3364657966</text:p>
          </table:table-cell>
          <table:table-cell office:value-type="float" office:value="-0.667574918734437" calcext:value-type="float">
            <text:p>-0.6675749187</text:p>
          </table:table-cell>
          <table:table-cell office:value-type="float" office:value="-3.03059003478916" calcext:value-type="float">
            <text:p>-3.0305900348</text:p>
          </table:table-cell>
          <table:table-cell office:value-type="float" office:value="-0.600441233986095" calcext:value-type="float">
            <text:p>-0.600441234</text:p>
          </table:table-cell>
          <table:table-cell office:value-type="float" office:value="-2.5351174640326" calcext:value-type="float">
            <text:p>-2.535117464</text:p>
          </table:table-cell>
          <table:table-cell office:value-type="float" office:value="-0.734708603482779" calcext:value-type="float">
            <text:p>-0.7347086035</text:p>
          </table:table-cell>
          <table:table-cell office:value-type="float" office:value="-3.52606260554571" calcext:value-type="float">
            <text:p>-3.5260626055</text:p>
          </table:table-cell>
          <table:table-cell office:value-type="float" office:value="-0.533307549237753" calcext:value-type="float">
            <text:p>-0.5333075492</text:p>
          </table:table-cell>
          <table:table-cell office:value-type="float" office:value="-2.03964489327605" calcext:value-type="float">
            <text:p>-2.0396448933</text:p>
          </table:table-cell>
          <table:table-cell office:value-type="float" office:value="-1.06309990951383" calcext:value-type="float">
            <text:p>-1.0630999095</text:p>
          </table:table-cell>
          <table:table-cell office:value-type="float" office:value="-2.72471427296916" calcext:value-type="float">
            <text:p>-2.724714273</text:p>
          </table:table-cell>
          <table:table-cell office:value-type="float" office:value="-0.995966224765484" calcext:value-type="float">
            <text:p>-0.9959662248</text:p>
          </table:table-cell>
          <table:table-cell office:value-type="float" office:value="-2.2292417022126" calcext:value-type="float">
            <text:p>-2.2292417022</text:p>
          </table:table-cell>
          <table:table-cell office:value-type="float" office:value="-1.13023359426217" calcext:value-type="float">
            <text:p>-1.1302335943</text:p>
          </table:table-cell>
          <table:table-cell office:value-type="float" office:value="-3.22018684372572" calcext:value-type="float">
            <text:p>-3.2201868437</text:p>
          </table:table-cell>
          <table:table-cell office:value-type="float" office:value="-1.45862490029322" calcext:value-type="float">
            <text:p>-1.4586249003</text:p>
          </table:table-cell>
          <table:table-cell office:value-type="float" office:value="-2.41883851114916" calcext:value-type="float">
            <text:p>-2.4188385111</text:p>
          </table:table-cell>
          <table:table-cell office:value-type="float" office:value="-1.52575858504156" calcext:value-type="float">
            <text:p>-1.525758585</text:p>
          </table:table-cell>
          <table:table-cell office:value-type="float" office:value="-2.91431108190572" calcext:value-type="float">
            <text:p>-2.9143110819</text:p>
          </table:table-cell>
          <table:table-cell office:value-type="float" office:value="-1.39149121554487" calcext:value-type="float">
            <text:p>-1.3914912155</text:p>
          </table:table-cell>
          <table:table-cell office:value-type="float" office:value="-1.92336594039261" calcext:value-type="float">
            <text:p>-1.9233659404</text:p>
          </table:table-cell>
          <table:table-cell office:value-type="float" office:value="-1.5928922697899" calcext:value-type="float">
            <text:p>-1.5928922698</text:p>
          </table:table-cell>
          <table:table-cell office:value-type="float" office:value="-3.40978365266227" calcext:value-type="float">
            <text:p>-3.4097836527</text:p>
          </table:table-cell>
          <table:table-cell office:value-type="float" office:value="-1.92128357582095" calcext:value-type="float">
            <text:p>-1.9212835758</text:p>
          </table:table-cell>
          <table:table-cell office:value-type="float" office:value="-2.60843532008572" calcext:value-type="float">
            <text:p>-2.6084353201</text:p>
          </table:table-cell>
          <table:table-cell office:value-type="float" office:value="-1.8541498910726" calcext:value-type="float">
            <text:p>-1.8541498911</text:p>
          </table:table-cell>
          <table:table-cell office:value-type="float" office:value="-2.11296274932916" calcext:value-type="float">
            <text:p>-2.1129627493</text:p>
          </table:table-cell>
          <table:table-cell office:value-type="float" office:value="-1.98841726056929" calcext:value-type="float">
            <text:p>-1.9884172606</text:p>
          </table:table-cell>
          <table:table-cell office:value-type="float" office:value="-3.10390789084227" calcext:value-type="float">
            <text:p>-3.10390789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8]</text:p>
          </table:table-cell>
          <table:table-cell office:value-type="float" office:value="-4" calcext:value-type="float">
            <text:p>-4</text:p>
          </table:table-cell>
          <table:table-cell office:value-type="float" office:value="0.113175507864782" calcext:value-type="float">
            <text:p>0.1131755079</text:p>
          </table:table-cell>
          <table:table-cell office:value-type="float" office:value="-2.88473738911827" calcext:value-type="float">
            <text:p>-2.8847373891</text:p>
          </table:table-cell>
          <table:table-cell office:value-type="float" office:value="-0.443714560014944" calcext:value-type="float">
            <text:p>-0.44371456</text:p>
          </table:table-cell>
          <table:table-cell office:value-type="float" office:value="-2.79229832672407" calcext:value-type="float">
            <text:p>-2.7922983267</text:p>
          </table:table-cell>
          <table:table-cell office:value-type="float" office:value="-1.52531673949374" calcext:value-type="float">
            <text:p>-1.5253167395</text:p>
          </table:table-cell>
          <table:table-cell office:value-type="float" office:value="-3.23046885298078" calcext:value-type="float">
            <text:p>-3.230468853</text:p>
          </table:table-cell>
          <table:table-cell office:value-type="float" office:value="-0.871621840611135" calcext:value-type="float">
            <text:p>-0.8716218406</text:p>
          </table:table-cell>
          <table:table-cell office:value-type="float" office:value="-3.13924399879659" calcext:value-type="float">
            <text:p>-3.1392439988</text:p>
          </table:table-cell>
          <table:table-cell office:value-type="float" office:value="-0.899733513889607" calcext:value-type="float">
            <text:p>-0.8997335139</text:p>
          </table:table-cell>
          <table:table-cell office:value-type="float" office:value="-2.41117680271468" calcext:value-type="float">
            <text:p>-2.4111768027</text:p>
          </table:table-cell>
          <table:table-cell office:value-type="float" office:value="-2.32702549403037" calcext:value-type="float">
            <text:p>-2.327025494</text:p>
          </table:table-cell>
          <table:table-cell office:value-type="float" office:value="-3.3857955715517" calcext:value-type="float">
            <text:p>-3.3857955716</text:p>
          </table:table-cell>
          <table:table-cell office:value-type="float" office:value="-2.29920375604074" calcext:value-type="float">
            <text:p>-2.299203756</text:p>
          </table:table-cell>
          <table:table-cell office:value-type="float" office:value="-3.8606928011346" calcext:value-type="float">
            <text:p>-3.8606928011</text:p>
          </table:table-cell>
          <table:table-cell office:value-type="float" office:value="-1.19842179722152" calcext:value-type="float">
            <text:p>-1.1984217972</text:p>
          </table:table-cell>
          <table:table-cell office:value-type="float" office:value="-3.5891614949588" calcext:value-type="float">
            <text:p>-3.589161495</text:p>
          </table:table-cell>
          <table:table-cell office:value-type="float" office:value="-1.52157104561799" calcext:value-type="float">
            <text:p>-1.5215710456</text:p>
          </table:table-cell>
          <table:table-cell office:value-type="float" office:value="-2.33612724221763" calcext:value-type="float">
            <text:p>-2.3361272422</text:p>
          </table:table-cell>
          <table:table-cell office:value-type="float" office:value="-1.14284240265888" calcext:value-type="float">
            <text:p>-1.1428424027</text:p>
          </table:table-cell>
          <table:table-cell office:value-type="float" office:value="-1.86927084346298" calcext:value-type="float">
            <text:p>-1.8692708435</text:p>
          </table:table-cell>
          <table:table-cell office:value-type="float" office:value="-1.24220058258615" calcext:value-type="float">
            <text:p>-1.2422005826</text:p>
          </table:table-cell>
          <table:table-cell office:value-type="float" office:value="-2.79369414499877" calcext:value-type="float">
            <text:p>-2.793694145</text:p>
          </table:table-cell>
          <table:table-cell office:value-type="float" office:value="-1.66508977011252" calcext:value-type="float">
            <text:p>-1.6650897701</text:p>
          </table:table-cell>
          <table:table-cell office:value-type="float" office:value="-2.74120490899733" calcext:value-type="float">
            <text:p>-2.741204909</text:p>
          </table:table-cell>
          <table:table-cell office:value-type="float" office:value="-2.54362563871374" calcext:value-type="float">
            <text:p>-2.5436256387</text:p>
          </table:table-cell>
          <table:table-cell office:value-type="float" office:value="-2.97911610604712" calcext:value-type="float">
            <text:p>-2.979116106</text:p>
          </table:table-cell>
          <table:table-cell office:value-type="float" office:value="-1.9113014401034" calcext:value-type="float">
            <text:p>-1.9113014401</text:p>
          </table:table-cell>
          <table:table-cell office:value-type="float" office:value="-3.18760503699617" calcext:value-type="float">
            <text:p>-3.187605037</text:p>
          </table:table-cell>
          <table:table-cell office:value-type="float" office:value="-2.10364417959207" calcext:value-type="float">
            <text:p>-2.1036441796</text:p>
          </table:table-cell>
          <table:table-cell office:value-type="float" office:value="-2.84626014839999" calcext:value-type="float">
            <text:p>-2.8462601484</text:p>
          </table:table-cell>
          <table:table-cell office:value-type="float" office:value="-2.77694810289942" calcext:value-type="float">
            <text:p>-2.7769481029</text:p>
          </table:table-cell>
          <table:table-cell office:value-type="float" office:value="-1.63345550540254" calcext:value-type="float">
            <text:p>-1.6334555054</text:p>
          </table:table-cell>
          <table:table-cell office:value-type="float" office:value="-2.07099778255674" calcext:value-type="float">
            <text:p>-2.0709977826</text:p>
          </table:table-cell>
          <table:table-cell office:value-type="float" office:value="-2.42985292731755" calcext:value-type="float">
            <text:p>-2.4298529273</text:p>
          </table:table-cell>
          <table:table-cell office:value-type="float" office:value="-2.55466524059116" calcext:value-type="float">
            <text:p>-2.5546652406</text:p>
          </table:table-cell>
          <table:table-cell office:value-type="float" office:value="-2.46668115482797" calcext:value-type="float">
            <text:p>-2.4666811548</text:p>
          </table:table-cell>
          <table:table-cell office:value-type="float" office:value="-2.93033230377459" calcext:value-type="float">
            <text:p>-2.9303323038</text:p>
          </table:table-cell>
          <table:table-cell office:value-type="float" office:value="-2.1255926801824" calcext:value-type="float">
            <text:p>-2.1255926802</text:p>
          </table:table-cell>
          <table:table-cell office:value-type="float" office:value="-3.04764573815772" calcext:value-type="float">
            <text:p>-3.0476457382</text:p>
          </table:table-cell>
          <table:table-cell office:value-type="float" office:value="-2.78782128616201" calcext:value-type="float">
            <text:p>-2.7878212862</text:p>
          </table:table-cell>
          <table:table-cell office:value-type="float" office:value="9.92999999999998" calcext:value-type="float">
            <text:p>9.93</text:p>
          </table:table-cell>
          <table:table-cell office:value-type="float" office:value="2.05" calcext:value-type="float">
            <text:p>2.05</text:p>
          </table:table-cell>
          <table:table-cell office:value-type="float" office:value="0.759999999999981" calcext:value-type="float">
            <text:p>0.7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9999999999998" calcext:value-type="float">
            <text:p>1.1</text:p>
          </table:table-cell>
          <table:table-cell office:value-type="float" office:value="0.653267423100414" calcext:value-type="float">
            <text:p>0.6532674231</text:p>
          </table:table-cell>
          <table:table-cell office:value-type="float" office:value="-2.95727217873604" calcext:value-type="float">
            <text:p>-2.9572721787</text:p>
          </table:table-cell>
          <table:table-cell office:value-type="float" office:value="0.257384188057977" calcext:value-type="float">
            <text:p>0.2573841881</text:p>
          </table:table-cell>
          <table:table-cell office:value-type="float" office:value="-2.65186022053477" calcext:value-type="float">
            <text:p>-2.6518602205</text:p>
          </table:table-cell>
          <table:table-cell office:value-type="float" office:value="0.190831291157345" calcext:value-type="float">
            <text:p>0.1908312912</text:p>
          </table:table-cell>
          <table:table-cell office:value-type="float" office:value="-3.14741113811452" calcext:value-type="float">
            <text:p>-3.1474111381</text:p>
          </table:table-cell>
          <table:table-cell office:value-type="float" office:value="-0.205051943885093" calcext:value-type="float">
            <text:p>-0.2050519439</text:p>
          </table:table-cell>
          <table:table-cell office:value-type="float" office:value="-2.84199917991325" calcext:value-type="float">
            <text:p>-2.8419991799</text:p>
          </table:table-cell>
          <table:table-cell office:value-type="float" office:value="-0.138499046984461" calcext:value-type="float">
            <text:p>-0.138499047</text:p>
          </table:table-cell>
          <table:table-cell office:value-type="float" office:value="-2.3464482623335" calcext:value-type="float">
            <text:p>-2.3464482623</text:p>
          </table:table-cell>
          <table:table-cell office:value-type="float" office:value="-0.271604840785724" calcext:value-type="float">
            <text:p>-0.2716048408</text:p>
          </table:table-cell>
          <table:table-cell office:value-type="float" office:value="-3.33755009749301" calcext:value-type="float">
            <text:p>-3.3375500975</text:p>
          </table:table-cell>
          <table:table-cell office:value-type="float" office:value="-0.667488075828162" calcext:value-type="float">
            <text:p>-0.6674880758</text:p>
          </table:table-cell>
          <table:table-cell office:value-type="float" office:value="-3.03213813929174" calcext:value-type="float">
            <text:p>-3.0321381393</text:p>
          </table:table-cell>
          <table:table-cell office:value-type="float" office:value="-0.600935178927531" calcext:value-type="float">
            <text:p>-0.6009351789</text:p>
          </table:table-cell>
          <table:table-cell office:value-type="float" office:value="-2.53658722171198" calcext:value-type="float">
            <text:p>-2.5365872217</text:p>
          </table:table-cell>
          <table:table-cell office:value-type="float" office:value="-0.734040972728794" calcext:value-type="float">
            <text:p>-0.7340409727</text:p>
          </table:table-cell>
          <table:table-cell office:value-type="float" office:value="-3.52768905687149" calcext:value-type="float">
            <text:p>-3.5276890569</text:p>
          </table:table-cell>
          <table:table-cell office:value-type="float" office:value="-0.534382282026899" calcext:value-type="float">
            <text:p>-0.534382282</text:p>
          </table:table-cell>
          <table:table-cell office:value-type="float" office:value="-2.04103630413223" calcext:value-type="float">
            <text:p>-2.0410363041</text:p>
          </table:table-cell>
          <table:table-cell office:value-type="float" office:value="-1.0633713108706" calcext:value-type="float">
            <text:p>-1.0633713109</text:p>
          </table:table-cell>
          <table:table-cell office:value-type="float" office:value="-2.72672618109047" calcext:value-type="float">
            <text:p>-2.7267261811</text:p>
          </table:table-cell>
          <table:table-cell office:value-type="float" office:value="-0.996818413969968" calcext:value-type="float">
            <text:p>-0.996818414</text:p>
          </table:table-cell>
          <table:table-cell office:value-type="float" office:value="-2.23117526351071" calcext:value-type="float">
            <text:p>-2.2311752635</text:p>
          </table:table-cell>
          <table:table-cell office:value-type="float" office:value="-1.12992420777123" calcext:value-type="float">
            <text:p>-1.1299242078</text:p>
          </table:table-cell>
          <table:table-cell office:value-type="float" office:value="-3.22227709867022" calcext:value-type="float">
            <text:p>-3.2222770987</text:p>
          </table:table-cell>
          <table:table-cell office:value-type="float" office:value="-1.45925454591304" calcext:value-type="float">
            <text:p>-1.4592545459</text:p>
          </table:table-cell>
          <table:table-cell office:value-type="float" office:value="-2.4213142228892" calcext:value-type="float">
            <text:p>-2.4213142229</text:p>
          </table:table-cell>
          <table:table-cell office:value-type="float" office:value="-1.52580744281367" calcext:value-type="float">
            <text:p>-1.5258074428</text:p>
          </table:table-cell>
          <table:table-cell office:value-type="float" office:value="-2.91686514046895" calcext:value-type="float">
            <text:p>-2.9168651405</text:p>
          </table:table-cell>
          <table:table-cell office:value-type="float" office:value="-1.39270164901241" calcext:value-type="float">
            <text:p>-1.392701649</text:p>
          </table:table-cell>
          <table:table-cell office:value-type="float" office:value="-1.92576330530945" calcext:value-type="float">
            <text:p>-1.9257633053</text:p>
          </table:table-cell>
          <table:table-cell office:value-type="float" office:value="-1.5923603397143" calcext:value-type="float">
            <text:p>-1.5923603397</text:p>
          </table:table-cell>
          <table:table-cell office:value-type="float" office:value="-3.4124160580487" calcext:value-type="float">
            <text:p>-3.412416058</text:p>
          </table:table-cell>
          <table:table-cell office:value-type="float" office:value="-1.92169067785611" calcext:value-type="float">
            <text:p>-1.9216906779</text:p>
          </table:table-cell>
          <table:table-cell office:value-type="float" office:value="-2.61145318226768" calcext:value-type="float">
            <text:p>-2.6114531823</text:p>
          </table:table-cell>
          <table:table-cell office:value-type="float" office:value="-1.85513778095548" calcext:value-type="float">
            <text:p>-1.855137781</text:p>
          </table:table-cell>
          <table:table-cell office:value-type="float" office:value="-2.11590226468793" calcext:value-type="float">
            <text:p>-2.1159022647</text:p>
          </table:table-cell>
          <table:table-cell office:value-type="float" office:value="-1.98824357475674" calcext:value-type="float">
            <text:p>-1.9882435748</text:p>
          </table:table-cell>
          <table:table-cell office:value-type="float" office:value="-3.10700409984743" calcext:value-type="float">
            <text:p>-3.107004099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2]</text:p>
          </table:table-cell>
          <table:table-cell office:value-type="float" office:value="-1" calcext:value-type="float">
            <text:p>-1</text:p>
          </table:table-cell>
          <table:table-cell office:value-type="float" office:value="0.207360867928112" calcext:value-type="float">
            <text:p>0.2073608679</text:p>
          </table:table-cell>
          <table:table-cell office:value-type="float" office:value="-2.85876713371402" calcext:value-type="float">
            <text:p>-2.8587671337</text:p>
          </table:table-cell>
          <table:table-cell office:value-type="float" office:value="0.434599948763129" calcext:value-type="float">
            <text:p>0.4345999488</text:p>
          </table:table-cell>
          <table:table-cell office:value-type="float" office:value="-2.28089854876355" calcext:value-type="float">
            <text:p>-2.2808985488</text:p>
          </table:table-cell>
          <table:table-cell office:value-type="float" office:value="-0.787639291861056" calcext:value-type="float">
            <text:p>-0.7876392919</text:p>
          </table:table-cell>
          <table:table-cell office:value-type="float" office:value="-3.44852540603485" calcext:value-type="float">
            <text:p>-3.448525406</text:p>
          </table:table-cell>
          <table:table-cell office:value-type="float" office:value="-0.525553924104504" calcext:value-type="float">
            <text:p>-0.5255539241</text:p>
          </table:table-cell>
          <table:table-cell office:value-type="float" office:value="-2.83003853845626" calcext:value-type="float">
            <text:p>-2.8300385385</text:p>
          </table:table-cell>
          <table:table-cell office:value-type="float" office:value="-0.531777301667541" calcext:value-type="float">
            <text:p>-0.5317773017</text:p>
          </table:table-cell>
          <table:table-cell office:value-type="float" office:value="-2.19304892540147" calcext:value-type="float">
            <text:p>-2.1930489254</text:p>
          </table:table-cell>
          <table:table-cell office:value-type="float" office:value="-2.03363891215813" calcext:value-type="float">
            <text:p>-2.0336389122</text:p>
          </table:table-cell>
          <table:table-cell office:value-type="float" office:value="-3.49273548405571" calcext:value-type="float">
            <text:p>-3.4927354841</text:p>
          </table:table-cell>
          <table:table-cell office:value-type="float" office:value="-1.78012049209431" calcext:value-type="float">
            <text:p>-1.7801204921</text:p>
          </table:table-cell>
          <table:table-cell office:value-type="float" office:value="-3.86898973527329" calcext:value-type="float">
            <text:p>-3.8689897353</text:p>
          </table:table-cell>
          <table:table-cell office:value-type="float" office:value="-1.24549528697721" calcext:value-type="float">
            <text:p>-1.245495287</text:p>
          </table:table-cell>
          <table:table-cell office:value-type="float" office:value="-3.13050831048092" calcext:value-type="float">
            <text:p>-3.1305083105</text:p>
          </table:table-cell>
          <table:table-cell office:value-type="float" office:value="-2.0878676492581" calcext:value-type="float">
            <text:p>-2.0878676493</text:p>
          </table:table-cell>
          <table:table-cell office:value-type="float" office:value="-2.71907312166048" calcext:value-type="float">
            <text:p>-2.7190731217</text:p>
          </table:table-cell>
          <table:table-cell office:value-type="float" office:value="-1.60441495606954" calcext:value-type="float">
            <text:p>-1.6044149561</text:p>
          </table:table-cell>
          <table:table-cell office:value-type="float" office:value="-2.22362516634614" calcext:value-type="float">
            <text:p>-2.2236251663</text:p>
          </table:table-cell>
          <table:table-cell office:value-type="float" office:value="-2.54546593348646" calcext:value-type="float">
            <text:p>-2.5454659335</text:p>
          </table:table-cell>
          <table:table-cell office:value-type="float" office:value="-2.79527347775453" calcext:value-type="float">
            <text:p>-2.7952734778</text:p>
          </table:table-cell>
          <table:table-cell office:value-type="float" office:value="-2.17215899165932" calcext:value-type="float">
            <text:p>-2.1721589917</text:p>
          </table:table-cell>
          <table:table-cell office:value-type="float" office:value="-3.08118197580856" calcext:value-type="float">
            <text:p>-3.0811819758</text:p>
          </table:table-cell>
          <table:table-cell office:value-type="float" office:value="-1.31142533043891" calcext:value-type="float">
            <text:p>-1.3114253304</text:p>
          </table:table-cell>
          <table:table-cell office:value-type="float" office:value="-2.68267930102859" calcext:value-type="float">
            <text:p>-2.682679301</text:p>
          </table:table-cell>
          <table:table-cell office:value-type="float" office:value="-2.73395825173226" calcext:value-type="float">
            <text:p>-2.7339582517</text:p>
          </table:table-cell>
          <table:table-cell office:value-type="float" office:value="-2.34376278802522" calcext:value-type="float">
            <text:p>-2.343762788</text:p>
          </table:table-cell>
          <table:table-cell office:value-type="float" office:value="-1.7142470554319" calcext:value-type="float">
            <text:p>-1.7142470554</text:p>
          </table:table-cell>
          <table:table-cell office:value-type="float" office:value="-2.93930637071468" calcext:value-type="float">
            <text:p>-2.9393063707</text:p>
          </table:table-cell>
          <table:table-cell office:value-type="float" office:value="-1.49805497157067" calcext:value-type="float">
            <text:p>-1.4980549716</text:p>
          </table:table-cell>
          <table:table-cell office:value-type="float" office:value="0.579458501737314" calcext:value-type="float">
            <text:p>0.5794585017</text:p>
          </table:table-cell>
          <table:table-cell office:value-type="float" office:value="-1.62395680094593" calcext:value-type="float">
            <text:p>-1.6239568009</text:p>
          </table:table-cell>
          <table:table-cell office:value-type="float" office:value="-3.37930391806713" calcext:value-type="float">
            <text:p>-3.3793039181</text:p>
          </table:table-cell>
          <table:table-cell office:value-type="float" office:value="-2.28193754786526" calcext:value-type="float">
            <text:p>-2.2819375479</text:p>
          </table:table-cell>
          <table:table-cell office:value-type="float" office:value="-2.38295606522014" calcext:value-type="float">
            <text:p>-2.3829560652</text:p>
          </table:table-cell>
          <table:table-cell office:value-type="float" office:value="-2.8216860910437" calcext:value-type="float">
            <text:p>-2.821686091</text:p>
          </table:table-cell>
          <table:table-cell office:value-type="float" office:value="-1.8503390923763" calcext:value-type="float">
            <text:p>-1.8503390924</text:p>
          </table:table-cell>
          <table:table-cell office:value-type="float" office:value="-3.21954456723006" calcext:value-type="float">
            <text:p>-3.2195445672</text:p>
          </table:table-cell>
          <table:table-cell office:value-type="float" office:value="-2.64187097983451" calcext:value-type="float">
            <text:p>-2.6418709798</text:p>
          </table:table-cell>
          <table:table-cell office:value-type="float" office:value="10.126" calcext:value-type="float">
            <text:p>10.126</text:p>
          </table:table-cell>
          <table:table-cell office:value-type="float" office:value="2.05" calcext:value-type="float">
            <text:p>2.05</text:p>
          </table:table-cell>
          <table:table-cell office:value-type="float" office:value="0.661999999999981" calcext:value-type="float">
            <text:p>0.66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6999999999998" calcext:value-type="float">
            <text:p>1.17</text:p>
          </table:table-cell>
          <table:table-cell office:value-type="float" office:value="0.774400728207899" calcext:value-type="float">
            <text:p>0.7744007282</text:p>
          </table:table-cell>
          <table:table-cell office:value-type="float" office:value="-2.90098216089956" calcext:value-type="float">
            <text:p>-2.9009821609</text:p>
          </table:table-cell>
          <table:table-cell office:value-type="float" office:value="0.361143704937138" calcext:value-type="float">
            <text:p>0.3611437049</text:p>
          </table:table-cell>
          <table:table-cell office:value-type="float" office:value="-2.61952411301784" calcext:value-type="float">
            <text:p>-2.619524113</text:p>
          </table:table-cell>
          <table:table-cell office:value-type="float" office:value="0.324022397007371" calcext:value-type="float">
            <text:p>0.324022397</text:p>
          </table:table-cell>
          <table:table-cell office:value-type="float" office:value="-3.11814421740351" calcext:value-type="float">
            <text:p>-3.1181442174</text:p>
          </table:table-cell>
          <table:table-cell office:value-type="float" office:value="-0.0892346262633906" calcext:value-type="float">
            <text:p>-0.0892346263</text:p>
          </table:table-cell>
          <table:table-cell office:value-type="float" office:value="-2.83668616952179" calcext:value-type="float">
            <text:p>-2.8366861695</text:p>
          </table:table-cell>
          <table:table-cell office:value-type="float" office:value="-0.0521133183336237" calcext:value-type="float">
            <text:p>-0.0521133183</text:p>
          </table:table-cell>
          <table:table-cell office:value-type="float" office:value="-2.33806606513611" calcext:value-type="float">
            <text:p>-2.3380660651</text:p>
          </table:table-cell>
          <table:table-cell office:value-type="float" office:value="-0.126355934193158" calcext:value-type="float">
            <text:p>-0.1263559342</text:p>
          </table:table-cell>
          <table:table-cell office:value-type="float" office:value="-3.33530627390747" calcext:value-type="float">
            <text:p>-3.3353062739</text:p>
          </table:table-cell>
          <table:table-cell office:value-type="float" office:value="-0.539612957463919" calcext:value-type="float">
            <text:p>-0.5396129575</text:p>
          </table:table-cell>
          <table:table-cell office:value-type="float" office:value="-3.05384822602575" calcext:value-type="float">
            <text:p>-3.053848226</text:p>
          </table:table-cell>
          <table:table-cell office:value-type="float" office:value="-0.502491649534152" calcext:value-type="float">
            <text:p>-0.5024916495</text:p>
          </table:table-cell>
          <table:table-cell office:value-type="float" office:value="-2.55522812164007" calcext:value-type="float">
            <text:p>-2.5552281216</text:p>
          </table:table-cell>
          <table:table-cell office:value-type="float" office:value="-0.576734265393686" calcext:value-type="float">
            <text:p>-0.5767342654</text:p>
          </table:table-cell>
          <table:table-cell office:value-type="float" office:value="-3.55246833041142" calcext:value-type="float">
            <text:p>-3.5524683304</text:p>
          </table:table-cell>
          <table:table-cell office:value-type="float" office:value="-0.465370341604385" calcext:value-type="float">
            <text:p>-0.4653703416</text:p>
          </table:table-cell>
          <table:table-cell office:value-type="float" office:value="-2.05660801725439" calcext:value-type="float">
            <text:p>-2.0566080173</text:p>
          </table:table-cell>
          <table:table-cell office:value-type="float" office:value="-0.95286998073468" calcext:value-type="float">
            <text:p>-0.9528699807</text:p>
          </table:table-cell>
          <table:table-cell office:value-type="float" office:value="-2.77239017814402" calcext:value-type="float">
            <text:p>-2.7723901781</text:p>
          </table:table-cell>
          <table:table-cell office:value-type="float" office:value="-0.915748672804913" calcext:value-type="float">
            <text:p>-0.9157486728</text:p>
          </table:table-cell>
          <table:table-cell office:value-type="float" office:value="-2.27377007375835" calcext:value-type="float">
            <text:p>-2.2737700738</text:p>
          </table:table-cell>
          <table:table-cell office:value-type="float" office:value="-0.989991288664447" calcext:value-type="float">
            <text:p>-0.9899912887</text:p>
          </table:table-cell>
          <table:table-cell office:value-type="float" office:value="-3.2710102825297" calcext:value-type="float">
            <text:p>-3.2710102825</text:p>
          </table:table-cell>
          <table:table-cell office:value-type="float" office:value="-1.36612700400544" calcext:value-type="float">
            <text:p>-1.366127004</text:p>
          </table:table-cell>
          <table:table-cell office:value-type="float" office:value="-2.4909321302623" calcext:value-type="float">
            <text:p>-2.4909321303</text:p>
          </table:table-cell>
          <table:table-cell office:value-type="float" office:value="-1.40324831193521" calcext:value-type="float">
            <text:p>-1.4032483119</text:p>
          </table:table-cell>
          <table:table-cell office:value-type="float" office:value="-2.98955223464798" calcext:value-type="float">
            <text:p>-2.9895522346</text:p>
          </table:table-cell>
          <table:table-cell office:value-type="float" office:value="-1.32900569607567" calcext:value-type="float">
            <text:p>-1.3290056961</text:p>
          </table:table-cell>
          <table:table-cell office:value-type="float" office:value="-1.99231202587663" calcext:value-type="float">
            <text:p>-1.9923120259</text:p>
          </table:table-cell>
          <table:table-cell office:value-type="float" office:value="-1.44036961986498" calcext:value-type="float">
            <text:p>-1.4403696199</text:p>
          </table:table-cell>
          <table:table-cell office:value-type="float" office:value="-3.48817233903366" calcext:value-type="float">
            <text:p>-3.488172339</text:p>
          </table:table-cell>
          <table:table-cell office:value-type="float" office:value="-1.81650533520597" calcext:value-type="float">
            <text:p>-1.8165053352</text:p>
          </table:table-cell>
          <table:table-cell office:value-type="float" office:value="-2.70809418676626" calcext:value-type="float">
            <text:p>-2.7080941868</text:p>
          </table:table-cell>
          <table:table-cell office:value-type="float" office:value="-1.7793840272762" calcext:value-type="float">
            <text:p>-1.7793840273</text:p>
          </table:table-cell>
          <table:table-cell office:value-type="float" office:value="-2.20947408238058" calcext:value-type="float">
            <text:p>-2.2094740824</text:p>
          </table:table-cell>
          <table:table-cell office:value-type="float" office:value="-1.85362664313574" calcext:value-type="float">
            <text:p>-1.8536266431</text:p>
          </table:table-cell>
          <table:table-cell office:value-type="float" office:value="-3.20671429115194" calcext:value-type="float">
            <text:p>-3.206714291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2]</text:p>
          </table:table-cell>
          <table:table-cell office:value-type="float" office:value="-2" calcext:value-type="float">
            <text:p>-2</text:p>
          </table:table-cell>
          <table:table-cell office:value-type="float" office:value="0.167463691963892" calcext:value-type="float">
            <text:p>0.167463692</text:p>
          </table:table-cell>
          <table:table-cell office:value-type="float" office:value="-2.85590089051427" calcext:value-type="float">
            <text:p>-2.8559008905</text:p>
          </table:table-cell>
          <table:table-cell office:value-type="float" office:value="0.409301148359299" calcext:value-type="float">
            <text:p>0.4093011484</text:p>
          </table:table-cell>
          <table:table-cell office:value-type="float" office:value="-2.31188194267266" calcext:value-type="float">
            <text:p>-2.3118819427</text:p>
          </table:table-cell>
          <table:table-cell office:value-type="float" office:value="-0.827639230957807" calcext:value-type="float">
            <text:p>-0.827639231</text:p>
          </table:table-cell>
          <table:table-cell office:value-type="float" office:value="-3.44859520758369" calcext:value-type="float">
            <text:p>-3.4485952076</text:p>
          </table:table-cell>
          <table:table-cell office:value-type="float" office:value="-0.565553921217122" calcext:value-type="float">
            <text:p>-0.5655539212</text:p>
          </table:table-cell>
          <table:table-cell office:value-type="float" office:value="-2.83005373682973" calcext:value-type="float">
            <text:p>-2.8300537368</text:p>
          </table:table-cell>
          <table:table-cell office:value-type="float" office:value="-0.57177556111744" calcext:value-type="float">
            <text:p>-0.5717755611</text:p>
          </table:table-cell>
          <table:table-cell office:value-type="float" office:value="-2.19267577532633" calcext:value-type="float">
            <text:p>-2.1926757753</text:p>
          </table:table-cell>
          <table:table-cell office:value-type="float" office:value="-2.0713084368292" calcext:value-type="float">
            <text:p>-2.0713084368</text:p>
          </table:table-cell>
          <table:table-cell office:value-type="float" office:value="-3.47928160316371" calcext:value-type="float">
            <text:p>-3.4792816032</text:p>
          </table:table-cell>
          <table:table-cell office:value-type="float" office:value="-1.81825798387841" calcext:value-type="float">
            <text:p>-1.8182579839</text:p>
          </table:table-cell>
          <table:table-cell office:value-type="float" office:value="-3.85692608240951" calcext:value-type="float">
            <text:p>-3.8569260824</text:p>
          </table:table-cell>
          <table:table-cell office:value-type="float" office:value="-1.28526329455681" calcext:value-type="float">
            <text:p>-1.2852632946</text:p>
          </table:table-cell>
          <table:table-cell office:value-type="float" office:value="-3.13481012093106" calcext:value-type="float">
            <text:p>-3.1348101209</text:p>
          </table:table-cell>
          <table:table-cell office:value-type="float" office:value="-2.12695556078485" calcext:value-type="float">
            <text:p>-2.1269555608</text:p>
          </table:table-cell>
          <table:table-cell office:value-type="float" office:value="-2.71057987890657" calcext:value-type="float">
            <text:p>-2.7105798789</text:p>
          </table:table-cell>
          <table:table-cell office:value-type="float" office:value="-1.63908582493181" calcext:value-type="float">
            <text:p>-1.6390858249</text:p>
          </table:table-cell>
          <table:table-cell office:value-type="float" office:value="-2.24357337058451" calcext:value-type="float">
            <text:p>-2.2435733706</text:p>
          </table:table-cell>
          <table:table-cell office:value-type="float" office:value="-2.5841074144653" calcext:value-type="float">
            <text:p>-2.5841074145</text:p>
          </table:table-cell>
          <table:table-cell office:value-type="float" office:value="-2.78493733012781" calcext:value-type="float">
            <text:p>-2.7849373301</text:p>
          </table:table-cell>
          <table:table-cell office:value-type="float" office:value="-2.21106605171746" calcext:value-type="float">
            <text:p>-2.2110660517</text:p>
          </table:table-cell>
          <table:table-cell office:value-type="float" office:value="-3.07189538991103" calcext:value-type="float">
            <text:p>-3.0718953899</text:p>
          </table:table-cell>
          <table:table-cell office:value-type="float" office:value="-1.34988884877395" calcext:value-type="float">
            <text:p>-1.3498888488</text:p>
          </table:table-cell>
          <table:table-cell office:value-type="float" office:value="-2.69365918068596" calcext:value-type="float">
            <text:p>-2.6936591807</text:p>
          </table:table-cell>
          <table:table-cell office:value-type="float" office:value="-2.76492392108207" calcext:value-type="float">
            <text:p>-2.7649239211</text:p>
          </table:table-cell>
          <table:table-cell office:value-type="float" office:value="-2.31844229589497" calcext:value-type="float">
            <text:p>-2.3184422959</text:p>
          </table:table-cell>
          <table:table-cell office:value-type="float" office:value="-1.75299448272328" calcext:value-type="float">
            <text:p>-1.7529944827</text:p>
          </table:table-cell>
          <table:table-cell office:value-type="float" office:value="-2.92937476065893" calcext:value-type="float">
            <text:p>-2.9293747607</text:p>
          </table:table-cell>
          <table:table-cell office:value-type="float" office:value="-1.5185784535513" calcext:value-type="float">
            <text:p>-1.5185784536</text:p>
          </table:table-cell>
          <table:table-cell office:value-type="float" office:value="0.613791964822045" calcext:value-type="float">
            <text:p>0.6137919648</text:p>
          </table:table-cell>
          <table:table-cell office:value-type="float" office:value="-1.6632177120185" calcext:value-type="float">
            <text:p>-1.663217712</text:p>
          </table:table-cell>
          <table:table-cell office:value-type="float" office:value="-3.37165010452413" calcext:value-type="float">
            <text:p>-3.3716501045</text:p>
          </table:table-cell>
          <table:table-cell office:value-type="float" office:value="-2.32174032242954" calcext:value-type="float">
            <text:p>-2.3217403224</text:p>
          </table:table-cell>
          <table:table-cell office:value-type="float" office:value="-2.37898880710091" calcext:value-type="float">
            <text:p>-2.3789888071</text:p>
          </table:table-cell>
          <table:table-cell office:value-type="float" office:value="-2.78685640727364" calcext:value-type="float">
            <text:p>-2.7868564073</text:p>
          </table:table-cell>
          <table:table-cell office:value-type="float" office:value="-1.83066949328333" calcext:value-type="float">
            <text:p>-1.8306694933</text:p>
          </table:table-cell>
          <table:table-cell office:value-type="float" office:value="-3.25207595121141" calcext:value-type="float">
            <text:p>-3.2520759512</text:p>
          </table:table-cell>
          <table:table-cell office:value-type="float" office:value="-2.61859633577154" calcext:value-type="float">
            <text:p>-2.6185963358</text:p>
          </table:table-cell>
          <table:table-cell office:value-type="float" office:value="10.098" calcext:value-type="float">
            <text:p>10.098</text:p>
          </table:table-cell>
          <table:table-cell office:value-type="float" office:value="2.05" calcext:value-type="float">
            <text:p>2.05</text:p>
          </table:table-cell>
          <table:table-cell office:value-type="float" office:value="0.675999999999981" calcext:value-type="float">
            <text:p>0.67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5999999999998" calcext:value-type="float">
            <text:p>1.16</text:p>
          </table:table-cell>
          <table:table-cell office:value-type="float" office:value="0.722499345135773" calcext:value-type="float">
            <text:p>0.7224993451</text:p>
          </table:table-cell>
          <table:table-cell office:value-type="float" office:value="-2.89778115555741" calcext:value-type="float">
            <text:p>-2.8977811556</text:p>
          </table:table-cell>
          <table:table-cell office:value-type="float" office:value="0.309524377494935" calcext:value-type="float">
            <text:p>0.3095243775</text:p>
          </table:table-cell>
          <table:table-cell office:value-type="float" office:value="-2.61590941858818" calcext:value-type="float">
            <text:p>-2.6159094186</text:p>
          </table:table-cell>
          <table:table-cell office:value-type="float" office:value="0.271903776491158" calcext:value-type="float">
            <text:p>0.2719037765</text:p>
          </table:table-cell>
          <table:table-cell office:value-type="float" office:value="-3.11449210017682" calcext:value-type="float">
            <text:p>-3.1144921002</text:p>
          </table:table-cell>
          <table:table-cell office:value-type="float" office:value="-0.141071191149679" calcext:value-type="float">
            <text:p>-0.1410711911</text:p>
          </table:table-cell>
          <table:table-cell office:value-type="float" office:value="-2.83262036320759" calcext:value-type="float">
            <text:p>-2.8326203632</text:p>
          </table:table-cell>
          <table:table-cell office:value-type="float" office:value="-0.103450590145902" calcext:value-type="float">
            <text:p>-0.1034505901</text:p>
          </table:table-cell>
          <table:table-cell office:value-type="float" office:value="-2.33403768161896" calcext:value-type="float">
            <text:p>-2.3340376816</text:p>
          </table:table-cell>
          <table:table-cell office:value-type="float" office:value="-0.178691792153456" calcext:value-type="float">
            <text:p>-0.1786917922</text:p>
          </table:table-cell>
          <table:table-cell office:value-type="float" office:value="-3.33120304479623" calcext:value-type="float">
            <text:p>-3.3312030448</text:p>
          </table:table-cell>
          <table:table-cell office:value-type="float" office:value="-0.591666759794294" calcext:value-type="float">
            <text:p>-0.5916667598</text:p>
          </table:table-cell>
          <table:table-cell office:value-type="float" office:value="-3.049331307827" calcext:value-type="float">
            <text:p>-3.0493313078</text:p>
          </table:table-cell>
          <table:table-cell office:value-type="float" office:value="-0.554046158790517" calcext:value-type="float">
            <text:p>-0.5540461588</text:p>
          </table:table-cell>
          <table:table-cell office:value-type="float" office:value="-2.55074862623837" calcext:value-type="float">
            <text:p>-2.5507486262</text:p>
          </table:table-cell>
          <table:table-cell office:value-type="float" office:value="-0.629287360798071" calcext:value-type="float">
            <text:p>-0.6292873608</text:p>
          </table:table-cell>
          <table:table-cell office:value-type="float" office:value="-3.54791398941564" calcext:value-type="float">
            <text:p>-3.5479139894</text:p>
          </table:table-cell>
          <table:table-cell office:value-type="float" office:value="-0.51642555778674" calcext:value-type="float">
            <text:p>-0.5164255578</text:p>
          </table:table-cell>
          <table:table-cell office:value-type="float" office:value="-2.05216594464973" calcext:value-type="float">
            <text:p>-2.0521659446</text:p>
          </table:table-cell>
          <table:table-cell office:value-type="float" office:value="-1.00464172743513" calcext:value-type="float">
            <text:p>-1.0046417274</text:p>
          </table:table-cell>
          <table:table-cell office:value-type="float" office:value="-2.76745957085777" calcext:value-type="float">
            <text:p>-2.7674595709</text:p>
          </table:table-cell>
          <table:table-cell office:value-type="float" office:value="-0.967021126431355" calcext:value-type="float">
            <text:p>-0.9670211264</text:p>
          </table:table-cell>
          <table:table-cell office:value-type="float" office:value="-2.26887688926914" calcext:value-type="float">
            <text:p>-2.2688768893</text:p>
          </table:table-cell>
          <table:table-cell office:value-type="float" office:value="-1.04226232843891" calcext:value-type="float">
            <text:p>-1.0422623284</text:p>
          </table:table-cell>
          <table:table-cell office:value-type="float" office:value="-3.26604225244641" calcext:value-type="float">
            <text:p>-3.2660422524</text:p>
          </table:table-cell>
          <table:table-cell office:value-type="float" office:value="-1.41761669507597" calcext:value-type="float">
            <text:p>-1.4176166951</text:p>
          </table:table-cell>
          <table:table-cell office:value-type="float" office:value="-2.48558783388855" calcext:value-type="float">
            <text:p>-2.4855878339</text:p>
          </table:table-cell>
          <table:table-cell office:value-type="float" office:value="-1.45523729607975" calcext:value-type="float">
            <text:p>-1.4552372961</text:p>
          </table:table-cell>
          <table:table-cell office:value-type="float" office:value="-2.98417051547718" calcext:value-type="float">
            <text:p>-2.9841705155</text:p>
          </table:table-cell>
          <table:table-cell office:value-type="float" office:value="-1.37999609407219" calcext:value-type="float">
            <text:p>-1.3799960941</text:p>
          </table:table-cell>
          <table:table-cell office:value-type="float" office:value="-1.98700515229991" calcext:value-type="float">
            <text:p>-1.9870051523</text:p>
          </table:table-cell>
          <table:table-cell office:value-type="float" office:value="-1.49285789708352" calcext:value-type="float">
            <text:p>-1.4928578971</text:p>
          </table:table-cell>
          <table:table-cell office:value-type="float" office:value="-3.48275319706582" calcext:value-type="float">
            <text:p>-3.4827531971</text:p>
          </table:table-cell>
          <table:table-cell office:value-type="float" office:value="-1.86821226372058" calcext:value-type="float">
            <text:p>-1.8682122637</text:p>
          </table:table-cell>
          <table:table-cell office:value-type="float" office:value="-2.70229877850796" calcext:value-type="float">
            <text:p>-2.7022987785</text:p>
          </table:table-cell>
          <table:table-cell office:value-type="float" office:value="-1.83059166271681" calcext:value-type="float">
            <text:p>-1.8305916627</text:p>
          </table:table-cell>
          <table:table-cell office:value-type="float" office:value="-2.20371609691932" calcext:value-type="float">
            <text:p>-2.2037160969</text:p>
          </table:table-cell>
          <table:table-cell office:value-type="float" office:value="-1.90583286472436" calcext:value-type="float">
            <text:p>-1.9058328647</text:p>
          </table:table-cell>
          <table:table-cell office:value-type="float" office:value="-3.20088146009659" calcext:value-type="float">
            <text:p>-3.20088146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2]</text:p>
          </table:table-cell>
          <table:table-cell office:value-type="float" office:value="-3" calcext:value-type="float">
            <text:p>-3</text:p>
          </table:table-cell>
          <table:table-cell office:value-type="float" office:value="0.127530459737099" calcext:value-type="float">
            <text:p>0.1275304597</text:p>
          </table:table-cell>
          <table:table-cell office:value-type="float" office:value="-2.85359070352595" calcext:value-type="float">
            <text:p>-2.8535907035</text:p>
          </table:table-cell>
          <table:table-cell office:value-type="float" office:value="0.372242657663622" calcext:value-type="float">
            <text:p>0.3722426577</text:p>
          </table:table-cell>
          <table:table-cell office:value-type="float" office:value="-2.2968264364587" calcext:value-type="float">
            <text:p>-2.2968264365</text:p>
          </table:table-cell>
          <table:table-cell office:value-type="float" office:value="-0.867639084007451" calcext:value-type="float">
            <text:p>-0.867639084</text:p>
          </table:table-cell>
          <table:table-cell office:value-type="float" office:value="-3.44848678246265" calcext:value-type="float">
            <text:p>-3.4484867825</text:p>
          </table:table-cell>
          <table:table-cell office:value-type="float" office:value="-0.605553918096615" calcext:value-type="float">
            <text:p>-0.6055539181</text:p>
          </table:table-cell>
          <table:table-cell office:value-type="float" office:value="-2.83006953684592" calcext:value-type="float">
            <text:p>-2.8300695368</text:p>
          </table:table-cell>
          <table:table-cell office:value-type="float" office:value="-0.611773751472754" calcext:value-type="float">
            <text:p>-0.6117737515</text:p>
          </table:table-cell>
          <table:table-cell office:value-type="float" office:value="-2.1922952910296" calcext:value-type="float">
            <text:p>-2.192295291</text:p>
          </table:table-cell>
          <table:table-cell office:value-type="float" office:value="-2.10878206268869" calcext:value-type="float">
            <text:p>-2.1087820627</text:p>
          </table:table-cell>
          <table:table-cell office:value-type="float" office:value="-3.46529134351841" calcext:value-type="float">
            <text:p>-3.4652913435</text:p>
          </table:table-cell>
          <table:table-cell office:value-type="float" office:value="-1.85656958718177" calcext:value-type="float">
            <text:p>-1.8565695872</text:p>
          </table:table-cell>
          <table:table-cell office:value-type="float" office:value="-3.84542734107291" calcext:value-type="float">
            <text:p>-3.8454273411</text:p>
          </table:table-cell>
          <table:table-cell office:value-type="float" office:value="-1.32488505684024" calcext:value-type="float">
            <text:p>-1.3248850568</text:p>
          </table:table-cell>
          <table:table-cell office:value-type="float" office:value="-3.14029792136068" calcext:value-type="float">
            <text:p>-3.1402979214</text:p>
          </table:table-cell>
          <table:table-cell office:value-type="float" office:value="-2.16415712616484" calcext:value-type="float">
            <text:p>-2.1641571262</text:p>
          </table:table-cell>
          <table:table-cell office:value-type="float" office:value="-2.69588145949228" calcext:value-type="float">
            <text:p>-2.6958814595</text:p>
          </table:table-cell>
          <table:table-cell office:value-type="float" office:value="-1.67442857721268" calcext:value-type="float">
            <text:p>-1.6744285772</text:p>
          </table:table-cell>
          <table:table-cell office:value-type="float" office:value="-2.2623054249623" calcext:value-type="float">
            <text:p>-2.262305425</text:p>
          </table:table-cell>
          <table:table-cell office:value-type="float" office:value="-2.6223622887451" calcext:value-type="float">
            <text:p>-2.6223622887</text:p>
          </table:table-cell>
          <table:table-cell office:value-type="float" office:value="-2.7732512446482" calcext:value-type="float">
            <text:p>-2.7732512446</text:p>
          </table:table-cell>
          <table:table-cell office:value-type="float" office:value="-2.24933886093019" calcext:value-type="float">
            <text:p>-2.2493388609</text:p>
          </table:table-cell>
          <table:table-cell office:value-type="float" office:value="-3.06026817721984" calcext:value-type="float">
            <text:p>-3.0602681772</text:p>
          </table:table-cell>
          <table:table-cell office:value-type="float" office:value="-1.38802973576564" calcext:value-type="float">
            <text:p>-1.3880297358</text:p>
          </table:table-cell>
          <table:table-cell office:value-type="float" office:value="-2.70571209483514" calcext:value-type="float">
            <text:p>-2.7057120948</text:p>
          </table:table-cell>
          <table:table-cell office:value-type="float" office:value="-2.80138480563846" calcext:value-type="float">
            <text:p>-2.8013848056</text:p>
          </table:table-cell>
          <table:table-cell office:value-type="float" office:value="-2.3019922534219" calcext:value-type="float">
            <text:p>-2.3019922534</text:p>
          </table:table-cell>
          <table:table-cell office:value-type="float" office:value="-1.79167536032019" calcext:value-type="float">
            <text:p>-1.7916753603</text:p>
          </table:table-cell>
          <table:table-cell office:value-type="float" office:value="-2.91918703724627" calcext:value-type="float">
            <text:p>-2.9191870372</text:p>
          </table:table-cell>
          <table:table-cell office:value-type="float" office:value="-1.53831115235714" calcext:value-type="float">
            <text:p>-1.5383111524</text:p>
          </table:table-cell>
          <table:table-cell office:value-type="float" office:value="0.578997991236979" calcext:value-type="float">
            <text:p>0.5789979912</text:p>
          </table:table-cell>
          <table:table-cell office:value-type="float" office:value="-1.70240666418201" calcext:value-type="float">
            <text:p>-1.7024066642</text:p>
          </table:table-cell>
          <table:table-cell office:value-type="float" office:value="-3.36363599020459" calcext:value-type="float">
            <text:p>-3.3636359902</text:p>
          </table:table-cell>
          <table:table-cell office:value-type="float" office:value="-2.3598906436258" calcext:value-type="float">
            <text:p>-2.3598906436</text:p>
          </table:table-cell>
          <table:table-cell office:value-type="float" office:value="-2.36696578782027" calcext:value-type="float">
            <text:p>-2.3669657878</text:p>
          </table:table-cell>
          <table:table-cell office:value-type="float" office:value="-2.8171648725881" calcext:value-type="float">
            <text:p>-2.8171648726</text:p>
          </table:table-cell>
          <table:table-cell office:value-type="float" office:value="-1.80456591248907" calcext:value-type="float">
            <text:p>-1.8045659125</text:p>
          </table:table-cell>
          <table:table-cell office:value-type="float" office:value="-3.28439768442574" calcext:value-type="float">
            <text:p>-3.2843976844</text:p>
          </table:table-cell>
          <table:table-cell office:value-type="float" office:value="-2.59503141349241" calcext:value-type="float">
            <text:p>-2.5950314135</text:p>
          </table:table-cell>
          <table:table-cell office:value-type="float" office:value="10.07" calcext:value-type="float">
            <text:p>10.07</text:p>
          </table:table-cell>
          <table:table-cell office:value-type="float" office:value="2.05" calcext:value-type="float">
            <text:p>2.05</text:p>
          </table:table-cell>
          <table:table-cell office:value-type="float" office:value="0.689999999999981" calcext:value-type="float">
            <text:p>0.69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4999999999998" calcext:value-type="float">
            <text:p>1.15</text:p>
          </table:table-cell>
          <table:table-cell office:value-type="float" office:value="0.722499345135773" calcext:value-type="float">
            <text:p>0.7224993451</text:p>
          </table:table-cell>
          <table:table-cell office:value-type="float" office:value="-2.89778115555741" calcext:value-type="float">
            <text:p>-2.8977811556</text:p>
          </table:table-cell>
          <table:table-cell office:value-type="float" office:value="0.309193476550643" calcext:value-type="float">
            <text:p>0.3091934766</text:p>
          </table:table-cell>
          <table:table-cell office:value-type="float" office:value="-2.61639483927126" calcext:value-type="float">
            <text:p>-2.6163948393</text:p>
          </table:table-cell>
          <table:table-cell office:value-type="float" office:value="0.272158712662076" calcext:value-type="float">
            <text:p>0.2721587127</text:p>
          </table:table-cell>
          <table:table-cell office:value-type="float" office:value="-3.11502137914225" calcext:value-type="float">
            <text:p>-3.1150213791</text:p>
          </table:table-cell>
          <table:table-cell office:value-type="float" office:value="-0.141147155923054" calcext:value-type="float">
            <text:p>-0.1411471559</text:p>
          </table:table-cell>
          <table:table-cell office:value-type="float" office:value="-2.8336350628561" calcext:value-type="float">
            <text:p>-2.8336350629</text:p>
          </table:table-cell>
          <table:table-cell office:value-type="float" office:value="-0.104112392034486" calcext:value-type="float">
            <text:p>-0.104112392</text:p>
          </table:table-cell>
          <table:table-cell office:value-type="float" office:value="-2.3350085229851" calcext:value-type="float">
            <text:p>-2.335008523</text:p>
          </table:table-cell>
          <table:table-cell office:value-type="float" office:value="-0.178181919811621" calcext:value-type="float">
            <text:p>-0.1781819198</text:p>
          </table:table-cell>
          <table:table-cell office:value-type="float" office:value="-3.33226160272709" calcext:value-type="float">
            <text:p>-3.3322616027</text:p>
          </table:table-cell>
          <table:table-cell office:value-type="float" office:value="-0.591487788396751" calcext:value-type="float">
            <text:p>-0.5914877884</text:p>
          </table:table-cell>
          <table:table-cell office:value-type="float" office:value="-3.05087528644093" calcext:value-type="float">
            <text:p>-3.0508752864</text:p>
          </table:table-cell>
          <table:table-cell office:value-type="float" office:value="-0.554453024508183" calcext:value-type="float">
            <text:p>-0.5544530245</text:p>
          </table:table-cell>
          <table:table-cell office:value-type="float" office:value="-2.55224874656994" calcext:value-type="float">
            <text:p>-2.5522487466</text:p>
          </table:table-cell>
          <table:table-cell office:value-type="float" office:value="-0.628522552285318" calcext:value-type="float">
            <text:p>-0.6285225523</text:p>
          </table:table-cell>
          <table:table-cell office:value-type="float" office:value="-3.54950182631193" calcext:value-type="float">
            <text:p>-3.5495018263</text:p>
          </table:table-cell>
          <table:table-cell office:value-type="float" office:value="-0.517418260619616" calcext:value-type="float">
            <text:p>-0.5174182606</text:p>
          </table:table-cell>
          <table:table-cell office:value-type="float" office:value="-2.05362220669895" calcext:value-type="float">
            <text:p>-2.0536222067</text:p>
          </table:table-cell>
          <table:table-cell office:value-type="float" office:value="-1.00479365698188" calcext:value-type="float">
            <text:p>-1.004793657</text:p>
          </table:table-cell>
          <table:table-cell office:value-type="float" office:value="-2.76948897015478" calcext:value-type="float">
            <text:p>-2.7694889702</text:p>
          </table:table-cell>
          <table:table-cell office:value-type="float" office:value="-0.967758893093313" calcext:value-type="float">
            <text:p>-0.9677588931</text:p>
          </table:table-cell>
          <table:table-cell office:value-type="float" office:value="-2.27086243028379" calcext:value-type="float">
            <text:p>-2.2708624303</text:p>
          </table:table-cell>
          <table:table-cell office:value-type="float" office:value="-1.04182842087045" calcext:value-type="float">
            <text:p>-1.0418284209</text:p>
          </table:table-cell>
          <table:table-cell office:value-type="float" office:value="-3.26811551002577" calcext:value-type="float">
            <text:p>-3.26811551</text:p>
          </table:table-cell>
          <table:table-cell office:value-type="float" office:value="-1.41809952556701" calcext:value-type="float">
            <text:p>-1.4180995256</text:p>
          </table:table-cell>
          <table:table-cell office:value-type="float" office:value="-2.48810265386862" calcext:value-type="float">
            <text:p>-2.4881026539</text:p>
          </table:table-cell>
          <table:table-cell office:value-type="float" office:value="-1.45513428945558" calcext:value-type="float">
            <text:p>-1.4551342895</text:p>
          </table:table-cell>
          <table:table-cell office:value-type="float" office:value="-2.98672919373962" calcext:value-type="float">
            <text:p>-2.9867291937</text:p>
          </table:table-cell>
          <table:table-cell office:value-type="float" office:value="-1.38106476167844" calcext:value-type="float">
            <text:p>-1.3810647617</text:p>
          </table:table-cell>
          <table:table-cell office:value-type="float" office:value="-1.98947611399763" calcext:value-type="float">
            <text:p>-1.989476114</text:p>
          </table:table-cell>
          <table:table-cell office:value-type="float" office:value="-1.49216905334415" calcext:value-type="float">
            <text:p>-1.4921690533</text:p>
          </table:table-cell>
          <table:table-cell office:value-type="float" office:value="-3.48535573361061" calcext:value-type="float">
            <text:p>-3.4853557336</text:p>
          </table:table-cell>
          <table:table-cell office:value-type="float" office:value="-1.86844015804071" calcext:value-type="float">
            <text:p>-1.868440158</text:p>
          </table:table-cell>
          <table:table-cell office:value-type="float" office:value="-2.70534287745346" calcext:value-type="float">
            <text:p>-2.7053428775</text:p>
          </table:table-cell>
          <table:table-cell office:value-type="float" office:value="-1.83140539415214" calcext:value-type="float">
            <text:p>-1.8314053942</text:p>
          </table:table-cell>
          <table:table-cell office:value-type="float" office:value="-2.20671633758247" calcext:value-type="float">
            <text:p>-2.2067163376</text:p>
          </table:table-cell>
          <table:table-cell office:value-type="float" office:value="-1.90547492192928" calcext:value-type="float">
            <text:p>-1.9054749219</text:p>
          </table:table-cell>
          <table:table-cell office:value-type="float" office:value="-3.20396941732446" calcext:value-type="float">
            <text:p>-3.20396941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6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2]</text:p>
          </table:table-cell>
          <table:table-cell office:value-type="float" office:value="-4" calcext:value-type="float">
            <text:p>-4</text:p>
          </table:table-cell>
          <table:table-cell office:value-type="float" office:value="0.0875892206928099" calcext:value-type="float">
            <text:p>0.0875892207</text:p>
          </table:table-cell>
          <table:table-cell office:value-type="float" office:value="-2.85142334946928" calcext:value-type="float">
            <text:p>-2.8514233495</text:p>
          </table:table-cell>
          <table:table-cell office:value-type="float" office:value="0.346079968365266" calcext:value-type="float">
            <text:p>0.3460799684</text:p>
          </table:table-cell>
          <table:table-cell office:value-type="float" office:value="-2.32708389320374" calcext:value-type="float">
            <text:p>-2.3270838932</text:p>
          </table:table-cell>
          <table:table-cell office:value-type="float" office:value="-0.907638943944489" calcext:value-type="float">
            <text:p>-0.9076389439</text:p>
          </table:table-cell>
          <table:table-cell office:value-type="float" office:value="-3.44838092870829" calcext:value-type="float">
            <text:p>-3.4483809287</text:p>
          </table:table-cell>
          <table:table-cell office:value-type="float" office:value="-0.645553915417177" calcext:value-type="float">
            <text:p>-0.6455539154</text:p>
          </table:table-cell>
          <table:table-cell office:value-type="float" office:value="-2.83008417771535" calcext:value-type="float">
            <text:p>-2.8300841777</text:p>
          </table:table-cell>
          <table:table-cell office:value-type="float" office:value="-0.651772196025771" calcext:value-type="float">
            <text:p>-0.651772196</text:p>
          </table:table-cell>
          <table:table-cell office:value-type="float" office:value="-2.19194253992862" calcext:value-type="float">
            <text:p>-2.1919425399</text:p>
          </table:table-cell>
          <table:table-cell office:value-type="float" office:value="-2.14506115416147" calcext:value-type="float">
            <text:p>-2.1450611542</text:p>
          </table:table-cell>
          <table:table-cell office:value-type="float" office:value="-3.44844416209511" calcext:value-type="float">
            <text:p>-3.4484441621</text:p>
          </table:table-cell>
          <table:table-cell office:value-type="float" office:value="-1.89456008023153" calcext:value-type="float">
            <text:p>-1.8945600802</text:p>
          </table:table-cell>
          <table:table-cell office:value-type="float" office:value="-3.83290845782253" calcext:value-type="float">
            <text:p>-3.8329084578</text:p>
          </table:table-cell>
          <table:table-cell office:value-type="float" office:value="-1.36477140411623" calcext:value-type="float">
            <text:p>-1.3647714041</text:p>
          </table:table-cell>
          <table:table-cell office:value-type="float" office:value="-3.14331110920395" calcext:value-type="float">
            <text:p>-3.1433111092</text:p>
          </table:table-cell>
          <table:table-cell office:value-type="float" office:value="-2.20194620608564" calcext:value-type="float">
            <text:p>-2.2019462061</text:p>
          </table:table-cell>
          <table:table-cell office:value-type="float" office:value="-2.68276713759828" calcext:value-type="float">
            <text:p>-2.6827671376</text:p>
          </table:table-cell>
          <table:table-cell office:value-type="float" office:value="-1.70935644508887" calcext:value-type="float">
            <text:p>-1.7093564451</text:p>
          </table:table-cell>
          <table:table-cell office:value-type="float" office:value="-2.28180014336559" calcext:value-type="float">
            <text:p>-2.2818001434</text:p>
          </table:table-cell>
          <table:table-cell office:value-type="float" office:value="-2.66038471484621" calcext:value-type="float">
            <text:p>-2.6603847148</text:p>
          </table:table-cell>
          <table:table-cell office:value-type="float" office:value="-2.76082968623609" calcext:value-type="float">
            <text:p>-2.7608296862</text:p>
          </table:table-cell>
          <table:table-cell office:value-type="float" office:value="-2.28601751149582" calcext:value-type="float">
            <text:p>-2.2860175115</text:p>
          </table:table-cell>
          <table:table-cell office:value-type="float" office:value="-3.04430958728577" calcext:value-type="float">
            <text:p>-3.0443095873</text:p>
          </table:table-cell>
          <table:table-cell office:value-type="float" office:value="-1.42694926609161" calcext:value-type="float">
            <text:p>-1.4269492661</text:p>
          </table:table-cell>
          <table:table-cell office:value-type="float" office:value="-2.71494627910913" calcext:value-type="float">
            <text:p>-2.7149462791</text:p>
          </table:table-cell>
          <table:table-cell office:value-type="float" office:value="-2.83774687287912" calcext:value-type="float">
            <text:p>-2.8377468729</text:p>
          </table:table-cell>
          <table:table-cell office:value-type="float" office:value="-2.28532491812242" calcext:value-type="float">
            <text:p>-2.2853249181</text:p>
          </table:table-cell>
          <table:table-cell office:value-type="float" office:value="-1.83112046608175" calcext:value-type="float">
            <text:p>-1.8311204661</text:p>
          </table:table-cell>
          <table:table-cell office:value-type="float" office:value="-2.91254748669979" calcext:value-type="float">
            <text:p>-2.9125474867</text:p>
          </table:table-cell>
          <table:table-cell office:value-type="float" office:value="-1.55767985273951" calcext:value-type="float">
            <text:p>-1.5576798527</text:p>
          </table:table-cell>
          <table:table-cell office:value-type="float" office:value="0.61399589753861" calcext:value-type="float">
            <text:p>0.6139958975</text:p>
          </table:table-cell>
          <table:table-cell office:value-type="float" office:value="-1.74195985563331" calcext:value-type="float">
            <text:p>-1.7419598556</text:p>
          </table:table-cell>
          <table:table-cell office:value-type="float" office:value="-3.35767402358132" calcext:value-type="float">
            <text:p>-3.3576740236</text:p>
          </table:table-cell>
          <table:table-cell office:value-type="float" office:value="-2.39988046802344" calcext:value-type="float">
            <text:p>-2.399880468</text:p>
          </table:table-cell>
          <table:table-cell office:value-type="float" office:value="-2.36606359901182" calcext:value-type="float">
            <text:p>-2.366063599</text:p>
          </table:table-cell>
          <table:table-cell office:value-type="float" office:value="-2.78494512321822" calcext:value-type="float">
            <text:p>-2.7849451232</text:p>
          </table:table-cell>
          <table:table-cell office:value-type="float" office:value="-1.78086174090384" calcext:value-type="float">
            <text:p>-1.7808617409</text:p>
          </table:table-cell>
          <table:table-cell office:value-type="float" office:value="-3.3151253176958" calcext:value-type="float">
            <text:p>-3.3151253177</text:p>
          </table:table-cell>
          <table:table-cell office:value-type="float" office:value="-2.56942257607989" calcext:value-type="float">
            <text:p>-2.5694225761</text:p>
          </table:table-cell>
          <table:table-cell office:value-type="float" office:value="10.042" calcext:value-type="float">
            <text:p>10.042</text:p>
          </table:table-cell>
          <table:table-cell office:value-type="float" office:value="2.05" calcext:value-type="float">
            <text:p>2.05</text:p>
          </table:table-cell>
          <table:table-cell office:value-type="float" office:value="0.703999999999981" calcext:value-type="float">
            <text:p>0.70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3999999999998" calcext:value-type="float">
            <text:p>1.14</text:p>
          </table:table-cell>
          <table:table-cell office:value-type="float" office:value="0.670597962063647" calcext:value-type="float">
            <text:p>0.6705979621</text:p>
          </table:table-cell>
          <table:table-cell office:value-type="float" office:value="-2.89458015021527" calcext:value-type="float">
            <text:p>-2.8945801502</text:p>
          </table:table-cell>
          <table:table-cell office:value-type="float" office:value="0.257222347428888" calcext:value-type="float">
            <text:p>0.2572223474</text:p>
          </table:table-cell>
          <table:table-cell office:value-type="float" office:value="-2.61329630562881" calcext:value-type="float">
            <text:p>-2.6132963056</text:p>
          </table:table-cell>
          <table:table-cell office:value-type="float" office:value="0.220311199660246" calcext:value-type="float">
            <text:p>0.2203111997</text:p>
          </table:table-cell>
          <table:table-cell office:value-type="float" office:value="-3.11193201150075" calcext:value-type="float">
            <text:p>-3.1119320115</text:p>
          </table:table-cell>
          <table:table-cell office:value-type="float" office:value="-0.193064414974513" calcext:value-type="float">
            <text:p>-0.193064415</text:p>
          </table:table-cell>
          <table:table-cell office:value-type="float" office:value="-2.8306481669143" calcext:value-type="float">
            <text:p>-2.8306481669</text:p>
          </table:table-cell>
          <table:table-cell office:value-type="float" office:value="-0.156153267205871" calcext:value-type="float">
            <text:p>-0.1561532672</text:p>
          </table:table-cell>
          <table:table-cell office:value-type="float" office:value="-2.33201246104236" calcext:value-type="float">
            <text:p>-2.332012461</text:p>
          </table:table-cell>
          <table:table-cell office:value-type="float" office:value="-0.229975562743154" calcext:value-type="float">
            <text:p>-0.2299755627</text:p>
          </table:table-cell>
          <table:table-cell office:value-type="float" office:value="-3.32928387278623" calcext:value-type="float">
            <text:p>-3.3292838728</text:p>
          </table:table-cell>
          <table:table-cell office:value-type="float" office:value="-0.643351177377913" calcext:value-type="float">
            <text:p>-0.6433511774</text:p>
          </table:table-cell>
          <table:table-cell office:value-type="float" office:value="-3.04800002819978" calcext:value-type="float">
            <text:p>-3.0480000282</text:p>
          </table:table-cell>
          <table:table-cell office:value-type="float" office:value="-0.606440029609272" calcext:value-type="float">
            <text:p>-0.6064400296</text:p>
          </table:table-cell>
          <table:table-cell office:value-type="float" office:value="-2.54936432232784" calcext:value-type="float">
            <text:p>-2.5493643223</text:p>
          </table:table-cell>
          <table:table-cell office:value-type="float" office:value="-0.680262325146555" calcext:value-type="float">
            <text:p>-0.6802623251</text:p>
          </table:table-cell>
          <table:table-cell office:value-type="float" office:value="-3.54663573407171" calcext:value-type="float">
            <text:p>-3.5466357341</text:p>
          </table:table-cell>
          <table:table-cell office:value-type="float" office:value="-0.56952888184063" calcext:value-type="float">
            <text:p>-0.5695288818</text:p>
          </table:table-cell>
          <table:table-cell office:value-type="float" office:value="-2.05072861645591" calcext:value-type="float">
            <text:p>-2.0507286165</text:p>
          </table:table-cell>
          <table:table-cell office:value-type="float" office:value="-1.05672679201267" calcext:value-type="float">
            <text:p>-1.056726792</text:p>
          </table:table-cell>
          <table:table-cell office:value-type="float" office:value="-2.76671618361333" calcext:value-type="float">
            <text:p>-2.7667161836</text:p>
          </table:table-cell>
          <table:table-cell office:value-type="float" office:value="-1.01981564424403" calcext:value-type="float">
            <text:p>-1.0198156442</text:p>
          </table:table-cell>
          <table:table-cell office:value-type="float" office:value="-2.26808047774139" calcext:value-type="float">
            <text:p>-2.2680804777</text:p>
          </table:table-cell>
          <table:table-cell office:value-type="float" office:value="-1.09363793978131" calcext:value-type="float">
            <text:p>-1.0936379398</text:p>
          </table:table-cell>
          <table:table-cell office:value-type="float" office:value="-3.26535188948526" calcext:value-type="float">
            <text:p>-3.2653518895</text:p>
          </table:table-cell>
          <table:table-cell office:value-type="float" office:value="-1.47010240664743" calcext:value-type="float">
            <text:p>-1.4701024066</text:p>
          </table:table-cell>
          <table:table-cell office:value-type="float" office:value="-2.48543233902687" calcext:value-type="float">
            <text:p>-2.485432339</text:p>
          </table:table-cell>
          <table:table-cell office:value-type="float" office:value="-1.50701355441607" calcext:value-type="float">
            <text:p>-1.5070135544</text:p>
          </table:table-cell>
          <table:table-cell office:value-type="float" office:value="-2.98406804489881" calcext:value-type="float">
            <text:p>-2.9840680449</text:p>
          </table:table-cell>
          <table:table-cell office:value-type="float" office:value="-1.43319125887879" calcext:value-type="float">
            <text:p>-1.4331912589</text:p>
          </table:table-cell>
          <table:table-cell office:value-type="float" office:value="-1.98679663315494" calcext:value-type="float">
            <text:p>-1.9867966332</text:p>
          </table:table-cell>
          <table:table-cell office:value-type="float" office:value="-1.54392470218471" calcext:value-type="float">
            <text:p>-1.5439247022</text:p>
          </table:table-cell>
          <table:table-cell office:value-type="float" office:value="-3.48270375077074" calcext:value-type="float">
            <text:p>-3.4827037508</text:p>
          </table:table-cell>
          <table:table-cell office:value-type="float" office:value="-1.92038916905083" calcext:value-type="float">
            <text:p>-1.9203891691</text:p>
          </table:table-cell>
          <table:table-cell office:value-type="float" office:value="-2.70278420031236" calcext:value-type="float">
            <text:p>-2.7027842003</text:p>
          </table:table-cell>
          <table:table-cell office:value-type="float" office:value="-1.88347802128219" calcext:value-type="float">
            <text:p>-1.8834780213</text:p>
          </table:table-cell>
          <table:table-cell office:value-type="float" office:value="-2.20414849444042" calcext:value-type="float">
            <text:p>-2.2041484944</text:p>
          </table:table-cell>
          <table:table-cell office:value-type="float" office:value="-1.95730031681947" calcext:value-type="float">
            <text:p>-1.9573003168</text:p>
          </table:table-cell>
          <table:table-cell office:value-type="float" office:value="-3.20141990618429" calcext:value-type="float">
            <text:p>-3.201419906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5]</text:p>
          </table:table-cell>
          <table:table-cell office:value-type="float" office:value="-1" calcext:value-type="float">
            <text:p>-1</text:p>
          </table:table-cell>
          <table:table-cell office:value-type="float" office:value="-0.0647815716530107" calcext:value-type="float">
            <text:p>-0.0647815717</text:p>
          </table:table-cell>
          <table:table-cell office:value-type="float" office:value="-3.32127953766432" calcext:value-type="float">
            <text:p>-3.3212795377</text:p>
          </table:table-cell>
          <table:table-cell office:value-type="float" office:value="-0.853907553615031" calcext:value-type="float">
            <text:p>-0.8539075536</text:p>
          </table:table-cell>
          <table:table-cell office:value-type="float" office:value="-3.21016500927354" calcext:value-type="float">
            <text:p>-3.2101650093</text:p>
          </table:table-cell>
          <table:table-cell office:value-type="float" office:value="-2.10163064513665" calcext:value-type="float">
            <text:p>-2.1016306451</text:p>
          </table:table-cell>
          <table:table-cell office:value-type="float" office:value="-2.99944571253727" calcext:value-type="float">
            <text:p>-2.9994457125</text:p>
          </table:table-cell>
          <table:table-cell office:value-type="float" office:value="-2.07302706496094" calcext:value-type="float">
            <text:p>-2.073027065</text:p>
          </table:table-cell>
          <table:table-cell office:value-type="float" office:value="-3.53727174128649" calcext:value-type="float">
            <text:p>-3.5372717413</text:p>
          </table:table-cell>
          <table:table-cell office:value-type="float" office:value="-0.72098869844618" calcext:value-type="float">
            <text:p>-0.7209886984</text:p>
          </table:table-cell>
          <table:table-cell office:value-type="float" office:value="-2.60374427981166" calcext:value-type="float">
            <text:p>-2.6037442798</text:p>
          </table:table-cell>
          <table:table-cell office:value-type="float" office:value="-1.31221320367451" calcext:value-type="float">
            <text:p>-1.3122132037</text:p>
          </table:table-cell>
          <table:table-cell office:value-type="float" office:value="-2.80346285126178" calcext:value-type="float">
            <text:p>-2.8034628513</text:p>
          </table:table-cell>
          <table:table-cell office:value-type="float" office:value="-3.10067916505016" calcext:value-type="float">
            <text:p>-3.1006791651</text:p>
          </table:table-cell>
          <table:table-cell office:value-type="float" office:value="-2.92562865241805" calcext:value-type="float">
            <text:p>-2.9256286524</text:p>
          </table:table-cell>
          <table:table-cell office:value-type="float" office:value="-1.62143070659193" calcext:value-type="float">
            <text:p>-1.6214307066</text:p>
          </table:table-cell>
          <table:table-cell office:value-type="float" office:value="-3.1952312116733" calcext:value-type="float">
            <text:p>-3.1952312117</text:p>
          </table:table-cell>
          <table:table-cell office:value-type="float" office:value="-2.4316752324052" calcext:value-type="float">
            <text:p>-2.4316752324</text:p>
          </table:table-cell>
          <table:table-cell office:value-type="float" office:value="-2.44576743913925" calcext:value-type="float">
            <text:p>-2.4457674391</text:p>
          </table:table-cell>
          <table:table-cell office:value-type="float" office:value="-1.26145513761646" calcext:value-type="float">
            <text:p>-1.2614551376</text:p>
          </table:table-cell>
          <table:table-cell office:value-type="float" office:value="-2.20389166252169" calcext:value-type="float">
            <text:p>-2.2038916625</text:p>
          </table:table-cell>
          <table:table-cell office:value-type="float" office:value="-3.4846013029037" calcext:value-type="float">
            <text:p>-3.4846013029</text:p>
          </table:table-cell>
          <table:table-cell office:value-type="float" office:value="-2.55298698648288" calcext:value-type="float">
            <text:p>-2.5529869865</text:p>
          </table:table-cell>
          <table:table-cell office:value-type="float" office:value="-1.80238217365162" calcext:value-type="float">
            <text:p>-1.8023821737</text:p>
          </table:table-cell>
          <table:table-cell office:value-type="float" office:value="-2.48448122940464" calcext:value-type="float">
            <text:p>-2.4844812294</text:p>
          </table:table-cell>
          <table:table-cell office:value-type="float" office:value="-3.07153207557938" calcext:value-type="float">
            <text:p>-3.0715320756</text:p>
          </table:table-cell>
          <table:table-cell office:value-type="float" office:value="-2.30966262249105" calcext:value-type="float">
            <text:p>-2.3096626225</text:p>
          </table:table-cell>
          <table:table-cell office:value-type="float" office:value="-2.66178839815927" calcext:value-type="float">
            <text:p>-2.6617883982</text:p>
          </table:table-cell>
          <table:table-cell office:value-type="float" office:value="-2.82907232643135" calcext:value-type="float">
            <text:p>-2.8290723264</text:p>
          </table:table-cell>
          <table:table-cell office:value-type="float" office:value="-3.57413743753524" calcext:value-type="float">
            <text:p>-3.5741374375</text:p>
          </table:table-cell>
          <table:table-cell office:value-type="float" office:value="-2.02229737597678" calcext:value-type="float">
            <text:p>-2.022297376</text:p>
          </table:table-cell>
          <table:table-cell office:value-type="float" office:value="-2.71538146486234" calcext:value-type="float">
            <text:p>-2.7153814649</text:p>
          </table:table-cell>
          <table:table-cell office:value-type="float" office:value="-2.0205647230613" calcext:value-type="float">
            <text:p>-2.0205647231</text:p>
          </table:table-cell>
          <table:table-cell office:value-type="float" office:value="-2.74676317160178" calcext:value-type="float">
            <text:p>-2.7467631716</text:p>
          </table:table-cell>
          <table:table-cell office:value-type="float" office:value="-1.60500646794655" calcext:value-type="float">
            <text:p>-1.6050064679</text:p>
          </table:table-cell>
          <table:table-cell office:value-type="float" office:value="-3.66949818313505" calcext:value-type="float">
            <text:p>-3.6694981831</text:p>
          </table:table-cell>
          <table:table-cell office:value-type="float" office:value="-1.51766147262495" calcext:value-type="float">
            <text:p>-1.5176614726</text:p>
          </table:table-cell>
          <table:table-cell office:value-type="float" office:value="-3.09782093990004" calcext:value-type="float">
            <text:p>-3.0978209399</text:p>
          </table:table-cell>
          <table:table-cell office:value-type="float" office:value="-1.9095364440576" calcext:value-type="float">
            <text:p>-1.9095364441</text:p>
          </table:table-cell>
          <table:table-cell office:value-type="float" office:value="-3.1735196326902" calcext:value-type="float">
            <text:p>-3.1735196327</text:p>
          </table:table-cell>
          <table:table-cell office:value-type="float" office:value="-1.54156142180694" calcext:value-type="float">
            <text:p>-1.5415614218</text:p>
          </table:table-cell>
          <table:table-cell office:value-type="float" office:value="10.21" calcext:value-type="float">
            <text:p>10.21</text:p>
          </table:table-cell>
          <table:table-cell office:value-type="float" office:value="2.05" calcext:value-type="float">
            <text:p>2.05</text:p>
          </table:table-cell>
          <table:table-cell office:value-type="float" office:value="0.619999999999981" calcext:value-type="float">
            <text:p>0.6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9999999999998" calcext:value-type="float">
            <text:p>1.2</text:p>
          </table:table-cell>
          <table:table-cell office:value-type="float" office:value="-0.0131606413050142" calcext:value-type="float">
            <text:p>-0.0131606413</text:p>
          </table:table-cell>
          <table:table-cell office:value-type="float" office:value="-3.32451389847311" calcext:value-type="float">
            <text:p>-3.3245138985</text:p>
          </table:table-cell>
          <table:table-cell office:value-type="float" office:value="-0.429692540026326" calcext:value-type="float">
            <text:p>-0.42969254</text:p>
          </table:table-cell>
          <table:table-cell office:value-type="float" office:value="-3.04792543640786" calcext:value-type="float">
            <text:p>-3.0479254364</text:p>
          </table:table-cell>
          <table:table-cell office:value-type="float" office:value="-0.460959225207843" calcext:value-type="float">
            <text:p>-0.4609592252</text:p>
          </table:table-cell>
          <table:table-cell office:value-type="float" office:value="-3.54694687321971" calcext:value-type="float">
            <text:p>-3.5469468732</text:p>
          </table:table-cell>
          <table:table-cell office:value-type="float" office:value="-0.877491123929155" calcext:value-type="float">
            <text:p>-0.8774911239</text:p>
          </table:table-cell>
          <table:table-cell office:value-type="float" office:value="-3.27035841115446" calcext:value-type="float">
            <text:p>-3.2703584112</text:p>
          </table:table-cell>
          <table:table-cell office:value-type="float" office:value="-0.846224438747637" calcext:value-type="float">
            <text:p>-0.8462244387</text:p>
          </table:table-cell>
          <table:table-cell office:value-type="float" office:value="-2.77133697434261" calcext:value-type="float">
            <text:p>-2.7713369743</text:p>
          </table:table-cell>
          <table:table-cell office:value-type="float" office:value="-0.908757809110672" calcext:value-type="float">
            <text:p>-0.9087578091</text:p>
          </table:table-cell>
          <table:table-cell office:value-type="float" office:value="-3.76937984796631" calcext:value-type="float">
            <text:p>-3.769379848</text:p>
          </table:table-cell>
          <table:table-cell office:value-type="float" office:value="-1.32528970783198" calcext:value-type="float">
            <text:p>-1.3252897078</text:p>
          </table:table-cell>
          <table:table-cell office:value-type="float" office:value="-3.49279138590106" calcext:value-type="float">
            <text:p>-3.4927913859</text:p>
          </table:table-cell>
          <table:table-cell office:value-type="float" office:value="-1.29402302265047" calcext:value-type="float">
            <text:p>-1.2940230227</text:p>
          </table:table-cell>
          <table:table-cell office:value-type="float" office:value="-2.99376994908921" calcext:value-type="float">
            <text:p>-2.9937699491</text:p>
          </table:table-cell>
          <table:table-cell office:value-type="float" office:value="-1.3565563930135" calcext:value-type="float">
            <text:p>-1.356556393</text:p>
          </table:table-cell>
          <table:table-cell office:value-type="float" office:value="-3.99181282271291" calcext:value-type="float">
            <text:p>-3.9918128227</text:p>
          </table:table-cell>
          <table:table-cell office:value-type="float" office:value="-1.26275633746895" calcext:value-type="float">
            <text:p>-1.2627563375</text:p>
          </table:table-cell>
          <table:table-cell office:value-type="float" office:value="-2.49474851227737" calcext:value-type="float">
            <text:p>-2.4947485123</text:p>
          </table:table-cell>
          <table:table-cell office:value-type="float" office:value="-1.7418216065533" calcext:value-type="float">
            <text:p>-1.7418216066</text:p>
          </table:table-cell>
          <table:table-cell office:value-type="float" office:value="-3.21620292383581" calcext:value-type="float">
            <text:p>-3.2162029238</text:p>
          </table:table-cell>
          <table:table-cell office:value-type="float" office:value="-1.71055492137178" calcext:value-type="float">
            <text:p>-1.7105549214</text:p>
          </table:table-cell>
          <table:table-cell office:value-type="float" office:value="-2.71718148702396" calcext:value-type="float">
            <text:p>-2.717181487</text:p>
          </table:table-cell>
          <table:table-cell office:value-type="float" office:value="-1.77308829173481" calcext:value-type="float">
            <text:p>-1.7730882917</text:p>
          </table:table-cell>
          <table:table-cell office:value-type="float" office:value="-3.71522436064766" calcext:value-type="float">
            <text:p>-3.7152243606</text:p>
          </table:table-cell>
          <table:table-cell office:value-type="float" office:value="-2.15835350527461" calcext:value-type="float">
            <text:p>-2.1583535053</text:p>
          </table:table-cell>
          <table:table-cell office:value-type="float" office:value="-2.93961446177056" calcext:value-type="float">
            <text:p>-2.9396144618</text:p>
          </table:table-cell>
          <table:table-cell office:value-type="float" office:value="-2.18962019045612" calcext:value-type="float">
            <text:p>-2.1896201905</text:p>
          </table:table-cell>
          <table:table-cell office:value-type="float" office:value="-3.43863589858241" calcext:value-type="float">
            <text:p>-3.4386358986</text:p>
          </table:table-cell>
          <table:table-cell office:value-type="float" office:value="-2.12708682009309" calcext:value-type="float">
            <text:p>-2.1270868201</text:p>
          </table:table-cell>
          <table:table-cell office:value-type="float" office:value="-2.44059302495872" calcext:value-type="float">
            <text:p>-2.440593025</text:p>
          </table:table-cell>
          <table:table-cell office:value-type="float" office:value="-2.22088687563764" calcext:value-type="float">
            <text:p>-2.2208868756</text:p>
          </table:table-cell>
          <table:table-cell office:value-type="float" office:value="-3.93765733539426" calcext:value-type="float">
            <text:p>-3.9376573354</text:p>
          </table:table-cell>
          <table:table-cell office:value-type="float" office:value="-2.60615208917744" calcext:value-type="float">
            <text:p>-2.6061520892</text:p>
          </table:table-cell>
          <table:table-cell office:value-type="float" office:value="-3.16204743651716" calcext:value-type="float">
            <text:p>-3.1620474365</text:p>
          </table:table-cell>
          <table:table-cell office:value-type="float" office:value="-2.57488540399592" calcext:value-type="float">
            <text:p>-2.574885404</text:p>
          </table:table-cell>
          <table:table-cell office:value-type="float" office:value="-2.66302599970532" calcext:value-type="float">
            <text:p>-2.6630259997</text:p>
          </table:table-cell>
          <table:table-cell office:value-type="float" office:value="-2.63741877435895" calcext:value-type="float">
            <text:p>-2.6374187744</text:p>
          </table:table-cell>
          <table:table-cell office:value-type="float" office:value="-3.66106887332901" calcext:value-type="float">
            <text:p>-3.661068873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5]</text:p>
          </table:table-cell>
          <table:table-cell office:value-type="float" office:value="-2" calcext:value-type="float">
            <text:p>-2</text:p>
          </table:table-cell>
          <table:table-cell office:value-type="float" office:value="-0.104727847009903" calcext:value-type="float">
            <text:p>-0.104727847</text:p>
          </table:table-cell>
          <table:table-cell office:value-type="float" office:value="-3.31920707895271" calcext:value-type="float">
            <text:p>-3.319207079</text:p>
          </table:table-cell>
          <table:table-cell office:value-type="float" office:value="-0.893595286148457" calcext:value-type="float">
            <text:p>-0.8935952861</text:p>
          </table:table-cell>
          <table:table-cell office:value-type="float" office:value="-3.20517663415179" calcext:value-type="float">
            <text:p>-3.2051766342</text:p>
          </table:table-cell>
          <table:table-cell office:value-type="float" office:value="-2.1403718150177" calcext:value-type="float">
            <text:p>-2.140371815</text:p>
          </table:table-cell>
          <table:table-cell office:value-type="float" office:value="-2.98948972156462" calcext:value-type="float">
            <text:p>-2.9894897216</text:p>
          </table:table-cell>
          <table:table-cell office:value-type="float" office:value="-2.11075956844111" calcext:value-type="float">
            <text:p>-2.1107595684</text:p>
          </table:table-cell>
          <table:table-cell office:value-type="float" office:value="-3.52399551512393" calcext:value-type="float">
            <text:p>-3.5239955151</text:p>
          </table:table-cell>
          <table:table-cell office:value-type="float" office:value="-0.753843817064824" calcext:value-type="float">
            <text:p>-0.7538438171</text:p>
          </table:table-cell>
          <table:table-cell office:value-type="float" office:value="-2.58092890822681" calcext:value-type="float">
            <text:p>-2.5809289082</text:p>
          </table:table-cell>
          <table:table-cell office:value-type="float" office:value="-1.34948425772068" calcext:value-type="float">
            <text:p>-1.3494842577</text:p>
          </table:table-cell>
          <table:table-cell office:value-type="float" office:value="-2.78894153829471" calcext:value-type="float">
            <text:p>-2.7889415383</text:p>
          </table:table-cell>
          <table:table-cell office:value-type="float" office:value="-3.13001170747282" calcext:value-type="float">
            <text:p>-3.1300117075</text:p>
          </table:table-cell>
          <table:table-cell office:value-type="float" office:value="-2.89843302859687" calcext:value-type="float">
            <text:p>-2.8984330286</text:p>
          </table:table-cell>
          <table:table-cell office:value-type="float" office:value="-1.65624723485077" calcext:value-type="float">
            <text:p>-1.6562472349</text:p>
          </table:table-cell>
          <table:table-cell office:value-type="float" office:value="-3.17553833580406" calcext:value-type="float">
            <text:p>-3.1755383358</text:p>
          </table:table-cell>
          <table:table-cell office:value-type="float" office:value="-2.46647214172764" calcext:value-type="float">
            <text:p>-2.4664721417</text:p>
          </table:table-cell>
          <table:table-cell office:value-type="float" office:value="-2.42603991771344" calcext:value-type="float">
            <text:p>-2.4260399177</text:p>
          </table:table-cell>
          <table:table-cell office:value-type="float" office:value="-1.28995729244576" calcext:value-type="float">
            <text:p>-1.2899572924</text:p>
          </table:table-cell>
          <table:table-cell office:value-type="float" office:value="-2.17582696637" calcext:value-type="float">
            <text:p>-2.1758269664</text:p>
          </table:table-cell>
          <table:table-cell office:value-type="float" office:value="-3.50842902773042" calcext:value-type="float">
            <text:p>-3.5084290277</text:p>
          </table:table-cell>
          <table:table-cell office:value-type="float" office:value="-2.52085850177566" calcext:value-type="float">
            <text:p>-2.5208585018</text:p>
          </table:table-cell>
          <table:table-cell office:value-type="float" office:value="-1.84217627430253" calcext:value-type="float">
            <text:p>-1.8421762743</text:p>
          </table:table-cell>
          <table:table-cell office:value-type="float" office:value="-2.48042789085655" calcext:value-type="float">
            <text:p>-2.4804278909</text:p>
          </table:table-cell>
          <table:table-cell office:value-type="float" office:value="-3.09315733756174" calcext:value-type="float">
            <text:p>-3.0931573376</text:p>
          </table:table-cell>
          <table:table-cell office:value-type="float" office:value="-2.27601224293607" calcext:value-type="float">
            <text:p>-2.2760122429</text:p>
          </table:table-cell>
          <table:table-cell office:value-type="float" office:value="-2.68823738336208" calcext:value-type="float">
            <text:p>-2.6882373834</text:p>
          </table:table-cell>
          <table:table-cell office:value-type="float" office:value="-2.79906480767786" calcext:value-type="float">
            <text:p>-2.7990648077</text:p>
          </table:table-cell>
          <table:table-cell office:value-type="float" office:value="-3.59108781301041" calcext:value-type="float">
            <text:p>-3.591087813</text:p>
          </table:table-cell>
          <table:table-cell office:value-type="float" office:value="-1.98606638411552" calcext:value-type="float">
            <text:p>-1.9860663841</text:p>
          </table:table-cell>
          <table:table-cell office:value-type="float" office:value="-2.71854100774757" calcext:value-type="float">
            <text:p>-2.7185410077</text:p>
          </table:table-cell>
          <table:table-cell office:value-type="float" office:value="-1.98068970219915" calcext:value-type="float">
            <text:p>-1.9806897022</text:p>
          </table:table-cell>
          <table:table-cell office:value-type="float" office:value="-2.74701110458379" calcext:value-type="float">
            <text:p>-2.7470111046</text:p>
          </table:table-cell>
          <table:table-cell office:value-type="float" office:value="-1.56500723633848" calcext:value-type="float">
            <text:p>-1.5650072363</text:p>
          </table:table-cell>
          <table:table-cell office:value-type="float" office:value="-3.67531176908386" calcext:value-type="float">
            <text:p>-3.6753117691</text:p>
          </table:table-cell>
          <table:table-cell office:value-type="float" office:value="-1.47808619980952" calcext:value-type="float">
            <text:p>-1.4780861998</text:p>
          </table:table-cell>
          <table:table-cell office:value-type="float" office:value="-3.10019398918571" calcext:value-type="float">
            <text:p>-3.1001939892</text:p>
          </table:table-cell>
          <table:table-cell office:value-type="float" office:value="-1.86960689814123" calcext:value-type="float">
            <text:p>-1.8696068981</text:p>
          </table:table-cell>
          <table:table-cell office:value-type="float" office:value="-3.18318249681844" calcext:value-type="float">
            <text:p>-3.1831824968</text:p>
          </table:table-cell>
          <table:table-cell office:value-type="float" office:value="-1.50274610193399" calcext:value-type="float">
            <text:p>-1.5027461019</text:p>
          </table:table-cell>
          <table:table-cell office:value-type="float" office:value="10.182" calcext:value-type="float">
            <text:p>10.182</text:p>
          </table:table-cell>
          <table:table-cell office:value-type="float" office:value="2.05" calcext:value-type="float">
            <text:p>2.05</text:p>
          </table:table-cell>
          <table:table-cell office:value-type="float" office:value="0.633999999999981" calcext:value-type="float">
            <text:p>0.63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8999999999998" calcext:value-type="float">
            <text:p>1.19</text:p>
          </table:table-cell>
          <table:table-cell office:value-type="float" office:value="-0.0651564361400597" calcext:value-type="float">
            <text:p>-0.0651564361</text:p>
          </table:table-cell>
          <table:table-cell office:value-type="float" office:value="-3.32385259712587" calcext:value-type="float">
            <text:p>-3.3238525971</text:p>
          </table:table-cell>
          <table:table-cell office:value-type="float" office:value="-0.466067006548808" calcext:value-type="float">
            <text:p>-0.4660670065</text:p>
          </table:table-cell>
          <table:table-cell office:value-type="float" office:value="-3.02507054523096" calcext:value-type="float">
            <text:p>-3.0250705452</text:p>
          </table:table-cell>
          <table:table-cell office:value-type="float" office:value="-0.524364568480266" calcext:value-type="float">
            <text:p>-0.5243645685</text:p>
          </table:table-cell>
          <table:table-cell office:value-type="float" office:value="-3.5216603097981" calcext:value-type="float">
            <text:p>-3.5216603098</text:p>
          </table:table-cell>
          <table:table-cell office:value-type="float" office:value="-0.925275138889014" calcext:value-type="float">
            <text:p>-0.9252751389</text:p>
          </table:table-cell>
          <table:table-cell office:value-type="float" office:value="-3.22287825790319" calcext:value-type="float">
            <text:p>-3.2228782579</text:p>
          </table:table-cell>
          <table:table-cell office:value-type="float" office:value="-0.866977576957555" calcext:value-type="float">
            <text:p>-0.866977577</text:p>
          </table:table-cell>
          <table:table-cell office:value-type="float" office:value="-2.72628849333605" calcext:value-type="float">
            <text:p>-2.7262884933</text:p>
          </table:table-cell>
          <table:table-cell office:value-type="float" office:value="-0.983572700820472" calcext:value-type="float">
            <text:p>-0.9835727008</text:p>
          </table:table-cell>
          <table:table-cell office:value-type="float" office:value="-3.71946802247033" calcext:value-type="float">
            <text:p>-3.7194680225</text:p>
          </table:table-cell>
          <table:table-cell office:value-type="float" office:value="-1.38448327122922" calcext:value-type="float">
            <text:p>-1.3844832712</text:p>
          </table:table-cell>
          <table:table-cell office:value-type="float" office:value="-3.42068597057542" calcext:value-type="float">
            <text:p>-3.4206859706</text:p>
          </table:table-cell>
          <table:table-cell office:value-type="float" office:value="-1.32618570929776" calcext:value-type="float">
            <text:p>-1.3261857093</text:p>
          </table:table-cell>
          <table:table-cell office:value-type="float" office:value="-2.92409620600828" calcext:value-type="float">
            <text:p>-2.924096206</text:p>
          </table:table-cell>
          <table:table-cell office:value-type="float" office:value="-1.44278083316068" calcext:value-type="float">
            <text:p>-1.4427808332</text:p>
          </table:table-cell>
          <table:table-cell office:value-type="float" office:value="-3.91727573514256" calcext:value-type="float">
            <text:p>-3.9172757351</text:p>
          </table:table-cell>
          <table:table-cell office:value-type="float" office:value="-1.2678881473663" calcext:value-type="float">
            <text:p>-1.2678881474</text:p>
          </table:table-cell>
          <table:table-cell office:value-type="float" office:value="-2.42750644144114" calcext:value-type="float">
            <text:p>-2.4275064414</text:p>
          </table:table-cell>
          <table:table-cell office:value-type="float" office:value="-1.78539384163797" calcext:value-type="float">
            <text:p>-1.7853938416</text:p>
          </table:table-cell>
          <table:table-cell office:value-type="float" office:value="-3.12190391868051" calcext:value-type="float">
            <text:p>-3.1219039187</text:p>
          </table:table-cell>
          <table:table-cell office:value-type="float" office:value="-1.72709627970651" calcext:value-type="float">
            <text:p>-1.7270962797</text:p>
          </table:table-cell>
          <table:table-cell office:value-type="float" office:value="-2.62531415411337" calcext:value-type="float">
            <text:p>-2.6253141541</text:p>
          </table:table-cell>
          <table:table-cell office:value-type="float" office:value="-1.84369140356943" calcext:value-type="float">
            <text:p>-1.8436914036</text:p>
          </table:table-cell>
          <table:table-cell office:value-type="float" office:value="-3.61849368324765" calcext:value-type="float">
            <text:p>-3.6184936832</text:p>
          </table:table-cell>
          <table:table-cell office:value-type="float" office:value="-2.18630441204672" calcext:value-type="float">
            <text:p>-2.186304412</text:p>
          </table:table-cell>
          <table:table-cell office:value-type="float" office:value="-2.8231218667856" calcext:value-type="float">
            <text:p>-2.8231218668</text:p>
          </table:table-cell>
          <table:table-cell office:value-type="float" office:value="-2.24460197397817" calcext:value-type="float">
            <text:p>-2.244601974</text:p>
          </table:table-cell>
          <table:table-cell office:value-type="float" office:value="-3.31971163135274" calcext:value-type="float">
            <text:p>-3.3197116314</text:p>
          </table:table-cell>
          <table:table-cell office:value-type="float" office:value="-2.12800685011526" calcext:value-type="float">
            <text:p>-2.1280068501</text:p>
          </table:table-cell>
          <table:table-cell office:value-type="float" office:value="-2.32653210221846" calcext:value-type="float">
            <text:p>-2.3265321022</text:p>
          </table:table-cell>
          <table:table-cell office:value-type="float" office:value="-2.30289953590963" calcext:value-type="float">
            <text:p>-2.3028995359</text:p>
          </table:table-cell>
          <table:table-cell office:value-type="float" office:value="-3.81630139591988" calcext:value-type="float">
            <text:p>-3.8163013959</text:p>
          </table:table-cell>
          <table:table-cell office:value-type="float" office:value="-2.64551254438692" calcext:value-type="float">
            <text:p>-2.6455125444</text:p>
          </table:table-cell>
          <table:table-cell office:value-type="float" office:value="-3.02092957945783" calcext:value-type="float">
            <text:p>-3.0209295795</text:p>
          </table:table-cell>
          <table:table-cell office:value-type="float" office:value="-2.58721498245546" calcext:value-type="float">
            <text:p>-2.5872149825</text:p>
          </table:table-cell>
          <table:table-cell office:value-type="float" office:value="-2.52433981489069" calcext:value-type="float">
            <text:p>-2.5243398149</text:p>
          </table:table-cell>
          <table:table-cell office:value-type="float" office:value="-2.70381010631838" calcext:value-type="float">
            <text:p>-2.7038101063</text:p>
          </table:table-cell>
          <table:table-cell office:value-type="float" office:value="-3.51751934402497" calcext:value-type="float">
            <text:p>-3.51751934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5]</text:p>
          </table:table-cell>
          <table:table-cell office:value-type="float" office:value="-3" calcext:value-type="float">
            <text:p>-3</text:p>
          </table:table-cell>
          <table:table-cell office:value-type="float" office:value="-0.144658821936903" calcext:value-type="float">
            <text:p>-0.1446588219</text:p>
          </table:table-cell>
          <table:table-cell office:value-type="float" office:value="-3.32155595983077" calcext:value-type="float">
            <text:p>-3.3215559598</text:p>
          </table:table-cell>
          <table:table-cell office:value-type="float" office:value="-0.932634358132825" calcext:value-type="float">
            <text:p>-0.9326343581</text:p>
          </table:table-cell>
          <table:table-cell office:value-type="float" office:value="-3.19646165517308" calcext:value-type="float">
            <text:p>-3.1964616552</text:p>
          </table:table-cell>
          <table:table-cell office:value-type="float" office:value="-2.17870457725119" calcext:value-type="float">
            <text:p>-2.1787045773</text:p>
          </table:table-cell>
          <table:table-cell office:value-type="float" office:value="-2.97806171475894" calcext:value-type="float">
            <text:p>-2.9780617148</text:p>
          </table:table-cell>
          <table:table-cell office:value-type="float" office:value="-2.14871587574009" calcext:value-type="float">
            <text:p>-2.1487158757</text:p>
          </table:table-cell>
          <table:table-cell office:value-type="float" office:value="-3.5113733625252" calcext:value-type="float">
            <text:p>-3.5113733625</text:p>
          </table:table-cell>
          <table:table-cell office:value-type="float" office:value="-0.786196876658891" calcext:value-type="float">
            <text:p>-0.7861968767</text:p>
          </table:table-cell>
          <table:table-cell office:value-type="float" office:value="-2.60445080302512" calcext:value-type="float">
            <text:p>-2.604450803</text:p>
          </table:table-cell>
          <table:table-cell office:value-type="float" office:value="-1.3853089966551" calcext:value-type="float">
            <text:p>-1.3853089967</text:p>
          </table:table-cell>
          <table:table-cell office:value-type="float" office:value="-2.77114861609851" calcext:value-type="float">
            <text:p>-2.7711486161</text:p>
          </table:table-cell>
          <table:table-cell office:value-type="float" office:value="-3.15587169847137" calcext:value-type="float">
            <text:p>-3.1558716985</text:p>
          </table:table-cell>
          <table:table-cell office:value-type="float" office:value="-2.86791646152987" calcext:value-type="float">
            <text:p>-2.8679164615</text:p>
          </table:table-cell>
          <table:table-cell office:value-type="float" office:value="-1.69421399062923" calcext:value-type="float">
            <text:p>-1.6942139906</text:p>
          </table:table-cell>
          <table:table-cell office:value-type="float" office:value="-3.16294764655927" calcext:value-type="float">
            <text:p>-3.1629476466</text:p>
          </table:table-cell>
          <table:table-cell office:value-type="float" office:value="-2.4996060659009" calcext:value-type="float">
            <text:p>-2.4996060659</text:p>
          </table:table-cell>
          <table:table-cell office:value-type="float" office:value="-2.40363136870016" calcext:value-type="float">
            <text:p>-2.4036313687</text:p>
          </table:table-cell>
          <table:table-cell office:value-type="float" office:value="-1.32149979946561" calcext:value-type="float">
            <text:p>-1.3214997995</text:p>
          </table:table-cell>
          <table:table-cell office:value-type="float" office:value="-2.20042514213372" calcext:value-type="float">
            <text:p>-2.2004251421</text:p>
          </table:table-cell>
          <table:table-cell office:value-type="float" office:value="-3.53475129710277" calcext:value-type="float">
            <text:p>-3.5347512971</text:p>
          </table:table-cell>
          <table:table-cell office:value-type="float" office:value="-2.49073976782004" calcext:value-type="float">
            <text:p>-2.4907397678</text:p>
          </table:table-cell>
          <table:table-cell office:value-type="float" office:value="-1.88172898865556" calcext:value-type="float">
            <text:p>-1.8817289887</text:p>
          </table:table-cell>
          <table:table-cell office:value-type="float" office:value="-2.48639302181132" calcext:value-type="float">
            <text:p>-2.4863930218</text:p>
          </table:table-cell>
          <table:table-cell office:value-type="float" office:value="-3.11659094254072" calcext:value-type="float">
            <text:p>-3.1165909425</text:p>
          </table:table-cell>
          <table:table-cell office:value-type="float" office:value="-2.24359517709585" calcext:value-type="float">
            <text:p>-2.2435951771</text:p>
          </table:table-cell>
          <table:table-cell office:value-type="float" office:value="-2.72117825351986" calcext:value-type="float">
            <text:p>-2.7211782535</text:p>
          </table:table-cell>
          <table:table-cell office:value-type="float" office:value="-2.77637342003301" calcext:value-type="float">
            <text:p>-2.77637342</text:p>
          </table:table-cell>
          <table:table-cell office:value-type="float" office:value="-3.60958171980189" calcext:value-type="float">
            <text:p>-3.6095817198</text:p>
          </table:table-cell>
          <table:table-cell office:value-type="float" office:value="-1.95059843504051" calcext:value-type="float">
            <text:p>-1.950598435</text:p>
          </table:table-cell>
          <table:table-cell office:value-type="float" office:value="-2.71925905394019" calcext:value-type="float">
            <text:p>-2.7192590539</text:p>
          </table:table-cell>
          <table:table-cell office:value-type="float" office:value="-1.94069614759763" calcext:value-type="float">
            <text:p>-1.9406961476</text:p>
          </table:table-cell>
          <table:table-cell office:value-type="float" office:value="-2.7511887934586" calcext:value-type="float">
            <text:p>-2.7511887935</text:p>
          </table:table-cell>
          <table:table-cell office:value-type="float" office:value="-1.52522599810152" calcext:value-type="float">
            <text:p>-1.5252259981</text:p>
          </table:table-cell>
          <table:table-cell office:value-type="float" office:value="-3.68333950995341" calcext:value-type="float">
            <text:p>-3.68333951</text:p>
          </table:table-cell>
          <table:table-cell office:value-type="float" office:value="-1.43890003673463" calcext:value-type="float">
            <text:p>-1.4389000367</text:p>
          </table:table-cell>
          <table:table-cell office:value-type="float" office:value="-3.10135242553314" calcext:value-type="float">
            <text:p>-3.1013524255</text:p>
          </table:table-cell>
          <table:table-cell office:value-type="float" office:value="-1.82962367634472" calcext:value-type="float">
            <text:p>-1.8296236763</text:p>
          </table:table-cell>
          <table:table-cell office:value-type="float" office:value="-3.18857295848843" calcext:value-type="float">
            <text:p>-3.1885729585</text:p>
          </table:table-cell>
          <table:table-cell office:value-type="float" office:value="-1.46311097959301" calcext:value-type="float">
            <text:p>-1.4631109796</text:p>
          </table:table-cell>
          <table:table-cell office:value-type="float" office:value="10.154" calcext:value-type="float">
            <text:p>10.154</text:p>
          </table:table-cell>
          <table:table-cell office:value-type="float" office:value="2.05" calcext:value-type="float">
            <text:p>2.05</text:p>
          </table:table-cell>
          <table:table-cell office:value-type="float" office:value="0.647999999999981" calcext:value-type="float">
            <text:p>0.64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7999999999998" calcext:value-type="float">
            <text:p>1.18</text:p>
          </table:table-cell>
          <table:table-cell office:value-type="float" office:value="-0.117152230975105" calcext:value-type="float">
            <text:p>-0.117152231</text:p>
          </table:table-cell>
          <table:table-cell office:value-type="float" office:value="-3.32319129577863" calcext:value-type="float">
            <text:p>-3.3231912958</text:p>
          </table:table-cell>
          <table:table-cell office:value-type="float" office:value="-0.534564761981814" calcext:value-type="float">
            <text:p>-0.534564762</text:p>
          </table:table-cell>
          <table:table-cell office:value-type="float" office:value="-3.04793363655991" calcext:value-type="float">
            <text:p>-3.0479336366</text:p>
          </table:table-cell>
          <table:table-cell office:value-type="float" office:value="-0.564238621948118" calcext:value-type="float">
            <text:p>-0.5642386219</text:p>
          </table:table-cell>
          <table:table-cell office:value-type="float" office:value="-3.54705232187904" calcext:value-type="float">
            <text:p>-3.5470523219</text:p>
          </table:table-cell>
          <table:table-cell office:value-type="float" office:value="-0.981651152954827" calcext:value-type="float">
            <text:p>-0.981651153</text:p>
          </table:table-cell>
          <table:table-cell office:value-type="float" office:value="-3.27179466266031" calcext:value-type="float">
            <text:p>-3.2717946627</text:p>
          </table:table-cell>
          <table:table-cell office:value-type="float" office:value="-0.951977292988523" calcext:value-type="float">
            <text:p>-0.951977293</text:p>
          </table:table-cell>
          <table:table-cell office:value-type="float" office:value="-2.77267597734118" calcext:value-type="float">
            <text:p>-2.7726759773</text:p>
          </table:table-cell>
          <table:table-cell office:value-type="float" office:value="-1.01132501292113" calcext:value-type="float">
            <text:p>-1.0113250129</text:p>
          </table:table-cell>
          <table:table-cell office:value-type="float" office:value="-3.77091334797944" calcext:value-type="float">
            <text:p>-3.770913348</text:p>
          </table:table-cell>
          <table:table-cell office:value-type="float" office:value="-1.42873754392784" calcext:value-type="float">
            <text:p>-1.4287375439</text:p>
          </table:table-cell>
          <table:table-cell office:value-type="float" office:value="-3.49565568876072" calcext:value-type="float">
            <text:p>-3.4956556888</text:p>
          </table:table-cell>
          <table:table-cell office:value-type="float" office:value="-1.39906368396154" calcext:value-type="float">
            <text:p>-1.399063684</text:p>
          </table:table-cell>
          <table:table-cell office:value-type="float" office:value="-2.99653700344158" calcext:value-type="float">
            <text:p>-2.9965370034</text:p>
          </table:table-cell>
          <table:table-cell office:value-type="float" office:value="-1.45841140389414" calcext:value-type="float">
            <text:p>-1.4584114039</text:p>
          </table:table-cell>
          <table:table-cell office:value-type="float" office:value="-3.99477437407985" calcext:value-type="float">
            <text:p>-3.9947743741</text:p>
          </table:table-cell>
          <table:table-cell office:value-type="float" office:value="-1.36938982399523" calcext:value-type="float">
            <text:p>-1.369389824</text:p>
          </table:table-cell>
          <table:table-cell office:value-type="float" office:value="-2.49741831812245" calcext:value-type="float">
            <text:p>-2.4974183181</text:p>
          </table:table-cell>
          <table:table-cell office:value-type="float" office:value="-1.84615007493455" calcext:value-type="float">
            <text:p>-1.8461500749</text:p>
          </table:table-cell>
          <table:table-cell office:value-type="float" office:value="-3.22039802954199" calcext:value-type="float">
            <text:p>-3.2203980295</text:p>
          </table:table-cell>
          <table:table-cell office:value-type="float" office:value="-1.81647621496824" calcext:value-type="float">
            <text:p>-1.816476215</text:p>
          </table:table-cell>
          <table:table-cell office:value-type="float" office:value="-2.72127934422285" calcext:value-type="float">
            <text:p>-2.7212793442</text:p>
          </table:table-cell>
          <table:table-cell office:value-type="float" office:value="-1.87582393490085" calcext:value-type="float">
            <text:p>-1.8758239349</text:p>
          </table:table-cell>
          <table:table-cell office:value-type="float" office:value="-3.71951671486112" calcext:value-type="float">
            <text:p>-3.7195167149</text:p>
          </table:table-cell>
          <table:table-cell office:value-type="float" office:value="-2.26356260594126" calcext:value-type="float">
            <text:p>-2.2635626059</text:p>
          </table:table-cell>
          <table:table-cell office:value-type="float" office:value="-2.94514037032326" calcext:value-type="float">
            <text:p>-2.9451403703</text:p>
          </table:table-cell>
          <table:table-cell office:value-type="float" office:value="-2.29323646590756" calcext:value-type="float">
            <text:p>-2.2932364659</text:p>
          </table:table-cell>
          <table:table-cell office:value-type="float" office:value="-3.44425905564239" calcext:value-type="float">
            <text:p>-3.4442590556</text:p>
          </table:table-cell>
          <table:table-cell office:value-type="float" office:value="-2.23388874597495" calcext:value-type="float">
            <text:p>-2.233888746</text:p>
          </table:table-cell>
          <table:table-cell office:value-type="float" office:value="-2.44602168500413" calcext:value-type="float">
            <text:p>-2.446021685</text:p>
          </table:table-cell>
          <table:table-cell office:value-type="float" office:value="-2.32291032587386" calcext:value-type="float">
            <text:p>-2.3229103259</text:p>
          </table:table-cell>
          <table:table-cell office:value-type="float" office:value="-3.94337774096153" calcext:value-type="float">
            <text:p>-3.943377741</text:p>
          </table:table-cell>
          <table:table-cell office:value-type="float" office:value="-2.71064899691427" calcext:value-type="float">
            <text:p>-2.7106489969</text:p>
          </table:table-cell>
          <table:table-cell office:value-type="float" office:value="-3.16900139642367" calcext:value-type="float">
            <text:p>-3.1690013964</text:p>
          </table:table-cell>
          <table:table-cell office:value-type="float" office:value="-2.68097513694797" calcext:value-type="float">
            <text:p>-2.6809751369</text:p>
          </table:table-cell>
          <table:table-cell office:value-type="float" office:value="-2.66988271110453" calcext:value-type="float">
            <text:p>-2.6698827111</text:p>
          </table:table-cell>
          <table:table-cell office:value-type="float" office:value="-2.74032285688057" calcext:value-type="float">
            <text:p>-2.7403228569</text:p>
          </table:table-cell>
          <table:table-cell office:value-type="float" office:value="-3.6681200817428" calcext:value-type="float">
            <text:p>-3.66812008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5]</text:p>
          </table:table-cell>
          <table:table-cell office:value-type="float" office:value="-4" calcext:value-type="float">
            <text:p>-4</text:p>
          </table:table-cell>
          <table:table-cell office:value-type="float" office:value="-0.184570228251168" calcext:value-type="float">
            <text:p>-0.1845702283</text:p>
          </table:table-cell>
          <table:table-cell office:value-type="float" office:value="-3.31889519940982" calcext:value-type="float">
            <text:p>-3.3188951994</text:p>
          </table:table-cell>
          <table:table-cell office:value-type="float" office:value="-0.972170399709007" calcext:value-type="float">
            <text:p>-0.9721703997</text:p>
          </table:table-cell>
          <table:table-cell office:value-type="float" office:value="-3.19038700156267" calcext:value-type="float">
            <text:p>-3.1903870016</text:p>
          </table:table-cell>
          <table:table-cell office:value-type="float" office:value="-2.21637866251121" calcext:value-type="float">
            <text:p>-2.2163786625</text:p>
          </table:table-cell>
          <table:table-cell office:value-type="float" office:value="-2.96462060990029" calcext:value-type="float">
            <text:p>-2.9646206099</text:p>
          </table:table-cell>
          <table:table-cell office:value-type="float" office:value="-2.18507270938764" calcext:value-type="float">
            <text:p>-2.1850727094</text:p>
          </table:table-cell>
          <table:table-cell office:value-type="float" office:value="-3.49469461415717" calcext:value-type="float">
            <text:p>-3.4946946142</text:p>
          </table:table-cell>
          <table:table-cell office:value-type="float" office:value="-0.821110470939805" calcext:value-type="float">
            <text:p>-0.8211104709</text:p>
          </table:table-cell>
          <table:table-cell office:value-type="float" office:value="-2.58493053319123" calcext:value-type="float">
            <text:p>-2.5849305332</text:p>
          </table:table-cell>
          <table:table-cell office:value-type="float" office:value="-1.42067200966531" calcext:value-type="float">
            <text:p>-1.4206720097</text:p>
          </table:table-cell>
          <table:table-cell office:value-type="float" office:value="-2.75245483876914" calcext:value-type="float">
            <text:p>-2.7524548388</text:p>
          </table:table-cell>
          <table:table-cell office:value-type="float" office:value="-3.17950633944007" calcext:value-type="float">
            <text:p>-3.1795063394</text:p>
          </table:table-cell>
          <table:table-cell office:value-type="float" office:value="-2.83564567371363" calcext:value-type="float">
            <text:p>-2.8356456737</text:p>
          </table:table-cell>
          <table:table-cell office:value-type="float" office:value="-1.73000194326363" calcext:value-type="float">
            <text:p>-1.7300019433</text:p>
          </table:table-cell>
          <table:table-cell office:value-type="float" office:value="-3.14508084924588" calcext:value-type="float">
            <text:p>-3.1450808492</text:p>
          </table:table-cell>
          <table:table-cell office:value-type="float" office:value="-2.53097684040947" calcext:value-type="float">
            <text:p>-2.5309768404</text:p>
          </table:table-cell>
          <table:table-cell office:value-type="float" office:value="-2.37881454967087" calcext:value-type="float">
            <text:p>-2.3788145497</text:p>
          </table:table-cell>
          <table:table-cell office:value-type="float" office:value="-1.35211934205131" calcext:value-type="float">
            <text:p>-1.3521193421</text:p>
          </table:table-cell>
          <table:table-cell office:value-type="float" office:value="-2.17468716218496" calcext:value-type="float">
            <text:p>-2.1746871622</text:p>
          </table:table-cell>
          <table:table-cell office:value-type="float" office:value="-3.56086977811452" calcext:value-type="float">
            <text:p>-3.5608697781</text:p>
          </table:table-cell>
          <table:table-cell office:value-type="float" office:value="-2.4604441419041" calcext:value-type="float">
            <text:p>-2.4604441419</text:p>
          </table:table-cell>
          <table:table-cell office:value-type="float" office:value="-1.92111522468373" calcext:value-type="float">
            <text:p>-1.9211152247</text:p>
          </table:table-cell>
          <table:table-cell office:value-type="float" office:value="-2.49337330916453" calcext:value-type="float">
            <text:p>-2.4933733092</text:p>
          </table:table-cell>
          <table:table-cell office:value-type="float" office:value="-3.13795907903198" calcext:value-type="float">
            <text:p>-3.137959079</text:p>
          </table:table-cell>
          <table:table-cell office:value-type="float" office:value="-2.20978093833626" calcext:value-type="float">
            <text:p>-2.2097809383</text:p>
          </table:table-cell>
          <table:table-cell office:value-type="float" office:value="-2.74637457986354" calcext:value-type="float">
            <text:p>-2.7463745799</text:p>
          </table:table-cell>
          <table:table-cell office:value-type="float" office:value="-2.74530663489546" calcext:value-type="float">
            <text:p>-2.7453066349</text:p>
          </table:table-cell>
          <table:table-cell office:value-type="float" office:value="-3.62897363416758" calcext:value-type="float">
            <text:p>-3.6289736342</text:p>
          </table:table-cell>
          <table:table-cell office:value-type="float" office:value="-1.91561338598761" calcext:value-type="float">
            <text:p>-1.915613386</text:p>
          </table:table-cell>
          <table:table-cell office:value-type="float" office:value="-2.70718562098674" calcext:value-type="float">
            <text:p>-2.707185621</text:p>
          </table:table-cell>
          <table:table-cell office:value-type="float" office:value="-1.90256175083147" calcext:value-type="float">
            <text:p>-1.9025617508</text:p>
          </table:table-cell>
          <table:table-cell office:value-type="float" office:value="-2.74865400665278" calcext:value-type="float">
            <text:p>-2.7486540067</text:p>
          </table:table-cell>
          <table:table-cell office:value-type="float" office:value="-1.48530639319555" calcext:value-type="float">
            <text:p>-1.4853063932</text:p>
          </table:table-cell>
          <table:table-cell office:value-type="float" office:value="-3.68614605530085" calcext:value-type="float">
            <text:p>-3.6861460553</text:p>
          </table:table-cell>
          <table:table-cell office:value-type="float" office:value="-1.39899861692013" calcext:value-type="float">
            <text:p>-1.3989986169</text:p>
          </table:table-cell>
          <table:table-cell office:value-type="float" office:value="-3.09605114568628" calcext:value-type="float">
            <text:p>-3.0960511457</text:p>
          </table:table-cell>
          <table:table-cell office:value-type="float" office:value="-1.78997652724185" calcext:value-type="float">
            <text:p>-1.7899765272</text:p>
          </table:table-cell>
          <table:table-cell office:value-type="float" office:value="-3.19093598843133" calcext:value-type="float">
            <text:p>-3.1909359884</text:p>
          </table:table-cell>
          <table:table-cell office:value-type="float" office:value="-1.42318083947945" calcext:value-type="float">
            <text:p>-1.4231808395</text:p>
          </table:table-cell>
          <table:table-cell office:value-type="float" office:value="10.126" calcext:value-type="float">
            <text:p>10.126</text:p>
          </table:table-cell>
          <table:table-cell office:value-type="float" office:value="2.05" calcext:value-type="float">
            <text:p>2.05</text:p>
          </table:table-cell>
          <table:table-cell office:value-type="float" office:value="0.661999999999981" calcext:value-type="float">
            <text:p>0.66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16999999999998" calcext:value-type="float">
            <text:p>1.17</text:p>
          </table:table-cell>
          <table:table-cell office:value-type="float" office:value="-0.117152230975105" calcext:value-type="float">
            <text:p>-0.117152231</text:p>
          </table:table-cell>
          <table:table-cell office:value-type="float" office:value="-3.32319129577863" calcext:value-type="float">
            <text:p>-3.3231912958</text:p>
          </table:table-cell>
          <table:table-cell office:value-type="float" office:value="-0.533389868177544" calcext:value-type="float">
            <text:p>-0.5333898682</text:p>
          </table:table-cell>
          <table:table-cell office:value-type="float" office:value="-3.04616019756738" calcext:value-type="float">
            <text:p>-3.0461601976</text:p>
          </table:table-cell>
          <table:table-cell office:value-type="float" office:value="-0.565187018265569" calcext:value-type="float">
            <text:p>-0.5651870183</text:p>
          </table:table-cell>
          <table:table-cell office:value-type="float" office:value="-3.54514811450153" calcext:value-type="float">
            <text:p>-3.5451481145</text:p>
          </table:table-cell>
          <table:table-cell office:value-type="float" office:value="-0.981424655468007" calcext:value-type="float">
            <text:p>-0.9814246555</text:p>
          </table:table-cell>
          <table:table-cell office:value-type="float" office:value="-3.26811701629028" calcext:value-type="float">
            <text:p>-3.2681170163</text:p>
          </table:table-cell>
          <table:table-cell office:value-type="float" office:value="-0.949627505379982" calcext:value-type="float">
            <text:p>-0.9496275054</text:p>
          </table:table-cell>
          <table:table-cell office:value-type="float" office:value="-2.76912909935613" calcext:value-type="float">
            <text:p>-2.7691290994</text:p>
          </table:table-cell>
          <table:table-cell office:value-type="float" office:value="-1.01322180555603" calcext:value-type="float">
            <text:p>-1.0132218056</text:p>
          </table:table-cell>
          <table:table-cell office:value-type="float" office:value="-3.76710493322443" calcext:value-type="float">
            <text:p>-3.7671049332</text:p>
          </table:table-cell>
          <table:table-cell office:value-type="float" office:value="-1.42945944275847" calcext:value-type="float">
            <text:p>-1.4294594428</text:p>
          </table:table-cell>
          <table:table-cell office:value-type="float" office:value="-3.49007383501318" calcext:value-type="float">
            <text:p>-3.490073835</text:p>
          </table:table-cell>
          <table:table-cell office:value-type="float" office:value="-1.39766229267045" calcext:value-type="float">
            <text:p>-1.3976622927</text:p>
          </table:table-cell>
          <table:table-cell office:value-type="float" office:value="-2.99108591807903" calcext:value-type="float">
            <text:p>-2.9910859181</text:p>
          </table:table-cell>
          <table:table-cell office:value-type="float" office:value="-1.4612565928465" calcext:value-type="float">
            <text:p>-1.4612565928</text:p>
          </table:table-cell>
          <table:table-cell office:value-type="float" office:value="-3.98906175194733" calcext:value-type="float">
            <text:p>-3.9890617519</text:p>
          </table:table-cell>
          <table:table-cell office:value-type="float" office:value="-1.36586514258242" calcext:value-type="float">
            <text:p>-1.3658651426</text:p>
          </table:table-cell>
          <table:table-cell office:value-type="float" office:value="-2.49209800114488" calcext:value-type="float">
            <text:p>-2.4920980011</text:p>
          </table:table-cell>
          <table:table-cell office:value-type="float" office:value="-1.84569707996091" calcext:value-type="float">
            <text:p>-1.84569708</text:p>
          </table:table-cell>
          <table:table-cell office:value-type="float" office:value="-3.21304273680193" calcext:value-type="float">
            <text:p>-3.2130427368</text:p>
          </table:table-cell>
          <table:table-cell office:value-type="float" office:value="-1.81389992987288" calcext:value-type="float">
            <text:p>-1.8138999299</text:p>
          </table:table-cell>
          <table:table-cell office:value-type="float" office:value="-2.71405481986778" calcext:value-type="float">
            <text:p>-2.7140548199</text:p>
          </table:table-cell>
          <table:table-cell office:value-type="float" office:value="-1.87749423004893" calcext:value-type="float">
            <text:p>-1.87749423</text:p>
          </table:table-cell>
          <table:table-cell office:value-type="float" office:value="-3.71203065373607" calcext:value-type="float">
            <text:p>-3.7120306537</text:p>
          </table:table-cell>
          <table:table-cell office:value-type="float" office:value="-2.26193471716335" calcext:value-type="float">
            <text:p>-2.2619347172</text:p>
          </table:table-cell>
          <table:table-cell office:value-type="float" office:value="-2.93601163859068" calcext:value-type="float">
            <text:p>-2.9360116386</text:p>
          </table:table-cell>
          <table:table-cell office:value-type="float" office:value="-2.29373186725137" calcext:value-type="float">
            <text:p>-2.2937318673</text:p>
          </table:table-cell>
          <table:table-cell office:value-type="float" office:value="-3.43499955552482" calcext:value-type="float">
            <text:p>-3.4349995555</text:p>
          </table:table-cell>
          <table:table-cell office:value-type="float" office:value="-2.23013756707532" calcext:value-type="float">
            <text:p>-2.2301375671</text:p>
          </table:table-cell>
          <table:table-cell office:value-type="float" office:value="-2.43702372165653" calcext:value-type="float">
            <text:p>-2.4370237217</text:p>
          </table:table-cell>
          <table:table-cell office:value-type="float" office:value="-2.3255290173394" calcext:value-type="float">
            <text:p>-2.3255290173</text:p>
          </table:table-cell>
          <table:table-cell office:value-type="float" office:value="-3.93398747245897" calcext:value-type="float">
            <text:p>-3.9339874725</text:p>
          </table:table-cell>
          <table:table-cell office:value-type="float" office:value="-2.70996950445381" calcext:value-type="float">
            <text:p>-2.7099695045</text:p>
          </table:table-cell>
          <table:table-cell office:value-type="float" office:value="-3.15796845731357" calcext:value-type="float">
            <text:p>-3.1579684573</text:p>
          </table:table-cell>
          <table:table-cell office:value-type="float" office:value="-2.67817235436579" calcext:value-type="float">
            <text:p>-2.6781723544</text:p>
          </table:table-cell>
          <table:table-cell office:value-type="float" office:value="-2.65898054037943" calcext:value-type="float">
            <text:p>-2.6589805404</text:p>
          </table:table-cell>
          <table:table-cell office:value-type="float" office:value="-2.74176665454184" calcext:value-type="float">
            <text:p>-2.7417666545</text:p>
          </table:table-cell>
          <table:table-cell office:value-type="float" office:value="-3.65695637424772" calcext:value-type="float">
            <text:p>-3.656956374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1]</text:p>
          </table:table-cell>
          <table:table-cell office:value-type="float" office:value="-1" calcext:value-type="float">
            <text:p>-1</text:p>
          </table:table-cell>
          <table:table-cell office:value-type="float" office:value="0.592092053627349" calcext:value-type="float">
            <text:p>0.5920920536</text:p>
          </table:table-cell>
          <table:table-cell office:value-type="float" office:value="-2.75811022930332" calcext:value-type="float">
            <text:p>-2.7581102293</text:p>
          </table:table-cell>
          <table:table-cell office:value-type="float" office:value="0.0668735290465723" calcext:value-type="float">
            <text:p>0.066873529</text:p>
          </table:table-cell>
          <table:table-cell office:value-type="float" office:value="-2.42508928259435" calcext:value-type="float">
            <text:p>-2.4250892826</text:p>
          </table:table-cell>
          <table:table-cell office:value-type="float" office:value="-1.42417113583536" calcext:value-type="float">
            <text:p>-1.4241711358</text:p>
          </table:table-cell>
          <table:table-cell office:value-type="float" office:value="-3.44954773263823" calcext:value-type="float">
            <text:p>-3.4495477326</text:p>
          </table:table-cell>
          <table:table-cell office:value-type="float" office:value="-0.688751208157127" calcext:value-type="float">
            <text:p>-0.6887512082</text:p>
          </table:table-cell>
          <table:table-cell office:value-type="float" office:value="-2.51298956496333" calcext:value-type="float">
            <text:p>-2.512989565</text:p>
          </table:table-cell>
          <table:table-cell office:value-type="float" office:value="-0.626220538402496" calcext:value-type="float">
            <text:p>-0.6262205384</text:p>
          </table:table-cell>
          <table:table-cell office:value-type="float" office:value="-3.01356296030392" calcext:value-type="float">
            <text:p>-3.0135629603</text:p>
          </table:table-cell>
          <table:table-cell office:value-type="float" office:value="-1.11579522779935" calcext:value-type="float">
            <text:p>-1.1157952278</text:p>
          </table:table-cell>
          <table:table-cell office:value-type="float" office:value="-2.9223233466195" calcext:value-type="float">
            <text:p>-2.9223233466</text:p>
          </table:table-cell>
          <table:table-cell office:value-type="float" office:value="-2.59959275507571" calcext:value-type="float">
            <text:p>-2.5995927551</text:p>
          </table:table-cell>
          <table:table-cell office:value-type="float" office:value="-2.51280111714295" calcext:value-type="float">
            <text:p>-2.5128011171</text:p>
          </table:table-cell>
          <table:table-cell office:value-type="float" office:value="-0.613593238512589" calcext:value-type="float">
            <text:p>-0.6135932385</text:p>
          </table:table-cell>
          <table:table-cell office:value-type="float" office:value="-1.96663607326786" calcext:value-type="float">
            <text:p>-1.9666360733</text:p>
          </table:table-cell>
          <table:table-cell office:value-type="float" office:value="-1.66568116708484" calcext:value-type="float">
            <text:p>-1.6656811671</text:p>
          </table:table-cell>
          <table:table-cell office:value-type="float" office:value="-2.74598548999942" calcext:value-type="float">
            <text:p>-2.74598549</text:p>
          </table:table-cell>
          <table:table-cell office:value-type="float" office:value="-1.18893314029333" calcext:value-type="float">
            <text:p>-1.1889331403</text:p>
          </table:table-cell>
          <table:table-cell office:value-type="float" office:value="-2.07350359733376" calcext:value-type="float">
            <text:p>-2.0735035973</text:p>
          </table:table-cell>
          <table:table-cell office:value-type="float" office:value="-2.27222564744551" calcext:value-type="float">
            <text:p>-2.2722256474</text:p>
          </table:table-cell>
          <table:table-cell office:value-type="float" office:value="-3.19995146885936" calcext:value-type="float">
            <text:p>-3.1999514689</text:p>
          </table:table-cell>
          <table:table-cell office:value-type="float" office:value="-1.78969746567401" calcext:value-type="float">
            <text:p>-1.7896974657</text:p>
          </table:table-cell>
          <table:table-cell office:value-type="float" office:value="-3.13077907611774" calcext:value-type="float">
            <text:p>-3.1307790761</text:p>
          </table:table-cell>
          <table:table-cell office:value-type="float" office:value="-1.8389743555437" calcext:value-type="float">
            <text:p>-1.8389743555</text:p>
          </table:table-cell>
          <table:table-cell office:value-type="float" office:value="-2.37151900457205" calcext:value-type="float">
            <text:p>-2.3715190046</text:p>
          </table:table-cell>
          <table:table-cell office:value-type="float" office:value="-2.20303927771903" calcext:value-type="float">
            <text:p>-2.2030392777</text:p>
          </table:table-cell>
          <table:table-cell office:value-type="float" office:value="-2.3343838591723" calcext:value-type="float">
            <text:p>-2.3343838592</text:p>
          </table:table-cell>
          <table:table-cell office:value-type="float" office:value="-3.11388315333576" calcext:value-type="float">
            <text:p>-3.1138831533</text:p>
          </table:table-cell>
          <table:table-cell office:value-type="float" office:value="-2.48093919098208" calcext:value-type="float">
            <text:p>-2.480939191</text:p>
          </table:table-cell>
          <table:table-cell office:value-type="float" office:value="-2.19952504056223" calcext:value-type="float">
            <text:p>-2.1995250406</text:p>
          </table:table-cell>
          <table:table-cell office:value-type="float" office:value="-2.73101234021759" calcext:value-type="float">
            <text:p>-2.7310123402</text:p>
          </table:table-cell>
          <table:table-cell office:value-type="float" office:value="-2.69147597613919" calcext:value-type="float">
            <text:p>-2.6914759761</text:p>
          </table:table-cell>
          <table:table-cell office:value-type="float" office:value="-2.06284007970878" calcext:value-type="float">
            <text:p>-2.0628400797</text:p>
          </table:table-cell>
          <table:table-cell office:value-type="float" office:value="-2.84982962723704" calcext:value-type="float">
            <text:p>-2.8498296272</text:p>
          </table:table-cell>
          <table:table-cell office:value-type="float" office:value="-2.95611640789422" calcext:value-type="float">
            <text:p>-2.9561164079</text:p>
          </table:table-cell>
          <table:table-cell office:value-type="float" office:value="-2.8735632537983" calcext:value-type="float">
            <text:p>-2.8735632538</text:p>
          </table:table-cell>
          <table:table-cell office:value-type="float" office:value="-1.45875961781554" calcext:value-type="float">
            <text:p>-1.4587596178</text:p>
          </table:table-cell>
          <table:table-cell office:value-type="float" office:value="-3.10905248153175" calcext:value-type="float">
            <text:p>-3.1090524815</text:p>
          </table:table-cell>
          <table:table-cell office:value-type="float" office:value="-2.07043407011916" calcext:value-type="float">
            <text:p>-2.0704340701</text:p>
          </table:table-cell>
          <table:table-cell office:value-type="float" office:value="9.53799999999997" calcext:value-type="float">
            <text:p>9.538</text:p>
          </table:table-cell>
          <table:table-cell office:value-type="float" office:value="2.05" calcext:value-type="float">
            <text:p>2.05</text:p>
          </table:table-cell>
          <table:table-cell office:value-type="float" office:value="0.955999999999981" calcext:value-type="float">
            <text:p>0.95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59999999999975" calcext:value-type="float">
            <text:p>0.96</text:p>
          </table:table-cell>
          <table:table-cell office:value-type="float" office:value="0.659802317652521" calcext:value-type="float">
            <text:p>0.6598023177</text:p>
          </table:table-cell>
          <table:table-cell office:value-type="float" office:value="-2.76020505451863" calcext:value-type="float">
            <text:p>-2.7602050545</text:p>
          </table:table-cell>
          <table:table-cell office:value-type="float" office:value="0.234727519059902" calcext:value-type="float">
            <text:p>0.2347275191</text:p>
          </table:table-cell>
          <table:table-cell office:value-type="float" office:value="-2.49693444164768" calcext:value-type="float">
            <text:p>-2.4969344416</text:p>
          </table:table-cell>
          <table:table-cell office:value-type="float" office:value="0.219265879540072" calcext:value-type="float">
            <text:p>0.2192658795</text:p>
          </table:table-cell>
          <table:table-cell office:value-type="float" office:value="-2.99669532217291" calcext:value-type="float">
            <text:p>-2.9966953222</text:p>
          </table:table-cell>
          <table:table-cell office:value-type="float" office:value="-0.205808919052546" calcext:value-type="float">
            <text:p>-0.2058089191</text:p>
          </table:table-cell>
          <table:table-cell office:value-type="float" office:value="-2.73342470930197" calcext:value-type="float">
            <text:p>-2.7334247093</text:p>
          </table:table-cell>
          <table:table-cell office:value-type="float" office:value="-0.190347279532716" calcext:value-type="float">
            <text:p>-0.1903472795</text:p>
          </table:table-cell>
          <table:table-cell office:value-type="float" office:value="-2.23366382877673" calcext:value-type="float">
            <text:p>-2.2336638288</text:p>
          </table:table-cell>
          <table:table-cell office:value-type="float" office:value="-0.221270558572377" calcext:value-type="float">
            <text:p>-0.2212705586</text:p>
          </table:table-cell>
          <table:table-cell office:value-type="float" office:value="-3.2331855898272" calcext:value-type="float">
            <text:p>-3.2331855898</text:p>
          </table:table-cell>
          <table:table-cell office:value-type="float" office:value="-0.646345357164995" calcext:value-type="float">
            <text:p>-0.6463453572</text:p>
          </table:table-cell>
          <table:table-cell office:value-type="float" office:value="-2.96991497695625" calcext:value-type="float">
            <text:p>-2.969914977</text:p>
          </table:table-cell>
          <table:table-cell office:value-type="float" office:value="-0.630883717645165" calcext:value-type="float">
            <text:p>-0.6308837176</text:p>
          </table:table-cell>
          <table:table-cell office:value-type="float" office:value="-2.47015409643102" calcext:value-type="float">
            <text:p>-2.4701540964</text:p>
          </table:table-cell>
          <table:table-cell office:value-type="float" office:value="-0.661806996684826" calcext:value-type="float">
            <text:p>-0.6618069967</text:p>
          </table:table-cell>
          <table:table-cell office:value-type="float" office:value="-3.46967585748149" calcext:value-type="float">
            <text:p>-3.4696758575</text:p>
          </table:table-cell>
          <table:table-cell office:value-type="float" office:value="-0.615422078125335" calcext:value-type="float">
            <text:p>-0.6154220781</text:p>
          </table:table-cell>
          <table:table-cell office:value-type="float" office:value="-1.97039321590578" calcext:value-type="float">
            <text:p>-1.9703932159</text:p>
          </table:table-cell>
          <table:table-cell office:value-type="float" office:value="-1.07142015575761" calcext:value-type="float">
            <text:p>-1.0714201558</text:p>
          </table:table-cell>
          <table:table-cell office:value-type="float" office:value="-2.7066443640853" calcext:value-type="float">
            <text:p>-2.7066443641</text:p>
          </table:table-cell>
          <table:table-cell office:value-type="float" office:value="-1.05595851623778" calcext:value-type="float">
            <text:p>-1.0559585162</text:p>
          </table:table-cell>
          <table:table-cell office:value-type="float" office:value="-2.20688348356007" calcext:value-type="float">
            <text:p>-2.2068834836</text:p>
          </table:table-cell>
          <table:table-cell office:value-type="float" office:value="-1.08688179527744" calcext:value-type="float">
            <text:p>-1.0868817953</text:p>
          </table:table-cell>
          <table:table-cell office:value-type="float" office:value="-3.20640524461054" calcext:value-type="float">
            <text:p>-3.2064052446</text:p>
          </table:table-cell>
          <table:table-cell office:value-type="float" office:value="-1.49649495435023" calcext:value-type="float">
            <text:p>-1.4964949544</text:p>
          </table:table-cell>
          <table:table-cell office:value-type="float" office:value="-2.44337375121436" calcext:value-type="float">
            <text:p>-2.4433737512</text:p>
          </table:table-cell>
          <table:table-cell office:value-type="float" office:value="-1.51195659387006" calcext:value-type="float">
            <text:p>-1.5119565939</text:p>
          </table:table-cell>
          <table:table-cell office:value-type="float" office:value="-2.94313463173959" calcext:value-type="float">
            <text:p>-2.9431346317</text:p>
          </table:table-cell>
          <table:table-cell office:value-type="float" office:value="-1.4810333148304" calcext:value-type="float">
            <text:p>-1.4810333148</text:p>
          </table:table-cell>
          <table:table-cell office:value-type="float" office:value="-1.94361287068912" calcext:value-type="float">
            <text:p>-1.9436128707</text:p>
          </table:table-cell>
          <table:table-cell office:value-type="float" office:value="-1.52741823338989" calcext:value-type="float">
            <text:p>-1.5274182334</text:p>
          </table:table-cell>
          <table:table-cell office:value-type="float" office:value="-3.44289551226483" calcext:value-type="float">
            <text:p>-3.4428955123</text:p>
          </table:table-cell>
          <table:table-cell office:value-type="float" office:value="-1.93703139246268" calcext:value-type="float">
            <text:p>-1.9370313925</text:p>
          </table:table-cell>
          <table:table-cell office:value-type="float" office:value="-2.67986401886864" calcext:value-type="float">
            <text:p>-2.6798640189</text:p>
          </table:table-cell>
          <table:table-cell office:value-type="float" office:value="-1.92156975294285" calcext:value-type="float">
            <text:p>-1.9215697529</text:p>
          </table:table-cell>
          <table:table-cell office:value-type="float" office:value="-2.18010313834341" calcext:value-type="float">
            <text:p>-2.1801031383</text:p>
          </table:table-cell>
          <table:table-cell office:value-type="float" office:value="-1.95249303198251" calcext:value-type="float">
            <text:p>-1.952493032</text:p>
          </table:table-cell>
          <table:table-cell office:value-type="float" office:value="-3.17962489939388" calcext:value-type="float">
            <text:p>-3.179624899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1]</text:p>
          </table:table-cell>
          <table:table-cell office:value-type="float" office:value="-2" calcext:value-type="float">
            <text:p>-2</text:p>
          </table:table-cell>
          <table:table-cell office:value-type="float" office:value="0.552137926574997" calcext:value-type="float">
            <text:p>0.5521379266</text:p>
          </table:table-cell>
          <table:table-cell office:value-type="float" office:value="-2.76002536154013" calcext:value-type="float">
            <text:p>-2.7600253615</text:p>
          </table:table-cell>
          <table:table-cell office:value-type="float" office:value="0.0276278413477328" calcext:value-type="float">
            <text:p>0.0276278413</text:p>
          </table:table-cell>
          <table:table-cell office:value-type="float" office:value="-2.4173577887513" calcext:value-type="float">
            <text:p>-2.4173577888</text:p>
          </table:table-cell>
          <table:table-cell office:value-type="float" office:value="-1.4639221783389" calcext:value-type="float">
            <text:p>-1.4639221783</text:p>
          </table:table-cell>
          <table:table-cell office:value-type="float" office:value="-3.44509188032" calcext:value-type="float">
            <text:p>-3.4450918803</text:p>
          </table:table-cell>
          <table:table-cell office:value-type="float" office:value="-0.728272521533189" calcext:value-type="float">
            <text:p>-0.7282725215</text:p>
          </table:table-cell>
          <table:table-cell office:value-type="float" office:value="-2.50681981707293" calcext:value-type="float">
            <text:p>-2.5068198171</text:p>
          </table:table-cell>
          <table:table-cell office:value-type="float" office:value="-0.665805851585973" calcext:value-type="float">
            <text:p>-0.6658058516</text:p>
          </table:table-cell>
          <table:table-cell office:value-type="float" office:value="-3.01930778233476" calcext:value-type="float">
            <text:p>-3.0193077823</text:p>
          </table:table-cell>
          <table:table-cell office:value-type="float" office:value="-1.15458018311475" calcext:value-type="float">
            <text:p>-1.1545801831</text:p>
          </table:table-cell>
          <table:table-cell office:value-type="float" office:value="-2.91253931671449" calcext:value-type="float">
            <text:p>-2.9125393167</text:p>
          </table:table-cell>
          <table:table-cell office:value-type="float" office:value="-2.62869447362968" calcext:value-type="float">
            <text:p>-2.6286944736</text:p>
          </table:table-cell>
          <table:table-cell office:value-type="float" office:value="-2.48535863224807" calcext:value-type="float">
            <text:p>-2.4853586322</text:p>
          </table:table-cell>
          <table:table-cell office:value-type="float" office:value="-0.653423013077275" calcext:value-type="float">
            <text:p>-0.6534230131</text:p>
          </table:table-cell>
          <table:table-cell office:value-type="float" office:value="-1.97032240723622" calcext:value-type="float">
            <text:p>-1.9703224072</text:p>
          </table:table-cell>
          <table:table-cell office:value-type="float" office:value="-1.70360371027484" calcext:value-type="float">
            <text:p>-1.7036037103</text:p>
          </table:table-cell>
          <table:table-cell office:value-type="float" office:value="-2.73326225464033" calcext:value-type="float">
            <text:p>-2.7332622546</text:p>
          </table:table-cell>
          <table:table-cell office:value-type="float" office:value="-1.22776746022357" calcext:value-type="float">
            <text:p>-1.2277674602</text:p>
          </table:table-cell>
          <table:table-cell office:value-type="float" office:value="-2.08308981637755" calcext:value-type="float">
            <text:p>-2.0830898164</text:p>
          </table:table-cell>
          <table:table-cell office:value-type="float" office:value="-2.307607345616" calcext:value-type="float">
            <text:p>-2.3076073456</text:p>
          </table:table-cell>
          <table:table-cell office:value-type="float" office:value="-3.18129308107871" calcext:value-type="float">
            <text:p>-3.1812930811</text:p>
          </table:table-cell>
          <table:table-cell office:value-type="float" office:value="-1.82763553211748" calcext:value-type="float">
            <text:p>-1.8276355321</text:p>
          </table:table-cell>
          <table:table-cell office:value-type="float" office:value="-3.11810220290188" calcext:value-type="float">
            <text:p>-3.1181022029</text:p>
          </table:table-cell>
          <table:table-cell office:value-type="float" office:value="-1.87862944226306" calcext:value-type="float">
            <text:p>-1.8786294423</text:p>
          </table:table-cell>
          <table:table-cell office:value-type="float" office:value="-2.36627743064048" calcext:value-type="float">
            <text:p>-2.3662774306</text:p>
          </table:table-cell>
          <table:table-cell office:value-type="float" office:value="-2.24208326535768" calcext:value-type="float">
            <text:p>-2.2420832654</text:p>
          </table:table-cell>
          <table:table-cell office:value-type="float" office:value="-2.32569092932826" calcext:value-type="float">
            <text:p>-2.3256909293</text:p>
          </table:table-cell>
          <table:table-cell office:value-type="float" office:value="-3.14036694561821" calcext:value-type="float">
            <text:p>-3.1403669456</text:p>
          </table:table-cell>
          <table:table-cell office:value-type="float" office:value="-2.45096238751106" calcext:value-type="float">
            <text:p>-2.4509623875</text:p>
          </table:table-cell>
          <table:table-cell office:value-type="float" office:value="-2.23689321874058" calcext:value-type="float">
            <text:p>-2.2368932187</text:p>
          </table:table-cell>
          <table:table-cell office:value-type="float" office:value="-2.71674281816423" calcext:value-type="float">
            <text:p>-2.7167428182</text:p>
          </table:table-cell>
          <table:table-cell office:value-type="float" office:value="-2.6924549481533" calcext:value-type="float">
            <text:p>-2.6924549482</text:p>
          </table:table-cell>
          <table:table-cell office:value-type="float" office:value="-2.02285206133083" calcext:value-type="float">
            <text:p>-2.0228520613</text:p>
          </table:table-cell>
          <table:table-cell office:value-type="float" office:value="-2.88081084165915" calcext:value-type="float">
            <text:p>-2.8808108417</text:p>
          </table:table-cell>
          <table:table-cell office:value-type="float" office:value="-2.93081493851137" calcext:value-type="float">
            <text:p>-2.9308149385</text:p>
          </table:table-cell>
          <table:table-cell office:value-type="float" office:value="-2.89674410620972" calcext:value-type="float">
            <text:p>-2.8967441062</text:p>
          </table:table-cell>
          <table:table-cell office:value-type="float" office:value="-1.42616133440245" calcext:value-type="float">
            <text:p>-1.4261613344</text:p>
          </table:table-cell>
          <table:table-cell office:value-type="float" office:value="-3.12067298325039" calcext:value-type="float">
            <text:p>-3.1206729833</text:p>
          </table:table-cell>
          <table:table-cell office:value-type="float" office:value="-2.03215922276731" calcext:value-type="float">
            <text:p>-2.0321592228</text:p>
          </table:table-cell>
          <table:table-cell office:value-type="float" office:value="9.50999999999997" calcext:value-type="float">
            <text:p>9.51</text:p>
          </table:table-cell>
          <table:table-cell office:value-type="float" office:value="2.05" calcext:value-type="float">
            <text:p>2.05</text:p>
          </table:table-cell>
          <table:table-cell office:value-type="float" office:value="0.969999999999981" calcext:value-type="float">
            <text:p>0.97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49999999999976" calcext:value-type="float">
            <text:p>0.95</text:p>
          </table:table-cell>
          <table:table-cell office:value-type="float" office:value="0.607808382063689" calcext:value-type="float">
            <text:p>0.6078083821</text:p>
          </table:table-cell>
          <table:table-cell office:value-type="float" office:value="-2.76099919681343" calcext:value-type="float">
            <text:p>-2.7609991968</text:p>
          </table:table-cell>
          <table:table-cell office:value-type="float" office:value="0.179234461023679" calcext:value-type="float">
            <text:p>0.179234461</text:p>
          </table:table-cell>
          <table:table-cell office:value-type="float" office:value="-2.50346396775847" calcext:value-type="float">
            <text:p>-2.5034639678</text:p>
          </table:table-cell>
          <table:table-cell office:value-type="float" office:value="0.170489370812643" calcext:value-type="float">
            <text:p>0.1704893708</text:p>
          </table:table-cell>
          <table:table-cell office:value-type="float" office:value="-3.0033874853061" calcext:value-type="float">
            <text:p>-3.0033874853</text:p>
          </table:table-cell>
          <table:table-cell office:value-type="float" office:value="-0.258084550227366" calcext:value-type="float">
            <text:p>-0.2580845502</text:p>
          </table:table-cell>
          <table:table-cell office:value-type="float" office:value="-2.74585225625114" calcext:value-type="float">
            <text:p>-2.7458522563</text:p>
          </table:table-cell>
          <table:table-cell office:value-type="float" office:value="-0.24933946001633" calcext:value-type="float">
            <text:p>-0.24933946</text:p>
          </table:table-cell>
          <table:table-cell office:value-type="float" office:value="-2.2459287387035" calcext:value-type="float">
            <text:p>-2.2459287387</text:p>
          </table:table-cell>
          <table:table-cell office:value-type="float" office:value="-0.266829640438402" calcext:value-type="float">
            <text:p>-0.2668296404</text:p>
          </table:table-cell>
          <table:table-cell office:value-type="float" office:value="-3.24577577379878" calcext:value-type="float">
            <text:p>-3.2457757738</text:p>
          </table:table-cell>
          <table:table-cell office:value-type="float" office:value="-0.695403561478412" calcext:value-type="float">
            <text:p>-0.6954035615</text:p>
          </table:table-cell>
          <table:table-cell office:value-type="float" office:value="-2.98824054474381" calcext:value-type="float">
            <text:p>-2.9882405447</text:p>
          </table:table-cell>
          <table:table-cell office:value-type="float" office:value="-0.686658471267376" calcext:value-type="float">
            <text:p>-0.6866584713</text:p>
          </table:table-cell>
          <table:table-cell office:value-type="float" office:value="-2.48831702719618" calcext:value-type="float">
            <text:p>-2.4883170272</text:p>
          </table:table-cell>
          <table:table-cell office:value-type="float" office:value="-0.704148651689448" calcext:value-type="float">
            <text:p>-0.7041486517</text:p>
          </table:table-cell>
          <table:table-cell office:value-type="float" office:value="-3.48816406229145" calcext:value-type="float">
            <text:p>-3.4881640623</text:p>
          </table:table-cell>
          <table:table-cell office:value-type="float" office:value="-0.67791338105634" calcext:value-type="float">
            <text:p>-0.6779133811</text:p>
          </table:table-cell>
          <table:table-cell office:value-type="float" office:value="-1.98839350964854" calcext:value-type="float">
            <text:p>-1.9883935096</text:p>
          </table:table-cell>
          <table:table-cell office:value-type="float" office:value="-1.12397748251842" calcext:value-type="float">
            <text:p>-1.1239774825</text:p>
          </table:table-cell>
          <table:table-cell office:value-type="float" office:value="-2.73070531568885" calcext:value-type="float">
            <text:p>-2.7307053157</text:p>
          </table:table-cell>
          <table:table-cell office:value-type="float" office:value="-1.11523239230739" calcext:value-type="float">
            <text:p>-1.1152323923</text:p>
          </table:table-cell>
          <table:table-cell office:value-type="float" office:value="-2.23078179814122" calcext:value-type="float">
            <text:p>-2.2307817981</text:p>
          </table:table-cell>
          <table:table-cell office:value-type="float" office:value="-1.13272257272946" calcext:value-type="float">
            <text:p>-1.1327225727</text:p>
          </table:table-cell>
          <table:table-cell office:value-type="float" office:value="-3.23062883323649" calcext:value-type="float">
            <text:p>-3.2306288332</text:p>
          </table:table-cell>
          <table:table-cell office:value-type="float" office:value="-1.55255140355843" calcext:value-type="float">
            <text:p>-1.5525514036</text:p>
          </table:table-cell>
          <table:table-cell office:value-type="float" office:value="-2.47317008663389" calcext:value-type="float">
            <text:p>-2.4731700866</text:p>
          </table:table-cell>
          <table:table-cell office:value-type="float" office:value="-1.56129649376947" calcext:value-type="float">
            <text:p>-1.5612964938</text:p>
          </table:table-cell>
          <table:table-cell office:value-type="float" office:value="-2.97309360418153" calcext:value-type="float">
            <text:p>-2.9730936042</text:p>
          </table:table-cell>
          <table:table-cell office:value-type="float" office:value="-1.5438063133474" calcext:value-type="float">
            <text:p>-1.5438063133</text:p>
          </table:table-cell>
          <table:table-cell office:value-type="float" office:value="-1.97324656908626" calcext:value-type="float">
            <text:p>-1.9732465691</text:p>
          </table:table-cell>
          <table:table-cell office:value-type="float" office:value="-1.5700415839805" calcext:value-type="float">
            <text:p>-1.570041584</text:p>
          </table:table-cell>
          <table:table-cell office:value-type="float" office:value="-3.47301712172916" calcext:value-type="float">
            <text:p>-3.4730171217</text:p>
          </table:table-cell>
          <table:table-cell office:value-type="float" office:value="-1.98987041480948" calcext:value-type="float">
            <text:p>-1.9898704148</text:p>
          </table:table-cell>
          <table:table-cell office:value-type="float" office:value="-2.71555837512656" calcext:value-type="float">
            <text:p>-2.7155583751</text:p>
          </table:table-cell>
          <table:table-cell office:value-type="float" office:value="-1.98112532459844" calcext:value-type="float">
            <text:p>-1.9811253246</text:p>
          </table:table-cell>
          <table:table-cell office:value-type="float" office:value="-2.21563485757893" calcext:value-type="float">
            <text:p>-2.2156348576</text:p>
          </table:table-cell>
          <table:table-cell office:value-type="float" office:value="-1.99861550502051" calcext:value-type="float">
            <text:p>-1.998615505</text:p>
          </table:table-cell>
          <table:table-cell office:value-type="float" office:value="-3.2154818926742" calcext:value-type="float">
            <text:p>-3.215481892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1]</text:p>
          </table:table-cell>
          <table:table-cell office:value-type="float" office:value="-3" calcext:value-type="float">
            <text:p>-3</text:p>
          </table:table-cell>
          <table:table-cell office:value-type="float" office:value="0.512193213401696" calcext:value-type="float">
            <text:p>0.5121932134</text:p>
          </table:table-cell>
          <table:table-cell office:value-type="float" office:value="-2.75792300821522" calcext:value-type="float">
            <text:p>-2.7579230082</text:p>
          </table:table-cell>
          <table:table-cell office:value-type="float" office:value="-0.00768049195077637" calcext:value-type="float">
            <text:p>-0.007680492</text:p>
          </table:table-cell>
          <table:table-cell office:value-type="float" office:value="-2.39856093795971" calcext:value-type="float">
            <text:p>-2.398560938</text:p>
          </table:table-cell>
          <table:table-cell office:value-type="float" office:value="-1.5036574534496" calcext:value-type="float">
            <text:p>-1.5036574534</text:p>
          </table:table-cell>
          <table:table-cell office:value-type="float" office:value="-3.44049754556111" calcext:value-type="float">
            <text:p>-3.4404975456</text:p>
          </table:table-cell>
          <table:table-cell office:value-type="float" office:value="-0.768224395319877" calcext:value-type="float">
            <text:p>-0.7682243953</text:p>
          </table:table-cell>
          <table:table-cell office:value-type="float" office:value="-2.50485824093816" calcext:value-type="float">
            <text:p>-2.5048582409</text:p>
          </table:table-cell>
          <table:table-cell office:value-type="float" office:value="-0.704264690186262" calcext:value-type="float">
            <text:p>-0.7042646902</text:p>
          </table:table-cell>
          <table:table-cell office:value-type="float" office:value="-3.03030404231336" calcext:value-type="float">
            <text:p>-3.0303040423</text:p>
          </table:table-cell>
          <table:table-cell office:value-type="float" office:value="-1.19199298686078" calcext:value-type="float">
            <text:p>-1.1919929869</text:p>
          </table:table-cell>
          <table:table-cell office:value-type="float" office:value="-2.89838721030375" calcext:value-type="float">
            <text:p>-2.8983872103</text:p>
          </table:table-cell>
          <table:table-cell office:value-type="float" office:value="-2.66054628515554" calcext:value-type="float">
            <text:p>-2.6605462852</text:p>
          </table:table-cell>
          <table:table-cell office:value-type="float" office:value="-2.46116230809499" calcext:value-type="float">
            <text:p>-2.4611623081</text:p>
          </table:table-cell>
          <table:table-cell office:value-type="float" office:value="-0.687685167571171" calcext:value-type="float">
            <text:p>-0.6876851676</text:p>
          </table:table-cell>
          <table:table-cell office:value-type="float" office:value="-1.94968010190381" calcext:value-type="float">
            <text:p>-1.9496801019</text:p>
          </table:table-cell>
          <table:table-cell office:value-type="float" office:value="-1.7406637849985" calcext:value-type="float">
            <text:p>-1.740663785</text:p>
          </table:table-cell>
          <table:table-cell office:value-type="float" office:value="-2.71821064803252" calcext:value-type="float">
            <text:p>-2.718210648</text:p>
          </table:table-cell>
          <table:table-cell office:value-type="float" office:value="-1.26622849898224" calcext:value-type="float">
            <text:p>-1.266228499</text:p>
          </table:table-cell>
          <table:table-cell office:value-type="float" office:value="-2.09407837850385" calcext:value-type="float">
            <text:p>-2.0940783785</text:p>
          </table:table-cell>
          <table:table-cell office:value-type="float" office:value="-2.33754778240569" calcext:value-type="float">
            <text:p>-2.3375477824</text:p>
          </table:table-cell>
          <table:table-cell office:value-type="float" office:value="-3.15476818249564" calcext:value-type="float">
            <text:p>-3.1547681825</text:p>
          </table:table-cell>
          <table:table-cell office:value-type="float" office:value="-1.85838361060603" calcext:value-type="float">
            <text:p>-1.8583836106</text:p>
          </table:table-cell>
          <table:table-cell office:value-type="float" office:value="-3.0925179173097" calcext:value-type="float">
            <text:p>-3.0925179173</text:p>
          </table:table-cell>
          <table:table-cell office:value-type="float" office:value="-1.91793605465771" calcext:value-type="float">
            <text:p>-1.9179360547</text:p>
          </table:table-cell>
          <table:table-cell office:value-type="float" office:value="-2.35886189141153" calcext:value-type="float">
            <text:p>-2.3588618914</text:p>
          </table:table-cell>
          <table:table-cell office:value-type="float" office:value="-2.28024748068772" calcext:value-type="float">
            <text:p>-2.2802474807</text:p>
          </table:table-cell>
          <table:table-cell office:value-type="float" office:value="-2.31371208680313" calcext:value-type="float">
            <text:p>-2.3137120868</text:p>
          </table:table-cell>
          <table:table-cell office:value-type="float" office:value="-3.16685882463555" calcext:value-type="float">
            <text:p>-3.1668588246</text:p>
          </table:table-cell>
          <table:table-cell office:value-type="float" office:value="-2.42099273042042" calcext:value-type="float">
            <text:p>-2.4209927304</text:p>
          </table:table-cell>
          <table:table-cell office:value-type="float" office:value="-2.27357375667231" calcext:value-type="float">
            <text:p>-2.2735737567</text:p>
          </table:table-cell>
          <table:table-cell office:value-type="float" office:value="-2.70078856678604" calcext:value-type="float">
            <text:p>-2.7007885668</text:p>
          </table:table-cell>
          <table:table-cell office:value-type="float" office:value="-2.69277394745506" calcext:value-type="float">
            <text:p>-2.6927739475</text:p>
          </table:table-cell>
          <table:table-cell office:value-type="float" office:value="-1.98285333335798" calcext:value-type="float">
            <text:p>-1.9828533334</text:p>
          </table:table-cell>
          <table:table-cell office:value-type="float" office:value="-2.91029585379425" calcext:value-type="float">
            <text:p>-2.9102958538</text:p>
          </table:table-cell>
          <table:table-cell office:value-type="float" office:value="-2.90378469509048" calcext:value-type="float">
            <text:p>-2.9037846951</text:p>
          </table:table-cell>
          <table:table-cell office:value-type="float" office:value="-2.92403298941066" calcext:value-type="float">
            <text:p>-2.9240329894</text:p>
          </table:table-cell>
          <table:table-cell office:value-type="float" office:value="-1.39691553378689" calcext:value-type="float">
            <text:p>-1.3969155338</text:p>
          </table:table-cell>
          <table:table-cell office:value-type="float" office:value="-3.11537739866008" calcext:value-type="float">
            <text:p>-3.1153773987</text:p>
          </table:table-cell>
          <table:table-cell office:value-type="float" office:value="-1.9925113125595" calcext:value-type="float">
            <text:p>-1.9925113126</text:p>
          </table:table-cell>
          <table:table-cell office:value-type="float" office:value="9.48199999999997" calcext:value-type="float">
            <text:p>9.482</text:p>
          </table:table-cell>
          <table:table-cell office:value-type="float" office:value="2.05" calcext:value-type="float">
            <text:p>2.05</text:p>
          </table:table-cell>
          <table:table-cell office:value-type="float" office:value="0.983999999999982" calcext:value-type="float">
            <text:p>0.98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39999999999976" calcext:value-type="float">
            <text:p>0.94</text:p>
          </table:table-cell>
          <table:table-cell office:value-type="float" office:value="0.555814446474857" calcext:value-type="float">
            <text:p>0.5558144465</text:p>
          </table:table-cell>
          <table:table-cell office:value-type="float" office:value="-2.76179333910823" calcext:value-type="float">
            <text:p>-2.7617933391</text:p>
          </table:table-cell>
          <table:table-cell office:value-type="float" office:value="0.146590809625304" calcext:value-type="float">
            <text:p>0.1465908096</text:p>
          </table:table-cell>
          <table:table-cell office:value-type="float" office:value="-2.47450251947832" calcext:value-type="float">
            <text:p>-2.4745025195</text:p>
          </table:table-cell>
          <table:table-cell office:value-type="float" office:value="0.102401479976526" calcext:value-type="float">
            <text:p>0.10240148</text:p>
          </table:table-cell>
          <table:table-cell office:value-type="float" office:value="-2.97254599463404" calcext:value-type="float">
            <text:p>-2.9725459946</text:p>
          </table:table-cell>
          <table:table-cell office:value-type="float" office:value="-0.306822156873027" calcext:value-type="float">
            <text:p>-0.3068221569</text:p>
          </table:table-cell>
          <table:table-cell office:value-type="float" office:value="-2.68525517500413" calcext:value-type="float">
            <text:p>-2.685255175</text:p>
          </table:table-cell>
          <table:table-cell office:value-type="float" office:value="-0.262632827224248" calcext:value-type="float">
            <text:p>-0.2626328272</text:p>
          </table:table-cell>
          <table:table-cell office:value-type="float" office:value="-2.18721169984841" calcext:value-type="float">
            <text:p>-2.1872116998</text:p>
          </table:table-cell>
          <table:table-cell office:value-type="float" office:value="-0.351011486521806" calcext:value-type="float">
            <text:p>-0.3510114865</text:p>
          </table:table-cell>
          <table:table-cell office:value-type="float" office:value="-3.18329865015986" calcext:value-type="float">
            <text:p>-3.1832986502</text:p>
          </table:table-cell>
          <table:table-cell office:value-type="float" office:value="-0.760235123371358" calcext:value-type="float">
            <text:p>-0.7602351234</text:p>
          </table:table-cell>
          <table:table-cell office:value-type="float" office:value="-2.89600783052995" calcext:value-type="float">
            <text:p>-2.8960078305</text:p>
          </table:table-cell>
          <table:table-cell office:value-type="float" office:value="-0.71604579372258" calcext:value-type="float">
            <text:p>-0.7160457937</text:p>
          </table:table-cell>
          <table:table-cell office:value-type="float" office:value="-2.39796435537422" calcext:value-type="float">
            <text:p>-2.3979643554</text:p>
          </table:table-cell>
          <table:table-cell office:value-type="float" office:value="-0.804424453020137" calcext:value-type="float">
            <text:p>-0.804424453</text:p>
          </table:table-cell>
          <table:table-cell office:value-type="float" office:value="-3.39405130568568" calcext:value-type="float">
            <text:p>-3.3940513057</text:p>
          </table:table-cell>
          <table:table-cell office:value-type="float" office:value="-0.671856464073801" calcext:value-type="float">
            <text:p>-0.6718564641</text:p>
          </table:table-cell>
          <table:table-cell office:value-type="float" office:value="-1.8999208802185" calcext:value-type="float">
            <text:p>-1.8999208802</text:p>
          </table:table-cell>
          <table:table-cell office:value-type="float" office:value="-1.16945876022091" calcext:value-type="float">
            <text:p>-1.1694587602</text:p>
          </table:table-cell>
          <table:table-cell office:value-type="float" office:value="-2.60871701090004" calcext:value-type="float">
            <text:p>-2.6087170109</text:p>
          </table:table-cell>
          <table:table-cell office:value-type="float" office:value="-1.12526943057213" calcext:value-type="float">
            <text:p>-1.1252694306</text:p>
          </table:table-cell>
          <table:table-cell office:value-type="float" office:value="-2.11067353574431" calcext:value-type="float">
            <text:p>-2.1106735357</text:p>
          </table:table-cell>
          <table:table-cell office:value-type="float" office:value="-1.21364808986969" calcext:value-type="float">
            <text:p>-1.2136480899</text:p>
          </table:table-cell>
          <table:table-cell office:value-type="float" office:value="-3.10676048605577" calcext:value-type="float">
            <text:p>-3.1067604861</text:p>
          </table:table-cell>
          <table:table-cell office:value-type="float" office:value="-1.57868239707046" calcext:value-type="float">
            <text:p>-1.5786823971</text:p>
          </table:table-cell>
          <table:table-cell office:value-type="float" office:value="-2.32142619127013" calcext:value-type="float">
            <text:p>-2.3214261913</text:p>
          </table:table-cell>
          <table:table-cell office:value-type="float" office:value="-1.62287172671924" calcext:value-type="float">
            <text:p>-1.6228717267</text:p>
          </table:table-cell>
          <table:table-cell office:value-type="float" office:value="-2.81946966642586" calcext:value-type="float">
            <text:p>-2.8194696664</text:p>
          </table:table-cell>
          <table:table-cell office:value-type="float" office:value="-1.53449306742169" calcext:value-type="float">
            <text:p>-1.5344930674</text:p>
          </table:table-cell>
          <table:table-cell office:value-type="float" office:value="-1.82338271611441" calcext:value-type="float">
            <text:p>-1.8233827161</text:p>
          </table:table-cell>
          <table:table-cell office:value-type="float" office:value="-1.66706105636802" calcext:value-type="float">
            <text:p>-1.6670610564</text:p>
          </table:table-cell>
          <table:table-cell office:value-type="float" office:value="-3.31751314158158" calcext:value-type="float">
            <text:p>-3.3175131416</text:p>
          </table:table-cell>
          <table:table-cell office:value-type="float" office:value="-2.0320953635688" calcext:value-type="float">
            <text:p>-2.0320953636</text:p>
          </table:table-cell>
          <table:table-cell office:value-type="float" office:value="-2.53217884679595" calcext:value-type="float">
            <text:p>-2.5321788468</text:p>
          </table:table-cell>
          <table:table-cell office:value-type="float" office:value="-1.98790603392002" calcext:value-type="float">
            <text:p>-1.9879060339</text:p>
          </table:table-cell>
          <table:table-cell office:value-type="float" office:value="-2.03413537164022" calcext:value-type="float">
            <text:p>-2.0341353716</text:p>
          </table:table-cell>
          <table:table-cell office:value-type="float" office:value="-2.07628469321757" calcext:value-type="float">
            <text:p>-2.0762846932</text:p>
          </table:table-cell>
          <table:table-cell office:value-type="float" office:value="-3.03022232195167" calcext:value-type="float">
            <text:p>-3.03022232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1]</text:p>
          </table:table-cell>
          <table:table-cell office:value-type="float" office:value="-4" calcext:value-type="float">
            <text:p>-4</text:p>
          </table:table-cell>
          <table:table-cell office:value-type="float" office:value="0.472262238474696" calcext:value-type="float">
            <text:p>0.4722622385</text:p>
          </table:table-cell>
          <table:table-cell office:value-type="float" office:value="-2.76027188909328" calcext:value-type="float">
            <text:p>-2.7602718891</text:p>
          </table:table-cell>
          <table:table-cell office:value-type="float" office:value="-0.0468215657306157" calcext:value-type="float">
            <text:p>-0.0468215657</text:p>
          </table:table-cell>
          <table:table-cell office:value-type="float" office:value="-2.39031616122767" calcext:value-type="float">
            <text:p>-2.3903161612</text:p>
          </table:table-cell>
          <table:table-cell office:value-type="float" office:value="-1.54342560026097" calcext:value-type="float">
            <text:p>-1.5434256003</text:p>
          </table:table-cell>
          <table:table-cell office:value-type="float" office:value="-3.43619702243136" calcext:value-type="float">
            <text:p>-3.4361970224</text:p>
          </table:table-cell>
          <table:table-cell office:value-type="float" office:value="-0.808223369575066" calcext:value-type="float">
            <text:p>-0.8082233696</text:p>
          </table:table-cell>
          <table:table-cell office:value-type="float" office:value="-2.50457178233243" calcext:value-type="float">
            <text:p>-2.5045717823</text:p>
          </table:table-cell>
          <table:table-cell office:value-type="float" office:value="-0.742005833619956" calcext:value-type="float">
            <text:p>-0.7420058336</text:p>
          </table:table-cell>
          <table:table-cell office:value-type="float" office:value="-3.04355568720437" calcext:value-type="float">
            <text:p>-3.0435556872</text:p>
          </table:table-cell>
          <table:table-cell office:value-type="float" office:value="-1.22882856230951" calcext:value-type="float">
            <text:p>-1.2288285623</text:p>
          </table:table-cell>
          <table:table-cell office:value-type="float" office:value="-2.8827942509515" calcext:value-type="float">
            <text:p>-2.882794251</text:p>
          </table:table-cell>
          <table:table-cell office:value-type="float" office:value="-2.69609279175948" calcext:value-type="float">
            <text:p>-2.6960927918</text:p>
          </table:table-cell>
          <table:table-cell office:value-type="float" office:value="-2.44281984729345" calcext:value-type="float">
            <text:p>-2.4428198473</text:p>
          </table:table-cell>
          <table:table-cell office:value-type="float" office:value="-0.727525407423059" calcext:value-type="float">
            <text:p>-0.7275254074</text:p>
          </table:table-cell>
          <table:table-cell office:value-type="float" office:value="-1.94610864722202" calcext:value-type="float">
            <text:p>-1.9461086472</text:p>
          </table:table-cell>
          <table:table-cell office:value-type="float" office:value="-1.7776425677035" calcext:value-type="float">
            <text:p>-1.7776425677</text:p>
          </table:table-cell>
          <table:table-cell office:value-type="float" office:value="-2.70296041427508" calcext:value-type="float">
            <text:p>-2.7029604143</text:p>
          </table:table-cell>
          <table:table-cell office:value-type="float" office:value="-1.3019714688261" calcext:value-type="float">
            <text:p>-1.3019714688</text:p>
          </table:table-cell>
          <table:table-cell office:value-type="float" office:value="-2.11203499585627" calcext:value-type="float">
            <text:p>-2.1120349959</text:p>
          </table:table-cell>
          <table:table-cell office:value-type="float" office:value="-2.37229344892493" calcext:value-type="float">
            <text:p>-2.3722934489</text:p>
          </table:table-cell>
          <table:table-cell office:value-type="float" office:value="-3.13495054746686" calcext:value-type="float">
            <text:p>-3.1349505475</text:p>
          </table:table-cell>
          <table:table-cell office:value-type="float" office:value="-1.89709982833204" calcext:value-type="float">
            <text:p>-1.8970998283</text:p>
          </table:table-cell>
          <table:table-cell office:value-type="float" office:value="-3.0824653313244" calcext:value-type="float">
            <text:p>-3.0824653313</text:p>
          </table:table-cell>
          <table:table-cell office:value-type="float" office:value="-1.95757378254779" calcext:value-type="float">
            <text:p>-1.9575737825</text:p>
          </table:table-cell>
          <table:table-cell office:value-type="float" office:value="-2.3534906226869" calcext:value-type="float">
            <text:p>-2.3534906227</text:p>
          </table:table-cell>
          <table:table-cell office:value-type="float" office:value="-2.31962715066842" calcext:value-type="float">
            <text:p>-2.3196271507</text:p>
          </table:table-cell>
          <table:table-cell office:value-type="float" office:value="-2.306694851435" calcext:value-type="float">
            <text:p>-2.3066948514</text:p>
          </table:table-cell>
          <table:table-cell office:value-type="float" office:value="-3.19348912518276" calcext:value-type="float">
            <text:p>-3.1934891252</text:p>
          </table:table-cell>
          <table:table-cell office:value-type="float" office:value="-2.39114600375291" calcext:value-type="float">
            <text:p>-2.3911460038</text:p>
          </table:table-cell>
          <table:table-cell office:value-type="float" office:value="-2.30677469234241" calcext:value-type="float">
            <text:p>-2.3067746923</text:p>
          </table:table-cell>
          <table:table-cell office:value-type="float" office:value="-2.67847942357906" calcext:value-type="float">
            <text:p>-2.6784794236</text:p>
          </table:table-cell>
          <table:table-cell office:value-type="float" office:value="-2.6779059334207" calcext:value-type="float">
            <text:p>-2.6779059334</text:p>
          </table:table-cell>
          <table:table-cell office:value-type="float" office:value="-1.9457192229112" calcext:value-type="float">
            <text:p>-1.9457192229</text:p>
          </table:table-cell>
          <table:table-cell office:value-type="float" office:value="-2.93861944835625" calcext:value-type="float">
            <text:p>-2.9386194484</text:p>
          </table:table-cell>
          <table:table-cell office:value-type="float" office:value="-2.87553980190449" calcext:value-type="float">
            <text:p>-2.8755398019</text:p>
          </table:table-cell>
          <table:table-cell office:value-type="float" office:value="-2.9592433939053" calcext:value-type="float">
            <text:p>-2.9592433939</text:p>
          </table:table-cell>
          <table:table-cell office:value-type="float" office:value="-1.37793587585205" calcext:value-type="float">
            <text:p>-1.3779358759</text:p>
          </table:table-cell>
          <table:table-cell office:value-type="float" office:value="-3.0911567557676" calcext:value-type="float">
            <text:p>-3.0911567558</text:p>
          </table:table-cell>
          <table:table-cell office:value-type="float" office:value="-1.96067798948642" calcext:value-type="float">
            <text:p>-1.9606779895</text:p>
          </table:table-cell>
          <table:table-cell office:value-type="float" office:value="9.45399999999997" calcext:value-type="float">
            <text:p>9.454</text:p>
          </table:table-cell>
          <table:table-cell office:value-type="float" office:value="2.05" calcext:value-type="float">
            <text:p>2.05</text:p>
          </table:table-cell>
          <table:table-cell office:value-type="float" office:value="0.997999999999982" calcext:value-type="float">
            <text:p>0.99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29999999999976" calcext:value-type="float">
            <text:p>0.93</text:p>
          </table:table-cell>
          <table:table-cell office:value-type="float" office:value="0.503820510886025" calcext:value-type="float">
            <text:p>0.5038205109</text:p>
          </table:table-cell>
          <table:table-cell office:value-type="float" office:value="-2.76258748140303" calcext:value-type="float">
            <text:p>-2.7625874814</text:p>
          </table:table-cell>
          <table:table-cell office:value-type="float" office:value="0.0902633739338578" calcext:value-type="float">
            <text:p>0.0902633739</text:p>
          </table:table-cell>
          <table:table-cell office:value-type="float" office:value="-2.48157058782557" calcext:value-type="float">
            <text:p>-2.4815705878</text:p>
          </table:table-cell>
          <table:table-cell office:value-type="float" office:value="0.0536741736792718" calcext:value-type="float">
            <text:p>0.0536741737</text:p>
          </table:table-cell>
          <table:table-cell office:value-type="float" office:value="-2.98023002113124" calcext:value-type="float">
            <text:p>-2.9802300211</text:p>
          </table:table-cell>
          <table:table-cell office:value-type="float" office:value="-0.359882963272895" calcext:value-type="float">
            <text:p>-0.3598829633</text:p>
          </table:table-cell>
          <table:table-cell office:value-type="float" office:value="-2.69921312755378" calcext:value-type="float">
            <text:p>-2.6992131276</text:p>
          </table:table-cell>
          <table:table-cell office:value-type="float" office:value="-0.323293763018309" calcext:value-type="float">
            <text:p>-0.323293763</text:p>
          </table:table-cell>
          <table:table-cell office:value-type="float" office:value="-2.20055369424811" calcext:value-type="float">
            <text:p>-2.2005536942</text:p>
          </table:table-cell>
          <table:table-cell office:value-type="float" office:value="-0.396472163527481" calcext:value-type="float">
            <text:p>-0.3964721635</text:p>
          </table:table-cell>
          <table:table-cell office:value-type="float" office:value="-3.19787256085944" calcext:value-type="float">
            <text:p>-3.1978725609</text:p>
          </table:table-cell>
          <table:table-cell office:value-type="float" office:value="-0.810029300479649" calcext:value-type="float">
            <text:p>-0.8100293005</text:p>
          </table:table-cell>
          <table:table-cell office:value-type="float" office:value="-2.91685566728198" calcext:value-type="float">
            <text:p>-2.9168556673</text:p>
          </table:table-cell>
          <table:table-cell office:value-type="float" office:value="-0.773440100225063" calcext:value-type="float">
            <text:p>-0.7734401002</text:p>
          </table:table-cell>
          <table:table-cell office:value-type="float" office:value="-2.41819623397631" calcext:value-type="float">
            <text:p>-2.418196234</text:p>
          </table:table-cell>
          <table:table-cell office:value-type="float" office:value="-0.846618500734235" calcext:value-type="float">
            <text:p>-0.8466185007</text:p>
          </table:table-cell>
          <table:table-cell office:value-type="float" office:value="-3.41551510058765" calcext:value-type="float">
            <text:p>-3.4155151006</text:p>
          </table:table-cell>
          <table:table-cell office:value-type="float" office:value="-0.736850899970477" calcext:value-type="float">
            <text:p>-0.7368509</text:p>
          </table:table-cell>
          <table:table-cell office:value-type="float" office:value="-1.91953680067065" calcext:value-type="float">
            <text:p>-1.9195368007</text:p>
          </table:table-cell>
          <table:table-cell office:value-type="float" office:value="-1.22358643743182" calcext:value-type="float">
            <text:p>-1.2235864374</text:p>
          </table:table-cell>
          <table:table-cell office:value-type="float" office:value="-2.63583877370452" calcext:value-type="float">
            <text:p>-2.6358387737</text:p>
          </table:table-cell>
          <table:table-cell office:value-type="float" office:value="-1.18699723717723" calcext:value-type="float">
            <text:p>-1.1869972372</text:p>
          </table:table-cell>
          <table:table-cell office:value-type="float" office:value="-2.13717934039885" calcext:value-type="float">
            <text:p>-2.1371793404</text:p>
          </table:table-cell>
          <table:table-cell office:value-type="float" office:value="-1.2601756376864" calcext:value-type="float">
            <text:p>-1.2601756377</text:p>
          </table:table-cell>
          <table:table-cell office:value-type="float" office:value="-3.13449820701019" calcext:value-type="float">
            <text:p>-3.134498207</text:p>
          </table:table-cell>
          <table:table-cell office:value-type="float" office:value="-1.63714357438398" calcext:value-type="float">
            <text:p>-1.6371435744</text:p>
          </table:table-cell>
          <table:table-cell office:value-type="float" office:value="-2.35482188012706" calcext:value-type="float">
            <text:p>-2.3548218801</text:p>
          </table:table-cell>
          <table:table-cell office:value-type="float" office:value="-1.67373277463857" calcext:value-type="float">
            <text:p>-1.6737327746</text:p>
          </table:table-cell>
          <table:table-cell office:value-type="float" office:value="-2.85348131343273" calcext:value-type="float">
            <text:p>-2.8534813134</text:p>
          </table:table-cell>
          <table:table-cell office:value-type="float" office:value="-1.6005543741294" calcext:value-type="float">
            <text:p>-1.6005543741</text:p>
          </table:table-cell>
          <table:table-cell office:value-type="float" office:value="-1.85616244682139" calcext:value-type="float">
            <text:p>-1.8561624468</text:p>
          </table:table-cell>
          <table:table-cell office:value-type="float" office:value="-1.71032197489316" calcext:value-type="float">
            <text:p>-1.7103219749</text:p>
          </table:table-cell>
          <table:table-cell office:value-type="float" office:value="-3.35214074673839" calcext:value-type="float">
            <text:p>-3.3521407467</text:p>
          </table:table-cell>
          <table:table-cell office:value-type="float" office:value="-2.08728991159074" calcext:value-type="float">
            <text:p>-2.0872899116</text:p>
          </table:table-cell>
          <table:table-cell office:value-type="float" office:value="-2.57246441985527" calcext:value-type="float">
            <text:p>-2.5724644199</text:p>
          </table:table-cell>
          <table:table-cell office:value-type="float" office:value="-2.05070071133615" calcext:value-type="float">
            <text:p>-2.0507007113</text:p>
          </table:table-cell>
          <table:table-cell office:value-type="float" office:value="-2.0738049865496" calcext:value-type="float">
            <text:p>-2.0738049865</text:p>
          </table:table-cell>
          <table:table-cell office:value-type="float" office:value="-2.12387911184532" calcext:value-type="float">
            <text:p>-2.1238791118</text:p>
          </table:table-cell>
          <table:table-cell office:value-type="float" office:value="-3.07112385316093" calcext:value-type="float">
            <text:p>-3.071123853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75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7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8]</text:p>
          </table:table-cell>
          <table:table-cell office:value-type="float" office:value="-1" calcext:value-type="float">
            <text:p>-1</text:p>
          </table:table-cell>
          <table:table-cell office:value-type="float" office:value="0.602898577477634" calcext:value-type="float">
            <text:p>0.6028985775</text:p>
          </table:table-cell>
          <table:table-cell office:value-type="float" office:value="-2.79698806723217" calcext:value-type="float">
            <text:p>-2.7969880672</text:p>
          </table:table-cell>
          <table:table-cell office:value-type="float" office:value="-0.360377403836371" calcext:value-type="float">
            <text:p>-0.3603774038</text:p>
          </table:table-cell>
          <table:table-cell office:value-type="float" office:value="-3.25615058598025" calcext:value-type="float">
            <text:p>-3.256150586</text:p>
          </table:table-cell>
          <table:table-cell office:value-type="float" office:value="-1.24244893904717" calcext:value-type="float">
            <text:p>-1.242448939</text:p>
          </table:table-cell>
          <table:table-cell office:value-type="float" office:value="-3.57906835642556" calcext:value-type="float">
            <text:p>-3.5790683564</text:p>
          </table:table-cell>
          <table:table-cell office:value-type="float" office:value="-0.561480326079395" calcext:value-type="float">
            <text:p>-0.5614803261</text:p>
          </table:table-cell>
          <table:table-cell office:value-type="float" office:value="-2.73793983512888" calcext:value-type="float">
            <text:p>-2.7379398351</text:p>
          </table:table-cell>
          <table:table-cell office:value-type="float" office:value="0.0199892765623977" calcext:value-type="float">
            <text:p>0.0199892766</text:p>
          </table:table-cell>
          <table:table-cell office:value-type="float" office:value="-2.31611828088338" calcext:value-type="float">
            <text:p>-2.3161182809</text:p>
          </table:table-cell>
          <table:table-cell office:value-type="float" office:value="-1.19370215003325" calcext:value-type="float">
            <text:p>-1.19370215</text:p>
          </table:table-cell>
          <table:table-cell office:value-type="float" office:value="-2.5387199745409" calcext:value-type="float">
            <text:p>-2.5387199745</text:p>
          </table:table-cell>
          <table:table-cell office:value-type="float" office:value="-2.39808028423931" calcext:value-type="float">
            <text:p>-2.3980802842</text:p>
          </table:table-cell>
          <table:table-cell office:value-type="float" office:value="-3.42758318369614" calcext:value-type="float">
            <text:p>-3.4275831837</text:p>
          </table:table-cell>
          <table:table-cell office:value-type="float" office:value="-0.611485518604552" calcext:value-type="float">
            <text:p>-0.6114855186</text:p>
          </table:table-cell>
          <table:table-cell office:value-type="float" office:value="-2.17352693798263" calcext:value-type="float">
            <text:p>-2.173526938</text:p>
          </table:table-cell>
          <table:table-cell office:value-type="float" office:value="-1.88734063770451" calcext:value-type="float">
            <text:p>-1.8873406377</text:p>
          </table:table-cell>
          <table:table-cell office:value-type="float" office:value="-2.49910693160791" calcext:value-type="float">
            <text:p>-2.4991069316</text:p>
          </table:table-cell>
          <table:table-cell office:value-type="float" office:value="-1.34523331017168" calcext:value-type="float">
            <text:p>-1.3452333102</text:p>
          </table:table-cell>
          <table:table-cell office:value-type="float" office:value="0.565821800853764" calcext:value-type="float">
            <text:p>0.5658218009</text:p>
          </table:table-cell>
          <table:table-cell office:value-type="float" office:value="-1.81689398487066" calcext:value-type="float">
            <text:p>-1.8168939849</text:p>
          </table:table-cell>
          <table:table-cell office:value-type="float" office:value="-3.40619941164483" calcext:value-type="float">
            <text:p>-3.4061994116</text:p>
          </table:table-cell>
          <table:table-cell office:value-type="float" office:value="-1.67974293929882" calcext:value-type="float">
            <text:p>-1.6797429393</text:p>
          </table:table-cell>
          <table:table-cell office:value-type="float" office:value="-2.8979203380492" calcext:value-type="float">
            <text:p>-2.897920338</text:p>
          </table:table-cell>
          <table:table-cell office:value-type="float" office:value="-2.12598513003543" calcext:value-type="float">
            <text:p>-2.12598513</text:p>
          </table:table-cell>
          <table:table-cell office:value-type="float" office:value="-2.97418928256665" calcext:value-type="float">
            <text:p>-2.9741892826</text:p>
          </table:table-cell>
          <table:table-cell office:value-type="float" office:value="-1.25199554772573" calcext:value-type="float">
            <text:p>-1.2519955477</text:p>
          </table:table-cell>
          <table:table-cell office:value-type="float" office:value="-3.04696076068469" calcext:value-type="float">
            <text:p>-3.0469607607</text:p>
          </table:table-cell>
          <table:table-cell office:value-type="float" office:value="-3.15565042676392" calcext:value-type="float">
            <text:p>-3.1556504268</text:p>
          </table:table-cell>
          <table:table-cell office:value-type="float" office:value="-3.10837573203225" calcext:value-type="float">
            <text:p>-3.108375732</text:p>
          </table:table-cell>
          <table:table-cell office:value-type="float" office:value="-0.958435211010303" calcext:value-type="float">
            <text:p>-0.958435211</text:p>
          </table:table-cell>
          <table:table-cell office:value-type="float" office:value="0.584190293256226" calcext:value-type="float">
            <text:p>0.5841902933</text:p>
          </table:table-cell>
          <table:table-cell office:value-type="float" office:value="-2.53605108900483" calcext:value-type="float">
            <text:p>-2.536051089</text:p>
          </table:table-cell>
          <table:table-cell office:value-type="float" office:value="-2.445684003857" calcext:value-type="float">
            <text:p>-2.4456840039</text:p>
          </table:table-cell>
          <table:table-cell office:value-type="float" office:value="-2.73485331961076" calcext:value-type="float">
            <text:p>-2.7348533196</text:p>
          </table:table-cell>
          <table:table-cell office:value-type="float" office:value="-2.84296080933789" calcext:value-type="float">
            <text:p>-2.8429608093</text:p>
          </table:table-cell>
          <table:table-cell office:value-type="float" office:value="-2.73517242099865" calcext:value-type="float">
            <text:p>-2.735172421</text:p>
          </table:table-cell>
          <table:table-cell office:value-type="float" office:value="-2.02442192311239" calcext:value-type="float">
            <text:p>-2.0244219231</text:p>
          </table:table-cell>
          <table:table-cell office:value-type="float" office:value="-3.21181919010451" calcext:value-type="float">
            <text:p>-3.2118191901</text:p>
          </table:table-cell>
          <table:table-cell office:value-type="float" office:value="-2.04752663548532" calcext:value-type="float">
            <text:p>-2.0475266355</text:p>
          </table:table-cell>
          <table:table-cell office:value-type="float" office:value="9.45399999999997" calcext:value-type="float">
            <text:p>9.454</text:p>
          </table:table-cell>
          <table:table-cell office:value-type="float" office:value="2.05" calcext:value-type="float">
            <text:p>2.05</text:p>
          </table:table-cell>
          <table:table-cell office:value-type="float" office:value="0.997999999999982" calcext:value-type="float">
            <text:p>0.99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29999999999976" calcext:value-type="float">
            <text:p>0.93</text:p>
          </table:table-cell>
          <table:table-cell office:value-type="float" office:value="0.800298668637654" calcext:value-type="float">
            <text:p>0.8002986686</text:p>
          </table:table-cell>
          <table:table-cell office:value-type="float" office:value="-2.78857960942621" calcext:value-type="float">
            <text:p>-2.7885796094</text:p>
          </table:table-cell>
          <table:table-cell office:value-type="float" office:value="0.357038909889848" calcext:value-type="float">
            <text:p>0.3570389099</text:p>
          </table:table-cell>
          <table:table-cell office:value-type="float" office:value="-2.55723401021404" calcext:value-type="float">
            <text:p>-2.5572340102</text:p>
          </table:table-cell>
          <table:table-cell office:value-type="float" office:value="0.378317623292281" calcext:value-type="float">
            <text:p>0.3783176233</text:p>
          </table:table-cell>
          <table:table-cell office:value-type="float" office:value="-3.05678102137109" calcext:value-type="float">
            <text:p>-3.0567810214</text:p>
          </table:table-cell>
          <table:table-cell office:value-type="float" office:value="-0.0649421354555252" calcext:value-type="float">
            <text:p>-0.0649421355</text:p>
          </table:table-cell>
          <table:table-cell office:value-type="float" office:value="-2.82543542215892" calcext:value-type="float">
            <text:p>-2.8254354222</text:p>
          </table:table-cell>
          <table:table-cell office:value-type="float" office:value="-0.0862208488579576" calcext:value-type="float">
            <text:p>-0.0862208489</text:p>
          </table:table-cell>
          <table:table-cell office:value-type="float" office:value="-2.32588841100188" calcext:value-type="float">
            <text:p>-2.325888411</text:p>
          </table:table-cell>
          <table:table-cell office:value-type="float" office:value="-0.0436634220530928" calcext:value-type="float">
            <text:p>-0.0436634221</text:p>
          </table:table-cell>
          <table:table-cell office:value-type="float" office:value="-3.32498243331597" calcext:value-type="float">
            <text:p>-3.3249824333</text:p>
          </table:table-cell>
          <table:table-cell office:value-type="float" office:value="-0.486923180800899" calcext:value-type="float">
            <text:p>-0.4869231808</text:p>
          </table:table-cell>
          <table:table-cell office:value-type="float" office:value="-3.0936368341038" calcext:value-type="float">
            <text:p>-3.0936368341</text:p>
          </table:table-cell>
          <table:table-cell office:value-type="float" office:value="-0.508201894203331" calcext:value-type="float">
            <text:p>-0.5082018942</text:p>
          </table:table-cell>
          <table:table-cell office:value-type="float" office:value="-2.59408982294675" calcext:value-type="float">
            <text:p>-2.5940898229</text:p>
          </table:table-cell>
          <table:table-cell office:value-type="float" office:value="-0.465644467398466" calcext:value-type="float">
            <text:p>-0.4656444674</text:p>
          </table:table-cell>
          <table:table-cell office:value-type="float" office:value="-3.59318384526084" calcext:value-type="float">
            <text:p>-3.5931838453</text:p>
          </table:table-cell>
          <table:table-cell office:value-type="float" office:value="-0.529480607605764" calcext:value-type="float">
            <text:p>-0.5294806076</text:p>
          </table:table-cell>
          <table:table-cell office:value-type="float" office:value="-2.09454281178971" calcext:value-type="float">
            <text:p>-2.0945428118</text:p>
          </table:table-cell>
          <table:table-cell office:value-type="float" office:value="-0.930182939548704" calcext:value-type="float">
            <text:p>-0.9301829395</text:p>
          </table:table-cell>
          <table:table-cell office:value-type="float" office:value="-2.86229123489163" calcext:value-type="float">
            <text:p>-2.8622912349</text:p>
          </table:table-cell>
          <table:table-cell office:value-type="float" office:value="-0.951461652951137" calcext:value-type="float">
            <text:p>-0.951461653</text:p>
          </table:table-cell>
          <table:table-cell office:value-type="float" office:value="-2.36274422373459" calcext:value-type="float">
            <text:p>-2.3627442237</text:p>
          </table:table-cell>
          <table:table-cell office:value-type="float" office:value="-0.908904226146272" calcext:value-type="float">
            <text:p>-0.9089042261</text:p>
          </table:table-cell>
          <table:table-cell office:value-type="float" office:value="-3.36183824604868" calcext:value-type="float">
            <text:p>-3.361838246</text:p>
          </table:table-cell>
          <table:table-cell office:value-type="float" office:value="-1.37344269829651" calcext:value-type="float">
            <text:p>-1.3734426983</text:p>
          </table:table-cell>
          <table:table-cell office:value-type="float" office:value="-2.63094563567946" calcext:value-type="float">
            <text:p>-2.6309456357</text:p>
          </table:table-cell>
          <table:table-cell office:value-type="float" office:value="-1.35216398489408" calcext:value-type="float">
            <text:p>-1.3521639849</text:p>
          </table:table-cell>
          <table:table-cell office:value-type="float" office:value="-3.13049264683651" calcext:value-type="float">
            <text:p>-3.1304926468</text:p>
          </table:table-cell>
          <table:table-cell office:value-type="float" office:value="-1.39472141169894" calcext:value-type="float">
            <text:p>-1.3947214117</text:p>
          </table:table-cell>
          <table:table-cell office:value-type="float" office:value="-2.13139862452242" calcext:value-type="float">
            <text:p>-2.1313986245</text:p>
          </table:table-cell>
          <table:table-cell office:value-type="float" office:value="-1.33088527149165" calcext:value-type="float">
            <text:p>-1.3308852715</text:p>
          </table:table-cell>
          <table:table-cell office:value-type="float" office:value="-3.63003965799355" calcext:value-type="float">
            <text:p>-3.630039658</text:p>
          </table:table-cell>
          <table:table-cell office:value-type="float" office:value="-1.79542374364188" calcext:value-type="float">
            <text:p>-1.7954237436</text:p>
          </table:table-cell>
          <table:table-cell office:value-type="float" office:value="-2.89914704762434" calcext:value-type="float">
            <text:p>-2.8991470476</text:p>
          </table:table-cell>
          <table:table-cell office:value-type="float" office:value="-1.81670245704432" calcext:value-type="float">
            <text:p>-1.816702457</text:p>
          </table:table-cell>
          <table:table-cell office:value-type="float" office:value="-2.3996000364673" calcext:value-type="float">
            <text:p>-2.3996000365</text:p>
          </table:table-cell>
          <table:table-cell office:value-type="float" office:value="-1.77414503023945" calcext:value-type="float">
            <text:p>-1.7741450302</text:p>
          </table:table-cell>
          <table:table-cell office:value-type="float" office:value="-3.39869405878139" calcext:value-type="float">
            <text:p>-3.39869405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8]</text:p>
          </table:table-cell>
          <table:table-cell office:value-type="float" office:value="-2" calcext:value-type="float">
            <text:p>-2</text:p>
          </table:table-cell>
          <table:table-cell office:value-type="float" office:value="0.562976741937267" calcext:value-type="float">
            <text:p>0.5629767419</text:p>
          </table:table-cell>
          <table:table-cell office:value-type="float" office:value="-2.79948747657999" calcext:value-type="float">
            <text:p>-2.7994874766</text:p>
          </table:table-cell>
          <table:table-cell office:value-type="float" office:value="-0.400304476168349" calcext:value-type="float">
            <text:p>-0.4003044762</text:p>
          </table:table-cell>
          <table:table-cell office:value-type="float" office:value="-3.25856489644019" calcext:value-type="float">
            <text:p>-3.2585648964</text:p>
          </table:table-cell>
          <table:table-cell office:value-type="float" office:value="-1.28239845824271" calcext:value-type="float">
            <text:p>-1.2823984582</text:p>
          </table:table-cell>
          <table:table-cell office:value-type="float" office:value="-3.57705939747981" calcext:value-type="float">
            <text:p>-3.5770593975</text:p>
          </table:table-cell>
          <table:table-cell office:value-type="float" office:value="-0.598829949627841" calcext:value-type="float">
            <text:p>-0.5988299496</text:p>
          </table:table-cell>
          <table:table-cell office:value-type="float" office:value="-2.75225785247729" calcext:value-type="float">
            <text:p>-2.7522578525</text:p>
          </table:table-cell>
          <table:table-cell office:value-type="float" office:value="-0.0198918997556468" calcext:value-type="float">
            <text:p>-0.0198918998</text:p>
          </table:table-cell>
          <table:table-cell office:value-type="float" office:value="-2.31919915340412" calcext:value-type="float">
            <text:p>-2.3191991534</text:p>
          </table:table-cell>
          <table:table-cell office:value-type="float" office:value="-1.23367626702255" calcext:value-type="float">
            <text:p>-1.233676267</text:p>
          </table:table-cell>
          <table:table-cell office:value-type="float" office:value="-2.53728123518801" calcext:value-type="float">
            <text:p>-2.5372812352</text:p>
          </table:table-cell>
          <table:table-cell office:value-type="float" office:value="-2.43736578072565" calcext:value-type="float">
            <text:p>-2.4373657807</text:p>
          </table:table-cell>
          <table:table-cell office:value-type="float" office:value="-3.42005657982577" calcext:value-type="float">
            <text:p>-3.4200565798</text:p>
          </table:table-cell>
          <table:table-cell office:value-type="float" office:value="-0.651125287701355" calcext:value-type="float">
            <text:p>-0.6511252877</text:p>
          </table:table-cell>
          <table:table-cell office:value-type="float" office:value="-2.1788831218809" calcext:value-type="float">
            <text:p>-2.1788831219</text:p>
          </table:table-cell>
          <table:table-cell office:value-type="float" office:value="-1.92707763874129" calcext:value-type="float">
            <text:p>-1.9270776387</text:p>
          </table:table-cell>
          <table:table-cell office:value-type="float" office:value="-2.50368631460158" calcext:value-type="float">
            <text:p>-2.5036863146</text:p>
          </table:table-cell>
          <table:table-cell office:value-type="float" office:value="-1.37191549969113" calcext:value-type="float">
            <text:p>-1.3719154997</text:p>
          </table:table-cell>
          <table:table-cell office:value-type="float" office:value="0.536021452492571" calcext:value-type="float">
            <text:p>0.5360214525</text:p>
          </table:table-cell>
          <table:table-cell office:value-type="float" office:value="-1.85683772379086" calcext:value-type="float">
            <text:p>-1.8568377238</text:p>
          </table:table-cell>
          <table:table-cell office:value-type="float" office:value="-3.40407862851703" calcext:value-type="float">
            <text:p>-3.4040786285</text:p>
          </table:table-cell>
          <table:table-cell office:value-type="float" office:value="-1.71974223849849" calcext:value-type="float">
            <text:p>-1.7197422385</text:p>
          </table:table-cell>
          <table:table-cell office:value-type="float" office:value="-2.89815711544456" calcext:value-type="float">
            <text:p>-2.8981571154</text:p>
          </table:table-cell>
          <table:table-cell office:value-type="float" office:value="-2.16595891403664" calcext:value-type="float">
            <text:p>-2.165958914</text:p>
          </table:table-cell>
          <table:table-cell office:value-type="float" office:value="-2.97563724410762" calcext:value-type="float">
            <text:p>-2.9756372441</text:p>
          </table:table-cell>
          <table:table-cell office:value-type="float" office:value="-1.29197765621331" calcext:value-type="float">
            <text:p>-1.2919776562</text:p>
          </table:table-cell>
          <table:table-cell office:value-type="float" office:value="-3.04576451619141" calcext:value-type="float">
            <text:p>-3.0457645162</text:p>
          </table:table-cell>
          <table:table-cell office:value-type="float" office:value="-3.19007293270398" calcext:value-type="float">
            <text:p>-3.1900729327</text:p>
          </table:table-cell>
          <table:table-cell office:value-type="float" office:value="-3.08800194777879" calcext:value-type="float">
            <text:p>-3.0880019478</text:p>
          </table:table-cell>
          <table:table-cell office:value-type="float" office:value="-0.974033763602628" calcext:value-type="float">
            <text:p>-0.9740337636</text:p>
          </table:table-cell>
          <table:table-cell office:value-type="float" office:value="0.547357085996683" calcext:value-type="float">
            <text:p>0.547357086</text:p>
          </table:table-cell>
          <table:table-cell office:value-type="float" office:value="-2.57053312859242" calcext:value-type="float">
            <text:p>-2.5705331286</text:p>
          </table:table-cell>
          <table:table-cell office:value-type="float" office:value="-2.42541114155588" calcext:value-type="float">
            <text:p>-2.4254111416</text:p>
          </table:table-cell>
          <table:table-cell office:value-type="float" office:value="-2.77272979946791" calcext:value-type="float">
            <text:p>-2.7727297995</text:p>
          </table:table-cell>
          <table:table-cell office:value-type="float" office:value="-2.8301010941921" calcext:value-type="float">
            <text:p>-2.8301010942</text:p>
          </table:table-cell>
          <table:table-cell office:value-type="float" office:value="-2.76682771526813" calcext:value-type="float">
            <text:p>-2.7668277153</text:p>
          </table:table-cell>
          <table:table-cell office:value-type="float" office:value="-1.99996906346954" calcext:value-type="float">
            <text:p>-1.9999690635</text:p>
          </table:table-cell>
          <table:table-cell office:value-type="float" office:value="-3.22592606160825" calcext:value-type="float">
            <text:p>-3.2259260616</text:p>
          </table:table-cell>
          <table:table-cell office:value-type="float" office:value="-2.010096752018" calcext:value-type="float">
            <text:p>-2.010096752</text:p>
          </table:table-cell>
          <table:table-cell office:value-type="float" office:value="9.42599999999997" calcext:value-type="float">
            <text:p>9.426</text:p>
          </table:table-cell>
          <table:table-cell office:value-type="float" office:value="2.05" calcext:value-type="float">
            <text:p>2.05</text:p>
          </table:table-cell>
          <table:table-cell office:value-type="float" office:value="1.01199999999998" calcext:value-type="float">
            <text:p>1.01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19999999999976" calcext:value-type="float">
            <text:p>0.92</text:p>
          </table:table-cell>
          <table:table-cell office:value-type="float" office:value="0.748397427039549" calcext:value-type="float">
            <text:p>0.748397427</text:p>
          </table:table-cell>
          <table:table-cell office:value-type="float" office:value="-2.79178290781618" calcext:value-type="float">
            <text:p>-2.7917829078</text:p>
          </table:table-cell>
          <table:table-cell office:value-type="float" office:value="0.305379050440776" calcext:value-type="float">
            <text:p>0.3053790504</text:p>
          </table:table-cell>
          <table:table-cell office:value-type="float" office:value="-2.55997540578963" calcext:value-type="float">
            <text:p>-2.5599754058</text:p>
          </table:table-cell>
          <table:table-cell office:value-type="float" office:value="0.326137053197361" calcext:value-type="float">
            <text:p>0.3261370532</text:p>
          </table:table-cell>
          <table:table-cell office:value-type="float" office:value="-3.05954432528078" calcext:value-type="float">
            <text:p>-3.0595443253</text:p>
          </table:table-cell>
          <table:table-cell office:value-type="float" office:value="-0.116881323401413" calcext:value-type="float">
            <text:p>-0.1168813234</text:p>
          </table:table-cell>
          <table:table-cell office:value-type="float" office:value="-2.82773682325424" calcext:value-type="float">
            <text:p>-2.8277368233</text:p>
          </table:table-cell>
          <table:table-cell office:value-type="float" office:value="-0.137639326157998" calcext:value-type="float">
            <text:p>-0.1376393262</text:p>
          </table:table-cell>
          <table:table-cell office:value-type="float" office:value="-2.32816790376309" calcext:value-type="float">
            <text:p>-2.3281679038</text:p>
          </table:table-cell>
          <table:table-cell office:value-type="float" office:value="-0.0961233206448276" calcext:value-type="float">
            <text:p>-0.0961233206</text:p>
          </table:table-cell>
          <table:table-cell office:value-type="float" office:value="-3.32730574274539" calcext:value-type="float">
            <text:p>-3.3273057427</text:p>
          </table:table-cell>
          <table:table-cell office:value-type="float" office:value="-0.539141697243601" calcext:value-type="float">
            <text:p>-0.5391416972</text:p>
          </table:table-cell>
          <table:table-cell office:value-type="float" office:value="-3.09549824071884" calcext:value-type="float">
            <text:p>-3.0954982407</text:p>
          </table:table-cell>
          <table:table-cell office:value-type="float" office:value="-0.559899700000186" calcext:value-type="float">
            <text:p>-0.5598997</text:p>
          </table:table-cell>
          <table:table-cell office:value-type="float" office:value="-2.59592932122769" calcext:value-type="float">
            <text:p>-2.5959293212</text:p>
          </table:table-cell>
          <table:table-cell office:value-type="float" office:value="-0.518383694487016" calcext:value-type="float">
            <text:p>-0.5183836945</text:p>
          </table:table-cell>
          <table:table-cell office:value-type="float" office:value="-3.59506716021" calcext:value-type="float">
            <text:p>-3.5950671602</text:p>
          </table:table-cell>
          <table:table-cell office:value-type="float" office:value="-0.580657702756771" calcext:value-type="float">
            <text:p>-0.5806577028</text:p>
          </table:table-cell>
          <table:table-cell office:value-type="float" office:value="-2.09636040173654" calcext:value-type="float">
            <text:p>-2.0963604017</text:p>
          </table:table-cell>
          <table:table-cell office:value-type="float" office:value="-0.982160073842375" calcext:value-type="float">
            <text:p>-0.9821600738</text:p>
          </table:table-cell>
          <table:table-cell office:value-type="float" office:value="-2.8636907386923" calcext:value-type="float">
            <text:p>-2.8636907387</text:p>
          </table:table-cell>
          <table:table-cell office:value-type="float" office:value="-1.00291807659896" calcext:value-type="float">
            <text:p>-1.0029180766</text:p>
          </table:table-cell>
          <table:table-cell office:value-type="float" office:value="-2.36412181920115" calcext:value-type="float">
            <text:p>-2.3641218192</text:p>
          </table:table-cell>
          <table:table-cell office:value-type="float" office:value="-0.96140207108579" calcext:value-type="float">
            <text:p>-0.9614020711</text:p>
          </table:table-cell>
          <table:table-cell office:value-type="float" office:value="-3.36325965818345" calcext:value-type="float">
            <text:p>-3.3632596582</text:p>
          </table:table-cell>
          <table:table-cell office:value-type="float" office:value="-1.42517845044115" calcext:value-type="float">
            <text:p>-1.4251784504</text:p>
          </table:table-cell>
          <table:table-cell office:value-type="float" office:value="-2.63188323666575" calcext:value-type="float">
            <text:p>-2.6318832367</text:p>
          </table:table-cell>
          <table:table-cell office:value-type="float" office:value="-1.40442044768456" calcext:value-type="float">
            <text:p>-1.4044204477</text:p>
          </table:table-cell>
          <table:table-cell office:value-type="float" office:value="-3.1314521561569" calcext:value-type="float">
            <text:p>-3.1314521562</text:p>
          </table:table-cell>
          <table:table-cell office:value-type="float" office:value="-1.44593645319773" calcext:value-type="float">
            <text:p>-1.4459364532</text:p>
          </table:table-cell>
          <table:table-cell office:value-type="float" office:value="-2.1323143171746" calcext:value-type="float">
            <text:p>-2.1323143172</text:p>
          </table:table-cell>
          <table:table-cell office:value-type="float" office:value="-1.38366244492798" calcext:value-type="float">
            <text:p>-1.3836624449</text:p>
          </table:table-cell>
          <table:table-cell office:value-type="float" office:value="-3.63102107564806" calcext:value-type="float">
            <text:p>-3.6310210756</text:p>
          </table:table-cell>
          <table:table-cell office:value-type="float" office:value="-1.84743882428334" calcext:value-type="float">
            <text:p>-1.8474388243</text:p>
          </table:table-cell>
          <table:table-cell office:value-type="float" office:value="-2.89964465413036" calcext:value-type="float">
            <text:p>-2.8996446541</text:p>
          </table:table-cell>
          <table:table-cell office:value-type="float" office:value="-1.86819682703992" calcext:value-type="float">
            <text:p>-1.868196827</text:p>
          </table:table-cell>
          <table:table-cell office:value-type="float" office:value="-2.40007573463921" calcext:value-type="float">
            <text:p>-2.4000757346</text:p>
          </table:table-cell>
          <table:table-cell office:value-type="float" office:value="-1.82668082152675" calcext:value-type="float">
            <text:p>-1.8266808215</text:p>
          </table:table-cell>
          <table:table-cell office:value-type="float" office:value="-3.39921357362151" calcext:value-type="float">
            <text:p>-3.399213573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8]</text:p>
          </table:table-cell>
          <table:table-cell office:value-type="float" office:value="-3" calcext:value-type="float">
            <text:p>-3</text:p>
          </table:table-cell>
          <table:table-cell office:value-type="float" office:value="0.523065335623003" calcext:value-type="float">
            <text:p>0.5230653356</text:p>
          </table:table-cell>
          <table:table-cell office:value-type="float" office:value="-2.80214823700094" calcext:value-type="float">
            <text:p>-2.802148237</text:p>
          </table:table-cell>
          <table:table-cell office:value-type="float" office:value="-0.439798816454502" calcext:value-type="float">
            <text:p>-0.4397988165</text:p>
          </table:table-cell>
          <table:table-cell office:value-type="float" office:value="-3.26490501358119" calcext:value-type="float">
            <text:p>-3.2649050136</text:p>
          </table:table-cell>
          <table:table-cell office:value-type="float" office:value="-1.32234199506665" calcext:value-type="float">
            <text:p>-1.3223419951</text:p>
          </table:table-cell>
          <table:table-cell office:value-type="float" office:value="-3.57493481140377" calcext:value-type="float">
            <text:p>-3.5749348114</text:p>
          </table:table-cell>
          <table:table-cell office:value-type="float" office:value="-0.63867932402" calcext:value-type="float">
            <text:p>-0.638679324</text:p>
          </table:table-cell>
          <table:table-cell office:value-type="float" office:value="-2.75572590099967" calcext:value-type="float">
            <text:p>-2.755725901</text:p>
          </table:table-cell>
          <table:table-cell office:value-type="float" office:value="-0.0597531711901928" calcext:value-type="float">
            <text:p>-0.0597531712</text:p>
          </table:table-cell>
          <table:table-cell office:value-type="float" office:value="-2.31587063427071" calcext:value-type="float">
            <text:p>-2.3158706343</text:p>
          </table:table-cell>
          <table:table-cell office:value-type="float" office:value="-1.27365282632147" calcext:value-type="float">
            <text:p>-1.2736528263</text:p>
          </table:table-cell>
          <table:table-cell office:value-type="float" office:value="-2.5359120359256" calcext:value-type="float">
            <text:p>-2.5359120359</text:p>
          </table:table-cell>
          <table:table-cell office:value-type="float" office:value="-2.47659255378903" calcext:value-type="float">
            <text:p>-2.4765925538</text:p>
          </table:table-cell>
          <table:table-cell office:value-type="float" office:value="-3.41222968548421" calcext:value-type="float">
            <text:p>-3.4122296855</text:p>
          </table:table-cell>
          <table:table-cell office:value-type="float" office:value="-0.689394013147954" calcext:value-type="float">
            <text:p>-0.6893940131</text:p>
          </table:table-cell>
          <table:table-cell office:value-type="float" office:value="-2.19052376845628" calcext:value-type="float">
            <text:p>-2.1905237685</text:p>
          </table:table-cell>
          <table:table-cell office:value-type="float" office:value="-1.96707737613203" calcext:value-type="float">
            <text:p>-1.9670773761</text:p>
          </table:table-cell>
          <table:table-cell office:value-type="float" office:value="-2.50354137091717" calcext:value-type="float">
            <text:p>-2.5035413709</text:p>
          </table:table-cell>
          <table:table-cell office:value-type="float" office:value="-1.37440996164317" calcext:value-type="float">
            <text:p>-1.3744099616</text:p>
          </table:table-cell>
          <table:table-cell office:value-type="float" office:value="0.575943597469637" calcext:value-type="float">
            <text:p>0.5759435975</text:p>
          </table:table-cell>
          <table:table-cell office:value-type="float" office:value="-1.89640190467027" calcext:value-type="float">
            <text:p>-1.8964019047</text:p>
          </table:table-cell>
          <table:table-cell office:value-type="float" office:value="-3.39819003009793" calcext:value-type="float">
            <text:p>-3.3981900301</text:p>
          </table:table-cell>
          <table:table-cell office:value-type="float" office:value="-1.75968887317934" calcext:value-type="float">
            <text:p>-1.7596888732</text:p>
          </table:table-cell>
          <table:table-cell office:value-type="float" office:value="-2.90022263660759" calcext:value-type="float">
            <text:p>-2.9002226366</text:p>
          </table:table-cell>
          <table:table-cell office:value-type="float" office:value="-2.2053341076134" calcext:value-type="float">
            <text:p>-2.2053341076</text:p>
          </table:table-cell>
          <table:table-cell office:value-type="float" office:value="-2.96859493406097" calcext:value-type="float">
            <text:p>-2.9685949341</text:p>
          </table:table-cell>
          <table:table-cell office:value-type="float" office:value="-1.33195951551824" calcext:value-type="float">
            <text:p>-1.3319595155</text:p>
          </table:table-cell>
          <table:table-cell office:value-type="float" office:value="-3.04455997207819" calcext:value-type="float">
            <text:p>-3.0445599721</text:p>
          </table:table-cell>
          <table:table-cell office:value-type="float" office:value="-3.22441762412564" calcext:value-type="float">
            <text:p>-3.2244176241</text:p>
          </table:table-cell>
          <table:table-cell office:value-type="float" office:value="-3.06749726121325" calcext:value-type="float">
            <text:p>-3.0674972612</text:p>
          </table:table-cell>
          <table:table-cell office:value-type="float" office:value="-1.0013038927936" calcext:value-type="float">
            <text:p>-1.0013038928</text:p>
          </table:table-cell>
          <table:table-cell office:value-type="float" office:value="0.576620374497938" calcext:value-type="float">
            <text:p>0.5766203745</text:p>
          </table:table-cell>
          <table:table-cell office:value-type="float" office:value="-2.60479370079866" calcext:value-type="float">
            <text:p>-2.6047937008</text:p>
          </table:table-cell>
          <table:table-cell office:value-type="float" office:value="-2.40476621016581" calcext:value-type="float">
            <text:p>-2.4047662102</text:p>
          </table:table-cell>
          <table:table-cell office:value-type="float" office:value="-2.80511157301077" calcext:value-type="float">
            <text:p>-2.805111573</text:p>
          </table:table-cell>
          <table:table-cell office:value-type="float" office:value="-2.80661874460312" calcext:value-type="float">
            <text:p>-2.8066187446</text:p>
          </table:table-cell>
          <table:table-cell office:value-type="float" office:value="-2.74925769054092" calcext:value-type="float">
            <text:p>-2.7492576905</text:p>
          </table:table-cell>
          <table:table-cell office:value-type="float" office:value="-1.96403448080763" calcext:value-type="float">
            <text:p>-1.9640344808</text:p>
          </table:table-cell>
          <table:table-cell office:value-type="float" office:value="-3.2347568310185" calcext:value-type="float">
            <text:p>-3.234756831</text:p>
          </table:table-cell>
          <table:table-cell office:value-type="float" office:value="-1.97108370917816" calcext:value-type="float">
            <text:p>-1.9710837092</text:p>
          </table:table-cell>
          <table:table-cell office:value-type="float" office:value="9.39799999999997" calcext:value-type="float">
            <text:p>9.398</text:p>
          </table:table-cell>
          <table:table-cell office:value-type="float" office:value="2.05" calcext:value-type="float">
            <text:p>2.05</text:p>
          </table:table-cell>
          <table:table-cell office:value-type="float" office:value="1.02599999999998" calcext:value-type="float">
            <text:p>1.02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09999999999976" calcext:value-type="float">
            <text:p>0.91</text:p>
          </table:table-cell>
          <table:table-cell office:value-type="float" office:value="0.748397427039549" calcext:value-type="float">
            <text:p>0.748397427</text:p>
          </table:table-cell>
          <table:table-cell office:value-type="float" office:value="-2.79178290781618" calcext:value-type="float">
            <text:p>-2.7917829078</text:p>
          </table:table-cell>
          <table:table-cell office:value-type="float" office:value="0.304354220617315" calcext:value-type="float">
            <text:p>0.3043542206</text:p>
          </table:table-cell>
          <table:table-cell office:value-type="float" office:value="-2.56194463678574" calcext:value-type="float">
            <text:p>-2.5619446368</text:p>
          </table:table-cell>
          <table:table-cell office:value-type="float" office:value="0.32733004235418" calcext:value-type="float">
            <text:p>0.3273300424</text:p>
          </table:table-cell>
          <table:table-cell office:value-type="float" office:value="-3.06141646944051" calcext:value-type="float">
            <text:p>-3.0614164694</text:p>
          </table:table-cell>
          <table:table-cell office:value-type="float" office:value="-0.116713164068054" calcext:value-type="float">
            <text:p>-0.1167131641</text:p>
          </table:table-cell>
          <table:table-cell office:value-type="float" office:value="-2.83157819841007" calcext:value-type="float">
            <text:p>-2.8315781984</text:p>
          </table:table-cell>
          <table:table-cell office:value-type="float" office:value="-0.13968898580492" calcext:value-type="float">
            <text:p>-0.1396889858</text:p>
          </table:table-cell>
          <table:table-cell office:value-type="float" office:value="-2.3321063657553" calcext:value-type="float">
            <text:p>-2.3321063658</text:p>
          </table:table-cell>
          <table:table-cell office:value-type="float" office:value="-0.0937373423311887" calcext:value-type="float">
            <text:p>-0.0937373423</text:p>
          </table:table-cell>
          <table:table-cell office:value-type="float" office:value="-3.33105003106485" calcext:value-type="float">
            <text:p>-3.3310500311</text:p>
          </table:table-cell>
          <table:table-cell office:value-type="float" office:value="-0.537780548753423" calcext:value-type="float">
            <text:p>-0.5377805488</text:p>
          </table:table-cell>
          <table:table-cell office:value-type="float" office:value="-3.10121176003441" calcext:value-type="float">
            <text:p>-3.10121176</text:p>
          </table:table-cell>
          <table:table-cell office:value-type="float" office:value="-0.560756370490289" calcext:value-type="float">
            <text:p>-0.5607563705</text:p>
          </table:table-cell>
          <table:table-cell office:value-type="float" office:value="-2.60173992737964" calcext:value-type="float">
            <text:p>-2.6017399274</text:p>
          </table:table-cell>
          <table:table-cell office:value-type="float" office:value="-0.514804727016558" calcext:value-type="float">
            <text:p>-0.514804727</text:p>
          </table:table-cell>
          <table:table-cell office:value-type="float" office:value="-3.60068359268918" calcext:value-type="float">
            <text:p>-3.6006835927</text:p>
          </table:table-cell>
          <table:table-cell office:value-type="float" office:value="-0.583732192227154" calcext:value-type="float">
            <text:p>-0.5837321922</text:p>
          </table:table-cell>
          <table:table-cell office:value-type="float" office:value="-2.10226809472487" calcext:value-type="float">
            <text:p>-2.1022680947</text:p>
          </table:table-cell>
          <table:table-cell office:value-type="float" office:value="-0.981823755175658" calcext:value-type="float">
            <text:p>-0.9818237552</text:p>
          </table:table-cell>
          <table:table-cell office:value-type="float" office:value="-2.87137348900397" calcext:value-type="float">
            <text:p>-2.871373489</text:p>
          </table:table-cell>
          <table:table-cell office:value-type="float" office:value="-1.00479957691252" calcext:value-type="float">
            <text:p>-1.0047995769</text:p>
          </table:table-cell>
          <table:table-cell office:value-type="float" office:value="-2.3719016563492" calcext:value-type="float">
            <text:p>-2.3719016563</text:p>
          </table:table-cell>
          <table:table-cell office:value-type="float" office:value="-0.958847933438792" calcext:value-type="float">
            <text:p>-0.9588479334</text:p>
          </table:table-cell>
          <table:table-cell office:value-type="float" office:value="-3.37084532165874" calcext:value-type="float">
            <text:p>-3.3708453217</text:p>
          </table:table-cell>
          <table:table-cell office:value-type="float" office:value="-1.42586696159789" calcext:value-type="float">
            <text:p>-1.4258669616</text:p>
          </table:table-cell>
          <table:table-cell office:value-type="float" office:value="-2.64153521797353" calcext:value-type="float">
            <text:p>-2.641535218</text:p>
          </table:table-cell>
          <table:table-cell office:value-type="float" office:value="-1.40289113986103" calcext:value-type="float">
            <text:p>-1.4028911399</text:p>
          </table:table-cell>
          <table:table-cell office:value-type="float" office:value="-3.14100705062831" calcext:value-type="float">
            <text:p>-3.1410070506</text:p>
          </table:table-cell>
          <table:table-cell office:value-type="float" office:value="-1.44884278333476" calcext:value-type="float">
            <text:p>-1.4488427833</text:p>
          </table:table-cell>
          <table:table-cell office:value-type="float" office:value="-2.14206338531876" calcext:value-type="float">
            <text:p>-2.1420633853</text:p>
          </table:table-cell>
          <table:table-cell office:value-type="float" office:value="-1.37991531812416" calcext:value-type="float">
            <text:p>-1.3799153181</text:p>
          </table:table-cell>
          <table:table-cell office:value-type="float" office:value="-3.64047888328308" calcext:value-type="float">
            <text:p>-3.6404788833</text:p>
          </table:table-cell>
          <table:table-cell office:value-type="float" office:value="-1.84693434628326" calcext:value-type="float">
            <text:p>-1.8469343463</text:p>
          </table:table-cell>
          <table:table-cell office:value-type="float" office:value="-2.91116877959787" calcext:value-type="float">
            <text:p>-2.9111687796</text:p>
          </table:table-cell>
          <table:table-cell office:value-type="float" office:value="-1.86991016802013" calcext:value-type="float">
            <text:p>-1.869910168</text:p>
          </table:table-cell>
          <table:table-cell office:value-type="float" office:value="-2.4116969469431" calcext:value-type="float">
            <text:p>-2.4116969469</text:p>
          </table:table-cell>
          <table:table-cell office:value-type="float" office:value="-1.8239585245464" calcext:value-type="float">
            <text:p>-1.8239585245</text:p>
          </table:table-cell>
          <table:table-cell office:value-type="float" office:value="-3.41064061225264" calcext:value-type="float">
            <text:p>-3.410640612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8]</text:p>
          </table:table-cell>
          <table:table-cell office:value-type="float" office:value="-4" calcext:value-type="float">
            <text:p>-4</text:p>
          </table:table-cell>
          <table:table-cell office:value-type="float" office:value="0.483129261793659" calcext:value-type="float">
            <text:p>0.4831292618</text:p>
          </table:table-cell>
          <table:table-cell office:value-type="float" office:value="-2.80440876948184" calcext:value-type="float">
            <text:p>-2.8044087695</text:p>
          </table:table-cell>
          <table:table-cell office:value-type="float" office:value="-0.479662093384065" calcext:value-type="float">
            <text:p>-0.4796620934</text:p>
          </table:table-cell>
          <table:table-cell office:value-type="float" office:value="-3.26820942766495" calcext:value-type="float">
            <text:p>-3.2682094277</text:p>
          </table:table-cell>
          <table:table-cell office:value-type="float" office:value="-1.36227598550691" calcext:value-type="float">
            <text:p>-1.3622759855</text:p>
          </table:table-cell>
          <table:table-cell office:value-type="float" office:value="-3.57263776819195" calcext:value-type="float">
            <text:p>-3.5726377682</text:p>
          </table:table-cell>
          <table:table-cell office:value-type="float" office:value="-0.678251323627769" calcext:value-type="float">
            <text:p>-0.6782513236</text:p>
          </table:table-cell>
          <table:table-cell office:value-type="float" office:value="-2.76156172545237" calcext:value-type="float">
            <text:p>-2.7615617255</text:p>
          </table:table-cell>
          <table:table-cell office:value-type="float" office:value="-0.0993318853833924" calcext:value-type="float">
            <text:p>-0.0993318854</text:p>
          </table:table-cell>
          <table:table-cell office:value-type="float" office:value="-2.31008052349344" calcext:value-type="float">
            <text:p>-2.3100805235</text:p>
          </table:table-cell>
          <table:table-cell office:value-type="float" office:value="-1.3136191375753" calcext:value-type="float">
            <text:p>-1.3136191376</text:p>
          </table:table-cell>
          <table:table-cell office:value-type="float" office:value="-2.53427070574489" calcext:value-type="float">
            <text:p>-2.5342707057</text:p>
          </table:table-cell>
          <table:table-cell office:value-type="float" office:value="-2.51541133604691" calcext:value-type="float">
            <text:p>-2.515411336</text:p>
          </table:table-cell>
          <table:table-cell office:value-type="float" office:value="-3.40258074025606" calcext:value-type="float">
            <text:p>-3.4025807403</text:p>
          </table:table-cell>
          <table:table-cell office:value-type="float" office:value="-0.728766300529225" calcext:value-type="float">
            <text:p>-0.7287663005</text:p>
          </table:table-cell>
          <table:table-cell office:value-type="float" office:value="-2.19758230841626" calcext:value-type="float">
            <text:p>-2.1975823084</text:p>
          </table:table-cell>
          <table:table-cell office:value-type="float" office:value="-2.0070228992557" calcext:value-type="float">
            <text:p>-2.0070228993</text:p>
          </table:table-cell>
          <table:table-cell office:value-type="float" office:value="-2.50145446354594" calcext:value-type="float">
            <text:p>-2.5014544635</text:p>
          </table:table-cell>
          <table:table-cell office:value-type="float" office:value="-1.40946862460365" calcext:value-type="float">
            <text:p>-1.4094686246</text:p>
          </table:table-cell>
          <table:table-cell office:value-type="float" office:value="0.556685088923451" calcext:value-type="float">
            <text:p>0.5566850889</text:p>
          </table:table-cell>
          <table:table-cell office:value-type="float" office:value="-1.93593802521857" calcext:value-type="float">
            <text:p>-1.9359380252</text:p>
          </table:table-cell>
          <table:table-cell office:value-type="float" office:value="-3.39211589048887" calcext:value-type="float">
            <text:p>-3.3921158905</text:p>
          </table:table-cell>
          <table:table-cell office:value-type="float" office:value="-1.79956878601527" calcext:value-type="float">
            <text:p>-1.799568786</text:p>
          </table:table-cell>
          <table:table-cell office:value-type="float" office:value="-2.90331982116751" calcext:value-type="float">
            <text:p>-2.9033198212</text:p>
          </table:table-cell>
          <table:table-cell office:value-type="float" office:value="-2.24517087762057" calcext:value-type="float">
            <text:p>-2.2451708776</text:p>
          </table:table-cell>
          <table:table-cell office:value-type="float" office:value="-2.96498498179045" calcext:value-type="float">
            <text:p>-2.9649849818</text:p>
          </table:table-cell>
          <table:table-cell office:value-type="float" office:value="-1.37195229013951" calcext:value-type="float">
            <text:p>-1.3719522901</text:p>
          </table:table-cell>
          <table:table-cell office:value-type="float" office:value="-3.04379972337379" calcext:value-type="float">
            <text:p>-3.0437997234</text:p>
          </table:table-cell>
          <table:table-cell office:value-type="float" office:value="-3.25726902885283" calcext:value-type="float">
            <text:p>-3.2572690289</text:p>
          </table:table-cell>
          <table:table-cell office:value-type="float" office:value="-3.0446765423935" calcext:value-type="float">
            <text:p>-3.0446765424</text:p>
          </table:table-cell>
          <table:table-cell office:value-type="float" office:value="-1.01377459374372" calcext:value-type="float">
            <text:p>-1.0137745937</text:p>
          </table:table-cell>
          <table:table-cell office:value-type="float" office:value="0.538614037949769" calcext:value-type="float">
            <text:p>0.5386140379</text:p>
          </table:table-cell>
          <table:table-cell office:value-type="float" office:value="-2.63890900942265" calcext:value-type="float">
            <text:p>-2.6389090094</text:p>
          </table:table-cell>
          <table:table-cell office:value-type="float" office:value="-2.38388210813843" calcext:value-type="float">
            <text:p>-2.3838821081</text:p>
          </table:table-cell>
          <table:table-cell office:value-type="float" office:value="-2.84014108254172" calcext:value-type="float">
            <text:p>-2.8401410825</text:p>
          </table:table-cell>
          <table:table-cell office:value-type="float" office:value="-2.78730725936709" calcext:value-type="float">
            <text:p>-2.7873072594</text:p>
          </table:table-cell>
          <table:table-cell office:value-type="float" office:value="-2.77698577413271" calcext:value-type="float">
            <text:p>-2.7769857741</text:p>
          </table:table-cell>
          <table:table-cell office:value-type="float" office:value="-1.93520474996728" calcext:value-type="float">
            <text:p>-1.93520475</text:p>
          </table:table-cell>
          <table:table-cell office:value-type="float" office:value="-3.25112527278927" calcext:value-type="float">
            <text:p>-3.2511252728</text:p>
          </table:table-cell>
          <table:table-cell office:value-type="float" office:value="-1.934586118655" calcext:value-type="float">
            <text:p>-1.9345861187</text:p>
          </table:table-cell>
          <table:table-cell office:value-type="float" office:value="9.36999999999997" calcext:value-type="float">
            <text:p>9.37</text:p>
          </table:table-cell>
          <table:table-cell office:value-type="float" office:value="2.05" calcext:value-type="float">
            <text:p>2.05</text:p>
          </table:table-cell>
          <table:table-cell office:value-type="float" office:value="1.03999999999998" calcext:value-type="float">
            <text:p>1.0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99999999999976" calcext:value-type="float">
            <text:p>0.9</text:p>
          </table:table-cell>
          <table:table-cell office:value-type="float" office:value="0.696496185441445" calcext:value-type="float">
            <text:p>0.6964961854</text:p>
          </table:table-cell>
          <table:table-cell office:value-type="float" office:value="-2.79498620620615" calcext:value-type="float">
            <text:p>-2.7949862062</text:p>
          </table:table-cell>
          <table:table-cell office:value-type="float" office:value="0.252875524129866" calcext:value-type="float">
            <text:p>0.2528755241</text:p>
          </table:table-cell>
          <table:table-cell office:value-type="float" office:value="-2.56433341767438" calcext:value-type="float">
            <text:p>-2.5643334177</text:p>
          </table:table-cell>
          <table:table-cell office:value-type="float" office:value="0.27493468046343" calcext:value-type="float">
            <text:p>0.2749346805</text:p>
          </table:table-cell>
          <table:table-cell office:value-type="float" office:value="-3.06384657427974" calcext:value-type="float">
            <text:p>-3.0638465743</text:p>
          </table:table-cell>
          <table:table-cell office:value-type="float" office:value="-0.168685980848149" calcext:value-type="float">
            <text:p>-0.1686859808</text:p>
          </table:table-cell>
          <table:table-cell office:value-type="float" office:value="-2.83319378574798" calcext:value-type="float">
            <text:p>-2.8331937857</text:p>
          </table:table-cell>
          <table:table-cell office:value-type="float" office:value="-0.190745137181713" calcext:value-type="float">
            <text:p>-0.1907451372</text:p>
          </table:table-cell>
          <table:table-cell office:value-type="float" office:value="-2.33368062914262" calcext:value-type="float">
            <text:p>-2.3336806291</text:p>
          </table:table-cell>
          <table:table-cell office:value-type="float" office:value="-0.146626824514585" calcext:value-type="float">
            <text:p>-0.1466268245</text:p>
          </table:table-cell>
          <table:table-cell office:value-type="float" office:value="-3.33270694235334" calcext:value-type="float">
            <text:p>-3.3327069424</text:p>
          </table:table-cell>
          <table:table-cell office:value-type="float" office:value="-0.590247485826164" calcext:value-type="float">
            <text:p>-0.5902474858</text:p>
          </table:table-cell>
          <table:table-cell office:value-type="float" office:value="-3.10205415382158" calcext:value-type="float">
            <text:p>-3.1020541538</text:p>
          </table:table-cell>
          <table:table-cell office:value-type="float" office:value="-0.612306642159728" calcext:value-type="float">
            <text:p>-0.6123066422</text:p>
          </table:table-cell>
          <table:table-cell office:value-type="float" office:value="-2.60254099721622" calcext:value-type="float">
            <text:p>-2.6025409972</text:p>
          </table:table-cell>
          <table:table-cell office:value-type="float" office:value="-0.5681883294926" calcext:value-type="float">
            <text:p>-0.5681883295</text:p>
          </table:table-cell>
          <table:table-cell office:value-type="float" office:value="-3.60156731042694" calcext:value-type="float">
            <text:p>-3.6015673104</text:p>
          </table:table-cell>
          <table:table-cell office:value-type="float" office:value="-0.634365798493291" calcext:value-type="float">
            <text:p>-0.6343657985</text:p>
          </table:table-cell>
          <table:table-cell office:value-type="float" office:value="-2.10302784061086" calcext:value-type="float">
            <text:p>-2.1030278406</text:p>
          </table:table-cell>
          <table:table-cell office:value-type="float" office:value="-1.03386814713774" calcext:value-type="float">
            <text:p>-1.0338681471</text:p>
          </table:table-cell>
          <table:table-cell office:value-type="float" office:value="-2.87140136528982" calcext:value-type="float">
            <text:p>-2.8714013653</text:p>
          </table:table-cell>
          <table:table-cell office:value-type="float" office:value="-1.05592730347131" calcext:value-type="float">
            <text:p>-1.0559273035</text:p>
          </table:table-cell>
          <table:table-cell office:value-type="float" office:value="-2.37188820868446" calcext:value-type="float">
            <text:p>-2.3718882087</text:p>
          </table:table-cell>
          <table:table-cell office:value-type="float" office:value="-1.01180899080418" calcext:value-type="float">
            <text:p>-1.0118089908</text:p>
          </table:table-cell>
          <table:table-cell office:value-type="float" office:value="-3.37091452189518" calcext:value-type="float">
            <text:p>-3.3709145219</text:p>
          </table:table-cell>
          <table:table-cell office:value-type="float" office:value="-1.47748880844932" calcext:value-type="float">
            <text:p>-1.4774888084</text:p>
          </table:table-cell>
          <table:table-cell office:value-type="float" office:value="-2.64074857675806" calcext:value-type="float">
            <text:p>-2.6407485768</text:p>
          </table:table-cell>
          <table:table-cell office:value-type="float" office:value="-1.45542965211576" calcext:value-type="float">
            <text:p>-1.4554296521</text:p>
          </table:table-cell>
          <table:table-cell office:value-type="float" office:value="-3.14026173336342" calcext:value-type="float">
            <text:p>-3.1402617334</text:p>
          </table:table-cell>
          <table:table-cell office:value-type="float" office:value="-1.49954796478289" calcext:value-type="float">
            <text:p>-1.4995479648</text:p>
          </table:table-cell>
          <table:table-cell office:value-type="float" office:value="-2.1412354201527" calcext:value-type="float">
            <text:p>-2.1412354202</text:p>
          </table:table-cell>
          <table:table-cell office:value-type="float" office:value="-1.43337049578219" calcext:value-type="float">
            <text:p>-1.4333704958</text:p>
          </table:table-cell>
          <table:table-cell office:value-type="float" office:value="-3.63977488996878" calcext:value-type="float">
            <text:p>-3.63977489</text:p>
          </table:table-cell>
          <table:table-cell office:value-type="float" office:value="-1.89905031342734" calcext:value-type="float">
            <text:p>-1.8990503134</text:p>
          </table:table-cell>
          <table:table-cell office:value-type="float" office:value="-2.90960894483166" calcext:value-type="float">
            <text:p>-2.9096089448</text:p>
          </table:table-cell>
          <table:table-cell office:value-type="float" office:value="-1.9211094697609" calcext:value-type="float">
            <text:p>-1.9211094698</text:p>
          </table:table-cell>
          <table:table-cell office:value-type="float" office:value="-2.4100957882263" calcext:value-type="float">
            <text:p>-2.4100957882</text:p>
          </table:table-cell>
          <table:table-cell office:value-type="float" office:value="-1.87699115709377" calcext:value-type="float">
            <text:p>-1.8769911571</text:p>
          </table:table-cell>
          <table:table-cell office:value-type="float" office:value="-3.40912210143702" calcext:value-type="float">
            <text:p>-3.409122101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3]</text:p>
          </table:table-cell>
          <table:table-cell office:value-type="float" office:value="-1" calcext:value-type="float">
            <text:p>-1</text:p>
          </table:table-cell>
          <table:table-cell office:value-type="float" office:value="0.367153650704992" calcext:value-type="float">
            <text:p>0.3671536507</text:p>
          </table:table-cell>
          <table:table-cell office:value-type="float" office:value="-2.94891035232878" calcext:value-type="float">
            <text:p>-2.9489103523</text:p>
          </table:table-cell>
          <table:table-cell office:value-type="float" office:value="-0.219725257792213" calcext:value-type="float">
            <text:p>-0.2197252578</text:p>
          </table:table-cell>
          <table:table-cell office:value-type="float" office:value="-3.02952732752674" calcext:value-type="float">
            <text:p>-3.0295273275</text:p>
          </table:table-cell>
          <table:table-cell office:value-type="float" office:value="-1.37815342707266" calcext:value-type="float">
            <text:p>-1.3781534271</text:p>
          </table:table-cell>
          <table:table-cell office:value-type="float" office:value="-3.56025464657959" calcext:value-type="float">
            <text:p>-3.5602546466</text:p>
          </table:table-cell>
          <table:table-cell office:value-type="float" office:value="-0.809195163350837" calcext:value-type="float">
            <text:p>-0.8091951634</text:p>
          </table:table-cell>
          <table:table-cell office:value-type="float" office:value="-3.29543765729477" calcext:value-type="float">
            <text:p>-3.2954376573</text:p>
          </table:table-cell>
          <table:table-cell office:value-type="float" office:value="-0.693379569507284" calcext:value-type="float">
            <text:p>-0.6933795695</text:p>
          </table:table-cell>
          <table:table-cell office:value-type="float" office:value="0.549339804569572" calcext:value-type="float">
            <text:p>0.5493398046</text:p>
          </table:table-cell>
          <table:table-cell office:value-type="float" office:value="-2.79156514989742" calcext:value-type="float">
            <text:p>-2.7915651499</text:p>
          </table:table-cell>
          <table:table-cell office:value-type="float" office:value="-3.39938285389795" calcext:value-type="float">
            <text:p>-3.3993828539</text:p>
          </table:table-cell>
          <table:table-cell office:value-type="float" office:value="-2.63668730702013" calcext:value-type="float">
            <text:p>-2.636687307</text:p>
          </table:table-cell>
          <table:table-cell office:value-type="float" office:value="-3.95905155390068" calcext:value-type="float">
            <text:p>-3.9590515539</text:p>
          </table:table-cell>
          <table:table-cell office:value-type="float" office:value="-0.455471392133683" calcext:value-type="float">
            <text:p>-0.4554713921</text:p>
          </table:table-cell>
          <table:table-cell office:value-type="float" office:value="-2.48930346527156" calcext:value-type="float">
            <text:p>-2.4893034653</text:p>
          </table:table-cell>
          <table:table-cell office:value-type="float" office:value="-2.86528077447878" calcext:value-type="float">
            <text:p>-2.8652807745</text:p>
          </table:table-cell>
          <table:table-cell office:value-type="float" office:value="-2.90436574607544" calcext:value-type="float">
            <text:p>-2.9043657461</text:p>
          </table:table-cell>
          <table:table-cell office:value-type="float" office:value="-0.310536983804922" calcext:value-type="float">
            <text:p>-0.3105369838</text:p>
          </table:table-cell>
          <table:table-cell office:value-type="float" office:value="0.541706800618484" calcext:value-type="float">
            <text:p>0.5417068006</text:p>
          </table:table-cell>
          <table:table-cell office:value-type="float" office:value="-1.91195687378779" calcext:value-type="float">
            <text:p>-1.9119568738</text:p>
          </table:table-cell>
          <table:table-cell office:value-type="float" office:value="-3.75757988627894" calcext:value-type="float">
            <text:p>-3.7575798863</text:p>
          </table:table-cell>
          <table:table-cell office:value-type="float" office:value="-0.991869193256784" calcext:value-type="float">
            <text:p>-0.9918691933</text:p>
          </table:table-cell>
          <table:table-cell office:value-type="float" office:value="-2.73916239877288" calcext:value-type="float">
            <text:p>-2.7391623988</text:p>
          </table:table-cell>
          <table:table-cell office:value-type="float" office:value="-2.36338468991529" calcext:value-type="float">
            <text:p>-2.3633846899</text:p>
          </table:table-cell>
          <table:table-cell office:value-type="float" office:value="-3.15671325733466" calcext:value-type="float">
            <text:p>-3.1567132573</text:p>
          </table:table-cell>
          <table:table-cell office:value-type="float" office:value="-1.48314761256804" calcext:value-type="float">
            <text:p>-1.4831476126</text:p>
          </table:table-cell>
          <table:table-cell office:value-type="float" office:value="-2.99328673339627" calcext:value-type="float">
            <text:p>-2.9932867334</text:p>
          </table:table-cell>
          <table:table-cell office:value-type="float" office:value="-2.34336062213073" calcext:value-type="float">
            <text:p>-2.3433606221</text:p>
          </table:table-cell>
          <table:table-cell office:value-type="float" office:value="-3.58240456043834" calcext:value-type="float">
            <text:p>-3.5824045604</text:p>
          </table:table-cell>
          <table:table-cell office:value-type="float" office:value="-1.42533097202291" calcext:value-type="float">
            <text:p>-1.425330972</text:p>
          </table:table-cell>
          <table:table-cell office:value-type="float" office:value="-2.42467987080081" calcext:value-type="float">
            <text:p>-2.4246798708</text:p>
          </table:table-cell>
          <table:table-cell office:value-type="float" office:value="-1.85173056415925" calcext:value-type="float">
            <text:p>-1.8517305642</text:p>
          </table:table-cell>
          <table:table-cell office:value-type="float" office:value="-2.50470571623386" calcext:value-type="float">
            <text:p>-2.5047057162</text:p>
          </table:table-cell>
          <table:table-cell office:value-type="float" office:value="-1.99235188139628" calcext:value-type="float">
            <text:p>-1.9923518814</text:p>
          </table:table-cell>
          <table:table-cell office:value-type="float" office:value="-2.89513726633264" calcext:value-type="float">
            <text:p>-2.8951372663</text:p>
          </table:table-cell>
          <table:table-cell office:value-type="float" office:value="-1.97191831513603" calcext:value-type="float">
            <text:p>-1.9719183151</text:p>
          </table:table-cell>
          <table:table-cell office:value-type="float" office:value="-3.29115913300286" calcext:value-type="float">
            <text:p>-3.291159133</text:p>
          </table:table-cell>
          <table:table-cell office:value-type="float" office:value="-2.379552839899" calcext:value-type="float">
            <text:p>-2.3795528399</text:p>
          </table:table-cell>
          <table:table-cell office:value-type="float" office:value="-2.70634162429748" calcext:value-type="float">
            <text:p>-2.7063416243</text:p>
          </table:table-cell>
          <table:table-cell office:value-type="float" office:value="9.59399999999997" calcext:value-type="float">
            <text:p>9.594</text:p>
          </table:table-cell>
          <table:table-cell office:value-type="float" office:value="2.05" calcext:value-type="float">
            <text:p>2.05</text:p>
          </table:table-cell>
          <table:table-cell office:value-type="float" office:value="0.927999999999982" calcext:value-type="float">
            <text:p>0.92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79999999999976" calcext:value-type="float">
            <text:p>0.98</text:p>
          </table:table-cell>
          <table:table-cell office:value-type="float" office:value="0.880463569520375" calcext:value-type="float">
            <text:p>0.8804635695</text:p>
          </table:table-cell>
          <table:table-cell office:value-type="float" office:value="-2.89207199785358" calcext:value-type="float">
            <text:p>-2.8920719979</text:p>
          </table:table-cell>
          <table:table-cell office:value-type="float" office:value="0.422567155706728" calcext:value-type="float">
            <text:p>0.4225671557</text:p>
          </table:table-cell>
          <table:table-cell office:value-type="float" office:value="-2.69124651586337" calcext:value-type="float">
            <text:p>-2.6912465159</text:p>
          </table:table-cell>
          <table:table-cell office:value-type="float" office:value="0.477595393482773" calcext:value-type="float">
            <text:p>0.4775953935</text:p>
          </table:table-cell>
          <table:table-cell office:value-type="float" office:value="-3.18820918352288" calcext:value-type="float">
            <text:p>-3.1882091835</text:p>
          </table:table-cell>
          <table:table-cell office:value-type="float" office:value="0.019698979669126" calcext:value-type="float">
            <text:p>0.0196989797</text:p>
          </table:table-cell>
          <table:table-cell office:value-type="float" office:value="-2.98738370153267" calcext:value-type="float">
            <text:p>-2.9873837015</text:p>
          </table:table-cell>
          <table:table-cell office:value-type="float" office:value="-0.0353292581069188" calcext:value-type="float">
            <text:p>-0.0353292581</text:p>
          </table:table-cell>
          <table:table-cell office:value-type="float" office:value="-2.49042103387315" calcext:value-type="float">
            <text:p>-2.4904210339</text:p>
          </table:table-cell>
          <table:table-cell office:value-type="float" office:value="0.0747272174451709" calcext:value-type="float">
            <text:p>0.0747272174</text:p>
          </table:table-cell>
          <table:table-cell office:value-type="float" office:value="-3.48434636919219" calcext:value-type="float">
            <text:p>-3.4843463692</text:p>
          </table:table-cell>
          <table:table-cell office:value-type="float" office:value="-0.383169196368476" calcext:value-type="float">
            <text:p>-0.3831691964</text:p>
          </table:table-cell>
          <table:table-cell office:value-type="float" office:value="-3.28352088720197" calcext:value-type="float">
            <text:p>-3.2835208872</text:p>
          </table:table-cell>
          <table:table-cell office:value-type="float" office:value="-0.438197434144521" calcext:value-type="float">
            <text:p>-0.4381974341</text:p>
          </table:table-cell>
          <table:table-cell office:value-type="float" office:value="-2.78655821954246" calcext:value-type="float">
            <text:p>-2.7865582195</text:p>
          </table:table-cell>
          <table:table-cell office:value-type="float" office:value="-0.328140958592431" calcext:value-type="float">
            <text:p>-0.3281409586</text:p>
          </table:table-cell>
          <table:table-cell office:value-type="float" office:value="-3.78048355486149" calcext:value-type="float">
            <text:p>-3.7804835549</text:p>
          </table:table-cell>
          <table:table-cell office:value-type="float" office:value="-0.493225671920566" calcext:value-type="float">
            <text:p>-0.4932256719</text:p>
          </table:table-cell>
          <table:table-cell office:value-type="float" office:value="-2.28959555188294" calcext:value-type="float">
            <text:p>-2.2895955519</text:p>
          </table:table-cell>
          <table:table-cell office:value-type="float" office:value="-0.841065610182123" calcext:value-type="float">
            <text:p>-0.8410656102</text:p>
          </table:table-cell>
          <table:table-cell office:value-type="float" office:value="-3.08269540521176" calcext:value-type="float">
            <text:p>-3.0826954052</text:p>
          </table:table-cell>
          <table:table-cell office:value-type="float" office:value="-0.896093847958168" calcext:value-type="float">
            <text:p>-0.896093848</text:p>
          </table:table-cell>
          <table:table-cell office:value-type="float" office:value="-2.58573273755224" calcext:value-type="float">
            <text:p>-2.5857327376</text:p>
          </table:table-cell>
          <table:table-cell office:value-type="float" office:value="-0.786037372406078" calcext:value-type="float">
            <text:p>-0.7860373724</text:p>
          </table:table-cell>
          <table:table-cell office:value-type="float" office:value="-3.57965807287128" calcext:value-type="float">
            <text:p>-3.5796580729</text:p>
          </table:table-cell>
          <table:table-cell office:value-type="float" office:value="-1.29896202399577" calcext:value-type="float">
            <text:p>-1.298962024</text:p>
          </table:table-cell>
          <table:table-cell office:value-type="float" office:value="-2.88186992322155" calcext:value-type="float">
            <text:p>-2.8818699232</text:p>
          </table:table-cell>
          <table:table-cell office:value-type="float" office:value="-1.24393378621973" calcext:value-type="float">
            <text:p>-1.2439337862</text:p>
          </table:table-cell>
          <table:table-cell office:value-type="float" office:value="-3.37883259088106" calcext:value-type="float">
            <text:p>-3.3788325909</text:p>
          </table:table-cell>
          <table:table-cell office:value-type="float" office:value="-1.35399026177182" calcext:value-type="float">
            <text:p>-1.3539902618</text:p>
          </table:table-cell>
          <table:table-cell office:value-type="float" office:value="-2.38490725556203" calcext:value-type="float">
            <text:p>-2.3849072556</text:p>
          </table:table-cell>
          <table:table-cell office:value-type="float" office:value="-1.18890554844368" calcext:value-type="float">
            <text:p>-1.1889055484</text:p>
          </table:table-cell>
          <table:table-cell office:value-type="float" office:value="-3.87579525854058" calcext:value-type="float">
            <text:p>-3.8757952585</text:p>
          </table:table-cell>
          <table:table-cell office:value-type="float" office:value="-1.70183020003337" calcext:value-type="float">
            <text:p>-1.7018302</text:p>
          </table:table-cell>
          <table:table-cell office:value-type="float" office:value="-3.17800710889085" calcext:value-type="float">
            <text:p>-3.1780071089</text:p>
          </table:table-cell>
          <table:table-cell office:value-type="float" office:value="-1.75685843780942" calcext:value-type="float">
            <text:p>-1.7568584378</text:p>
          </table:table-cell>
          <table:table-cell office:value-type="float" office:value="-2.68104444123133" calcext:value-type="float">
            <text:p>-2.6810444412</text:p>
          </table:table-cell>
          <table:table-cell office:value-type="float" office:value="-1.64680196225733" calcext:value-type="float">
            <text:p>-1.6468019623</text:p>
          </table:table-cell>
          <table:table-cell office:value-type="float" office:value="-3.67496977655037" calcext:value-type="float">
            <text:p>-3.674969776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3]</text:p>
          </table:table-cell>
          <table:table-cell office:value-type="float" office:value="-2" calcext:value-type="float">
            <text:p>-2</text:p>
          </table:table-cell>
          <table:table-cell office:value-type="float" office:value="0.327420965685865" calcext:value-type="float">
            <text:p>0.3274209657</text:p>
          </table:table-cell>
          <table:table-cell office:value-type="float" office:value="-2.95352703308132" calcext:value-type="float">
            <text:p>-2.9535270331</text:p>
          </table:table-cell>
          <table:table-cell office:value-type="float" office:value="-0.259454604241412" calcext:value-type="float">
            <text:p>-0.2594546042</text:p>
          </table:table-cell>
          <table:table-cell office:value-type="float" office:value="-3.03417265105902" calcext:value-type="float">
            <text:p>-3.0341726511</text:p>
          </table:table-cell>
          <table:table-cell office:value-type="float" office:value="-1.41805507756291" calcext:value-type="float">
            <text:p>-1.4180550776</text:p>
          </table:table-cell>
          <table:table-cell office:value-type="float" office:value="-3.56305791041907" calcext:value-type="float">
            <text:p>-3.5630579104</text:p>
          </table:table-cell>
          <table:table-cell office:value-type="float" office:value="-0.848797847097871" calcext:value-type="float">
            <text:p>-0.8487978471</text:p>
          </table:table-cell>
          <table:table-cell office:value-type="float" office:value="-3.30106148517553" calcext:value-type="float">
            <text:p>-3.3010614852</text:p>
          </table:table-cell>
          <table:table-cell office:value-type="float" office:value="-0.73321842737164" calcext:value-type="float">
            <text:p>-0.7332184274</text:p>
          </table:table-cell>
          <table:table-cell office:value-type="float" office:value="0.54575296695634" calcext:value-type="float">
            <text:p>0.545752967</text:p>
          </table:table-cell>
          <table:table-cell office:value-type="float" office:value="-2.83029279317079" calcext:value-type="float">
            <text:p>-2.8302927932</text:p>
          </table:table-cell>
          <table:table-cell office:value-type="float" office:value="-3.38937437516785" calcext:value-type="float">
            <text:p>-3.3893743752</text:p>
          </table:table-cell>
          <table:table-cell office:value-type="float" office:value="-2.67619577367212" calcext:value-type="float">
            <text:p>-2.6761957737</text:p>
          </table:table-cell>
          <table:table-cell office:value-type="float" office:value="-3.95280006905234" calcext:value-type="float">
            <text:p>-3.9528000691</text:p>
          </table:table-cell>
          <table:table-cell office:value-type="float" office:value="-0.494641983268705" calcext:value-type="float">
            <text:p>-0.4946419833</text:p>
          </table:table-cell>
          <table:table-cell office:value-type="float" office:value="-2.49740684667274" calcext:value-type="float">
            <text:p>-2.4974068467</text:p>
          </table:table-cell>
          <table:table-cell office:value-type="float" office:value="-2.9043688830173" calcext:value-type="float">
            <text:p>-2.904368883</text:p>
          </table:table-cell>
          <table:table-cell office:value-type="float" office:value="-2.89587341006694" calcext:value-type="float">
            <text:p>-2.8958734101</text:p>
          </table:table-cell>
          <table:table-cell office:value-type="float" office:value="-0.345136077664965" calcext:value-type="float">
            <text:p>-0.3451360777</text:p>
          </table:table-cell>
          <table:table-cell office:value-type="float" office:value="0.561779237044188" calcext:value-type="float">
            <text:p>0.561779237</text:p>
          </table:table-cell>
          <table:table-cell office:value-type="float" office:value="-1.95159817644278" calcext:value-type="float">
            <text:p>-1.9515981764</text:p>
          </table:table-cell>
          <table:table-cell office:value-type="float" office:value="-3.75223506412894" calcext:value-type="float">
            <text:p>-3.7522350641</text:p>
          </table:table-cell>
          <table:table-cell office:value-type="float" office:value="-1.03143346307262" calcext:value-type="float">
            <text:p>-1.0314334631</text:p>
          </table:table-cell>
          <table:table-cell office:value-type="float" office:value="-2.74505039961693" calcext:value-type="float">
            <text:p>-2.7450503996</text:p>
          </table:table-cell>
          <table:table-cell office:value-type="float" office:value="-2.40319057853437" calcext:value-type="float">
            <text:p>-2.4031905785</text:p>
          </table:table-cell>
          <table:table-cell office:value-type="float" office:value="-3.15277736718811" calcext:value-type="float">
            <text:p>-3.1527773672</text:p>
          </table:table-cell>
          <table:table-cell office:value-type="float" office:value="-1.52250796984377" calcext:value-type="float">
            <text:p>-1.5225079698</text:p>
          </table:table-cell>
          <table:table-cell office:value-type="float" office:value="-3.0004114983136" calcext:value-type="float">
            <text:p>-3.0004114983</text:p>
          </table:table-cell>
          <table:table-cell office:value-type="float" office:value="-2.38298081465177" calcext:value-type="float">
            <text:p>-2.3829808147</text:p>
          </table:table-cell>
          <table:table-cell office:value-type="float" office:value="-3.57690543827242" calcext:value-type="float">
            <text:p>-3.5769054383</text:p>
          </table:table-cell>
          <table:table-cell office:value-type="float" office:value="-1.46403375845629" calcext:value-type="float">
            <text:p>-1.4640337585</text:p>
          </table:table-cell>
          <table:table-cell office:value-type="float" office:value="-2.43478404430941" calcext:value-type="float">
            <text:p>-2.4347840443</text:p>
          </table:table-cell>
          <table:table-cell office:value-type="float" office:value="-1.89169131342495" calcext:value-type="float">
            <text:p>-1.8916913134</text:p>
          </table:table-cell>
          <table:table-cell office:value-type="float" office:value="-2.50293412990413" calcext:value-type="float">
            <text:p>-2.5029341299</text:p>
          </table:table-cell>
          <table:table-cell office:value-type="float" office:value="-2.0323464699925" calcext:value-type="float">
            <text:p>-2.03234647</text:p>
          </table:table-cell>
          <table:table-cell office:value-type="float" office:value="-2.89447932787113" calcext:value-type="float">
            <text:p>-2.8944793279</text:p>
          </table:table-cell>
          <table:table-cell office:value-type="float" office:value="-2.01191283991273" calcext:value-type="float">
            <text:p>-2.0119128399</text:p>
          </table:table-cell>
          <table:table-cell office:value-type="float" office:value="-3.29049732647068" calcext:value-type="float">
            <text:p>-3.2904973265</text:p>
          </table:table-cell>
          <table:table-cell office:value-type="float" office:value="-2.41949645999669" calcext:value-type="float">
            <text:p>-2.41949646</text:p>
          </table:table-cell>
          <table:table-cell office:value-type="float" office:value="-2.70421860439851" calcext:value-type="float">
            <text:p>-2.7042186044</text:p>
          </table:table-cell>
          <table:table-cell office:value-type="float" office:value="9.56599999999997" calcext:value-type="float">
            <text:p>9.566</text:p>
          </table:table-cell>
          <table:table-cell office:value-type="float" office:value="2.05" calcext:value-type="float">
            <text:p>2.05</text:p>
          </table:table-cell>
          <table:table-cell office:value-type="float" office:value="0.941999999999981" calcext:value-type="float">
            <text:p>0.94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69999999999975" calcext:value-type="float">
            <text:p>0.97</text:p>
          </table:table-cell>
          <table:table-cell office:value-type="float" office:value="0.828832910197798" calcext:value-type="float">
            <text:p>0.8288329102</text:p>
          </table:table-cell>
          <table:table-cell office:value-type="float" office:value="-2.89825867854002" calcext:value-type="float">
            <text:p>-2.8982586785</text:p>
          </table:table-cell>
          <table:table-cell office:value-type="float" office:value="0.371036483793334" calcext:value-type="float">
            <text:p>0.3710364838</text:p>
          </table:table-cell>
          <table:table-cell office:value-type="float" office:value="-2.69720537224713" calcext:value-type="float">
            <text:p>-2.6972053722</text:p>
          </table:table-cell>
          <table:table-cell office:value-type="float" office:value="0.425817426231071" calcext:value-type="float">
            <text:p>0.4258174262</text:p>
          </table:table-cell>
          <table:table-cell office:value-type="float" office:value="-3.19419536042157" calcext:value-type="float">
            <text:p>-3.1941953604</text:p>
          </table:table-cell>
          <table:table-cell office:value-type="float" office:value="-0.0319790001733932" calcext:value-type="float">
            <text:p>-0.0319790002</text:p>
          </table:table-cell>
          <table:table-cell office:value-type="float" office:value="-2.99314205412869" calcext:value-type="float">
            <text:p>-2.9931420541</text:p>
          </table:table-cell>
          <table:table-cell office:value-type="float" office:value="-0.0867599426111306" calcext:value-type="float">
            <text:p>-0.0867599426</text:p>
          </table:table-cell>
          <table:table-cell office:value-type="float" office:value="-2.49615206595424" calcext:value-type="float">
            <text:p>-2.496152066</text:p>
          </table:table-cell>
          <table:table-cell office:value-type="float" office:value="0.0228019422643442" calcext:value-type="float">
            <text:p>0.0228019423</text:p>
          </table:table-cell>
          <table:table-cell office:value-type="float" office:value="-3.49013204230313" calcext:value-type="float">
            <text:p>-3.4901320423</text:p>
          </table:table-cell>
          <table:table-cell office:value-type="float" office:value="-0.43499448414012" calcext:value-type="float">
            <text:p>-0.4349944841</text:p>
          </table:table-cell>
          <table:table-cell office:value-type="float" office:value="-3.28907873601024" calcext:value-type="float">
            <text:p>-3.289078736</text:p>
          </table:table-cell>
          <table:table-cell office:value-type="float" office:value="-0.489775426577858" calcext:value-type="float">
            <text:p>-0.4897754266</text:p>
          </table:table-cell>
          <table:table-cell office:value-type="float" office:value="-2.7920887478358" calcext:value-type="float">
            <text:p>-2.7920887478</text:p>
          </table:table-cell>
          <table:table-cell office:value-type="float" office:value="-0.380213541702383" calcext:value-type="float">
            <text:p>-0.3802135417</text:p>
          </table:table-cell>
          <table:table-cell office:value-type="float" office:value="-3.78606872418468" calcext:value-type="float">
            <text:p>-3.7860687242</text:p>
          </table:table-cell>
          <table:table-cell office:value-type="float" office:value="-0.544556369015595" calcext:value-type="float">
            <text:p>-0.544556369</text:p>
          </table:table-cell>
          <table:table-cell office:value-type="float" office:value="-2.29509875966135" calcext:value-type="float">
            <text:p>-2.2950987597</text:p>
          </table:table-cell>
          <table:table-cell office:value-type="float" office:value="-0.892790910544584" calcext:value-type="float">
            <text:p>-0.8927909105</text:p>
          </table:table-cell>
          <table:table-cell office:value-type="float" office:value="-3.08802542971735" calcext:value-type="float">
            <text:p>-3.0880254297</text:p>
          </table:table-cell>
          <table:table-cell office:value-type="float" office:value="-0.947571852982322" calcext:value-type="float">
            <text:p>-0.947571853</text:p>
          </table:table-cell>
          <table:table-cell office:value-type="float" office:value="-2.59103544154291" calcext:value-type="float">
            <text:p>-2.5910354415</text:p>
          </table:table-cell>
          <table:table-cell office:value-type="float" office:value="-0.838009968106847" calcext:value-type="float">
            <text:p>-0.8380099681</text:p>
          </table:table-cell>
          <table:table-cell office:value-type="float" office:value="-3.5850154178918" calcext:value-type="float">
            <text:p>-3.5850154179</text:p>
          </table:table-cell>
          <table:table-cell office:value-type="float" office:value="-1.35058733694905" calcext:value-type="float">
            <text:p>-1.3505873369</text:p>
          </table:table-cell>
          <table:table-cell office:value-type="float" office:value="-2.88697212342446" calcext:value-type="float">
            <text:p>-2.8869721234</text:p>
          </table:table-cell>
          <table:table-cell office:value-type="float" office:value="-1.29580639451131" calcext:value-type="float">
            <text:p>-1.2958063945</text:p>
          </table:table-cell>
          <table:table-cell office:value-type="float" office:value="-3.38396211159891" calcext:value-type="float">
            <text:p>-3.3839621116</text:p>
          </table:table-cell>
          <table:table-cell office:value-type="float" office:value="-1.40536827938679" calcext:value-type="float">
            <text:p>-1.4053682794</text:p>
          </table:table-cell>
          <table:table-cell office:value-type="float" office:value="-2.38998213525002" calcext:value-type="float">
            <text:p>-2.3899821353</text:p>
          </table:table-cell>
          <table:table-cell office:value-type="float" office:value="-1.24102545207357" calcext:value-type="float">
            <text:p>-1.2410254521</text:p>
          </table:table-cell>
          <table:table-cell office:value-type="float" office:value="-3.88095209977335" calcext:value-type="float">
            <text:p>-3.8809520998</text:p>
          </table:table-cell>
          <table:table-cell office:value-type="float" office:value="-1.75360282091578" calcext:value-type="float">
            <text:p>-1.7536028209</text:p>
          </table:table-cell>
          <table:table-cell office:value-type="float" office:value="-3.18290880530602" calcext:value-type="float">
            <text:p>-3.1829088053</text:p>
          </table:table-cell>
          <table:table-cell office:value-type="float" office:value="-1.80838376335351" calcext:value-type="float">
            <text:p>-1.8083837634</text:p>
          </table:table-cell>
          <table:table-cell office:value-type="float" office:value="-2.68591881713158" calcext:value-type="float">
            <text:p>-2.6859188171</text:p>
          </table:table-cell>
          <table:table-cell office:value-type="float" office:value="-1.69882187847804" calcext:value-type="float">
            <text:p>-1.6988218785</text:p>
          </table:table-cell>
          <table:table-cell office:value-type="float" office:value="-3.67989879348046" calcext:value-type="float">
            <text:p>-3.679898793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3]</text:p>
          </table:table-cell>
          <table:table-cell office:value-type="float" office:value="-3" calcext:value-type="float">
            <text:p>-3</text:p>
          </table:table-cell>
          <table:table-cell office:value-type="float" office:value="0.287702454057468" calcext:value-type="float">
            <text:p>0.2877024541</text:p>
          </table:table-cell>
          <table:table-cell office:value-type="float" office:value="-2.95826410327553" calcext:value-type="float">
            <text:p>-2.9582641033</text:p>
          </table:table-cell>
          <table:table-cell office:value-type="float" office:value="-0.299162963853609" calcext:value-type="float">
            <text:p>-0.2991629639</text:p>
          </table:table-cell>
          <table:table-cell office:value-type="float" office:value="-3.03899407998709" calcext:value-type="float">
            <text:p>-3.03899408</text:p>
          </table:table-cell>
          <table:table-cell office:value-type="float" office:value="-1.45796657524846" calcext:value-type="float">
            <text:p>-1.4579665752</text:p>
          </table:table-cell>
          <table:table-cell office:value-type="float" office:value="-3.56571729991613" calcext:value-type="float">
            <text:p>-3.5657172999</text:p>
          </table:table-cell>
          <table:table-cell office:value-type="float" office:value="-0.888614557498202" calcext:value-type="float">
            <text:p>-0.8886145575</text:p>
          </table:table-cell>
          <table:table-cell office:value-type="float" office:value="-3.30488634764315" calcext:value-type="float">
            <text:p>-3.3048863476</text:p>
          </table:table-cell>
          <table:table-cell office:value-type="float" office:value="-0.7721628129354" calcext:value-type="float">
            <text:p>-0.7721628129</text:p>
          </table:table-cell>
          <table:table-cell office:value-type="float" office:value="0.554881758391201" calcext:value-type="float">
            <text:p>0.5548817584</text:p>
          </table:table-cell>
          <table:table-cell office:value-type="float" office:value="-2.86932347921122" calcext:value-type="float">
            <text:p>-2.8693234792</text:p>
          </table:table-cell>
          <table:table-cell office:value-type="float" office:value="-3.38062191567278" calcext:value-type="float">
            <text:p>-3.3806219157</text:p>
          </table:table-cell>
          <table:table-cell office:value-type="float" office:value="-2.71541546082728" calcext:value-type="float">
            <text:p>-2.7154154608</text:p>
          </table:table-cell>
          <table:table-cell office:value-type="float" office:value="-3.94493774500336" calcext:value-type="float">
            <text:p>-3.944937745</text:p>
          </table:table-cell>
          <table:table-cell office:value-type="float" office:value="-0.53461545261778" calcext:value-type="float">
            <text:p>-0.5346154526</text:p>
          </table:table-cell>
          <table:table-cell office:value-type="float" office:value="-2.49886346886072" calcext:value-type="float">
            <text:p>-2.4988634689</text:p>
          </table:table-cell>
          <table:table-cell office:value-type="float" office:value="-2.94339812478" calcext:value-type="float">
            <text:p>-2.9433981248</text:p>
          </table:table-cell>
          <table:table-cell office:value-type="float" office:value="-2.88711451245201" calcext:value-type="float">
            <text:p>-2.8871145125</text:p>
          </table:table-cell>
          <table:table-cell office:value-type="float" office:value="-0.377716662722889" calcext:value-type="float">
            <text:p>-0.3777166627</text:p>
          </table:table-cell>
          <table:table-cell office:value-type="float" office:value="0.538573516256344" calcext:value-type="float">
            <text:p>0.5385735163</text:p>
          </table:table-cell>
          <table:table-cell office:value-type="float" office:value="-1.99128370738021" calcext:value-type="float">
            <text:p>-1.9912837074</text:p>
          </table:table-cell>
          <table:table-cell office:value-type="float" office:value="-3.74722920414142" calcext:value-type="float">
            <text:p>-3.7472292041</text:p>
          </table:table-cell>
          <table:table-cell office:value-type="float" office:value="-1.07093539054792" calcext:value-type="float">
            <text:p>-1.0709353905</text:p>
          </table:table-cell>
          <table:table-cell office:value-type="float" office:value="-2.75134307200125" calcext:value-type="float">
            <text:p>-2.751343072</text:p>
          </table:table-cell>
          <table:table-cell office:value-type="float" office:value="-2.44230309339004" calcext:value-type="float">
            <text:p>-2.4423030934</text:p>
          </table:table-cell>
          <table:table-cell office:value-type="float" office:value="-3.14439815590871" calcext:value-type="float">
            <text:p>-3.1443981559</text:p>
          </table:table-cell>
          <table:table-cell office:value-type="float" office:value="-1.56209398801928" calcext:value-type="float">
            <text:p>-1.562093988</text:p>
          </table:table-cell>
          <table:table-cell office:value-type="float" office:value="-3.00615146042221" calcext:value-type="float">
            <text:p>-3.0061514604</text:p>
          </table:table-cell>
          <table:table-cell office:value-type="float" office:value="-2.42258941081954" calcext:value-type="float">
            <text:p>-2.4225894108</text:p>
          </table:table-cell>
          <table:table-cell office:value-type="float" office:value="-3.57132340373126" calcext:value-type="float">
            <text:p>-3.5713234037</text:p>
          </table:table-cell>
          <table:table-cell office:value-type="float" office:value="-1.50299241381687" calcext:value-type="float">
            <text:p>-1.5029924138</text:p>
          </table:table-cell>
          <table:table-cell office:value-type="float" office:value="-2.44385174371422" calcext:value-type="float">
            <text:p>-2.4438517437</text:p>
          </table:table-cell>
          <table:table-cell office:value-type="float" office:value="-1.93127138135009" calcext:value-type="float">
            <text:p>-1.9312713814</text:p>
          </table:table-cell>
          <table:table-cell office:value-type="float" office:value="-2.49715328022248" calcext:value-type="float">
            <text:p>-2.4971532802</text:p>
          </table:table-cell>
          <table:table-cell office:value-type="float" office:value="-2.07179235009413" calcext:value-type="float">
            <text:p>-2.0717923501</text:p>
          </table:table-cell>
          <table:table-cell office:value-type="float" office:value="-2.88784437926485" calcext:value-type="float">
            <text:p>-2.8878443793</text:p>
          </table:table-cell>
          <table:table-cell office:value-type="float" office:value="-2.05159497451577" calcext:value-type="float">
            <text:p>-2.0515949745</text:p>
          </table:table-cell>
          <table:table-cell office:value-type="float" office:value="-3.2854646141457" calcext:value-type="float">
            <text:p>-3.2854646141</text:p>
          </table:table-cell>
          <table:table-cell office:value-type="float" office:value="-2.45866941907738" calcext:value-type="float">
            <text:p>-2.4586694191</text:p>
          </table:table-cell>
          <table:table-cell office:value-type="float" office:value="-2.69612667775139" calcext:value-type="float">
            <text:p>-2.6961266778</text:p>
          </table:table-cell>
          <table:table-cell office:value-type="float" office:value="9.53799999999997" calcext:value-type="float">
            <text:p>9.538</text:p>
          </table:table-cell>
          <table:table-cell office:value-type="float" office:value="2.05" calcext:value-type="float">
            <text:p>2.05</text:p>
          </table:table-cell>
          <table:table-cell office:value-type="float" office:value="0.955999999999981" calcext:value-type="float">
            <text:p>0.95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59999999999975" calcext:value-type="float">
            <text:p>0.96</text:p>
          </table:table-cell>
          <table:table-cell office:value-type="float" office:value="0.777202250875221" calcext:value-type="float">
            <text:p>0.7772022509</text:p>
          </table:table-cell>
          <table:table-cell office:value-type="float" office:value="-2.90444535922646" calcext:value-type="float">
            <text:p>-2.9044453592</text:p>
          </table:table-cell>
          <table:table-cell office:value-type="float" office:value="0.319461271498682" calcext:value-type="float">
            <text:p>0.3194612715</text:p>
          </table:table-cell>
          <table:table-cell office:value-type="float" office:value="-2.70326584784568" calcext:value-type="float">
            <text:p>-2.7032658478</text:p>
          </table:table-cell>
          <table:table-cell office:value-type="float" office:value="0.37410519361026" calcext:value-type="float">
            <text:p>0.3741051936</text:p>
          </table:table-cell>
          <table:table-cell office:value-type="float" office:value="-3.20027092002932" calcext:value-type="float">
            <text:p>-3.20027092</text:p>
          </table:table-cell>
          <table:table-cell office:value-type="float" office:value="-0.0836357857662786" calcext:value-type="float">
            <text:p>-0.0836357858</text:p>
          </table:table-cell>
          <table:table-cell office:value-type="float" office:value="-2.99909140864855" calcext:value-type="float">
            <text:p>-2.9990914086</text:p>
          </table:table-cell>
          <table:table-cell office:value-type="float" office:value="-0.138279707877857" calcext:value-type="float">
            <text:p>-0.1382797079</text:p>
          </table:table-cell>
          <table:table-cell office:value-type="float" office:value="-2.50208633646491" calcext:value-type="float">
            <text:p>-2.5020863365</text:p>
          </table:table-cell>
          <table:table-cell office:value-type="float" office:value="-0.0289918636547" calcext:value-type="float">
            <text:p>-0.0289918637</text:p>
          </table:table-cell>
          <table:table-cell office:value-type="float" office:value="-3.49609648083219" calcext:value-type="float">
            <text:p>-3.4960964808</text:p>
          </table:table-cell>
          <table:table-cell office:value-type="float" office:value="-0.486732843031239" calcext:value-type="float">
            <text:p>-0.486732843</text:p>
          </table:table-cell>
          <table:table-cell office:value-type="float" office:value="-3.29491696945141" calcext:value-type="float">
            <text:p>-3.2949169695</text:p>
          </table:table-cell>
          <table:table-cell office:value-type="float" office:value="-0.541376765142817" calcext:value-type="float">
            <text:p>-0.5413767651</text:p>
          </table:table-cell>
          <table:table-cell office:value-type="float" office:value="-2.79791189726778" calcext:value-type="float">
            <text:p>-2.7979118973</text:p>
          </table:table-cell>
          <table:table-cell office:value-type="float" office:value="-0.43208892091966" calcext:value-type="float">
            <text:p>-0.4320889209</text:p>
          </table:table-cell>
          <table:table-cell office:value-type="float" office:value="-3.79192204163505" calcext:value-type="float">
            <text:p>-3.7919220416</text:p>
          </table:table-cell>
          <table:table-cell office:value-type="float" office:value="-0.596020687254396" calcext:value-type="float">
            <text:p>-0.5960206873</text:p>
          </table:table-cell>
          <table:table-cell office:value-type="float" office:value="-2.30090682508414" calcext:value-type="float">
            <text:p>-2.3009068251</text:p>
          </table:table-cell>
          <table:table-cell office:value-type="float" office:value="-0.944473822407778" calcext:value-type="float">
            <text:p>-0.9444738224</text:p>
          </table:table-cell>
          <table:table-cell office:value-type="float" office:value="-3.09373745807064" calcext:value-type="float">
            <text:p>-3.0937374581</text:p>
          </table:table-cell>
          <table:table-cell office:value-type="float" office:value="-0.999117744519356" calcext:value-type="float">
            <text:p>-0.9991177445</text:p>
          </table:table-cell>
          <table:table-cell office:value-type="float" office:value="-2.596732385887" calcext:value-type="float">
            <text:p>-2.5967323859</text:p>
          </table:table-cell>
          <table:table-cell office:value-type="float" office:value="-0.889829900296199" calcext:value-type="float">
            <text:p>-0.8898299003</text:p>
          </table:table-cell>
          <table:table-cell office:value-type="float" office:value="-3.59074253025428" calcext:value-type="float">
            <text:p>-3.5907425303</text:p>
          </table:table-cell>
          <table:table-cell office:value-type="float" office:value="-1.40221480178432" calcext:value-type="float">
            <text:p>-1.4022148018</text:p>
          </table:table-cell>
          <table:table-cell office:value-type="float" office:value="-2.89255794668987" calcext:value-type="float">
            <text:p>-2.8925579467</text:p>
          </table:table-cell>
          <table:table-cell office:value-type="float" office:value="-1.34757087967274" calcext:value-type="float">
            <text:p>-1.3475708797</text:p>
          </table:table-cell>
          <table:table-cell office:value-type="float" office:value="-3.3895630188735" calcext:value-type="float">
            <text:p>-3.3895630189</text:p>
          </table:table-cell>
          <table:table-cell office:value-type="float" office:value="-1.4568587238959" calcext:value-type="float">
            <text:p>-1.4568587239</text:p>
          </table:table-cell>
          <table:table-cell office:value-type="float" office:value="-2.39555287450623" calcext:value-type="float">
            <text:p>-2.3955528745</text:p>
          </table:table-cell>
          <table:table-cell office:value-type="float" office:value="-1.29292695756116" calcext:value-type="float">
            <text:p>-1.2929269576</text:p>
          </table:table-cell>
          <table:table-cell office:value-type="float" office:value="-3.88656809105714" calcext:value-type="float">
            <text:p>-3.8865680911</text:p>
          </table:table-cell>
          <table:table-cell office:value-type="float" office:value="-1.80531185904928" calcext:value-type="float">
            <text:p>-1.805311859</text:p>
          </table:table-cell>
          <table:table-cell office:value-type="float" office:value="-3.18838350749273" calcext:value-type="float">
            <text:p>-3.1883835075</text:p>
          </table:table-cell>
          <table:table-cell office:value-type="float" office:value="-1.85995578116086" calcext:value-type="float">
            <text:p>-1.8599557812</text:p>
          </table:table-cell>
          <table:table-cell office:value-type="float" office:value="-2.69137843530909" calcext:value-type="float">
            <text:p>-2.6913784353</text:p>
          </table:table-cell>
          <table:table-cell office:value-type="float" office:value="-1.7506679369377" calcext:value-type="float">
            <text:p>-1.7506679369</text:p>
          </table:table-cell>
          <table:table-cell office:value-type="float" office:value="-3.68538857967637" calcext:value-type="float">
            <text:p>-3.68538857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3]</text:p>
          </table:table-cell>
          <table:table-cell office:value-type="float" office:value="-4" calcext:value-type="float">
            <text:p>-4</text:p>
          </table:table-cell>
          <table:table-cell office:value-type="float" office:value="0.24799444768147" calcext:value-type="float">
            <text:p>0.2479944477</text:p>
          </table:table-cell>
          <table:table-cell office:value-type="float" office:value="-2.96308844049878" calcext:value-type="float">
            <text:p>-2.9630884405</text:p>
          </table:table-cell>
          <table:table-cell office:value-type="float" office:value="-0.338869237056081" calcext:value-type="float">
            <text:p>-0.3388692371</text:p>
          </table:table-cell>
          <table:table-cell office:value-type="float" office:value="-3.04383266122239" calcext:value-type="float">
            <text:p>-3.0438326612</text:p>
          </table:table-cell>
          <table:table-cell office:value-type="float" office:value="-1.49788672423657" calcext:value-type="float">
            <text:p>-1.4978867242</text:p>
          </table:table-cell>
          <table:table-cell office:value-type="float" office:value="-3.56824350354345" calcext:value-type="float">
            <text:p>-3.5682435035</text:p>
          </table:table-cell>
          <table:table-cell office:value-type="float" office:value="-0.928182059298131" calcext:value-type="float">
            <text:p>-0.9281820593</text:p>
          </table:table-cell>
          <table:table-cell office:value-type="float" office:value="-3.31075259016393" calcext:value-type="float">
            <text:p>-3.3107525902</text:p>
          </table:table-cell>
          <table:table-cell office:value-type="float" office:value="-0.805859151837831" calcext:value-type="float">
            <text:p>-0.8058591518</text:p>
          </table:table-cell>
          <table:table-cell office:value-type="float" office:value="0.533328179927927" calcext:value-type="float">
            <text:p>0.5333281799</text:p>
          </table:table-cell>
          <table:table-cell office:value-type="float" office:value="-2.90779597982429" calcext:value-type="float">
            <text:p>-2.9077959798</text:p>
          </table:table-cell>
          <table:table-cell office:value-type="float" office:value="-3.36967355065431" calcext:value-type="float">
            <text:p>-3.3696735507</text:p>
          </table:table-cell>
          <table:table-cell office:value-type="float" office:value="-2.75452160313023" calcext:value-type="float">
            <text:p>-2.7545216031</text:p>
          </table:table-cell>
          <table:table-cell office:value-type="float" office:value="-3.93652884292391" calcext:value-type="float">
            <text:p>-3.9365288429</text:p>
          </table:table-cell>
          <table:table-cell office:value-type="float" office:value="-0.573515275846813" calcext:value-type="float">
            <text:p>-0.5735152758</text:p>
          </table:table-cell>
          <table:table-cell office:value-type="float" office:value="-2.50818032201777" calcext:value-type="float">
            <text:p>-2.508180322</text:p>
          </table:table-cell>
          <table:table-cell office:value-type="float" office:value="-2.98182332918927" calcext:value-type="float">
            <text:p>-2.9818233292</text:p>
          </table:table-cell>
          <table:table-cell office:value-type="float" office:value="-2.8760012921219" calcext:value-type="float">
            <text:p>-2.8760012921</text:p>
          </table:table-cell>
          <table:table-cell office:value-type="float" office:value="-0.415177635950877" calcext:value-type="float">
            <text:p>-0.415177636</text:p>
          </table:table-cell>
          <table:table-cell office:value-type="float" office:value="0.552597619964317" calcext:value-type="float">
            <text:p>0.55259762</text:p>
          </table:table-cell>
          <table:table-cell office:value-type="float" office:value="-2.03086111585709" calcext:value-type="float">
            <text:p>-2.0308611159</text:p>
          </table:table-cell>
          <table:table-cell office:value-type="float" office:value="-3.74143017506289" calcext:value-type="float">
            <text:p>-3.7414301751</text:p>
          </table:table-cell>
          <table:table-cell office:value-type="float" office:value="-1.11063609450241" calcext:value-type="float">
            <text:p>-1.1106360945</text:p>
          </table:table-cell>
          <table:table-cell office:value-type="float" office:value="-2.75622713849522" calcext:value-type="float">
            <text:p>-2.7562271385</text:p>
          </table:table-cell>
          <table:table-cell office:value-type="float" office:value="-2.48207472038159" calcext:value-type="float">
            <text:p>-2.4820747204</text:p>
          </table:table-cell>
          <table:table-cell office:value-type="float" office:value="-3.1401299377272" calcext:value-type="float">
            <text:p>-3.1401299377</text:p>
          </table:table-cell>
          <table:table-cell office:value-type="float" office:value="-1.60202533682065" calcext:value-type="float">
            <text:p>-1.6020253368</text:p>
          </table:table-cell>
          <table:table-cell office:value-type="float" office:value="-3.00849397678355" calcext:value-type="float">
            <text:p>-3.0084939768</text:p>
          </table:table-cell>
          <table:table-cell office:value-type="float" office:value="-2.46212108423611" calcext:value-type="float">
            <text:p>-2.4621210842</text:p>
          </table:table-cell>
          <table:table-cell office:value-type="float" office:value="-3.56522038833839" calcext:value-type="float">
            <text:p>-3.5652203883</text:p>
          </table:table-cell>
          <table:table-cell office:value-type="float" office:value="-1.54189086488017" calcext:value-type="float">
            <text:p>-1.5418908649</text:p>
          </table:table-cell>
          <table:table-cell office:value-type="float" office:value="-2.45317432409071" calcext:value-type="float">
            <text:p>-2.4531743241</text:p>
          </table:table-cell>
          <table:table-cell office:value-type="float" office:value="-1.9711277183145" calcext:value-type="float">
            <text:p>-1.9711277183</text:p>
          </table:table-cell>
          <table:table-cell office:value-type="float" office:value="-2.5005403739294" calcext:value-type="float">
            <text:p>-2.5005403739</text:p>
          </table:table-cell>
          <table:table-cell office:value-type="float" office:value="-2.1117647640148" calcext:value-type="float">
            <text:p>-2.111764764</text:p>
          </table:table-cell>
          <table:table-cell office:value-type="float" office:value="-2.88635907614608" calcext:value-type="float">
            <text:p>-2.8863590761</text:p>
          </table:table-cell>
          <table:table-cell office:value-type="float" office:value="-2.09157813571412" calcext:value-type="float">
            <text:p>-2.0915781357</text:p>
          </table:table-cell>
          <table:table-cell office:value-type="float" office:value="-3.28430408815007" calcext:value-type="float">
            <text:p>-3.2843040882</text:p>
          </table:table-cell>
          <table:table-cell office:value-type="float" office:value="-2.49838679188124" calcext:value-type="float">
            <text:p>-2.4983867919</text:p>
          </table:table-cell>
          <table:table-cell office:value-type="float" office:value="-2.69138006869232" calcext:value-type="float">
            <text:p>-2.6913800687</text:p>
          </table:table-cell>
          <table:table-cell office:value-type="float" office:value="9.50999999999997" calcext:value-type="float">
            <text:p>9.51</text:p>
          </table:table-cell>
          <table:table-cell office:value-type="float" office:value="2.05" calcext:value-type="float">
            <text:p>2.05</text:p>
          </table:table-cell>
          <table:table-cell office:value-type="float" office:value="0.969999999999981" calcext:value-type="float">
            <text:p>0.97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49999999999976" calcext:value-type="float">
            <text:p>0.95</text:p>
          </table:table-cell>
          <table:table-cell office:value-type="float" office:value="0.725571591552643" calcext:value-type="float">
            <text:p>0.7255715916</text:p>
          </table:table-cell>
          <table:table-cell office:value-type="float" office:value="-2.9106320399129" calcext:value-type="float">
            <text:p>-2.9106320399</text:p>
          </table:table-cell>
          <table:table-cell office:value-type="float" office:value="0.267852046390218" calcext:value-type="float">
            <text:p>0.2678520464</text:p>
          </table:table-cell>
          <table:table-cell office:value-type="float" office:value="-2.7094037666104" calcext:value-type="float">
            <text:p>-2.7094037666</text:p>
          </table:table-cell>
          <table:table-cell office:value-type="float" office:value="0.322443022331794" calcext:value-type="float">
            <text:p>0.3224430223</text:p>
          </table:table-cell>
          <table:table-cell office:value-type="float" office:value="-3.20641465718097" calcext:value-type="float">
            <text:p>-3.2064146572</text:p>
          </table:table-cell>
          <table:table-cell office:value-type="float" office:value="-0.135276522830631" calcext:value-type="float">
            <text:p>-0.1352765228</text:p>
          </table:table-cell>
          <table:table-cell office:value-type="float" office:value="-3.00518638387848" calcext:value-type="float">
            <text:p>-3.0051863839</text:p>
          </table:table-cell>
          <table:table-cell office:value-type="float" office:value="-0.189867498772207" calcext:value-type="float">
            <text:p>-0.1898674988</text:p>
          </table:table-cell>
          <table:table-cell office:value-type="float" office:value="-2.50817549330791" calcext:value-type="float">
            <text:p>-2.5081754933</text:p>
          </table:table-cell>
          <table:table-cell office:value-type="float" office:value="-0.080685546889055" calcext:value-type="float">
            <text:p>-0.0806855469</text:p>
          </table:table-cell>
          <table:table-cell office:value-type="float" office:value="-3.50219727444904" calcext:value-type="float">
            <text:p>-3.5021972744</text:p>
          </table:table-cell>
          <table:table-cell office:value-type="float" office:value="-0.53840509205148" calcext:value-type="float">
            <text:p>-0.5384050921</text:p>
          </table:table-cell>
          <table:table-cell office:value-type="float" office:value="-3.30096900114655" calcext:value-type="float">
            <text:p>-3.3009690011</text:p>
          </table:table-cell>
          <table:table-cell office:value-type="float" office:value="-0.592996067993056" calcext:value-type="float">
            <text:p>-0.592996068</text:p>
          </table:table-cell>
          <table:table-cell office:value-type="float" office:value="-2.80395811057598" calcext:value-type="float">
            <text:p>-2.8039581106</text:p>
          </table:table-cell>
          <table:table-cell office:value-type="float" office:value="-0.483814116109904" calcext:value-type="float">
            <text:p>-0.4838141161</text:p>
          </table:table-cell>
          <table:table-cell office:value-type="float" office:value="-3.79797989171711" calcext:value-type="float">
            <text:p>-3.7979798917</text:p>
          </table:table-cell>
          <table:table-cell office:value-type="float" office:value="-0.647587043934632" calcext:value-type="float">
            <text:p>-0.6475870439</text:p>
          </table:table-cell>
          <table:table-cell office:value-type="float" office:value="-2.30694722000542" calcext:value-type="float">
            <text:p>-2.30694722</text:p>
          </table:table-cell>
          <table:table-cell office:value-type="float" office:value="-0.996124637213905" calcext:value-type="float">
            <text:p>-0.9961246372</text:p>
          </table:table-cell>
          <table:table-cell office:value-type="float" office:value="-3.09974072784406" calcext:value-type="float">
            <text:p>-3.0997407278</text:p>
          </table:table-cell>
          <table:table-cell office:value-type="float" office:value="-1.05071561315548" calcext:value-type="float">
            <text:p>-1.0507156132</text:p>
          </table:table-cell>
          <table:table-cell office:value-type="float" office:value="-2.60272983727349" calcext:value-type="float">
            <text:p>-2.6027298373</text:p>
          </table:table-cell>
          <table:table-cell office:value-type="float" office:value="-0.941533661272329" calcext:value-type="float">
            <text:p>-0.9415336613</text:p>
          </table:table-cell>
          <table:table-cell office:value-type="float" office:value="-3.59675161841462" calcext:value-type="float">
            <text:p>-3.5967516184</text:p>
          </table:table-cell>
          <table:table-cell office:value-type="float" office:value="-1.45384418237633" calcext:value-type="float">
            <text:p>-1.4538441824</text:p>
          </table:table-cell>
          <table:table-cell office:value-type="float" office:value="-2.89851245454156" calcext:value-type="float">
            <text:p>-2.8985124545</text:p>
          </table:table-cell>
          <table:table-cell office:value-type="float" office:value="-1.39925320643475" calcext:value-type="float">
            <text:p>-1.3992532064</text:p>
          </table:table-cell>
          <table:table-cell office:value-type="float" office:value="-3.39552334511213" calcext:value-type="float">
            <text:p>-3.3955233451</text:p>
          </table:table-cell>
          <table:table-cell office:value-type="float" office:value="-1.50843515831791" calcext:value-type="float">
            <text:p>-1.5084351583</text:p>
          </table:table-cell>
          <table:table-cell office:value-type="float" office:value="-2.401501563971" calcext:value-type="float">
            <text:p>-2.401501564</text:p>
          </table:table-cell>
          <table:table-cell office:value-type="float" office:value="-1.34466223049318" calcext:value-type="float">
            <text:p>-1.3446622305</text:p>
          </table:table-cell>
          <table:table-cell office:value-type="float" office:value="-3.89253423568269" calcext:value-type="float">
            <text:p>-3.8925342357</text:p>
          </table:table-cell>
          <table:table-cell office:value-type="float" office:value="-1.85697275159718" calcext:value-type="float">
            <text:p>-1.8569727516</text:p>
          </table:table-cell>
          <table:table-cell office:value-type="float" office:value="-3.19429507180964" calcext:value-type="float">
            <text:p>-3.1942950718</text:p>
          </table:table-cell>
          <table:table-cell office:value-type="float" office:value="-1.91156372753876" calcext:value-type="float">
            <text:p>-1.9115637275</text:p>
          </table:table-cell>
          <table:table-cell office:value-type="float" office:value="-2.69728418123907" calcext:value-type="float">
            <text:p>-2.6972841812</text:p>
          </table:table-cell>
          <table:table-cell office:value-type="float" office:value="-1.8023817756556" calcext:value-type="float">
            <text:p>-1.8023817757</text:p>
          </table:table-cell>
          <table:table-cell office:value-type="float" office:value="-3.6913059623802" calcext:value-type="float">
            <text:p>-3.691305962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5]</text:p>
          </table:table-cell>
          <table:table-cell office:value-type="float" office:value="-1" calcext:value-type="float">
            <text:p>-1</text:p>
          </table:table-cell>
          <table:table-cell office:value-type="float" office:value="0.247583739427825" calcext:value-type="float">
            <text:p>0.2475837394</text:p>
          </table:table-cell>
          <table:table-cell office:value-type="float" office:value="-3.06403916198003" calcext:value-type="float">
            <text:p>-3.064039162</text:p>
          </table:table-cell>
          <table:table-cell office:value-type="float" office:value="0.298107488276048" calcext:value-type="float">
            <text:p>0.2981074883</text:p>
          </table:table-cell>
          <table:table-cell office:value-type="float" office:value="-2.47317900565414" calcext:value-type="float">
            <text:p>-2.4731790057</text:p>
          </table:table-cell>
          <table:table-cell office:value-type="float" office:value="-2.1566719544603" calcext:value-type="float">
            <text:p>-2.1566719545</text:p>
          </table:table-cell>
          <table:table-cell office:value-type="float" office:value="-3.65852769579379" calcext:value-type="float">
            <text:p>-3.6585276958</text:p>
          </table:table-cell>
          <table:table-cell office:value-type="float" office:value="-1.1349880463963" calcext:value-type="float">
            <text:p>-1.1349880464</text:p>
          </table:table-cell>
          <table:table-cell office:value-type="float" office:value="-3.80690041410082" calcext:value-type="float">
            <text:p>-3.8069004141</text:p>
          </table:table-cell>
          <table:table-cell office:value-type="float" office:value="-0.367203597884945" calcext:value-type="float">
            <text:p>-0.3672035979</text:p>
          </table:table-cell>
          <table:table-cell office:value-type="float" office:value="-2.54790254343197" calcext:value-type="float">
            <text:p>-2.5479025434</text:p>
          </table:table-cell>
          <table:table-cell office:value-type="float" office:value="-2.5790002161661" calcext:value-type="float">
            <text:p>-2.5790002162</text:p>
          </table:table-cell>
          <table:table-cell office:value-type="float" office:value="-3.30047064088859" calcext:value-type="float">
            <text:p>-3.3004706409</text:p>
          </table:table-cell>
          <table:table-cell office:value-type="float" office:value="-1.47857121980895" calcext:value-type="float">
            <text:p>-1.4785712198</text:p>
          </table:table-cell>
          <table:table-cell office:value-type="float" office:value="-3.66389157009246" calcext:value-type="float">
            <text:p>-3.6638915701</text:p>
          </table:table-cell>
          <table:table-cell office:value-type="float" office:value="-0.652824490737324" calcext:value-type="float">
            <text:p>-0.6528244907</text:p>
          </table:table-cell>
          <table:table-cell office:value-type="float" office:value="-3.08650412515805" calcext:value-type="float">
            <text:p>-3.0865041252</text:p>
          </table:table-cell>
          <table:table-cell office:value-type="float" office:value="-3.04563006058599" calcext:value-type="float">
            <text:p>-3.0456300606</text:p>
          </table:table-cell>
          <table:table-cell office:value-type="float" office:value="-2.75428417298705" calcext:value-type="float">
            <text:p>-2.754284173</text:p>
          </table:table-cell>
          <table:table-cell office:value-type="float" office:value="0.173361908871778" calcext:value-type="float">
            <text:p>0.1733619089</text:p>
          </table:table-cell>
          <table:table-cell office:value-type="float" office:value="-1.38536983968928" calcext:value-type="float">
            <text:p>-1.3853698397</text:p>
          </table:table-cell>
          <table:table-cell office:value-type="float" office:value="-1.7940813885881" calcext:value-type="float">
            <text:p>-1.7940813886</text:p>
          </table:table-cell>
          <table:table-cell office:value-type="float" office:value="-3.33480424199413" calcext:value-type="float">
            <text:p>-3.334804242</text:p>
          </table:table-cell>
          <table:table-cell office:value-type="float" office:value="-0.970165489872509" calcext:value-type="float">
            <text:p>-0.9701654899</text:p>
          </table:table-cell>
          <table:table-cell office:value-type="float" office:value="-2.48923132914125" calcext:value-type="float">
            <text:p>-2.4892313291</text:p>
          </table:table-cell>
          <table:table-cell office:value-type="float" office:value="-2.01235624180639" calcext:value-type="float">
            <text:p>-2.0123562418</text:p>
          </table:table-cell>
          <table:table-cell office:value-type="float" office:value="-2.97604669387058" calcext:value-type="float">
            <text:p>-2.9760466939</text:p>
          </table:table-cell>
          <table:table-cell office:value-type="float" office:value="-1.32850699528001" calcext:value-type="float">
            <text:p>-1.3285069953</text:p>
          </table:table-cell>
          <table:table-cell office:value-type="float" office:value="-3.21682709799313" calcext:value-type="float">
            <text:p>-3.216827098</text:p>
          </table:table-cell>
          <table:table-cell office:value-type="float" office:value="-1.446005997801" calcext:value-type="float">
            <text:p>-1.4460059978</text:p>
          </table:table-cell>
          <table:table-cell office:value-type="float" office:value="-2.80720298806217" calcext:value-type="float">
            <text:p>-2.8072029881</text:p>
          </table:table-cell>
          <table:table-cell office:value-type="float" office:value="-1.49682851816202" calcext:value-type="float">
            <text:p>-1.4968285182</text:p>
          </table:table-cell>
          <table:table-cell office:value-type="float" office:value="0.551415026062941" calcext:value-type="float">
            <text:p>0.5514150261</text:p>
          </table:table-cell>
          <table:table-cell office:value-type="float" office:value="-2.3107479113793" calcext:value-type="float">
            <text:p>-2.3107479114</text:p>
          </table:table-cell>
          <table:table-cell office:value-type="float" office:value="-2.51045578264423" calcext:value-type="float">
            <text:p>-2.5104557826</text:p>
          </table:table-cell>
          <table:table-cell office:value-type="float" office:value="-2.58553800117565" calcext:value-type="float">
            <text:p>-2.5855380012</text:p>
          </table:table-cell>
          <table:table-cell office:value-type="float" office:value="-2.86344168016141" calcext:value-type="float">
            <text:p>-2.8634416802</text:p>
          </table:table-cell>
          <table:table-cell office:value-type="float" office:value="-1.81903722015316" calcext:value-type="float">
            <text:p>-1.8190372202</text:p>
          </table:table-cell>
          <table:table-cell office:value-type="float" office:value="-2.46654304251106" calcext:value-type="float">
            <text:p>-2.4665430425</text:p>
          </table:table-cell>
          <table:table-cell office:value-type="float" office:value="-2.90323381837582" calcext:value-type="float">
            <text:p>-2.9032338184</text:p>
          </table:table-cell>
          <table:table-cell office:value-type="float" office:value="-2.24559586593021" calcext:value-type="float">
            <text:p>-2.2455958659</text:p>
          </table:table-cell>
          <table:table-cell office:value-type="float" office:value="9.64999999999997" calcext:value-type="float">
            <text:p>9.65</text:p>
          </table:table-cell>
          <table:table-cell office:value-type="float" office:value="2.05" calcext:value-type="float">
            <text:p>2.05</text:p>
          </table:table-cell>
          <table:table-cell office:value-type="float" office:value="0.899999999999981" calcext:value-type="float">
            <text:p>0.9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99999999999976" calcext:value-type="float">
            <text:p>1</text:p>
          </table:table-cell>
          <table:table-cell office:value-type="float" office:value="0.885416420303981" calcext:value-type="float">
            <text:p>0.8854164203</text:p>
          </table:table-cell>
          <table:table-cell office:value-type="float" office:value="-3.00456877970938" calcext:value-type="float">
            <text:p>-3.0045687797</text:p>
          </table:table-cell>
          <table:table-cell office:value-type="float" office:value="0.431064812626814" calcext:value-type="float">
            <text:p>0.4310648126</text:p>
          </table:table-cell>
          <table:table-cell office:value-type="float" office:value="-2.79584739460193" calcext:value-type="float">
            <text:p>-2.7958473946</text:p>
          </table:table-cell>
          <table:table-cell office:value-type="float" office:value="0.477482594649269" calcext:value-type="float">
            <text:p>0.4774825946</text:p>
          </table:table-cell>
          <table:table-cell office:value-type="float" office:value="-3.29368812165438" calcext:value-type="float">
            <text:p>-3.2936881217</text:p>
          </table:table-cell>
          <table:table-cell office:value-type="float" office:value="0.0231309869721018" calcext:value-type="float">
            <text:p>0.023130987</text:p>
          </table:table-cell>
          <table:table-cell office:value-type="float" office:value="-3.08496673654693" calcext:value-type="float">
            <text:p>-3.0849667365</text:p>
          </table:table-cell>
          <table:table-cell office:value-type="float" office:value="-0.0232867950503535" calcext:value-type="float">
            <text:p>-0.0232867951</text:p>
          </table:table-cell>
          <table:table-cell office:value-type="float" office:value="-2.58712600949448" calcext:value-type="float">
            <text:p>-2.5871260095</text:p>
          </table:table-cell>
          <table:table-cell office:value-type="float" office:value="0.0695487689945571" calcext:value-type="float">
            <text:p>0.069548769</text:p>
          </table:table-cell>
          <table:table-cell office:value-type="float" office:value="-3.58280746359938" calcext:value-type="float">
            <text:p>-3.5828074636</text:p>
          </table:table-cell>
          <table:table-cell office:value-type="float" office:value="-0.38480283868261" calcext:value-type="float">
            <text:p>-0.3848028387</text:p>
          </table:table-cell>
          <table:table-cell office:value-type="float" office:value="-3.37408607849193" calcext:value-type="float">
            <text:p>-3.3740860785</text:p>
          </table:table-cell>
          <table:table-cell office:value-type="float" office:value="-0.431220620705066" calcext:value-type="float">
            <text:p>-0.4312206207</text:p>
          </table:table-cell>
          <table:table-cell office:value-type="float" office:value="-2.87624535143948" calcext:value-type="float">
            <text:p>-2.8762453514</text:p>
          </table:table-cell>
          <table:table-cell office:value-type="float" office:value="-0.338385056660155" calcext:value-type="float">
            <text:p>-0.3383850567</text:p>
          </table:table-cell>
          <table:table-cell office:value-type="float" office:value="-3.87192680554439" calcext:value-type="float">
            <text:p>-3.8719268055</text:p>
          </table:table-cell>
          <table:table-cell office:value-type="float" office:value="-0.477638402727521" calcext:value-type="float">
            <text:p>-0.4776384027</text:p>
          </table:table-cell>
          <table:table-cell office:value-type="float" office:value="-2.37840462438702" calcext:value-type="float">
            <text:p>-2.3784046244</text:p>
          </table:table-cell>
          <table:table-cell office:value-type="float" office:value="-0.839154446359778" calcext:value-type="float">
            <text:p>-0.8391544464</text:p>
          </table:table-cell>
          <table:table-cell office:value-type="float" office:value="-3.16536469338448" calcext:value-type="float">
            <text:p>-3.1653646934</text:p>
          </table:table-cell>
          <table:table-cell office:value-type="float" office:value="-0.885572228382233" calcext:value-type="float">
            <text:p>-0.8855722284</text:p>
          </table:table-cell>
          <table:table-cell office:value-type="float" office:value="-2.66752396633203" calcext:value-type="float">
            <text:p>-2.6675239663</text:p>
          </table:table-cell>
          <table:table-cell office:value-type="float" office:value="-0.792736664337322" calcext:value-type="float">
            <text:p>-0.7927366643</text:p>
          </table:table-cell>
          <table:table-cell office:value-type="float" office:value="-3.66320542043693" calcext:value-type="float">
            <text:p>-3.6632054204</text:p>
          </table:table-cell>
          <table:table-cell office:value-type="float" office:value="-1.29350605403695" calcext:value-type="float">
            <text:p>-1.293506054</text:p>
          </table:table-cell>
          <table:table-cell office:value-type="float" office:value="-2.95664330827703" calcext:value-type="float">
            <text:p>-2.9566433083</text:p>
          </table:table-cell>
          <table:table-cell office:value-type="float" office:value="-1.24708827201449" calcext:value-type="float">
            <text:p>-1.247088272</text:p>
          </table:table-cell>
          <table:table-cell office:value-type="float" office:value="-3.45448403532948" calcext:value-type="float">
            <text:p>-3.4544840353</text:p>
          </table:table-cell>
          <table:table-cell office:value-type="float" office:value="-1.3399238360594" calcext:value-type="float">
            <text:p>-1.3399238361</text:p>
          </table:table-cell>
          <table:table-cell office:value-type="float" office:value="-2.45880258122457" calcext:value-type="float">
            <text:p>-2.4588025812</text:p>
          </table:table-cell>
          <table:table-cell office:value-type="float" office:value="-1.20067048999203" calcext:value-type="float">
            <text:p>-1.20067049</text:p>
          </table:table-cell>
          <table:table-cell office:value-type="float" office:value="-3.95232476238193" calcext:value-type="float">
            <text:p>-3.9523247624</text:p>
          </table:table-cell>
          <table:table-cell office:value-type="float" office:value="-1.70143987969166" calcext:value-type="float">
            <text:p>-1.7014398797</text:p>
          </table:table-cell>
          <table:table-cell office:value-type="float" office:value="-3.24576265022203" calcext:value-type="float">
            <text:p>-3.2457626502</text:p>
          </table:table-cell>
          <table:table-cell office:value-type="float" office:value="-1.74785766171411" calcext:value-type="float">
            <text:p>-1.7478576617</text:p>
          </table:table-cell>
          <table:table-cell office:value-type="float" office:value="-2.74792192316958" calcext:value-type="float">
            <text:p>-2.7479219232</text:p>
          </table:table-cell>
          <table:table-cell office:value-type="float" office:value="-1.6550220976692" calcext:value-type="float">
            <text:p>-1.6550220977</text:p>
          </table:table-cell>
          <table:table-cell office:value-type="float" office:value="-3.74360337727448" calcext:value-type="float">
            <text:p>-3.74360337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5]</text:p>
          </table:table-cell>
          <table:table-cell office:value-type="float" office:value="-2" calcext:value-type="float">
            <text:p>-2</text:p>
          </table:table-cell>
          <table:table-cell office:value-type="float" office:value="0.20776265320545" calcext:value-type="float">
            <text:p>0.2077626532</text:p>
          </table:table-cell>
          <table:table-cell office:value-type="float" office:value="-3.06781819519901" calcext:value-type="float">
            <text:p>-3.0678181952</text:p>
          </table:table-cell>
          <table:table-cell office:value-type="float" office:value="0.258961794628933" calcext:value-type="float">
            <text:p>0.2589617946</text:p>
          </table:table-cell>
          <table:table-cell office:value-type="float" office:value="-2.48140181958164" calcext:value-type="float">
            <text:p>-2.4814018196</text:p>
          </table:table-cell>
          <table:table-cell office:value-type="float" office:value="-2.19564781138324" calcext:value-type="float">
            <text:p>-2.1956478114</text:p>
          </table:table-cell>
          <table:table-cell office:value-type="float" office:value="-3.64953422165292" calcext:value-type="float">
            <text:p>-3.6495342217</text:p>
          </table:table-cell>
          <table:table-cell office:value-type="float" office:value="-1.17498389432406" calcext:value-type="float">
            <text:p>-1.1749838943</text:p>
          </table:table-cell>
          <table:table-cell office:value-type="float" office:value="-3.8074767373946" calcext:value-type="float">
            <text:p>-3.8074767374</text:p>
          </table:table-cell>
          <table:table-cell office:value-type="float" office:value="-0.406148231907746" calcext:value-type="float">
            <text:p>-0.4061482319</text:p>
          </table:table-cell>
          <table:table-cell office:value-type="float" office:value="-2.55703027484947" calcext:value-type="float">
            <text:p>-2.5570302748</text:p>
          </table:table-cell>
          <table:table-cell office:value-type="float" office:value="-2.613358953949" calcext:value-type="float">
            <text:p>-2.6133589539</text:p>
          </table:table-cell>
          <table:table-cell office:value-type="float" office:value="-3.27998949985675" calcext:value-type="float">
            <text:p>-3.2799894999</text:p>
          </table:table-cell>
          <table:table-cell office:value-type="float" office:value="-1.51845698141406" calcext:value-type="float">
            <text:p>-1.5184569814</text:p>
          </table:table-cell>
          <table:table-cell office:value-type="float" office:value="-3.66691250060817" calcext:value-type="float">
            <text:p>-3.6669125006</text:p>
          </table:table-cell>
          <table:table-cell office:value-type="float" office:value="-0.691746830634601" calcext:value-type="float">
            <text:p>-0.6917468306</text:p>
          </table:table-cell>
          <table:table-cell office:value-type="float" office:value="-3.09572645983647" calcext:value-type="float">
            <text:p>-3.0957264598</text:p>
          </table:table-cell>
          <table:table-cell office:value-type="float" office:value="-3.07771370402021" calcext:value-type="float">
            <text:p>-3.077713704</text:p>
          </table:table-cell>
          <table:table-cell office:value-type="float" office:value="-2.73039610433373" calcext:value-type="float">
            <text:p>-2.7303961043</text:p>
          </table:table-cell>
          <table:table-cell office:value-type="float" office:value="0.195282959164213" calcext:value-type="float">
            <text:p>0.1952829592</text:p>
          </table:table-cell>
          <table:table-cell office:value-type="float" office:value="-1.35191139450609" calcext:value-type="float">
            <text:p>-1.3519113945</text:p>
          </table:table-cell>
          <table:table-cell office:value-type="float" office:value="-1.83394749704985" calcext:value-type="float">
            <text:p>-1.833947497</text:p>
          </table:table-cell>
          <table:table-cell office:value-type="float" office:value="-3.3315341661363" calcext:value-type="float">
            <text:p>-3.3315341661</text:p>
          </table:table-cell>
          <table:table-cell office:value-type="float" office:value="-1.00931036591162" calcext:value-type="float">
            <text:p>-1.0093103659</text:p>
          </table:table-cell>
          <table:table-cell office:value-type="float" office:value="-2.49745803442848" calcext:value-type="float">
            <text:p>-2.4974580344</text:p>
          </table:table-cell>
          <table:table-cell office:value-type="float" office:value="-2.05230534857548" calcext:value-type="float">
            <text:p>-2.0523053486</text:p>
          </table:table-cell>
          <table:table-cell office:value-type="float" office:value="-2.97806383748269" calcext:value-type="float">
            <text:p>-2.9780638375</text:p>
          </table:table-cell>
          <table:table-cell office:value-type="float" office:value="-1.36847485065744" calcext:value-type="float">
            <text:p>-1.3684748507</text:p>
          </table:table-cell>
          <table:table-cell office:value-type="float" office:value="-3.21522380870894" calcext:value-type="float">
            <text:p>-3.2152238087</text:p>
          </table:table-cell>
          <table:table-cell office:value-type="float" office:value="-1.48530140589293" calcext:value-type="float">
            <text:p>-1.4853014059</text:p>
          </table:table-cell>
          <table:table-cell office:value-type="float" office:value="-2.79972830392909" calcext:value-type="float">
            <text:p>-2.7997283039</text:p>
          </table:table-cell>
          <table:table-cell office:value-type="float" office:value="-1.52629124377047" calcext:value-type="float">
            <text:p>-1.5262912438</text:p>
          </table:table-cell>
          <table:table-cell office:value-type="float" office:value="0.578469559873773" calcext:value-type="float">
            <text:p>0.5784695599</text:p>
          </table:table-cell>
          <table:table-cell office:value-type="float" office:value="-2.34849232963832" calcext:value-type="float">
            <text:p>-2.3484923296</text:p>
          </table:table-cell>
          <table:table-cell office:value-type="float" office:value="-2.49721346825858" calcext:value-type="float">
            <text:p>-2.4972134683</text:p>
          </table:table-cell>
          <table:table-cell office:value-type="float" office:value="-2.61766948536901" calcext:value-type="float">
            <text:p>-2.6176694854</text:p>
          </table:table-cell>
          <table:table-cell office:value-type="float" office:value="-2.83961800027077" calcext:value-type="float">
            <text:p>-2.8396180003</text:p>
          </table:table-cell>
          <table:table-cell office:value-type="float" office:value="-1.85833758951174" calcext:value-type="float">
            <text:p>-1.8583375895</text:p>
          </table:table-cell>
          <table:table-cell office:value-type="float" office:value="-2.47399159728891" calcext:value-type="float">
            <text:p>-2.4739915973</text:p>
          </table:table-cell>
          <table:table-cell office:value-type="float" office:value="-2.935239334221" calcext:value-type="float">
            <text:p>-2.9352393342</text:p>
          </table:table-cell>
          <table:table-cell office:value-type="float" office:value="-2.22160322215167" calcext:value-type="float">
            <text:p>-2.2216032222</text:p>
          </table:table-cell>
          <table:table-cell office:value-type="float" office:value="9.62199999999997" calcext:value-type="float">
            <text:p>9.622</text:p>
          </table:table-cell>
          <table:table-cell office:value-type="float" office:value="2.05" calcext:value-type="float">
            <text:p>2.05</text:p>
          </table:table-cell>
          <table:table-cell office:value-type="float" office:value="0.913999999999981" calcext:value-type="float">
            <text:p>0.91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89999999999976" calcext:value-type="float">
            <text:p>0.99</text:p>
          </table:table-cell>
          <table:table-cell office:value-type="float" office:value="0.885416420303981" calcext:value-type="float">
            <text:p>0.8854164203</text:p>
          </table:table-cell>
          <table:table-cell office:value-type="float" office:value="-3.00456877970938" calcext:value-type="float">
            <text:p>-3.0045687797</text:p>
          </table:table-cell>
          <table:table-cell office:value-type="float" office:value="0.431044604914901" calcext:value-type="float">
            <text:p>0.4310446049</text:p>
          </table:table-cell>
          <table:table-cell office:value-type="float" office:value="-2.79589138903173" calcext:value-type="float">
            <text:p>-2.795891389</text:p>
          </table:table-cell>
          <table:table-cell office:value-type="float" office:value="0.477510591087149" calcext:value-type="float">
            <text:p>0.4775105911</text:p>
          </table:table-cell>
          <table:table-cell office:value-type="float" office:value="-3.29372761926115" calcext:value-type="float">
            <text:p>-3.2937276193</text:p>
          </table:table-cell>
          <table:table-cell office:value-type="float" office:value="0.0231387756980682" calcext:value-type="float">
            <text:p>0.0231387757</text:p>
          </table:table-cell>
          <table:table-cell office:value-type="float" office:value="-3.08505022858351" calcext:value-type="float">
            <text:p>-3.0850502286</text:p>
          </table:table-cell>
          <table:table-cell office:value-type="float" office:value="-0.0233272104741796" calcext:value-type="float">
            <text:p>-0.0233272105</text:p>
          </table:table-cell>
          <table:table-cell office:value-type="float" office:value="-2.58721399835409" calcext:value-type="float">
            <text:p>-2.5872139984</text:p>
          </table:table-cell>
          <table:table-cell office:value-type="float" office:value="0.069604761870316" calcext:value-type="float">
            <text:p>0.0696047619</text:p>
          </table:table-cell>
          <table:table-cell office:value-type="float" office:value="-3.58288645881293" calcext:value-type="float">
            <text:p>-3.5828864588</text:p>
          </table:table-cell>
          <table:table-cell office:value-type="float" office:value="-0.384767053518764" calcext:value-type="float">
            <text:p>-0.3847670535</text:p>
          </table:table-cell>
          <table:table-cell office:value-type="float" office:value="-3.37420906813528" calcext:value-type="float">
            <text:p>-3.3742090681</text:p>
          </table:table-cell>
          <table:table-cell office:value-type="float" office:value="-0.431233039691012" calcext:value-type="float">
            <text:p>-0.4312330397</text:p>
          </table:table-cell>
          <table:table-cell office:value-type="float" office:value="-2.87637283790586" calcext:value-type="float">
            <text:p>-2.8763728379</text:p>
          </table:table-cell>
          <table:table-cell office:value-type="float" office:value="-0.338301067346516" calcext:value-type="float">
            <text:p>-0.3383010673</text:p>
          </table:table-cell>
          <table:table-cell office:value-type="float" office:value="-3.8720452983647" calcext:value-type="float">
            <text:p>-3.8720452984</text:p>
          </table:table-cell>
          <table:table-cell office:value-type="float" office:value="-0.47769902586326" calcext:value-type="float">
            <text:p>-0.4776990259</text:p>
          </table:table-cell>
          <table:table-cell office:value-type="float" office:value="-2.37853660767644" calcext:value-type="float">
            <text:p>-2.3785366077</text:p>
          </table:table-cell>
          <table:table-cell office:value-type="float" office:value="-0.839138868907845" calcext:value-type="float">
            <text:p>-0.8391388689</text:p>
          </table:table-cell>
          <table:table-cell office:value-type="float" office:value="-3.16553167745763" calcext:value-type="float">
            <text:p>-3.1655316775</text:p>
          </table:table-cell>
          <table:table-cell office:value-type="float" office:value="-0.885604855080093" calcext:value-type="float">
            <text:p>-0.8856048551</text:p>
          </table:table-cell>
          <table:table-cell office:value-type="float" office:value="-2.66769544722821" calcext:value-type="float">
            <text:p>-2.6676954472</text:p>
          </table:table-cell>
          <table:table-cell office:value-type="float" office:value="-0.792672882735597" calcext:value-type="float">
            <text:p>-0.7926728827</text:p>
          </table:table-cell>
          <table:table-cell office:value-type="float" office:value="-3.66336790768705" calcext:value-type="float">
            <text:p>-3.6633679077</text:p>
          </table:table-cell>
          <table:table-cell office:value-type="float" office:value="-1.29351068429693" calcext:value-type="float">
            <text:p>-1.2935106843</text:p>
          </table:table-cell>
          <table:table-cell office:value-type="float" office:value="-2.95685428677998" calcext:value-type="float">
            <text:p>-2.9568542868</text:p>
          </table:table-cell>
          <table:table-cell office:value-type="float" office:value="-1.24704469812468" calcext:value-type="float">
            <text:p>-1.2470446981</text:p>
          </table:table-cell>
          <table:table-cell office:value-type="float" office:value="-3.45469051700941" calcext:value-type="float">
            <text:p>-3.454690517</text:p>
          </table:table-cell>
          <table:table-cell office:value-type="float" office:value="-1.33997667046917" calcext:value-type="float">
            <text:p>-1.3399766705</text:p>
          </table:table-cell>
          <table:table-cell office:value-type="float" office:value="-2.45901805655056" calcext:value-type="float">
            <text:p>-2.4590180566</text:p>
          </table:table-cell>
          <table:table-cell office:value-type="float" office:value="-1.20057871195243" calcext:value-type="float">
            <text:p>-1.200578712</text:p>
          </table:table-cell>
          <table:table-cell office:value-type="float" office:value="-3.95252674723883" calcext:value-type="float">
            <text:p>-3.9525267472</text:p>
          </table:table-cell>
          <table:table-cell office:value-type="float" office:value="-1.70141651351376" calcext:value-type="float">
            <text:p>-1.7014165135</text:p>
          </table:table-cell>
          <table:table-cell office:value-type="float" office:value="-3.24601312633176" calcext:value-type="float">
            <text:p>-3.2460131263</text:p>
          </table:table-cell>
          <table:table-cell office:value-type="float" office:value="-1.74788249968601" calcext:value-type="float">
            <text:p>-1.7478824997</text:p>
          </table:table-cell>
          <table:table-cell office:value-type="float" office:value="-2.74817689610234" calcext:value-type="float">
            <text:p>-2.7481768961</text:p>
          </table:table-cell>
          <table:table-cell office:value-type="float" office:value="-1.65495052734151" calcext:value-type="float">
            <text:p>-1.6549505273</text:p>
          </table:table-cell>
          <table:table-cell office:value-type="float" office:value="-3.74384935656118" calcext:value-type="float">
            <text:p>-3.743849356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5]</text:p>
          </table:table-cell>
          <table:table-cell office:value-type="float" office:value="-3" calcext:value-type="float">
            <text:p>-3</text:p>
          </table:table-cell>
          <table:table-cell office:value-type="float" office:value="0.167974981452388" calcext:value-type="float">
            <text:p>0.1679749815</text:p>
          </table:table-cell>
          <table:table-cell office:value-type="float" office:value="-3.07193416124243" calcext:value-type="float">
            <text:p>-3.0719341612</text:p>
          </table:table-cell>
          <table:table-cell office:value-type="float" office:value="0.219606646063484" calcext:value-type="float">
            <text:p>0.2196066461</text:p>
          </table:table-cell>
          <table:table-cell office:value-type="float" office:value="-2.48855529995076" calcext:value-type="float">
            <text:p>-2.4885553</text:p>
          </table:table-cell>
          <table:table-cell office:value-type="float" office:value="-2.23464200040023" calcext:value-type="float">
            <text:p>-2.2346420004</text:p>
          </table:table-cell>
          <table:table-cell office:value-type="float" office:value="-3.6406205679179" calcext:value-type="float">
            <text:p>-3.6406205679</text:p>
          </table:table-cell>
          <table:table-cell office:value-type="float" office:value="-1.21497984022899" calcext:value-type="float">
            <text:p>-1.2149798402</text:p>
          </table:table-cell>
          <table:table-cell office:value-type="float" office:value="-3.80804622064305" calcext:value-type="float">
            <text:p>-3.8080462206</text:p>
          </table:table-cell>
          <table:table-cell office:value-type="float" office:value="-0.445084920673806" calcext:value-type="float">
            <text:p>-0.4450849207</text:p>
          </table:table-cell>
          <table:table-cell office:value-type="float" office:value="-2.56619183955944" calcext:value-type="float">
            <text:p>-2.5661918396</text:p>
          </table:table-cell>
          <table:table-cell office:value-type="float" office:value="-2.64721531862917" calcext:value-type="float">
            <text:p>-2.6472153186</text:p>
          </table:table-cell>
          <table:table-cell office:value-type="float" office:value="-3.25868817194877" calcext:value-type="float">
            <text:p>-3.2586881719</text:p>
          </table:table-cell>
          <table:table-cell office:value-type="float" office:value="-1.55837196009275" calcext:value-type="float">
            <text:p>-1.5583719601</text:p>
          </table:table-cell>
          <table:table-cell office:value-type="float" office:value="-3.66951912238346" calcext:value-type="float">
            <text:p>-3.6695191224</text:p>
          </table:table-cell>
          <table:table-cell office:value-type="float" office:value="-0.730661062476126" calcext:value-type="float">
            <text:p>-0.7306610625</text:p>
          </table:table-cell>
          <table:table-cell office:value-type="float" office:value="-3.10498294730116" calcext:value-type="float">
            <text:p>-3.1049829473</text:p>
          </table:table-cell>
          <table:table-cell office:value-type="float" office:value="-3.1101662949017" calcext:value-type="float">
            <text:p>-3.1101662949</text:p>
          </table:table-cell>
          <table:table-cell office:value-type="float" office:value="-2.70701172183006" calcext:value-type="float">
            <text:p>-2.7070117218</text:p>
          </table:table-cell>
          <table:table-cell office:value-type="float" office:value="0.217065724388112" calcext:value-type="float">
            <text:p>0.2170657244</text:p>
          </table:table-cell>
          <table:table-cell office:value-type="float" office:value="-1.31836275609556" calcext:value-type="float">
            <text:p>-1.3183627561</text:p>
          </table:table-cell>
          <table:table-cell office:value-type="float" office:value="-1.8739428785434" calcext:value-type="float">
            <text:p>-1.8739428785</text:p>
          </table:table-cell>
          <table:table-cell office:value-type="float" office:value="-3.33214199768011" calcext:value-type="float">
            <text:p>-3.3321419977</text:p>
          </table:table-cell>
          <table:table-cell office:value-type="float" office:value="-1.04846891999332" calcext:value-type="float">
            <text:p>-1.04846892</text:p>
          </table:table-cell>
          <table:table-cell office:value-type="float" office:value="-2.50561938494359" calcext:value-type="float">
            <text:p>-2.5056193849</text:p>
          </table:table-cell>
          <table:table-cell office:value-type="float" office:value="-2.09108348263533" calcext:value-type="float">
            <text:p>-2.0910834826</text:p>
          </table:table-cell>
          <table:table-cell office:value-type="float" office:value="-2.9682528070151" calcext:value-type="float">
            <text:p>-2.968252807</text:p>
          </table:table-cell>
          <table:table-cell office:value-type="float" office:value="-1.40832709585026" calcext:value-type="float">
            <text:p>-1.4083270959</text:p>
          </table:table-cell>
          <table:table-cell office:value-type="float" office:value="-3.21865871090426" calcext:value-type="float">
            <text:p>-3.2186587109</text:p>
          </table:table-cell>
          <table:table-cell office:value-type="float" office:value="-1.52182057763274" calcext:value-type="float">
            <text:p>-1.5218205776</text:p>
          </table:table-cell>
          <table:table-cell office:value-type="float" office:value="-2.78340806816371" calcext:value-type="float">
            <text:p>-2.7834080682</text:p>
          </table:table-cell>
          <table:table-cell office:value-type="float" office:value="-1.54762928404864" calcext:value-type="float">
            <text:p>-1.547629284</text:p>
          </table:table-cell>
          <table:table-cell office:value-type="float" office:value="0.544636321230585" calcext:value-type="float">
            <text:p>0.5446363212</text:p>
          </table:table-cell>
          <table:table-cell office:value-type="float" office:value="-2.38601874106095" calcext:value-type="float">
            <text:p>-2.3860187411</text:p>
          </table:table-cell>
          <table:table-cell office:value-type="float" office:value="-2.48336541981341" calcext:value-type="float">
            <text:p>-2.4833654198</text:p>
          </table:table-cell>
          <table:table-cell office:value-type="float" office:value="-2.65484949311326" calcext:value-type="float">
            <text:p>-2.6548494931</text:p>
          </table:table-cell>
          <table:table-cell office:value-type="float" office:value="-2.82486513532398" calcext:value-type="float">
            <text:p>-2.8248651353</text:p>
          </table:table-cell>
          <table:table-cell office:value-type="float" office:value="-1.89779283622277" calcext:value-type="float">
            <text:p>-1.8977928362</text:p>
          </table:table-cell>
          <table:table-cell office:value-type="float" office:value="-2.4805706175026" calcext:value-type="float">
            <text:p>-2.4805706175</text:p>
          </table:table-cell>
          <table:table-cell office:value-type="float" office:value="-2.9668028558189" calcext:value-type="float">
            <text:p>-2.9668028558</text:p>
          </table:table-cell>
          <table:table-cell office:value-type="float" office:value="-2.1970320173717" calcext:value-type="float">
            <text:p>-2.1970320174</text:p>
          </table:table-cell>
          <table:table-cell office:value-type="float" office:value="9.59399999999997" calcext:value-type="float">
            <text:p>9.594</text:p>
          </table:table-cell>
          <table:table-cell office:value-type="float" office:value="2.05" calcext:value-type="float">
            <text:p>2.05</text:p>
          </table:table-cell>
          <table:table-cell office:value-type="float" office:value="0.927999999999982" calcext:value-type="float">
            <text:p>0.92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79999999999976" calcext:value-type="float">
            <text:p>0.98</text:p>
          </table:table-cell>
          <table:table-cell office:value-type="float" office:value="0.833714229655746" calcext:value-type="float">
            <text:p>0.8337142297</text:p>
          </table:table-cell>
          <table:table-cell office:value-type="float" office:value="-3.01012607061175" calcext:value-type="float">
            <text:p>-3.0101260706</text:p>
          </table:table-cell>
          <table:table-cell office:value-type="float" office:value="0.379444793415646" calcext:value-type="float">
            <text:p>0.3794447934</text:p>
          </table:table-cell>
          <table:table-cell office:value-type="float" office:value="-2.80122590474752" calcext:value-type="float">
            <text:p>-2.8012259047</text:p>
          </table:table-cell>
          <table:table-cell office:value-type="float" office:value="0.425666661042492" calcext:value-type="float">
            <text:p>0.425666661</text:p>
          </table:table-cell>
          <table:table-cell office:value-type="float" office:value="-3.29908485962639" calcext:value-type="float">
            <text:p>-3.2990848596</text:p>
          </table:table-cell>
          <table:table-cell office:value-type="float" office:value="-0.0286027751976079" calcext:value-type="float">
            <text:p>-0.0286027752</text:p>
          </table:table-cell>
          <table:table-cell office:value-type="float" office:value="-3.09018469376217" calcext:value-type="float">
            <text:p>-3.0901846938</text:p>
          </table:table-cell>
          <table:table-cell office:value-type="float" office:value="-0.0748246428244532" calcext:value-type="float">
            <text:p>-0.0748246428</text:p>
          </table:table-cell>
          <table:table-cell office:value-type="float" office:value="-2.59232573888329" calcext:value-type="float">
            <text:p>-2.5923257389</text:p>
          </table:table-cell>
          <table:table-cell office:value-type="float" office:value="0.0176190924292374" calcext:value-type="float">
            <text:p>0.0176190924</text:p>
          </table:table-cell>
          <table:table-cell office:value-type="float" office:value="-3.58804364864104" calcext:value-type="float">
            <text:p>-3.5880436486</text:p>
          </table:table-cell>
          <table:table-cell office:value-type="float" office:value="-0.436650343810862" calcext:value-type="float">
            <text:p>-0.4366503438</text:p>
          </table:table-cell>
          <table:table-cell office:value-type="float" office:value="-3.37914348277681" calcext:value-type="float">
            <text:p>-3.3791434828</text:p>
          </table:table-cell>
          <table:table-cell office:value-type="float" office:value="-0.482872211437708" calcext:value-type="float">
            <text:p>-0.4828722114</text:p>
          </table:table-cell>
          <table:table-cell office:value-type="float" office:value="-2.88128452789794" calcext:value-type="float">
            <text:p>-2.8812845279</text:p>
          </table:table-cell>
          <table:table-cell office:value-type="float" office:value="-0.390428476184017" calcext:value-type="float">
            <text:p>-0.3904284762</text:p>
          </table:table-cell>
          <table:table-cell office:value-type="float" office:value="-3.87700243765569" calcext:value-type="float">
            <text:p>-3.8770024377</text:p>
          </table:table-cell>
          <table:table-cell office:value-type="float" office:value="-0.529094079064553" calcext:value-type="float">
            <text:p>-0.5290940791</text:p>
          </table:table-cell>
          <table:table-cell office:value-type="float" office:value="-2.38342557301906" calcext:value-type="float">
            <text:p>-2.383425573</text:p>
          </table:table-cell>
          <table:table-cell office:value-type="float" office:value="-0.890919780050962" calcext:value-type="float">
            <text:p>-0.8909197801</text:p>
          </table:table-cell>
          <table:table-cell office:value-type="float" office:value="-3.17024331691258" calcext:value-type="float">
            <text:p>-3.1702433169</text:p>
          </table:table-cell>
          <table:table-cell office:value-type="float" office:value="-0.937141647677807" calcext:value-type="float">
            <text:p>-0.9371416477</text:p>
          </table:table-cell>
          <table:table-cell office:value-type="float" office:value="-2.67238436203371" calcext:value-type="float">
            <text:p>-2.672384362</text:p>
          </table:table-cell>
          <table:table-cell office:value-type="float" office:value="-0.844697912424116" calcext:value-type="float">
            <text:p>-0.8446979124</text:p>
          </table:table-cell>
          <table:table-cell office:value-type="float" office:value="-3.66810227179146" calcext:value-type="float">
            <text:p>-3.6681022718</text:p>
          </table:table-cell>
          <table:table-cell office:value-type="float" office:value="-1.34518921629106" calcext:value-type="float">
            <text:p>-1.3451892163</text:p>
          </table:table-cell>
          <table:table-cell office:value-type="float" office:value="-2.96134315104836" calcext:value-type="float">
            <text:p>-2.961343151</text:p>
          </table:table-cell>
          <table:table-cell office:value-type="float" office:value="-1.29896734866422" calcext:value-type="float">
            <text:p>-1.2989673487</text:p>
          </table:table-cell>
          <table:table-cell office:value-type="float" office:value="-3.45920210592723" calcext:value-type="float">
            <text:p>-3.4592021059</text:p>
          </table:table-cell>
          <table:table-cell office:value-type="float" office:value="-1.39141108391791" calcext:value-type="float">
            <text:p>-1.3914110839</text:p>
          </table:table-cell>
          <table:table-cell office:value-type="float" office:value="-2.46348419616948" calcext:value-type="float">
            <text:p>-2.4634841962</text:p>
          </table:table-cell>
          <table:table-cell office:value-type="float" office:value="-1.25274548103737" calcext:value-type="float">
            <text:p>-1.252745481</text:p>
          </table:table-cell>
          <table:table-cell office:value-type="float" office:value="-3.95706106080611" calcext:value-type="float">
            <text:p>-3.9570610608</text:p>
          </table:table-cell>
          <table:table-cell office:value-type="float" office:value="-1.75323678490432" calcext:value-type="float">
            <text:p>-1.7532367849</text:p>
          </table:table-cell>
          <table:table-cell office:value-type="float" office:value="-3.250301940063" calcext:value-type="float">
            <text:p>-3.2503019401</text:p>
          </table:table-cell>
          <table:table-cell office:value-type="float" office:value="-1.79945865253116" calcext:value-type="float">
            <text:p>-1.7994586525</text:p>
          </table:table-cell>
          <table:table-cell office:value-type="float" office:value="-2.75244298518413" calcext:value-type="float">
            <text:p>-2.7524429852</text:p>
          </table:table-cell>
          <table:table-cell office:value-type="float" office:value="-1.70701491727747" calcext:value-type="float">
            <text:p>-1.7070149173</text:p>
          </table:table-cell>
          <table:table-cell office:value-type="float" office:value="-3.74816089494188" calcext:value-type="float">
            <text:p>-3.74816089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5]</text:p>
          </table:table-cell>
          <table:table-cell office:value-type="float" office:value="-4" calcext:value-type="float">
            <text:p>-4</text:p>
          </table:table-cell>
          <table:table-cell office:value-type="float" office:value="0.12813925319368" calcext:value-type="float">
            <text:p>0.1281392532</text:p>
          </table:table-cell>
          <table:table-cell office:value-type="float" office:value="-3.07555559108413" calcext:value-type="float">
            <text:p>-3.0755555911</text:p>
          </table:table-cell>
          <table:table-cell office:value-type="float" office:value="0.179629621844935" calcext:value-type="float">
            <text:p>0.1796296218</text:p>
          </table:table-cell>
          <table:table-cell office:value-type="float" office:value="-2.48719974300634" calcext:value-type="float">
            <text:p>-2.487199743</text:p>
          </table:table-cell>
          <table:table-cell office:value-type="float" office:value="-2.27359012156798" calcext:value-type="float">
            <text:p>-2.2735901216</text:p>
          </table:table-cell>
          <table:table-cell office:value-type="float" office:value="-3.6315077276635" calcext:value-type="float">
            <text:p>-3.6315077277</text:p>
          </table:table-cell>
          <table:table-cell office:value-type="float" office:value="-1.25497956745984" calcext:value-type="float">
            <text:p>-1.2549795675</text:p>
          </table:table-cell>
          <table:table-cell office:value-type="float" office:value="-3.8078984997665" calcext:value-type="float">
            <text:p>-3.8078984998</text:p>
          </table:table-cell>
          <table:table-cell office:value-type="float" office:value="-0.483741820407286" calcext:value-type="float">
            <text:p>-0.4837418204</text:p>
          </table:table-cell>
          <table:table-cell office:value-type="float" office:value="-2.57647017128184" calcext:value-type="float">
            <text:p>-2.5764701713</text:p>
          </table:table-cell>
          <table:table-cell office:value-type="float" office:value="-2.68082868394386" calcext:value-type="float">
            <text:p>-2.6808286839</text:p>
          </table:table-cell>
          <table:table-cell office:value-type="float" office:value="-3.23700542138015" calcext:value-type="float">
            <text:p>-3.2370054214</text:p>
          </table:table-cell>
          <table:table-cell office:value-type="float" office:value="-1.59570923794501" calcext:value-type="float">
            <text:p>-1.5957092379</text:p>
          </table:table-cell>
          <table:table-cell office:value-type="float" office:value="-3.65516894180679" calcext:value-type="float">
            <text:p>-3.6551689418</text:p>
          </table:table-cell>
          <table:table-cell office:value-type="float" office:value="-0.769622227418576" calcext:value-type="float">
            <text:p>-0.7696222274</text:p>
          </table:table-cell>
          <table:table-cell office:value-type="float" office:value="-3.11403985771958" calcext:value-type="float">
            <text:p>-3.1140398577</text:p>
          </table:table-cell>
          <table:table-cell office:value-type="float" office:value="-3.14217920317281" calcext:value-type="float">
            <text:p>-3.1421792032</text:p>
          </table:table-cell>
          <table:table-cell office:value-type="float" office:value="-2.68302894250768" calcext:value-type="float">
            <text:p>-2.6830289425</text:p>
          </table:table-cell>
          <table:table-cell office:value-type="float" office:value="0.239771528617171" calcext:value-type="float">
            <text:p>0.2397715286</text:p>
          </table:table-cell>
          <table:table-cell office:value-type="float" office:value="-1.28543182148521" calcext:value-type="float">
            <text:p>-1.2854318215</text:p>
          </table:table-cell>
          <table:table-cell office:value-type="float" office:value="-1.91337765699729" calcext:value-type="float">
            <text:p>-1.913377657</text:p>
          </table:table-cell>
          <table:table-cell office:value-type="float" office:value="-3.32544138216418" calcext:value-type="float">
            <text:p>-3.3254413822</text:p>
          </table:table-cell>
          <table:table-cell office:value-type="float" office:value="-1.08728482440247" calcext:value-type="float">
            <text:p>-1.0872848244</text:p>
          </table:table-cell>
          <table:table-cell office:value-type="float" office:value="-2.51527990071138" calcext:value-type="float">
            <text:p>-2.5152799007</text:p>
          </table:table-cell>
          <table:table-cell office:value-type="float" office:value="-2.13103250082834" calcext:value-type="float">
            <text:p>-2.1310325008</text:p>
          </table:table-cell>
          <table:table-cell office:value-type="float" office:value="-2.97027170409391" calcext:value-type="float">
            <text:p>-2.9702717041</text:p>
          </table:table-cell>
          <table:table-cell office:value-type="float" office:value="-1.44829772791066" calcext:value-type="float">
            <text:p>-1.4482977279</text:p>
          </table:table-cell>
          <table:table-cell office:value-type="float" office:value="-3.22019121626864" calcext:value-type="float">
            <text:p>-3.2201912163</text:p>
          </table:table-cell>
          <table:table-cell office:value-type="float" office:value="-1.55810539205107" calcext:value-type="float">
            <text:p>-1.5581053921</text:p>
          </table:table-cell>
          <table:table-cell office:value-type="float" office:value="-2.80024292018644" calcext:value-type="float">
            <text:p>-2.8002429202</text:p>
          </table:table-cell>
          <table:table-cell office:value-type="float" office:value="-1.56553702300567" calcext:value-type="float">
            <text:p>-1.565537023</text:p>
          </table:table-cell>
          <table:table-cell office:value-type="float" office:value="0.580403804863729" calcext:value-type="float">
            <text:p>0.5804038049</text:p>
          </table:table-cell>
          <table:table-cell office:value-type="float" office:value="-2.42264112144679" calcext:value-type="float">
            <text:p>-2.4226411214</text:p>
          </table:table-cell>
          <table:table-cell office:value-type="float" office:value="-2.46727811876958" calcext:value-type="float">
            <text:p>-2.4672781188</text:p>
          </table:table-cell>
          <table:table-cell office:value-type="float" office:value="-2.69050215414001" calcext:value-type="float">
            <text:p>-2.6905021541</text:p>
          </table:table-cell>
          <table:table-cell office:value-type="float" office:value="-2.80672987238926" calcext:value-type="float">
            <text:p>-2.8067298724</text:p>
          </table:table-cell>
          <table:table-cell office:value-type="float" office:value="-1.9369380898267" calcext:value-type="float">
            <text:p>-1.9369380898</text:p>
          </table:table-cell>
          <table:table-cell office:value-type="float" office:value="-2.48879552602997" calcext:value-type="float">
            <text:p>-2.488795526</text:p>
          </table:table-cell>
          <table:table-cell office:value-type="float" office:value="-2.99911875287795" calcext:value-type="float">
            <text:p>-2.9991187529</text:p>
          </table:table-cell>
          <table:table-cell office:value-type="float" office:value="-2.17345909228234" calcext:value-type="float">
            <text:p>-2.1734590923</text:p>
          </table:table-cell>
          <table:table-cell office:value-type="float" office:value="9.56599999999997" calcext:value-type="float">
            <text:p>9.566</text:p>
          </table:table-cell>
          <table:table-cell office:value-type="float" office:value="2.05" calcext:value-type="float">
            <text:p>2.05</text:p>
          </table:table-cell>
          <table:table-cell office:value-type="float" office:value="0.941999999999981" calcext:value-type="float">
            <text:p>0.94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69999999999975" calcext:value-type="float">
            <text:p>0.97</text:p>
          </table:table-cell>
          <table:table-cell office:value-type="float" office:value="0.782012039007511" calcext:value-type="float">
            <text:p>0.782012039</text:p>
          </table:table-cell>
          <table:table-cell office:value-type="float" office:value="-3.01568336151411" calcext:value-type="float">
            <text:p>-3.0156833615</text:p>
          </table:table-cell>
          <table:table-cell office:value-type="float" office:value="0.3280072192245" calcext:value-type="float">
            <text:p>0.3280072192</text:p>
          </table:table-cell>
          <table:table-cell office:value-type="float" office:value="-2.80620872435296" calcext:value-type="float">
            <text:p>-2.8062087244</text:p>
          </table:table-cell>
          <table:table-cell office:value-type="float" office:value="0.37359927188592" calcext:value-type="float">
            <text:p>0.3735992719</text:p>
          </table:table-cell>
          <table:table-cell office:value-type="float" office:value="-3.3041257503062" calcext:value-type="float">
            <text:p>-3.3041257503</text:p>
          </table:table-cell>
          <table:table-cell office:value-type="float" office:value="-0.0804055478970905" calcext:value-type="float">
            <text:p>-0.0804055479</text:p>
          </table:table-cell>
          <table:table-cell office:value-type="float" office:value="-3.09465111314505" calcext:value-type="float">
            <text:p>-3.0946511131</text:p>
          </table:table-cell>
          <table:table-cell office:value-type="float" office:value="-0.12599760055851" calcext:value-type="float">
            <text:p>-0.1259976006</text:p>
          </table:table-cell>
          <table:table-cell office:value-type="float" office:value="-2.59673408719181" calcext:value-type="float">
            <text:p>-2.5967340872</text:p>
          </table:table-cell>
          <table:table-cell office:value-type="float" office:value="-0.0348134952356715" calcext:value-type="float">
            <text:p>-0.0348134952</text:p>
          </table:table-cell>
          <table:table-cell office:value-type="float" office:value="-3.59256813909829" calcext:value-type="float">
            <text:p>-3.5925681391</text:p>
          </table:table-cell>
          <table:table-cell office:value-type="float" office:value="-0.488818315018682" calcext:value-type="float">
            <text:p>-0.488818315</text:p>
          </table:table-cell>
          <table:table-cell office:value-type="float" office:value="-3.38309350193713" calcext:value-type="float">
            <text:p>-3.3830935019</text:p>
          </table:table-cell>
          <table:table-cell office:value-type="float" office:value="-0.534410367680101" calcext:value-type="float">
            <text:p>-0.5344103677</text:p>
          </table:table-cell>
          <table:table-cell office:value-type="float" office:value="-2.88517647598389" calcext:value-type="float">
            <text:p>-2.885176476</text:p>
          </table:table-cell>
          <table:table-cell office:value-type="float" office:value="-0.443226262357263" calcext:value-type="float">
            <text:p>-0.4432262624</text:p>
          </table:table-cell>
          <table:table-cell office:value-type="float" office:value="-3.88101052789037" calcext:value-type="float">
            <text:p>-3.8810105279</text:p>
          </table:table-cell>
          <table:table-cell office:value-type="float" office:value="-0.58000242034152" calcext:value-type="float">
            <text:p>-0.5800024203</text:p>
          </table:table-cell>
          <table:table-cell office:value-type="float" office:value="-2.38725945003065" calcext:value-type="float">
            <text:p>-2.38725945</text:p>
          </table:table-cell>
          <table:table-cell office:value-type="float" office:value="-0.942823134801692" calcext:value-type="float">
            <text:p>-0.9428231348</text:p>
          </table:table-cell>
          <table:table-cell office:value-type="float" office:value="-3.17361886477598" calcext:value-type="float">
            <text:p>-3.1736188648</text:p>
          </table:table-cell>
          <table:table-cell office:value-type="float" office:value="-0.988415187463111" calcext:value-type="float">
            <text:p>-0.9884151875</text:p>
          </table:table-cell>
          <table:table-cell office:value-type="float" office:value="-2.67570183882274" calcext:value-type="float">
            <text:p>-2.6757018388</text:p>
          </table:table-cell>
          <table:table-cell office:value-type="float" office:value="-0.897231082140273" calcext:value-type="float">
            <text:p>-0.8972310821</text:p>
          </table:table-cell>
          <table:table-cell office:value-type="float" office:value="-3.67153589072922" calcext:value-type="float">
            <text:p>-3.6715358907</text:p>
          </table:table-cell>
          <table:table-cell office:value-type="float" office:value="-1.3968279545847" calcext:value-type="float">
            <text:p>-1.3968279546</text:p>
          </table:table-cell>
          <table:table-cell office:value-type="float" office:value="-2.96414422761483" calcext:value-type="float">
            <text:p>-2.9641442276</text:p>
          </table:table-cell>
          <table:table-cell office:value-type="float" office:value="-1.35123590192328" calcext:value-type="float">
            <text:p>-1.3512359019</text:p>
          </table:table-cell>
          <table:table-cell office:value-type="float" office:value="-3.46206125356807" calcext:value-type="float">
            <text:p>-3.4620612536</text:p>
          </table:table-cell>
          <table:table-cell office:value-type="float" office:value="-1.44242000724612" calcext:value-type="float">
            <text:p>-1.4424200072</text:p>
          </table:table-cell>
          <table:table-cell office:value-type="float" office:value="-2.46622720166159" calcext:value-type="float">
            <text:p>-2.4662272017</text:p>
          </table:table-cell>
          <table:table-cell office:value-type="float" office:value="-1.30564384926186" calcext:value-type="float">
            <text:p>-1.3056438493</text:p>
          </table:table-cell>
          <table:table-cell office:value-type="float" office:value="-3.95997827952131" calcext:value-type="float">
            <text:p>-3.9599782795</text:p>
          </table:table-cell>
          <table:table-cell office:value-type="float" office:value="-1.80524072170629" calcext:value-type="float">
            <text:p>-1.8052407217</text:p>
          </table:table-cell>
          <table:table-cell office:value-type="float" office:value="-3.25258661640691" calcext:value-type="float">
            <text:p>-3.2525866164</text:p>
          </table:table-cell>
          <table:table-cell office:value-type="float" office:value="-1.85083277436771" calcext:value-type="float">
            <text:p>-1.8508327744</text:p>
          </table:table-cell>
          <table:table-cell office:value-type="float" office:value="-2.75466959045367" calcext:value-type="float">
            <text:p>-2.7546695905</text:p>
          </table:table-cell>
          <table:table-cell office:value-type="float" office:value="-1.75964866904487" calcext:value-type="float">
            <text:p>-1.759648669</text:p>
          </table:table-cell>
          <table:table-cell office:value-type="float" office:value="-3.75050364236015" calcext:value-type="float">
            <text:p>-3.750503642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85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6]</text:p>
          </table:table-cell>
          <table:table-cell office:value-type="float" office:value="-1" calcext:value-type="float">
            <text:p>-1</text:p>
          </table:table-cell>
          <table:table-cell office:value-type="float" office:value="-0.493746485461302" calcext:value-type="float">
            <text:p>-0.4937464855</text:p>
          </table:table-cell>
          <table:table-cell office:value-type="float" office:value="-3.14778061996879" calcext:value-type="float">
            <text:p>-3.14778062</text:p>
          </table:table-cell>
          <table:table-cell office:value-type="float" office:value="-1.01824889294429" calcext:value-type="float">
            <text:p>-1.0182488929</text:p>
          </table:table-cell>
          <table:table-cell office:value-type="float" office:value="-3.24855991474938" calcext:value-type="float">
            <text:p>-3.2485599147</text:p>
          </table:table-cell>
          <table:table-cell office:value-type="float" office:value="-1.63418491749251" calcext:value-type="float">
            <text:p>-1.6341849175</text:p>
          </table:table-cell>
          <table:table-cell office:value-type="float" office:value="-3.80364033917089" calcext:value-type="float">
            <text:p>-3.8036403392</text:p>
          </table:table-cell>
          <table:table-cell office:value-type="float" office:value="-1.56599643239489" calcext:value-type="float">
            <text:p>-1.5659964324</text:p>
          </table:table-cell>
          <table:table-cell office:value-type="float" office:value="-3.25258141699404" calcext:value-type="float">
            <text:p>-3.252581417</text:p>
          </table:table-cell>
          <table:table-cell office:value-type="float" office:value="-1.45377748938123" calcext:value-type="float">
            <text:p>-1.4537774894</text:p>
          </table:table-cell>
          <table:table-cell office:value-type="float" office:value="-2.24161867945422" calcext:value-type="float">
            <text:p>-2.2416186795</text:p>
          </table:table-cell>
          <table:table-cell office:value-type="float" office:value="-2.67507959746533" calcext:value-type="float">
            <text:p>-2.6750795975</text:p>
          </table:table-cell>
          <table:table-cell office:value-type="float" office:value="-3.67393597289417" calcext:value-type="float">
            <text:p>-3.6739359729</text:p>
          </table:table-cell>
          <table:table-cell office:value-type="float" office:value="-2.8301623503518" calcext:value-type="float">
            <text:p>-2.8301623504</text:p>
          </table:table-cell>
          <table:table-cell office:value-type="float" office:value="-3.20013396253648" calcext:value-type="float">
            <text:p>-3.2001339625</text:p>
          </table:table-cell>
          <table:table-cell office:value-type="float" office:value="-1.3092245701231" calcext:value-type="float">
            <text:p>-1.3092245701</text:p>
          </table:table-cell>
          <table:table-cell office:value-type="float" office:value="-2.76102016725835" calcext:value-type="float">
            <text:p>-2.7610201673</text:p>
          </table:table-cell>
          <table:table-cell office:value-type="float" office:value="-1.92756403904527" calcext:value-type="float">
            <text:p>-1.927564039</text:p>
          </table:table-cell>
          <table:table-cell office:value-type="float" office:value="-2.47694545151543" calcext:value-type="float">
            <text:p>-2.4769454515</text:p>
          </table:table-cell>
          <table:table-cell office:value-type="float" office:value="-1.11856384951951" calcext:value-type="float">
            <text:p>-1.1185638495</text:p>
          </table:table-cell>
          <table:table-cell office:value-type="float" office:value="0.580518826691783" calcext:value-type="float">
            <text:p>0.5805188267</text:p>
          </table:table-cell>
          <table:table-cell office:value-type="float" office:value="-2.12773731585565" calcext:value-type="float">
            <text:p>-2.1277373159</text:p>
          </table:table-cell>
          <table:table-cell office:value-type="float" office:value="-3.43481467487453" calcext:value-type="float">
            <text:p>-3.4348146749</text:p>
          </table:table-cell>
          <table:table-cell office:value-type="float" office:value="-1.97611757987615" calcext:value-type="float">
            <text:p>-1.9761175799</text:p>
          </table:table-cell>
          <table:table-cell office:value-type="float" office:value="-2.90964122935024" calcext:value-type="float">
            <text:p>-2.9096412294</text:p>
          </table:table-cell>
          <table:table-cell office:value-type="float" office:value="-3.38828068673049" calcext:value-type="float">
            <text:p>-3.3882806867</text:p>
          </table:table-cell>
          <table:table-cell office:value-type="float" office:value="-3.073316553347" calcext:value-type="float">
            <text:p>-3.0733165533</text:p>
          </table:table-cell>
          <table:table-cell office:value-type="float" office:value="-2.52796276829063" calcext:value-type="float">
            <text:p>-2.5279627683</text:p>
          </table:table-cell>
          <table:table-cell office:value-type="float" office:value="-2.67069890714047" calcext:value-type="float">
            <text:p>-2.6706989071</text:p>
          </table:table-cell>
          <table:table-cell office:value-type="float" office:value="-2.40349039764953" calcext:value-type="float">
            <text:p>-2.4034903976</text:p>
          </table:table-cell>
          <table:table-cell office:value-type="float" office:value="-3.08705261410963" calcext:value-type="float">
            <text:p>-3.0870526141</text:p>
          </table:table-cell>
          <table:table-cell office:value-type="float" office:value="-2.77020662450483" calcext:value-type="float">
            <text:p>-2.7702066245</text:p>
          </table:table-cell>
          <table:table-cell office:value-type="float" office:value="-1.82183823453026" calcext:value-type="float">
            <text:p>-1.8218382345</text:p>
          </table:table-cell>
          <table:table-cell office:value-type="float" office:value="-2.70790027187509" calcext:value-type="float">
            <text:p>-2.7079002719</text:p>
          </table:table-cell>
          <table:table-cell office:value-type="float" office:value="-2.3303481217268" calcext:value-type="float">
            <text:p>-2.3303481217</text:p>
          </table:table-cell>
          <table:table-cell office:value-type="float" office:value="-3.209593343471" calcext:value-type="float">
            <text:p>-3.2095933435</text:p>
          </table:table-cell>
          <table:table-cell office:value-type="float" office:value="-2.1654370702162" calcext:value-type="float">
            <text:p>-2.1654370702</text:p>
          </table:table-cell>
          <table:table-cell office:value-type="float" office:value="-2.84185625939207" calcext:value-type="float">
            <text:p>-2.8418562594</text:p>
          </table:table-cell>
          <table:table-cell office:value-type="float" office:value="-1.33230404953353" calcext:value-type="float">
            <text:p>-1.3323040495</text:p>
          </table:table-cell>
          <table:table-cell office:value-type="float" office:value="-3.0029795513234" calcext:value-type="float">
            <text:p>-3.0029795513</text:p>
          </table:table-cell>
          <table:table-cell office:value-type="float" office:value="-2.73095241184554" calcext:value-type="float">
            <text:p>-2.7309524118</text:p>
          </table:table-cell>
          <table:table-cell office:value-type="float" office:value="11.078" calcext:value-type="float">
            <text:p>11.078</text:p>
          </table:table-cell>
          <table:table-cell office:value-type="float" office:value="2.05" calcext:value-type="float">
            <text:p>2.05</text:p>
          </table:table-cell>
          <table:table-cell office:value-type="float" office:value="0.185999999999981" calcext:value-type="float">
            <text:p>0.18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50999999999998" calcext:value-type="float">
            <text:p>1.51</text:p>
          </table:table-cell>
          <table:table-cell office:value-type="float" office:value="0.154613867893497" calcext:value-type="float">
            <text:p>0.1546138679</text:p>
          </table:table-cell>
          <table:table-cell office:value-type="float" office:value="-3.36681440392081" calcext:value-type="float">
            <text:p>-3.3668144039</text:p>
          </table:table-cell>
          <table:table-cell office:value-type="float" office:value="-0.175607395341098" calcext:value-type="float">
            <text:p>-0.1756073953</text:p>
          </table:table-cell>
          <table:table-cell office:value-type="float" office:value="-2.99137610365331" calcext:value-type="float">
            <text:p>-2.9913761037</text:p>
          </table:table-cell>
          <table:table-cell office:value-type="float" office:value="-0.335635869309104" calcext:value-type="float">
            <text:p>-0.3356358693</text:p>
          </table:table-cell>
          <table:table-cell office:value-type="float" office:value="-3.46507525661801" calcext:value-type="float">
            <text:p>-3.4650752566</text:p>
          </table:table-cell>
          <table:table-cell office:value-type="float" office:value="-0.665857132543699" calcext:value-type="float">
            <text:p>-0.6658571325</text:p>
          </table:table-cell>
          <table:table-cell office:value-type="float" office:value="-3.08963695635051" calcext:value-type="float">
            <text:p>-3.0896369564</text:p>
          </table:table-cell>
          <table:table-cell office:value-type="float" office:value="-0.505828658575694" calcext:value-type="float">
            <text:p>-0.5058286586</text:p>
          </table:table-cell>
          <table:table-cell office:value-type="float" office:value="-2.61593780338581" calcext:value-type="float">
            <text:p>-2.6159378034</text:p>
          </table:table-cell>
          <table:table-cell office:value-type="float" office:value="-0.825885606511705" calcext:value-type="float">
            <text:p>-0.8258856065</text:p>
          </table:table-cell>
          <table:table-cell office:value-type="float" office:value="-3.56333610931521" calcext:value-type="float">
            <text:p>-3.5633361093</text:p>
          </table:table-cell>
          <table:table-cell office:value-type="float" office:value="-1.1561068697463" calcext:value-type="float">
            <text:p>-1.1561068697</text:p>
          </table:table-cell>
          <table:table-cell office:value-type="float" office:value="-3.18789780904771" calcext:value-type="float">
            <text:p>-3.187897809</text:p>
          </table:table-cell>
          <table:table-cell office:value-type="float" office:value="-0.996078395778295" calcext:value-type="float">
            <text:p>-0.9960783958</text:p>
          </table:table-cell>
          <table:table-cell office:value-type="float" office:value="-2.71419865608301" calcext:value-type="float">
            <text:p>-2.7141986561</text:p>
          </table:table-cell>
          <table:table-cell office:value-type="float" office:value="-1.31613534371431" calcext:value-type="float">
            <text:p>-1.3161353437</text:p>
          </table:table-cell>
          <table:table-cell office:value-type="float" office:value="-3.66159696201241" calcext:value-type="float">
            <text:p>-3.661596962</text:p>
          </table:table-cell>
          <table:table-cell office:value-type="float" office:value="-0.836049921810289" calcext:value-type="float">
            <text:p>-0.8360499218</text:p>
          </table:table-cell>
          <table:table-cell office:value-type="float" office:value="-2.24049950311831" calcext:value-type="float">
            <text:p>-2.2404995031</text:p>
          </table:table-cell>
          <table:table-cell office:value-type="float" office:value="-1.4863281329809" calcext:value-type="float">
            <text:p>-1.486328133</text:p>
          </table:table-cell>
          <table:table-cell office:value-type="float" office:value="-2.81245950878021" calcext:value-type="float">
            <text:p>-2.8124595088</text:p>
          </table:table-cell>
          <table:table-cell office:value-type="float" office:value="-1.32629965901289" calcext:value-type="float">
            <text:p>-1.326299659</text:p>
          </table:table-cell>
          <table:table-cell office:value-type="float" office:value="-2.33876035581551" calcext:value-type="float">
            <text:p>-2.3387603558</text:p>
          </table:table-cell>
          <table:table-cell office:value-type="float" office:value="-1.6463566069489" calcext:value-type="float">
            <text:p>-1.6463566069</text:p>
          </table:table-cell>
          <table:table-cell office:value-type="float" office:value="-3.28615866174491" calcext:value-type="float">
            <text:p>-3.2861586617</text:p>
          </table:table-cell>
          <table:table-cell office:value-type="float" office:value="-1.81654939621549" calcext:value-type="float">
            <text:p>-1.8165493962</text:p>
          </table:table-cell>
          <table:table-cell office:value-type="float" office:value="-2.43702120851271" calcext:value-type="float">
            <text:p>-2.4370212085</text:p>
          </table:table-cell>
          <table:table-cell office:value-type="float" office:value="-1.9765778701835" calcext:value-type="float">
            <text:p>-1.9765778702</text:p>
          </table:table-cell>
          <table:table-cell office:value-type="float" office:value="-2.91072036147741" calcext:value-type="float">
            <text:p>-2.9107203615</text:p>
          </table:table-cell>
          <table:table-cell office:value-type="float" office:value="-1.65652092224749" calcext:value-type="float">
            <text:p>-1.6565209222</text:p>
          </table:table-cell>
          <table:table-cell office:value-type="float" office:value="-1.96332205554802" calcext:value-type="float">
            <text:p>-1.9633220555</text:p>
          </table:table-cell>
          <table:table-cell office:value-type="float" office:value="-2.1366063441515" calcext:value-type="float">
            <text:p>-2.1366063442</text:p>
          </table:table-cell>
          <table:table-cell office:value-type="float" office:value="-3.38441951444211" calcext:value-type="float">
            <text:p>-3.3844195144</text:p>
          </table:table-cell>
          <table:table-cell office:value-type="float" office:value="-2.30679913341809" calcext:value-type="float">
            <text:p>-2.3067991334</text:p>
          </table:table-cell>
          <table:table-cell office:value-type="float" office:value="-2.53528206120991" calcext:value-type="float">
            <text:p>-2.5352820612</text:p>
          </table:table-cell>
          <table:table-cell office:value-type="float" office:value="-2.14677065945009" calcext:value-type="float">
            <text:p>-2.1467706595</text:p>
          </table:table-cell>
          <table:table-cell office:value-type="float" office:value="-2.06158290824521" calcext:value-type="float">
            <text:p>-2.0615829082</text:p>
          </table:table-cell>
          <table:table-cell office:value-type="float" office:value="-2.4668276073861" calcext:value-type="float">
            <text:p>-2.4668276074</text:p>
          </table:table-cell>
          <table:table-cell office:value-type="float" office:value="-3.00898121417461" calcext:value-type="float">
            <text:p>-3.008981214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6]</text:p>
          </table:table-cell>
          <table:table-cell office:value-type="float" office:value="-2" calcext:value-type="float">
            <text:p>-2</text:p>
          </table:table-cell>
          <table:table-cell office:value-type="float" office:value="-0.531801862519115" calcext:value-type="float">
            <text:p>-0.5318018625</text:p>
          </table:table-cell>
          <table:table-cell office:value-type="float" office:value="-3.13546038145698" calcext:value-type="float">
            <text:p>-3.1354603815</text:p>
          </table:table-cell>
          <table:table-cell office:value-type="float" office:value="-1.05819856228459" calcext:value-type="float">
            <text:p>-1.0581985623</text:p>
          </table:table-cell>
          <table:table-cell office:value-type="float" office:value="-3.25056588573647" calcext:value-type="float">
            <text:p>-3.2505658857</text:p>
          </table:table-cell>
          <table:table-cell office:value-type="float" office:value="-1.67408035596895" calcext:value-type="float">
            <text:p>-1.674080356</text:p>
          </table:table-cell>
          <table:table-cell office:value-type="float" office:value="-3.8007500124121" calcext:value-type="float">
            <text:p>-3.8007500124</text:p>
          </table:table-cell>
          <table:table-cell office:value-type="float" office:value="-1.60584849930314" calcext:value-type="float">
            <text:p>-1.6058484993</text:p>
          </table:table-cell>
          <table:table-cell office:value-type="float" office:value="-3.24914444694177" calcext:value-type="float">
            <text:p>-3.2491444469</text:p>
          </table:table-cell>
          <table:table-cell office:value-type="float" office:value="-1.49269101191504" calcext:value-type="float">
            <text:p>-1.4926910119</text:p>
          </table:table-cell>
          <table:table-cell office:value-type="float" office:value="-2.25087814833803" calcext:value-type="float">
            <text:p>-2.2508781483</text:p>
          </table:table-cell>
          <table:table-cell office:value-type="float" office:value="-2.71258977887028" calcext:value-type="float">
            <text:p>-2.7125897789</text:p>
          </table:table-cell>
          <table:table-cell office:value-type="float" office:value="-3.66004402231232" calcext:value-type="float">
            <text:p>-3.6600440223</text:p>
          </table:table-cell>
          <table:table-cell office:value-type="float" office:value="-2.86709917835232" calcext:value-type="float">
            <text:p>-2.8670991784</text:p>
          </table:table-cell>
          <table:table-cell office:value-type="float" office:value="-3.18478239137061" calcext:value-type="float">
            <text:p>-3.1847823914</text:p>
          </table:table-cell>
          <table:table-cell office:value-type="float" office:value="-1.34883616011405" calcext:value-type="float">
            <text:p>-1.3488361601</text:p>
          </table:table-cell>
          <table:table-cell office:value-type="float" office:value="-2.75545941745378" calcext:value-type="float">
            <text:p>-2.7554594175</text:p>
          </table:table-cell>
          <table:table-cell office:value-type="float" office:value="-1.96744710070863" calcext:value-type="float">
            <text:p>-1.9674471007</text:p>
          </table:table-cell>
          <table:table-cell office:value-type="float" office:value="-2.48000182066142" calcext:value-type="float">
            <text:p>-2.4800018207</text:p>
          </table:table-cell>
          <table:table-cell office:value-type="float" office:value="-1.15838382665128" calcext:value-type="float">
            <text:p>-1.1583838267</text:p>
          </table:table-cell>
          <table:table-cell office:value-type="float" office:value="0.576728124748085" calcext:value-type="float">
            <text:p>0.5767281247</text:p>
          </table:table-cell>
          <table:table-cell office:value-type="float" office:value="-2.16609762408585" calcext:value-type="float">
            <text:p>-2.1660976241</text:p>
          </table:table-cell>
          <table:table-cell office:value-type="float" office:value="-3.42347947516373" calcext:value-type="float">
            <text:p>-3.4234794752</text:p>
          </table:table-cell>
          <table:table-cell office:value-type="float" office:value="-2.01608496694931" calcext:value-type="float">
            <text:p>-2.0160849669</text:p>
          </table:table-cell>
          <table:table-cell office:value-type="float" office:value="-2.90802630813105" calcext:value-type="float">
            <text:p>-2.9080263081</text:p>
          </table:table-cell>
          <table:table-cell office:value-type="float" office:value="-3.42218071134813" calcext:value-type="float">
            <text:p>-3.4221807113</text:p>
          </table:table-cell>
          <table:table-cell office:value-type="float" office:value="-3.05208477690406" calcext:value-type="float">
            <text:p>-3.0520847769</text:p>
          </table:table-cell>
          <table:table-cell office:value-type="float" office:value="-2.56536530940222" calcext:value-type="float">
            <text:p>-2.5653653094</text:p>
          </table:table-cell>
          <table:table-cell office:value-type="float" office:value="-2.65651969988493" calcext:value-type="float">
            <text:p>-2.6565196999</text:p>
          </table:table-cell>
          <table:table-cell office:value-type="float" office:value="-2.43918701461745" calcext:value-type="float">
            <text:p>-2.4391870146</text:p>
          </table:table-cell>
          <table:table-cell office:value-type="float" office:value="-3.06900402588102" calcext:value-type="float">
            <text:p>-3.0690040259</text:p>
          </table:table-cell>
          <table:table-cell office:value-type="float" office:value="-2.76076582077295" calcext:value-type="float">
            <text:p>-2.7607658208</text:p>
          </table:table-cell>
          <table:table-cell office:value-type="float" office:value="-1.7829683075314" calcext:value-type="float">
            <text:p>-1.7829683075</text:p>
          </table:table-cell>
          <table:table-cell office:value-type="float" office:value="-2.70785320710106" calcext:value-type="float">
            <text:p>-2.7078532071</text:p>
          </table:table-cell>
          <table:table-cell office:value-type="float" office:value="-2.29034814941547" calcext:value-type="float">
            <text:p>-2.2903481494</text:p>
          </table:table-cell>
          <table:table-cell office:value-type="float" office:value="-3.22765183680815" calcext:value-type="float">
            <text:p>-3.2276518368</text:p>
          </table:table-cell>
          <table:table-cell office:value-type="float" office:value="-2.12974546310203" calcext:value-type="float">
            <text:p>-2.1297454631</text:p>
          </table:table-cell>
          <table:table-cell office:value-type="float" office:value="-2.83299775730197" calcext:value-type="float">
            <text:p>-2.8329977573</text:p>
          </table:table-cell>
          <table:table-cell office:value-type="float" office:value="-1.29329729446829" calcext:value-type="float">
            <text:p>-1.2932972945</text:p>
          </table:table-cell>
          <table:table-cell office:value-type="float" office:value="-3.03394197498968" calcext:value-type="float">
            <text:p>-3.033941975</text:p>
          </table:table-cell>
          <table:table-cell office:value-type="float" office:value="-2.70562795092908" calcext:value-type="float">
            <text:p>-2.7056279509</text:p>
          </table:table-cell>
          <table:table-cell office:value-type="float" office:value="11.05" calcext:value-type="float">
            <text:p>11.05</text:p>
          </table:table-cell>
          <table:table-cell office:value-type="float" office:value="2.05" calcext:value-type="float">
            <text:p>2.05</text:p>
          </table:table-cell>
          <table:table-cell office:value-type="float" office:value="0.199999999999981" calcext:value-type="float">
            <text:p>0.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9999999999998" calcext:value-type="float">
            <text:p>1.5</text:p>
          </table:table-cell>
          <table:table-cell office:value-type="float" office:value="0.105244044371151" calcext:value-type="float">
            <text:p>0.1052440444</text:p>
          </table:table-cell>
          <table:table-cell office:value-type="float" office:value="-3.35048588514621" calcext:value-type="float">
            <text:p>-3.3504858851</text:p>
          </table:table-cell>
          <table:table-cell office:value-type="float" office:value="-0.225075579782068" calcext:value-type="float">
            <text:p>-0.2250755798</text:p>
          </table:table-cell>
          <table:table-cell office:value-type="float" office:value="-2.97513412226334" calcext:value-type="float">
            <text:p>-2.9751341223</text:p>
          </table:table-cell>
          <table:table-cell office:value-type="float" office:value="-0.384979929717294" calcext:value-type="float">
            <text:p>-0.3849799297</text:p>
          </table:table-cell>
          <table:table-cell office:value-type="float" office:value="-3.44887518958999" calcext:value-type="float">
            <text:p>-3.4488751896</text:p>
          </table:table-cell>
          <table:table-cell office:value-type="float" office:value="-0.715299553870513" calcext:value-type="float">
            <text:p>-0.7152995539</text:p>
          </table:table-cell>
          <table:table-cell office:value-type="float" office:value="-3.07352342670712" calcext:value-type="float">
            <text:p>-3.0735234267</text:p>
          </table:table-cell>
          <table:table-cell office:value-type="float" office:value="-0.555395203935287" calcext:value-type="float">
            <text:p>-0.5553952039</text:p>
          </table:table-cell>
          <table:table-cell office:value-type="float" office:value="-2.59978235938048" calcext:value-type="float">
            <text:p>-2.5997823594</text:p>
          </table:table-cell>
          <table:table-cell office:value-type="float" office:value="-0.875203903805739" calcext:value-type="float">
            <text:p>-0.8752039038</text:p>
          </table:table-cell>
          <table:table-cell office:value-type="float" office:value="-3.54726449403377" calcext:value-type="float">
            <text:p>-3.547264494</text:p>
          </table:table-cell>
          <table:table-cell office:value-type="float" office:value="-1.20552352795896" calcext:value-type="float">
            <text:p>-1.205523528</text:p>
          </table:table-cell>
          <table:table-cell office:value-type="float" office:value="-3.17191273115091" calcext:value-type="float">
            <text:p>-3.1719127312</text:p>
          </table:table-cell>
          <table:table-cell office:value-type="float" office:value="-1.04561917802373" calcext:value-type="float">
            <text:p>-1.045619178</text:p>
          </table:table-cell>
          <table:table-cell office:value-type="float" office:value="-2.69817166382426" calcext:value-type="float">
            <text:p>-2.6981716638</text:p>
          </table:table-cell>
          <table:table-cell office:value-type="float" office:value="-1.36542787789418" calcext:value-type="float">
            <text:p>-1.3654278779</text:p>
          </table:table-cell>
          <table:table-cell office:value-type="float" office:value="-3.64565379847756" calcext:value-type="float">
            <text:p>-3.6456537985</text:p>
          </table:table-cell>
          <table:table-cell office:value-type="float" office:value="-0.885714828088506" calcext:value-type="float">
            <text:p>-0.8857148281</text:p>
          </table:table-cell>
          <table:table-cell office:value-type="float" office:value="-2.22443059649761" calcext:value-type="float">
            <text:p>-2.2244305965</text:p>
          </table:table-cell>
          <table:table-cell office:value-type="float" office:value="-1.53584315211218" calcext:value-type="float">
            <text:p>-1.5358431521</text:p>
          </table:table-cell>
          <table:table-cell office:value-type="float" office:value="-2.79656096826804" calcext:value-type="float">
            <text:p>-2.7965609683</text:p>
          </table:table-cell>
          <table:table-cell office:value-type="float" office:value="-1.37593880217695" calcext:value-type="float">
            <text:p>-1.3759388022</text:p>
          </table:table-cell>
          <table:table-cell office:value-type="float" office:value="-2.32281990094139" calcext:value-type="float">
            <text:p>-2.3228199009</text:p>
          </table:table-cell>
          <table:table-cell office:value-type="float" office:value="-1.6957475020474" calcext:value-type="float">
            <text:p>-1.695747502</text:p>
          </table:table-cell>
          <table:table-cell office:value-type="float" office:value="-3.27030203559469" calcext:value-type="float">
            <text:p>-3.2703020356</text:p>
          </table:table-cell>
          <table:table-cell office:value-type="float" office:value="-1.8661627762654" calcext:value-type="float">
            <text:p>-1.8661627763</text:p>
          </table:table-cell>
          <table:table-cell office:value-type="float" office:value="-2.42120920538517" calcext:value-type="float">
            <text:p>-2.4212092054</text:p>
          </table:table-cell>
          <table:table-cell office:value-type="float" office:value="-2.02606712620062" calcext:value-type="float">
            <text:p>-2.0260671262</text:p>
          </table:table-cell>
          <table:table-cell office:value-type="float" office:value="-2.89495027271182" calcext:value-type="float">
            <text:p>-2.8949502727</text:p>
          </table:table-cell>
          <table:table-cell office:value-type="float" office:value="-1.70625842633017" calcext:value-type="float">
            <text:p>-1.7062584263</text:p>
          </table:table-cell>
          <table:table-cell office:value-type="float" office:value="-1.94746813805852" calcext:value-type="float">
            <text:p>-1.9474681381</text:p>
          </table:table-cell>
          <table:table-cell office:value-type="float" office:value="-2.18597147613585" calcext:value-type="float">
            <text:p>-2.1859714761</text:p>
          </table:table-cell>
          <table:table-cell office:value-type="float" office:value="-3.36869134003847" calcext:value-type="float">
            <text:p>-3.36869134</text:p>
          </table:table-cell>
          <table:table-cell office:value-type="float" office:value="-2.35638675035384" calcext:value-type="float">
            <text:p>-2.3563867504</text:p>
          </table:table-cell>
          <table:table-cell office:value-type="float" office:value="-2.51959850982895" calcext:value-type="float">
            <text:p>-2.5195985098</text:p>
          </table:table-cell>
          <table:table-cell office:value-type="float" office:value="-2.19648240041862" calcext:value-type="float">
            <text:p>-2.1964824004</text:p>
          </table:table-cell>
          <table:table-cell office:value-type="float" office:value="-2.04585744250231" calcext:value-type="float">
            <text:p>-2.0458574425</text:p>
          </table:table-cell>
          <table:table-cell office:value-type="float" office:value="-2.51629110028907" calcext:value-type="float">
            <text:p>-2.5162911003</text:p>
          </table:table-cell>
          <table:table-cell office:value-type="float" office:value="-2.9933395771556" calcext:value-type="float">
            <text:p>-2.99333957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6]</text:p>
          </table:table-cell>
          <table:table-cell office:value-type="float" office:value="-3" calcext:value-type="float">
            <text:p>-3</text:p>
          </table:table-cell>
          <table:table-cell office:value-type="float" office:value="-0.569749194441135" calcext:value-type="float">
            <text:p>-0.5697491944</text:p>
          </table:table-cell>
          <table:table-cell office:value-type="float" office:value="-3.12281127081631" calcext:value-type="float">
            <text:p>-3.1228112708</text:p>
          </table:table-cell>
          <table:table-cell office:value-type="float" office:value="-1.09819413808398" calcext:value-type="float">
            <text:p>-1.0981941381</text:p>
          </table:table-cell>
          <table:table-cell office:value-type="float" office:value="-3.24997097694061" calcext:value-type="float">
            <text:p>-3.2499709769</text:p>
          </table:table-cell>
          <table:table-cell office:value-type="float" office:value="-1.71385416880774" calcext:value-type="float">
            <text:p>-1.7138541688</text:p>
          </table:table-cell>
          <table:table-cell office:value-type="float" office:value="-3.7965022115381" calcext:value-type="float">
            <text:p>-3.7965022115</text:p>
          </table:table-cell>
          <table:table-cell office:value-type="float" office:value="-1.64566030793061" calcext:value-type="float">
            <text:p>-1.6456603079</text:p>
          </table:table-cell>
          <table:table-cell office:value-type="float" office:value="-3.24526889616674" calcext:value-type="float">
            <text:p>-3.2452688962</text:p>
          </table:table-cell>
          <table:table-cell office:value-type="float" office:value="-1.53161739679845" calcext:value-type="float">
            <text:p>-1.5316173968</text:p>
          </table:table-cell>
          <table:table-cell office:value-type="float" office:value="-2.26008339466332" calcext:value-type="float">
            <text:p>-2.2600833947</text:p>
          </table:table-cell>
          <table:table-cell office:value-type="float" office:value="-2.74980536838641" calcext:value-type="float">
            <text:p>-2.7498053684</text:p>
          </table:table-cell>
          <table:table-cell office:value-type="float" office:value="-3.64538114752711" calcext:value-type="float">
            <text:p>-3.6453811475</text:p>
          </table:table-cell>
          <table:table-cell office:value-type="float" office:value="-2.90500142667523" calcext:value-type="float">
            <text:p>-2.9050014267</text:p>
          </table:table-cell>
          <table:table-cell office:value-type="float" office:value="-3.17199882488595" calcext:value-type="float">
            <text:p>-3.1719988249</text:p>
          </table:table-cell>
          <table:table-cell office:value-type="float" office:value="-1.38857506661411" calcext:value-type="float">
            <text:p>-1.3885750666</text:p>
          </table:table-cell>
          <table:table-cell office:value-type="float" office:value="-2.76002223568154" calcext:value-type="float">
            <text:p>-2.7600222357</text:p>
          </table:table-cell>
          <table:table-cell office:value-type="float" office:value="-2.00740520549795" calcext:value-type="float">
            <text:p>-2.0074052055</text:p>
          </table:table-cell>
          <table:table-cell office:value-type="float" office:value="-2.47817155793557" calcext:value-type="float">
            <text:p>-2.4781715579</text:p>
          </table:table-cell>
          <table:table-cell office:value-type="float" office:value="-1.19787086218243" calcext:value-type="float">
            <text:p>-1.1978708622</text:p>
          </table:table-cell>
          <table:table-cell office:value-type="float" office:value="0.570342670577752" calcext:value-type="float">
            <text:p>0.5703426706</text:p>
          </table:table-cell>
          <table:table-cell office:value-type="float" office:value="-2.20413984049561" calcext:value-type="float">
            <text:p>-2.2041398405</text:p>
          </table:table-cell>
          <table:table-cell office:value-type="float" office:value="-3.41111865922654" calcext:value-type="float">
            <text:p>-3.4111186592</text:p>
          </table:table-cell>
          <table:table-cell office:value-type="float" office:value="-2.05469166071413" calcext:value-type="float">
            <text:p>-2.0546916607</text:p>
          </table:table-cell>
          <table:table-cell office:value-type="float" office:value="-2.89756097504752" calcext:value-type="float">
            <text:p>-2.897560975</text:p>
          </table:table-cell>
          <table:table-cell office:value-type="float" office:value="-3.4572654233951" calcext:value-type="float">
            <text:p>-3.4572654234</text:p>
          </table:table-cell>
          <table:table-cell office:value-type="float" office:value="-3.03287376494265" calcext:value-type="float">
            <text:p>-3.0328737649</text:p>
          </table:table-cell>
          <table:table-cell office:value-type="float" office:value="-2.60408168821864" calcext:value-type="float">
            <text:p>-2.6040816882</text:p>
          </table:table-cell>
          <table:table-cell office:value-type="float" office:value="-2.66657166543123" calcext:value-type="float">
            <text:p>-2.6665716654</text:p>
          </table:table-cell>
          <table:table-cell office:value-type="float" office:value="-2.47891130751664" calcext:value-type="float">
            <text:p>-2.4789113075</text:p>
          </table:table-cell>
          <table:table-cell office:value-type="float" office:value="-3.06431568356638" calcext:value-type="float">
            <text:p>-3.0643156836</text:p>
          </table:table-cell>
          <table:table-cell office:value-type="float" office:value="-2.78423046014485" calcext:value-type="float">
            <text:p>-2.7842304601</text:p>
          </table:table-cell>
          <table:table-cell office:value-type="float" office:value="-1.81536291663766" calcext:value-type="float">
            <text:p>-1.8153629166</text:p>
          </table:table-cell>
          <table:table-cell office:value-type="float" office:value="-2.69998222710037" calcext:value-type="float">
            <text:p>-2.6999822271</text:p>
          </table:table-cell>
          <table:table-cell office:value-type="float" office:value="-2.25113019850228" calcext:value-type="float">
            <text:p>-2.2511301985</text:p>
          </table:table-cell>
          <table:table-cell office:value-type="float" office:value="-3.26098054591667" calcext:value-type="float">
            <text:p>-3.2609805459</text:p>
          </table:table-cell>
          <table:table-cell office:value-type="float" office:value="-2.10762766146715" calcext:value-type="float">
            <text:p>-2.1076276615</text:p>
          </table:table-cell>
          <table:table-cell office:value-type="float" office:value="-2.86910936338568" calcext:value-type="float">
            <text:p>-2.8691093634</text:p>
          </table:table-cell>
          <table:table-cell office:value-type="float" office:value="-1.3105005472437" calcext:value-type="float">
            <text:p>-1.3105005472</text:p>
          </table:table-cell>
          <table:table-cell office:value-type="float" office:value="-3.0533674179339" calcext:value-type="float">
            <text:p>-3.0533674179</text:p>
          </table:table-cell>
          <table:table-cell office:value-type="float" office:value="-2.67066150749511" calcext:value-type="float">
            <text:p>-2.6706615075</text:p>
          </table:table-cell>
          <table:table-cell office:value-type="float" office:value="11.022" calcext:value-type="float">
            <text:p>11.022</text:p>
          </table:table-cell>
          <table:table-cell office:value-type="float" office:value="2.05" calcext:value-type="float">
            <text:p>2.05</text:p>
          </table:table-cell>
          <table:table-cell office:value-type="float" office:value="0.213999999999981" calcext:value-type="float">
            <text:p>0.21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8999999999998" calcext:value-type="float">
            <text:p>1.49</text:p>
          </table:table-cell>
          <table:table-cell office:value-type="float" office:value="0.0558742208488056" calcext:value-type="float">
            <text:p>0.0558742208</text:p>
          </table:table-cell>
          <table:table-cell office:value-type="float" office:value="-3.33415736637161" calcext:value-type="float">
            <text:p>-3.3341573664</text:p>
          </table:table-cell>
          <table:table-cell office:value-type="float" office:value="-0.274350560462827" calcext:value-type="float">
            <text:p>-0.2743505605</text:p>
          </table:table-cell>
          <table:table-cell office:value-type="float" office:value="-2.95872216050023" calcext:value-type="float">
            <text:p>-2.9587221605</text:p>
          </table:table-cell>
          <table:table-cell office:value-type="float" office:value="-0.434374595566665" calcext:value-type="float">
            <text:p>-0.4343745956</text:p>
          </table:table-cell>
          <table:table-cell office:value-type="float" office:value="-3.43242281301096" calcext:value-type="float">
            <text:p>-3.432422813</text:p>
          </table:table-cell>
          <table:table-cell office:value-type="float" office:value="-0.764599376878298" calcext:value-type="float">
            <text:p>-0.7645993769</text:p>
          </table:table-cell>
          <table:table-cell office:value-type="float" office:value="-3.05698760713958" calcext:value-type="float">
            <text:p>-3.0569876071</text:p>
          </table:table-cell>
          <table:table-cell office:value-type="float" office:value="-0.604575341774461" calcext:value-type="float">
            <text:p>-0.6045753418</text:p>
          </table:table-cell>
          <table:table-cell office:value-type="float" office:value="-2.58328695462886" calcext:value-type="float">
            <text:p>-2.5832869546</text:p>
          </table:table-cell>
          <table:table-cell office:value-type="float" office:value="-0.924623411982136" calcext:value-type="float">
            <text:p>-0.924623412</text:p>
          </table:table-cell>
          <table:table-cell office:value-type="float" office:value="-3.5306882596503" calcext:value-type="float">
            <text:p>-3.5306882597</text:p>
          </table:table-cell>
          <table:table-cell office:value-type="float" office:value="-1.25484819329377" calcext:value-type="float">
            <text:p>-1.2548481933</text:p>
          </table:table-cell>
          <table:table-cell office:value-type="float" office:value="-3.15525305377892" calcext:value-type="float">
            <text:p>-3.1552530538</text:p>
          </table:table-cell>
          <table:table-cell office:value-type="float" office:value="-1.09482415818993" calcext:value-type="float">
            <text:p>-1.0948241582</text:p>
          </table:table-cell>
          <table:table-cell office:value-type="float" office:value="-2.6815524012682" calcext:value-type="float">
            <text:p>-2.6815524013</text:p>
          </table:table-cell>
          <table:table-cell office:value-type="float" office:value="-1.41487222839761" calcext:value-type="float">
            <text:p>-1.4148722284</text:p>
          </table:table-cell>
          <table:table-cell office:value-type="float" office:value="-3.62895370628965" calcext:value-type="float">
            <text:p>-3.6289537063</text:p>
          </table:table-cell>
          <table:table-cell office:value-type="float" office:value="-0.934800123086094" calcext:value-type="float">
            <text:p>-0.9348001231</text:p>
          </table:table-cell>
          <table:table-cell office:value-type="float" office:value="-2.20785174875748" calcext:value-type="float">
            <text:p>-2.2078517488</text:p>
          </table:table-cell>
          <table:table-cell office:value-type="float" office:value="-1.5850729746054" calcext:value-type="float">
            <text:p>-1.5850729746</text:p>
          </table:table-cell>
          <table:table-cell office:value-type="float" office:value="-2.77981784790755" calcext:value-type="float">
            <text:p>-2.7798178479</text:p>
          </table:table-cell>
          <table:table-cell office:value-type="float" office:value="-1.42504893950156" calcext:value-type="float">
            <text:p>-1.4250489395</text:p>
          </table:table-cell>
          <table:table-cell office:value-type="float" office:value="-2.30611719539682" calcext:value-type="float">
            <text:p>-2.3061171954</text:p>
          </table:table-cell>
          <table:table-cell office:value-type="float" office:value="-1.74509700970924" calcext:value-type="float">
            <text:p>-1.7450970097</text:p>
          </table:table-cell>
          <table:table-cell office:value-type="float" office:value="-3.25351850041827" calcext:value-type="float">
            <text:p>-3.2535185004</text:p>
          </table:table-cell>
          <table:table-cell office:value-type="float" office:value="-1.91529775591703" calcext:value-type="float">
            <text:p>-1.9152977559</text:p>
          </table:table-cell>
          <table:table-cell office:value-type="float" office:value="-2.40438264203617" calcext:value-type="float">
            <text:p>-2.404382642</text:p>
          </table:table-cell>
          <table:table-cell office:value-type="float" office:value="-2.07532179102087" calcext:value-type="float">
            <text:p>-2.075321791</text:p>
          </table:table-cell>
          <table:table-cell office:value-type="float" office:value="-2.87808329454689" calcext:value-type="float">
            <text:p>-2.8780832945</text:p>
          </table:table-cell>
          <table:table-cell office:value-type="float" office:value="-1.7552737208132" calcext:value-type="float">
            <text:p>-1.7552737208</text:p>
          </table:table-cell>
          <table:table-cell office:value-type="float" office:value="-1.93068198952544" calcext:value-type="float">
            <text:p>-1.9306819895</text:p>
          </table:table-cell>
          <table:table-cell office:value-type="float" office:value="-2.23534582612471" calcext:value-type="float">
            <text:p>-2.2353458261</text:p>
          </table:table-cell>
          <table:table-cell office:value-type="float" office:value="-3.35178394705762" calcext:value-type="float">
            <text:p>-3.3517839471</text:p>
          </table:table-cell>
          <table:table-cell office:value-type="float" office:value="-2.40554657233251" calcext:value-type="float">
            <text:p>-2.4055465723</text:p>
          </table:table-cell>
          <table:table-cell office:value-type="float" office:value="-2.50264808867551" calcext:value-type="float">
            <text:p>-2.5026480887</text:p>
          </table:table-cell>
          <table:table-cell office:value-type="float" office:value="-2.24552253722867" calcext:value-type="float">
            <text:p>-2.2455225372</text:p>
          </table:table-cell>
          <table:table-cell office:value-type="float" office:value="-2.02894743616479" calcext:value-type="float">
            <text:p>-2.0289474362</text:p>
          </table:table-cell>
          <table:table-cell office:value-type="float" office:value="-2.56557060743634" calcext:value-type="float">
            <text:p>-2.5655706074</text:p>
          </table:table-cell>
          <table:table-cell office:value-type="float" office:value="-2.97634874118624" calcext:value-type="float">
            <text:p>-2.976348741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6]</text:p>
          </table:table-cell>
          <table:table-cell office:value-type="float" office:value="-4" calcext:value-type="float">
            <text:p>-4</text:p>
          </table:table-cell>
          <table:table-cell office:value-type="float" office:value="-0.607639163984881" calcext:value-type="float">
            <text:p>-0.607639164</text:p>
          </table:table-cell>
          <table:table-cell office:value-type="float" office:value="-3.10999135630903" calcext:value-type="float">
            <text:p>-3.1099913563</text:p>
          </table:table-cell>
          <table:table-cell office:value-type="float" office:value="-1.13816063431005" calcext:value-type="float">
            <text:p>-1.1381606343</text:p>
          </table:table-cell>
          <table:table-cell office:value-type="float" office:value="-3.25160779684868" calcext:value-type="float">
            <text:p>-3.2516077968</text:p>
          </table:table-cell>
          <table:table-cell office:value-type="float" office:value="-1.75364627262032" calcext:value-type="float">
            <text:p>-1.7536462726</text:p>
          </table:table-cell>
          <table:table-cell office:value-type="float" office:value="-3.79242931647824" calcext:value-type="float">
            <text:p>-3.7924293165</text:p>
          </table:table-cell>
          <table:table-cell office:value-type="float" office:value="-1.68564583807186" calcext:value-type="float">
            <text:p>-1.6856458381</text:p>
          </table:table-cell>
          <table:table-cell office:value-type="float" office:value="-3.24419308051191" calcext:value-type="float">
            <text:p>-3.2441930805</text:p>
          </table:table-cell>
          <table:table-cell office:value-type="float" office:value="-1.57046805420212" calcext:value-type="float">
            <text:p>-1.5704680542</text:p>
          </table:table-cell>
          <table:table-cell office:value-type="float" office:value="-2.26960318559075" calcext:value-type="float">
            <text:p>-2.2696031856</text:p>
          </table:table-cell>
          <table:table-cell office:value-type="float" office:value="-2.7873383628455" calcext:value-type="float">
            <text:p>-2.7873383628</text:p>
          </table:table-cell>
          <table:table-cell office:value-type="float" office:value="-3.63155095132701" calcext:value-type="float">
            <text:p>-3.6315509513</text:p>
          </table:table-cell>
          <table:table-cell office:value-type="float" office:value="-2.94240686369409" calcext:value-type="float">
            <text:p>-2.9424068637</text:p>
          </table:table-cell>
          <table:table-cell office:value-type="float" office:value="-3.15782725893759" calcext:value-type="float">
            <text:p>-3.1578272589</text:p>
          </table:table-cell>
          <table:table-cell office:value-type="float" office:value="-1.42856946204321" calcext:value-type="float">
            <text:p>-1.428569462</text:p>
          </table:table-cell>
          <table:table-cell office:value-type="float" office:value="-2.76069181335472" calcext:value-type="float">
            <text:p>-2.7606918134</text:p>
          </table:table-cell>
          <table:table-cell office:value-type="float" office:value="-2.04731264155791" calcext:value-type="float">
            <text:p>-2.0473126416</text:p>
          </table:table-cell>
          <table:table-cell office:value-type="float" office:value="-2.47545189855972" calcext:value-type="float">
            <text:p>-2.4754518986</text:p>
          </table:table-cell>
          <table:table-cell office:value-type="float" office:value="-1.23625143467619" calcext:value-type="float">
            <text:p>-1.2362514347</text:p>
          </table:table-cell>
          <table:table-cell office:value-type="float" office:value="0.581609065522508" calcext:value-type="float">
            <text:p>0.5816090655</text:p>
          </table:table-cell>
          <table:table-cell office:value-type="float" office:value="-2.24275428542185" calcext:value-type="float">
            <text:p>-2.2427542854</text:p>
          </table:table-cell>
          <table:table-cell office:value-type="float" office:value="-3.40068196228554" calcext:value-type="float">
            <text:p>-3.4006819623</text:p>
          </table:table-cell>
          <table:table-cell office:value-type="float" office:value="-2.09444991778543" calcext:value-type="float">
            <text:p>-2.0944499178</text:p>
          </table:table-cell>
          <table:table-cell office:value-type="float" office:value="-2.89316996210601" calcext:value-type="float">
            <text:p>-2.8931699621</text:p>
          </table:table-cell>
          <table:table-cell office:value-type="float" office:value="-3.49228483974636" calcext:value-type="float">
            <text:p>-3.4922848397</text:p>
          </table:table-cell>
          <table:table-cell office:value-type="float" office:value="-3.013543982781" calcext:value-type="float">
            <text:p>-3.0135439828</text:p>
          </table:table-cell>
          <table:table-cell office:value-type="float" office:value="-2.63487589662253" calcext:value-type="float">
            <text:p>-2.6348758966</text:p>
          </table:table-cell>
          <table:table-cell office:value-type="float" office:value="-2.64104292224286" calcext:value-type="float">
            <text:p>-2.6410429222</text:p>
          </table:table-cell>
          <table:table-cell office:value-type="float" office:value="-2.51444032220545" calcext:value-type="float">
            <text:p>-2.5144403222</text:p>
          </table:table-cell>
          <table:table-cell office:value-type="float" office:value="-3.04593936415138" calcext:value-type="float">
            <text:p>-3.0459393642</text:p>
          </table:table-cell>
          <table:table-cell office:value-type="float" office:value="-2.7843978762615" calcext:value-type="float">
            <text:p>-2.7843978763</text:p>
          </table:table-cell>
          <table:table-cell office:value-type="float" office:value="-1.77536326699114" calcext:value-type="float">
            <text:p>-1.775363267</text:p>
          </table:table-cell>
          <table:table-cell office:value-type="float" office:value="-2.70596275650511" calcext:value-type="float">
            <text:p>-2.7059627565</text:p>
          </table:table-cell>
          <table:table-cell office:value-type="float" office:value="-2.29068058747685" calcext:value-type="float">
            <text:p>-2.2906805875</text:p>
          </table:table-cell>
          <table:table-cell office:value-type="float" office:value="-3.29335694634308" calcext:value-type="float">
            <text:p>-3.2933569463</text:p>
          </table:table-cell>
          <table:table-cell office:value-type="float" office:value="-2.08413790422216" calcext:value-type="float">
            <text:p>-2.0841379042</text:p>
          </table:table-cell>
          <table:table-cell office:value-type="float" office:value="-2.88555212825477" calcext:value-type="float">
            <text:p>-2.8855521283</text:p>
          </table:table-cell>
          <table:table-cell office:value-type="float" office:value="-1.27403638012776" calcext:value-type="float">
            <text:p>-1.2740363801</text:p>
          </table:table-cell>
          <table:table-cell office:value-type="float" office:value="-3.09187522718017" calcext:value-type="float">
            <text:p>-3.0918752272</text:p>
          </table:table-cell>
          <table:table-cell office:value-type="float" office:value="-2.65983798556127" calcext:value-type="float">
            <text:p>-2.6598379856</text:p>
          </table:table-cell>
          <table:table-cell office:value-type="float" office:value="10.994" calcext:value-type="float">
            <text:p>10.994</text:p>
          </table:table-cell>
          <table:table-cell office:value-type="float" office:value="2.05" calcext:value-type="float">
            <text:p>2.05</text:p>
          </table:table-cell>
          <table:table-cell office:value-type="float" office:value="0.227999999999981" calcext:value-type="float">
            <text:p>0.22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7999999999998" calcext:value-type="float">
            <text:p>1.48</text:p>
          </table:table-cell>
          <table:table-cell office:value-type="float" office:value="0.0558742208488056" calcext:value-type="float">
            <text:p>0.0558742208</text:p>
          </table:table-cell>
          <table:table-cell office:value-type="float" office:value="-3.33415736637161" calcext:value-type="float">
            <text:p>-3.3341573664</text:p>
          </table:table-cell>
          <table:table-cell office:value-type="float" office:value="-0.274340379390675" calcext:value-type="float">
            <text:p>-0.2743403794</text:p>
          </table:table-cell>
          <table:table-cell office:value-type="float" office:value="-2.95871320569165" calcext:value-type="float">
            <text:p>-2.9587132057</text:p>
          </table:table-cell>
          <table:table-cell office:value-type="float" office:value="-0.434377260122307" calcext:value-type="float">
            <text:p>-0.4343772601</text:p>
          </table:table-cell>
          <table:table-cell office:value-type="float" office:value="-3.43240951853954" calcext:value-type="float">
            <text:p>-3.4324095185</text:p>
          </table:table-cell>
          <table:table-cell office:value-type="float" office:value="-0.764591860361788" calcext:value-type="float">
            <text:p>-0.7645918604</text:p>
          </table:table-cell>
          <table:table-cell office:value-type="float" office:value="-3.05696535785958" calcext:value-type="float">
            <text:p>-3.0569653579</text:p>
          </table:table-cell>
          <table:table-cell office:value-type="float" office:value="-0.604554979630156" calcext:value-type="float">
            <text:p>-0.6045549796</text:p>
          </table:table-cell>
          <table:table-cell office:value-type="float" office:value="-2.58326904501169" calcext:value-type="float">
            <text:p>-2.583269045</text:p>
          </table:table-cell>
          <table:table-cell office:value-type="float" office:value="-0.924628741093419" calcext:value-type="float">
            <text:p>-0.9246287411</text:p>
          </table:table-cell>
          <table:table-cell office:value-type="float" office:value="-3.53066167070748" calcext:value-type="float">
            <text:p>-3.5306616707</text:p>
          </table:table-cell>
          <table:table-cell office:value-type="float" office:value="-1.2548433413329" calcext:value-type="float">
            <text:p>-1.2548433413</text:p>
          </table:table-cell>
          <table:table-cell office:value-type="float" office:value="-3.15521751002752" calcext:value-type="float">
            <text:p>-3.15521751</text:p>
          </table:table-cell>
          <table:table-cell office:value-type="float" office:value="-1.09480646060127" calcext:value-type="float">
            <text:p>-1.0948064606</text:p>
          </table:table-cell>
          <table:table-cell office:value-type="float" office:value="-2.68152119717962" calcext:value-type="float">
            <text:p>-2.6815211972</text:p>
          </table:table-cell>
          <table:table-cell office:value-type="float" office:value="-1.41488022206453" calcext:value-type="float">
            <text:p>-1.4148802221</text:p>
          </table:table-cell>
          <table:table-cell office:value-type="float" office:value="-3.62891382287541" calcext:value-type="float">
            <text:p>-3.6289138229</text:p>
          </table:table-cell>
          <table:table-cell office:value-type="float" office:value="-0.934769579869638" calcext:value-type="float">
            <text:p>-0.9347695799</text:p>
          </table:table-cell>
          <table:table-cell office:value-type="float" office:value="-2.20782488433173" calcext:value-type="float">
            <text:p>-2.2078248843</text:p>
          </table:table-cell>
          <table:table-cell office:value-type="float" office:value="-1.58505794157238" calcext:value-type="float">
            <text:p>-1.5850579416</text:p>
          </table:table-cell>
          <table:table-cell office:value-type="float" office:value="-2.77977334934756" calcext:value-type="float">
            <text:p>-2.7797733493</text:p>
          </table:table-cell>
          <table:table-cell office:value-type="float" office:value="-1.42502106084075" calcext:value-type="float">
            <text:p>-1.4250210608</text:p>
          </table:table-cell>
          <table:table-cell office:value-type="float" office:value="-2.30607703649966" calcext:value-type="float">
            <text:p>-2.3060770365</text:p>
          </table:table-cell>
          <table:table-cell office:value-type="float" office:value="-1.74509482230401" calcext:value-type="float">
            <text:p>-1.7450948223</text:p>
          </table:table-cell>
          <table:table-cell office:value-type="float" office:value="-3.25346966219545" calcext:value-type="float">
            <text:p>-3.2534696622</text:p>
          </table:table-cell>
          <table:table-cell office:value-type="float" office:value="-1.91527254181186" calcext:value-type="float">
            <text:p>-1.9152725418</text:p>
          </table:table-cell>
          <table:table-cell office:value-type="float" office:value="-2.4043291886676" calcext:value-type="float">
            <text:p>-2.4043291887</text:p>
          </table:table-cell>
          <table:table-cell office:value-type="float" office:value="-2.07530942254349" calcext:value-type="float">
            <text:p>-2.0753094225</text:p>
          </table:table-cell>
          <table:table-cell office:value-type="float" office:value="-2.87802550151549" calcext:value-type="float">
            <text:p>-2.8780255015</text:p>
          </table:table-cell>
          <table:table-cell office:value-type="float" office:value="-1.75523566108023" calcext:value-type="float">
            <text:p>-1.7552356611</text:p>
          </table:table-cell>
          <table:table-cell office:value-type="float" office:value="-1.9306328758197" calcext:value-type="float">
            <text:p>-1.9306328758</text:p>
          </table:table-cell>
          <table:table-cell office:value-type="float" office:value="-2.23534630327513" calcext:value-type="float">
            <text:p>-2.2353463033</text:p>
          </table:table-cell>
          <table:table-cell office:value-type="float" office:value="-3.35172181436339" calcext:value-type="float">
            <text:p>-3.3517218144</text:p>
          </table:table-cell>
          <table:table-cell office:value-type="float" office:value="-2.40552402278298" calcext:value-type="float">
            <text:p>-2.4055240228</text:p>
          </table:table-cell>
          <table:table-cell office:value-type="float" office:value="-2.50258134083553" calcext:value-type="float">
            <text:p>-2.5025813408</text:p>
          </table:table-cell>
          <table:table-cell office:value-type="float" office:value="-2.24548714205134" calcext:value-type="float">
            <text:p>-2.2454871421</text:p>
          </table:table-cell>
          <table:table-cell office:value-type="float" office:value="-2.02888502798764" calcext:value-type="float">
            <text:p>-2.028885028</text:p>
          </table:table-cell>
          <table:table-cell office:value-type="float" office:value="-2.56556090351461" calcext:value-type="float">
            <text:p>-2.5655609035</text:p>
          </table:table-cell>
          <table:table-cell office:value-type="float" office:value="-2.97627765368343" calcext:value-type="float">
            <text:p>-2.976277653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8]</text:p>
          </table:table-cell>
          <table:table-cell office:value-type="float" office:value="-1" calcext:value-type="float">
            <text:p>-1</text:p>
          </table:table-cell>
          <table:table-cell office:value-type="float" office:value="0.195910760933095" calcext:value-type="float">
            <text:p>0.1959107609</text:p>
          </table:table-cell>
          <table:table-cell office:value-type="float" office:value="-3.26456928874321" calcext:value-type="float">
            <text:p>-3.2645692887</text:p>
          </table:table-cell>
          <table:table-cell office:value-type="float" office:value="-0.342498181177171" calcext:value-type="float">
            <text:p>-0.3424981812</text:p>
          </table:table-cell>
          <table:table-cell office:value-type="float" office:value="-3.25764901975103" calcext:value-type="float">
            <text:p>-3.2576490198</text:p>
          </table:table-cell>
          <table:table-cell office:value-type="float" office:value="-1.75560330514662" calcext:value-type="float">
            <text:p>-1.7556033051</text:p>
          </table:table-cell>
          <table:table-cell office:value-type="float" office:value="-4.06289057577539" calcext:value-type="float">
            <text:p>-4.0628905758</text:p>
          </table:table-cell>
          <table:table-cell office:value-type="float" office:value="-0.951353174345788" calcext:value-type="float">
            <text:p>-0.9513531743</text:p>
          </table:table-cell>
          <table:table-cell office:value-type="float" office:value="-3.63138604657424" calcext:value-type="float">
            <text:p>-3.6313860466</text:p>
          </table:table-cell>
          <table:table-cell office:value-type="float" office:value="-0.358201317385247" calcext:value-type="float">
            <text:p>-0.3582013174</text:p>
          </table:table-cell>
          <table:table-cell office:value-type="float" office:value="-2.6623889025443" calcext:value-type="float">
            <text:p>-2.6623889025</text:p>
          </table:table-cell>
          <table:table-cell office:value-type="float" office:value="-2.56824977458682" calcext:value-type="float">
            <text:p>-2.5682497746</text:p>
          </table:table-cell>
          <table:table-cell office:value-type="float" office:value="-3.760788471789" calcext:value-type="float">
            <text:p>-3.7607884718</text:p>
          </table:table-cell>
          <table:table-cell office:value-type="float" office:value="-1.47454856439279" calcext:value-type="float">
            <text:p>-1.4745485644</text:p>
          </table:table-cell>
          <table:table-cell office:value-type="float" office:value="-3.53092920218474" calcext:value-type="float">
            <text:p>-3.5309292022</text:p>
          </table:table-cell>
          <table:table-cell office:value-type="float" office:value="-0.909829546031094" calcext:value-type="float">
            <text:p>-0.909829546</text:p>
          </table:table-cell>
          <table:table-cell office:value-type="float" office:value="-3.02903121878548" calcext:value-type="float">
            <text:p>-3.0290312188</text:p>
          </table:table-cell>
          <table:table-cell office:value-type="float" office:value="-2.38170409760745" calcext:value-type="float">
            <text:p>-2.3817040976</text:p>
          </table:table-cell>
          <table:table-cell office:value-type="float" office:value="-2.96275887050688" calcext:value-type="float">
            <text:p>-2.9627588705</text:p>
          </table:table-cell>
          <table:table-cell office:value-type="float" office:value="-0.887088555462229" calcext:value-type="float">
            <text:p>-0.8870885555</text:p>
          </table:table-cell>
          <table:table-cell office:value-type="float" office:value="-2.39347699430297" calcext:value-type="float">
            <text:p>-2.3934769943</text:p>
          </table:table-cell>
          <table:table-cell office:value-type="float" office:value="-2.04891033899467" calcext:value-type="float">
            <text:p>-2.048910339</text:p>
          </table:table-cell>
          <table:table-cell office:value-type="float" office:value="-3.73768083762704" calcext:value-type="float">
            <text:p>-3.7376808376</text:p>
          </table:table-cell>
          <table:table-cell office:value-type="float" office:value="-1.46428670955129" calcext:value-type="float">
            <text:p>-1.4642867096</text:p>
          </table:table-cell>
          <table:table-cell office:value-type="float" office:value="-2.96085241501385" calcext:value-type="float">
            <text:p>-2.960852415</text:p>
          </table:table-cell>
          <table:table-cell office:value-type="float" office:value="-3.27022813094901" calcext:value-type="float">
            <text:p>-3.2702281309</text:p>
          </table:table-cell>
          <table:table-cell office:value-type="float" office:value="-3.22197073393027" calcext:value-type="float">
            <text:p>-3.2219707339</text:p>
          </table:table-cell>
          <table:table-cell office:value-type="float" office:value="-2.22036581585263" calcext:value-type="float">
            <text:p>-2.2203658159</text:p>
          </table:table-cell>
          <table:table-cell office:value-type="float" office:value="-3.36360023328052" calcext:value-type="float">
            <text:p>-3.3636002333</text:p>
          </table:table-cell>
          <table:table-cell office:value-type="float" office:value="-2.77264643908802" calcext:value-type="float">
            <text:p>-2.7726464391</text:p>
          </table:table-cell>
          <table:table-cell office:value-type="float" office:value="-3.31072013644569" calcext:value-type="float">
            <text:p>-3.3107201364</text:p>
          </table:table-cell>
          <table:table-cell office:value-type="float" office:value="-1.60299667676066" calcext:value-type="float">
            <text:p>-1.6029966768</text:p>
          </table:table-cell>
          <table:table-cell office:value-type="float" office:value="-2.35560752193573" calcext:value-type="float">
            <text:p>-2.3556075219</text:p>
          </table:table-cell>
          <table:table-cell office:value-type="float" office:value="-2.81561560362941" calcext:value-type="float">
            <text:p>-2.8156156036</text:p>
          </table:table-cell>
          <table:table-cell office:value-type="float" office:value="-2.86732199440659" calcext:value-type="float">
            <text:p>-2.8673219944</text:p>
          </table:table-cell>
          <table:table-cell office:value-type="float" office:value="-1.91011784356125" calcext:value-type="float">
            <text:p>-1.9101178436</text:p>
          </table:table-cell>
          <table:table-cell office:value-type="float" office:value="-2.97594897398529" calcext:value-type="float">
            <text:p>-2.975948974</text:p>
          </table:table-cell>
          <table:table-cell office:value-type="float" office:value="-2.26836206084524" calcext:value-type="float">
            <text:p>-2.2683620608</text:p>
          </table:table-cell>
          <table:table-cell office:value-type="float" office:value="-2.47776972220478" calcext:value-type="float">
            <text:p>-2.4777697222</text:p>
          </table:table-cell>
          <table:table-cell office:value-type="float" office:value="-3.29604882548158" calcext:value-type="float">
            <text:p>-3.2960488255</text:p>
          </table:table-cell>
          <table:table-cell office:value-type="float" office:value="-2.71471626935053" calcext:value-type="float">
            <text:p>-2.7147162694</text:p>
          </table:table-cell>
          <table:table-cell office:value-type="float" office:value="9.73399999999997" calcext:value-type="float">
            <text:p>9.734</text:p>
          </table:table-cell>
          <table:table-cell office:value-type="float" office:value="2.05" calcext:value-type="float">
            <text:p>2.05</text:p>
          </table:table-cell>
          <table:table-cell office:value-type="float" office:value="0.857999999999981" calcext:value-type="float">
            <text:p>0.85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2999999999998" calcext:value-type="float">
            <text:p>1.03</text:p>
          </table:table-cell>
          <table:table-cell office:value-type="float" office:value="0.631488243385805" calcext:value-type="float">
            <text:p>0.6314882434</text:p>
          </table:table-cell>
          <table:table-cell office:value-type="float" office:value="-3.24551558690576" calcext:value-type="float">
            <text:p>-3.2455155869</text:p>
          </table:table-cell>
          <table:table-cell office:value-type="float" office:value="0.187963794680026" calcext:value-type="float">
            <text:p>0.1879637947</text:p>
          </table:table-cell>
          <table:table-cell office:value-type="float" office:value="-3.01467784432402" calcext:value-type="float">
            <text:p>-3.0146778443</text:p>
          </table:table-cell>
          <table:table-cell office:value-type="float" office:value="0.209814669804873" calcext:value-type="float">
            <text:p>0.2098146698</text:p>
          </table:table-cell>
          <table:table-cell office:value-type="float" office:value="-3.51420015539359" calcext:value-type="float">
            <text:p>-3.5142001554</text:p>
          </table:table-cell>
          <table:table-cell office:value-type="float" office:value="-0.233709778900905" calcext:value-type="float">
            <text:p>-0.2337097789</text:p>
          </table:table-cell>
          <table:table-cell office:value-type="float" office:value="-3.28336241281184" calcext:value-type="float">
            <text:p>-3.2833624128</text:p>
          </table:table-cell>
          <table:table-cell office:value-type="float" office:value="-0.255560654025753" calcext:value-type="float">
            <text:p>-0.255560654</text:p>
          </table:table-cell>
          <table:table-cell office:value-type="float" office:value="-2.78384010174228" calcext:value-type="float">
            <text:p>-2.7838401017</text:p>
          </table:table-cell>
          <table:table-cell office:value-type="float" office:value="-0.211858903776058" calcext:value-type="float">
            <text:p>-0.2118589038</text:p>
          </table:table-cell>
          <table:table-cell office:value-type="float" office:value="-3.78288472388141" calcext:value-type="float">
            <text:p>-3.7828847239</text:p>
          </table:table-cell>
          <table:table-cell office:value-type="float" office:value="-0.655383352481837" calcext:value-type="float">
            <text:p>-0.6553833525</text:p>
          </table:table-cell>
          <table:table-cell office:value-type="float" office:value="-3.55204698129966" calcext:value-type="float">
            <text:p>-3.5520469813</text:p>
          </table:table-cell>
          <table:table-cell office:value-type="float" office:value="-0.677234227606684" calcext:value-type="float">
            <text:p>-0.6772342276</text:p>
          </table:table-cell>
          <table:table-cell office:value-type="float" office:value="-3.0525246702301" calcext:value-type="float">
            <text:p>-3.0525246702</text:p>
          </table:table-cell>
          <table:table-cell office:value-type="float" office:value="-0.633532477356989" calcext:value-type="float">
            <text:p>-0.6335324774</text:p>
          </table:table-cell>
          <table:table-cell office:value-type="float" office:value="-4.05156929236923" calcext:value-type="float">
            <text:p>-4.0515692924</text:p>
          </table:table-cell>
          <table:table-cell office:value-type="float" office:value="-0.699085102731532" calcext:value-type="float">
            <text:p>-0.6990851027</text:p>
          </table:table-cell>
          <table:table-cell office:value-type="float" office:value="-2.55300235916054" calcext:value-type="float">
            <text:p>-2.5530023592</text:p>
          </table:table-cell>
          <table:table-cell office:value-type="float" office:value="-1.09890780118762" calcext:value-type="float">
            <text:p>-1.0989078012</text:p>
          </table:table-cell>
          <table:table-cell office:value-type="float" office:value="-3.32120923871792" calcext:value-type="float">
            <text:p>-3.3212092387</text:p>
          </table:table-cell>
          <table:table-cell office:value-type="float" office:value="-1.12075867631246" calcext:value-type="float">
            <text:p>-1.1207586763</text:p>
          </table:table-cell>
          <table:table-cell office:value-type="float" office:value="-2.82168692764836" calcext:value-type="float">
            <text:p>-2.8216869276</text:p>
          </table:table-cell>
          <table:table-cell office:value-type="float" office:value="-1.07705692606277" calcext:value-type="float">
            <text:p>-1.0770569261</text:p>
          </table:table-cell>
          <table:table-cell office:value-type="float" office:value="-3.82073154978749" calcext:value-type="float">
            <text:p>-3.8207315498</text:p>
          </table:table-cell>
          <table:table-cell office:value-type="float" office:value="-1.54243224989339" calcext:value-type="float">
            <text:p>-1.5424322499</text:p>
          </table:table-cell>
          <table:table-cell office:value-type="float" office:value="-3.09037149613618" calcext:value-type="float">
            <text:p>-3.0903714961</text:p>
          </table:table-cell>
          <table:table-cell office:value-type="float" office:value="-1.52058137476855" calcext:value-type="float">
            <text:p>-1.5205813748</text:p>
          </table:table-cell>
          <table:table-cell office:value-type="float" office:value="-3.58989380720574" calcext:value-type="float">
            <text:p>-3.5898938072</text:p>
          </table:table-cell>
          <table:table-cell office:value-type="float" office:value="-1.56428312501824" calcext:value-type="float">
            <text:p>-1.564283125</text:p>
          </table:table-cell>
          <table:table-cell office:value-type="float" office:value="-2.59084918506662" calcext:value-type="float">
            <text:p>-2.5908491851</text:p>
          </table:table-cell>
          <table:table-cell office:value-type="float" office:value="-1.4987304996437" calcext:value-type="float">
            <text:p>-1.4987304996</text:p>
          </table:table-cell>
          <table:table-cell office:value-type="float" office:value="-4.08941611827531" calcext:value-type="float">
            <text:p>-4.0894161183</text:p>
          </table:table-cell>
          <table:table-cell office:value-type="float" office:value="-1.96410582347433" calcext:value-type="float">
            <text:p>-1.9641058235</text:p>
          </table:table-cell>
          <table:table-cell office:value-type="float" office:value="-3.359056064624" calcext:value-type="float">
            <text:p>-3.3590560646</text:p>
          </table:table-cell>
          <table:table-cell office:value-type="float" office:value="-1.98595669859917" calcext:value-type="float">
            <text:p>-1.9859566986</text:p>
          </table:table-cell>
          <table:table-cell office:value-type="float" office:value="-2.85953375355444" calcext:value-type="float">
            <text:p>-2.8595337536</text:p>
          </table:table-cell>
          <table:table-cell office:value-type="float" office:value="-1.94225494834948" calcext:value-type="float">
            <text:p>-1.9422549483</text:p>
          </table:table-cell>
          <table:table-cell office:value-type="float" office:value="-3.85857837569357" calcext:value-type="float">
            <text:p>-3.85857837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8]</text:p>
          </table:table-cell>
          <table:table-cell office:value-type="float" office:value="-2" calcext:value-type="float">
            <text:p>-2</text:p>
          </table:table-cell>
          <table:table-cell office:value-type="float" office:value="0.155973094963039" calcext:value-type="float">
            <text:p>0.155973095</text:p>
          </table:table-cell>
          <table:table-cell office:value-type="float" office:value="-3.26680151562779" calcext:value-type="float">
            <text:p>-3.2668015156</text:p>
          </table:table-cell>
          <table:table-cell office:value-type="float" office:value="-0.382343162165649" calcext:value-type="float">
            <text:p>-0.3823431622</text:p>
          </table:table-cell>
          <table:table-cell office:value-type="float" office:value="-3.26116718547025" calcext:value-type="float">
            <text:p>-3.2611671855</text:p>
          </table:table-cell>
          <table:table-cell office:value-type="float" office:value="-1.79481978780651" calcext:value-type="float">
            <text:p>-1.7948197878</text:p>
          </table:table-cell>
          <table:table-cell office:value-type="float" office:value="-4.05501228358821" calcext:value-type="float">
            <text:p>-4.0550122836</text:p>
          </table:table-cell>
          <table:table-cell office:value-type="float" office:value="-0.991055906023304" calcext:value-type="float">
            <text:p>-0.991055906</text:p>
          </table:table-cell>
          <table:table-cell office:value-type="float" office:value="-3.63625360215617" calcext:value-type="float">
            <text:p>-3.6362536022</text:p>
          </table:table-cell>
          <table:table-cell office:value-type="float" office:value="-0.3971192986422" calcext:value-type="float">
            <text:p>-0.3971192986</text:p>
          </table:table-cell>
          <table:table-cell office:value-type="float" office:value="-2.67162961327906" calcext:value-type="float">
            <text:p>-2.6716296133</text:p>
          </table:table-cell>
          <table:table-cell office:value-type="float" office:value="-2.60548064073948" calcext:value-type="float">
            <text:p>-2.6054806407</text:p>
          </table:table-cell>
          <table:table-cell office:value-type="float" office:value="-3.74616442975122" calcext:value-type="float">
            <text:p>-3.7461644298</text:p>
          </table:table-cell>
          <table:table-cell office:value-type="float" office:value="-1.51454100590699" calcext:value-type="float">
            <text:p>-1.5145410059</text:p>
          </table:table-cell>
          <table:table-cell office:value-type="float" office:value="-3.53015162792257" calcext:value-type="float">
            <text:p>-3.5301516279</text:p>
          </table:table-cell>
          <table:table-cell office:value-type="float" office:value="-0.949546338424993" calcext:value-type="float">
            <text:p>-0.9495463384</text:p>
          </table:table-cell>
          <table:table-cell office:value-type="float" office:value="-3.03378268192224" calcext:value-type="float">
            <text:p>-3.0337826819</text:p>
          </table:table-cell>
          <table:table-cell office:value-type="float" office:value="-2.42037561031715" calcext:value-type="float">
            <text:p>-2.4203756103</text:p>
          </table:table-cell>
          <table:table-cell office:value-type="float" office:value="-2.95253565649447" calcext:value-type="float">
            <text:p>-2.9525356565</text:p>
          </table:table-cell>
          <table:table-cell office:value-type="float" office:value="-0.926701649115508" calcext:value-type="float">
            <text:p>-0.9267016491</text:p>
          </table:table-cell>
          <table:table-cell office:value-type="float" office:value="-2.39902702234043" calcext:value-type="float">
            <text:p>-2.3990270223</text:p>
          </table:table-cell>
          <table:table-cell office:value-type="float" office:value="-2.08745535548823" calcext:value-type="float">
            <text:p>-2.0874553555</text:p>
          </table:table-cell>
          <table:table-cell office:value-type="float" office:value="-3.726990575539" calcext:value-type="float">
            <text:p>-3.7269905755</text:p>
          </table:table-cell>
          <table:table-cell office:value-type="float" office:value="-1.50408948356932" calcext:value-type="float">
            <text:p>-1.5040894836</text:p>
          </table:table-cell>
          <table:table-cell office:value-type="float" office:value="-2.96481967861364" calcext:value-type="float">
            <text:p>-2.9648196786</text:p>
          </table:table-cell>
          <table:table-cell office:value-type="float" office:value="-3.30328667623017" calcext:value-type="float">
            <text:p>-3.3032866762</text:p>
          </table:table-cell>
          <table:table-cell office:value-type="float" office:value="-3.1994511294956" calcext:value-type="float">
            <text:p>-3.1994511295</text:p>
          </table:table-cell>
          <table:table-cell office:value-type="float" office:value="-2.25769325048211" calcext:value-type="float">
            <text:p>-2.2576932505</text:p>
          </table:table-cell>
          <table:table-cell office:value-type="float" office:value="-3.3492244681189" calcext:value-type="float">
            <text:p>-3.3492244681</text:p>
          </table:table-cell>
          <table:table-cell office:value-type="float" office:value="-2.80800941591802" calcext:value-type="float">
            <text:p>-2.8080094159</text:p>
          </table:table-cell>
          <table:table-cell office:value-type="float" office:value="-3.29202629067441" calcext:value-type="float">
            <text:p>-3.2920262907</text:p>
          </table:table-cell>
          <table:table-cell office:value-type="float" office:value="-1.6176165570646" calcext:value-type="float">
            <text:p>-1.6176165571</text:p>
          </table:table-cell>
          <table:table-cell office:value-type="float" office:value="-2.39284002252189" calcext:value-type="float">
            <text:p>-2.3928400225</text:p>
          </table:table-cell>
          <table:table-cell office:value-type="float" office:value="-2.84946250157241" calcext:value-type="float">
            <text:p>-2.8494625016</text:p>
          </table:table-cell>
          <table:table-cell office:value-type="float" office:value="-2.84600562746389" calcext:value-type="float">
            <text:p>-2.8460056275</text:p>
          </table:table-cell>
          <table:table-cell office:value-type="float" office:value="-1.94614665101936" calcext:value-type="float">
            <text:p>-1.946146651</text:p>
          </table:table-cell>
          <table:table-cell office:value-type="float" office:value="-2.95857298385103" calcext:value-type="float">
            <text:p>-2.9585729839</text:p>
          </table:table-cell>
          <table:table-cell office:value-type="float" office:value="-2.30785001196385" calcext:value-type="float">
            <text:p>-2.307850012</text:p>
          </table:table-cell>
          <table:table-cell office:value-type="float" office:value="-2.48414951189206" calcext:value-type="float">
            <text:p>-2.4841495119</text:p>
          </table:table-cell>
          <table:table-cell office:value-type="float" office:value="-3.32923606943595" calcext:value-type="float">
            <text:p>-3.3292360694</text:p>
          </table:table-cell>
          <table:table-cell office:value-type="float" office:value="-2.69238676333913" calcext:value-type="float">
            <text:p>-2.6923867633</text:p>
          </table:table-cell>
          <table:table-cell office:value-type="float" office:value="9.70599999999997" calcext:value-type="float">
            <text:p>9.706</text:p>
          </table:table-cell>
          <table:table-cell office:value-type="float" office:value="2.05" calcext:value-type="float">
            <text:p>2.05</text:p>
          </table:table-cell>
          <table:table-cell office:value-type="float" office:value="0.871999999999981" calcext:value-type="float">
            <text:p>0.87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1999999999998" calcext:value-type="float">
            <text:p>1.02</text:p>
          </table:table-cell>
          <table:table-cell office:value-type="float" office:value="0.579570108081854" calcext:value-type="float">
            <text:p>0.5795701081</text:p>
          </table:table-cell>
          <table:table-cell office:value-type="float" office:value="-3.24843230193481" calcext:value-type="float">
            <text:p>-3.2484323019</text:p>
          </table:table-cell>
          <table:table-cell office:value-type="float" office:value="0.136132945858898" calcext:value-type="float">
            <text:p>0.1361329459</text:p>
          </table:table-cell>
          <table:table-cell office:value-type="float" office:value="-3.01742692719289" calcext:value-type="float">
            <text:p>-3.0174269272</text:p>
          </table:table-cell>
          <table:table-cell office:value-type="float" office:value="0.157795004033134" calcext:value-type="float">
            <text:p>0.157795004</text:p>
          </table:table-cell>
          <table:table-cell office:value-type="float" office:value="-3.51695746203101" calcext:value-type="float">
            <text:p>-3.516957462</text:p>
          </table:table-cell>
          <table:table-cell office:value-type="float" office:value="-0.285642158189821" calcext:value-type="float">
            <text:p>-0.2856421582</text:p>
          </table:table-cell>
          <table:table-cell office:value-type="float" office:value="-3.2859520872891" calcext:value-type="float">
            <text:p>-3.2859520873</text:p>
          </table:table-cell>
          <table:table-cell office:value-type="float" office:value="-0.307304216364057" calcext:value-type="float">
            <text:p>-0.3073042164</text:p>
          </table:table-cell>
          <table:table-cell office:value-type="float" office:value="-2.78642155245098" calcext:value-type="float">
            <text:p>-2.7864215525</text:p>
          </table:table-cell>
          <table:table-cell office:value-type="float" office:value="-0.263980100015585" calcext:value-type="float">
            <text:p>-0.2639801</text:p>
          </table:table-cell>
          <table:table-cell office:value-type="float" office:value="-3.78548262212722" calcext:value-type="float">
            <text:p>-3.7854826221</text:p>
          </table:table-cell>
          <table:table-cell office:value-type="float" office:value="-0.707417262238541" calcext:value-type="float">
            <text:p>-0.7074172622</text:p>
          </table:table-cell>
          <table:table-cell office:value-type="float" office:value="-3.5544772473853" calcext:value-type="float">
            <text:p>-3.5544772474</text:p>
          </table:table-cell>
          <table:table-cell office:value-type="float" office:value="-0.729079320412777" calcext:value-type="float">
            <text:p>-0.7290793204</text:p>
          </table:table-cell>
          <table:table-cell office:value-type="float" office:value="-3.05494671254718" calcext:value-type="float">
            <text:p>-3.0549467125</text:p>
          </table:table-cell>
          <table:table-cell office:value-type="float" office:value="-0.685755204064305" calcext:value-type="float">
            <text:p>-0.6857552041</text:p>
          </table:table-cell>
          <table:table-cell office:value-type="float" office:value="-4.05400778222342" calcext:value-type="float">
            <text:p>-4.0540077822</text:p>
          </table:table-cell>
          <table:table-cell office:value-type="float" office:value="-0.750741378587013" calcext:value-type="float">
            <text:p>-0.7507413786</text:p>
          </table:table-cell>
          <table:table-cell office:value-type="float" office:value="-2.55541617770907" calcext:value-type="float">
            <text:p>-2.5554161777</text:p>
          </table:table-cell>
          <table:table-cell office:value-type="float" office:value="-1.1508544244615" calcext:value-type="float">
            <text:p>-1.1508544245</text:p>
          </table:table-cell>
          <table:table-cell office:value-type="float" office:value="-3.32347187264339" calcext:value-type="float">
            <text:p>-3.3234718726</text:p>
          </table:table-cell>
          <table:table-cell office:value-type="float" office:value="-1.17251648263573" calcext:value-type="float">
            <text:p>-1.1725164826</text:p>
          </table:table-cell>
          <table:table-cell office:value-type="float" office:value="-2.82394133780527" calcext:value-type="float">
            <text:p>-2.8239413378</text:p>
          </table:table-cell>
          <table:table-cell office:value-type="float" office:value="-1.12919236628726" calcext:value-type="float">
            <text:p>-1.1291923663</text:p>
          </table:table-cell>
          <table:table-cell office:value-type="float" office:value="-3.82300240748151" calcext:value-type="float">
            <text:p>-3.8230024075</text:p>
          </table:table-cell>
          <table:table-cell office:value-type="float" office:value="-1.59429158668445" calcext:value-type="float">
            <text:p>-1.5942915867</text:p>
          </table:table-cell>
          <table:table-cell office:value-type="float" office:value="-3.09246649790147" calcext:value-type="float">
            <text:p>-3.0924664979</text:p>
          </table:table-cell>
          <table:table-cell office:value-type="float" office:value="-1.57262952851022" calcext:value-type="float">
            <text:p>-1.5726295285</text:p>
          </table:table-cell>
          <table:table-cell office:value-type="float" office:value="-3.59199703273959" calcext:value-type="float">
            <text:p>-3.5919970327</text:p>
          </table:table-cell>
          <table:table-cell office:value-type="float" office:value="-1.61595364485869" calcext:value-type="float">
            <text:p>-1.6159536449</text:p>
          </table:table-cell>
          <table:table-cell office:value-type="float" office:value="-2.59293596306336" calcext:value-type="float">
            <text:p>-2.5929359631</text:p>
          </table:table-cell>
          <table:table-cell office:value-type="float" office:value="-1.55096747033598" calcext:value-type="float">
            <text:p>-1.5509674703</text:p>
          </table:table-cell>
          <table:table-cell office:value-type="float" office:value="-4.09152756757771" calcext:value-type="float">
            <text:p>-4.0915275676</text:p>
          </table:table-cell>
          <table:table-cell office:value-type="float" office:value="-2.01606669073317" calcext:value-type="float">
            <text:p>-2.0160666907</text:p>
          </table:table-cell>
          <table:table-cell office:value-type="float" office:value="-3.36099165799768" calcext:value-type="float">
            <text:p>-3.360991658</text:p>
          </table:table-cell>
          <table:table-cell office:value-type="float" office:value="-2.03772874890741" calcext:value-type="float">
            <text:p>-2.0377287489</text:p>
          </table:table-cell>
          <table:table-cell office:value-type="float" office:value="-2.86146112315956" calcext:value-type="float">
            <text:p>-2.8614611232</text:p>
          </table:table-cell>
          <table:table-cell office:value-type="float" office:value="-1.99440463255894" calcext:value-type="float">
            <text:p>-1.9944046326</text:p>
          </table:table-cell>
          <table:table-cell office:value-type="float" office:value="-3.8605221928358" calcext:value-type="float">
            <text:p>-3.86052219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8]</text:p>
          </table:table-cell>
          <table:table-cell office:value-type="float" office:value="-3" calcext:value-type="float">
            <text:p>-3</text:p>
          </table:table-cell>
          <table:table-cell office:value-type="float" office:value="0.116030780090109" calcext:value-type="float">
            <text:p>0.1160307801</text:p>
          </table:table-cell>
          <table:table-cell office:value-type="float" office:value="-3.26894895191128" calcext:value-type="float">
            <text:p>-3.2689489519</text:p>
          </table:table-cell>
          <table:table-cell office:value-type="float" office:value="-0.422176033075234" calcext:value-type="float">
            <text:p>-0.4221760331</text:p>
          </table:table-cell>
          <table:table-cell office:value-type="float" office:value="-3.26481990980974" calcext:value-type="float">
            <text:p>-3.2648199098</text:p>
          </table:table-cell>
          <table:table-cell office:value-type="float" office:value="-1.83400480746717" calcext:value-type="float">
            <text:p>-1.8340048075</text:p>
          </table:table-cell>
          <table:table-cell office:value-type="float" office:value="-4.04697896334104" calcext:value-type="float">
            <text:p>-4.0469789633</text:p>
          </table:table-cell>
          <table:table-cell office:value-type="float" office:value="-1.03074726885604" calcext:value-type="float">
            <text:p>-1.0307472689</text:p>
          </table:table-cell>
          <table:table-cell office:value-type="float" office:value="-3.64121300902396" calcext:value-type="float">
            <text:p>-3.641213009</text:p>
          </table:table-cell>
          <table:table-cell office:value-type="float" office:value="-0.436968870048551" calcext:value-type="float">
            <text:p>-0.43696887</text:p>
          </table:table-cell>
          <table:table-cell office:value-type="float" office:value="-2.67509539727842" calcext:value-type="float">
            <text:p>-2.6750953973</text:p>
          </table:table-cell>
          <table:table-cell office:value-type="float" office:value="-2.64282814121539" calcext:value-type="float">
            <text:p>-2.6428281412</text:p>
          </table:table-cell>
          <table:table-cell office:value-type="float" office:value="-3.73184087543667" calcext:value-type="float">
            <text:p>-3.7318408754</text:p>
          </table:table-cell>
          <table:table-cell office:value-type="float" office:value="-1.55452000963996" calcext:value-type="float">
            <text:p>-1.5545200096</text:p>
          </table:table-cell>
          <table:table-cell office:value-type="float" office:value="-3.53144749077005" calcext:value-type="float">
            <text:p>-3.5314474908</text:p>
          </table:table-cell>
          <table:table-cell office:value-type="float" office:value="-0.988677774598617" calcext:value-type="float">
            <text:p>-0.9886777746</text:p>
          </table:table-cell>
          <table:table-cell office:value-type="float" office:value="-3.04207308016295" calcext:value-type="float">
            <text:p>-3.0420730802</text:p>
          </table:table-cell>
          <table:table-cell office:value-type="float" office:value="-2.45939235815451" calcext:value-type="float">
            <text:p>-2.4593923582</text:p>
          </table:table-cell>
          <table:table-cell office:value-type="float" office:value="-2.94372127119569" calcext:value-type="float">
            <text:p>-2.9437212712</text:p>
          </table:table-cell>
          <table:table-cell office:value-type="float" office:value="-0.965645319561705" calcext:value-type="float">
            <text:p>-0.9656453196</text:p>
          </table:table-cell>
          <table:table-cell office:value-type="float" office:value="-2.40815886400452" calcext:value-type="float">
            <text:p>-2.408158864</text:p>
          </table:table-cell>
          <table:table-cell office:value-type="float" office:value="-2.12585847603834" calcext:value-type="float">
            <text:p>-2.125858476</text:p>
          </table:table-cell>
          <table:table-cell office:value-type="float" office:value="-3.7158012801182" calcext:value-type="float">
            <text:p>-3.7158012801</text:p>
          </table:table-cell>
          <table:table-cell office:value-type="float" office:value="-1.5438818977447" calcext:value-type="float">
            <text:p>-1.5438818977</text:p>
          </table:table-cell>
          <table:table-cell office:value-type="float" office:value="-2.96888954029367" calcext:value-type="float">
            <text:p>-2.9688895403</text:p>
          </table:table-cell>
          <table:table-cell office:value-type="float" office:value="-3.33601128059181" calcext:value-type="float">
            <text:p>-3.3360112806</text:p>
          </table:table-cell>
          <table:table-cell office:value-type="float" office:value="-3.17644894982988" calcext:value-type="float">
            <text:p>-3.1764489498</text:p>
          </table:table-cell>
          <table:table-cell office:value-type="float" office:value="-2.29519570409341" calcext:value-type="float">
            <text:p>-2.2951957041</text:p>
          </table:table-cell>
          <table:table-cell office:value-type="float" office:value="-3.33531166922249" calcext:value-type="float">
            <text:p>-3.3353116692</text:p>
          </table:table-cell>
          <table:table-cell office:value-type="float" office:value="-2.84343466597925" calcext:value-type="float">
            <text:p>-2.843434666</text:p>
          </table:table-cell>
          <table:table-cell office:value-type="float" office:value="-3.27345072451617" calcext:value-type="float">
            <text:p>-3.2734507245</text:p>
          </table:table-cell>
          <table:table-cell office:value-type="float" office:value="-1.64887747391388" calcext:value-type="float">
            <text:p>-1.6488774739</text:p>
          </table:table-cell>
          <table:table-cell office:value-type="float" office:value="-2.36788496135703" calcext:value-type="float">
            <text:p>-2.3678849614</text:p>
          </table:table-cell>
          <table:table-cell office:value-type="float" office:value="-2.88293446391795" calcext:value-type="float">
            <text:p>-2.8829344639</text:p>
          </table:table-cell>
          <table:table-cell office:value-type="float" office:value="-2.82410522251925" calcext:value-type="float">
            <text:p>-2.8241052225</text:p>
          </table:table-cell>
          <table:table-cell office:value-type="float" office:value="-1.98482785309611" calcext:value-type="float">
            <text:p>-1.9848278531</text:p>
          </table:table-cell>
          <table:table-cell office:value-type="float" office:value="-2.9483864925072" calcext:value-type="float">
            <text:p>-2.9483864925</text:p>
          </table:table-cell>
          <table:table-cell office:value-type="float" office:value="-2.34355644435273" calcext:value-type="float">
            <text:p>-2.3435564444</text:p>
          </table:table-cell>
          <table:table-cell office:value-type="float" office:value="-2.46612034979123" calcext:value-type="float">
            <text:p>-2.4661203498</text:p>
          </table:table-cell>
          <table:table-cell office:value-type="float" office:value="-3.36389975803187" calcext:value-type="float">
            <text:p>-3.363899758</text:p>
          </table:table-cell>
          <table:table-cell office:value-type="float" office:value="-2.67242608467019" calcext:value-type="float">
            <text:p>-2.6724260847</text:p>
          </table:table-cell>
          <table:table-cell office:value-type="float" office:value="9.67799999999997" calcext:value-type="float">
            <text:p>9.678</text:p>
          </table:table-cell>
          <table:table-cell office:value-type="float" office:value="2.05" calcext:value-type="float">
            <text:p>2.05</text:p>
          </table:table-cell>
          <table:table-cell office:value-type="float" office:value="0.885999999999981" calcext:value-type="float">
            <text:p>0.88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0999999999998" calcext:value-type="float">
            <text:p>1.01</text:p>
          </table:table-cell>
          <table:table-cell office:value-type="float" office:value="0.579570108081854" calcext:value-type="float">
            <text:p>0.5795701081</text:p>
          </table:table-cell>
          <table:table-cell office:value-type="float" office:value="-3.24843230193481" calcext:value-type="float">
            <text:p>-3.2484323019</text:p>
          </table:table-cell>
          <table:table-cell office:value-type="float" office:value="0.135926532382297" calcext:value-type="float">
            <text:p>0.1359265324</text:p>
          </table:table-cell>
          <table:table-cell office:value-type="float" office:value="-3.01782359060648" calcext:value-type="float">
            <text:p>-3.0178235906</text:p>
          </table:table-cell>
          <table:table-cell office:value-type="float" office:value="0.158035317887752" calcext:value-type="float">
            <text:p>0.1580353179</text:p>
          </table:table-cell>
          <table:table-cell office:value-type="float" office:value="-3.51733455305223" calcext:value-type="float">
            <text:p>-3.5173345531</text:p>
          </table:table-cell>
          <table:table-cell office:value-type="float" office:value="-0.285608257811805" calcext:value-type="float">
            <text:p>-0.2856082578</text:p>
          </table:table-cell>
          <table:table-cell office:value-type="float" office:value="-3.2867258417239" calcext:value-type="float">
            <text:p>-3.2867258417</text:p>
          </table:table-cell>
          <table:table-cell office:value-type="float" office:value="-0.307717043317259" calcext:value-type="float">
            <text:p>-0.3077170433</text:p>
          </table:table-cell>
          <table:table-cell office:value-type="float" office:value="-2.78721487927815" calcext:value-type="float">
            <text:p>-2.7872148793</text:p>
          </table:table-cell>
          <table:table-cell office:value-type="float" office:value="-0.26349947230635" calcext:value-type="float">
            <text:p>-0.2634994723</text:p>
          </table:table-cell>
          <table:table-cell office:value-type="float" office:value="-3.78623680416964" calcext:value-type="float">
            <text:p>-3.7862368042</text:p>
          </table:table-cell>
          <table:table-cell office:value-type="float" office:value="-0.707143048005907" calcext:value-type="float">
            <text:p>-0.707143048</text:p>
          </table:table-cell>
          <table:table-cell office:value-type="float" office:value="-3.55562809284131" calcext:value-type="float">
            <text:p>-3.5556280928</text:p>
          </table:table-cell>
          <table:table-cell office:value-type="float" office:value="-0.729251833511361" calcext:value-type="float">
            <text:p>-0.7292518335</text:p>
          </table:table-cell>
          <table:table-cell office:value-type="float" office:value="-3.05611713039557" calcext:value-type="float">
            <text:p>-3.0561171304</text:p>
          </table:table-cell>
          <table:table-cell office:value-type="float" office:value="-0.685034262500452" calcext:value-type="float">
            <text:p>-0.6850342625</text:p>
          </table:table-cell>
          <table:table-cell office:value-type="float" office:value="-4.05513905528706" calcext:value-type="float">
            <text:p>-4.0551390553</text:p>
          </table:table-cell>
          <table:table-cell office:value-type="float" office:value="-0.751360619016816" calcext:value-type="float">
            <text:p>-0.751360619</text:p>
          </table:table-cell>
          <table:table-cell office:value-type="float" office:value="-2.55660616794983" calcext:value-type="float">
            <text:p>-2.5566061679</text:p>
          </table:table-cell>
          <table:table-cell office:value-type="float" office:value="-1.15078662370546" calcext:value-type="float">
            <text:p>-1.1507866237</text:p>
          </table:table-cell>
          <table:table-cell office:value-type="float" office:value="-3.32501938151299" calcext:value-type="float">
            <text:p>-3.3250193815</text:p>
          </table:table-cell>
          <table:table-cell office:value-type="float" office:value="-1.17289540921092" calcext:value-type="float">
            <text:p>-1.1728954092</text:p>
          </table:table-cell>
          <table:table-cell office:value-type="float" office:value="-2.82550841906724" calcext:value-type="float">
            <text:p>-2.8255084191</text:p>
          </table:table-cell>
          <table:table-cell office:value-type="float" office:value="-1.12867783820001" calcext:value-type="float">
            <text:p>-1.1286778382</text:p>
          </table:table-cell>
          <table:table-cell office:value-type="float" office:value="-3.82453034395873" calcext:value-type="float">
            <text:p>-3.824530344</text:p>
          </table:table-cell>
          <table:table-cell office:value-type="float" office:value="-1.59443019940502" calcext:value-type="float">
            <text:p>-1.5944301994</text:p>
          </table:table-cell>
          <table:table-cell office:value-type="float" office:value="-3.09441067018466" calcext:value-type="float">
            <text:p>-3.0944106702</text:p>
          </table:table-cell>
          <table:table-cell office:value-type="float" office:value="-1.57232141389957" calcext:value-type="float">
            <text:p>-1.5723214139</text:p>
          </table:table-cell>
          <table:table-cell office:value-type="float" office:value="-3.5939216326304" calcext:value-type="float">
            <text:p>-3.5939216326</text:p>
          </table:table-cell>
          <table:table-cell office:value-type="float" office:value="-1.61653898491047" calcext:value-type="float">
            <text:p>-1.6165389849</text:p>
          </table:table-cell>
          <table:table-cell office:value-type="float" office:value="-2.59489970773892" calcext:value-type="float">
            <text:p>-2.5948997077</text:p>
          </table:table-cell>
          <table:table-cell office:value-type="float" office:value="-1.55021262839411" calcext:value-type="float">
            <text:p>-1.5502126284</text:p>
          </table:table-cell>
          <table:table-cell office:value-type="float" office:value="-4.09343259507615" calcext:value-type="float">
            <text:p>-4.0934325951</text:p>
          </table:table-cell>
          <table:table-cell office:value-type="float" office:value="-2.01596498959912" calcext:value-type="float">
            <text:p>-2.0159649896</text:p>
          </table:table-cell>
          <table:table-cell office:value-type="float" office:value="-3.36331292130208" calcext:value-type="float">
            <text:p>-3.3633129213</text:p>
          </table:table-cell>
          <table:table-cell office:value-type="float" office:value="-2.03807377510458" calcext:value-type="float">
            <text:p>-2.0380737751</text:p>
          </table:table-cell>
          <table:table-cell office:value-type="float" office:value="-2.86380195885633" calcext:value-type="float">
            <text:p>-2.8638019589</text:p>
          </table:table-cell>
          <table:table-cell office:value-type="float" office:value="-1.99385620409367" calcext:value-type="float">
            <text:p>-1.9938562041</text:p>
          </table:table-cell>
          <table:table-cell office:value-type="float" office:value="-3.86282388374782" calcext:value-type="float">
            <text:p>-3.862823883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8]</text:p>
          </table:table-cell>
          <table:table-cell office:value-type="float" office:value="-4" calcext:value-type="float">
            <text:p>-4</text:p>
          </table:table-cell>
          <table:table-cell office:value-type="float" office:value="0.0761265043854651" calcext:value-type="float">
            <text:p>0.0761265044</text:p>
          </table:table-cell>
          <table:table-cell office:value-type="float" office:value="-3.2717145947819" calcext:value-type="float">
            <text:p>-3.2717145948</text:p>
          </table:table-cell>
          <table:table-cell office:value-type="float" office:value="-0.462032905478686" calcext:value-type="float">
            <text:p>-0.4620329055</text:p>
          </table:table-cell>
          <table:table-cell office:value-type="float" office:value="-3.26820069702798" calcext:value-type="float">
            <text:p>-3.268200697</text:p>
          </table:table-cell>
          <table:table-cell office:value-type="float" office:value="-1.87317746807436" calcext:value-type="float">
            <text:p>-1.8731774681</text:p>
          </table:table-cell>
          <table:table-cell office:value-type="float" office:value="-4.03888559192032" calcext:value-type="float">
            <text:p>-4.0388855919</text:p>
          </table:table-cell>
          <table:table-cell office:value-type="float" office:value="-1.07045587184831" calcext:value-type="float">
            <text:p>-1.0704558718</text:p>
          </table:table-cell>
          <table:table-cell office:value-type="float" office:value="-3.64603243309769" calcext:value-type="float">
            <text:p>-3.6460324331</text:p>
          </table:table-cell>
          <table:table-cell office:value-type="float" office:value="-0.476898985247017" calcext:value-type="float">
            <text:p>-0.4768989852</text:p>
          </table:table-cell>
          <table:table-cell office:value-type="float" office:value="-2.67745884819544" calcext:value-type="float">
            <text:p>-2.6774588482</text:p>
          </table:table-cell>
          <table:table-cell office:value-type="float" office:value="-2.67960813068471" calcext:value-type="float">
            <text:p>-2.6796081307</text:p>
          </table:table-cell>
          <table:table-cell office:value-type="float" office:value="-3.7161172507071" calcext:value-type="float">
            <text:p>-3.7161172507</text:p>
          </table:table-cell>
          <table:table-cell office:value-type="float" office:value="-1.59451460940082" calcext:value-type="float">
            <text:p>-1.5945146094</text:p>
          </table:table-cell>
          <table:table-cell office:value-type="float" office:value="-3.53210475020767" calcext:value-type="float">
            <text:p>-3.5321047502</text:p>
          </table:table-cell>
          <table:table-cell office:value-type="float" office:value="-1.02847946743221" calcext:value-type="float">
            <text:p>-1.0284794674</text:p>
          </table:table-cell>
          <table:table-cell office:value-type="float" office:value="-3.04605117613723" calcext:value-type="float">
            <text:p>-3.0460511761</text:p>
          </table:table-cell>
          <table:table-cell office:value-type="float" office:value="-2.49727164204351" calcext:value-type="float">
            <text:p>-2.497271642</text:p>
          </table:table-cell>
          <table:table-cell office:value-type="float" office:value="-2.93086981789043" calcext:value-type="float">
            <text:p>-2.9308698179</text:p>
          </table:table-cell>
          <table:table-cell office:value-type="float" office:value="-1.00504512545613" calcext:value-type="float">
            <text:p>-1.0050451255</text:p>
          </table:table-cell>
          <table:table-cell office:value-type="float" office:value="-2.4150621455055" calcext:value-type="float">
            <text:p>-2.4150621455</text:p>
          </table:table-cell>
          <table:table-cell office:value-type="float" office:value="-2.16325673522563" calcext:value-type="float">
            <text:p>-2.1632567352</text:p>
          </table:table-cell>
          <table:table-cell office:value-type="float" office:value="-3.70161078295426" calcext:value-type="float">
            <text:p>-3.701610783</text:p>
          </table:table-cell>
          <table:table-cell office:value-type="float" office:value="-1.58371379091828" calcext:value-type="float">
            <text:p>-1.5837137909</text:p>
          </table:table-cell>
          <table:table-cell office:value-type="float" office:value="-2.97255291117419" calcext:value-type="float">
            <text:p>-2.9725529112</text:p>
          </table:table-cell>
          <table:table-cell office:value-type="float" office:value="-3.36874594350021" calcext:value-type="float">
            <text:p>-3.3687459435</text:p>
          </table:table-cell>
          <table:table-cell office:value-type="float" office:value="-3.15346108685235" calcext:value-type="float">
            <text:p>-3.1534610869</text:p>
          </table:table-cell>
          <table:table-cell office:value-type="float" office:value="-2.33495952157048" calcext:value-type="float">
            <text:p>-2.3349595216</text:p>
          </table:table-cell>
          <table:table-cell office:value-type="float" office:value="-3.33097129831093" calcext:value-type="float">
            <text:p>-3.3309712983</text:p>
          </table:table-cell>
          <table:table-cell office:value-type="float" office:value="-2.87854245448466" calcext:value-type="float">
            <text:p>-2.8785424545</text:p>
          </table:table-cell>
          <table:table-cell office:value-type="float" office:value="-3.25428191687825" calcext:value-type="float">
            <text:p>-3.2542819169</text:p>
          </table:table-cell>
          <table:table-cell office:value-type="float" office:value="-1.66337991311609" calcext:value-type="float">
            <text:p>-1.6633799131</text:p>
          </table:table-cell>
          <table:table-cell office:value-type="float" office:value="-2.40516336337731" calcext:value-type="float">
            <text:p>-2.4051633634</text:p>
          </table:table-cell>
          <table:table-cell office:value-type="float" office:value="-2.91694912154076" calcext:value-type="float">
            <text:p>-2.9169491215</text:p>
          </table:table-cell>
          <table:table-cell office:value-type="float" office:value="-2.80305758448543" calcext:value-type="float">
            <text:p>-2.8030575845</text:p>
          </table:table-cell>
          <table:table-cell office:value-type="float" office:value="-2.0241833960417" calcext:value-type="float">
            <text:p>-2.024183396</text:p>
          </table:table-cell>
          <table:table-cell office:value-type="float" office:value="-2.94123518217564" calcext:value-type="float">
            <text:p>-2.9412351822</text:p>
          </table:table-cell>
          <table:table-cell office:value-type="float" office:value="-2.38250304310213" calcext:value-type="float">
            <text:p>-2.3825030431</text:p>
          </table:table-cell>
          <table:table-cell office:value-type="float" office:value="-2.47523969438683" calcext:value-type="float">
            <text:p>-2.4752396944</text:p>
          </table:table-cell>
          <table:table-cell office:value-type="float" office:value="-3.39769791851076" calcext:value-type="float">
            <text:p>-3.3976979185</text:p>
          </table:table-cell>
          <table:table-cell office:value-type="float" office:value="-2.65103252610124" calcext:value-type="float">
            <text:p>-2.6510325261</text:p>
          </table:table-cell>
          <table:table-cell office:value-type="float" office:value="9.64999999999997" calcext:value-type="float">
            <text:p>9.65</text:p>
          </table:table-cell>
          <table:table-cell office:value-type="float" office:value="2.05" calcext:value-type="float">
            <text:p>2.05</text:p>
          </table:table-cell>
          <table:table-cell office:value-type="float" office:value="0.899999999999981" calcext:value-type="float">
            <text:p>0.9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99999999999976" calcext:value-type="float">
            <text:p>1</text:p>
          </table:table-cell>
          <table:table-cell office:value-type="float" office:value="0.527651972777903" calcext:value-type="float">
            <text:p>0.5276519728</text:p>
          </table:table-cell>
          <table:table-cell office:value-type="float" office:value="-3.25134901696385" calcext:value-type="float">
            <text:p>-3.251349017</text:p>
          </table:table-cell>
          <table:table-cell office:value-type="float" office:value="0.0838145201942083" calcext:value-type="float">
            <text:p>0.0838145202</text:p>
          </table:table-cell>
          <table:table-cell office:value-type="float" office:value="-3.02111366849621" calcext:value-type="float">
            <text:p>-3.0211136685</text:p>
          </table:table-cell>
          <table:table-cell office:value-type="float" office:value="0.106343585863915" calcext:value-type="float">
            <text:p>0.1063435859</text:p>
          </table:table-cell>
          <table:table-cell office:value-type="float" office:value="-3.52060585181848" calcext:value-type="float">
            <text:p>-3.5206058518</text:p>
          </table:table-cell>
          <table:table-cell office:value-type="float" office:value="-0.33749386671978" calcext:value-type="float">
            <text:p>-0.3374938667</text:p>
          </table:table-cell>
          <table:table-cell office:value-type="float" office:value="-3.29037050335084" calcext:value-type="float">
            <text:p>-3.2903705034</text:p>
          </table:table-cell>
          <table:table-cell office:value-type="float" office:value="-0.360022932389486" calcext:value-type="float">
            <text:p>-0.3600229324</text:p>
          </table:table-cell>
          <table:table-cell office:value-type="float" office:value="-2.79087832002857" calcext:value-type="float">
            <text:p>-2.79087832</text:p>
          </table:table-cell>
          <table:table-cell office:value-type="float" office:value="-0.314964801050073" calcext:value-type="float">
            <text:p>-0.3149648011</text:p>
          </table:table-cell>
          <table:table-cell office:value-type="float" office:value="-3.78986268667311" calcext:value-type="float">
            <text:p>-3.7898626867</text:p>
          </table:table-cell>
          <table:table-cell office:value-type="float" office:value="-0.758802253633768" calcext:value-type="float">
            <text:p>-0.7588022536</text:p>
          </table:table-cell>
          <table:table-cell office:value-type="float" office:value="-3.55962733820547" calcext:value-type="float">
            <text:p>-3.5596273382</text:p>
          </table:table-cell>
          <table:table-cell office:value-type="float" office:value="-0.781331319303474" calcext:value-type="float">
            <text:p>-0.7813313193</text:p>
          </table:table-cell>
          <table:table-cell office:value-type="float" office:value="-3.0601351548832" calcext:value-type="float">
            <text:p>-3.0601351549</text:p>
          </table:table-cell>
          <table:table-cell office:value-type="float" office:value="-0.736273187964061" calcext:value-type="float">
            <text:p>-0.736273188</text:p>
          </table:table-cell>
          <table:table-cell office:value-type="float" office:value="-4.05911952152774" calcext:value-type="float">
            <text:p>-4.0591195215</text:p>
          </table:table-cell>
          <table:table-cell office:value-type="float" office:value="-0.803860384973181" calcext:value-type="float">
            <text:p>-0.803860385</text:p>
          </table:table-cell>
          <table:table-cell office:value-type="float" office:value="-2.56064297156092" calcext:value-type="float">
            <text:p>-2.5606429716</text:p>
          </table:table-cell>
          <table:table-cell office:value-type="float" office:value="-1.20263970621746" calcext:value-type="float">
            <text:p>-1.2026397062</text:p>
          </table:table-cell>
          <table:table-cell office:value-type="float" office:value="-3.32939198973783" calcext:value-type="float">
            <text:p>-3.3293919897</text:p>
          </table:table-cell>
          <table:table-cell office:value-type="float" office:value="-1.22516877188717" calcext:value-type="float">
            <text:p>-1.2251687719</text:p>
          </table:table-cell>
          <table:table-cell office:value-type="float" office:value="-2.82989980641555" calcext:value-type="float">
            <text:p>-2.8298998064</text:p>
          </table:table-cell>
          <table:table-cell office:value-type="float" office:value="-1.18011064054776" calcext:value-type="float">
            <text:p>-1.1801106405</text:p>
          </table:table-cell>
          <table:table-cell office:value-type="float" office:value="-3.8288841730601" calcext:value-type="float">
            <text:p>-3.8288841731</text:p>
          </table:table-cell>
          <table:table-cell office:value-type="float" office:value="-1.64647715880116" calcext:value-type="float">
            <text:p>-1.6464771588</text:p>
          </table:table-cell>
          <table:table-cell office:value-type="float" office:value="-3.09915664127018" calcext:value-type="float">
            <text:p>-3.0991566413</text:p>
          </table:table-cell>
          <table:table-cell office:value-type="float" office:value="-1.62394809313145" calcext:value-type="float">
            <text:p>-1.6239480931</text:p>
          </table:table-cell>
          <table:table-cell office:value-type="float" office:value="-3.59864882459246" calcext:value-type="float">
            <text:p>-3.5986488246</text:p>
          </table:table-cell>
          <table:table-cell office:value-type="float" office:value="-1.66900622447086" calcext:value-type="float">
            <text:p>-1.6690062245</text:p>
          </table:table-cell>
          <table:table-cell office:value-type="float" office:value="-2.59966445794791" calcext:value-type="float">
            <text:p>-2.5996644579</text:p>
          </table:table-cell>
          <table:table-cell office:value-type="float" office:value="-1.60141902746174" calcext:value-type="float">
            <text:p>-1.6014190275</text:p>
          </table:table-cell>
          <table:table-cell office:value-type="float" office:value="-4.09814100791473" calcext:value-type="float">
            <text:p>-4.0981410079</text:p>
          </table:table-cell>
          <table:table-cell office:value-type="float" office:value="-2.06778554571515" calcext:value-type="float">
            <text:p>-2.0677855457</text:p>
          </table:table-cell>
          <table:table-cell office:value-type="float" office:value="-3.36841347612481" calcext:value-type="float">
            <text:p>-3.3684134761</text:p>
          </table:table-cell>
          <table:table-cell office:value-type="float" office:value="-2.09031461138485" calcext:value-type="float">
            <text:p>-2.0903146114</text:p>
          </table:table-cell>
          <table:table-cell office:value-type="float" office:value="-2.86892129280254" calcext:value-type="float">
            <text:p>-2.8689212928</text:p>
          </table:table-cell>
          <table:table-cell office:value-type="float" office:value="-2.04525648004544" calcext:value-type="float">
            <text:p>-2.04525648</text:p>
          </table:table-cell>
          <table:table-cell office:value-type="float" office:value="-3.86790565944709" calcext:value-type="float">
            <text:p>-3.867905659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1" calcext:value-type="float">
            <text:p>-1</text:p>
          </table:table-cell>
          <table:table-cell office:value-type="float" office:value="0.47753373831937" calcext:value-type="float">
            <text:p>0.4775337383</text:p>
          </table:table-cell>
          <table:table-cell office:value-type="float" office:value="-2.82817862823116" calcext:value-type="float">
            <text:p>-2.8281786282</text:p>
          </table:table-cell>
          <table:table-cell office:value-type="float" office:value="-0.037055055137841" calcext:value-type="float">
            <text:p>-0.0370550551</text:p>
          </table:table-cell>
          <table:table-cell office:value-type="float" office:value="-2.64067695525574" calcext:value-type="float">
            <text:p>-2.6406769553</text:p>
          </table:table-cell>
          <table:table-cell office:value-type="float" office:value="-1.55518187105376" calcext:value-type="float">
            <text:p>-1.5551818711</text:p>
          </table:table-cell>
          <table:table-cell office:value-type="float" office:value="-3.83332831223181" calcext:value-type="float">
            <text:p>-3.8333283122</text:p>
          </table:table-cell>
          <table:table-cell office:value-type="float" office:value="-0.535822634883009" calcext:value-type="float">
            <text:p>-0.5358226349</text:p>
          </table:table-cell>
          <table:table-cell office:value-type="float" office:value="-2.91364588814308" calcext:value-type="float">
            <text:p>-2.9136458881</text:p>
          </table:table-cell>
          <table:table-cell office:value-type="float" office:value="-0.342624376845165" calcext:value-type="float">
            <text:p>-0.3426243768</text:p>
          </table:table-cell>
          <table:table-cell office:value-type="float" office:value="-2.14091340791086" calcext:value-type="float">
            <text:p>-2.1409134079</text:p>
          </table:table-cell>
          <table:table-cell office:value-type="float" office:value="-2.35366501779057" calcext:value-type="float">
            <text:p>-2.3536650178</text:p>
          </table:table-cell>
          <table:table-cell office:value-type="float" office:value="-3.52648148160375" calcext:value-type="float">
            <text:p>-3.5264814816</text:p>
          </table:table-cell>
          <table:table-cell office:value-type="float" office:value="-2.35855208649449" calcext:value-type="float">
            <text:p>-2.3585520865</text:p>
          </table:table-cell>
          <table:table-cell office:value-type="float" office:value="-3.96751207289914" calcext:value-type="float">
            <text:p>-3.9675120729</text:p>
          </table:table-cell>
          <table:table-cell office:value-type="float" office:value="-1.01108120464838" calcext:value-type="float">
            <text:p>-1.0110812046</text:p>
          </table:table-cell>
          <table:table-cell office:value-type="float" office:value="-3.3307622803811" calcext:value-type="float">
            <text:p>-3.3307622804</text:p>
          </table:table-cell>
          <table:table-cell office:value-type="float" office:value="-2.77486258477298" calcext:value-type="float">
            <text:p>-2.7748625848</text:p>
          </table:table-cell>
          <table:table-cell office:value-type="float" office:value="-3.21459313058131" calcext:value-type="float">
            <text:p>-3.2145931306</text:p>
          </table:table-cell>
          <table:table-cell office:value-type="float" office:value="-2.08014374147245" calcext:value-type="float">
            <text:p>-2.0801437415</text:p>
          </table:table-cell>
          <table:table-cell office:value-type="float" office:value="-2.37145014223392" calcext:value-type="float">
            <text:p>-2.3714501422</text:p>
          </table:table-cell>
          <table:table-cell office:value-type="float" office:value="-1.2318221879523" calcext:value-type="float">
            <text:p>-1.231822188</text:p>
          </table:table-cell>
          <table:table-cell office:value-type="float" office:value="-2.84535608189556" calcext:value-type="float">
            <text:p>-2.8453560819</text:p>
          </table:table-cell>
          <table:table-cell office:value-type="float" office:value="-0.894753441231935" calcext:value-type="float">
            <text:p>-0.8947534412</text:p>
          </table:table-cell>
          <table:table-cell office:value-type="float" office:value="-2.30396993526237" calcext:value-type="float">
            <text:p>-2.3039699353</text:p>
          </table:table-cell>
          <table:table-cell office:value-type="float" office:value="-1.76685664239287" calcext:value-type="float">
            <text:p>-1.7668566424</text:p>
          </table:table-cell>
          <table:table-cell office:value-type="float" office:value="-3.18785042826611" calcext:value-type="float">
            <text:p>-3.1878504283</text:p>
          </table:table-cell>
          <table:table-cell office:value-type="float" office:value="-1.46317383526525" calcext:value-type="float">
            <text:p>-1.4631738353</text:p>
          </table:table-cell>
          <table:table-cell office:value-type="float" office:value="-2.33355585265986" calcext:value-type="float">
            <text:p>-2.3335558527</text:p>
          </table:table-cell>
          <table:table-cell office:value-type="float" office:value="-1.87905716156163" calcext:value-type="float">
            <text:p>-1.8790571616</text:p>
          </table:table-cell>
          <table:table-cell office:value-type="float" office:value="-3.58765649673786" calcext:value-type="float">
            <text:p>-3.5876564967</text:p>
          </table:table-cell>
          <table:table-cell office:value-type="float" office:value="-2.78191216101837" calcext:value-type="float">
            <text:p>-2.781912161</text:p>
          </table:table-cell>
          <table:table-cell office:value-type="float" office:value="-1.85397255615901" calcext:value-type="float">
            <text:p>-1.8539725562</text:p>
          </table:table-cell>
          <table:table-cell office:value-type="float" office:value="-2.42995986883243" calcext:value-type="float">
            <text:p>-2.4299598688</text:p>
          </table:table-cell>
          <table:table-cell office:value-type="float" office:value="-2.78007941562586" calcext:value-type="float">
            <text:p>-2.7800794156</text:p>
          </table:table-cell>
          <table:table-cell office:value-type="float" office:value="-1.9130461012229" calcext:value-type="float">
            <text:p>-1.9130461012</text:p>
          </table:table-cell>
          <table:table-cell office:value-type="float" office:value="-2.77097360519773" calcext:value-type="float">
            <text:p>-2.7709736052</text:p>
          </table:table-cell>
          <table:table-cell office:value-type="float" office:value="-2.64713881346537" calcext:value-type="float">
            <text:p>-2.6471388135</text:p>
          </table:table-cell>
          <table:table-cell office:value-type="float" office:value="-2.35822745916176" calcext:value-type="float">
            <text:p>-2.3582274592</text:p>
          </table:table-cell>
          <table:table-cell office:value-type="float" office:value="-2.24228701028909" calcext:value-type="float">
            <text:p>-2.2422870103</text:p>
          </table:table-cell>
          <table:table-cell office:value-type="float" office:value="-3.15037025248972" calcext:value-type="float">
            <text:p>-3.1503702525</text:p>
          </table:table-cell>
          <table:table-cell office:value-type="float" office:value="9.56599999999997" calcext:value-type="float">
            <text:p>9.566</text:p>
          </table:table-cell>
          <table:table-cell office:value-type="float" office:value="2.05" calcext:value-type="float">
            <text:p>2.05</text:p>
          </table:table-cell>
          <table:table-cell office:value-type="float" office:value="0.941999999999981" calcext:value-type="float">
            <text:p>0.94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69999999999975" calcext:value-type="float">
            <text:p>0.97</text:p>
          </table:table-cell>
          <table:table-cell office:value-type="float" office:value="0.781784461916202" calcext:value-type="float">
            <text:p>0.7817844619</text:p>
          </table:table-cell>
          <table:table-cell office:value-type="float" office:value="-2.81953602461349" calcext:value-type="float">
            <text:p>-2.8195360246</text:p>
          </table:table-cell>
          <table:table-cell office:value-type="float" office:value="0.341847671979755" calcext:value-type="float">
            <text:p>0.341847672</text:p>
          </table:table-cell>
          <table:table-cell office:value-type="float" office:value="-2.58193210869371" calcext:value-type="float">
            <text:p>-2.5819321087</text:p>
          </table:table-cell>
          <table:table-cell office:value-type="float" office:value="0.356045039722786" calcext:value-type="float">
            <text:p>0.3560450397</text:p>
          </table:table-cell>
          <table:table-cell office:value-type="float" office:value="-3.08173050279794" calcext:value-type="float">
            <text:p>-3.0817305028</text:p>
          </table:table-cell>
          <table:table-cell office:value-type="float" office:value="-0.0838917502136607" calcext:value-type="float">
            <text:p>-0.0838917502</text:p>
          </table:table-cell>
          <table:table-cell office:value-type="float" office:value="-2.84412658687816" calcext:value-type="float">
            <text:p>-2.8441265869</text:p>
          </table:table-cell>
          <table:table-cell office:value-type="float" office:value="-0.0980891179566913" calcext:value-type="float">
            <text:p>-0.098089118</text:p>
          </table:table-cell>
          <table:table-cell office:value-type="float" office:value="-2.34432819277393" calcext:value-type="float">
            <text:p>-2.3443281928</text:p>
          </table:table-cell>
          <table:table-cell office:value-type="float" office:value="-0.06969438247063" calcext:value-type="float">
            <text:p>-0.0696943825</text:p>
          </table:table-cell>
          <table:table-cell office:value-type="float" office:value="-3.34392498098239" calcext:value-type="float">
            <text:p>-3.343924981</text:p>
          </table:table-cell>
          <table:table-cell office:value-type="float" office:value="-0.509631172407077" calcext:value-type="float">
            <text:p>-0.5096311724</text:p>
          </table:table-cell>
          <table:table-cell office:value-type="float" office:value="-3.10632106506261" calcext:value-type="float">
            <text:p>-3.1063210651</text:p>
          </table:table-cell>
          <table:table-cell office:value-type="float" office:value="-0.523828540150108" calcext:value-type="float">
            <text:p>-0.5238285402</text:p>
          </table:table-cell>
          <table:table-cell office:value-type="float" office:value="-2.60652267095838" calcext:value-type="float">
            <text:p>-2.606522671</text:p>
          </table:table-cell>
          <table:table-cell office:value-type="float" office:value="-0.495433804664046" calcext:value-type="float">
            <text:p>-0.4954338047</text:p>
          </table:table-cell>
          <table:table-cell office:value-type="float" office:value="-3.60611945916684" calcext:value-type="float">
            <text:p>-3.6061194592</text:p>
          </table:table-cell>
          <table:table-cell office:value-type="float" office:value="-0.538025907893138" calcext:value-type="float">
            <text:p>-0.5380259079</text:p>
          </table:table-cell>
          <table:table-cell office:value-type="float" office:value="-2.10672427685415" calcext:value-type="float">
            <text:p>-2.1067242769</text:p>
          </table:table-cell>
          <table:table-cell office:value-type="float" office:value="-0.949567962343524" calcext:value-type="float">
            <text:p>-0.9495679623</text:p>
          </table:table-cell>
          <table:table-cell office:value-type="float" office:value="-2.86871714914283" calcext:value-type="float">
            <text:p>-2.8687171491</text:p>
          </table:table-cell>
          <table:table-cell office:value-type="float" office:value="-0.963765330086554" calcext:value-type="float">
            <text:p>-0.9637653301</text:p>
          </table:table-cell>
          <table:table-cell office:value-type="float" office:value="-2.3689187550386" calcext:value-type="float">
            <text:p>-2.368918755</text:p>
          </table:table-cell>
          <table:table-cell office:value-type="float" office:value="-0.935370594600493" calcext:value-type="float">
            <text:p>-0.9353705946</text:p>
          </table:table-cell>
          <table:table-cell office:value-type="float" office:value="-3.36851554324706" calcext:value-type="float">
            <text:p>-3.3685155432</text:p>
          </table:table-cell>
          <table:table-cell office:value-type="float" office:value="-1.38950475227997" calcext:value-type="float">
            <text:p>-1.3895047523</text:p>
          </table:table-cell>
          <table:table-cell office:value-type="float" office:value="-2.63111323322305" calcext:value-type="float">
            <text:p>-2.6311132332</text:p>
          </table:table-cell>
          <table:table-cell office:value-type="float" office:value="-1.37530738453694" calcext:value-type="float">
            <text:p>-1.3753073845</text:p>
          </table:table-cell>
          <table:table-cell office:value-type="float" office:value="-3.13091162732728" calcext:value-type="float">
            <text:p>-3.1309116273</text:p>
          </table:table-cell>
          <table:table-cell office:value-type="float" office:value="-1.403702120023" calcext:value-type="float">
            <text:p>-1.40370212</text:p>
          </table:table-cell>
          <table:table-cell office:value-type="float" office:value="-2.13131483911882" calcext:value-type="float">
            <text:p>-2.1313148391</text:p>
          </table:table-cell>
          <table:table-cell office:value-type="float" office:value="-1.36111001679391" calcext:value-type="float">
            <text:p>-1.3611100168</text:p>
          </table:table-cell>
          <table:table-cell office:value-type="float" office:value="-3.63071002143151" calcext:value-type="float">
            <text:p>-3.6307100214</text:p>
          </table:table-cell>
          <table:table-cell office:value-type="float" office:value="-1.81524417447339" calcext:value-type="float">
            <text:p>-1.8152441745</text:p>
          </table:table-cell>
          <table:table-cell office:value-type="float" office:value="-2.8933077114075" calcext:value-type="float">
            <text:p>-2.8933077114</text:p>
          </table:table-cell>
          <table:table-cell office:value-type="float" office:value="-1.82944154221642" calcext:value-type="float">
            <text:p>-1.8294415422</text:p>
          </table:table-cell>
          <table:table-cell office:value-type="float" office:value="-2.39350931730327" calcext:value-type="float">
            <text:p>-2.3935093173</text:p>
          </table:table-cell>
          <table:table-cell office:value-type="float" office:value="-1.80104680673036" calcext:value-type="float">
            <text:p>-1.8010468067</text:p>
          </table:table-cell>
          <table:table-cell office:value-type="float" office:value="-3.39310610551173" calcext:value-type="float">
            <text:p>-3.393106105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2" calcext:value-type="float">
            <text:p>-2</text:p>
          </table:table-cell>
          <table:table-cell office:value-type="float" office:value="0.437632797142849" calcext:value-type="float">
            <text:p>0.4376327971</text:p>
          </table:table-cell>
          <table:table-cell office:value-type="float" office:value="-2.8309919702345" calcext:value-type="float">
            <text:p>-2.8309919702</text:p>
          </table:table-cell>
          <table:table-cell office:value-type="float" office:value="-0.0765801348295325" calcext:value-type="float">
            <text:p>-0.0765801348</text:p>
          </table:table-cell>
          <table:table-cell office:value-type="float" office:value="-2.6468225288958" calcext:value-type="float">
            <text:p>-2.6468225289</text:p>
          </table:table-cell>
          <table:table-cell office:value-type="float" office:value="-1.59496707319569" calcext:value-type="float">
            <text:p>-1.5949670732</text:p>
          </table:table-cell>
          <table:table-cell office:value-type="float" office:value="-3.82918854285108" calcext:value-type="float">
            <text:p>-3.8291885429</text:p>
          </table:table-cell>
          <table:table-cell office:value-type="float" office:value="-0.575487465050199" calcext:value-type="float">
            <text:p>-0.5754874651</text:p>
          </table:table-cell>
          <table:table-cell office:value-type="float" office:value="-2.91881321315782" calcext:value-type="float">
            <text:p>-2.9188132132</text:p>
          </table:table-cell>
          <table:table-cell office:value-type="float" office:value="-0.382331276384296" calcext:value-type="float">
            <text:p>-0.3823312764</text:p>
          </table:table-cell>
          <table:table-cell office:value-type="float" office:value="-2.14574684654079" calcext:value-type="float">
            <text:p>-2.1457468465</text:p>
          </table:table-cell>
          <table:table-cell office:value-type="float" office:value="-2.39177700752057" calcext:value-type="float">
            <text:p>-2.3917770075</text:p>
          </table:table-cell>
          <table:table-cell office:value-type="float" office:value="-3.51433750207394" calcext:value-type="float">
            <text:p>-3.5143375021</text:p>
          </table:table-cell>
          <table:table-cell office:value-type="float" office:value="-2.39653237807459" calcext:value-type="float">
            <text:p>-2.3965323781</text:p>
          </table:table-cell>
          <table:table-cell office:value-type="float" office:value="-3.95496227403657" calcext:value-type="float">
            <text:p>-3.954962274</text:p>
          </table:table-cell>
          <table:table-cell office:value-type="float" office:value="-1.05060161571981" calcext:value-type="float">
            <text:p>-1.0506016157</text:p>
          </table:table-cell>
          <table:table-cell office:value-type="float" office:value="-3.33693780535836" calcext:value-type="float">
            <text:p>-3.3369378054</text:p>
          </table:table-cell>
          <table:table-cell office:value-type="float" office:value="-2.81321845405519" calcext:value-type="float">
            <text:p>-2.8132184541</text:p>
          </table:table-cell>
          <table:table-cell office:value-type="float" office:value="-3.20324291949933" calcext:value-type="float">
            <text:p>-3.2032429195</text:p>
          </table:table-cell>
          <table:table-cell office:value-type="float" office:value="-2.11989113819066" calcext:value-type="float">
            <text:p>-2.1198911382</text:p>
          </table:table-cell>
          <table:table-cell office:value-type="float" office:value="-2.36696188487438" calcext:value-type="float">
            <text:p>-2.3669618849</text:p>
          </table:table-cell>
          <table:table-cell office:value-type="float" office:value="-1.27178955931102" calcext:value-type="float">
            <text:p>-1.2717895593</text:p>
          </table:table-cell>
          <table:table-cell office:value-type="float" office:value="-2.84697139198167" calcext:value-type="float">
            <text:p>-2.846971392</text:p>
          </table:table-cell>
          <table:table-cell office:value-type="float" office:value="-0.934728488837983" calcext:value-type="float">
            <text:p>-0.9347284888</text:p>
          </table:table-cell>
          <table:table-cell office:value-type="float" office:value="-2.30538258132355" calcext:value-type="float">
            <text:p>-2.3053825813</text:p>
          </table:table-cell>
          <table:table-cell office:value-type="float" office:value="-1.80581163391755" calcext:value-type="float">
            <text:p>-1.8058116339</text:p>
          </table:table-cell>
          <table:table-cell office:value-type="float" office:value="-3.17876700185797" calcext:value-type="float">
            <text:p>-3.1787670019</text:p>
          </table:table-cell>
          <table:table-cell office:value-type="float" office:value="-1.50317192394343" calcext:value-type="float">
            <text:p>-1.5031719239</text:p>
          </table:table-cell>
          <table:table-cell office:value-type="float" office:value="-2.3339468796314" calcext:value-type="float">
            <text:p>-2.3339468796</text:p>
          </table:table-cell>
          <table:table-cell office:value-type="float" office:value="-1.91673218407818" calcext:value-type="float">
            <text:p>-1.9167321841</text:p>
          </table:table-cell>
          <table:table-cell office:value-type="float" office:value="-3.57421801920589" calcext:value-type="float">
            <text:p>-3.5742180192</text:p>
          </table:table-cell>
          <table:table-cell office:value-type="float" office:value="-2.74596898516704" calcext:value-type="float">
            <text:p>-2.7459689852</text:p>
          </table:table-cell>
          <table:table-cell office:value-type="float" office:value="-1.8364201173051" calcext:value-type="float">
            <text:p>-1.8364201173</text:p>
          </table:table-cell>
          <table:table-cell office:value-type="float" office:value="-2.46802178557313" calcext:value-type="float">
            <text:p>-2.4680217856</text:p>
          </table:table-cell>
          <table:table-cell office:value-type="float" office:value="-2.76777939554359" calcext:value-type="float">
            <text:p>-2.7677793955</text:p>
          </table:table-cell>
          <table:table-cell office:value-type="float" office:value="-1.94799412061963" calcext:value-type="float">
            <text:p>-1.9479941206</text:p>
          </table:table-cell>
          <table:table-cell office:value-type="float" office:value="-2.79043217503843" calcext:value-type="float">
            <text:p>-2.790432175</text:p>
          </table:table-cell>
          <table:table-cell office:value-type="float" office:value="-2.68354186869649" calcext:value-type="float">
            <text:p>-2.6835418687</text:p>
          </table:table-cell>
          <table:table-cell office:value-type="float" office:value="-2.34164983659879" calcext:value-type="float">
            <text:p>-2.3416498366</text:p>
          </table:table-cell>
          <table:table-cell office:value-type="float" office:value="-2.28098628682238" calcext:value-type="float">
            <text:p>-2.2809862868</text:p>
          </table:table-cell>
          <table:table-cell office:value-type="float" office:value="-3.14025264428424" calcext:value-type="float">
            <text:p>-3.1402526443</text:p>
          </table:table-cell>
          <table:table-cell office:value-type="float" office:value="9.53799999999997" calcext:value-type="float">
            <text:p>9.538</text:p>
          </table:table-cell>
          <table:table-cell office:value-type="float" office:value="2.05" calcext:value-type="float">
            <text:p>2.05</text:p>
          </table:table-cell>
          <table:table-cell office:value-type="float" office:value="0.955999999999981" calcext:value-type="float">
            <text:p>0.95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59999999999975" calcext:value-type="float">
            <text:p>0.96</text:p>
          </table:table-cell>
          <table:table-cell office:value-type="float" office:value="0.781784461916202" calcext:value-type="float">
            <text:p>0.7817844619</text:p>
          </table:table-cell>
          <table:table-cell office:value-type="float" office:value="-2.81953602461349" calcext:value-type="float">
            <text:p>-2.8195360246</text:p>
          </table:table-cell>
          <table:table-cell office:value-type="float" office:value="0.340694196085407" calcext:value-type="float">
            <text:p>0.3406941961</text:p>
          </table:table-cell>
          <table:table-cell office:value-type="float" office:value="-2.58408034430546" calcext:value-type="float">
            <text:p>-2.5840803443</text:p>
          </table:table-cell>
          <table:table-cell office:value-type="float" office:value="0.357328728388701" calcext:value-type="float">
            <text:p>0.3573287284</text:p>
          </table:table-cell>
          <table:table-cell office:value-type="float" office:value="-3.08380356003098" calcext:value-type="float">
            <text:p>-3.08380356</text:p>
          </table:table-cell>
          <table:table-cell office:value-type="float" office:value="-0.0837615374420941" calcext:value-type="float">
            <text:p>-0.0837615374</text:p>
          </table:table-cell>
          <table:table-cell office:value-type="float" office:value="-2.84834787972294" calcext:value-type="float">
            <text:p>-2.8483478797</text:p>
          </table:table-cell>
          <table:table-cell office:value-type="float" office:value="-0.100396069745387" calcext:value-type="float">
            <text:p>-0.1003960697</text:p>
          </table:table-cell>
          <table:table-cell office:value-type="float" office:value="-2.34862466399743" calcext:value-type="float">
            <text:p>-2.348624664</text:p>
          </table:table-cell>
          <table:table-cell office:value-type="float" office:value="-0.0671270051388009" calcext:value-type="float">
            <text:p>-0.0671270051</text:p>
          </table:table-cell>
          <table:table-cell office:value-type="float" office:value="-3.34807109544846" calcext:value-type="float">
            <text:p>-3.3480710954</text:p>
          </table:table-cell>
          <table:table-cell office:value-type="float" office:value="-0.508217270969596" calcext:value-type="float">
            <text:p>-0.508217271</text:p>
          </table:table-cell>
          <table:table-cell office:value-type="float" office:value="-3.11261541514043" calcext:value-type="float">
            <text:p>-3.1126154151</text:p>
          </table:table-cell>
          <table:table-cell office:value-type="float" office:value="-0.524851803272889" calcext:value-type="float">
            <text:p>-0.5248518033</text:p>
          </table:table-cell>
          <table:table-cell office:value-type="float" office:value="-2.61289219941491" calcext:value-type="float">
            <text:p>-2.6128921994</text:p>
          </table:table-cell>
          <table:table-cell office:value-type="float" office:value="-0.491582738666302" calcext:value-type="float">
            <text:p>-0.4915827387</text:p>
          </table:table-cell>
          <table:table-cell office:value-type="float" office:value="-3.61233863086594" calcext:value-type="float">
            <text:p>-3.6123386309</text:p>
          </table:table-cell>
          <table:table-cell office:value-type="float" office:value="-0.541486335576182" calcext:value-type="float">
            <text:p>-0.5414863356</text:p>
          </table:table-cell>
          <table:table-cell office:value-type="float" office:value="-2.11316898368939" calcext:value-type="float">
            <text:p>-2.1131689837</text:p>
          </table:table-cell>
          <table:table-cell office:value-type="float" office:value="-0.94930753680039" calcext:value-type="float">
            <text:p>-0.9493075368</text:p>
          </table:table-cell>
          <table:table-cell office:value-type="float" office:value="-2.87715973483239" calcext:value-type="float">
            <text:p>-2.8771597348</text:p>
          </table:table-cell>
          <table:table-cell office:value-type="float" office:value="-0.965942069103684" calcext:value-type="float">
            <text:p>-0.9659420691</text:p>
          </table:table-cell>
          <table:table-cell office:value-type="float" office:value="-2.37743651910688" calcext:value-type="float">
            <text:p>-2.3774365191</text:p>
          </table:table-cell>
          <table:table-cell office:value-type="float" office:value="-0.932673004497097" calcext:value-type="float">
            <text:p>-0.9326730045</text:p>
          </table:table-cell>
          <table:table-cell office:value-type="float" office:value="-3.37688295055791" calcext:value-type="float">
            <text:p>-3.3768829506</text:p>
          </table:table-cell>
          <table:table-cell office:value-type="float" office:value="-1.39039780263119" calcext:value-type="float">
            <text:p>-1.3903978026</text:p>
          </table:table-cell>
          <table:table-cell office:value-type="float" office:value="-2.64170405452436" calcext:value-type="float">
            <text:p>-2.6417040545</text:p>
          </table:table-cell>
          <table:table-cell office:value-type="float" office:value="-1.37376327032789" calcext:value-type="float">
            <text:p>-1.3737632703</text:p>
          </table:table-cell>
          <table:table-cell office:value-type="float" office:value="-3.14142727024988" calcext:value-type="float">
            <text:p>-3.1414272702</text:p>
          </table:table-cell>
          <table:table-cell office:value-type="float" office:value="-1.40703233493448" calcext:value-type="float">
            <text:p>-1.4070323349</text:p>
          </table:table-cell>
          <table:table-cell office:value-type="float" office:value="-2.14198083879884" calcext:value-type="float">
            <text:p>-2.1419808388</text:p>
          </table:table-cell>
          <table:table-cell office:value-type="float" office:value="-1.3571287380246" calcext:value-type="float">
            <text:p>-1.357128738</text:p>
          </table:table-cell>
          <table:table-cell office:value-type="float" office:value="-3.64115048597539" calcext:value-type="float">
            <text:p>-3.641150486</text:p>
          </table:table-cell>
          <table:table-cell office:value-type="float" office:value="-1.81485353615869" calcext:value-type="float">
            <text:p>-1.8148535362</text:p>
          </table:table-cell>
          <table:table-cell office:value-type="float" office:value="-2.90597158994184" calcext:value-type="float">
            <text:p>-2.9059715899</text:p>
          </table:table-cell>
          <table:table-cell office:value-type="float" office:value="-1.83148806846198" calcext:value-type="float">
            <text:p>-1.8314880685</text:p>
          </table:table-cell>
          <table:table-cell office:value-type="float" office:value="-2.40624837421633" calcext:value-type="float">
            <text:p>-2.4062483742</text:p>
          </table:table-cell>
          <table:table-cell office:value-type="float" office:value="-1.79821900385539" calcext:value-type="float">
            <text:p>-1.7982190039</text:p>
          </table:table-cell>
          <table:table-cell office:value-type="float" office:value="-3.40569480566736" calcext:value-type="float">
            <text:p>-3.40569480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3" calcext:value-type="float">
            <text:p>-3</text:p>
          </table:table-cell>
          <table:table-cell office:value-type="float" office:value="0.39771267261694" calcext:value-type="float">
            <text:p>0.3977126726</text:p>
          </table:table-cell>
          <table:table-cell office:value-type="float" office:value="-2.83351856039437" calcext:value-type="float">
            <text:p>-2.8335185604</text:p>
          </table:table-cell>
          <table:table-cell office:value-type="float" office:value="-0.1160651045745" calcext:value-type="float">
            <text:p>-0.1160651046</text:p>
          </table:table-cell>
          <table:table-cell office:value-type="float" office:value="-2.65322074460324" calcext:value-type="float">
            <text:p>-2.6532207446</text:p>
          </table:table-cell>
          <table:table-cell office:value-type="float" office:value="-1.63475714659484" calcext:value-type="float">
            <text:p>-1.6347571466</text:p>
          </table:table-cell>
          <table:table-cell office:value-type="float" office:value="-3.82509585927052" calcext:value-type="float">
            <text:p>-3.8250958593</text:p>
          </table:table-cell>
          <table:table-cell office:value-type="float" office:value="-0.615077002754318" calcext:value-type="float">
            <text:p>-0.6150770028</text:p>
          </table:table-cell>
          <table:table-cell office:value-type="float" office:value="-2.92452884998797" calcext:value-type="float">
            <text:p>-2.92452885</text:p>
          </table:table-cell>
          <table:table-cell office:value-type="float" office:value="-0.421694472098154" calcext:value-type="float">
            <text:p>-0.4216944721</text:p>
          </table:table-cell>
          <table:table-cell office:value-type="float" office:value="-2.15285591280807" calcext:value-type="float">
            <text:p>-2.1528559128</text:p>
          </table:table-cell>
          <table:table-cell office:value-type="float" office:value="-2.42899690380505" calcext:value-type="float">
            <text:p>-2.4289969038</text:p>
          </table:table-cell>
          <table:table-cell office:value-type="float" office:value="-3.49968556293358" calcext:value-type="float">
            <text:p>-3.4996855629</text:p>
          </table:table-cell>
          <table:table-cell office:value-type="float" office:value="-2.43447099973366" calcext:value-type="float">
            <text:p>-2.4344709997</text:p>
          </table:table-cell>
          <table:table-cell office:value-type="float" office:value="-3.94228706253498" calcext:value-type="float">
            <text:p>-3.9422870625</text:p>
          </table:table-cell>
          <table:table-cell office:value-type="float" office:value="-1.09009394221138" calcext:value-type="float">
            <text:p>-1.0900939422</text:p>
          </table:table-cell>
          <table:table-cell office:value-type="float" office:value="-3.34329045427698" calcext:value-type="float">
            <text:p>-3.3432904543</text:p>
          </table:table-cell>
          <table:table-cell office:value-type="float" office:value="-2.85158876155733" calcext:value-type="float">
            <text:p>-2.8515887616</text:p>
          </table:table-cell>
          <table:table-cell office:value-type="float" office:value="-3.19194161416802" calcext:value-type="float">
            <text:p>-3.1919416142</text:p>
          </table:table-cell>
          <table:table-cell office:value-type="float" office:value="-2.15927877705722" calcext:value-type="float">
            <text:p>-2.1592787771</text:p>
          </table:table-cell>
          <table:table-cell office:value-type="float" office:value="-2.35998951766396" calcext:value-type="float">
            <text:p>-2.3599895177</text:p>
          </table:table-cell>
          <table:table-cell office:value-type="float" office:value="-1.31112079210996" calcext:value-type="float">
            <text:p>-1.3111207921</text:p>
          </table:table-cell>
          <table:table-cell office:value-type="float" office:value="-2.85425521834667" calcext:value-type="float">
            <text:p>-2.8542552183</text:p>
          </table:table-cell>
          <table:table-cell office:value-type="float" office:value="-0.974075829764571" calcext:value-type="float">
            <text:p>-0.9740758298</text:p>
          </table:table-cell>
          <table:table-cell office:value-type="float" office:value="-2.31257888329101" calcext:value-type="float">
            <text:p>-2.3125788833</text:p>
          </table:table-cell>
          <table:table-cell office:value-type="float" office:value="-1.84574872690414" calcext:value-type="float">
            <text:p>-1.8457487269</text:p>
          </table:table-cell>
          <table:table-cell office:value-type="float" office:value="-3.17652454700222" calcext:value-type="float">
            <text:p>-3.176524547</text:p>
          </table:table-cell>
          <table:table-cell office:value-type="float" office:value="-1.54255235711674" calcext:value-type="float">
            <text:p>-1.5425523571</text:p>
          </table:table-cell>
          <table:table-cell office:value-type="float" office:value="-2.34095983072798" calcext:value-type="float">
            <text:p>-2.3409598307</text:p>
          </table:table-cell>
          <table:table-cell office:value-type="float" office:value="-1.95666890096768" calcext:value-type="float">
            <text:p>-1.956668901</text:p>
          </table:table-cell>
          <table:table-cell office:value-type="float" office:value="-3.57646716217337" calcext:value-type="float">
            <text:p>-3.5764671622</text:p>
          </table:table-cell>
          <table:table-cell office:value-type="float" office:value="-2.78566897308522" calcext:value-type="float">
            <text:p>-2.7856689731</text:p>
          </table:table-cell>
          <table:table-cell office:value-type="float" office:value="-1.83153023394279" calcext:value-type="float">
            <text:p>-1.8315302339</text:p>
          </table:table-cell>
          <table:table-cell office:value-type="float" office:value="-2.50662910049842" calcext:value-type="float">
            <text:p>-2.5066291005</text:p>
          </table:table-cell>
          <table:table-cell office:value-type="float" office:value="-2.75731635419516" calcext:value-type="float">
            <text:p>-2.7573163542</text:p>
          </table:table-cell>
          <table:table-cell office:value-type="float" office:value="-1.9858349397405" calcext:value-type="float">
            <text:p>-1.9858349397</text:p>
          </table:table-cell>
          <table:table-cell office:value-type="float" office:value="-2.77746790073318" calcext:value-type="float">
            <text:p>-2.7774679007</text:p>
          </table:table-cell>
          <table:table-cell office:value-type="float" office:value="-2.72297986249925" calcext:value-type="float">
            <text:p>-2.7229798625</text:p>
          </table:table-cell>
          <table:table-cell office:value-type="float" office:value="-2.33496817177531" calcext:value-type="float">
            <text:p>-2.3349681718</text:p>
          </table:table-cell>
          <table:table-cell office:value-type="float" office:value="-2.31825060267143" calcext:value-type="float">
            <text:p>-2.3182506027</text:p>
          </table:table-cell>
          <table:table-cell office:value-type="float" office:value="-3.12571404860574" calcext:value-type="float">
            <text:p>-3.1257140486</text:p>
          </table:table-cell>
          <table:table-cell office:value-type="float" office:value="9.50999999999997" calcext:value-type="float">
            <text:p>9.51</text:p>
          </table:table-cell>
          <table:table-cell office:value-type="float" office:value="2.05" calcext:value-type="float">
            <text:p>2.05</text:p>
          </table:table-cell>
          <table:table-cell office:value-type="float" office:value="0.969999999999981" calcext:value-type="float">
            <text:p>0.97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49999999999976" calcext:value-type="float">
            <text:p>0.95</text:p>
          </table:table-cell>
          <table:table-cell office:value-type="float" office:value="0.729848997889959" calcext:value-type="float">
            <text:p>0.7298489979</text:p>
          </table:table-cell>
          <table:table-cell office:value-type="float" office:value="-2.82212592352634" calcext:value-type="float">
            <text:p>-2.8221259235</text:p>
          </table:table-cell>
          <table:table-cell office:value-type="float" office:value="0.288520573705294" calcext:value-type="float">
            <text:p>0.2885205737</text:p>
          </table:table-cell>
          <table:table-cell office:value-type="float" office:value="-2.58711694070508" calcext:value-type="float">
            <text:p>-2.5871169407</text:p>
          </table:table-cell>
          <table:table-cell office:value-type="float" office:value="0.30566103655688" calcext:value-type="float">
            <text:p>0.3056610366</text:p>
          </table:table-cell>
          <table:table-cell office:value-type="float" office:value="-3.08682305887179" calcext:value-type="float">
            <text:p>-3.0868230589</text:p>
          </table:table-cell>
          <table:table-cell office:value-type="float" office:value="-0.135667387627785" calcext:value-type="float">
            <text:p>-0.1356673876</text:p>
          </table:table-cell>
          <table:table-cell office:value-type="float" office:value="-2.85181407605053" calcext:value-type="float">
            <text:p>-2.8518140761</text:p>
          </table:table-cell>
          <table:table-cell office:value-type="float" office:value="-0.152807850479371" calcext:value-type="float">
            <text:p>-0.1528078505</text:p>
          </table:table-cell>
          <table:table-cell office:value-type="float" office:value="-2.35210795788383" calcext:value-type="float">
            <text:p>-2.3521079579</text:p>
          </table:table-cell>
          <table:table-cell office:value-type="float" office:value="-0.1185269247762" calcext:value-type="float">
            <text:p>-0.1185269248</text:p>
          </table:table-cell>
          <table:table-cell office:value-type="float" office:value="-3.35152019421723" calcext:value-type="float">
            <text:p>-3.3515201942</text:p>
          </table:table-cell>
          <table:table-cell office:value-type="float" office:value="-0.559855348960865" calcext:value-type="float">
            <text:p>-0.559855349</text:p>
          </table:table-cell>
          <table:table-cell office:value-type="float" office:value="-3.11651121139598" calcext:value-type="float">
            <text:p>-3.1165112114</text:p>
          </table:table-cell>
          <table:table-cell office:value-type="float" office:value="-0.57699581181245" calcext:value-type="float">
            <text:p>-0.5769958118</text:p>
          </table:table-cell>
          <table:table-cell office:value-type="float" office:value="-2.61680509322928" calcext:value-type="float">
            <text:p>-2.6168050932</text:p>
          </table:table-cell>
          <table:table-cell office:value-type="float" office:value="-0.542714886109279" calcext:value-type="float">
            <text:p>-0.5427148861</text:p>
          </table:table-cell>
          <table:table-cell office:value-type="float" office:value="-3.61621732956268" calcext:value-type="float">
            <text:p>-3.6162173296</text:p>
          </table:table-cell>
          <table:table-cell office:value-type="float" office:value="-0.594136274664036" calcext:value-type="float">
            <text:p>-0.5941362747</text:p>
          </table:table-cell>
          <table:table-cell office:value-type="float" office:value="-2.11709897506258" calcext:value-type="float">
            <text:p>-2.1170989751</text:p>
          </table:table-cell>
          <table:table-cell office:value-type="float" office:value="-1.00118377314553" calcext:value-type="float">
            <text:p>-1.0011837731</text:p>
          </table:table-cell>
          <table:table-cell office:value-type="float" office:value="-2.88150222857473" calcext:value-type="float">
            <text:p>-2.8815022286</text:p>
          </table:table-cell>
          <table:table-cell office:value-type="float" office:value="-1.01832423599712" calcext:value-type="float">
            <text:p>-1.018324236</text:p>
          </table:table-cell>
          <table:table-cell office:value-type="float" office:value="-2.38179611040802" calcext:value-type="float">
            <text:p>-2.3817961104</text:p>
          </table:table-cell>
          <table:table-cell office:value-type="float" office:value="-0.984043310293944" calcext:value-type="float">
            <text:p>-0.9840433103</text:p>
          </table:table-cell>
          <table:table-cell office:value-type="float" office:value="-3.38120834674143" calcext:value-type="float">
            <text:p>-3.3812083467</text:p>
          </table:table-cell>
          <table:table-cell office:value-type="float" office:value="-1.44251219733019" calcext:value-type="float">
            <text:p>-1.4425121973</text:p>
          </table:table-cell>
          <table:table-cell office:value-type="float" office:value="-2.64649324575347" calcext:value-type="float">
            <text:p>-2.6464932458</text:p>
          </table:table-cell>
          <table:table-cell office:value-type="float" office:value="-1.42537173447861" calcext:value-type="float">
            <text:p>-1.4253717345</text:p>
          </table:table-cell>
          <table:table-cell office:value-type="float" office:value="-3.14619936392017" calcext:value-type="float">
            <text:p>-3.1461993639</text:p>
          </table:table-cell>
          <table:table-cell office:value-type="float" office:value="-1.45965266018178" calcext:value-type="float">
            <text:p>-1.4596526602</text:p>
          </table:table-cell>
          <table:table-cell office:value-type="float" office:value="-2.14678712758677" calcext:value-type="float">
            <text:p>-2.1467871276</text:p>
          </table:table-cell>
          <table:table-cell office:value-type="float" office:value="-1.40823127162702" calcext:value-type="float">
            <text:p>-1.4082312716</text:p>
          </table:table-cell>
          <table:table-cell office:value-type="float" office:value="-3.64590548208688" calcext:value-type="float">
            <text:p>-3.6459054821</text:p>
          </table:table-cell>
          <table:table-cell office:value-type="float" office:value="-1.86670015866327" calcext:value-type="float">
            <text:p>-1.8667001587</text:p>
          </table:table-cell>
          <table:table-cell office:value-type="float" office:value="-2.91119038109892" calcext:value-type="float">
            <text:p>-2.9111903811</text:p>
          </table:table-cell>
          <table:table-cell office:value-type="float" office:value="-1.88384062151486" calcext:value-type="float">
            <text:p>-1.8838406215</text:p>
          </table:table-cell>
          <table:table-cell office:value-type="float" office:value="-2.41148426293222" calcext:value-type="float">
            <text:p>-2.4114842629</text:p>
          </table:table-cell>
          <table:table-cell office:value-type="float" office:value="-1.84955969581169" calcext:value-type="float">
            <text:p>-1.8495596958</text:p>
          </table:table-cell>
          <table:table-cell office:value-type="float" office:value="-3.41089649926562" calcext:value-type="float">
            <text:p>-3.41089649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4" calcext:value-type="float">
            <text:p>-4</text:p>
          </table:table-cell>
          <table:table-cell office:value-type="float" office:value="0.357744634268068" calcext:value-type="float">
            <text:p>0.3577446343</text:p>
          </table:table-cell>
          <table:table-cell office:value-type="float" office:value="-2.83511728192832" calcext:value-type="float">
            <text:p>-2.8351172819</text:p>
          </table:table-cell>
          <table:table-cell office:value-type="float" office:value="-0.155303997531431" calcext:value-type="float">
            <text:p>-0.1553039975</text:p>
          </table:table-cell>
          <table:table-cell office:value-type="float" office:value="-2.66098664954179" calcext:value-type="float">
            <text:p>-2.6609866495</text:p>
          </table:table-cell>
          <table:table-cell office:value-type="float" office:value="-1.67454601779212" calcext:value-type="float">
            <text:p>-1.6745460178</text:p>
          </table:table-cell>
          <table:table-cell office:value-type="float" office:value="-3.82099150440695" calcext:value-type="float">
            <text:p>-3.8209915044</text:p>
          </table:table-cell>
          <table:table-cell office:value-type="float" office:value="-0.654926340643498" calcext:value-type="float">
            <text:p>-0.6549263406</text:p>
          </table:table-cell>
          <table:table-cell office:value-type="float" office:value="-2.92799731791978" calcext:value-type="float">
            <text:p>-2.9279973179</text:p>
          </table:table-cell>
          <table:table-cell office:value-type="float" office:value="-0.46098911019979" calcext:value-type="float">
            <text:p>-0.4609891102</text:p>
          </table:table-cell>
          <table:table-cell office:value-type="float" office:value="-2.1603346437473" calcext:value-type="float">
            <text:p>-2.1603346437</text:p>
          </table:table-cell>
          <table:table-cell office:value-type="float" office:value="-2.46829766980555" calcext:value-type="float">
            <text:p>-2.4682976698</text:p>
          </table:table-cell>
          <table:table-cell office:value-type="float" office:value="-3.49223910123865" calcext:value-type="float">
            <text:p>-3.4922391012</text:p>
          </table:table-cell>
          <table:table-cell office:value-type="float" office:value="-2.47227549429022" calcext:value-type="float">
            <text:p>-2.4722754943</text:p>
          </table:table-cell>
          <table:table-cell office:value-type="float" office:value="-3.92921724266924" calcext:value-type="float">
            <text:p>-3.9292172427</text:p>
          </table:table-cell>
          <table:table-cell office:value-type="float" office:value="-1.12923428212886" calcext:value-type="float">
            <text:p>-1.1292342821</text:p>
          </table:table-cell>
          <table:table-cell office:value-type="float" office:value="-3.35153871416283" calcext:value-type="float">
            <text:p>-3.3515387142</text:p>
          </table:table-cell>
          <table:table-cell office:value-type="float" office:value="-2.88916637484615" calcext:value-type="float">
            <text:p>-2.8891663748</text:p>
          </table:table-cell>
          <table:table-cell office:value-type="float" office:value="-3.17823311390302" calcext:value-type="float">
            <text:p>-3.1782331139</text:p>
          </table:table-cell>
          <table:table-cell office:value-type="float" office:value="-2.19927830844159" calcext:value-type="float">
            <text:p>-2.1992783084</text:p>
          </table:table-cell>
          <table:table-cell office:value-type="float" office:value="-2.36018313850647" calcext:value-type="float">
            <text:p>-2.3601831385</text:p>
          </table:table-cell>
          <table:table-cell office:value-type="float" office:value="-1.35038648068501" calcext:value-type="float">
            <text:p>-1.3503864807</text:p>
          </table:table-cell>
          <table:table-cell office:value-type="float" office:value="-2.86188448441408" calcext:value-type="float">
            <text:p>-2.8618844844</text:p>
          </table:table-cell>
          <table:table-cell office:value-type="float" office:value="-1.00893590779126" calcext:value-type="float">
            <text:p>-1.0089359078</text:p>
          </table:table-cell>
          <table:table-cell office:value-type="float" office:value="-2.33219456477225" calcext:value-type="float">
            <text:p>-2.3321945648</text:p>
          </table:table-cell>
          <table:table-cell office:value-type="float" office:value="-1.88566846824776" calcext:value-type="float">
            <text:p>-1.8856684682</text:p>
          </table:table-cell>
          <table:table-cell office:value-type="float" office:value="-3.17399190982757" calcext:value-type="float">
            <text:p>-3.1739919098</text:p>
          </table:table-cell>
          <table:table-cell office:value-type="float" office:value="-1.58144553906805" calcext:value-type="float">
            <text:p>-1.5814455391</text:p>
          </table:table-cell>
          <table:table-cell office:value-type="float" office:value="-2.3503043691169" calcext:value-type="float">
            <text:p>-2.3503043691</text:p>
          </table:table-cell>
          <table:table-cell office:value-type="float" office:value="-1.9966557307776" calcext:value-type="float">
            <text:p>-1.9966557308</text:p>
          </table:table-cell>
          <table:table-cell office:value-type="float" office:value="-3.57749353527923" calcext:value-type="float">
            <text:p>-3.5774935353</text:p>
          </table:table-cell>
          <table:table-cell office:value-type="float" office:value="-2.74961976940188" calcext:value-type="float">
            <text:p>-2.7496197694</text:p>
          </table:table-cell>
          <table:table-cell office:value-type="float" office:value="-1.81419659861151" calcext:value-type="float">
            <text:p>-1.8141965986</text:p>
          </table:table-cell>
          <table:table-cell office:value-type="float" office:value="-2.54507789086434" calcext:value-type="float">
            <text:p>-2.5450778909</text:p>
          </table:table-cell>
          <table:table-cell office:value-type="float" office:value="-2.74628501160243" calcext:value-type="float">
            <text:p>-2.7462850116</text:p>
          </table:table-cell>
          <table:table-cell office:value-type="float" office:value="-2.02583054846085" calcext:value-type="float">
            <text:p>-2.0258305485</text:p>
          </table:table-cell>
          <table:table-cell office:value-type="float" office:value="-2.77806059212764" calcext:value-type="float">
            <text:p>-2.7780605921</text:p>
          </table:table-cell>
          <table:table-cell office:value-type="float" office:value="-2.76113431041242" calcext:value-type="float">
            <text:p>-2.7611343104</text:p>
          </table:table-cell>
          <table:table-cell office:value-type="float" office:value="-2.32295825485466" calcext:value-type="float">
            <text:p>-2.3229582549</text:p>
          </table:table-cell>
          <table:table-cell office:value-type="float" office:value="-2.35712260221892" calcext:value-type="float">
            <text:p>-2.3571226022</text:p>
          </table:table-cell>
          <table:table-cell office:value-type="float" office:value="-3.11628178211356" calcext:value-type="float">
            <text:p>-3.1162817821</text:p>
          </table:table-cell>
          <table:table-cell office:value-type="float" office:value="9.48199999999997" calcext:value-type="float">
            <text:p>9.482</text:p>
          </table:table-cell>
          <table:table-cell office:value-type="float" office:value="2.05" calcext:value-type="float">
            <text:p>2.05</text:p>
          </table:table-cell>
          <table:table-cell office:value-type="float" office:value="0.983999999999982" calcext:value-type="float">
            <text:p>0.98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39999999999976" calcext:value-type="float">
            <text:p>0.94</text:p>
          </table:table-cell>
          <table:table-cell office:value-type="float" office:value="0.677913533863715" calcext:value-type="float">
            <text:p>0.6779135339</text:p>
          </table:table-cell>
          <table:table-cell office:value-type="float" office:value="-2.82471582243918" calcext:value-type="float">
            <text:p>-2.8247158224</text:p>
          </table:table-cell>
          <table:table-cell office:value-type="float" office:value="0.237011588213037" calcext:value-type="float">
            <text:p>0.2370115882</text:p>
          </table:table-cell>
          <table:table-cell office:value-type="float" office:value="-2.58890769212675" calcext:value-type="float">
            <text:p>-2.5889076921</text:p>
          </table:table-cell>
          <table:table-cell office:value-type="float" office:value="0.253246729768896" calcext:value-type="float">
            <text:p>0.2532467298</text:p>
          </table:table-cell>
          <table:table-cell office:value-type="float" office:value="-3.08864404279444" calcext:value-type="float">
            <text:p>-3.0886440428</text:p>
          </table:table-cell>
          <table:table-cell office:value-type="float" office:value="-0.187655215881783" calcext:value-type="float">
            <text:p>-0.1876552159</text:p>
          </table:table-cell>
          <table:table-cell office:value-type="float" office:value="-2.85283591248201" calcext:value-type="float">
            <text:p>-2.8528359125</text:p>
          </table:table-cell>
          <table:table-cell office:value-type="float" office:value="-0.203890357437642" calcext:value-type="float">
            <text:p>-0.2038903574</text:p>
          </table:table-cell>
          <table:table-cell office:value-type="float" office:value="-2.35309956181431" calcext:value-type="float">
            <text:p>-2.3530995618</text:p>
          </table:table-cell>
          <table:table-cell office:value-type="float" office:value="-0.171420074325923" calcext:value-type="float">
            <text:p>-0.1714200743</text:p>
          </table:table-cell>
          <table:table-cell office:value-type="float" office:value="-3.3525722631497" calcext:value-type="float">
            <text:p>-3.3525722631</text:p>
          </table:table-cell>
          <table:table-cell office:value-type="float" office:value="-0.612322019976602" calcext:value-type="float">
            <text:p>-0.61232202</text:p>
          </table:table-cell>
          <table:table-cell office:value-type="float" office:value="-3.11676413283726" calcext:value-type="float">
            <text:p>-3.1167641328</text:p>
          </table:table-cell>
          <table:table-cell office:value-type="float" office:value="-0.628557161532461" calcext:value-type="float">
            <text:p>-0.6285571615</text:p>
          </table:table-cell>
          <table:table-cell office:value-type="float" office:value="-2.61702778216957" calcext:value-type="float">
            <text:p>-2.6170277822</text:p>
          </table:table-cell>
          <table:table-cell office:value-type="float" office:value="-0.596086878420742" calcext:value-type="float">
            <text:p>-0.5960868784</text:p>
          </table:table-cell>
          <table:table-cell office:value-type="float" office:value="-3.61650048350495" calcext:value-type="float">
            <text:p>-3.6165004835</text:p>
          </table:table-cell>
          <table:table-cell office:value-type="float" office:value="-0.64479230308832" calcext:value-type="float">
            <text:p>-0.6447923031</text:p>
          </table:table-cell>
          <table:table-cell office:value-type="float" office:value="-2.11729143150188" calcext:value-type="float">
            <text:p>-2.1172914315</text:p>
          </table:table-cell>
          <table:table-cell office:value-type="float" office:value="-1.05322396562728" calcext:value-type="float">
            <text:p>-1.0532239656</text:p>
          </table:table-cell>
          <table:table-cell office:value-type="float" office:value="-2.88095600252483" calcext:value-type="float">
            <text:p>-2.8809560025</text:p>
          </table:table-cell>
          <table:table-cell office:value-type="float" office:value="-1.06945910718314" calcext:value-type="float">
            <text:p>-1.0694591072</text:p>
          </table:table-cell>
          <table:table-cell office:value-type="float" office:value="-2.38121965185714" calcext:value-type="float">
            <text:p>-2.3812196519</text:p>
          </table:table-cell>
          <table:table-cell office:value-type="float" office:value="-1.03698882407142" calcext:value-type="float">
            <text:p>-1.0369888241</text:p>
          </table:table-cell>
          <table:table-cell office:value-type="float" office:value="-3.38069235319252" calcext:value-type="float">
            <text:p>-3.3806923532</text:p>
          </table:table-cell>
          <table:table-cell office:value-type="float" office:value="-1.49412591127796" calcext:value-type="float">
            <text:p>-1.4941259113</text:p>
          </table:table-cell>
          <table:table-cell office:value-type="float" office:value="-2.64514787221239" calcext:value-type="float">
            <text:p>-2.6451478722</text:p>
          </table:table-cell>
          <table:table-cell office:value-type="float" office:value="-1.4778907697221" calcext:value-type="float">
            <text:p>-1.4778907697</text:p>
          </table:table-cell>
          <table:table-cell office:value-type="float" office:value="-3.14488422288008" calcext:value-type="float">
            <text:p>-3.1448842229</text:p>
          </table:table-cell>
          <table:table-cell office:value-type="float" office:value="-1.51036105283382" calcext:value-type="float">
            <text:p>-1.5103610528</text:p>
          </table:table-cell>
          <table:table-cell office:value-type="float" office:value="-2.1454115215447" calcext:value-type="float">
            <text:p>-2.1454115215</text:p>
          </table:table-cell>
          <table:table-cell office:value-type="float" office:value="-1.46165562816624" calcext:value-type="float">
            <text:p>-1.4616556282</text:p>
          </table:table-cell>
          <table:table-cell office:value-type="float" office:value="-3.64462057354777" calcext:value-type="float">
            <text:p>-3.6446205735</text:p>
          </table:table-cell>
          <table:table-cell office:value-type="float" office:value="-1.91879271537278" calcext:value-type="float">
            <text:p>-1.9187927154</text:p>
          </table:table-cell>
          <table:table-cell office:value-type="float" office:value="-2.90907609256765" calcext:value-type="float">
            <text:p>-2.9090760926</text:p>
          </table:table-cell>
          <table:table-cell office:value-type="float" office:value="-1.93502785692864" calcext:value-type="float">
            <text:p>-1.9350278569</text:p>
          </table:table-cell>
          <table:table-cell office:value-type="float" office:value="-2.40933974189996" calcext:value-type="float">
            <text:p>-2.4093397419</text:p>
          </table:table-cell>
          <table:table-cell office:value-type="float" office:value="-1.90255757381692" calcext:value-type="float">
            <text:p>-1.9025575738</text:p>
          </table:table-cell>
          <table:table-cell office:value-type="float" office:value="-3.40881244323534" calcext:value-type="float">
            <text:p>-3.408812443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55]</text:p>
          </table:table-cell>
          <table:table-cell office:value-type="float" office:value="-1" calcext:value-type="float">
            <text:p>-1</text:p>
          </table:table-cell>
          <table:table-cell office:value-type="float" office:value="-0.166462802158206" calcext:value-type="float">
            <text:p>-0.1664628022</text:p>
          </table:table-cell>
          <table:table-cell office:value-type="float" office:value="-3.1354855411113" calcext:value-type="float">
            <text:p>-3.1354855411</text:p>
          </table:table-cell>
          <table:table-cell office:value-type="float" office:value="-1.17640380344052" calcext:value-type="float">
            <text:p>-1.1764038034</text:p>
          </table:table-cell>
          <table:table-cell office:value-type="float" office:value="-2.88582493593596" calcext:value-type="float">
            <text:p>-2.8858249359</text:p>
          </table:table-cell>
          <table:table-cell office:value-type="float" office:value="-0.756623207995032" calcext:value-type="float">
            <text:p>-0.756623208</text:p>
          </table:table-cell>
          <table:table-cell office:value-type="float" office:value="-2.44721354622586" calcext:value-type="float">
            <text:p>-2.4472135462</text:p>
          </table:table-cell>
          <table:table-cell office:value-type="float" office:value="-1.78687030437132" calcext:value-type="float">
            <text:p>-1.7868703044</text:p>
          </table:table-cell>
          <table:table-cell office:value-type="float" office:value="-3.72500488682512" calcext:value-type="float">
            <text:p>-3.7250048868</text:p>
          </table:table-cell>
          <table:table-cell office:value-type="float" office:value="-0.6530286259195" calcext:value-type="float">
            <text:p>-0.6530286259</text:p>
          </table:table-cell>
          <table:table-cell office:value-type="float" office:value="-2.94495454472514" calcext:value-type="float">
            <text:p>-2.9449545447</text:p>
          </table:table-cell>
          <table:table-cell office:value-type="float" office:value="-2.47641479341626" calcext:value-type="float">
            <text:p>-2.4764147934</text:p>
          </table:table-cell>
          <table:table-cell office:value-type="float" office:value="-2.32996322570642" calcext:value-type="float">
            <text:p>-2.3299632257</text:p>
          </table:table-cell>
          <table:table-cell office:value-type="float" office:value="-2.91551998973222" calcext:value-type="float">
            <text:p>-2.9155199897</text:p>
          </table:table-cell>
          <table:table-cell office:value-type="float" office:value="-3.14729703376837" calcext:value-type="float">
            <text:p>-3.1472970338</text:p>
          </table:table-cell>
          <table:table-cell office:value-type="float" office:value="-1.92537450518096" calcext:value-type="float">
            <text:p>-1.9253745052</text:p>
          </table:table-cell>
          <table:table-cell office:value-type="float" office:value="-3.24532437269569" calcext:value-type="float">
            <text:p>-3.2453243727</text:p>
          </table:table-cell>
          <table:table-cell office:value-type="float" office:value="-2.42675981412864" calcext:value-type="float">
            <text:p>-2.4267598141</text:p>
          </table:table-cell>
          <table:table-cell office:value-type="float" office:value="-2.7352758346365" calcext:value-type="float">
            <text:p>-2.7352758346</text:p>
          </table:table-cell>
          <table:table-cell office:value-type="float" office:value="-1.3662358354215" calcext:value-type="float">
            <text:p>-1.3662358354</text:p>
          </table:table-cell>
          <table:table-cell office:value-type="float" office:value="-2.21652261716597" calcext:value-type="float">
            <text:p>-2.2165226172</text:p>
          </table:table-cell>
          <table:table-cell office:value-type="float" office:value="-3.27021779602948" calcext:value-type="float">
            <text:p>-3.270217796</text:p>
          </table:table-cell>
          <table:table-cell office:value-type="float" office:value="-2.21229925834989" calcext:value-type="float">
            <text:p>-2.2122992583</text:p>
          </table:table-cell>
          <table:table-cell office:value-type="float" office:value="-2.80259502456829" calcext:value-type="float">
            <text:p>-2.8025950246</text:p>
          </table:table-cell>
          <table:table-cell office:value-type="float" office:value="-2.58036615336609" calcext:value-type="float">
            <text:p>-2.5803661534</text:p>
          </table:table-cell>
          <table:table-cell office:value-type="float" office:value="-1.94058966996363" calcext:value-type="float">
            <text:p>-1.94058967</text:p>
          </table:table-cell>
          <table:table-cell office:value-type="float" office:value="-2.79229491722457" calcext:value-type="float">
            <text:p>-2.7922949172</text:p>
          </table:table-cell>
          <table:table-cell office:value-type="float" office:value="-2.79135375844883" calcext:value-type="float">
            <text:p>-2.7913537584</text:p>
          </table:table-cell>
          <table:table-cell office:value-type="float" office:value="-2.02987766957811" calcext:value-type="float">
            <text:p>-2.0298776696</text:p>
          </table:table-cell>
          <table:table-cell office:value-type="float" office:value="-3.29271222052174" calcext:value-type="float">
            <text:p>-3.2927122205</text:p>
          </table:table-cell>
          <table:table-cell office:value-type="float" office:value="-2.76561046873452" calcext:value-type="float">
            <text:p>-2.7656104687</text:p>
          </table:table-cell>
          <table:table-cell office:value-type="float" office:value="-1.71981094024768" calcext:value-type="float">
            <text:p>-1.7198109402</text:p>
          </table:table-cell>
          <table:table-cell office:value-type="float" office:value="0.571976250766705" calcext:value-type="float">
            <text:p>0.5719762508</text:p>
          </table:table-cell>
          <table:table-cell office:value-type="float" office:value="-2.8054665677307" calcext:value-type="float">
            <text:p>-2.8054665677</text:p>
          </table:table-cell>
          <table:table-cell office:value-type="float" office:value="-1.56854840286205" calcext:value-type="float">
            <text:p>-1.5685484029</text:p>
          </table:table-cell>
          <table:table-cell office:value-type="float" office:value="-3.64174241197663" calcext:value-type="float">
            <text:p>-3.641742412</text:p>
          </table:table-cell>
          <table:table-cell office:value-type="float" office:value="-1.27268955186083" calcext:value-type="float">
            <text:p>-1.2726895519</text:p>
          </table:table-cell>
          <table:table-cell office:value-type="float" office:value="-2.99218822069292" calcext:value-type="float">
            <text:p>-2.9921882207</text:p>
          </table:table-cell>
          <table:table-cell office:value-type="float" office:value="-0.930686644888313" calcext:value-type="float">
            <text:p>-0.9306866449</text:p>
          </table:table-cell>
          <table:table-cell office:value-type="float" office:value="-3.28152478218986" calcext:value-type="float">
            <text:p>-3.2815247822</text:p>
          </table:table-cell>
          <table:table-cell office:value-type="float" office:value="-1.64031038837829" calcext:value-type="float">
            <text:p>-1.6403103884</text:p>
          </table:table-cell>
          <table:table-cell office:value-type="float" office:value="10.49" calcext:value-type="float">
            <text:p>10.49</text:p>
          </table:table-cell>
          <table:table-cell office:value-type="float" office:value="2.05" calcext:value-type="float">
            <text:p>2.05</text:p>
          </table:table-cell>
          <table:table-cell office:value-type="float" office:value="0.479999999999981" calcext:value-type="float">
            <text:p>0.4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29999999999998" calcext:value-type="float">
            <text:p>1.3</text:p>
          </table:table-cell>
          <table:table-cell office:value-type="float" office:value="-0.00409976205689243" calcext:value-type="float">
            <text:p>-0.0040997621</text:p>
          </table:table-cell>
          <table:table-cell office:value-type="float" office:value="-3.16504922167562" calcext:value-type="float">
            <text:p>-3.1650492217</text:p>
          </table:table-cell>
          <table:table-cell office:value-type="float" office:value="-0.385323400409517" calcext:value-type="float">
            <text:p>-0.3853234004</text:p>
          </table:table-cell>
          <table:table-cell office:value-type="float" office:value="-2.84152404868102" calcext:value-type="float">
            <text:p>-2.8415240487</text:p>
          </table:table-cell>
          <table:table-cell office:value-type="float" office:value="-0.474892599810286" calcext:value-type="float">
            <text:p>-0.4748925998</text:p>
          </table:table-cell>
          <table:table-cell office:value-type="float" office:value="-3.33343599051482" calcext:value-type="float">
            <text:p>-3.3334359905</text:p>
          </table:table-cell>
          <table:table-cell office:value-type="float" office:value="-0.85611623816291" calcext:value-type="float">
            <text:p>-0.8561162382</text:p>
          </table:table-cell>
          <table:table-cell office:value-type="float" office:value="-3.00991081752022" calcext:value-type="float">
            <text:p>-3.0099108175</text:p>
          </table:table-cell>
          <table:table-cell office:value-type="float" office:value="-0.766547038762141" calcext:value-type="float">
            <text:p>-0.7665470388</text:p>
          </table:table-cell>
          <table:table-cell office:value-type="float" office:value="-2.51799887568641" calcext:value-type="float">
            <text:p>-2.5179988757</text:p>
          </table:table-cell>
          <table:table-cell office:value-type="float" office:value="-0.945685437563679" calcext:value-type="float">
            <text:p>-0.9456854376</text:p>
          </table:table-cell>
          <table:table-cell office:value-type="float" office:value="-3.50182275935403" calcext:value-type="float">
            <text:p>-3.5018227594</text:p>
          </table:table-cell>
          <table:table-cell office:value-type="float" office:value="-1.3269090759163" calcext:value-type="float">
            <text:p>-1.3269090759</text:p>
          </table:table-cell>
          <table:table-cell office:value-type="float" office:value="-3.17829758635942" calcext:value-type="float">
            <text:p>-3.1782975864</text:p>
          </table:table-cell>
          <table:table-cell office:value-type="float" office:value="-1.23733987651553" calcext:value-type="float">
            <text:p>-1.2373398765</text:p>
          </table:table-cell>
          <table:table-cell office:value-type="float" office:value="-2.68638564452562" calcext:value-type="float">
            <text:p>-2.6863856445</text:p>
          </table:table-cell>
          <table:table-cell office:value-type="float" office:value="-1.41647827531707" calcext:value-type="float">
            <text:p>-1.4164782753</text:p>
          </table:table-cell>
          <table:table-cell office:value-type="float" office:value="-3.67020952819323" calcext:value-type="float">
            <text:p>-3.6702095282</text:p>
          </table:table-cell>
          <table:table-cell office:value-type="float" office:value="-1.14777067711476" calcext:value-type="float">
            <text:p>-1.1477706771</text:p>
          </table:table-cell>
          <table:table-cell office:value-type="float" office:value="-2.19447370269181" calcext:value-type="float">
            <text:p>-2.1944737027</text:p>
          </table:table-cell>
          <table:table-cell office:value-type="float" office:value="-1.70813271426893" calcext:value-type="float">
            <text:p>-1.7081327143</text:p>
          </table:table-cell>
          <table:table-cell office:value-type="float" office:value="-2.85477241336482" calcext:value-type="float">
            <text:p>-2.8547724134</text:p>
          </table:table-cell>
          <table:table-cell office:value-type="float" office:value="-1.61856351486816" calcext:value-type="float">
            <text:p>-1.6185635149</text:p>
          </table:table-cell>
          <table:table-cell office:value-type="float" office:value="-2.36286047153101" calcext:value-type="float">
            <text:p>-2.3628604715</text:p>
          </table:table-cell>
          <table:table-cell office:value-type="float" office:value="-1.7977019136697" calcext:value-type="float">
            <text:p>-1.7977019137</text:p>
          </table:table-cell>
          <table:table-cell office:value-type="float" office:value="-3.34668435519863" calcext:value-type="float">
            <text:p>-3.3466843552</text:p>
          </table:table-cell>
          <table:table-cell office:value-type="float" office:value="-2.08935635262155" calcext:value-type="float">
            <text:p>-2.0893563526</text:p>
          </table:table-cell>
          <table:table-cell office:value-type="float" office:value="-2.53124724037022" calcext:value-type="float">
            <text:p>-2.5312472404</text:p>
          </table:table-cell>
          <table:table-cell office:value-type="float" office:value="-2.17892555202232" calcext:value-type="float">
            <text:p>-2.178925552</text:p>
          </table:table-cell>
          <table:table-cell office:value-type="float" office:value="-3.02315918220402" calcext:value-type="float">
            <text:p>-3.0231591822</text:p>
          </table:table-cell>
          <table:table-cell office:value-type="float" office:value="-1.99978715322078" calcext:value-type="float">
            <text:p>-1.9997871532</text:p>
          </table:table-cell>
          <table:table-cell office:value-type="float" office:value="-2.03933529853641" calcext:value-type="float">
            <text:p>-2.0393352985</text:p>
          </table:table-cell>
          <table:table-cell office:value-type="float" office:value="-2.26849475142309" calcext:value-type="float">
            <text:p>-2.2684947514</text:p>
          </table:table-cell>
          <table:table-cell office:value-type="float" office:value="-3.51507112403783" calcext:value-type="float">
            <text:p>-3.515071124</text:p>
          </table:table-cell>
          <table:table-cell office:value-type="float" office:value="-2.56014919037494" calcext:value-type="float">
            <text:p>-2.5601491904</text:p>
          </table:table-cell>
          <table:table-cell office:value-type="float" office:value="-2.69963400920942" calcext:value-type="float">
            <text:p>-2.6996340092</text:p>
          </table:table-cell>
          <table:table-cell office:value-type="float" office:value="-2.47057999097417" calcext:value-type="float">
            <text:p>-2.470579991</text:p>
          </table:table-cell>
          <table:table-cell office:value-type="float" office:value="-2.20772206737561" calcext:value-type="float">
            <text:p>-2.2077220674</text:p>
          </table:table-cell>
          <table:table-cell office:value-type="float" office:value="-2.64971838977571" calcext:value-type="float">
            <text:p>-2.6497183898</text:p>
          </table:table-cell>
          <table:table-cell office:value-type="float" office:value="-3.19154595104323" calcext:value-type="float">
            <text:p>-3.19154595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55]</text:p>
          </table:table-cell>
          <table:table-cell office:value-type="float" office:value="-2" calcext:value-type="float">
            <text:p>-2</text:p>
          </table:table-cell>
          <table:table-cell office:value-type="float" office:value="-0.206187032371833" calcext:value-type="float">
            <text:p>-0.2061870324</text:p>
          </table:table-cell>
          <table:table-cell office:value-type="float" office:value="-3.13079666769279" calcext:value-type="float">
            <text:p>-3.1307966677</text:p>
          </table:table-cell>
          <table:table-cell office:value-type="float" office:value="-1.20979799114965" calcext:value-type="float">
            <text:p>-1.2097979911</text:p>
          </table:table-cell>
          <table:table-cell office:value-type="float" office:value="-2.90784375123667" calcext:value-type="float">
            <text:p>-2.9078437512</text:p>
          </table:table-cell>
          <table:table-cell office:value-type="float" office:value="-0.795405388133794" calcext:value-type="float">
            <text:p>-0.7954053881</text:p>
          </table:table-cell>
          <table:table-cell office:value-type="float" office:value="-2.43741852179074" calcext:value-type="float">
            <text:p>-2.4374185218</text:p>
          </table:table-cell>
          <table:table-cell office:value-type="float" office:value="-1.82554204018218" calcext:value-type="float">
            <text:p>-1.8255420402</text:p>
          </table:table-cell>
          <table:table-cell office:value-type="float" office:value="-3.71478251677825" calcext:value-type="float">
            <text:p>-3.7147825168</text:p>
          </table:table-cell>
          <table:table-cell office:value-type="float" office:value="-0.688989293007664" calcext:value-type="float">
            <text:p>-0.688989293</text:p>
          </table:table-cell>
          <table:table-cell office:value-type="float" office:value="-2.92743796907308" calcext:value-type="float">
            <text:p>-2.9274379691</text:p>
          </table:table-cell>
          <table:table-cell office:value-type="float" office:value="-2.50703930639052" calcext:value-type="float">
            <text:p>-2.5070393064</text:p>
          </table:table-cell>
          <table:table-cell office:value-type="float" office:value="-2.30423116000836" calcext:value-type="float">
            <text:p>-2.30423116</text:p>
          </table:table-cell>
          <table:table-cell office:value-type="float" office:value="-2.95355836688454" calcext:value-type="float">
            <text:p>-2.9535583669</text:p>
          </table:table-cell>
          <table:table-cell office:value-type="float" office:value="-3.13492440819341" calcext:value-type="float">
            <text:p>-3.1349244082</text:p>
          </table:table-cell>
          <table:table-cell office:value-type="float" office:value="-1.96492702146054" calcext:value-type="float">
            <text:p>-1.9649270215</text:p>
          </table:table-cell>
          <table:table-cell office:value-type="float" office:value="-3.251290816859" calcext:value-type="float">
            <text:p>-3.2512908169</text:p>
          </table:table-cell>
          <table:table-cell office:value-type="float" office:value="-2.44793578753115" calcext:value-type="float">
            <text:p>-2.4479357875</text:p>
          </table:table-cell>
          <table:table-cell office:value-type="float" office:value="-2.70134092413926" calcext:value-type="float">
            <text:p>-2.7013409241</text:p>
          </table:table-cell>
          <table:table-cell office:value-type="float" office:value="-1.40294828092426" calcext:value-type="float">
            <text:p>-1.4029482809</text:p>
          </table:table-cell>
          <table:table-cell office:value-type="float" office:value="-2.23240330812091" calcext:value-type="float">
            <text:p>-2.2324033081</text:p>
          </table:table-cell>
          <table:table-cell office:value-type="float" office:value="-3.30445554677785" calcext:value-type="float">
            <text:p>-3.3044555468</text:p>
          </table:table-cell>
          <table:table-cell office:value-type="float" office:value="-2.19161650167452" calcext:value-type="float">
            <text:p>-2.1916165017</text:p>
          </table:table-cell>
          <table:table-cell office:value-type="float" office:value="-2.84195649804765" calcext:value-type="float">
            <text:p>-2.841956498</text:p>
          </table:table-cell>
          <table:table-cell office:value-type="float" office:value="-2.5874847491218" calcext:value-type="float">
            <text:p>-2.5874847491</text:p>
          </table:table-cell>
          <table:table-cell office:value-type="float" office:value="-1.97777573155365" calcext:value-type="float">
            <text:p>-1.9777757316</text:p>
          </table:table-cell>
          <table:table-cell office:value-type="float" office:value="-2.80703251619533" calcext:value-type="float">
            <text:p>-2.8070325162</text:p>
          </table:table-cell>
          <table:table-cell office:value-type="float" office:value="-2.82108312930606" calcext:value-type="float">
            <text:p>-2.8210831293</text:p>
          </table:table-cell>
          <table:table-cell office:value-type="float" office:value="-2.00311641944974" calcext:value-type="float">
            <text:p>-2.0031164194</text:p>
          </table:table-cell>
          <table:table-cell office:value-type="float" office:value="-3.32370937052122" calcext:value-type="float">
            <text:p>-3.3237093705</text:p>
          </table:table-cell>
          <table:table-cell office:value-type="float" office:value="-2.74032852474459" calcext:value-type="float">
            <text:p>-2.7403285247</text:p>
          </table:table-cell>
          <table:table-cell office:value-type="float" office:value="-1.73677115007222" calcext:value-type="float">
            <text:p>-1.7367711501</text:p>
          </table:table-cell>
          <table:table-cell office:value-type="float" office:value="0.608202640080402" calcext:value-type="float">
            <text:p>0.6082026401</text:p>
          </table:table-cell>
          <table:table-cell office:value-type="float" office:value="-2.80992067083662" calcext:value-type="float">
            <text:p>-2.8099206708</text:p>
          </table:table-cell>
          <table:table-cell office:value-type="float" office:value="-1.52879716432132" calcext:value-type="float">
            <text:p>-1.5287971643</text:p>
          </table:table-cell>
          <table:table-cell office:value-type="float" office:value="-3.66245496096351" calcext:value-type="float">
            <text:p>-3.662454961</text:p>
          </table:table-cell>
          <table:table-cell office:value-type="float" office:value="-1.23846981611571" calcext:value-type="float">
            <text:p>-1.2384698161</text:p>
          </table:table-cell>
          <table:table-cell office:value-type="float" office:value="-3.00554717076537" calcext:value-type="float">
            <text:p>-3.0055471708</text:p>
          </table:table-cell>
          <table:table-cell office:value-type="float" office:value="-0.892983349900183" calcext:value-type="float">
            <text:p>-0.8929833499</text:p>
          </table:table-cell>
          <table:table-cell office:value-type="float" office:value="-3.29305775084133" calcext:value-type="float">
            <text:p>-3.2930577508</text:p>
          </table:table-cell>
          <table:table-cell office:value-type="float" office:value="-1.60200907463993" calcext:value-type="float">
            <text:p>-1.6020090746</text:p>
          </table:table-cell>
          <table:table-cell office:value-type="float" office:value="10.462" calcext:value-type="float">
            <text:p>10.462</text:p>
          </table:table-cell>
          <table:table-cell office:value-type="float" office:value="2.05" calcext:value-type="float">
            <text:p>2.05</text:p>
          </table:table-cell>
          <table:table-cell office:value-type="float" office:value="0.493999999999981" calcext:value-type="float">
            <text:p>0.49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28999999999998" calcext:value-type="float">
            <text:p>1.29</text:p>
          </table:table-cell>
          <table:table-cell office:value-type="float" office:value="-0.00409976205689243" calcext:value-type="float">
            <text:p>-0.0040997621</text:p>
          </table:table-cell>
          <table:table-cell office:value-type="float" office:value="-3.16504922167562" calcext:value-type="float">
            <text:p>-3.1650492217</text:p>
          </table:table-cell>
          <table:table-cell office:value-type="float" office:value="-0.38924589588576" calcext:value-type="float">
            <text:p>-0.3892458959</text:p>
          </table:table-cell>
          <table:table-cell office:value-type="float" office:value="-2.84620371740015" calcext:value-type="float">
            <text:p>-2.8462037174</text:p>
          </table:table-cell>
          <table:table-cell office:value-type="float" office:value="-0.472801135556339" calcext:value-type="float">
            <text:p>-0.4728011356</text:p>
          </table:table-cell>
          <table:table-cell office:value-type="float" office:value="-3.33917280560305" calcext:value-type="float">
            <text:p>-3.3391728056</text:p>
          </table:table-cell>
          <table:table-cell office:value-type="float" office:value="-0.857947269385207" calcext:value-type="float">
            <text:p>-0.8579472694</text:p>
          </table:table-cell>
          <table:table-cell office:value-type="float" office:value="-3.02032730132758" calcext:value-type="float">
            <text:p>-3.0203273013</text:p>
          </table:table-cell>
          <table:table-cell office:value-type="float" office:value="-0.774392029714628" calcext:value-type="float">
            <text:p>-0.7743920297</text:p>
          </table:table-cell>
          <table:table-cell office:value-type="float" office:value="-2.52735821312469" calcext:value-type="float">
            <text:p>-2.5273582131</text:p>
          </table:table-cell>
          <table:table-cell office:value-type="float" office:value="-0.941502509055786" calcext:value-type="float">
            <text:p>-0.9415025091</text:p>
          </table:table-cell>
          <table:table-cell office:value-type="float" office:value="-3.51329638953047" calcext:value-type="float">
            <text:p>-3.5132963895</text:p>
          </table:table-cell>
          <table:table-cell office:value-type="float" office:value="-1.32664864288465" calcext:value-type="float">
            <text:p>-1.3266486429</text:p>
          </table:table-cell>
          <table:table-cell office:value-type="float" office:value="-3.19445088525501" calcext:value-type="float">
            <text:p>-3.1944508853</text:p>
          </table:table-cell>
          <table:table-cell office:value-type="float" office:value="-1.24309340321407" calcext:value-type="float">
            <text:p>-1.2430934032</text:p>
          </table:table-cell>
          <table:table-cell office:value-type="float" office:value="-2.70148179705212" calcext:value-type="float">
            <text:p>-2.7014817971</text:p>
          </table:table-cell>
          <table:table-cell office:value-type="float" office:value="-1.41020388255523" calcext:value-type="float">
            <text:p>-1.4102038826</text:p>
          </table:table-cell>
          <table:table-cell office:value-type="float" office:value="-3.6874199734579" calcext:value-type="float">
            <text:p>-3.6874199735</text:p>
          </table:table-cell>
          <table:table-cell office:value-type="float" office:value="-1.1595381635435" calcext:value-type="float">
            <text:p>-1.1595381635</text:p>
          </table:table-cell>
          <table:table-cell office:value-type="float" office:value="-2.20851270884922" calcext:value-type="float">
            <text:p>-2.2085127088</text:p>
          </table:table-cell>
          <table:table-cell office:value-type="float" office:value="-1.71179477671352" calcext:value-type="float">
            <text:p>-1.7117947767</text:p>
          </table:table-cell>
          <table:table-cell office:value-type="float" office:value="-2.87560538097954" calcext:value-type="float">
            <text:p>-2.875605381</text:p>
          </table:table-cell>
          <table:table-cell office:value-type="float" office:value="-1.62823953704294" calcext:value-type="float">
            <text:p>-1.628239537</text:p>
          </table:table-cell>
          <table:table-cell office:value-type="float" office:value="-2.38263629277665" calcext:value-type="float">
            <text:p>-2.3826362928</text:p>
          </table:table-cell>
          <table:table-cell office:value-type="float" office:value="-1.7953500163841" calcext:value-type="float">
            <text:p>-1.7953500164</text:p>
          </table:table-cell>
          <table:table-cell office:value-type="float" office:value="-3.36857446918244" calcext:value-type="float">
            <text:p>-3.3685744692</text:p>
          </table:table-cell>
          <table:table-cell office:value-type="float" office:value="-2.09694091054239" calcext:value-type="float">
            <text:p>-2.0969409105</text:p>
          </table:table-cell>
          <table:table-cell office:value-type="float" office:value="-2.55675987670408" calcext:value-type="float">
            <text:p>-2.5567598767</text:p>
          </table:table-cell>
          <table:table-cell office:value-type="float" office:value="-2.18049615021297" calcext:value-type="float">
            <text:p>-2.1804961502</text:p>
          </table:table-cell>
          <table:table-cell office:value-type="float" office:value="-3.04972896490697" calcext:value-type="float">
            <text:p>-3.0497289649</text:p>
          </table:table-cell>
          <table:table-cell office:value-type="float" office:value="-2.01338567087181" calcext:value-type="float">
            <text:p>-2.0133856709</text:p>
          </table:table-cell>
          <table:table-cell office:value-type="float" office:value="-2.06379078850118" calcext:value-type="float">
            <text:p>-2.0637907885</text:p>
          </table:table-cell>
          <table:table-cell office:value-type="float" office:value="-2.26405138988355" calcext:value-type="float">
            <text:p>-2.2640513899</text:p>
          </table:table-cell>
          <table:table-cell office:value-type="float" office:value="-3.54269805310986" calcext:value-type="float">
            <text:p>-3.5426980531</text:p>
          </table:table-cell>
          <table:table-cell office:value-type="float" office:value="-2.56564228404184" calcext:value-type="float">
            <text:p>-2.565642284</text:p>
          </table:table-cell>
          <table:table-cell office:value-type="float" office:value="-2.73088346063151" calcext:value-type="float">
            <text:p>-2.7308834606</text:p>
          </table:table-cell>
          <table:table-cell office:value-type="float" office:value="-2.48208704437126" calcext:value-type="float">
            <text:p>-2.4820870444</text:p>
          </table:table-cell>
          <table:table-cell office:value-type="float" office:value="-2.23791437242861" calcext:value-type="float">
            <text:p>-2.2379143724</text:p>
          </table:table-cell>
          <table:table-cell office:value-type="float" office:value="-2.64919752371242" calcext:value-type="float">
            <text:p>-2.6491975237</text:p>
          </table:table-cell>
          <table:table-cell office:value-type="float" office:value="-3.2238525488344" calcext:value-type="float">
            <text:p>-3.22385254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55]</text:p>
          </table:table-cell>
          <table:table-cell office:value-type="float" office:value="-3" calcext:value-type="float">
            <text:p>-3</text:p>
          </table:table-cell>
          <table:table-cell office:value-type="float" office:value="-0.245785012118279" calcext:value-type="float">
            <text:p>-0.2457850121</text:p>
          </table:table-cell>
          <table:table-cell office:value-type="float" office:value="-3.12513981344329" calcext:value-type="float">
            <text:p>-3.1251398134</text:p>
          </table:table-cell>
          <table:table-cell office:value-type="float" office:value="-1.24574467635367" calcext:value-type="float">
            <text:p>-1.2457446764</text:p>
          </table:table-cell>
          <table:table-cell office:value-type="float" office:value="-2.92538900195713" calcext:value-type="float">
            <text:p>-2.925389002</text:p>
          </table:table-cell>
          <table:table-cell office:value-type="float" office:value="-0.834097865411522" calcext:value-type="float">
            <text:p>-0.8340978654</text:p>
          </table:table-cell>
          <table:table-cell office:value-type="float" office:value="-2.42727494243666" calcext:value-type="float">
            <text:p>-2.4272749424</text:p>
          </table:table-cell>
          <table:table-cell office:value-type="float" office:value="-1.86406187654148" calcext:value-type="float">
            <text:p>-1.8640618765</text:p>
          </table:table-cell>
          <table:table-cell office:value-type="float" office:value="-3.70400187640525" calcext:value-type="float">
            <text:p>-3.7040018764</text:p>
          </table:table-cell>
          <table:table-cell office:value-type="float" office:value="-0.727762744267838" calcext:value-type="float">
            <text:p>-0.7277627443</text:p>
          </table:table-cell>
          <table:table-cell office:value-type="float" office:value="-2.91760844836377" calcext:value-type="float">
            <text:p>-2.9176084484</text:p>
          </table:table-cell>
          <table:table-cell office:value-type="float" office:value="-2.53940600740741" calcext:value-type="float">
            <text:p>-2.5394060074</text:p>
          </table:table-cell>
          <table:table-cell office:value-type="float" office:value="-2.28072803967756" calcext:value-type="float">
            <text:p>-2.2807280397</text:p>
          </table:table-cell>
          <table:table-cell office:value-type="float" office:value="-2.99184405873911" calcext:value-type="float">
            <text:p>-2.9918440587</text:p>
          </table:table-cell>
          <table:table-cell office:value-type="float" office:value="-3.12333968552876" calcext:value-type="float">
            <text:p>-3.1233396855</text:p>
          </table:table-cell>
          <table:table-cell office:value-type="float" office:value="-2.00473589169364" calcext:value-type="float">
            <text:p>-2.0047358917</text:p>
          </table:table-cell>
          <table:table-cell office:value-type="float" office:value="-3.24738519901238" calcext:value-type="float">
            <text:p>-3.247385199</text:p>
          </table:table-cell>
          <table:table-cell office:value-type="float" office:value="-2.4680014358164" calcext:value-type="float">
            <text:p>-2.4680014358</text:p>
          </table:table-cell>
          <table:table-cell office:value-type="float" office:value="-2.66673789307415" calcext:value-type="float">
            <text:p>-2.6667378931</text:p>
          </table:table-cell>
          <table:table-cell office:value-type="float" office:value="-1.44098129726095" calcext:value-type="float">
            <text:p>-1.4409812973</text:p>
          </table:table-cell>
          <table:table-cell office:value-type="float" office:value="-2.24479240285511" calcext:value-type="float">
            <text:p>-2.2447924029</text:p>
          </table:table-cell>
          <table:table-cell office:value-type="float" office:value="-3.33767650629871" calcext:value-type="float">
            <text:p>-3.3376765063</text:p>
          </table:table-cell>
          <table:table-cell office:value-type="float" office:value="-2.16933718731089" calcext:value-type="float">
            <text:p>-2.1693371873</text:p>
          </table:table-cell>
          <table:table-cell office:value-type="float" office:value="-2.85716686327075" calcext:value-type="float">
            <text:p>-2.8571668633</text:p>
          </table:table-cell>
          <table:table-cell office:value-type="float" office:value="-2.55048954957132" calcext:value-type="float">
            <text:p>-2.5504895496</text:p>
          </table:table-cell>
          <table:table-cell office:value-type="float" office:value="-2.01770394050514" calcext:value-type="float">
            <text:p>-2.0177039405</text:p>
          </table:table-cell>
          <table:table-cell office:value-type="float" office:value="-2.8094279555969" calcext:value-type="float">
            <text:p>-2.8094279556</text:p>
          </table:table-cell>
          <table:table-cell office:value-type="float" office:value="-2.85965900064313" calcext:value-type="float">
            <text:p>-2.8596590006</text:p>
          </table:table-cell>
          <table:table-cell office:value-type="float" office:value="-1.9925380381659" calcext:value-type="float">
            <text:p>-1.9925380382</text:p>
          </table:table-cell>
          <table:table-cell office:value-type="float" office:value="-3.35105806180615" calcext:value-type="float">
            <text:p>-3.3510580618</text:p>
          </table:table-cell>
          <table:table-cell office:value-type="float" office:value="-2.71113864490583" calcext:value-type="float">
            <text:p>-2.7111386449</text:p>
          </table:table-cell>
          <table:table-cell office:value-type="float" office:value="-1.72642633461031" calcext:value-type="float">
            <text:p>-1.7264263346</text:p>
          </table:table-cell>
          <table:table-cell office:value-type="float" office:value="0.569563478688633" calcext:value-type="float">
            <text:p>0.5695634787</text:p>
          </table:table-cell>
          <table:table-cell office:value-type="float" office:value="-2.81643898980916" calcext:value-type="float">
            <text:p>-2.8164389898</text:p>
          </table:table-cell>
          <table:table-cell office:value-type="float" office:value="-1.48933184387701" calcext:value-type="float">
            <text:p>-1.4893318439</text:p>
          </table:table-cell>
          <table:table-cell office:value-type="float" office:value="-3.68183835609548" calcext:value-type="float">
            <text:p>-3.6818383561</text:p>
          </table:table-cell>
          <table:table-cell office:value-type="float" office:value="-1.20348004627997" calcext:value-type="float">
            <text:p>-1.2034800463</text:p>
          </table:table-cell>
          <table:table-cell office:value-type="float" office:value="-3.01872054562074" calcext:value-type="float">
            <text:p>-3.0187205456</text:p>
          </table:table-cell>
          <table:table-cell office:value-type="float" office:value="-0.855214815444637" calcext:value-type="float">
            <text:p>-0.8552148154</text:p>
          </table:table-cell>
          <table:table-cell office:value-type="float" office:value="-3.30507749870129" calcext:value-type="float">
            <text:p>-3.3050774987</text:p>
          </table:table-cell>
          <table:table-cell office:value-type="float" office:value="-1.56385772261431" calcext:value-type="float">
            <text:p>-1.5638577226</text:p>
          </table:table-cell>
          <table:table-cell office:value-type="float" office:value="10.434" calcext:value-type="float">
            <text:p>10.434</text:p>
          </table:table-cell>
          <table:table-cell office:value-type="float" office:value="2.05" calcext:value-type="float">
            <text:p>2.05</text:p>
          </table:table-cell>
          <table:table-cell office:value-type="float" office:value="0.507999999999981" calcext:value-type="float">
            <text:p>0.50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27999999999998" calcext:value-type="float">
            <text:p>1.28</text:p>
          </table:table-cell>
          <table:table-cell office:value-type="float" office:value="-0.0556114106549081" calcext:value-type="float">
            <text:p>-0.0556114107</text:p>
          </table:table-cell>
          <table:table-cell office:value-type="float" office:value="-3.15793936522738" calcext:value-type="float">
            <text:p>-3.1579393652</text:p>
          </table:table-cell>
          <table:table-cell office:value-type="float" office:value="-0.439833457213367" calcext:value-type="float">
            <text:p>-0.4398334572</text:p>
          </table:table-cell>
          <table:table-cell office:value-type="float" office:value="-2.83798090083172" calcext:value-type="float">
            <text:p>-2.8379809008</text:p>
          </table:table-cell>
          <table:table-cell office:value-type="float" office:value="-0.524814592256639" calcext:value-type="float">
            <text:p>-0.5248145923</text:p>
          </table:table-cell>
          <table:table-cell office:value-type="float" office:value="-3.33070618604322" calcext:value-type="float">
            <text:p>-3.330706186</text:p>
          </table:table-cell>
          <table:table-cell office:value-type="float" office:value="-0.909036638815097" calcext:value-type="float">
            <text:p>-0.9090366388</text:p>
          </table:table-cell>
          <table:table-cell office:value-type="float" office:value="-3.01074772164756" calcext:value-type="float">
            <text:p>-3.0107477216</text:p>
          </table:table-cell>
          <table:table-cell office:value-type="float" office:value="-0.824055503771825" calcext:value-type="float">
            <text:p>-0.8240555038</text:p>
          </table:table-cell>
          <table:table-cell office:value-type="float" office:value="-2.51802243643606" calcext:value-type="float">
            <text:p>-2.5180224364</text:p>
          </table:table-cell>
          <table:table-cell office:value-type="float" office:value="-0.99401777385837" calcext:value-type="float">
            <text:p>-0.9940177739</text:p>
          </table:table-cell>
          <table:table-cell office:value-type="float" office:value="-3.50347300685906" calcext:value-type="float">
            <text:p>-3.5034730069</text:p>
          </table:table-cell>
          <table:table-cell office:value-type="float" office:value="-1.37823982041683" calcext:value-type="float">
            <text:p>-1.3782398204</text:p>
          </table:table-cell>
          <table:table-cell office:value-type="float" office:value="-3.1835145424634" calcext:value-type="float">
            <text:p>-3.1835145425</text:p>
          </table:table-cell>
          <table:table-cell office:value-type="float" office:value="-1.29325868537356" calcext:value-type="float">
            <text:p>-1.2932586854</text:p>
          </table:table-cell>
          <table:table-cell office:value-type="float" office:value="-2.6907892572519" calcext:value-type="float">
            <text:p>-2.6907892573</text:p>
          </table:table-cell>
          <table:table-cell office:value-type="float" office:value="-1.4632209554601" calcext:value-type="float">
            <text:p>-1.4632209555</text:p>
          </table:table-cell>
          <table:table-cell office:value-type="float" office:value="-3.67623982767491" calcext:value-type="float">
            <text:p>-3.6762398277</text:p>
          </table:table-cell>
          <table:table-cell office:value-type="float" office:value="-1.20827755033028" calcext:value-type="float">
            <text:p>-1.2082775503</text:p>
          </table:table-cell>
          <table:table-cell office:value-type="float" office:value="-2.1980639720404" calcext:value-type="float">
            <text:p>-2.198063972</text:p>
          </table:table-cell>
          <table:table-cell office:value-type="float" office:value="-1.76246186697529" calcext:value-type="float">
            <text:p>-1.762461867</text:p>
          </table:table-cell>
          <table:table-cell office:value-type="float" office:value="-2.86355607806774" calcext:value-type="float">
            <text:p>-2.8635560781</text:p>
          </table:table-cell>
          <table:table-cell office:value-type="float" office:value="-1.67748073193201" calcext:value-type="float">
            <text:p>-1.6774807319</text:p>
          </table:table-cell>
          <table:table-cell office:value-type="float" office:value="-2.37083079285624" calcext:value-type="float">
            <text:p>-2.3708307929</text:p>
          </table:table-cell>
          <table:table-cell office:value-type="float" office:value="-1.84744300201856" calcext:value-type="float">
            <text:p>-1.847443002</text:p>
          </table:table-cell>
          <table:table-cell office:value-type="float" office:value="-3.35628136327924" calcext:value-type="float">
            <text:p>-3.3562813633</text:p>
          </table:table-cell>
          <table:table-cell office:value-type="float" office:value="-2.14668391353375" calcext:value-type="float">
            <text:p>-2.1466839135</text:p>
          </table:table-cell>
          <table:table-cell office:value-type="float" office:value="-2.54359761367208" calcext:value-type="float">
            <text:p>-2.5435976137</text:p>
          </table:table-cell>
          <table:table-cell office:value-type="float" office:value="-2.23166504857702" calcext:value-type="float">
            <text:p>-2.2316650486</text:p>
          </table:table-cell>
          <table:table-cell office:value-type="float" office:value="-3.03632289888358" calcext:value-type="float">
            <text:p>-3.0363228989</text:p>
          </table:table-cell>
          <table:table-cell office:value-type="float" office:value="-2.06170277849047" calcext:value-type="float">
            <text:p>-2.0617027785</text:p>
          </table:table-cell>
          <table:table-cell office:value-type="float" office:value="-2.05087232846058" calcext:value-type="float">
            <text:p>-2.0508723285</text:p>
          </table:table-cell>
          <table:table-cell office:value-type="float" office:value="-2.31664618362029" calcext:value-type="float">
            <text:p>-2.3166461836</text:p>
          </table:table-cell>
          <table:table-cell office:value-type="float" office:value="-3.52904818409509" calcext:value-type="float">
            <text:p>-3.5290481841</text:p>
          </table:table-cell>
          <table:table-cell office:value-type="float" office:value="-2.61588709513548" calcext:value-type="float">
            <text:p>-2.6158870951</text:p>
          </table:table-cell>
          <table:table-cell office:value-type="float" office:value="-2.71636443448792" calcext:value-type="float">
            <text:p>-2.7163644345</text:p>
          </table:table-cell>
          <table:table-cell office:value-type="float" office:value="-2.5309059600922" calcext:value-type="float">
            <text:p>-2.5309059601</text:p>
          </table:table-cell>
          <table:table-cell office:value-type="float" office:value="-2.22363914927642" calcext:value-type="float">
            <text:p>-2.2236391493</text:p>
          </table:table-cell>
          <table:table-cell office:value-type="float" office:value="-2.70086823017875" calcext:value-type="float">
            <text:p>-2.7008682302</text:p>
          </table:table-cell>
          <table:table-cell office:value-type="float" office:value="-3.20908971969942" calcext:value-type="float">
            <text:p>-3.20908971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55]</text:p>
          </table:table-cell>
          <table:table-cell office:value-type="float" office:value="-4" calcext:value-type="float">
            <text:p>-4</text:p>
          </table:table-cell>
          <table:table-cell office:value-type="float" office:value="-0.285348619233552" calcext:value-type="float">
            <text:p>-0.2853486192</text:p>
          </table:table-cell>
          <table:table-cell office:value-type="float" office:value="-3.11924736131974" calcext:value-type="float">
            <text:p>-3.1192473613</text:p>
          </table:table-cell>
          <table:table-cell office:value-type="float" office:value="-1.28114480922182" calcext:value-type="float">
            <text:p>-1.2811448092</text:p>
          </table:table-cell>
          <table:table-cell office:value-type="float" office:value="-2.94401239028786" calcext:value-type="float">
            <text:p>-2.9440123903</text:p>
          </table:table-cell>
          <table:table-cell office:value-type="float" office:value="-0.872190809410292" calcext:value-type="float">
            <text:p>-0.8721908094</text:p>
          </table:table-cell>
          <table:table-cell office:value-type="float" office:value="-2.41507135208355" calcext:value-type="float">
            <text:p>-2.4150713521</text:p>
          </table:table-cell>
          <table:table-cell office:value-type="float" office:value="-1.90195671554365" calcext:value-type="float">
            <text:p>-1.9019567155</text:p>
          </table:table-cell>
          <table:table-cell office:value-type="float" office:value="-3.69119636286614" calcext:value-type="float">
            <text:p>-3.6911963629</text:p>
          </table:table-cell>
          <table:table-cell office:value-type="float" office:value="-0.766786168794012" calcext:value-type="float">
            <text:p>-0.7667861688</text:p>
          </table:table-cell>
          <table:table-cell office:value-type="float" office:value="-2.90882366958169" calcext:value-type="float">
            <text:p>-2.9088236696</text:p>
          </table:table-cell>
          <table:table-cell office:value-type="float" office:value="-2.56735693036889" calcext:value-type="float">
            <text:p>-2.5673569304</text:p>
          </table:table-cell>
          <table:table-cell office:value-type="float" office:value="-2.25211430336786" calcext:value-type="float">
            <text:p>-2.2521143034</text:p>
          </table:table-cell>
          <table:table-cell office:value-type="float" office:value="-3.03003465534131" calcext:value-type="float">
            <text:p>-3.0300346553</text:p>
          </table:table-cell>
          <table:table-cell office:value-type="float" office:value="-3.11144521911922" calcext:value-type="float">
            <text:p>-3.1114452191</text:p>
          </table:table-cell>
          <table:table-cell office:value-type="float" office:value="-2.04424763036765" calcext:value-type="float">
            <text:p>-2.0442476304</text:p>
          </table:table-cell>
          <table:table-cell office:value-type="float" office:value="-3.24115442803622" calcext:value-type="float">
            <text:p>-3.241154428</text:p>
          </table:table-cell>
          <table:table-cell office:value-type="float" office:value="-2.48488107416094" calcext:value-type="float">
            <text:p>-2.4848810742</text:p>
          </table:table-cell>
          <table:table-cell office:value-type="float" office:value="-2.6304738915112" calcext:value-type="float">
            <text:p>-2.6304738915</text:p>
          </table:table-cell>
          <table:table-cell office:value-type="float" office:value="-1.47552266312342" calcext:value-type="float">
            <text:p>-1.4755226631</text:p>
          </table:table-cell>
          <table:table-cell office:value-type="float" office:value="-2.26496401767285" calcext:value-type="float">
            <text:p>-2.2649640177</text:p>
          </table:table-cell>
          <table:table-cell office:value-type="float" office:value="-3.36970482885887" calcext:value-type="float">
            <text:p>-3.3697048289</text:p>
          </table:table-cell>
          <table:table-cell office:value-type="float" office:value="-2.14537499721937" calcext:value-type="float">
            <text:p>-2.1453749972</text:p>
          </table:table-cell>
          <table:table-cell office:value-type="float" office:value="-2.89618096445867" calcext:value-type="float">
            <text:p>-2.8961809645</text:p>
          </table:table-cell>
          <table:table-cell office:value-type="float" office:value="-2.54166345708943" calcext:value-type="float">
            <text:p>-2.5416634571</text:p>
          </table:table-cell>
          <table:table-cell office:value-type="float" office:value="-2.05722045063379" calcext:value-type="float">
            <text:p>-2.0572204506</text:p>
          </table:table-cell>
          <table:table-cell office:value-type="float" office:value="-2.81562839326304" calcext:value-type="float">
            <text:p>-2.8156283933</text:p>
          </table:table-cell>
          <table:table-cell office:value-type="float" office:value="-2.89925483107033" calcext:value-type="float">
            <text:p>-2.8992548311</text:p>
          </table:table-cell>
          <table:table-cell office:value-type="float" office:value="-1.9982099172884" calcext:value-type="float">
            <text:p>-1.9982099173</text:p>
          </table:table-cell>
          <table:table-cell office:value-type="float" office:value="-3.37897858981085" calcext:value-type="float">
            <text:p>-3.3789785898</text:p>
          </table:table-cell>
          <table:table-cell office:value-type="float" office:value="-2.68249524922831" calcext:value-type="float">
            <text:p>-2.6824952492</text:p>
          </table:table-cell>
          <table:table-cell office:value-type="float" office:value="-1.74356121851386" calcext:value-type="float">
            <text:p>-1.7435612185</text:p>
          </table:table-cell>
          <table:table-cell office:value-type="float" office:value="0.605707575767024" calcext:value-type="float">
            <text:p>0.6057075758</text:p>
          </table:table-cell>
          <table:table-cell office:value-type="float" office:value="-2.82409704731157" calcext:value-type="float">
            <text:p>-2.8240970473</text:p>
          </table:table-cell>
          <table:table-cell office:value-type="float" office:value="-1.45007176039149" calcext:value-type="float">
            <text:p>-1.4500717604</text:p>
          </table:table-cell>
          <table:table-cell office:value-type="float" office:value="-3.70030205875327" calcext:value-type="float">
            <text:p>-3.7003020588</text:p>
          </table:table-cell>
          <table:table-cell office:value-type="float" office:value="-1.16799636433792" calcext:value-type="float">
            <text:p>-1.1679963643</text:p>
          </table:table-cell>
          <table:table-cell office:value-type="float" office:value="-3.03164667388852" calcext:value-type="float">
            <text:p>-3.0316466739</text:p>
          </table:table-cell>
          <table:table-cell office:value-type="float" office:value="-0.817360948957779" calcext:value-type="float">
            <text:p>-0.817360949</text:p>
          </table:table-cell>
          <table:table-cell office:value-type="float" office:value="-3.31648546645551" calcext:value-type="float">
            <text:p>-3.3164854665</text:p>
          </table:table-cell>
          <table:table-cell office:value-type="float" office:value="-1.5255189919139" calcext:value-type="float">
            <text:p>-1.5255189919</text:p>
          </table:table-cell>
          <table:table-cell office:value-type="float" office:value="10.406" calcext:value-type="float">
            <text:p>10.406</text:p>
          </table:table-cell>
          <table:table-cell office:value-type="float" office:value="2.05" calcext:value-type="float">
            <text:p>2.05</text:p>
          </table:table-cell>
          <table:table-cell office:value-type="float" office:value="0.521999999999981" calcext:value-type="float">
            <text:p>0.52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26999999999998" calcext:value-type="float">
            <text:p>1.27</text:p>
          </table:table-cell>
          <table:table-cell office:value-type="float" office:value="-0.0556114106549081" calcext:value-type="float">
            <text:p>-0.0556114107</text:p>
          </table:table-cell>
          <table:table-cell office:value-type="float" office:value="-3.15793936522738" calcext:value-type="float">
            <text:p>-3.1579393652</text:p>
          </table:table-cell>
          <table:table-cell office:value-type="float" office:value="-0.441090684730648" calcext:value-type="float">
            <text:p>-0.4410906847</text:p>
          </table:table-cell>
          <table:table-cell office:value-type="float" office:value="-2.8394967027934" calcext:value-type="float">
            <text:p>-2.8394967028</text:p>
          </table:table-cell>
          <table:table-cell office:value-type="float" office:value="-0.524130483009356" calcext:value-type="float">
            <text:p>-0.524130483</text:p>
          </table:table-cell>
          <table:table-cell office:value-type="float" office:value="-3.33255287799237" calcext:value-type="float">
            <text:p>-3.332552878</text:p>
          </table:table-cell>
          <table:table-cell office:value-type="float" office:value="-0.909609757085096" calcext:value-type="float">
            <text:p>-0.9096097571</text:p>
          </table:table-cell>
          <table:table-cell office:value-type="float" office:value="-3.01411021555839" calcext:value-type="float">
            <text:p>-3.0141102156</text:p>
          </table:table-cell>
          <table:table-cell office:value-type="float" office:value="-0.826569958806388" calcext:value-type="float">
            <text:p>-0.8265699588</text:p>
          </table:table-cell>
          <table:table-cell office:value-type="float" office:value="-2.52105404035942" calcext:value-type="float">
            <text:p>-2.5210540404</text:p>
          </table:table-cell>
          <table:table-cell office:value-type="float" office:value="-0.992649555363803" calcext:value-type="float">
            <text:p>-0.9926495554</text:p>
          </table:table-cell>
          <table:table-cell office:value-type="float" office:value="-3.50716639075735" calcext:value-type="float">
            <text:p>-3.5071663908</text:p>
          </table:table-cell>
          <table:table-cell office:value-type="float" office:value="-1.37812882943954" calcext:value-type="float">
            <text:p>-1.3781288294</text:p>
          </table:table-cell>
          <table:table-cell office:value-type="float" office:value="-3.18872372832337" calcext:value-type="float">
            <text:p>-3.1887237283</text:p>
          </table:table-cell>
          <table:table-cell office:value-type="float" office:value="-1.29508903116084" calcext:value-type="float">
            <text:p>-1.2950890312</text:p>
          </table:table-cell>
          <table:table-cell office:value-type="float" office:value="-2.69566755312441" calcext:value-type="float">
            <text:p>-2.6956675531</text:p>
          </table:table-cell>
          <table:table-cell office:value-type="float" office:value="-1.46116862771825" calcext:value-type="float">
            <text:p>-1.4611686277</text:p>
          </table:table-cell>
          <table:table-cell office:value-type="float" office:value="-3.68177990352234" calcext:value-type="float">
            <text:p>-3.6817799035</text:p>
          </table:table-cell>
          <table:table-cell office:value-type="float" office:value="-1.21204923288213" calcext:value-type="float">
            <text:p>-1.2120492329</text:p>
          </table:table-cell>
          <table:table-cell office:value-type="float" office:value="-2.20261137792545" calcext:value-type="float">
            <text:p>-2.2026113779</text:p>
          </table:table-cell>
          <table:table-cell office:value-type="float" office:value="-1.76360810351528" calcext:value-type="float">
            <text:p>-1.7636081035</text:p>
          </table:table-cell>
          <table:table-cell office:value-type="float" office:value="-2.8702810658894" calcext:value-type="float">
            <text:p>-2.8702810659</text:p>
          </table:table-cell>
          <table:table-cell office:value-type="float" office:value="-1.68056830523658" calcext:value-type="float">
            <text:p>-1.6805683052</text:p>
          </table:table-cell>
          <table:table-cell office:value-type="float" office:value="-2.37722489069043" calcext:value-type="float">
            <text:p>-2.3772248907</text:p>
          </table:table-cell>
          <table:table-cell office:value-type="float" office:value="-1.84664790179399" calcext:value-type="float">
            <text:p>-1.8466479018</text:p>
          </table:table-cell>
          <table:table-cell office:value-type="float" office:value="-3.36333724108836" calcext:value-type="float">
            <text:p>-3.3633372411</text:p>
          </table:table-cell>
          <table:table-cell office:value-type="float" office:value="-2.14908737759102" calcext:value-type="float">
            <text:p>-2.1490873776</text:p>
          </table:table-cell>
          <table:table-cell office:value-type="float" office:value="-2.55183840345542" calcext:value-type="float">
            <text:p>-2.5518384035</text:p>
          </table:table-cell>
          <table:table-cell office:value-type="float" office:value="-2.23212717586973" calcext:value-type="float">
            <text:p>-2.2321271759</text:p>
          </table:table-cell>
          <table:table-cell office:value-type="float" office:value="-3.04489457865438" calcext:value-type="float">
            <text:p>-3.0448945787</text:p>
          </table:table-cell>
          <table:table-cell office:value-type="float" office:value="-2.06604757931232" calcext:value-type="float">
            <text:p>-2.0660475793</text:p>
          </table:table-cell>
          <table:table-cell office:value-type="float" office:value="-2.05878222825645" calcext:value-type="float">
            <text:p>-2.0587822283</text:p>
          </table:table-cell>
          <table:table-cell office:value-type="float" office:value="-2.31516697414844" calcext:value-type="float">
            <text:p>-2.3151669741</text:p>
          </table:table-cell>
          <table:table-cell office:value-type="float" office:value="-3.53795075385335" calcext:value-type="float">
            <text:p>-3.5379507539</text:p>
          </table:table-cell>
          <table:table-cell office:value-type="float" office:value="-2.61760644994547" calcext:value-type="float">
            <text:p>-2.6176064499</text:p>
          </table:table-cell>
          <table:table-cell office:value-type="float" office:value="-2.7264519162204" calcext:value-type="float">
            <text:p>-2.7264519162</text:p>
          </table:table-cell>
          <table:table-cell office:value-type="float" office:value="-2.53456665166676" calcext:value-type="float">
            <text:p>-2.5345666517</text:p>
          </table:table-cell>
          <table:table-cell office:value-type="float" office:value="-2.23339574102144" calcext:value-type="float">
            <text:p>-2.233395741</text:p>
          </table:table-cell>
          <table:table-cell office:value-type="float" office:value="-2.70064624822418" calcext:value-type="float">
            <text:p>-2.7006462482</text:p>
          </table:table-cell>
          <table:table-cell office:value-type="float" office:value="-3.21950809141937" calcext:value-type="float">
            <text:p>-3.219508091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9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88]</text:p>
          </table:table-cell>
          <table:table-cell office:value-type="float" office:value="-1" calcext:value-type="float">
            <text:p>-1</text:p>
          </table:table-cell>
          <table:table-cell office:value-type="float" office:value="-3.04656725036739" calcext:value-type="float">
            <text:p>-3.0465672504</text:p>
          </table:table-cell>
          <table:table-cell office:value-type="float" office:value="-2.67997542020866" calcext:value-type="float">
            <text:p>-2.6799754202</text:p>
          </table:table-cell>
          <table:table-cell office:value-type="float" office:value="-3.30386907863017" calcext:value-type="float">
            <text:p>-3.3038690786</text:p>
          </table:table-cell>
          <table:table-cell office:value-type="float" office:value="-3.11468550966548" calcext:value-type="float">
            <text:p>-3.1146855097</text:p>
          </table:table-cell>
          <table:table-cell office:value-type="float" office:value="-2.54200201638002" calcext:value-type="float">
            <text:p>-2.5420020164</text:p>
          </table:table-cell>
          <table:table-cell office:value-type="float" office:value="-2.8648719161227" calcext:value-type="float">
            <text:p>-2.8648719161</text:p>
          </table:table-cell>
          <table:table-cell office:value-type="float" office:value="-4.1526861837516" calcext:value-type="float">
            <text:p>-4.1526861838</text:p>
          </table:table-cell>
          <table:table-cell office:value-type="float" office:value="-2.74555208191321" calcext:value-type="float">
            <text:p>-2.7455520819</text:p>
          </table:table-cell>
          <table:table-cell office:value-type="float" office:value="-2.71056494599001" calcext:value-type="float">
            <text:p>-2.710564946</text:p>
          </table:table-cell>
          <table:table-cell office:value-type="float" office:value="-2.28067788804813" calcext:value-type="float">
            <text:p>-2.280677888</text:p>
          </table:table-cell>
          <table:table-cell office:value-type="float" office:value="-2.95048378464921" calcext:value-type="float">
            <text:p>-2.9504837846</text:p>
          </table:table-cell>
          <table:table-cell office:value-type="float" office:value="-1.8488994491208" calcext:value-type="float">
            <text:p>-1.8488994491</text:p>
          </table:table-cell>
          <table:table-cell office:value-type="float" office:value="-4.52799251518193" calcext:value-type="float">
            <text:p>-4.5279925152</text:p>
          </table:table-cell>
          <table:table-cell office:value-type="float" office:value="-2.2474218250386" calcext:value-type="float">
            <text:p>-2.247421825</text:p>
          </table:table-cell>
          <table:table-cell office:value-type="float" office:value="-3.64827181165258" calcext:value-type="float">
            <text:p>-3.6482718117</text:p>
          </table:table-cell>
          <table:table-cell office:value-type="float" office:value="-2.66575212089361" calcext:value-type="float">
            <text:p>-2.6657521209</text:p>
          </table:table-cell>
          <table:table-cell office:value-type="float" office:value="-3.42016206650949" calcext:value-type="float">
            <text:p>-3.4201620665</text:p>
          </table:table-cell>
          <table:table-cell office:value-type="float" office:value="-1.90703229848679" calcext:value-type="float">
            <text:p>-1.9070322985</text:p>
          </table:table-cell>
          <table:table-cell office:value-type="float" office:value="-3.19088075301556" calcext:value-type="float">
            <text:p>-3.190880753</text:p>
          </table:table-cell>
          <table:table-cell office:value-type="float" office:value="-2.27624499323345" calcext:value-type="float">
            <text:p>-2.2762449932</text:p>
          </table:table-cell>
          <table:table-cell office:value-type="float" office:value="-4.08968457638072" calcext:value-type="float">
            <text:p>-4.0896845764</text:p>
          </table:table-cell>
          <table:table-cell office:value-type="float" office:value="-2.23400965869392" calcext:value-type="float">
            <text:p>-2.2340096587</text:p>
          </table:table-cell>
          <table:table-cell office:value-type="float" office:value="-3.89112100867826" calcext:value-type="float">
            <text:p>-3.8911210087</text:p>
          </table:table-cell>
          <table:table-cell office:value-type="float" office:value="-1.71864155882236" calcext:value-type="float">
            <text:p>-1.7186415588</text:p>
          </table:table-cell>
          <table:table-cell office:value-type="float" office:value="-3.68982478202547" calcext:value-type="float">
            <text:p>-3.689824782</text:p>
          </table:table-cell>
          <table:table-cell office:value-type="float" office:value="-2.23436098517098" calcext:value-type="float">
            <text:p>-2.2343609852</text:p>
          </table:table-cell>
          <table:table-cell office:value-type="float" office:value="-4.25211116745573" calcext:value-type="float">
            <text:p>-4.2521111675</text:p>
          </table:table-cell>
          <table:table-cell office:value-type="float" office:value="-1.38950373189699" calcext:value-type="float">
            <text:p>-1.3895037319</text:p>
          </table:table-cell>
          <table:table-cell office:value-type="float" office:value="-3.47290339744962" calcext:value-type="float">
            <text:p>-3.4729033974</text:p>
          </table:table-cell>
          <table:table-cell office:value-type="float" office:value="-1.41327695439634" calcext:value-type="float">
            <text:p>-1.4132769544</text:p>
          </table:table-cell>
          <table:table-cell office:value-type="float" office:value="-1.86798531595795" calcext:value-type="float">
            <text:p>-1.867985316</text:p>
          </table:table-cell>
          <table:table-cell office:value-type="float" office:value="0.561097135137624" calcext:value-type="float">
            <text:p>0.5610971351</text:p>
          </table:table-cell>
          <table:table-cell office:value-type="float" office:value="-2.33992797059139" calcext:value-type="float">
            <text:p>-2.3399279706</text:p>
          </table:table-cell>
          <table:table-cell office:value-type="float" office:value="1.19941723975084" calcext:value-type="float">
            <text:p>1.1994172398</text:p>
          </table:table-cell>
          <table:table-cell office:value-type="float" office:value="-4.57826909996325" calcext:value-type="float">
            <text:p>-4.5782691</text:p>
          </table:table-cell>
          <table:table-cell office:value-type="float" office:value="-1.70945612694553" calcext:value-type="float">
            <text:p>-1.7094561269</text:p>
          </table:table-cell>
          <table:table-cell office:value-type="float" office:value="-3.90920051142747" calcext:value-type="float">
            <text:p>-3.9092005114</text:p>
          </table:table-cell>
          <table:table-cell office:value-type="float" office:value="-1.10340458780433" calcext:value-type="float">
            <text:p>-1.1034045878</text:p>
          </table:table-cell>
          <table:table-cell office:value-type="float" office:value="-3.73569869632459" calcext:value-type="float">
            <text:p>-3.7356986963</text:p>
          </table:table-cell>
          <table:table-cell office:value-type="float" office:value="-0.686181018445527" calcext:value-type="float">
            <text:p>-0.6861810184</text:p>
          </table:table-cell>
          <table:table-cell office:value-type="float" office:value="17.014" calcext:value-type="float">
            <text:p>17.014</text:p>
          </table:table-cell>
          <table:table-cell office:value-type="float" office:value="2.05" calcext:value-type="float">
            <text:p>2.05</text:p>
          </table:table-cell>
          <table:table-cell office:value-type="float" office:value="-2.78200000000001" calcext:value-type="float">
            <text:p>-2.78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3.62999999999994" calcext:value-type="float">
            <text:p>3.63</text:p>
          </table:table-cell>
          <table:table-cell office:value-type="float" office:value="-3.0321743541972" calcext:value-type="float">
            <text:p>-3.0321743542</text:p>
          </table:table-cell>
          <table:table-cell office:value-type="float" office:value="-2.69340647384116" calcext:value-type="float">
            <text:p>-2.6934064738</text:p>
          </table:table-cell>
          <table:table-cell office:value-type="float" office:value="-3.17819213942124" calcext:value-type="float">
            <text:p>-3.1781921394</text:p>
          </table:table-cell>
          <table:table-cell office:value-type="float" office:value="-2.21520274487383" calcext:value-type="float">
            <text:p>-2.2152027449</text:p>
          </table:table-cell>
          <table:table-cell office:value-type="float" office:value="-3.51931982427938" calcext:value-type="float">
            <text:p>-3.5193198243</text:p>
          </table:table-cell>
          <table:table-cell office:value-type="float" office:value="-2.58075972076585" calcext:value-type="float">
            <text:p>-2.5807597208</text:p>
          </table:table-cell>
          <table:table-cell office:value-type="float" office:value="-3.66533760950342" calcext:value-type="float">
            <text:p>-3.6653376095</text:p>
          </table:table-cell>
          <table:table-cell office:value-type="float" office:value="-2.10255599179852" calcext:value-type="float">
            <text:p>-2.1025559918</text:p>
          </table:table-cell>
          <table:table-cell office:value-type="float" office:value="-3.32420992464528" calcext:value-type="float">
            <text:p>-3.3242099246</text:p>
          </table:table-cell>
          <table:table-cell office:value-type="float" office:value="-1.73699901590649" calcext:value-type="float">
            <text:p>-1.7369990159</text:p>
          </table:table-cell>
          <table:table-cell office:value-type="float" office:value="-4.00646529436156" calcext:value-type="float">
            <text:p>-4.0064652944</text:p>
          </table:table-cell>
          <table:table-cell office:value-type="float" office:value="-2.46811296769054" calcext:value-type="float">
            <text:p>-2.4681129677</text:p>
          </table:table-cell>
          <table:table-cell office:value-type="float" office:value="-4.1524830795856" calcext:value-type="float">
            <text:p>-4.1524830796</text:p>
          </table:table-cell>
          <table:table-cell office:value-type="float" office:value="-1.98990923872321" calcext:value-type="float">
            <text:p>-1.9899092387</text:p>
          </table:table-cell>
          <table:table-cell office:value-type="float" office:value="-3.81135539472746" calcext:value-type="float">
            <text:p>-3.8113553947</text:p>
          </table:table-cell>
          <table:table-cell office:value-type="float" office:value="-1.62435226283118" calcext:value-type="float">
            <text:p>-1.6243522628</text:p>
          </table:table-cell>
          <table:table-cell office:value-type="float" office:value="-4.49361076444374" calcext:value-type="float">
            <text:p>-4.4936107644</text:p>
          </table:table-cell>
          <table:table-cell office:value-type="float" office:value="-2.35546621461524" calcext:value-type="float">
            <text:p>-2.3554662146</text:p>
          </table:table-cell>
          <table:table-cell office:value-type="float" office:value="-3.47022770986932" calcext:value-type="float">
            <text:p>-3.4702277099</text:p>
          </table:table-cell>
          <table:table-cell office:value-type="float" office:value="-1.25879528693915" calcext:value-type="float">
            <text:p>-1.2587952869</text:p>
          </table:table-cell>
          <table:table-cell office:value-type="float" office:value="-4.29850086480964" calcext:value-type="float">
            <text:p>-4.2985008648</text:p>
          </table:table-cell>
          <table:table-cell office:value-type="float" office:value="-1.51170550975587" calcext:value-type="float">
            <text:p>-1.5117055098</text:p>
          </table:table-cell>
          <table:table-cell office:value-type="float" office:value="-3.9573731799515" calcext:value-type="float">
            <text:p>-3.95737318</text:p>
          </table:table-cell>
          <table:table-cell office:value-type="float" office:value="-1.14614853386384" calcext:value-type="float">
            <text:p>-1.1461485339</text:p>
          </table:table-cell>
          <table:table-cell office:value-type="float" office:value="-4.63962854966778" calcext:value-type="float">
            <text:p>-4.6396285497</text:p>
          </table:table-cell>
          <table:table-cell office:value-type="float" office:value="-1.8772624856479" calcext:value-type="float">
            <text:p>-1.8772624856</text:p>
          </table:table-cell>
          <table:table-cell office:value-type="float" office:value="-4.44451865003368" calcext:value-type="float">
            <text:p>-4.44451865</text:p>
          </table:table-cell>
          <table:table-cell office:value-type="float" office:value="-1.03350178078854" calcext:value-type="float">
            <text:p>-1.0335017808</text:p>
          </table:table-cell>
          <table:table-cell office:value-type="float" office:value="-4.78564633489182" calcext:value-type="float">
            <text:p>-4.7856463349</text:p>
          </table:table-cell>
          <table:table-cell office:value-type="float" office:value="-1.39905875668056" calcext:value-type="float">
            <text:p>-1.3990587567</text:p>
          </table:table-cell>
          <table:table-cell office:value-type="float" office:value="-4.10339096517554" calcext:value-type="float">
            <text:p>-4.1033909652</text:p>
          </table:table-cell>
          <table:table-cell office:value-type="float" office:value="-0.667944804896508" calcext:value-type="float">
            <text:p>-0.6679448049</text:p>
          </table:table-cell>
          <table:table-cell office:value-type="float" office:value="-5.12677401974997" calcext:value-type="float">
            <text:p>-5.1267740197</text:p>
          </table:table-cell>
          <table:table-cell office:value-type="float" office:value="-1.76461573257259" calcext:value-type="float">
            <text:p>-1.7646157326</text:p>
          </table:table-cell>
          <table:table-cell office:value-type="float" office:value="-4.93166412011586" calcext:value-type="float">
            <text:p>-4.9316641201</text:p>
          </table:table-cell>
          <table:table-cell office:value-type="float" office:value="-0.920855027713225" calcext:value-type="float">
            <text:p>-0.9208550277</text:p>
          </table:table-cell>
          <table:table-cell office:value-type="float" office:value="-4.59053643525772" calcext:value-type="float">
            <text:p>-4.5905364353</text:p>
          </table:table-cell>
          <table:table-cell office:value-type="float" office:value="-0.555298051821198" calcext:value-type="float">
            <text:p>-0.5552980518</text:p>
          </table:table-cell>
          <table:table-cell office:value-type="float" office:value="-5.27279180497401" calcext:value-type="float">
            <text:p>-5.272791805</text:p>
          </table:table-cell>
          <table:table-cell office:value-type="float" office:value="-1.28641200360525" calcext:value-type="float">
            <text:p>-1.286412003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88]</text:p>
          </table:table-cell>
          <table:table-cell office:value-type="float" office:value="-2" calcext:value-type="float">
            <text:p>-2</text:p>
          </table:table-cell>
          <table:table-cell office:value-type="float" office:value="-3.01828616108968" calcext:value-type="float">
            <text:p>-3.0182861611</text:p>
          </table:table-cell>
          <table:table-cell office:value-type="float" office:value="-2.70826287306794" calcext:value-type="float">
            <text:p>-2.7082628731</text:p>
          </table:table-cell>
          <table:table-cell office:value-type="float" office:value="-3.2968625033823" calcext:value-type="float">
            <text:p>-3.2968625034</text:p>
          </table:table-cell>
          <table:table-cell office:value-type="float" office:value="-3.15406707773096" calcext:value-type="float">
            <text:p>-3.1540670777</text:p>
          </table:table-cell>
          <table:table-cell office:value-type="float" office:value="-2.50247547982838" calcext:value-type="float">
            <text:p>-2.5024754798</text:p>
          </table:table-cell>
          <table:table-cell office:value-type="float" office:value="-2.87100811268339" calcext:value-type="float">
            <text:p>-2.8710081127</text:p>
          </table:table-cell>
          <table:table-cell office:value-type="float" office:value="-4.12637548120316" calcext:value-type="float">
            <text:p>-4.1263754812</text:p>
          </table:table-cell>
          <table:table-cell office:value-type="float" office:value="-2.77568092077911" calcext:value-type="float">
            <text:p>-2.7756809208</text:p>
          </table:table-cell>
          <table:table-cell office:value-type="float" office:value="-2.70773886900293" calcext:value-type="float">
            <text:p>-2.707738869</text:p>
          </table:table-cell>
          <table:table-cell office:value-type="float" office:value="-2.32057792926193" calcext:value-type="float">
            <text:p>-2.3205779293</text:p>
          </table:table-cell>
          <table:table-cell office:value-type="float" office:value="-2.91249880457326" calcext:value-type="float">
            <text:p>-2.9124988046</text:p>
          </table:table-cell>
          <table:table-cell office:value-type="float" office:value="-1.86143504996916" calcext:value-type="float">
            <text:p>-1.86143505</text:p>
          </table:table-cell>
          <table:table-cell office:value-type="float" office:value="-4.48906016863219" calcext:value-type="float">
            <text:p>-4.4890601686</text:p>
          </table:table-cell>
          <table:table-cell office:value-type="float" office:value="-2.25660182461001" calcext:value-type="float">
            <text:p>-2.2566018246</text:p>
          </table:table-cell>
          <table:table-cell office:value-type="float" office:value="-3.62454185371867" calcext:value-type="float">
            <text:p>-3.6245418537</text:p>
          </table:table-cell>
          <table:table-cell office:value-type="float" office:value="-2.6979528832519" calcext:value-type="float">
            <text:p>-2.6979528833</text:p>
          </table:table-cell>
          <table:table-cell office:value-type="float" office:value="-3.38020105706381" calcext:value-type="float">
            <text:p>-3.3802010571</text:p>
          </table:table-cell>
          <table:table-cell office:value-type="float" office:value="-1.90879800630011" calcext:value-type="float">
            <text:p>-1.9087980063</text:p>
          </table:table-cell>
          <table:table-cell office:value-type="float" office:value="-3.17936662188184" calcext:value-type="float">
            <text:p>-3.1793666219</text:p>
          </table:table-cell>
          <table:table-cell office:value-type="float" office:value="-2.31455197411469" calcext:value-type="float">
            <text:p>-2.3145519741</text:p>
          </table:table-cell>
          <table:table-cell office:value-type="float" office:value="-4.05765906205586" calcext:value-type="float">
            <text:p>-4.0576590621</text:p>
          </table:table-cell>
          <table:table-cell office:value-type="float" office:value="-2.2579756018681" calcext:value-type="float">
            <text:p>-2.2579756019</text:p>
          </table:table-cell>
          <table:table-cell office:value-type="float" office:value="-3.86784756045763" calcext:value-type="float">
            <text:p>-3.8678475605</text:p>
          </table:table-cell>
          <table:table-cell office:value-type="float" office:value="-1.75117379833829" calcext:value-type="float">
            <text:p>-1.7511737983</text:p>
          </table:table-cell>
          <table:table-cell office:value-type="float" office:value="-3.65355454748627" calcext:value-type="float">
            <text:p>-3.6535545475</text:p>
          </table:table-cell>
          <table:table-cell office:value-type="float" office:value="-2.25122722620066" calcext:value-type="float">
            <text:p>-2.2512272262</text:p>
          </table:table-cell>
          <table:table-cell office:value-type="float" office:value="-4.23050757719065" calcext:value-type="float">
            <text:p>-4.2305075772</text:p>
          </table:table-cell>
          <table:table-cell office:value-type="float" office:value="-1.42316802882501" calcext:value-type="float">
            <text:p>-1.4231680288</text:p>
          </table:table-cell>
          <table:table-cell office:value-type="float" office:value="-3.4418490470918" calcext:value-type="float">
            <text:p>-3.4418490471</text:p>
          </table:table-cell>
          <table:table-cell office:value-type="float" office:value="-1.43848860495424" calcext:value-type="float">
            <text:p>-1.438488605</text:p>
          </table:table-cell>
          <table:table-cell office:value-type="float" office:value="-1.84792197186056" calcext:value-type="float">
            <text:p>-1.8479219719</text:p>
          </table:table-cell>
          <table:table-cell office:value-type="float" office:value="0.526492768019736" calcext:value-type="float">
            <text:p>0.526492768</text:p>
          </table:table-cell>
          <table:table-cell office:value-type="float" office:value="-2.30624504226656" calcext:value-type="float">
            <text:p>-2.3062450423</text:p>
          </table:table-cell>
          <table:table-cell office:value-type="float" office:value="1.17784270987267" calcext:value-type="float">
            <text:p>1.1778427099</text:p>
          </table:table-cell>
          <table:table-cell office:value-type="float" office:value="-4.54854393767391" calcext:value-type="float">
            <text:p>-4.5485439377</text:p>
          </table:table-cell>
          <table:table-cell office:value-type="float" office:value="-1.73622205167964" calcext:value-type="float">
            <text:p>-1.7362220517</text:p>
          </table:table-cell>
          <table:table-cell office:value-type="float" office:value="-3.89051120514978" calcext:value-type="float">
            <text:p>-3.8905112051</text:p>
          </table:table-cell>
          <table:table-cell office:value-type="float" office:value="-1.1387699639632" calcext:value-type="float">
            <text:p>-1.138769964</text:p>
          </table:table-cell>
          <table:table-cell office:value-type="float" office:value="-3.70494813162817" calcext:value-type="float">
            <text:p>-3.7049481316</text:p>
          </table:table-cell>
          <table:table-cell office:value-type="float" office:value="-0.71176231573185" calcext:value-type="float">
            <text:p>-0.7117623157</text:p>
          </table:table-cell>
          <table:table-cell office:value-type="float" office:value="16.986" calcext:value-type="float">
            <text:p>16.986</text:p>
          </table:table-cell>
          <table:table-cell office:value-type="float" office:value="2.05" calcext:value-type="float">
            <text:p>2.05</text:p>
          </table:table-cell>
          <table:table-cell office:value-type="float" office:value="-2.76800000000001" calcext:value-type="float">
            <text:p>-2.76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3.61999999999994" calcext:value-type="float">
            <text:p>3.62</text:p>
          </table:table-cell>
          <table:table-cell office:value-type="float" office:value="-3.0321743541972" calcext:value-type="float">
            <text:p>-3.0321743542</text:p>
          </table:table-cell>
          <table:table-cell office:value-type="float" office:value="-2.69340647384116" calcext:value-type="float">
            <text:p>-2.6934064738</text:p>
          </table:table-cell>
          <table:table-cell office:value-type="float" office:value="-2.91909663325194" calcext:value-type="float">
            <text:p>-2.9190966333</text:p>
          </table:table-cell>
          <table:table-cell office:value-type="float" office:value="-3.18045208672134" calcext:value-type="float">
            <text:p>-3.1804520867</text:p>
          </table:table-cell>
          <table:table-cell office:value-type="float" office:value="-2.55384162016858" calcext:value-type="float">
            <text:p>-2.5538416202</text:p>
          </table:table-cell>
          <table:table-cell office:value-type="float" office:value="-2.83900110134061" calcext:value-type="float">
            <text:p>-2.8390011013</text:p>
          </table:table-cell>
          <table:table-cell office:value-type="float" office:value="-2.44076389922332" calcext:value-type="float">
            <text:p>-2.4407638992</text:p>
          </table:table-cell>
          <table:table-cell office:value-type="float" office:value="-3.32604671422079" calcext:value-type="float">
            <text:p>-3.3260467142</text:p>
          </table:table-cell>
          <table:table-cell office:value-type="float" office:value="-2.80601891230669" calcext:value-type="float">
            <text:p>-2.8060189123</text:p>
          </table:table-cell>
          <table:table-cell office:value-type="float" office:value="-3.66749769960152" calcext:value-type="float">
            <text:p>-3.6674976996</text:p>
          </table:table-cell>
          <table:table-cell office:value-type="float" office:value="-2.07550888613995" calcext:value-type="float">
            <text:p>-2.0755088861</text:p>
          </table:table-cell>
          <table:table-cell office:value-type="float" office:value="-2.98459572884007" calcext:value-type="float">
            <text:p>-2.9845957288</text:p>
          </table:table-cell>
          <table:table-cell office:value-type="float" office:value="-1.9624311651947" calcext:value-type="float">
            <text:p>-1.9624311652</text:p>
          </table:table-cell>
          <table:table-cell office:value-type="float" office:value="-3.47164134172024" calcext:value-type="float">
            <text:p>-3.4716413417</text:p>
          </table:table-cell>
          <table:table-cell office:value-type="float" office:value="-2.32768617827807" calcext:value-type="float">
            <text:p>-2.3276861783</text:p>
          </table:table-cell>
          <table:table-cell office:value-type="float" office:value="-3.81309232710097" calcext:value-type="float">
            <text:p>-3.8130923271</text:p>
          </table:table-cell>
          <table:table-cell office:value-type="float" office:value="-1.59717615211133" calcext:value-type="float">
            <text:p>-1.5971761521</text:p>
          </table:table-cell>
          <table:table-cell office:value-type="float" office:value="-3.13019035633951" calcext:value-type="float">
            <text:p>-3.1301903563</text:p>
          </table:table-cell>
          <table:table-cell office:value-type="float" office:value="-2.69294119136143" calcext:value-type="float">
            <text:p>-2.6929411914</text:p>
          </table:table-cell>
          <table:table-cell office:value-type="float" office:value="-4.1545433124817" calcext:value-type="float">
            <text:p>-4.1545433125</text:p>
          </table:table-cell>
          <table:table-cell office:value-type="float" office:value="-1.84935344424945" calcext:value-type="float">
            <text:p>-1.8493534442</text:p>
          </table:table-cell>
          <table:table-cell office:value-type="float" office:value="-3.95868695460042" calcext:value-type="float">
            <text:p>-3.9586869546</text:p>
          </table:table-cell>
          <table:table-cell office:value-type="float" office:value="-2.21460845733281" calcext:value-type="float">
            <text:p>-2.2146084573</text:p>
          </table:table-cell>
          <table:table-cell office:value-type="float" office:value="-4.30013793998115" calcext:value-type="float">
            <text:p>-4.30013794</text:p>
          </table:table-cell>
          <table:table-cell office:value-type="float" office:value="-1.48409843116608" calcext:value-type="float">
            <text:p>-1.4840984312</text:p>
          </table:table-cell>
          <table:table-cell office:value-type="float" office:value="-3.61723596921969" calcext:value-type="float">
            <text:p>-3.6172359692</text:p>
          </table:table-cell>
          <table:table-cell office:value-type="float" office:value="-1.73627572330419" calcext:value-type="float">
            <text:p>-1.7362757233</text:p>
          </table:table-cell>
          <table:table-cell office:value-type="float" office:value="-4.4457325674806" calcext:value-type="float">
            <text:p>-4.4457325675</text:p>
          </table:table-cell>
          <table:table-cell office:value-type="float" office:value="-1.37102071022082" calcext:value-type="float">
            <text:p>-1.3710207102</text:p>
          </table:table-cell>
          <table:table-cell office:value-type="float" office:value="-4.10428158209987" calcext:value-type="float">
            <text:p>-4.1042815821</text:p>
          </table:table-cell>
          <table:table-cell office:value-type="float" office:value="-2.10153073638756" calcext:value-type="float">
            <text:p>-2.1015307364</text:p>
          </table:table-cell>
          <table:table-cell office:value-type="float" office:value="-4.78718355286132" calcext:value-type="float">
            <text:p>-4.7871835529</text:p>
          </table:table-cell>
          <table:table-cell office:value-type="float" office:value="-1.00576569713746" calcext:value-type="float">
            <text:p>-1.0057656971</text:p>
          </table:table-cell>
          <table:table-cell office:value-type="float" office:value="-3.76283059671914" calcext:value-type="float">
            <text:p>-3.7628305967</text:p>
          </table:table-cell>
          <table:table-cell office:value-type="float" office:value="-1.25794298927557" calcext:value-type="float">
            <text:p>-1.2579429893</text:p>
          </table:table-cell>
          <table:table-cell office:value-type="float" office:value="-4.59132719498005" calcext:value-type="float">
            <text:p>-4.591327195</text:p>
          </table:table-cell>
          <table:table-cell office:value-type="float" office:value="-1.62319800235894" calcext:value-type="float">
            <text:p>-1.6231980024</text:p>
          </table:table-cell>
          <table:table-cell office:value-type="float" office:value="-4.93277818036077" calcext:value-type="float">
            <text:p>-4.9327781804</text:p>
          </table:table-cell>
          <table:table-cell office:value-type="float" office:value="-0.892687976192201" calcext:value-type="float">
            <text:p>-0.8926879762</text:p>
          </table:table-cell>
          <table:table-cell office:value-type="float" office:value="-4.24987620959932" calcext:value-type="float">
            <text:p>-4.24987620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88]</text:p>
          </table:table-cell>
          <table:table-cell office:value-type="float" office:value="-3" calcext:value-type="float">
            <text:p>-3</text:p>
          </table:table-cell>
          <table:table-cell office:value-type="float" office:value="-3.04657043233714" calcext:value-type="float">
            <text:p>-3.0465704323</text:p>
          </table:table-cell>
          <table:table-cell office:value-type="float" office:value="-2.67997860182048" calcext:value-type="float">
            <text:p>-2.6799786018</text:p>
          </table:table-cell>
          <table:table-cell office:value-type="float" office:value="-3.29627258218668" calcext:value-type="float">
            <text:p>-3.2962725822</text:p>
          </table:table-cell>
          <table:table-cell office:value-type="float" office:value="-3.11407142805524" calcext:value-type="float">
            <text:p>-3.1140714281</text:p>
          </table:table-cell>
          <table:table-cell office:value-type="float" office:value="-2.54155362150386" calcext:value-type="float">
            <text:p>-2.5415536215</text:p>
          </table:table-cell>
          <table:table-cell office:value-type="float" office:value="-2.86247003074476" calcext:value-type="float">
            <text:p>-2.8624700307</text:p>
          </table:table-cell>
          <table:table-cell office:value-type="float" office:value="-4.15512567850564" calcext:value-type="float">
            <text:p>-4.1551256785</text:p>
          </table:table-cell>
          <table:table-cell office:value-type="float" office:value="-2.74787038041996" calcext:value-type="float">
            <text:p>-2.7478703804</text:p>
          </table:table-cell>
          <table:table-cell office:value-type="float" office:value="-2.7094660697041" calcext:value-type="float">
            <text:p>-2.7094660697</text:p>
          </table:table-cell>
          <table:table-cell office:value-type="float" office:value="-2.28061523693849" calcext:value-type="float">
            <text:p>-2.2806152369</text:p>
          </table:table-cell>
          <table:table-cell office:value-type="float" office:value="-2.95070639937165" calcext:value-type="float">
            <text:p>-2.9507063994</text:p>
          </table:table-cell>
          <table:table-cell office:value-type="float" office:value="-1.84959529913892" calcext:value-type="float">
            <text:p>-1.8495952991</text:p>
          </table:table-cell>
          <table:table-cell office:value-type="float" office:value="-4.52241059028844" calcext:value-type="float">
            <text:p>-4.5224105903</text:p>
          </table:table-cell>
          <table:table-cell office:value-type="float" office:value="-2.23451677592656" calcext:value-type="float">
            <text:p>-2.2345167759</text:p>
          </table:table-cell>
          <table:table-cell office:value-type="float" office:value="-3.6494414116769" calcext:value-type="float">
            <text:p>-3.6494414117</text:p>
          </table:table-cell>
          <table:table-cell office:value-type="float" office:value="-2.66664773968914" calcext:value-type="float">
            <text:p>-2.6666477397</text:p>
          </table:table-cell>
          <table:table-cell office:value-type="float" office:value="-3.42004321802995" calcext:value-type="float">
            <text:p>-3.420043218</text:p>
          </table:table-cell>
          <table:table-cell office:value-type="float" office:value="-1.90524804720904" calcext:value-type="float">
            <text:p>-1.9052480472</text:p>
          </table:table-cell>
          <table:table-cell office:value-type="float" office:value="-3.19013548006346" calcext:value-type="float">
            <text:p>-3.1901354801</text:p>
          </table:table-cell>
          <table:table-cell office:value-type="float" office:value="-2.2760288421877" calcext:value-type="float">
            <text:p>-2.2760288422</text:p>
          </table:table-cell>
          <table:table-cell office:value-type="float" office:value="-4.09051447178146" calcext:value-type="float">
            <text:p>-4.0905144718</text:p>
          </table:table-cell>
          <table:table-cell office:value-type="float" office:value="-2.23516064949553" calcext:value-type="float">
            <text:p>-2.2351606495</text:p>
          </table:table-cell>
          <table:table-cell office:value-type="float" office:value="-3.88713545081195" calcext:value-type="float">
            <text:p>-3.8871354508</text:p>
          </table:table-cell>
          <table:table-cell office:value-type="float" office:value="-1.7161312914976" calcext:value-type="float">
            <text:p>-1.7161312915</text:p>
          </table:table-cell>
          <table:table-cell office:value-type="float" office:value="-3.69048074986632" calcext:value-type="float">
            <text:p>-3.6904807499</text:p>
          </table:table-cell>
          <table:table-cell office:value-type="float" office:value="-2.23585011405997" calcext:value-type="float">
            <text:p>-2.2358501141</text:p>
          </table:table-cell>
          <table:table-cell office:value-type="float" office:value="-4.25620480299344" calcext:value-type="float">
            <text:p>-4.256204803</text:p>
          </table:table-cell>
          <table:table-cell office:value-type="float" office:value="-1.39251427561207" calcext:value-type="float">
            <text:p>-1.3925142756</text:p>
          </table:table-cell>
          <table:table-cell office:value-type="float" office:value="-3.47282017544731" calcext:value-type="float">
            <text:p>-3.4728201754</text:p>
          </table:table-cell>
          <table:table-cell office:value-type="float" office:value="-1.41317479037827" calcext:value-type="float">
            <text:p>-1.4131747904</text:p>
          </table:table-cell>
          <table:table-cell office:value-type="float" office:value="-1.8677425972197" calcext:value-type="float">
            <text:p>-1.8677425972</text:p>
          </table:table-cell>
          <table:table-cell office:value-type="float" office:value="0.56123672879528" calcext:value-type="float">
            <text:p>0.5612367288</text:p>
          </table:table-cell>
          <table:table-cell office:value-type="float" office:value="-2.33849845202246" calcext:value-type="float">
            <text:p>-2.338498452</text:p>
          </table:table-cell>
          <table:table-cell office:value-type="float" office:value="1.2015010605996" calcext:value-type="float">
            <text:p>1.2015010606</text:p>
          </table:table-cell>
          <table:table-cell office:value-type="float" office:value="-4.57635520551683" calcext:value-type="float">
            <text:p>-4.5763552055</text:p>
          </table:table-cell>
          <table:table-cell office:value-type="float" office:value="-1.70747255810202" calcext:value-type="float">
            <text:p>-1.7074725581</text:p>
          </table:table-cell>
          <table:table-cell office:value-type="float" office:value="-3.9128308005356" calcext:value-type="float">
            <text:p>-3.9128308005</text:p>
          </table:table-cell>
          <table:table-cell office:value-type="float" office:value="-1.10557605395228" calcext:value-type="float">
            <text:p>-1.105576054</text:p>
          </table:table-cell>
          <table:table-cell office:value-type="float" office:value="-3.73627402401179" calcext:value-type="float">
            <text:p>-3.736274024</text:p>
          </table:table-cell>
          <table:table-cell office:value-type="float" office:value="-0.686888866707442" calcext:value-type="float">
            <text:p>-0.6868888667</text:p>
          </table:table-cell>
          <table:table-cell office:value-type="float" office:value="16.958" calcext:value-type="float">
            <text:p>16.958</text:p>
          </table:table-cell>
          <table:table-cell office:value-type="float" office:value="2.05" calcext:value-type="float">
            <text:p>2.05</text:p>
          </table:table-cell>
          <table:table-cell office:value-type="float" office:value="-2.75400000000001" calcext:value-type="float">
            <text:p>-2.75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3.60999999999994" calcext:value-type="float">
            <text:p>3.61</text:p>
          </table:table-cell>
          <table:table-cell office:value-type="float" office:value="-3.0321743541972" calcext:value-type="float">
            <text:p>-3.0321743542</text:p>
          </table:table-cell>
          <table:table-cell office:value-type="float" office:value="-2.69340647384116" calcext:value-type="float">
            <text:p>-2.6934064738</text:p>
          </table:table-cell>
          <table:table-cell office:value-type="float" office:value="-3.17830137338164" calcext:value-type="float">
            <text:p>-3.1783013734</text:p>
          </table:table-cell>
          <table:table-cell office:value-type="float" office:value="-2.21523611271004" calcext:value-type="float">
            <text:p>-2.2152361127</text:p>
          </table:table-cell>
          <table:table-cell office:value-type="float" office:value="-3.51934554386575" calcext:value-type="float">
            <text:p>-3.5193455439</text:p>
          </table:table-cell>
          <table:table-cell office:value-type="float" office:value="-2.58087100406862" calcext:value-type="float">
            <text:p>-2.5808710041</text:p>
          </table:table-cell>
          <table:table-cell office:value-type="float" office:value="-3.66547256305019" calcext:value-type="float">
            <text:p>-3.6654725631</text:p>
          </table:table-cell>
          <table:table-cell office:value-type="float" office:value="-2.1027006429375" calcext:value-type="float">
            <text:p>-2.1027006429</text:p>
          </table:table-cell>
          <table:table-cell office:value-type="float" office:value="-3.32442839256607" calcext:value-type="float">
            <text:p>-3.3244283926</text:p>
          </table:table-cell>
          <table:table-cell office:value-type="float" office:value="-1.73706575157891" calcext:value-type="float">
            <text:p>-1.7370657516</text:p>
          </table:table-cell>
          <table:table-cell office:value-type="float" office:value="-4.0065167335343" calcext:value-type="float">
            <text:p>-4.0065167335</text:p>
          </table:table-cell>
          <table:table-cell office:value-type="float" office:value="-2.46833553429608" calcext:value-type="float">
            <text:p>-2.4683355343</text:p>
          </table:table-cell>
          <table:table-cell office:value-type="float" office:value="-4.15264375271874" calcext:value-type="float">
            <text:p>-4.1526437527</text:p>
          </table:table-cell>
          <table:table-cell office:value-type="float" office:value="-1.99016517316495" calcext:value-type="float">
            <text:p>-1.9901651732</text:p>
          </table:table-cell>
          <table:table-cell office:value-type="float" office:value="-3.81159958223463" calcext:value-type="float">
            <text:p>-3.8115995822</text:p>
          </table:table-cell>
          <table:table-cell office:value-type="float" office:value="-1.62453028180637" calcext:value-type="float">
            <text:p>-1.6245302818</text:p>
          </table:table-cell>
          <table:table-cell office:value-type="float" office:value="-4.49368792320286" calcext:value-type="float">
            <text:p>-4.4936879232</text:p>
          </table:table-cell>
          <table:table-cell office:value-type="float" office:value="-2.35580006452354" calcext:value-type="float">
            <text:p>-2.3558000645</text:p>
          </table:table-cell>
          <table:table-cell office:value-type="float" office:value="-3.47055541175051" calcext:value-type="float">
            <text:p>-3.4705554118</text:p>
          </table:table-cell>
          <table:table-cell office:value-type="float" office:value="-1.25889539044779" calcext:value-type="float">
            <text:p>-1.2588953904</text:p>
          </table:table-cell>
          <table:table-cell office:value-type="float" office:value="-4.29877077190318" calcext:value-type="float">
            <text:p>-4.2987707719</text:p>
          </table:table-cell>
          <table:table-cell office:value-type="float" office:value="-1.51199481203383" calcext:value-type="float">
            <text:p>-1.511994812</text:p>
          </table:table-cell>
          <table:table-cell office:value-type="float" office:value="-3.95772660141907" calcext:value-type="float">
            <text:p>-3.9577266014</text:p>
          </table:table-cell>
          <table:table-cell office:value-type="float" office:value="-1.14635992067525" calcext:value-type="float">
            <text:p>-1.1463599207</text:p>
          </table:table-cell>
          <table:table-cell office:value-type="float" office:value="-4.6398149423873" calcext:value-type="float">
            <text:p>-4.6398149424</text:p>
          </table:table-cell>
          <table:table-cell office:value-type="float" office:value="-1.87762970339241" calcext:value-type="float">
            <text:p>-1.8776297034</text:p>
          </table:table-cell>
          <table:table-cell office:value-type="float" office:value="-4.44489779108762" calcext:value-type="float">
            <text:p>-4.4448977911</text:p>
          </table:table-cell>
          <table:table-cell office:value-type="float" office:value="-1.0338244509027" calcext:value-type="float">
            <text:p>-1.0338244509</text:p>
          </table:table-cell>
          <table:table-cell office:value-type="float" office:value="-4.78594196157173" calcext:value-type="float">
            <text:p>-4.7859419616</text:p>
          </table:table-cell>
          <table:table-cell office:value-type="float" office:value="-1.39945934226128" calcext:value-type="float">
            <text:p>-1.3994593423</text:p>
          </table:table-cell>
          <table:table-cell office:value-type="float" office:value="-4.1038536206035" calcext:value-type="float">
            <text:p>-4.1038536206</text:p>
          </table:table-cell>
          <table:table-cell office:value-type="float" office:value="-0.66818955954412" calcext:value-type="float">
            <text:p>-0.6681895595</text:p>
          </table:table-cell>
          <table:table-cell office:value-type="float" office:value="-5.12698613205585" calcext:value-type="float">
            <text:p>-5.1269861321</text:p>
          </table:table-cell>
          <table:table-cell office:value-type="float" office:value="-1.76509423361987" calcext:value-type="float">
            <text:p>-1.7650942336</text:p>
          </table:table-cell>
          <table:table-cell office:value-type="float" office:value="-4.93206898075617" calcext:value-type="float">
            <text:p>-4.9320689808</text:p>
          </table:table-cell>
          <table:table-cell office:value-type="float" office:value="-0.921288981130159" calcext:value-type="float">
            <text:p>-0.9212889811</text:p>
          </table:table-cell>
          <table:table-cell office:value-type="float" office:value="-4.59102481027206" calcext:value-type="float">
            <text:p>-4.5910248103</text:p>
          </table:table-cell>
          <table:table-cell office:value-type="float" office:value="-0.555654089771577" calcext:value-type="float">
            <text:p>-0.5556540898</text:p>
          </table:table-cell>
          <table:table-cell office:value-type="float" office:value="-5.27311315124029" calcext:value-type="float">
            <text:p>-5.2731131512</text:p>
          </table:table-cell>
          <table:table-cell office:value-type="float" office:value="-1.28692387248874" calcext:value-type="float">
            <text:p>-1.286923872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88]</text:p>
          </table:table-cell>
          <table:table-cell office:value-type="float" office:value="-4" calcext:value-type="float">
            <text:p>-4</text:p>
          </table:table-cell>
          <table:table-cell office:value-type="float" office:value="-3.01828616108968" calcext:value-type="float">
            <text:p>-3.0182861611</text:p>
          </table:table-cell>
          <table:table-cell office:value-type="float" office:value="-2.70826287306794" calcext:value-type="float">
            <text:p>-2.7082628731</text:p>
          </table:table-cell>
          <table:table-cell office:value-type="float" office:value="-3.28920619384861" calcext:value-type="float">
            <text:p>-3.2892061938</text:p>
          </table:table-cell>
          <table:table-cell office:value-type="float" office:value="-3.15344230759654" calcext:value-type="float">
            <text:p>-3.1534423076</text:p>
          </table:table-cell>
          <table:table-cell office:value-type="float" office:value="-2.50170383017713" calcext:value-type="float">
            <text:p>-2.5017038302</text:p>
          </table:table-cell>
          <table:table-cell office:value-type="float" office:value="-2.86593328517034" calcext:value-type="float">
            <text:p>-2.8659332852</text:p>
          </table:table-cell>
          <table:table-cell office:value-type="float" office:value="-4.1288149759572" calcext:value-type="float">
            <text:p>-4.128814976</text:p>
          </table:table-cell>
          <table:table-cell office:value-type="float" office:value="-2.77799921928586" calcext:value-type="float">
            <text:p>-2.7779992193</text:p>
          </table:table-cell>
          <table:table-cell office:value-type="float" office:value="-2.70663999271702" calcext:value-type="float">
            <text:p>-2.7066399927</text:p>
          </table:table-cell>
          <table:table-cell office:value-type="float" office:value="-2.3205152781523" calcext:value-type="float">
            <text:p>-2.3205152782</text:p>
          </table:table-cell>
          <table:table-cell office:value-type="float" office:value="-2.91225111732087" calcext:value-type="float">
            <text:p>-2.9122511173</text:p>
          </table:table-cell>
          <table:table-cell office:value-type="float" office:value="-1.86060399035974" calcext:value-type="float">
            <text:p>-1.8606039904</text:p>
          </table:table-cell>
          <table:table-cell office:value-type="float" office:value="-4.48254721647106" calcext:value-type="float">
            <text:p>-4.4825472165</text:p>
          </table:table-cell>
          <table:table-cell office:value-type="float" office:value="-2.23782002098187" calcext:value-type="float">
            <text:p>-2.237820021</text:p>
          </table:table-cell>
          <table:table-cell office:value-type="float" office:value="-3.62489480579992" calcext:value-type="float">
            <text:p>-3.6248948058</text:p>
          </table:table-cell>
          <table:table-cell office:value-type="float" office:value="-2.69823039537102" calcext:value-type="float">
            <text:p>-2.6982303954</text:p>
          </table:table-cell>
          <table:table-cell office:value-type="float" office:value="-3.38008064133585" calcext:value-type="float">
            <text:p>-3.3800806413</text:p>
          </table:table-cell>
          <table:table-cell office:value-type="float" office:value="-1.90697792118386" calcext:value-type="float">
            <text:p>-1.9069779212</text:p>
          </table:table-cell>
          <table:table-cell office:value-type="float" office:value="-3.17946032864851" calcext:value-type="float">
            <text:p>-3.1794603286</text:p>
          </table:table-cell>
          <table:table-cell office:value-type="float" office:value="-2.31457804635936" calcext:value-type="float">
            <text:p>-2.3145780464</text:p>
          </table:table-cell>
          <table:table-cell office:value-type="float" office:value="-4.05839244868525" calcext:value-type="float">
            <text:p>-4.0583924487</text:p>
          </table:table-cell>
          <table:table-cell office:value-type="float" office:value="-2.2589970844682" calcext:value-type="float">
            <text:p>-2.2589970845</text:p>
          </table:table-cell>
          <table:table-cell office:value-type="float" office:value="-3.87047074013381" calcext:value-type="float">
            <text:p>-3.8704707401</text:p>
          </table:table-cell>
          <table:table-cell office:value-type="float" office:value="-1.75249456167526" calcext:value-type="float">
            <text:p>-1.7524945617</text:p>
          </table:table-cell>
          <table:table-cell office:value-type="float" office:value="-3.65379606240294" calcext:value-type="float">
            <text:p>-3.6537960624</text:p>
          </table:table-cell>
          <table:table-cell office:value-type="float" office:value="-2.25179482182506" calcext:value-type="float">
            <text:p>-2.2517948218</text:p>
          </table:table-cell>
          <table:table-cell office:value-type="float" office:value="-4.22917187500269" calcext:value-type="float">
            <text:p>-4.229171875</text:p>
          </table:table-cell>
          <table:table-cell office:value-type="float" office:value="-1.4219968264557" calcext:value-type="float">
            <text:p>-1.4219968265</text:p>
          </table:table-cell>
          <table:table-cell office:value-type="float" office:value="-3.44231983714291" calcext:value-type="float">
            <text:p>-3.4423198371</text:p>
          </table:table-cell>
          <table:table-cell office:value-type="float" office:value="-1.43905392025772" calcext:value-type="float">
            <text:p>-1.4390539203</text:p>
          </table:table-cell>
          <table:table-cell office:value-type="float" office:value="-1.8476792531223" calcext:value-type="float">
            <text:p>-1.8476792531</text:p>
          </table:table-cell>
          <table:table-cell office:value-type="float" office:value="0.526632361677392" calcext:value-type="float">
            <text:p>0.5266323617</text:p>
          </table:table-cell>
          <table:table-cell office:value-type="float" office:value="-2.30481552369762" calcext:value-type="float">
            <text:p>-2.3048155237</text:p>
          </table:table-cell>
          <table:table-cell office:value-type="float" office:value="1.17992653072143" calcext:value-type="float">
            <text:p>1.1799265307</text:p>
          </table:table-cell>
          <table:table-cell office:value-type="float" office:value="-4.54394659987466" calcext:value-type="float">
            <text:p>-4.5439465999</text:p>
          </table:table-cell>
          <table:table-cell office:value-type="float" office:value="-1.73091786211648" calcext:value-type="float">
            <text:p>-1.7309178621</text:p>
          </table:table-cell>
          <table:table-cell office:value-type="float" office:value="-3.89026397401924" calcext:value-type="float">
            <text:p>-3.890263974</text:p>
          </table:table-cell>
          <table:table-cell office:value-type="float" office:value="-1.13860238194951" calcext:value-type="float">
            <text:p>-1.1386023819</text:p>
          </table:table-cell>
          <table:table-cell office:value-type="float" office:value="-3.70489525085818" calcext:value-type="float">
            <text:p>-3.7048952509</text:p>
          </table:table-cell>
          <table:table-cell office:value-type="float" office:value="-0.711695571353038" calcext:value-type="float">
            <text:p>-0.7116955714</text:p>
          </table:table-cell>
          <table:table-cell office:value-type="float" office:value="16.93" calcext:value-type="float">
            <text:p>16.93</text:p>
          </table:table-cell>
          <table:table-cell office:value-type="float" office:value="2.05" calcext:value-type="float">
            <text:p>2.05</text:p>
          </table:table-cell>
          <table:table-cell office:value-type="float" office:value="-2.74000000000001" calcext:value-type="float">
            <text:p>-2.7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3.59999999999994" calcext:value-type="float">
            <text:p>3.6</text:p>
          </table:table-cell>
          <table:table-cell office:value-type="float" office:value="-3.0321743541972" calcext:value-type="float">
            <text:p>-3.0321743542</text:p>
          </table:table-cell>
          <table:table-cell office:value-type="float" office:value="-2.69340647384116" calcext:value-type="float">
            <text:p>-2.6934064738</text:p>
          </table:table-cell>
          <table:table-cell office:value-type="float" office:value="-2.91909663325194" calcext:value-type="float">
            <text:p>-2.9190966333</text:p>
          </table:table-cell>
          <table:table-cell office:value-type="float" office:value="-3.18045208672134" calcext:value-type="float">
            <text:p>-3.1804520867</text:p>
          </table:table-cell>
          <table:table-cell office:value-type="float" office:value="-2.55384162016858" calcext:value-type="float">
            <text:p>-2.5538416202</text:p>
          </table:table-cell>
          <table:table-cell office:value-type="float" office:value="-2.83900110134061" calcext:value-type="float">
            <text:p>-2.8390011013</text:p>
          </table:table-cell>
          <table:table-cell office:value-type="float" office:value="-2.44076389922332" calcext:value-type="float">
            <text:p>-2.4407638992</text:p>
          </table:table-cell>
          <table:table-cell office:value-type="float" office:value="-3.32604671422079" calcext:value-type="float">
            <text:p>-3.3260467142</text:p>
          </table:table-cell>
          <table:table-cell office:value-type="float" office:value="-2.80601891230669" calcext:value-type="float">
            <text:p>-2.8060189123</text:p>
          </table:table-cell>
          <table:table-cell office:value-type="float" office:value="-3.66749769960152" calcext:value-type="float">
            <text:p>-3.6674976996</text:p>
          </table:table-cell>
          <table:table-cell office:value-type="float" office:value="-2.07550888613995" calcext:value-type="float">
            <text:p>-2.0755088861</text:p>
          </table:table-cell>
          <table:table-cell office:value-type="float" office:value="-2.98459572884007" calcext:value-type="float">
            <text:p>-2.9845957288</text:p>
          </table:table-cell>
          <table:table-cell office:value-type="float" office:value="-1.9624311651947" calcext:value-type="float">
            <text:p>-1.9624311652</text:p>
          </table:table-cell>
          <table:table-cell office:value-type="float" office:value="-3.47164134172024" calcext:value-type="float">
            <text:p>-3.4716413417</text:p>
          </table:table-cell>
          <table:table-cell office:value-type="float" office:value="-2.32768617827807" calcext:value-type="float">
            <text:p>-2.3276861783</text:p>
          </table:table-cell>
          <table:table-cell office:value-type="float" office:value="-3.81309232710097" calcext:value-type="float">
            <text:p>-3.8130923271</text:p>
          </table:table-cell>
          <table:table-cell office:value-type="float" office:value="-1.59717615211133" calcext:value-type="float">
            <text:p>-1.5971761521</text:p>
          </table:table-cell>
          <table:table-cell office:value-type="float" office:value="-3.13019035633951" calcext:value-type="float">
            <text:p>-3.1301903563</text:p>
          </table:table-cell>
          <table:table-cell office:value-type="float" office:value="-2.69294119136143" calcext:value-type="float">
            <text:p>-2.6929411914</text:p>
          </table:table-cell>
          <table:table-cell office:value-type="float" office:value="-4.1545433124817" calcext:value-type="float">
            <text:p>-4.1545433125</text:p>
          </table:table-cell>
          <table:table-cell office:value-type="float" office:value="-1.84935344424945" calcext:value-type="float">
            <text:p>-1.8493534442</text:p>
          </table:table-cell>
          <table:table-cell office:value-type="float" office:value="-3.95868695460042" calcext:value-type="float">
            <text:p>-3.9586869546</text:p>
          </table:table-cell>
          <table:table-cell office:value-type="float" office:value="-2.21460845733281" calcext:value-type="float">
            <text:p>-2.2146084573</text:p>
          </table:table-cell>
          <table:table-cell office:value-type="float" office:value="-4.30013793998115" calcext:value-type="float">
            <text:p>-4.30013794</text:p>
          </table:table-cell>
          <table:table-cell office:value-type="float" office:value="-1.48409843116608" calcext:value-type="float">
            <text:p>-1.4840984312</text:p>
          </table:table-cell>
          <table:table-cell office:value-type="float" office:value="-3.61723596921969" calcext:value-type="float">
            <text:p>-3.6172359692</text:p>
          </table:table-cell>
          <table:table-cell office:value-type="float" office:value="-1.73627572330419" calcext:value-type="float">
            <text:p>-1.7362757233</text:p>
          </table:table-cell>
          <table:table-cell office:value-type="float" office:value="-4.4457325674806" calcext:value-type="float">
            <text:p>-4.4457325675</text:p>
          </table:table-cell>
          <table:table-cell office:value-type="float" office:value="-1.37102071022082" calcext:value-type="float">
            <text:p>-1.3710207102</text:p>
          </table:table-cell>
          <table:table-cell office:value-type="float" office:value="-4.10428158209987" calcext:value-type="float">
            <text:p>-4.1042815821</text:p>
          </table:table-cell>
          <table:table-cell office:value-type="float" office:value="-2.10153073638756" calcext:value-type="float">
            <text:p>-2.1015307364</text:p>
          </table:table-cell>
          <table:table-cell office:value-type="float" office:value="-4.78718355286132" calcext:value-type="float">
            <text:p>-4.7871835529</text:p>
          </table:table-cell>
          <table:table-cell office:value-type="float" office:value="-1.00576569713746" calcext:value-type="float">
            <text:p>-1.0057656971</text:p>
          </table:table-cell>
          <table:table-cell office:value-type="float" office:value="-3.76283059671914" calcext:value-type="float">
            <text:p>-3.7628305967</text:p>
          </table:table-cell>
          <table:table-cell office:value-type="float" office:value="-1.25794298927557" calcext:value-type="float">
            <text:p>-1.2579429893</text:p>
          </table:table-cell>
          <table:table-cell office:value-type="float" office:value="-4.59132719498005" calcext:value-type="float">
            <text:p>-4.591327195</text:p>
          </table:table-cell>
          <table:table-cell office:value-type="float" office:value="-1.62319800235894" calcext:value-type="float">
            <text:p>-1.6231980024</text:p>
          </table:table-cell>
          <table:table-cell office:value-type="float" office:value="-4.93277818036077" calcext:value-type="float">
            <text:p>-4.9327781804</text:p>
          </table:table-cell>
          <table:table-cell office:value-type="float" office:value="-0.892687976192201" calcext:value-type="float">
            <text:p>-0.8926879762</text:p>
          </table:table-cell>
          <table:table-cell office:value-type="float" office:value="-4.24987620959932" calcext:value-type="float">
            <text:p>-4.24987620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0]</text:p>
          </table:table-cell>
          <table:table-cell office:value-type="float" office:value="-1" calcext:value-type="float">
            <text:p>-1</text:p>
          </table:table-cell>
          <table:table-cell office:value-type="float" office:value="0.161181681441356" calcext:value-type="float">
            <text:p>0.1611816814</text:p>
          </table:table-cell>
          <table:table-cell office:value-type="float" office:value="-3.43112098971713" calcext:value-type="float">
            <text:p>-3.4311209897</text:p>
          </table:table-cell>
          <table:table-cell office:value-type="float" office:value="-0.295578407610695" calcext:value-type="float">
            <text:p>-0.2955784076</text:p>
          </table:table-cell>
          <table:table-cell office:value-type="float" office:value="-2.63713269224121" calcext:value-type="float">
            <text:p>-2.6371326922</text:p>
          </table:table-cell>
          <table:table-cell office:value-type="float" office:value="-1.4543429560207" calcext:value-type="float">
            <text:p>-1.454342956</text:p>
          </table:table-cell>
          <table:table-cell office:value-type="float" office:value="-3.84737152933325" calcext:value-type="float">
            <text:p>-3.8473715293</text:p>
          </table:table-cell>
          <table:table-cell office:value-type="float" office:value="-0.827596993809363" calcext:value-type="float">
            <text:p>-0.8275969938</text:p>
          </table:table-cell>
          <table:table-cell office:value-type="float" office:value="-3.49977611353378" calcext:value-type="float">
            <text:p>-3.4997761135</text:p>
          </table:table-cell>
          <table:table-cell office:value-type="float" office:value="-0.36258906669759" calcext:value-type="float">
            <text:p>-0.3625890667</text:p>
          </table:table-cell>
          <table:table-cell office:value-type="float" office:value="-3.1373501006681" calcext:value-type="float">
            <text:p>-3.1373501007</text:p>
          </table:table-cell>
          <table:table-cell office:value-type="float" office:value="-2.40463504314196" calcext:value-type="float">
            <text:p>-2.4046350431</text:p>
          </table:table-cell>
          <table:table-cell office:value-type="float" office:value="-3.58454670466143" calcext:value-type="float">
            <text:p>-3.5845467047</text:p>
          </table:table-cell>
          <table:table-cell office:value-type="float" office:value="-1.40740780213892" calcext:value-type="float">
            <text:p>-1.4074078021</text:p>
          </table:table-cell>
          <table:table-cell office:value-type="float" office:value="-3.28655262744552" calcext:value-type="float">
            <text:p>-3.2865526274</text:p>
          </table:table-cell>
          <table:table-cell office:value-type="float" office:value="-0.867218235077647" calcext:value-type="float">
            <text:p>-0.8672182351</text:p>
          </table:table-cell>
          <table:table-cell office:value-type="float" office:value="-2.89372054427669" calcext:value-type="float">
            <text:p>-2.8937205443</text:p>
          </table:table-cell>
          <table:table-cell office:value-type="float" office:value="-2.83597793196813" calcext:value-type="float">
            <text:p>-2.835977932</text:p>
          </table:table-cell>
          <table:table-cell office:value-type="float" office:value="-3.31030574381233" calcext:value-type="float">
            <text:p>-3.3103057438</text:p>
          </table:table-cell>
          <table:table-cell office:value-type="float" office:value="-0.427416964582836" calcext:value-type="float">
            <text:p>-0.4274169646</text:p>
          </table:table-cell>
          <table:table-cell office:value-type="float" office:value="-2.08052111189051" calcext:value-type="float">
            <text:p>-2.0805211119</text:p>
          </table:table-cell>
          <table:table-cell office:value-type="float" office:value="-1.92221453146413" calcext:value-type="float">
            <text:p>-1.9222145315</text:p>
          </table:table-cell>
          <table:table-cell office:value-type="float" office:value="-3.39155541091022" calcext:value-type="float">
            <text:p>-3.3915554109</text:p>
          </table:table-cell>
          <table:table-cell office:value-type="float" office:value="-0.99228056389628" calcext:value-type="float">
            <text:p>-0.9922805639</text:p>
          </table:table-cell>
          <table:table-cell office:value-type="float" office:value="-2.3155178893513" calcext:value-type="float">
            <text:p>-2.3155178894</text:p>
          </table:table-cell>
          <table:table-cell office:value-type="float" office:value="-2.16937435764395" calcext:value-type="float">
            <text:p>-2.1693743576</text:p>
          </table:table-cell>
          <table:table-cell office:value-type="float" office:value="-3.04358083037514" calcext:value-type="float">
            <text:p>-3.0435808304</text:p>
          </table:table-cell>
          <table:table-cell office:value-type="float" office:value="-1.44589006337071" calcext:value-type="float">
            <text:p>-1.4458900634</text:p>
          </table:table-cell>
          <table:table-cell office:value-type="float" office:value="-2.73689917063635" calcext:value-type="float">
            <text:p>-2.7368991706</text:p>
          </table:table-cell>
          <table:table-cell office:value-type="float" office:value="-1.86898068439448" calcext:value-type="float">
            <text:p>-1.8689806844</text:p>
          </table:table-cell>
          <table:table-cell office:value-type="float" office:value="-2.64236921517343" calcext:value-type="float">
            <text:p>-2.6423692152</text:p>
          </table:table-cell>
          <table:table-cell office:value-type="float" office:value="-2.76593599782155" calcext:value-type="float">
            <text:p>-2.7659359978</text:p>
          </table:table-cell>
          <table:table-cell office:value-type="float" office:value="-1.94353900954526" calcext:value-type="float">
            <text:p>-1.9435390095</text:p>
          </table:table-cell>
          <table:table-cell office:value-type="float" office:value="-3.31095347410365" calcext:value-type="float">
            <text:p>-3.3109534741</text:p>
          </table:table-cell>
          <table:table-cell office:value-type="float" office:value="-2.78152519850166" calcext:value-type="float">
            <text:p>-2.7815251985</text:p>
          </table:table-cell>
          <table:table-cell office:value-type="float" office:value="-2.61551187507647" calcext:value-type="float">
            <text:p>-2.6155118751</text:p>
          </table:table-cell>
          <table:table-cell office:value-type="float" office:value="-2.84661604946172" calcext:value-type="float">
            <text:p>-2.8466160495</text:p>
          </table:table-cell>
          <table:table-cell office:value-type="float" office:value="-2.34339408071916" calcext:value-type="float">
            <text:p>-2.3433940807</text:p>
          </table:table-cell>
          <table:table-cell office:value-type="float" office:value="-2.41295522832323" calcext:value-type="float">
            <text:p>-2.4129552283</text:p>
          </table:table-cell>
          <table:table-cell office:value-type="float" office:value="-2.87733921570291" calcext:value-type="float">
            <text:p>-2.8773392157</text:p>
          </table:table-cell>
          <table:table-cell office:value-type="float" office:value="-2.45539938833911" calcext:value-type="float">
            <text:p>-2.4553993883</text:p>
          </table:table-cell>
          <table:table-cell office:value-type="float" office:value="9.78999999999997" calcext:value-type="float">
            <text:p>9.79</text:p>
          </table:table-cell>
          <table:table-cell office:value-type="float" office:value="2.05" calcext:value-type="float">
            <text:p>2.05</text:p>
          </table:table-cell>
          <table:table-cell office:value-type="float" office:value="0.829999999999981" calcext:value-type="float">
            <text:p>0.83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4999999999998" calcext:value-type="float">
            <text:p>1.05</text:p>
          </table:table-cell>
          <table:table-cell office:value-type="float" office:value="0.667773885348304" calcext:value-type="float">
            <text:p>0.6677738853</text:p>
          </table:table-cell>
          <table:table-cell office:value-type="float" office:value="-3.58552185263118" calcext:value-type="float">
            <text:p>-3.5855218526</text:p>
          </table:table-cell>
          <table:table-cell office:value-type="float" office:value="0.326457940507199" calcext:value-type="float">
            <text:p>0.3264579405</text:p>
          </table:table-cell>
          <table:table-cell office:value-type="float" office:value="-3.22014064649542" calcext:value-type="float">
            <text:p>-3.2201406465</text:p>
          </table:table-cell>
          <table:table-cell office:value-type="float" office:value="0.180686506348784" calcext:value-type="float">
            <text:p>0.1806865063</text:p>
          </table:table-cell>
          <table:table-cell office:value-type="float" office:value="-3.69841952851239" calcext:value-type="float">
            <text:p>-3.6984195285</text:p>
          </table:table-cell>
          <table:table-cell office:value-type="float" office:value="-0.160629438492322" calcext:value-type="float">
            <text:p>-0.1606294385</text:p>
          </table:table-cell>
          <table:table-cell office:value-type="float" office:value="-3.33303832237663" calcext:value-type="float">
            <text:p>-3.3330383224</text:p>
          </table:table-cell>
          <table:table-cell office:value-type="float" office:value="-0.014858004333907" calcext:value-type="float">
            <text:p>-0.0148580043</text:p>
          </table:table-cell>
          <table:table-cell office:value-type="float" office:value="-2.85475944035966" calcext:value-type="float">
            <text:p>-2.8547594404</text:p>
          </table:table-cell>
          <table:table-cell office:value-type="float" office:value="-0.306400872650736" calcext:value-type="float">
            <text:p>-0.3064008727</text:p>
          </table:table-cell>
          <table:table-cell office:value-type="float" office:value="-3.81131720439359" calcext:value-type="float">
            <text:p>-3.8113172044</text:p>
          </table:table-cell>
          <table:table-cell office:value-type="float" office:value="-0.647716817491842" calcext:value-type="float">
            <text:p>-0.6477168175</text:p>
          </table:table-cell>
          <table:table-cell office:value-type="float" office:value="-3.44593599825783" calcext:value-type="float">
            <text:p>-3.4459359983</text:p>
          </table:table-cell>
          <table:table-cell office:value-type="float" office:value="-0.501945383333427" calcext:value-type="float">
            <text:p>-0.5019453833</text:p>
          </table:table-cell>
          <table:table-cell office:value-type="float" office:value="-2.96765711624086" calcext:value-type="float">
            <text:p>-2.9676571162</text:p>
          </table:table-cell>
          <table:table-cell office:value-type="float" office:value="-0.793488251650257" calcext:value-type="float">
            <text:p>-0.7934882517</text:p>
          </table:table-cell>
          <table:table-cell office:value-type="float" office:value="-3.9242148802748" calcext:value-type="float">
            <text:p>-3.9242148803</text:p>
          </table:table-cell>
          <table:table-cell office:value-type="float" office:value="-0.356173949175013" calcext:value-type="float">
            <text:p>-0.3561739492</text:p>
          </table:table-cell>
          <table:table-cell office:value-type="float" office:value="-2.4893782342239" calcext:value-type="float">
            <text:p>-2.4893782342</text:p>
          </table:table-cell>
          <table:table-cell office:value-type="float" office:value="-0.989032762332947" calcext:value-type="float">
            <text:p>-0.9890327623</text:p>
          </table:table-cell>
          <table:table-cell office:value-type="float" office:value="-3.08055479212207" calcext:value-type="float">
            <text:p>-3.0805547921</text:p>
          </table:table-cell>
          <table:table-cell office:value-type="float" office:value="-0.843261328174533" calcext:value-type="float">
            <text:p>-0.8432613282</text:p>
          </table:table-cell>
          <table:table-cell office:value-type="float" office:value="-2.6022759101051" calcext:value-type="float">
            <text:p>-2.6022759101</text:p>
          </table:table-cell>
          <table:table-cell office:value-type="float" office:value="-1.13480419649136" calcext:value-type="float">
            <text:p>-1.1348041965</text:p>
          </table:table-cell>
          <table:table-cell office:value-type="float" office:value="-3.55883367413904" calcext:value-type="float">
            <text:p>-3.5588336741</text:p>
          </table:table-cell>
          <table:table-cell office:value-type="float" office:value="-1.33034870717405" calcext:value-type="float">
            <text:p>-1.3303487072</text:p>
          </table:table-cell>
          <table:table-cell office:value-type="float" office:value="-2.71517358598631" calcext:value-type="float">
            <text:p>-2.715173586</text:p>
          </table:table-cell>
          <table:table-cell office:value-type="float" office:value="-1.47612014133247" calcext:value-type="float">
            <text:p>-1.4761201413</text:p>
          </table:table-cell>
          <table:table-cell office:value-type="float" office:value="-3.19345246800327" calcext:value-type="float">
            <text:p>-3.193452468</text:p>
          </table:table-cell>
          <table:table-cell office:value-type="float" office:value="-1.18457727301564" calcext:value-type="float">
            <text:p>-1.184577273</text:p>
          </table:table-cell>
          <table:table-cell office:value-type="float" office:value="-2.23689470396934" calcext:value-type="float">
            <text:p>-2.236894704</text:p>
          </table:table-cell>
          <table:table-cell office:value-type="float" office:value="-1.62189157549088" calcext:value-type="float">
            <text:p>-1.6218915755</text:p>
          </table:table-cell>
          <table:table-cell office:value-type="float" office:value="-3.67173135002024" calcext:value-type="float">
            <text:p>-3.67173135</text:p>
          </table:table-cell>
          <table:table-cell office:value-type="float" office:value="-1.81743608617357" calcext:value-type="float">
            <text:p>-1.8174360862</text:p>
          </table:table-cell>
          <table:table-cell office:value-type="float" office:value="-2.82807126186751" calcext:value-type="float">
            <text:p>-2.8280712619</text:p>
          </table:table-cell>
          <table:table-cell office:value-type="float" office:value="-1.67166465201516" calcext:value-type="float">
            <text:p>-1.671664652</text:p>
          </table:table-cell>
          <table:table-cell office:value-type="float" office:value="-2.34979237985055" calcext:value-type="float">
            <text:p>-2.3497923799</text:p>
          </table:table-cell>
          <table:table-cell office:value-type="float" office:value="-1.96320752033199" calcext:value-type="float">
            <text:p>-1.9632075203</text:p>
          </table:table-cell>
          <table:table-cell office:value-type="float" office:value="-3.30635014388448" calcext:value-type="float">
            <text:p>-3.306350143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0]</text:p>
          </table:table-cell>
          <table:table-cell office:value-type="float" office:value="-2" calcext:value-type="float">
            <text:p>-2</text:p>
          </table:table-cell>
          <table:table-cell office:value-type="float" office:value="0.123025194875443" calcext:value-type="float">
            <text:p>0.1230251949</text:p>
          </table:table-cell>
          <table:table-cell office:value-type="float" office:value="-3.41911755133701" calcext:value-type="float">
            <text:p>-3.4191175513</text:p>
          </table:table-cell>
          <table:table-cell office:value-type="float" office:value="-0.334404779672984" calcext:value-type="float">
            <text:p>-0.3344047797</text:p>
          </table:table-cell>
          <table:table-cell office:value-type="float" office:value="-2.6275143331046" calcext:value-type="float">
            <text:p>-2.6275143331</text:p>
          </table:table-cell>
          <table:table-cell office:value-type="float" office:value="-1.49339047280257" calcext:value-type="float">
            <text:p>-1.4933904728</text:p>
          </table:table-cell>
          <table:table-cell office:value-type="float" office:value="-3.83869446570727" calcext:value-type="float">
            <text:p>-3.8386944657</text:p>
          </table:table-cell>
          <table:table-cell office:value-type="float" office:value="-0.865883962457458" calcext:value-type="float">
            <text:p>-0.8658839625</text:p>
          </table:table-cell>
          <table:table-cell office:value-type="float" office:value="-3.48819561131066" calcext:value-type="float">
            <text:p>-3.4881956113</text:p>
          </table:table-cell>
          <table:table-cell office:value-type="float" office:value="-0.400641759983776" calcext:value-type="float">
            <text:p>-0.40064176</text:p>
          </table:table-cell>
          <table:table-cell office:value-type="float" office:value="-3.12502157546565" calcext:value-type="float">
            <text:p>-3.1250215755</text:p>
          </table:table-cell>
          <table:table-cell office:value-type="float" office:value="-2.44243481180381" calcext:value-type="float">
            <text:p>-2.4424348118</text:p>
          </table:table-cell>
          <table:table-cell office:value-type="float" office:value="-3.57146322312514" calcext:value-type="float">
            <text:p>-3.5714632231</text:p>
          </table:table-cell>
          <table:table-cell office:value-type="float" office:value="-1.4470820329338" calcext:value-type="float">
            <text:p>-1.4470820329</text:p>
          </table:table-cell>
          <table:table-cell office:value-type="float" office:value="-3.28145798213554" calcext:value-type="float">
            <text:p>-3.2814579821</text:p>
          </table:table-cell>
          <table:table-cell office:value-type="float" office:value="-0.90706685962098" calcext:value-type="float">
            <text:p>-0.9070668596</text:p>
          </table:table-cell>
          <table:table-cell office:value-type="float" office:value="-2.89024389042501" calcext:value-type="float">
            <text:p>-2.8902438904</text:p>
          </table:table-cell>
          <table:table-cell office:value-type="float" office:value="-2.86787248680774" calcext:value-type="float">
            <text:p>-2.8678724868</text:p>
          </table:table-cell>
          <table:table-cell office:value-type="float" office:value="-3.28616578996849" calcext:value-type="float">
            <text:p>-3.28616579</text:p>
          </table:table-cell>
          <table:table-cell office:value-type="float" office:value="-0.466313999228632" calcext:value-type="float">
            <text:p>-0.4663139992</text:p>
          </table:table-cell>
          <table:table-cell office:value-type="float" office:value="-2.071192623494" calcext:value-type="float">
            <text:p>-2.0711926235</text:p>
          </table:table-cell>
          <table:table-cell office:value-type="float" office:value="-1.95930149439949" calcext:value-type="float">
            <text:p>-1.9593014944</text:p>
          </table:table-cell>
          <table:table-cell office:value-type="float" office:value="-3.37657017883891" calcext:value-type="float">
            <text:p>-3.3765701788</text:p>
          </table:table-cell>
          <table:table-cell office:value-type="float" office:value="-1.03110575378463" calcext:value-type="float">
            <text:p>-1.0311057538</text:p>
          </table:table-cell>
          <table:table-cell office:value-type="float" office:value="-2.30589475939616" calcext:value-type="float">
            <text:p>-2.3058947594</text:p>
          </table:table-cell>
          <table:table-cell office:value-type="float" office:value="-2.20771856373998" calcext:value-type="float">
            <text:p>-2.2077185637</text:p>
          </table:table-cell>
          <table:table-cell office:value-type="float" office:value="-3.03219127995096" calcext:value-type="float">
            <text:p>-3.03219128</text:p>
          </table:table-cell>
          <table:table-cell office:value-type="float" office:value="-1.48576564360014" calcext:value-type="float">
            <text:p>-1.4857656436</text:p>
          </table:table-cell>
          <table:table-cell office:value-type="float" office:value="-2.73374669520166" calcext:value-type="float">
            <text:p>-2.7337466952</text:p>
          </table:table-cell>
          <table:table-cell office:value-type="float" office:value="-1.90572896819495" calcext:value-type="float">
            <text:p>-1.9057289682</text:p>
          </table:table-cell>
          <table:table-cell office:value-type="float" office:value="-2.62657163188611" calcext:value-type="float">
            <text:p>-2.6265716319</text:p>
          </table:table-cell>
          <table:table-cell office:value-type="float" office:value="-2.73574183303771" calcext:value-type="float">
            <text:p>-2.735741833</text:p>
          </table:table-cell>
          <table:table-cell office:value-type="float" office:value="-1.91730330080686" calcext:value-type="float">
            <text:p>-1.9173033008</text:p>
          </table:table-cell>
          <table:table-cell office:value-type="float" office:value="-3.33765429684828" calcext:value-type="float">
            <text:p>-3.3376542968</text:p>
          </table:table-cell>
          <table:table-cell office:value-type="float" office:value="-2.75174154417987" calcext:value-type="float">
            <text:p>-2.7517415442</text:p>
          </table:table-cell>
          <table:table-cell office:value-type="float" office:value="-2.65012394539583" calcext:value-type="float">
            <text:p>-2.6501239454</text:p>
          </table:table-cell>
          <table:table-cell office:value-type="float" office:value="-2.82656599738678" calcext:value-type="float">
            <text:p>-2.8265659974</text:p>
          </table:table-cell>
          <table:table-cell office:value-type="float" office:value="-2.38204396491485" calcext:value-type="float">
            <text:p>-2.3820439649</text:p>
          </table:table-cell>
          <table:table-cell office:value-type="float" office:value="-2.40265054726752" calcext:value-type="float">
            <text:p>-2.4026505473</text:p>
          </table:table-cell>
          <table:table-cell office:value-type="float" office:value="-2.90294761348877" calcext:value-type="float">
            <text:p>-2.9029476135</text:p>
          </table:table-cell>
          <table:table-cell office:value-type="float" office:value="-2.42467138868341" calcext:value-type="float">
            <text:p>-2.4246713887</text:p>
          </table:table-cell>
          <table:table-cell office:value-type="float" office:value="9.76199999999997" calcext:value-type="float">
            <text:p>9.762</text:p>
          </table:table-cell>
          <table:table-cell office:value-type="float" office:value="2.05" calcext:value-type="float">
            <text:p>2.05</text:p>
          </table:table-cell>
          <table:table-cell office:value-type="float" office:value="0.843999999999981" calcext:value-type="float">
            <text:p>0.84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3999999999998" calcext:value-type="float">
            <text:p>1.04</text:p>
          </table:table-cell>
          <table:table-cell office:value-type="float" office:value="0.617289128076846" calcext:value-type="float">
            <text:p>0.6172891281</text:p>
          </table:table-cell>
          <table:table-cell office:value-type="float" office:value="-3.57306034055431" calcext:value-type="float">
            <text:p>-3.5730603406</text:p>
          </table:table-cell>
          <table:table-cell office:value-type="float" office:value="0.27820706832403" calcext:value-type="float">
            <text:p>0.2782070683</text:p>
          </table:table-cell>
          <table:table-cell office:value-type="float" office:value="-3.20560509599548" calcext:value-type="float">
            <text:p>-3.205605096</text:p>
          </table:table-cell>
          <table:table-cell office:value-type="float" office:value="0.12952252165867" calcext:value-type="float">
            <text:p>0.1295225217</text:p>
          </table:table-cell>
          <table:table-cell office:value-type="float" office:value="-3.68298639598839" calcext:value-type="float">
            <text:p>-3.682986396</text:p>
          </table:table-cell>
          <table:table-cell office:value-type="float" office:value="-0.209559538094146" calcext:value-type="float">
            <text:p>-0.2095595381</text:p>
          </table:table-cell>
          <table:table-cell office:value-type="float" office:value="-3.31553115142956" calcext:value-type="float">
            <text:p>-3.3155311514</text:p>
          </table:table-cell>
          <table:table-cell office:value-type="float" office:value="-0.0608749914287855" calcext:value-type="float">
            <text:p>-0.0608749914</text:p>
          </table:table-cell>
          <table:table-cell office:value-type="float" office:value="-2.83814985143665" calcext:value-type="float">
            <text:p>-2.8381498514</text:p>
          </table:table-cell>
          <table:table-cell office:value-type="float" office:value="-0.358244084759506" calcext:value-type="float">
            <text:p>-0.3582440848</text:p>
          </table:table-cell>
          <table:table-cell office:value-type="float" office:value="-3.79291245142247" calcext:value-type="float">
            <text:p>-3.7929124514</text:p>
          </table:table-cell>
          <table:table-cell office:value-type="float" office:value="-0.697326144512322" calcext:value-type="float">
            <text:p>-0.6973261445</text:p>
          </table:table-cell>
          <table:table-cell office:value-type="float" office:value="-3.42545720686364" calcext:value-type="float">
            <text:p>-3.4254572069</text:p>
          </table:table-cell>
          <table:table-cell office:value-type="float" office:value="-0.548641597846962" calcext:value-type="float">
            <text:p>-0.5486415978</text:p>
          </table:table-cell>
          <table:table-cell office:value-type="float" office:value="-2.94807590687073" calcext:value-type="float">
            <text:p>-2.9480759069</text:p>
          </table:table-cell>
          <table:table-cell office:value-type="float" office:value="-0.846010691177682" calcext:value-type="float">
            <text:p>-0.8460106912</text:p>
          </table:table-cell>
          <table:table-cell office:value-type="float" office:value="-3.90283850685654" calcext:value-type="float">
            <text:p>-3.9028385069</text:p>
          </table:table-cell>
          <table:table-cell office:value-type="float" office:value="-0.399957051181601" calcext:value-type="float">
            <text:p>-0.3999570512</text:p>
          </table:table-cell>
          <table:table-cell office:value-type="float" office:value="-2.47069460687783" calcext:value-type="float">
            <text:p>-2.4706946069</text:p>
          </table:table-cell>
          <table:table-cell office:value-type="float" office:value="-1.03640820426514" calcext:value-type="float">
            <text:p>-1.0364082043</text:p>
          </table:table-cell>
          <table:table-cell office:value-type="float" office:value="-3.05800196230481" calcext:value-type="float">
            <text:p>-3.0580019623</text:p>
          </table:table-cell>
          <table:table-cell office:value-type="float" office:value="-0.887723657599778" calcext:value-type="float">
            <text:p>-0.8877236576</text:p>
          </table:table-cell>
          <table:table-cell office:value-type="float" office:value="-2.5806206623119" calcext:value-type="float">
            <text:p>-2.5806206623</text:p>
          </table:table-cell>
          <table:table-cell office:value-type="float" office:value="-1.1850927509305" calcext:value-type="float">
            <text:p>-1.1850927509</text:p>
          </table:table-cell>
          <table:table-cell office:value-type="float" office:value="-3.53538326229772" calcext:value-type="float">
            <text:p>-3.5353832623</text:p>
          </table:table-cell>
          <table:table-cell office:value-type="float" office:value="-1.37549026401795" calcext:value-type="float">
            <text:p>-1.375490264</text:p>
          </table:table-cell>
          <table:table-cell office:value-type="float" office:value="-2.69054671774598" calcext:value-type="float">
            <text:p>-2.6905467177</text:p>
          </table:table-cell>
          <table:table-cell office:value-type="float" office:value="-1.52417481068331" calcext:value-type="float">
            <text:p>-1.5241748107</text:p>
          </table:table-cell>
          <table:table-cell office:value-type="float" office:value="-3.16792801773889" calcext:value-type="float">
            <text:p>-3.1679280177</text:p>
          </table:table-cell>
          <table:table-cell office:value-type="float" office:value="-1.22680571735259" calcext:value-type="float">
            <text:p>-1.2268057174</text:p>
          </table:table-cell>
          <table:table-cell office:value-type="float" office:value="-2.21316541775308" calcext:value-type="float">
            <text:p>-2.2131654178</text:p>
          </table:table-cell>
          <table:table-cell office:value-type="float" office:value="-1.67285935734867" calcext:value-type="float">
            <text:p>-1.6728593573</text:p>
          </table:table-cell>
          <table:table-cell office:value-type="float" office:value="-3.64530931773179" calcext:value-type="float">
            <text:p>-3.6453093177</text:p>
          </table:table-cell>
          <table:table-cell office:value-type="float" office:value="-1.86325687043613" calcext:value-type="float">
            <text:p>-1.8632568704</text:p>
          </table:table-cell>
          <table:table-cell office:value-type="float" office:value="-2.80047277318006" calcext:value-type="float">
            <text:p>-2.8004727732</text:p>
          </table:table-cell>
          <table:table-cell office:value-type="float" office:value="-1.71457232377077" calcext:value-type="float">
            <text:p>-1.7145723238</text:p>
          </table:table-cell>
          <table:table-cell office:value-type="float" office:value="-2.32309147318715" calcext:value-type="float">
            <text:p>-2.3230914732</text:p>
          </table:table-cell>
          <table:table-cell office:value-type="float" office:value="-2.01194141710149" calcext:value-type="float">
            <text:p>-2.0119414171</text:p>
          </table:table-cell>
          <table:table-cell office:value-type="float" office:value="-3.27785407317297" calcext:value-type="float">
            <text:p>-3.277854073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0]</text:p>
          </table:table-cell>
          <table:table-cell office:value-type="float" office:value="-3" calcext:value-type="float">
            <text:p>-3</text:p>
          </table:table-cell>
          <table:table-cell office:value-type="float" office:value="0.0848017666228758" calcext:value-type="float">
            <text:p>0.0848017666</text:p>
          </table:table-cell>
          <table:table-cell office:value-type="float" office:value="-3.40732901738996" calcext:value-type="float">
            <text:p>-3.4073290174</text:p>
          </table:table-cell>
          <table:table-cell office:value-type="float" office:value="-0.372229086346792" calcext:value-type="float">
            <text:p>-0.3722290863</text:p>
          </table:table-cell>
          <table:table-cell office:value-type="float" office:value="-2.61450196112077" calcext:value-type="float">
            <text:p>-2.6145019611</text:p>
          </table:table-cell>
          <table:table-cell office:value-type="float" office:value="-1.5327373076563" calcext:value-type="float">
            <text:p>-1.5327373077</text:p>
          </table:table-cell>
          <table:table-cell office:value-type="float" office:value="-3.83149539722633" calcext:value-type="float">
            <text:p>-3.8314953972</text:p>
          </table:table-cell>
          <table:table-cell office:value-type="float" office:value="-0.904448795400418" calcext:value-type="float">
            <text:p>-0.9044487954</text:p>
          </table:table-cell>
          <table:table-cell office:value-type="float" office:value="-3.47757705867475" calcext:value-type="float">
            <text:p>-3.4775770587</text:p>
          </table:table-cell>
          <table:table-cell office:value-type="float" office:value="-0.440338031617234" calcext:value-type="float">
            <text:p>-0.4403380316</text:p>
          </table:table-cell>
          <table:table-cell office:value-type="float" office:value="-3.12010161424601" calcext:value-type="float">
            <text:p>-3.1201016142</text:p>
          </table:table-cell>
          <table:table-cell office:value-type="float" office:value="-2.4799751260408" calcext:value-type="float">
            <text:p>-2.479975126</text:p>
          </table:table-cell>
          <table:table-cell office:value-type="float" office:value="-3.55765290788658" calcext:value-type="float">
            <text:p>-3.5576529079</text:p>
          </table:table-cell>
          <table:table-cell office:value-type="float" office:value="-1.48651517224056" calcext:value-type="float">
            <text:p>-1.4865151722</text:p>
          </table:table-cell>
          <table:table-cell office:value-type="float" office:value="-3.27474772696798" calcext:value-type="float">
            <text:p>-3.274747727</text:p>
          </table:table-cell>
          <table:table-cell office:value-type="float" office:value="-0.944429605321664" calcext:value-type="float">
            <text:p>-0.9444296053</text:p>
          </table:table-cell>
          <table:table-cell office:value-type="float" office:value="-2.87596015023884" calcext:value-type="float">
            <text:p>-2.8759601502</text:p>
          </table:table-cell>
          <table:table-cell office:value-type="float" office:value="-2.89980665693863" calcext:value-type="float">
            <text:p>-2.8998066569</text:p>
          </table:table-cell>
          <table:table-cell office:value-type="float" office:value="-3.26207826668253" calcext:value-type="float">
            <text:p>-3.2620782667</text:p>
          </table:table-cell>
          <table:table-cell office:value-type="float" office:value="-0.505136880437254" calcext:value-type="float">
            <text:p>-0.5051368804</text:p>
          </table:table-cell>
          <table:table-cell office:value-type="float" office:value="-2.06156018378948" calcext:value-type="float">
            <text:p>-2.0615601838</text:p>
          </table:table-cell>
          <table:table-cell office:value-type="float" office:value="-1.99694572314553" calcext:value-type="float">
            <text:p>-1.9969457231</text:p>
          </table:table-cell>
          <table:table-cell office:value-type="float" office:value="-3.36304568098813" calcext:value-type="float">
            <text:p>-3.363045681</text:p>
          </table:table-cell>
          <table:table-cell office:value-type="float" office:value="-1.07074113022134" calcext:value-type="float">
            <text:p>-1.0707411302</text:p>
          </table:table-cell>
          <table:table-cell office:value-type="float" office:value="-2.3005061663775" calcext:value-type="float">
            <text:p>-2.3005061664</text:p>
          </table:table-cell>
          <table:table-cell office:value-type="float" office:value="-2.24502957638201" calcext:value-type="float">
            <text:p>-2.2450295764</text:p>
          </table:table-cell>
          <table:table-cell office:value-type="float" office:value="-3.01777294663444" calcext:value-type="float">
            <text:p>-3.0177729466</text:p>
          </table:table-cell>
          <table:table-cell office:value-type="float" office:value="-1.52559955679337" calcext:value-type="float">
            <text:p>-1.5255995568</text:p>
          </table:table-cell>
          <table:table-cell office:value-type="float" office:value="-2.73010535482839" calcext:value-type="float">
            <text:p>-2.7301053548</text:p>
          </table:table-cell>
          <table:table-cell office:value-type="float" office:value="-1.94112838742822" calcext:value-type="float">
            <text:p>-1.9411283874</text:p>
          </table:table-cell>
          <table:table-cell office:value-type="float" office:value="-2.60794688711074" calcext:value-type="float">
            <text:p>-2.6079468871</text:p>
          </table:table-cell>
          <table:table-cell office:value-type="float" office:value="-2.77113532595144" calcext:value-type="float">
            <text:p>-2.771135326</text:p>
          </table:table-cell>
          <table:table-cell office:value-type="float" office:value="-1.89866729642378" calcext:value-type="float">
            <text:p>-1.8986672964</text:p>
          </table:table-cell>
          <table:table-cell office:value-type="float" office:value="-3.36343114442043" calcext:value-type="float">
            <text:p>-3.3634311444</text:p>
          </table:table-cell>
          <table:table-cell office:value-type="float" office:value="-2.72115471483713" calcext:value-type="float">
            <text:p>-2.7211547148</text:p>
          </table:table-cell>
          <table:table-cell office:value-type="float" office:value="-2.68412202218296" calcext:value-type="float">
            <text:p>-2.6841220222</text:p>
          </table:table-cell>
          <table:table-cell office:value-type="float" office:value="-2.80549158696143" calcext:value-type="float">
            <text:p>-2.805491587</text:p>
          </table:table-cell>
          <table:table-cell office:value-type="float" office:value="-2.42093375387655" calcext:value-type="float">
            <text:p>-2.4209337539</text:p>
          </table:table-cell>
          <table:table-cell office:value-type="float" office:value="-2.39329189808537" calcext:value-type="float">
            <text:p>-2.3932918981</text:p>
          </table:table-cell>
          <table:table-cell office:value-type="float" office:value="-2.93480616874601" calcext:value-type="float">
            <text:p>-2.9348061687</text:p>
          </table:table-cell>
          <table:table-cell office:value-type="float" office:value="-2.40048394448354" calcext:value-type="float">
            <text:p>-2.4004839445</text:p>
          </table:table-cell>
          <table:table-cell office:value-type="float" office:value="9.73399999999997" calcext:value-type="float">
            <text:p>9.734</text:p>
          </table:table-cell>
          <table:table-cell office:value-type="float" office:value="2.05" calcext:value-type="float">
            <text:p>2.05</text:p>
          </table:table-cell>
          <table:table-cell office:value-type="float" office:value="0.857999999999981" calcext:value-type="float">
            <text:p>0.85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2999999999998" calcext:value-type="float">
            <text:p>1.03</text:p>
          </table:table-cell>
          <table:table-cell office:value-type="float" office:value="0.566804370805389" calcext:value-type="float">
            <text:p>0.5668043708</text:p>
          </table:table-cell>
          <table:table-cell office:value-type="float" office:value="-3.56059882847744" calcext:value-type="float">
            <text:p>-3.5605988285</text:p>
          </table:table-cell>
          <table:table-cell office:value-type="float" office:value="0.229910425705673" calcext:value-type="float">
            <text:p>0.2299104257</text:p>
          </table:table-cell>
          <table:table-cell office:value-type="float" office:value="-3.19113642206083" calcext:value-type="float">
            <text:p>-3.1911364221</text:p>
          </table:table-cell>
          <table:table-cell office:value-type="float" office:value="0.0783935685554186" calcext:value-type="float">
            <text:p>0.0783935686</text:p>
          </table:table-cell>
          <table:table-cell office:value-type="float" office:value="-3.66762634010665" calcext:value-type="float">
            <text:p>-3.6676263401</text:p>
          </table:table-cell>
          <table:table-cell office:value-type="float" office:value="-0.258500376544297" calcext:value-type="float">
            <text:p>-0.2585003765</text:p>
          </table:table-cell>
          <table:table-cell office:value-type="float" office:value="-3.29816393369004" calcext:value-type="float">
            <text:p>-3.2981639337</text:p>
          </table:table-cell>
          <table:table-cell office:value-type="float" office:value="-0.106983519394042" calcext:value-type="float">
            <text:p>-0.1069835194</text:p>
          </table:table-cell>
          <table:table-cell office:value-type="float" office:value="-2.82167401564423" calcext:value-type="float">
            <text:p>-2.8216740156</text:p>
          </table:table-cell>
          <table:table-cell office:value-type="float" office:value="-0.410017233694551" calcext:value-type="float">
            <text:p>-0.4100172337</text:p>
          </table:table-cell>
          <table:table-cell office:value-type="float" office:value="-3.77465385173586" calcext:value-type="float">
            <text:p>-3.7746538517</text:p>
          </table:table-cell>
          <table:table-cell office:value-type="float" office:value="-0.746911178794267" calcext:value-type="float">
            <text:p>-0.7469111788</text:p>
          </table:table-cell>
          <table:table-cell office:value-type="float" office:value="-3.40519144531925" calcext:value-type="float">
            <text:p>-3.4051914453</text:p>
          </table:table-cell>
          <table:table-cell office:value-type="float" office:value="-0.595394321644012" calcext:value-type="float">
            <text:p>-0.5953943216</text:p>
          </table:table-cell>
          <table:table-cell office:value-type="float" office:value="-2.92870152727344" calcext:value-type="float">
            <text:p>-2.9287015273</text:p>
          </table:table-cell>
          <table:table-cell office:value-type="float" office:value="-0.898428035944521" calcext:value-type="float">
            <text:p>-0.8984280359</text:p>
          </table:table-cell>
          <table:table-cell office:value-type="float" office:value="-3.88168136336507" calcext:value-type="float">
            <text:p>-3.8816813634</text:p>
          </table:table-cell>
          <table:table-cell office:value-type="float" office:value="-0.443877464493757" calcext:value-type="float">
            <text:p>-0.4438774645</text:p>
          </table:table-cell>
          <table:table-cell office:value-type="float" office:value="-2.45221160922762" calcext:value-type="float">
            <text:p>-2.4522116092</text:p>
          </table:table-cell>
          <table:table-cell office:value-type="float" office:value="-1.08380512389398" calcext:value-type="float">
            <text:p>-1.0838051239</text:p>
          </table:table-cell>
          <table:table-cell office:value-type="float" office:value="-3.03572903890265" calcext:value-type="float">
            <text:p>-3.0357290389</text:p>
          </table:table-cell>
          <table:table-cell office:value-type="float" office:value="-0.932288266743727" calcext:value-type="float">
            <text:p>-0.9322882667</text:p>
          </table:table-cell>
          <table:table-cell office:value-type="float" office:value="-2.55923912085683" calcext:value-type="float">
            <text:p>-2.5592391209</text:p>
          </table:table-cell>
          <table:table-cell office:value-type="float" office:value="-1.23532198104424" calcext:value-type="float">
            <text:p>-1.235321981</text:p>
          </table:table-cell>
          <table:table-cell office:value-type="float" office:value="-3.51221895694846" calcext:value-type="float">
            <text:p>-3.5122189569</text:p>
          </table:table-cell>
          <table:table-cell office:value-type="float" office:value="-1.4206990689937" calcext:value-type="float">
            <text:p>-1.420699069</text:p>
          </table:table-cell>
          <table:table-cell office:value-type="float" office:value="-2.66626663248604" calcext:value-type="float">
            <text:p>-2.6662666325</text:p>
          </table:table-cell>
          <table:table-cell office:value-type="float" office:value="-1.57221592614395" calcext:value-type="float">
            <text:p>-1.5722159261</text:p>
          </table:table-cell>
          <table:table-cell office:value-type="float" office:value="-3.14275655053186" calcext:value-type="float">
            <text:p>-3.1427565505</text:p>
          </table:table-cell>
          <table:table-cell office:value-type="float" office:value="-1.26918221184344" calcext:value-type="float">
            <text:p>-1.2691822118</text:p>
          </table:table-cell>
          <table:table-cell office:value-type="float" office:value="-2.18977671444022" calcext:value-type="float">
            <text:p>-2.1897767144</text:p>
          </table:table-cell>
          <table:table-cell office:value-type="float" office:value="-1.72373278329421" calcext:value-type="float">
            <text:p>-1.7237327833</text:p>
          </table:table-cell>
          <table:table-cell office:value-type="float" office:value="-3.61924646857767" calcext:value-type="float">
            <text:p>-3.6192464686</text:p>
          </table:table-cell>
          <table:table-cell office:value-type="float" office:value="-1.90910987124367" calcext:value-type="float">
            <text:p>-1.9091098712</text:p>
          </table:table-cell>
          <table:table-cell office:value-type="float" office:value="-2.77329414411525" calcext:value-type="float">
            <text:p>-2.7732941441</text:p>
          </table:table-cell>
          <table:table-cell office:value-type="float" office:value="-1.75759301409341" calcext:value-type="float">
            <text:p>-1.7575930141</text:p>
          </table:table-cell>
          <table:table-cell office:value-type="float" office:value="-2.29680422606943" calcext:value-type="float">
            <text:p>-2.2968042261</text:p>
          </table:table-cell>
          <table:table-cell office:value-type="float" office:value="-2.06062672839392" calcext:value-type="float">
            <text:p>-2.0606267284</text:p>
          </table:table-cell>
          <table:table-cell office:value-type="float" office:value="-3.24978406216107" calcext:value-type="float">
            <text:p>-3.249784062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0]</text:p>
          </table:table-cell>
          <table:table-cell office:value-type="float" office:value="-4" calcext:value-type="float">
            <text:p>-4</text:p>
          </table:table-cell>
          <table:table-cell office:value-type="float" office:value="0.0466420179468256" calcext:value-type="float">
            <text:p>0.0466420179</text:p>
          </table:table-cell>
          <table:table-cell office:value-type="float" office:value="-3.39533595352034" calcext:value-type="float">
            <text:p>-3.3953359535</text:p>
          </table:table-cell>
          <table:table-cell office:value-type="float" office:value="-0.410731152082928" calcext:value-type="float">
            <text:p>-0.4107311521</text:p>
          </table:table-cell>
          <table:table-cell office:value-type="float" office:value="-2.60365802576269" calcext:value-type="float">
            <text:p>-2.6036580258</text:p>
          </table:table-cell>
          <table:table-cell office:value-type="float" office:value="-1.57211794951197" calcext:value-type="float">
            <text:p>-1.5721179495</text:p>
          </table:table-cell>
          <table:table-cell office:value-type="float" office:value="-3.824483618063" calcext:value-type="float">
            <text:p>-3.8244836181</text:p>
          </table:table-cell>
          <table:table-cell office:value-type="float" office:value="-0.94268626685832" calcext:value-type="float">
            <text:p>-0.9426862669</text:p>
          </table:table-cell>
          <table:table-cell office:value-type="float" office:value="-3.46583415543466" calcext:value-type="float">
            <text:p>-3.4658341554</text:p>
          </table:table-cell>
          <table:table-cell office:value-type="float" office:value="-0.480036760574566" calcext:value-type="float">
            <text:p>-0.4800367606</text:p>
          </table:table-cell>
          <table:table-cell office:value-type="float" office:value="-3.11520152045381" calcext:value-type="float">
            <text:p>-3.1152015205</text:p>
          </table:table-cell>
          <table:table-cell office:value-type="float" office:value="-2.51744567042864" calcext:value-type="float">
            <text:p>-2.5174456704</text:p>
          </table:table-cell>
          <table:table-cell office:value-type="float" office:value="-3.54365439713441" calcext:value-type="float">
            <text:p>-3.5436543971</text:p>
          </table:table-cell>
          <table:table-cell office:value-type="float" office:value="-1.52580085265391" calcext:value-type="float">
            <text:p>-1.5258008527</text:p>
          </table:table-cell>
          <table:table-cell office:value-type="float" office:value="-3.26722208317756" calcext:value-type="float">
            <text:p>-3.2672220832</text:p>
          </table:table-cell>
          <table:table-cell office:value-type="float" office:value="-0.984330429544793" calcext:value-type="float">
            <text:p>-0.9843304295</text:p>
          </table:table-cell>
          <table:table-cell office:value-type="float" office:value="-2.87314515000527" calcext:value-type="float">
            <text:p>-2.87314515</text:p>
          </table:table-cell>
          <table:table-cell office:value-type="float" office:value="-2.93072254491472" calcext:value-type="float">
            <text:p>-2.9307225449</text:p>
          </table:table-cell>
          <table:table-cell office:value-type="float" office:value="-3.23669701630653" calcext:value-type="float">
            <text:p>-3.2366970163</text:p>
          </table:table-cell>
          <table:table-cell office:value-type="float" office:value="-0.542896752029868" calcext:value-type="float">
            <text:p>-0.542896752</text:p>
          </table:table-cell>
          <table:table-cell office:value-type="float" office:value="-2.04836199841007" calcext:value-type="float">
            <text:p>-2.0483619984</text:p>
          </table:table-cell>
          <table:table-cell office:value-type="float" office:value="-2.03456769756438" calcext:value-type="float">
            <text:p>-2.0345676976</text:p>
          </table:table-cell>
          <table:table-cell office:value-type="float" office:value="-3.34945939964159" calcext:value-type="float">
            <text:p>-3.3494593996</text:p>
          </table:table-cell>
          <table:table-cell office:value-type="float" office:value="-1.1082680439479" calcext:value-type="float">
            <text:p>-1.1082680439</text:p>
          </table:table-cell>
          <table:table-cell office:value-type="float" office:value="-2.28665947918672" calcext:value-type="float">
            <text:p>-2.2866594792</text:p>
          </table:table-cell>
          <table:table-cell office:value-type="float" office:value="-2.28221377069113" calcext:value-type="float">
            <text:p>-2.2822137707</text:p>
          </table:table-cell>
          <table:table-cell office:value-type="float" office:value="-3.00303063699241" calcext:value-type="float">
            <text:p>-3.003030637</text:p>
          </table:table-cell>
          <table:table-cell office:value-type="float" office:value="-1.56547144821185" calcext:value-type="float">
            <text:p>-1.5654714482</text:p>
          </table:table-cell>
          <table:table-cell office:value-type="float" office:value="-2.72690656213224" calcext:value-type="float">
            <text:p>-2.7269065621</text:p>
          </table:table-cell>
          <table:table-cell office:value-type="float" office:value="-1.98019334399138" calcext:value-type="float">
            <text:p>-1.980193344</text:p>
          </table:table-cell>
          <table:table-cell office:value-type="float" office:value="-2.59934867981394" calcext:value-type="float">
            <text:p>-2.5993486798</text:p>
          </table:table-cell>
          <table:table-cell office:value-type="float" office:value="-2.74356334120385" calcext:value-type="float">
            <text:p>-2.7435633412</text:p>
          </table:table-cell>
          <table:table-cell office:value-type="float" office:value="-1.86968824093402" calcext:value-type="float">
            <text:p>-1.8696882409</text:p>
          </table:table-cell>
          <table:table-cell office:value-type="float" office:value="-3.39053446735375" calcext:value-type="float">
            <text:p>-3.3905344674</text:p>
          </table:table-cell>
          <table:table-cell office:value-type="float" office:value="-2.69173686505214" calcext:value-type="float">
            <text:p>-2.6917368651</text:p>
          </table:table-cell>
          <table:table-cell office:value-type="float" office:value="-2.71842356914379" calcext:value-type="float">
            <text:p>-2.7184235691</text:p>
          </table:table-cell>
          <table:table-cell office:value-type="float" office:value="-2.78491480693894" calcext:value-type="float">
            <text:p>-2.7849148069</text:p>
          </table:table-cell>
          <table:table-cell office:value-type="float" office:value="-2.45741934297103" calcext:value-type="float">
            <text:p>-2.457419343</text:p>
          </table:table-cell>
          <table:table-cell office:value-type="float" office:value="-2.37689672231843" calcext:value-type="float">
            <text:p>-2.3768967223</text:p>
          </table:table-cell>
          <table:table-cell office:value-type="float" office:value="-2.95831300946994" calcext:value-type="float">
            <text:p>-2.9583130095</text:p>
          </table:table-cell>
          <table:table-cell office:value-type="float" office:value="-2.36811994536137" calcext:value-type="float">
            <text:p>-2.3681199454</text:p>
          </table:table-cell>
          <table:table-cell office:value-type="float" office:value="9.70599999999997" calcext:value-type="float">
            <text:p>9.706</text:p>
          </table:table-cell>
          <table:table-cell office:value-type="float" office:value="2.05" calcext:value-type="float">
            <text:p>2.05</text:p>
          </table:table-cell>
          <table:table-cell office:value-type="float" office:value="0.871999999999981" calcext:value-type="float">
            <text:p>0.87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1999999999998" calcext:value-type="float">
            <text:p>1.02</text:p>
          </table:table-cell>
          <table:table-cell office:value-type="float" office:value="0.516319613533931" calcext:value-type="float">
            <text:p>0.5163196135</text:p>
          </table:table-cell>
          <table:table-cell office:value-type="float" office:value="-3.54813731640057" calcext:value-type="float">
            <text:p>-3.5481373164</text:p>
          </table:table-cell>
          <table:table-cell office:value-type="float" office:value="0.181893039408667" calcext:value-type="float">
            <text:p>0.1818930394</text:p>
          </table:table-cell>
          <table:table-cell office:value-type="float" office:value="-3.17644003833838" calcext:value-type="float">
            <text:p>-3.1764400383</text:p>
          </table:table-cell>
          <table:table-cell office:value-type="float" office:value="0.0272070411519159" calcext:value-type="float">
            <text:p>0.0272070412</text:p>
          </table:table-cell>
          <table:table-cell office:value-type="float" office:value="-3.65191058626255" calcext:value-type="float">
            <text:p>-3.6519105863</text:p>
          </table:table-cell>
          <table:table-cell office:value-type="float" office:value="-0.307219532973348" calcext:value-type="float">
            <text:p>-0.307219533</text:p>
          </table:table-cell>
          <table:table-cell office:value-type="float" office:value="-3.28021330820036" calcext:value-type="float">
            <text:p>-3.2802133082</text:p>
          </table:table-cell>
          <table:table-cell office:value-type="float" office:value="-0.152533534716596" calcext:value-type="float">
            <text:p>-0.1525335347</text:p>
          </table:table-cell>
          <table:table-cell office:value-type="float" office:value="-2.80474276027619" calcext:value-type="float">
            <text:p>-2.8047427603</text:p>
          </table:table-cell>
          <table:table-cell office:value-type="float" office:value="-0.461905531230099" calcext:value-type="float">
            <text:p>-0.4619055312</text:p>
          </table:table-cell>
          <table:table-cell office:value-type="float" office:value="-3.75568385612454" calcext:value-type="float">
            <text:p>-3.7556838561</text:p>
          </table:table-cell>
          <table:table-cell office:value-type="float" office:value="-0.796332105355363" calcext:value-type="float">
            <text:p>-0.7963321054</text:p>
          </table:table-cell>
          <table:table-cell office:value-type="float" office:value="-3.38398657806235" calcext:value-type="float">
            <text:p>-3.3839865781</text:p>
          </table:table-cell>
          <table:table-cell office:value-type="float" office:value="-0.641646107098611" calcext:value-type="float">
            <text:p>-0.6416461071</text:p>
          </table:table-cell>
          <table:table-cell office:value-type="float" office:value="-2.90851603013818" calcext:value-type="float">
            <text:p>-2.9085160301</text:p>
          </table:table-cell>
          <table:table-cell office:value-type="float" office:value="-0.951018103612114" calcext:value-type="float">
            <text:p>-0.9510181036</text:p>
          </table:table-cell>
          <table:table-cell office:value-type="float" office:value="-3.85945712598652" calcext:value-type="float">
            <text:p>-3.859457126</text:p>
          </table:table-cell>
          <table:table-cell office:value-type="float" office:value="-0.48696010884186" calcext:value-type="float">
            <text:p>-0.4869601088</text:p>
          </table:table-cell>
          <table:table-cell office:value-type="float" office:value="-2.433045482214" calcext:value-type="float">
            <text:p>-2.4330454822</text:p>
          </table:table-cell>
          <table:table-cell office:value-type="float" office:value="-1.13075867948063" calcext:value-type="float">
            <text:p>-1.1307586795</text:p>
          </table:table-cell>
          <table:table-cell office:value-type="float" office:value="-3.01228930000016" calcext:value-type="float">
            <text:p>-3.0122893</text:p>
          </table:table-cell>
          <table:table-cell office:value-type="float" office:value="-0.976072681223875" calcext:value-type="float">
            <text:p>-0.9760726812</text:p>
          </table:table-cell>
          <table:table-cell office:value-type="float" office:value="-2.53681875207599" calcext:value-type="float">
            <text:p>-2.5368187521</text:p>
          </table:table-cell>
          <table:table-cell office:value-type="float" office:value="-1.28544467773738" calcext:value-type="float">
            <text:p>-1.2854446777</text:p>
          </table:table-cell>
          <table:table-cell office:value-type="float" office:value="-3.48775984792433" calcext:value-type="float">
            <text:p>-3.4877598479</text:p>
          </table:table-cell>
          <table:table-cell office:value-type="float" office:value="-1.46518525360589" calcext:value-type="float">
            <text:p>-1.4651852536</text:p>
          </table:table-cell>
          <table:table-cell office:value-type="float" office:value="-2.64059202193797" calcext:value-type="float">
            <text:p>-2.6405920219</text:p>
          </table:table-cell>
          <table:table-cell office:value-type="float" office:value="-1.61987125186264" calcext:value-type="float">
            <text:p>-1.6198712519</text:p>
          </table:table-cell>
          <table:table-cell office:value-type="float" office:value="-3.11606256986214" calcext:value-type="float">
            <text:p>-3.1160625699</text:p>
          </table:table-cell>
          <table:table-cell office:value-type="float" office:value="-1.31049925534914" calcext:value-type="float">
            <text:p>-1.3104992553</text:p>
          </table:table-cell>
          <table:table-cell office:value-type="float" office:value="-2.1651214740138" calcext:value-type="float">
            <text:p>-2.165121474</text:p>
          </table:table-cell>
          <table:table-cell office:value-type="float" office:value="-1.77455725011939" calcext:value-type="float">
            <text:p>-1.7745572501</text:p>
          </table:table-cell>
          <table:table-cell office:value-type="float" office:value="-3.59153311778632" calcext:value-type="float">
            <text:p>-3.5915331178</text:p>
          </table:table-cell>
          <table:table-cell office:value-type="float" office:value="-1.9542978259879" calcext:value-type="float">
            <text:p>-1.954297826</text:p>
          </table:table-cell>
          <table:table-cell office:value-type="float" office:value="-2.74436529179996" calcext:value-type="float">
            <text:p>-2.7443652918</text:p>
          </table:table-cell>
          <table:table-cell office:value-type="float" office:value="-1.79961182773115" calcext:value-type="float">
            <text:p>-1.7996118277</text:p>
          </table:table-cell>
          <table:table-cell office:value-type="float" office:value="-2.26889474387578" calcext:value-type="float">
            <text:p>-2.2688947439</text:p>
          </table:table-cell>
          <table:table-cell office:value-type="float" office:value="-2.10898382424466" calcext:value-type="float">
            <text:p>-2.1089838242</text:p>
          </table:table-cell>
          <table:table-cell office:value-type="float" office:value="-3.21983583972413" calcext:value-type="float">
            <text:p>-3.21983583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9]</text:p>
          </table:table-cell>
          <table:table-cell office:value-type="float" office:value="-1" calcext:value-type="float">
            <text:p>-1</text:p>
          </table:table-cell>
          <table:table-cell office:value-type="float" office:value="0.909709862713035" calcext:value-type="float">
            <text:p>0.9097098627</text:p>
          </table:table-cell>
          <table:table-cell office:value-type="float" office:value="-2.70264501887733" calcext:value-type="float">
            <text:p>-2.7026450189</text:p>
          </table:table-cell>
          <table:table-cell office:value-type="float" office:value="0.172568008146966" calcext:value-type="float">
            <text:p>0.1725680081</text:p>
          </table:table-cell>
          <table:table-cell office:value-type="float" office:value="-2.72339197011537" calcext:value-type="float">
            <text:p>-2.7233919701</text:p>
          </table:table-cell>
          <table:table-cell office:value-type="float" office:value="-1.16057319323474" calcext:value-type="float">
            <text:p>-1.1605731932</text:p>
          </table:table-cell>
          <table:table-cell office:value-type="float" office:value="-3.32201754150425" calcext:value-type="float">
            <text:p>-3.3220175415</text:p>
          </table:table-cell>
          <table:table-cell office:value-type="float" office:value="-1.1061495687715" calcext:value-type="float">
            <text:p>-1.1061495688</text:p>
          </table:table-cell>
          <table:table-cell office:value-type="float" office:value="-3.78315665291074" calcext:value-type="float">
            <text:p>-3.7831566529</text:p>
          </table:table-cell>
          <table:table-cell office:value-type="float" office:value="-0.21657281420761" calcext:value-type="float">
            <text:p>-0.2165728142</text:p>
          </table:table-cell>
          <table:table-cell office:value-type="float" office:value="-2.24266748091172" calcext:value-type="float">
            <text:p>-2.2426674809</text:p>
          </table:table-cell>
          <table:table-cell office:value-type="float" office:value="-1.43839627762126" calcext:value-type="float">
            <text:p>-1.4383962776</text:p>
          </table:table-cell>
          <table:table-cell office:value-type="float" office:value="-3.0235263059524" calcext:value-type="float">
            <text:p>-3.023526306</text:p>
          </table:table-cell>
          <table:table-cell office:value-type="float" office:value="-2.06360431980445" calcext:value-type="float">
            <text:p>-2.0636043198</text:p>
          </table:table-cell>
          <table:table-cell office:value-type="float" office:value="-3.13567572732759" calcext:value-type="float">
            <text:p>-3.1356757273</text:p>
          </table:table-cell>
          <table:table-cell office:value-type="float" office:value="-0.532598200670758" calcext:value-type="float">
            <text:p>-0.5325982007</text:p>
          </table:table-cell>
          <table:table-cell office:value-type="float" office:value="-3.27524635298999" calcext:value-type="float">
            <text:p>-3.275246353</text:p>
          </table:table-cell>
          <table:table-cell office:value-type="float" office:value="-0.726237197715814" calcext:value-type="float">
            <text:p>-0.7262371977</text:p>
          </table:table-cell>
          <table:table-cell office:value-type="float" office:value="-2.36706585689497" calcext:value-type="float">
            <text:p>-2.3670658569</text:p>
          </table:table-cell>
          <table:table-cell office:value-type="float" office:value="-0.447048175982042" calcext:value-type="float">
            <text:p>-0.447048176</text:p>
          </table:table-cell>
          <table:table-cell office:value-type="float" office:value="-1.68157388901458" calcext:value-type="float">
            <text:p>-1.681573889</text:p>
          </table:table-cell>
          <table:table-cell office:value-type="float" office:value="-1.91605184321102" calcext:value-type="float">
            <text:p>-1.9160518432</text:p>
          </table:table-cell>
          <table:table-cell office:value-type="float" office:value="-3.58975716053935" calcext:value-type="float">
            <text:p>-3.5897571605</text:p>
          </table:table-cell>
          <table:table-cell office:value-type="float" office:value="-0.631549411226138" calcext:value-type="float">
            <text:p>-0.6315494112</text:p>
          </table:table-cell>
          <table:table-cell office:value-type="float" office:value="-2.79960290320769" calcext:value-type="float">
            <text:p>-2.7996029032</text:p>
          </table:table-cell>
          <table:table-cell office:value-type="float" office:value="-1.18567865948454" calcext:value-type="float">
            <text:p>-1.1856786595</text:p>
          </table:table-cell>
          <table:table-cell office:value-type="float" office:value="-2.28429676896382" calcext:value-type="float">
            <text:p>-2.284296769</text:p>
          </table:table-cell>
          <table:table-cell office:value-type="float" office:value="-1.08607227325881" calcext:value-type="float">
            <text:p>-1.0860722733</text:p>
          </table:table-cell>
          <table:table-cell office:value-type="float" office:value="-2.7118165937797" calcext:value-type="float">
            <text:p>-2.7118165938</text:p>
          </table:table-cell>
          <table:table-cell office:value-type="float" office:value="-2.26006810289423" calcext:value-type="float">
            <text:p>-2.2600681029</text:p>
          </table:table-cell>
          <table:table-cell office:value-type="float" office:value="-2.7390680846991" calcext:value-type="float">
            <text:p>-2.7390680847</text:p>
          </table:table-cell>
          <table:table-cell office:value-type="float" office:value="-2.73293776386713" calcext:value-type="float">
            <text:p>-2.7329377639</text:p>
          </table:table-cell>
          <table:table-cell office:value-type="float" office:value="-1.76969073794928" calcext:value-type="float">
            <text:p>-1.7696907379</text:p>
          </table:table-cell>
          <table:table-cell office:value-type="float" office:value="-1.59392689886363" calcext:value-type="float">
            <text:p>-1.5939268989</text:p>
          </table:table-cell>
          <table:table-cell office:value-type="float" office:value="-2.36507251892725" calcext:value-type="float">
            <text:p>-2.3650725189</text:p>
          </table:table-cell>
          <table:table-cell office:value-type="float" office:value="-1.801315959043" calcext:value-type="float">
            <text:p>-1.801315959</text:p>
          </table:table-cell>
          <table:table-cell office:value-type="float" office:value="-2.72655982629288" calcext:value-type="float">
            <text:p>-2.7265598263</text:p>
          </table:table-cell>
          <table:table-cell office:value-type="float" office:value="-2.50104075087448" calcext:value-type="float">
            <text:p>-2.5010407509</text:p>
          </table:table-cell>
          <table:table-cell office:value-type="float" office:value="-2.3512492885381" calcext:value-type="float">
            <text:p>-2.3512492885</text:p>
          </table:table-cell>
          <table:table-cell office:value-type="float" office:value="-2.81918726673548" calcext:value-type="float">
            <text:p>-2.8191872667</text:p>
          </table:table-cell>
          <table:table-cell office:value-type="float" office:value="-2.81859350087794" calcext:value-type="float">
            <text:p>-2.8185935009</text:p>
          </table:table-cell>
          <table:table-cell office:value-type="float" office:value="9.76199999999997" calcext:value-type="float">
            <text:p>9.762</text:p>
          </table:table-cell>
          <table:table-cell office:value-type="float" office:value="2.05" calcext:value-type="float">
            <text:p>2.05</text:p>
          </table:table-cell>
          <table:table-cell office:value-type="float" office:value="0.843999999999981" calcext:value-type="float">
            <text:p>0.84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3999999999998" calcext:value-type="float">
            <text:p>1.04</text:p>
          </table:table-cell>
          <table:table-cell office:value-type="float" office:value="1.13781738197767" calcext:value-type="float">
            <text:p>1.137817382</text:p>
          </table:table-cell>
          <table:table-cell office:value-type="float" office:value="-2.71777277122637" calcext:value-type="float">
            <text:p>-2.7177727712</text:p>
          </table:table-cell>
          <table:table-cell office:value-type="float" office:value="0.72229706621653" calcext:value-type="float">
            <text:p>0.7222970662</text:p>
          </table:table-cell>
          <table:table-cell office:value-type="float" office:value="-2.43966691513959" calcext:value-type="float">
            <text:p>-2.4396669151</text:p>
          </table:table-cell>
          <table:table-cell office:value-type="float" office:value="0.689210487784731" calcext:value-type="float">
            <text:p>0.6892104878</text:p>
          </table:table-cell>
          <table:table-cell office:value-type="float" office:value="-2.93857099242066" calcext:value-type="float">
            <text:p>-2.9385709924</text:p>
          </table:table-cell>
          <table:table-cell office:value-type="float" office:value="0.273690172023588" calcext:value-type="float">
            <text:p>0.273690172</text:p>
          </table:table-cell>
          <table:table-cell office:value-type="float" office:value="-2.66046513633388" calcext:value-type="float">
            <text:p>-2.6604651363</text:p>
          </table:table-cell>
          <table:table-cell office:value-type="float" office:value="0.306776750455388" calcext:value-type="float">
            <text:p>0.3067767505</text:p>
          </table:table-cell>
          <table:table-cell office:value-type="float" office:value="-2.16156105905281" calcext:value-type="float">
            <text:p>-2.1615610591</text:p>
          </table:table-cell>
          <table:table-cell office:value-type="float" office:value="0.240603593591789" calcext:value-type="float">
            <text:p>0.2406035936</text:p>
          </table:table-cell>
          <table:table-cell office:value-type="float" office:value="-3.15936921361495" calcext:value-type="float">
            <text:p>-3.1593692136</text:p>
          </table:table-cell>
          <table:table-cell office:value-type="float" office:value="-0.174916722169353" calcext:value-type="float">
            <text:p>-0.1749167222</text:p>
          </table:table-cell>
          <table:table-cell office:value-type="float" office:value="-2.88126335752817" calcext:value-type="float">
            <text:p>-2.8812633575</text:p>
          </table:table-cell>
          <table:table-cell office:value-type="float" office:value="-0.141830143737554" calcext:value-type="float">
            <text:p>-0.1418301437</text:p>
          </table:table-cell>
          <table:table-cell office:value-type="float" office:value="-2.3823592802471" calcext:value-type="float">
            <text:p>-2.3823592802</text:p>
          </table:table-cell>
          <table:table-cell office:value-type="float" office:value="-0.208003300601152" calcext:value-type="float">
            <text:p>-0.2080033006</text:p>
          </table:table-cell>
          <table:table-cell office:value-type="float" office:value="-3.38016743480924" calcext:value-type="float">
            <text:p>-3.3801674348</text:p>
          </table:table-cell>
          <table:table-cell office:value-type="float" office:value="-0.108743565305754" calcext:value-type="float">
            <text:p>-0.1087435653</text:p>
          </table:table-cell>
          <table:table-cell office:value-type="float" office:value="-1.88345520296603" calcext:value-type="float">
            <text:p>-1.883455203</text:p>
          </table:table-cell>
          <table:table-cell office:value-type="float" office:value="-0.590437037930495" calcext:value-type="float">
            <text:p>-0.5904370379</text:p>
          </table:table-cell>
          <table:table-cell office:value-type="float" office:value="-2.60315750144139" calcext:value-type="float">
            <text:p>-2.6031575014</text:p>
          </table:table-cell>
          <table:table-cell office:value-type="float" office:value="-0.557350459498696" calcext:value-type="float">
            <text:p>-0.5573504595</text:p>
          </table:table-cell>
          <table:table-cell office:value-type="float" office:value="-2.10425342416032" calcext:value-type="float">
            <text:p>-2.1042534242</text:p>
          </table:table-cell>
          <table:table-cell office:value-type="float" office:value="-0.623523616362295" calcext:value-type="float">
            <text:p>-0.6235236164</text:p>
          </table:table-cell>
          <table:table-cell office:value-type="float" office:value="-3.10206157872246" calcext:value-type="float">
            <text:p>-3.1020615787</text:p>
          </table:table-cell>
          <table:table-cell office:value-type="float" office:value="-1.00595735369164" calcext:value-type="float">
            <text:p>-1.0059573537</text:p>
          </table:table-cell>
          <table:table-cell office:value-type="float" office:value="-2.32505164535461" calcext:value-type="float">
            <text:p>-2.3250516454</text:p>
          </table:table-cell>
          <table:table-cell office:value-type="float" office:value="-1.03904393212344" calcext:value-type="float">
            <text:p>-1.0390439321</text:p>
          </table:table-cell>
          <table:table-cell office:value-type="float" office:value="-2.82395572263568" calcext:value-type="float">
            <text:p>-2.8239557226</text:p>
          </table:table-cell>
          <table:table-cell office:value-type="float" office:value="-0.972870775259838" calcext:value-type="float">
            <text:p>-0.9728707753</text:p>
          </table:table-cell>
          <table:table-cell office:value-type="float" office:value="-1.82614756807354" calcext:value-type="float">
            <text:p>-1.8261475681</text:p>
          </table:table-cell>
          <table:table-cell office:value-type="float" office:value="-1.07213051055524" calcext:value-type="float">
            <text:p>-1.0721305106</text:p>
          </table:table-cell>
          <table:table-cell office:value-type="float" office:value="-3.32285979991675" calcext:value-type="float">
            <text:p>-3.3228597999</text:p>
          </table:table-cell>
          <table:table-cell office:value-type="float" office:value="-1.45456424788458" calcext:value-type="float">
            <text:p>-1.4545642479</text:p>
          </table:table-cell>
          <table:table-cell office:value-type="float" office:value="-2.5458498665489" calcext:value-type="float">
            <text:p>-2.5458498665</text:p>
          </table:table-cell>
          <table:table-cell office:value-type="float" office:value="-1.42147766945278" calcext:value-type="float">
            <text:p>-1.4214776695</text:p>
          </table:table-cell>
          <table:table-cell office:value-type="float" office:value="-2.04694578926783" calcext:value-type="float">
            <text:p>-2.0469457893</text:p>
          </table:table-cell>
          <table:table-cell office:value-type="float" office:value="-1.48765082631638" calcext:value-type="float">
            <text:p>-1.4876508263</text:p>
          </table:table-cell>
          <table:table-cell office:value-type="float" office:value="-3.04475394382997" calcext:value-type="float">
            <text:p>-3.044753943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9]</text:p>
          </table:table-cell>
          <table:table-cell office:value-type="float" office:value="-2" calcext:value-type="float">
            <text:p>-2</text:p>
          </table:table-cell>
          <table:table-cell office:value-type="float" office:value="0.869715266264518" calcext:value-type="float">
            <text:p>0.8697152663</text:p>
          </table:table-cell>
          <table:table-cell office:value-type="float" office:value="-2.7019875579125" calcext:value-type="float">
            <text:p>-2.7019875579</text:p>
          </table:table-cell>
          <table:table-cell office:value-type="float" office:value="0.133167445242062" calcext:value-type="float">
            <text:p>0.1331674452</text:p>
          </table:table-cell>
          <table:table-cell office:value-type="float" office:value="-2.73029092965842" calcext:value-type="float">
            <text:p>-2.7302909297</text:p>
          </table:table-cell>
          <table:table-cell office:value-type="float" office:value="-1.20057193785444" calcext:value-type="float">
            <text:p>-1.2005719379</text:p>
          </table:table-cell>
          <table:table-cell office:value-type="float" office:value="-3.32170063639513" calcext:value-type="float">
            <text:p>-3.3217006364</text:p>
          </table:table-cell>
          <table:table-cell office:value-type="float" office:value="-1.14590824355877" calcext:value-type="float">
            <text:p>-1.1459082436</text:p>
          </table:table-cell>
          <table:table-cell office:value-type="float" office:value="-3.77876942381252" calcext:value-type="float">
            <text:p>-3.7787694238</text:p>
          </table:table-cell>
          <table:table-cell office:value-type="float" office:value="-0.256202641420545" calcext:value-type="float">
            <text:p>-0.2562026414</text:p>
          </table:table-cell>
          <table:table-cell office:value-type="float" office:value="-2.24809673455038" calcext:value-type="float">
            <text:p>-2.2480967346</text:p>
          </table:table-cell>
          <table:table-cell office:value-type="float" office:value="-1.47821584155091" calcext:value-type="float">
            <text:p>-1.4782158416</text:p>
          </table:table-cell>
          <table:table-cell office:value-type="float" office:value="-3.01973126597195" calcext:value-type="float">
            <text:p>-3.019731266</text:p>
          </table:table-cell>
          <table:table-cell office:value-type="float" office:value="-2.10303776313627" calcext:value-type="float">
            <text:p>-2.1030377631</text:p>
          </table:table-cell>
          <table:table-cell office:value-type="float" office:value="-3.12896725902281" calcext:value-type="float">
            <text:p>-3.128967259</text:p>
          </table:table-cell>
          <table:table-cell office:value-type="float" office:value="-0.572344380550623" calcext:value-type="float">
            <text:p>-0.5723443806</text:p>
          </table:table-cell>
          <table:table-cell office:value-type="float" office:value="-3.2797453734342" calcext:value-type="float">
            <text:p>-3.2797453734</text:p>
          </table:table-cell>
          <table:table-cell office:value-type="float" office:value="-0.766147862183363" calcext:value-type="float">
            <text:p>-0.7661478622</text:p>
          </table:table-cell>
          <table:table-cell office:value-type="float" office:value="-2.36973772174162" calcext:value-type="float">
            <text:p>-2.3697377217</text:p>
          </table:table-cell>
          <table:table-cell office:value-type="float" office:value="-0.486995568962385" calcext:value-type="float">
            <text:p>-0.486995569</text:p>
          </table:table-cell>
          <table:table-cell office:value-type="float" office:value="-1.6836246922899" calcext:value-type="float">
            <text:p>-1.6836246923</text:p>
          </table:table-cell>
          <table:table-cell office:value-type="float" office:value="-1.95575199913541" calcext:value-type="float">
            <text:p>-1.9557519991</text:p>
          </table:table-cell>
          <table:table-cell office:value-type="float" office:value="-3.58486864137919" calcext:value-type="float">
            <text:p>-3.5848686414</text:p>
          </table:table-cell>
          <table:table-cell office:value-type="float" office:value="-0.670316074195251" calcext:value-type="float">
            <text:p>-0.6703160742</text:p>
          </table:table-cell>
          <table:table-cell office:value-type="float" office:value="-2.78974664416892" calcext:value-type="float">
            <text:p>-2.7897466442</text:p>
          </table:table-cell>
          <table:table-cell office:value-type="float" office:value="-1.22551980471586" calcext:value-type="float">
            <text:p>-1.2255198047</text:p>
          </table:table-cell>
          <table:table-cell office:value-type="float" office:value="-2.28785810953411" calcext:value-type="float">
            <text:p>-2.2878581095</text:p>
          </table:table-cell>
          <table:table-cell office:value-type="float" office:value="-1.12385092385846" calcext:value-type="float">
            <text:p>-1.1238509239</text:p>
          </table:table-cell>
          <table:table-cell office:value-type="float" office:value="-2.69867225816053" calcext:value-type="float">
            <text:p>-2.6986722582</text:p>
          </table:table-cell>
          <table:table-cell office:value-type="float" office:value="-2.29791841516066" calcext:value-type="float">
            <text:p>-2.2979184152</text:p>
          </table:table-cell>
          <table:table-cell office:value-type="float" office:value="-2.72613155265477" calcext:value-type="float">
            <text:p>-2.7261315527</text:p>
          </table:table-cell>
          <table:table-cell office:value-type="float" office:value="-2.7723782371324" calcext:value-type="float">
            <text:p>-2.7723782371</text:p>
          </table:table-cell>
          <table:table-cell office:value-type="float" office:value="-1.76302372447913" calcext:value-type="float">
            <text:p>-1.7630237245</text:p>
          </table:table-cell>
          <table:table-cell office:value-type="float" office:value="-1.62832696161344" calcext:value-type="float">
            <text:p>-1.6283269616</text:p>
          </table:table-cell>
          <table:table-cell office:value-type="float" office:value="-2.34466086336458" calcext:value-type="float">
            <text:p>-2.3446608634</text:p>
          </table:table-cell>
          <table:table-cell office:value-type="float" office:value="-1.84091495265749" calcext:value-type="float">
            <text:p>-1.8409149527</text:p>
          </table:table-cell>
          <table:table-cell office:value-type="float" office:value="-2.72091007366821" calcext:value-type="float">
            <text:p>-2.7209100737</text:p>
          </table:table-cell>
          <table:table-cell office:value-type="float" office:value="-2.54095033356343" calcext:value-type="float">
            <text:p>-2.5409503336</text:p>
          </table:table-cell>
          <table:table-cell office:value-type="float" office:value="-2.34856131353942" calcext:value-type="float">
            <text:p>-2.3485613135</text:p>
          </table:table-cell>
          <table:table-cell office:value-type="float" office:value="-2.85285620668964" calcext:value-type="float">
            <text:p>-2.8528562067</text:p>
          </table:table-cell>
          <table:table-cell office:value-type="float" office:value="-2.79699714742734" calcext:value-type="float">
            <text:p>-2.7969971474</text:p>
          </table:table-cell>
          <table:table-cell office:value-type="float" office:value="9.73399999999997" calcext:value-type="float">
            <text:p>9.734</text:p>
          </table:table-cell>
          <table:table-cell office:value-type="float" office:value="2.05" calcext:value-type="float">
            <text:p>2.05</text:p>
          </table:table-cell>
          <table:table-cell office:value-type="float" office:value="0.857999999999981" calcext:value-type="float">
            <text:p>0.85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2999999999998" calcext:value-type="float">
            <text:p>1.03</text:p>
          </table:table-cell>
          <table:table-cell office:value-type="float" office:value="1.08585646999359" calcext:value-type="float">
            <text:p>1.08585647</text:p>
          </table:table-cell>
          <table:table-cell office:value-type="float" office:value="-2.71575692753641" calcext:value-type="float">
            <text:p>-2.7157569275</text:p>
          </table:table-cell>
          <table:table-cell office:value-type="float" office:value="0.669613907656866" calcext:value-type="float">
            <text:p>0.6696139077</text:p>
          </table:table-cell>
          <table:table-cell office:value-type="float" office:value="-2.43873322945381" calcext:value-type="float">
            <text:p>-2.4387332295</text:p>
          </table:table-cell>
          <table:table-cell office:value-type="float" office:value="0.637825628835386" calcext:value-type="float">
            <text:p>0.6378256288</text:p>
          </table:table-cell>
          <table:table-cell office:value-type="float" office:value="-2.93772171161504" calcext:value-type="float">
            <text:p>-2.9377217116</text:p>
          </table:table-cell>
          <table:table-cell office:value-type="float" office:value="0.221583066498663" calcext:value-type="float">
            <text:p>0.2215830665</text:p>
          </table:table-cell>
          <table:table-cell office:value-type="float" office:value="-2.66069801353244" calcext:value-type="float">
            <text:p>-2.6606980135</text:p>
          </table:table-cell>
          <table:table-cell office:value-type="float" office:value="0.253371345320143" calcext:value-type="float">
            <text:p>0.2533713453</text:p>
          </table:table-cell>
          <table:table-cell office:value-type="float" office:value="-2.16170953137121" calcext:value-type="float">
            <text:p>-2.1617095314</text:p>
          </table:table-cell>
          <table:table-cell office:value-type="float" office:value="0.189794787677183" calcext:value-type="float">
            <text:p>0.1897947877</text:p>
          </table:table-cell>
          <table:table-cell office:value-type="float" office:value="-3.15968649569367" calcext:value-type="float">
            <text:p>-3.1596864957</text:p>
          </table:table-cell>
          <table:table-cell office:value-type="float" office:value="-0.22644777465954" calcext:value-type="float">
            <text:p>-0.2264477747</text:p>
          </table:table-cell>
          <table:table-cell office:value-type="float" office:value="-2.88266279761107" calcext:value-type="float">
            <text:p>-2.8826627976</text:p>
          </table:table-cell>
          <table:table-cell office:value-type="float" office:value="-0.19465949583806" calcext:value-type="float">
            <text:p>-0.1946594958</text:p>
          </table:table-cell>
          <table:table-cell office:value-type="float" office:value="-2.38367431544984" calcext:value-type="float">
            <text:p>-2.3836743154</text:p>
          </table:table-cell>
          <table:table-cell office:value-type="float" office:value="-0.25823605348102" calcext:value-type="float">
            <text:p>-0.2582360535</text:p>
          </table:table-cell>
          <table:table-cell office:value-type="float" office:value="-3.3816512797723" calcext:value-type="float">
            <text:p>-3.3816512798</text:p>
          </table:table-cell>
          <table:table-cell office:value-type="float" office:value="-0.16287121701658" calcext:value-type="float">
            <text:p>-0.162871217</text:p>
          </table:table-cell>
          <table:table-cell office:value-type="float" office:value="-1.88468583328861" calcext:value-type="float">
            <text:p>-1.8846858333</text:p>
          </table:table-cell>
          <table:table-cell office:value-type="float" office:value="-0.642690336996263" calcext:value-type="float">
            <text:p>-0.642690337</text:p>
          </table:table-cell>
          <table:table-cell office:value-type="float" office:value="-2.60563909952847" calcext:value-type="float">
            <text:p>-2.6056390995</text:p>
          </table:table-cell>
          <table:table-cell office:value-type="float" office:value="-0.610902058174783" calcext:value-type="float">
            <text:p>-0.6109020582</text:p>
          </table:table-cell>
          <table:table-cell office:value-type="float" office:value="-2.10665061736724" calcext:value-type="float">
            <text:p>-2.1066506174</text:p>
          </table:table-cell>
          <table:table-cell office:value-type="float" office:value="-0.674478615817743" calcext:value-type="float">
            <text:p>-0.6744786158</text:p>
          </table:table-cell>
          <table:table-cell office:value-type="float" office:value="-3.1046275816897" calcext:value-type="float">
            <text:p>-3.1046275817</text:p>
          </table:table-cell>
          <table:table-cell office:value-type="float" office:value="-1.05893289933299" calcext:value-type="float">
            <text:p>-1.0589328993</text:p>
          </table:table-cell>
          <table:table-cell office:value-type="float" office:value="-2.32861540144587" calcext:value-type="float">
            <text:p>-2.3286154014</text:p>
          </table:table-cell>
          <table:table-cell office:value-type="float" office:value="-1.09072117815447" calcext:value-type="float">
            <text:p>-1.0907211782</text:p>
          </table:table-cell>
          <table:table-cell office:value-type="float" office:value="-2.8276038836071" calcext:value-type="float">
            <text:p>-2.8276038836</text:p>
          </table:table-cell>
          <table:table-cell office:value-type="float" office:value="-1.02714462051151" calcext:value-type="float">
            <text:p>-1.0271446205</text:p>
          </table:table-cell>
          <table:table-cell office:value-type="float" office:value="-1.82962691928464" calcext:value-type="float">
            <text:p>-1.8296269193</text:p>
          </table:table-cell>
          <table:table-cell office:value-type="float" office:value="-1.12250945697595" calcext:value-type="float">
            <text:p>-1.122509457</text:p>
          </table:table-cell>
          <table:table-cell office:value-type="float" office:value="-3.32659236576833" calcext:value-type="float">
            <text:p>-3.3265923658</text:p>
          </table:table-cell>
          <table:table-cell office:value-type="float" office:value="-1.50696374049119" calcext:value-type="float">
            <text:p>-1.5069637405</text:p>
          </table:table-cell>
          <table:table-cell office:value-type="float" office:value="-2.5505801855245" calcext:value-type="float">
            <text:p>-2.5505801855</text:p>
          </table:table-cell>
          <table:table-cell office:value-type="float" office:value="-1.47517546166971" calcext:value-type="float">
            <text:p>-1.4751754617</text:p>
          </table:table-cell>
          <table:table-cell office:value-type="float" office:value="-2.05159170336327" calcext:value-type="float">
            <text:p>-2.0515917034</text:p>
          </table:table-cell>
          <table:table-cell office:value-type="float" office:value="-1.53875201931267" calcext:value-type="float">
            <text:p>-1.5387520193</text:p>
          </table:table-cell>
          <table:table-cell office:value-type="float" office:value="-3.04956866768573" calcext:value-type="float">
            <text:p>-3.04956866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9]</text:p>
          </table:table-cell>
          <table:table-cell office:value-type="float" office:value="-3" calcext:value-type="float">
            <text:p>-3</text:p>
          </table:table-cell>
          <table:table-cell office:value-type="float" office:value="0.829779192435174" calcext:value-type="float">
            <text:p>0.8297791924</text:p>
          </table:table-cell>
          <table:table-cell office:value-type="float" office:value="-2.6997270254316" calcext:value-type="float">
            <text:p>-2.6997270254</text:p>
          </table:table-cell>
          <table:table-cell office:value-type="float" office:value="0.0935739199615942" calcext:value-type="float">
            <text:p>0.09357392</text:p>
          </table:table-cell>
          <table:table-cell office:value-type="float" office:value="-2.73597887795855" calcext:value-type="float">
            <text:p>-2.735978878</text:p>
          </table:table-cell>
          <table:table-cell office:value-type="float" office:value="-1.24035681373604" calcext:value-type="float">
            <text:p>-1.2403568137</text:p>
          </table:table-cell>
          <table:table-cell office:value-type="float" office:value="-3.31755773269298" calcext:value-type="float">
            <text:p>-3.3175577327</text:p>
          </table:table-cell>
          <table:table-cell office:value-type="float" office:value="-1.1856636115326" calcext:value-type="float">
            <text:p>-1.1856636115</text:p>
          </table:table-cell>
          <table:table-cell office:value-type="float" office:value="-3.77435233005477" calcext:value-type="float">
            <text:p>-3.7743523301</text:p>
          </table:table-cell>
          <table:table-cell office:value-type="float" office:value="-0.295804059046736" calcext:value-type="float">
            <text:p>-0.295804059</text:p>
          </table:table-cell>
          <table:table-cell office:value-type="float" office:value="-2.25372947118509" calcext:value-type="float">
            <text:p>-2.2537294712</text:p>
          </table:table-cell>
          <table:table-cell office:value-type="float" office:value="-1.51821354232591" calcext:value-type="float">
            <text:p>-1.5182135423</text:p>
          </table:table-cell>
          <table:table-cell office:value-type="float" office:value="-3.02016013974464" calcext:value-type="float">
            <text:p>-3.0201601397</text:p>
          </table:table-cell>
          <table:table-cell office:value-type="float" office:value="-2.14282498430341" calcext:value-type="float">
            <text:p>-2.1428249843</text:p>
          </table:table-cell>
          <table:table-cell office:value-type="float" office:value="-3.12484693964237" calcext:value-type="float">
            <text:p>-3.1248469396</text:p>
          </table:table-cell>
          <table:table-cell office:value-type="float" office:value="-0.612339742791811" calcext:value-type="float">
            <text:p>-0.6123397428</text:p>
          </table:table-cell>
          <table:table-cell office:value-type="float" office:value="-3.2791362764007" calcext:value-type="float">
            <text:p>-3.2791362764</text:p>
          </table:table-cell>
          <table:table-cell office:value-type="float" office:value="-0.806090993173328" calcext:value-type="float">
            <text:p>-0.8060909932</text:p>
          </table:table-cell>
          <table:table-cell office:value-type="float" office:value="-2.36760551942512" calcext:value-type="float">
            <text:p>-2.3676055194</text:p>
          </table:table-cell>
          <table:table-cell office:value-type="float" office:value="-0.526044480929752" calcext:value-type="float">
            <text:p>-0.5260444809</text:p>
          </table:table-cell>
          <table:table-cell office:value-type="float" office:value="-1.69229547507837" calcext:value-type="float">
            <text:p>-1.6922954751</text:p>
          </table:table-cell>
          <table:table-cell office:value-type="float" office:value="-1.99541635098971" calcext:value-type="float">
            <text:p>-1.995416351</text:p>
          </table:table-cell>
          <table:table-cell office:value-type="float" office:value="-3.57969764611927" calcext:value-type="float">
            <text:p>-3.5796976461</text:p>
          </table:table-cell>
          <table:table-cell office:value-type="float" office:value="-0.710170508562577" calcext:value-type="float">
            <text:p>-0.7101705086</text:p>
          </table:table-cell>
          <table:table-cell office:value-type="float" office:value="-2.79315605192695" calcext:value-type="float">
            <text:p>-2.7931560519</text:p>
          </table:table-cell>
          <table:table-cell office:value-type="float" office:value="-1.2654962274783" calcext:value-type="float">
            <text:p>-1.2654962275</text:p>
          </table:table-cell>
          <table:table-cell office:value-type="float" office:value="-2.28923128946346" calcext:value-type="float">
            <text:p>-2.2892312895</text:p>
          </table:table-cell>
          <table:table-cell office:value-type="float" office:value="-1.16361466656889" calcext:value-type="float">
            <text:p>-1.1636146666</text:p>
          </table:table-cell>
          <table:table-cell office:value-type="float" office:value="-2.70301331398357" calcext:value-type="float">
            <text:p>-2.703013314</text:p>
          </table:table-cell>
          <table:table-cell office:value-type="float" office:value="-2.33757364098581" calcext:value-type="float">
            <text:p>-2.337573641</text:p>
          </table:table-cell>
          <table:table-cell office:value-type="float" office:value="-2.72089103123453" calcext:value-type="float">
            <text:p>-2.7208910312</text:p>
          </table:table-cell>
          <table:table-cell office:value-type="float" office:value="-2.73506574635093" calcext:value-type="float">
            <text:p>-2.7350657464</text:p>
          </table:table-cell>
          <table:table-cell office:value-type="float" office:value="-1.74860921679824" calcext:value-type="float">
            <text:p>-1.7486092168</text:p>
          </table:table-cell>
          <table:table-cell office:value-type="float" office:value="-1.66755668226862" calcext:value-type="float">
            <text:p>-1.6675566823</text:p>
          </table:table-cell>
          <table:table-cell office:value-type="float" office:value="-2.35247297046295" calcext:value-type="float">
            <text:p>-2.3524729705</text:p>
          </table:table-cell>
          <table:table-cell office:value-type="float" office:value="-1.88089581103754" calcext:value-type="float">
            <text:p>-1.880895811</text:p>
          </table:table-cell>
          <table:table-cell office:value-type="float" office:value="-2.71967275269339" calcext:value-type="float">
            <text:p>-2.7196727527</text:p>
          </table:table-cell>
          <table:table-cell office:value-type="float" office:value="-2.566615123515" calcext:value-type="float">
            <text:p>-2.5666151235</text:p>
          </table:table-cell>
          <table:table-cell office:value-type="float" office:value="-2.31788039835192" calcext:value-type="float">
            <text:p>-2.3178803984</text:p>
          </table:table-cell>
          <table:table-cell office:value-type="float" office:value="-2.88431513773449" calcext:value-type="float">
            <text:p>-2.8843151377</text:p>
          </table:table-cell>
          <table:table-cell office:value-type="float" office:value="-2.77229217510363" calcext:value-type="float">
            <text:p>-2.7722921751</text:p>
          </table:table-cell>
          <table:table-cell office:value-type="float" office:value="9.70599999999997" calcext:value-type="float">
            <text:p>9.706</text:p>
          </table:table-cell>
          <table:table-cell office:value-type="float" office:value="2.05" calcext:value-type="float">
            <text:p>2.05</text:p>
          </table:table-cell>
          <table:table-cell office:value-type="float" office:value="0.871999999999981" calcext:value-type="float">
            <text:p>0.87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1999999999998" calcext:value-type="float">
            <text:p>1.02</text:p>
          </table:table-cell>
          <table:table-cell office:value-type="float" office:value="1.03389555800951" calcext:value-type="float">
            <text:p>1.033895558</text:p>
          </table:table-cell>
          <table:table-cell office:value-type="float" office:value="-2.71374108384645" calcext:value-type="float">
            <text:p>-2.7137410838</text:p>
          </table:table-cell>
          <table:table-cell office:value-type="float" office:value="0.619023820403895" calcext:value-type="float">
            <text:p>0.6190238204</text:p>
          </table:table-cell>
          <table:table-cell office:value-type="float" office:value="-2.43466861774472" calcext:value-type="float">
            <text:p>-2.4346686177</text:p>
          </table:table-cell>
          <table:table-cell office:value-type="float" office:value="0.584775844065831" calcext:value-type="float">
            <text:p>0.5847758441</text:p>
          </table:table-cell>
          <table:table-cell office:value-type="float" office:value="-2.93349431487423" calcext:value-type="float">
            <text:p>-2.9334943149</text:p>
          </table:table-cell>
          <table:table-cell office:value-type="float" office:value="0.16990410646022" calcext:value-type="float">
            <text:p>0.1699041065</text:p>
          </table:table-cell>
          <table:table-cell office:value-type="float" office:value="-2.6544218487725" calcext:value-type="float">
            <text:p>-2.6544218488</text:p>
          </table:table-cell>
          <table:table-cell office:value-type="float" office:value="0.204152082798285" calcext:value-type="float">
            <text:p>0.2041520828</text:p>
          </table:table-cell>
          <table:table-cell office:value-type="float" office:value="-2.15559615164299" calcext:value-type="float">
            <text:p>-2.1555961516</text:p>
          </table:table-cell>
          <table:table-cell office:value-type="float" office:value="0.135656130122156" calcext:value-type="float">
            <text:p>0.1356561301</text:p>
          </table:table-cell>
          <table:table-cell office:value-type="float" office:value="-3.15324754590202" calcext:value-type="float">
            <text:p>-3.1532475459</text:p>
          </table:table-cell>
          <table:table-cell office:value-type="float" office:value="-0.279215607483455" calcext:value-type="float">
            <text:p>-0.2792156075</text:p>
          </table:table-cell>
          <table:table-cell office:value-type="float" office:value="-2.87417507980029" calcext:value-type="float">
            <text:p>-2.8741750798</text:p>
          </table:table-cell>
          <table:table-cell office:value-type="float" office:value="-0.244967631145391" calcext:value-type="float">
            <text:p>-0.2449676311</text:p>
          </table:table-cell>
          <table:table-cell office:value-type="float" office:value="-2.37534938267077" calcext:value-type="float">
            <text:p>-2.3753493827</text:p>
          </table:table-cell>
          <table:table-cell office:value-type="float" office:value="-0.31346358382152" calcext:value-type="float">
            <text:p>-0.3134635838</text:p>
          </table:table-cell>
          <table:table-cell office:value-type="float" office:value="-3.3730007769298" calcext:value-type="float">
            <text:p>-3.3730007769</text:p>
          </table:table-cell>
          <table:table-cell office:value-type="float" office:value="-0.210719654807326" calcext:value-type="float">
            <text:p>-0.2107196548</text:p>
          </table:table-cell>
          <table:table-cell office:value-type="float" office:value="-1.87652368554126" calcext:value-type="float">
            <text:p>-1.8765236855</text:p>
          </table:table-cell>
          <table:table-cell office:value-type="float" office:value="-0.694087345089066" calcext:value-type="float">
            <text:p>-0.6940873451</text:p>
          </table:table-cell>
          <table:table-cell office:value-type="float" office:value="-2.59510261369856" calcext:value-type="float">
            <text:p>-2.5951026137</text:p>
          </table:table-cell>
          <table:table-cell office:value-type="float" office:value="-0.659839368751001" calcext:value-type="float">
            <text:p>-0.6598393688</text:p>
          </table:table-cell>
          <table:table-cell office:value-type="float" office:value="-2.09627691656904" calcext:value-type="float">
            <text:p>-2.0962769166</text:p>
          </table:table-cell>
          <table:table-cell office:value-type="float" office:value="-0.72833532142713" calcext:value-type="float">
            <text:p>-0.7283353214</text:p>
          </table:table-cell>
          <table:table-cell office:value-type="float" office:value="-3.09392831082807" calcext:value-type="float">
            <text:p>-3.0939283108</text:p>
          </table:table-cell>
          <table:table-cell office:value-type="float" office:value="-1.10895908269468" calcext:value-type="float">
            <text:p>-1.1089590827</text:p>
          </table:table-cell>
          <table:table-cell office:value-type="float" office:value="-2.31603014759683" calcext:value-type="float">
            <text:p>-2.3160301476</text:p>
          </table:table-cell>
          <table:table-cell office:value-type="float" office:value="-1.14320705903274" calcext:value-type="float">
            <text:p>-1.143207059</text:p>
          </table:table-cell>
          <table:table-cell office:value-type="float" office:value="-2.81485584472634" calcext:value-type="float">
            <text:p>-2.8148558447</text:p>
          </table:table-cell>
          <table:table-cell office:value-type="float" office:value="-1.07471110635661" calcext:value-type="float">
            <text:p>-1.0747111064</text:p>
          </table:table-cell>
          <table:table-cell office:value-type="float" office:value="-1.81720445046731" calcext:value-type="float">
            <text:p>-1.8172044505</text:p>
          </table:table-cell>
          <table:table-cell office:value-type="float" office:value="-1.17745503537081" calcext:value-type="float">
            <text:p>-1.1774550354</text:p>
          </table:table-cell>
          <table:table-cell office:value-type="float" office:value="-3.31368154185586" calcext:value-type="float">
            <text:p>-3.3136815419</text:p>
          </table:table-cell>
          <table:table-cell office:value-type="float" office:value="-1.55807879663835" calcext:value-type="float">
            <text:p>-1.5580787966</text:p>
          </table:table-cell>
          <table:table-cell office:value-type="float" office:value="-2.53578337862461" calcext:value-type="float">
            <text:p>-2.5357833786</text:p>
          </table:table-cell>
          <table:table-cell office:value-type="float" office:value="-1.52383082030029" calcext:value-type="float">
            <text:p>-1.5238308203</text:p>
          </table:table-cell>
          <table:table-cell office:value-type="float" office:value="-2.0369576814951" calcext:value-type="float">
            <text:p>-2.0369576815</text:p>
          </table:table-cell>
          <table:table-cell office:value-type="float" office:value="-1.59232677297642" calcext:value-type="float">
            <text:p>-1.592326773</text:p>
          </table:table-cell>
          <table:table-cell office:value-type="float" office:value="-3.03460907575413" calcext:value-type="float">
            <text:p>-3.034609075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9]</text:p>
          </table:table-cell>
          <table:table-cell office:value-type="float" office:value="-4" calcext:value-type="float">
            <text:p>-4</text:p>
          </table:table-cell>
          <table:table-cell office:value-type="float" office:value="0.789848217508175" calcext:value-type="float">
            <text:p>0.7898482175</text:p>
          </table:table-cell>
          <table:table-cell office:value-type="float" office:value="-2.69737814455354" calcext:value-type="float">
            <text:p>-2.6973781446</text:p>
          </table:table-cell>
          <table:table-cell office:value-type="float" office:value="0.0540730564133639" calcext:value-type="float">
            <text:p>0.0540730564</text:p>
          </table:table-cell>
          <table:table-cell office:value-type="float" office:value="-2.74227822546001" calcext:value-type="float">
            <text:p>-2.7422782255</text:p>
          </table:table-cell>
          <table:table-cell office:value-type="float" office:value="-1.280140251603" calcext:value-type="float">
            <text:p>-1.2801402516</text:p>
          </table:table-cell>
          <table:table-cell office:value-type="float" office:value="-3.3134010427255" calcext:value-type="float">
            <text:p>-3.3134010427</text:p>
          </table:table-cell>
          <table:table-cell office:value-type="float" office:value="-1.22562574063305" calcext:value-type="float">
            <text:p>-1.2256257406</text:p>
          </table:table-cell>
          <table:table-cell office:value-type="float" office:value="-3.77261214680018" calcext:value-type="float">
            <text:p>-3.7726121468</text:p>
          </table:table-cell>
          <table:table-cell office:value-type="float" office:value="-0.335067844903485" calcext:value-type="float">
            <text:p>-0.3350678449</text:p>
          </table:table-cell>
          <table:table-cell office:value-type="float" office:value="-2.26136852349512" calcext:value-type="float">
            <text:p>-2.2613685235</text:p>
          </table:table-cell>
          <table:table-cell office:value-type="float" office:value="-1.55817621802542" calcext:value-type="float">
            <text:p>-1.558176218</text:p>
          </table:table-cell>
          <table:table-cell office:value-type="float" office:value="-3.02188772503517" calcext:value-type="float">
            <text:p>-3.021887725</text:p>
          </table:table-cell>
          <table:table-cell office:value-type="float" office:value="-2.18246006638697" calcext:value-type="float">
            <text:p>-2.1824600664</text:p>
          </table:table-cell>
          <table:table-cell office:value-type="float" office:value="-3.11945618197486" calcext:value-type="float">
            <text:p>-3.119456182</text:p>
          </table:table-cell>
          <table:table-cell office:value-type="float" office:value="-0.652330695055315" calcext:value-type="float">
            <text:p>-0.6523306951</text:p>
          </table:table-cell>
          <table:table-cell office:value-type="float" office:value="-3.27828554903065" calcext:value-type="float">
            <text:p>-3.278285549</text:p>
          </table:table-cell>
          <table:table-cell office:value-type="float" office:value="-0.846009842430248" calcext:value-type="float">
            <text:p>-0.8460098424</text:p>
          </table:table-cell>
          <table:table-cell office:value-type="float" office:value="-2.3701521788062" calcext:value-type="float">
            <text:p>-2.3701521788</text:p>
          </table:table-cell>
          <table:table-cell office:value-type="float" office:value="-0.565695335291508" calcext:value-type="float">
            <text:p>-0.5656953353</text:p>
          </table:table-cell>
          <table:table-cell office:value-type="float" office:value="-1.69756896997102" calcext:value-type="float">
            <text:p>-1.69756897</text:p>
          </table:table-cell>
          <table:table-cell office:value-type="float" office:value="-2.03510877269391" calcext:value-type="float">
            <text:p>-2.0351087727</text:p>
          </table:table-cell>
          <table:table-cell office:value-type="float" office:value="-3.57474672102838" calcext:value-type="float">
            <text:p>-3.574746721</text:p>
          </table:table-cell>
          <table:table-cell office:value-type="float" office:value="-0.749706326471153" calcext:value-type="float">
            <text:p>-0.7497063265</text:p>
          </table:table-cell>
          <table:table-cell office:value-type="float" office:value="-2.7992321610685" calcext:value-type="float">
            <text:p>-2.7992321611</text:p>
          </table:table-cell>
          <table:table-cell office:value-type="float" office:value="-1.30547997747648" calcext:value-type="float">
            <text:p>-1.3054799775</text:p>
          </table:table-cell>
          <table:table-cell office:value-type="float" office:value="-2.29037134914761" calcext:value-type="float">
            <text:p>-2.2903713491</text:p>
          </table:table-cell>
          <table:table-cell office:value-type="float" office:value="-1.20141525374616" calcext:value-type="float">
            <text:p>-1.2014152537</text:p>
          </table:table-cell>
          <table:table-cell office:value-type="float" office:value="-2.71609443048997" calcext:value-type="float">
            <text:p>-2.7160944305</text:p>
          </table:table-cell>
          <table:table-cell office:value-type="float" office:value="-2.37429026645354" calcext:value-type="float">
            <text:p>-2.3742902665</text:p>
          </table:table-cell>
          <table:table-cell office:value-type="float" office:value="-2.70502000687368" calcext:value-type="float">
            <text:p>-2.7050200069</text:p>
          </table:table-cell>
          <table:table-cell office:value-type="float" office:value="-2.77304870246768" calcext:value-type="float">
            <text:p>-2.7730487025</text:p>
          </table:table-cell>
          <table:table-cell office:value-type="float" office:value="-1.73606748467574" calcext:value-type="float">
            <text:p>-1.7360674847</text:p>
          </table:table-cell>
          <table:table-cell office:value-type="float" office:value="-1.70691980325049" calcext:value-type="float">
            <text:p>-1.7069198033</text:p>
          </table:table-cell>
          <table:table-cell office:value-type="float" office:value="-2.35958245051196" calcext:value-type="float">
            <text:p>-2.3595824505</text:p>
          </table:table-cell>
          <table:table-cell office:value-type="float" office:value="-1.92071030040137" calcext:value-type="float">
            <text:p>-1.9207103004</text:p>
          </table:table-cell>
          <table:table-cell office:value-type="float" office:value="-2.71582483940217" calcext:value-type="float">
            <text:p>-2.7158248394</text:p>
          </table:table-cell>
          <table:table-cell office:value-type="float" office:value="-2.60370505014062" calcext:value-type="float">
            <text:p>-2.6037050501</text:p>
          </table:table-cell>
          <table:table-cell office:value-type="float" office:value="-2.30290250320922" calcext:value-type="float">
            <text:p>-2.3029025032</text:p>
          </table:table-cell>
          <table:table-cell office:value-type="float" office:value="-2.91588124344666" calcext:value-type="float">
            <text:p>-2.9158812434</text:p>
          </table:table-cell>
          <table:table-cell office:value-type="float" office:value="-2.74772429016886" calcext:value-type="float">
            <text:p>-2.7477242902</text:p>
          </table:table-cell>
          <table:table-cell office:value-type="float" office:value="9.67799999999997" calcext:value-type="float">
            <text:p>9.678</text:p>
          </table:table-cell>
          <table:table-cell office:value-type="float" office:value="2.05" calcext:value-type="float">
            <text:p>2.05</text:p>
          </table:table-cell>
          <table:table-cell office:value-type="float" office:value="0.885999999999981" calcext:value-type="float">
            <text:p>0.88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00999999999998" calcext:value-type="float">
            <text:p>1.01</text:p>
          </table:table-cell>
          <table:table-cell office:value-type="float" office:value="1.03389555800951" calcext:value-type="float">
            <text:p>1.033895558</text:p>
          </table:table-cell>
          <table:table-cell office:value-type="float" office:value="-2.71374108384645" calcext:value-type="float">
            <text:p>-2.7137410838</text:p>
          </table:table-cell>
          <table:table-cell office:value-type="float" office:value="0.618577387664115" calcext:value-type="float">
            <text:p>0.6185773877</text:p>
          </table:table-cell>
          <table:table-cell office:value-type="float" office:value="-2.43533343779312" calcext:value-type="float">
            <text:p>-2.4353334378</text:p>
          </table:table-cell>
          <table:table-cell office:value-type="float" office:value="0.5851283787468" calcext:value-type="float">
            <text:p>0.5851283787</text:p>
          </table:table-cell>
          <table:table-cell office:value-type="float" office:value="-2.93421334699216" calcext:value-type="float">
            <text:p>-2.934213347</text:p>
          </table:table-cell>
          <table:table-cell office:value-type="float" office:value="0.169810208401409" calcext:value-type="float">
            <text:p>0.1698102084</text:p>
          </table:table-cell>
          <table:table-cell office:value-type="float" office:value="-2.65580570093883" calcext:value-type="float">
            <text:p>-2.6558057009</text:p>
          </table:table-cell>
          <table:table-cell office:value-type="float" office:value="0.203259217318724" calcext:value-type="float">
            <text:p>0.2032592173</text:p>
          </table:table-cell>
          <table:table-cell office:value-type="float" office:value="-2.15692579173979" calcext:value-type="float">
            <text:p>-2.1569257917</text:p>
          </table:table-cell>
          <table:table-cell office:value-type="float" office:value="0.136361199484093" calcext:value-type="float">
            <text:p>0.1363611995</text:p>
          </table:table-cell>
          <table:table-cell office:value-type="float" office:value="-3.15468561013788" calcext:value-type="float">
            <text:p>-3.1546856101</text:p>
          </table:table-cell>
          <table:table-cell office:value-type="float" office:value="-0.278956970861298" calcext:value-type="float">
            <text:p>-0.2789569709</text:p>
          </table:table-cell>
          <table:table-cell office:value-type="float" office:value="-2.87627796408455" calcext:value-type="float">
            <text:p>-2.8762779641</text:p>
          </table:table-cell>
          <table:table-cell office:value-type="float" office:value="-0.245507961943983" calcext:value-type="float">
            <text:p>-0.2455079619</text:p>
          </table:table-cell>
          <table:table-cell office:value-type="float" office:value="-2.3773980548855" calcext:value-type="float">
            <text:p>-2.3773980549</text:p>
          </table:table-cell>
          <table:table-cell office:value-type="float" office:value="-0.312405979778613" calcext:value-type="float">
            <text:p>-0.3124059798</text:p>
          </table:table-cell>
          <table:table-cell office:value-type="float" office:value="-3.3751578732836" calcext:value-type="float">
            <text:p>-3.3751578733</text:p>
          </table:table-cell>
          <table:table-cell office:value-type="float" office:value="-0.212058953026667" calcext:value-type="float">
            <text:p>-0.212058953</text:p>
          </table:table-cell>
          <table:table-cell office:value-type="float" office:value="-1.87851814568645" calcext:value-type="float">
            <text:p>-1.8785181457</text:p>
          </table:table-cell>
          <table:table-cell office:value-type="float" office:value="-0.694275141206689" calcext:value-type="float">
            <text:p>-0.6942751412</text:p>
          </table:table-cell>
          <table:table-cell office:value-type="float" office:value="-2.59787031803122" calcext:value-type="float">
            <text:p>-2.597870318</text:p>
          </table:table-cell>
          <table:table-cell office:value-type="float" office:value="-0.660826132289374" calcext:value-type="float">
            <text:p>-0.6608261323</text:p>
          </table:table-cell>
          <table:table-cell office:value-type="float" office:value="-2.09899040883217" calcext:value-type="float">
            <text:p>-2.0989904088</text:p>
          </table:table-cell>
          <table:table-cell office:value-type="float" office:value="-0.727724150124004" calcext:value-type="float">
            <text:p>-0.7277241501</text:p>
          </table:table-cell>
          <table:table-cell office:value-type="float" office:value="-3.09675022723026" calcext:value-type="float">
            <text:p>-3.0967502272</text:p>
          </table:table-cell>
          <table:table-cell office:value-type="float" office:value="-1.10959331155208" calcext:value-type="float">
            <text:p>-1.1095933116</text:p>
          </table:table-cell>
          <table:table-cell office:value-type="float" office:value="-2.31946267197789" calcext:value-type="float">
            <text:p>-2.319462672</text:p>
          </table:table-cell>
          <table:table-cell office:value-type="float" office:value="-1.1430423204694" calcext:value-type="float">
            <text:p>-1.1430423205</text:p>
          </table:table-cell>
          <table:table-cell office:value-type="float" office:value="-2.81834258117693" calcext:value-type="float">
            <text:p>-2.8183425812</text:p>
          </table:table-cell>
          <table:table-cell office:value-type="float" office:value="-1.07614430263476" calcext:value-type="float">
            <text:p>-1.0761443026</text:p>
          </table:table-cell>
          <table:table-cell office:value-type="float" office:value="-1.82058276277884" calcext:value-type="float">
            <text:p>-1.8205827628</text:p>
          </table:table-cell>
          <table:table-cell office:value-type="float" office:value="-1.17649132938671" calcext:value-type="float">
            <text:p>-1.1764913294</text:p>
          </table:table-cell>
          <table:table-cell office:value-type="float" office:value="-3.31722249037598" calcext:value-type="float">
            <text:p>-3.3172224904</text:p>
          </table:table-cell>
          <table:table-cell office:value-type="float" office:value="-1.55836049081479" calcext:value-type="float">
            <text:p>-1.5583604908</text:p>
          </table:table-cell>
          <table:table-cell office:value-type="float" office:value="-2.5399349351236" calcext:value-type="float">
            <text:p>-2.5399349351</text:p>
          </table:table-cell>
          <table:table-cell office:value-type="float" office:value="-1.52491148189747" calcext:value-type="float">
            <text:p>-1.5249114819</text:p>
          </table:table-cell>
          <table:table-cell office:value-type="float" office:value="-2.04105502592456" calcext:value-type="float">
            <text:p>-2.0410550259</text:p>
          </table:table-cell>
          <table:table-cell office:value-type="float" office:value="-1.5918094997321" calcext:value-type="float">
            <text:p>-1.5918094997</text:p>
          </table:table-cell>
          <table:table-cell office:value-type="float" office:value="-3.03881484432265" calcext:value-type="float">
            <text:p>-3.038814844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0]</text:p>
          </table:table-cell>
          <table:table-cell office:value-type="float" office:value="-1" calcext:value-type="float">
            <text:p>-1</text:p>
          </table:table-cell>
          <table:table-cell office:value-type="float" office:value="-0.411109010050159" calcext:value-type="float">
            <text:p>-0.4111090101</text:p>
          </table:table-cell>
          <table:table-cell office:value-type="float" office:value="-3.3616222992602" calcext:value-type="float">
            <text:p>-3.3616222993</text:p>
          </table:table-cell>
          <table:table-cell office:value-type="float" office:value="-0.614067482400542" calcext:value-type="float">
            <text:p>-0.6140674824</text:p>
          </table:table-cell>
          <table:table-cell office:value-type="float" office:value="-2.86987180885366" calcext:value-type="float">
            <text:p>-2.8698718089</text:p>
          </table:table-cell>
          <table:table-cell office:value-type="float" office:value="-1.66510505094126" calcext:value-type="float">
            <text:p>-1.6651050509</text:p>
          </table:table-cell>
          <table:table-cell office:value-type="float" office:value="-4.05210099657402" calcext:value-type="float">
            <text:p>-4.0521009966</text:p>
          </table:table-cell>
          <table:table-cell office:value-type="float" office:value="-1.09927726950263" calcext:value-type="float">
            <text:p>-1.0992772695</text:p>
          </table:table-cell>
          <table:table-cell office:value-type="float" office:value="-3.84608049879909" calcext:value-type="float">
            <text:p>-3.8460804988</text:p>
          </table:table-cell>
          <table:table-cell office:value-type="float" office:value="-1.14185332369677" calcext:value-type="float">
            <text:p>-1.1418533237</text:p>
          </table:table-cell>
          <table:table-cell office:value-type="float" office:value="-2.70484285213762" calcext:value-type="float">
            <text:p>-2.7048428521</text:p>
          </table:table-cell>
          <table:table-cell office:value-type="float" office:value="-2.11665082648907" calcext:value-type="float">
            <text:p>-2.1166508265</text:p>
          </table:table-cell>
          <table:table-cell office:value-type="float" office:value="-3.86991441073438" calcext:value-type="float">
            <text:p>-3.8699144107</text:p>
          </table:table-cell>
          <table:table-cell office:value-type="float" office:value="-3.26005054600735" calcext:value-type="float">
            <text:p>-3.260050546</text:p>
          </table:table-cell>
          <table:table-cell office:value-type="float" office:value="-3.60626371730692" calcext:value-type="float">
            <text:p>-3.6062637173</text:p>
          </table:table-cell>
          <table:table-cell office:value-type="float" office:value="-1.18502955491909" calcext:value-type="float">
            <text:p>-1.1850295549</text:p>
          </table:table-cell>
          <table:table-cell office:value-type="float" office:value="-3.31517419815743" calcext:value-type="float">
            <text:p>-3.3151741982</text:p>
          </table:table-cell>
          <table:table-cell office:value-type="float" office:value="-1.64868168228437" calcext:value-type="float">
            <text:p>-1.6486816823</text:p>
          </table:table-cell>
          <table:table-cell office:value-type="float" office:value="-3.18330004372518" calcext:value-type="float">
            <text:p>-3.1833000437</text:p>
          </table:table-cell>
          <table:table-cell office:value-type="float" office:value="-1.96971419821174" calcext:value-type="float">
            <text:p>-1.9697141982</text:p>
          </table:table-cell>
          <table:table-cell office:value-type="float" office:value="-2.7973004550837" calcext:value-type="float">
            <text:p>-2.7973004551</text:p>
          </table:table-cell>
          <table:table-cell office:value-type="float" office:value="-2.57494300089011" calcext:value-type="float">
            <text:p>-2.5749430009</text:p>
          </table:table-cell>
          <table:table-cell office:value-type="float" office:value="-4.03131620904044" calcext:value-type="float">
            <text:p>-4.031316209</text:p>
          </table:table-cell>
          <table:table-cell office:value-type="float" office:value="-2.70073478764219" calcext:value-type="float">
            <text:p>-2.7007347876</text:p>
          </table:table-cell>
          <table:table-cell office:value-type="float" office:value="-3.50112196054167" calcext:value-type="float">
            <text:p>-3.5011219605</text:p>
          </table:table-cell>
          <table:table-cell office:value-type="float" office:value="-1.73412638845277" calcext:value-type="float">
            <text:p>-1.7341263885</text:p>
          </table:table-cell>
          <table:table-cell office:value-type="float" office:value="-3.62523798146053" calcext:value-type="float">
            <text:p>-3.6252379815</text:p>
          </table:table-cell>
          <table:table-cell office:value-type="float" office:value="-3.22593124276551" calcext:value-type="float">
            <text:p>-3.2259312428</text:p>
          </table:table-cell>
          <table:table-cell office:value-type="float" office:value="-3.15860714688434" calcext:value-type="float">
            <text:p>-3.1586071469</text:p>
          </table:table-cell>
          <table:table-cell office:value-type="float" office:value="-2.81605392117474" calcext:value-type="float">
            <text:p>-2.8160539212</text:p>
          </table:table-cell>
          <table:table-cell office:value-type="float" office:value="-3.0267686082304" calcext:value-type="float">
            <text:p>-3.0267686082</text:p>
          </table:table-cell>
          <table:table-cell office:value-type="float" office:value="-2.62791669006174" calcext:value-type="float">
            <text:p>-2.6279166901</text:p>
          </table:table-cell>
          <table:table-cell office:value-type="float" office:value="-2.41889727067252" calcext:value-type="float">
            <text:p>-2.4188972707</text:p>
          </table:table-cell>
          <table:table-cell office:value-type="float" office:value="-2.27092210710933" calcext:value-type="float">
            <text:p>-2.2709221071</text:p>
          </table:table-cell>
          <table:table-cell office:value-type="float" office:value="-3.37419271496837" calcext:value-type="float">
            <text:p>-3.374192715</text:p>
          </table:table-cell>
          <table:table-cell office:value-type="float" office:value="-3.72096653833566" calcext:value-type="float">
            <text:p>-3.7209665383</text:p>
          </table:table-cell>
          <table:table-cell office:value-type="float" office:value="-2.84714212198368" calcext:value-type="float">
            <text:p>-2.847142122</text:p>
          </table:table-cell>
          <table:table-cell office:value-type="float" office:value="-2.4102043950862" calcext:value-type="float">
            <text:p>-2.4102043951</text:p>
          </table:table-cell>
          <table:table-cell office:value-type="float" office:value="-2.86009179751794" calcext:value-type="float">
            <text:p>-2.8600917975</text:p>
          </table:table-cell>
          <table:table-cell office:value-type="float" office:value="-3.16931916946975" calcext:value-type="float">
            <text:p>-3.1693191695</text:p>
          </table:table-cell>
          <table:table-cell office:value-type="float" office:value="-2.69045553333563" calcext:value-type="float">
            <text:p>-2.6904555333</text:p>
          </table:table-cell>
          <table:table-cell office:value-type="float" office:value="10.91" calcext:value-type="float">
            <text:p>10.91</text:p>
          </table:table-cell>
          <table:table-cell office:value-type="float" office:value="2.05" calcext:value-type="float">
            <text:p>2.05</text:p>
          </table:table-cell>
          <table:table-cell office:value-type="float" office:value="0.269999999999981" calcext:value-type="float">
            <text:p>0.27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4999999999998" calcext:value-type="float">
            <text:p>1.45</text:p>
          </table:table-cell>
          <table:table-cell office:value-type="float" office:value="0.281954087962756" calcext:value-type="float">
            <text:p>0.281954088</text:p>
          </table:table-cell>
          <table:table-cell office:value-type="float" office:value="-3.20725463189102" calcext:value-type="float">
            <text:p>-3.2072546319</text:p>
          </table:table-cell>
          <table:table-cell office:value-type="float" office:value="-0.19505285154078" calcext:value-type="float">
            <text:p>-0.1950528515</text:p>
          </table:table-cell>
          <table:table-cell office:value-type="float" office:value="-3.05737341336958" calcext:value-type="float">
            <text:p>-3.0573734134</text:p>
          </table:table-cell>
          <table:table-cell office:value-type="float" office:value="-0.086350324578739" calcext:value-type="float">
            <text:p>-0.0863503246</text:p>
          </table:table-cell>
          <table:table-cell office:value-type="float" office:value="-3.54541415002183" calcext:value-type="float">
            <text:p>-3.54541415</text:p>
          </table:table-cell>
          <table:table-cell office:value-type="float" office:value="-0.563357264082276" calcext:value-type="float">
            <text:p>-0.5633572641</text:p>
          </table:table-cell>
          <table:table-cell office:value-type="float" office:value="-3.3955329315004" calcext:value-type="float">
            <text:p>-3.3955329315</text:p>
          </table:table-cell>
          <table:table-cell office:value-type="float" office:value="-0.672059791044317" calcext:value-type="float">
            <text:p>-0.672059791</text:p>
          </table:table-cell>
          <table:table-cell office:value-type="float" office:value="-2.90749219484815" calcext:value-type="float">
            <text:p>-2.9074921948</text:p>
          </table:table-cell>
          <table:table-cell office:value-type="float" office:value="-0.454654737120235" calcext:value-type="float">
            <text:p>-0.4546547371</text:p>
          </table:table-cell>
          <table:table-cell office:value-type="float" office:value="-3.88357366815264" calcext:value-type="float">
            <text:p>-3.8835736682</text:p>
          </table:table-cell>
          <table:table-cell office:value-type="float" office:value="-0.931661676623771" calcext:value-type="float">
            <text:p>-0.9316616766</text:p>
          </table:table-cell>
          <table:table-cell office:value-type="float" office:value="-3.73369244963121" calcext:value-type="float">
            <text:p>-3.7336924496</text:p>
          </table:table-cell>
          <table:table-cell office:value-type="float" office:value="-1.04036420358581" calcext:value-type="float">
            <text:p>-1.0403642036</text:p>
          </table:table-cell>
          <table:table-cell office:value-type="float" office:value="-3.24565171297897" calcext:value-type="float">
            <text:p>-3.245651713</text:p>
          </table:table-cell>
          <table:table-cell office:value-type="float" office:value="-0.82295914966173" calcext:value-type="float">
            <text:p>-0.8229591497</text:p>
          </table:table-cell>
          <table:table-cell office:value-type="float" office:value="-4.22173318628346" calcext:value-type="float">
            <text:p>-4.2217331863</text:p>
          </table:table-cell>
          <table:table-cell office:value-type="float" office:value="-1.14906673054785" calcext:value-type="float">
            <text:p>-1.1490667305</text:p>
          </table:table-cell>
          <table:table-cell office:value-type="float" office:value="-2.75761097632672" calcext:value-type="float">
            <text:p>-2.7576109763</text:p>
          </table:table-cell>
          <table:table-cell office:value-type="float" office:value="-1.40866861612731" calcext:value-type="float">
            <text:p>-1.4086686161</text:p>
          </table:table-cell>
          <table:table-cell office:value-type="float" office:value="-3.58381123110978" calcext:value-type="float">
            <text:p>-3.5838112311</text:p>
          </table:table-cell>
          <table:table-cell office:value-type="float" office:value="-1.51737114308935" calcext:value-type="float">
            <text:p>-1.5173711431</text:p>
          </table:table-cell>
          <table:table-cell office:value-type="float" office:value="-3.09577049445753" calcext:value-type="float">
            <text:p>-3.0957704945</text:p>
          </table:table-cell>
          <table:table-cell office:value-type="float" office:value="-1.29996608916527" calcext:value-type="float">
            <text:p>-1.2999660892</text:p>
          </table:table-cell>
          <table:table-cell office:value-type="float" office:value="-4.07185196776203" calcext:value-type="float">
            <text:p>-4.0718519678</text:p>
          </table:table-cell>
          <table:table-cell office:value-type="float" office:value="-1.88567555563084" calcext:value-type="float">
            <text:p>-1.8856755556</text:p>
          </table:table-cell>
          <table:table-cell office:value-type="float" office:value="-3.43393001258835" calcext:value-type="float">
            <text:p>-3.4339300126</text:p>
          </table:table-cell>
          <table:table-cell office:value-type="float" office:value="-1.7769730286688" calcext:value-type="float">
            <text:p>-1.7769730287</text:p>
          </table:table-cell>
          <table:table-cell office:value-type="float" office:value="-3.92197074924059" calcext:value-type="float">
            <text:p>-3.9219707492</text:p>
          </table:table-cell>
          <table:table-cell office:value-type="float" office:value="-1.99437808259289" calcext:value-type="float">
            <text:p>-1.9943780826</text:p>
          </table:table-cell>
          <table:table-cell office:value-type="float" office:value="-2.9458892759361" calcext:value-type="float">
            <text:p>-2.9458892759</text:p>
          </table:table-cell>
          <table:table-cell office:value-type="float" office:value="-1.66827050170676" calcext:value-type="float">
            <text:p>-1.6682705017</text:p>
          </table:table-cell>
          <table:table-cell office:value-type="float" office:value="-4.41001148589284" calcext:value-type="float">
            <text:p>-4.4100114859</text:p>
          </table:table-cell>
          <table:table-cell office:value-type="float" office:value="-2.25397996817234" calcext:value-type="float">
            <text:p>-2.2539799682</text:p>
          </table:table-cell>
          <table:table-cell office:value-type="float" office:value="-3.77208953071916" calcext:value-type="float">
            <text:p>-3.7720895307</text:p>
          </table:table-cell>
          <table:table-cell office:value-type="float" office:value="-2.36268249513438" calcext:value-type="float">
            <text:p>-2.3626824951</text:p>
          </table:table-cell>
          <table:table-cell office:value-type="float" office:value="-3.28404879406691" calcext:value-type="float">
            <text:p>-3.2840487941</text:p>
          </table:table-cell>
          <table:table-cell office:value-type="float" office:value="-2.1452774412103" calcext:value-type="float">
            <text:p>-2.1452774412</text:p>
          </table:table-cell>
          <table:table-cell office:value-type="float" office:value="-4.26013026737141" calcext:value-type="float">
            <text:p>-4.260130267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0]</text:p>
          </table:table-cell>
          <table:table-cell office:value-type="float" office:value="-2" calcext:value-type="float">
            <text:p>-2</text:p>
          </table:table-cell>
          <table:table-cell office:value-type="float" office:value="-0.450029966573157" calcext:value-type="float">
            <text:p>-0.4500299666</text:p>
          </table:table-cell>
          <table:table-cell office:value-type="float" office:value="-3.37085047044061" calcext:value-type="float">
            <text:p>-3.3708504704</text:p>
          </table:table-cell>
          <table:table-cell office:value-type="float" office:value="-0.65321633401325" calcext:value-type="float">
            <text:p>-0.653216334</text:p>
          </table:table-cell>
          <table:table-cell office:value-type="float" office:value="-2.87807957453051" calcext:value-type="float">
            <text:p>-2.8780795745</text:p>
          </table:table-cell>
          <table:table-cell office:value-type="float" office:value="-1.70259987149271" calcext:value-type="float">
            <text:p>-1.7025998715</text:p>
          </table:table-cell>
          <table:table-cell office:value-type="float" office:value="-4.03816763977046" calcext:value-type="float">
            <text:p>-4.0381676398</text:p>
          </table:table-cell>
          <table:table-cell office:value-type="float" office:value="-1.13923387579442" calcext:value-type="float">
            <text:p>-1.1392338758</text:p>
          </table:table-cell>
          <table:table-cell office:value-type="float" office:value="-3.84794318869373" calcext:value-type="float">
            <text:p>-3.8479431887</text:p>
          </table:table-cell>
          <table:table-cell office:value-type="float" office:value="-1.17844412202921" calcext:value-type="float">
            <text:p>-1.178444122</text:p>
          </table:table-cell>
          <table:table-cell office:value-type="float" office:value="-2.72100185821458" calcext:value-type="float">
            <text:p>-2.7210018582</text:p>
          </table:table-cell>
          <table:table-cell office:value-type="float" office:value="-2.15553515458479" calcext:value-type="float">
            <text:p>-2.1555351546</text:p>
          </table:table-cell>
          <table:table-cell office:value-type="float" office:value="-3.86053309800402" calcext:value-type="float">
            <text:p>-3.860533098</text:p>
          </table:table-cell>
          <table:table-cell office:value-type="float" office:value="-3.29347732978791" calcext:value-type="float">
            <text:p>-3.2934773298</text:p>
          </table:table-cell>
          <table:table-cell office:value-type="float" office:value="-3.58429441768023" calcext:value-type="float">
            <text:p>-3.5842944177</text:p>
          </table:table-cell>
          <table:table-cell office:value-type="float" office:value="-1.22473801904984" calcext:value-type="float">
            <text:p>-1.224738019</text:p>
          </table:table-cell>
          <table:table-cell office:value-type="float" office:value="-3.31999476621285" calcext:value-type="float">
            <text:p>-3.3199947662</text:p>
          </table:table-cell>
          <table:table-cell office:value-type="float" office:value="-1.68465004401783" calcext:value-type="float">
            <text:p>-1.684650044</text:p>
          </table:table-cell>
          <table:table-cell office:value-type="float" office:value="-3.1657992736218" calcext:value-type="float">
            <text:p>-3.1657992736</text:p>
          </table:table-cell>
          <table:table-cell office:value-type="float" office:value="-2.00858664962787" calcext:value-type="float">
            <text:p>-2.0085866496</text:p>
          </table:table-cell>
          <table:table-cell office:value-type="float" office:value="-2.80673085915249" calcext:value-type="float">
            <text:p>-2.8067308592</text:p>
          </table:table-cell>
          <table:table-cell office:value-type="float" office:value="-2.61489382648267" calcext:value-type="float">
            <text:p>-2.6148938265</text:p>
          </table:table-cell>
          <table:table-cell office:value-type="float" office:value="-4.02933339929852" calcext:value-type="float">
            <text:p>-4.0293333993</text:p>
          </table:table-cell>
          <table:table-cell office:value-type="float" office:value="-2.74064249810089" calcext:value-type="float">
            <text:p>-2.7406424981</text:p>
          </table:table-cell>
          <table:table-cell office:value-type="float" office:value="-3.49840633060657" calcext:value-type="float">
            <text:p>-3.4984063306</text:p>
          </table:table-cell>
          <table:table-cell office:value-type="float" office:value="-1.76985731931769" calcext:value-type="float">
            <text:p>-1.7698573193</text:p>
          </table:table-cell>
          <table:table-cell office:value-type="float" office:value="-3.60725742030337" calcext:value-type="float">
            <text:p>-3.6072574203</text:p>
          </table:table-cell>
          <table:table-cell office:value-type="float" office:value="-3.26259771307109" calcext:value-type="float">
            <text:p>-3.2625977131</text:p>
          </table:table-cell>
          <table:table-cell office:value-type="float" office:value="-3.14262059142889" calcext:value-type="float">
            <text:p>-3.1426205914</text:p>
          </table:table-cell>
          <table:table-cell office:value-type="float" office:value="-2.8519523441976" calcext:value-type="float">
            <text:p>-2.8519523442</text:p>
          </table:table-cell>
          <table:table-cell office:value-type="float" office:value="-3.00912482109522" calcext:value-type="float">
            <text:p>-3.0091248211</text:p>
          </table:table-cell>
          <table:table-cell office:value-type="float" office:value="-2.65943180761628" calcext:value-type="float">
            <text:p>-2.6594318076</text:p>
          </table:table-cell>
          <table:table-cell office:value-type="float" office:value="-2.39426401336611" calcext:value-type="float">
            <text:p>-2.3942640134</text:p>
          </table:table-cell>
          <table:table-cell office:value-type="float" office:value="-2.30905933146322" calcext:value-type="float">
            <text:p>-2.3090593315</text:p>
          </table:table-cell>
          <table:table-cell office:value-type="float" office:value="-3.36212821669529" calcext:value-type="float">
            <text:p>-3.3621282167</text:p>
          </table:table-cell>
          <table:table-cell office:value-type="float" office:value="-3.75007735606118" calcext:value-type="float">
            <text:p>-3.7500773561</text:p>
          </table:table-cell>
          <table:table-cell office:value-type="float" office:value="-2.81970928962259" calcext:value-type="float">
            <text:p>-2.8197092896</text:p>
          </table:table-cell>
          <table:table-cell office:value-type="float" office:value="-2.44729096142156" calcext:value-type="float">
            <text:p>-2.4472909614</text:p>
          </table:table-cell>
          <table:table-cell office:value-type="float" office:value="-2.84510558393835" calcext:value-type="float">
            <text:p>-2.8451055839</text:p>
          </table:table-cell>
          <table:table-cell office:value-type="float" office:value="-3.20144861538757" calcext:value-type="float">
            <text:p>-3.2014486154</text:p>
          </table:table-cell>
          <table:table-cell office:value-type="float" office:value="-2.66662910462687" calcext:value-type="float">
            <text:p>-2.6666291046</text:p>
          </table:table-cell>
          <table:table-cell office:value-type="float" office:value="10.882" calcext:value-type="float">
            <text:p>10.882</text:p>
          </table:table-cell>
          <table:table-cell office:value-type="float" office:value="2.05" calcext:value-type="float">
            <text:p>2.05</text:p>
          </table:table-cell>
          <table:table-cell office:value-type="float" office:value="0.283999999999981" calcext:value-type="float">
            <text:p>0.28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3999999999998" calcext:value-type="float">
            <text:p>1.44</text:p>
          </table:table-cell>
          <table:table-cell office:value-type="float" office:value="0.2313796759854" calcext:value-type="float">
            <text:p>0.231379676</text:p>
          </table:table-cell>
          <table:table-cell office:value-type="float" office:value="-3.21934714416699" calcext:value-type="float">
            <text:p>-3.2193471442</text:p>
          </table:table-cell>
          <table:table-cell office:value-type="float" office:value="-0.245570908049726" calcext:value-type="float">
            <text:p>-0.245570908</text:p>
          </table:table-cell>
          <table:table-cell office:value-type="float" office:value="-3.06928668838815" calcext:value-type="float">
            <text:p>-3.0692866884</text:p>
          </table:table-cell>
          <table:table-cell office:value-type="float" office:value="-0.137051782840107" calcext:value-type="float">
            <text:p>-0.1370517828</text:p>
          </table:table-cell>
          <table:table-cell office:value-type="float" office:value="-3.55736823840182" calcext:value-type="float">
            <text:p>-3.5573682384</text:p>
          </table:table-cell>
          <table:table-cell office:value-type="float" office:value="-0.614002366875233" calcext:value-type="float">
            <text:p>-0.6140023669</text:p>
          </table:table-cell>
          <table:table-cell office:value-type="float" office:value="-3.40730778262298" calcext:value-type="float">
            <text:p>-3.4073077826</text:p>
          </table:table-cell>
          <table:table-cell office:value-type="float" office:value="-0.722521492084853" calcext:value-type="float">
            <text:p>-0.7225214921</text:p>
          </table:table-cell>
          <table:table-cell office:value-type="float" office:value="-2.91922623260932" calcext:value-type="float">
            <text:p>-2.9192262326</text:p>
          </table:table-cell>
          <table:table-cell office:value-type="float" office:value="-0.505483241665614" calcext:value-type="float">
            <text:p>-0.5054832417</text:p>
          </table:table-cell>
          <table:table-cell office:value-type="float" office:value="-3.89538933263664" calcext:value-type="float">
            <text:p>-3.8953893326</text:p>
          </table:table-cell>
          <table:table-cell office:value-type="float" office:value="-0.98243382570074" calcext:value-type="float">
            <text:p>-0.9824338257</text:p>
          </table:table-cell>
          <table:table-cell office:value-type="float" office:value="-3.74532887685781" calcext:value-type="float">
            <text:p>-3.7453288769</text:p>
          </table:table-cell>
          <table:table-cell office:value-type="float" office:value="-1.09095295091036" calcext:value-type="float">
            <text:p>-1.0909529509</text:p>
          </table:table-cell>
          <table:table-cell office:value-type="float" office:value="-3.25724732684414" calcext:value-type="float">
            <text:p>-3.2572473268</text:p>
          </table:table-cell>
          <table:table-cell office:value-type="float" office:value="-0.87391470049112" calcext:value-type="float">
            <text:p>-0.8739147005</text:p>
          </table:table-cell>
          <table:table-cell office:value-type="float" office:value="-4.23341042687147" calcext:value-type="float">
            <text:p>-4.2334104269</text:p>
          </table:table-cell>
          <table:table-cell office:value-type="float" office:value="-1.19947207611998" calcext:value-type="float">
            <text:p>-1.1994720761</text:p>
          </table:table-cell>
          <table:table-cell office:value-type="float" office:value="-2.76916577683048" calcext:value-type="float">
            <text:p>-2.7691657768</text:p>
          </table:table-cell>
          <table:table-cell office:value-type="float" office:value="-1.45938440973587" calcext:value-type="float">
            <text:p>-1.4593844097</text:p>
          </table:table-cell>
          <table:table-cell office:value-type="float" office:value="-3.59526842107897" calcext:value-type="float">
            <text:p>-3.5952684211</text:p>
          </table:table-cell>
          <table:table-cell office:value-type="float" office:value="-1.56790353494549" calcext:value-type="float">
            <text:p>-1.5679035349</text:p>
          </table:table-cell>
          <table:table-cell office:value-type="float" office:value="-3.10718687106531" calcext:value-type="float">
            <text:p>-3.1071868711</text:p>
          </table:table-cell>
          <table:table-cell office:value-type="float" office:value="-1.35086528452625" calcext:value-type="float">
            <text:p>-1.3508652845</text:p>
          </table:table-cell>
          <table:table-cell office:value-type="float" office:value="-4.08334997109263" calcext:value-type="float">
            <text:p>-4.0833499711</text:p>
          </table:table-cell>
          <table:table-cell office:value-type="float" office:value="-1.93633499377099" calcext:value-type="float">
            <text:p>-1.9363349938</text:p>
          </table:table-cell>
          <table:table-cell office:value-type="float" office:value="-3.44520796530013" calcext:value-type="float">
            <text:p>-3.4452079653</text:p>
          </table:table-cell>
          <table:table-cell office:value-type="float" office:value="-1.82781586856137" calcext:value-type="float">
            <text:p>-1.8278158686</text:p>
          </table:table-cell>
          <table:table-cell office:value-type="float" office:value="-3.9332895153138" calcext:value-type="float">
            <text:p>-3.9332895153</text:p>
          </table:table-cell>
          <table:table-cell office:value-type="float" office:value="-2.04485411898061" calcext:value-type="float">
            <text:p>-2.044854119</text:p>
          </table:table-cell>
          <table:table-cell office:value-type="float" office:value="-2.95712641528647" calcext:value-type="float">
            <text:p>-2.9571264153</text:p>
          </table:table-cell>
          <table:table-cell office:value-type="float" office:value="-1.71929674335175" calcext:value-type="float">
            <text:p>-1.7192967434</text:p>
          </table:table-cell>
          <table:table-cell office:value-type="float" office:value="-4.42137106532746" calcext:value-type="float">
            <text:p>-4.4213710653</text:p>
          </table:table-cell>
          <table:table-cell office:value-type="float" office:value="-2.3047664525965" calcext:value-type="float">
            <text:p>-2.3047664526</text:p>
          </table:table-cell>
          <table:table-cell office:value-type="float" office:value="-3.78322905953496" calcext:value-type="float">
            <text:p>-3.7832290595</text:p>
          </table:table-cell>
          <table:table-cell office:value-type="float" office:value="-2.41328557780612" calcext:value-type="float">
            <text:p>-2.4132855778</text:p>
          </table:table-cell>
          <table:table-cell office:value-type="float" office:value="-3.2951475095213" calcext:value-type="float">
            <text:p>-3.2951475095</text:p>
          </table:table-cell>
          <table:table-cell office:value-type="float" office:value="-2.19624732738688" calcext:value-type="float">
            <text:p>-2.1962473274</text:p>
          </table:table-cell>
          <table:table-cell office:value-type="float" office:value="-4.27131060954862" calcext:value-type="float">
            <text:p>-4.271310609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0]</text:p>
          </table:table-cell>
          <table:table-cell office:value-type="float" office:value="-3" calcext:value-type="float">
            <text:p>-3</text:p>
          </table:table-cell>
          <table:table-cell office:value-type="float" office:value="-0.489032636793857" calcext:value-type="float">
            <text:p>-0.4890326368</text:p>
          </table:table-cell>
          <table:table-cell office:value-type="float" office:value="-3.37972694021498" calcext:value-type="float">
            <text:p>-3.3797269402</text:p>
          </table:table-cell>
          <table:table-cell office:value-type="float" office:value="-0.691112902355905" calcext:value-type="float">
            <text:p>-0.6911129024</text:p>
          </table:table-cell>
          <table:table-cell office:value-type="float" office:value="-2.89087996936233" calcext:value-type="float">
            <text:p>-2.8908799694</text:p>
          </table:table-cell>
          <table:table-cell office:value-type="float" office:value="-1.73973075914134" calcext:value-type="float">
            <text:p>-1.7397307591</text:p>
          </table:table-cell>
          <table:table-cell office:value-type="float" office:value="-4.02329157905451" calcext:value-type="float">
            <text:p>-4.0232915791</text:p>
          </table:table-cell>
          <table:table-cell office:value-type="float" office:value="-1.17917057855828" calcext:value-type="float">
            <text:p>-1.1791705786</text:p>
          </table:table-cell>
          <table:table-cell office:value-type="float" office:value="-3.85019258246774" calcext:value-type="float">
            <text:p>-3.8501925825</text:p>
          </table:table-cell>
          <table:table-cell office:value-type="float" office:value="-1.21756565141876" calcext:value-type="float">
            <text:p>-1.2175656514</text:p>
          </table:table-cell>
          <table:table-cell office:value-type="float" office:value="-2.72933888035817" calcext:value-type="float">
            <text:p>-2.7293388804</text:p>
          </table:table-cell>
          <table:table-cell office:value-type="float" office:value="-2.19445106183776" calcext:value-type="float">
            <text:p>-2.1944510618</text:p>
          </table:table-cell>
          <table:table-cell office:value-type="float" office:value="-3.85128365679504" calcext:value-type="float">
            <text:p>-3.8512836568</text:p>
          </table:table-cell>
          <table:table-cell office:value-type="float" office:value="-3.32662607591384" calcext:value-type="float">
            <text:p>-3.3266260759</text:p>
          </table:table-cell>
          <table:table-cell office:value-type="float" office:value="-3.5619078004664" calcext:value-type="float">
            <text:p>-3.5619078005</text:p>
          </table:table-cell>
          <table:table-cell office:value-type="float" office:value="-1.2644549795712" calcext:value-type="float">
            <text:p>-1.2644549796</text:p>
          </table:table-cell>
          <table:table-cell office:value-type="float" office:value="-3.32474482378562" calcext:value-type="float">
            <text:p>-3.3247448238</text:p>
          </table:table-cell>
          <table:table-cell office:value-type="float" office:value="-1.71807682859822" calcext:value-type="float">
            <text:p>-1.7180768286</text:p>
          </table:table-cell>
          <table:table-cell office:value-type="float" office:value="-3.14382997521207" calcext:value-type="float">
            <text:p>-3.1438299752</text:p>
          </table:table-cell>
          <table:table-cell office:value-type="float" office:value="-2.0474433570754" calcext:value-type="float">
            <text:p>-2.0474433571</text:p>
          </table:table-cell>
          <table:table-cell office:value-type="float" office:value="-2.81622592557339" calcext:value-type="float">
            <text:p>-2.8162259256</text:p>
          </table:table-cell>
          <table:table-cell office:value-type="float" office:value="-2.6540242789944" calcext:value-type="float">
            <text:p>-2.654024279</text:p>
          </table:table-cell>
          <table:table-cell office:value-type="float" office:value="-4.02103835944163" calcext:value-type="float">
            <text:p>-4.0210383594</text:p>
          </table:table-cell>
          <table:table-cell office:value-type="float" office:value="-2.77828617409868" calcext:value-type="float">
            <text:p>-2.7782861741</text:p>
          </table:table-cell>
          <table:table-cell office:value-type="float" office:value="-3.5119323668838" calcext:value-type="float">
            <text:p>-3.5119323669</text:p>
          </table:table-cell>
          <table:table-cell office:value-type="float" office:value="-1.80711126394964" calcext:value-type="float">
            <text:p>-1.8071112639</text:p>
          </table:table-cell>
          <table:table-cell office:value-type="float" office:value="-3.59269226979405" calcext:value-type="float">
            <text:p>-3.5926922698</text:p>
          </table:table-cell>
          <table:table-cell office:value-type="float" office:value="-3.29799494248777" calcext:value-type="float">
            <text:p>-3.2979949425</text:p>
          </table:table-cell>
          <table:table-cell office:value-type="float" office:value="-3.12399168513724" calcext:value-type="float">
            <text:p>-3.1239916851</text:p>
          </table:table-cell>
          <table:table-cell office:value-type="float" office:value="-2.88580565704427" calcext:value-type="float">
            <text:p>-2.885805657</text:p>
          </table:table-cell>
          <table:table-cell office:value-type="float" office:value="-2.98781864336889" calcext:value-type="float">
            <text:p>-2.9878186434</text:p>
          </table:table-cell>
          <table:table-cell office:value-type="float" office:value="-2.66470212339779" calcext:value-type="float">
            <text:p>-2.6647021234</text:p>
          </table:table-cell>
          <table:table-cell office:value-type="float" office:value="-2.35461273631778" calcext:value-type="float">
            <text:p>-2.3546127363</text:p>
          </table:table-cell>
          <table:table-cell office:value-type="float" office:value="-2.34699206910153" calcext:value-type="float">
            <text:p>-2.3469920691</text:p>
          </table:table-cell>
          <table:table-cell office:value-type="float" office:value="-3.34943540710627" calcext:value-type="float">
            <text:p>-3.3494354071</text:p>
          </table:table-cell>
          <table:table-cell office:value-type="float" office:value="-3.77762178272117" calcext:value-type="float">
            <text:p>-3.7776217827</text:p>
          </table:table-cell>
          <table:table-cell office:value-type="float" office:value="-2.79070403906389" calcext:value-type="float">
            <text:p>-2.7907040391</text:p>
          </table:table-cell>
          <table:table-cell office:value-type="float" office:value="-2.47755772512068" calcext:value-type="float">
            <text:p>-2.4775577251</text:p>
          </table:table-cell>
          <table:table-cell office:value-type="float" office:value="-2.81895366211258" calcext:value-type="float">
            <text:p>-2.8189536621</text:p>
          </table:table-cell>
          <table:table-cell office:value-type="float" office:value="-3.23147854195827" calcext:value-type="float">
            <text:p>-3.231478542</text:p>
          </table:table-cell>
          <table:table-cell office:value-type="float" office:value="-2.64020556379377" calcext:value-type="float">
            <text:p>-2.6402055638</text:p>
          </table:table-cell>
          <table:table-cell office:value-type="float" office:value="10.854" calcext:value-type="float">
            <text:p>10.854</text:p>
          </table:table-cell>
          <table:table-cell office:value-type="float" office:value="2.05" calcext:value-type="float">
            <text:p>2.05</text:p>
          </table:table-cell>
          <table:table-cell office:value-type="float" office:value="0.297999999999981" calcext:value-type="float">
            <text:p>0.29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2999999999998" calcext:value-type="float">
            <text:p>1.43</text:p>
          </table:table-cell>
          <table:table-cell office:value-type="float" office:value="0.180805264008043" calcext:value-type="float">
            <text:p>0.180805264</text:p>
          </table:table-cell>
          <table:table-cell office:value-type="float" office:value="-3.23143965644296" calcext:value-type="float">
            <text:p>-3.2314396564</text:p>
          </table:table-cell>
          <table:table-cell office:value-type="float" office:value="-0.29600778636053" calcext:value-type="float">
            <text:p>-0.2960077864</text:p>
          </table:table-cell>
          <table:table-cell office:value-type="float" office:value="-3.08094276279324" calcext:value-type="float">
            <text:p>-3.0809427628</text:p>
          </table:table-cell>
          <table:table-cell office:value-type="float" office:value="-0.187935394267551" calcext:value-type="float">
            <text:p>-0.1879353943</text:p>
          </table:table-cell>
          <table:table-cell office:value-type="float" office:value="-3.56912342409324" calcext:value-type="float">
            <text:p>-3.5691234241</text:p>
          </table:table-cell>
          <table:table-cell office:value-type="float" office:value="-0.664748444636124" calcext:value-type="float">
            <text:p>-0.6647484446</text:p>
          </table:table-cell>
          <table:table-cell office:value-type="float" office:value="-3.41862653044351" calcext:value-type="float">
            <text:p>-3.4186265304</text:p>
          </table:table-cell>
          <table:table-cell office:value-type="float" office:value="-0.772820836729103" calcext:value-type="float">
            <text:p>-0.7728208367</text:p>
          </table:table-cell>
          <table:table-cell office:value-type="float" office:value="-2.93044586914351" calcext:value-type="float">
            <text:p>-2.9304458691</text:p>
          </table:table-cell>
          <table:table-cell office:value-type="float" office:value="-0.556676052543144" calcext:value-type="float">
            <text:p>-0.5566760525</text:p>
          </table:table-cell>
          <table:table-cell office:value-type="float" office:value="-3.90680719174351" calcext:value-type="float">
            <text:p>-3.9068071917</text:p>
          </table:table-cell>
          <table:table-cell office:value-type="float" office:value="-1.03348910291172" calcext:value-type="float">
            <text:p>-1.0334891029</text:p>
          </table:table-cell>
          <table:table-cell office:value-type="float" office:value="-3.75631029809378" calcext:value-type="float">
            <text:p>-3.7563102981</text:p>
          </table:table-cell>
          <table:table-cell office:value-type="float" office:value="-1.1415614950047" calcext:value-type="float">
            <text:p>-1.141561495</text:p>
          </table:table-cell>
          <table:table-cell office:value-type="float" office:value="-3.26812963679378" calcext:value-type="float">
            <text:p>-3.2681296368</text:p>
          </table:table-cell>
          <table:table-cell office:value-type="float" office:value="-0.925416710818738" calcext:value-type="float">
            <text:p>-0.9254167108</text:p>
          </table:table-cell>
          <table:table-cell office:value-type="float" office:value="-4.24449095939378" calcext:value-type="float">
            <text:p>-4.2444909594</text:p>
          </table:table-cell>
          <table:table-cell office:value-type="float" office:value="-1.24963388709768" calcext:value-type="float">
            <text:p>-1.2496338871</text:p>
          </table:table-cell>
          <table:table-cell office:value-type="float" office:value="-2.77994897549379" calcext:value-type="float">
            <text:p>-2.7799489755</text:p>
          </table:table-cell>
          <table:table-cell office:value-type="float" office:value="-1.51030215328029" calcext:value-type="float">
            <text:p>-1.5103021533</text:p>
          </table:table-cell>
          <table:table-cell office:value-type="float" office:value="-3.60581340444405" calcext:value-type="float">
            <text:p>-3.6058134044</text:p>
          </table:table-cell>
          <table:table-cell office:value-type="float" office:value="-1.61837454537327" calcext:value-type="float">
            <text:p>-1.6183745454</text:p>
          </table:table-cell>
          <table:table-cell office:value-type="float" office:value="-3.11763274314406" calcext:value-type="float">
            <text:p>-3.1176327431</text:p>
          </table:table-cell>
          <table:table-cell office:value-type="float" office:value="-1.40222976118731" calcext:value-type="float">
            <text:p>-1.4022297612</text:p>
          </table:table-cell>
          <table:table-cell office:value-type="float" office:value="-4.09399406574405" calcext:value-type="float">
            <text:p>-4.0939940657</text:p>
          </table:table-cell>
          <table:table-cell office:value-type="float" office:value="-1.98711520364886" calcext:value-type="float">
            <text:p>-1.9871152036</text:p>
          </table:table-cell>
          <table:table-cell office:value-type="float" office:value="-3.45531651079433" calcext:value-type="float">
            <text:p>-3.4553165108</text:p>
          </table:table-cell>
          <table:table-cell office:value-type="float" office:value="-1.87904281155588" calcext:value-type="float">
            <text:p>-1.8790428116</text:p>
          </table:table-cell>
          <table:table-cell office:value-type="float" office:value="-3.94349717209433" calcext:value-type="float">
            <text:p>-3.9434971721</text:p>
          </table:table-cell>
          <table:table-cell office:value-type="float" office:value="-2.09518759574184" calcext:value-type="float">
            <text:p>-2.0951875957</text:p>
          </table:table-cell>
          <table:table-cell office:value-type="float" office:value="-2.96713584949433" calcext:value-type="float">
            <text:p>-2.9671358495</text:p>
          </table:table-cell>
          <table:table-cell office:value-type="float" office:value="-1.7709704194629" calcext:value-type="float">
            <text:p>-1.7709704195</text:p>
          </table:table-cell>
          <table:table-cell office:value-type="float" office:value="-4.43167783339432" calcext:value-type="float">
            <text:p>-4.4316778334</text:p>
          </table:table-cell>
          <table:table-cell office:value-type="float" office:value="-2.35585586192446" calcext:value-type="float">
            <text:p>-2.3558558619</text:p>
          </table:table-cell>
          <table:table-cell office:value-type="float" office:value="-3.7930002784446" calcext:value-type="float">
            <text:p>-3.7930002784</text:p>
          </table:table-cell>
          <table:table-cell office:value-type="float" office:value="-2.46392825401744" calcext:value-type="float">
            <text:p>-2.463928254</text:p>
          </table:table-cell>
          <table:table-cell office:value-type="float" office:value="-3.3048196171446" calcext:value-type="float">
            <text:p>-3.3048196171</text:p>
          </table:table-cell>
          <table:table-cell office:value-type="float" office:value="-2.24778346983148" calcext:value-type="float">
            <text:p>-2.2477834698</text:p>
          </table:table-cell>
          <table:table-cell office:value-type="float" office:value="-4.2811809397446" calcext:value-type="float">
            <text:p>-4.28118093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70]</text:p>
          </table:table-cell>
          <table:table-cell office:value-type="float" office:value="-4" calcext:value-type="float">
            <text:p>-4</text:p>
          </table:table-cell>
          <table:table-cell office:value-type="float" office:value="-0.528124619245673" calcext:value-type="float">
            <text:p>-0.5281246192</text:p>
          </table:table-cell>
          <table:table-cell office:value-type="float" office:value="-3.38820142592132" calcext:value-type="float">
            <text:p>-3.3882014259</text:p>
          </table:table-cell>
          <table:table-cell office:value-type="float" office:value="-0.729725664258973" calcext:value-type="float">
            <text:p>-0.7297256643</text:p>
          </table:table-cell>
          <table:table-cell office:value-type="float" office:value="-2.90132289128184" calcext:value-type="float">
            <text:p>-2.9013228913</text:p>
          </table:table-cell>
          <table:table-cell office:value-type="float" office:value="-1.77664550017641" calcext:value-type="float">
            <text:p>-1.7766455002</text:p>
          </table:table-cell>
          <table:table-cell office:value-type="float" office:value="-4.00788697278517" calcext:value-type="float">
            <text:p>-4.0078869728</text:p>
          </table:table-cell>
          <table:table-cell office:value-type="float" office:value="-1.21904406897225" calcext:value-type="float">
            <text:p>-1.219044069</text:p>
          </table:table-cell>
          <table:table-cell office:value-type="float" office:value="-3.85337138133006" calcext:value-type="float">
            <text:p>-3.8533713813</text:p>
          </table:table-cell>
          <table:table-cell office:value-type="float" office:value="-1.2173849477873" calcext:value-type="float">
            <text:p>-1.2173849478</text:p>
          </table:table-cell>
          <table:table-cell office:value-type="float" office:value="-2.68933928853278" calcext:value-type="float">
            <text:p>-2.6893392885</text:p>
          </table:table-cell>
          <table:table-cell office:value-type="float" office:value="-2.23269162147984" calcext:value-type="float">
            <text:p>-2.2326916215</text:p>
          </table:table-cell>
          <table:table-cell office:value-type="float" office:value="-3.83955081407641" calcext:value-type="float">
            <text:p>-3.8395508141</text:p>
          </table:table-cell>
          <table:table-cell office:value-type="float" office:value="-3.35942350878874" calcext:value-type="float">
            <text:p>-3.3594235088</text:p>
          </table:table-cell>
          <table:table-cell office:value-type="float" office:value="-3.53900958226461" calcext:value-type="float">
            <text:p>-3.5390095823</text:p>
          </table:table-cell>
          <table:table-cell office:value-type="float" office:value="-1.30437848403381" calcext:value-type="float">
            <text:p>-1.304378484</text:p>
          </table:table-cell>
          <table:table-cell office:value-type="float" office:value="-3.32721743200856" calcext:value-type="float">
            <text:p>-3.327217432</text:p>
          </table:table-cell>
          <table:table-cell office:value-type="float" office:value="-1.75016653758055" calcext:value-type="float">
            <text:p>-1.7501665376</text:p>
          </table:table-cell>
          <table:table-cell office:value-type="float" office:value="-3.11995005524927" calcext:value-type="float">
            <text:p>-3.1199500552</text:p>
          </table:table-cell>
          <table:table-cell office:value-type="float" office:value="-2.08614055976651" calcext:value-type="float">
            <text:p>-2.0861405598</text:p>
          </table:table-cell>
          <table:table-cell office:value-type="float" office:value="-2.82635146278791" calcext:value-type="float">
            <text:p>-2.8263514628</text:p>
          </table:table-cell>
          <table:table-cell office:value-type="float" office:value="-2.69395705304555" calcext:value-type="float">
            <text:p>-2.693957053</text:p>
          </table:table-cell>
          <table:table-cell office:value-type="float" office:value="-4.01872026613469" calcext:value-type="float">
            <text:p>-4.0187202661</text:p>
          </table:table-cell>
          <table:table-cell office:value-type="float" office:value="-2.78090796470532" calcext:value-type="float">
            <text:p>-2.7809079647</text:p>
          </table:table-cell>
          <table:table-cell office:value-type="float" office:value="-3.47201838169045" calcext:value-type="float">
            <text:p>-3.4720183817</text:p>
          </table:table-cell>
          <table:table-cell office:value-type="float" office:value="-1.84229895218212" calcext:value-type="float">
            <text:p>-1.8422989522</text:p>
          </table:table-cell>
          <table:table-cell office:value-type="float" office:value="-3.57367052968296" calcext:value-type="float">
            <text:p>-3.5736705297</text:p>
          </table:table-cell>
          <table:table-cell office:value-type="float" office:value="-3.32454049924589" calcext:value-type="float">
            <text:p>-3.3245404992</text:p>
          </table:table-cell>
          <table:table-cell office:value-type="float" office:value="-3.09406956261224" calcext:value-type="float">
            <text:p>-3.0940695626</text:p>
          </table:table-cell>
          <table:table-cell office:value-type="float" office:value="-2.91764630907944" calcext:value-type="float">
            <text:p>-2.9176463091</text:p>
          </table:table-cell>
          <table:table-cell office:value-type="float" office:value="-2.96360763599673" calcext:value-type="float">
            <text:p>-2.963607636</text:p>
          </table:table-cell>
          <table:table-cell office:value-type="float" office:value="-2.70461049790019" calcext:value-type="float">
            <text:p>-2.7046104979</text:p>
          </table:table-cell>
          <table:table-cell office:value-type="float" office:value="-2.35190688255663" calcext:value-type="float">
            <text:p>-2.3519068826</text:p>
          </table:table-cell>
          <table:table-cell office:value-type="float" office:value="-2.38539222151433" calcext:value-type="float">
            <text:p>-2.3853922215</text:p>
          </table:table-cell>
          <table:table-cell office:value-type="float" office:value="-3.33823592967769" calcext:value-type="float">
            <text:p>-3.3382359297</text:p>
          </table:table-cell>
          <table:table-cell office:value-type="float" office:value="-3.80531402925994" calcext:value-type="float">
            <text:p>-3.8053140293</text:p>
          </table:table-cell>
          <table:table-cell office:value-type="float" office:value="-2.76183988340959" calcext:value-type="float">
            <text:p>-2.7618398834</text:p>
          </table:table-cell>
          <table:table-cell office:value-type="float" office:value="-2.51216812213812" calcext:value-type="float">
            <text:p>-2.5121681221</text:p>
          </table:table-cell>
          <table:table-cell office:value-type="float" office:value="-2.79890072172231" calcext:value-type="float">
            <text:p>-2.7989007217</text:p>
          </table:table-cell>
          <table:table-cell office:value-type="float" office:value="-3.25976551569688" calcext:value-type="float">
            <text:p>-3.2597655157</text:p>
          </table:table-cell>
          <table:table-cell office:value-type="float" office:value="-2.6119239952957" calcext:value-type="float">
            <text:p>-2.6119239953</text:p>
          </table:table-cell>
          <table:table-cell office:value-type="float" office:value="10.826" calcext:value-type="float">
            <text:p>10.826</text:p>
          </table:table-cell>
          <table:table-cell office:value-type="float" office:value="2.05" calcext:value-type="float">
            <text:p>2.05</text:p>
          </table:table-cell>
          <table:table-cell office:value-type="float" office:value="0.311999999999981" calcext:value-type="float">
            <text:p>0.31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41999999999998" calcext:value-type="float">
            <text:p>1.42</text:p>
          </table:table-cell>
          <table:table-cell office:value-type="float" office:value="0.180805264008043" calcext:value-type="float">
            <text:p>0.180805264</text:p>
          </table:table-cell>
          <table:table-cell office:value-type="float" office:value="-3.23143965644296" calcext:value-type="float">
            <text:p>-3.2314396564</text:p>
          </table:table-cell>
          <table:table-cell office:value-type="float" office:value="-0.295971422112567" calcext:value-type="float">
            <text:p>-0.2959714221</text:p>
          </table:table-cell>
          <table:table-cell office:value-type="float" office:value="-3.08082759991411" calcext:value-type="float">
            <text:p>-3.0808275999</text:p>
          </table:table-cell>
          <table:table-cell office:value-type="float" office:value="-0.188016946122465" calcext:value-type="float">
            <text:p>-0.1880169461</text:p>
          </table:table-cell>
          <table:table-cell office:value-type="float" office:value="-3.56903435029115" calcext:value-type="float">
            <text:p>-3.5690343503</text:p>
          </table:table-cell>
          <table:table-cell office:value-type="float" office:value="-0.664793632243074" calcext:value-type="float">
            <text:p>-0.6647936322</text:p>
          </table:table-cell>
          <table:table-cell office:value-type="float" office:value="-3.4184222937623" calcext:value-type="float">
            <text:p>-3.4184222938</text:p>
          </table:table-cell>
          <table:table-cell office:value-type="float" office:value="-0.772748108233176" calcext:value-type="float">
            <text:p>-0.7727481082</text:p>
          </table:table-cell>
          <table:table-cell office:value-type="float" office:value="-2.93021554338526" calcext:value-type="float">
            <text:p>-2.9302155434</text:p>
          </table:table-cell>
          <table:table-cell office:value-type="float" office:value="-0.556839156252973" calcext:value-type="float">
            <text:p>-0.5568391563</text:p>
          </table:table-cell>
          <table:table-cell office:value-type="float" office:value="-3.90662904413933" calcext:value-type="float">
            <text:p>-3.9066290441</text:p>
          </table:table-cell>
          <table:table-cell office:value-type="float" office:value="-1.03361584237358" calcext:value-type="float">
            <text:p>-1.0336158424</text:p>
          </table:table-cell>
          <table:table-cell office:value-type="float" office:value="-3.75601698761048" calcext:value-type="float">
            <text:p>-3.7560169876</text:p>
          </table:table-cell>
          <table:table-cell office:value-type="float" office:value="-1.14157031836368" calcext:value-type="float">
            <text:p>-1.1415703184</text:p>
          </table:table-cell>
          <table:table-cell office:value-type="float" office:value="-3.26781023723344" calcext:value-type="float">
            <text:p>-3.2678102372</text:p>
          </table:table-cell>
          <table:table-cell office:value-type="float" office:value="-0.92566136638348" calcext:value-type="float">
            <text:p>-0.9256613664</text:p>
          </table:table-cell>
          <table:table-cell office:value-type="float" office:value="-4.24422373798751" calcext:value-type="float">
            <text:p>-4.244223738</text:p>
          </table:table-cell>
          <table:table-cell office:value-type="float" office:value="-1.24952479435379" calcext:value-type="float">
            <text:p>-1.2495247944</text:p>
          </table:table-cell>
          <table:table-cell office:value-type="float" office:value="-2.77960348685641" calcext:value-type="float">
            <text:p>-2.7796034869</text:p>
          </table:table-cell>
          <table:table-cell office:value-type="float" office:value="-1.51039252849419" calcext:value-type="float">
            <text:p>-1.5103925285</text:p>
          </table:table-cell>
          <table:table-cell office:value-type="float" office:value="-3.60540493108163" calcext:value-type="float">
            <text:p>-3.6054049311</text:p>
          </table:table-cell>
          <table:table-cell office:value-type="float" office:value="-1.61834700448429" calcext:value-type="float">
            <text:p>-1.6183470045</text:p>
          </table:table-cell>
          <table:table-cell office:value-type="float" office:value="-3.11719818070459" calcext:value-type="float">
            <text:p>-3.1171981807</text:p>
          </table:table-cell>
          <table:table-cell office:value-type="float" office:value="-1.40243805250409" calcext:value-type="float">
            <text:p>-1.4024380525</text:p>
          </table:table-cell>
          <table:table-cell office:value-type="float" office:value="-4.09361168145866" calcext:value-type="float">
            <text:p>-4.0936116815</text:p>
          </table:table-cell>
          <table:table-cell office:value-type="float" office:value="-1.9871692146148" calcext:value-type="float">
            <text:p>-1.9871692146</text:p>
          </table:table-cell>
          <table:table-cell office:value-type="float" office:value="-3.45479287455277" calcext:value-type="float">
            <text:p>-3.4547928746</text:p>
          </table:table-cell>
          <table:table-cell office:value-type="float" office:value="-1.8792147386247" calcext:value-type="float">
            <text:p>-1.8792147386</text:p>
          </table:table-cell>
          <table:table-cell office:value-type="float" office:value="-3.94299962492981" calcext:value-type="float">
            <text:p>-3.9429996249</text:p>
          </table:table-cell>
          <table:table-cell office:value-type="float" office:value="-2.0951236906049" calcext:value-type="float">
            <text:p>-2.0951236906</text:p>
          </table:table-cell>
          <table:table-cell office:value-type="float" office:value="-2.96658612417574" calcext:value-type="float">
            <text:p>-2.9665861242</text:p>
          </table:table-cell>
          <table:table-cell office:value-type="float" office:value="-1.7712602626346" calcext:value-type="float">
            <text:p>-1.7712602626</text:p>
          </table:table-cell>
          <table:table-cell office:value-type="float" office:value="-4.43120637530684" calcext:value-type="float">
            <text:p>-4.4312063753</text:p>
          </table:table-cell>
          <table:table-cell office:value-type="float" office:value="-2.35599142474531" calcext:value-type="float">
            <text:p>-2.3559914247</text:p>
          </table:table-cell>
          <table:table-cell office:value-type="float" office:value="-3.79238756840096" calcext:value-type="float">
            <text:p>-3.7923875684</text:p>
          </table:table-cell>
          <table:table-cell office:value-type="float" office:value="-2.46394590073541" calcext:value-type="float">
            <text:p>-2.4639459007</text:p>
          </table:table-cell>
          <table:table-cell office:value-type="float" office:value="-3.30418081802392" calcext:value-type="float">
            <text:p>-3.304180818</text:p>
          </table:table-cell>
          <table:table-cell office:value-type="float" office:value="-2.24803694875521" calcext:value-type="float">
            <text:p>-2.2480369488</text:p>
          </table:table-cell>
          <table:table-cell office:value-type="float" office:value="-4.28059431877799" calcext:value-type="float">
            <text:p>-4.28059431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10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20]</text:p>
          </table:table-cell>
          <table:table-cell office:value-type="float" office:value="-1" calcext:value-type="float">
            <text:p>-1</text:p>
          </table:table-cell>
          <table:table-cell office:value-type="float" office:value="-2.52819376661492" calcext:value-type="float">
            <text:p>-2.5281937666</text:p>
          </table:table-cell>
          <table:table-cell office:value-type="float" office:value="-3.05749242549045" calcext:value-type="float">
            <text:p>-3.0574924255</text:p>
          </table:table-cell>
          <table:table-cell office:value-type="float" office:value="-2.56749659516189" calcext:value-type="float">
            <text:p>-2.5674965952</text:p>
          </table:table-cell>
          <table:table-cell office:value-type="float" office:value="-3.49900451894152" calcext:value-type="float">
            <text:p>-3.4990045189</text:p>
          </table:table-cell>
          <table:table-cell office:value-type="float" office:value="-2.17752847493478" calcext:value-type="float">
            <text:p>-2.1775284749</text:p>
          </table:table-cell>
          <table:table-cell office:value-type="float" office:value="-3.96779932376435" calcext:value-type="float">
            <text:p>-3.9677993238</text:p>
          </table:table-cell>
          <table:table-cell office:value-type="float" office:value="-3.13146965622721" calcext:value-type="float">
            <text:p>-3.1314696562</text:p>
          </table:table-cell>
          <table:table-cell office:value-type="float" office:value="-3.75124175749522" calcext:value-type="float">
            <text:p>-3.7512417575</text:p>
          </table:table-cell>
          <table:table-cell office:value-type="float" office:value="-1.73357928755572" calcext:value-type="float">
            <text:p>-1.7335792876</text:p>
          </table:table-cell>
          <table:table-cell office:value-type="float" office:value="-3.92129325507154" calcext:value-type="float">
            <text:p>-3.9212932551</text:p>
          </table:table-cell>
          <table:table-cell office:value-type="float" office:value="-1.05752734755097" calcext:value-type="float">
            <text:p>-1.0575273476</text:p>
          </table:table-cell>
          <table:table-cell office:value-type="float" office:value="-3.06472583798679" calcext:value-type="float">
            <text:p>-3.064725838</text:p>
          </table:table-cell>
          <table:table-cell office:value-type="float" office:value="-3.2594896579583" calcext:value-type="float">
            <text:p>-3.259489658</text:p>
          </table:table-cell>
          <table:table-cell office:value-type="float" office:value="-2.66079724284241" calcext:value-type="float">
            <text:p>-2.6607972428</text:p>
          </table:table-cell>
          <table:table-cell office:value-type="float" office:value="-2.38126122401034" calcext:value-type="float">
            <text:p>-2.381261224</text:p>
          </table:table-cell>
          <table:table-cell office:value-type="float" office:value="-4.40924677069583" calcext:value-type="float">
            <text:p>-4.4092467707</text:p>
          </table:table-cell>
          <table:table-cell office:value-type="float" office:value="-1.45324611068049" calcext:value-type="float">
            <text:p>-1.4532461107</text:p>
          </table:table-cell>
          <table:table-cell office:value-type="float" office:value="-2.71441073884948" calcext:value-type="float">
            <text:p>-2.7144107388</text:p>
          </table:table-cell>
          <table:table-cell office:value-type="float" office:value="-2.17080775485544" calcext:value-type="float">
            <text:p>-2.1708077549</text:p>
          </table:table-cell>
          <table:table-cell office:value-type="float" office:value="-3.54806065086552" calcext:value-type="float">
            <text:p>-3.5480606509</text:p>
          </table:table-cell>
          <table:table-cell office:value-type="float" office:value="-2.89867109317077" calcext:value-type="float">
            <text:p>-2.8986710932</text:p>
          </table:table-cell>
          <table:table-cell office:value-type="float" office:value="-3.26928277362066" calcext:value-type="float">
            <text:p>-3.2692827736</text:p>
          </table:table-cell>
          <table:table-cell office:value-type="float" office:value="-2.63752031971863" calcext:value-type="float">
            <text:p>-2.6375203197</text:p>
          </table:table-cell>
          <table:table-cell office:value-type="float" office:value="-3.95828465712053" calcext:value-type="float">
            <text:p>-3.9582846571</text:p>
          </table:table-cell>
          <table:table-cell office:value-type="float" office:value="-1.51836767819577" calcext:value-type="float">
            <text:p>-1.5183676782</text:p>
          </table:table-cell>
          <table:table-cell office:value-type="float" office:value="-3.13798424129162" calcext:value-type="float">
            <text:p>-3.1379842413</text:p>
          </table:table-cell>
          <table:table-cell office:value-type="float" office:value="-2.85190980632276" calcext:value-type="float">
            <text:p>-2.8519098063</text:p>
          </table:table-cell>
          <table:table-cell office:value-type="float" office:value="-2.82925709952911" calcext:value-type="float">
            <text:p>-2.8292570995</text:p>
          </table:table-cell>
          <table:table-cell office:value-type="float" office:value="-2.21394340896151" calcext:value-type="float">
            <text:p>-2.213943409</text:p>
          </table:table-cell>
          <table:table-cell office:value-type="float" office:value="-2.98875018704714" calcext:value-type="float">
            <text:p>-2.988750187</text:p>
          </table:table-cell>
          <table:table-cell office:value-type="float" office:value="-1.93171856184639" calcext:value-type="float">
            <text:p>-1.9317185618</text:p>
          </table:table-cell>
          <table:table-cell office:value-type="float" office:value="0.431705958771413" calcext:value-type="float">
            <text:p>0.4317059588</text:p>
          </table:table-cell>
          <table:table-cell office:value-type="float" office:value="-1.88192663565732" calcext:value-type="float">
            <text:p>-1.8819266357</text:p>
          </table:table-cell>
          <table:table-cell office:value-type="float" office:value="-2.81930224368981" calcext:value-type="float">
            <text:p>-2.8193022437</text:p>
          </table:table-cell>
          <table:table-cell office:value-type="float" office:value="-1.96881203476978" calcext:value-type="float">
            <text:p>-1.9688120348</text:p>
          </table:table-cell>
          <table:table-cell office:value-type="float" office:value="-3.19049591882961" calcext:value-type="float">
            <text:p>-3.1904959188</text:p>
          </table:table-cell>
          <table:table-cell office:value-type="float" office:value="-1.64707748153789" calcext:value-type="float">
            <text:p>-1.6470774815</text:p>
          </table:table-cell>
          <table:table-cell office:value-type="float" office:value="0.463000062468291" calcext:value-type="float">
            <text:p>0.4630000625</text:p>
          </table:table-cell>
          <table:table-cell office:value-type="float" office:value="-2.31187879729953" calcext:value-type="float">
            <text:p>-2.3118787973</text:p>
          </table:table-cell>
          <table:table-cell office:value-type="float" office:value="-2.56723936033166" calcext:value-type="float">
            <text:p>-2.5672393603</text:p>
          </table:table-cell>
          <table:table-cell office:value-type="float" office:value="15.1100000000001" calcext:value-type="float">
            <text:p>15.11</text:p>
          </table:table-cell>
          <table:table-cell office:value-type="float" office:value="2.05" calcext:value-type="float">
            <text:p>2.05</text:p>
          </table:table-cell>
          <table:table-cell office:value-type="float" office:value="-1.83000000000002" calcext:value-type="float">
            <text:p>-1.83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2.94999999999996" calcext:value-type="float">
            <text:p>2.95</text:p>
          </table:table-cell>
          <table:table-cell office:value-type="float" office:value="-2.50847423955466" calcext:value-type="float">
            <text:p>-2.5084742396</text:p>
          </table:table-cell>
          <table:table-cell office:value-type="float" office:value="-3.03217952538248" calcext:value-type="float">
            <text:p>-3.0321795254</text:p>
          </table:table-cell>
          <table:table-cell office:value-type="float" office:value="-2.9718031619036" calcext:value-type="float">
            <text:p>-2.9718031619</text:p>
          </table:table-cell>
          <table:table-cell office:value-type="float" office:value="-3.22013247086344" calcext:value-type="float">
            <text:p>-3.2201324709</text:p>
          </table:table-cell>
          <table:table-cell office:value-type="float" office:value="-2.5773666752265" calcext:value-type="float">
            <text:p>-2.5773666752</text:p>
          </table:table-cell>
          <table:table-cell office:value-type="float" office:value="-3.52741061518521" calcext:value-type="float">
            <text:p>-3.5274106152</text:p>
          </table:table-cell>
          <table:table-cell office:value-type="float" office:value="-3.04069559757544" calcext:value-type="float">
            <text:p>-3.0406955976</text:p>
          </table:table-cell>
          <table:table-cell office:value-type="float" office:value="-3.71536356066617" calcext:value-type="float">
            <text:p>-3.7153635607</text:p>
          </table:table-cell>
          <table:table-cell office:value-type="float" office:value="-3.43513208425254" calcext:value-type="float">
            <text:p>-3.4351320843</text:p>
          </table:table-cell>
          <table:table-cell office:value-type="float" office:value="-3.4080854163444" calcext:value-type="float">
            <text:p>-3.4080854163</text:p>
          </table:table-cell>
          <table:table-cell office:value-type="float" office:value="-2.64625911089835" calcext:value-type="float">
            <text:p>-2.6462591109</text:p>
          </table:table-cell>
          <table:table-cell office:value-type="float" office:value="-4.02264170498794" calcext:value-type="float">
            <text:p>-4.022641705</text:p>
          </table:table-cell>
          <table:table-cell office:value-type="float" office:value="-3.10958803324729" calcext:value-type="float">
            <text:p>-3.1095880332</text:p>
          </table:table-cell>
          <table:table-cell office:value-type="float" office:value="-4.2105946504689" calcext:value-type="float">
            <text:p>-4.2105946505</text:p>
          </table:table-cell>
          <table:table-cell office:value-type="float" office:value="-3.50402451992438" calcext:value-type="float">
            <text:p>-3.5040245199</text:p>
          </table:table-cell>
          <table:table-cell office:value-type="float" office:value="-3.90331650614714" calcext:value-type="float">
            <text:p>-3.9033165061</text:p>
          </table:table-cell>
          <table:table-cell office:value-type="float" office:value="-2.71515154657019" calcext:value-type="float">
            <text:p>-2.7151515466</text:p>
          </table:table-cell>
          <table:table-cell office:value-type="float" office:value="-4.51787279479067" calcext:value-type="float">
            <text:p>-4.5178727948</text:p>
          </table:table-cell>
          <table:table-cell office:value-type="float" office:value="-3.89846100660148" calcext:value-type="float">
            <text:p>-3.8984610066</text:p>
          </table:table-cell>
          <table:table-cell office:value-type="float" office:value="-3.59603836182537" calcext:value-type="float">
            <text:p>-3.5960383618</text:p>
          </table:table-cell>
          <table:table-cell office:value-type="float" office:value="-3.57291695559622" calcext:value-type="float">
            <text:p>-3.5729169556</text:p>
          </table:table-cell>
          <table:table-cell office:value-type="float" office:value="-4.39854759594987" calcext:value-type="float">
            <text:p>-4.3985475959</text:p>
          </table:table-cell>
          <table:table-cell office:value-type="float" office:value="-3.96735344227332" calcext:value-type="float">
            <text:p>-3.9673534423</text:p>
          </table:table-cell>
          <table:table-cell office:value-type="float" office:value="-4.0912694516281" calcext:value-type="float">
            <text:p>-4.0912694516</text:p>
          </table:table-cell>
          <table:table-cell office:value-type="float" office:value="-3.17848046891913" calcext:value-type="float">
            <text:p>-3.1784804689</text:p>
          </table:table-cell>
          <table:table-cell office:value-type="float" office:value="-4.70582574027164" calcext:value-type="float">
            <text:p>-4.7058257403</text:p>
          </table:table-cell>
          <table:table-cell office:value-type="float" office:value="-4.03624587794516" calcext:value-type="float">
            <text:p>-4.0362458779</text:p>
          </table:table-cell>
          <table:table-cell office:value-type="float" office:value="-4.58650054143083" calcext:value-type="float">
            <text:p>-4.5865005414</text:p>
          </table:table-cell>
          <table:table-cell office:value-type="float" office:value="-3.64180939126807" calcext:value-type="float">
            <text:p>-3.6418093913</text:p>
          </table:table-cell>
          <table:table-cell office:value-type="float" office:value="-4.8937786857526" calcext:value-type="float">
            <text:p>-4.8937786858</text:p>
          </table:table-cell>
          <table:table-cell office:value-type="float" office:value="-4.43068236462226" calcext:value-type="float">
            <text:p>-4.4306823646</text:p>
          </table:table-cell>
          <table:table-cell office:value-type="float" office:value="-4.27922239710906" calcext:value-type="float">
            <text:p>-4.2792223971</text:p>
          </table:table-cell>
          <table:table-cell office:value-type="float" office:value="-3.24737290459097" calcext:value-type="float">
            <text:p>-3.2473729046</text:p>
          </table:table-cell>
          <table:table-cell office:value-type="float" office:value="-5.20105683007437" calcext:value-type="float">
            <text:p>-5.2010568301</text:p>
          </table:table-cell>
          <table:table-cell office:value-type="float" office:value="-4.10513831361701" calcext:value-type="float">
            <text:p>-4.1051383136</text:p>
          </table:table-cell>
          <table:table-cell office:value-type="float" office:value="-5.08173163123356" calcext:value-type="float">
            <text:p>-5.0817316312</text:p>
          </table:table-cell>
          <table:table-cell office:value-type="float" office:value="-4.49957480029411" calcext:value-type="float">
            <text:p>-4.4995748003</text:p>
          </table:table-cell>
          <table:table-cell office:value-type="float" office:value="-4.7744534869118" calcext:value-type="float">
            <text:p>-4.7744534869</text:p>
          </table:table-cell>
          <table:table-cell office:value-type="float" office:value="-3.71070182693991" calcext:value-type="float">
            <text:p>-3.7107018269</text:p>
          </table:table-cell>
          <table:table-cell office:value-type="float" office:value="-5.38900977555533" calcext:value-type="float">
            <text:p>-5.38900977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20]</text:p>
          </table:table-cell>
          <table:table-cell office:value-type="float" office:value="-2" calcext:value-type="float">
            <text:p>-2</text:p>
          </table:table-cell>
          <table:table-cell office:value-type="float" office:value="-2.49915151894584" calcext:value-type="float">
            <text:p>-2.4991515189</text:p>
          </table:table-cell>
          <table:table-cell office:value-type="float" office:value="-3.02998701056306" calcext:value-type="float">
            <text:p>-3.0299870106</text:p>
          </table:table-cell>
          <table:table-cell office:value-type="float" office:value="-2.5280960901855" calcext:value-type="float">
            <text:p>-2.5280960902</text:p>
          </table:table-cell>
          <table:table-cell office:value-type="float" office:value="-3.5059038093112" calcext:value-type="float">
            <text:p>-3.5059038093</text:p>
          </table:table-cell>
          <table:table-cell office:value-type="float" office:value="-2.18679232148867" calcext:value-type="float">
            <text:p>-2.1867923215</text:p>
          </table:table-cell>
          <table:table-cell office:value-type="float" office:value="-3.92888684315689" calcext:value-type="float">
            <text:p>-3.9288868432</text:p>
          </table:table-cell>
          <table:table-cell office:value-type="float" office:value="-3.09744676543406" calcext:value-type="float">
            <text:p>-3.0974467654</text:p>
          </table:table-cell>
          <table:table-cell office:value-type="float" office:value="-3.73020743073923" calcext:value-type="float">
            <text:p>-3.7302074307</text:p>
          </table:table-cell>
          <table:table-cell office:value-type="float" office:value="-1.69359998195036" calcext:value-type="float">
            <text:p>-1.693599982</text:p>
          </table:table-cell>
          <table:table-cell office:value-type="float" office:value="-3.92257977103066" calcext:value-type="float">
            <text:p>-3.922579771</text:p>
          </table:table-cell>
          <table:table-cell office:value-type="float" office:value="-1.0433998456043" calcext:value-type="float">
            <text:p>-1.0433998456</text:p>
          </table:table-cell>
          <table:table-cell office:value-type="float" office:value="-3.02730373637896" calcext:value-type="float">
            <text:p>-3.0273037364</text:p>
          </table:table-cell>
          <table:table-cell office:value-type="float" office:value="-3.2322421272367" calcext:value-type="float">
            <text:p>-3.2322421272</text:p>
          </table:table-cell>
          <table:table-cell office:value-type="float" office:value="-2.6315129113736" calcext:value-type="float">
            <text:p>-2.6315129114</text:p>
          </table:table-cell>
          <table:table-cell office:value-type="float" office:value="-2.34504955737411" calcext:value-type="float">
            <text:p>-2.3450495574</text:p>
          </table:table-cell>
          <table:table-cell office:value-type="float" office:value="-4.39225514924799" calcext:value-type="float">
            <text:p>-4.3922551492</text:p>
          </table:table-cell>
          <table:table-cell office:value-type="float" office:value="-1.43854015329021" calcext:value-type="float">
            <text:p>-1.4385401533</text:p>
          </table:table-cell>
          <table:table-cell office:value-type="float" office:value="-2.67721215262319" calcext:value-type="float">
            <text:p>-2.6772121526</text:p>
          </table:table-cell>
          <table:table-cell office:value-type="float" office:value="-2.13100845981604" calcext:value-type="float">
            <text:p>-2.1310084598</text:p>
          </table:table-cell>
          <table:table-cell office:value-type="float" office:value="-3.54405863707658" calcext:value-type="float">
            <text:p>-3.5440586371</text:p>
          </table:table-cell>
          <table:table-cell office:value-type="float" office:value="-2.86176996564484" calcext:value-type="float">
            <text:p>-2.8617699656</text:p>
          </table:table-cell>
          <table:table-cell office:value-type="float" office:value="-3.25384558516824" calcext:value-type="float">
            <text:p>-3.2538455852</text:p>
          </table:table-cell>
          <table:table-cell office:value-type="float" office:value="-2.59856150969552" calcext:value-type="float">
            <text:p>-2.5985615097</text:p>
          </table:table-cell>
          <table:table-cell office:value-type="float" office:value="-3.9492176222368" calcext:value-type="float">
            <text:p>-3.9492176222</text:p>
          </table:table-cell>
          <table:table-cell office:value-type="float" office:value="-1.49681485211329" calcext:value-type="float">
            <text:p>-1.4968148521</text:p>
          </table:table-cell>
          <table:table-cell office:value-type="float" office:value="-3.104287421147" calcext:value-type="float">
            <text:p>-3.1042874211</text:p>
          </table:table-cell>
          <table:table-cell office:value-type="float" office:value="-2.81294317126775" calcext:value-type="float">
            <text:p>-2.8129431713</text:p>
          </table:table-cell>
          <table:table-cell office:value-type="float" office:value="-2.82022375283535" calcext:value-type="float">
            <text:p>-2.8202237528</text:p>
          </table:table-cell>
          <table:table-cell office:value-type="float" office:value="-2.17562521000196" calcext:value-type="float">
            <text:p>-2.17562521</text:p>
          </table:table-cell>
          <table:table-cell office:value-type="float" office:value="-2.97727344410775" calcext:value-type="float">
            <text:p>-2.9772734441</text:p>
          </table:table-cell>
          <table:table-cell office:value-type="float" office:value="-1.89198940919671" calcext:value-type="float">
            <text:p>-1.8919894092</text:p>
          </table:table-cell>
          <table:table-cell office:value-type="float" office:value="0.43635293948347" calcext:value-type="float">
            <text:p>0.4363529395</text:p>
          </table:table-cell>
          <table:table-cell office:value-type="float" office:value="-1.85316015776838" calcext:value-type="float">
            <text:p>-1.8531601578</text:p>
          </table:table-cell>
          <table:table-cell office:value-type="float" office:value="-2.79150854386656" calcext:value-type="float">
            <text:p>-2.7915085439</text:p>
          </table:table-cell>
          <table:table-cell office:value-type="float" office:value="-1.93081772051746" calcext:value-type="float">
            <text:p>-1.9308177205</text:p>
          </table:table-cell>
          <table:table-cell office:value-type="float" office:value="-3.17798863757044" calcext:value-type="float">
            <text:p>-3.1779886376</text:p>
          </table:table-cell>
          <table:table-cell office:value-type="float" office:value="-1.60756665662809" calcext:value-type="float">
            <text:p>-1.6075666566</text:p>
          </table:table-cell>
          <table:table-cell office:value-type="float" office:value="0.469236625219286" calcext:value-type="float">
            <text:p>0.4692366252</text:p>
          </table:table-cell>
          <table:table-cell office:value-type="float" office:value="-2.28289061354978" calcext:value-type="float">
            <text:p>-2.2828906135</text:p>
          </table:table-cell>
          <table:table-cell office:value-type="float" office:value="-2.53967697286448" calcext:value-type="float">
            <text:p>-2.5396769729</text:p>
          </table:table-cell>
          <table:table-cell office:value-type="float" office:value="15.0820000000001" calcext:value-type="float">
            <text:p>15.082</text:p>
          </table:table-cell>
          <table:table-cell office:value-type="float" office:value="2.05" calcext:value-type="float">
            <text:p>2.05</text:p>
          </table:table-cell>
          <table:table-cell office:value-type="float" office:value="-1.81600000000002" calcext:value-type="float">
            <text:p>-1.81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2.93999999999996" calcext:value-type="float">
            <text:p>2.94</text:p>
          </table:table-cell>
          <table:table-cell office:value-type="float" office:value="-2.50847423955466" calcext:value-type="float">
            <text:p>-2.5084742396</text:p>
          </table:table-cell>
          <table:table-cell office:value-type="float" office:value="-3.03217952538248" calcext:value-type="float">
            <text:p>-3.0321795254</text:p>
          </table:table-cell>
          <table:table-cell office:value-type="float" office:value="-2.02972803956467" calcext:value-type="float">
            <text:p>-2.0297280396</text:p>
          </table:table-cell>
          <table:table-cell office:value-type="float" office:value="-3.17640877343967" calcext:value-type="float">
            <text:p>-3.1764087734</text:p>
          </table:table-cell>
          <table:table-cell office:value-type="float" office:value="-2.14419494677341" calcext:value-type="float">
            <text:p>-2.1441949468</text:p>
          </table:table-cell>
          <table:table-cell office:value-type="float" office:value="-2.68968777825448" calcext:value-type="float">
            <text:p>-2.6896877783</text:p>
          </table:table-cell>
          <table:table-cell office:value-type="float" office:value="-1.66544874678342" calcext:value-type="float">
            <text:p>-1.6654487468</text:p>
          </table:table-cell>
          <table:table-cell office:value-type="float" office:value="-2.83391702631167" calcext:value-type="float">
            <text:p>-2.8339170263</text:p>
          </table:table-cell>
          <table:table-cell office:value-type="float" office:value="-1.55098183957468" calcext:value-type="float">
            <text:p>-1.5509818396</text:p>
          </table:table-cell>
          <table:table-cell office:value-type="float" office:value="-3.32063802149687" calcext:value-type="float">
            <text:p>-3.3206380215</text:p>
          </table:table-cell>
          <table:table-cell office:value-type="float" office:value="-1.77991565399215" calcext:value-type="float">
            <text:p>-1.779915654</text:p>
          </table:table-cell>
          <table:table-cell office:value-type="float" office:value="-2.34719603112648" calcext:value-type="float">
            <text:p>-2.3471960311</text:p>
          </table:table-cell>
          <table:table-cell office:value-type="float" office:value="-1.30116945400216" calcext:value-type="float">
            <text:p>-1.301169454</text:p>
          </table:table-cell>
          <table:table-cell office:value-type="float" office:value="-2.49142527918367" calcext:value-type="float">
            <text:p>-2.4914252792</text:p>
          </table:table-cell>
          <table:table-cell office:value-type="float" office:value="-1.18670254679343" calcext:value-type="float">
            <text:p>-1.1867025468</text:p>
          </table:table-cell>
          <table:table-cell office:value-type="float" office:value="-2.97814627436887" calcext:value-type="float">
            <text:p>-2.9781462744</text:p>
          </table:table-cell>
          <table:table-cell office:value-type="float" office:value="-1.4156363612109" calcext:value-type="float">
            <text:p>-1.4156363612</text:p>
          </table:table-cell>
          <table:table-cell office:value-type="float" office:value="-2.00470428399848" calcext:value-type="float">
            <text:p>-2.004704284</text:p>
          </table:table-cell>
          <table:table-cell office:value-type="float" office:value="-1.07223563958469" calcext:value-type="float">
            <text:p>-1.0722356396</text:p>
          </table:table-cell>
          <table:table-cell office:value-type="float" office:value="-3.46486726955406" calcext:value-type="float">
            <text:p>-3.4648672696</text:p>
          </table:table-cell>
          <table:table-cell office:value-type="float" office:value="-0.822423254012172" calcext:value-type="float">
            <text:p>-0.822423254</text:p>
          </table:table-cell>
          <table:table-cell office:value-type="float" office:value="-2.63565452724087" calcext:value-type="float">
            <text:p>-2.6356545272</text:p>
          </table:table-cell>
          <table:table-cell office:value-type="float" office:value="-0.707956346803434" calcext:value-type="float">
            <text:p>-0.7079563468</text:p>
          </table:table-cell>
          <table:table-cell office:value-type="float" office:value="-3.12237552242606" calcext:value-type="float">
            <text:p>-3.1223755224</text:p>
          </table:table-cell>
          <table:table-cell office:value-type="float" office:value="-0.936890161220909" calcext:value-type="float">
            <text:p>-0.9368901612</text:p>
          </table:table-cell>
          <table:table-cell office:value-type="float" office:value="-2.14893353205567" calcext:value-type="float">
            <text:p>-2.1489335321</text:p>
          </table:table-cell>
          <table:table-cell office:value-type="float" office:value="-0.343677054022181" calcext:value-type="float">
            <text:p>-0.343677054</text:p>
          </table:table-cell>
          <table:table-cell office:value-type="float" office:value="-2.77988377529806" calcext:value-type="float">
            <text:p>-2.7798837753</text:p>
          </table:table-cell>
          <table:table-cell office:value-type="float" office:value="-0.458143961230918" calcext:value-type="float">
            <text:p>-0.4581439612</text:p>
          </table:table-cell>
          <table:table-cell office:value-type="float" office:value="-2.29316278011287" calcext:value-type="float">
            <text:p>-2.2931627801</text:p>
          </table:table-cell>
          <table:table-cell office:value-type="float" office:value="-0.229210146813444" calcext:value-type="float">
            <text:p>-0.2292101468</text:p>
          </table:table-cell>
          <table:table-cell office:value-type="float" office:value="-3.26660477048326" calcext:value-type="float">
            <text:p>-3.2666047705</text:p>
          </table:table-cell>
          <table:table-cell office:value-type="float" office:value="-0.572610868439656" calcext:value-type="float">
            <text:p>-0.5726108684</text:p>
          </table:table-cell>
          <table:table-cell office:value-type="float" office:value="-1.80644178492767" calcext:value-type="float">
            <text:p>-1.8064417849</text:p>
          </table:table-cell>
          <table:table-cell office:value-type="float" office:value="0.0206022387590723" calcext:value-type="float">
            <text:p>0.0206022388</text:p>
          </table:table-cell>
          <table:table-cell office:value-type="float" office:value="-2.43739202817006" calcext:value-type="float">
            <text:p>-2.4373920282</text:p>
          </table:table-cell>
          <table:table-cell office:value-type="float" office:value="0.13506914596781" calcext:value-type="float">
            <text:p>0.135069146</text:p>
          </table:table-cell>
          <table:table-cell office:value-type="float" office:value="-2.92411302335526" calcext:value-type="float">
            <text:p>-2.9241130234</text:p>
          </table:table-cell>
          <table:table-cell office:value-type="float" office:value="-0.0938646684496651" calcext:value-type="float">
            <text:p>-0.0938646684</text:p>
          </table:table-cell>
          <table:table-cell office:value-type="float" office:value="-1.95067103298487" calcext:value-type="float">
            <text:p>-1.95067103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20]</text:p>
          </table:table-cell>
          <table:table-cell office:value-type="float" office:value="-3" calcext:value-type="float">
            <text:p>-3</text:p>
          </table:table-cell>
          <table:table-cell office:value-type="float" office:value="-2.5274357901933" calcext:value-type="float">
            <text:p>-2.5274357902</text:p>
          </table:table-cell>
          <table:table-cell office:value-type="float" office:value="-3.05827128181053" calcext:value-type="float">
            <text:p>-3.0582712818</text:p>
          </table:table-cell>
          <table:table-cell office:value-type="float" office:value="-2.5677325749571" calcext:value-type="float">
            <text:p>-2.567732575</text:p>
          </table:table-cell>
          <table:table-cell office:value-type="float" office:value="-3.50052337485379" calcext:value-type="float">
            <text:p>-3.5005233749</text:p>
          </table:table-cell>
          <table:table-cell office:value-type="float" office:value="-2.17859963014178" calcext:value-type="float">
            <text:p>-2.1785996301</text:p>
          </table:table-cell>
          <table:table-cell office:value-type="float" office:value="-3.96803885215381" calcext:value-type="float">
            <text:p>-3.9680388522</text:p>
          </table:table-cell>
          <table:table-cell office:value-type="float" office:value="-3.13045693792771" calcext:value-type="float">
            <text:p>-3.1304569379</text:p>
          </table:table-cell>
          <table:table-cell office:value-type="float" office:value="-3.7527978825262" calcext:value-type="float">
            <text:p>-3.7527978825</text:p>
          </table:table-cell>
          <table:table-cell office:value-type="float" office:value="-1.73334202857967" calcext:value-type="float">
            <text:p>-1.7333420286</text:p>
          </table:table-cell>
          <table:table-cell office:value-type="float" office:value="-3.92711515742146" calcext:value-type="float">
            <text:p>-3.9271151574</text:p>
          </table:table-cell>
          <table:table-cell office:value-type="float" office:value="-1.06579448334702" calcext:value-type="float">
            <text:p>-1.0657944833</text:p>
          </table:table-cell>
          <table:table-cell office:value-type="float" office:value="-3.06044706452163" calcext:value-type="float">
            <text:p>-3.0604470645</text:p>
          </table:table-cell>
          <table:table-cell office:value-type="float" office:value="-3.26017938019606" calcext:value-type="float">
            <text:p>-3.2601793802</text:p>
          </table:table-cell>
          <table:table-cell office:value-type="float" office:value="-2.66013999465298" calcext:value-type="float">
            <text:p>-2.6601399947</text:p>
          </table:table-cell>
          <table:table-cell office:value-type="float" office:value="-2.38102298197175" calcext:value-type="float">
            <text:p>-2.381022982</text:p>
          </table:table-cell>
          <table:table-cell office:value-type="float" office:value="-4.40974551009957" calcext:value-type="float">
            <text:p>-4.4097455101</text:p>
          </table:table-cell>
          <table:table-cell office:value-type="float" office:value="-1.453126032945" calcext:value-type="float">
            <text:p>-1.4531260329</text:p>
          </table:table-cell>
          <table:table-cell office:value-type="float" office:value="-2.71445798614448" calcext:value-type="float">
            <text:p>-2.7144579861</text:p>
          </table:table-cell>
          <table:table-cell office:value-type="float" office:value="-2.17066453623728" calcext:value-type="float">
            <text:p>-2.1706645362</text:p>
          </table:table-cell>
          <table:table-cell office:value-type="float" office:value="-3.54929271797708" calcext:value-type="float">
            <text:p>-3.549292718</text:p>
          </table:table-cell>
          <table:table-cell office:value-type="float" office:value="-2.89699552312751" calcext:value-type="float">
            <text:p>-2.8969955231</text:p>
          </table:table-cell>
          <table:table-cell office:value-type="float" office:value="-3.27279710489716" calcext:value-type="float">
            <text:p>-3.2727971049</text:p>
          </table:table-cell>
          <table:table-cell office:value-type="float" office:value="-2.63689969132059" calcext:value-type="float">
            <text:p>-2.6368996913</text:p>
          </table:table-cell>
          <table:table-cell office:value-type="float" office:value="-3.96062743510479" calcext:value-type="float">
            <text:p>-3.9606274351</text:p>
          </table:table-cell>
          <table:table-cell office:value-type="float" office:value="-1.52777210481681" calcext:value-type="float">
            <text:p>-1.5277721048</text:p>
          </table:table-cell>
          <table:table-cell office:value-type="float" office:value="-3.12961820291643" calcext:value-type="float">
            <text:p>-3.1296182029</text:p>
          </table:table-cell>
          <table:table-cell office:value-type="float" office:value="-2.85179804297502" calcext:value-type="float">
            <text:p>-2.851798043</text:p>
          </table:table-cell>
          <table:table-cell office:value-type="float" office:value="-2.82972632851836" calcext:value-type="float">
            <text:p>-2.8297263285</text:p>
          </table:table-cell>
          <table:table-cell office:value-type="float" office:value="-2.20670976395022" calcext:value-type="float">
            <text:p>-2.206709764</text:p>
          </table:table-cell>
          <table:table-cell office:value-type="float" office:value="-3.00244784590478" calcext:value-type="float">
            <text:p>-3.0024478459</text:p>
          </table:table-cell>
          <table:table-cell office:value-type="float" office:value="-1.93142418853057" calcext:value-type="float">
            <text:p>-1.9314241885</text:p>
          </table:table-cell>
          <table:table-cell office:value-type="float" office:value="0.429652329146327" calcext:value-type="float">
            <text:p>0.4296523291</text:p>
          </table:table-cell>
          <table:table-cell office:value-type="float" office:value="-1.88555579421424" calcext:value-type="float">
            <text:p>-1.8855557942</text:p>
          </table:table-cell>
          <table:table-cell office:value-type="float" office:value="-2.81497176485746" calcext:value-type="float">
            <text:p>-2.8149717649</text:p>
          </table:table-cell>
          <table:table-cell office:value-type="float" office:value="-1.96545857215258" calcext:value-type="float">
            <text:p>-1.9654585722</text:p>
          </table:table-cell>
          <table:table-cell office:value-type="float" office:value="-3.19798892251826" calcext:value-type="float">
            <text:p>-3.1979889225</text:p>
          </table:table-cell>
          <table:table-cell office:value-type="float" office:value="-1.6466735258222" calcext:value-type="float">
            <text:p>-1.6466735258</text:p>
          </table:table-cell>
          <table:table-cell office:value-type="float" office:value="0.460831104305323" calcext:value-type="float">
            <text:p>0.4608311043</text:p>
          </table:table-cell>
          <table:table-cell office:value-type="float" office:value="-2.30932057122252" calcext:value-type="float">
            <text:p>-2.3093205712</text:p>
          </table:table-cell>
          <table:table-cell office:value-type="float" office:value="-2.56970125199683" calcext:value-type="float">
            <text:p>-2.569701252</text:p>
          </table:table-cell>
          <table:table-cell office:value-type="float" office:value="15.0540000000001" calcext:value-type="float">
            <text:p>15.054</text:p>
          </table:table-cell>
          <table:table-cell office:value-type="float" office:value="2.05" calcext:value-type="float">
            <text:p>2.05</text:p>
          </table:table-cell>
          <table:table-cell office:value-type="float" office:value="-1.80200000000002" calcext:value-type="float">
            <text:p>-1.80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2.92999999999996" calcext:value-type="float">
            <text:p>2.93</text:p>
          </table:table-cell>
          <table:table-cell office:value-type="float" office:value="-2.50847423955466" calcext:value-type="float">
            <text:p>-2.5084742396</text:p>
          </table:table-cell>
          <table:table-cell office:value-type="float" office:value="-3.03217952538248" calcext:value-type="float">
            <text:p>-3.0321795254</text:p>
          </table:table-cell>
          <table:table-cell office:value-type="float" office:value="-2.96527134780477" calcext:value-type="float">
            <text:p>-2.9652713478</text:p>
          </table:table-cell>
          <table:table-cell office:value-type="float" office:value="-3.23549308099139" calcext:value-type="float">
            <text:p>-3.235493081</text:p>
          </table:table-cell>
          <table:table-cell office:value-type="float" office:value="-2.56079808958865" calcext:value-type="float">
            <text:p>-2.5607980896</text:p>
          </table:table-cell>
          <table:table-cell office:value-type="float" office:value="-3.5294342033068" calcext:value-type="float">
            <text:p>-3.5294342033</text:p>
          </table:table-cell>
          <table:table-cell office:value-type="float" office:value="-3.01759519783876" calcext:value-type="float">
            <text:p>-3.0175951978</text:p>
          </table:table-cell>
          <table:table-cell office:value-type="float" office:value="-3.73274775891571" calcext:value-type="float">
            <text:p>-3.7327477589</text:p>
          </table:table-cell>
          <table:table-cell office:value-type="float" office:value="-3.42206845605487" calcext:value-type="float">
            <text:p>-3.4220684561</text:p>
          </table:table-cell>
          <table:table-cell office:value-type="float" office:value="-3.43880663660031" calcext:value-type="float">
            <text:p>-3.4388066366</text:p>
          </table:table-cell>
          <table:table-cell office:value-type="float" office:value="-2.61312193962264" calcext:value-type="float">
            <text:p>-2.6131219396</text:p>
          </table:table-cell>
          <table:table-cell office:value-type="float" office:value="-4.02668888123112" calcext:value-type="float">
            <text:p>-4.0266888812</text:p>
          </table:table-cell>
          <table:table-cell office:value-type="float" office:value="-3.06991904787275" calcext:value-type="float">
            <text:p>-3.0699190479</text:p>
          </table:table-cell>
          <table:table-cell office:value-type="float" office:value="-4.23000243684004" calcext:value-type="float">
            <text:p>-4.2300024368</text:p>
          </table:table-cell>
          <table:table-cell office:value-type="float" office:value="-3.47439230608887" calcext:value-type="float">
            <text:p>-3.4743923061</text:p>
          </table:table-cell>
          <table:table-cell office:value-type="float" office:value="-3.93606131452463" calcext:value-type="float">
            <text:p>-3.9360613145</text:p>
          </table:table-cell>
          <table:table-cell office:value-type="float" office:value="-2.66544578965664" calcext:value-type="float">
            <text:p>-2.6654457897</text:p>
          </table:table-cell>
          <table:table-cell office:value-type="float" office:value="-4.52394355915544" calcext:value-type="float">
            <text:p>-4.5239435592</text:p>
          </table:table-cell>
          <table:table-cell office:value-type="float" office:value="-3.87886556430498" calcext:value-type="float">
            <text:p>-3.8788655643</text:p>
          </table:table-cell>
          <table:table-cell office:value-type="float" office:value="-3.64212019220923" calcext:value-type="float">
            <text:p>-3.6421201922</text:p>
          </table:table-cell>
          <table:table-cell office:value-type="float" office:value="-3.52671615612286" calcext:value-type="float">
            <text:p>-3.5267161561</text:p>
          </table:table-cell>
          <table:table-cell office:value-type="float" office:value="-4.43331599244895" calcext:value-type="float">
            <text:p>-4.4333159924</text:p>
          </table:table-cell>
          <table:table-cell office:value-type="float" office:value="-3.93118941433897" calcext:value-type="float">
            <text:p>-3.9311894143</text:p>
          </table:table-cell>
          <table:table-cell office:value-type="float" office:value="-4.13937487013355" calcext:value-type="float">
            <text:p>-4.1393748701</text:p>
          </table:table-cell>
          <table:table-cell office:value-type="float" office:value="-3.12224289790674" calcext:value-type="float">
            <text:p>-3.1222428979</text:p>
          </table:table-cell>
          <table:table-cell office:value-type="float" office:value="-4.72725711476436" calcext:value-type="float">
            <text:p>-4.7272571148</text:p>
          </table:table-cell>
          <table:table-cell office:value-type="float" office:value="-3.98351326437296" calcext:value-type="float">
            <text:p>-3.9835132644</text:p>
          </table:table-cell>
          <table:table-cell office:value-type="float" office:value="-4.63662954805787" calcext:value-type="float">
            <text:p>-4.6366295481</text:p>
          </table:table-cell>
          <table:table-cell office:value-type="float" office:value="-3.57904000615685" calcext:value-type="float">
            <text:p>-3.5790400062</text:p>
          </table:table-cell>
          <table:table-cell office:value-type="float" office:value="-4.93057067037327" calcext:value-type="float">
            <text:p>-4.9305706704</text:p>
          </table:table-cell>
          <table:table-cell office:value-type="float" office:value="-4.38798652258908" calcext:value-type="float">
            <text:p>-4.3879865226</text:p>
          </table:table-cell>
          <table:table-cell office:value-type="float" office:value="-4.34268842574246" calcext:value-type="float">
            <text:p>-4.3426884257</text:p>
          </table:table-cell>
          <table:table-cell office:value-type="float" office:value="-3.17456674794073" calcext:value-type="float">
            <text:p>-3.1745667479</text:p>
          </table:table-cell>
          <table:table-cell office:value-type="float" office:value="-5.22451179268868" calcext:value-type="float">
            <text:p>-5.2245117927</text:p>
          </table:table-cell>
          <table:table-cell office:value-type="float" office:value="-4.03583711440696" calcext:value-type="float">
            <text:p>-4.0358371144</text:p>
          </table:table-cell>
          <table:table-cell office:value-type="float" office:value="-5.13388422598219" calcext:value-type="float">
            <text:p>-5.133884226</text:p>
          </table:table-cell>
          <table:table-cell office:value-type="float" office:value="-4.44031037262307" calcext:value-type="float">
            <text:p>-4.4403103726</text:p>
          </table:table-cell>
          <table:table-cell office:value-type="float" office:value="-4.83994310366678" calcext:value-type="float">
            <text:p>-4.8399431037</text:p>
          </table:table-cell>
          <table:table-cell office:value-type="float" office:value="-3.63136385619084" calcext:value-type="float">
            <text:p>-3.6313638562</text:p>
          </table:table-cell>
          <table:table-cell office:value-type="float" office:value="-5.42782534829759" calcext:value-type="float">
            <text:p>-5.427825348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620]</text:p>
          </table:table-cell>
          <table:table-cell office:value-type="float" office:value="-4" calcext:value-type="float">
            <text:p>-4</text:p>
          </table:table-cell>
          <table:table-cell office:value-type="float" office:value="-2.49915151894584" calcext:value-type="float">
            <text:p>-2.4991515189</text:p>
          </table:table-cell>
          <table:table-cell office:value-type="float" office:value="-3.02998701056306" calcext:value-type="float">
            <text:p>-3.0299870106</text:p>
          </table:table-cell>
          <table:table-cell office:value-type="float" office:value="-2.52773338705849" calcext:value-type="float">
            <text:p>-2.5277333871</text:p>
          </table:table-cell>
          <table:table-cell office:value-type="float" office:value="-3.50026848771903" calcext:value-type="float">
            <text:p>-3.5002684877</text:p>
          </table:table-cell>
          <table:table-cell office:value-type="float" office:value="-2.18815453862393" calcext:value-type="float">
            <text:p>-2.1881545386</text:p>
          </table:table-cell>
          <table:table-cell office:value-type="float" office:value="-3.92919681662659" calcext:value-type="float">
            <text:p>-3.9291968166</text:p>
          </table:table-cell>
          <table:table-cell office:value-type="float" office:value="-3.09704612601615" calcext:value-type="float">
            <text:p>-3.097046126</text:p>
          </table:table-cell>
          <table:table-cell office:value-type="float" office:value="-3.73080430056668" calcext:value-type="float">
            <text:p>-3.7308043006</text:p>
          </table:table-cell>
          <table:table-cell office:value-type="float" office:value="-1.69341776818165" calcext:value-type="float">
            <text:p>-1.6934177682</text:p>
          </table:table-cell>
          <table:table-cell office:value-type="float" office:value="-3.9246547851587" calcext:value-type="float">
            <text:p>-3.9246547852</text:p>
          </table:table-cell>
          <table:table-cell office:value-type="float" office:value="-1.05286164823025" calcext:value-type="float">
            <text:p>-1.0528616482</text:p>
          </table:table-cell>
          <table:table-cell office:value-type="float" office:value="-3.02259548891582" calcext:value-type="float">
            <text:p>-3.0225954889</text:p>
          </table:table-cell>
          <table:table-cell office:value-type="float" office:value="-3.23389894481684" calcext:value-type="float">
            <text:p>-3.2338989448</text:p>
          </table:table-cell>
          <table:table-cell office:value-type="float" office:value="-2.6299847510579" calcext:value-type="float">
            <text:p>-2.6299847511</text:p>
          </table:table-cell>
          <table:table-cell office:value-type="float" office:value="-2.3458417225409" calcext:value-type="float">
            <text:p>-2.3458417225</text:p>
          </table:table-cell>
          <table:table-cell office:value-type="float" office:value="-4.39071188236181" calcext:value-type="float">
            <text:p>-4.3907118824</text:p>
          </table:table-cell>
          <table:table-cell office:value-type="float" office:value="-1.45142044710771" calcext:value-type="float">
            <text:p>-1.4514204471</text:p>
          </table:table-cell>
          <table:table-cell office:value-type="float" office:value="-2.67449436547578" calcext:value-type="float">
            <text:p>-2.6744943655</text:p>
          </table:table-cell>
          <table:table-cell office:value-type="float" office:value="-2.13079444025926" calcext:value-type="float">
            <text:p>-2.1307944403</text:p>
          </table:table-cell>
          <table:table-cell office:value-type="float" office:value="-3.54607162395433" calcext:value-type="float">
            <text:p>-3.546071624</text:p>
          </table:table-cell>
          <table:table-cell office:value-type="float" office:value="-2.8599257937808" calcext:value-type="float">
            <text:p>-2.8599257938</text:p>
          </table:table-cell>
          <table:table-cell office:value-type="float" office:value="-3.25776929181068" calcext:value-type="float">
            <text:p>-3.2577692918</text:p>
          </table:table-cell>
          <table:table-cell office:value-type="float" office:value="-2.59792255483446" calcext:value-type="float">
            <text:p>-2.5979225548</text:p>
          </table:table-cell>
          <table:table-cell office:value-type="float" office:value="-3.95163950812793" calcext:value-type="float">
            <text:p>-3.9516395081</text:p>
          </table:table-cell>
          <table:table-cell office:value-type="float" office:value="-1.50813393311229" calcext:value-type="float">
            <text:p>-1.5081339331</text:p>
          </table:table-cell>
          <table:table-cell office:value-type="float" office:value="-3.09477078963935" calcext:value-type="float">
            <text:p>-3.0947707896</text:p>
          </table:table-cell>
          <table:table-cell office:value-type="float" office:value="-2.81328508441239" calcext:value-type="float">
            <text:p>-2.8132850844</text:p>
          </table:table-cell>
          <table:table-cell office:value-type="float" office:value="-2.81892114352446" calcext:value-type="float">
            <text:p>-2.8189211435</text:p>
          </table:table-cell>
          <table:table-cell office:value-type="float" office:value="-2.16833545606737" calcext:value-type="float">
            <text:p>-2.1683354561</text:p>
          </table:table-cell>
          <table:table-cell office:value-type="float" office:value="-2.99116013158733" calcext:value-type="float">
            <text:p>-2.9911601316</text:p>
          </table:table-cell>
          <table:table-cell office:value-type="float" office:value="-1.89194758977317" calcext:value-type="float">
            <text:p>-1.8919475898</text:p>
          </table:table-cell>
          <table:table-cell office:value-type="float" office:value="0.436101991970692" calcext:value-type="float">
            <text:p>0.436101992</text:p>
          </table:table-cell>
          <table:table-cell office:value-type="float" office:value="-1.85916562770404" calcext:value-type="float">
            <text:p>-1.8591656277</text:p>
          </table:table-cell>
          <table:table-cell office:value-type="float" office:value="-2.78491250486051" calcext:value-type="float">
            <text:p>-2.7849125049</text:p>
          </table:table-cell>
          <table:table-cell office:value-type="float" office:value="-1.92703580079984" calcext:value-type="float">
            <text:p>-1.9270358008</text:p>
          </table:table-cell>
          <table:table-cell office:value-type="float" office:value="-3.18686729307043" calcext:value-type="float">
            <text:p>-3.1868672931</text:p>
          </table:table-cell>
          <table:table-cell office:value-type="float" office:value="-1.60819359124125" calcext:value-type="float">
            <text:p>-1.6081935912</text:p>
          </table:table-cell>
          <table:table-cell office:value-type="float" office:value="0.47175331262809" calcext:value-type="float">
            <text:p>0.4717533126</text:p>
          </table:table-cell>
          <table:table-cell office:value-type="float" office:value="-2.28078476565406" calcext:value-type="float">
            <text:p>-2.2807847657</text:p>
          </table:table-cell>
          <table:table-cell office:value-type="float" office:value="-2.54167077214795" calcext:value-type="float">
            <text:p>-2.5416707721</text:p>
          </table:table-cell>
          <table:table-cell office:value-type="float" office:value="15.0260000000001" calcext:value-type="float">
            <text:p>15.026</text:p>
          </table:table-cell>
          <table:table-cell office:value-type="float" office:value="2.05" calcext:value-type="float">
            <text:p>2.05</text:p>
          </table:table-cell>
          <table:table-cell office:value-type="float" office:value="-1.78800000000002" calcext:value-type="float">
            <text:p>-1.78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2.91999999999996" calcext:value-type="float">
            <text:p>2.92</text:p>
          </table:table-cell>
          <table:table-cell office:value-type="float" office:value="-2.50847423955466" calcext:value-type="float">
            <text:p>-2.5084742396</text:p>
          </table:table-cell>
          <table:table-cell office:value-type="float" office:value="-3.03217952538248" calcext:value-type="float">
            <text:p>-3.0321795254</text:p>
          </table:table-cell>
          <table:table-cell office:value-type="float" office:value="-2.02972803956467" calcext:value-type="float">
            <text:p>-2.0297280396</text:p>
          </table:table-cell>
          <table:table-cell office:value-type="float" office:value="-3.17640877343967" calcext:value-type="float">
            <text:p>-3.1764087734</text:p>
          </table:table-cell>
          <table:table-cell office:value-type="float" office:value="-2.14419494677341" calcext:value-type="float">
            <text:p>-2.1441949468</text:p>
          </table:table-cell>
          <table:table-cell office:value-type="float" office:value="-2.68968777825448" calcext:value-type="float">
            <text:p>-2.6896877783</text:p>
          </table:table-cell>
          <table:table-cell office:value-type="float" office:value="-1.66544874678342" calcext:value-type="float">
            <text:p>-1.6654487468</text:p>
          </table:table-cell>
          <table:table-cell office:value-type="float" office:value="-2.83391702631167" calcext:value-type="float">
            <text:p>-2.8339170263</text:p>
          </table:table-cell>
          <table:table-cell office:value-type="float" office:value="-1.55098183957468" calcext:value-type="float">
            <text:p>-1.5509818396</text:p>
          </table:table-cell>
          <table:table-cell office:value-type="float" office:value="-3.32063802149687" calcext:value-type="float">
            <text:p>-3.3206380215</text:p>
          </table:table-cell>
          <table:table-cell office:value-type="float" office:value="-1.77991565399215" calcext:value-type="float">
            <text:p>-1.779915654</text:p>
          </table:table-cell>
          <table:table-cell office:value-type="float" office:value="-2.34719603112648" calcext:value-type="float">
            <text:p>-2.3471960311</text:p>
          </table:table-cell>
          <table:table-cell office:value-type="float" office:value="-1.30116945400216" calcext:value-type="float">
            <text:p>-1.301169454</text:p>
          </table:table-cell>
          <table:table-cell office:value-type="float" office:value="-2.49142527918367" calcext:value-type="float">
            <text:p>-2.4914252792</text:p>
          </table:table-cell>
          <table:table-cell office:value-type="float" office:value="-1.18670254679343" calcext:value-type="float">
            <text:p>-1.1867025468</text:p>
          </table:table-cell>
          <table:table-cell office:value-type="float" office:value="-2.97814627436887" calcext:value-type="float">
            <text:p>-2.9781462744</text:p>
          </table:table-cell>
          <table:table-cell office:value-type="float" office:value="-1.4156363612109" calcext:value-type="float">
            <text:p>-1.4156363612</text:p>
          </table:table-cell>
          <table:table-cell office:value-type="float" office:value="-2.00470428399848" calcext:value-type="float">
            <text:p>-2.004704284</text:p>
          </table:table-cell>
          <table:table-cell office:value-type="float" office:value="-1.07223563958469" calcext:value-type="float">
            <text:p>-1.0722356396</text:p>
          </table:table-cell>
          <table:table-cell office:value-type="float" office:value="-3.46486726955406" calcext:value-type="float">
            <text:p>-3.4648672696</text:p>
          </table:table-cell>
          <table:table-cell office:value-type="float" office:value="-0.822423254012172" calcext:value-type="float">
            <text:p>-0.822423254</text:p>
          </table:table-cell>
          <table:table-cell office:value-type="float" office:value="-2.63565452724087" calcext:value-type="float">
            <text:p>-2.6356545272</text:p>
          </table:table-cell>
          <table:table-cell office:value-type="float" office:value="-0.707956346803434" calcext:value-type="float">
            <text:p>-0.7079563468</text:p>
          </table:table-cell>
          <table:table-cell office:value-type="float" office:value="-3.12237552242606" calcext:value-type="float">
            <text:p>-3.1223755224</text:p>
          </table:table-cell>
          <table:table-cell office:value-type="float" office:value="-0.936890161220909" calcext:value-type="float">
            <text:p>-0.9368901612</text:p>
          </table:table-cell>
          <table:table-cell office:value-type="float" office:value="-2.14893353205567" calcext:value-type="float">
            <text:p>-2.1489335321</text:p>
          </table:table-cell>
          <table:table-cell office:value-type="float" office:value="-0.343677054022181" calcext:value-type="float">
            <text:p>-0.343677054</text:p>
          </table:table-cell>
          <table:table-cell office:value-type="float" office:value="-2.77988377529806" calcext:value-type="float">
            <text:p>-2.7798837753</text:p>
          </table:table-cell>
          <table:table-cell office:value-type="float" office:value="-0.458143961230918" calcext:value-type="float">
            <text:p>-0.4581439612</text:p>
          </table:table-cell>
          <table:table-cell office:value-type="float" office:value="-2.29316278011287" calcext:value-type="float">
            <text:p>-2.2931627801</text:p>
          </table:table-cell>
          <table:table-cell office:value-type="float" office:value="-0.229210146813444" calcext:value-type="float">
            <text:p>-0.2292101468</text:p>
          </table:table-cell>
          <table:table-cell office:value-type="float" office:value="-3.26660477048326" calcext:value-type="float">
            <text:p>-3.2666047705</text:p>
          </table:table-cell>
          <table:table-cell office:value-type="float" office:value="-0.572610868439656" calcext:value-type="float">
            <text:p>-0.5726108684</text:p>
          </table:table-cell>
          <table:table-cell office:value-type="float" office:value="-1.80644178492767" calcext:value-type="float">
            <text:p>-1.8064417849</text:p>
          </table:table-cell>
          <table:table-cell office:value-type="float" office:value="0.0206022387590723" calcext:value-type="float">
            <text:p>0.0206022388</text:p>
          </table:table-cell>
          <table:table-cell office:value-type="float" office:value="-2.43739202817006" calcext:value-type="float">
            <text:p>-2.4373920282</text:p>
          </table:table-cell>
          <table:table-cell office:value-type="float" office:value="0.13506914596781" calcext:value-type="float">
            <text:p>0.135069146</text:p>
          </table:table-cell>
          <table:table-cell office:value-type="float" office:value="-2.92411302335526" calcext:value-type="float">
            <text:p>-2.9241130234</text:p>
          </table:table-cell>
          <table:table-cell office:value-type="float" office:value="-0.0938646684496651" calcext:value-type="float">
            <text:p>-0.0938646684</text:p>
          </table:table-cell>
          <table:table-cell office:value-type="float" office:value="-1.95067103298487" calcext:value-type="float">
            <text:p>-1.95067103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59]</text:p>
          </table:table-cell>
          <table:table-cell office:value-type="float" office:value="-1" calcext:value-type="float">
            <text:p>-1</text:p>
          </table:table-cell>
          <table:table-cell office:value-type="float" office:value="-0.132275358127552" calcext:value-type="float">
            <text:p>-0.1322753581</text:p>
          </table:table-cell>
          <table:table-cell office:value-type="float" office:value="-2.95819828713238" calcext:value-type="float">
            <text:p>-2.9581982871</text:p>
          </table:table-cell>
          <table:table-cell office:value-type="float" office:value="-0.965621034816944" calcext:value-type="float">
            <text:p>-0.9656210348</text:p>
          </table:table-cell>
          <table:table-cell office:value-type="float" office:value="-2.91402566204453" calcext:value-type="float">
            <text:p>-2.914025662</text:p>
          </table:table-cell>
          <table:table-cell office:value-type="float" office:value="-2.73405893920047" calcext:value-type="float">
            <text:p>-2.7340589392</text:p>
          </table:table-cell>
          <table:table-cell office:value-type="float" office:value="-3.76898394940333" calcext:value-type="float">
            <text:p>-3.7689839494</text:p>
          </table:table-cell>
          <table:table-cell office:value-type="float" office:value="-1.88222912368113" calcext:value-type="float">
            <text:p>-1.8822291237</text:p>
          </table:table-cell>
          <table:table-cell office:value-type="float" office:value="-3.64758138931044" calcext:value-type="float">
            <text:p>-3.6475813893</text:p>
          </table:table-cell>
          <table:table-cell office:value-type="float" office:value="-0.853449411552509" calcext:value-type="float">
            <text:p>-0.8534494116</text:p>
          </table:table-cell>
          <table:table-cell office:value-type="float" office:value="-2.30298920203061" calcext:value-type="float">
            <text:p>-2.302989202</text:p>
          </table:table-cell>
          <table:table-cell office:value-type="float" office:value="-2.19446415755802" calcext:value-type="float">
            <text:p>-2.1944641576</text:p>
          </table:table-cell>
          <table:table-cell office:value-type="float" office:value="-3.06372251061787" calcext:value-type="float">
            <text:p>-3.0637225106</text:p>
          </table:table-cell>
          <table:table-cell office:value-type="float" office:value="-2.99892406769363" calcext:value-type="float">
            <text:p>-2.9989240677</text:p>
          </table:table-cell>
          <table:table-cell office:value-type="float" office:value="-2.90252621934457" calcext:value-type="float">
            <text:p>-2.9025262193</text:p>
          </table:table-cell>
          <table:table-cell office:value-type="float" office:value="-1.50537238621688" calcext:value-type="float">
            <text:p>-1.5053723862</text:p>
          </table:table-cell>
          <table:table-cell office:value-type="float" office:value="-3.35047619566906" calcext:value-type="float">
            <text:p>-3.3504761957</text:p>
          </table:table-cell>
          <table:table-cell office:value-type="float" office:value="-2.04048278485549" calcext:value-type="float">
            <text:p>-2.0404827849</text:p>
          </table:table-cell>
          <table:table-cell office:value-type="float" office:value="-2.65905850055696" calcext:value-type="float">
            <text:p>-2.6590585006</text:p>
          </table:table-cell>
          <table:table-cell office:value-type="float" office:value="-1.48399507913144" calcext:value-type="float">
            <text:p>-1.4839950791</text:p>
          </table:table-cell>
          <table:table-cell office:value-type="float" office:value="-2.31348997242676" calcext:value-type="float">
            <text:p>-2.3134899724</text:p>
          </table:table-cell>
          <table:table-cell office:value-type="float" office:value="-2.84839345326213" calcext:value-type="float">
            <text:p>-2.8483934533</text:p>
          </table:table-cell>
          <table:table-cell office:value-type="float" office:value="-3.32412209742583" calcext:value-type="float">
            <text:p>-3.3241220974</text:p>
          </table:table-cell>
          <table:table-cell office:value-type="float" office:value="-2.55542250184462" calcext:value-type="float">
            <text:p>-2.5554225018</text:p>
          </table:table-cell>
          <table:table-cell office:value-type="float" office:value="-2.74010261901665" calcext:value-type="float">
            <text:p>-2.740102619</text:p>
          </table:table-cell>
          <table:table-cell office:value-type="float" office:value="-1.7454427829203" calcext:value-type="float">
            <text:p>-1.7454427829</text:p>
          </table:table-cell>
          <table:table-cell office:value-type="float" office:value="-3.03277792871536" calcext:value-type="float">
            <text:p>-3.0327779287</text:p>
          </table:table-cell>
          <table:table-cell office:value-type="float" office:value="-3.21877460907846" calcext:value-type="float">
            <text:p>-3.2187746091</text:p>
          </table:table-cell>
          <table:table-cell office:value-type="float" office:value="-2.53534040871551" calcext:value-type="float">
            <text:p>-2.5353404087</text:p>
          </table:table-cell>
          <table:table-cell office:value-type="float" office:value="-2.38245382333716" calcext:value-type="float">
            <text:p>-2.3824538233</text:p>
          </table:table-cell>
          <table:table-cell office:value-type="float" office:value="-3.44674074948496" calcext:value-type="float">
            <text:p>-3.4467407495</text:p>
          </table:table-cell>
          <table:table-cell office:value-type="float" office:value="-2.38450613231694" calcext:value-type="float">
            <text:p>-2.3845061323</text:p>
          </table:table-cell>
          <table:table-cell office:value-type="float" office:value="-2.34602015589745" calcext:value-type="float">
            <text:p>-2.3460201559</text:p>
          </table:table-cell>
          <table:table-cell office:value-type="float" office:value="-2.78478166673886" calcext:value-type="float">
            <text:p>-2.7847816667</text:p>
          </table:table-cell>
          <table:table-cell office:value-type="float" office:value="-1.95244473870269" calcext:value-type="float">
            <text:p>-1.9524447387</text:p>
          </table:table-cell>
          <table:table-cell office:value-type="float" office:value="-3.68883873184043" calcext:value-type="float">
            <text:p>-3.6888387318</text:p>
          </table:table-cell>
          <table:table-cell office:value-type="float" office:value="-2.40921077015025" calcext:value-type="float">
            <text:p>-2.4092107702</text:p>
          </table:table-cell>
          <table:table-cell office:value-type="float" office:value="-2.80992309311075" calcext:value-type="float">
            <text:p>-2.8099230931</text:p>
          </table:table-cell>
          <table:table-cell office:value-type="float" office:value="-2.37260463222449" calcext:value-type="float">
            <text:p>-2.3726046322</text:p>
          </table:table-cell>
          <table:table-cell office:value-type="float" office:value="-3.47735347213422" calcext:value-type="float">
            <text:p>-3.4773534721</text:p>
          </table:table-cell>
          <table:table-cell office:value-type="float" office:value="-1.87399817332833" calcext:value-type="float">
            <text:p>-1.8739981733</text:p>
          </table:table-cell>
          <table:table-cell office:value-type="float" office:value="10.602" calcext:value-type="float">
            <text:p>10.602</text:p>
          </table:table-cell>
          <table:table-cell office:value-type="float" office:value="2.05" calcext:value-type="float">
            <text:p>2.05</text:p>
          </table:table-cell>
          <table:table-cell office:value-type="float" office:value="0.423999999999981" calcext:value-type="float">
            <text:p>0.42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3999999999998" calcext:value-type="float">
            <text:p>1.34</text:p>
          </table:table-cell>
          <table:table-cell office:value-type="float" office:value="0.131010421712165" calcext:value-type="float">
            <text:p>0.1310104217</text:p>
          </table:table-cell>
          <table:table-cell office:value-type="float" office:value="-2.95260000205937" calcext:value-type="float">
            <text:p>-2.9526000021</text:p>
          </table:table-cell>
          <table:table-cell office:value-type="float" office:value="-0.307219012429679" calcext:value-type="float">
            <text:p>-0.3072190124</text:p>
          </table:table-cell>
          <table:table-cell office:value-type="float" office:value="-2.71186163151632" calcext:value-type="float">
            <text:p>-2.7118616315</text:p>
          </table:table-cell>
          <table:table-cell office:value-type="float" office:value="-0.296589839914704" calcext:value-type="float">
            <text:p>-0.2965898399</text:p>
          </table:table-cell>
          <table:table-cell office:value-type="float" office:value="-3.21174863944076" calcext:value-type="float">
            <text:p>-3.2117486394</text:p>
          </table:table-cell>
          <table:table-cell office:value-type="float" office:value="-0.734819274056547" calcext:value-type="float">
            <text:p>-0.7348192741</text:p>
          </table:table-cell>
          <table:table-cell office:value-type="float" office:value="-2.97101026889772" calcext:value-type="float">
            <text:p>-2.9710102689</text:p>
          </table:table-cell>
          <table:table-cell office:value-type="float" office:value="-0.745448446571522" calcext:value-type="float">
            <text:p>-0.7454484466</text:p>
          </table:table-cell>
          <table:table-cell office:value-type="float" office:value="-2.47112326097328" calcext:value-type="float">
            <text:p>-2.471123261</text:p>
          </table:table-cell>
          <table:table-cell office:value-type="float" office:value="-0.724190101541573" calcext:value-type="float">
            <text:p>-0.7241901015</text:p>
          </table:table-cell>
          <table:table-cell office:value-type="float" office:value="-3.47089727682215" calcext:value-type="float">
            <text:p>-3.4708972768</text:p>
          </table:table-cell>
          <table:table-cell office:value-type="float" office:value="-1.16241953568342" calcext:value-type="float">
            <text:p>-1.1624195357</text:p>
          </table:table-cell>
          <table:table-cell office:value-type="float" office:value="-3.23015890627911" calcext:value-type="float">
            <text:p>-3.2301589063</text:p>
          </table:table-cell>
          <table:table-cell office:value-type="float" office:value="-1.17304870819839" calcext:value-type="float">
            <text:p>-1.1730487082</text:p>
          </table:table-cell>
          <table:table-cell office:value-type="float" office:value="-2.73027189835467" calcext:value-type="float">
            <text:p>-2.7302718984</text:p>
          </table:table-cell>
          <table:table-cell office:value-type="float" office:value="-1.15179036316844" calcext:value-type="float">
            <text:p>-1.1517903632</text:p>
          </table:table-cell>
          <table:table-cell office:value-type="float" office:value="-3.73004591420355" calcext:value-type="float">
            <text:p>-3.7300459142</text:p>
          </table:table-cell>
          <table:table-cell office:value-type="float" office:value="-1.18367788071337" calcext:value-type="float">
            <text:p>-1.1836778807</text:p>
          </table:table-cell>
          <table:table-cell office:value-type="float" office:value="-2.23038489043024" calcext:value-type="float">
            <text:p>-2.2303848904</text:p>
          </table:table-cell>
          <table:table-cell office:value-type="float" office:value="-1.60064896982526" calcext:value-type="float">
            <text:p>-1.6006489698</text:p>
          </table:table-cell>
          <table:table-cell office:value-type="float" office:value="-2.98942053573607" calcext:value-type="float">
            <text:p>-2.9894205357</text:p>
          </table:table-cell>
          <table:table-cell office:value-type="float" office:value="-1.61127814234023" calcext:value-type="float">
            <text:p>-1.6112781423</text:p>
          </table:table-cell>
          <table:table-cell office:value-type="float" office:value="-2.48953352781163" calcext:value-type="float">
            <text:p>-2.4895335278</text:p>
          </table:table-cell>
          <table:table-cell office:value-type="float" office:value="-1.59001979731029" calcext:value-type="float">
            <text:p>-1.5900197973</text:p>
          </table:table-cell>
          <table:table-cell office:value-type="float" office:value="-3.48930754366051" calcext:value-type="float">
            <text:p>-3.4893075437</text:p>
          </table:table-cell>
          <table:table-cell office:value-type="float" office:value="-2.0388784039671" calcext:value-type="float">
            <text:p>-2.038878404</text:p>
          </table:table-cell>
          <table:table-cell office:value-type="float" office:value="-2.74868216519302" calcext:value-type="float">
            <text:p>-2.7486821652</text:p>
          </table:table-cell>
          <table:table-cell office:value-type="float" office:value="-2.02824923145213" calcext:value-type="float">
            <text:p>-2.0282492315</text:p>
          </table:table-cell>
          <table:table-cell office:value-type="float" office:value="-3.24856917311746" calcext:value-type="float">
            <text:p>-3.2485691731</text:p>
          </table:table-cell>
          <table:table-cell office:value-type="float" office:value="-2.04950757648208" calcext:value-type="float">
            <text:p>-2.0495075765</text:p>
          </table:table-cell>
          <table:table-cell office:value-type="float" office:value="-2.24879515726859" calcext:value-type="float">
            <text:p>-2.2487951573</text:p>
          </table:table-cell>
          <table:table-cell office:value-type="float" office:value="-2.01762005893715" calcext:value-type="float">
            <text:p>-2.0176200589</text:p>
          </table:table-cell>
          <table:table-cell office:value-type="float" office:value="-3.7484561810419" calcext:value-type="float">
            <text:p>-3.748456181</text:p>
          </table:table-cell>
          <table:table-cell office:value-type="float" office:value="-2.46647866559397" calcext:value-type="float">
            <text:p>-2.4664786656</text:p>
          </table:table-cell>
          <table:table-cell office:value-type="float" office:value="-3.00783080257442" calcext:value-type="float">
            <text:p>-3.0078308026</text:p>
          </table:table-cell>
          <table:table-cell office:value-type="float" office:value="-2.47710783810895" calcext:value-type="float">
            <text:p>-2.4771078381</text:p>
          </table:table-cell>
          <table:table-cell office:value-type="float" office:value="-2.50794379464998" calcext:value-type="float">
            <text:p>-2.5079437946</text:p>
          </table:table-cell>
          <table:table-cell office:value-type="float" office:value="-2.455849493079" calcext:value-type="float">
            <text:p>-2.4558494931</text:p>
          </table:table-cell>
          <table:table-cell office:value-type="float" office:value="-3.50771781049886" calcext:value-type="float">
            <text:p>-3.50771781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59]</text:p>
          </table:table-cell>
          <table:table-cell office:value-type="float" office:value="-2" calcext:value-type="float">
            <text:p>-2</text:p>
          </table:table-cell>
          <table:table-cell office:value-type="float" office:value="-0.17226909467269" calcext:value-type="float">
            <text:p>-0.1722690947</text:p>
          </table:table-cell>
          <table:table-cell office:value-type="float" office:value="-2.95890612691517" calcext:value-type="float">
            <text:p>-2.9589061269</text:p>
          </table:table-cell>
          <table:table-cell office:value-type="float" office:value="-1.00557668379924" calcext:value-type="float">
            <text:p>-1.0055766838</text:p>
          </table:table-cell>
          <table:table-cell office:value-type="float" office:value="-2.91590877500002" calcext:value-type="float">
            <text:p>-2.915908775</text:p>
          </table:table-cell>
          <table:table-cell office:value-type="float" office:value="-2.77210333296142" calcext:value-type="float">
            <text:p>-2.772103333</text:p>
          </table:table-cell>
          <table:table-cell office:value-type="float" office:value="-3.75662983659175" calcext:value-type="float">
            <text:p>-3.7566298366</text:p>
          </table:table-cell>
          <table:table-cell office:value-type="float" office:value="-1.92222398440966" calcext:value-type="float">
            <text:p>-1.9222239844</text:p>
          </table:table-cell>
          <table:table-cell office:value-type="float" office:value="-3.64694020657109" calcext:value-type="float">
            <text:p>-3.6469402066</text:p>
          </table:table-cell>
          <table:table-cell office:value-type="float" office:value="-0.893224969248373" calcext:value-type="float">
            <text:p>-0.8932249692</text:p>
          </table:table-cell>
          <table:table-cell office:value-type="float" office:value="-2.30722063322856" calcext:value-type="float">
            <text:p>-2.3072206332</text:p>
          </table:table-cell>
          <table:table-cell office:value-type="float" office:value="-2.23317900051441" calcext:value-type="float">
            <text:p>-2.2331790005</text:p>
          </table:table-cell>
          <table:table-cell office:value-type="float" office:value="-3.05366463137513" calcext:value-type="float">
            <text:p>-3.0536646314</text:p>
          </table:table-cell>
          <table:table-cell office:value-type="float" office:value="-3.0364048037915" calcext:value-type="float">
            <text:p>-3.0364048038</text:p>
          </table:table-cell>
          <table:table-cell office:value-type="float" office:value="-2.88855501962651" calcext:value-type="float">
            <text:p>-2.8885550196</text:p>
          </table:table-cell>
          <table:table-cell office:value-type="float" office:value="-1.54508826932977" calcext:value-type="float">
            <text:p>-1.5450882693</text:p>
          </table:table-cell>
          <table:table-cell office:value-type="float" office:value="-3.34571713814018" calcext:value-type="float">
            <text:p>-3.3457171381</text:p>
          </table:table-cell>
          <table:table-cell office:value-type="float" office:value="-2.07964437475243" calcext:value-type="float">
            <text:p>-2.0796443748</text:p>
          </table:table-cell>
          <table:table-cell office:value-type="float" office:value="-2.65091172961728" calcext:value-type="float">
            <text:p>-2.6509117296</text:p>
          </table:table-cell>
          <table:table-cell office:value-type="float" office:value="-1.5202966642957" calcext:value-type="float">
            <text:p>-1.5202966643</text:p>
          </table:table-cell>
          <table:table-cell office:value-type="float" office:value="-2.33028863054465" calcext:value-type="float">
            <text:p>-2.3302886305</text:p>
          </table:table-cell>
          <table:table-cell office:value-type="float" office:value="-2.88526022199035" calcext:value-type="float">
            <text:p>-2.885260222</text:p>
          </table:table-cell>
          <table:table-cell office:value-type="float" office:value="-3.30860303290699" calcext:value-type="float">
            <text:p>-3.3086030329</text:p>
          </table:table-cell>
          <table:table-cell office:value-type="float" office:value="-2.59317488880678" calcext:value-type="float">
            <text:p>-2.5931748888</text:p>
          </table:table-cell>
          <table:table-cell office:value-type="float" office:value="-2.72688303964892" calcext:value-type="float">
            <text:p>-2.7268830396</text:p>
          </table:table-cell>
          <table:table-cell office:value-type="float" office:value="-1.78508606026619" calcext:value-type="float">
            <text:p>-1.7850860603</text:p>
          </table:table-cell>
          <table:table-cell office:value-type="float" office:value="-3.02744777287553" calcext:value-type="float">
            <text:p>-3.0274477729</text:p>
          </table:table-cell>
          <table:table-cell office:value-type="float" office:value="-3.20788790844062" calcext:value-type="float">
            <text:p>-3.2078879084</text:p>
          </table:table-cell>
          <table:table-cell office:value-type="float" office:value="-2.49685041327225" calcext:value-type="float">
            <text:p>-2.4968504133</text:p>
          </table:table-cell>
          <table:table-cell office:value-type="float" office:value="-2.42131235731453" calcext:value-type="float">
            <text:p>-2.4213123573</text:p>
          </table:table-cell>
          <table:table-cell office:value-type="float" office:value="-3.43725316090146" calcext:value-type="float">
            <text:p>-3.4372531609</text:p>
          </table:table-cell>
          <table:table-cell office:value-type="float" office:value="-2.42280233892161" calcext:value-type="float">
            <text:p>-2.4228023389</text:p>
          </table:table-cell>
          <table:table-cell office:value-type="float" office:value="-2.33447023989375" calcext:value-type="float">
            <text:p>-2.3344702399</text:p>
          </table:table-cell>
          <table:table-cell office:value-type="float" office:value="-2.8081936999974" calcext:value-type="float">
            <text:p>-2.8081937</text:p>
          </table:table-cell>
          <table:table-cell office:value-type="float" office:value="-1.92001209004889" calcext:value-type="float">
            <text:p>-1.92001209</text:p>
          </table:table-cell>
          <table:table-cell office:value-type="float" office:value="-3.71390781321237" calcext:value-type="float">
            <text:p>-3.7139078132</text:p>
          </table:table-cell>
          <table:table-cell office:value-type="float" office:value="-2.37804121514594" calcext:value-type="float">
            <text:p>-2.3780412151</text:p>
          </table:table-cell>
          <table:table-cell office:value-type="float" office:value="-2.82483997854497" calcext:value-type="float">
            <text:p>-2.8248399785</text:p>
          </table:table-cell>
          <table:table-cell office:value-type="float" office:value="-2.33549012658394" calcext:value-type="float">
            <text:p>-2.3354901266</text:p>
          </table:table-cell>
          <table:table-cell office:value-type="float" office:value="-3.50366623795917" calcext:value-type="float">
            <text:p>-3.503666238</text:p>
          </table:table-cell>
          <table:table-cell office:value-type="float" office:value="-1.84387113639071" calcext:value-type="float">
            <text:p>-1.8438711364</text:p>
          </table:table-cell>
          <table:table-cell office:value-type="float" office:value="10.574" calcext:value-type="float">
            <text:p>10.574</text:p>
          </table:table-cell>
          <table:table-cell office:value-type="float" office:value="2.05" calcext:value-type="float">
            <text:p>2.05</text:p>
          </table:table-cell>
          <table:table-cell office:value-type="float" office:value="0.437999999999981" calcext:value-type="float">
            <text:p>0.43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2999999999998" calcext:value-type="float">
            <text:p>1.33</text:p>
          </table:table-cell>
          <table:table-cell office:value-type="float" office:value="0.131010421712165" calcext:value-type="float">
            <text:p>0.1310104217</text:p>
          </table:table-cell>
          <table:table-cell office:value-type="float" office:value="-2.95260000205937" calcext:value-type="float">
            <text:p>-2.9526000021</text:p>
          </table:table-cell>
          <table:table-cell office:value-type="float" office:value="-0.307105857784065" calcext:value-type="float">
            <text:p>-0.3071058578</text:p>
          </table:table-cell>
          <table:table-cell office:value-type="float" office:value="-2.71165576444331" calcext:value-type="float">
            <text:p>-2.7116557644</text:p>
          </table:table-cell>
          <table:table-cell office:value-type="float" office:value="-0.296711548706927" calcext:value-type="float">
            <text:p>-0.2967115487</text:p>
          </table:table-cell>
          <table:table-cell office:value-type="float" office:value="-3.2115477111066" calcext:value-type="float">
            <text:p>-3.2115477111</text:p>
          </table:table-cell>
          <table:table-cell office:value-type="float" office:value="-0.734827828203157" calcext:value-type="float">
            <text:p>-0.7348278282</text:p>
          </table:table-cell>
          <table:table-cell office:value-type="float" office:value="-2.97060347349055" calcext:value-type="float">
            <text:p>-2.9706034735</text:p>
          </table:table-cell>
          <table:table-cell office:value-type="float" office:value="-0.745222137280295" calcext:value-type="float">
            <text:p>-0.7452221373</text:p>
          </table:table-cell>
          <table:table-cell office:value-type="float" office:value="-2.47071152682726" calcext:value-type="float">
            <text:p>-2.4707115268</text:p>
          </table:table-cell>
          <table:table-cell office:value-type="float" office:value="-0.724433519126018" calcext:value-type="float">
            <text:p>-0.7244335191</text:p>
          </table:table-cell>
          <table:table-cell office:value-type="float" office:value="-3.47049542015383" calcext:value-type="float">
            <text:p>-3.4704954202</text:p>
          </table:table-cell>
          <table:table-cell office:value-type="float" office:value="-1.16254979862225" calcext:value-type="float">
            <text:p>-1.1625497986</text:p>
          </table:table-cell>
          <table:table-cell office:value-type="float" office:value="-3.22955118253778" calcext:value-type="float">
            <text:p>-3.2295511825</text:p>
          </table:table-cell>
          <table:table-cell office:value-type="float" office:value="-1.17294410769939" calcext:value-type="float">
            <text:p>-1.1729441077</text:p>
          </table:table-cell>
          <table:table-cell office:value-type="float" office:value="-2.72965923587449" calcext:value-type="float">
            <text:p>-2.7296592359</text:p>
          </table:table-cell>
          <table:table-cell office:value-type="float" office:value="-1.15215548954511" calcext:value-type="float">
            <text:p>-1.1521554895</text:p>
          </table:table-cell>
          <table:table-cell office:value-type="float" office:value="-3.72944312920106" calcext:value-type="float">
            <text:p>-3.7294431292</text:p>
          </table:table-cell>
          <table:table-cell office:value-type="float" office:value="-1.18333841677653" calcext:value-type="float">
            <text:p>-1.1833384168</text:p>
          </table:table-cell>
          <table:table-cell office:value-type="float" office:value="-2.22976728921121" calcext:value-type="float">
            <text:p>-2.2297672892</text:p>
          </table:table-cell>
          <table:table-cell office:value-type="float" office:value="-1.60066607811848" calcext:value-type="float">
            <text:p>-1.6006660781</text:p>
          </table:table-cell>
          <table:table-cell office:value-type="float" office:value="-2.98860694492172" calcext:value-type="float">
            <text:p>-2.9886069449</text:p>
          </table:table-cell>
          <table:table-cell office:value-type="float" office:value="-1.61106038719562" calcext:value-type="float">
            <text:p>-1.6110603872</text:p>
          </table:table-cell>
          <table:table-cell office:value-type="float" office:value="-2.48871499825844" calcext:value-type="float">
            <text:p>-2.4887149983</text:p>
          </table:table-cell>
          <table:table-cell office:value-type="float" office:value="-1.59027176904134" calcext:value-type="float">
            <text:p>-1.590271769</text:p>
          </table:table-cell>
          <table:table-cell office:value-type="float" office:value="-3.48849889158501" calcext:value-type="float">
            <text:p>-3.4884988916</text:p>
          </table:table-cell>
          <table:table-cell office:value-type="float" office:value="-2.03878235761471" calcext:value-type="float">
            <text:p>-2.0387823576</text:p>
          </table:table-cell>
          <table:table-cell office:value-type="float" office:value="-2.74766270730567" calcext:value-type="float">
            <text:p>-2.7476627073</text:p>
          </table:table-cell>
          <table:table-cell office:value-type="float" office:value="-2.02838804853757" calcext:value-type="float">
            <text:p>-2.0283880485</text:p>
          </table:table-cell>
          <table:table-cell office:value-type="float" office:value="-3.24755465396896" calcext:value-type="float">
            <text:p>-3.247554654</text:p>
          </table:table-cell>
          <table:table-cell office:value-type="float" office:value="-2.04917666669185" calcext:value-type="float">
            <text:p>-2.0491766667</text:p>
          </table:table-cell>
          <table:table-cell office:value-type="float" office:value="-2.24777076064238" calcext:value-type="float">
            <text:p>-2.2477707606</text:p>
          </table:table-cell>
          <table:table-cell office:value-type="float" office:value="-2.01799373946043" calcext:value-type="float">
            <text:p>-2.0179937395</text:p>
          </table:table-cell>
          <table:table-cell office:value-type="float" office:value="-3.74744660063224" calcext:value-type="float">
            <text:p>-3.7474466006</text:p>
          </table:table-cell>
          <table:table-cell office:value-type="float" office:value="-2.4665043280338" calcext:value-type="float">
            <text:p>-2.466504328</text:p>
          </table:table-cell>
          <table:table-cell office:value-type="float" office:value="-3.0066104163529" calcext:value-type="float">
            <text:p>-3.0066104164</text:p>
          </table:table-cell>
          <table:table-cell office:value-type="float" office:value="-2.47689863711094" calcext:value-type="float">
            <text:p>-2.4768986371</text:p>
          </table:table-cell>
          <table:table-cell office:value-type="float" office:value="-2.50671846968962" calcext:value-type="float">
            <text:p>-2.5067184697</text:p>
          </table:table-cell>
          <table:table-cell office:value-type="float" office:value="-2.45611001895666" calcext:value-type="float">
            <text:p>-2.456110019</text:p>
          </table:table-cell>
          <table:table-cell office:value-type="float" office:value="-3.50650236301619" calcext:value-type="float">
            <text:p>-3.50650236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59]</text:p>
          </table:table-cell>
          <table:table-cell office:value-type="float" office:value="-3" calcext:value-type="float">
            <text:p>-3</text:p>
          </table:table-cell>
          <table:table-cell office:value-type="float" office:value="-0.21223343521337" calcext:value-type="float">
            <text:p>-0.2122334352</text:p>
          </table:table-cell>
          <table:table-cell office:value-type="float" office:value="-2.96059476102252" calcext:value-type="float">
            <text:p>-2.960594761</text:p>
          </table:table-cell>
          <table:table-cell office:value-type="float" office:value="-1.045354732946" calcext:value-type="float">
            <text:p>-1.0453547329</text:p>
          </table:table-cell>
          <table:table-cell office:value-type="float" office:value="-2.92011672058886" calcext:value-type="float">
            <text:p>-2.9201167206</text:p>
          </table:table-cell>
          <table:table-cell office:value-type="float" office:value="-2.81001655247539" calcext:value-type="float">
            <text:p>-2.8100165525</text:p>
          </table:table-cell>
          <table:table-cell office:value-type="float" office:value="-3.74387884501911" calcext:value-type="float">
            <text:p>-3.743878845</text:p>
          </table:table-cell>
          <table:table-cell office:value-type="float" office:value="-1.96221932054086" calcext:value-type="float">
            <text:p>-1.9622193205</text:p>
          </table:table-cell>
          <table:table-cell office:value-type="float" office:value="-3.64632939747422" calcext:value-type="float">
            <text:p>-3.6463293975</text:p>
          </table:table-cell>
          <table:table-cell office:value-type="float" office:value="-0.933133036361836" calcext:value-type="float">
            <text:p>-0.9331330364</text:p>
          </table:table-cell>
          <table:table-cell office:value-type="float" office:value="-2.30993101683006" calcext:value-type="float">
            <text:p>-2.3099310168</text:p>
          </table:table-cell>
          <table:table-cell office:value-type="float" office:value="-2.2709657504698" calcext:value-type="float">
            <text:p>-2.2709657505</text:p>
          </table:table-cell>
          <table:table-cell office:value-type="float" office:value="-3.04054359758168" calcext:value-type="float">
            <text:p>-3.0405435976</text:p>
          </table:table-cell>
          <table:table-cell office:value-type="float" office:value="-3.07482268970809" calcext:value-type="float">
            <text:p>-3.0748226897</text:p>
          </table:table-cell>
          <table:table-cell office:value-type="float" office:value="-2.87741652593573" calcext:value-type="float">
            <text:p>-2.8774165259</text:p>
          </table:table-cell>
          <table:table-cell office:value-type="float" office:value="-1.5848411534512" calcext:value-type="float">
            <text:p>-1.5848411535</text:p>
          </table:table-cell>
          <table:table-cell office:value-type="float" office:value="-3.34127774583624" calcext:value-type="float">
            <text:p>-3.3412777458</text:p>
          </table:table-cell>
          <table:table-cell office:value-type="float" office:value="-2.11881756294938" calcext:value-type="float">
            <text:p>-2.1188175629</text:p>
          </table:table-cell>
          <table:table-cell office:value-type="float" office:value="-2.64282091219959" calcext:value-type="float">
            <text:p>-2.6428209122</text:p>
          </table:table-cell>
          <table:table-cell office:value-type="float" office:value="-1.55644114391195" calcext:value-type="float">
            <text:p>-1.5564411439</text:p>
          </table:table-cell>
          <table:table-cell office:value-type="float" office:value="-2.34742270750463" calcext:value-type="float">
            <text:p>-2.3474227075</text:p>
          </table:table-cell>
          <table:table-cell office:value-type="float" office:value="-2.9234447292858" calcext:value-type="float">
            <text:p>-2.9234447293</text:p>
          </table:table-cell>
          <table:table-cell office:value-type="float" office:value="-3.29668903262984" calcext:value-type="float">
            <text:p>-3.2966890326</text:p>
          </table:table-cell>
          <table:table-cell office:value-type="float" office:value="-2.62831475565301" calcext:value-type="float">
            <text:p>-2.6283147557</text:p>
          </table:table-cell>
          <table:table-cell office:value-type="float" office:value="-2.70777310092508" calcext:value-type="float">
            <text:p>-2.7077731009</text:p>
          </table:table-cell>
          <table:table-cell office:value-type="float" office:value="-1.82459591645519" calcext:value-type="float">
            <text:p>-1.8245959165</text:p>
          </table:table-cell>
          <table:table-cell office:value-type="float" office:value="-3.02120507602841" calcext:value-type="float">
            <text:p>-3.021205076</text:p>
          </table:table-cell>
          <table:table-cell office:value-type="float" office:value="-3.24202982911037" calcext:value-type="float">
            <text:p>-3.2420298291</text:p>
          </table:table-cell>
          <table:table-cell office:value-type="float" office:value="-2.47600984579003" calcext:value-type="float">
            <text:p>-2.4760098458</text:p>
          </table:table-cell>
          <table:table-cell office:value-type="float" office:value="-2.46117009104908" calcext:value-type="float">
            <text:p>-2.461170091</text:p>
          </table:table-cell>
          <table:table-cell office:value-type="float" office:value="-3.43388254351801" calcext:value-type="float">
            <text:p>-3.4338825435</text:p>
          </table:table-cell>
          <table:table-cell office:value-type="float" office:value="-2.46189188634329" calcext:value-type="float">
            <text:p>-2.4618918863</text:p>
          </table:table-cell>
          <table:table-cell office:value-type="float" office:value="-2.3259845294127" calcext:value-type="float">
            <text:p>-2.3259845294</text:p>
          </table:table-cell>
          <table:table-cell office:value-type="float" office:value="-2.82964274287222" calcext:value-type="float">
            <text:p>-2.8296427429</text:p>
          </table:table-cell>
          <table:table-cell office:value-type="float" office:value="-1.8862491138804" calcext:value-type="float">
            <text:p>-1.8862491139</text:p>
          </table:table-cell>
          <table:table-cell office:value-type="float" office:value="-3.74085497178413" calcext:value-type="float">
            <text:p>-3.7408549718</text:p>
          </table:table-cell>
          <table:table-cell office:value-type="float" office:value="-2.34848025026134" calcext:value-type="float">
            <text:p>-2.3484802503</text:p>
          </table:table-cell>
          <table:table-cell office:value-type="float" office:value="-2.85747484548192" calcext:value-type="float">
            <text:p>-2.8574748455</text:p>
          </table:table-cell>
          <table:table-cell office:value-type="float" office:value="-2.3123608062306" calcext:value-type="float">
            <text:p>-2.3123608062</text:p>
          </table:table-cell>
          <table:table-cell office:value-type="float" office:value="-3.53003544140983" calcext:value-type="float">
            <text:p>-3.5300354414</text:p>
          </table:table-cell>
          <table:table-cell office:value-type="float" office:value="-1.81379348506322" calcext:value-type="float">
            <text:p>-1.8137934851</text:p>
          </table:table-cell>
          <table:table-cell office:value-type="float" office:value="10.546" calcext:value-type="float">
            <text:p>10.546</text:p>
          </table:table-cell>
          <table:table-cell office:value-type="float" office:value="2.05" calcext:value-type="float">
            <text:p>2.05</text:p>
          </table:table-cell>
          <table:table-cell office:value-type="float" office:value="0.451999999999981" calcext:value-type="float">
            <text:p>0.45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1999999999998" calcext:value-type="float">
            <text:p>1.32</text:p>
          </table:table-cell>
          <table:table-cell office:value-type="float" office:value="0.0790443514091281" calcext:value-type="float">
            <text:p>0.0790443514</text:p>
          </table:table-cell>
          <table:table-cell office:value-type="float" office:value="-2.95447817597566" calcext:value-type="float">
            <text:p>-2.954478176</text:p>
          </table:table-cell>
          <table:table-cell office:value-type="float" office:value="-0.359121540140366" calcext:value-type="float">
            <text:p>-0.3591215401</text:p>
          </table:table-cell>
          <table:table-cell office:value-type="float" office:value="-2.71362417147784" calcext:value-type="float">
            <text:p>-2.7136241715</text:p>
          </table:table-cell>
          <table:table-cell office:value-type="float" office:value="-0.348624280863944" calcext:value-type="float">
            <text:p>-0.3486242809</text:p>
          </table:table-cell>
          <table:table-cell office:value-type="float" office:value="-3.21351396688047" calcext:value-type="float">
            <text:p>-3.2135139669</text:p>
          </table:table-cell>
          <table:table-cell office:value-type="float" office:value="-0.786790172413439" calcext:value-type="float">
            <text:p>-0.7867901724</text:p>
          </table:table-cell>
          <table:table-cell office:value-type="float" office:value="-2.97265996238265" calcext:value-type="float">
            <text:p>-2.9726599624</text:p>
          </table:table-cell>
          <table:table-cell office:value-type="float" office:value="-0.79728743168986" calcext:value-type="float">
            <text:p>-0.7972874317</text:p>
          </table:table-cell>
          <table:table-cell office:value-type="float" office:value="-2.47277016698002" calcext:value-type="float">
            <text:p>-2.472770167</text:p>
          </table:table-cell>
          <table:table-cell office:value-type="float" office:value="-0.776292913137017" calcext:value-type="float">
            <text:p>-0.7762929131</text:p>
          </table:table-cell>
          <table:table-cell office:value-type="float" office:value="-3.47254975778528" calcext:value-type="float">
            <text:p>-3.4725497578</text:p>
          </table:table-cell>
          <table:table-cell office:value-type="float" office:value="-1.21445880468651" calcext:value-type="float">
            <text:p>-1.2144588047</text:p>
          </table:table-cell>
          <table:table-cell office:value-type="float" office:value="-3.23169575328746" calcext:value-type="float">
            <text:p>-3.2316957533</text:p>
          </table:table-cell>
          <table:table-cell office:value-type="float" office:value="-1.22495606396293" calcext:value-type="float">
            <text:p>-1.224956064</text:p>
          </table:table-cell>
          <table:table-cell office:value-type="float" office:value="-2.73180595788483" calcext:value-type="float">
            <text:p>-2.7318059579</text:p>
          </table:table-cell>
          <table:table-cell office:value-type="float" office:value="-1.20396154541009" calcext:value-type="float">
            <text:p>-1.2039615454</text:p>
          </table:table-cell>
          <table:table-cell office:value-type="float" office:value="-3.73158554869009" calcext:value-type="float">
            <text:p>-3.7315855487</text:p>
          </table:table-cell>
          <table:table-cell office:value-type="float" office:value="-1.23545332323935" calcext:value-type="float">
            <text:p>-1.2354533232</text:p>
          </table:table-cell>
          <table:table-cell office:value-type="float" office:value="-2.2319161624822" calcext:value-type="float">
            <text:p>-2.2319161625</text:p>
          </table:table-cell>
          <table:table-cell office:value-type="float" office:value="-1.65262469623601" calcext:value-type="float">
            <text:p>-1.6526246962</text:p>
          </table:table-cell>
          <table:table-cell office:value-type="float" office:value="-2.99084174878963" calcext:value-type="float">
            <text:p>-2.9908417488</text:p>
          </table:table-cell>
          <table:table-cell office:value-type="float" office:value="-1.66312195551243" calcext:value-type="float">
            <text:p>-1.6631219555</text:p>
          </table:table-cell>
          <table:table-cell office:value-type="float" office:value="-2.490951953387" calcext:value-type="float">
            <text:p>-2.4909519534</text:p>
          </table:table-cell>
          <table:table-cell office:value-type="float" office:value="-1.64212743695958" calcext:value-type="float">
            <text:p>-1.642127437</text:p>
          </table:table-cell>
          <table:table-cell office:value-type="float" office:value="-3.49073154419226" calcext:value-type="float">
            <text:p>-3.4907315442</text:p>
          </table:table-cell>
          <table:table-cell office:value-type="float" office:value="-2.0907905877855" calcext:value-type="float">
            <text:p>-2.0907905878</text:p>
          </table:table-cell>
          <table:table-cell office:value-type="float" office:value="-2.74998774429181" calcext:value-type="float">
            <text:p>-2.7499877443</text:p>
          </table:table-cell>
          <table:table-cell office:value-type="float" office:value="-2.08029332850908" calcext:value-type="float">
            <text:p>-2.0802933285</text:p>
          </table:table-cell>
          <table:table-cell office:value-type="float" office:value="-3.24987753969444" calcext:value-type="float">
            <text:p>-3.2498775397</text:p>
          </table:table-cell>
          <table:table-cell office:value-type="float" office:value="-2.10128784706192" calcext:value-type="float">
            <text:p>-2.1012878471</text:p>
          </table:table-cell>
          <table:table-cell office:value-type="float" office:value="-2.25009794888918" calcext:value-type="float">
            <text:p>-2.2500979489</text:p>
          </table:table-cell>
          <table:table-cell office:value-type="float" office:value="-2.06979606923266" calcext:value-type="float">
            <text:p>-2.0697960692</text:p>
          </table:table-cell>
          <table:table-cell office:value-type="float" office:value="-3.74976733509707" calcext:value-type="float">
            <text:p>-3.7497673351</text:p>
          </table:table-cell>
          <table:table-cell office:value-type="float" office:value="-2.51845922005857" calcext:value-type="float">
            <text:p>-2.5184592201</text:p>
          </table:table-cell>
          <table:table-cell office:value-type="float" office:value="-3.00902353519662" calcext:value-type="float">
            <text:p>-3.0090235352</text:p>
          </table:table-cell>
          <table:table-cell office:value-type="float" office:value="-2.52895647933499" calcext:value-type="float">
            <text:p>-2.5289564793</text:p>
          </table:table-cell>
          <table:table-cell office:value-type="float" office:value="-2.50913373979399" calcext:value-type="float">
            <text:p>-2.5091337398</text:p>
          </table:table-cell>
          <table:table-cell office:value-type="float" office:value="-2.50796196078215" calcext:value-type="float">
            <text:p>-2.5079619608</text:p>
          </table:table-cell>
          <table:table-cell office:value-type="float" office:value="-3.50891333059925" calcext:value-type="float">
            <text:p>-3.508913330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0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59]</text:p>
          </table:table-cell>
          <table:table-cell office:value-type="float" office:value="-4" calcext:value-type="float">
            <text:p>-4</text:p>
          </table:table-cell>
          <table:table-cell office:value-type="float" office:value="-0.252193397389846" calcext:value-type="float">
            <text:p>-0.2521933974</text:p>
          </table:table-cell>
          <table:table-cell office:value-type="float" office:value="-2.96238401306028" calcext:value-type="float">
            <text:p>-2.9623840131</text:p>
          </table:table-cell>
          <table:table-cell office:value-type="float" office:value="-1.08512700270714" calcext:value-type="float">
            <text:p>-1.0851270027</text:p>
          </table:table-cell>
          <table:table-cell office:value-type="float" office:value="-2.92437894513091" calcext:value-type="float">
            <text:p>-2.9243789451</text:p>
          </table:table-cell>
          <table:table-cell office:value-type="float" office:value="-2.84803911335476" calcext:value-type="float">
            <text:p>-2.8480391134</text:p>
          </table:table-cell>
          <table:table-cell office:value-type="float" office:value="-3.7314576991712" calcext:value-type="float">
            <text:p>-3.7314576992</text:p>
          </table:table-cell>
          <table:table-cell office:value-type="float" office:value="-2.00219650055451" calcext:value-type="float">
            <text:p>-2.0021965006</text:p>
          </table:table-cell>
          <table:table-cell office:value-type="float" office:value="-3.64497844293894" calcext:value-type="float">
            <text:p>-3.6449784429</text:p>
          </table:table-cell>
          <table:table-cell office:value-type="float" office:value="-0.973124533284627" calcext:value-type="float">
            <text:p>-0.9731245333</text:p>
          </table:table-cell>
          <table:table-cell office:value-type="float" office:value="-2.30910629028485" calcext:value-type="float">
            <text:p>-2.3091062903</text:p>
          </table:table-cell>
          <table:table-cell office:value-type="float" office:value="-2.30998783738771" calcext:value-type="float">
            <text:p>-2.3099878374</text:p>
          </table:table-cell>
          <table:table-cell office:value-type="float" office:value="-3.03175287903474" calcext:value-type="float">
            <text:p>-3.031752879</text:p>
          </table:table-cell>
          <table:table-cell office:value-type="float" office:value="-3.11255170554507" calcext:value-type="float">
            <text:p>-3.1125517055</text:p>
          </table:table-cell>
          <table:table-cell office:value-type="float" office:value="-2.86413039166073" calcext:value-type="float">
            <text:p>-2.8641303917</text:p>
          </table:table-cell>
          <table:table-cell office:value-type="float" office:value="-1.62484067455959" calcext:value-type="float">
            <text:p>-1.6248406746</text:p>
          </table:table-cell>
          <table:table-cell office:value-type="float" office:value="-3.34108201362348" calcext:value-type="float">
            <text:p>-3.3410820136</text:p>
          </table:table-cell>
          <table:table-cell office:value-type="float" office:value="-2.15650004915678" calcext:value-type="float">
            <text:p>-2.1565000492</text:p>
          </table:table-cell>
          <table:table-cell office:value-type="float" office:value="-2.62940337765597" calcext:value-type="float">
            <text:p>-2.6294033777</text:p>
          </table:table-cell>
          <table:table-cell office:value-type="float" office:value="-1.59278784052682" calcext:value-type="float">
            <text:p>-1.5927878405</text:p>
          </table:table-cell>
          <table:table-cell office:value-type="float" office:value="-2.36412353518433" calcext:value-type="float">
            <text:p>-2.3641235352</text:p>
          </table:table-cell>
          <table:table-cell office:value-type="float" office:value="-2.96158200260699" calcext:value-type="float">
            <text:p>-2.9615820026</text:p>
          </table:table-cell>
          <table:table-cell office:value-type="float" office:value="-3.28462468914895" calcext:value-type="float">
            <text:p>-3.2846246891</text:p>
          </table:table-cell>
          <table:table-cell office:value-type="float" office:value="-2.66522403241114" calcext:value-type="float">
            <text:p>-2.6652240324</text:p>
          </table:table-cell>
          <table:table-cell office:value-type="float" office:value="-2.69235540689544" calcext:value-type="float">
            <text:p>-2.6923554069</text:p>
          </table:table-cell>
          <table:table-cell office:value-type="float" office:value="-1.86167531007437" calcext:value-type="float">
            <text:p>-1.8616753101</text:p>
          </table:table-cell>
          <table:table-cell office:value-type="float" office:value="-3.0062011242545" calcext:value-type="float">
            <text:p>-3.0062011243</text:p>
          </table:table-cell>
          <table:table-cell office:value-type="float" office:value="-3.28182732983637" calcext:value-type="float">
            <text:p>-3.2818273298</text:p>
          </table:table-cell>
          <table:table-cell office:value-type="float" office:value="-2.47199002788818" calcext:value-type="float">
            <text:p>-2.4719900279</text:p>
          </table:table-cell>
          <table:table-cell office:value-type="float" office:value="-2.49776877612945" calcext:value-type="float">
            <text:p>-2.4977687761</text:p>
          </table:table-cell>
          <table:table-cell office:value-type="float" office:value="-3.41774140816799" calcext:value-type="float">
            <text:p>-3.4177414082</text:p>
          </table:table-cell>
          <table:table-cell office:value-type="float" office:value="-2.49809089418104" calcext:value-type="float">
            <text:p>-2.4980908942</text:p>
          </table:table-cell>
          <table:table-cell office:value-type="float" office:value="-2.30896595627738" calcext:value-type="float">
            <text:p>-2.3089659563</text:p>
          </table:table-cell>
          <table:table-cell office:value-type="float" office:value="-2.85481434965508" calcext:value-type="float">
            <text:p>-2.8548143497</text:p>
          </table:table-cell>
          <table:table-cell office:value-type="float" office:value="-1.85516229654621" calcext:value-type="float">
            <text:p>-1.8551622965</text:p>
          </table:table-cell>
          <table:table-cell office:value-type="float" office:value="-3.7660315067744" calcext:value-type="float">
            <text:p>-3.7660315068</text:p>
          </table:table-cell>
          <table:table-cell office:value-type="float" office:value="-2.31739742404035" calcext:value-type="float">
            <text:p>-2.317397424</text:p>
          </table:table-cell>
          <table:table-cell office:value-type="float" office:value="-2.89476625419549" calcext:value-type="float">
            <text:p>-2.8947662542</text:p>
          </table:table-cell>
          <table:table-cell office:value-type="float" office:value="-2.29789184510144" calcext:value-type="float">
            <text:p>-2.2978918451</text:p>
          </table:table-cell>
          <table:table-cell office:value-type="float" office:value="-3.55556910311233" calcext:value-type="float">
            <text:p>-3.5555691031</text:p>
          </table:table-cell>
          <table:table-cell office:value-type="float" office:value="-1.78300335482539" calcext:value-type="float">
            <text:p>-1.7830033548</text:p>
          </table:table-cell>
          <table:table-cell office:value-type="float" office:value="10.518" calcext:value-type="float">
            <text:p>10.518</text:p>
          </table:table-cell>
          <table:table-cell office:value-type="float" office:value="2.05" calcext:value-type="float">
            <text:p>2.05</text:p>
          </table:table-cell>
          <table:table-cell office:value-type="float" office:value="0.465999999999981" calcext:value-type="float">
            <text:p>0.46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1.30999999999998" calcext:value-type="float">
            <text:p>1.31</text:p>
          </table:table-cell>
          <table:table-cell office:value-type="float" office:value="0.0270782811060914" calcext:value-type="float">
            <text:p>0.0270782811</text:p>
          </table:table-cell>
          <table:table-cell office:value-type="float" office:value="-2.95635634989195" calcext:value-type="float">
            <text:p>-2.9563563499</text:p>
          </table:table-cell>
          <table:table-cell office:value-type="float" office:value="-0.411228218179754" calcext:value-type="float">
            <text:p>-0.4112282182</text:p>
          </table:table-cell>
          <table:table-cell office:value-type="float" office:value="-2.71575831855382" calcext:value-type="float">
            <text:p>-2.7157583186</text:p>
          </table:table-cell>
          <table:table-cell office:value-type="float" office:value="-0.400438975776183" calcext:value-type="float">
            <text:p>-0.4004389758</text:p>
          </table:table-cell>
          <table:table-cell office:value-type="float" office:value="-3.21564189724825" calcext:value-type="float">
            <text:p>-3.2156418972</text:p>
          </table:table-cell>
          <table:table-cell office:value-type="float" office:value="-0.838745475062028" calcext:value-type="float">
            <text:p>-0.8387454751</text:p>
          </table:table-cell>
          <table:table-cell office:value-type="float" office:value="-2.97504386591012" calcext:value-type="float">
            <text:p>-2.9750438659</text:p>
          </table:table-cell>
          <table:table-cell office:value-type="float" office:value="-0.849534717465599" calcext:value-type="float">
            <text:p>-0.8495347175</text:p>
          </table:table-cell>
          <table:table-cell office:value-type="float" office:value="-2.47516028721568" calcext:value-type="float">
            <text:p>-2.4751602872</text:p>
          </table:table-cell>
          <table:table-cell office:value-type="float" office:value="-0.827956232658457" calcext:value-type="float">
            <text:p>-0.8279562327</text:p>
          </table:table-cell>
          <table:table-cell office:value-type="float" office:value="-3.47492744460455" calcext:value-type="float">
            <text:p>-3.4749274446</text:p>
          </table:table-cell>
          <table:table-cell office:value-type="float" office:value="-1.2662627319443" calcext:value-type="float">
            <text:p>-1.2662627319</text:p>
          </table:table-cell>
          <table:table-cell office:value-type="float" office:value="-3.23432941326641" calcext:value-type="float">
            <text:p>-3.2343294133</text:p>
          </table:table-cell>
          <table:table-cell office:value-type="float" office:value="-1.27705197434787" calcext:value-type="float">
            <text:p>-1.2770519743</text:p>
          </table:table-cell>
          <table:table-cell office:value-type="float" office:value="-2.73444583457198" calcext:value-type="float">
            <text:p>-2.7344458346</text:p>
          </table:table-cell>
          <table:table-cell office:value-type="float" office:value="-1.25547348954073" calcext:value-type="float">
            <text:p>-1.2554734895</text:p>
          </table:table-cell>
          <table:table-cell office:value-type="float" office:value="-3.73421299196085" calcext:value-type="float">
            <text:p>-3.734212992</text:p>
          </table:table-cell>
          <table:table-cell office:value-type="float" office:value="-1.28784121675144" calcext:value-type="float">
            <text:p>-1.2878412168</text:p>
          </table:table-cell>
          <table:table-cell office:value-type="float" office:value="-2.23456225587754" calcext:value-type="float">
            <text:p>-2.2345622559</text:p>
          </table:table-cell>
          <table:table-cell office:value-type="float" office:value="-1.70456923123015" calcext:value-type="float">
            <text:p>-1.7045692312</text:p>
          </table:table-cell>
          <table:table-cell office:value-type="float" office:value="-2.99373138192828" calcext:value-type="float">
            <text:p>-2.9937313819</text:p>
          </table:table-cell>
          <table:table-cell office:value-type="float" office:value="-1.71535847363372" calcext:value-type="float">
            <text:p>-1.7153584736</text:p>
          </table:table-cell>
          <table:table-cell office:value-type="float" office:value="-2.49384780323384" calcext:value-type="float">
            <text:p>-2.4938478032</text:p>
          </table:table-cell>
          <table:table-cell office:value-type="float" office:value="-1.69377998882658" calcext:value-type="float">
            <text:p>-1.6937799888</text:p>
          </table:table-cell>
          <table:table-cell office:value-type="float" office:value="-3.49361496062271" calcext:value-type="float">
            <text:p>-3.4936149606</text:p>
          </table:table-cell>
          <table:table-cell office:value-type="float" office:value="-2.14287573051599" calcext:value-type="float">
            <text:p>-2.1428757305</text:p>
          </table:table-cell>
          <table:table-cell office:value-type="float" office:value="-2.75313335059014" calcext:value-type="float">
            <text:p>-2.7531333506</text:p>
          </table:table-cell>
          <table:table-cell office:value-type="float" office:value="-2.13208648811242" calcext:value-type="float">
            <text:p>-2.1320864881</text:p>
          </table:table-cell>
          <table:table-cell office:value-type="float" office:value="-3.25301692928458" calcext:value-type="float">
            <text:p>-3.2530169293</text:p>
          </table:table-cell>
          <table:table-cell office:value-type="float" office:value="-2.15366497291956" calcext:value-type="float">
            <text:p>-2.1536649729</text:p>
          </table:table-cell>
          <table:table-cell office:value-type="float" office:value="-2.2532497718957" calcext:value-type="float">
            <text:p>-2.2532497719</text:p>
          </table:table-cell>
          <table:table-cell office:value-type="float" office:value="-2.12129724570885" calcext:value-type="float">
            <text:p>-2.1212972457</text:p>
          </table:table-cell>
          <table:table-cell office:value-type="float" office:value="-3.75290050797901" calcext:value-type="float">
            <text:p>-3.752900508</text:p>
          </table:table-cell>
          <table:table-cell office:value-type="float" office:value="-2.57039298739827" calcext:value-type="float">
            <text:p>-2.5703929874</text:p>
          </table:table-cell>
          <table:table-cell office:value-type="float" office:value="-3.01241889794644" calcext:value-type="float">
            <text:p>-3.0124188979</text:p>
          </table:table-cell>
          <table:table-cell office:value-type="float" office:value="-2.58118222980184" calcext:value-type="float">
            <text:p>-2.5811822298</text:p>
          </table:table-cell>
          <table:table-cell office:value-type="float" office:value="-2.512535319252" calcext:value-type="float">
            <text:p>-2.5125353193</text:p>
          </table:table-cell>
          <table:table-cell office:value-type="float" office:value="-2.5596037449947" calcext:value-type="float">
            <text:p>-2.559603745</text:p>
          </table:table-cell>
          <table:table-cell office:value-type="float" office:value="-3.51230247664088" calcext:value-type="float">
            <text:p>-3.512302476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4]</text:p>
          </table:table-cell>
          <table:table-cell office:value-type="float" office:value="-1" calcext:value-type="float">
            <text:p>-1</text:p>
          </table:table-cell>
          <table:table-cell office:value-type="float" office:value="0.642434524009277" calcext:value-type="float">
            <text:p>0.642434524</text:p>
          </table:table-cell>
          <table:table-cell office:value-type="float" office:value="-2.82630931787416" calcext:value-type="float">
            <text:p>-2.8263093179</text:p>
          </table:table-cell>
          <table:table-cell office:value-type="float" office:value="-0.313364571781975" calcext:value-type="float">
            <text:p>-0.3133645718</text:p>
          </table:table-cell>
          <table:table-cell office:value-type="float" office:value="-2.7465923402934" calcext:value-type="float">
            <text:p>-2.7465923403</text:p>
          </table:table-cell>
          <table:table-cell office:value-type="float" office:value="-1.66107038090119" calcext:value-type="float">
            <text:p>-1.6610703809</text:p>
          </table:table-cell>
          <table:table-cell office:value-type="float" office:value="-3.37511777004622" calcext:value-type="float">
            <text:p>-3.37511777</text:p>
          </table:table-cell>
          <table:table-cell office:value-type="float" office:value="-1.16143017116405" calcext:value-type="float">
            <text:p>-1.1614301712</text:p>
          </table:table-cell>
          <table:table-cell office:value-type="float" office:value="-3.59798234465228" calcext:value-type="float">
            <text:p>-3.5979823447</text:p>
          </table:table-cell>
          <table:table-cell office:value-type="float" office:value="-0.214190904523871" calcext:value-type="float">
            <text:p>-0.2141909045</text:p>
          </table:table-cell>
          <table:table-cell office:value-type="float" office:value="-2.13159412434814" calcext:value-type="float">
            <text:p>-2.1315941243</text:p>
          </table:table-cell>
          <table:table-cell office:value-type="float" office:value="-1.17202139073017" calcext:value-type="float">
            <text:p>-1.1720213907</text:p>
          </table:table-cell>
          <table:table-cell office:value-type="float" office:value="-2.64813111959725" calcext:value-type="float">
            <text:p>-2.6481311196</text:p>
          </table:table-cell>
          <table:table-cell office:value-type="float" office:value="-2.13424343894206" calcext:value-type="float">
            <text:p>-2.1342434389</text:p>
          </table:table-cell>
          <table:table-cell office:value-type="float" office:value="-2.78355124399524" calcext:value-type="float">
            <text:p>-2.783551244</text:p>
          </table:table-cell>
          <table:table-cell office:value-type="float" office:value="-0.734083590769877" calcext:value-type="float">
            <text:p>-0.7340835908</text:p>
          </table:table-cell>
          <table:table-cell office:value-type="float" office:value="-2.93679583022414" calcext:value-type="float">
            <text:p>-2.9367958302</text:p>
          </table:table-cell>
          <table:table-cell office:value-type="float" office:value="-0.624426015575344" calcext:value-type="float">
            <text:p>-0.6244260156</text:p>
          </table:table-cell>
          <table:table-cell office:value-type="float" office:value="0.496402881390156" calcext:value-type="float">
            <text:p>0.4964028814</text:p>
          </table:table-cell>
          <table:table-cell office:value-type="float" office:value="-1.00537003112349" calcext:value-type="float">
            <text:p>-1.0053700311</text:p>
          </table:table-cell>
          <table:table-cell office:value-type="float" office:value="0.585212633455315" calcext:value-type="float">
            <text:p>0.5852126335</text:p>
          </table:table-cell>
          <table:table-cell office:value-type="float" office:value="-1.20329449854599" calcext:value-type="float">
            <text:p>-1.2032944985</text:p>
          </table:table-cell>
          <table:table-cell office:value-type="float" office:value="-3.10315947760145" calcext:value-type="float">
            <text:p>-3.1031594776</text:p>
          </table:table-cell>
          <table:table-cell office:value-type="float" office:value="-0.883074628726423" calcext:value-type="float">
            <text:p>-0.8830746287</text:p>
          </table:table-cell>
          <table:table-cell office:value-type="float" office:value="-2.09088467328582" calcext:value-type="float">
            <text:p>-2.0908846733</text:p>
          </table:table-cell>
          <table:table-cell office:value-type="float" office:value="-1.61222078932587" calcext:value-type="float">
            <text:p>-1.6122207893</text:p>
          </table:table-cell>
          <table:table-cell office:value-type="float" office:value="-2.36919627008251" calcext:value-type="float">
            <text:p>-2.3691962701</text:p>
          </table:table-cell>
          <table:table-cell office:value-type="float" office:value="-2.16497151346862" calcext:value-type="float">
            <text:p>-2.1649715135</text:p>
          </table:table-cell>
          <table:table-cell office:value-type="float" office:value="-3.26988173903162" calcext:value-type="float">
            <text:p>-3.269881739</text:p>
          </table:table-cell>
          <table:table-cell office:value-type="float" office:value="-3.07042288157001" calcext:value-type="float">
            <text:p>-3.0704228816</text:p>
          </table:table-cell>
          <table:table-cell office:value-type="float" office:value="-3.02117686954717" calcext:value-type="float">
            <text:p>-3.0211768695</text:p>
          </table:table-cell>
          <table:table-cell office:value-type="float" office:value="-1.65555406908219" calcext:value-type="float">
            <text:p>-1.6555540691</text:p>
          </table:table-cell>
          <table:table-cell office:value-type="float" office:value="-2.82013528469011" calcext:value-type="float">
            <text:p>-2.8201352847</text:p>
          </table:table-cell>
          <table:table-cell office:value-type="float" office:value="-2.66731424300011" calcext:value-type="float">
            <text:p>-2.667314243</text:p>
          </table:table-cell>
          <table:table-cell office:value-type="float" office:value="-2.73710078274051" calcext:value-type="float">
            <text:p>-2.7371007827</text:p>
          </table:table-cell>
          <table:table-cell office:value-type="float" office:value="-3.07714771992676" calcext:value-type="float">
            <text:p>-3.0771477199</text:p>
          </table:table-cell>
          <table:table-cell office:value-type="float" office:value="-2.5507406797099" calcext:value-type="float">
            <text:p>-2.5507406797</text:p>
          </table:table-cell>
          <table:table-cell office:value-type="float" office:value="-2.33792674627901" calcext:value-type="float">
            <text:p>-2.3379267463</text:p>
          </table:table-cell>
          <table:table-cell office:value-type="float" office:value="-2.37709857081565" calcext:value-type="float">
            <text:p>-2.3770985708</text:p>
          </table:table-cell>
          <table:table-cell office:value-type="float" office:value="-2.72449485831952" calcext:value-type="float">
            <text:p>-2.7244948583</text:p>
          </table:table-cell>
          <table:table-cell office:value-type="float" office:value="-2.23838087917983" calcext:value-type="float">
            <text:p>-2.2383808792</text:p>
          </table:table-cell>
          <table:table-cell office:value-type="float" office:value="9.34199999999997" calcext:value-type="float">
            <text:p>9.342</text:p>
          </table:table-cell>
          <table:table-cell office:value-type="float" office:value="2.05" calcext:value-type="float">
            <text:p>2.05</text:p>
          </table:table-cell>
          <table:table-cell office:value-type="float" office:value="1.05399999999998" calcext:value-type="float">
            <text:p>1.05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89999999999976" calcext:value-type="float">
            <text:p>0.89</text:p>
          </table:table-cell>
          <table:table-cell office:value-type="float" office:value="0.848309633489023" calcext:value-type="float">
            <text:p>0.8483096335</text:p>
          </table:table-cell>
          <table:table-cell office:value-type="float" office:value="-2.82323485178811" calcext:value-type="float">
            <text:p>-2.8232348518</text:p>
          </table:table-cell>
          <table:table-cell office:value-type="float" office:value="0.411612212058524" calcext:value-type="float">
            <text:p>0.4116122121</text:p>
          </table:table-cell>
          <table:table-cell office:value-type="float" office:value="-2.57972846149012" calcext:value-type="float">
            <text:p>-2.5797284615</text:p>
          </table:table-cell>
          <table:table-cell office:value-type="float" office:value="0.419078202791873" calcext:value-type="float">
            <text:p>0.4190782028</text:p>
          </table:table-cell>
          <table:table-cell office:value-type="float" office:value="-3.07967271736509" calcext:value-type="float">
            <text:p>-3.0796727174</text:p>
          </table:table-cell>
          <table:table-cell office:value-type="float" office:value="-0.0176192186386261" calcext:value-type="float">
            <text:p>-0.0176192186</text:p>
          </table:table-cell>
          <table:table-cell office:value-type="float" office:value="-2.8361663270671" calcext:value-type="float">
            <text:p>-2.8361663271</text:p>
          </table:table-cell>
          <table:table-cell office:value-type="float" office:value="-0.0250852093719744" calcext:value-type="float">
            <text:p>-0.0250852094</text:p>
          </table:table-cell>
          <table:table-cell office:value-type="float" office:value="-2.33622207119214" calcext:value-type="float">
            <text:p>-2.3362220712</text:p>
          </table:table-cell>
          <table:table-cell office:value-type="float" office:value="-0.0101532279052778" calcext:value-type="float">
            <text:p>-0.0101532279</text:p>
          </table:table-cell>
          <table:table-cell office:value-type="float" office:value="-3.33611058294207" calcext:value-type="float">
            <text:p>-3.3361105829</text:p>
          </table:table-cell>
          <table:table-cell office:value-type="float" office:value="-0.446850649335777" calcext:value-type="float">
            <text:p>-0.4468506493</text:p>
          </table:table-cell>
          <table:table-cell office:value-type="float" office:value="-3.09260419264408" calcext:value-type="float">
            <text:p>-3.0926041926</text:p>
          </table:table-cell>
          <table:table-cell office:value-type="float" office:value="-0.454316640069125" calcext:value-type="float">
            <text:p>-0.4543166401</text:p>
          </table:table-cell>
          <table:table-cell office:value-type="float" office:value="-2.59265993676912" calcext:value-type="float">
            <text:p>-2.5926599368</text:p>
          </table:table-cell>
          <table:table-cell office:value-type="float" office:value="-0.439384658602428" calcext:value-type="float">
            <text:p>-0.4393846586</text:p>
          </table:table-cell>
          <table:table-cell office:value-type="float" office:value="-3.59254844851905" calcext:value-type="float">
            <text:p>-3.5925484485</text:p>
          </table:table-cell>
          <table:table-cell office:value-type="float" office:value="-0.461782630802473" calcext:value-type="float">
            <text:p>-0.4617826308</text:p>
          </table:table-cell>
          <table:table-cell office:value-type="float" office:value="-2.09271568089416" calcext:value-type="float">
            <text:p>-2.0927156809</text:p>
          </table:table-cell>
          <table:table-cell office:value-type="float" office:value="-0.883548070766275" calcext:value-type="float">
            <text:p>-0.8835480708</text:p>
          </table:table-cell>
          <table:table-cell office:value-type="float" office:value="-2.8490978023461" calcext:value-type="float">
            <text:p>-2.8490978023</text:p>
          </table:table-cell>
          <table:table-cell office:value-type="float" office:value="-0.891014061499624" calcext:value-type="float">
            <text:p>-0.8910140615</text:p>
          </table:table-cell>
          <table:table-cell office:value-type="float" office:value="-2.34915354647114" calcext:value-type="float">
            <text:p>-2.3491535465</text:p>
          </table:table-cell>
          <table:table-cell office:value-type="float" office:value="-0.876082080032927" calcext:value-type="float">
            <text:p>-0.87608208</text:p>
          </table:table-cell>
          <table:table-cell office:value-type="float" office:value="-3.34904205822106" calcext:value-type="float">
            <text:p>-3.3490420582</text:p>
          </table:table-cell>
          <table:table-cell office:value-type="float" office:value="-1.32024549219677" calcext:value-type="float">
            <text:p>-1.3202454922</text:p>
          </table:table-cell>
          <table:table-cell office:value-type="float" office:value="-2.60559141204812" calcext:value-type="float">
            <text:p>-2.605591412</text:p>
          </table:table-cell>
          <table:table-cell office:value-type="float" office:value="-1.31277950146343" calcext:value-type="float">
            <text:p>-1.3127795015</text:p>
          </table:table-cell>
          <table:table-cell office:value-type="float" office:value="-3.10553566792308" calcext:value-type="float">
            <text:p>-3.1055356679</text:p>
          </table:table-cell>
          <table:table-cell office:value-type="float" office:value="-1.32771148293012" calcext:value-type="float">
            <text:p>-1.3277114829</text:p>
          </table:table-cell>
          <table:table-cell office:value-type="float" office:value="-2.10564715617316" calcext:value-type="float">
            <text:p>-2.1056471562</text:p>
          </table:table-cell>
          <table:table-cell office:value-type="float" office:value="-1.30531351073008" calcext:value-type="float">
            <text:p>-1.3053135107</text:p>
          </table:table-cell>
          <table:table-cell office:value-type="float" office:value="-3.60547992379804" calcext:value-type="float">
            <text:p>-3.6054799238</text:p>
          </table:table-cell>
          <table:table-cell office:value-type="float" office:value="-1.74947692289392" calcext:value-type="float">
            <text:p>-1.7494769229</text:p>
          </table:table-cell>
          <table:table-cell office:value-type="float" office:value="-2.8620292776251" calcext:value-type="float">
            <text:p>-2.8620292776</text:p>
          </table:table-cell>
          <table:table-cell office:value-type="float" office:value="-1.75694291362727" calcext:value-type="float">
            <text:p>-1.7569429136</text:p>
          </table:table-cell>
          <table:table-cell office:value-type="float" office:value="-2.36208502175014" calcext:value-type="float">
            <text:p>-2.3620850218</text:p>
          </table:table-cell>
          <table:table-cell office:value-type="float" office:value="-1.74201093216058" calcext:value-type="float">
            <text:p>-1.7420109322</text:p>
          </table:table-cell>
          <table:table-cell office:value-type="float" office:value="-3.36197353350006" calcext:value-type="float">
            <text:p>-3.361973533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4]</text:p>
          </table:table-cell>
          <table:table-cell office:value-type="float" office:value="-2" calcext:value-type="float">
            <text:p>-2</text:p>
          </table:table-cell>
          <table:table-cell office:value-type="float" office:value="0.602448806348705" calcext:value-type="float">
            <text:p>0.6024488063</text:p>
          </table:table-cell>
          <table:table-cell office:value-type="float" office:value="-2.82737814113784" calcext:value-type="float">
            <text:p>-2.8273781411</text:p>
          </table:table-cell>
          <table:table-cell office:value-type="float" office:value="-0.351722873433579" calcext:value-type="float">
            <text:p>-0.3517228734</text:p>
          </table:table-cell>
          <table:table-cell office:value-type="float" office:value="-2.75793432840857" calcext:value-type="float">
            <text:p>-2.7579343284</text:p>
          </table:table-cell>
          <table:table-cell office:value-type="float" office:value="-1.70106000085761" calcext:value-type="float">
            <text:p>-1.7010600009</text:p>
          </table:table-cell>
          <table:table-cell office:value-type="float" office:value="-3.37602897569864" calcext:value-type="float">
            <text:p>-3.3760289757</text:p>
          </table:table-cell>
          <table:table-cell office:value-type="float" office:value="-1.201414398383" calcext:value-type="float">
            <text:p>-1.2014143984</text:p>
          </table:table-cell>
          <table:table-cell office:value-type="float" office:value="-3.59685914667176" calcext:value-type="float">
            <text:p>-3.5968591467</text:p>
          </table:table-cell>
          <table:table-cell office:value-type="float" office:value="-0.253105521763193" calcext:value-type="float">
            <text:p>-0.2531055218</text:p>
          </table:table-cell>
          <table:table-cell office:value-type="float" office:value="-2.14084899145237" calcext:value-type="float">
            <text:p>-2.1408489915</text:p>
          </table:table-cell>
          <table:table-cell office:value-type="float" office:value="-1.21180633731099" calcext:value-type="float">
            <text:p>-1.2118063373</text:p>
          </table:table-cell>
          <table:table-cell office:value-type="float" office:value="-2.65227334430882" calcext:value-type="float">
            <text:p>-2.6522733443</text:p>
          </table:table-cell>
          <table:table-cell office:value-type="float" office:value="-2.17061223543393" calcext:value-type="float">
            <text:p>-2.1706122354</text:p>
          </table:table-cell>
          <table:table-cell office:value-type="float" office:value="-2.76689859730669" calcext:value-type="float">
            <text:p>-2.7668985973</text:p>
          </table:table-cell>
          <table:table-cell office:value-type="float" office:value="-0.77398236239039" calcext:value-type="float">
            <text:p>-0.7739823624</text:p>
          </table:table-cell>
          <table:table-cell office:value-type="float" office:value="-2.93395188522219" calcext:value-type="float">
            <text:p>-2.9339518852</text:p>
          </table:table-cell>
          <table:table-cell office:value-type="float" office:value="-0.664218366324642" calcext:value-type="float">
            <text:p>-0.6642183663</text:p>
          </table:table-cell>
          <table:table-cell office:value-type="float" office:value="0.492332399619547" calcext:value-type="float">
            <text:p>0.4923323996</text:p>
          </table:table-cell>
          <table:table-cell office:value-type="float" office:value="-1.03304828461226" calcext:value-type="float">
            <text:p>-1.0330482846</text:p>
          </table:table-cell>
          <table:table-cell office:value-type="float" office:value="0.556335059391496" calcext:value-type="float">
            <text:p>0.5563350594</text:p>
          </table:table-cell>
          <table:table-cell office:value-type="float" office:value="-1.24315920840355" calcext:value-type="float">
            <text:p>-1.2431592084</text:p>
          </table:table-cell>
          <table:table-cell office:value-type="float" office:value="-3.10644655958589" calcext:value-type="float">
            <text:p>-3.1064465596</text:p>
          </table:table-cell>
          <table:table-cell office:value-type="float" office:value="-0.922109087437607" calcext:value-type="float">
            <text:p>-0.9221090874</text:p>
          </table:table-cell>
          <table:table-cell office:value-type="float" office:value="-2.09962029193162" calcext:value-type="float">
            <text:p>-2.0996202919</text:p>
          </table:table-cell>
          <table:table-cell office:value-type="float" office:value="-1.65150589608028" calcext:value-type="float">
            <text:p>-1.6515058961</text:p>
          </table:table-cell>
          <table:table-cell office:value-type="float" office:value="-2.37672490789385" calcext:value-type="float">
            <text:p>-2.3767249079</text:p>
          </table:table-cell>
          <table:table-cell office:value-type="float" office:value="-2.20123288076933" calcext:value-type="float">
            <text:p>-2.2012328808</text:p>
          </table:table-cell>
          <table:table-cell office:value-type="float" office:value="-3.25299644242532" calcext:value-type="float">
            <text:p>-3.2529964424</text:p>
          </table:table-cell>
          <table:table-cell office:value-type="float" office:value="-3.10054108835964" calcext:value-type="float">
            <text:p>-3.1005410884</text:p>
          </table:table-cell>
          <table:table-cell office:value-type="float" office:value="-2.99485399698779" calcext:value-type="float">
            <text:p>-2.994853997</text:p>
          </table:table-cell>
          <table:table-cell office:value-type="float" office:value="-1.69421807765777" calcext:value-type="float">
            <text:p>-1.6942180777</text:p>
          </table:table-cell>
          <table:table-cell office:value-type="float" office:value="-2.83038684266281" calcext:value-type="float">
            <text:p>-2.8303868427</text:p>
          </table:table-cell>
          <table:table-cell office:value-type="float" office:value="-2.7007317753121" calcext:value-type="float">
            <text:p>-2.7007317753</text:p>
          </table:table-cell>
          <table:table-cell office:value-type="float" office:value="-2.71511741324953" calcext:value-type="float">
            <text:p>-2.7151174132</text:p>
          </table:table-cell>
          <table:table-cell office:value-type="float" office:value="-3.09931885545256" calcext:value-type="float">
            <text:p>-3.0993188555</text:p>
          </table:table-cell>
          <table:table-cell office:value-type="float" office:value="-2.51744742589631" calcext:value-type="float">
            <text:p>-2.5174474259</text:p>
          </table:table-cell>
          <table:table-cell office:value-type="float" office:value="-2.37634697775288" calcext:value-type="float">
            <text:p>-2.3763469778</text:p>
          </table:table-cell>
          <table:table-cell office:value-type="float" office:value="-2.36596817039633" calcext:value-type="float">
            <text:p>-2.3659681704</text:p>
          </table:table-cell>
          <table:table-cell office:value-type="float" office:value="-2.74159346602344" calcext:value-type="float">
            <text:p>-2.741593466</text:p>
          </table:table-cell>
          <table:table-cell office:value-type="float" office:value="-2.20221960687661" calcext:value-type="float">
            <text:p>-2.2022196069</text:p>
          </table:table-cell>
          <table:table-cell office:value-type="float" office:value="9.31399999999997" calcext:value-type="float">
            <text:p>9.314</text:p>
          </table:table-cell>
          <table:table-cell office:value-type="float" office:value="2.05" calcext:value-type="float">
            <text:p>2.05</text:p>
          </table:table-cell>
          <table:table-cell office:value-type="float" office:value="1.06799999999998" calcext:value-type="float">
            <text:p>1.06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79999999999976" calcext:value-type="float">
            <text:p>0.88</text:p>
          </table:table-cell>
          <table:table-cell office:value-type="float" office:value="0.848309633489023" calcext:value-type="float">
            <text:p>0.8483096335</text:p>
          </table:table-cell>
          <table:table-cell office:value-type="float" office:value="-2.82323485178811" calcext:value-type="float">
            <text:p>-2.8232348518</text:p>
          </table:table-cell>
          <table:table-cell office:value-type="float" office:value="0.411145960094625" calcext:value-type="float">
            <text:p>0.4111459601</text:p>
          </table:table-cell>
          <table:table-cell office:value-type="float" office:value="-2.58056651297087" calcext:value-type="float">
            <text:p>-2.580566513</text:p>
          </table:table-cell>
          <table:table-cell office:value-type="float" office:value="0.419570850681931" calcext:value-type="float">
            <text:p>0.4195708507</text:p>
          </table:table-cell>
          <table:table-cell office:value-type="float" office:value="-3.08049552915076" calcext:value-type="float">
            <text:p>-3.0804955292</text:p>
          </table:table-cell>
          <table:table-cell office:value-type="float" office:value="-0.0175928227124682" calcext:value-type="float">
            <text:p>-0.0175928227</text:p>
          </table:table-cell>
          <table:table-cell office:value-type="float" office:value="-2.83782719033353" calcext:value-type="float">
            <text:p>-2.8378271903</text:p>
          </table:table-cell>
          <table:table-cell office:value-type="float" office:value="-0.0260177132997744" calcext:value-type="float">
            <text:p>-0.0260177133</text:p>
          </table:table-cell>
          <table:table-cell office:value-type="float" office:value="-2.33789817415364" calcext:value-type="float">
            <text:p>-2.3378981742</text:p>
          </table:table-cell>
          <table:table-cell office:value-type="float" office:value="-0.00916793212516204" calcext:value-type="float">
            <text:p>-0.0091679321</text:p>
          </table:table-cell>
          <table:table-cell office:value-type="float" office:value="-3.33775620651342" calcext:value-type="float">
            <text:p>-3.3377562065</text:p>
          </table:table-cell>
          <table:table-cell office:value-type="float" office:value="-0.446331605519561" calcext:value-type="float">
            <text:p>-0.4463316055</text:p>
          </table:table-cell>
          <table:table-cell office:value-type="float" office:value="-3.09508786769619" calcext:value-type="float">
            <text:p>-3.0950878677</text:p>
          </table:table-cell>
          <table:table-cell office:value-type="float" office:value="-0.454756496106867" calcext:value-type="float">
            <text:p>-0.4547564961</text:p>
          </table:table-cell>
          <table:table-cell office:value-type="float" office:value="-2.5951588515163" calcext:value-type="float">
            <text:p>-2.5951588515</text:p>
          </table:table-cell>
          <table:table-cell office:value-type="float" office:value="-0.437906714932255" calcext:value-type="float">
            <text:p>-0.4379067149</text:p>
          </table:table-cell>
          <table:table-cell office:value-type="float" office:value="-3.59501688387608" calcext:value-type="float">
            <text:p>-3.5950168839</text:p>
          </table:table-cell>
          <table:table-cell office:value-type="float" office:value="-0.463181386694173" calcext:value-type="float">
            <text:p>-0.4631813867</text:p>
          </table:table-cell>
          <table:table-cell office:value-type="float" office:value="-2.09522983533641" calcext:value-type="float">
            <text:p>-2.0952298353</text:p>
          </table:table-cell>
          <table:table-cell office:value-type="float" office:value="-0.88349527891396" calcext:value-type="float">
            <text:p>-0.8834952789</text:p>
          </table:table-cell>
          <table:table-cell office:value-type="float" office:value="-2.85241952887895" calcext:value-type="float">
            <text:p>-2.8524195289</text:p>
          </table:table-cell>
          <table:table-cell office:value-type="float" office:value="-0.891920169501266" calcext:value-type="float">
            <text:p>-0.8919201695</text:p>
          </table:table-cell>
          <table:table-cell office:value-type="float" office:value="-2.35249051269906" calcext:value-type="float">
            <text:p>-2.3524905127</text:p>
          </table:table-cell>
          <table:table-cell office:value-type="float" office:value="-0.875070388326654" calcext:value-type="float">
            <text:p>-0.8750703883</text:p>
          </table:table-cell>
          <table:table-cell office:value-type="float" office:value="-3.35234854505884" calcext:value-type="float">
            <text:p>-3.3523485451</text:p>
          </table:table-cell>
          <table:table-cell office:value-type="float" office:value="-1.32065895230836" calcext:value-type="float">
            <text:p>-1.3206589523</text:p>
          </table:table-cell>
          <table:table-cell office:value-type="float" office:value="-2.60975119006172" calcext:value-type="float">
            <text:p>-2.6097511901</text:p>
          </table:table-cell>
          <table:table-cell office:value-type="float" office:value="-1.31223406172105" calcext:value-type="float">
            <text:p>-1.3122340617</text:p>
          </table:table-cell>
          <table:table-cell office:value-type="float" office:value="-3.10968020624161" calcext:value-type="float">
            <text:p>-3.1096802062</text:p>
          </table:table-cell>
          <table:table-cell office:value-type="float" office:value="-1.32908384289566" calcext:value-type="float">
            <text:p>-1.3290838429</text:p>
          </table:table-cell>
          <table:table-cell office:value-type="float" office:value="-2.10982217388183" calcext:value-type="float">
            <text:p>-2.1098221739</text:p>
          </table:table-cell>
          <table:table-cell office:value-type="float" office:value="-1.30380917113375" calcext:value-type="float">
            <text:p>-1.3038091711</text:p>
          </table:table-cell>
          <table:table-cell office:value-type="float" office:value="-3.6096092224215" calcext:value-type="float">
            <text:p>-3.6096092224</text:p>
          </table:table-cell>
          <table:table-cell office:value-type="float" office:value="-1.74939773511545" calcext:value-type="float">
            <text:p>-1.7493977351</text:p>
          </table:table-cell>
          <table:table-cell office:value-type="float" office:value="-2.86701186742438" calcext:value-type="float">
            <text:p>-2.8670118674</text:p>
          </table:table-cell>
          <table:table-cell office:value-type="float" office:value="-1.75782262570276" calcext:value-type="float">
            <text:p>-1.7578226257</text:p>
          </table:table-cell>
          <table:table-cell office:value-type="float" office:value="-2.36708285124449" calcext:value-type="float">
            <text:p>-2.3670828512</text:p>
          </table:table-cell>
          <table:table-cell office:value-type="float" office:value="-1.74097284452814" calcext:value-type="float">
            <text:p>-1.7409728445</text:p>
          </table:table-cell>
          <table:table-cell office:value-type="float" office:value="-3.36694088360426" calcext:value-type="float">
            <text:p>-3.366940883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4]</text:p>
          </table:table-cell>
          <table:table-cell office:value-type="float" office:value="-3" calcext:value-type="float">
            <text:p>-3</text:p>
          </table:table-cell>
          <table:table-cell office:value-type="float" office:value="0.562455005543434" calcext:value-type="float">
            <text:p>0.5624550055</text:p>
          </table:table-cell>
          <table:table-cell office:value-type="float" office:value="-2.82808234078876" calcext:value-type="float">
            <text:p>-2.8280823408</text:p>
          </table:table-cell>
          <table:table-cell office:value-type="float" office:value="-0.390407851327348" calcext:value-type="float">
            <text:p>-0.3904078513</text:p>
          </table:table-cell>
          <table:table-cell office:value-type="float" office:value="-2.76810647102252" calcext:value-type="float">
            <text:p>-2.768106471</text:p>
          </table:table-cell>
          <table:table-cell office:value-type="float" office:value="-1.74105588475057" calcext:value-type="float">
            <text:p>-1.7410558848</text:p>
          </table:table-cell>
          <table:table-cell office:value-type="float" office:value="-3.37660279764016" calcext:value-type="float">
            <text:p>-3.3766027976</text:p>
          </table:table-cell>
          <table:table-cell office:value-type="float" office:value="-1.24139933989351" calcext:value-type="float">
            <text:p>-1.2413993399</text:p>
          </table:table-cell>
          <table:table-cell office:value-type="float" office:value="-3.59576167120471" calcext:value-type="float">
            <text:p>-3.5957616712</text:p>
          </table:table-cell>
          <table:table-cell office:value-type="float" office:value="-0.292006712130759" calcext:value-type="float">
            <text:p>-0.2920067121</text:p>
          </table:table-cell>
          <table:table-cell office:value-type="float" office:value="-2.15016013466824" calcext:value-type="float">
            <text:p>-2.1501601347</text:p>
          </table:table-cell>
          <table:table-cell office:value-type="float" office:value="-1.25164697683812" calcext:value-type="float">
            <text:p>-1.2516469768</text:p>
          </table:table-cell>
          <table:table-cell office:value-type="float" office:value="-2.65584033773035" calcext:value-type="float">
            <text:p>-2.6558403377</text:p>
          </table:table-cell>
          <table:table-cell office:value-type="float" office:value="-2.20716561786378" calcext:value-type="float">
            <text:p>-2.2071656179</text:p>
          </table:table-cell>
          <table:table-cell office:value-type="float" office:value="-2.75065512991401" calcext:value-type="float">
            <text:p>-2.7506551299</text:p>
          </table:table-cell>
          <table:table-cell office:value-type="float" office:value="-0.813559359517313" calcext:value-type="float">
            <text:p>-0.8135593595</text:p>
          </table:table-cell>
          <table:table-cell office:value-type="float" office:value="-2.9281500494424" calcext:value-type="float">
            <text:p>-2.9281500494</text:p>
          </table:table-cell>
          <table:table-cell office:value-type="float" office:value="-0.700428164825724" calcext:value-type="float">
            <text:p>-0.7004281648</text:p>
          </table:table-cell>
          <table:table-cell office:value-type="float" office:value="0.509328001771606" calcext:value-type="float">
            <text:p>0.5093280018</text:p>
          </table:table-cell>
          <table:table-cell office:value-type="float" office:value="-1.06406059149221" calcext:value-type="float">
            <text:p>-1.0640605915</text:p>
          </table:table-cell>
          <table:table-cell office:value-type="float" office:value="0.581598408773234" calcext:value-type="float">
            <text:p>0.5815984088</text:p>
          </table:table-cell>
          <table:table-cell office:value-type="float" office:value="-1.28296465707692" calcext:value-type="float">
            <text:p>-1.2829646571</text:p>
          </table:table-cell>
          <table:table-cell office:value-type="float" office:value="-3.10250622255563" calcext:value-type="float">
            <text:p>-3.1025062226</text:p>
          </table:table-cell>
          <table:table-cell office:value-type="float" office:value="-0.961956404073126" calcext:value-type="float">
            <text:p>-0.9619564041</text:p>
          </table:table-cell>
          <table:table-cell office:value-type="float" office:value="-2.0961286795607" calcext:value-type="float">
            <text:p>-2.0961286796</text:p>
          </table:table-cell>
          <table:table-cell office:value-type="float" office:value="-1.69035506974843" calcext:value-type="float">
            <text:p>-1.6903550697</text:p>
          </table:table-cell>
          <table:table-cell office:value-type="float" office:value="-2.3862507519668" calcext:value-type="float">
            <text:p>-2.386250752</text:p>
          </table:table-cell>
          <table:table-cell office:value-type="float" office:value="-2.23956600668601" calcext:value-type="float">
            <text:p>-2.2395660067</text:p>
          </table:table-cell>
          <table:table-cell office:value-type="float" office:value="-3.24156965558664" calcext:value-type="float">
            <text:p>-3.2415696556</text:p>
          </table:table-cell>
          <table:table-cell office:value-type="float" office:value="-3.13007266914839" calcext:value-type="float">
            <text:p>-3.1300726691</text:p>
          </table:table-cell>
          <table:table-cell office:value-type="float" office:value="-2.96787463939505" calcext:value-type="float">
            <text:p>-2.9678746394</text:p>
          </table:table-cell>
          <table:table-cell office:value-type="float" office:value="-1.7336254338063" calcext:value-type="float">
            <text:p>-1.7336254338</text:p>
          </table:table-cell>
          <table:table-cell office:value-type="float" office:value="-2.83724689232608" calcext:value-type="float">
            <text:p>-2.8372468923</text:p>
          </table:table-cell>
          <table:table-cell office:value-type="float" office:value="-2.73322343678923" calcext:value-type="float">
            <text:p>-2.7332234368</text:p>
          </table:table-cell>
          <table:table-cell office:value-type="float" office:value="-2.69178734821628" calcext:value-type="float">
            <text:p>-2.6917873482</text:p>
          </table:table-cell>
          <table:table-cell office:value-type="float" office:value="-3.12151671217638" calcext:value-type="float">
            <text:p>-3.1215167122</text:p>
          </table:table-cell>
          <table:table-cell office:value-type="float" office:value="-2.48417198214466" calcext:value-type="float">
            <text:p>-2.4841719821</text:p>
          </table:table-cell>
          <table:table-cell office:value-type="float" office:value="-2.41446494466274" calcext:value-type="float">
            <text:p>-2.4144649447</text:p>
          </table:table-cell>
          <table:table-cell office:value-type="float" office:value="-2.35384296529871" calcext:value-type="float">
            <text:p>-2.3538429653</text:p>
          </table:table-cell>
          <table:table-cell office:value-type="float" office:value="-2.77174042391972" calcext:value-type="float">
            <text:p>-2.7717404239</text:p>
          </table:table-cell>
          <table:table-cell office:value-type="float" office:value="-2.17592966717337" calcext:value-type="float">
            <text:p>-2.1759296672</text:p>
          </table:table-cell>
          <table:table-cell office:value-type="float" office:value="9.28599999999997" calcext:value-type="float">
            <text:p>9.286</text:p>
          </table:table-cell>
          <table:table-cell office:value-type="float" office:value="2.05" calcext:value-type="float">
            <text:p>2.05</text:p>
          </table:table-cell>
          <table:table-cell office:value-type="float" office:value="1.08199999999998" calcext:value-type="float">
            <text:p>1.08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69999999999976" calcext:value-type="float">
            <text:p>0.87</text:p>
          </table:table-cell>
          <table:table-cell office:value-type="float" office:value="0.796353911516813" calcext:value-type="float">
            <text:p>0.7963539115</text:p>
          </table:table-cell>
          <table:table-cell office:value-type="float" office:value="-2.82538030147205" calcext:value-type="float">
            <text:p>-2.8253803015</text:p>
          </table:table-cell>
          <table:table-cell office:value-type="float" office:value="0.36048225090109" calcext:value-type="float">
            <text:p>0.3604822509</text:p>
          </table:table-cell>
          <table:table-cell office:value-type="float" office:value="-2.58039888284588" calcext:value-type="float">
            <text:p>-2.5803988828</text:p>
          </table:table-cell>
          <table:table-cell office:value-type="float" office:value="0.366257949223535" calcext:value-type="float">
            <text:p>0.3662579492</text:p>
          </table:table-cell>
          <table:table-cell office:value-type="float" office:value="-3.08036552304189" calcext:value-type="float">
            <text:p>-3.080365523</text:p>
          </table:table-cell>
          <table:table-cell office:value-type="float" office:value="-0.0696137113921875" calcext:value-type="float">
            <text:p>-0.0696137114</text:p>
          </table:table-cell>
          <table:table-cell office:value-type="float" office:value="-2.83538410441572" calcext:value-type="float">
            <text:p>-2.8353841044</text:p>
          </table:table-cell>
          <table:table-cell office:value-type="float" office:value="-0.0753894097146317" calcext:value-type="float">
            <text:p>-0.0753894097</text:p>
          </table:table-cell>
          <table:table-cell office:value-type="float" office:value="-2.33541746421971" calcext:value-type="float">
            <text:p>-2.3354174642</text:p>
          </table:table-cell>
          <table:table-cell office:value-type="float" office:value="-0.0638380130697434" calcext:value-type="float">
            <text:p>-0.0638380131</text:p>
          </table:table-cell>
          <table:table-cell office:value-type="float" office:value="-3.33535074461173" calcext:value-type="float">
            <text:p>-3.3353507446</text:p>
          </table:table-cell>
          <table:table-cell office:value-type="float" office:value="-0.499709673685465" calcext:value-type="float">
            <text:p>-0.4997096737</text:p>
          </table:table-cell>
          <table:table-cell office:value-type="float" office:value="-3.09036932598555" calcext:value-type="float">
            <text:p>-3.090369326</text:p>
          </table:table-cell>
          <table:table-cell office:value-type="float" office:value="-0.50548537200791" calcext:value-type="float">
            <text:p>-0.505485372</text:p>
          </table:table-cell>
          <table:table-cell office:value-type="float" office:value="-2.59040268578954" calcext:value-type="float">
            <text:p>-2.5904026858</text:p>
          </table:table-cell>
          <table:table-cell office:value-type="float" office:value="-0.493933975363021" calcext:value-type="float">
            <text:p>-0.4939339754</text:p>
          </table:table-cell>
          <table:table-cell office:value-type="float" office:value="-3.59033596618157" calcext:value-type="float">
            <text:p>-3.5903359662</text:p>
          </table:table-cell>
          <table:table-cell office:value-type="float" office:value="-0.511261070330354" calcext:value-type="float">
            <text:p>-0.5112610703</text:p>
          </table:table-cell>
          <table:table-cell office:value-type="float" office:value="-2.09043604559353" calcext:value-type="float">
            <text:p>-2.0904360456</text:p>
          </table:table-cell>
          <table:table-cell office:value-type="float" office:value="-0.935581334301188" calcext:value-type="float">
            <text:p>-0.9355813343</text:p>
          </table:table-cell>
          <table:table-cell office:value-type="float" office:value="-2.84538790735938" calcext:value-type="float">
            <text:p>-2.8453879074</text:p>
          </table:table-cell>
          <table:table-cell office:value-type="float" office:value="-0.941357032623632" calcext:value-type="float">
            <text:p>-0.9413570326</text:p>
          </table:table-cell>
          <table:table-cell office:value-type="float" office:value="-2.34542126716337" calcext:value-type="float">
            <text:p>-2.3454212672</text:p>
          </table:table-cell>
          <table:table-cell office:value-type="float" office:value="-0.929805635978743" calcext:value-type="float">
            <text:p>-0.929805636</text:p>
          </table:table-cell>
          <table:table-cell office:value-type="float" office:value="-3.34535454755539" calcext:value-type="float">
            <text:p>-3.3453545476</text:p>
          </table:table-cell>
          <table:table-cell office:value-type="float" office:value="-1.37145299491691" calcext:value-type="float">
            <text:p>-1.3714529949</text:p>
          </table:table-cell>
          <table:table-cell office:value-type="float" office:value="-2.60040648873321" calcext:value-type="float">
            <text:p>-2.6004064887</text:p>
          </table:table-cell>
          <table:table-cell office:value-type="float" office:value="-1.36567729659447" calcext:value-type="float">
            <text:p>-1.3656772966</text:p>
          </table:table-cell>
          <table:table-cell office:value-type="float" office:value="-3.10037312892922" calcext:value-type="float">
            <text:p>-3.1003731289</text:p>
          </table:table-cell>
          <table:table-cell office:value-type="float" office:value="-1.37722869323935" calcext:value-type="float">
            <text:p>-1.3772286932</text:p>
          </table:table-cell>
          <table:table-cell office:value-type="float" office:value="-2.10043984853719" calcext:value-type="float">
            <text:p>-2.1004398485</text:p>
          </table:table-cell>
          <table:table-cell office:value-type="float" office:value="-1.35990159827202" calcext:value-type="float">
            <text:p>-1.3599015983</text:p>
          </table:table-cell>
          <table:table-cell office:value-type="float" office:value="-3.60033976912523" calcext:value-type="float">
            <text:p>-3.6003397691</text:p>
          </table:table-cell>
          <table:table-cell office:value-type="float" office:value="-1.80154895721019" calcext:value-type="float">
            <text:p>-1.8015489572</text:p>
          </table:table-cell>
          <table:table-cell office:value-type="float" office:value="-2.85539171030304" calcext:value-type="float">
            <text:p>-2.8553917103</text:p>
          </table:table-cell>
          <table:table-cell office:value-type="float" office:value="-1.80732465553263" calcext:value-type="float">
            <text:p>-1.8073246555</text:p>
          </table:table-cell>
          <table:table-cell office:value-type="float" office:value="-2.35542507010703" calcext:value-type="float">
            <text:p>-2.3554250701</text:p>
          </table:table-cell>
          <table:table-cell office:value-type="float" office:value="-1.79577325888774" calcext:value-type="float">
            <text:p>-1.7957732589</text:p>
          </table:table-cell>
          <table:table-cell office:value-type="float" office:value="-3.35535835049906" calcext:value-type="float">
            <text:p>-3.35535835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0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4]</text:p>
          </table:table-cell>
          <table:table-cell office:value-type="float" office:value="-4" calcext:value-type="float">
            <text:p>-4</text:p>
          </table:table-cell>
          <table:table-cell office:value-type="float" office:value="0.522461615474901" calcext:value-type="float">
            <text:p>0.5224616155</text:p>
          </table:table-cell>
          <table:table-cell office:value-type="float" office:value="-2.82880949333546" calcext:value-type="float">
            <text:p>-2.8288094933</text:p>
          </table:table-cell>
          <table:table-cell office:value-type="float" office:value="-0.429241036144682" calcext:value-type="float">
            <text:p>-0.4292410361</text:p>
          </table:table-cell>
          <table:table-cell office:value-type="float" office:value="-2.77769728730388" calcext:value-type="float">
            <text:p>-2.7776972873</text:p>
          </table:table-cell>
          <table:table-cell office:value-type="float" office:value="-1.78105235447763" calcext:value-type="float">
            <text:p>-1.7810523545</text:p>
          </table:table-cell>
          <table:table-cell office:value-type="float" office:value="-3.37607137561186" calcext:value-type="float">
            <text:p>-3.3760713756</text:p>
          </table:table-cell>
          <table:table-cell office:value-type="float" office:value="-1.28128207314004" calcext:value-type="float">
            <text:p>-1.2812820731</text:p>
          </table:table-cell>
          <table:table-cell office:value-type="float" office:value="-3.59270101951166" calcext:value-type="float">
            <text:p>-3.5927010195</text:p>
          </table:table-cell>
          <table:table-cell office:value-type="float" office:value="-0.330538105584967" calcext:value-type="float">
            <text:p>-0.3305381056</text:p>
          </table:table-cell>
          <table:table-cell office:value-type="float" office:value="-2.16089939527952" calcext:value-type="float">
            <text:p>-2.1608993953</text:p>
          </table:table-cell>
          <table:table-cell office:value-type="float" office:value="-1.29161271146246" calcext:value-type="float">
            <text:p>-1.2916127115</text:p>
          </table:table-cell>
          <table:table-cell office:value-type="float" office:value="-2.65418502629819" calcext:value-type="float">
            <text:p>-2.6541850263</text:p>
          </table:table-cell>
          <table:table-cell office:value-type="float" office:value="-2.24319546292124" calcext:value-type="float">
            <text:p>-2.2431954629</text:p>
          </table:table-cell>
          <table:table-cell office:value-type="float" office:value="-2.7332812913878" calcext:value-type="float">
            <text:p>-2.7332812914</text:p>
          </table:table-cell>
          <table:table-cell office:value-type="float" office:value="-0.853110835300618" calcext:value-type="float">
            <text:p>-0.8531108353</text:p>
          </table:table-cell>
          <table:table-cell office:value-type="float" office:value="-2.92217671173534" calcext:value-type="float">
            <text:p>-2.9221767117</text:p>
          </table:table-cell>
          <table:table-cell office:value-type="float" office:value="-0.734973549895895" calcext:value-type="float">
            <text:p>-0.7349735499</text:p>
          </table:table-cell>
          <table:table-cell office:value-type="float" office:value="0.48916327091911" calcext:value-type="float">
            <text:p>0.4891632709</text:p>
          </table:table-cell>
          <table:table-cell office:value-type="float" office:value="-1.09870455657687" calcext:value-type="float">
            <text:p>-1.0987045566</text:p>
          </table:table-cell>
          <table:table-cell office:value-type="float" office:value="0.561603517345348" calcext:value-type="float">
            <text:p>0.5616035173</text:p>
          </table:table-cell>
          <table:table-cell office:value-type="float" office:value="-1.32215960422274" calcext:value-type="float">
            <text:p>-1.3221596042</text:p>
          </table:table-cell>
          <table:table-cell office:value-type="float" office:value="-3.11049096539659" calcext:value-type="float">
            <text:p>-3.1104909654</text:p>
          </table:table-cell>
          <table:table-cell office:value-type="float" office:value="-1.00194137557454" calcext:value-type="float">
            <text:p>-1.0019413756</text:p>
          </table:table-cell>
          <table:table-cell office:value-type="float" office:value="-2.09503229731385" calcext:value-type="float">
            <text:p>-2.0950322973</text:p>
          </table:table-cell>
          <table:table-cell office:value-type="float" office:value="-1.7277719276806" calcext:value-type="float">
            <text:p>-1.7277719277</text:p>
          </table:table-cell>
          <table:table-cell office:value-type="float" office:value="-2.40039213600387" calcext:value-type="float">
            <text:p>-2.400392136</text:p>
          </table:table-cell>
          <table:table-cell office:value-type="float" office:value="-2.27573409419529" calcext:value-type="float">
            <text:p>-2.2757340942</text:p>
          </table:table-cell>
          <table:table-cell office:value-type="float" office:value="-3.2244854685729" calcext:value-type="float">
            <text:p>-3.2244854686</text:p>
          </table:table-cell>
          <table:table-cell office:value-type="float" office:value="-3.15789034136855" calcext:value-type="float">
            <text:p>-3.1578903414</text:p>
          </table:table-cell>
          <table:table-cell office:value-type="float" office:value="-2.9391313425721" calcext:value-type="float">
            <text:p>-2.9391313426</text:p>
          </table:table-cell>
          <table:table-cell office:value-type="float" office:value="-1.7729233828692" calcext:value-type="float">
            <text:p>-1.7729233829</text:p>
          </table:table-cell>
          <table:table-cell office:value-type="float" office:value="-2.84470820584651" calcext:value-type="float">
            <text:p>-2.8447082058</text:p>
          </table:table-cell>
          <table:table-cell office:value-type="float" office:value="-2.76285059875774" calcext:value-type="float">
            <text:p>-2.7628505988</text:p>
          </table:table-cell>
          <table:table-cell office:value-type="float" office:value="-2.66491298731799" calcext:value-type="float">
            <text:p>-2.6649129873</text:p>
          </table:table-cell>
          <table:table-cell office:value-type="float" office:value="-3.15055970886588" calcext:value-type="float">
            <text:p>-3.1505597089</text:p>
          </table:table-cell>
          <table:table-cell office:value-type="float" office:value="-2.4566673581099" calcext:value-type="float">
            <text:p>-2.4566673581</text:p>
          </table:table-cell>
          <table:table-cell office:value-type="float" office:value="-2.45210724515363" calcext:value-type="float">
            <text:p>-2.4521072452</text:p>
          </table:table-cell>
          <table:table-cell office:value-type="float" office:value="-2.34031310152433" calcext:value-type="float">
            <text:p>-2.3403131015</text:p>
          </table:table-cell>
          <table:table-cell office:value-type="float" office:value="-2.78976255316377" calcext:value-type="float">
            <text:p>-2.7897625532</text:p>
          </table:table-cell>
          <table:table-cell office:value-type="float" office:value="-2.14021968457032" calcext:value-type="float">
            <text:p>-2.1402196846</text:p>
          </table:table-cell>
          <table:table-cell office:value-type="float" office:value="9.25799999999997" calcext:value-type="float">
            <text:p>9.258</text:p>
          </table:table-cell>
          <table:table-cell office:value-type="float" office:value="2.05" calcext:value-type="float">
            <text:p>2.05</text:p>
          </table:table-cell>
          <table:table-cell office:value-type="float" office:value="1.09599999999998" calcext:value-type="float">
            <text:p>1.09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59999999999975" calcext:value-type="float">
            <text:p>0.86</text:p>
          </table:table-cell>
          <table:table-cell office:value-type="float" office:value="0.744398189544602" calcext:value-type="float">
            <text:p>0.7443981895</text:p>
          </table:table-cell>
          <table:table-cell office:value-type="float" office:value="-2.827525751156" calcext:value-type="float">
            <text:p>-2.8275257512</text:p>
          </table:table-cell>
          <table:table-cell office:value-type="float" office:value="0.309946686742664" calcext:value-type="float">
            <text:p>0.3099466867</text:p>
          </table:table-cell>
          <table:table-cell office:value-type="float" office:value="-2.58003455593254" calcext:value-type="float">
            <text:p>-2.5800345559</text:p>
          </table:table-cell>
          <table:table-cell office:value-type="float" office:value="0.312838775867141" calcext:value-type="float">
            <text:p>0.3128387759</text:p>
          </table:table-cell>
          <table:table-cell office:value-type="float" office:value="-3.08002619168307" calcext:value-type="float">
            <text:p>-3.0800261917</text:p>
          </table:table-cell>
          <table:table-cell office:value-type="float" office:value="-0.121612726934797" calcext:value-type="float">
            <text:p>-0.1216127269</text:p>
          </table:table-cell>
          <table:table-cell office:value-type="float" office:value="-2.83253499645961" calcext:value-type="float">
            <text:p>-2.8325349965</text:p>
          </table:table-cell>
          <table:table-cell office:value-type="float" office:value="-0.124504816059275" calcext:value-type="float">
            <text:p>-0.1245048161</text:p>
          </table:table-cell>
          <table:table-cell office:value-type="float" office:value="-2.33254336070908" calcext:value-type="float">
            <text:p>-2.3325433607</text:p>
          </table:table-cell>
          <table:table-cell office:value-type="float" office:value="-0.118720637810319" calcext:value-type="float">
            <text:p>-0.1187206378</text:p>
          </table:table-cell>
          <table:table-cell office:value-type="float" office:value="-3.33252663221015" calcext:value-type="float">
            <text:p>-3.3325266322</text:p>
          </table:table-cell>
          <table:table-cell office:value-type="float" office:value="-0.553172140612257" calcext:value-type="float">
            <text:p>-0.5531721406</text:p>
          </table:table-cell>
          <table:table-cell office:value-type="float" office:value="-3.08503543698669" calcext:value-type="float">
            <text:p>-3.085035437</text:p>
          </table:table-cell>
          <table:table-cell office:value-type="float" office:value="-0.556064229736735" calcext:value-type="float">
            <text:p>-0.5560642297</text:p>
          </table:table-cell>
          <table:table-cell office:value-type="float" office:value="-2.58504380123615" calcext:value-type="float">
            <text:p>-2.5850438012</text:p>
          </table:table-cell>
          <table:table-cell office:value-type="float" office:value="-0.550280051487779" calcext:value-type="float">
            <text:p>-0.5502800515</text:p>
          </table:table-cell>
          <table:table-cell office:value-type="float" office:value="-3.58502707273722" calcext:value-type="float">
            <text:p>-3.5850270727</text:p>
          </table:table-cell>
          <table:table-cell office:value-type="float" office:value="-0.558956318861213" calcext:value-type="float">
            <text:p>-0.5589563189</text:p>
          </table:table-cell>
          <table:table-cell office:value-type="float" office:value="-2.08505216548562" calcext:value-type="float">
            <text:p>-2.0850521655</text:p>
          </table:table-cell>
          <table:table-cell office:value-type="float" office:value="-0.987623643414196" calcext:value-type="float">
            <text:p>-0.9876236434</text:p>
          </table:table-cell>
          <table:table-cell office:value-type="float" office:value="-2.83754424176323" calcext:value-type="float">
            <text:p>-2.8375442418</text:p>
          </table:table-cell>
          <table:table-cell office:value-type="float" office:value="-0.990515732538673" calcext:value-type="float">
            <text:p>-0.9905157325</text:p>
          </table:table-cell>
          <table:table-cell office:value-type="float" office:value="-2.33755260601269" calcext:value-type="float">
            <text:p>-2.337552606</text:p>
          </table:table-cell>
          <table:table-cell office:value-type="float" office:value="-0.984731554289718" calcext:value-type="float">
            <text:p>-0.9847315543</text:p>
          </table:table-cell>
          <table:table-cell office:value-type="float" office:value="-3.33753587751376" calcext:value-type="float">
            <text:p>-3.3375358775</text:p>
          </table:table-cell>
          <table:table-cell office:value-type="float" office:value="-1.42207514621613" calcext:value-type="float">
            <text:p>-1.4220751462</text:p>
          </table:table-cell>
          <table:table-cell office:value-type="float" office:value="-2.59005304653976" calcext:value-type="float">
            <text:p>-2.5900530465</text:p>
          </table:table-cell>
          <table:table-cell office:value-type="float" office:value="-1.41918305709166" calcext:value-type="float">
            <text:p>-1.4191830571</text:p>
          </table:table-cell>
          <table:table-cell office:value-type="float" office:value="-3.0900446822903" calcext:value-type="float">
            <text:p>-3.0900446823</text:p>
          </table:table-cell>
          <table:table-cell office:value-type="float" office:value="-1.42496723534061" calcext:value-type="float">
            <text:p>-1.4249672353</text:p>
          </table:table-cell>
          <table:table-cell office:value-type="float" office:value="-2.09006141078923" calcext:value-type="float">
            <text:p>-2.0900614108</text:p>
          </table:table-cell>
          <table:table-cell office:value-type="float" office:value="-1.41629096796718" calcext:value-type="float">
            <text:p>-1.416290968</text:p>
          </table:table-cell>
          <table:table-cell office:value-type="float" office:value="-3.59003631804084" calcext:value-type="float">
            <text:p>-3.590036318</text:p>
          </table:table-cell>
          <table:table-cell office:value-type="float" office:value="-1.85363455989359" calcext:value-type="float">
            <text:p>-1.8536345599</text:p>
          </table:table-cell>
          <table:table-cell office:value-type="float" office:value="-2.84255348706684" calcext:value-type="float">
            <text:p>-2.8425534871</text:p>
          </table:table-cell>
          <table:table-cell office:value-type="float" office:value="-1.85652664901807" calcext:value-type="float">
            <text:p>-1.856526649</text:p>
          </table:table-cell>
          <table:table-cell office:value-type="float" office:value="-2.3425618513163" calcext:value-type="float">
            <text:p>-2.3425618513</text:p>
          </table:table-cell>
          <table:table-cell office:value-type="float" office:value="-1.85074247076912" calcext:value-type="float">
            <text:p>-1.8507424708</text:p>
          </table:table-cell>
          <table:table-cell office:value-type="float" office:value="-3.34254512281738" calcext:value-type="float">
            <text:p>-3.34254512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1" calcext:value-type="float">
            <text:p>-1</text:p>
          </table:table-cell>
          <table:table-cell office:value-type="float" office:value="0.659655391309972" calcext:value-type="float">
            <text:p>0.6596553913</text:p>
          </table:table-cell>
          <table:table-cell office:value-type="float" office:value="-2.69128868196286" calcext:value-type="float">
            <text:p>-2.691288682</text:p>
          </table:table-cell>
          <table:table-cell office:value-type="float" office:value="0.249189653462763" calcext:value-type="float">
            <text:p>0.2491896535</text:p>
          </table:table-cell>
          <table:table-cell office:value-type="float" office:value="-2.19971274734929" calcext:value-type="float">
            <text:p>-2.1997127473</text:p>
          </table:table-cell>
          <table:table-cell office:value-type="float" office:value="-0.856580708637092" calcext:value-type="float">
            <text:p>-0.8565807086</text:p>
          </table:table-cell>
          <table:table-cell office:value-type="float" office:value="-2.67991216691673" calcext:value-type="float">
            <text:p>-2.6799121669</text:p>
          </table:table-cell>
          <table:table-cell office:value-type="float" office:value="-0.463305265449964" calcext:value-type="float">
            <text:p>-0.4633052654</text:p>
          </table:table-cell>
          <table:table-cell office:value-type="float" office:value="-2.18731123206406" calcext:value-type="float">
            <text:p>-2.1873112321</text:p>
          </table:table-cell>
          <table:table-cell office:value-type="float" office:value="-0.125445446870364" calcext:value-type="float">
            <text:p>-0.1254454469</text:p>
          </table:table-cell>
          <table:table-cell office:value-type="float" office:value="-2.66724344586573" calcext:value-type="float">
            <text:p>-2.6672434459</text:p>
          </table:table-cell>
          <table:table-cell office:value-type="float" office:value="-2.49719532719379" calcext:value-type="float">
            <text:p>-2.4971953272</text:p>
          </table:table-cell>
          <table:table-cell office:value-type="float" office:value="-3.28062374409748" calcext:value-type="float">
            <text:p>-3.2806237441</text:p>
          </table:table-cell>
          <table:table-cell office:value-type="float" office:value="-1.86011060988878" calcext:value-type="float">
            <text:p>-1.8601106099</text:p>
          </table:table-cell>
          <table:table-cell office:value-type="float" office:value="-3.01903179352243" calcext:value-type="float">
            <text:p>-3.0190317935</text:p>
          </table:table-cell>
          <table:table-cell office:value-type="float" office:value="-0.595128772126474" calcext:value-type="float">
            <text:p>-0.5951287721</text:p>
          </table:table-cell>
          <table:table-cell office:value-type="float" office:value="-3.13774258722329" calcext:value-type="float">
            <text:p>-3.1377425872</text:p>
          </table:table-cell>
          <table:table-cell office:value-type="float" office:value="-2.63556038462718" calcext:value-type="float">
            <text:p>-2.6355603846</text:p>
          </table:table-cell>
          <table:table-cell office:value-type="float" office:value="-2.53914961151011" calcext:value-type="float">
            <text:p>-2.5391496115</text:p>
          </table:table-cell>
          <table:table-cell office:value-type="float" office:value="-2.62796413348978" calcext:value-type="float">
            <text:p>-2.6279641335</text:p>
          </table:table-cell>
          <table:table-cell office:value-type="float" office:value="-1.64024726052757" calcext:value-type="float">
            <text:p>-1.6402472605</text:p>
          </table:table-cell>
          <table:table-cell office:value-type="float" office:value="-1.37614742458454" calcext:value-type="float">
            <text:p>-1.3761474246</text:p>
          </table:table-cell>
          <table:table-cell office:value-type="float" office:value="-2.86548259339531" calcext:value-type="float">
            <text:p>-2.8654825934</text:p>
          </table:table-cell>
          <table:table-cell office:value-type="float" office:value="-1.10550874694355" calcext:value-type="float">
            <text:p>-1.1055087469</text:p>
          </table:table-cell>
          <table:table-cell office:value-type="float" office:value="-2.07209588528406" calcext:value-type="float">
            <text:p>-2.0720958853</text:p>
          </table:table-cell>
          <table:table-cell office:value-type="float" office:value="-3.11795607809357" calcext:value-type="float">
            <text:p>-3.1179560781</text:p>
          </table:table-cell>
          <table:table-cell office:value-type="float" office:value="-2.05458462058262" calcext:value-type="float">
            <text:p>-2.0545846206</text:p>
          </table:table-cell>
          <table:table-cell office:value-type="float" office:value="-1.54623747886626" calcext:value-type="float">
            <text:p>-1.5462374789</text:p>
          </table:table-cell>
          <table:table-cell office:value-type="float" office:value="-2.36579711758602" calcext:value-type="float">
            <text:p>-2.3657971176</text:p>
          </table:table-cell>
          <table:table-cell office:value-type="float" office:value="-2.95440792581635" calcext:value-type="float">
            <text:p>-2.9544079258</text:p>
          </table:table-cell>
          <table:table-cell office:value-type="float" office:value="-2.88101510465774" calcext:value-type="float">
            <text:p>-2.8810151047</text:p>
          </table:table-cell>
          <table:table-cell office:value-type="float" office:value="-1.96034104694489" calcext:value-type="float">
            <text:p>-1.9603410469</text:p>
          </table:table-cell>
          <table:table-cell office:value-type="float" office:value="-2.4126601721615" calcext:value-type="float">
            <text:p>-2.4126601722</text:p>
          </table:table-cell>
          <table:table-cell office:value-type="float" office:value="-2.33648036200227" calcext:value-type="float">
            <text:p>-2.336480362</text:p>
          </table:table-cell>
          <table:table-cell office:value-type="float" office:value="-2.30630247587748" calcext:value-type="float">
            <text:p>-2.3063024759</text:p>
          </table:table-cell>
          <table:table-cell office:value-type="float" office:value="-2.33965094927077" calcext:value-type="float">
            <text:p>-2.3396509493</text:p>
          </table:table-cell>
          <table:table-cell office:value-type="float" office:value="-2.82320379567674" calcext:value-type="float">
            <text:p>-2.8232037957</text:p>
          </table:table-cell>
          <table:table-cell office:value-type="float" office:value="-2.74922414061804" calcext:value-type="float">
            <text:p>-2.7492241406</text:p>
          </table:table-cell>
          <table:table-cell office:value-type="float" office:value="-1.18046934105072" calcext:value-type="float">
            <text:p>-1.1804693411</text:p>
          </table:table-cell>
          <table:table-cell office:value-type="float" office:value="-2.68471560420605" calcext:value-type="float">
            <text:p>-2.6847156042</text:p>
          </table:table-cell>
          <table:table-cell office:value-type="float" office:value="-2.07318293381228" calcext:value-type="float">
            <text:p>-2.0731829338</text:p>
          </table:table-cell>
          <table:table-cell office:value-type="float" office:value="9.56599999999997" calcext:value-type="float">
            <text:p>9.566</text:p>
          </table:table-cell>
          <table:table-cell office:value-type="float" office:value="2.05" calcext:value-type="float">
            <text:p>2.05</text:p>
          </table:table-cell>
          <table:table-cell office:value-type="float" office:value="0.941999999999981" calcext:value-type="float">
            <text:p>0.94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69999999999975" calcext:value-type="float">
            <text:p>0.97</text:p>
          </table:table-cell>
          <table:table-cell office:value-type="float" office:value="0.674938052563231" calcext:value-type="float">
            <text:p>0.6749380526</text:p>
          </table:table-cell>
          <table:table-cell office:value-type="float" office:value="-2.72025536013043" calcext:value-type="float">
            <text:p>-2.7202553601</text:p>
          </table:table-cell>
          <table:table-cell office:value-type="float" office:value="0.693993441672585" calcext:value-type="float">
            <text:p>0.6939934417</text:p>
          </table:table-cell>
          <table:table-cell office:value-type="float" office:value="-2.22061859992769" calcext:value-type="float">
            <text:p>-2.2206185999</text:p>
          </table:table-cell>
          <table:table-cell office:value-type="float" office:value="0.25176762011778" calcext:value-type="float">
            <text:p>0.2517676201</text:p>
          </table:table-cell>
          <table:table-cell office:value-type="float" office:value="-2.45393452898137" calcext:value-type="float">
            <text:p>-2.453934529</text:p>
          </table:table-cell>
          <table:table-cell office:value-type="float" office:value="0.270823009227134" calcext:value-type="float">
            <text:p>0.2708230092</text:p>
          </table:table-cell>
          <table:table-cell office:value-type="float" office:value="-1.95429776877863" calcext:value-type="float">
            <text:p>-1.9542977688</text:p>
          </table:table-cell>
          <table:table-cell office:value-type="float" office:value="0.713048830781938" calcext:value-type="float">
            <text:p>0.7130488308</text:p>
          </table:table-cell>
          <table:table-cell office:value-type="float" office:value="-1.72098183972495" calcext:value-type="float">
            <text:p>-1.7209818397</text:p>
          </table:table-cell>
          <table:table-cell office:value-type="float" office:value="-0.17140281232767" calcext:value-type="float">
            <text:p>-0.1714028123</text:p>
          </table:table-cell>
          <table:table-cell office:value-type="float" office:value="-2.1876136978323" calcext:value-type="float">
            <text:p>-2.1876136978</text:p>
          </table:table-cell>
          <table:table-cell office:value-type="float" office:value="-0.152347423218316" calcext:value-type="float">
            <text:p>-0.1523474232</text:p>
          </table:table-cell>
          <table:table-cell office:value-type="float" office:value="-1.68797693762956" calcext:value-type="float">
            <text:p>-1.6879769376</text:p>
          </table:table-cell>
          <table:table-cell office:value-type="float" office:value="0.289878398336488" calcext:value-type="float">
            <text:p>0.2898783983</text:p>
          </table:table-cell>
          <table:table-cell office:value-type="float" office:value="-1.45466100857588" calcext:value-type="float">
            <text:p>-1.4546610086</text:p>
          </table:table-cell>
          <table:table-cell office:value-type="float" office:value="-0.594573244773121" calcext:value-type="float">
            <text:p>-0.5945732448</text:p>
          </table:table-cell>
          <table:table-cell office:value-type="float" office:value="-1.92129286668323" calcext:value-type="float">
            <text:p>-1.9212928667</text:p>
          </table:table-cell>
          <table:table-cell office:value-type="float" office:value="0.732104219891292" calcext:value-type="float">
            <text:p>0.7321042199</text:p>
          </table:table-cell>
          <table:table-cell office:value-type="float" office:value="-1.22134507952221" calcext:value-type="float">
            <text:p>-1.2213450795</text:p>
          </table:table-cell>
          <table:table-cell office:value-type="float" office:value="-0.133292034108963" calcext:value-type="float">
            <text:p>-0.1332920341</text:p>
          </table:table-cell>
          <table:table-cell office:value-type="float" office:value="-1.18834017742682" calcext:value-type="float">
            <text:p>-1.1883401774</text:p>
          </table:table-cell>
          <table:table-cell office:value-type="float" office:value="0.308933787445841" calcext:value-type="float">
            <text:p>0.3089337874</text:p>
          </table:table-cell>
          <table:table-cell office:value-type="float" office:value="-0.955024248373144" calcext:value-type="float">
            <text:p>-0.9550242484</text:p>
          </table:table-cell>
          <table:table-cell office:value-type="float" office:value="-0.575517855663767" calcext:value-type="float">
            <text:p>-0.5755178557</text:p>
          </table:table-cell>
          <table:table-cell office:value-type="float" office:value="-1.42165610648049" calcext:value-type="float">
            <text:p>-1.4216561065</text:p>
          </table:table-cell>
          <table:table-cell office:value-type="float" office:value="-0.114236644999609" calcext:value-type="float">
            <text:p>-0.114236645</text:p>
          </table:table-cell>
          <table:table-cell office:value-type="float" office:value="-0.688703417224076" calcext:value-type="float">
            <text:p>-0.6887034172</text:p>
          </table:table-cell>
          <table:table-cell office:value-type="float" office:value="-0.556462466554413" calcext:value-type="float">
            <text:p>-0.5564624666</text:p>
          </table:table-cell>
          <table:table-cell office:value-type="float" office:value="-0.922019346277749" calcext:value-type="float">
            <text:p>-0.9220193463</text:p>
          </table:table-cell>
          <table:table-cell office:value-type="float" office:value="0.327989176555195" calcext:value-type="float">
            <text:p>0.3279891766</text:p>
          </table:table-cell>
          <table:table-cell office:value-type="float" office:value="-0.455387488170403" calcext:value-type="float">
            <text:p>-0.4553874882</text:p>
          </table:table-cell>
          <table:table-cell office:value-type="float" office:value="-0.998688288109218" calcext:value-type="float">
            <text:p>-0.9986882881</text:p>
          </table:table-cell>
          <table:table-cell office:value-type="float" office:value="-1.15533527533142" calcext:value-type="float">
            <text:p>-1.1553352753</text:p>
          </table:table-cell>
          <table:table-cell office:value-type="float" office:value="-0.53740707744506" calcext:value-type="float">
            <text:p>-0.5374070774</text:p>
          </table:table-cell>
          <table:table-cell office:value-type="float" office:value="-0.422382586075008" calcext:value-type="float">
            <text:p>-0.4223825861</text:p>
          </table:table-cell>
          <table:table-cell office:value-type="float" office:value="-0.0951812558902556" calcext:value-type="float">
            <text:p>-0.0951812559</text:p>
          </table:table-cell>
          <table:table-cell office:value-type="float" office:value="-0.189066657021335" calcext:value-type="float">
            <text:p>-0.189066657</text:p>
          </table:table-cell>
          <table:table-cell office:value-type="float" office:value="-0.979632898999864" calcext:value-type="float">
            <text:p>-0.979632899</text:p>
          </table:table-cell>
          <table:table-cell office:value-type="float" office:value="-0.655698515128681" calcext:value-type="float">
            <text:p>-0.655698515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2" calcext:value-type="float">
            <text:p>-2</text:p>
          </table:table-cell>
          <table:table-cell office:value-type="float" office:value="0.687283498352315" calcext:value-type="float">
            <text:p>0.6872834984</text:p>
          </table:table-cell>
          <table:table-cell office:value-type="float" office:value="-2.72021423643044" calcext:value-type="float">
            <text:p>-2.7202142364</text:p>
          </table:table-cell>
          <table:table-cell office:value-type="float" office:value="0.213530178814868" calcext:value-type="float">
            <text:p>0.2135301788</text:p>
          </table:table-cell>
          <table:table-cell office:value-type="float" office:value="-2.21783460894892" calcext:value-type="float">
            <text:p>-2.2178346089</text:p>
          </table:table-cell>
          <table:table-cell office:value-type="float" office:value="-0.892209585805653" calcext:value-type="float">
            <text:p>-0.8922095858</text:p>
          </table:table-cell>
          <table:table-cell office:value-type="float" office:value="-2.69809411157916" calcext:value-type="float">
            <text:p>-2.6980941116</text:p>
          </table:table-cell>
          <table:table-cell office:value-type="float" office:value="-0.492538305500558" calcext:value-type="float">
            <text:p>-0.4925383055</text:p>
          </table:table-cell>
          <table:table-cell office:value-type="float" office:value="-2.21461378449786" calcext:value-type="float">
            <text:p>-2.2146137845</text:p>
          </table:table-cell>
          <table:table-cell office:value-type="float" office:value="-0.158988651408897" calcext:value-type="float">
            <text:p>-0.1589886514</text:p>
          </table:table-cell>
          <table:table-cell office:value-type="float" office:value="-2.68903457776121" calcext:value-type="float">
            <text:p>-2.6890345778</text:p>
          </table:table-cell>
          <table:table-cell office:value-type="float" office:value="-2.53712725271122" calcext:value-type="float">
            <text:p>-2.5371272527</text:p>
          </table:table-cell>
          <table:table-cell office:value-type="float" office:value="-3.27829107942576" calcext:value-type="float">
            <text:p>-3.2782910794</text:p>
          </table:table-cell>
          <table:table-cell office:value-type="float" office:value="-1.894494422238" calcext:value-type="float">
            <text:p>-1.8944944222</text:p>
          </table:table-cell>
          <table:table-cell office:value-type="float" office:value="-3.03947081131521" calcext:value-type="float">
            <text:p>-3.0394708113</text:p>
          </table:table-cell>
          <table:table-cell office:value-type="float" office:value="-0.624000778634074" calcext:value-type="float">
            <text:p>-0.6240007786</text:p>
          </table:table-cell>
          <table:table-cell office:value-type="float" office:value="-3.16542664834562" calcext:value-type="float">
            <text:p>-3.1654266483</text:p>
          </table:table-cell>
          <table:table-cell office:value-type="float" office:value="-2.6586688679825" calcext:value-type="float">
            <text:p>-2.658668868</text:p>
          </table:table-cell>
          <table:table-cell office:value-type="float" office:value="-2.57179923627085" calcext:value-type="float">
            <text:p>-2.5717992363</text:p>
          </table:table-cell>
          <table:table-cell office:value-type="float" office:value="-2.66396802943856" calcext:value-type="float">
            <text:p>-2.6639680294</text:p>
          </table:table-cell>
          <table:table-cell office:value-type="float" office:value="-1.65767480988225" calcext:value-type="float">
            <text:p>-1.6576748099</text:p>
          </table:table-cell>
          <table:table-cell office:value-type="float" office:value="-1.4086777803373" calcext:value-type="float">
            <text:p>-1.4086777803</text:p>
          </table:table-cell>
          <table:table-cell office:value-type="float" office:value="-2.88875867456459" calcext:value-type="float">
            <text:p>-2.8887586746</text:p>
          </table:table-cell>
          <table:table-cell office:value-type="float" office:value="-1.13700820061608" calcext:value-type="float">
            <text:p>-1.1370082006</text:p>
          </table:table-cell>
          <table:table-cell office:value-type="float" office:value="-2.0967491694128" calcext:value-type="float">
            <text:p>-2.0967491694</text:p>
          </table:table-cell>
          <table:table-cell office:value-type="float" office:value="-3.15248124412083" calcext:value-type="float">
            <text:p>-3.1524812441</text:p>
          </table:table-cell>
          <table:table-cell office:value-type="float" office:value="-2.0747839500465" calcext:value-type="float">
            <text:p>-2.07478395</text:p>
          </table:table-cell>
          <table:table-cell office:value-type="float" office:value="-1.57767173026551" calcext:value-type="float">
            <text:p>-1.5776717303</text:p>
          </table:table-cell>
          <table:table-cell office:value-type="float" office:value="-2.39053348431537" calcext:value-type="float">
            <text:p>-2.3905334843</text:p>
          </table:table-cell>
          <table:table-cell office:value-type="float" office:value="-2.98598102387646" calcext:value-type="float">
            <text:p>-2.9859810239</text:p>
          </table:table-cell>
          <table:table-cell office:value-type="float" office:value="-2.90557400281882" calcext:value-type="float">
            <text:p>-2.9055740028</text:p>
          </table:table-cell>
          <table:table-cell office:value-type="float" office:value="-1.99594280234055" calcext:value-type="float">
            <text:p>-1.9959428023</text:p>
          </table:table-cell>
          <table:table-cell office:value-type="float" office:value="-2.43089516634158" calcext:value-type="float">
            <text:p>-2.4308951663</text:p>
          </table:table-cell>
          <table:table-cell office:value-type="float" office:value="-2.37152299522069" calcext:value-type="float">
            <text:p>-2.3715229952</text:p>
          </table:table-cell>
          <table:table-cell office:value-type="float" office:value="-2.32559013662521" calcext:value-type="float">
            <text:p>-2.3255901366</text:p>
          </table:table-cell>
          <table:table-cell office:value-type="float" office:value="-2.37299546120377" calcext:value-type="float">
            <text:p>-2.3729954612</text:p>
          </table:table-cell>
          <table:table-cell office:value-type="float" office:value="-2.84529776598427" calcext:value-type="float">
            <text:p>-2.845297766</text:p>
          </table:table-cell>
          <table:table-cell office:value-type="float" office:value="-2.77555346397708" calcext:value-type="float">
            <text:p>-2.775553464</text:p>
          </table:table-cell>
          <table:table-cell office:value-type="float" office:value="-1.21058190871699" calcext:value-type="float">
            <text:p>-1.2105819087</text:p>
          </table:table-cell>
          <table:table-cell office:value-type="float" office:value="-2.71353448447265" calcext:value-type="float">
            <text:p>-2.7135344845</text:p>
          </table:table-cell>
          <table:table-cell office:value-type="float" office:value="-2.1009222946589" calcext:value-type="float">
            <text:p>-2.1009222947</text:p>
          </table:table-cell>
          <table:table-cell office:value-type="float" office:value="9.53799999999997" calcext:value-type="float">
            <text:p>9.538</text:p>
          </table:table-cell>
          <table:table-cell office:value-type="float" office:value="2.05" calcext:value-type="float">
            <text:p>2.05</text:p>
          </table:table-cell>
          <table:table-cell office:value-type="float" office:value="0.955999999999981" calcext:value-type="float">
            <text:p>0.95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59999999999975" calcext:value-type="float">
            <text:p>0.96</text:p>
          </table:table-cell>
          <table:table-cell office:value-type="float" office:value="0.674938052563231" calcext:value-type="float">
            <text:p>0.6749380526</text:p>
          </table:table-cell>
          <table:table-cell office:value-type="float" office:value="-2.72025536013043" calcext:value-type="float">
            <text:p>-2.7202553601</text:p>
          </table:table-cell>
          <table:table-cell office:value-type="float" office:value="1.10878111813349" calcext:value-type="float">
            <text:p>1.1087811181</text:p>
          </table:table-cell>
          <table:table-cell office:value-type="float" office:value="-2.96881158004175" calcext:value-type="float">
            <text:p>-2.96881158</text:p>
          </table:table-cell>
          <table:table-cell office:value-type="float" office:value="1.10711558606019" calcext:value-type="float">
            <text:p>1.1071155861</text:p>
          </table:table-cell>
          <table:table-cell office:value-type="float" office:value="-2.46881435404653" calcext:value-type="float">
            <text:p>-2.468814354</text:p>
          </table:table-cell>
          <table:table-cell office:value-type="float" office:value="1.54095865163045" calcext:value-type="float">
            <text:p>1.5409586516</text:p>
          </table:table-cell>
          <table:table-cell office:value-type="float" office:value="-2.71737057395785" calcext:value-type="float">
            <text:p>-2.717370574</text:p>
          </table:table-cell>
          <table:table-cell office:value-type="float" office:value="1.54262418370374" calcext:value-type="float">
            <text:p>1.5426241837</text:p>
          </table:table-cell>
          <table:table-cell office:value-type="float" office:value="-3.21736779995307" calcext:value-type="float">
            <text:p>-3.2173678</text:p>
          </table:table-cell>
          <table:table-cell office:value-type="float" office:value="1.53929311955715" calcext:value-type="float">
            <text:p>1.5392931196</text:p>
          </table:table-cell>
          <table:table-cell office:value-type="float" office:value="-2.21737334796263" calcext:value-type="float">
            <text:p>-2.217373348</text:p>
          </table:table-cell>
          <table:table-cell office:value-type="float" office:value="1.97313618512741" calcext:value-type="float">
            <text:p>1.9731361851</text:p>
          </table:table-cell>
          <table:table-cell office:value-type="float" office:value="-2.46592956787395" calcext:value-type="float">
            <text:p>-2.4659295679</text:p>
          </table:table-cell>
          <table:table-cell office:value-type="float" office:value="1.9748017172007" calcext:value-type="float">
            <text:p>1.9748017172</text:p>
          </table:table-cell>
          <table:table-cell office:value-type="float" office:value="-2.96592679386916" calcext:value-type="float">
            <text:p>-2.9659267939</text:p>
          </table:table-cell>
          <table:table-cell office:value-type="float" office:value="1.97147065305411" calcext:value-type="float">
            <text:p>1.9714706531</text:p>
          </table:table-cell>
          <table:table-cell office:value-type="float" office:value="-1.96593234187873" calcext:value-type="float">
            <text:p>-1.9659323419</text:p>
          </table:table-cell>
          <table:table-cell office:value-type="float" office:value="1.976467249274" calcext:value-type="float">
            <text:p>1.9764672493</text:p>
          </table:table-cell>
          <table:table-cell office:value-type="float" office:value="-3.46592401986438" calcext:value-type="float">
            <text:p>-3.4659240199</text:p>
          </table:table-cell>
          <table:table-cell office:value-type="float" office:value="2.40697925069766" calcext:value-type="float">
            <text:p>2.4069792507</text:p>
          </table:table-cell>
          <table:table-cell office:value-type="float" office:value="-2.71448578778526" calcext:value-type="float">
            <text:p>-2.7144857878</text:p>
          </table:table-cell>
          <table:table-cell office:value-type="float" office:value="2.40864478277096" calcext:value-type="float">
            <text:p>2.4086447828</text:p>
          </table:table-cell>
          <table:table-cell office:value-type="float" office:value="-3.21448301378048" calcext:value-type="float">
            <text:p>-3.2144830138</text:p>
          </table:table-cell>
          <table:table-cell office:value-type="float" office:value="2.40531371862436" calcext:value-type="float">
            <text:p>2.4053137186</text:p>
          </table:table-cell>
          <table:table-cell office:value-type="float" office:value="-2.21448856179004" calcext:value-type="float">
            <text:p>-2.2144885618</text:p>
          </table:table-cell>
          <table:table-cell office:value-type="float" office:value="2.84082231626792" calcext:value-type="float">
            <text:p>2.8408223163</text:p>
          </table:table-cell>
          <table:table-cell office:value-type="float" office:value="-2.96304200769658" calcext:value-type="float">
            <text:p>-2.9630420077</text:p>
          </table:table-cell>
          <table:table-cell office:value-type="float" office:value="2.83915678419462" calcext:value-type="float">
            <text:p>2.8391567842</text:p>
          </table:table-cell>
          <table:table-cell office:value-type="float" office:value="-2.46304478170136" calcext:value-type="float">
            <text:p>-2.4630447817</text:p>
          </table:table-cell>
          <table:table-cell office:value-type="float" office:value="2.84248784834122" calcext:value-type="float">
            <text:p>2.8424878483</text:p>
          </table:table-cell>
          <table:table-cell office:value-type="float" office:value="-3.46303923369179" calcext:value-type="float">
            <text:p>-3.4630392337</text:p>
          </table:table-cell>
          <table:table-cell office:value-type="float" office:value="2.83749125212132" calcext:value-type="float">
            <text:p>2.8374912521</text:p>
          </table:table-cell>
          <table:table-cell office:value-type="float" office:value="-1.96304755570614" calcext:value-type="float">
            <text:p>-1.9630475557</text:p>
          </table:table-cell>
          <table:table-cell office:value-type="float" office:value="3.27299984976488" calcext:value-type="float">
            <text:p>3.2729998498</text:p>
          </table:table-cell>
          <table:table-cell office:value-type="float" office:value="-2.71160100161268" calcext:value-type="float">
            <text:p>-2.7116010016</text:p>
          </table:table-cell>
          <table:table-cell office:value-type="float" office:value="3.27466538183817" calcext:value-type="float">
            <text:p>3.2746653818</text:p>
          </table:table-cell>
          <table:table-cell office:value-type="float" office:value="-3.21159822760789" calcext:value-type="float">
            <text:p>-3.2115982276</text:p>
          </table:table-cell>
          <table:table-cell office:value-type="float" office:value="3.27133431769158" calcext:value-type="float">
            <text:p>3.2713343177</text:p>
          </table:table-cell>
          <table:table-cell office:value-type="float" office:value="-2.21160377561746" calcext:value-type="float">
            <text:p>-2.21160377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3" calcext:value-type="float">
            <text:p>-3</text:p>
          </table:table-cell>
          <table:table-cell office:value-type="float" office:value="0.647685518605868" calcext:value-type="float">
            <text:p>0.6476855186</text:p>
          </table:table-cell>
          <table:table-cell office:value-type="float" office:value="-2.71455738218095" calcext:value-type="float">
            <text:p>-2.7145573822</text:p>
          </table:table-cell>
          <table:table-cell office:value-type="float" office:value="0.176218103739031" calcext:value-type="float">
            <text:p>0.1762181037</text:p>
          </table:table-cell>
          <table:table-cell office:value-type="float" office:value="-2.20341902524464" calcext:value-type="float">
            <text:p>-2.2034190252</text:p>
          </table:table-cell>
          <table:table-cell office:value-type="float" office:value="-0.928917977948147" calcext:value-type="float">
            <text:p>-0.9289179779</text:p>
          </table:table-cell>
          <table:table-cell office:value-type="float" office:value="-2.71398416967575" calcext:value-type="float">
            <text:p>-2.7139841697</text:p>
          </table:table-cell>
          <table:table-cell office:value-type="float" office:value="-0.532538190902209" calcext:value-type="float">
            <text:p>-0.5325381909</text:p>
          </table:table-cell>
          <table:table-cell office:value-type="float" office:value="-2.21451803558248" calcext:value-type="float">
            <text:p>-2.2145180356</text:p>
          </table:table-cell>
          <table:table-cell office:value-type="float" office:value="-0.193858177582227" calcext:value-type="float">
            <text:p>-0.1938581776</text:p>
          </table:table-cell>
          <table:table-cell office:value-type="float" office:value="-2.66943569655724" calcext:value-type="float">
            <text:p>-2.6694356966</text:p>
          </table:table-cell>
          <table:table-cell office:value-type="float" office:value="-2.57712074534858" calcext:value-type="float">
            <text:p>-2.5771207453</text:p>
          </table:table-cell>
          <table:table-cell office:value-type="float" office:value="-3.27756959022576" calcext:value-type="float">
            <text:p>-3.2775695902</text:p>
          </table:table-cell>
          <table:table-cell office:value-type="float" office:value="-1.93442279733343" calcext:value-type="float">
            <text:p>-1.9344227973</text:p>
          </table:table-cell>
          <table:table-cell office:value-type="float" office:value="-3.04186347974999" calcext:value-type="float">
            <text:p>-3.0418634797</text:p>
          </table:table-cell>
          <table:table-cell office:value-type="float" office:value="-0.663281804333324" calcext:value-type="float">
            <text:p>-0.6632818043</text:p>
          </table:table-cell>
          <table:table-cell office:value-type="float" office:value="-3.15787674635852" calcext:value-type="float">
            <text:p>-3.1578767464</text:p>
          </table:table-cell>
          <table:table-cell office:value-type="float" office:value="-2.69734290439598" calcext:value-type="float">
            <text:p>-2.6973429044</text:p>
          </table:table-cell>
          <table:table-cell office:value-type="float" office:value="-2.58201289905601" calcext:value-type="float">
            <text:p>-2.5820128991</text:p>
          </table:table-cell>
          <table:table-cell office:value-type="float" office:value="-2.6962108647467" calcext:value-type="float">
            <text:p>-2.6962108647</text:p>
          </table:table-cell>
          <table:table-cell office:value-type="float" office:value="-1.63400204977085" calcext:value-type="float">
            <text:p>-1.6340020498</text:p>
          </table:table-cell>
          <table:table-cell office:value-type="float" office:value="-1.4486723968" calcext:value-type="float">
            <text:p>-1.4486723968</text:p>
          </table:table-cell>
          <table:table-cell office:value-type="float" office:value="-2.88941491689946" calcext:value-type="float">
            <text:p>-2.8894149169</text:p>
          </table:table-cell>
          <table:table-cell office:value-type="float" office:value="-1.1764612770741" calcext:value-type="float">
            <text:p>-1.1764612771</text:p>
          </table:table-cell>
          <table:table-cell office:value-type="float" office:value="-2.09015714711331" calcext:value-type="float">
            <text:p>-2.0901571471</text:p>
          </table:table-cell>
          <table:table-cell office:value-type="float" office:value="-3.19247114784979" calcext:value-type="float">
            <text:p>-3.1924711478</text:p>
          </table:table-cell>
          <table:table-cell office:value-type="float" office:value="-2.07388528450893" calcext:value-type="float">
            <text:p>-2.0738852845</text:p>
          </table:table-cell>
          <table:table-cell office:value-type="float" office:value="-1.61755977579913" calcext:value-type="float">
            <text:p>-1.6175597758</text:p>
          </table:table-cell>
          <table:table-cell office:value-type="float" office:value="-2.38754286172" calcext:value-type="float">
            <text:p>-2.3875428617</text:p>
          </table:table-cell>
          <table:table-cell office:value-type="float" office:value="-3.0259559225245" calcext:value-type="float">
            <text:p>-3.0259559225</text:p>
          </table:table-cell>
          <table:table-cell office:value-type="float" office:value="-2.90415714782303" calcext:value-type="float">
            <text:p>-2.9041571478</text:p>
          </table:table-cell>
          <table:table-cell office:value-type="float" office:value="-2.03492928700006" calcext:value-type="float">
            <text:p>-2.034929287</text:p>
          </table:table-cell>
          <table:table-cell office:value-type="float" office:value="-2.4219478754726" calcext:value-type="float">
            <text:p>-2.4219478755</text:p>
          </table:table-cell>
          <table:table-cell office:value-type="float" office:value="-2.41108868784186" calcext:value-type="float">
            <text:p>-2.4110886878</text:p>
          </table:table-cell>
          <table:table-cell office:value-type="float" office:value="-2.33146856901889" calcext:value-type="float">
            <text:p>-2.331468569</text:p>
          </table:table-cell>
          <table:table-cell office:value-type="float" office:value="-2.41252403298645" calcext:value-type="float">
            <text:p>-2.412524033</text:p>
          </table:table-cell>
          <table:table-cell office:value-type="float" office:value="-2.83917469381245" calcext:value-type="float">
            <text:p>-2.8391746938</text:p>
          </table:table-cell>
          <table:table-cell office:value-type="float" office:value="-2.81433735219199" calcext:value-type="float">
            <text:p>-2.8143373522</text:p>
          </table:table-cell>
          <table:table-cell office:value-type="float" office:value="-1.20079364968214" calcext:value-type="float">
            <text:p>-1.2007936497</text:p>
          </table:table-cell>
          <table:table-cell office:value-type="float" office:value="-2.75350283200258" calcext:value-type="float">
            <text:p>-2.753502832</text:p>
          </table:table-cell>
          <table:table-cell office:value-type="float" office:value="-2.09933132145756" calcext:value-type="float">
            <text:p>-2.0993313215</text:p>
          </table:table-cell>
          <table:table-cell office:value-type="float" office:value="9.50999999999997" calcext:value-type="float">
            <text:p>9.51</text:p>
          </table:table-cell>
          <table:table-cell office:value-type="float" office:value="2.05" calcext:value-type="float">
            <text:p>2.05</text:p>
          </table:table-cell>
          <table:table-cell office:value-type="float" office:value="0.969999999999981" calcext:value-type="float">
            <text:p>0.97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49999999999976" calcext:value-type="float">
            <text:p>0.95</text:p>
          </table:table-cell>
          <table:table-cell office:value-type="float" office:value="0.674938052563231" calcext:value-type="float">
            <text:p>0.6749380526</text:p>
          </table:table-cell>
          <table:table-cell office:value-type="float" office:value="-2.72025536013043" calcext:value-type="float">
            <text:p>-2.7202553601</text:p>
          </table:table-cell>
          <table:table-cell office:value-type="float" office:value="0.302254272095238" calcext:value-type="float">
            <text:p>0.3022542721</text:p>
          </table:table-cell>
          <table:table-cell office:value-type="float" office:value="-2.38692849386238" calcext:value-type="float">
            <text:p>-2.3869284939</text:p>
          </table:table-cell>
          <table:table-cell office:value-type="float" office:value="0.199926628377237" calcext:value-type="float">
            <text:p>0.1999266284</text:p>
          </table:table-cell>
          <table:table-cell office:value-type="float" office:value="-2.87634554846011" calcext:value-type="float">
            <text:p>-2.8763455485</text:p>
          </table:table-cell>
          <table:table-cell office:value-type="float" office:value="-0.172757152090756" calcext:value-type="float">
            <text:p>-0.1727571521</text:p>
          </table:table-cell>
          <table:table-cell office:value-type="float" office:value="-2.54301868219205" calcext:value-type="float">
            <text:p>-2.5430186822</text:p>
          </table:table-cell>
          <table:table-cell office:value-type="float" office:value="-0.0704295083727552" calcext:value-type="float">
            <text:p>-0.0704295084</text:p>
          </table:table-cell>
          <table:table-cell office:value-type="float" office:value="-2.05360162759432" calcext:value-type="float">
            <text:p>-2.0536016276</text:p>
          </table:table-cell>
          <table:table-cell office:value-type="float" office:value="-0.275084795808757" calcext:value-type="float">
            <text:p>-0.2750847958</text:p>
          </table:table-cell>
          <table:table-cell office:value-type="float" office:value="-3.03243573678978" calcext:value-type="float">
            <text:p>-3.0324357368</text:p>
          </table:table-cell>
          <table:table-cell office:value-type="float" office:value="-0.64776857627675" calcext:value-type="float">
            <text:p>-0.6477685763</text:p>
          </table:table-cell>
          <table:table-cell office:value-type="float" office:value="-2.69910887052173" calcext:value-type="float">
            <text:p>-2.6991088705</text:p>
          </table:table-cell>
          <table:table-cell office:value-type="float" office:value="-0.545440932558749" calcext:value-type="float">
            <text:p>-0.5454409326</text:p>
          </table:table-cell>
          <table:table-cell office:value-type="float" office:value="-2.20969181592399" calcext:value-type="float">
            <text:p>-2.2096918159</text:p>
          </table:table-cell>
          <table:table-cell office:value-type="float" office:value="-0.750096219994752" calcext:value-type="float">
            <text:p>-0.75009622</text:p>
          </table:table-cell>
          <table:table-cell office:value-type="float" office:value="-3.18852592511946" calcext:value-type="float">
            <text:p>-3.1885259251</text:p>
          </table:table-cell>
          <table:table-cell office:value-type="float" office:value="-0.443113288840748" calcext:value-type="float">
            <text:p>-0.4431132888</text:p>
          </table:table-cell>
          <table:table-cell office:value-type="float" office:value="-1.72027476132626" calcext:value-type="float">
            <text:p>-1.7202747613</text:p>
          </table:table-cell>
          <table:table-cell office:value-type="float" office:value="-1.02045235674474" calcext:value-type="float">
            <text:p>-1.0204523567</text:p>
          </table:table-cell>
          <table:table-cell office:value-type="float" office:value="-2.36578200425367" calcext:value-type="float">
            <text:p>-2.3657820043</text:p>
          </table:table-cell>
          <table:table-cell office:value-type="float" office:value="-0.918124713026743" calcext:value-type="float">
            <text:p>-0.918124713</text:p>
          </table:table-cell>
          <table:table-cell office:value-type="float" office:value="-1.87636494965593" calcext:value-type="float">
            <text:p>-1.8763649497</text:p>
          </table:table-cell>
          <table:table-cell office:value-type="float" office:value="-1.12278000046274" calcext:value-type="float">
            <text:p>-1.1227800005</text:p>
          </table:table-cell>
          <table:table-cell office:value-type="float" office:value="-2.8551990588514" calcext:value-type="float">
            <text:p>-2.8551990589</text:p>
          </table:table-cell>
          <table:table-cell office:value-type="float" office:value="-1.39313613721274" calcext:value-type="float">
            <text:p>-1.3931361372</text:p>
          </table:table-cell>
          <table:table-cell office:value-type="float" office:value="-2.03245513798561" calcext:value-type="float">
            <text:p>-2.032455138</text:p>
          </table:table-cell>
          <table:table-cell office:value-type="float" office:value="-1.49546378093074" calcext:value-type="float">
            <text:p>-1.4954637809</text:p>
          </table:table-cell>
          <table:table-cell office:value-type="float" office:value="-2.52187219258334" calcext:value-type="float">
            <text:p>-2.5218721926</text:p>
          </table:table-cell>
          <table:table-cell office:value-type="float" office:value="-1.29080849349474" calcext:value-type="float">
            <text:p>-1.2908084935</text:p>
          </table:table-cell>
          <table:table-cell office:value-type="float" office:value="-1.54303808338787" calcext:value-type="float">
            <text:p>-1.5430380834</text:p>
          </table:table-cell>
          <table:table-cell office:value-type="float" office:value="-1.59779142464874" calcext:value-type="float">
            <text:p>-1.5977914246</text:p>
          </table:table-cell>
          <table:table-cell office:value-type="float" office:value="-3.01128924718108" calcext:value-type="float">
            <text:p>-3.0112892472</text:p>
          </table:table-cell>
          <table:table-cell office:value-type="float" office:value="-1.86814756139873" calcext:value-type="float">
            <text:p>-1.8681475614</text:p>
          </table:table-cell>
          <table:table-cell office:value-type="float" office:value="-2.18854532631528" calcext:value-type="float">
            <text:p>-2.1885453263</text:p>
          </table:table-cell>
          <table:table-cell office:value-type="float" office:value="-1.76581991768073" calcext:value-type="float">
            <text:p>-1.7658199177</text:p>
          </table:table-cell>
          <table:table-cell office:value-type="float" office:value="-1.69912827171755" calcext:value-type="float">
            <text:p>-1.6991282717</text:p>
          </table:table-cell>
          <table:table-cell office:value-type="float" office:value="-1.97047520511673" calcext:value-type="float">
            <text:p>-1.9704752051</text:p>
          </table:table-cell>
          <table:table-cell office:value-type="float" office:value="-2.67796238091302" calcext:value-type="float">
            <text:p>-2.677962380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2]</text:p>
          </table:table-cell>
          <table:table-cell office:value-type="float" office:value="-4" calcext:value-type="float">
            <text:p>-4</text:p>
          </table:table-cell>
          <table:table-cell office:value-type="float" office:value="0.607774112291604" calcext:value-type="float">
            <text:p>0.6077741123</text:p>
          </table:table-cell>
          <table:table-cell office:value-type="float" office:value="-2.71189662175999" calcext:value-type="float">
            <text:p>-2.7118966218</text:p>
          </table:table-cell>
          <table:table-cell office:value-type="float" office:value="0.13849369284472" calcext:value-type="float">
            <text:p>0.1384936928</text:p>
          </table:table-cell>
          <table:table-cell office:value-type="float" office:value="-2.21671822908085" calcext:value-type="float">
            <text:p>-2.2167182291</text:p>
          </table:table-cell>
          <table:table-cell office:value-type="float" office:value="-0.966636681355914" calcext:value-type="float">
            <text:p>-0.9666366814</text:p>
          </table:table-cell>
          <table:table-cell office:value-type="float" office:value="-2.72729955225519" calcext:value-type="float">
            <text:p>-2.7272995523</text:p>
          </table:table-cell>
          <table:table-cell office:value-type="float" office:value="-0.566317011259297" calcext:value-type="float">
            <text:p>-0.5663170113</text:p>
          </table:table-cell>
          <table:table-cell office:value-type="float" office:value="-2.23594211771646" calcext:value-type="float">
            <text:p>-2.2359421177</text:p>
          </table:table-cell>
          <table:table-cell office:value-type="float" office:value="-0.228909770075588" calcext:value-type="float">
            <text:p>-0.2289097701</text:p>
          </table:table-cell>
          <table:table-cell office:value-type="float" office:value="-2.68870707076043" calcext:value-type="float">
            <text:p>-2.6887070708</text:p>
          </table:table-cell>
          <table:table-cell office:value-type="float" office:value="-2.61366383519914" calcext:value-type="float">
            <text:p>-2.6136638352</text:p>
          </table:table-cell>
          <table:table-cell office:value-type="float" office:value="-3.26130298073965" calcext:value-type="float">
            <text:p>-3.2613029807</text:p>
          </table:table-cell>
          <table:table-cell office:value-type="float" office:value="-1.97441790975397" calcext:value-type="float">
            <text:p>-1.9744179098</text:p>
          </table:table-cell>
          <table:table-cell office:value-type="float" office:value="-3.04248876565904" calcext:value-type="float">
            <text:p>-3.0424887657</text:p>
          </table:table-cell>
          <table:table-cell office:value-type="float" office:value="-0.701110316348101" calcext:value-type="float">
            <text:p>-0.7011103163</text:p>
          </table:table-cell>
          <table:table-cell office:value-type="float" office:value="-3.17087688784805" calcext:value-type="float">
            <text:p>-3.1708768878</text:p>
          </table:table-cell>
          <table:table-cell office:value-type="float" office:value="-2.73407043254862" calcext:value-type="float">
            <text:p>-2.7340704325</text:p>
          </table:table-cell>
          <table:table-cell office:value-type="float" office:value="-2.56616712120207" calcext:value-type="float">
            <text:p>-2.5661671212</text:p>
          </table:table-cell>
          <table:table-cell office:value-type="float" office:value="-2.65621232586381" calcext:value-type="float">
            <text:p>-2.6562123259</text:p>
          </table:table-cell>
          <table:table-cell office:value-type="float" office:value="-1.63434393752132" calcext:value-type="float">
            <text:p>-1.6343439375</text:p>
          </table:table-cell>
          <table:table-cell office:value-type="float" office:value="-1.48659620421501" calcext:value-type="float">
            <text:p>-1.4865962042</text:p>
          </table:table-cell>
          <table:table-cell office:value-type="float" office:value="-2.90213438352148" calcext:value-type="float">
            <text:p>-2.9021343835</text:p>
          </table:table-cell>
          <table:table-cell office:value-type="float" office:value="-1.20876596145863" calcext:value-type="float">
            <text:p>-1.2087659615</text:p>
          </table:table-cell>
          <table:table-cell office:value-type="float" office:value="-2.11374543587737" calcext:value-type="float">
            <text:p>-2.1137454359</text:p>
          </table:table-cell>
          <table:table-cell office:value-type="float" office:value="-3.21852819671792" calcext:value-type="float">
            <text:p>-3.2185281967</text:p>
          </table:table-cell>
          <table:table-cell office:value-type="float" office:value="-2.04353680506953" calcext:value-type="float">
            <text:p>-2.0435368051</text:p>
          </table:table-cell>
          <table:table-cell office:value-type="float" office:value="-1.65437899967056" calcext:value-type="float">
            <text:p>-1.6543789997</text:p>
          </table:table-cell>
          <table:table-cell office:value-type="float" office:value="-2.40317439246737" calcext:value-type="float">
            <text:p>-2.4031743925</text:p>
          </table:table-cell>
          <table:table-cell office:value-type="float" office:value="-3.05716509803312" calcext:value-type="float">
            <text:p>-3.057165098</text:p>
          </table:table-cell>
          <table:table-cell office:value-type="float" office:value="-2.87913740833453" calcext:value-type="float">
            <text:p>-2.8791374083</text:p>
          </table:table-cell>
          <table:table-cell office:value-type="float" office:value="-2.07379131277766" calcext:value-type="float">
            <text:p>-2.0737913128</text:p>
          </table:table-cell>
          <table:table-cell office:value-type="float" office:value="-2.43142115117116" calcext:value-type="float">
            <text:p>-2.4314211512</text:p>
          </table:table-cell>
          <table:table-cell office:value-type="float" office:value="-2.44480184543704" calcext:value-type="float">
            <text:p>-2.4448018454</text:p>
          </table:table-cell>
          <table:table-cell office:value-type="float" office:value="-2.3099413071177" calcext:value-type="float">
            <text:p>-2.3099413071</text:p>
          </table:table-cell>
          <table:table-cell office:value-type="float" office:value="-2.45001961330264" calcext:value-type="float">
            <text:p>-2.4500196133</text:p>
          </table:table-cell>
          <table:table-cell office:value-type="float" office:value="-2.82524338171517" calcext:value-type="float">
            <text:p>-2.8252433817</text:p>
          </table:table-cell>
          <table:table-cell office:value-type="float" office:value="-2.79210817364556" calcext:value-type="float">
            <text:p>-2.7921081736</text:p>
          </table:table-cell>
          <table:table-cell office:value-type="float" office:value="-1.16753912185282" calcext:value-type="float">
            <text:p>-1.1675391219</text:p>
          </table:table-cell>
          <table:table-cell office:value-type="float" office:value="-2.78739260708191" calcext:value-type="float">
            <text:p>-2.7873926071</text:p>
          </table:table-cell>
          <table:table-cell office:value-type="float" office:value="-2.07808318871437" calcext:value-type="float">
            <text:p>-2.0780831887</text:p>
          </table:table-cell>
          <table:table-cell office:value-type="float" office:value="9.48199999999997" calcext:value-type="float">
            <text:p>9.482</text:p>
          </table:table-cell>
          <table:table-cell office:value-type="float" office:value="2.05" calcext:value-type="float">
            <text:p>2.05</text:p>
          </table:table-cell>
          <table:table-cell office:value-type="float" office:value="0.983999999999982" calcext:value-type="float">
            <text:p>0.98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39999999999976" calcext:value-type="float">
            <text:p>0.94</text:p>
          </table:table-cell>
          <table:table-cell office:value-type="float" office:value="0.622949072590672" calcext:value-type="float">
            <text:p>0.6229490726</text:p>
          </table:table-cell>
          <table:table-cell office:value-type="float" office:value="-2.71918486425801" calcext:value-type="float">
            <text:p>-2.7191848643</text:p>
          </table:table-cell>
          <table:table-cell office:value-type="float" office:value="0.340855110172393" calcext:value-type="float">
            <text:p>0.3408551102</text:p>
          </table:table-cell>
          <table:table-cell office:value-type="float" office:value="-2.30636166194599" calcext:value-type="float">
            <text:p>-2.3063616619</text:p>
          </table:table-cell>
          <table:table-cell office:value-type="float" office:value="0.124386710907677" calcext:value-type="float">
            <text:p>0.1243867109</text:p>
          </table:table-cell>
          <table:table-cell office:value-type="float" office:value="-2.75707380081044" calcext:value-type="float">
            <text:p>-2.7570738008</text:p>
          </table:table-cell>
          <table:table-cell office:value-type="float" office:value="-0.157707251510602" calcext:value-type="float">
            <text:p>-0.1577072515</text:p>
          </table:table-cell>
          <table:table-cell office:value-type="float" office:value="-2.34425059849842" calcext:value-type="float">
            <text:p>-2.3442505985</text:p>
          </table:table-cell>
          <table:table-cell office:value-type="float" office:value="0.0587611477541147" calcext:value-type="float">
            <text:p>0.0587611478</text:p>
          </table:table-cell>
          <table:table-cell office:value-type="float" office:value="-1.89353845963396" calcext:value-type="float">
            <text:p>-1.8935384596</text:p>
          </table:table-cell>
          <table:table-cell office:value-type="float" office:value="-0.374175650775319" calcext:value-type="float">
            <text:p>-0.3741756508</text:p>
          </table:table-cell>
          <table:table-cell office:value-type="float" office:value="-2.79496273736287" calcext:value-type="float">
            <text:p>-2.7949627374</text:p>
          </table:table-cell>
          <table:table-cell office:value-type="float" office:value="-0.656269613193597" calcext:value-type="float">
            <text:p>-0.6562696132</text:p>
          </table:table-cell>
          <table:table-cell office:value-type="float" office:value="-2.38213953505085" calcext:value-type="float">
            <text:p>-2.3821395351</text:p>
          </table:table-cell>
          <table:table-cell office:value-type="float" office:value="-0.439801213928881" calcext:value-type="float">
            <text:p>-0.4398012139</text:p>
          </table:table-cell>
          <table:table-cell office:value-type="float" office:value="-1.93142739618639" calcext:value-type="float">
            <text:p>-1.9314273962</text:p>
          </table:table-cell>
          <table:table-cell office:value-type="float" office:value="-0.872738012458314" calcext:value-type="float">
            <text:p>-0.8727380125</text:p>
          </table:table-cell>
          <table:table-cell office:value-type="float" office:value="-2.8328516739153" calcext:value-type="float">
            <text:p>-2.8328516739</text:p>
          </table:table-cell>
          <table:table-cell office:value-type="float" office:value="-0.223332814664164" calcext:value-type="float">
            <text:p>-0.2233328147</text:p>
          </table:table-cell>
          <table:table-cell office:value-type="float" office:value="-1.48071525732194" calcext:value-type="float">
            <text:p>-1.4807152573</text:p>
          </table:table-cell>
          <table:table-cell office:value-type="float" office:value="-0.938363575611876" calcext:value-type="float">
            <text:p>-0.9383635756</text:p>
          </table:table-cell>
          <table:table-cell office:value-type="float" office:value="-1.96931633273882" calcext:value-type="float">
            <text:p>-1.9693163327</text:p>
          </table:table-cell>
          <table:table-cell office:value-type="float" office:value="-0.72189517634716" calcext:value-type="float">
            <text:p>-0.7218951763</text:p>
          </table:table-cell>
          <table:table-cell office:value-type="float" office:value="-1.51860419387437" calcext:value-type="float">
            <text:p>-1.5186041939</text:p>
          </table:table-cell>
          <table:table-cell office:value-type="float" office:value="-1.15483197487659" calcext:value-type="float">
            <text:p>-1.1548319749</text:p>
          </table:table-cell>
          <table:table-cell office:value-type="float" office:value="-2.42002847160328" calcext:value-type="float">
            <text:p>-2.4200284716</text:p>
          </table:table-cell>
          <table:table-cell office:value-type="float" office:value="-1.22045753803016" calcext:value-type="float">
            <text:p>-1.220457538</text:p>
          </table:table-cell>
          <table:table-cell office:value-type="float" office:value="-1.5564931304268" calcext:value-type="float">
            <text:p>-1.5564931304</text:p>
          </table:table-cell>
          <table:table-cell office:value-type="float" office:value="-1.43692593729487" calcext:value-type="float">
            <text:p>-1.4369259373</text:p>
          </table:table-cell>
          <table:table-cell office:value-type="float" office:value="-2.00720526929125" calcext:value-type="float">
            <text:p>-2.0072052693</text:p>
          </table:table-cell>
          <table:table-cell office:value-type="float" office:value="-1.00398913876544" calcext:value-type="float">
            <text:p>-1.0039891388</text:p>
          </table:table-cell>
          <table:table-cell office:value-type="float" office:value="-1.10578099156235" calcext:value-type="float">
            <text:p>-1.1057809916</text:p>
          </table:table-cell>
          <table:table-cell office:value-type="float" office:value="-1.65339433655959" calcext:value-type="float">
            <text:p>-1.6533943366</text:p>
          </table:table-cell>
          <table:table-cell office:value-type="float" office:value="-2.45791740815571" calcext:value-type="float">
            <text:p>-2.4579174082</text:p>
          </table:table-cell>
          <table:table-cell office:value-type="float" office:value="-1.71901989971315" calcext:value-type="float">
            <text:p>-1.7190198997</text:p>
          </table:table-cell>
          <table:table-cell office:value-type="float" office:value="-1.59438206697923" calcext:value-type="float">
            <text:p>-1.594382067</text:p>
          </table:table-cell>
          <table:table-cell office:value-type="float" office:value="-1.50255150044843" calcext:value-type="float">
            <text:p>-1.5025515004</text:p>
          </table:table-cell>
          <table:table-cell office:value-type="float" office:value="-1.14366992811478" calcext:value-type="float">
            <text:p>-1.1436699281</text:p>
          </table:table-cell>
          <table:table-cell office:value-type="float" office:value="-1.93548829897787" calcext:value-type="float">
            <text:p>-1.935488299</text:p>
          </table:table-cell>
          <table:table-cell office:value-type="float" office:value="-2.04509420584368" calcext:value-type="float">
            <text:p>-2.045094205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113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9]</text:p>
          </table:table-cell>
          <table:table-cell office:value-type="float" office:value="-1" calcext:value-type="float">
            <text:p>-1</text:p>
          </table:table-cell>
          <table:table-cell office:value-type="float" office:value="0.809786063338566" calcext:value-type="float">
            <text:p>0.8097860633</text:p>
          </table:table-cell>
          <table:table-cell office:value-type="float" office:value="-2.75499528781877" calcext:value-type="float">
            <text:p>-2.7549952878</text:p>
          </table:table-cell>
          <table:table-cell office:value-type="float" office:value="-0.0103495394172356" calcext:value-type="float">
            <text:p>-0.0103495394</text:p>
          </table:table-cell>
          <table:table-cell office:value-type="float" office:value="-2.62768610102657" calcext:value-type="float">
            <text:p>-2.627686101</text:p>
          </table:table-cell>
          <table:table-cell office:value-type="float" office:value="-1.91019012809209" calcext:value-type="float">
            <text:p>-1.9101901281</text:p>
          </table:table-cell>
          <table:table-cell office:value-type="float" office:value="-3.39010807434767" calcext:value-type="float">
            <text:p>-3.3901080743</text:p>
          </table:table-cell>
          <table:table-cell office:value-type="float" office:value="-1.18274890051073" calcext:value-type="float">
            <text:p>-1.1827489005</text:p>
          </table:table-cell>
          <table:table-cell office:value-type="float" office:value="-3.38588563345088" calcext:value-type="float">
            <text:p>-3.3858856335</text:p>
          </table:table-cell>
          <table:table-cell office:value-type="float" office:value="-0.0558813521207182" calcext:value-type="float">
            <text:p>-0.0558813521</text:p>
          </table:table-cell>
          <table:table-cell office:value-type="float" office:value="-2.01877863680003" calcext:value-type="float">
            <text:p>-2.0187786368</text:p>
          </table:table-cell>
          <table:table-cell office:value-type="float" office:value="-1.16101259871925" calcext:value-type="float">
            <text:p>-1.1610125987</text:p>
          </table:table-cell>
          <table:table-cell office:value-type="float" office:value="-2.33059731697458" calcext:value-type="float">
            <text:p>-2.330597317</text:p>
          </table:table-cell>
          <table:table-cell office:value-type="float" office:value="-2.58129226123178" calcext:value-type="float">
            <text:p>-2.5812922612</text:p>
          </table:table-cell>
          <table:table-cell office:value-type="float" office:value="-2.99917369355298" calcext:value-type="float">
            <text:p>-2.9991736936</text:p>
          </table:table-cell>
          <table:table-cell office:value-type="float" office:value="-0.640115899041183" calcext:value-type="float">
            <text:p>-0.640115899</text:p>
          </table:table-cell>
          <table:table-cell office:value-type="float" office:value="-2.44775444164952" calcext:value-type="float">
            <text:p>-2.4477544416</text:p>
          </table:table-cell>
          <table:table-cell office:value-type="float" office:value="-1.85859300146316" calcext:value-type="float">
            <text:p>-1.8585930015</text:p>
          </table:table-cell>
          <table:table-cell office:value-type="float" office:value="-2.26580745716778" calcext:value-type="float">
            <text:p>-2.2658074572</text:p>
          </table:table-cell>
          <table:table-cell office:value-type="float" office:value="-0.850288493795444" calcext:value-type="float">
            <text:p>-0.8502884938</text:p>
          </table:table-cell>
          <table:table-cell office:value-type="float" office:value="-1.81598813899155" calcext:value-type="float">
            <text:p>-1.815988139</text:p>
          </table:table-cell>
          <table:table-cell office:value-type="float" office:value="-1.51407746725794" calcext:value-type="float">
            <text:p>-1.5140774673</text:p>
          </table:table-cell>
          <table:table-cell office:value-type="float" office:value="-3.02260166440206" calcext:value-type="float">
            <text:p>-3.0226016644</text:p>
          </table:table-cell>
          <table:table-cell office:value-type="float" office:value="-1.0262922172696" calcext:value-type="float">
            <text:p>-1.0262922173</text:p>
          </table:table-cell>
          <table:table-cell office:value-type="float" office:value="-2.80702075364636" calcext:value-type="float">
            <text:p>-2.8070207536</text:p>
          </table:table-cell>
          <table:table-cell office:value-type="float" office:value="-2.17304477101893" calcext:value-type="float">
            <text:p>-2.173044771</text:p>
          </table:table-cell>
          <table:table-cell office:value-type="float" office:value="-2.97380822274464" calcext:value-type="float">
            <text:p>-2.9738082227</text:p>
          </table:table-cell>
          <table:table-cell office:value-type="float" office:value="-1.57175620475979" calcext:value-type="float">
            <text:p>-1.5717562048</text:p>
          </table:table-cell>
          <table:table-cell office:value-type="float" office:value="-2.58834160148853" calcext:value-type="float">
            <text:p>-2.5883416015</text:p>
          </table:table-cell>
          <table:table-cell office:value-type="float" office:value="-2.89844776527004" calcext:value-type="float">
            <text:p>-2.8984477653</text:p>
          </table:table-cell>
          <table:table-cell office:value-type="float" office:value="-2.57343809010739" calcext:value-type="float">
            <text:p>-2.5734380901</text:p>
          </table:table-cell>
          <table:table-cell office:value-type="float" office:value="-2.00354087751826" calcext:value-type="float">
            <text:p>-2.0035408775</text:p>
          </table:table-cell>
          <table:table-cell office:value-type="float" office:value="-2.62742954932096" calcext:value-type="float">
            <text:p>-2.6274295493</text:p>
          </table:table-cell>
          <table:table-cell office:value-type="float" office:value="-2.59377825357205" calcext:value-type="float">
            <text:p>-2.5937782536</text:p>
          </table:table-cell>
          <table:table-cell office:value-type="float" office:value="-2.22321603605944" calcext:value-type="float">
            <text:p>-2.2232160361</text:p>
          </table:table-cell>
          <table:table-cell office:value-type="float" office:value="-2.42067585426139" calcext:value-type="float">
            <text:p>-2.4206758543</text:p>
          </table:table-cell>
          <table:table-cell office:value-type="float" office:value="-2.58775056153393" calcext:value-type="float">
            <text:p>-2.5877505615</text:p>
          </table:table-cell>
          <table:table-cell office:value-type="float" office:value="-2.77054414283704" calcext:value-type="float">
            <text:p>-2.7705441428</text:p>
          </table:table-cell>
          <table:table-cell office:value-type="float" office:value="-1.51508292108566" calcext:value-type="float">
            <text:p>-1.5150829211</text:p>
          </table:table-cell>
          <table:table-cell office:value-type="float" office:value="-3.01134004444805" calcext:value-type="float">
            <text:p>-3.0113400444</text:p>
          </table:table-cell>
          <table:table-cell office:value-type="float" office:value="-2.02070566437407" calcext:value-type="float">
            <text:p>-2.0207056644</text:p>
          </table:table-cell>
          <table:table-cell office:value-type="float" office:value="9.20199999999996" calcext:value-type="float">
            <text:p>9.202</text:p>
          </table:table-cell>
          <table:table-cell office:value-type="float" office:value="2.05" calcext:value-type="float">
            <text:p>2.05</text:p>
          </table:table-cell>
          <table:table-cell office:value-type="float" office:value="1.12399999999998" calcext:value-type="float">
            <text:p>1.12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39999999999975" calcext:value-type="float">
            <text:p>0.84</text:p>
          </table:table-cell>
          <table:table-cell office:value-type="float" office:value="0.802072863738712" calcext:value-type="float">
            <text:p>0.8020728637</text:p>
          </table:table-cell>
          <table:table-cell office:value-type="float" office:value="-2.76118431653883" calcext:value-type="float">
            <text:p>-2.7611843165</text:p>
          </table:table-cell>
          <table:table-cell office:value-type="float" office:value="1.29626242386712" calcext:value-type="float">
            <text:p>1.2962624239</text:p>
          </table:table-cell>
          <table:table-cell office:value-type="float" office:value="-2.68517985180098" calcext:value-type="float">
            <text:p>-2.6851798518</text:p>
          </table:table-cell>
          <table:table-cell office:value-type="float" office:value="0.983345846538903" calcext:value-type="float">
            <text:p>0.9833458465</text:p>
          </table:table-cell>
          <table:table-cell office:value-type="float" office:value="-2.29520137081364" calcext:value-type="float">
            <text:p>-2.2952013708</text:p>
          </table:table-cell>
          <table:table-cell office:value-type="float" office:value="1.47753540666731" calcext:value-type="float">
            <text:p>1.4775354067</text:p>
          </table:table-cell>
          <table:table-cell office:value-type="float" office:value="-2.21919690607579" calcext:value-type="float">
            <text:p>-2.2191969061</text:p>
          </table:table-cell>
          <table:table-cell office:value-type="float" office:value="1.79045198399554" calcext:value-type="float">
            <text:p>1.790451984</text:p>
          </table:table-cell>
          <table:table-cell office:value-type="float" office:value="-2.60917538706313" calcext:value-type="float">
            <text:p>-2.6091753871</text:p>
          </table:table-cell>
          <table:table-cell office:value-type="float" office:value="1.16461882933909" calcext:value-type="float">
            <text:p>1.1646188293</text:p>
          </table:table-cell>
          <table:table-cell office:value-type="float" office:value="-1.82921842508845" calcext:value-type="float">
            <text:p>-1.8292184251</text:p>
          </table:table-cell>
          <table:table-cell office:value-type="float" office:value="1.65880838946751" calcext:value-type="float">
            <text:p>1.6588083895</text:p>
          </table:table-cell>
          <table:table-cell office:value-type="float" office:value="-1.75321396035061" calcext:value-type="float">
            <text:p>-1.7532139604</text:p>
          </table:table-cell>
          <table:table-cell office:value-type="float" office:value="1.97172496679573" calcext:value-type="float">
            <text:p>1.9717249668</text:p>
          </table:table-cell>
          <table:table-cell office:value-type="float" office:value="-2.14319244133794" calcext:value-type="float">
            <text:p>-2.1431924413</text:p>
          </table:table-cell>
          <table:table-cell office:value-type="float" office:value="1.34589181213928" calcext:value-type="float">
            <text:p>1.3458918121</text:p>
          </table:table-cell>
          <table:table-cell office:value-type="float" office:value="-1.36323547936327" calcext:value-type="float">
            <text:p>-1.3632354794</text:p>
          </table:table-cell>
          <table:table-cell office:value-type="float" office:value="2.28464154412395" calcext:value-type="float">
            <text:p>2.2846415441</text:p>
          </table:table-cell>
          <table:table-cell office:value-type="float" office:value="-2.53317092232528" calcext:value-type="float">
            <text:p>-2.5331709223</text:p>
          </table:table-cell>
          <table:table-cell office:value-type="float" office:value="2.15299794959592" calcext:value-type="float">
            <text:p>2.1529979496</text:p>
          </table:table-cell>
          <table:table-cell office:value-type="float" office:value="-1.67720949561276" calcext:value-type="float">
            <text:p>-1.6772094956</text:p>
          </table:table-cell>
          <table:table-cell office:value-type="float" office:value="2.46591452692414" calcext:value-type="float">
            <text:p>2.4659145269</text:p>
          </table:table-cell>
          <table:table-cell office:value-type="float" office:value="-2.06718797660009" calcext:value-type="float">
            <text:p>-2.0671879766</text:p>
          </table:table-cell>
          <table:table-cell office:value-type="float" office:value="1.8400813722677" calcext:value-type="float">
            <text:p>1.8400813723</text:p>
          </table:table-cell>
          <table:table-cell office:value-type="float" office:value="-1.28723101462542" calcext:value-type="float">
            <text:p>-1.2872310146</text:p>
          </table:table-cell>
          <table:table-cell office:value-type="float" office:value="2.64718750972433" calcext:value-type="float">
            <text:p>2.6471875097</text:p>
          </table:table-cell>
          <table:table-cell office:value-type="float" office:value="-1.60120503087491" calcext:value-type="float">
            <text:p>-1.6012050309</text:p>
          </table:table-cell>
          <table:table-cell office:value-type="float" office:value="2.33427093239611" calcext:value-type="float">
            <text:p>2.3342709324</text:p>
          </table:table-cell>
          <table:table-cell office:value-type="float" office:value="-1.21122654988757" calcext:value-type="float">
            <text:p>-1.2112265499</text:p>
          </table:table-cell>
          <table:table-cell office:value-type="float" office:value="2.96010408705255" calcext:value-type="float">
            <text:p>2.9601040871</text:p>
          </table:table-cell>
          <table:table-cell office:value-type="float" office:value="-1.99118351186225" calcext:value-type="float">
            <text:p>-1.9911835119</text:p>
          </table:table-cell>
          <table:table-cell office:value-type="float" office:value="2.02135435506789" calcext:value-type="float">
            <text:p>2.0213543551</text:p>
          </table:table-cell>
          <table:table-cell office:value-type="float" office:value="-0.821248068900233" calcext:value-type="float">
            <text:p>-0.8212480689</text:p>
          </table:table-cell>
          <table:table-cell office:value-type="float" office:value="2.82846049252452" calcext:value-type="float">
            <text:p>2.8284604925</text:p>
          </table:table-cell>
          <table:table-cell office:value-type="float" office:value="-1.13522208514972" calcext:value-type="float">
            <text:p>-1.1352220851</text:p>
          </table:table-cell>
          <table:table-cell office:value-type="float" office:value="3.14137706985274" calcext:value-type="float">
            <text:p>3.1413770699</text:p>
          </table:table-cell>
          <table:table-cell office:value-type="float" office:value="-1.52520056613706" calcext:value-type="float">
            <text:p>-1.5252005661</text:p>
          </table:table-cell>
          <table:table-cell office:value-type="float" office:value="2.5155439151963" calcext:value-type="float">
            <text:p>2.5155439152</text:p>
          </table:table-cell>
          <table:table-cell office:value-type="float" office:value="-0.745243604162385" calcext:value-type="float">
            <text:p>-0.745243604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9]</text:p>
          </table:table-cell>
          <table:table-cell office:value-type="float" office:value="-2" calcext:value-type="float">
            <text:p>-2</text:p>
          </table:table-cell>
          <table:table-cell office:value-type="float" office:value="0.770377105502461" calcext:value-type="float">
            <text:p>0.7703771055</text:p>
          </table:table-cell>
          <table:table-cell office:value-type="float" office:value="-2.76184613026858" calcext:value-type="float">
            <text:p>-2.7618461303</text:p>
          </table:table-cell>
          <table:table-cell office:value-type="float" office:value="-0.0493675322646667" calcext:value-type="float">
            <text:p>-0.0493675323</text:p>
          </table:table-cell>
          <table:table-cell office:value-type="float" office:value="-2.61887722855855" calcext:value-type="float">
            <text:p>-2.6188772286</text:p>
          </table:table-cell>
          <table:table-cell office:value-type="float" office:value="-1.95016048533282" calcext:value-type="float">
            <text:p>-1.9501604853</text:p>
          </table:table-cell>
          <table:table-cell office:value-type="float" office:value="-3.39164773081845" calcext:value-type="float">
            <text:p>-3.3916477308</text:p>
          </table:table-cell>
          <table:table-cell office:value-type="float" office:value="-1.22255044566266" calcext:value-type="float">
            <text:p>-1.2225504457</text:p>
          </table:table-cell>
          <table:table-cell office:value-type="float" office:value="-3.38986520673438" calcext:value-type="float">
            <text:p>-3.3898652067</text:p>
          </table:table-cell>
          <table:table-cell office:value-type="float" office:value="-0.0951347673363299" calcext:value-type="float">
            <text:p>-0.0951347673</text:p>
          </table:table-cell>
          <table:table-cell office:value-type="float" office:value="-2.01108647235101" calcext:value-type="float">
            <text:p>-2.0110864724</text:p>
          </table:table-cell>
          <table:table-cell office:value-type="float" office:value="-1.19634372816767" calcext:value-type="float">
            <text:p>-1.1963437282</text:p>
          </table:table-cell>
          <table:table-cell office:value-type="float" office:value="-2.34935128433881" calcext:value-type="float">
            <text:p>-2.3493512843</text:p>
          </table:table-cell>
          <table:table-cell office:value-type="float" office:value="-2.62053581209856" calcext:value-type="float">
            <text:p>-2.6205358121</text:p>
          </table:table-cell>
          <table:table-cell office:value-type="float" office:value="-3.00691602623548" calcext:value-type="float">
            <text:p>-3.0069160262</text:p>
          </table:table-cell>
          <table:table-cell office:value-type="float" office:value="-0.67967155157818" calcext:value-type="float">
            <text:p>-0.6796715516</text:p>
          </table:table-cell>
          <table:table-cell office:value-type="float" office:value="-2.45370005788103" calcext:value-type="float">
            <text:p>-2.4537000579</text:p>
          </table:table-cell>
          <table:table-cell office:value-type="float" office:value="-1.89452465267805" calcext:value-type="float">
            <text:p>-1.8945246527</text:p>
          </table:table-cell>
          <table:table-cell office:value-type="float" office:value="-2.2833834760848" calcext:value-type="float">
            <text:p>-2.2833834761</text:p>
          </table:table-cell>
          <table:table-cell office:value-type="float" office:value="-0.890058440333667" calcext:value-type="float">
            <text:p>-0.8900584403</text:p>
          </table:table-cell>
          <table:table-cell office:value-type="float" office:value="-1.81170429114798" calcext:value-type="float">
            <text:p>-1.8117042911</text:p>
          </table:table-cell>
          <table:table-cell office:value-type="float" office:value="-1.55294905800938" calcext:value-type="float">
            <text:p>-1.552949058</text:p>
          </table:table-cell>
          <table:table-cell office:value-type="float" office:value="-3.03203561545412" calcext:value-type="float">
            <text:p>-3.0320356155</text:p>
          </table:table-cell>
          <table:table-cell office:value-type="float" office:value="-1.06622700634543" calcext:value-type="float">
            <text:p>-1.0662270063</text:p>
          </table:table-cell>
          <table:table-cell office:value-type="float" office:value="-2.80930387025936" calcext:value-type="float">
            <text:p>-2.8093038703</text:p>
          </table:table-cell>
          <table:table-cell office:value-type="float" office:value="-2.21256138556086" calcext:value-type="float">
            <text:p>-2.2125613856</text:p>
          </table:table-cell>
          <table:table-cell office:value-type="float" office:value="-2.98000799492955" calcext:value-type="float">
            <text:p>-2.9800079949</text:p>
          </table:table-cell>
          <table:table-cell office:value-type="float" office:value="-1.61143623403262" calcext:value-type="float">
            <text:p>-1.611436234</text:p>
          </table:table-cell>
          <table:table-cell office:value-type="float" office:value="-2.59339088628023" calcext:value-type="float">
            <text:p>-2.5933908863</text:p>
          </table:table-cell>
          <table:table-cell office:value-type="float" office:value="-2.93801386632593" calcext:value-type="float">
            <text:p>-2.9380138663</text:p>
          </table:table-cell>
          <table:table-cell office:value-type="float" office:value="-2.57931377281109" calcext:value-type="float">
            <text:p>-2.5793137728</text:p>
          </table:table-cell>
          <table:table-cell office:value-type="float" office:value="-2.0423143348473" calcext:value-type="float">
            <text:p>-2.0423143348</text:p>
          </table:table-cell>
          <table:table-cell office:value-type="float" office:value="-2.63725904609104" calcext:value-type="float">
            <text:p>-2.6372590461</text:p>
          </table:table-cell>
          <table:table-cell office:value-type="float" office:value="-2.630567668105" calcext:value-type="float">
            <text:p>-2.6305676681</text:p>
          </table:table-cell>
          <table:table-cell office:value-type="float" office:value="-2.23891759580115" calcext:value-type="float">
            <text:p>-2.2389175958</text:p>
          </table:table-cell>
          <table:table-cell office:value-type="float" office:value="-2.45984978872053" calcext:value-type="float">
            <text:p>-2.4598497887</text:p>
          </table:table-cell>
          <table:table-cell office:value-type="float" office:value="-2.59583776494372" calcext:value-type="float">
            <text:p>-2.5958377649</text:p>
          </table:table-cell>
          <table:table-cell office:value-type="float" office:value="-2.81052061931093" calcext:value-type="float">
            <text:p>-2.8105206193</text:p>
          </table:table-cell>
          <table:table-cell office:value-type="float" office:value="-1.51645453645905" calcext:value-type="float">
            <text:p>-1.5164545365</text:p>
          </table:table-cell>
          <table:table-cell office:value-type="float" office:value="-3.04918522471505" calcext:value-type="float">
            <text:p>-3.0491852247</text:p>
          </table:table-cell>
          <table:table-cell office:value-type="float" office:value="-2.03365720214216" calcext:value-type="float">
            <text:p>-2.0336572021</text:p>
          </table:table-cell>
          <table:table-cell office:value-type="float" office:value="9.17399999999996" calcext:value-type="float">
            <text:p>9.174</text:p>
          </table:table-cell>
          <table:table-cell office:value-type="float" office:value="2.05" calcext:value-type="float">
            <text:p>2.05</text:p>
          </table:table-cell>
          <table:table-cell office:value-type="float" office:value="1.13799999999998" calcext:value-type="float">
            <text:p>1.13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29999999999976" calcext:value-type="float">
            <text:p>0.83</text:p>
          </table:table-cell>
          <table:table-cell office:value-type="float" office:value="0.802072863738712" calcext:value-type="float">
            <text:p>0.8020728637</text:p>
          </table:table-cell>
          <table:table-cell office:value-type="float" office:value="-2.76118431653883" calcext:value-type="float">
            <text:p>-2.7611843165</text:p>
          </table:table-cell>
          <table:table-cell office:value-type="float" office:value="0.363935611895373" calcext:value-type="float">
            <text:p>0.3639356119</text:p>
          </table:table-cell>
          <table:table-cell office:value-type="float" office:value="-2.5202782175144" calcext:value-type="float">
            <text:p>-2.5202782175</text:p>
          </table:table-cell>
          <table:table-cell office:value-type="float" office:value="0.374373436135281" calcext:value-type="float">
            <text:p>0.3743734361</text:p>
          </table:table-cell>
          <table:table-cell office:value-type="float" office:value="-3.02016925746725" calcext:value-type="float">
            <text:p>-3.0201692575</text:p>
          </table:table-cell>
          <table:table-cell office:value-type="float" office:value="-0.0637638157080587" calcext:value-type="float">
            <text:p>-0.0637638157</text:p>
          </table:table-cell>
          <table:table-cell office:value-type="float" office:value="-2.77926315844282" calcext:value-type="float">
            <text:p>-2.7792631584</text:p>
          </table:table-cell>
          <table:table-cell office:value-type="float" office:value="-0.0742016399479665" calcext:value-type="float">
            <text:p>-0.0742016399</text:p>
          </table:table-cell>
          <table:table-cell office:value-type="float" office:value="-2.27937211848998" calcext:value-type="float">
            <text:p>-2.2793721185</text:p>
          </table:table-cell>
          <table:table-cell office:value-type="float" office:value="-0.0533259914681509" calcext:value-type="float">
            <text:p>-0.0533259915</text:p>
          </table:table-cell>
          <table:table-cell office:value-type="float" office:value="-3.27915419839566" calcext:value-type="float">
            <text:p>-3.2791541984</text:p>
          </table:table-cell>
          <table:table-cell office:value-type="float" office:value="-0.49146324331149" calcext:value-type="float">
            <text:p>-0.4914632433</text:p>
          </table:table-cell>
          <table:table-cell office:value-type="float" office:value="-3.03824809937124" calcext:value-type="float">
            <text:p>-3.0382480994</text:p>
          </table:table-cell>
          <table:table-cell office:value-type="float" office:value="-0.501901067551398" calcext:value-type="float">
            <text:p>-0.5019010676</text:p>
          </table:table-cell>
          <table:table-cell office:value-type="float" office:value="-2.53835705941839" calcext:value-type="float">
            <text:p>-2.5383570594</text:p>
          </table:table-cell>
          <table:table-cell office:value-type="float" office:value="-0.481025419071582" calcext:value-type="float">
            <text:p>-0.4810254191</text:p>
          </table:table-cell>
          <table:table-cell office:value-type="float" office:value="-3.53813913932408" calcext:value-type="float">
            <text:p>-3.5381391393</text:p>
          </table:table-cell>
          <table:table-cell office:value-type="float" office:value="-0.512338891791306" calcext:value-type="float">
            <text:p>-0.5123388918</text:p>
          </table:table-cell>
          <table:table-cell office:value-type="float" office:value="-2.03846601946555" calcext:value-type="float">
            <text:p>-2.0384660195</text:p>
          </table:table-cell>
          <table:table-cell office:value-type="float" office:value="-0.929600495154829" calcext:value-type="float">
            <text:p>-0.9296004952</text:p>
          </table:table-cell>
          <table:table-cell office:value-type="float" office:value="-2.79734200034681" calcext:value-type="float">
            <text:p>-2.7973420003</text:p>
          </table:table-cell>
          <table:table-cell office:value-type="float" office:value="-0.940038319394737" calcext:value-type="float">
            <text:p>-0.9400383194</text:p>
          </table:table-cell>
          <table:table-cell office:value-type="float" office:value="-2.29745096039397" calcext:value-type="float">
            <text:p>-2.2974509604</text:p>
          </table:table-cell>
          <table:table-cell office:value-type="float" office:value="-0.919162670914922" calcext:value-type="float">
            <text:p>-0.9191626709</text:p>
          </table:table-cell>
          <table:table-cell office:value-type="float" office:value="-3.29723304029966" calcext:value-type="float">
            <text:p>-3.2972330403</text:p>
          </table:table-cell>
          <table:table-cell office:value-type="float" office:value="-1.36773774699817" calcext:value-type="float">
            <text:p>-1.367737747</text:p>
          </table:table-cell>
          <table:table-cell office:value-type="float" office:value="-2.55643590132239" calcext:value-type="float">
            <text:p>-2.5564359013</text:p>
          </table:table-cell>
          <table:table-cell office:value-type="float" office:value="-1.35729992275826" calcext:value-type="float">
            <text:p>-1.3572999228</text:p>
          </table:table-cell>
          <table:table-cell office:value-type="float" office:value="-3.05632694127523" calcext:value-type="float">
            <text:p>-3.0563269413</text:p>
          </table:table-cell>
          <table:table-cell office:value-type="float" office:value="-1.37817557123808" calcext:value-type="float">
            <text:p>-1.3781755712</text:p>
          </table:table-cell>
          <table:table-cell office:value-type="float" office:value="-2.05654486136954" calcext:value-type="float">
            <text:p>-2.0565448614</text:p>
          </table:table-cell>
          <table:table-cell office:value-type="float" office:value="-1.34686209851835" calcext:value-type="float">
            <text:p>-1.3468620985</text:p>
          </table:table-cell>
          <table:table-cell office:value-type="float" office:value="-3.55621798122808" calcext:value-type="float">
            <text:p>-3.5562179812</text:p>
          </table:table-cell>
          <table:table-cell office:value-type="float" office:value="-1.7954371746016" calcext:value-type="float">
            <text:p>-1.7954371746</text:p>
          </table:table-cell>
          <table:table-cell office:value-type="float" office:value="-2.81542084225081" calcext:value-type="float">
            <text:p>-2.8154208423</text:p>
          </table:table-cell>
          <table:table-cell office:value-type="float" office:value="-1.80587499884151" calcext:value-type="float">
            <text:p>-1.8058749988</text:p>
          </table:table-cell>
          <table:table-cell office:value-type="float" office:value="-2.31552980229796" calcext:value-type="float">
            <text:p>-2.3155298023</text:p>
          </table:table-cell>
          <table:table-cell office:value-type="float" office:value="-1.78499935036169" calcext:value-type="float">
            <text:p>-1.7849993504</text:p>
          </table:table-cell>
          <table:table-cell office:value-type="float" office:value="-3.31531188220365" calcext:value-type="float">
            <text:p>-3.315311882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9]</text:p>
          </table:table-cell>
          <table:table-cell office:value-type="float" office:value="-3" calcext:value-type="float">
            <text:p>-3</text:p>
          </table:table-cell>
          <table:table-cell office:value-type="float" office:value="0.730465694988342" calcext:value-type="float">
            <text:p>0.730465695</text:p>
          </table:table-cell>
          <table:table-cell office:value-type="float" office:value="-2.75918543284619" calcext:value-type="float">
            <text:p>-2.7591854328</text:p>
          </table:table-cell>
          <table:table-cell office:value-type="float" office:value="-0.0892987878947855" calcext:value-type="float">
            <text:p>-0.0892987879</text:p>
          </table:table-cell>
          <table:table-cell office:value-type="float" office:value="-2.61653312450751" calcext:value-type="float">
            <text:p>-2.6165331245</text:p>
          </table:table-cell>
          <table:table-cell office:value-type="float" office:value="-1.98928987202654" calcext:value-type="float">
            <text:p>-1.989289872</text:p>
          </table:table-cell>
          <table:table-cell office:value-type="float" office:value="-3.38334766473595" calcext:value-type="float">
            <text:p>-3.3833476647</text:p>
          </table:table-cell>
          <table:table-cell office:value-type="float" office:value="-1.26233484856772" calcext:value-type="float">
            <text:p>-1.2623348486</text:p>
          </table:table-cell>
          <table:table-cell office:value-type="float" office:value="-3.38571776348727" calcext:value-type="float">
            <text:p>-3.3857177635</text:p>
          </table:table-cell>
          <table:table-cell office:value-type="float" office:value="-0.0996516427289579" calcext:value-type="float">
            <text:p>-0.0996516427</text:p>
          </table:table-cell>
          <table:table-cell office:value-type="float" office:value="-1.97134231760233" calcext:value-type="float">
            <text:p>-1.9713423176</text:p>
          </table:table-cell>
          <table:table-cell office:value-type="float" office:value="-1.23625259678105" calcext:value-type="float">
            <text:p>-1.2362525968</text:p>
          </table:table-cell>
          <table:table-cell office:value-type="float" office:value="-2.35204984061947" calcext:value-type="float">
            <text:p>-2.3520498406</text:p>
          </table:table-cell>
          <table:table-cell office:value-type="float" office:value="-2.65043057711203" calcext:value-type="float">
            <text:p>-2.6504305771</text:p>
          </table:table-cell>
          <table:table-cell office:value-type="float" office:value="-2.98033966409184" calcext:value-type="float">
            <text:p>-2.9803396641</text:p>
          </table:table-cell>
          <table:table-cell office:value-type="float" office:value="-0.719439275201153" calcext:value-type="float">
            <text:p>-0.7194392752</text:p>
          </table:table-cell>
          <table:table-cell office:value-type="float" office:value="-2.45800449255318" calcext:value-type="float">
            <text:p>-2.4580044926</text:p>
          </table:table-cell>
          <table:table-cell office:value-type="float" office:value="-1.93432624107019" calcext:value-type="float">
            <text:p>-1.9343262411</text:p>
          </table:table-cell>
          <table:table-cell office:value-type="float" office:value="-2.27940433529029" calcext:value-type="float">
            <text:p>-2.2794043353</text:p>
          </table:table-cell>
          <table:table-cell office:value-type="float" office:value="-0.92880797539095" calcext:value-type="float">
            <text:p>-0.9288079754</text:p>
          </table:table-cell>
          <table:table-cell office:value-type="float" office:value="-1.821627674283" calcext:value-type="float">
            <text:p>-1.8216276743</text:p>
          </table:table-cell>
          <table:table-cell office:value-type="float" office:value="-1.58848660842939" calcext:value-type="float">
            <text:p>-1.5884866084</text:p>
          </table:table-cell>
          <table:table-cell office:value-type="float" office:value="-3.01367580853398" calcext:value-type="float">
            <text:p>-3.0136758085</text:p>
          </table:table-cell>
          <table:table-cell office:value-type="float" office:value="-1.10327504793344" calcext:value-type="float">
            <text:p>-1.1032750479</text:p>
          </table:table-cell>
          <table:table-cell office:value-type="float" office:value="-2.79422266956136" calcext:value-type="float">
            <text:p>-2.7942226696</text:p>
          </table:table-cell>
          <table:table-cell office:value-type="float" office:value="-2.25057397348785" calcext:value-type="float">
            <text:p>-2.2505739735</text:p>
          </table:table-cell>
          <table:table-cell office:value-type="float" office:value="-2.96755636214131" calcext:value-type="float">
            <text:p>-2.9675563621</text:p>
          </table:table-cell>
          <table:table-cell office:value-type="float" office:value="-1.64753287692535" calcext:value-type="float">
            <text:p>-1.6475328769</text:p>
          </table:table-cell>
          <table:table-cell office:value-type="float" office:value="-2.57615625916288" calcext:value-type="float">
            <text:p>-2.5761562592</text:p>
          </table:table-cell>
          <table:table-cell office:value-type="float" office:value="-2.95225677715969" calcext:value-type="float">
            <text:p>-2.9522567772</text:p>
          </table:table-cell>
          <table:table-cell office:value-type="float" office:value="-2.54193544364856" calcext:value-type="float">
            <text:p>-2.5419354436</text:p>
          </table:table-cell>
          <table:table-cell office:value-type="float" office:value="-2.04786431777785" calcext:value-type="float">
            <text:p>-2.0478643178</text:p>
          </table:table-cell>
          <table:table-cell office:value-type="float" office:value="-2.59764594611804" calcext:value-type="float">
            <text:p>-2.5976459461</text:p>
          </table:table-cell>
          <table:table-cell office:value-type="float" office:value="-2.65169924241911" calcext:value-type="float">
            <text:p>-2.6516992424</text:p>
          </table:table-cell>
          <table:table-cell office:value-type="float" office:value="-2.20495501982395" calcext:value-type="float">
            <text:p>-2.2049550198</text:p>
          </table:table-cell>
          <table:table-cell office:value-type="float" office:value="-2.48273837995574" calcext:value-type="float">
            <text:p>-2.48273838</text:p>
          </table:table-cell>
          <table:table-cell office:value-type="float" office:value="-2.56303361290061" calcext:value-type="float">
            <text:p>-2.5630336129</text:p>
          </table:table-cell>
          <table:table-cell office:value-type="float" office:value="-2.8072997910248" calcext:value-type="float">
            <text:p>-2.807299791</text:p>
          </table:table-cell>
          <table:table-cell office:value-type="float" office:value="-1.47658441901313" calcext:value-type="float">
            <text:p>-1.476584419</text:p>
          </table:table-cell>
          <table:table-cell office:value-type="float" office:value="-3.06133703849902" calcext:value-type="float">
            <text:p>-3.0613370385</text:p>
          </table:table-cell>
          <table:table-cell office:value-type="float" office:value="-1.9955477096008" calcext:value-type="float">
            <text:p>-1.9955477096</text:p>
          </table:table-cell>
          <table:table-cell office:value-type="float" office:value="9.14599999999996" calcext:value-type="float">
            <text:p>9.146</text:p>
          </table:table-cell>
          <table:table-cell office:value-type="float" office:value="2.05" calcext:value-type="float">
            <text:p>2.05</text:p>
          </table:table-cell>
          <table:table-cell office:value-type="float" office:value="1.15199999999998" calcext:value-type="float">
            <text:p>1.15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19999999999975" calcext:value-type="float">
            <text:p>0.82</text:p>
          </table:table-cell>
          <table:table-cell office:value-type="float" office:value="0.750113449493564" calcext:value-type="float">
            <text:p>0.7501134495</text:p>
          </table:table-cell>
          <table:table-cell office:value-type="float" office:value="-2.76323840302705" calcext:value-type="float">
            <text:p>-2.763238403</text:p>
          </table:table-cell>
          <table:table-cell office:value-type="float" office:value="0.376536585384425" calcext:value-type="float">
            <text:p>0.3765365854</text:p>
          </table:table-cell>
          <table:table-cell office:value-type="float" office:value="-2.4309127696456" calcext:value-type="float">
            <text:p>-2.4309127696</text:p>
          </table:table-cell>
          <table:table-cell office:value-type="float" office:value="0.275522576601905" calcext:value-type="float">
            <text:p>0.2755225766</text:p>
          </table:table-cell>
          <table:table-cell office:value-type="float" office:value="-2.92060264092097" calcext:value-type="float">
            <text:p>-2.9206026409</text:p>
          </table:table-cell>
          <table:table-cell office:value-type="float" office:value="-0.098054287507234" calcext:value-type="float">
            <text:p>-0.0980542875</text:p>
          </table:table-cell>
          <table:table-cell office:value-type="float" office:value="-2.58827700753952" calcext:value-type="float">
            <text:p>-2.5882770075</text:p>
          </table:table-cell>
          <table:table-cell office:value-type="float" office:value="0.00295972127528535" calcext:value-type="float">
            <text:p>0.0029597213</text:p>
          </table:table-cell>
          <table:table-cell office:value-type="float" office:value="-2.09858713626415" calcext:value-type="float">
            <text:p>-2.0985871363</text:p>
          </table:table-cell>
          <table:table-cell office:value-type="float" office:value="-0.199068296289753" calcext:value-type="float">
            <text:p>-0.1990682963</text:p>
          </table:table-cell>
          <table:table-cell office:value-type="float" office:value="-3.07796687881488" calcext:value-type="float">
            <text:p>-3.0779668788</text:p>
          </table:table-cell>
          <table:table-cell office:value-type="float" office:value="-0.572645160398893" calcext:value-type="float">
            <text:p>-0.5726451604</text:p>
          </table:table-cell>
          <table:table-cell office:value-type="float" office:value="-2.74564124543343" calcext:value-type="float">
            <text:p>-2.7456412454</text:p>
          </table:table-cell>
          <table:table-cell office:value-type="float" office:value="-0.471631151616373" calcext:value-type="float">
            <text:p>-0.4716311516</text:p>
          </table:table-cell>
          <table:table-cell office:value-type="float" office:value="-2.25595137415807" calcext:value-type="float">
            <text:p>-2.2559513742</text:p>
          </table:table-cell>
          <table:table-cell office:value-type="float" office:value="-0.673659169181412" calcext:value-type="float">
            <text:p>-0.6736591692</text:p>
          </table:table-cell>
          <table:table-cell office:value-type="float" office:value="-3.2353311167088" calcext:value-type="float">
            <text:p>-3.2353311167</text:p>
          </table:table-cell>
          <table:table-cell office:value-type="float" office:value="-0.370617142833854" calcext:value-type="float">
            <text:p>-0.3706171428</text:p>
          </table:table-cell>
          <table:table-cell office:value-type="float" office:value="-1.7662615028827" calcext:value-type="float">
            <text:p>-1.7662615029</text:p>
          </table:table-cell>
          <table:table-cell office:value-type="float" office:value="-0.946222024508032" calcext:value-type="float">
            <text:p>-0.9462220245</text:p>
          </table:table-cell>
          <table:table-cell office:value-type="float" office:value="-2.41331561205198" calcext:value-type="float">
            <text:p>-2.4133156121</text:p>
          </table:table-cell>
          <table:table-cell office:value-type="float" office:value="-0.845208015725513" calcext:value-type="float">
            <text:p>-0.8452080157</text:p>
          </table:table-cell>
          <table:table-cell office:value-type="float" office:value="-1.92362574077662" calcext:value-type="float">
            <text:p>-1.9236257408</text:p>
          </table:table-cell>
          <table:table-cell office:value-type="float" office:value="-1.04723603329055" calcext:value-type="float">
            <text:p>-1.0472360333</text:p>
          </table:table-cell>
          <table:table-cell office:value-type="float" office:value="-2.90300548332735" calcext:value-type="float">
            <text:p>-2.9030054833</text:p>
          </table:table-cell>
          <table:table-cell office:value-type="float" office:value="-1.31979888861717" calcext:value-type="float">
            <text:p>-1.3197988886</text:p>
          </table:table-cell>
          <table:table-cell office:value-type="float" office:value="-2.08098997867054" calcext:value-type="float">
            <text:p>-2.0809899787</text:p>
          </table:table-cell>
          <table:table-cell office:value-type="float" office:value="-1.42081289739969" calcext:value-type="float">
            <text:p>-1.4208128974</text:p>
          </table:table-cell>
          <table:table-cell office:value-type="float" office:value="-2.5706798499459" calcext:value-type="float">
            <text:p>-2.5706798499</text:p>
          </table:table-cell>
          <table:table-cell office:value-type="float" office:value="-1.21878487983465" calcext:value-type="float">
            <text:p>-1.2187848798</text:p>
          </table:table-cell>
          <table:table-cell office:value-type="float" office:value="-1.59130010739517" calcext:value-type="float">
            <text:p>-1.5913001074</text:p>
          </table:table-cell>
          <table:table-cell office:value-type="float" office:value="-1.52182690618221" calcext:value-type="float">
            <text:p>-1.5218269062</text:p>
          </table:table-cell>
          <table:table-cell office:value-type="float" office:value="-3.06036972122127" calcext:value-type="float">
            <text:p>-3.0603697212</text:p>
          </table:table-cell>
          <table:table-cell office:value-type="float" office:value="-1.79438976150883" calcext:value-type="float">
            <text:p>-1.7943897615</text:p>
          </table:table-cell>
          <table:table-cell office:value-type="float" office:value="-2.23835421656445" calcext:value-type="float">
            <text:p>-2.2383542166</text:p>
          </table:table-cell>
          <table:table-cell office:value-type="float" office:value="-1.69337575272631" calcext:value-type="float">
            <text:p>-1.6933757527</text:p>
          </table:table-cell>
          <table:table-cell office:value-type="float" office:value="-1.74866434528909" calcext:value-type="float">
            <text:p>-1.7486643453</text:p>
          </table:table-cell>
          <table:table-cell office:value-type="float" office:value="-1.89540377029135" calcext:value-type="float">
            <text:p>-1.8954037703</text:p>
          </table:table-cell>
          <table:table-cell office:value-type="float" office:value="-2.72804408783982" calcext:value-type="float">
            <text:p>-2.728044087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4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9]</text:p>
          </table:table-cell>
          <table:table-cell office:value-type="float" office:value="-4" calcext:value-type="float">
            <text:p>-4</text:p>
          </table:table-cell>
          <table:table-cell office:value-type="float" office:value="0.690583515568279" calcext:value-type="float">
            <text:p>0.6905835156</text:p>
          </table:table-cell>
          <table:table-cell office:value-type="float" office:value="-2.76225329280158" calcext:value-type="float">
            <text:p>-2.7622532928</text:p>
          </table:table-cell>
          <table:table-cell office:value-type="float" office:value="-0.12885687129563" calcext:value-type="float">
            <text:p>-0.1288568713</text:p>
          </table:table-cell>
          <table:table-cell office:value-type="float" office:value="-2.62246254586644" calcext:value-type="float">
            <text:p>-2.6224625459</text:p>
          </table:table-cell>
          <table:table-cell office:value-type="float" office:value="-2.02861291967239" calcext:value-type="float">
            <text:p>-2.0286129197</text:p>
          </table:table-cell>
          <table:table-cell office:value-type="float" office:value="-3.37601977801181" calcext:value-type="float">
            <text:p>-3.376019778</text:p>
          </table:table-cell>
          <table:table-cell office:value-type="float" office:value="-1.30230571989863" calcext:value-type="float">
            <text:p>-1.3023057199</text:p>
          </table:table-cell>
          <table:table-cell office:value-type="float" office:value="-3.38724401544811" calcext:value-type="float">
            <text:p>-3.3872440154</text:p>
          </table:table-cell>
          <table:table-cell office:value-type="float" office:value="-0.139414924027423" calcext:value-type="float">
            <text:p>-0.139414924</text:p>
          </table:table-cell>
          <table:table-cell office:value-type="float" office:value="-1.97568759784406" calcext:value-type="float">
            <text:p>-1.9756875978</text:p>
          </table:table-cell>
          <table:table-cell office:value-type="float" office:value="-1.27507829195327" calcext:value-type="float">
            <text:p>-1.275078292</text:p>
          </table:table-cell>
          <table:table-cell office:value-type="float" office:value="-2.3616709317423" calcext:value-type="float">
            <text:p>-2.3616709317</text:p>
          </table:table-cell>
          <table:table-cell office:value-type="float" office:value="-2.6882770322021" calcext:value-type="float">
            <text:p>-2.6882770322</text:p>
          </table:table-cell>
          <table:table-cell office:value-type="float" office:value="-2.96739185203285" calcext:value-type="float">
            <text:p>-2.967391852</text:p>
          </table:table-cell>
          <table:table-cell office:value-type="float" office:value="-0.756747961474808" calcext:value-type="float">
            <text:p>-0.7567479615</text:p>
          </table:table-cell>
          <table:table-cell office:value-type="float" office:value="-2.47242884448088" calcext:value-type="float">
            <text:p>-2.4724288445</text:p>
          </table:table-cell>
          <table:table-cell office:value-type="float" office:value="-1.97275709059347" calcext:value-type="float">
            <text:p>-1.9727570906</text:p>
          </table:table-cell>
          <table:table-cell office:value-type="float" office:value="-2.29049801839911" calcext:value-type="float">
            <text:p>-2.2904980184</text:p>
          </table:table-cell>
          <table:table-cell office:value-type="float" office:value="-0.962843982519161" calcext:value-type="float">
            <text:p>-0.9628439825</text:p>
          </table:table-cell>
          <table:table-cell office:value-type="float" office:value="-1.84264077064618" calcext:value-type="float">
            <text:p>-1.8426407706</text:p>
          </table:table-cell>
          <table:table-cell office:value-type="float" office:value="-1.62595618477197" calcext:value-type="float">
            <text:p>-1.6259561848</text:p>
          </table:table-cell>
          <table:table-cell office:value-type="float" office:value="-2.99967470683777" calcext:value-type="float">
            <text:p>-2.9996747068</text:p>
          </table:table-cell>
          <table:table-cell office:value-type="float" office:value="-1.14313137307985" calcext:value-type="float">
            <text:p>-1.1431313731</text:p>
          </table:table-cell>
          <table:table-cell office:value-type="float" office:value="-2.7976099023292" calcext:value-type="float">
            <text:p>-2.7976099023</text:p>
          </table:table-cell>
          <table:table-cell office:value-type="float" office:value="-2.28971847109698" calcext:value-type="float">
            <text:p>-2.2897184711</text:p>
          </table:table-cell>
          <table:table-cell office:value-type="float" office:value="-2.95932785638824" calcext:value-type="float">
            <text:p>-2.9593278564</text:p>
          </table:table-cell>
          <table:table-cell office:value-type="float" office:value="-1.68748555863922" calcext:value-type="float">
            <text:p>-1.6874855586</text:p>
          </table:table-cell>
          <table:table-cell office:value-type="float" office:value="-2.57421120804005" calcext:value-type="float">
            <text:p>-2.574211208</text:p>
          </table:table-cell>
          <table:table-cell office:value-type="float" office:value="-2.97105535611713" calcext:value-type="float">
            <text:p>-2.9710553561</text:p>
          </table:table-cell>
          <table:table-cell office:value-type="float" office:value="-2.50662803041592" calcext:value-type="float">
            <text:p>-2.5066280304</text:p>
          </table:table-cell>
          <table:table-cell office:value-type="float" office:value="-2.08490108352286" calcext:value-type="float">
            <text:p>-2.0849010835</text:p>
          </table:table-cell>
          <table:table-cell office:value-type="float" office:value="-2.58253707510962" calcext:value-type="float">
            <text:p>-2.5825370751</text:p>
          </table:table-cell>
          <table:table-cell office:value-type="float" office:value="-2.66269263869034" calcext:value-type="float">
            <text:p>-2.6626926387</text:p>
          </table:table-cell>
          <table:table-cell office:value-type="float" office:value="-2.16649536253968" calcext:value-type="float">
            <text:p>-2.1664953625</text:p>
          </table:table-cell>
          <table:table-cell office:value-type="float" office:value="-2.51287713299365" calcext:value-type="float">
            <text:p>-2.512877133</text:p>
          </table:table-cell>
          <table:table-cell office:value-type="float" office:value="-2.53673426756047" calcext:value-type="float">
            <text:p>-2.5367342676</text:p>
          </table:table-cell>
          <table:table-cell office:value-type="float" office:value="-2.77476030897323" calcext:value-type="float">
            <text:p>-2.774760309</text:p>
          </table:table-cell>
          <table:table-cell office:value-type="float" office:value="-1.45332109793002" calcext:value-type="float">
            <text:p>-1.4533210979</text:p>
          </table:table-cell>
          <table:table-cell office:value-type="float" office:value="-3.0805154385915" calcext:value-type="float">
            <text:p>-3.0805154386</text:p>
          </table:table-cell>
          <table:table-cell office:value-type="float" office:value="-1.96044516026471" calcext:value-type="float">
            <text:p>-1.9604451603</text:p>
          </table:table-cell>
          <table:table-cell office:value-type="float" office:value="9.11799999999996" calcext:value-type="float">
            <text:p>9.118</text:p>
          </table:table-cell>
          <table:table-cell office:value-type="float" office:value="2.05" calcext:value-type="float">
            <text:p>2.05</text:p>
          </table:table-cell>
          <table:table-cell office:value-type="float" office:value="1.16599999999998" calcext:value-type="float">
            <text:p>1.166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809999999999975" calcext:value-type="float">
            <text:p>0.81</text:p>
          </table:table-cell>
          <table:table-cell office:value-type="float" office:value="0.698154035248416" calcext:value-type="float">
            <text:p>0.6981540352</text:p>
          </table:table-cell>
          <table:table-cell office:value-type="float" office:value="-2.76529248951527" calcext:value-type="float">
            <text:p>-2.7652924895</text:p>
          </table:table-cell>
          <table:table-cell office:value-type="float" office:value="0.389451187802017" calcext:value-type="float">
            <text:p>0.3894511878</text:p>
          </table:table-cell>
          <table:table-cell office:value-type="float" office:value="-2.37197003658576" calcext:value-type="float">
            <text:p>-2.3719700366</text:p>
          </table:table-cell>
          <table:table-cell office:value-type="float" office:value="0.203175375409453" calcext:value-type="float">
            <text:p>0.2031753754</text:p>
          </table:table-cell>
          <table:table-cell office:value-type="float" office:value="-2.83597577115969" calcext:value-type="float">
            <text:p>-2.8359757712</text:p>
          </table:table-cell>
          <table:table-cell office:value-type="float" office:value="-0.105527472036945" calcext:value-type="float">
            <text:p>-0.105527472</text:p>
          </table:table-cell>
          <table:table-cell office:value-type="float" office:value="-2.44265331823018" calcext:value-type="float">
            <text:p>-2.4426533182</text:p>
          </table:table-cell>
          <table:table-cell office:value-type="float" office:value="0.0807483403556186" calcext:value-type="float">
            <text:p>0.0807483404</text:p>
          </table:table-cell>
          <table:table-cell office:value-type="float" office:value="-1.97864758365626" calcext:value-type="float">
            <text:p>-1.9786475837</text:p>
          </table:table-cell>
          <table:table-cell office:value-type="float" office:value="-0.291803284429509" calcext:value-type="float">
            <text:p>-0.2918032844</text:p>
          </table:table-cell>
          <table:table-cell office:value-type="float" office:value="-2.90665905280411" calcext:value-type="float">
            <text:p>-2.9066590528</text:p>
          </table:table-cell>
          <table:table-cell office:value-type="float" office:value="-0.600506131875908" calcext:value-type="float">
            <text:p>-0.6005061319</text:p>
          </table:table-cell>
          <table:table-cell office:value-type="float" office:value="-2.5133365998746" calcext:value-type="float">
            <text:p>-2.5133365999</text:p>
          </table:table-cell>
          <table:table-cell office:value-type="float" office:value="-0.414230319483344" calcext:value-type="float">
            <text:p>-0.4142303195</text:p>
          </table:table-cell>
          <table:table-cell office:value-type="float" office:value="-2.04933086530067" calcext:value-type="float">
            <text:p>-2.0493308653</text:p>
          </table:table-cell>
          <table:table-cell office:value-type="float" office:value="-0.786781944268472" calcext:value-type="float">
            <text:p>-0.7867819443</text:p>
          </table:table-cell>
          <table:table-cell office:value-type="float" office:value="-2.97734233444853" calcext:value-type="float">
            <text:p>-2.9773423344</text:p>
          </table:table-cell>
          <table:table-cell office:value-type="float" office:value="-0.22795450709078" calcext:value-type="float">
            <text:p>-0.2279545071</text:p>
          </table:table-cell>
          <table:table-cell office:value-type="float" office:value="-1.58532513072675" calcext:value-type="float">
            <text:p>-1.5853251307</text:p>
          </table:table-cell>
          <table:table-cell office:value-type="float" office:value="-0.909208979322307" calcext:value-type="float">
            <text:p>-0.9092089793</text:p>
          </table:table-cell>
          <table:table-cell office:value-type="float" office:value="-2.12001414694509" calcext:value-type="float">
            <text:p>-2.1200141469</text:p>
          </table:table-cell>
          <table:table-cell office:value-type="float" office:value="-0.722933166929743" calcext:value-type="float">
            <text:p>-0.7229331669</text:p>
          </table:table-cell>
          <table:table-cell office:value-type="float" office:value="-1.65600841237117" calcext:value-type="float">
            <text:p>-1.6560084124</text:p>
          </table:table-cell>
          <table:table-cell office:value-type="float" office:value="-1.09548479171487" calcext:value-type="float">
            <text:p>-1.0954847917</text:p>
          </table:table-cell>
          <table:table-cell office:value-type="float" office:value="-2.58401988151902" calcext:value-type="float">
            <text:p>-2.5840198815</text:p>
          </table:table-cell>
          <table:table-cell office:value-type="float" office:value="-1.21791182676871" calcext:value-type="float">
            <text:p>-1.2179118268</text:p>
          </table:table-cell>
          <table:table-cell office:value-type="float" office:value="-1.72669169401559" calcext:value-type="float">
            <text:p>-1.726691694</text:p>
          </table:table-cell>
          <table:table-cell office:value-type="float" office:value="-1.40418763916127" calcext:value-type="float">
            <text:p>-1.4041876392</text:p>
          </table:table-cell>
          <table:table-cell office:value-type="float" office:value="-2.19069742858951" calcext:value-type="float">
            <text:p>-2.1906974286</text:p>
          </table:table-cell>
          <table:table-cell office:value-type="float" office:value="-1.03163601437614" calcext:value-type="float">
            <text:p>-1.0316360144</text:p>
          </table:table-cell>
          <table:table-cell office:value-type="float" office:value="-1.26268595944166" calcext:value-type="float">
            <text:p>-1.2626859594</text:p>
          </table:table-cell>
          <table:table-cell office:value-type="float" office:value="-1.59046345155383" calcext:value-type="float">
            <text:p>-1.5904634516</text:p>
          </table:table-cell>
          <table:table-cell office:value-type="float" office:value="-2.65470316316344" calcext:value-type="float">
            <text:p>-2.6547031632</text:p>
          </table:table-cell>
          <table:table-cell office:value-type="float" office:value="-1.71289048660767" calcext:value-type="float">
            <text:p>-1.7128904866</text:p>
          </table:table-cell>
          <table:table-cell office:value-type="float" office:value="-1.79737497566001" calcext:value-type="float">
            <text:p>-1.7973749757</text:p>
          </table:table-cell>
          <table:table-cell office:value-type="float" office:value="-1.5266146742151" calcext:value-type="float">
            <text:p>-1.5266146742</text:p>
          </table:table-cell>
          <table:table-cell office:value-type="float" office:value="-1.33336924108608" calcext:value-type="float">
            <text:p>-1.3333692411</text:p>
          </table:table-cell>
          <table:table-cell office:value-type="float" office:value="-1.89916629900023" calcext:value-type="float">
            <text:p>-1.899166299</text:p>
          </table:table-cell>
          <table:table-cell office:value-type="float" office:value="-2.26138071023393" calcext:value-type="float">
            <text:p>-2.261380710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90]</text:p>
          </table:table-cell>
          <table:table-cell office:value-type="float" office:value="-1" calcext:value-type="float">
            <text:p>-1</text:p>
          </table:table-cell>
          <table:table-cell office:value-type="float" office:value="0.711010185042743" calcext:value-type="float">
            <text:p>0.711010185</text:p>
          </table:table-cell>
          <table:table-cell office:value-type="float" office:value="-3.10371672265625" calcext:value-type="float">
            <text:p>-3.1037167227</text:p>
          </table:table-cell>
          <table:table-cell office:value-type="float" office:value="-0.450117293878655" calcext:value-type="float">
            <text:p>-0.4501172939</text:p>
          </table:table-cell>
          <table:table-cell office:value-type="float" office:value="-3.01449729990293" calcext:value-type="float">
            <text:p>-3.0144972999</text:p>
          </table:table-cell>
          <table:table-cell office:value-type="float" office:value="-0.255646015584161" calcext:value-type="float">
            <text:p>-0.2556460156</text:p>
          </table:table-cell>
          <table:table-cell office:value-type="float" office:value="-3.61464113006591" calcext:value-type="float">
            <text:p>-3.6146411301</text:p>
          </table:table-cell>
          <table:table-cell office:value-type="float" office:value="-1.75465989355691" calcext:value-type="float">
            <text:p>-1.7546598936</text:p>
          </table:table-cell>
          <table:table-cell office:value-type="float" office:value="-3.24148298862596" calcext:value-type="float">
            <text:p>-3.2414829886</text:p>
          </table:table-cell>
          <table:table-cell office:value-type="float" office:value="-0.058875623526191" calcext:value-type="float">
            <text:p>-0.0588756235</text:p>
          </table:table-cell>
          <table:table-cell office:value-type="float" office:value="-2.48150732800689" calcext:value-type="float">
            <text:p>-2.481507328</text:p>
          </table:table-cell>
          <table:table-cell office:value-type="float" office:value="-2.40939766442974" calcext:value-type="float">
            <text:p>-2.4093976644</text:p>
          </table:table-cell>
          <table:table-cell office:value-type="float" office:value="-3.08351853728338" calcext:value-type="float">
            <text:p>-3.0835185373</text:p>
          </table:table-cell>
          <table:table-cell office:value-type="float" office:value="-2.77942311476539" calcext:value-type="float">
            <text:p>-2.7794231148</text:p>
          </table:table-cell>
          <table:table-cell office:value-type="float" office:value="-3.1959758678506" calcext:value-type="float">
            <text:p>-3.1959758679</text:p>
          </table:table-cell>
          <table:table-cell office:value-type="float" office:value="-1.45756451713884" calcext:value-type="float">
            <text:p>-1.4575645171</text:p>
          </table:table-cell>
          <table:table-cell office:value-type="float" office:value="-3.65694184665597" calcext:value-type="float">
            <text:p>-3.6569418467</text:p>
          </table:table-cell>
          <table:table-cell office:value-type="float" office:value="-2.75926281685755" calcext:value-type="float">
            <text:p>-2.7592628169</text:p>
          </table:table-cell>
          <table:table-cell office:value-type="float" office:value="-2.24132551624093" calcext:value-type="float">
            <text:p>-2.2413255162</text:p>
          </table:table-cell>
          <table:table-cell office:value-type="float" office:value="-0.835832958262298" calcext:value-type="float">
            <text:p>-0.8358329583</text:p>
          </table:table-cell>
          <table:table-cell office:value-type="float" office:value="0.551587456533374" calcext:value-type="float">
            <text:p>0.5515874565</text:p>
          </table:table-cell>
          <table:table-cell office:value-type="float" office:value="-1.19231797150361" calcext:value-type="float">
            <text:p>-1.1923179715</text:p>
          </table:table-cell>
          <table:table-cell office:value-type="float" office:value="-3.13990510305632" calcext:value-type="float">
            <text:p>-3.1399051031</text:p>
          </table:table-cell>
          <table:table-cell office:value-type="float" office:value="-0.793244516260436" calcext:value-type="float">
            <text:p>-0.7932445163</text:p>
          </table:table-cell>
          <table:table-cell office:value-type="float" office:value="-2.50754277629019" calcext:value-type="float">
            <text:p>-2.5075427763</text:p>
          </table:table-cell>
          <table:table-cell office:value-type="float" office:value="-1.91247620441357" calcext:value-type="float">
            <text:p>-1.9124762044</text:p>
          </table:table-cell>
          <table:table-cell office:value-type="float" office:value="-2.79926365030104" calcext:value-type="float">
            <text:p>-2.7992636503</text:p>
          </table:table-cell>
          <table:table-cell office:value-type="float" office:value="-1.35661203809606" calcext:value-type="float">
            <text:p>-1.3566120381</text:p>
          </table:table-cell>
          <table:table-cell office:value-type="float" office:value="-2.59400002858543" calcext:value-type="float">
            <text:p>-2.5940000286</text:p>
          </table:table-cell>
          <table:table-cell office:value-type="float" office:value="-2.80738025123721" calcext:value-type="float">
            <text:p>-2.8073802512</text:p>
          </table:table-cell>
          <table:table-cell office:value-type="float" office:value="-3.71065007760503" calcext:value-type="float">
            <text:p>-3.7106500776</text:p>
          </table:table-cell>
          <table:table-cell office:value-type="float" office:value="-1.57663029808299" calcext:value-type="float">
            <text:p>-1.5766302981</text:p>
          </table:table-cell>
          <table:table-cell office:value-type="float" office:value="0.547895300500725" calcext:value-type="float">
            <text:p>0.5478953005</text:p>
          </table:table-cell>
          <table:table-cell office:value-type="float" office:value="-2.33744136275442" calcext:value-type="float">
            <text:p>-2.3374413628</text:p>
          </table:table-cell>
          <table:table-cell office:value-type="float" office:value="-2.37811613996791" calcext:value-type="float">
            <text:p>-2.37811614</text:p>
          </table:table-cell>
          <table:table-cell office:value-type="float" office:value="-2.35621069061308" calcext:value-type="float">
            <text:p>-2.3562106906</text:p>
          </table:table-cell>
          <table:table-cell office:value-type="float" office:value="-3.52199280125309" calcext:value-type="float">
            <text:p>-3.5219928013</text:p>
          </table:table-cell>
          <table:table-cell office:value-type="float" office:value="-2.3975685639292" calcext:value-type="float">
            <text:p>-2.3975685639</text:p>
          </table:table-cell>
          <table:table-cell office:value-type="float" office:value="-2.71479630166334" calcext:value-type="float">
            <text:p>-2.7147963017</text:p>
          </table:table-cell>
          <table:table-cell office:value-type="float" office:value="-2.89152881870102" calcext:value-type="float">
            <text:p>-2.8915288187</text:p>
          </table:table-cell>
          <table:table-cell office:value-type="float" office:value="-2.76185271249352" calcext:value-type="float">
            <text:p>-2.7618527125</text:p>
          </table:table-cell>
          <table:table-cell office:value-type="float" office:value="8.66999999999996" calcext:value-type="float">
            <text:p>8.67</text:p>
          </table:table-cell>
          <table:table-cell office:value-type="float" office:value="2.05" calcext:value-type="float">
            <text:p>2.05</text:p>
          </table:table-cell>
          <table:table-cell office:value-type="float" office:value="1.38999999999998" calcext:value-type="float">
            <text:p>1.39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649999999999975" calcext:value-type="float">
            <text:p>0.65</text:p>
          </table:table-cell>
          <table:table-cell office:value-type="float" office:value="0.748736625894922" calcext:value-type="float">
            <text:p>0.7487366259</text:p>
          </table:table-cell>
          <table:table-cell office:value-type="float" office:value="-3.10211594246683" calcext:value-type="float">
            <text:p>-3.1021159425</text:p>
          </table:table-cell>
          <table:table-cell office:value-type="float" office:value="0.305514921793094" calcext:value-type="float">
            <text:p>0.3055149218</text:p>
          </table:table-cell>
          <table:table-cell office:value-type="float" office:value="-2.87069744490652" calcext:value-type="float">
            <text:p>-2.8706974449</text:p>
          </table:table-cell>
          <table:table-cell office:value-type="float" office:value="0.326711476051153" calcext:value-type="float">
            <text:p>0.3267114761</text:p>
          </table:table-cell>
          <table:table-cell office:value-type="float" office:value="-3.37024794894749" calcext:value-type="float">
            <text:p>-3.3702479489</text:p>
          </table:table-cell>
          <table:table-cell office:value-type="float" office:value="-0.116510228050676" calcext:value-type="float">
            <text:p>-0.1165102281</text:p>
          </table:table-cell>
          <table:table-cell office:value-type="float" office:value="-3.13882945138718" calcext:value-type="float">
            <text:p>-3.1388294514</text:p>
          </table:table-cell>
          <table:table-cell office:value-type="float" office:value="-0.137706782308735" calcext:value-type="float">
            <text:p>-0.1377067823</text:p>
          </table:table-cell>
          <table:table-cell office:value-type="float" office:value="-2.63927894734621" calcext:value-type="float">
            <text:p>-2.6392789473</text:p>
          </table:table-cell>
          <table:table-cell office:value-type="float" office:value="-0.095313673792617" calcext:value-type="float">
            <text:p>-0.0953136738</text:p>
          </table:table-cell>
          <table:table-cell office:value-type="float" office:value="-3.63837995542814" calcext:value-type="float">
            <text:p>-3.6383799554</text:p>
          </table:table-cell>
          <table:table-cell office:value-type="float" office:value="-0.538535377894446" calcext:value-type="float">
            <text:p>-0.5385353779</text:p>
          </table:table-cell>
          <table:table-cell office:value-type="float" office:value="-3.40696145786783" calcext:value-type="float">
            <text:p>-3.4069614579</text:p>
          </table:table-cell>
          <table:table-cell office:value-type="float" office:value="-0.559731932152505" calcext:value-type="float">
            <text:p>-0.5597319322</text:p>
          </table:table-cell>
          <table:table-cell office:value-type="float" office:value="-2.90741095382687" calcext:value-type="float">
            <text:p>-2.9074109538</text:p>
          </table:table-cell>
          <table:table-cell office:value-type="float" office:value="-0.517338823636387" calcext:value-type="float">
            <text:p>-0.5173388236</text:p>
          </table:table-cell>
          <table:table-cell office:value-type="float" office:value="-3.9065119619088" calcext:value-type="float">
            <text:p>-3.9065119619</text:p>
          </table:table-cell>
          <table:table-cell office:value-type="float" office:value="-0.580928486410564" calcext:value-type="float">
            <text:p>-0.5809284864</text:p>
          </table:table-cell>
          <table:table-cell office:value-type="float" office:value="-2.4078604497859" calcext:value-type="float">
            <text:p>-2.4078604498</text:p>
          </table:table-cell>
          <table:table-cell office:value-type="float" office:value="-0.981757081996274" calcext:value-type="float">
            <text:p>-0.981757082</text:p>
          </table:table-cell>
          <table:table-cell office:value-type="float" office:value="-3.17554296030753" calcext:value-type="float">
            <text:p>-3.1755429603</text:p>
          </table:table-cell>
          <table:table-cell office:value-type="float" office:value="-1.00295363625433" calcext:value-type="float">
            <text:p>-1.0029536363</text:p>
          </table:table-cell>
          <table:table-cell office:value-type="float" office:value="-2.67599245626656" calcext:value-type="float">
            <text:p>-2.6759924563</text:p>
          </table:table-cell>
          <table:table-cell office:value-type="float" office:value="-0.960560527738215" calcext:value-type="float">
            <text:p>-0.9605605277</text:p>
          </table:table-cell>
          <table:table-cell office:value-type="float" office:value="-3.67509346434849" calcext:value-type="float">
            <text:p>-3.6750934643</text:p>
          </table:table-cell>
          <table:table-cell office:value-type="float" office:value="-1.4249787860981" calcext:value-type="float">
            <text:p>-1.4249787861</text:p>
          </table:table-cell>
          <table:table-cell office:value-type="float" office:value="-2.94412446274722" calcext:value-type="float">
            <text:p>-2.9441244627</text:p>
          </table:table-cell>
          <table:table-cell office:value-type="float" office:value="-1.40378223184004" calcext:value-type="float">
            <text:p>-1.4037822318</text:p>
          </table:table-cell>
          <table:table-cell office:value-type="float" office:value="-3.44367496678818" calcext:value-type="float">
            <text:p>-3.4436749668</text:p>
          </table:table-cell>
          <table:table-cell office:value-type="float" office:value="-1.44617534035616" calcext:value-type="float">
            <text:p>-1.4461753404</text:p>
          </table:table-cell>
          <table:table-cell office:value-type="float" office:value="-2.44457395870625" calcext:value-type="float">
            <text:p>-2.4445739587</text:p>
          </table:table-cell>
          <table:table-cell office:value-type="float" office:value="-1.38258567758198" calcext:value-type="float">
            <text:p>-1.3825856776</text:p>
          </table:table-cell>
          <table:table-cell office:value-type="float" office:value="-3.94322547082915" calcext:value-type="float">
            <text:p>-3.9432254708</text:p>
          </table:table-cell>
          <table:table-cell office:value-type="float" office:value="-1.84700393594187" calcext:value-type="float">
            <text:p>-1.8470039359</text:p>
          </table:table-cell>
          <table:table-cell office:value-type="float" office:value="-3.21225646922787" calcext:value-type="float">
            <text:p>-3.2122564692</text:p>
          </table:table-cell>
          <table:table-cell office:value-type="float" office:value="-1.86820049019993" calcext:value-type="float">
            <text:p>-1.8682004902</text:p>
          </table:table-cell>
          <table:table-cell office:value-type="float" office:value="-2.71270596518691" calcext:value-type="float">
            <text:p>-2.7127059652</text:p>
          </table:table-cell>
          <table:table-cell office:value-type="float" office:value="-1.82580738168381" calcext:value-type="float">
            <text:p>-1.8258073817</text:p>
          </table:table-cell>
          <table:table-cell office:value-type="float" office:value="-3.71180697326884" calcext:value-type="float">
            <text:p>-3.711806973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90]</text:p>
          </table:table-cell>
          <table:table-cell office:value-type="float" office:value="-2" calcext:value-type="float">
            <text:p>-2</text:p>
          </table:table-cell>
          <table:table-cell office:value-type="float" office:value="0.671098799221799" calcext:value-type="float">
            <text:p>0.6710987992</text:p>
          </table:table-cell>
          <table:table-cell office:value-type="float" office:value="-3.10637779045917" calcext:value-type="float">
            <text:p>-3.1063777905</text:p>
          </table:table-cell>
          <table:table-cell office:value-type="float" office:value="-0.490110343391746" calcext:value-type="float">
            <text:p>-0.4901103434</text:p>
          </table:table-cell>
          <table:table-cell office:value-type="float" office:value="-3.01524294770416" calcext:value-type="float">
            <text:p>-3.0152429477</text:p>
          </table:table-cell>
          <table:table-cell office:value-type="float" office:value="-0.295586245768396" calcext:value-type="float">
            <text:p>-0.2955862458</text:p>
          </table:table-cell>
          <table:table-cell office:value-type="float" office:value="-3.61682699667444" calcext:value-type="float">
            <text:p>-3.6168269967</text:p>
          </table:table-cell>
          <table:table-cell office:value-type="float" office:value="-1.7928224456556" calcext:value-type="float">
            <text:p>-1.7928224457</text:p>
          </table:table-cell>
          <table:table-cell office:value-type="float" office:value="-3.22949884838501" calcext:value-type="float">
            <text:p>-3.2294988484</text:p>
          </table:table-cell>
          <table:table-cell office:value-type="float" office:value="-0.09170267292565" calcext:value-type="float">
            <text:p>-0.0917026729</text:p>
          </table:table-cell>
          <table:table-cell office:value-type="float" office:value="-2.50436306749887" calcext:value-type="float">
            <text:p>-2.5043630675</text:p>
          </table:table-cell>
          <table:table-cell office:value-type="float" office:value="-2.44168189929359" calcext:value-type="float">
            <text:p>-2.4416818993</text:p>
          </table:table-cell>
          <table:table-cell office:value-type="float" office:value="-3.05990226790704" calcext:value-type="float">
            <text:p>-3.0599022679</text:p>
          </table:table-cell>
          <table:table-cell office:value-type="float" office:value="-2.8132888964318" calcext:value-type="float">
            <text:p>-2.8132888964</text:p>
          </table:table-cell>
          <table:table-cell office:value-type="float" office:value="-3.17468951466075" calcext:value-type="float">
            <text:p>-3.1746895147</text:p>
          </table:table-cell>
          <table:table-cell office:value-type="float" office:value="-1.49726175260103" calcext:value-type="float">
            <text:p>-1.4972617526</text:p>
          </table:table-cell>
          <table:table-cell office:value-type="float" office:value="-3.65202966825334" calcext:value-type="float">
            <text:p>-3.6520296683</text:p>
          </table:table-cell>
          <table:table-cell office:value-type="float" office:value="-2.78423390644233" calcext:value-type="float">
            <text:p>-2.7842339064</text:p>
          </table:table-cell>
          <table:table-cell office:value-type="float" office:value="-2.2100774013386" calcext:value-type="float">
            <text:p>-2.2100774013</text:p>
          </table:table-cell>
          <table:table-cell office:value-type="float" office:value="-0.86389329564809" calcext:value-type="float">
            <text:p>-0.8638932956</text:p>
          </table:table-cell>
          <table:table-cell office:value-type="float" office:value="0.580093902572745" calcext:value-type="float">
            <text:p>0.5800939026</text:p>
          </table:table-cell>
          <table:table-cell office:value-type="float" office:value="-1.23153185690979" calcext:value-type="float">
            <text:p>-1.2315318569</text:p>
          </table:table-cell>
          <table:table-cell office:value-type="float" office:value="-3.13201389330429" calcext:value-type="float">
            <text:p>-3.1320138933</text:p>
          </table:table-cell>
          <table:table-cell office:value-type="float" office:value="-0.832641580907692" calcext:value-type="float">
            <text:p>-0.8326415809</text:p>
          </table:table-cell>
          <table:table-cell office:value-type="float" office:value="-2.51446168495991" calcext:value-type="float">
            <text:p>-2.514461685</text:p>
          </table:table-cell>
          <table:table-cell office:value-type="float" office:value="-1.95142025270653" calcext:value-type="float">
            <text:p>-1.9514202527</text:p>
          </table:table-cell>
          <table:table-cell office:value-type="float" office:value="-2.79013342015304" calcext:value-type="float">
            <text:p>-2.7901334202</text:p>
          </table:table-cell>
          <table:table-cell office:value-type="float" office:value="-1.39241485536791" calcext:value-type="float">
            <text:p>-1.3924148554</text:p>
          </table:table-cell>
          <table:table-cell office:value-type="float" office:value="-2.6118370203553" calcext:value-type="float">
            <text:p>-2.6118370204</text:p>
          </table:table-cell>
          <table:table-cell office:value-type="float" office:value="-2.84116835548582" calcext:value-type="float">
            <text:p>-2.8411683555</text:p>
          </table:table-cell>
          <table:table-cell office:value-type="float" office:value="-3.68924064016998" calcext:value-type="float">
            <text:p>-3.6892406402</text:p>
          </table:table-cell>
          <table:table-cell office:value-type="float" office:value="-1.59365557825707" calcext:value-type="float">
            <text:p>-1.5936555783</text:p>
          </table:table-cell>
          <table:table-cell office:value-type="float" office:value="0.584091154337787" calcext:value-type="float">
            <text:p>0.5840911543</text:p>
          </table:table-cell>
          <table:table-cell office:value-type="float" office:value="-2.37436141411023" calcext:value-type="float">
            <text:p>-2.3743614141</text:p>
          </table:table-cell>
          <table:table-cell office:value-type="float" office:value="-2.36272426523206" calcext:value-type="float">
            <text:p>-2.3627242652</text:p>
          </table:table-cell>
          <table:table-cell office:value-type="float" office:value="-2.38775539864319" calcext:value-type="float">
            <text:p>-2.3877553986</text:p>
          </table:table-cell>
          <table:table-cell office:value-type="float" office:value="-3.49739744812907" calcext:value-type="float">
            <text:p>-3.4973974481</text:p>
          </table:table-cell>
          <table:table-cell office:value-type="float" office:value="-2.43686985908511" calcext:value-type="float">
            <text:p>-2.4368698591</text:p>
          </table:table-cell>
          <table:table-cell office:value-type="float" office:value="-2.72223997005115" calcext:value-type="float">
            <text:p>-2.7222399701</text:p>
          </table:table-cell>
          <table:table-cell office:value-type="float" office:value="-2.92015049972198" calcext:value-type="float">
            <text:p>-2.9201504997</text:p>
          </table:table-cell>
          <table:table-cell office:value-type="float" office:value="-2.733909924953" calcext:value-type="float">
            <text:p>-2.733909925</text:p>
          </table:table-cell>
          <table:table-cell office:value-type="float" office:value="8.64199999999996" calcext:value-type="float">
            <text:p>8.642</text:p>
          </table:table-cell>
          <table:table-cell office:value-type="float" office:value="2.05" calcext:value-type="float">
            <text:p>2.05</text:p>
          </table:table-cell>
          <table:table-cell office:value-type="float" office:value="1.40399999999998" calcext:value-type="float">
            <text:p>1.404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639999999999975" calcext:value-type="float">
            <text:p>0.64</text:p>
          </table:table-cell>
          <table:table-cell office:value-type="float" office:value="0.748736625894922" calcext:value-type="float">
            <text:p>0.7487366259</text:p>
          </table:table-cell>
          <table:table-cell office:value-type="float" office:value="-3.10211594246683" calcext:value-type="float">
            <text:p>-3.1021159425</text:p>
          </table:table-cell>
          <table:table-cell office:value-type="float" office:value="0.302672001481911" calcext:value-type="float">
            <text:p>0.3026720015</text:p>
          </table:table-cell>
          <table:table-cell office:value-type="float" office:value="-2.87622581243172" calcext:value-type="float">
            <text:p>-2.8762258124</text:p>
          </table:table-cell>
          <table:table-cell office:value-type="float" office:value="0.33007772261384" calcext:value-type="float">
            <text:p>0.3300777226</text:p>
          </table:table-cell>
          <table:table-cell office:value-type="float" office:value="-3.3754741739205" calcext:value-type="float">
            <text:p>-3.3754741739</text:p>
          </table:table-cell>
          <table:table-cell office:value-type="float" office:value="-0.115986901799171" calcext:value-type="float">
            <text:p>-0.1159869018</text:p>
          </table:table-cell>
          <table:table-cell office:value-type="float" office:value="-3.14958404388539" calcext:value-type="float">
            <text:p>-3.1495840439</text:p>
          </table:table-cell>
          <table:table-cell office:value-type="float" office:value="-0.1433926229311" calcext:value-type="float">
            <text:p>-0.1433926229</text:p>
          </table:table-cell>
          <table:table-cell office:value-type="float" office:value="-2.65033568239661" calcext:value-type="float">
            <text:p>-2.6503356824</text:p>
          </table:table-cell>
          <table:table-cell office:value-type="float" office:value="-0.0885811806672416" calcext:value-type="float">
            <text:p>-0.0885811807</text:p>
          </table:table-cell>
          <table:table-cell office:value-type="float" office:value="-3.64883240537418" calcext:value-type="float">
            <text:p>-3.6488324054</text:p>
          </table:table-cell>
          <table:table-cell office:value-type="float" office:value="-0.534645805080253" calcext:value-type="float">
            <text:p>-0.5346458051</text:p>
          </table:table-cell>
          <table:table-cell office:value-type="float" office:value="-3.42294227533907" calcext:value-type="float">
            <text:p>-3.4229422753</text:p>
          </table:table-cell>
          <table:table-cell office:value-type="float" office:value="-0.562051526212182" calcext:value-type="float">
            <text:p>-0.5620515262</text:p>
          </table:table-cell>
          <table:table-cell office:value-type="float" office:value="-2.92369391385028" calcext:value-type="float">
            <text:p>-2.9236939139</text:p>
          </table:table-cell>
          <table:table-cell office:value-type="float" office:value="-0.507240083948323" calcext:value-type="float">
            <text:p>-0.5072400839</text:p>
          </table:table-cell>
          <table:table-cell office:value-type="float" office:value="-3.92219063682786" calcext:value-type="float">
            <text:p>-3.9221906368</text:p>
          </table:table-cell>
          <table:table-cell office:value-type="float" office:value="-0.589457247344111" calcext:value-type="float">
            <text:p>-0.5894572473</text:p>
          </table:table-cell>
          <table:table-cell office:value-type="float" office:value="-2.4244455523615" calcext:value-type="float">
            <text:p>-2.4244455524</text:p>
          </table:table-cell>
          <table:table-cell office:value-type="float" office:value="-0.980710429493264" calcext:value-type="float">
            <text:p>-0.9807104295</text:p>
          </table:table-cell>
          <table:table-cell office:value-type="float" office:value="-3.19705214530396" calcext:value-type="float">
            <text:p>-3.1970521453</text:p>
          </table:table-cell>
          <table:table-cell office:value-type="float" office:value="-1.00811615062519" calcext:value-type="float">
            <text:p>-1.0081161506</text:p>
          </table:table-cell>
          <table:table-cell office:value-type="float" office:value="-2.69780378381517" calcext:value-type="float">
            <text:p>-2.6978037838</text:p>
          </table:table-cell>
          <table:table-cell office:value-type="float" office:value="-0.953304708361334" calcext:value-type="float">
            <text:p>-0.9533047084</text:p>
          </table:table-cell>
          <table:table-cell office:value-type="float" office:value="-3.69630050679275" calcext:value-type="float">
            <text:p>-3.6963005068</text:p>
          </table:table-cell>
          <table:table-cell office:value-type="float" office:value="-1.42677505390627" calcext:value-type="float">
            <text:p>-1.4267750539</text:p>
          </table:table-cell>
          <table:table-cell office:value-type="float" office:value="-2.97116201526885" calcext:value-type="float">
            <text:p>-2.9711620153</text:p>
          </table:table-cell>
          <table:table-cell office:value-type="float" office:value="-1.39936933277435" calcext:value-type="float">
            <text:p>-1.3993693328</text:p>
          </table:table-cell>
          <table:table-cell office:value-type="float" office:value="-3.47041037675764" calcext:value-type="float">
            <text:p>-3.4704103768</text:p>
          </table:table-cell>
          <table:table-cell office:value-type="float" office:value="-1.4541807750382" calcext:value-type="float">
            <text:p>-1.454180775</text:p>
          </table:table-cell>
          <table:table-cell office:value-type="float" office:value="-2.47191365378006" calcext:value-type="float">
            <text:p>-2.4719136538</text:p>
          </table:table-cell>
          <table:table-cell office:value-type="float" office:value="-1.37196361164242" calcext:value-type="float">
            <text:p>-1.3719636116</text:p>
          </table:table-cell>
          <table:table-cell office:value-type="float" office:value="-3.96965873824642" calcext:value-type="float">
            <text:p>-3.9696587382</text:p>
          </table:table-cell>
          <table:table-cell office:value-type="float" office:value="-1.84543395718736" calcext:value-type="float">
            <text:p>-1.8454339572</text:p>
          </table:table-cell>
          <table:table-cell office:value-type="float" office:value="-3.24452024672252" calcext:value-type="float">
            <text:p>-3.2445202467</text:p>
          </table:table-cell>
          <table:table-cell office:value-type="float" office:value="-1.87283967831929" calcext:value-type="float">
            <text:p>-1.8728396783</text:p>
          </table:table-cell>
          <table:table-cell office:value-type="float" office:value="-2.74527188523374" calcext:value-type="float">
            <text:p>-2.7452718852</text:p>
          </table:table-cell>
          <table:table-cell office:value-type="float" office:value="-1.81802823605543" calcext:value-type="float">
            <text:p>-1.8180282361</text:p>
          </table:table-cell>
          <table:table-cell office:value-type="float" office:value="-3.74376860821131" calcext:value-type="float">
            <text:p>-3.743768608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90]</text:p>
          </table:table-cell>
          <table:table-cell office:value-type="float" office:value="-3" calcext:value-type="float">
            <text:p>-3</text:p>
          </table:table-cell>
          <table:table-cell office:value-type="float" office:value="0.631136552887597" calcext:value-type="float">
            <text:p>0.6311365529</text:p>
          </table:table-cell>
          <table:table-cell office:value-type="float" office:value="-3.10811527943023" calcext:value-type="float">
            <text:p>-3.1081152794</text:p>
          </table:table-cell>
          <table:table-cell office:value-type="float" office:value="-0.530108489988519" calcext:value-type="float">
            <text:p>-0.53010849</text:p>
          </table:table-cell>
          <table:table-cell office:value-type="float" office:value="-3.01562800461292" calcext:value-type="float">
            <text:p>-3.0156280046</text:p>
          </table:table-cell>
          <table:table-cell office:value-type="float" office:value="-0.33534187713686" calcext:value-type="float">
            <text:p>-0.3353418771</text:p>
          </table:table-cell>
          <table:table-cell office:value-type="float" office:value="-3.62124171914531" calcext:value-type="float">
            <text:p>-3.6212417191</text:p>
          </table:table-cell>
          <table:table-cell office:value-type="float" office:value="-1.83176550804639" calcext:value-type="float">
            <text:p>-1.831765508</text:p>
          </table:table-cell>
          <table:table-cell office:value-type="float" office:value="-3.2203644139949" calcext:value-type="float">
            <text:p>-3.220364414</text:p>
          </table:table-cell>
          <table:table-cell office:value-type="float" office:value="-0.127091025837995" calcext:value-type="float">
            <text:p>-0.1270910258</text:p>
          </table:table-cell>
          <table:table-cell office:value-type="float" office:value="-2.48571730449085" calcext:value-type="float">
            <text:p>-2.4857173045</text:p>
          </table:table-cell>
          <table:table-cell office:value-type="float" office:value="-2.47783015504046" calcext:value-type="float">
            <text:p>-2.477830155</text:p>
          </table:table-cell>
          <table:table-cell office:value-type="float" office:value="-3.04277615899525" calcext:value-type="float">
            <text:p>-3.042776159</text:p>
          </table:table-cell>
          <table:table-cell office:value-type="float" office:value="-2.84464361585438" calcext:value-type="float">
            <text:p>-2.8446436159</text:p>
          </table:table-cell>
          <table:table-cell office:value-type="float" office:value="-3.14985241398592" calcext:value-type="float">
            <text:p>-3.149852414</text:p>
          </table:table-cell>
          <table:table-cell office:value-type="float" office:value="-1.53697249361555" calcext:value-type="float">
            <text:p>-1.5369724936</text:p>
          </table:table-cell>
          <table:table-cell office:value-type="float" office:value="-3.64722789274028" calcext:value-type="float">
            <text:p>-3.6472278927</text:p>
          </table:table-cell>
          <table:table-cell office:value-type="float" office:value="-2.80981095831829" calcext:value-type="float">
            <text:p>-2.8098109583</text:p>
          </table:table-cell>
          <table:table-cell office:value-type="float" office:value="-2.17932330539458" calcext:value-type="float">
            <text:p>-2.1793233054</text:p>
          </table:table-cell>
          <table:table-cell office:value-type="float" office:value="-0.898103596028251" calcext:value-type="float">
            <text:p>-0.898103596</text:p>
          </table:table-cell>
          <table:table-cell office:value-type="float" office:value="0.559365773185384" calcext:value-type="float">
            <text:p>0.5593657732</text:p>
          </table:table-cell>
          <table:table-cell office:value-type="float" office:value="-1.27152215408785" calcext:value-type="float">
            <text:p>-1.2715221541</text:p>
          </table:table-cell>
          <table:table-cell office:value-type="float" office:value="-3.1311329099841" calcext:value-type="float">
            <text:p>-3.13113291</text:p>
          </table:table-cell>
          <table:table-cell office:value-type="float" office:value="-0.872584446340242" calcext:value-type="float">
            <text:p>-0.8725844463</text:p>
          </table:table-cell>
          <table:table-cell office:value-type="float" office:value="-2.51232451368992" calcext:value-type="float">
            <text:p>-2.5123245137</text:p>
          </table:table-cell>
          <table:table-cell office:value-type="float" office:value="-1.99025769309587" calcext:value-type="float">
            <text:p>-1.9902576931</text:p>
          </table:table-cell>
          <table:table-cell office:value-type="float" office:value="-2.78055985112136" calcext:value-type="float">
            <text:p>-2.7805598511</text:p>
          </table:table-cell>
          <table:table-cell office:value-type="float" office:value="-1.42528411428407" calcext:value-type="float">
            <text:p>-1.4252841143</text:p>
          </table:table-cell>
          <table:table-cell office:value-type="float" office:value="-2.58904202488913" calcext:value-type="float">
            <text:p>-2.5890420249</text:p>
          </table:table-cell>
          <table:table-cell office:value-type="float" office:value="-2.87361953564612" calcext:value-type="float">
            <text:p>-2.8736195356</text:p>
          </table:table-cell>
          <table:table-cell office:value-type="float" office:value="-3.66585430000732" calcext:value-type="float">
            <text:p>-3.6658543</text:p>
          </table:table-cell>
          <table:table-cell office:value-type="float" office:value="-1.61194647527198" calcext:value-type="float">
            <text:p>-1.6119464753</text:p>
          </table:table-cell>
          <table:table-cell office:value-type="float" office:value="0.548518087469857" calcext:value-type="float">
            <text:p>0.5485180875</text:p>
          </table:table-cell>
          <table:table-cell office:value-type="float" office:value="-2.41433435853006" calcext:value-type="float">
            <text:p>-2.4143343585</text:p>
          </table:table-cell>
          <table:table-cell office:value-type="float" office:value="-2.36419522220267" calcext:value-type="float">
            <text:p>-2.3641952222</text:p>
          </table:table-cell>
          <table:table-cell office:value-type="float" office:value="-2.42176379639214" calcext:value-type="float">
            <text:p>-2.4217637964</text:p>
          </table:table-cell>
          <table:table-cell office:value-type="float" office:value="-3.47633969700154" calcext:value-type="float">
            <text:p>-3.476339697</text:p>
          </table:table-cell>
          <table:table-cell office:value-type="float" office:value="-2.44813653879691" calcext:value-type="float">
            <text:p>-2.4481365388</text:p>
          </table:table-cell>
          <table:table-cell office:value-type="float" office:value="-2.68385948115025" calcext:value-type="float">
            <text:p>-2.6838594812</text:p>
          </table:table-cell>
          <table:table-cell office:value-type="float" office:value="-2.94583879203693" calcext:value-type="float">
            <text:p>-2.945838792</text:p>
          </table:table-cell>
          <table:table-cell office:value-type="float" office:value="-2.70324868495945" calcext:value-type="float">
            <text:p>-2.703248685</text:p>
          </table:table-cell>
          <table:table-cell office:value-type="float" office:value="8.61399999999995" calcext:value-type="float">
            <text:p>8.614</text:p>
          </table:table-cell>
          <table:table-cell office:value-type="float" office:value="2.05" calcext:value-type="float">
            <text:p>2.05</text:p>
          </table:table-cell>
          <table:table-cell office:value-type="float" office:value="1.41799999999998" calcext:value-type="float">
            <text:p>1.418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629999999999975" calcext:value-type="float">
            <text:p>0.63</text:p>
          </table:table-cell>
          <table:table-cell office:value-type="float" office:value="0.696925366602716" calcext:value-type="float">
            <text:p>0.6969253666</text:p>
          </table:table-cell>
          <table:table-cell office:value-type="float" office:value="-3.10654238692664" calcext:value-type="float">
            <text:p>-3.1065423869</text:p>
          </table:table-cell>
          <table:table-cell office:value-type="float" office:value="0.258061023255272" calcext:value-type="float">
            <text:p>0.2580610233</text:p>
          </table:table-cell>
          <table:table-cell office:value-type="float" office:value="-2.8669634059241" calcext:value-type="float">
            <text:p>-2.8669634059</text:p>
          </table:table-cell>
          <table:table-cell office:value-type="float" office:value="0.270011711168003" calcext:value-type="float">
            <text:p>0.2700117112</text:p>
          </table:table-cell>
          <table:table-cell office:value-type="float" office:value="-3.36682056657943" calcext:value-type="float">
            <text:p>-3.3668205666</text:p>
          </table:table-cell>
          <table:table-cell office:value-type="float" office:value="-0.168852632179441" calcext:value-type="float">
            <text:p>-0.1688526322</text:p>
          </table:table-cell>
          <table:table-cell office:value-type="float" office:value="-3.12724158557689" calcext:value-type="float">
            <text:p>-3.1272415856</text:p>
          </table:table-cell>
          <table:table-cell office:value-type="float" office:value="-0.180803320092171" calcext:value-type="float">
            <text:p>-0.1808033201</text:p>
          </table:table-cell>
          <table:table-cell office:value-type="float" office:value="-2.62738442492155" calcext:value-type="float">
            <text:p>-2.6273844249</text:p>
          </table:table-cell>
          <table:table-cell office:value-type="float" office:value="-0.156901944266711" calcext:value-type="float">
            <text:p>-0.1569019443</text:p>
          </table:table-cell>
          <table:table-cell office:value-type="float" office:value="-3.62709874623222" calcext:value-type="float">
            <text:p>-3.6270987462</text:p>
          </table:table-cell>
          <table:table-cell office:value-type="float" office:value="-0.595766287614155" calcext:value-type="float">
            <text:p>-0.5957662876</text:p>
          </table:table-cell>
          <table:table-cell office:value-type="float" office:value="-3.38751976522968" calcext:value-type="float">
            <text:p>-3.3875197652</text:p>
          </table:table-cell>
          <table:table-cell office:value-type="float" office:value="-0.607716975526885" calcext:value-type="float">
            <text:p>-0.6077169755</text:p>
          </table:table-cell>
          <table:table-cell office:value-type="float" office:value="-2.88766260457435" calcext:value-type="float">
            <text:p>-2.8876626046</text:p>
          </table:table-cell>
          <table:table-cell office:value-type="float" office:value="-0.583815599701425" calcext:value-type="float">
            <text:p>-0.5838155997</text:p>
          </table:table-cell>
          <table:table-cell office:value-type="float" office:value="-3.88737692588501" calcext:value-type="float">
            <text:p>-3.8873769259</text:p>
          </table:table-cell>
          <table:table-cell office:value-type="float" office:value="-0.619667663439615" calcext:value-type="float">
            <text:p>-0.6196676634</text:p>
          </table:table-cell>
          <table:table-cell office:value-type="float" office:value="-2.38780544391901" calcext:value-type="float">
            <text:p>-2.3878054439</text:p>
          </table:table-cell>
          <table:table-cell office:value-type="float" office:value="-1.0346306309616" calcext:value-type="float">
            <text:p>-1.034630631</text:p>
          </table:table-cell>
          <table:table-cell office:value-type="float" office:value="-3.14794078422714" calcext:value-type="float">
            <text:p>-3.1479407842</text:p>
          </table:table-cell>
          <table:table-cell office:value-type="float" office:value="-1.04658131887433" calcext:value-type="float">
            <text:p>-1.0465813189</text:p>
          </table:table-cell>
          <table:table-cell office:value-type="float" office:value="-2.6480836235718" calcext:value-type="float">
            <text:p>-2.6480836236</text:p>
          </table:table-cell>
          <table:table-cell office:value-type="float" office:value="-1.02267994304887" calcext:value-type="float">
            <text:p>-1.022679943</text:p>
          </table:table-cell>
          <table:table-cell office:value-type="float" office:value="-3.64779794488247" calcext:value-type="float">
            <text:p>-3.6477979449</text:p>
          </table:table-cell>
          <table:table-cell office:value-type="float" office:value="-1.47349497430904" calcext:value-type="float">
            <text:p>-1.4734949743</text:p>
          </table:table-cell>
          <table:table-cell office:value-type="float" office:value="-2.90836180322459" calcext:value-type="float">
            <text:p>-2.9083618032</text:p>
          </table:table-cell>
          <table:table-cell office:value-type="float" office:value="-1.46154428639631" calcext:value-type="float">
            <text:p>-1.4615442864</text:p>
          </table:table-cell>
          <table:table-cell office:value-type="float" office:value="-3.40821896387993" calcext:value-type="float">
            <text:p>-3.4082189639</text:p>
          </table:table-cell>
          <table:table-cell office:value-type="float" office:value="-1.48544566222177" calcext:value-type="float">
            <text:p>-1.4854456622</text:p>
          </table:table-cell>
          <table:table-cell office:value-type="float" office:value="-2.40850464256926" calcext:value-type="float">
            <text:p>-2.4085046426</text:p>
          </table:table-cell>
          <table:table-cell office:value-type="float" office:value="-1.44959359848358" calcext:value-type="float">
            <text:p>-1.4495935985</text:p>
          </table:table-cell>
          <table:table-cell office:value-type="float" office:value="-3.90807612453526" calcext:value-type="float">
            <text:p>-3.9080761245</text:p>
          </table:table-cell>
          <table:table-cell office:value-type="float" office:value="-1.90040862974376" calcext:value-type="float">
            <text:p>-1.9004086297</text:p>
          </table:table-cell>
          <table:table-cell office:value-type="float" office:value="-3.16863998287738" calcext:value-type="float">
            <text:p>-3.1686399829</text:p>
          </table:table-cell>
          <table:table-cell office:value-type="float" office:value="-1.91235931765649" calcext:value-type="float">
            <text:p>-1.9123593177</text:p>
          </table:table-cell>
          <table:table-cell office:value-type="float" office:value="-2.66878282222205" calcext:value-type="float">
            <text:p>-2.6687828222</text:p>
          </table:table-cell>
          <table:table-cell office:value-type="float" office:value="-1.88845794183103" calcext:value-type="float">
            <text:p>-1.8884579418</text:p>
          </table:table-cell>
          <table:table-cell office:value-type="float" office:value="-3.66849714353272" calcext:value-type="float">
            <text:p>-3.668497143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17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90]</text:p>
          </table:table-cell>
          <table:table-cell office:value-type="float" office:value="-4" calcext:value-type="float">
            <text:p>-4</text:p>
          </table:table-cell>
          <table:table-cell office:value-type="float" office:value="0.59153857314115" calcext:value-type="float">
            <text:p>0.5915385731</text:p>
          </table:table-cell>
          <table:table-cell office:value-type="float" office:value="-3.11377213367972" calcext:value-type="float">
            <text:p>-3.1137721337</text:p>
          </table:table-cell>
          <table:table-cell office:value-type="float" office:value="-0.569859512735218" calcext:value-type="float">
            <text:p>-0.5698595127</text:p>
          </table:table-cell>
          <table:table-cell office:value-type="float" office:value="-3.02008403318009" calcext:value-type="float">
            <text:p>-3.0200840332</text:p>
          </table:table-cell>
          <table:table-cell office:value-type="float" office:value="-0.375014416456382" calcext:value-type="float">
            <text:p>-0.3750144165</text:p>
          </table:table-cell>
          <table:table-cell office:value-type="float" office:value="-3.62634951944887" calcext:value-type="float">
            <text:p>-3.6263495194</text:p>
          </table:table-cell>
          <table:table-cell office:value-type="float" office:value="-1.87078452824532" calcext:value-type="float">
            <text:p>-1.8707845282</text:p>
          </table:table-cell>
          <table:table-cell office:value-type="float" office:value="-3.21156009331041" calcext:value-type="float">
            <text:p>-3.2115600933</text:p>
          </table:table-cell>
          <table:table-cell office:value-type="float" office:value="-0.162342053236244" calcext:value-type="float">
            <text:p>-0.1623420532</text:p>
          </table:table-cell>
          <table:table-cell office:value-type="float" office:value="-2.50462140635706" calcext:value-type="float">
            <text:p>-2.5046214064</text:p>
          </table:table-cell>
          <table:table-cell office:value-type="float" office:value="-2.50708607579089" calcext:value-type="float">
            <text:p>-2.5070860758</text:p>
          </table:table-cell>
          <table:table-cell office:value-type="float" office:value="-3.01549812568922" calcext:value-type="float">
            <text:p>-3.0154981257</text:p>
          </table:table-cell>
          <table:table-cell office:value-type="float" office:value="-2.87594458234626" calcext:value-type="float">
            <text:p>-2.8759445823</text:p>
          </table:table-cell>
          <table:table-cell office:value-type="float" office:value="-3.12494760528008" calcext:value-type="float">
            <text:p>-3.1249476053</text:p>
          </table:table-cell>
          <table:table-cell office:value-type="float" office:value="-1.57683036820066" calcext:value-type="float">
            <text:p>-1.5768303682</text:p>
          </table:table-cell>
          <table:table-cell office:value-type="float" office:value="-3.64385894133699" calcext:value-type="float">
            <text:p>-3.6438589413</text:p>
          </table:table-cell>
          <table:table-cell office:value-type="float" office:value="-2.83592940538897" calcext:value-type="float">
            <text:p>-2.8359294054</text:p>
          </table:table-cell>
          <table:table-cell office:value-type="float" office:value="-2.14902765021738" calcext:value-type="float">
            <text:p>-2.1490276502</text:p>
          </table:table-cell>
          <table:table-cell office:value-type="float" office:value="-0.936025368510706" calcext:value-type="float">
            <text:p>-0.9360253685</text:p>
          </table:table-cell>
          <table:table-cell office:value-type="float" office:value="0.572091305464583" calcext:value-type="float">
            <text:p>0.5720913055</text:p>
          </table:table-cell>
          <table:table-cell office:value-type="float" office:value="-1.31127649171351" calcext:value-type="float">
            <text:p>-1.3112764917</text:p>
          </table:table-cell>
          <table:table-cell office:value-type="float" office:value="-3.12670655257137" calcext:value-type="float">
            <text:p>-3.1267065526</text:p>
          </table:table-cell>
          <table:table-cell office:value-type="float" office:value="-0.911988488241644" calcext:value-type="float">
            <text:p>-0.9119884882</text:p>
          </table:table-cell>
          <table:table-cell office:value-type="float" office:value="-2.51920357480555" calcext:value-type="float">
            <text:p>-2.5192035748</text:p>
          </table:table-cell>
          <table:table-cell office:value-type="float" office:value="-2.02877334670264" calcext:value-type="float">
            <text:p>-2.0287733467</text:p>
          </table:table-cell>
          <table:table-cell office:value-type="float" office:value="-2.76976427669274" calcext:value-type="float">
            <text:p>-2.7697642767</text:p>
          </table:table-cell>
          <table:table-cell office:value-type="float" office:value="-1.46429451842722" calcext:value-type="float">
            <text:p>-1.4642945184</text:p>
          </table:table-cell>
          <table:table-cell office:value-type="float" office:value="-2.59788444359603" calcext:value-type="float">
            <text:p>-2.5978844436</text:p>
          </table:table-cell>
          <table:table-cell office:value-type="float" office:value="-2.90744265182001" calcext:value-type="float">
            <text:p>-2.9074426518</text:p>
          </table:table-cell>
          <table:table-cell office:value-type="float" office:value="-3.64450021814254" calcext:value-type="float">
            <text:p>-3.6445002181</text:p>
          </table:table-cell>
          <table:table-cell office:value-type="float" office:value="-1.62995681680502" calcext:value-type="float">
            <text:p>-1.6299568168</text:p>
          </table:table-cell>
          <table:table-cell office:value-type="float" office:value="0.58423401665927" calcext:value-type="float">
            <text:p>0.5842340167</text:p>
          </table:table-cell>
          <table:table-cell office:value-type="float" office:value="-2.44955336132488" calcext:value-type="float">
            <text:p>-2.4495533613</text:p>
          </table:table-cell>
          <table:table-cell office:value-type="float" office:value="-2.34523152419466" calcext:value-type="float">
            <text:p>-2.3452315242</text:p>
          </table:table-cell>
          <table:table-cell office:value-type="float" office:value="-2.45402994219107" calcext:value-type="float">
            <text:p>-2.4540299422</text:p>
          </table:table-cell>
          <table:table-cell office:value-type="float" office:value="-3.45269871911817" calcext:value-type="float">
            <text:p>-3.4526987191</text:p>
          </table:table-cell>
          <table:table-cell office:value-type="float" office:value="-2.48335562464637" calcext:value-type="float">
            <text:p>-2.4833556246</text:p>
          </table:table-cell>
          <table:table-cell office:value-type="float" office:value="-2.70282302491001" calcext:value-type="float">
            <text:p>-2.7028230249</text:p>
          </table:table-cell>
          <table:table-cell office:value-type="float" office:value="-2.97885594333102" calcext:value-type="float">
            <text:p>-2.9788559433</text:p>
          </table:table-cell>
          <table:table-cell office:value-type="float" office:value="-2.68066843428718" calcext:value-type="float">
            <text:p>-2.6806684343</text:p>
          </table:table-cell>
          <table:table-cell office:value-type="float" office:value="8.58599999999995" calcext:value-type="float">
            <text:p>8.586</text:p>
          </table:table-cell>
          <table:table-cell office:value-type="float" office:value="2.05" calcext:value-type="float">
            <text:p>2.05</text:p>
          </table:table-cell>
          <table:table-cell office:value-type="float" office:value="1.43199999999998" calcext:value-type="float">
            <text:p>1.432</text:p>
          </table:table-cell>
          <table:table-cell office:value-type="float" office:value="-3.45" calcext:value-type="float">
            <text:p>-3.45</text:p>
          </table:table-cell>
          <table:table-cell office:value-type="float" office:value="-4.25" calcext:value-type="float">
            <text:p>-4.25</text:p>
          </table:table-cell>
          <table:table-cell office:value-type="float" office:value="0.619999999999975" calcext:value-type="float">
            <text:p>0.62</text:p>
          </table:table-cell>
          <table:table-cell office:value-type="float" office:value="0.64511410731051" calcext:value-type="float">
            <text:p>0.6451141073</text:p>
          </table:table-cell>
          <table:table-cell office:value-type="float" office:value="-3.11096883138645" calcext:value-type="float">
            <text:p>-3.1109688314</text:p>
          </table:table-cell>
          <table:table-cell office:value-type="float" office:value="0.199629744463562" calcext:value-type="float">
            <text:p>0.1996297445</text:p>
          </table:table-cell>
          <table:table-cell office:value-type="float" office:value="-2.88393649347212" calcext:value-type="float">
            <text:p>-2.8839364935</text:p>
          </table:table-cell>
          <table:table-cell office:value-type="float" office:value="0.22575615377265" calcext:value-type="float">
            <text:p>0.2257561538</text:p>
          </table:table-cell>
          <table:table-cell office:value-type="float" office:value="-3.38325343764347" calcext:value-type="float">
            <text:p>-3.3832534376</text:p>
          </table:table-cell>
          <table:table-cell office:value-type="float" office:value="-0.219728209074298" calcext:value-type="float">
            <text:p>-0.2197282091</text:p>
          </table:table-cell>
          <table:table-cell office:value-type="float" office:value="-3.15622109972913" calcext:value-type="float">
            <text:p>-3.1562210997</text:p>
          </table:table-cell>
          <table:table-cell office:value-type="float" office:value="-0.245854618383386" calcext:value-type="float">
            <text:p>-0.2458546184</text:p>
          </table:table-cell>
          <table:table-cell office:value-type="float" office:value="-2.65690415555778" calcext:value-type="float">
            <text:p>-2.6569041556</text:p>
          </table:table-cell>
          <table:table-cell office:value-type="float" office:value="-0.193601799765211" calcext:value-type="float">
            <text:p>-0.1936017998</text:p>
          </table:table-cell>
          <table:table-cell office:value-type="float" office:value="-3.65553804390048" calcext:value-type="float">
            <text:p>-3.6555380439</text:p>
          </table:table-cell>
          <table:table-cell office:value-type="float" office:value="-0.639086162612159" calcext:value-type="float">
            <text:p>-0.6390861626</text:p>
          </table:table-cell>
          <table:table-cell office:value-type="float" office:value="-3.42850570598615" calcext:value-type="float">
            <text:p>-3.428505706</text:p>
          </table:table-cell>
          <table:table-cell office:value-type="float" office:value="-0.665212571921247" calcext:value-type="float">
            <text:p>-0.6652125719</text:p>
          </table:table-cell>
          <table:table-cell office:value-type="float" office:value="-2.9291887618148" calcext:value-type="float">
            <text:p>-2.9291887618</text:p>
          </table:table-cell>
          <table:table-cell office:value-type="float" office:value="-0.612959753303072" calcext:value-type="float">
            <text:p>-0.6129597533</text:p>
          </table:table-cell>
          <table:table-cell office:value-type="float" office:value="-3.9278226501575" calcext:value-type="float">
            <text:p>-3.9278226502</text:p>
          </table:table-cell>
          <table:table-cell office:value-type="float" office:value="-0.691338981230334" calcext:value-type="float">
            <text:p>-0.6913389812</text:p>
          </table:table-cell>
          <table:table-cell office:value-type="float" office:value="-2.42987181764345" calcext:value-type="float">
            <text:p>-2.4298718176</text:p>
          </table:table-cell>
          <table:table-cell office:value-type="float" office:value="-1.08457052545911" calcext:value-type="float">
            <text:p>-1.0845705255</text:p>
          </table:table-cell>
          <table:table-cell office:value-type="float" office:value="-3.20147336807181" calcext:value-type="float">
            <text:p>-3.2014733681</text:p>
          </table:table-cell>
          <table:table-cell office:value-type="float" office:value="-1.11069693476819" calcext:value-type="float">
            <text:p>-1.1106969348</text:p>
          </table:table-cell>
          <table:table-cell office:value-type="float" office:value="-2.70215642390046" calcext:value-type="float">
            <text:p>-2.7021564239</text:p>
          </table:table-cell>
          <table:table-cell office:value-type="float" office:value="-1.05844411615002" calcext:value-type="float">
            <text:p>-1.0584441162</text:p>
          </table:table-cell>
          <table:table-cell office:value-type="float" office:value="-3.70079031224316" calcext:value-type="float">
            <text:p>-3.7007903122</text:p>
          </table:table-cell>
          <table:table-cell office:value-type="float" office:value="-1.53005488830606" calcext:value-type="float">
            <text:p>-1.5300548883</text:p>
          </table:table-cell>
          <table:table-cell office:value-type="float" office:value="-2.97444103015748" calcext:value-type="float">
            <text:p>-2.9744410302</text:p>
          </table:table-cell>
          <table:table-cell office:value-type="float" office:value="-1.50392847899697" calcext:value-type="float">
            <text:p>-1.503928479</text:p>
          </table:table-cell>
          <table:table-cell office:value-type="float" office:value="-3.47375797432883" calcext:value-type="float">
            <text:p>-3.4737579743</text:p>
          </table:table-cell>
          <table:table-cell office:value-type="float" office:value="-1.55618129761514" calcext:value-type="float">
            <text:p>-1.5561812976</text:p>
          </table:table-cell>
          <table:table-cell office:value-type="float" office:value="-2.47512408598613" calcext:value-type="float">
            <text:p>-2.475124086</text:p>
          </table:table-cell>
          <table:table-cell office:value-type="float" office:value="-1.47780206968788" calcext:value-type="float">
            <text:p>-1.4778020697</text:p>
          </table:table-cell>
          <table:table-cell office:value-type="float" office:value="-3.97307491850018" calcext:value-type="float">
            <text:p>-3.9730749185</text:p>
          </table:table-cell>
          <table:table-cell office:value-type="float" office:value="-1.94941284184392" calcext:value-type="float">
            <text:p>-1.9494128418</text:p>
          </table:table-cell>
          <table:table-cell office:value-type="float" office:value="-3.24672563641449" calcext:value-type="float">
            <text:p>-3.2467256364</text:p>
          </table:table-cell>
          <table:table-cell office:value-type="float" office:value="-1.975539251153" calcext:value-type="float">
            <text:p>-1.9755392512</text:p>
          </table:table-cell>
          <table:table-cell office:value-type="float" office:value="-2.74740869224314" calcext:value-type="float">
            <text:p>-2.7474086922</text:p>
          </table:table-cell>
          <table:table-cell office:value-type="float" office:value="-1.92328643253483" calcext:value-type="float">
            <text:p>-1.9232864325</text:p>
          </table:table-cell>
          <table:table-cell office:value-type="float" office:value="-3.74604258058584" calcext:value-type="float">
            <text:p>-3.746042580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randomseed</text:p>
          </table:table-cell>
          <table:table-cell office:value-type="string" calcext:value-type="string">
            <text:p>[119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2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18"/>
          <table:table-cell office:value-type="string" calcext:value-type="string">
            <text:p>simul_tick</text:p>
          </table:table-cell>
          <table:table-cell office:value-type="string" calcext:value-type="string">
            <text:p>[1000]</text:p>
          </table:table-cell>
          <table:table-cell office:value-type="string" calcext:value-type="string">
            <text:p>error:sim_tick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max_tick</text:p>
          </table:table-cell>
          <table:table-cell table:number-columns-repeated="67"/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all_sp.A1:all_sp.CX223" table:display-filter-buttons="true">
          <table:filter>
            <table:filter-and>
              <table:filter-condition table:field-number="10" table:value="-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4T13:23:46.019528988</dc:date>
    <meta:editing-duration>PT2M14S</meta:editing-duration>
    <meta:editing-cycles>1</meta:editing-cycles>
    <meta:document-statistic meta:table-count="1" meta:cell-count="19686" meta:object-count="0"/>
    <meta:generator>LibreOffice/5.1.6.2$Linux_X86_64 LibreOffice_project/10m0$Build-2</meta:generator>
  </office:meta>
</office:document-meta>
</file>